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GenTable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Lohit Devanagari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ig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Generate Forth Tables" form:control-implementation="ooo:com.sun.star.form.component.CommandButton" xml:id="control1" form:id="control1" form:label="Gen4thTables" form:printable="false" office:target-frame="" xlink:href="" form:image-data="" form:default-button="true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Sin Val</text:p>
          </table:table-cell>
          <table:table-cell table:style-name="Default" office:value-type="string" calcext:value-type="string">
            <text:p>Cos Va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2*PI()/4096" office:value-type="float" office:value="0" calcext:value-type="float">
            <text:p>0</text:p>
          </table:table-cell>
          <table:table-cell table:formula="of:=INT(2048+2047*SIN([.B2]))" office:value-type="float" office:value="2048" calcext:value-type="float">
            <text:p>2048</text:p>
          </table:table-cell>
          <table:table-cell table:formula="of:=INT(2048+2047*COS([.B2]))" office:value-type="float" office:value="4095" calcext:value-type="float">
            <text:p>4095</text:p>
          </table:table-cell>
          <table:table-cell>
            <draw:control table:end-cell-address="Trig.G4" table:end-x="61.6pt" table:end-y="10.57pt" draw:z-index="0" draw:text-style-name="P1" svg:width="125.66pt" svg:height="36.14pt" svg:x="63.98pt" svg:y="0.06pt" draw:control="control1"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2*PI()/4096" office:value-type="float" office:value="0.00153398078788564" calcext:value-type="float">
            <text:p>0.001533980787886</text:p>
          </table:table-cell>
          <table:table-cell table:formula="of:=INT(2048+2047*SIN([.B3]))" office:value-type="float" office:value="2051" calcext:value-type="float">
            <text:p>2051</text:p>
          </table:table-cell>
          <table:table-cell table:formula="of:=INT(2048+2047*COS([.B3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2*PI()/4096" office:value-type="float" office:value="0.00306796157577128" calcext:value-type="float">
            <text:p>0.003067961575771</text:p>
          </table:table-cell>
          <table:table-cell table:formula="of:=INT(2048+2047*SIN([.B4]))" office:value-type="float" office:value="2054" calcext:value-type="float">
            <text:p>2054</text:p>
          </table:table-cell>
          <table:table-cell table:formula="of:=INT(2048+2047*COS([.B4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2*PI()/4096" office:value-type="float" office:value="0.00460194236365692" calcext:value-type="float">
            <text:p>0.004601942363657</text:p>
          </table:table-cell>
          <table:table-cell table:formula="of:=INT(2048+2047*SIN([.B5]))" office:value-type="float" office:value="2057" calcext:value-type="float">
            <text:p>2057</text:p>
          </table:table-cell>
          <table:table-cell table:formula="of:=INT(2048+2047*COS([.B5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2*PI()/4096" office:value-type="float" office:value="0.00613592315154256" calcext:value-type="float">
            <text:p>0.006135923151543</text:p>
          </table:table-cell>
          <table:table-cell table:formula="of:=INT(2048+2047*SIN([.B6]))" office:value-type="float" office:value="2060" calcext:value-type="float">
            <text:p>2060</text:p>
          </table:table-cell>
          <table:table-cell table:formula="of:=INT(2048+2047*COS([.B6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2*PI()/4096" office:value-type="float" office:value="0.00766990393942821" calcext:value-type="float">
            <text:p>0.007669903939428</text:p>
          </table:table-cell>
          <table:table-cell table:formula="of:=INT(2048+2047*SIN([.B7]))" office:value-type="float" office:value="2063" calcext:value-type="float">
            <text:p>2063</text:p>
          </table:table-cell>
          <table:table-cell table:formula="of:=INT(2048+2047*COS([.B7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2*PI()/4096" office:value-type="float" office:value="0.00920388472731385" calcext:value-type="float">
            <text:p>0.009203884727314</text:p>
          </table:table-cell>
          <table:table-cell table:formula="of:=INT(2048+2047*SIN([.B8]))" office:value-type="float" office:value="2066" calcext:value-type="float">
            <text:p>2066</text:p>
          </table:table-cell>
          <table:table-cell table:formula="of:=INT(2048+2047*COS([.B8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2*PI()/4096" office:value-type="float" office:value="0.0107378655151995" calcext:value-type="float">
            <text:p>0.0107378655152</text:p>
          </table:table-cell>
          <table:table-cell table:formula="of:=INT(2048+2047*SIN([.B9]))" office:value-type="float" office:value="2069" calcext:value-type="float">
            <text:p>2069</text:p>
          </table:table-cell>
          <table:table-cell table:formula="of:=INT(2048+2047*COS([.B9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2*PI()/4096" office:value-type="float" office:value="0.0122718463030851" calcext:value-type="float">
            <text:p>0.012271846303085</text:p>
          </table:table-cell>
          <table:table-cell table:formula="of:=INT(2048+2047*SIN([.B10]))" office:value-type="float" office:value="2073" calcext:value-type="float">
            <text:p>2073</text:p>
          </table:table-cell>
          <table:table-cell table:formula="of:=INT(2048+2047*COS([.B10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2*PI()/4096" office:value-type="float" office:value="0.0138058270909708" calcext:value-type="float">
            <text:p>0.013805827090971</text:p>
          </table:table-cell>
          <table:table-cell table:formula="of:=INT(2048+2047*SIN([.B11]))" office:value-type="float" office:value="2076" calcext:value-type="float">
            <text:p>2076</text:p>
          </table:table-cell>
          <table:table-cell table:formula="of:=INT(2048+2047*COS([.B11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2*PI()/4096" office:value-type="float" office:value="0.0153398078788564" calcext:value-type="float">
            <text:p>0.015339807878857</text:p>
          </table:table-cell>
          <table:table-cell table:formula="of:=INT(2048+2047*SIN([.B12]))" office:value-type="float" office:value="2079" calcext:value-type="float">
            <text:p>2079</text:p>
          </table:table-cell>
          <table:table-cell table:formula="of:=INT(2048+2047*COS([.B12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2*PI()/4096" office:value-type="float" office:value="0.0168737886667421" calcext:value-type="float">
            <text:p>0.016873788666742</text:p>
          </table:table-cell>
          <table:table-cell table:formula="of:=INT(2048+2047*SIN([.B13]))" office:value-type="float" office:value="2082" calcext:value-type="float">
            <text:p>2082</text:p>
          </table:table-cell>
          <table:table-cell table:formula="of:=INT(2048+2047*COS([.B13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2*PI()/4096" office:value-type="float" office:value="0.0184077694546277" calcext:value-type="float">
            <text:p>0.018407769454628</text:p>
          </table:table-cell>
          <table:table-cell table:formula="of:=INT(2048+2047*SIN([.B14]))" office:value-type="float" office:value="2085" calcext:value-type="float">
            <text:p>2085</text:p>
          </table:table-cell>
          <table:table-cell table:formula="of:=INT(2048+2047*COS([.B14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2*PI()/4096" office:value-type="float" office:value="0.0199417502425133" calcext:value-type="float">
            <text:p>0.019941750242513</text:p>
          </table:table-cell>
          <table:table-cell table:formula="of:=INT(2048+2047*SIN([.B15]))" office:value-type="float" office:value="2088" calcext:value-type="float">
            <text:p>2088</text:p>
          </table:table-cell>
          <table:table-cell table:formula="of:=INT(2048+2047*COS([.B15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2*PI()/4096" office:value-type="float" office:value="0.021475731030399" calcext:value-type="float">
            <text:p>0.021475731030399</text:p>
          </table:table-cell>
          <table:table-cell table:formula="of:=INT(2048+2047*SIN([.B16]))" office:value-type="float" office:value="2091" calcext:value-type="float">
            <text:p>2091</text:p>
          </table:table-cell>
          <table:table-cell table:formula="of:=INT(2048+2047*COS([.B16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2*PI()/4096" office:value-type="float" office:value="0.0230097118182846" calcext:value-type="float">
            <text:p>0.023009711818285</text:p>
          </table:table-cell>
          <table:table-cell table:formula="of:=INT(2048+2047*SIN([.B17]))" office:value-type="float" office:value="2095" calcext:value-type="float">
            <text:p>2095</text:p>
          </table:table-cell>
          <table:table-cell table:formula="of:=INT(2048+2047*COS([.B17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2*PI()/4096" office:value-type="float" office:value="0.0245436926061703" calcext:value-type="float">
            <text:p>0.02454369260617</text:p>
          </table:table-cell>
          <table:table-cell table:formula="of:=INT(2048+2047*SIN([.B18]))" office:value-type="float" office:value="2098" calcext:value-type="float">
            <text:p>2098</text:p>
          </table:table-cell>
          <table:table-cell table:formula="of:=INT(2048+2047*COS([.B18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2*PI()/4096" office:value-type="float" office:value="0.0260776733940559" calcext:value-type="float">
            <text:p>0.026077673394056</text:p>
          </table:table-cell>
          <table:table-cell table:formula="of:=INT(2048+2047*SIN([.B19]))" office:value-type="float" office:value="2101" calcext:value-type="float">
            <text:p>2101</text:p>
          </table:table-cell>
          <table:table-cell table:formula="of:=INT(2048+2047*COS([.B19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2*PI()/4096" office:value-type="float" office:value="0.0276116541819415" calcext:value-type="float">
            <text:p>0.027611654181942</text:p>
          </table:table-cell>
          <table:table-cell table:formula="of:=INT(2048+2047*SIN([.B20]))" office:value-type="float" office:value="2104" calcext:value-type="float">
            <text:p>2104</text:p>
          </table:table-cell>
          <table:table-cell table:formula="of:=INT(2048+2047*COS([.B20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2*PI()/4096" office:value-type="float" office:value="0.0291456349698272" calcext:value-type="float">
            <text:p>0.029145634969827</text:p>
          </table:table-cell>
          <table:table-cell table:formula="of:=INT(2048+2047*SIN([.B21]))" office:value-type="float" office:value="2107" calcext:value-type="float">
            <text:p>2107</text:p>
          </table:table-cell>
          <table:table-cell table:formula="of:=INT(2048+2047*COS([.B21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2*PI()/4096" office:value-type="float" office:value="0.0306796157577128" calcext:value-type="float">
            <text:p>0.030679615757713</text:p>
          </table:table-cell>
          <table:table-cell table:formula="of:=INT(2048+2047*SIN([.B22]))" office:value-type="float" office:value="2110" calcext:value-type="float">
            <text:p>2110</text:p>
          </table:table-cell>
          <table:table-cell table:formula="of:=INT(2048+2047*COS([.B22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2*PI()/4096" office:value-type="float" office:value="0.0322135965455985" calcext:value-type="float">
            <text:p>0.032213596545599</text:p>
          </table:table-cell>
          <table:table-cell table:formula="of:=INT(2048+2047*SIN([.B23]))" office:value-type="float" office:value="2113" calcext:value-type="float">
            <text:p>2113</text:p>
          </table:table-cell>
          <table:table-cell table:formula="of:=INT(2048+2047*COS([.B23]))"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2*PI()/4096" office:value-type="float" office:value="0.0337475773334841" calcext:value-type="float">
            <text:p>0.033747577333484</text:p>
          </table:table-cell>
          <table:table-cell table:formula="of:=INT(2048+2047*SIN([.B24]))" office:value-type="float" office:value="2117" calcext:value-type="float">
            <text:p>2117</text:p>
          </table:table-cell>
          <table:table-cell table:formula="of:=INT(2048+2047*COS([.B24]))"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2*PI()/4096" office:value-type="float" office:value="0.0352815581213697" calcext:value-type="float">
            <text:p>0.03528155812137</text:p>
          </table:table-cell>
          <table:table-cell table:formula="of:=INT(2048+2047*SIN([.B25]))" office:value-type="float" office:value="2120" calcext:value-type="float">
            <text:p>2120</text:p>
          </table:table-cell>
          <table:table-cell table:formula="of:=INT(2048+2047*COS([.B25]))"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2*PI()/4096" office:value-type="float" office:value="0.0368155389092554" calcext:value-type="float">
            <text:p>0.036815538909255</text:p>
          </table:table-cell>
          <table:table-cell table:formula="of:=INT(2048+2047*SIN([.B26]))" office:value-type="float" office:value="2123" calcext:value-type="float">
            <text:p>2123</text:p>
          </table:table-cell>
          <table:table-cell table:formula="of:=INT(2048+2047*COS([.B26]))"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2*PI()/4096" office:value-type="float" office:value="0.038349519697141" calcext:value-type="float">
            <text:p>0.038349519697141</text:p>
          </table:table-cell>
          <table:table-cell table:formula="of:=INT(2048+2047*SIN([.B27]))" office:value-type="float" office:value="2126" calcext:value-type="float">
            <text:p>2126</text:p>
          </table:table-cell>
          <table:table-cell table:formula="of:=INT(2048+2047*COS([.B27]))"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2*PI()/4096" office:value-type="float" office:value="0.0398835004850267" calcext:value-type="float">
            <text:p>0.039883500485027</text:p>
          </table:table-cell>
          <table:table-cell table:formula="of:=INT(2048+2047*SIN([.B28]))" office:value-type="float" office:value="2129" calcext:value-type="float">
            <text:p>2129</text:p>
          </table:table-cell>
          <table:table-cell table:formula="of:=INT(2048+2047*COS([.B28]))"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2*PI()/4096" office:value-type="float" office:value="0.0414174812729123" calcext:value-type="float">
            <text:p>0.041417481272912</text:p>
          </table:table-cell>
          <table:table-cell table:formula="of:=INT(2048+2047*SIN([.B29]))" office:value-type="float" office:value="2132" calcext:value-type="float">
            <text:p>2132</text:p>
          </table:table-cell>
          <table:table-cell table:formula="of:=INT(2048+2047*COS([.B29]))"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2*PI()/4096" office:value-type="float" office:value="0.042951462060798" calcext:value-type="float">
            <text:p>0.042951462060798</text:p>
          </table:table-cell>
          <table:table-cell table:formula="of:=INT(2048+2047*SIN([.B30]))" office:value-type="float" office:value="2135" calcext:value-type="float">
            <text:p>2135</text:p>
          </table:table-cell>
          <table:table-cell table:formula="of:=INT(2048+2047*COS([.B30]))"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2*PI()/4096" office:value-type="float" office:value="0.0444854428486836" calcext:value-type="float">
            <text:p>0.044485442848684</text:p>
          </table:table-cell>
          <table:table-cell table:formula="of:=INT(2048+2047*SIN([.B31]))" office:value-type="float" office:value="2139" calcext:value-type="float">
            <text:p>2139</text:p>
          </table:table-cell>
          <table:table-cell table:formula="of:=INT(2048+2047*COS([.B31]))"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2*PI()/4096" office:value-type="float" office:value="0.0460194236365692" calcext:value-type="float">
            <text:p>0.046019423636569</text:p>
          </table:table-cell>
          <table:table-cell table:formula="of:=INT(2048+2047*SIN([.B32]))" office:value-type="float" office:value="2142" calcext:value-type="float">
            <text:p>2142</text:p>
          </table:table-cell>
          <table:table-cell table:formula="of:=INT(2048+2047*COS([.B32]))"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2*PI()/4096" office:value-type="float" office:value="0.0475534044244549" calcext:value-type="float">
            <text:p>0.047553404424455</text:p>
          </table:table-cell>
          <table:table-cell table:formula="of:=INT(2048+2047*SIN([.B33]))" office:value-type="float" office:value="2145" calcext:value-type="float">
            <text:p>2145</text:p>
          </table:table-cell>
          <table:table-cell table:formula="of:=INT(2048+2047*COS([.B33]))"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2*PI()/4096" office:value-type="float" office:value="0.0490873852123405" calcext:value-type="float">
            <text:p>0.049087385212341</text:p>
          </table:table-cell>
          <table:table-cell table:formula="of:=INT(2048+2047*SIN([.B34]))" office:value-type="float" office:value="2148" calcext:value-type="float">
            <text:p>2148</text:p>
          </table:table-cell>
          <table:table-cell table:formula="of:=INT(2048+2047*COS([.B34]))"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2*PI()/4096" office:value-type="float" office:value="0.0506213660002262" calcext:value-type="float">
            <text:p>0.050621366000226</text:p>
          </table:table-cell>
          <table:table-cell table:formula="of:=INT(2048+2047*SIN([.B35]))" office:value-type="float" office:value="2151" calcext:value-type="float">
            <text:p>2151</text:p>
          </table:table-cell>
          <table:table-cell table:formula="of:=INT(2048+2047*COS([.B35]))"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2*PI()/4096" office:value-type="float" office:value="0.0521553467881118" calcext:value-type="float">
            <text:p>0.052155346788112</text:p>
          </table:table-cell>
          <table:table-cell table:formula="of:=INT(2048+2047*SIN([.B36]))" office:value-type="float" office:value="2154" calcext:value-type="float">
            <text:p>2154</text:p>
          </table:table-cell>
          <table:table-cell table:formula="of:=INT(2048+2047*COS([.B36]))"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2*PI()/4096" office:value-type="float" office:value="0.0536893275759974" calcext:value-type="float">
            <text:p>0.053689327575998</text:p>
          </table:table-cell>
          <table:table-cell table:formula="of:=INT(2048+2047*SIN([.B37]))" office:value-type="float" office:value="2157" calcext:value-type="float">
            <text:p>2157</text:p>
          </table:table-cell>
          <table:table-cell table:formula="of:=INT(2048+2047*COS([.B37]))"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2*PI()/4096" office:value-type="float" office:value="0.0552233083638831" calcext:value-type="float">
            <text:p>0.055223308363883</text:p>
          </table:table-cell>
          <table:table-cell table:formula="of:=INT(2048+2047*SIN([.B38]))" office:value-type="float" office:value="2160" calcext:value-type="float">
            <text:p>2160</text:p>
          </table:table-cell>
          <table:table-cell table:formula="of:=INT(2048+2047*COS([.B38]))"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2*PI()/4096" office:value-type="float" office:value="0.0567572891517687" calcext:value-type="float">
            <text:p>0.056757289151769</text:p>
          </table:table-cell>
          <table:table-cell table:formula="of:=INT(2048+2047*SIN([.B39]))" office:value-type="float" office:value="2164" calcext:value-type="float">
            <text:p>2164</text:p>
          </table:table-cell>
          <table:table-cell table:formula="of:=INT(2048+2047*COS([.B39]))"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2*PI()/4096" office:value-type="float" office:value="0.0582912699396544" calcext:value-type="float">
            <text:p>0.058291269939654</text:p>
          </table:table-cell>
          <table:table-cell table:formula="of:=INT(2048+2047*SIN([.B40]))" office:value-type="float" office:value="2167" calcext:value-type="float">
            <text:p>2167</text:p>
          </table:table-cell>
          <table:table-cell table:formula="of:=INT(2048+2047*COS([.B40]))"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2*PI()/4096" office:value-type="float" office:value="0.05982525072754" calcext:value-type="float">
            <text:p>0.05982525072754</text:p>
          </table:table-cell>
          <table:table-cell table:formula="of:=INT(2048+2047*SIN([.B41]))" office:value-type="float" office:value="2170" calcext:value-type="float">
            <text:p>2170</text:p>
          </table:table-cell>
          <table:table-cell table:formula="of:=INT(2048+2047*COS([.B41]))"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2*PI()/4096" office:value-type="float" office:value="0.0613592315154256" calcext:value-type="float">
            <text:p>0.061359231515426</text:p>
          </table:table-cell>
          <table:table-cell table:formula="of:=INT(2048+2047*SIN([.B42]))" office:value-type="float" office:value="2173" calcext:value-type="float">
            <text:p>2173</text:p>
          </table:table-cell>
          <table:table-cell table:formula="of:=INT(2048+2047*COS([.B42]))"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2*PI()/4096" office:value-type="float" office:value="0.0628932123033113" calcext:value-type="float">
            <text:p>0.062893212303311</text:p>
          </table:table-cell>
          <table:table-cell table:formula="of:=INT(2048+2047*SIN([.B43]))" office:value-type="float" office:value="2176" calcext:value-type="float">
            <text:p>2176</text:p>
          </table:table-cell>
          <table:table-cell table:formula="of:=INT(2048+2047*COS([.B43]))"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2*PI()/4096" office:value-type="float" office:value="0.0644271930911969" calcext:value-type="float">
            <text:p>0.064427193091197</text:p>
          </table:table-cell>
          <table:table-cell table:formula="of:=INT(2048+2047*SIN([.B44]))" office:value-type="float" office:value="2179" calcext:value-type="float">
            <text:p>2179</text:p>
          </table:table-cell>
          <table:table-cell table:formula="of:=INT(2048+2047*COS([.B44]))"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2*PI()/4096" office:value-type="float" office:value="0.0659611738790826" calcext:value-type="float">
            <text:p>0.065961173879083</text:p>
          </table:table-cell>
          <table:table-cell table:formula="of:=INT(2048+2047*SIN([.B45]))" office:value-type="float" office:value="2182" calcext:value-type="float">
            <text:p>2182</text:p>
          </table:table-cell>
          <table:table-cell table:formula="of:=INT(2048+2047*COS([.B45]))"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2*PI()/4096" office:value-type="float" office:value="0.0674951546669682" calcext:value-type="float">
            <text:p>0.067495154666968</text:p>
          </table:table-cell>
          <table:table-cell table:formula="of:=INT(2048+2047*SIN([.B46]))" office:value-type="float" office:value="2186" calcext:value-type="float">
            <text:p>2186</text:p>
          </table:table-cell>
          <table:table-cell table:formula="of:=INT(2048+2047*COS([.B46]))"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2*PI()/4096" office:value-type="float" office:value="0.0690291354548539" calcext:value-type="float">
            <text:p>0.069029135454854</text:p>
          </table:table-cell>
          <table:table-cell table:formula="of:=INT(2048+2047*SIN([.B47]))" office:value-type="float" office:value="2189" calcext:value-type="float">
            <text:p>2189</text:p>
          </table:table-cell>
          <table:table-cell table:formula="of:=INT(2048+2047*COS([.B47]))"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2*PI()/4096" office:value-type="float" office:value="0.0705631162427395" calcext:value-type="float">
            <text:p>0.07056311624274</text:p>
          </table:table-cell>
          <table:table-cell table:formula="of:=INT(2048+2047*SIN([.B48]))" office:value-type="float" office:value="2192" calcext:value-type="float">
            <text:p>2192</text:p>
          </table:table-cell>
          <table:table-cell table:formula="of:=INT(2048+2047*COS([.B48]))" office:value-type="float" office:value="4089" calcext:value-type="float">
            <text:p>408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2*PI()/4096" office:value-type="float" office:value="0.0720970970306251" calcext:value-type="float">
            <text:p>0.072097097030625</text:p>
          </table:table-cell>
          <table:table-cell table:formula="of:=INT(2048+2047*SIN([.B49]))" office:value-type="float" office:value="2195" calcext:value-type="float">
            <text:p>2195</text:p>
          </table:table-cell>
          <table:table-cell table:formula="of:=INT(2048+2047*COS([.B49]))" office:value-type="float" office:value="4089" calcext:value-type="float">
            <text:p>408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2*PI()/4096" office:value-type="float" office:value="0.0736310778185108" calcext:value-type="float">
            <text:p>0.073631077818511</text:p>
          </table:table-cell>
          <table:table-cell table:formula="of:=INT(2048+2047*SIN([.B50]))" office:value-type="float" office:value="2198" calcext:value-type="float">
            <text:p>2198</text:p>
          </table:table-cell>
          <table:table-cell table:formula="of:=INT(2048+2047*COS([.B50]))" office:value-type="float" office:value="4089" calcext:value-type="float">
            <text:p>408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2*PI()/4096" office:value-type="float" office:value="0.0751650586063964" calcext:value-type="float">
            <text:p>0.075165058606396</text:p>
          </table:table-cell>
          <table:table-cell table:formula="of:=INT(2048+2047*SIN([.B51]))" office:value-type="float" office:value="2201" calcext:value-type="float">
            <text:p>2201</text:p>
          </table:table-cell>
          <table:table-cell table:formula="of:=INT(2048+2047*COS([.B51]))" office:value-type="float" office:value="4089" calcext:value-type="float">
            <text:p>408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*2*PI()/4096" office:value-type="float" office:value="0.0766990393942821" calcext:value-type="float">
            <text:p>0.076699039394282</text:p>
          </table:table-cell>
          <table:table-cell table:formula="of:=INT(2048+2047*SIN([.B52]))" office:value-type="float" office:value="2204" calcext:value-type="float">
            <text:p>2204</text:p>
          </table:table-cell>
          <table:table-cell table:formula="of:=INT(2048+2047*COS([.B52]))"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*2*PI()/4096" office:value-type="float" office:value="0.0782330201821677" calcext:value-type="float">
            <text:p>0.078233020182168</text:p>
          </table:table-cell>
          <table:table-cell table:formula="of:=INT(2048+2047*SIN([.B53]))" office:value-type="float" office:value="2207" calcext:value-type="float">
            <text:p>2207</text:p>
          </table:table-cell>
          <table:table-cell table:formula="of:=INT(2048+2047*COS([.B53]))"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*2*PI()/4096" office:value-type="float" office:value="0.0797670009700533" calcext:value-type="float">
            <text:p>0.079767000970053</text:p>
          </table:table-cell>
          <table:table-cell table:formula="of:=INT(2048+2047*SIN([.B54]))" office:value-type="float" office:value="2211" calcext:value-type="float">
            <text:p>2211</text:p>
          </table:table-cell>
          <table:table-cell table:formula="of:=INT(2048+2047*COS([.B54]))"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*2*PI()/4096" office:value-type="float" office:value="0.081300981757939" calcext:value-type="float">
            <text:p>0.081300981757939</text:p>
          </table:table-cell>
          <table:table-cell table:formula="of:=INT(2048+2047*SIN([.B55]))" office:value-type="float" office:value="2214" calcext:value-type="float">
            <text:p>2214</text:p>
          </table:table-cell>
          <table:table-cell table:formula="of:=INT(2048+2047*COS([.B55]))"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*2*PI()/4096" office:value-type="float" office:value="0.0828349625458246" calcext:value-type="float">
            <text:p>0.082834962545825</text:p>
          </table:table-cell>
          <table:table-cell table:formula="of:=INT(2048+2047*SIN([.B56]))" office:value-type="float" office:value="2217" calcext:value-type="float">
            <text:p>2217</text:p>
          </table:table-cell>
          <table:table-cell table:formula="of:=INT(2048+2047*COS([.B56]))"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*2*PI()/4096" office:value-type="float" office:value="0.0843689433337103" calcext:value-type="float">
            <text:p>0.08436894333371</text:p>
          </table:table-cell>
          <table:table-cell table:formula="of:=INT(2048+2047*SIN([.B57]))" office:value-type="float" office:value="2220" calcext:value-type="float">
            <text:p>2220</text:p>
          </table:table-cell>
          <table:table-cell table:formula="of:=INT(2048+2047*COS([.B57]))"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*2*PI()/4096" office:value-type="float" office:value="0.0859029241215959" calcext:value-type="float">
            <text:p>0.085902924121596</text:p>
          </table:table-cell>
          <table:table-cell table:formula="of:=INT(2048+2047*SIN([.B58]))" office:value-type="float" office:value="2223" calcext:value-type="float">
            <text:p>2223</text:p>
          </table:table-cell>
          <table:table-cell table:formula="of:=INT(2048+2047*COS([.B58]))"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*2*PI()/4096" office:value-type="float" office:value="0.0874369049094815" calcext:value-type="float">
            <text:p>0.087436904909482</text:p>
          </table:table-cell>
          <table:table-cell table:formula="of:=INT(2048+2047*SIN([.B59]))" office:value-type="float" office:value="2226" calcext:value-type="float">
            <text:p>2226</text:p>
          </table:table-cell>
          <table:table-cell table:formula="of:=INT(2048+2047*COS([.B59]))"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*2*PI()/4096" office:value-type="float" office:value="0.0889708856973672" calcext:value-type="float">
            <text:p>0.088970885697367</text:p>
          </table:table-cell>
          <table:table-cell table:formula="of:=INT(2048+2047*SIN([.B60]))" office:value-type="float" office:value="2229" calcext:value-type="float">
            <text:p>2229</text:p>
          </table:table-cell>
          <table:table-cell table:formula="of:=INT(2048+2047*COS([.B60]))" office:value-type="float" office:value="4086" calcext:value-type="float">
            <text:p>408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*2*PI()/4096" office:value-type="float" office:value="0.0905048664852528" calcext:value-type="float">
            <text:p>0.090504866485253</text:p>
          </table:table-cell>
          <table:table-cell table:formula="of:=INT(2048+2047*SIN([.B61]))" office:value-type="float" office:value="2233" calcext:value-type="float">
            <text:p>2233</text:p>
          </table:table-cell>
          <table:table-cell table:formula="of:=INT(2048+2047*COS([.B61]))" office:value-type="float" office:value="4086" calcext:value-type="float">
            <text:p>408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*2*PI()/4096" office:value-type="float" office:value="0.0920388472731385" calcext:value-type="float">
            <text:p>0.092038847273139</text:p>
          </table:table-cell>
          <table:table-cell table:formula="of:=INT(2048+2047*SIN([.B62]))" office:value-type="float" office:value="2236" calcext:value-type="float">
            <text:p>2236</text:p>
          </table:table-cell>
          <table:table-cell table:formula="of:=INT(2048+2047*COS([.B62]))" office:value-type="float" office:value="4086" calcext:value-type="float">
            <text:p>408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*2*PI()/4096" office:value-type="float" office:value="0.0935728280610241" calcext:value-type="float">
            <text:p>0.093572828061024</text:p>
          </table:table-cell>
          <table:table-cell table:formula="of:=INT(2048+2047*SIN([.B63]))" office:value-type="float" office:value="2239" calcext:value-type="float">
            <text:p>2239</text:p>
          </table:table-cell>
          <table:table-cell table:formula="of:=INT(2048+2047*COS([.B63]))" office:value-type="float" office:value="4086" calcext:value-type="float">
            <text:p>408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*2*PI()/4096" office:value-type="float" office:value="0.0951068088489098" calcext:value-type="float">
            <text:p>0.09510680884891</text:p>
          </table:table-cell>
          <table:table-cell table:formula="of:=INT(2048+2047*SIN([.B64]))" office:value-type="float" office:value="2242" calcext:value-type="float">
            <text:p>2242</text:p>
          </table:table-cell>
          <table:table-cell table:formula="of:=INT(2048+2047*COS([.B64]))"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*2*PI()/4096" office:value-type="float" office:value="0.0966407896367954" calcext:value-type="float">
            <text:p>0.096640789636795</text:p>
          </table:table-cell>
          <table:table-cell table:formula="of:=INT(2048+2047*SIN([.B65]))" office:value-type="float" office:value="2245" calcext:value-type="float">
            <text:p>2245</text:p>
          </table:table-cell>
          <table:table-cell table:formula="of:=INT(2048+2047*COS([.B65]))"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*2*PI()/4096" office:value-type="float" office:value="0.098174770424681" calcext:value-type="float">
            <text:p>0.098174770424681</text:p>
          </table:table-cell>
          <table:table-cell table:formula="of:=INT(2048+2047*SIN([.B66]))" office:value-type="float" office:value="2248" calcext:value-type="float">
            <text:p>2248</text:p>
          </table:table-cell>
          <table:table-cell table:formula="of:=INT(2048+2047*COS([.B66]))"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*2*PI()/4096" office:value-type="float" office:value="0.0997087512125667" calcext:value-type="float">
            <text:p>0.099708751212567</text:p>
          </table:table-cell>
          <table:table-cell table:formula="of:=INT(2048+2047*SIN([.B67]))" office:value-type="float" office:value="2251" calcext:value-type="float">
            <text:p>2251</text:p>
          </table:table-cell>
          <table:table-cell table:formula="of:=INT(2048+2047*COS([.B67]))" office:value-type="float" office:value="4084" calcext:value-type="float">
            <text:p>408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*2*PI()/4096" office:value-type="float" office:value="0.101242732000452" calcext:value-type="float">
            <text:p>0.101242732000452</text:p>
          </table:table-cell>
          <table:table-cell table:formula="of:=INT(2048+2047*SIN([.B68]))" office:value-type="float" office:value="2254" calcext:value-type="float">
            <text:p>2254</text:p>
          </table:table-cell>
          <table:table-cell table:formula="of:=INT(2048+2047*COS([.B68]))" office:value-type="float" office:value="4084" calcext:value-type="float">
            <text:p>408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*2*PI()/4096" office:value-type="float" office:value="0.102776712788338" calcext:value-type="float">
            <text:p>0.102776712788338</text:p>
          </table:table-cell>
          <table:table-cell table:formula="of:=INT(2048+2047*SIN([.B69]))" office:value-type="float" office:value="2258" calcext:value-type="float">
            <text:p>2258</text:p>
          </table:table-cell>
          <table:table-cell table:formula="of:=INT(2048+2047*COS([.B69]))" office:value-type="float" office:value="4084" calcext:value-type="float">
            <text:p>408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*2*PI()/4096" office:value-type="float" office:value="0.104310693576224" calcext:value-type="float">
            <text:p>0.104310693576224</text:p>
          </table:table-cell>
          <table:table-cell table:formula="of:=INT(2048+2047*SIN([.B70]))" office:value-type="float" office:value="2261" calcext:value-type="float">
            <text:p>2261</text:p>
          </table:table-cell>
          <table:table-cell table:formula="of:=INT(2048+2047*COS([.B70]))"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*2*PI()/4096" office:value-type="float" office:value="0.105844674364109" calcext:value-type="float">
            <text:p>0.105844674364109</text:p>
          </table:table-cell>
          <table:table-cell table:formula="of:=INT(2048+2047*SIN([.B71]))" office:value-type="float" office:value="2264" calcext:value-type="float">
            <text:p>2264</text:p>
          </table:table-cell>
          <table:table-cell table:formula="of:=INT(2048+2047*COS([.B71]))"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*2*PI()/4096" office:value-type="float" office:value="0.107378655151995" calcext:value-type="float">
            <text:p>0.107378655151995</text:p>
          </table:table-cell>
          <table:table-cell table:formula="of:=INT(2048+2047*SIN([.B72]))" office:value-type="float" office:value="2267" calcext:value-type="float">
            <text:p>2267</text:p>
          </table:table-cell>
          <table:table-cell table:formula="of:=INT(2048+2047*COS([.B72]))"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*2*PI()/4096" office:value-type="float" office:value="0.108912635939881" calcext:value-type="float">
            <text:p>0.108912635939881</text:p>
          </table:table-cell>
          <table:table-cell table:formula="of:=INT(2048+2047*SIN([.B73]))" office:value-type="float" office:value="2270" calcext:value-type="float">
            <text:p>2270</text:p>
          </table:table-cell>
          <table:table-cell table:formula="of:=INT(2048+2047*COS([.B73]))"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*2*PI()/4096" office:value-type="float" office:value="0.110446616727766" calcext:value-type="float">
            <text:p>0.110446616727766</text:p>
          </table:table-cell>
          <table:table-cell table:formula="of:=INT(2048+2047*SIN([.B74]))" office:value-type="float" office:value="2273" calcext:value-type="float">
            <text:p>2273</text:p>
          </table:table-cell>
          <table:table-cell table:formula="of:=INT(2048+2047*COS([.B74]))"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*2*PI()/4096" office:value-type="float" office:value="0.111980597515652" calcext:value-type="float">
            <text:p>0.111980597515652</text:p>
          </table:table-cell>
          <table:table-cell table:formula="of:=INT(2048+2047*SIN([.B75]))" office:value-type="float" office:value="2276" calcext:value-type="float">
            <text:p>2276</text:p>
          </table:table-cell>
          <table:table-cell table:formula="of:=INT(2048+2047*COS([.B75]))"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*2*PI()/4096" office:value-type="float" office:value="0.113514578303537" calcext:value-type="float">
            <text:p>0.113514578303537</text:p>
          </table:table-cell>
          <table:table-cell table:formula="of:=INT(2048+2047*SIN([.B76]))" office:value-type="float" office:value="2279" calcext:value-type="float">
            <text:p>2279</text:p>
          </table:table-cell>
          <table:table-cell table:formula="of:=INT(2048+2047*COS([.B76]))"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2*PI()/4096" office:value-type="float" office:value="0.115048559091423" calcext:value-type="float">
            <text:p>0.115048559091423</text:p>
          </table:table-cell>
          <table:table-cell table:formula="of:=INT(2048+2047*SIN([.B77]))" office:value-type="float" office:value="2282" calcext:value-type="float">
            <text:p>2282</text:p>
          </table:table-cell>
          <table:table-cell table:formula="of:=INT(2048+2047*COS([.B77]))"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*2*PI()/4096" office:value-type="float" office:value="0.116582539879309" calcext:value-type="float">
            <text:p>0.116582539879309</text:p>
          </table:table-cell>
          <table:table-cell table:formula="of:=INT(2048+2047*SIN([.B78]))" office:value-type="float" office:value="2286" calcext:value-type="float">
            <text:p>2286</text:p>
          </table:table-cell>
          <table:table-cell table:formula="of:=INT(2048+2047*COS([.B78]))"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*2*PI()/4096" office:value-type="float" office:value="0.118116520667194" calcext:value-type="float">
            <text:p>0.118116520667194</text:p>
          </table:table-cell>
          <table:table-cell table:formula="of:=INT(2048+2047*SIN([.B79]))" office:value-type="float" office:value="2289" calcext:value-type="float">
            <text:p>2289</text:p>
          </table:table-cell>
          <table:table-cell table:formula="of:=INT(2048+2047*COS([.B79]))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*2*PI()/4096" office:value-type="float" office:value="0.11965050145508" calcext:value-type="float">
            <text:p>0.11965050145508</text:p>
          </table:table-cell>
          <table:table-cell table:formula="of:=INT(2048+2047*SIN([.B80]))" office:value-type="float" office:value="2292" calcext:value-type="float">
            <text:p>2292</text:p>
          </table:table-cell>
          <table:table-cell table:formula="of:=INT(2048+2047*COS([.B80]))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*2*PI()/4096" office:value-type="float" office:value="0.121184482242966" calcext:value-type="float">
            <text:p>0.121184482242966</text:p>
          </table:table-cell>
          <table:table-cell table:formula="of:=INT(2048+2047*SIN([.B81]))" office:value-type="float" office:value="2295" calcext:value-type="float">
            <text:p>2295</text:p>
          </table:table-cell>
          <table:table-cell table:formula="of:=INT(2048+2047*COS([.B81]))"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*2*PI()/4096" office:value-type="float" office:value="0.122718463030851" calcext:value-type="float">
            <text:p>0.122718463030851</text:p>
          </table:table-cell>
          <table:table-cell table:formula="of:=INT(2048+2047*SIN([.B82]))" office:value-type="float" office:value="2298" calcext:value-type="float">
            <text:p>2298</text:p>
          </table:table-cell>
          <table:table-cell table:formula="of:=INT(2048+2047*COS([.B82]))"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*2*PI()/4096" office:value-type="float" office:value="0.124252443818737" calcext:value-type="float">
            <text:p>0.124252443818737</text:p>
          </table:table-cell>
          <table:table-cell table:formula="of:=INT(2048+2047*SIN([.B83]))" office:value-type="float" office:value="2301" calcext:value-type="float">
            <text:p>2301</text:p>
          </table:table-cell>
          <table:table-cell table:formula="of:=INT(2048+2047*COS([.B83]))"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*2*PI()/4096" office:value-type="float" office:value="0.125786424606623" calcext:value-type="float">
            <text:p>0.125786424606623</text:p>
          </table:table-cell>
          <table:table-cell table:formula="of:=INT(2048+2047*SIN([.B84]))" office:value-type="float" office:value="2304" calcext:value-type="float">
            <text:p>2304</text:p>
          </table:table-cell>
          <table:table-cell table:formula="of:=INT(2048+2047*COS([.B84]))" office:value-type="float" office:value="4078" calcext:value-type="float">
            <text:p>407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*2*PI()/4096" office:value-type="float" office:value="0.127320405394508" calcext:value-type="float">
            <text:p>0.127320405394508</text:p>
          </table:table-cell>
          <table:table-cell table:formula="of:=INT(2048+2047*SIN([.B85]))" office:value-type="float" office:value="2307" calcext:value-type="float">
            <text:p>2307</text:p>
          </table:table-cell>
          <table:table-cell table:formula="of:=INT(2048+2047*COS([.B85]))" office:value-type="float" office:value="4078" calcext:value-type="float">
            <text:p>407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*2*PI()/4096" office:value-type="float" office:value="0.128854386182394" calcext:value-type="float">
            <text:p>0.128854386182394</text:p>
          </table:table-cell>
          <table:table-cell table:formula="of:=INT(2048+2047*SIN([.B86]))" office:value-type="float" office:value="2311" calcext:value-type="float">
            <text:p>2311</text:p>
          </table:table-cell>
          <table:table-cell table:formula="of:=INT(2048+2047*COS([.B86]))" office:value-type="float" office:value="4078" calcext:value-type="float">
            <text:p>407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*2*PI()/4096" office:value-type="float" office:value="0.13038836697028" calcext:value-type="float">
            <text:p>0.13038836697028</text:p>
          </table:table-cell>
          <table:table-cell table:formula="of:=INT(2048+2047*SIN([.B87]))" office:value-type="float" office:value="2314" calcext:value-type="float">
            <text:p>2314</text:p>
          </table:table-cell>
          <table:table-cell table:formula="of:=INT(2048+2047*COS([.B87]))"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*2*PI()/4096" office:value-type="float" office:value="0.131922347758165" calcext:value-type="float">
            <text:p>0.131922347758165</text:p>
          </table:table-cell>
          <table:table-cell table:formula="of:=INT(2048+2047*SIN([.B88]))" office:value-type="float" office:value="2317" calcext:value-type="float">
            <text:p>2317</text:p>
          </table:table-cell>
          <table:table-cell table:formula="of:=INT(2048+2047*COS([.B88]))"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*2*PI()/4096" office:value-type="float" office:value="0.133456328546051" calcext:value-type="float">
            <text:p>0.133456328546051</text:p>
          </table:table-cell>
          <table:table-cell table:formula="of:=INT(2048+2047*SIN([.B89]))" office:value-type="float" office:value="2320" calcext:value-type="float">
            <text:p>2320</text:p>
          </table:table-cell>
          <table:table-cell table:formula="of:=INT(2048+2047*COS([.B89]))" office:value-type="float" office:value="4076" calcext:value-type="float">
            <text:p>407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*2*PI()/4096" office:value-type="float" office:value="0.134990309333936" calcext:value-type="float">
            <text:p>0.134990309333936</text:p>
          </table:table-cell>
          <table:table-cell table:formula="of:=INT(2048+2047*SIN([.B90]))" office:value-type="float" office:value="2323" calcext:value-type="float">
            <text:p>2323</text:p>
          </table:table-cell>
          <table:table-cell table:formula="of:=INT(2048+2047*COS([.B90]))" office:value-type="float" office:value="4076" calcext:value-type="float">
            <text:p>407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*2*PI()/4096" office:value-type="float" office:value="0.136524290121822" calcext:value-type="float">
            <text:p>0.136524290121822</text:p>
          </table:table-cell>
          <table:table-cell table:formula="of:=INT(2048+2047*SIN([.B91]))" office:value-type="float" office:value="2326" calcext:value-type="float">
            <text:p>2326</text:p>
          </table:table-cell>
          <table:table-cell table:formula="of:=INT(2048+2047*COS([.B91]))"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*2*PI()/4096" office:value-type="float" office:value="0.138058270909708" calcext:value-type="float">
            <text:p>0.138058270909708</text:p>
          </table:table-cell>
          <table:table-cell table:formula="of:=INT(2048+2047*SIN([.B92]))" office:value-type="float" office:value="2329" calcext:value-type="float">
            <text:p>2329</text:p>
          </table:table-cell>
          <table:table-cell table:formula="of:=INT(2048+2047*COS([.B92]))"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*2*PI()/4096" office:value-type="float" office:value="0.139592251697593" calcext:value-type="float">
            <text:p>0.139592251697593</text:p>
          </table:table-cell>
          <table:table-cell table:formula="of:=INT(2048+2047*SIN([.B93]))" office:value-type="float" office:value="2332" calcext:value-type="float">
            <text:p>2332</text:p>
          </table:table-cell>
          <table:table-cell table:formula="of:=INT(2048+2047*COS([.B93]))"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*2*PI()/4096" office:value-type="float" office:value="0.141126232485479" calcext:value-type="float">
            <text:p>0.141126232485479</text:p>
          </table:table-cell>
          <table:table-cell table:formula="of:=INT(2048+2047*SIN([.B94]))" office:value-type="float" office:value="2335" calcext:value-type="float">
            <text:p>2335</text:p>
          </table:table-cell>
          <table:table-cell table:formula="of:=INT(2048+2047*COS([.B94]))"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*2*PI()/4096" office:value-type="float" office:value="0.142660213273365" calcext:value-type="float">
            <text:p>0.142660213273365</text:p>
          </table:table-cell>
          <table:table-cell table:formula="of:=INT(2048+2047*SIN([.B95]))" office:value-type="float" office:value="2339" calcext:value-type="float">
            <text:p>2339</text:p>
          </table:table-cell>
          <table:table-cell table:formula="of:=INT(2048+2047*COS([.B95]))"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*2*PI()/4096" office:value-type="float" office:value="0.14419419406125" calcext:value-type="float">
            <text:p>0.14419419406125</text:p>
          </table:table-cell>
          <table:table-cell table:formula="of:=INT(2048+2047*SIN([.B96]))" office:value-type="float" office:value="2342" calcext:value-type="float">
            <text:p>2342</text:p>
          </table:table-cell>
          <table:table-cell table:formula="of:=INT(2048+2047*COS([.B96]))"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*2*PI()/4096" office:value-type="float" office:value="0.145728174849136" calcext:value-type="float">
            <text:p>0.145728174849136</text:p>
          </table:table-cell>
          <table:table-cell table:formula="of:=INT(2048+2047*SIN([.B97]))" office:value-type="float" office:value="2345" calcext:value-type="float">
            <text:p>2345</text:p>
          </table:table-cell>
          <table:table-cell table:formula="of:=INT(2048+2047*COS([.B97]))"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*2*PI()/4096" office:value-type="float" office:value="0.147262155637022" calcext:value-type="float">
            <text:p>0.147262155637022</text:p>
          </table:table-cell>
          <table:table-cell table:formula="of:=INT(2048+2047*SIN([.B98]))" office:value-type="float" office:value="2348" calcext:value-type="float">
            <text:p>2348</text:p>
          </table:table-cell>
          <table:table-cell table:formula="of:=INT(2048+2047*COS([.B98]))"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*2*PI()/4096" office:value-type="float" office:value="0.148796136424907" calcext:value-type="float">
            <text:p>0.148796136424907</text:p>
          </table:table-cell>
          <table:table-cell table:formula="of:=INT(2048+2047*SIN([.B99]))" office:value-type="float" office:value="2351" calcext:value-type="float">
            <text:p>2351</text:p>
          </table:table-cell>
          <table:table-cell table:formula="of:=INT(2048+2047*COS([.B99]))"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*2*PI()/4096" office:value-type="float" office:value="0.150330117212793" calcext:value-type="float">
            <text:p>0.150330117212793</text:p>
          </table:table-cell>
          <table:table-cell table:formula="of:=INT(2048+2047*SIN([.B100]))" office:value-type="float" office:value="2354" calcext:value-type="float">
            <text:p>2354</text:p>
          </table:table-cell>
          <table:table-cell table:formula="of:=INT(2048+2047*COS([.B100]))"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*2*PI()/4096" office:value-type="float" office:value="0.151864098000678" calcext:value-type="float">
            <text:p>0.151864098000678</text:p>
          </table:table-cell>
          <table:table-cell table:formula="of:=INT(2048+2047*SIN([.B101]))" office:value-type="float" office:value="2357" calcext:value-type="float">
            <text:p>2357</text:p>
          </table:table-cell>
          <table:table-cell table:formula="of:=INT(2048+2047*COS([.B101]))"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*2*PI()/4096" office:value-type="float" office:value="0.153398078788564" calcext:value-type="float">
            <text:p>0.153398078788564</text:p>
          </table:table-cell>
          <table:table-cell table:formula="of:=INT(2048+2047*SIN([.B102]))" office:value-type="float" office:value="2360" calcext:value-type="float">
            <text:p>2360</text:p>
          </table:table-cell>
          <table:table-cell table:formula="of:=INT(2048+2047*COS([.B102]))"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*2*PI()/4096" office:value-type="float" office:value="0.15493205957645" calcext:value-type="float">
            <text:p>0.15493205957645</text:p>
          </table:table-cell>
          <table:table-cell table:formula="of:=INT(2048+2047*SIN([.B103]))" office:value-type="float" office:value="2363" calcext:value-type="float">
            <text:p>2363</text:p>
          </table:table-cell>
          <table:table-cell table:formula="of:=INT(2048+2047*COS([.B103]))"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*2*PI()/4096" office:value-type="float" office:value="0.156466040364335" calcext:value-type="float">
            <text:p>0.156466040364335</text:p>
          </table:table-cell>
          <table:table-cell table:formula="of:=INT(2048+2047*SIN([.B104]))" office:value-type="float" office:value="2366" calcext:value-type="float">
            <text:p>2366</text:p>
          </table:table-cell>
          <table:table-cell table:formula="of:=INT(2048+2047*COS([.B104]))" office:value-type="float" office:value="4069" calcext:value-type="float">
            <text:p>406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*2*PI()/4096" office:value-type="float" office:value="0.158000021152221" calcext:value-type="float">
            <text:p>0.158000021152221</text:p>
          </table:table-cell>
          <table:table-cell table:formula="of:=INT(2048+2047*SIN([.B105]))" office:value-type="float" office:value="2370" calcext:value-type="float">
            <text:p>2370</text:p>
          </table:table-cell>
          <table:table-cell table:formula="of:=INT(2048+2047*COS([.B105]))" office:value-type="float" office:value="4069" calcext:value-type="float">
            <text:p>406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*2*PI()/4096" office:value-type="float" office:value="0.159534001940107" calcext:value-type="float">
            <text:p>0.159534001940107</text:p>
          </table:table-cell>
          <table:table-cell table:formula="of:=INT(2048+2047*SIN([.B106]))" office:value-type="float" office:value="2373" calcext:value-type="float">
            <text:p>2373</text:p>
          </table:table-cell>
          <table:table-cell table:formula="of:=INT(2048+2047*COS([.B106]))" office:value-type="float" office:value="4069" calcext:value-type="float">
            <text:p>406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*2*PI()/4096" office:value-type="float" office:value="0.161067982727992" calcext:value-type="float">
            <text:p>0.161067982727992</text:p>
          </table:table-cell>
          <table:table-cell table:formula="of:=INT(2048+2047*SIN([.B107]))" office:value-type="float" office:value="2376" calcext:value-type="float">
            <text:p>2376</text:p>
          </table:table-cell>
          <table:table-cell table:formula="of:=INT(2048+2047*COS([.B107]))" office:value-type="float" office:value="4068" calcext:value-type="float">
            <text:p>406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*2*PI()/4096" office:value-type="float" office:value="0.162601963515878" calcext:value-type="float">
            <text:p>0.162601963515878</text:p>
          </table:table-cell>
          <table:table-cell table:formula="of:=INT(2048+2047*SIN([.B108]))" office:value-type="float" office:value="2379" calcext:value-type="float">
            <text:p>2379</text:p>
          </table:table-cell>
          <table:table-cell table:formula="of:=INT(2048+2047*COS([.B108]))"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*2*PI()/4096" office:value-type="float" office:value="0.164135944303764" calcext:value-type="float">
            <text:p>0.164135944303764</text:p>
          </table:table-cell>
          <table:table-cell table:formula="of:=INT(2048+2047*SIN([.B109]))" office:value-type="float" office:value="2382" calcext:value-type="float">
            <text:p>2382</text:p>
          </table:table-cell>
          <table:table-cell table:formula="of:=INT(2048+2047*COS([.B109]))"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*2*PI()/4096" office:value-type="float" office:value="0.165669925091649" calcext:value-type="float">
            <text:p>0.165669925091649</text:p>
          </table:table-cell>
          <table:table-cell table:formula="of:=INT(2048+2047*SIN([.B110]))" office:value-type="float" office:value="2385" calcext:value-type="float">
            <text:p>2385</text:p>
          </table:table-cell>
          <table:table-cell table:formula="of:=INT(2048+2047*COS([.B110]))" office:value-type="float" office:value="4066" calcext:value-type="float">
            <text:p>406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*2*PI()/4096" office:value-type="float" office:value="0.167203905879535" calcext:value-type="float">
            <text:p>0.167203905879535</text:p>
          </table:table-cell>
          <table:table-cell table:formula="of:=INT(2048+2047*SIN([.B111]))" office:value-type="float" office:value="2388" calcext:value-type="float">
            <text:p>2388</text:p>
          </table:table-cell>
          <table:table-cell table:formula="of:=INT(2048+2047*COS([.B111]))" office:value-type="float" office:value="4066" calcext:value-type="float">
            <text:p>406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*2*PI()/4096" office:value-type="float" office:value="0.168737886667421" calcext:value-type="float">
            <text:p>0.168737886667421</text:p>
          </table:table-cell>
          <table:table-cell table:formula="of:=INT(2048+2047*SIN([.B112]))" office:value-type="float" office:value="2391" calcext:value-type="float">
            <text:p>2391</text:p>
          </table:table-cell>
          <table:table-cell table:formula="of:=INT(2048+2047*COS([.B112]))"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*2*PI()/4096" office:value-type="float" office:value="0.170271867455306" calcext:value-type="float">
            <text:p>0.170271867455306</text:p>
          </table:table-cell>
          <table:table-cell table:formula="of:=INT(2048+2047*SIN([.B113]))" office:value-type="float" office:value="2394" calcext:value-type="float">
            <text:p>2394</text:p>
          </table:table-cell>
          <table:table-cell table:formula="of:=INT(2048+2047*COS([.B113]))"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*2*PI()/4096" office:value-type="float" office:value="0.171805848243192" calcext:value-type="float">
            <text:p>0.171805848243192</text:p>
          </table:table-cell>
          <table:table-cell table:formula="of:=INT(2048+2047*SIN([.B114]))" office:value-type="float" office:value="2397" calcext:value-type="float">
            <text:p>2397</text:p>
          </table:table-cell>
          <table:table-cell table:formula="of:=INT(2048+2047*COS([.B114]))" office:value-type="float" office:value="4064" calcext:value-type="float">
            <text:p>406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*2*PI()/4096" office:value-type="float" office:value="0.173339829031077" calcext:value-type="float">
            <text:p>0.173339829031077</text:p>
          </table:table-cell>
          <table:table-cell table:formula="of:=INT(2048+2047*SIN([.B115]))" office:value-type="float" office:value="2401" calcext:value-type="float">
            <text:p>2401</text:p>
          </table:table-cell>
          <table:table-cell table:formula="of:=INT(2048+2047*COS([.B115]))" office:value-type="float" office:value="4064" calcext:value-type="float">
            <text:p>406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*2*PI()/4096" office:value-type="float" office:value="0.174873809818963" calcext:value-type="float">
            <text:p>0.174873809818963</text:p>
          </table:table-cell>
          <table:table-cell table:formula="of:=INT(2048+2047*SIN([.B116]))" office:value-type="float" office:value="2404" calcext:value-type="float">
            <text:p>2404</text:p>
          </table:table-cell>
          <table:table-cell table:formula="of:=INT(2048+2047*COS([.B116]))"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*2*PI()/4096" office:value-type="float" office:value="0.176407790606849" calcext:value-type="float">
            <text:p>0.176407790606849</text:p>
          </table:table-cell>
          <table:table-cell table:formula="of:=INT(2048+2047*SIN([.B117]))" office:value-type="float" office:value="2407" calcext:value-type="float">
            <text:p>2407</text:p>
          </table:table-cell>
          <table:table-cell table:formula="of:=INT(2048+2047*COS([.B117]))"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*2*PI()/4096" office:value-type="float" office:value="0.177941771394734" calcext:value-type="float">
            <text:p>0.177941771394734</text:p>
          </table:table-cell>
          <table:table-cell table:formula="of:=INT(2048+2047*SIN([.B118]))" office:value-type="float" office:value="2410" calcext:value-type="float">
            <text:p>2410</text:p>
          </table:table-cell>
          <table:table-cell table:formula="of:=INT(2048+2047*COS([.B118]))" office:value-type="float" office:value="4062" calcext:value-type="float">
            <text:p>406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*2*PI()/4096" office:value-type="float" office:value="0.17947575218262" calcext:value-type="float">
            <text:p>0.17947575218262</text:p>
          </table:table-cell>
          <table:table-cell table:formula="of:=INT(2048+2047*SIN([.B119]))" office:value-type="float" office:value="2413" calcext:value-type="float">
            <text:p>2413</text:p>
          </table:table-cell>
          <table:table-cell table:formula="of:=INT(2048+2047*COS([.B119]))" office:value-type="float" office:value="4062" calcext:value-type="float">
            <text:p>406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*2*PI()/4096" office:value-type="float" office:value="0.181009732970506" calcext:value-type="float">
            <text:p>0.181009732970506</text:p>
          </table:table-cell>
          <table:table-cell table:formula="of:=INT(2048+2047*SIN([.B120]))" office:value-type="float" office:value="2416" calcext:value-type="float">
            <text:p>2416</text:p>
          </table:table-cell>
          <table:table-cell table:formula="of:=INT(2048+2047*COS([.B120]))"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*2*PI()/4096" office:value-type="float" office:value="0.182543713758391" calcext:value-type="float">
            <text:p>0.182543713758391</text:p>
          </table:table-cell>
          <table:table-cell table:formula="of:=INT(2048+2047*SIN([.B121]))" office:value-type="float" office:value="2419" calcext:value-type="float">
            <text:p>2419</text:p>
          </table:table-cell>
          <table:table-cell table:formula="of:=INT(2048+2047*COS([.B121]))"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*2*PI()/4096" office:value-type="float" office:value="0.184077694546277" calcext:value-type="float">
            <text:p>0.184077694546277</text:p>
          </table:table-cell>
          <table:table-cell table:formula="of:=INT(2048+2047*SIN([.B122]))" office:value-type="float" office:value="2422" calcext:value-type="float">
            <text:p>2422</text:p>
          </table:table-cell>
          <table:table-cell table:formula="of:=INT(2048+2047*COS([.B122]))"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*2*PI()/4096" office:value-type="float" office:value="0.185611675334163" calcext:value-type="float">
            <text:p>0.185611675334163</text:p>
          </table:table-cell>
          <table:table-cell table:formula="of:=INT(2048+2047*SIN([.B123]))" office:value-type="float" office:value="2425" calcext:value-type="float">
            <text:p>2425</text:p>
          </table:table-cell>
          <table:table-cell table:formula="of:=INT(2048+2047*COS([.B123]))"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*2*PI()/4096" office:value-type="float" office:value="0.187145656122048" calcext:value-type="float">
            <text:p>0.187145656122048</text:p>
          </table:table-cell>
          <table:table-cell table:formula="of:=INT(2048+2047*SIN([.B124]))" office:value-type="float" office:value="2428" calcext:value-type="float">
            <text:p>2428</text:p>
          </table:table-cell>
          <table:table-cell table:formula="of:=INT(2048+2047*COS([.B124]))"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*2*PI()/4096" office:value-type="float" office:value="0.188679636909934" calcext:value-type="float">
            <text:p>0.188679636909934</text:p>
          </table:table-cell>
          <table:table-cell table:formula="of:=INT(2048+2047*SIN([.B125]))" office:value-type="float" office:value="2431" calcext:value-type="float">
            <text:p>2431</text:p>
          </table:table-cell>
          <table:table-cell table:formula="of:=INT(2048+2047*COS([.B125]))"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*2*PI()/4096" office:value-type="float" office:value="0.190213617697819" calcext:value-type="float">
            <text:p>0.190213617697819</text:p>
          </table:table-cell>
          <table:table-cell table:formula="of:=INT(2048+2047*SIN([.B126]))" office:value-type="float" office:value="2435" calcext:value-type="float">
            <text:p>2435</text:p>
          </table:table-cell>
          <table:table-cell table:formula="of:=INT(2048+2047*COS([.B126]))"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*2*PI()/4096" office:value-type="float" office:value="0.191747598485705" calcext:value-type="float">
            <text:p>0.191747598485705</text:p>
          </table:table-cell>
          <table:table-cell table:formula="of:=INT(2048+2047*SIN([.B127]))" office:value-type="float" office:value="2438" calcext:value-type="float">
            <text:p>2438</text:p>
          </table:table-cell>
          <table:table-cell table:formula="of:=INT(2048+2047*COS([.B127]))"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*2*PI()/4096" office:value-type="float" office:value="0.193281579273591" calcext:value-type="float">
            <text:p>0.193281579273591</text:p>
          </table:table-cell>
          <table:table-cell table:formula="of:=INT(2048+2047*SIN([.B128]))" office:value-type="float" office:value="2441" calcext:value-type="float">
            <text:p>2441</text:p>
          </table:table-cell>
          <table:table-cell table:formula="of:=INT(2048+2047*COS([.B128]))" office:value-type="float" office:value="4056" calcext:value-type="float">
            <text:p>405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*2*PI()/4096" office:value-type="float" office:value="0.194815560061476" calcext:value-type="float">
            <text:p>0.194815560061476</text:p>
          </table:table-cell>
          <table:table-cell table:formula="of:=INT(2048+2047*SIN([.B129]))" office:value-type="float" office:value="2444" calcext:value-type="float">
            <text:p>2444</text:p>
          </table:table-cell>
          <table:table-cell table:formula="of:=INT(2048+2047*COS([.B129]))" office:value-type="float" office:value="4056" calcext:value-type="float">
            <text:p>405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*2*PI()/4096" office:value-type="float" office:value="0.196349540849362" calcext:value-type="float">
            <text:p>0.196349540849362</text:p>
          </table:table-cell>
          <table:table-cell table:formula="of:=INT(2048+2047*SIN([.B130]))" office:value-type="float" office:value="2447" calcext:value-type="float">
            <text:p>2447</text:p>
          </table:table-cell>
          <table:table-cell table:formula="of:=INT(2048+2047*COS([.B130]))"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*2*PI()/4096" office:value-type="float" office:value="0.197883521637248" calcext:value-type="float">
            <text:p>0.197883521637248</text:p>
          </table:table-cell>
          <table:table-cell table:formula="of:=INT(2048+2047*SIN([.B131]))" office:value-type="float" office:value="2450" calcext:value-type="float">
            <text:p>2450</text:p>
          </table:table-cell>
          <table:table-cell table:formula="of:=INT(2048+2047*COS([.B131]))"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*2*PI()/4096" office:value-type="float" office:value="0.199417502425133" calcext:value-type="float">
            <text:p>0.199417502425133</text:p>
          </table:table-cell>
          <table:table-cell table:formula="of:=INT(2048+2047*SIN([.B132]))" office:value-type="float" office:value="2453" calcext:value-type="float">
            <text:p>2453</text:p>
          </table:table-cell>
          <table:table-cell table:formula="of:=INT(2048+2047*COS([.B132]))" office:value-type="float" office:value="4054" calcext:value-type="float">
            <text:p>405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*2*PI()/4096" office:value-type="float" office:value="0.200951483213019" calcext:value-type="float">
            <text:p>0.200951483213019</text:p>
          </table:table-cell>
          <table:table-cell table:formula="of:=INT(2048+2047*SIN([.B133]))" office:value-type="float" office:value="2456" calcext:value-type="float">
            <text:p>2456</text:p>
          </table:table-cell>
          <table:table-cell table:formula="of:=INT(2048+2047*COS([.B133]))" office:value-type="float" office:value="4053" calcext:value-type="float">
            <text:p>405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*2*PI()/4096" office:value-type="float" office:value="0.202485464000905" calcext:value-type="float">
            <text:p>0.202485464000905</text:p>
          </table:table-cell>
          <table:table-cell table:formula="of:=INT(2048+2047*SIN([.B134]))" office:value-type="float" office:value="2459" calcext:value-type="float">
            <text:p>2459</text:p>
          </table:table-cell>
          <table:table-cell table:formula="of:=INT(2048+2047*COS([.B134]))" office:value-type="float" office:value="4053" calcext:value-type="float">
            <text:p>405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*2*PI()/4096" office:value-type="float" office:value="0.20401944478879" calcext:value-type="float">
            <text:p>0.20401944478879</text:p>
          </table:table-cell>
          <table:table-cell table:formula="of:=INT(2048+2047*SIN([.B135]))" office:value-type="float" office:value="2462" calcext:value-type="float">
            <text:p>2462</text:p>
          </table:table-cell>
          <table:table-cell table:formula="of:=INT(2048+2047*COS([.B135]))"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*2*PI()/4096" office:value-type="float" office:value="0.205553425576676" calcext:value-type="float">
            <text:p>0.205553425576676</text:p>
          </table:table-cell>
          <table:table-cell table:formula="of:=INT(2048+2047*SIN([.B136]))" office:value-type="float" office:value="2465" calcext:value-type="float">
            <text:p>2465</text:p>
          </table:table-cell>
          <table:table-cell table:formula="of:=INT(2048+2047*COS([.B136]))"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*2*PI()/4096" office:value-type="float" office:value="0.207087406364562" calcext:value-type="float">
            <text:p>0.207087406364562</text:p>
          </table:table-cell>
          <table:table-cell table:formula="of:=INT(2048+2047*SIN([.B137]))" office:value-type="float" office:value="2468" calcext:value-type="float">
            <text:p>2468</text:p>
          </table:table-cell>
          <table:table-cell table:formula="of:=INT(2048+2047*COS([.B137]))"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*2*PI()/4096" office:value-type="float" office:value="0.208621387152447" calcext:value-type="float">
            <text:p>0.208621387152447</text:p>
          </table:table-cell>
          <table:table-cell table:formula="of:=INT(2048+2047*SIN([.B138]))" office:value-type="float" office:value="2471" calcext:value-type="float">
            <text:p>2471</text:p>
          </table:table-cell>
          <table:table-cell table:formula="of:=INT(2048+2047*COS([.B138]))"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*2*PI()/4096" office:value-type="float" office:value="0.210155367940333" calcext:value-type="float">
            <text:p>0.210155367940333</text:p>
          </table:table-cell>
          <table:table-cell table:formula="of:=INT(2048+2047*SIN([.B139]))" office:value-type="float" office:value="2475" calcext:value-type="float">
            <text:p>2475</text:p>
          </table:table-cell>
          <table:table-cell table:formula="of:=INT(2048+2047*COS([.B139]))" office:value-type="float" office:value="4049" calcext:value-type="float">
            <text:p>404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*2*PI()/4096" office:value-type="float" office:value="0.211689348728218" calcext:value-type="float">
            <text:p>0.211689348728218</text:p>
          </table:table-cell>
          <table:table-cell table:formula="of:=INT(2048+2047*SIN([.B140]))" office:value-type="float" office:value="2478" calcext:value-type="float">
            <text:p>2478</text:p>
          </table:table-cell>
          <table:table-cell table:formula="of:=INT(2048+2047*COS([.B140]))" office:value-type="float" office:value="4049" calcext:value-type="float">
            <text:p>404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*2*PI()/4096" office:value-type="float" office:value="0.213223329516104" calcext:value-type="float">
            <text:p>0.213223329516104</text:p>
          </table:table-cell>
          <table:table-cell table:formula="of:=INT(2048+2047*SIN([.B141]))" office:value-type="float" office:value="2481" calcext:value-type="float">
            <text:p>2481</text:p>
          </table:table-cell>
          <table:table-cell table:formula="of:=INT(2048+2047*COS([.B141]))" office:value-type="float" office:value="4048" calcext:value-type="float">
            <text:p>404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*2*PI()/4096" office:value-type="float" office:value="0.21475731030399" calcext:value-type="float">
            <text:p>0.21475731030399</text:p>
          </table:table-cell>
          <table:table-cell table:formula="of:=INT(2048+2047*SIN([.B142]))" office:value-type="float" office:value="2484" calcext:value-type="float">
            <text:p>2484</text:p>
          </table:table-cell>
          <table:table-cell table:formula="of:=INT(2048+2047*COS([.B142]))" office:value-type="float" office:value="4047" calcext:value-type="float">
            <text:p>404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*2*PI()/4096" office:value-type="float" office:value="0.216291291091875" calcext:value-type="float">
            <text:p>0.216291291091875</text:p>
          </table:table-cell>
          <table:table-cell table:formula="of:=INT(2048+2047*SIN([.B143]))" office:value-type="float" office:value="2487" calcext:value-type="float">
            <text:p>2487</text:p>
          </table:table-cell>
          <table:table-cell table:formula="of:=INT(2048+2047*COS([.B143]))" office:value-type="float" office:value="4047" calcext:value-type="float">
            <text:p>404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*2*PI()/4096" office:value-type="float" office:value="0.217825271879761" calcext:value-type="float">
            <text:p>0.217825271879761</text:p>
          </table:table-cell>
          <table:table-cell table:formula="of:=INT(2048+2047*SIN([.B144]))" office:value-type="float" office:value="2490" calcext:value-type="float">
            <text:p>2490</text:p>
          </table:table-cell>
          <table:table-cell table:formula="of:=INT(2048+2047*COS([.B144]))" office:value-type="float" office:value="4046" calcext:value-type="float">
            <text:p>404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*2*PI()/4096" office:value-type="float" office:value="0.219359252667647" calcext:value-type="float">
            <text:p>0.219359252667647</text:p>
          </table:table-cell>
          <table:table-cell table:formula="of:=INT(2048+2047*SIN([.B145]))" office:value-type="float" office:value="2493" calcext:value-type="float">
            <text:p>2493</text:p>
          </table:table-cell>
          <table:table-cell table:formula="of:=INT(2048+2047*COS([.B145]))"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*2*PI()/4096" office:value-type="float" office:value="0.220893233455532" calcext:value-type="float">
            <text:p>0.220893233455532</text:p>
          </table:table-cell>
          <table:table-cell table:formula="of:=INT(2048+2047*SIN([.B146]))" office:value-type="float" office:value="2496" calcext:value-type="float">
            <text:p>2496</text:p>
          </table:table-cell>
          <table:table-cell table:formula="of:=INT(2048+2047*COS([.B146]))"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*2*PI()/4096" office:value-type="float" office:value="0.222427214243418" calcext:value-type="float">
            <text:p>0.222427214243418</text:p>
          </table:table-cell>
          <table:table-cell table:formula="of:=INT(2048+2047*SIN([.B147]))" office:value-type="float" office:value="2499" calcext:value-type="float">
            <text:p>2499</text:p>
          </table:table-cell>
          <table:table-cell table:formula="of:=INT(2048+2047*COS([.B147]))" office:value-type="float" office:value="4044" calcext:value-type="float">
            <text:p>404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*2*PI()/4096" office:value-type="float" office:value="0.223961195031304" calcext:value-type="float">
            <text:p>0.223961195031304</text:p>
          </table:table-cell>
          <table:table-cell table:formula="of:=INT(2048+2047*SIN([.B148]))" office:value-type="float" office:value="2502" calcext:value-type="float">
            <text:p>2502</text:p>
          </table:table-cell>
          <table:table-cell table:formula="of:=INT(2048+2047*COS([.B148]))"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*2*PI()/4096" office:value-type="float" office:value="0.225495175819189" calcext:value-type="float">
            <text:p>0.225495175819189</text:p>
          </table:table-cell>
          <table:table-cell table:formula="of:=INT(2048+2047*SIN([.B149]))" office:value-type="float" office:value="2505" calcext:value-type="float">
            <text:p>2505</text:p>
          </table:table-cell>
          <table:table-cell table:formula="of:=INT(2048+2047*COS([.B149]))"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*2*PI()/4096" office:value-type="float" office:value="0.227029156607075" calcext:value-type="float">
            <text:p>0.227029156607075</text:p>
          </table:table-cell>
          <table:table-cell table:formula="of:=INT(2048+2047*SIN([.B150]))" office:value-type="float" office:value="2508" calcext:value-type="float">
            <text:p>2508</text:p>
          </table:table-cell>
          <table:table-cell table:formula="of:=INT(2048+2047*COS([.B150]))" office:value-type="float" office:value="4042" calcext:value-type="float">
            <text:p>404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*2*PI()/4096" office:value-type="float" office:value="0.22856313739496" calcext:value-type="float">
            <text:p>0.22856313739496</text:p>
          </table:table-cell>
          <table:table-cell table:formula="of:=INT(2048+2047*SIN([.B151]))" office:value-type="float" office:value="2511" calcext:value-type="float">
            <text:p>2511</text:p>
          </table:table-cell>
          <table:table-cell table:formula="of:=INT(2048+2047*COS([.B151]))"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*2*PI()/4096" office:value-type="float" office:value="0.230097118182846" calcext:value-type="float">
            <text:p>0.230097118182846</text:p>
          </table:table-cell>
          <table:table-cell table:formula="of:=INT(2048+2047*SIN([.B152]))" office:value-type="float" office:value="2514" calcext:value-type="float">
            <text:p>2514</text:p>
          </table:table-cell>
          <table:table-cell table:formula="of:=INT(2048+2047*COS([.B152]))"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*2*PI()/4096" office:value-type="float" office:value="0.231631098970732" calcext:value-type="float">
            <text:p>0.231631098970732</text:p>
          </table:table-cell>
          <table:table-cell table:formula="of:=INT(2048+2047*SIN([.B153]))" office:value-type="float" office:value="2517" calcext:value-type="float">
            <text:p>2517</text:p>
          </table:table-cell>
          <table:table-cell table:formula="of:=INT(2048+2047*COS([.B153]))"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*2*PI()/4096" office:value-type="float" office:value="0.233165079758617" calcext:value-type="float">
            <text:p>0.233165079758617</text:p>
          </table:table-cell>
          <table:table-cell table:formula="of:=INT(2048+2047*SIN([.B154]))" office:value-type="float" office:value="2520" calcext:value-type="float">
            <text:p>2520</text:p>
          </table:table-cell>
          <table:table-cell table:formula="of:=INT(2048+2047*COS([.B154]))"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*2*PI()/4096" office:value-type="float" office:value="0.234699060546503" calcext:value-type="float">
            <text:p>0.234699060546503</text:p>
          </table:table-cell>
          <table:table-cell table:formula="of:=INT(2048+2047*SIN([.B155]))" office:value-type="float" office:value="2524" calcext:value-type="float">
            <text:p>2524</text:p>
          </table:table-cell>
          <table:table-cell table:formula="of:=INT(2048+2047*COS([.B155]))" office:value-type="float" office:value="4038" calcext:value-type="float">
            <text:p>403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*2*PI()/4096" office:value-type="float" office:value="0.236233041334389" calcext:value-type="float">
            <text:p>0.236233041334389</text:p>
          </table:table-cell>
          <table:table-cell table:formula="of:=INT(2048+2047*SIN([.B156]))" office:value-type="float" office:value="2527" calcext:value-type="float">
            <text:p>2527</text:p>
          </table:table-cell>
          <table:table-cell table:formula="of:=INT(2048+2047*COS([.B156]))" office:value-type="float" office:value="4038" calcext:value-type="float">
            <text:p>403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*2*PI()/4096" office:value-type="float" office:value="0.237767022122274" calcext:value-type="float">
            <text:p>0.237767022122274</text:p>
          </table:table-cell>
          <table:table-cell table:formula="of:=INT(2048+2047*SIN([.B157]))" office:value-type="float" office:value="2530" calcext:value-type="float">
            <text:p>2530</text:p>
          </table:table-cell>
          <table:table-cell table:formula="of:=INT(2048+2047*COS([.B157]))" office:value-type="float" office:value="4037" calcext:value-type="float">
            <text:p>403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*2*PI()/4096" office:value-type="float" office:value="0.23930100291016" calcext:value-type="float">
            <text:p>0.23930100291016</text:p>
          </table:table-cell>
          <table:table-cell table:formula="of:=INT(2048+2047*SIN([.B158]))" office:value-type="float" office:value="2533" calcext:value-type="float">
            <text:p>2533</text:p>
          </table:table-cell>
          <table:table-cell table:formula="of:=INT(2048+2047*COS([.B158]))" office:value-type="float" office:value="4036" calcext:value-type="float">
            <text:p>403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*2*PI()/4096" office:value-type="float" office:value="0.240834983698046" calcext:value-type="float">
            <text:p>0.240834983698046</text:p>
          </table:table-cell>
          <table:table-cell table:formula="of:=INT(2048+2047*SIN([.B159]))" office:value-type="float" office:value="2536" calcext:value-type="float">
            <text:p>2536</text:p>
          </table:table-cell>
          <table:table-cell table:formula="of:=INT(2048+2047*COS([.B159]))"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*2*PI()/4096" office:value-type="float" office:value="0.242368964485931" calcext:value-type="float">
            <text:p>0.242368964485931</text:p>
          </table:table-cell>
          <table:table-cell table:formula="of:=INT(2048+2047*SIN([.B160]))" office:value-type="float" office:value="2539" calcext:value-type="float">
            <text:p>2539</text:p>
          </table:table-cell>
          <table:table-cell table:formula="of:=INT(2048+2047*COS([.B160]))"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*2*PI()/4096" office:value-type="float" office:value="0.243902945273817" calcext:value-type="float">
            <text:p>0.243902945273817</text:p>
          </table:table-cell>
          <table:table-cell table:formula="of:=INT(2048+2047*SIN([.B161]))" office:value-type="float" office:value="2542" calcext:value-type="float">
            <text:p>2542</text:p>
          </table:table-cell>
          <table:table-cell table:formula="of:=INT(2048+2047*COS([.B161]))"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*2*PI()/4096" office:value-type="float" office:value="0.245436926061703" calcext:value-type="float">
            <text:p>0.245436926061703</text:p>
          </table:table-cell>
          <table:table-cell table:formula="of:=INT(2048+2047*SIN([.B162]))" office:value-type="float" office:value="2545" calcext:value-type="float">
            <text:p>2545</text:p>
          </table:table-cell>
          <table:table-cell table:formula="of:=INT(2048+2047*COS([.B162]))" office:value-type="float" office:value="4033" calcext:value-type="float">
            <text:p>403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*2*PI()/4096" office:value-type="float" office:value="0.246970906849588" calcext:value-type="float">
            <text:p>0.246970906849588</text:p>
          </table:table-cell>
          <table:table-cell table:formula="of:=INT(2048+2047*SIN([.B163]))" office:value-type="float" office:value="2548" calcext:value-type="float">
            <text:p>2548</text:p>
          </table:table-cell>
          <table:table-cell table:formula="of:=INT(2048+2047*COS([.B163]))" office:value-type="float" office:value="4032" calcext:value-type="float">
            <text:p>403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*2*PI()/4096" office:value-type="float" office:value="0.248504887637474" calcext:value-type="float">
            <text:p>0.248504887637474</text:p>
          </table:table-cell>
          <table:table-cell table:formula="of:=INT(2048+2047*SIN([.B164]))" office:value-type="float" office:value="2551" calcext:value-type="float">
            <text:p>2551</text:p>
          </table:table-cell>
          <table:table-cell table:formula="of:=INT(2048+2047*COS([.B164]))" office:value-type="float" office:value="4032" calcext:value-type="float">
            <text:p>403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*2*PI()/4096" office:value-type="float" office:value="0.250038868425359" calcext:value-type="float">
            <text:p>0.250038868425359</text:p>
          </table:table-cell>
          <table:table-cell table:formula="of:=INT(2048+2047*SIN([.B165]))" office:value-type="float" office:value="2554" calcext:value-type="float">
            <text:p>2554</text:p>
          </table:table-cell>
          <table:table-cell table:formula="of:=INT(2048+2047*COS([.B165]))"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*2*PI()/4096" office:value-type="float" office:value="0.251572849213245" calcext:value-type="float">
            <text:p>0.251572849213245</text:p>
          </table:table-cell>
          <table:table-cell table:formula="of:=INT(2048+2047*SIN([.B166]))" office:value-type="float" office:value="2557" calcext:value-type="float">
            <text:p>2557</text:p>
          </table:table-cell>
          <table:table-cell table:formula="of:=INT(2048+2047*COS([.B166]))" office:value-type="float" office:value="4030" calcext:value-type="float">
            <text:p>403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*2*PI()/4096" office:value-type="float" office:value="0.253106830001131" calcext:value-type="float">
            <text:p>0.253106830001131</text:p>
          </table:table-cell>
          <table:table-cell table:formula="of:=INT(2048+2047*SIN([.B167]))" office:value-type="float" office:value="2560" calcext:value-type="float">
            <text:p>2560</text:p>
          </table:table-cell>
          <table:table-cell table:formula="of:=INT(2048+2047*COS([.B167]))"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*2*PI()/4096" office:value-type="float" office:value="0.254640810789016" calcext:value-type="float">
            <text:p>0.254640810789016</text:p>
          </table:table-cell>
          <table:table-cell table:formula="of:=INT(2048+2047*SIN([.B168]))" office:value-type="float" office:value="2563" calcext:value-type="float">
            <text:p>2563</text:p>
          </table:table-cell>
          <table:table-cell table:formula="of:=INT(2048+2047*COS([.B168]))" office:value-type="float" office:value="4028" calcext:value-type="float">
            <text:p>402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*2*PI()/4096" office:value-type="float" office:value="0.256174791576902" calcext:value-type="float">
            <text:p>0.256174791576902</text:p>
          </table:table-cell>
          <table:table-cell table:formula="of:=INT(2048+2047*SIN([.B169]))" office:value-type="float" office:value="2566" calcext:value-type="float">
            <text:p>2566</text:p>
          </table:table-cell>
          <table:table-cell table:formula="of:=INT(2048+2047*COS([.B169]))" office:value-type="float" office:value="4028" calcext:value-type="float">
            <text:p>402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*2*PI()/4096" office:value-type="float" office:value="0.257708772364788" calcext:value-type="float">
            <text:p>0.257708772364788</text:p>
          </table:table-cell>
          <table:table-cell table:formula="of:=INT(2048+2047*SIN([.B170]))" office:value-type="float" office:value="2569" calcext:value-type="float">
            <text:p>2569</text:p>
          </table:table-cell>
          <table:table-cell table:formula="of:=INT(2048+2047*COS([.B170]))" office:value-type="float" office:value="4027" calcext:value-type="float">
            <text:p>402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*2*PI()/4096" office:value-type="float" office:value="0.259242753152673" calcext:value-type="float">
            <text:p>0.259242753152673</text:p>
          </table:table-cell>
          <table:table-cell table:formula="of:=INT(2048+2047*SIN([.B171]))" office:value-type="float" office:value="2572" calcext:value-type="float">
            <text:p>2572</text:p>
          </table:table-cell>
          <table:table-cell table:formula="of:=INT(2048+2047*COS([.B171]))" office:value-type="float" office:value="4026" calcext:value-type="float">
            <text:p>402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*2*PI()/4096" office:value-type="float" office:value="0.260776733940559" calcext:value-type="float">
            <text:p>0.260776733940559</text:p>
          </table:table-cell>
          <table:table-cell table:formula="of:=INT(2048+2047*SIN([.B172]))" office:value-type="float" office:value="2575" calcext:value-type="float">
            <text:p>2575</text:p>
          </table:table-cell>
          <table:table-cell table:formula="of:=INT(2048+2047*COS([.B172]))"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*2*PI()/4096" office:value-type="float" office:value="0.262310714728445" calcext:value-type="float">
            <text:p>0.262310714728445</text:p>
          </table:table-cell>
          <table:table-cell table:formula="of:=INT(2048+2047*SIN([.B173]))" office:value-type="float" office:value="2578" calcext:value-type="float">
            <text:p>2578</text:p>
          </table:table-cell>
          <table:table-cell table:formula="of:=INT(2048+2047*COS([.B173]))" office:value-type="float" office:value="4024" calcext:value-type="float">
            <text:p>402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*2*PI()/4096" office:value-type="float" office:value="0.26384469551633" calcext:value-type="float">
            <text:p>0.26384469551633</text:p>
          </table:table-cell>
          <table:table-cell table:formula="of:=INT(2048+2047*SIN([.B174]))" office:value-type="float" office:value="2581" calcext:value-type="float">
            <text:p>2581</text:p>
          </table:table-cell>
          <table:table-cell table:formula="of:=INT(2048+2047*COS([.B174]))" office:value-type="float" office:value="4024" calcext:value-type="float">
            <text:p>402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*2*PI()/4096" office:value-type="float" office:value="0.265378676304216" calcext:value-type="float">
            <text:p>0.265378676304216</text:p>
          </table:table-cell>
          <table:table-cell table:formula="of:=INT(2048+2047*SIN([.B175]))" office:value-type="float" office:value="2584" calcext:value-type="float">
            <text:p>2584</text:p>
          </table:table-cell>
          <table:table-cell table:formula="of:=INT(2048+2047*COS([.B175]))"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*2*PI()/4096" office:value-type="float" office:value="0.266912657092102" calcext:value-type="float">
            <text:p>0.266912657092102</text:p>
          </table:table-cell>
          <table:table-cell table:formula="of:=INT(2048+2047*SIN([.B176]))" office:value-type="float" office:value="2587" calcext:value-type="float">
            <text:p>2587</text:p>
          </table:table-cell>
          <table:table-cell table:formula="of:=INT(2048+2047*COS([.B176]))" office:value-type="float" office:value="4022" calcext:value-type="float">
            <text:p>402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*2*PI()/4096" office:value-type="float" office:value="0.268446637879987" calcext:value-type="float">
            <text:p>0.268446637879987</text:p>
          </table:table-cell>
          <table:table-cell table:formula="of:=INT(2048+2047*SIN([.B177]))" office:value-type="float" office:value="2590" calcext:value-type="float">
            <text:p>2590</text:p>
          </table:table-cell>
          <table:table-cell table:formula="of:=INT(2048+2047*COS([.B177]))" office:value-type="float" office:value="4021" calcext:value-type="float">
            <text:p>402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*2*PI()/4096" office:value-type="float" office:value="0.269980618667873" calcext:value-type="float">
            <text:p>0.269980618667873</text:p>
          </table:table-cell>
          <table:table-cell table:formula="of:=INT(2048+2047*SIN([.B178]))" office:value-type="float" office:value="2593" calcext:value-type="float">
            <text:p>2593</text:p>
          </table:table-cell>
          <table:table-cell table:formula="of:=INT(2048+2047*COS([.B178]))"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*2*PI()/4096" office:value-type="float" office:value="0.271514599455758" calcext:value-type="float">
            <text:p>0.271514599455758</text:p>
          </table:table-cell>
          <table:table-cell table:formula="of:=INT(2048+2047*SIN([.B179]))" office:value-type="float" office:value="2596" calcext:value-type="float">
            <text:p>2596</text:p>
          </table:table-cell>
          <table:table-cell table:formula="of:=INT(2048+2047*COS([.B179]))"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*2*PI()/4096" office:value-type="float" office:value="0.273048580243644" calcext:value-type="float">
            <text:p>0.273048580243644</text:p>
          </table:table-cell>
          <table:table-cell table:formula="of:=INT(2048+2047*SIN([.B180]))" office:value-type="float" office:value="2600" calcext:value-type="float">
            <text:p>2600</text:p>
          </table:table-cell>
          <table:table-cell table:formula="of:=INT(2048+2047*COS([.B180]))"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*2*PI()/4096" office:value-type="float" office:value="0.27458256103153" calcext:value-type="float">
            <text:p>0.27458256103153</text:p>
          </table:table-cell>
          <table:table-cell table:formula="of:=INT(2048+2047*SIN([.B181]))" office:value-type="float" office:value="2603" calcext:value-type="float">
            <text:p>2603</text:p>
          </table:table-cell>
          <table:table-cell table:formula="of:=INT(2048+2047*COS([.B181]))" office:value-type="float" office:value="4018" calcext:value-type="float">
            <text:p>401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*2*PI()/4096" office:value-type="float" office:value="0.276116541819415" calcext:value-type="float">
            <text:p>0.276116541819415</text:p>
          </table:table-cell>
          <table:table-cell table:formula="of:=INT(2048+2047*SIN([.B182]))" office:value-type="float" office:value="2606" calcext:value-type="float">
            <text:p>2606</text:p>
          </table:table-cell>
          <table:table-cell table:formula="of:=INT(2048+2047*COS([.B182]))" office:value-type="float" office:value="4017" calcext:value-type="float">
            <text:p>401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*2*PI()/4096" office:value-type="float" office:value="0.277650522607301" calcext:value-type="float">
            <text:p>0.277650522607301</text:p>
          </table:table-cell>
          <table:table-cell table:formula="of:=INT(2048+2047*SIN([.B183]))" office:value-type="float" office:value="2609" calcext:value-type="float">
            <text:p>2609</text:p>
          </table:table-cell>
          <table:table-cell table:formula="of:=INT(2048+2047*COS([.B183]))" office:value-type="float" office:value="4016" calcext:value-type="float">
            <text:p>401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*2*PI()/4096" office:value-type="float" office:value="0.279184503395187" calcext:value-type="float">
            <text:p>0.279184503395187</text:p>
          </table:table-cell>
          <table:table-cell table:formula="of:=INT(2048+2047*SIN([.B184]))" office:value-type="float" office:value="2612" calcext:value-type="float">
            <text:p>2612</text:p>
          </table:table-cell>
          <table:table-cell table:formula="of:=INT(2048+2047*COS([.B184]))"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*2*PI()/4096" office:value-type="float" office:value="0.280718484183072" calcext:value-type="float">
            <text:p>0.280718484183072</text:p>
          </table:table-cell>
          <table:table-cell table:formula="of:=INT(2048+2047*SIN([.B185]))" office:value-type="float" office:value="2615" calcext:value-type="float">
            <text:p>2615</text:p>
          </table:table-cell>
          <table:table-cell table:formula="of:=INT(2048+2047*COS([.B185]))" office:value-type="float" office:value="4014" calcext:value-type="float">
            <text:p>401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*2*PI()/4096" office:value-type="float" office:value="0.282252464970958" calcext:value-type="float">
            <text:p>0.282252464970958</text:p>
          </table:table-cell>
          <table:table-cell table:formula="of:=INT(2048+2047*SIN([.B186]))" office:value-type="float" office:value="2618" calcext:value-type="float">
            <text:p>2618</text:p>
          </table:table-cell>
          <table:table-cell table:formula="of:=INT(2048+2047*COS([.B186]))" office:value-type="float" office:value="4014" calcext:value-type="float">
            <text:p>401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*2*PI()/4096" office:value-type="float" office:value="0.283786445758844" calcext:value-type="float">
            <text:p>0.283786445758844</text:p>
          </table:table-cell>
          <table:table-cell table:formula="of:=INT(2048+2047*SIN([.B187]))" office:value-type="float" office:value="2621" calcext:value-type="float">
            <text:p>2621</text:p>
          </table:table-cell>
          <table:table-cell table:formula="of:=INT(2048+2047*COS([.B187]))"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*2*PI()/4096" office:value-type="float" office:value="0.285320426546729" calcext:value-type="float">
            <text:p>0.285320426546729</text:p>
          </table:table-cell>
          <table:table-cell table:formula="of:=INT(2048+2047*SIN([.B188]))" office:value-type="float" office:value="2624" calcext:value-type="float">
            <text:p>2624</text:p>
          </table:table-cell>
          <table:table-cell table:formula="of:=INT(2048+2047*COS([.B188]))" office:value-type="float" office:value="4012" calcext:value-type="float">
            <text:p>401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*2*PI()/4096" office:value-type="float" office:value="0.286854407334615" calcext:value-type="float">
            <text:p>0.286854407334615</text:p>
          </table:table-cell>
          <table:table-cell table:formula="of:=INT(2048+2047*SIN([.B189]))" office:value-type="float" office:value="2627" calcext:value-type="float">
            <text:p>2627</text:p>
          </table:table-cell>
          <table:table-cell table:formula="of:=INT(2048+2047*COS([.B189]))"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*2*PI()/4096" office:value-type="float" office:value="0.288388388122501" calcext:value-type="float">
            <text:p>0.288388388122501</text:p>
          </table:table-cell>
          <table:table-cell table:formula="of:=INT(2048+2047*SIN([.B190]))" office:value-type="float" office:value="2630" calcext:value-type="float">
            <text:p>2630</text:p>
          </table:table-cell>
          <table:table-cell table:formula="of:=INT(2048+2047*COS([.B190]))"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*2*PI()/4096" office:value-type="float" office:value="0.289922368910386" calcext:value-type="float">
            <text:p>0.289922368910386</text:p>
          </table:table-cell>
          <table:table-cell table:formula="of:=INT(2048+2047*SIN([.B191]))" office:value-type="float" office:value="2633" calcext:value-type="float">
            <text:p>2633</text:p>
          </table:table-cell>
          <table:table-cell table:formula="of:=INT(2048+2047*COS([.B191]))"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*2*PI()/4096" office:value-type="float" office:value="0.291456349698272" calcext:value-type="float">
            <text:p>0.291456349698272</text:p>
          </table:table-cell>
          <table:table-cell table:formula="of:=INT(2048+2047*SIN([.B192]))" office:value-type="float" office:value="2636" calcext:value-type="float">
            <text:p>2636</text:p>
          </table:table-cell>
          <table:table-cell table:formula="of:=INT(2048+2047*COS([.B192]))" office:value-type="float" office:value="4008" calcext:value-type="float">
            <text:p>400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*2*PI()/4096" office:value-type="float" office:value="0.292990330486157" calcext:value-type="float">
            <text:p>0.292990330486157</text:p>
          </table:table-cell>
          <table:table-cell table:formula="of:=INT(2048+2047*SIN([.B193]))" office:value-type="float" office:value="2639" calcext:value-type="float">
            <text:p>2639</text:p>
          </table:table-cell>
          <table:table-cell table:formula="of:=INT(2048+2047*COS([.B193]))" office:value-type="float" office:value="4007" calcext:value-type="float">
            <text:p>400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*2*PI()/4096" office:value-type="float" office:value="0.294524311274043" calcext:value-type="float">
            <text:p>0.294524311274043</text:p>
          </table:table-cell>
          <table:table-cell table:formula="of:=INT(2048+2047*SIN([.B194]))" office:value-type="float" office:value="2642" calcext:value-type="float">
            <text:p>2642</text:p>
          </table:table-cell>
          <table:table-cell table:formula="of:=INT(2048+2047*COS([.B194]))" office:value-type="float" office:value="4006" calcext:value-type="float">
            <text:p>400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*2*PI()/4096" office:value-type="float" office:value="0.296058292061929" calcext:value-type="float">
            <text:p>0.296058292061929</text:p>
          </table:table-cell>
          <table:table-cell table:formula="of:=INT(2048+2047*SIN([.B195]))" office:value-type="float" office:value="2645" calcext:value-type="float">
            <text:p>2645</text:p>
          </table:table-cell>
          <table:table-cell table:formula="of:=INT(2048+2047*COS([.B195]))"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*2*PI()/4096" office:value-type="float" office:value="0.297592272849814" calcext:value-type="float">
            <text:p>0.297592272849814</text:p>
          </table:table-cell>
          <table:table-cell table:formula="of:=INT(2048+2047*SIN([.B196]))" office:value-type="float" office:value="2648" calcext:value-type="float">
            <text:p>2648</text:p>
          </table:table-cell>
          <table:table-cell table:formula="of:=INT(2048+2047*COS([.B196]))"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*2*PI()/4096" office:value-type="float" office:value="0.2991262536377" calcext:value-type="float">
            <text:p>0.2991262536377</text:p>
          </table:table-cell>
          <table:table-cell table:formula="of:=INT(2048+2047*SIN([.B197]))" office:value-type="float" office:value="2651" calcext:value-type="float">
            <text:p>2651</text:p>
          </table:table-cell>
          <table:table-cell table:formula="of:=INT(2048+2047*COS([.B197]))"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*2*PI()/4096" office:value-type="float" office:value="0.300660234425586" calcext:value-type="float">
            <text:p>0.300660234425586</text:p>
          </table:table-cell>
          <table:table-cell table:formula="of:=INT(2048+2047*SIN([.B198]))" office:value-type="float" office:value="2654" calcext:value-type="float">
            <text:p>2654</text:p>
          </table:table-cell>
          <table:table-cell table:formula="of:=INT(2048+2047*COS([.B198]))"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*2*PI()/4096" office:value-type="float" office:value="0.302194215213471" calcext:value-type="float">
            <text:p>0.302194215213471</text:p>
          </table:table-cell>
          <table:table-cell table:formula="of:=INT(2048+2047*SIN([.B199]))" office:value-type="float" office:value="2657" calcext:value-type="float">
            <text:p>2657</text:p>
          </table:table-cell>
          <table:table-cell table:formula="of:=INT(2048+2047*COS([.B199]))"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*2*PI()/4096" office:value-type="float" office:value="0.303728196001357" calcext:value-type="float">
            <text:p>0.303728196001357</text:p>
          </table:table-cell>
          <table:table-cell table:formula="of:=INT(2048+2047*SIN([.B200]))" office:value-type="float" office:value="2660" calcext:value-type="float">
            <text:p>2660</text:p>
          </table:table-cell>
          <table:table-cell table:formula="of:=INT(2048+2047*COS([.B200]))" office:value-type="float" office:value="4001" calcext:value-type="float">
            <text:p>400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*2*PI()/4096" office:value-type="float" office:value="0.305262176789243" calcext:value-type="float">
            <text:p>0.305262176789243</text:p>
          </table:table-cell>
          <table:table-cell table:formula="of:=INT(2048+2047*SIN([.B201]))" office:value-type="float" office:value="2663" calcext:value-type="float">
            <text:p>2663</text:p>
          </table:table-cell>
          <table:table-cell table:formula="of:=INT(2048+2047*COS([.B201]))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*2*PI()/4096" office:value-type="float" office:value="0.306796157577128" calcext:value-type="float">
            <text:p>0.306796157577128</text:p>
          </table:table-cell>
          <table:table-cell table:formula="of:=INT(2048+2047*SIN([.B202]))" office:value-type="float" office:value="2666" calcext:value-type="float">
            <text:p>2666</text:p>
          </table:table-cell>
          <table:table-cell table:formula="of:=INT(2048+2047*COS([.B202]))" office:value-type="float" office:value="3999" calcext:value-type="float">
            <text:p>399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*2*PI()/4096" office:value-type="float" office:value="0.308330138365014" calcext:value-type="float">
            <text:p>0.308330138365014</text:p>
          </table:table-cell>
          <table:table-cell table:formula="of:=INT(2048+2047*SIN([.B203]))" office:value-type="float" office:value="2669" calcext:value-type="float">
            <text:p>2669</text:p>
          </table:table-cell>
          <table:table-cell table:formula="of:=INT(2048+2047*COS([.B203]))" office:value-type="float" office:value="3998" calcext:value-type="float">
            <text:p>399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*2*PI()/4096" office:value-type="float" office:value="0.309864119152899" calcext:value-type="float">
            <text:p>0.309864119152899</text:p>
          </table:table-cell>
          <table:table-cell table:formula="of:=INT(2048+2047*SIN([.B204]))" office:value-type="float" office:value="2672" calcext:value-type="float">
            <text:p>2672</text:p>
          </table:table-cell>
          <table:table-cell table:formula="of:=INT(2048+2047*COS([.B204]))"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*2*PI()/4096" office:value-type="float" office:value="0.311398099940785" calcext:value-type="float">
            <text:p>0.311398099940785</text:p>
          </table:table-cell>
          <table:table-cell table:formula="of:=INT(2048+2047*SIN([.B205]))" office:value-type="float" office:value="2675" calcext:value-type="float">
            <text:p>2675</text:p>
          </table:table-cell>
          <table:table-cell table:formula="of:=INT(2048+2047*COS([.B205]))"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*2*PI()/4096" office:value-type="float" office:value="0.312932080728671" calcext:value-type="float">
            <text:p>0.312932080728671</text:p>
          </table:table-cell>
          <table:table-cell table:formula="of:=INT(2048+2047*SIN([.B206]))" office:value-type="float" office:value="2678" calcext:value-type="float">
            <text:p>2678</text:p>
          </table:table-cell>
          <table:table-cell table:formula="of:=INT(2048+2047*COS([.B206]))" office:value-type="float" office:value="3995" calcext:value-type="float">
            <text:p>399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*2*PI()/4096" office:value-type="float" office:value="0.314466061516556" calcext:value-type="float">
            <text:p>0.314466061516556</text:p>
          </table:table-cell>
          <table:table-cell table:formula="of:=INT(2048+2047*SIN([.B207]))" office:value-type="float" office:value="2681" calcext:value-type="float">
            <text:p>2681</text:p>
          </table:table-cell>
          <table:table-cell table:formula="of:=INT(2048+2047*COS([.B207]))" office:value-type="float" office:value="3994" calcext:value-type="float">
            <text:p>399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*2*PI()/4096" office:value-type="float" office:value="0.316000042304442" calcext:value-type="float">
            <text:p>0.316000042304442</text:p>
          </table:table-cell>
          <table:table-cell table:formula="of:=INT(2048+2047*SIN([.B208]))" office:value-type="float" office:value="2684" calcext:value-type="float">
            <text:p>2684</text:p>
          </table:table-cell>
          <table:table-cell table:formula="of:=INT(2048+2047*COS([.B208]))" office:value-type="float" office:value="3993" calcext:value-type="float">
            <text:p>399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*2*PI()/4096" office:value-type="float" office:value="0.317534023092328" calcext:value-type="float">
            <text:p>0.317534023092328</text:p>
          </table:table-cell>
          <table:table-cell table:formula="of:=INT(2048+2047*SIN([.B209]))" office:value-type="float" office:value="2687" calcext:value-type="float">
            <text:p>2687</text:p>
          </table:table-cell>
          <table:table-cell table:formula="of:=INT(2048+2047*COS([.B209]))" office:value-type="float" office:value="3992" calcext:value-type="float">
            <text:p>399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*2*PI()/4096" office:value-type="float" office:value="0.319068003880213" calcext:value-type="float">
            <text:p>0.319068003880213</text:p>
          </table:table-cell>
          <table:table-cell table:formula="of:=INT(2048+2047*SIN([.B210]))" office:value-type="float" office:value="2690" calcext:value-type="float">
            <text:p>2690</text:p>
          </table:table-cell>
          <table:table-cell table:formula="of:=INT(2048+2047*COS([.B210]))"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*2*PI()/4096" office:value-type="float" office:value="0.320601984668099" calcext:value-type="float">
            <text:p>0.320601984668099</text:p>
          </table:table-cell>
          <table:table-cell table:formula="of:=INT(2048+2047*SIN([.B211]))" office:value-type="float" office:value="2693" calcext:value-type="float">
            <text:p>2693</text:p>
          </table:table-cell>
          <table:table-cell table:formula="of:=INT(2048+2047*COS([.B211]))" office:value-type="float" office:value="3990" calcext:value-type="float">
            <text:p>399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*2*PI()/4096" office:value-type="float" office:value="0.322135965455985" calcext:value-type="float">
            <text:p>0.322135965455985</text:p>
          </table:table-cell>
          <table:table-cell table:formula="of:=INT(2048+2047*SIN([.B212]))" office:value-type="float" office:value="2696" calcext:value-type="float">
            <text:p>2696</text:p>
          </table:table-cell>
          <table:table-cell table:formula="of:=INT(2048+2047*COS([.B212]))" office:value-type="float" office:value="3989" calcext:value-type="float">
            <text:p>398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*2*PI()/4096" office:value-type="float" office:value="0.32366994624387" calcext:value-type="float">
            <text:p>0.32366994624387</text:p>
          </table:table-cell>
          <table:table-cell table:formula="of:=INT(2048+2047*SIN([.B213]))" office:value-type="float" office:value="2699" calcext:value-type="float">
            <text:p>2699</text:p>
          </table:table-cell>
          <table:table-cell table:formula="of:=INT(2048+2047*COS([.B213]))" office:value-type="float" office:value="3988" calcext:value-type="float">
            <text:p>398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*2*PI()/4096" office:value-type="float" office:value="0.325203927031756" calcext:value-type="float">
            <text:p>0.325203927031756</text:p>
          </table:table-cell>
          <table:table-cell table:formula="of:=INT(2048+2047*SIN([.B214]))" office:value-type="float" office:value="2702" calcext:value-type="float">
            <text:p>2702</text:p>
          </table:table-cell>
          <table:table-cell table:formula="of:=INT(2048+2047*COS([.B214]))" office:value-type="float" office:value="3987" calcext:value-type="float">
            <text:p>398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*2*PI()/4096" office:value-type="float" office:value="0.326737907819642" calcext:value-type="float">
            <text:p>0.326737907819642</text:p>
          </table:table-cell>
          <table:table-cell table:formula="of:=INT(2048+2047*SIN([.B215]))" office:value-type="float" office:value="2704" calcext:value-type="float">
            <text:p>2704</text:p>
          </table:table-cell>
          <table:table-cell table:formula="of:=INT(2048+2047*COS([.B215]))" office:value-type="float" office:value="3986" calcext:value-type="float">
            <text:p>398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*2*PI()/4096" office:value-type="float" office:value="0.328271888607527" calcext:value-type="float">
            <text:p>0.328271888607527</text:p>
          </table:table-cell>
          <table:table-cell table:formula="of:=INT(2048+2047*SIN([.B216]))" office:value-type="float" office:value="2707" calcext:value-type="float">
            <text:p>2707</text:p>
          </table:table-cell>
          <table:table-cell table:formula="of:=INT(2048+2047*COS([.B216]))" office:value-type="float" office:value="3985" calcext:value-type="float">
            <text:p>398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*2*PI()/4096" office:value-type="float" office:value="0.329805869395413" calcext:value-type="float">
            <text:p>0.329805869395413</text:p>
          </table:table-cell>
          <table:table-cell table:formula="of:=INT(2048+2047*SIN([.B217]))" office:value-type="float" office:value="2710" calcext:value-type="float">
            <text:p>2710</text:p>
          </table:table-cell>
          <table:table-cell table:formula="of:=INT(2048+2047*COS([.B217]))" office:value-type="float" office:value="3984" calcext:value-type="float">
            <text:p>398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*2*PI()/4096" office:value-type="float" office:value="0.331339850183298" calcext:value-type="float">
            <text:p>0.331339850183298</text:p>
          </table:table-cell>
          <table:table-cell table:formula="of:=INT(2048+2047*SIN([.B218]))" office:value-type="float" office:value="2713" calcext:value-type="float">
            <text:p>2713</text:p>
          </table:table-cell>
          <table:table-cell table:formula="of:=INT(2048+2047*COS([.B218]))"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*2*PI()/4096" office:value-type="float" office:value="0.332873830971184" calcext:value-type="float">
            <text:p>0.332873830971184</text:p>
          </table:table-cell>
          <table:table-cell table:formula="of:=INT(2048+2047*SIN([.B219]))" office:value-type="float" office:value="2716" calcext:value-type="float">
            <text:p>2716</text:p>
          </table:table-cell>
          <table:table-cell table:formula="of:=INT(2048+2047*COS([.B219]))" office:value-type="float" office:value="3982" calcext:value-type="float">
            <text:p>398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*2*PI()/4096" office:value-type="float" office:value="0.33440781175907" calcext:value-type="float">
            <text:p>0.33440781175907</text:p>
          </table:table-cell>
          <table:table-cell table:formula="of:=INT(2048+2047*SIN([.B220]))" office:value-type="float" office:value="2719" calcext:value-type="float">
            <text:p>2719</text:p>
          </table:table-cell>
          <table:table-cell table:formula="of:=INT(2048+2047*COS([.B220]))"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*2*PI()/4096" office:value-type="float" office:value="0.335941792546955" calcext:value-type="float">
            <text:p>0.335941792546955</text:p>
          </table:table-cell>
          <table:table-cell table:formula="of:=INT(2048+2047*SIN([.B221]))" office:value-type="float" office:value="2722" calcext:value-type="float">
            <text:p>2722</text:p>
          </table:table-cell>
          <table:table-cell table:formula="of:=INT(2048+2047*COS([.B221]))" office:value-type="float" office:value="3980" calcext:value-type="float">
            <text:p>398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*2*PI()/4096" office:value-type="float" office:value="0.337475773334841" calcext:value-type="float">
            <text:p>0.337475773334841</text:p>
          </table:table-cell>
          <table:table-cell table:formula="of:=INT(2048+2047*SIN([.B222]))" office:value-type="float" office:value="2725" calcext:value-type="float">
            <text:p>2725</text:p>
          </table:table-cell>
          <table:table-cell table:formula="of:=INT(2048+2047*COS([.B222]))" office:value-type="float" office:value="3979" calcext:value-type="float">
            <text:p>397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*2*PI()/4096" office:value-type="float" office:value="0.339009754122727" calcext:value-type="float">
            <text:p>0.339009754122727</text:p>
          </table:table-cell>
          <table:table-cell table:formula="of:=INT(2048+2047*SIN([.B223]))" office:value-type="float" office:value="2728" calcext:value-type="float">
            <text:p>2728</text:p>
          </table:table-cell>
          <table:table-cell table:formula="of:=INT(2048+2047*COS([.B223]))"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*2*PI()/4096" office:value-type="float" office:value="0.340543734910612" calcext:value-type="float">
            <text:p>0.340543734910612</text:p>
          </table:table-cell>
          <table:table-cell table:formula="of:=INT(2048+2047*SIN([.B224]))" office:value-type="float" office:value="2731" calcext:value-type="float">
            <text:p>2731</text:p>
          </table:table-cell>
          <table:table-cell table:formula="of:=INT(2048+2047*COS([.B224]))" office:value-type="float" office:value="3977" calcext:value-type="float">
            <text:p>397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*2*PI()/4096" office:value-type="float" office:value="0.342077715698498" calcext:value-type="float">
            <text:p>0.342077715698498</text:p>
          </table:table-cell>
          <table:table-cell table:formula="of:=INT(2048+2047*SIN([.B225]))" office:value-type="float" office:value="2734" calcext:value-type="float">
            <text:p>2734</text:p>
          </table:table-cell>
          <table:table-cell table:formula="of:=INT(2048+2047*COS([.B225]))" office:value-type="float" office:value="3976" calcext:value-type="float">
            <text:p>397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*2*PI()/4096" office:value-type="float" office:value="0.343611696486384" calcext:value-type="float">
            <text:p>0.343611696486384</text:p>
          </table:table-cell>
          <table:table-cell table:formula="of:=INT(2048+2047*SIN([.B226]))" office:value-type="float" office:value="2737" calcext:value-type="float">
            <text:p>2737</text:p>
          </table:table-cell>
          <table:table-cell table:formula="of:=INT(2048+2047*COS([.B226]))" office:value-type="float" office:value="3975" calcext:value-type="float">
            <text:p>397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*2*PI()/4096" office:value-type="float" office:value="0.345145677274269" calcext:value-type="float">
            <text:p>0.345145677274269</text:p>
          </table:table-cell>
          <table:table-cell table:formula="of:=INT(2048+2047*SIN([.B227]))" office:value-type="float" office:value="2740" calcext:value-type="float">
            <text:p>2740</text:p>
          </table:table-cell>
          <table:table-cell table:formula="of:=INT(2048+2047*COS([.B227]))" office:value-type="float" office:value="3974" calcext:value-type="float">
            <text:p>397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*2*PI()/4096" office:value-type="float" office:value="0.346679658062155" calcext:value-type="float">
            <text:p>0.346679658062155</text:p>
          </table:table-cell>
          <table:table-cell table:formula="of:=INT(2048+2047*SIN([.B228]))" office:value-type="float" office:value="2743" calcext:value-type="float">
            <text:p>2743</text:p>
          </table:table-cell>
          <table:table-cell table:formula="of:=INT(2048+2047*COS([.B228]))" office:value-type="float" office:value="3973" calcext:value-type="float">
            <text:p>397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*2*PI()/4096" office:value-type="float" office:value="0.348213638850041" calcext:value-type="float">
            <text:p>0.348213638850041</text:p>
          </table:table-cell>
          <table:table-cell table:formula="of:=INT(2048+2047*SIN([.B229]))" office:value-type="float" office:value="2746" calcext:value-type="float">
            <text:p>2746</text:p>
          </table:table-cell>
          <table:table-cell table:formula="of:=INT(2048+2047*COS([.B229]))" office:value-type="float" office:value="3972" calcext:value-type="float">
            <text:p>397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*2*PI()/4096" office:value-type="float" office:value="0.349747619637926" calcext:value-type="float">
            <text:p>0.349747619637926</text:p>
          </table:table-cell>
          <table:table-cell table:formula="of:=INT(2048+2047*SIN([.B230]))" office:value-type="float" office:value="2749" calcext:value-type="float">
            <text:p>2749</text:p>
          </table:table-cell>
          <table:table-cell table:formula="of:=INT(2048+2047*COS([.B230]))" office:value-type="float" office:value="3971" calcext:value-type="float">
            <text:p>397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*2*PI()/4096" office:value-type="float" office:value="0.351281600425812" calcext:value-type="float">
            <text:p>0.351281600425812</text:p>
          </table:table-cell>
          <table:table-cell table:formula="of:=INT(2048+2047*SIN([.B231]))" office:value-type="float" office:value="2752" calcext:value-type="float">
            <text:p>2752</text:p>
          </table:table-cell>
          <table:table-cell table:formula="of:=INT(2048+2047*COS([.B231]))" office:value-type="float" office:value="3969" calcext:value-type="float">
            <text:p>396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*2*PI()/4096" office:value-type="float" office:value="0.352815581213697" calcext:value-type="float">
            <text:p>0.352815581213697</text:p>
          </table:table-cell>
          <table:table-cell table:formula="of:=INT(2048+2047*SIN([.B232]))" office:value-type="float" office:value="2755" calcext:value-type="float">
            <text:p>2755</text:p>
          </table:table-cell>
          <table:table-cell table:formula="of:=INT(2048+2047*COS([.B232]))" office:value-type="float" office:value="3968" calcext:value-type="float">
            <text:p>396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*2*PI()/4096" office:value-type="float" office:value="0.354349562001583" calcext:value-type="float">
            <text:p>0.354349562001583</text:p>
          </table:table-cell>
          <table:table-cell table:formula="of:=INT(2048+2047*SIN([.B233]))" office:value-type="float" office:value="2758" calcext:value-type="float">
            <text:p>2758</text:p>
          </table:table-cell>
          <table:table-cell table:formula="of:=INT(2048+2047*COS([.B233]))"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*2*PI()/4096" office:value-type="float" office:value="0.355883542789469" calcext:value-type="float">
            <text:p>0.355883542789469</text:p>
          </table:table-cell>
          <table:table-cell table:formula="of:=INT(2048+2047*SIN([.B234]))" office:value-type="float" office:value="2761" calcext:value-type="float">
            <text:p>2761</text:p>
          </table:table-cell>
          <table:table-cell table:formula="of:=INT(2048+2047*COS([.B234]))"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*2*PI()/4096" office:value-type="float" office:value="0.357417523577354" calcext:value-type="float">
            <text:p>0.357417523577354</text:p>
          </table:table-cell>
          <table:table-cell table:formula="of:=INT(2048+2047*SIN([.B235]))" office:value-type="float" office:value="2764" calcext:value-type="float">
            <text:p>2764</text:p>
          </table:table-cell>
          <table:table-cell table:formula="of:=INT(2048+2047*COS([.B235]))" office:value-type="float" office:value="3965" calcext:value-type="float">
            <text:p>396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*2*PI()/4096" office:value-type="float" office:value="0.35895150436524" calcext:value-type="float">
            <text:p>0.35895150436524</text:p>
          </table:table-cell>
          <table:table-cell table:formula="of:=INT(2048+2047*SIN([.B236]))" office:value-type="float" office:value="2767" calcext:value-type="float">
            <text:p>2767</text:p>
          </table:table-cell>
          <table:table-cell table:formula="of:=INT(2048+2047*COS([.B236]))"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*2*PI()/4096" office:value-type="float" office:value="0.360485485153126" calcext:value-type="float">
            <text:p>0.360485485153126</text:p>
          </table:table-cell>
          <table:table-cell table:formula="of:=INT(2048+2047*SIN([.B237]))" office:value-type="float" office:value="2770" calcext:value-type="float">
            <text:p>2770</text:p>
          </table:table-cell>
          <table:table-cell table:formula="of:=INT(2048+2047*COS([.B237]))" office:value-type="float" office:value="3963" calcext:value-type="float">
            <text:p>396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*2*PI()/4096" office:value-type="float" office:value="0.362019465941011" calcext:value-type="float">
            <text:p>0.362019465941011</text:p>
          </table:table-cell>
          <table:table-cell table:formula="of:=INT(2048+2047*SIN([.B238]))" office:value-type="float" office:value="2772" calcext:value-type="float">
            <text:p>2772</text:p>
          </table:table-cell>
          <table:table-cell table:formula="of:=INT(2048+2047*COS([.B238]))" office:value-type="float" office:value="3962" calcext:value-type="float">
            <text:p>396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*2*PI()/4096" office:value-type="float" office:value="0.363553446728897" calcext:value-type="float">
            <text:p>0.363553446728897</text:p>
          </table:table-cell>
          <table:table-cell table:formula="of:=INT(2048+2047*SIN([.B239]))" office:value-type="float" office:value="2775" calcext:value-type="float">
            <text:p>2775</text:p>
          </table:table-cell>
          <table:table-cell table:formula="of:=INT(2048+2047*COS([.B239]))" office:value-type="float" office:value="3961" calcext:value-type="float">
            <text:p>396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*2*PI()/4096" office:value-type="float" office:value="0.365087427516783" calcext:value-type="float">
            <text:p>0.365087427516783</text:p>
          </table:table-cell>
          <table:table-cell table:formula="of:=INT(2048+2047*SIN([.B240]))" office:value-type="float" office:value="2778" calcext:value-type="float">
            <text:p>2778</text:p>
          </table:table-cell>
          <table:table-cell table:formula="of:=INT(2048+2047*COS([.B240]))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*2*PI()/4096" office:value-type="float" office:value="0.366621408304668" calcext:value-type="float">
            <text:p>0.366621408304668</text:p>
          </table:table-cell>
          <table:table-cell table:formula="of:=INT(2048+2047*SIN([.B241]))" office:value-type="float" office:value="2781" calcext:value-type="float">
            <text:p>2781</text:p>
          </table:table-cell>
          <table:table-cell table:formula="of:=INT(2048+2047*COS([.B241]))" office:value-type="float" office:value="3958" calcext:value-type="float">
            <text:p>395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*2*PI()/4096" office:value-type="float" office:value="0.368155389092554" calcext:value-type="float">
            <text:p>0.368155389092554</text:p>
          </table:table-cell>
          <table:table-cell table:formula="of:=INT(2048+2047*SIN([.B242]))" office:value-type="float" office:value="2784" calcext:value-type="float">
            <text:p>2784</text:p>
          </table:table-cell>
          <table:table-cell table:formula="of:=INT(2048+2047*COS([.B242]))" office:value-type="float" office:value="3957" calcext:value-type="float">
            <text:p>395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*2*PI()/4096" office:value-type="float" office:value="0.36968936988044" calcext:value-type="float">
            <text:p>0.36968936988044</text:p>
          </table:table-cell>
          <table:table-cell table:formula="of:=INT(2048+2047*SIN([.B243]))" office:value-type="float" office:value="2787" calcext:value-type="float">
            <text:p>2787</text:p>
          </table:table-cell>
          <table:table-cell table:formula="of:=INT(2048+2047*COS([.B243]))" office:value-type="float" office:value="3956" calcext:value-type="float">
            <text:p>395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*2*PI()/4096" office:value-type="float" office:value="0.371223350668325" calcext:value-type="float">
            <text:p>0.371223350668325</text:p>
          </table:table-cell>
          <table:table-cell table:formula="of:=INT(2048+2047*SIN([.B244]))" office:value-type="float" office:value="2790" calcext:value-type="float">
            <text:p>2790</text:p>
          </table:table-cell>
          <table:table-cell table:formula="of:=INT(2048+2047*COS([.B244]))" office:value-type="float" office:value="3955" calcext:value-type="float">
            <text:p>395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*2*PI()/4096" office:value-type="float" office:value="0.372757331456211" calcext:value-type="float">
            <text:p>0.372757331456211</text:p>
          </table:table-cell>
          <table:table-cell table:formula="of:=INT(2048+2047*SIN([.B245]))" office:value-type="float" office:value="2793" calcext:value-type="float">
            <text:p>2793</text:p>
          </table:table-cell>
          <table:table-cell table:formula="of:=INT(2048+2047*COS([.B245]))" office:value-type="float" office:value="3954" calcext:value-type="float">
            <text:p>395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*2*PI()/4096" office:value-type="float" office:value="0.374291312244096" calcext:value-type="float">
            <text:p>0.374291312244096</text:p>
          </table:table-cell>
          <table:table-cell table:formula="of:=INT(2048+2047*SIN([.B246]))" office:value-type="float" office:value="2796" calcext:value-type="float">
            <text:p>2796</text:p>
          </table:table-cell>
          <table:table-cell table:formula="of:=INT(2048+2047*COS([.B246]))" office:value-type="float" office:value="3953" calcext:value-type="float">
            <text:p>395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*2*PI()/4096" office:value-type="float" office:value="0.375825293031982" calcext:value-type="float">
            <text:p>0.375825293031982</text:p>
          </table:table-cell>
          <table:table-cell table:formula="of:=INT(2048+2047*SIN([.B247]))" office:value-type="float" office:value="2799" calcext:value-type="float">
            <text:p>2799</text:p>
          </table:table-cell>
          <table:table-cell table:formula="of:=INT(2048+2047*COS([.B247]))" office:value-type="float" office:value="3952" calcext:value-type="float">
            <text:p>395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*2*PI()/4096" office:value-type="float" office:value="0.377359273819868" calcext:value-type="float">
            <text:p>0.377359273819868</text:p>
          </table:table-cell>
          <table:table-cell table:formula="of:=INT(2048+2047*SIN([.B248]))" office:value-type="float" office:value="2802" calcext:value-type="float">
            <text:p>2802</text:p>
          </table:table-cell>
          <table:table-cell table:formula="of:=INT(2048+2047*COS([.B248]))" office:value-type="float" office:value="3950" calcext:value-type="float">
            <text:p>395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*2*PI()/4096" office:value-type="float" office:value="0.378893254607753" calcext:value-type="float">
            <text:p>0.378893254607753</text:p>
          </table:table-cell>
          <table:table-cell table:formula="of:=INT(2048+2047*SIN([.B249]))" office:value-type="float" office:value="2805" calcext:value-type="float">
            <text:p>2805</text:p>
          </table:table-cell>
          <table:table-cell table:formula="of:=INT(2048+2047*COS([.B249]))"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*2*PI()/4096" office:value-type="float" office:value="0.380427235395639" calcext:value-type="float">
            <text:p>0.380427235395639</text:p>
          </table:table-cell>
          <table:table-cell table:formula="of:=INT(2048+2047*SIN([.B250]))" office:value-type="float" office:value="2808" calcext:value-type="float">
            <text:p>2808</text:p>
          </table:table-cell>
          <table:table-cell table:formula="of:=INT(2048+2047*COS([.B250]))" office:value-type="float" office:value="3948" calcext:value-type="float">
            <text:p>394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*2*PI()/4096" office:value-type="float" office:value="0.381961216183525" calcext:value-type="float">
            <text:p>0.381961216183525</text:p>
          </table:table-cell>
          <table:table-cell table:formula="of:=INT(2048+2047*SIN([.B251]))" office:value-type="float" office:value="2811" calcext:value-type="float">
            <text:p>2811</text:p>
          </table:table-cell>
          <table:table-cell table:formula="of:=INT(2048+2047*COS([.B251]))" office:value-type="float" office:value="3947" calcext:value-type="float">
            <text:p>394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*2*PI()/4096" office:value-type="float" office:value="0.38349519697141" calcext:value-type="float">
            <text:p>0.38349519697141</text:p>
          </table:table-cell>
          <table:table-cell table:formula="of:=INT(2048+2047*SIN([.B252]))" office:value-type="float" office:value="2813" calcext:value-type="float">
            <text:p>2813</text:p>
          </table:table-cell>
          <table:table-cell table:formula="of:=INT(2048+2047*COS([.B252]))"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*2*PI()/4096" office:value-type="float" office:value="0.385029177759296" calcext:value-type="float">
            <text:p>0.385029177759296</text:p>
          </table:table-cell>
          <table:table-cell table:formula="of:=INT(2048+2047*SIN([.B253]))" office:value-type="float" office:value="2816" calcext:value-type="float">
            <text:p>2816</text:p>
          </table:table-cell>
          <table:table-cell table:formula="of:=INT(2048+2047*COS([.B253]))" office:value-type="float" office:value="3945" calcext:value-type="float">
            <text:p>394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*2*PI()/4096" office:value-type="float" office:value="0.386563158547182" calcext:value-type="float">
            <text:p>0.386563158547182</text:p>
          </table:table-cell>
          <table:table-cell table:formula="of:=INT(2048+2047*SIN([.B254]))" office:value-type="float" office:value="2819" calcext:value-type="float">
            <text:p>2819</text:p>
          </table:table-cell>
          <table:table-cell table:formula="of:=INT(2048+2047*COS([.B254]))" office:value-type="float" office:value="3943" calcext:value-type="float">
            <text:p>394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*2*PI()/4096" office:value-type="float" office:value="0.388097139335067" calcext:value-type="float">
            <text:p>0.388097139335067</text:p>
          </table:table-cell>
          <table:table-cell table:formula="of:=INT(2048+2047*SIN([.B255]))" office:value-type="float" office:value="2822" calcext:value-type="float">
            <text:p>2822</text:p>
          </table:table-cell>
          <table:table-cell table:formula="of:=INT(2048+2047*COS([.B255]))" office:value-type="float" office:value="3942" calcext:value-type="float">
            <text:p>394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*2*PI()/4096" office:value-type="float" office:value="0.389631120122953" calcext:value-type="float">
            <text:p>0.389631120122953</text:p>
          </table:table-cell>
          <table:table-cell table:formula="of:=INT(2048+2047*SIN([.B256]))" office:value-type="float" office:value="2825" calcext:value-type="float">
            <text:p>2825</text:p>
          </table:table-cell>
          <table:table-cell table:formula="of:=INT(2048+2047*COS([.B256]))" office:value-type="float" office:value="3941" calcext:value-type="float">
            <text:p>394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*2*PI()/4096" office:value-type="float" office:value="0.391165100910838" calcext:value-type="float">
            <text:p>0.391165100910838</text:p>
          </table:table-cell>
          <table:table-cell table:formula="of:=INT(2048+2047*SIN([.B257]))" office:value-type="float" office:value="2828" calcext:value-type="float">
            <text:p>2828</text:p>
          </table:table-cell>
          <table:table-cell table:formula="of:=INT(2048+2047*COS([.B257]))" office:value-type="float" office:value="3940" calcext:value-type="float">
            <text:p>394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*2*PI()/4096" office:value-type="float" office:value="0.392699081698724" calcext:value-type="float">
            <text:p>0.392699081698724</text:p>
          </table:table-cell>
          <table:table-cell table:formula="of:=INT(2048+2047*SIN([.B258]))" office:value-type="float" office:value="2831" calcext:value-type="float">
            <text:p>2831</text:p>
          </table:table-cell>
          <table:table-cell table:formula="of:=INT(2048+2047*COS([.B258]))" office:value-type="float" office:value="3939" calcext:value-type="float">
            <text:p>393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*2*PI()/4096" office:value-type="float" office:value="0.39423306248661" calcext:value-type="float">
            <text:p>0.39423306248661</text:p>
          </table:table-cell>
          <table:table-cell table:formula="of:=INT(2048+2047*SIN([.B259]))" office:value-type="float" office:value="2834" calcext:value-type="float">
            <text:p>2834</text:p>
          </table:table-cell>
          <table:table-cell table:formula="of:=INT(2048+2047*COS([.B259]))" office:value-type="float" office:value="3937" calcext:value-type="float">
            <text:p>393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*2*PI()/4096" office:value-type="float" office:value="0.395767043274495" calcext:value-type="float">
            <text:p>0.395767043274495</text:p>
          </table:table-cell>
          <table:table-cell table:formula="of:=INT(2048+2047*SIN([.B260]))" office:value-type="float" office:value="2837" calcext:value-type="float">
            <text:p>2837</text:p>
          </table:table-cell>
          <table:table-cell table:formula="of:=INT(2048+2047*COS([.B260]))" office:value-type="float" office:value="3936" calcext:value-type="float">
            <text:p>393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*2*PI()/4096" office:value-type="float" office:value="0.397301024062381" calcext:value-type="float">
            <text:p>0.397301024062381</text:p>
          </table:table-cell>
          <table:table-cell table:formula="of:=INT(2048+2047*SIN([.B261]))" office:value-type="float" office:value="2840" calcext:value-type="float">
            <text:p>2840</text:p>
          </table:table-cell>
          <table:table-cell table:formula="of:=INT(2048+2047*COS([.B261]))"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*2*PI()/4096" office:value-type="float" office:value="0.398835004850267" calcext:value-type="float">
            <text:p>0.398835004850267</text:p>
          </table:table-cell>
          <table:table-cell table:formula="of:=INT(2048+2047*SIN([.B262]))" office:value-type="float" office:value="2842" calcext:value-type="float">
            <text:p>2842</text:p>
          </table:table-cell>
          <table:table-cell table:formula="of:=INT(2048+2047*COS([.B262]))"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*2*PI()/4096" office:value-type="float" office:value="0.400368985638152" calcext:value-type="float">
            <text:p>0.400368985638152</text:p>
          </table:table-cell>
          <table:table-cell table:formula="of:=INT(2048+2047*SIN([.B263]))" office:value-type="float" office:value="2845" calcext:value-type="float">
            <text:p>2845</text:p>
          </table:table-cell>
          <table:table-cell table:formula="of:=INT(2048+2047*COS([.B263]))" office:value-type="float" office:value="3933" calcext:value-type="float">
            <text:p>393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*2*PI()/4096" office:value-type="float" office:value="0.401902966426038" calcext:value-type="float">
            <text:p>0.401902966426038</text:p>
          </table:table-cell>
          <table:table-cell table:formula="of:=INT(2048+2047*SIN([.B264]))" office:value-type="float" office:value="2848" calcext:value-type="float">
            <text:p>2848</text:p>
          </table:table-cell>
          <table:table-cell table:formula="of:=INT(2048+2047*COS([.B264]))"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*2*PI()/4096" office:value-type="float" office:value="0.403436947213924" calcext:value-type="float">
            <text:p>0.403436947213924</text:p>
          </table:table-cell>
          <table:table-cell table:formula="of:=INT(2048+2047*SIN([.B265]))" office:value-type="float" office:value="2851" calcext:value-type="float">
            <text:p>2851</text:p>
          </table:table-cell>
          <table:table-cell table:formula="of:=INT(2048+2047*COS([.B265]))" office:value-type="float" office:value="3930" calcext:value-type="float">
            <text:p>393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*2*PI()/4096" office:value-type="float" office:value="0.404970928001809" calcext:value-type="float">
            <text:p>0.404970928001809</text:p>
          </table:table-cell>
          <table:table-cell table:formula="of:=INT(2048+2047*SIN([.B266]))" office:value-type="float" office:value="2854" calcext:value-type="float">
            <text:p>2854</text:p>
          </table:table-cell>
          <table:table-cell table:formula="of:=INT(2048+2047*COS([.B266]))" office:value-type="float" office:value="3929" calcext:value-type="float">
            <text:p>392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*2*PI()/4096" office:value-type="float" office:value="0.406504908789695" calcext:value-type="float">
            <text:p>0.406504908789695</text:p>
          </table:table-cell>
          <table:table-cell table:formula="of:=INT(2048+2047*SIN([.B267]))" office:value-type="float" office:value="2857" calcext:value-type="float">
            <text:p>2857</text:p>
          </table:table-cell>
          <table:table-cell table:formula="of:=INT(2048+2047*COS([.B267]))" office:value-type="float" office:value="3928" calcext:value-type="float">
            <text:p>392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*2*PI()/4096" office:value-type="float" office:value="0.408038889577581" calcext:value-type="float">
            <text:p>0.408038889577581</text:p>
          </table:table-cell>
          <table:table-cell table:formula="of:=INT(2048+2047*SIN([.B268]))" office:value-type="float" office:value="2860" calcext:value-type="float">
            <text:p>2860</text:p>
          </table:table-cell>
          <table:table-cell table:formula="of:=INT(2048+2047*COS([.B268]))" office:value-type="float" office:value="3926" calcext:value-type="float">
            <text:p>392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*2*PI()/4096" office:value-type="float" office:value="0.409572870365466" calcext:value-type="float">
            <text:p>0.409572870365466</text:p>
          </table:table-cell>
          <table:table-cell table:formula="of:=INT(2048+2047*SIN([.B269]))" office:value-type="float" office:value="2863" calcext:value-type="float">
            <text:p>2863</text:p>
          </table:table-cell>
          <table:table-cell table:formula="of:=INT(2048+2047*COS([.B269]))" office:value-type="float" office:value="3925" calcext:value-type="float">
            <text:p>392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*2*PI()/4096" office:value-type="float" office:value="0.411106851153352" calcext:value-type="float">
            <text:p>0.411106851153352</text:p>
          </table:table-cell>
          <table:table-cell table:formula="of:=INT(2048+2047*SIN([.B270]))" office:value-type="float" office:value="2866" calcext:value-type="float">
            <text:p>2866</text:p>
          </table:table-cell>
          <table:table-cell table:formula="of:=INT(2048+2047*COS([.B270]))" office:value-type="float" office:value="3924" calcext:value-type="float">
            <text:p>392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*2*PI()/4096" office:value-type="float" office:value="0.412640831941237" calcext:value-type="float">
            <text:p>0.412640831941237</text:p>
          </table:table-cell>
          <table:table-cell table:formula="of:=INT(2048+2047*SIN([.B271]))" office:value-type="float" office:value="2868" calcext:value-type="float">
            <text:p>2868</text:p>
          </table:table-cell>
          <table:table-cell table:formula="of:=INT(2048+2047*COS([.B271]))" office:value-type="float" office:value="3923" calcext:value-type="float">
            <text:p>392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*2*PI()/4096" office:value-type="float" office:value="0.414174812729123" calcext:value-type="float">
            <text:p>0.414174812729123</text:p>
          </table:table-cell>
          <table:table-cell table:formula="of:=INT(2048+2047*SIN([.B272]))" office:value-type="float" office:value="2871" calcext:value-type="float">
            <text:p>2871</text:p>
          </table:table-cell>
          <table:table-cell table:formula="of:=INT(2048+2047*COS([.B272]))" office:value-type="float" office:value="3921" calcext:value-type="float">
            <text:p>392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*2*PI()/4096" office:value-type="float" office:value="0.415708793517009" calcext:value-type="float">
            <text:p>0.415708793517009</text:p>
          </table:table-cell>
          <table:table-cell table:formula="of:=INT(2048+2047*SIN([.B273]))" office:value-type="float" office:value="2874" calcext:value-type="float">
            <text:p>2874</text:p>
          </table:table-cell>
          <table:table-cell table:formula="of:=INT(2048+2047*COS([.B273]))"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*2*PI()/4096" office:value-type="float" office:value="0.417242774304894" calcext:value-type="float">
            <text:p>0.417242774304894</text:p>
          </table:table-cell>
          <table:table-cell table:formula="of:=INT(2048+2047*SIN([.B274]))" office:value-type="float" office:value="2877" calcext:value-type="float">
            <text:p>2877</text:p>
          </table:table-cell>
          <table:table-cell table:formula="of:=INT(2048+2047*COS([.B274]))" office:value-type="float" office:value="3919" calcext:value-type="float">
            <text:p>391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*2*PI()/4096" office:value-type="float" office:value="0.41877675509278" calcext:value-type="float">
            <text:p>0.41877675509278</text:p>
          </table:table-cell>
          <table:table-cell table:formula="of:=INT(2048+2047*SIN([.B275]))" office:value-type="float" office:value="2880" calcext:value-type="float">
            <text:p>2880</text:p>
          </table:table-cell>
          <table:table-cell table:formula="of:=INT(2048+2047*COS([.B275]))" office:value-type="float" office:value="3918" calcext:value-type="float">
            <text:p>391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*2*PI()/4096" office:value-type="float" office:value="0.420310735880666" calcext:value-type="float">
            <text:p>0.420310735880666</text:p>
          </table:table-cell>
          <table:table-cell table:formula="of:=INT(2048+2047*SIN([.B276]))" office:value-type="float" office:value="2883" calcext:value-type="float">
            <text:p>2883</text:p>
          </table:table-cell>
          <table:table-cell table:formula="of:=INT(2048+2047*COS([.B276]))"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*2*PI()/4096" office:value-type="float" office:value="0.421844716668551" calcext:value-type="float">
            <text:p>0.421844716668551</text:p>
          </table:table-cell>
          <table:table-cell table:formula="of:=INT(2048+2047*SIN([.B277]))" office:value-type="float" office:value="2886" calcext:value-type="float">
            <text:p>2886</text:p>
          </table:table-cell>
          <table:table-cell table:formula="of:=INT(2048+2047*COS([.B277]))" office:value-type="float" office:value="3915" calcext:value-type="float">
            <text:p>391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*2*PI()/4096" office:value-type="float" office:value="0.423378697456437" calcext:value-type="float">
            <text:p>0.423378697456437</text:p>
          </table:table-cell>
          <table:table-cell table:formula="of:=INT(2048+2047*SIN([.B278]))" office:value-type="float" office:value="2888" calcext:value-type="float">
            <text:p>2888</text:p>
          </table:table-cell>
          <table:table-cell table:formula="of:=INT(2048+2047*COS([.B278]))" office:value-type="float" office:value="3914" calcext:value-type="float">
            <text:p>391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*2*PI()/4096" office:value-type="float" office:value="0.424912678244323" calcext:value-type="float">
            <text:p>0.424912678244323</text:p>
          </table:table-cell>
          <table:table-cell table:formula="of:=INT(2048+2047*SIN([.B279]))" office:value-type="float" office:value="2891" calcext:value-type="float">
            <text:p>2891</text:p>
          </table:table-cell>
          <table:table-cell table:formula="of:=INT(2048+2047*COS([.B279]))" office:value-type="float" office:value="3912" calcext:value-type="float">
            <text:p>391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*2*PI()/4096" office:value-type="float" office:value="0.426446659032208" calcext:value-type="float">
            <text:p>0.426446659032208</text:p>
          </table:table-cell>
          <table:table-cell table:formula="of:=INT(2048+2047*SIN([.B280]))" office:value-type="float" office:value="2894" calcext:value-type="float">
            <text:p>2894</text:p>
          </table:table-cell>
          <table:table-cell table:formula="of:=INT(2048+2047*COS([.B280]))" office:value-type="float" office:value="3911" calcext:value-type="float">
            <text:p>391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*2*PI()/4096" office:value-type="float" office:value="0.427980639820094" calcext:value-type="float">
            <text:p>0.427980639820094</text:p>
          </table:table-cell>
          <table:table-cell table:formula="of:=INT(2048+2047*SIN([.B281]))" office:value-type="float" office:value="2897" calcext:value-type="float">
            <text:p>2897</text:p>
          </table:table-cell>
          <table:table-cell table:formula="of:=INT(2048+2047*COS([.B281]))"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*2*PI()/4096" office:value-type="float" office:value="0.42951462060798" calcext:value-type="float">
            <text:p>0.42951462060798</text:p>
          </table:table-cell>
          <table:table-cell table:formula="of:=INT(2048+2047*SIN([.B282]))" office:value-type="float" office:value="2900" calcext:value-type="float">
            <text:p>2900</text:p>
          </table:table-cell>
          <table:table-cell table:formula="of:=INT(2048+2047*COS([.B282]))" office:value-type="float" office:value="3909" calcext:value-type="float">
            <text:p>390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*2*PI()/4096" office:value-type="float" office:value="0.431048601395865" calcext:value-type="float">
            <text:p>0.431048601395865</text:p>
          </table:table-cell>
          <table:table-cell table:formula="of:=INT(2048+2047*SIN([.B283]))" office:value-type="float" office:value="2903" calcext:value-type="float">
            <text:p>2903</text:p>
          </table:table-cell>
          <table:table-cell table:formula="of:=INT(2048+2047*COS([.B283]))"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*2*PI()/4096" office:value-type="float" office:value="0.432582582183751" calcext:value-type="float">
            <text:p>0.432582582183751</text:p>
          </table:table-cell>
          <table:table-cell table:formula="of:=INT(2048+2047*SIN([.B284]))" office:value-type="float" office:value="2906" calcext:value-type="float">
            <text:p>2906</text:p>
          </table:table-cell>
          <table:table-cell table:formula="of:=INT(2048+2047*COS([.B284]))" office:value-type="float" office:value="3906" calcext:value-type="float">
            <text:p>390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*2*PI()/4096" office:value-type="float" office:value="0.434116562971636" calcext:value-type="float">
            <text:p>0.434116562971636</text:p>
          </table:table-cell>
          <table:table-cell table:formula="of:=INT(2048+2047*SIN([.B285]))" office:value-type="float" office:value="2908" calcext:value-type="float">
            <text:p>2908</text:p>
          </table:table-cell>
          <table:table-cell table:formula="of:=INT(2048+2047*COS([.B285]))" office:value-type="float" office:value="3905" calcext:value-type="float">
            <text:p>390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*2*PI()/4096" office:value-type="float" office:value="0.435650543759522" calcext:value-type="float">
            <text:p>0.435650543759522</text:p>
          </table:table-cell>
          <table:table-cell table:formula="of:=INT(2048+2047*SIN([.B286]))" office:value-type="float" office:value="2911" calcext:value-type="float">
            <text:p>2911</text:p>
          </table:table-cell>
          <table:table-cell table:formula="of:=INT(2048+2047*COS([.B286]))"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*2*PI()/4096" office:value-type="float" office:value="0.437184524547408" calcext:value-type="float">
            <text:p>0.437184524547408</text:p>
          </table:table-cell>
          <table:table-cell table:formula="of:=INT(2048+2047*SIN([.B287]))" office:value-type="float" office:value="2914" calcext:value-type="float">
            <text:p>2914</text:p>
          </table:table-cell>
          <table:table-cell table:formula="of:=INT(2048+2047*COS([.B287]))" office:value-type="float" office:value="3902" calcext:value-type="float">
            <text:p>390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*2*PI()/4096" office:value-type="float" office:value="0.438718505335293" calcext:value-type="float">
            <text:p>0.438718505335293</text:p>
          </table:table-cell>
          <table:table-cell table:formula="of:=INT(2048+2047*SIN([.B288]))" office:value-type="float" office:value="2917" calcext:value-type="float">
            <text:p>2917</text:p>
          </table:table-cell>
          <table:table-cell table:formula="of:=INT(2048+2047*COS([.B288]))" office:value-type="float" office:value="3901" calcext:value-type="float">
            <text:p>390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*2*PI()/4096" office:value-type="float" office:value="0.440252486123179" calcext:value-type="float">
            <text:p>0.440252486123179</text:p>
          </table:table-cell>
          <table:table-cell table:formula="of:=INT(2048+2047*SIN([.B289]))" office:value-type="float" office:value="2920" calcext:value-type="float">
            <text:p>2920</text:p>
          </table:table-cell>
          <table:table-cell table:formula="of:=INT(2048+2047*COS([.B289]))" office:value-type="float" office:value="3899" calcext:value-type="float">
            <text:p>3899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*2*PI()/4096" office:value-type="float" office:value="0.441786466911065" calcext:value-type="float">
            <text:p>0.441786466911065</text:p>
          </table:table-cell>
          <table:table-cell table:formula="of:=INT(2048+2047*SIN([.B290]))" office:value-type="float" office:value="2923" calcext:value-type="float">
            <text:p>2923</text:p>
          </table:table-cell>
          <table:table-cell table:formula="of:=INT(2048+2047*COS([.B290]))"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*2*PI()/4096" office:value-type="float" office:value="0.44332044769895" calcext:value-type="float">
            <text:p>0.44332044769895</text:p>
          </table:table-cell>
          <table:table-cell table:formula="of:=INT(2048+2047*SIN([.B291]))" office:value-type="float" office:value="2926" calcext:value-type="float">
            <text:p>2926</text:p>
          </table:table-cell>
          <table:table-cell table:formula="of:=INT(2048+2047*COS([.B291]))" office:value-type="float" office:value="3897" calcext:value-type="float">
            <text:p>389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*2*PI()/4096" office:value-type="float" office:value="0.444854428486836" calcext:value-type="float">
            <text:p>0.444854428486836</text:p>
          </table:table-cell>
          <table:table-cell table:formula="of:=INT(2048+2047*SIN([.B292]))" office:value-type="float" office:value="2928" calcext:value-type="float">
            <text:p>2928</text:p>
          </table:table-cell>
          <table:table-cell table:formula="of:=INT(2048+2047*COS([.B292]))"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*2*PI()/4096" office:value-type="float" office:value="0.446388409274722" calcext:value-type="float">
            <text:p>0.446388409274722</text:p>
          </table:table-cell>
          <table:table-cell table:formula="of:=INT(2048+2047*SIN([.B293]))" office:value-type="float" office:value="2931" calcext:value-type="float">
            <text:p>2931</text:p>
          </table:table-cell>
          <table:table-cell table:formula="of:=INT(2048+2047*COS([.B293]))" office:value-type="float" office:value="3894" calcext:value-type="float">
            <text:p>389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*2*PI()/4096" office:value-type="float" office:value="0.447922390062607" calcext:value-type="float">
            <text:p>0.447922390062607</text:p>
          </table:table-cell>
          <table:table-cell table:formula="of:=INT(2048+2047*SIN([.B294]))" office:value-type="float" office:value="2934" calcext:value-type="float">
            <text:p>2934</text:p>
          </table:table-cell>
          <table:table-cell table:formula="of:=INT(2048+2047*COS([.B294]))"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*2*PI()/4096" office:value-type="float" office:value="0.449456370850493" calcext:value-type="float">
            <text:p>0.449456370850493</text:p>
          </table:table-cell>
          <table:table-cell table:formula="of:=INT(2048+2047*SIN([.B295]))" office:value-type="float" office:value="2937" calcext:value-type="float">
            <text:p>2937</text:p>
          </table:table-cell>
          <table:table-cell table:formula="of:=INT(2048+2047*COS([.B295]))" office:value-type="float" office:value="3891" calcext:value-type="float">
            <text:p>389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*2*PI()/4096" office:value-type="float" office:value="0.450990351638379" calcext:value-type="float">
            <text:p>0.450990351638379</text:p>
          </table:table-cell>
          <table:table-cell table:formula="of:=INT(2048+2047*SIN([.B296]))" office:value-type="float" office:value="2940" calcext:value-type="float">
            <text:p>2940</text:p>
          </table:table-cell>
          <table:table-cell table:formula="of:=INT(2048+2047*COS([.B296]))" office:value-type="float" office:value="3890" calcext:value-type="float">
            <text:p>389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*2*PI()/4096" office:value-type="float" office:value="0.452524332426264" calcext:value-type="float">
            <text:p>0.452524332426264</text:p>
          </table:table-cell>
          <table:table-cell table:formula="of:=INT(2048+2047*SIN([.B297]))" office:value-type="float" office:value="2943" calcext:value-type="float">
            <text:p>2943</text:p>
          </table:table-cell>
          <table:table-cell table:formula="of:=INT(2048+2047*COS([.B297]))" office:value-type="float" office:value="3888" calcext:value-type="float">
            <text:p>3888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*2*PI()/4096" office:value-type="float" office:value="0.45405831321415" calcext:value-type="float">
            <text:p>0.45405831321415</text:p>
          </table:table-cell>
          <table:table-cell table:formula="of:=INT(2048+2047*SIN([.B298]))" office:value-type="float" office:value="2945" calcext:value-type="float">
            <text:p>2945</text:p>
          </table:table-cell>
          <table:table-cell table:formula="of:=INT(2048+2047*COS([.B298]))" office:value-type="float" office:value="3887" calcext:value-type="float">
            <text:p>388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*2*PI()/4096" office:value-type="float" office:value="0.455592294002035" calcext:value-type="float">
            <text:p>0.455592294002035</text:p>
          </table:table-cell>
          <table:table-cell table:formula="of:=INT(2048+2047*SIN([.B299]))" office:value-type="float" office:value="2948" calcext:value-type="float">
            <text:p>2948</text:p>
          </table:table-cell>
          <table:table-cell table:formula="of:=INT(2048+2047*COS([.B299]))" office:value-type="float" office:value="3886" calcext:value-type="float">
            <text:p>388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*2*PI()/4096" office:value-type="float" office:value="0.457126274789921" calcext:value-type="float">
            <text:p>0.457126274789921</text:p>
          </table:table-cell>
          <table:table-cell table:formula="of:=INT(2048+2047*SIN([.B300]))" office:value-type="float" office:value="2951" calcext:value-type="float">
            <text:p>2951</text:p>
          </table:table-cell>
          <table:table-cell table:formula="of:=INT(2048+2047*COS([.B300]))" office:value-type="float" office:value="3884" calcext:value-type="float">
            <text:p>388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*2*PI()/4096" office:value-type="float" office:value="0.458660255577807" calcext:value-type="float">
            <text:p>0.458660255577807</text:p>
          </table:table-cell>
          <table:table-cell table:formula="of:=INT(2048+2047*SIN([.B301]))" office:value-type="float" office:value="2954" calcext:value-type="float">
            <text:p>2954</text:p>
          </table:table-cell>
          <table:table-cell table:formula="of:=INT(2048+2047*COS([.B301]))"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*2*PI()/4096" office:value-type="float" office:value="0.460194236365692" calcext:value-type="float">
            <text:p>0.460194236365692</text:p>
          </table:table-cell>
          <table:table-cell table:formula="of:=INT(2048+2047*SIN([.B302]))" office:value-type="float" office:value="2957" calcext:value-type="float">
            <text:p>2957</text:p>
          </table:table-cell>
          <table:table-cell table:formula="of:=INT(2048+2047*COS([.B302]))" office:value-type="float" office:value="3882" calcext:value-type="float">
            <text:p>388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*2*PI()/4096" office:value-type="float" office:value="0.461728217153578" calcext:value-type="float">
            <text:p>0.461728217153578</text:p>
          </table:table-cell>
          <table:table-cell table:formula="of:=INT(2048+2047*SIN([.B303]))" office:value-type="float" office:value="2959" calcext:value-type="float">
            <text:p>2959</text:p>
          </table:table-cell>
          <table:table-cell table:formula="of:=INT(2048+2047*COS([.B303]))" office:value-type="float" office:value="3880" calcext:value-type="float">
            <text:p>388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*2*PI()/4096" office:value-type="float" office:value="0.463262197941464" calcext:value-type="float">
            <text:p>0.463262197941464</text:p>
          </table:table-cell>
          <table:table-cell table:formula="of:=INT(2048+2047*SIN([.B304]))" office:value-type="float" office:value="2962" calcext:value-type="float">
            <text:p>2962</text:p>
          </table:table-cell>
          <table:table-cell table:formula="of:=INT(2048+2047*COS([.B304]))" office:value-type="float" office:value="3879" calcext:value-type="float">
            <text:p>387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*2*PI()/4096" office:value-type="float" office:value="0.464796178729349" calcext:value-type="float">
            <text:p>0.464796178729349</text:p>
          </table:table-cell>
          <table:table-cell table:formula="of:=INT(2048+2047*SIN([.B305]))" office:value-type="float" office:value="2965" calcext:value-type="float">
            <text:p>2965</text:p>
          </table:table-cell>
          <table:table-cell table:formula="of:=INT(2048+2047*COS([.B305]))" office:value-type="float" office:value="3877" calcext:value-type="float">
            <text:p>387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*2*PI()/4096" office:value-type="float" office:value="0.466330159517235" calcext:value-type="float">
            <text:p>0.466330159517235</text:p>
          </table:table-cell>
          <table:table-cell table:formula="of:=INT(2048+2047*SIN([.B306]))" office:value-type="float" office:value="2968" calcext:value-type="float">
            <text:p>2968</text:p>
          </table:table-cell>
          <table:table-cell table:formula="of:=INT(2048+2047*COS([.B306]))" office:value-type="float" office:value="3876" calcext:value-type="float">
            <text:p>3876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*2*PI()/4096" office:value-type="float" office:value="0.467864140305121" calcext:value-type="float">
            <text:p>0.467864140305121</text:p>
          </table:table-cell>
          <table:table-cell table:formula="of:=INT(2048+2047*SIN([.B307]))" office:value-type="float" office:value="2971" calcext:value-type="float">
            <text:p>2971</text:p>
          </table:table-cell>
          <table:table-cell table:formula="of:=INT(2048+2047*COS([.B307]))" office:value-type="float" office:value="3875" calcext:value-type="float">
            <text:p>387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*2*PI()/4096" office:value-type="float" office:value="0.469398121093006" calcext:value-type="float">
            <text:p>0.469398121093006</text:p>
          </table:table-cell>
          <table:table-cell table:formula="of:=INT(2048+2047*SIN([.B308]))" office:value-type="float" office:value="2973" calcext:value-type="float">
            <text:p>2973</text:p>
          </table:table-cell>
          <table:table-cell table:formula="of:=INT(2048+2047*COS([.B308]))" office:value-type="float" office:value="3873" calcext:value-type="float">
            <text:p>3873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*2*PI()/4096" office:value-type="float" office:value="0.470932101880892" calcext:value-type="float">
            <text:p>0.470932101880892</text:p>
          </table:table-cell>
          <table:table-cell table:formula="of:=INT(2048+2047*SIN([.B309]))" office:value-type="float" office:value="2976" calcext:value-type="float">
            <text:p>2976</text:p>
          </table:table-cell>
          <table:table-cell table:formula="of:=INT(2048+2047*COS([.B309]))"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*2*PI()/4096" office:value-type="float" office:value="0.472466082668777" calcext:value-type="float">
            <text:p>0.472466082668777</text:p>
          </table:table-cell>
          <table:table-cell table:formula="of:=INT(2048+2047*SIN([.B310]))" office:value-type="float" office:value="2979" calcext:value-type="float">
            <text:p>2979</text:p>
          </table:table-cell>
          <table:table-cell table:formula="of:=INT(2048+2047*COS([.B310]))" office:value-type="float" office:value="3870" calcext:value-type="float">
            <text:p>387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*2*PI()/4096" office:value-type="float" office:value="0.474000063456663" calcext:value-type="float">
            <text:p>0.474000063456663</text:p>
          </table:table-cell>
          <table:table-cell table:formula="of:=INT(2048+2047*SIN([.B311]))" office:value-type="float" office:value="2982" calcext:value-type="float">
            <text:p>2982</text:p>
          </table:table-cell>
          <table:table-cell table:formula="of:=INT(2048+2047*COS([.B311]))" office:value-type="float" office:value="3869" calcext:value-type="float">
            <text:p>386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*2*PI()/4096" office:value-type="float" office:value="0.475534044244549" calcext:value-type="float">
            <text:p>0.475534044244549</text:p>
          </table:table-cell>
          <table:table-cell table:formula="of:=INT(2048+2047*SIN([.B312]))" office:value-type="float" office:value="2985" calcext:value-type="float">
            <text:p>2985</text:p>
          </table:table-cell>
          <table:table-cell table:formula="of:=INT(2048+2047*COS([.B312]))" office:value-type="float" office:value="3867" calcext:value-type="float">
            <text:p>3867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*2*PI()/4096" office:value-type="float" office:value="0.477068025032434" calcext:value-type="float">
            <text:p>0.477068025032434</text:p>
          </table:table-cell>
          <table:table-cell table:formula="of:=INT(2048+2047*SIN([.B313]))" office:value-type="float" office:value="2987" calcext:value-type="float">
            <text:p>2987</text:p>
          </table:table-cell>
          <table:table-cell table:formula="of:=INT(2048+2047*COS([.B313]))" office:value-type="float" office:value="3866" calcext:value-type="float">
            <text:p>386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*2*PI()/4096" office:value-type="float" office:value="0.47860200582032" calcext:value-type="float">
            <text:p>0.47860200582032</text:p>
          </table:table-cell>
          <table:table-cell table:formula="of:=INT(2048+2047*SIN([.B314]))" office:value-type="float" office:value="2990" calcext:value-type="float">
            <text:p>2990</text:p>
          </table:table-cell>
          <table:table-cell table:formula="of:=INT(2048+2047*COS([.B314]))" office:value-type="float" office:value="3864" calcext:value-type="float">
            <text:p>386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*2*PI()/4096" office:value-type="float" office:value="0.480135986608206" calcext:value-type="float">
            <text:p>0.480135986608206</text:p>
          </table:table-cell>
          <table:table-cell table:formula="of:=INT(2048+2047*SIN([.B315]))" office:value-type="float" office:value="2993" calcext:value-type="float">
            <text:p>2993</text:p>
          </table:table-cell>
          <table:table-cell table:formula="of:=INT(2048+2047*COS([.B315]))" office:value-type="float" office:value="3863" calcext:value-type="float">
            <text:p>386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*2*PI()/4096" office:value-type="float" office:value="0.481669967396091" calcext:value-type="float">
            <text:p>0.481669967396091</text:p>
          </table:table-cell>
          <table:table-cell table:formula="of:=INT(2048+2047*SIN([.B316]))" office:value-type="float" office:value="2996" calcext:value-type="float">
            <text:p>2996</text:p>
          </table:table-cell>
          <table:table-cell table:formula="of:=INT(2048+2047*COS([.B316]))"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*2*PI()/4096" office:value-type="float" office:value="0.483203948183977" calcext:value-type="float">
            <text:p>0.483203948183977</text:p>
          </table:table-cell>
          <table:table-cell table:formula="of:=INT(2048+2047*SIN([.B317]))" office:value-type="float" office:value="2999" calcext:value-type="float">
            <text:p>2999</text:p>
          </table:table-cell>
          <table:table-cell table:formula="of:=INT(2048+2047*COS([.B317]))"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*2*PI()/4096" office:value-type="float" office:value="0.484737928971863" calcext:value-type="float">
            <text:p>0.484737928971863</text:p>
          </table:table-cell>
          <table:table-cell table:formula="of:=INT(2048+2047*SIN([.B318]))" office:value-type="float" office:value="3001" calcext:value-type="float">
            <text:p>3001</text:p>
          </table:table-cell>
          <table:table-cell table:formula="of:=INT(2048+2047*COS([.B318]))" office:value-type="float" office:value="3859" calcext:value-type="float">
            <text:p>3859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*2*PI()/4096" office:value-type="float" office:value="0.486271909759748" calcext:value-type="float">
            <text:p>0.486271909759748</text:p>
          </table:table-cell>
          <table:table-cell table:formula="of:=INT(2048+2047*SIN([.B319]))" office:value-type="float" office:value="3004" calcext:value-type="float">
            <text:p>3004</text:p>
          </table:table-cell>
          <table:table-cell table:formula="of:=INT(2048+2047*COS([.B319]))" office:value-type="float" office:value="3857" calcext:value-type="float">
            <text:p>385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*2*PI()/4096" office:value-type="float" office:value="0.487805890547634" calcext:value-type="float">
            <text:p>0.487805890547634</text:p>
          </table:table-cell>
          <table:table-cell table:formula="of:=INT(2048+2047*SIN([.B320]))" office:value-type="float" office:value="3007" calcext:value-type="float">
            <text:p>3007</text:p>
          </table:table-cell>
          <table:table-cell table:formula="of:=INT(2048+2047*COS([.B320]))" office:value-type="float" office:value="3856" calcext:value-type="float">
            <text:p>385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*2*PI()/4096" office:value-type="float" office:value="0.48933987133552" calcext:value-type="float">
            <text:p>0.48933987133552</text:p>
          </table:table-cell>
          <table:table-cell table:formula="of:=INT(2048+2047*SIN([.B321]))" office:value-type="float" office:value="3010" calcext:value-type="float">
            <text:p>3010</text:p>
          </table:table-cell>
          <table:table-cell table:formula="of:=INT(2048+2047*COS([.B321]))" office:value-type="float" office:value="3854" calcext:value-type="float">
            <text:p>385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*2*PI()/4096" office:value-type="float" office:value="0.490873852123405" calcext:value-type="float">
            <text:p>0.490873852123405</text:p>
          </table:table-cell>
          <table:table-cell table:formula="of:=INT(2048+2047*SIN([.B322]))" office:value-type="float" office:value="3012" calcext:value-type="float">
            <text:p>3012</text:p>
          </table:table-cell>
          <table:table-cell table:formula="of:=INT(2048+2047*COS([.B322]))" office:value-type="float" office:value="3853" calcext:value-type="float">
            <text:p>385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*2*PI()/4096" office:value-type="float" office:value="0.492407832911291" calcext:value-type="float">
            <text:p>0.492407832911291</text:p>
          </table:table-cell>
          <table:table-cell table:formula="of:=INT(2048+2047*SIN([.B323]))" office:value-type="float" office:value="3015" calcext:value-type="float">
            <text:p>3015</text:p>
          </table:table-cell>
          <table:table-cell table:formula="of:=INT(2048+2047*COS([.B323]))"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*2*PI()/4096" office:value-type="float" office:value="0.493941813699176" calcext:value-type="float">
            <text:p>0.493941813699176</text:p>
          </table:table-cell>
          <table:table-cell table:formula="of:=INT(2048+2047*SIN([.B324]))" office:value-type="float" office:value="3018" calcext:value-type="float">
            <text:p>3018</text:p>
          </table:table-cell>
          <table:table-cell table:formula="of:=INT(2048+2047*COS([.B324]))"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*2*PI()/4096" office:value-type="float" office:value="0.495475794487062" calcext:value-type="float">
            <text:p>0.495475794487062</text:p>
          </table:table-cell>
          <table:table-cell table:formula="of:=INT(2048+2047*SIN([.B325]))" office:value-type="float" office:value="3021" calcext:value-type="float">
            <text:p>3021</text:p>
          </table:table-cell>
          <table:table-cell table:formula="of:=INT(2048+2047*COS([.B325]))" office:value-type="float" office:value="3848" calcext:value-type="float">
            <text:p>384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*2*PI()/4096" office:value-type="float" office:value="0.497009775274948" calcext:value-type="float">
            <text:p>0.497009775274948</text:p>
          </table:table-cell>
          <table:table-cell table:formula="of:=INT(2048+2047*SIN([.B326]))" office:value-type="float" office:value="3024" calcext:value-type="float">
            <text:p>3024</text:p>
          </table:table-cell>
          <table:table-cell table:formula="of:=INT(2048+2047*COS([.B326]))" office:value-type="float" office:value="3847" calcext:value-type="float">
            <text:p>384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*2*PI()/4096" office:value-type="float" office:value="0.498543756062833" calcext:value-type="float">
            <text:p>0.498543756062833</text:p>
          </table:table-cell>
          <table:table-cell table:formula="of:=INT(2048+2047*SIN([.B327]))" office:value-type="float" office:value="3026" calcext:value-type="float">
            <text:p>3026</text:p>
          </table:table-cell>
          <table:table-cell table:formula="of:=INT(2048+2047*COS([.B327]))" office:value-type="float" office:value="3845" calcext:value-type="float">
            <text:p>384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*2*PI()/4096" office:value-type="float" office:value="0.500077736850719" calcext:value-type="float">
            <text:p>0.500077736850719</text:p>
          </table:table-cell>
          <table:table-cell table:formula="of:=INT(2048+2047*SIN([.B328]))" office:value-type="float" office:value="3029" calcext:value-type="float">
            <text:p>3029</text:p>
          </table:table-cell>
          <table:table-cell table:formula="of:=INT(2048+2047*COS([.B328]))" office:value-type="float" office:value="3844" calcext:value-type="float">
            <text:p>384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*2*PI()/4096" office:value-type="float" office:value="0.501611717638605" calcext:value-type="float">
            <text:p>0.501611717638605</text:p>
          </table:table-cell>
          <table:table-cell table:formula="of:=INT(2048+2047*SIN([.B329]))" office:value-type="float" office:value="3032" calcext:value-type="float">
            <text:p>3032</text:p>
          </table:table-cell>
          <table:table-cell table:formula="of:=INT(2048+2047*COS([.B329]))" office:value-type="float" office:value="3842" calcext:value-type="float">
            <text:p>3842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*2*PI()/4096" office:value-type="float" office:value="0.50314569842649" calcext:value-type="float">
            <text:p>0.50314569842649</text:p>
          </table:table-cell>
          <table:table-cell table:formula="of:=INT(2048+2047*SIN([.B330]))" office:value-type="float" office:value="3035" calcext:value-type="float">
            <text:p>3035</text:p>
          </table:table-cell>
          <table:table-cell table:formula="of:=INT(2048+2047*COS([.B330]))" office:value-type="float" office:value="3841" calcext:value-type="float">
            <text:p>384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*2*PI()/4096" office:value-type="float" office:value="0.504679679214376" calcext:value-type="float">
            <text:p>0.504679679214376</text:p>
          </table:table-cell>
          <table:table-cell table:formula="of:=INT(2048+2047*SIN([.B331]))" office:value-type="float" office:value="3037" calcext:value-type="float">
            <text:p>3037</text:p>
          </table:table-cell>
          <table:table-cell table:formula="of:=INT(2048+2047*COS([.B331]))"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*2*PI()/4096" office:value-type="float" office:value="0.506213660002262" calcext:value-type="float">
            <text:p>0.506213660002262</text:p>
          </table:table-cell>
          <table:table-cell table:formula="of:=INT(2048+2047*SIN([.B332]))" office:value-type="float" office:value="3040" calcext:value-type="float">
            <text:p>3040</text:p>
          </table:table-cell>
          <table:table-cell table:formula="of:=INT(2048+2047*COS([.B332]))" office:value-type="float" office:value="3838" calcext:value-type="float">
            <text:p>383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*2*PI()/4096" office:value-type="float" office:value="0.507747640790147" calcext:value-type="float">
            <text:p>0.507747640790147</text:p>
          </table:table-cell>
          <table:table-cell table:formula="of:=INT(2048+2047*SIN([.B333]))" office:value-type="float" office:value="3043" calcext:value-type="float">
            <text:p>3043</text:p>
          </table:table-cell>
          <table:table-cell table:formula="of:=INT(2048+2047*COS([.B333]))" office:value-type="float" office:value="3836" calcext:value-type="float">
            <text:p>383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*2*PI()/4096" office:value-type="float" office:value="0.509281621578033" calcext:value-type="float">
            <text:p>0.509281621578033</text:p>
          </table:table-cell>
          <table:table-cell table:formula="of:=INT(2048+2047*SIN([.B334]))" office:value-type="float" office:value="3046" calcext:value-type="float">
            <text:p>3046</text:p>
          </table:table-cell>
          <table:table-cell table:formula="of:=INT(2048+2047*COS([.B334]))"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*2*PI()/4096" office:value-type="float" office:value="0.510815602365919" calcext:value-type="float">
            <text:p>0.510815602365919</text:p>
          </table:table-cell>
          <table:table-cell table:formula="of:=INT(2048+2047*SIN([.B335]))" office:value-type="float" office:value="3048" calcext:value-type="float">
            <text:p>3048</text:p>
          </table:table-cell>
          <table:table-cell table:formula="of:=INT(2048+2047*COS([.B335]))" office:value-type="float" office:value="3833" calcext:value-type="float">
            <text:p>383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*2*PI()/4096" office:value-type="float" office:value="0.512349583153804" calcext:value-type="float">
            <text:p>0.512349583153804</text:p>
          </table:table-cell>
          <table:table-cell table:formula="of:=INT(2048+2047*SIN([.B336]))" office:value-type="float" office:value="3051" calcext:value-type="float">
            <text:p>3051</text:p>
          </table:table-cell>
          <table:table-cell table:formula="of:=INT(2048+2047*COS([.B336]))"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*2*PI()/4096" office:value-type="float" office:value="0.51388356394169" calcext:value-type="float">
            <text:p>0.51388356394169</text:p>
          </table:table-cell>
          <table:table-cell table:formula="of:=INT(2048+2047*SIN([.B337]))" office:value-type="float" office:value="3054" calcext:value-type="float">
            <text:p>3054</text:p>
          </table:table-cell>
          <table:table-cell table:formula="of:=INT(2048+2047*COS([.B337]))"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*2*PI()/4096" office:value-type="float" office:value="0.515417544729575" calcext:value-type="float">
            <text:p>0.515417544729575</text:p>
          </table:table-cell>
          <table:table-cell table:formula="of:=INT(2048+2047*SIN([.B338]))" office:value-type="float" office:value="3056" calcext:value-type="float">
            <text:p>3056</text:p>
          </table:table-cell>
          <table:table-cell table:formula="of:=INT(2048+2047*COS([.B338]))" office:value-type="float" office:value="3829" calcext:value-type="float">
            <text:p>3829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*2*PI()/4096" office:value-type="float" office:value="0.516951525517461" calcext:value-type="float">
            <text:p>0.516951525517461</text:p>
          </table:table-cell>
          <table:table-cell table:formula="of:=INT(2048+2047*SIN([.B339]))" office:value-type="float" office:value="3059" calcext:value-type="float">
            <text:p>3059</text:p>
          </table:table-cell>
          <table:table-cell table:formula="of:=INT(2048+2047*COS([.B339]))"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*2*PI()/4096" office:value-type="float" office:value="0.518485506305347" calcext:value-type="float">
            <text:p>0.518485506305347</text:p>
          </table:table-cell>
          <table:table-cell table:formula="of:=INT(2048+2047*SIN([.B340]))" office:value-type="float" office:value="3062" calcext:value-type="float">
            <text:p>3062</text:p>
          </table:table-cell>
          <table:table-cell table:formula="of:=INT(2048+2047*COS([.B340]))" office:value-type="float" office:value="3825" calcext:value-type="float">
            <text:p>382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*2*PI()/4096" office:value-type="float" office:value="0.520019487093232" calcext:value-type="float">
            <text:p>0.520019487093232</text:p>
          </table:table-cell>
          <table:table-cell table:formula="of:=INT(2048+2047*SIN([.B341]))" office:value-type="float" office:value="3065" calcext:value-type="float">
            <text:p>3065</text:p>
          </table:table-cell>
          <table:table-cell table:formula="of:=INT(2048+2047*COS([.B341]))" office:value-type="float" office:value="3824" calcext:value-type="float">
            <text:p>382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*2*PI()/4096" office:value-type="float" office:value="0.521553467881118" calcext:value-type="float">
            <text:p>0.521553467881118</text:p>
          </table:table-cell>
          <table:table-cell table:formula="of:=INT(2048+2047*SIN([.B342]))" office:value-type="float" office:value="3067" calcext:value-type="float">
            <text:p>3067</text:p>
          </table:table-cell>
          <table:table-cell table:formula="of:=INT(2048+2047*COS([.B342]))" office:value-type="float" office:value="3822" calcext:value-type="float">
            <text:p>382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*2*PI()/4096" office:value-type="float" office:value="0.523087448669004" calcext:value-type="float">
            <text:p>0.523087448669004</text:p>
          </table:table-cell>
          <table:table-cell table:formula="of:=INT(2048+2047*SIN([.B343]))" office:value-type="float" office:value="3070" calcext:value-type="float">
            <text:p>3070</text:p>
          </table:table-cell>
          <table:table-cell table:formula="of:=INT(2048+2047*COS([.B343]))" office:value-type="float" office:value="3821" calcext:value-type="float">
            <text:p>382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*2*PI()/4096" office:value-type="float" office:value="0.524621429456889" calcext:value-type="float">
            <text:p>0.524621429456889</text:p>
          </table:table-cell>
          <table:table-cell table:formula="of:=INT(2048+2047*SIN([.B344]))" office:value-type="float" office:value="3073" calcext:value-type="float">
            <text:p>3073</text:p>
          </table:table-cell>
          <table:table-cell table:formula="of:=INT(2048+2047*COS([.B344]))" office:value-type="float" office:value="3819" calcext:value-type="float">
            <text:p>3819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*2*PI()/4096" office:value-type="float" office:value="0.526155410244775" calcext:value-type="float">
            <text:p>0.526155410244775</text:p>
          </table:table-cell>
          <table:table-cell table:formula="of:=INT(2048+2047*SIN([.B345]))" office:value-type="float" office:value="3076" calcext:value-type="float">
            <text:p>3076</text:p>
          </table:table-cell>
          <table:table-cell table:formula="of:=INT(2048+2047*COS([.B345]))" office:value-type="float" office:value="3818" calcext:value-type="float">
            <text:p>381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*2*PI()/4096" office:value-type="float" office:value="0.527689391032661" calcext:value-type="float">
            <text:p>0.527689391032661</text:p>
          </table:table-cell>
          <table:table-cell table:formula="of:=INT(2048+2047*SIN([.B346]))" office:value-type="float" office:value="3078" calcext:value-type="float">
            <text:p>3078</text:p>
          </table:table-cell>
          <table:table-cell table:formula="of:=INT(2048+2047*COS([.B346]))" office:value-type="float" office:value="3816" calcext:value-type="float">
            <text:p>381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*2*PI()/4096" office:value-type="float" office:value="0.529223371820546" calcext:value-type="float">
            <text:p>0.529223371820546</text:p>
          </table:table-cell>
          <table:table-cell table:formula="of:=INT(2048+2047*SIN([.B347]))" office:value-type="float" office:value="3081" calcext:value-type="float">
            <text:p>3081</text:p>
          </table:table-cell>
          <table:table-cell table:formula="of:=INT(2048+2047*COS([.B347]))" office:value-type="float" office:value="3814" calcext:value-type="float">
            <text:p>381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*2*PI()/4096" office:value-type="float" office:value="0.530757352608432" calcext:value-type="float">
            <text:p>0.530757352608432</text:p>
          </table:table-cell>
          <table:table-cell table:formula="of:=INT(2048+2047*SIN([.B348]))" office:value-type="float" office:value="3084" calcext:value-type="float">
            <text:p>3084</text:p>
          </table:table-cell>
          <table:table-cell table:formula="of:=INT(2048+2047*COS([.B348]))" office:value-type="float" office:value="3813" calcext:value-type="float">
            <text:p>381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*2*PI()/4096" office:value-type="float" office:value="0.532291333396318" calcext:value-type="float">
            <text:p>0.532291333396318</text:p>
          </table:table-cell>
          <table:table-cell table:formula="of:=INT(2048+2047*SIN([.B349]))" office:value-type="float" office:value="3086" calcext:value-type="float">
            <text:p>3086</text:p>
          </table:table-cell>
          <table:table-cell table:formula="of:=INT(2048+2047*COS([.B349]))" office:value-type="float" office:value="3811" calcext:value-type="float">
            <text:p>381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*2*PI()/4096" office:value-type="float" office:value="0.533825314184203" calcext:value-type="float">
            <text:p>0.533825314184203</text:p>
          </table:table-cell>
          <table:table-cell table:formula="of:=INT(2048+2047*SIN([.B350]))" office:value-type="float" office:value="3089" calcext:value-type="float">
            <text:p>3089</text:p>
          </table:table-cell>
          <table:table-cell table:formula="of:=INT(2048+2047*COS([.B350]))" office:value-type="float" office:value="3810" calcext:value-type="float">
            <text:p>381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*2*PI()/4096" office:value-type="float" office:value="0.535359294972089" calcext:value-type="float">
            <text:p>0.535359294972089</text:p>
          </table:table-cell>
          <table:table-cell table:formula="of:=INT(2048+2047*SIN([.B351]))" office:value-type="float" office:value="3092" calcext:value-type="float">
            <text:p>3092</text:p>
          </table:table-cell>
          <table:table-cell table:formula="of:=INT(2048+2047*COS([.B351]))" office:value-type="float" office:value="3808" calcext:value-type="float">
            <text:p>38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*2*PI()/4096" office:value-type="float" office:value="0.536893275759974" calcext:value-type="float">
            <text:p>0.536893275759974</text:p>
          </table:table-cell>
          <table:table-cell table:formula="of:=INT(2048+2047*SIN([.B352]))" office:value-type="float" office:value="3094" calcext:value-type="float">
            <text:p>3094</text:p>
          </table:table-cell>
          <table:table-cell table:formula="of:=INT(2048+2047*COS([.B352]))" office:value-type="float" office:value="3806" calcext:value-type="float">
            <text:p>3806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*2*PI()/4096" office:value-type="float" office:value="0.53842725654786" calcext:value-type="float">
            <text:p>0.53842725654786</text:p>
          </table:table-cell>
          <table:table-cell table:formula="of:=INT(2048+2047*SIN([.B353]))" office:value-type="float" office:value="3097" calcext:value-type="float">
            <text:p>3097</text:p>
          </table:table-cell>
          <table:table-cell table:formula="of:=INT(2048+2047*COS([.B353]))" office:value-type="float" office:value="3805" calcext:value-type="float">
            <text:p>380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*2*PI()/4096" office:value-type="float" office:value="0.539961237335746" calcext:value-type="float">
            <text:p>0.539961237335746</text:p>
          </table:table-cell>
          <table:table-cell table:formula="of:=INT(2048+2047*SIN([.B354]))" office:value-type="float" office:value="3100" calcext:value-type="float">
            <text:p>3100</text:p>
          </table:table-cell>
          <table:table-cell table:formula="of:=INT(2048+2047*COS([.B354]))"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*2*PI()/4096" office:value-type="float" office:value="0.541495218123631" calcext:value-type="float">
            <text:p>0.541495218123631</text:p>
          </table:table-cell>
          <table:table-cell table:formula="of:=INT(2048+2047*SIN([.B355]))" office:value-type="float" office:value="3103" calcext:value-type="float">
            <text:p>3103</text:p>
          </table:table-cell>
          <table:table-cell table:formula="of:=INT(2048+2047*COS([.B355]))" office:value-type="float" office:value="3802" calcext:value-type="float">
            <text:p>3802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*2*PI()/4096" office:value-type="float" office:value="0.543029198911517" calcext:value-type="float">
            <text:p>0.543029198911517</text:p>
          </table:table-cell>
          <table:table-cell table:formula="of:=INT(2048+2047*SIN([.B356]))" office:value-type="float" office:value="3105" calcext:value-type="float">
            <text:p>3105</text:p>
          </table:table-cell>
          <table:table-cell table:formula="of:=INT(2048+2047*COS([.B356]))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*2*PI()/4096" office:value-type="float" office:value="0.544563179699403" calcext:value-type="float">
            <text:p>0.544563179699403</text:p>
          </table:table-cell>
          <table:table-cell table:formula="of:=INT(2048+2047*SIN([.B357]))" office:value-type="float" office:value="3108" calcext:value-type="float">
            <text:p>3108</text:p>
          </table:table-cell>
          <table:table-cell table:formula="of:=INT(2048+2047*COS([.B357]))" office:value-type="float" office:value="3798" calcext:value-type="float">
            <text:p>3798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*2*PI()/4096" office:value-type="float" office:value="0.546097160487288" calcext:value-type="float">
            <text:p>0.546097160487288</text:p>
          </table:table-cell>
          <table:table-cell table:formula="of:=INT(2048+2047*SIN([.B358]))" office:value-type="float" office:value="3111" calcext:value-type="float">
            <text:p>3111</text:p>
          </table:table-cell>
          <table:table-cell table:formula="of:=INT(2048+2047*COS([.B358]))" office:value-type="float" office:value="3797" calcext:value-type="float">
            <text:p>3797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*2*PI()/4096" office:value-type="float" office:value="0.547631141275174" calcext:value-type="float">
            <text:p>0.547631141275174</text:p>
          </table:table-cell>
          <table:table-cell table:formula="of:=INT(2048+2047*SIN([.B359]))" office:value-type="float" office:value="3113" calcext:value-type="float">
            <text:p>3113</text:p>
          </table:table-cell>
          <table:table-cell table:formula="of:=INT(2048+2047*COS([.B359]))"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*2*PI()/4096" office:value-type="float" office:value="0.54916512206306" calcext:value-type="float">
            <text:p>0.54916512206306</text:p>
          </table:table-cell>
          <table:table-cell table:formula="of:=INT(2048+2047*SIN([.B360]))" office:value-type="float" office:value="3116" calcext:value-type="float">
            <text:p>3116</text:p>
          </table:table-cell>
          <table:table-cell table:formula="of:=INT(2048+2047*COS([.B360]))" office:value-type="float" office:value="3794" calcext:value-type="float">
            <text:p>379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*2*PI()/4096" office:value-type="float" office:value="0.550699102850945" calcext:value-type="float">
            <text:p>0.550699102850945</text:p>
          </table:table-cell>
          <table:table-cell table:formula="of:=INT(2048+2047*SIN([.B361]))" office:value-type="float" office:value="3119" calcext:value-type="float">
            <text:p>3119</text:p>
          </table:table-cell>
          <table:table-cell table:formula="of:=INT(2048+2047*COS([.B361]))" office:value-type="float" office:value="3792" calcext:value-type="float">
            <text:p>3792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*2*PI()/4096" office:value-type="float" office:value="0.552233083638831" calcext:value-type="float">
            <text:p>0.552233083638831</text:p>
          </table:table-cell>
          <table:table-cell table:formula="of:=INT(2048+2047*SIN([.B362]))" office:value-type="float" office:value="3121" calcext:value-type="float">
            <text:p>3121</text:p>
          </table:table-cell>
          <table:table-cell table:formula="of:=INT(2048+2047*COS([.B362]))" office:value-type="float" office:value="3790" calcext:value-type="float">
            <text:p>379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*2*PI()/4096" office:value-type="float" office:value="0.553767064426716" calcext:value-type="float">
            <text:p>0.553767064426716</text:p>
          </table:table-cell>
          <table:table-cell table:formula="of:=INT(2048+2047*SIN([.B363]))" office:value-type="float" office:value="3124" calcext:value-type="float">
            <text:p>3124</text:p>
          </table:table-cell>
          <table:table-cell table:formula="of:=INT(2048+2047*COS([.B363]))" office:value-type="float" office:value="3789" calcext:value-type="float">
            <text:p>378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*2*PI()/4096" office:value-type="float" office:value="0.555301045214602" calcext:value-type="float">
            <text:p>0.555301045214602</text:p>
          </table:table-cell>
          <table:table-cell table:formula="of:=INT(2048+2047*SIN([.B364]))" office:value-type="float" office:value="3127" calcext:value-type="float">
            <text:p>3127</text:p>
          </table:table-cell>
          <table:table-cell table:formula="of:=INT(2048+2047*COS([.B364]))" office:value-type="float" office:value="3787" calcext:value-type="float">
            <text:p>3787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*2*PI()/4096" office:value-type="float" office:value="0.556835026002488" calcext:value-type="float">
            <text:p>0.556835026002488</text:p>
          </table:table-cell>
          <table:table-cell table:formula="of:=INT(2048+2047*SIN([.B365]))" office:value-type="float" office:value="3129" calcext:value-type="float">
            <text:p>3129</text:p>
          </table:table-cell>
          <table:table-cell table:formula="of:=INT(2048+2047*COS([.B365]))" office:value-type="float" office:value="3785" calcext:value-type="float">
            <text:p>378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*2*PI()/4096" office:value-type="float" office:value="0.558369006790373" calcext:value-type="float">
            <text:p>0.558369006790373</text:p>
          </table:table-cell>
          <table:table-cell table:formula="of:=INT(2048+2047*SIN([.B366]))" office:value-type="float" office:value="3132" calcext:value-type="float">
            <text:p>3132</text:p>
          </table:table-cell>
          <table:table-cell table:formula="of:=INT(2048+2047*COS([.B366]))" office:value-type="float" office:value="3784" calcext:value-type="float">
            <text:p>3784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*2*PI()/4096" office:value-type="float" office:value="0.559902987578259" calcext:value-type="float">
            <text:p>0.559902987578259</text:p>
          </table:table-cell>
          <table:table-cell table:formula="of:=INT(2048+2047*SIN([.B367]))" office:value-type="float" office:value="3135" calcext:value-type="float">
            <text:p>3135</text:p>
          </table:table-cell>
          <table:table-cell table:formula="of:=INT(2048+2047*COS([.B367]))" office:value-type="float" office:value="3782" calcext:value-type="float">
            <text:p>3782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*2*PI()/4096" office:value-type="float" office:value="0.561436968366145" calcext:value-type="float">
            <text:p>0.561436968366145</text:p>
          </table:table-cell>
          <table:table-cell table:formula="of:=INT(2048+2047*SIN([.B368]))" office:value-type="float" office:value="3137" calcext:value-type="float">
            <text:p>3137</text:p>
          </table:table-cell>
          <table:table-cell table:formula="of:=INT(2048+2047*COS([.B368]))"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*2*PI()/4096" office:value-type="float" office:value="0.56297094915403" calcext:value-type="float">
            <text:p>0.56297094915403</text:p>
          </table:table-cell>
          <table:table-cell table:formula="of:=INT(2048+2047*SIN([.B369]))" office:value-type="float" office:value="3140" calcext:value-type="float">
            <text:p>3140</text:p>
          </table:table-cell>
          <table:table-cell table:formula="of:=INT(2048+2047*COS([.B369]))"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*2*PI()/4096" office:value-type="float" office:value="0.564504929941916" calcext:value-type="float">
            <text:p>0.564504929941916</text:p>
          </table:table-cell>
          <table:table-cell table:formula="of:=INT(2048+2047*SIN([.B370]))" office:value-type="float" office:value="3143" calcext:value-type="float">
            <text:p>3143</text:p>
          </table:table-cell>
          <table:table-cell table:formula="of:=INT(2048+2047*COS([.B370]))" office:value-type="float" office:value="3777" calcext:value-type="float">
            <text:p>3777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*2*PI()/4096" office:value-type="float" office:value="0.566038910729802" calcext:value-type="float">
            <text:p>0.566038910729802</text:p>
          </table:table-cell>
          <table:table-cell table:formula="of:=INT(2048+2047*SIN([.B371]))" office:value-type="float" office:value="3145" calcext:value-type="float">
            <text:p>3145</text:p>
          </table:table-cell>
          <table:table-cell table:formula="of:=INT(2048+2047*COS([.B371]))"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*2*PI()/4096" office:value-type="float" office:value="0.567572891517687" calcext:value-type="float">
            <text:p>0.567572891517687</text:p>
          </table:table-cell>
          <table:table-cell table:formula="of:=INT(2048+2047*SIN([.B372]))" office:value-type="float" office:value="3148" calcext:value-type="float">
            <text:p>3148</text:p>
          </table:table-cell>
          <table:table-cell table:formula="of:=INT(2048+2047*COS([.B372]))" office:value-type="float" office:value="3774" calcext:value-type="float">
            <text:p>3774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*2*PI()/4096" office:value-type="float" office:value="0.569106872305573" calcext:value-type="float">
            <text:p>0.569106872305573</text:p>
          </table:table-cell>
          <table:table-cell table:formula="of:=INT(2048+2047*SIN([.B373]))" office:value-type="float" office:value="3151" calcext:value-type="float">
            <text:p>3151</text:p>
          </table:table-cell>
          <table:table-cell table:formula="of:=INT(2048+2047*COS([.B373]))" office:value-type="float" office:value="3772" calcext:value-type="float">
            <text:p>377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*2*PI()/4096" office:value-type="float" office:value="0.570640853093458" calcext:value-type="float">
            <text:p>0.570640853093458</text:p>
          </table:table-cell>
          <table:table-cell table:formula="of:=INT(2048+2047*SIN([.B374]))" office:value-type="float" office:value="3153" calcext:value-type="float">
            <text:p>3153</text:p>
          </table:table-cell>
          <table:table-cell table:formula="of:=INT(2048+2047*COS([.B374]))" office:value-type="float" office:value="3770" calcext:value-type="float">
            <text:p>377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*2*PI()/4096" office:value-type="float" office:value="0.572174833881344" calcext:value-type="float">
            <text:p>0.572174833881344</text:p>
          </table:table-cell>
          <table:table-cell table:formula="of:=INT(2048+2047*SIN([.B375]))" office:value-type="float" office:value="3156" calcext:value-type="float">
            <text:p>3156</text:p>
          </table:table-cell>
          <table:table-cell table:formula="of:=INT(2048+2047*COS([.B375]))" office:value-type="float" office:value="3768" calcext:value-type="float">
            <text:p>3768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*2*PI()/4096" office:value-type="float" office:value="0.57370881466923" calcext:value-type="float">
            <text:p>0.57370881466923</text:p>
          </table:table-cell>
          <table:table-cell table:formula="of:=INT(2048+2047*SIN([.B376]))" office:value-type="float" office:value="3159" calcext:value-type="float">
            <text:p>3159</text:p>
          </table:table-cell>
          <table:table-cell table:formula="of:=INT(2048+2047*COS([.B376]))" office:value-type="float" office:value="3767" calcext:value-type="float">
            <text:p>376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*2*PI()/4096" office:value-type="float" office:value="0.575242795457115" calcext:value-type="float">
            <text:p>0.575242795457115</text:p>
          </table:table-cell>
          <table:table-cell table:formula="of:=INT(2048+2047*SIN([.B377]))" office:value-type="float" office:value="3161" calcext:value-type="float">
            <text:p>3161</text:p>
          </table:table-cell>
          <table:table-cell table:formula="of:=INT(2048+2047*COS([.B377]))" office:value-type="float" office:value="3765" calcext:value-type="float">
            <text:p>3765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*2*PI()/4096" office:value-type="float" office:value="0.576776776245001" calcext:value-type="float">
            <text:p>0.576776776245001</text:p>
          </table:table-cell>
          <table:table-cell table:formula="of:=INT(2048+2047*SIN([.B378]))" office:value-type="float" office:value="3164" calcext:value-type="float">
            <text:p>3164</text:p>
          </table:table-cell>
          <table:table-cell table:formula="of:=INT(2048+2047*COS([.B378]))" office:value-type="float" office:value="3763" calcext:value-type="float">
            <text:p>376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*2*PI()/4096" office:value-type="float" office:value="0.578310757032887" calcext:value-type="float">
            <text:p>0.578310757032887</text:p>
          </table:table-cell>
          <table:table-cell table:formula="of:=INT(2048+2047*SIN([.B379]))" office:value-type="float" office:value="3166" calcext:value-type="float">
            <text:p>3166</text:p>
          </table:table-cell>
          <table:table-cell table:formula="of:=INT(2048+2047*COS([.B379]))" office:value-type="float" office:value="3762" calcext:value-type="float">
            <text:p>3762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*2*PI()/4096" office:value-type="float" office:value="0.579844737820772" calcext:value-type="float">
            <text:p>0.579844737820772</text:p>
          </table:table-cell>
          <table:table-cell table:formula="of:=INT(2048+2047*SIN([.B380]))" office:value-type="float" office:value="3169" calcext:value-type="float">
            <text:p>3169</text:p>
          </table:table-cell>
          <table:table-cell table:formula="of:=INT(2048+2047*COS([.B380]))" office:value-type="float" office:value="3760" calcext:value-type="float">
            <text:p>376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*2*PI()/4096" office:value-type="float" office:value="0.581378718608658" calcext:value-type="float">
            <text:p>0.581378718608658</text:p>
          </table:table-cell>
          <table:table-cell table:formula="of:=INT(2048+2047*SIN([.B381]))" office:value-type="float" office:value="3172" calcext:value-type="float">
            <text:p>3172</text:p>
          </table:table-cell>
          <table:table-cell table:formula="of:=INT(2048+2047*COS([.B381]))" office:value-type="float" office:value="3758" calcext:value-type="float">
            <text:p>3758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*2*PI()/4096" office:value-type="float" office:value="0.582912699396544" calcext:value-type="float">
            <text:p>0.582912699396544</text:p>
          </table:table-cell>
          <table:table-cell table:formula="of:=INT(2048+2047*SIN([.B382]))" office:value-type="float" office:value="3174" calcext:value-type="float">
            <text:p>3174</text:p>
          </table:table-cell>
          <table:table-cell table:formula="of:=INT(2048+2047*COS([.B382]))" office:value-type="float" office:value="3756" calcext:value-type="float">
            <text:p>375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*2*PI()/4096" office:value-type="float" office:value="0.584446680184429" calcext:value-type="float">
            <text:p>0.584446680184429</text:p>
          </table:table-cell>
          <table:table-cell table:formula="of:=INT(2048+2047*SIN([.B383]))" office:value-type="float" office:value="3177" calcext:value-type="float">
            <text:p>3177</text:p>
          </table:table-cell>
          <table:table-cell table:formula="of:=INT(2048+2047*COS([.B383]))" office:value-type="float" office:value="3755" calcext:value-type="float">
            <text:p>3755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*2*PI()/4096" office:value-type="float" office:value="0.585980660972315" calcext:value-type="float">
            <text:p>0.585980660972315</text:p>
          </table:table-cell>
          <table:table-cell table:formula="of:=INT(2048+2047*SIN([.B384]))" office:value-type="float" office:value="3180" calcext:value-type="float">
            <text:p>3180</text:p>
          </table:table-cell>
          <table:table-cell table:formula="of:=INT(2048+2047*COS([.B384]))" office:value-type="float" office:value="3753" calcext:value-type="float">
            <text:p>3753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*2*PI()/4096" office:value-type="float" office:value="0.5875146417602" calcext:value-type="float">
            <text:p>0.5875146417602</text:p>
          </table:table-cell>
          <table:table-cell table:formula="of:=INT(2048+2047*SIN([.B385]))" office:value-type="float" office:value="3182" calcext:value-type="float">
            <text:p>3182</text:p>
          </table:table-cell>
          <table:table-cell table:formula="of:=INT(2048+2047*COS([.B385]))" office:value-type="float" office:value="3751" calcext:value-type="float">
            <text:p>375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*2*PI()/4096" office:value-type="float" office:value="0.589048622548086" calcext:value-type="float">
            <text:p>0.589048622548086</text:p>
          </table:table-cell>
          <table:table-cell table:formula="of:=INT(2048+2047*SIN([.B386]))" office:value-type="float" office:value="3185" calcext:value-type="float">
            <text:p>3185</text:p>
          </table:table-cell>
          <table:table-cell table:formula="of:=INT(2048+2047*COS([.B386]))" office:value-type="float" office:value="3750" calcext:value-type="float">
            <text:p>375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*2*PI()/4096" office:value-type="float" office:value="0.590582603335972" calcext:value-type="float">
            <text:p>0.590582603335972</text:p>
          </table:table-cell>
          <table:table-cell table:formula="of:=INT(2048+2047*SIN([.B387]))" office:value-type="float" office:value="3187" calcext:value-type="float">
            <text:p>3187</text:p>
          </table:table-cell>
          <table:table-cell table:formula="of:=INT(2048+2047*COS([.B387]))" office:value-type="float" office:value="3748" calcext:value-type="float">
            <text:p>3748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*2*PI()/4096" office:value-type="float" office:value="0.592116584123857" calcext:value-type="float">
            <text:p>0.592116584123857</text:p>
          </table:table-cell>
          <table:table-cell table:formula="of:=INT(2048+2047*SIN([.B388]))" office:value-type="float" office:value="3190" calcext:value-type="float">
            <text:p>3190</text:p>
          </table:table-cell>
          <table:table-cell table:formula="of:=INT(2048+2047*COS([.B388]))" office:value-type="float" office:value="3746" calcext:value-type="float">
            <text:p>3746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*2*PI()/4096" office:value-type="float" office:value="0.593650564911743" calcext:value-type="float">
            <text:p>0.593650564911743</text:p>
          </table:table-cell>
          <table:table-cell table:formula="of:=INT(2048+2047*SIN([.B389]))" office:value-type="float" office:value="3193" calcext:value-type="float">
            <text:p>3193</text:p>
          </table:table-cell>
          <table:table-cell table:formula="of:=INT(2048+2047*COS([.B389]))" office:value-type="float" office:value="3744" calcext:value-type="float">
            <text:p>3744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*2*PI()/4096" office:value-type="float" office:value="0.595184545699629" calcext:value-type="float">
            <text:p>0.595184545699629</text:p>
          </table:table-cell>
          <table:table-cell table:formula="of:=INT(2048+2047*SIN([.B390]))" office:value-type="float" office:value="3195" calcext:value-type="float">
            <text:p>3195</text:p>
          </table:table-cell>
          <table:table-cell table:formula="of:=INT(2048+2047*COS([.B390]))" office:value-type="float" office:value="3743" calcext:value-type="float">
            <text:p>374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*2*PI()/4096" office:value-type="float" office:value="0.596718526487514" calcext:value-type="float">
            <text:p>0.596718526487514</text:p>
          </table:table-cell>
          <table:table-cell table:formula="of:=INT(2048+2047*SIN([.B391]))" office:value-type="float" office:value="3198" calcext:value-type="float">
            <text:p>3198</text:p>
          </table:table-cell>
          <table:table-cell table:formula="of:=INT(2048+2047*COS([.B391]))" office:value-type="float" office:value="3741" calcext:value-type="float">
            <text:p>374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*2*PI()/4096" office:value-type="float" office:value="0.5982525072754" calcext:value-type="float">
            <text:p>0.5982525072754</text:p>
          </table:table-cell>
          <table:table-cell table:formula="of:=INT(2048+2047*SIN([.B392]))" office:value-type="float" office:value="3200" calcext:value-type="float">
            <text:p>3200</text:p>
          </table:table-cell>
          <table:table-cell table:formula="of:=INT(2048+2047*COS([.B392]))" office:value-type="float" office:value="3739" calcext:value-type="float">
            <text:p>3739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*2*PI()/4096" office:value-type="float" office:value="0.599786488063286" calcext:value-type="float">
            <text:p>0.599786488063286</text:p>
          </table:table-cell>
          <table:table-cell table:formula="of:=INT(2048+2047*SIN([.B393]))" office:value-type="float" office:value="3203" calcext:value-type="float">
            <text:p>3203</text:p>
          </table:table-cell>
          <table:table-cell table:formula="of:=INT(2048+2047*COS([.B393]))" office:value-type="float" office:value="3737" calcext:value-type="float">
            <text:p>373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*2*PI()/4096" office:value-type="float" office:value="0.601320468851171" calcext:value-type="float">
            <text:p>0.601320468851171</text:p>
          </table:table-cell>
          <table:table-cell table:formula="of:=INT(2048+2047*SIN([.B394]))" office:value-type="float" office:value="3206" calcext:value-type="float">
            <text:p>3206</text:p>
          </table:table-cell>
          <table:table-cell table:formula="of:=INT(2048+2047*COS([.B394]))" office:value-type="float" office:value="3735" calcext:value-type="float">
            <text:p>3735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*2*PI()/4096" office:value-type="float" office:value="0.602854449639057" calcext:value-type="float">
            <text:p>0.602854449639057</text:p>
          </table:table-cell>
          <table:table-cell table:formula="of:=INT(2048+2047*SIN([.B395]))" office:value-type="float" office:value="3208" calcext:value-type="float">
            <text:p>3208</text:p>
          </table:table-cell>
          <table:table-cell table:formula="of:=INT(2048+2047*COS([.B395]))" office:value-type="float" office:value="3734" calcext:value-type="float">
            <text:p>3734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*2*PI()/4096" office:value-type="float" office:value="0.604388430426943" calcext:value-type="float">
            <text:p>0.604388430426943</text:p>
          </table:table-cell>
          <table:table-cell table:formula="of:=INT(2048+2047*SIN([.B396]))" office:value-type="float" office:value="3211" calcext:value-type="float">
            <text:p>3211</text:p>
          </table:table-cell>
          <table:table-cell table:formula="of:=INT(2048+2047*COS([.B396]))" office:value-type="float" office:value="3732" calcext:value-type="float">
            <text:p>373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*2*PI()/4096" office:value-type="float" office:value="0.605922411214828" calcext:value-type="float">
            <text:p>0.605922411214828</text:p>
          </table:table-cell>
          <table:table-cell table:formula="of:=INT(2048+2047*SIN([.B397]))" office:value-type="float" office:value="3213" calcext:value-type="float">
            <text:p>3213</text:p>
          </table:table-cell>
          <table:table-cell table:formula="of:=INT(2048+2047*COS([.B397]))"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*2*PI()/4096" office:value-type="float" office:value="0.607456392002714" calcext:value-type="float">
            <text:p>0.607456392002714</text:p>
          </table:table-cell>
          <table:table-cell table:formula="of:=INT(2048+2047*SIN([.B398]))" office:value-type="float" office:value="3216" calcext:value-type="float">
            <text:p>3216</text:p>
          </table:table-cell>
          <table:table-cell table:formula="of:=INT(2048+2047*COS([.B398]))" office:value-type="float" office:value="3728" calcext:value-type="float">
            <text:p>3728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*2*PI()/4096" office:value-type="float" office:value="0.608990372790599" calcext:value-type="float">
            <text:p>0.608990372790599</text:p>
          </table:table-cell>
          <table:table-cell table:formula="of:=INT(2048+2047*SIN([.B399]))" office:value-type="float" office:value="3218" calcext:value-type="float">
            <text:p>3218</text:p>
          </table:table-cell>
          <table:table-cell table:formula="of:=INT(2048+2047*COS([.B399]))"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*2*PI()/4096" office:value-type="float" office:value="0.610524353578485" calcext:value-type="float">
            <text:p>0.610524353578485</text:p>
          </table:table-cell>
          <table:table-cell table:formula="of:=INT(2048+2047*SIN([.B400]))" office:value-type="float" office:value="3221" calcext:value-type="float">
            <text:p>3221</text:p>
          </table:table-cell>
          <table:table-cell table:formula="of:=INT(2048+2047*COS([.B400]))" office:value-type="float" office:value="3725" calcext:value-type="float">
            <text:p>3725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*2*PI()/4096" office:value-type="float" office:value="0.612058334366371" calcext:value-type="float">
            <text:p>0.612058334366371</text:p>
          </table:table-cell>
          <table:table-cell table:formula="of:=INT(2048+2047*SIN([.B401]))" office:value-type="float" office:value="3224" calcext:value-type="float">
            <text:p>3224</text:p>
          </table:table-cell>
          <table:table-cell table:formula="of:=INT(2048+2047*COS([.B401]))" office:value-type="float" office:value="3723" calcext:value-type="float">
            <text:p>372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*2*PI()/4096" office:value-type="float" office:value="0.613592315154256" calcext:value-type="float">
            <text:p>0.613592315154256</text:p>
          </table:table-cell>
          <table:table-cell table:formula="of:=INT(2048+2047*SIN([.B402]))" office:value-type="float" office:value="3226" calcext:value-type="float">
            <text:p>3226</text:p>
          </table:table-cell>
          <table:table-cell table:formula="of:=INT(2048+2047*COS([.B402]))"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*2*PI()/4096" office:value-type="float" office:value="0.615126295942142" calcext:value-type="float">
            <text:p>0.615126295942142</text:p>
          </table:table-cell>
          <table:table-cell table:formula="of:=INT(2048+2047*SIN([.B403]))" office:value-type="float" office:value="3229" calcext:value-type="float">
            <text:p>3229</text:p>
          </table:table-cell>
          <table:table-cell table:formula="of:=INT(2048+2047*COS([.B403]))" office:value-type="float" office:value="3719" calcext:value-type="float">
            <text:p>3719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*2*PI()/4096" office:value-type="float" office:value="0.616660276730028" calcext:value-type="float">
            <text:p>0.616660276730028</text:p>
          </table:table-cell>
          <table:table-cell table:formula="of:=INT(2048+2047*SIN([.B404]))" office:value-type="float" office:value="3231" calcext:value-type="float">
            <text:p>3231</text:p>
          </table:table-cell>
          <table:table-cell table:formula="of:=INT(2048+2047*COS([.B404]))" office:value-type="float" office:value="3717" calcext:value-type="float">
            <text:p>3717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*2*PI()/4096" office:value-type="float" office:value="0.618194257517913" calcext:value-type="float">
            <text:p>0.618194257517913</text:p>
          </table:table-cell>
          <table:table-cell table:formula="of:=INT(2048+2047*SIN([.B405]))" office:value-type="float" office:value="3234" calcext:value-type="float">
            <text:p>3234</text:p>
          </table:table-cell>
          <table:table-cell table:formula="of:=INT(2048+2047*COS([.B405]))" office:value-type="float" office:value="3716" calcext:value-type="float">
            <text:p>3716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*2*PI()/4096" office:value-type="float" office:value="0.619728238305799" calcext:value-type="float">
            <text:p>0.619728238305799</text:p>
          </table:table-cell>
          <table:table-cell table:formula="of:=INT(2048+2047*SIN([.B406]))" office:value-type="float" office:value="3236" calcext:value-type="float">
            <text:p>3236</text:p>
          </table:table-cell>
          <table:table-cell table:formula="of:=INT(2048+2047*COS([.B406]))" office:value-type="float" office:value="3714" calcext:value-type="float">
            <text:p>3714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*2*PI()/4096" office:value-type="float" office:value="0.621262219093685" calcext:value-type="float">
            <text:p>0.621262219093685</text:p>
          </table:table-cell>
          <table:table-cell table:formula="of:=INT(2048+2047*SIN([.B407]))" office:value-type="float" office:value="3239" calcext:value-type="float">
            <text:p>3239</text:p>
          </table:table-cell>
          <table:table-cell table:formula="of:=INT(2048+2047*COS([.B407]))" office:value-type="float" office:value="3712" calcext:value-type="float">
            <text:p>3712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*2*PI()/4096" office:value-type="float" office:value="0.62279619988157" calcext:value-type="float">
            <text:p>0.62279619988157</text:p>
          </table:table-cell>
          <table:table-cell table:formula="of:=INT(2048+2047*SIN([.B408]))" office:value-type="float" office:value="3242" calcext:value-type="float">
            <text:p>3242</text:p>
          </table:table-cell>
          <table:table-cell table:formula="of:=INT(2048+2047*COS([.B408]))"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*2*PI()/4096" office:value-type="float" office:value="0.624330180669456" calcext:value-type="float">
            <text:p>0.624330180669456</text:p>
          </table:table-cell>
          <table:table-cell table:formula="of:=INT(2048+2047*SIN([.B409]))" office:value-type="float" office:value="3244" calcext:value-type="float">
            <text:p>3244</text:p>
          </table:table-cell>
          <table:table-cell table:formula="of:=INT(2048+2047*COS([.B409]))" office:value-type="float" office:value="3708" calcext:value-type="float">
            <text:p>3708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*2*PI()/4096" office:value-type="float" office:value="0.625864161457342" calcext:value-type="float">
            <text:p>0.625864161457342</text:p>
          </table:table-cell>
          <table:table-cell table:formula="of:=INT(2048+2047*SIN([.B410]))" office:value-type="float" office:value="3247" calcext:value-type="float">
            <text:p>3247</text:p>
          </table:table-cell>
          <table:table-cell table:formula="of:=INT(2048+2047*COS([.B410]))" office:value-type="float" office:value="3707" calcext:value-type="float">
            <text:p>370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*2*PI()/4096" office:value-type="float" office:value="0.627398142245227" calcext:value-type="float">
            <text:p>0.627398142245227</text:p>
          </table:table-cell>
          <table:table-cell table:formula="of:=INT(2048+2047*SIN([.B411]))" office:value-type="float" office:value="3249" calcext:value-type="float">
            <text:p>3249</text:p>
          </table:table-cell>
          <table:table-cell table:formula="of:=INT(2048+2047*COS([.B411]))" office:value-type="float" office:value="3705" calcext:value-type="float">
            <text:p>3705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*2*PI()/4096" office:value-type="float" office:value="0.628932123033113" calcext:value-type="float">
            <text:p>0.628932123033113</text:p>
          </table:table-cell>
          <table:table-cell table:formula="of:=INT(2048+2047*SIN([.B412]))" office:value-type="float" office:value="3252" calcext:value-type="float">
            <text:p>3252</text:p>
          </table:table-cell>
          <table:table-cell table:formula="of:=INT(2048+2047*COS([.B412]))" office:value-type="float" office:value="3703" calcext:value-type="float">
            <text:p>3703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*2*PI()/4096" office:value-type="float" office:value="0.630466103820999" calcext:value-type="float">
            <text:p>0.630466103820999</text:p>
          </table:table-cell>
          <table:table-cell table:formula="of:=INT(2048+2047*SIN([.B413]))" office:value-type="float" office:value="3254" calcext:value-type="float">
            <text:p>3254</text:p>
          </table:table-cell>
          <table:table-cell table:formula="of:=INT(2048+2047*COS([.B413]))" office:value-type="float" office:value="3701" calcext:value-type="float">
            <text:p>370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*2*PI()/4096" office:value-type="float" office:value="0.632000084608884" calcext:value-type="float">
            <text:p>0.632000084608884</text:p>
          </table:table-cell>
          <table:table-cell table:formula="of:=INT(2048+2047*SIN([.B414]))" office:value-type="float" office:value="3257" calcext:value-type="float">
            <text:p>3257</text:p>
          </table:table-cell>
          <table:table-cell table:formula="of:=INT(2048+2047*COS([.B414]))" office:value-type="float" office:value="3699" calcext:value-type="float">
            <text:p>3699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*2*PI()/4096" office:value-type="float" office:value="0.63353406539677" calcext:value-type="float">
            <text:p>0.63353406539677</text:p>
          </table:table-cell>
          <table:table-cell table:formula="of:=INT(2048+2047*SIN([.B415]))" office:value-type="float" office:value="3259" calcext:value-type="float">
            <text:p>3259</text:p>
          </table:table-cell>
          <table:table-cell table:formula="of:=INT(2048+2047*COS([.B415]))" office:value-type="float" office:value="3697" calcext:value-type="float">
            <text:p>3697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*2*PI()/4096" office:value-type="float" office:value="0.635068046184655" calcext:value-type="float">
            <text:p>0.635068046184655</text:p>
          </table:table-cell>
          <table:table-cell table:formula="of:=INT(2048+2047*SIN([.B416]))" office:value-type="float" office:value="3262" calcext:value-type="float">
            <text:p>3262</text:p>
          </table:table-cell>
          <table:table-cell table:formula="of:=INT(2048+2047*COS([.B416]))" office:value-type="float" office:value="3695" calcext:value-type="float">
            <text:p>369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*2*PI()/4096" office:value-type="float" office:value="0.636602026972541" calcext:value-type="float">
            <text:p>0.636602026972541</text:p>
          </table:table-cell>
          <table:table-cell table:formula="of:=INT(2048+2047*SIN([.B417]))" office:value-type="float" office:value="3264" calcext:value-type="float">
            <text:p>3264</text:p>
          </table:table-cell>
          <table:table-cell table:formula="of:=INT(2048+2047*COS([.B417]))" office:value-type="float" office:value="3694" calcext:value-type="float">
            <text:p>3694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*2*PI()/4096" office:value-type="float" office:value="0.638136007760427" calcext:value-type="float">
            <text:p>0.638136007760427</text:p>
          </table:table-cell>
          <table:table-cell table:formula="of:=INT(2048+2047*SIN([.B418]))" office:value-type="float" office:value="3267" calcext:value-type="float">
            <text:p>3267</text:p>
          </table:table-cell>
          <table:table-cell table:formula="of:=INT(2048+2047*COS([.B418]))" office:value-type="float" office:value="3692" calcext:value-type="float">
            <text:p>3692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*2*PI()/4096" office:value-type="float" office:value="0.639669988548312" calcext:value-type="float">
            <text:p>0.639669988548312</text:p>
          </table:table-cell>
          <table:table-cell table:formula="of:=INT(2048+2047*SIN([.B419]))" office:value-type="float" office:value="3269" calcext:value-type="float">
            <text:p>3269</text:p>
          </table:table-cell>
          <table:table-cell table:formula="of:=INT(2048+2047*COS([.B419]))" office:value-type="float" office:value="3690" calcext:value-type="float">
            <text:p>369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*2*PI()/4096" office:value-type="float" office:value="0.641203969336198" calcext:value-type="float">
            <text:p>0.641203969336198</text:p>
          </table:table-cell>
          <table:table-cell table:formula="of:=INT(2048+2047*SIN([.B420]))" office:value-type="float" office:value="3272" calcext:value-type="float">
            <text:p>3272</text:p>
          </table:table-cell>
          <table:table-cell table:formula="of:=INT(2048+2047*COS([.B420]))" office:value-type="float" office:value="3688" calcext:value-type="float">
            <text:p>3688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*2*PI()/4096" office:value-type="float" office:value="0.642737950124084" calcext:value-type="float">
            <text:p>0.642737950124084</text:p>
          </table:table-cell>
          <table:table-cell table:formula="of:=INT(2048+2047*SIN([.B421]))" office:value-type="float" office:value="3274" calcext:value-type="float">
            <text:p>3274</text:p>
          </table:table-cell>
          <table:table-cell table:formula="of:=INT(2048+2047*COS([.B421]))" office:value-type="float" office:value="3686" calcext:value-type="float">
            <text:p>3686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*2*PI()/4096" office:value-type="float" office:value="0.644271930911969" calcext:value-type="float">
            <text:p>0.644271930911969</text:p>
          </table:table-cell>
          <table:table-cell table:formula="of:=INT(2048+2047*SIN([.B422]))" office:value-type="float" office:value="3277" calcext:value-type="float">
            <text:p>3277</text:p>
          </table:table-cell>
          <table:table-cell table:formula="of:=INT(2048+2047*COS([.B422]))" office:value-type="float" office:value="3684" calcext:value-type="float">
            <text:p>3684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*2*PI()/4096" office:value-type="float" office:value="0.645805911699855" calcext:value-type="float">
            <text:p>0.645805911699855</text:p>
          </table:table-cell>
          <table:table-cell table:formula="of:=INT(2048+2047*SIN([.B423]))" office:value-type="float" office:value="3279" calcext:value-type="float">
            <text:p>3279</text:p>
          </table:table-cell>
          <table:table-cell table:formula="of:=INT(2048+2047*COS([.B423]))" office:value-type="float" office:value="3682" calcext:value-type="float">
            <text:p>3682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*2*PI()/4096" office:value-type="float" office:value="0.647339892487741" calcext:value-type="float">
            <text:p>0.647339892487741</text:p>
          </table:table-cell>
          <table:table-cell table:formula="of:=INT(2048+2047*SIN([.B424]))" office:value-type="float" office:value="3282" calcext:value-type="float">
            <text:p>3282</text:p>
          </table:table-cell>
          <table:table-cell table:formula="of:=INT(2048+2047*COS([.B424]))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*2*PI()/4096" office:value-type="float" office:value="0.648873873275626" calcext:value-type="float">
            <text:p>0.648873873275626</text:p>
          </table:table-cell>
          <table:table-cell table:formula="of:=INT(2048+2047*SIN([.B425]))" office:value-type="float" office:value="3284" calcext:value-type="float">
            <text:p>3284</text:p>
          </table:table-cell>
          <table:table-cell table:formula="of:=INT(2048+2047*COS([.B425]))" office:value-type="float" office:value="3678" calcext:value-type="float">
            <text:p>367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*2*PI()/4096" office:value-type="float" office:value="0.650407854063512" calcext:value-type="float">
            <text:p>0.650407854063512</text:p>
          </table:table-cell>
          <table:table-cell table:formula="of:=INT(2048+2047*SIN([.B426]))" office:value-type="float" office:value="3287" calcext:value-type="float">
            <text:p>3287</text:p>
          </table:table-cell>
          <table:table-cell table:formula="of:=INT(2048+2047*COS([.B426]))" office:value-type="float" office:value="3677" calcext:value-type="float">
            <text:p>367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*2*PI()/4096" office:value-type="float" office:value="0.651941834851397" calcext:value-type="float">
            <text:p>0.651941834851397</text:p>
          </table:table-cell>
          <table:table-cell table:formula="of:=INT(2048+2047*SIN([.B427]))" office:value-type="float" office:value="3289" calcext:value-type="float">
            <text:p>3289</text:p>
          </table:table-cell>
          <table:table-cell table:formula="of:=INT(2048+2047*COS([.B427]))"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*2*PI()/4096" office:value-type="float" office:value="0.653475815639283" calcext:value-type="float">
            <text:p>0.653475815639283</text:p>
          </table:table-cell>
          <table:table-cell table:formula="of:=INT(2048+2047*SIN([.B428]))" office:value-type="float" office:value="3292" calcext:value-type="float">
            <text:p>3292</text:p>
          </table:table-cell>
          <table:table-cell table:formula="of:=INT(2048+2047*COS([.B428]))" office:value-type="float" office:value="3673" calcext:value-type="float">
            <text:p>3673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*2*PI()/4096" office:value-type="float" office:value="0.655009796427169" calcext:value-type="float">
            <text:p>0.655009796427169</text:p>
          </table:table-cell>
          <table:table-cell table:formula="of:=INT(2048+2047*SIN([.B429]))" office:value-type="float" office:value="3294" calcext:value-type="float">
            <text:p>3294</text:p>
          </table:table-cell>
          <table:table-cell table:formula="of:=INT(2048+2047*COS([.B429]))" office:value-type="float" office:value="3671" calcext:value-type="float">
            <text:p>367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*2*PI()/4096" office:value-type="float" office:value="0.656543777215054" calcext:value-type="float">
            <text:p>0.656543777215054</text:p>
          </table:table-cell>
          <table:table-cell table:formula="of:=INT(2048+2047*SIN([.B430]))" office:value-type="float" office:value="3297" calcext:value-type="float">
            <text:p>3297</text:p>
          </table:table-cell>
          <table:table-cell table:formula="of:=INT(2048+2047*COS([.B430]))" office:value-type="float" office:value="3669" calcext:value-type="float">
            <text:p>3669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*2*PI()/4096" office:value-type="float" office:value="0.65807775800294" calcext:value-type="float">
            <text:p>0.65807775800294</text:p>
          </table:table-cell>
          <table:table-cell table:formula="of:=INT(2048+2047*SIN([.B431]))" office:value-type="float" office:value="3299" calcext:value-type="float">
            <text:p>3299</text:p>
          </table:table-cell>
          <table:table-cell table:formula="of:=INT(2048+2047*COS([.B431]))" office:value-type="float" office:value="3667" calcext:value-type="float">
            <text:p>366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*2*PI()/4096" office:value-type="float" office:value="0.659611738790826" calcext:value-type="float">
            <text:p>0.659611738790826</text:p>
          </table:table-cell>
          <table:table-cell table:formula="of:=INT(2048+2047*SIN([.B432]))" office:value-type="float" office:value="3302" calcext:value-type="float">
            <text:p>3302</text:p>
          </table:table-cell>
          <table:table-cell table:formula="of:=INT(2048+2047*COS([.B432]))" office:value-type="float" office:value="3665" calcext:value-type="float">
            <text:p>3665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*2*PI()/4096" office:value-type="float" office:value="0.661145719578711" calcext:value-type="float">
            <text:p>0.661145719578711</text:p>
          </table:table-cell>
          <table:table-cell table:formula="of:=INT(2048+2047*SIN([.B433]))" office:value-type="float" office:value="3304" calcext:value-type="float">
            <text:p>3304</text:p>
          </table:table-cell>
          <table:table-cell table:formula="of:=INT(2048+2047*COS([.B433]))" office:value-type="float" office:value="3663" calcext:value-type="float">
            <text:p>3663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*2*PI()/4096" office:value-type="float" office:value="0.662679700366597" calcext:value-type="float">
            <text:p>0.662679700366597</text:p>
          </table:table-cell>
          <table:table-cell table:formula="of:=INT(2048+2047*SIN([.B434]))" office:value-type="float" office:value="3307" calcext:value-type="float">
            <text:p>3307</text:p>
          </table:table-cell>
          <table:table-cell table:formula="of:=INT(2048+2047*COS([.B434]))" office:value-type="float" office:value="3661" calcext:value-type="float">
            <text:p>366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*2*PI()/4096" office:value-type="float" office:value="0.664213681154483" calcext:value-type="float">
            <text:p>0.664213681154483</text:p>
          </table:table-cell>
          <table:table-cell table:formula="of:=INT(2048+2047*SIN([.B435]))" office:value-type="float" office:value="3309" calcext:value-type="float">
            <text:p>3309</text:p>
          </table:table-cell>
          <table:table-cell table:formula="of:=INT(2048+2047*COS([.B435]))" office:value-type="float" office:value="3659" calcext:value-type="float">
            <text:p>3659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*2*PI()/4096" office:value-type="float" office:value="0.665747661942368" calcext:value-type="float">
            <text:p>0.665747661942368</text:p>
          </table:table-cell>
          <table:table-cell table:formula="of:=INT(2048+2047*SIN([.B436]))" office:value-type="float" office:value="3312" calcext:value-type="float">
            <text:p>3312</text:p>
          </table:table-cell>
          <table:table-cell table:formula="of:=INT(2048+2047*COS([.B436]))" office:value-type="float" office:value="3657" calcext:value-type="float">
            <text:p>365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*2*PI()/4096" office:value-type="float" office:value="0.667281642730254" calcext:value-type="float">
            <text:p>0.667281642730254</text:p>
          </table:table-cell>
          <table:table-cell table:formula="of:=INT(2048+2047*SIN([.B437]))" office:value-type="float" office:value="3314" calcext:value-type="float">
            <text:p>3314</text:p>
          </table:table-cell>
          <table:table-cell table:formula="of:=INT(2048+2047*COS([.B437]))" office:value-type="float" office:value="3655" calcext:value-type="float">
            <text:p>36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*2*PI()/4096" office:value-type="float" office:value="0.668815623518139" calcext:value-type="float">
            <text:p>0.668815623518139</text:p>
          </table:table-cell>
          <table:table-cell table:formula="of:=INT(2048+2047*SIN([.B438]))" office:value-type="float" office:value="3317" calcext:value-type="float">
            <text:p>3317</text:p>
          </table:table-cell>
          <table:table-cell table:formula="of:=INT(2048+2047*COS([.B438]))" office:value-type="float" office:value="3653" calcext:value-type="float">
            <text:p>3653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*2*PI()/4096" office:value-type="float" office:value="0.670349604306025" calcext:value-type="float">
            <text:p>0.670349604306025</text:p>
          </table:table-cell>
          <table:table-cell table:formula="of:=INT(2048+2047*SIN([.B439]))" office:value-type="float" office:value="3319" calcext:value-type="float">
            <text:p>3319</text:p>
          </table:table-cell>
          <table:table-cell table:formula="of:=INT(2048+2047*COS([.B439]))" office:value-type="float" office:value="3652" calcext:value-type="float">
            <text:p>3652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*2*PI()/4096" office:value-type="float" office:value="0.671883585093911" calcext:value-type="float">
            <text:p>0.671883585093911</text:p>
          </table:table-cell>
          <table:table-cell table:formula="of:=INT(2048+2047*SIN([.B440]))" office:value-type="float" office:value="3322" calcext:value-type="float">
            <text:p>3322</text:p>
          </table:table-cell>
          <table:table-cell table:formula="of:=INT(2048+2047*COS([.B440]))"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*2*PI()/4096" office:value-type="float" office:value="0.673417565881796" calcext:value-type="float">
            <text:p>0.673417565881796</text:p>
          </table:table-cell>
          <table:table-cell table:formula="of:=INT(2048+2047*SIN([.B441]))" office:value-type="float" office:value="3324" calcext:value-type="float">
            <text:p>3324</text:p>
          </table:table-cell>
          <table:table-cell table:formula="of:=INT(2048+2047*COS([.B441]))" office:value-type="float" office:value="3648" calcext:value-type="float">
            <text:p>364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*2*PI()/4096" office:value-type="float" office:value="0.674951546669682" calcext:value-type="float">
            <text:p>0.674951546669682</text:p>
          </table:table-cell>
          <table:table-cell table:formula="of:=INT(2048+2047*SIN([.B442]))" office:value-type="float" office:value="3327" calcext:value-type="float">
            <text:p>3327</text:p>
          </table:table-cell>
          <table:table-cell table:formula="of:=INT(2048+2047*COS([.B442]))" office:value-type="float" office:value="3646" calcext:value-type="float">
            <text:p>3646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*2*PI()/4096" office:value-type="float" office:value="0.676485527457568" calcext:value-type="float">
            <text:p>0.676485527457568</text:p>
          </table:table-cell>
          <table:table-cell table:formula="of:=INT(2048+2047*SIN([.B443]))" office:value-type="float" office:value="3329" calcext:value-type="float">
            <text:p>3329</text:p>
          </table:table-cell>
          <table:table-cell table:formula="of:=INT(2048+2047*COS([.B443]))" office:value-type="float" office:value="3644" calcext:value-type="float">
            <text:p>3644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*2*PI()/4096" office:value-type="float" office:value="0.678019508245453" calcext:value-type="float">
            <text:p>0.678019508245453</text:p>
          </table:table-cell>
          <table:table-cell table:formula="of:=INT(2048+2047*SIN([.B444]))" office:value-type="float" office:value="3331" calcext:value-type="float">
            <text:p>3331</text:p>
          </table:table-cell>
          <table:table-cell table:formula="of:=INT(2048+2047*COS([.B444]))" office:value-type="float" office:value="3642" calcext:value-type="float">
            <text:p>3642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*2*PI()/4096" office:value-type="float" office:value="0.679553489033339" calcext:value-type="float">
            <text:p>0.679553489033339</text:p>
          </table:table-cell>
          <table:table-cell table:formula="of:=INT(2048+2047*SIN([.B445]))" office:value-type="float" office:value="3334" calcext:value-type="float">
            <text:p>3334</text:p>
          </table:table-cell>
          <table:table-cell table:formula="of:=INT(2048+2047*COS([.B445]))" office:value-type="float" office:value="3640" calcext:value-type="float">
            <text:p>364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*2*PI()/4096" office:value-type="float" office:value="0.681087469821225" calcext:value-type="float">
            <text:p>0.681087469821225</text:p>
          </table:table-cell>
          <table:table-cell table:formula="of:=INT(2048+2047*SIN([.B446]))" office:value-type="float" office:value="3336" calcext:value-type="float">
            <text:p>3336</text:p>
          </table:table-cell>
          <table:table-cell table:formula="of:=INT(2048+2047*COS([.B446]))" office:value-type="float" office:value="3638" calcext:value-type="float">
            <text:p>363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*2*PI()/4096" office:value-type="float" office:value="0.68262145060911" calcext:value-type="float">
            <text:p>0.68262145060911</text:p>
          </table:table-cell>
          <table:table-cell table:formula="of:=INT(2048+2047*SIN([.B447]))" office:value-type="float" office:value="3339" calcext:value-type="float">
            <text:p>3339</text:p>
          </table:table-cell>
          <table:table-cell table:formula="of:=INT(2048+2047*COS([.B447]))" office:value-type="float" office:value="3636" calcext:value-type="float">
            <text:p>3636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*2*PI()/4096" office:value-type="float" office:value="0.684155431396996" calcext:value-type="float">
            <text:p>0.684155431396996</text:p>
          </table:table-cell>
          <table:table-cell table:formula="of:=INT(2048+2047*SIN([.B448]))" office:value-type="float" office:value="3341" calcext:value-type="float">
            <text:p>3341</text:p>
          </table:table-cell>
          <table:table-cell table:formula="of:=INT(2048+2047*COS([.B448]))" office:value-type="float" office:value="3634" calcext:value-type="float">
            <text:p>3634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*2*PI()/4096" office:value-type="float" office:value="0.685689412184882" calcext:value-type="float">
            <text:p>0.685689412184882</text:p>
          </table:table-cell>
          <table:table-cell table:formula="of:=INT(2048+2047*SIN([.B449]))" office:value-type="float" office:value="3344" calcext:value-type="float">
            <text:p>3344</text:p>
          </table:table-cell>
          <table:table-cell table:formula="of:=INT(2048+2047*COS([.B449]))" office:value-type="float" office:value="3632" calcext:value-type="float">
            <text:p>3632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*2*PI()/4096" office:value-type="float" office:value="0.687223392972767" calcext:value-type="float">
            <text:p>0.687223392972767</text:p>
          </table:table-cell>
          <table:table-cell table:formula="of:=INT(2048+2047*SIN([.B450]))" office:value-type="float" office:value="3346" calcext:value-type="float">
            <text:p>3346</text:p>
          </table:table-cell>
          <table:table-cell table:formula="of:=INT(2048+2047*COS([.B450]))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*2*PI()/4096" office:value-type="float" office:value="0.688757373760653" calcext:value-type="float">
            <text:p>0.688757373760653</text:p>
          </table:table-cell>
          <table:table-cell table:formula="of:=INT(2048+2047*SIN([.B451]))" office:value-type="float" office:value="3349" calcext:value-type="float">
            <text:p>3349</text:p>
          </table:table-cell>
          <table:table-cell table:formula="of:=INT(2048+2047*COS([.B451]))" office:value-type="float" office:value="3628" calcext:value-type="float">
            <text:p>362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*2*PI()/4096" office:value-type="float" office:value="0.690291354548539" calcext:value-type="float">
            <text:p>0.690291354548539</text:p>
          </table:table-cell>
          <table:table-cell table:formula="of:=INT(2048+2047*SIN([.B452]))" office:value-type="float" office:value="3351" calcext:value-type="float">
            <text:p>3351</text:p>
          </table:table-cell>
          <table:table-cell table:formula="of:=INT(2048+2047*COS([.B452]))" office:value-type="float" office:value="3626" calcext:value-type="float">
            <text:p>3626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*2*PI()/4096" office:value-type="float" office:value="0.691825335336424" calcext:value-type="float">
            <text:p>0.691825335336424</text:p>
          </table:table-cell>
          <table:table-cell table:formula="of:=INT(2048+2047*SIN([.B453]))" office:value-type="float" office:value="3353" calcext:value-type="float">
            <text:p>3353</text:p>
          </table:table-cell>
          <table:table-cell table:formula="of:=INT(2048+2047*COS([.B453]))" office:value-type="float" office:value="3624" calcext:value-type="float">
            <text:p>362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*2*PI()/4096" office:value-type="float" office:value="0.69335931612431" calcext:value-type="float">
            <text:p>0.69335931612431</text:p>
          </table:table-cell>
          <table:table-cell table:formula="of:=INT(2048+2047*SIN([.B454]))" office:value-type="float" office:value="3356" calcext:value-type="float">
            <text:p>3356</text:p>
          </table:table-cell>
          <table:table-cell table:formula="of:=INT(2048+2047*COS([.B454]))" office:value-type="float" office:value="3622" calcext:value-type="float">
            <text:p>3622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*2*PI()/4096" office:value-type="float" office:value="0.694893296912195" calcext:value-type="float">
            <text:p>0.694893296912195</text:p>
          </table:table-cell>
          <table:table-cell table:formula="of:=INT(2048+2047*SIN([.B455]))" office:value-type="float" office:value="3358" calcext:value-type="float">
            <text:p>3358</text:p>
          </table:table-cell>
          <table:table-cell table:formula="of:=INT(2048+2047*COS([.B455]))"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*2*PI()/4096" office:value-type="float" office:value="0.696427277700081" calcext:value-type="float">
            <text:p>0.696427277700081</text:p>
          </table:table-cell>
          <table:table-cell table:formula="of:=INT(2048+2047*SIN([.B456]))" office:value-type="float" office:value="3361" calcext:value-type="float">
            <text:p>3361</text:p>
          </table:table-cell>
          <table:table-cell table:formula="of:=INT(2048+2047*COS([.B456]))" office:value-type="float" office:value="3618" calcext:value-type="float">
            <text:p>3618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*2*PI()/4096" office:value-type="float" office:value="0.697961258487967" calcext:value-type="float">
            <text:p>0.697961258487967</text:p>
          </table:table-cell>
          <table:table-cell table:formula="of:=INT(2048+2047*SIN([.B457]))" office:value-type="float" office:value="3363" calcext:value-type="float">
            <text:p>3363</text:p>
          </table:table-cell>
          <table:table-cell table:formula="of:=INT(2048+2047*COS([.B457]))" office:value-type="float" office:value="3616" calcext:value-type="float">
            <text:p>3616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*2*PI()/4096" office:value-type="float" office:value="0.699495239275852" calcext:value-type="float">
            <text:p>0.699495239275852</text:p>
          </table:table-cell>
          <table:table-cell table:formula="of:=INT(2048+2047*SIN([.B458]))" office:value-type="float" office:value="3365" calcext:value-type="float">
            <text:p>3365</text:p>
          </table:table-cell>
          <table:table-cell table:formula="of:=INT(2048+2047*COS([.B458]))" office:value-type="float" office:value="3614" calcext:value-type="float">
            <text:p>3614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*2*PI()/4096" office:value-type="float" office:value="0.701029220063738" calcext:value-type="float">
            <text:p>0.701029220063738</text:p>
          </table:table-cell>
          <table:table-cell table:formula="of:=INT(2048+2047*SIN([.B459]))" office:value-type="float" office:value="3368" calcext:value-type="float">
            <text:p>3368</text:p>
          </table:table-cell>
          <table:table-cell table:formula="of:=INT(2048+2047*COS([.B459]))" office:value-type="float" office:value="3612" calcext:value-type="float">
            <text:p>3612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*2*PI()/4096" office:value-type="float" office:value="0.702563200851624" calcext:value-type="float">
            <text:p>0.702563200851624</text:p>
          </table:table-cell>
          <table:table-cell table:formula="of:=INT(2048+2047*SIN([.B460]))" office:value-type="float" office:value="3370" calcext:value-type="float">
            <text:p>3370</text:p>
          </table:table-cell>
          <table:table-cell table:formula="of:=INT(2048+2047*COS([.B460]))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*2*PI()/4096" office:value-type="float" office:value="0.704097181639509" calcext:value-type="float">
            <text:p>0.704097181639509</text:p>
          </table:table-cell>
          <table:table-cell table:formula="of:=INT(2048+2047*SIN([.B461]))" office:value-type="float" office:value="3373" calcext:value-type="float">
            <text:p>3373</text:p>
          </table:table-cell>
          <table:table-cell table:formula="of:=INT(2048+2047*COS([.B461]))" office:value-type="float" office:value="3608" calcext:value-type="float">
            <text:p>3608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*2*PI()/4096" office:value-type="float" office:value="0.705631162427395" calcext:value-type="float">
            <text:p>0.705631162427395</text:p>
          </table:table-cell>
          <table:table-cell table:formula="of:=INT(2048+2047*SIN([.B462]))" office:value-type="float" office:value="3375" calcext:value-type="float">
            <text:p>3375</text:p>
          </table:table-cell>
          <table:table-cell table:formula="of:=INT(2048+2047*COS([.B462]))" office:value-type="float" office:value="3606" calcext:value-type="float">
            <text:p>3606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*2*PI()/4096" office:value-type="float" office:value="0.707165143215281" calcext:value-type="float">
            <text:p>0.707165143215281</text:p>
          </table:table-cell>
          <table:table-cell table:formula="of:=INT(2048+2047*SIN([.B463]))" office:value-type="float" office:value="3377" calcext:value-type="float">
            <text:p>3377</text:p>
          </table:table-cell>
          <table:table-cell table:formula="of:=INT(2048+2047*COS([.B463]))" office:value-type="float" office:value="3604" calcext:value-type="float">
            <text:p>3604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*2*PI()/4096" office:value-type="float" office:value="0.708699124003166" calcext:value-type="float">
            <text:p>0.708699124003166</text:p>
          </table:table-cell>
          <table:table-cell table:formula="of:=INT(2048+2047*SIN([.B464]))" office:value-type="float" office:value="3380" calcext:value-type="float">
            <text:p>3380</text:p>
          </table:table-cell>
          <table:table-cell table:formula="of:=INT(2048+2047*COS([.B464]))" office:value-type="float" office:value="3602" calcext:value-type="float">
            <text:p>3602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*2*PI()/4096" office:value-type="float" office:value="0.710233104791052" calcext:value-type="float">
            <text:p>0.710233104791052</text:p>
          </table:table-cell>
          <table:table-cell table:formula="of:=INT(2048+2047*SIN([.B465]))" office:value-type="float" office:value="3382" calcext:value-type="float">
            <text:p>3382</text:p>
          </table:table-cell>
          <table:table-cell table:formula="of:=INT(2048+2047*COS([.B465]))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*2*PI()/4096" office:value-type="float" office:value="0.711767085578938" calcext:value-type="float">
            <text:p>0.711767085578938</text:p>
          </table:table-cell>
          <table:table-cell table:formula="of:=INT(2048+2047*SIN([.B466]))" office:value-type="float" office:value="3385" calcext:value-type="float">
            <text:p>3385</text:p>
          </table:table-cell>
          <table:table-cell table:formula="of:=INT(2048+2047*COS([.B466]))" office:value-type="float" office:value="3598" calcext:value-type="float">
            <text:p>3598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*2*PI()/4096" office:value-type="float" office:value="0.713301066366823" calcext:value-type="float">
            <text:p>0.713301066366823</text:p>
          </table:table-cell>
          <table:table-cell table:formula="of:=INT(2048+2047*SIN([.B467]))" office:value-type="float" office:value="3387" calcext:value-type="float">
            <text:p>3387</text:p>
          </table:table-cell>
          <table:table-cell table:formula="of:=INT(2048+2047*COS([.B467]))" office:value-type="float" office:value="3595" calcext:value-type="float">
            <text:p>3595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*2*PI()/4096" office:value-type="float" office:value="0.714835047154709" calcext:value-type="float">
            <text:p>0.714835047154709</text:p>
          </table:table-cell>
          <table:table-cell table:formula="of:=INT(2048+2047*SIN([.B468]))" office:value-type="float" office:value="3389" calcext:value-type="float">
            <text:p>3389</text:p>
          </table:table-cell>
          <table:table-cell table:formula="of:=INT(2048+2047*COS([.B468]))" office:value-type="float" office:value="3593" calcext:value-type="float">
            <text:p>3593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*2*PI()/4096" office:value-type="float" office:value="0.716369027942594" calcext:value-type="float">
            <text:p>0.716369027942594</text:p>
          </table:table-cell>
          <table:table-cell table:formula="of:=INT(2048+2047*SIN([.B469]))" office:value-type="float" office:value="3392" calcext:value-type="float">
            <text:p>3392</text:p>
          </table:table-cell>
          <table:table-cell table:formula="of:=INT(2048+2047*COS([.B469]))" office:value-type="float" office:value="3591" calcext:value-type="float">
            <text:p>359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*2*PI()/4096" office:value-type="float" office:value="0.71790300873048" calcext:value-type="float">
            <text:p>0.71790300873048</text:p>
          </table:table-cell>
          <table:table-cell table:formula="of:=INT(2048+2047*SIN([.B470]))" office:value-type="float" office:value="3394" calcext:value-type="float">
            <text:p>3394</text:p>
          </table:table-cell>
          <table:table-cell table:formula="of:=INT(2048+2047*COS([.B470]))" office:value-type="float" office:value="3589" calcext:value-type="float">
            <text:p>3589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*2*PI()/4096" office:value-type="float" office:value="0.719436989518366" calcext:value-type="float">
            <text:p>0.719436989518366</text:p>
          </table:table-cell>
          <table:table-cell table:formula="of:=INT(2048+2047*SIN([.B471]))" office:value-type="float" office:value="3396" calcext:value-type="float">
            <text:p>3396</text:p>
          </table:table-cell>
          <table:table-cell table:formula="of:=INT(2048+2047*COS([.B471]))" office:value-type="float" office:value="3587" calcext:value-type="float">
            <text:p>358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*2*PI()/4096" office:value-type="float" office:value="0.720970970306251" calcext:value-type="float">
            <text:p>0.720970970306251</text:p>
          </table:table-cell>
          <table:table-cell table:formula="of:=INT(2048+2047*SIN([.B472]))" office:value-type="float" office:value="3399" calcext:value-type="float">
            <text:p>3399</text:p>
          </table:table-cell>
          <table:table-cell table:formula="of:=INT(2048+2047*COS([.B472]))" office:value-type="float" office:value="3585" calcext:value-type="float">
            <text:p>3585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*2*PI()/4096" office:value-type="float" office:value="0.722504951094137" calcext:value-type="float">
            <text:p>0.722504951094137</text:p>
          </table:table-cell>
          <table:table-cell table:formula="of:=INT(2048+2047*SIN([.B473]))" office:value-type="float" office:value="3401" calcext:value-type="float">
            <text:p>3401</text:p>
          </table:table-cell>
          <table:table-cell table:formula="of:=INT(2048+2047*COS([.B473]))"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*2*PI()/4096" office:value-type="float" office:value="0.724038931882023" calcext:value-type="float">
            <text:p>0.724038931882023</text:p>
          </table:table-cell>
          <table:table-cell table:formula="of:=INT(2048+2047*SIN([.B474]))" office:value-type="float" office:value="3403" calcext:value-type="float">
            <text:p>3403</text:p>
          </table:table-cell>
          <table:table-cell table:formula="of:=INT(2048+2047*COS([.B474]))" office:value-type="float" office:value="3581" calcext:value-type="float">
            <text:p>358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*2*PI()/4096" office:value-type="float" office:value="0.725572912669908" calcext:value-type="float">
            <text:p>0.725572912669908</text:p>
          </table:table-cell>
          <table:table-cell table:formula="of:=INT(2048+2047*SIN([.B475]))" office:value-type="float" office:value="3406" calcext:value-type="float">
            <text:p>3406</text:p>
          </table:table-cell>
          <table:table-cell table:formula="of:=INT(2048+2047*COS([.B475]))" office:value-type="float" office:value="3579" calcext:value-type="float">
            <text:p>3579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*2*PI()/4096" office:value-type="float" office:value="0.727106893457794" calcext:value-type="float">
            <text:p>0.727106893457794</text:p>
          </table:table-cell>
          <table:table-cell table:formula="of:=INT(2048+2047*SIN([.B476]))" office:value-type="float" office:value="3408" calcext:value-type="float">
            <text:p>3408</text:p>
          </table:table-cell>
          <table:table-cell table:formula="of:=INT(2048+2047*COS([.B476]))" office:value-type="float" office:value="3577" calcext:value-type="float">
            <text:p>3577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*2*PI()/4096" office:value-type="float" office:value="0.72864087424568" calcext:value-type="float">
            <text:p>0.72864087424568</text:p>
          </table:table-cell>
          <table:table-cell table:formula="of:=INT(2048+2047*SIN([.B477]))" office:value-type="float" office:value="3411" calcext:value-type="float">
            <text:p>3411</text:p>
          </table:table-cell>
          <table:table-cell table:formula="of:=INT(2048+2047*COS([.B477]))" office:value-type="float" office:value="3575" calcext:value-type="float">
            <text:p>3575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*2*PI()/4096" office:value-type="float" office:value="0.730174855033565" calcext:value-type="float">
            <text:p>0.730174855033565</text:p>
          </table:table-cell>
          <table:table-cell table:formula="of:=INT(2048+2047*SIN([.B478]))" office:value-type="float" office:value="3413" calcext:value-type="float">
            <text:p>3413</text:p>
          </table:table-cell>
          <table:table-cell table:formula="of:=INT(2048+2047*COS([.B478]))" office:value-type="float" office:value="3573" calcext:value-type="float">
            <text:p>3573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*2*PI()/4096" office:value-type="float" office:value="0.731708835821451" calcext:value-type="float">
            <text:p>0.731708835821451</text:p>
          </table:table-cell>
          <table:table-cell table:formula="of:=INT(2048+2047*SIN([.B479]))" office:value-type="float" office:value="3415" calcext:value-type="float">
            <text:p>3415</text:p>
          </table:table-cell>
          <table:table-cell table:formula="of:=INT(2048+2047*COS([.B479]))" office:value-type="float" office:value="3571" calcext:value-type="float">
            <text:p>3571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*2*PI()/4096" office:value-type="float" office:value="0.733242816609336" calcext:value-type="float">
            <text:p>0.733242816609336</text:p>
          </table:table-cell>
          <table:table-cell table:formula="of:=INT(2048+2047*SIN([.B480]))" office:value-type="float" office:value="3418" calcext:value-type="float">
            <text:p>3418</text:p>
          </table:table-cell>
          <table:table-cell table:formula="of:=INT(2048+2047*COS([.B480]))"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*2*PI()/4096" office:value-type="float" office:value="0.734776797397222" calcext:value-type="float">
            <text:p>0.734776797397222</text:p>
          </table:table-cell>
          <table:table-cell table:formula="of:=INT(2048+2047*SIN([.B481]))" office:value-type="float" office:value="3420" calcext:value-type="float">
            <text:p>3420</text:p>
          </table:table-cell>
          <table:table-cell table:formula="of:=INT(2048+2047*COS([.B481]))" office:value-type="float" office:value="3566" calcext:value-type="float">
            <text:p>3566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*2*PI()/4096" office:value-type="float" office:value="0.736310778185108" calcext:value-type="float">
            <text:p>0.736310778185108</text:p>
          </table:table-cell>
          <table:table-cell table:formula="of:=INT(2048+2047*SIN([.B482]))" office:value-type="float" office:value="3422" calcext:value-type="float">
            <text:p>3422</text:p>
          </table:table-cell>
          <table:table-cell table:formula="of:=INT(2048+2047*COS([.B482]))" office:value-type="float" office:value="3564" calcext:value-type="float">
            <text:p>3564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*2*PI()/4096" office:value-type="float" office:value="0.737844758972993" calcext:value-type="float">
            <text:p>0.737844758972993</text:p>
          </table:table-cell>
          <table:table-cell table:formula="of:=INT(2048+2047*SIN([.B483]))" office:value-type="float" office:value="3425" calcext:value-type="float">
            <text:p>3425</text:p>
          </table:table-cell>
          <table:table-cell table:formula="of:=INT(2048+2047*COS([.B483]))" office:value-type="float" office:value="3562" calcext:value-type="float">
            <text:p>3562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*2*PI()/4096" office:value-type="float" office:value="0.739378739760879" calcext:value-type="float">
            <text:p>0.739378739760879</text:p>
          </table:table-cell>
          <table:table-cell table:formula="of:=INT(2048+2047*SIN([.B484]))" office:value-type="float" office:value="3427" calcext:value-type="float">
            <text:p>3427</text:p>
          </table:table-cell>
          <table:table-cell table:formula="of:=INT(2048+2047*COS([.B484]))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*2*PI()/4096" office:value-type="float" office:value="0.740912720548765" calcext:value-type="float">
            <text:p>0.740912720548765</text:p>
          </table:table-cell>
          <table:table-cell table:formula="of:=INT(2048+2047*SIN([.B485]))" office:value-type="float" office:value="3429" calcext:value-type="float">
            <text:p>3429</text:p>
          </table:table-cell>
          <table:table-cell table:formula="of:=INT(2048+2047*COS([.B485]))" office:value-type="float" office:value="3558" calcext:value-type="float">
            <text:p>3558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*2*PI()/4096" office:value-type="float" office:value="0.74244670133665" calcext:value-type="float">
            <text:p>0.74244670133665</text:p>
          </table:table-cell>
          <table:table-cell table:formula="of:=INT(2048+2047*SIN([.B486]))" office:value-type="float" office:value="3431" calcext:value-type="float">
            <text:p>3431</text:p>
          </table:table-cell>
          <table:table-cell table:formula="of:=INT(2048+2047*COS([.B486]))" office:value-type="float" office:value="3556" calcext:value-type="float">
            <text:p>355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*2*PI()/4096" office:value-type="float" office:value="0.743980682124536" calcext:value-type="float">
            <text:p>0.743980682124536</text:p>
          </table:table-cell>
          <table:table-cell table:formula="of:=INT(2048+2047*SIN([.B487]))" office:value-type="float" office:value="3434" calcext:value-type="float">
            <text:p>3434</text:p>
          </table:table-cell>
          <table:table-cell table:formula="of:=INT(2048+2047*COS([.B487]))" office:value-type="float" office:value="3554" calcext:value-type="float">
            <text:p>3554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*2*PI()/4096" office:value-type="float" office:value="0.745514662912422" calcext:value-type="float">
            <text:p>0.745514662912422</text:p>
          </table:table-cell>
          <table:table-cell table:formula="of:=INT(2048+2047*SIN([.B488]))" office:value-type="float" office:value="3436" calcext:value-type="float">
            <text:p>3436</text:p>
          </table:table-cell>
          <table:table-cell table:formula="of:=INT(2048+2047*COS([.B488]))" office:value-type="float" office:value="3552" calcext:value-type="float">
            <text:p>3552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*2*PI()/4096" office:value-type="float" office:value="0.747048643700307" calcext:value-type="float">
            <text:p>0.747048643700307</text:p>
          </table:table-cell>
          <table:table-cell table:formula="of:=INT(2048+2047*SIN([.B489]))" office:value-type="float" office:value="3438" calcext:value-type="float">
            <text:p>3438</text:p>
          </table:table-cell>
          <table:table-cell table:formula="of:=INT(2048+2047*COS([.B489]))" office:value-type="float" office:value="3549" calcext:value-type="float">
            <text:p>3549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*2*PI()/4096" office:value-type="float" office:value="0.748582624488193" calcext:value-type="float">
            <text:p>0.748582624488193</text:p>
          </table:table-cell>
          <table:table-cell table:formula="of:=INT(2048+2047*SIN([.B490]))" office:value-type="float" office:value="3441" calcext:value-type="float">
            <text:p>3441</text:p>
          </table:table-cell>
          <table:table-cell table:formula="of:=INT(2048+2047*COS([.B490]))" office:value-type="float" office:value="3547" calcext:value-type="float">
            <text:p>3547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*2*PI()/4096" office:value-type="float" office:value="0.750116605276078" calcext:value-type="float">
            <text:p>0.750116605276078</text:p>
          </table:table-cell>
          <table:table-cell table:formula="of:=INT(2048+2047*SIN([.B491]))" office:value-type="float" office:value="3443" calcext:value-type="float">
            <text:p>3443</text:p>
          </table:table-cell>
          <table:table-cell table:formula="of:=INT(2048+2047*COS([.B491]))" office:value-type="float" office:value="3545" calcext:value-type="float">
            <text:p>3545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*2*PI()/4096" office:value-type="float" office:value="0.751650586063964" calcext:value-type="float">
            <text:p>0.751650586063964</text:p>
          </table:table-cell>
          <table:table-cell table:formula="of:=INT(2048+2047*SIN([.B492]))" office:value-type="float" office:value="3445" calcext:value-type="float">
            <text:p>3445</text:p>
          </table:table-cell>
          <table:table-cell table:formula="of:=INT(2048+2047*COS([.B492]))" office:value-type="float" office:value="3543" calcext:value-type="float">
            <text:p>354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*2*PI()/4096" office:value-type="float" office:value="0.75318456685185" calcext:value-type="float">
            <text:p>0.75318456685185</text:p>
          </table:table-cell>
          <table:table-cell table:formula="of:=INT(2048+2047*SIN([.B493]))" office:value-type="float" office:value="3448" calcext:value-type="float">
            <text:p>3448</text:p>
          </table:table-cell>
          <table:table-cell table:formula="of:=INT(2048+2047*COS([.B493]))" office:value-type="float" office:value="3541" calcext:value-type="float">
            <text:p>354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*2*PI()/4096" office:value-type="float" office:value="0.754718547639735" calcext:value-type="float">
            <text:p>0.754718547639735</text:p>
          </table:table-cell>
          <table:table-cell table:formula="of:=INT(2048+2047*SIN([.B494]))" office:value-type="float" office:value="3450" calcext:value-type="float">
            <text:p>3450</text:p>
          </table:table-cell>
          <table:table-cell table:formula="of:=INT(2048+2047*COS([.B494]))" office:value-type="float" office:value="3539" calcext:value-type="float">
            <text:p>3539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*2*PI()/4096" office:value-type="float" office:value="0.756252528427621" calcext:value-type="float">
            <text:p>0.756252528427621</text:p>
          </table:table-cell>
          <table:table-cell table:formula="of:=INT(2048+2047*SIN([.B495]))" office:value-type="float" office:value="3452" calcext:value-type="float">
            <text:p>3452</text:p>
          </table:table-cell>
          <table:table-cell table:formula="of:=INT(2048+2047*COS([.B495]))" office:value-type="float" office:value="3537" calcext:value-type="float">
            <text:p>3537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*2*PI()/4096" office:value-type="float" office:value="0.757786509215507" calcext:value-type="float">
            <text:p>0.757786509215507</text:p>
          </table:table-cell>
          <table:table-cell table:formula="of:=INT(2048+2047*SIN([.B496]))" office:value-type="float" office:value="3454" calcext:value-type="float">
            <text:p>3454</text:p>
          </table:table-cell>
          <table:table-cell table:formula="of:=INT(2048+2047*COS([.B496]))" office:value-type="float" office:value="3534" calcext:value-type="float">
            <text:p>3534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*2*PI()/4096" office:value-type="float" office:value="0.759320490003392" calcext:value-type="float">
            <text:p>0.759320490003392</text:p>
          </table:table-cell>
          <table:table-cell table:formula="of:=INT(2048+2047*SIN([.B497]))" office:value-type="float" office:value="3457" calcext:value-type="float">
            <text:p>3457</text:p>
          </table:table-cell>
          <table:table-cell table:formula="of:=INT(2048+2047*COS([.B497]))" office:value-type="float" office:value="3532" calcext:value-type="float">
            <text:p>3532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*2*PI()/4096" office:value-type="float" office:value="0.760854470791278" calcext:value-type="float">
            <text:p>0.760854470791278</text:p>
          </table:table-cell>
          <table:table-cell table:formula="of:=INT(2048+2047*SIN([.B498]))" office:value-type="float" office:value="3459" calcext:value-type="float">
            <text:p>3459</text:p>
          </table:table-cell>
          <table:table-cell table:formula="of:=INT(2048+2047*COS([.B498]))" office:value-type="float" office:value="3530" calcext:value-type="float">
            <text:p>353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*2*PI()/4096" office:value-type="float" office:value="0.762388451579164" calcext:value-type="float">
            <text:p>0.762388451579164</text:p>
          </table:table-cell>
          <table:table-cell table:formula="of:=INT(2048+2047*SIN([.B499]))" office:value-type="float" office:value="3461" calcext:value-type="float">
            <text:p>3461</text:p>
          </table:table-cell>
          <table:table-cell table:formula="of:=INT(2048+2047*COS([.B499]))" office:value-type="float" office:value="3528" calcext:value-type="float">
            <text:p>3528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*2*PI()/4096" office:value-type="float" office:value="0.763922432367049" calcext:value-type="float">
            <text:p>0.763922432367049</text:p>
          </table:table-cell>
          <table:table-cell table:formula="of:=INT(2048+2047*SIN([.B500]))" office:value-type="float" office:value="3464" calcext:value-type="float">
            <text:p>3464</text:p>
          </table:table-cell>
          <table:table-cell table:formula="of:=INT(2048+2047*COS([.B500]))" office:value-type="float" office:value="3526" calcext:value-type="float">
            <text:p>3526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*2*PI()/4096" office:value-type="float" office:value="0.765456413154935" calcext:value-type="float">
            <text:p>0.765456413154935</text:p>
          </table:table-cell>
          <table:table-cell table:formula="of:=INT(2048+2047*SIN([.B501]))" office:value-type="float" office:value="3466" calcext:value-type="float">
            <text:p>3466</text:p>
          </table:table-cell>
          <table:table-cell table:formula="of:=INT(2048+2047*COS([.B501]))" office:value-type="float" office:value="3524" calcext:value-type="float">
            <text:p>352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*2*PI()/4096" office:value-type="float" office:value="0.766990393942821" calcext:value-type="float">
            <text:p>0.766990393942821</text:p>
          </table:table-cell>
          <table:table-cell table:formula="of:=INT(2048+2047*SIN([.B502]))" office:value-type="float" office:value="3468" calcext:value-type="float">
            <text:p>3468</text:p>
          </table:table-cell>
          <table:table-cell table:formula="of:=INT(2048+2047*COS([.B502]))" office:value-type="float" office:value="3521" calcext:value-type="float">
            <text:p>352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*2*PI()/4096" office:value-type="float" office:value="0.768524374730706" calcext:value-type="float">
            <text:p>0.768524374730706</text:p>
          </table:table-cell>
          <table:table-cell table:formula="of:=INT(2048+2047*SIN([.B503]))" office:value-type="float" office:value="3470" calcext:value-type="float">
            <text:p>3470</text:p>
          </table:table-cell>
          <table:table-cell table:formula="of:=INT(2048+2047*COS([.B503]))"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*2*PI()/4096" office:value-type="float" office:value="0.770058355518592" calcext:value-type="float">
            <text:p>0.770058355518592</text:p>
          </table:table-cell>
          <table:table-cell table:formula="of:=INT(2048+2047*SIN([.B504]))" office:value-type="float" office:value="3473" calcext:value-type="float">
            <text:p>3473</text:p>
          </table:table-cell>
          <table:table-cell table:formula="of:=INT(2048+2047*COS([.B504]))" office:value-type="float" office:value="3517" calcext:value-type="float">
            <text:p>3517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*2*PI()/4096" office:value-type="float" office:value="0.771592336306478" calcext:value-type="float">
            <text:p>0.771592336306478</text:p>
          </table:table-cell>
          <table:table-cell table:formula="of:=INT(2048+2047*SIN([.B505]))" office:value-type="float" office:value="3475" calcext:value-type="float">
            <text:p>3475</text:p>
          </table:table-cell>
          <table:table-cell table:formula="of:=INT(2048+2047*COS([.B505]))" office:value-type="float" office:value="3515" calcext:value-type="float">
            <text:p>3515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*2*PI()/4096" office:value-type="float" office:value="0.773126317094363" calcext:value-type="float">
            <text:p>0.773126317094363</text:p>
          </table:table-cell>
          <table:table-cell table:formula="of:=INT(2048+2047*SIN([.B506]))" office:value-type="float" office:value="3477" calcext:value-type="float">
            <text:p>3477</text:p>
          </table:table-cell>
          <table:table-cell table:formula="of:=INT(2048+2047*COS([.B506]))" office:value-type="float" office:value="3513" calcext:value-type="float">
            <text:p>3513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*2*PI()/4096" office:value-type="float" office:value="0.774660297882249" calcext:value-type="float">
            <text:p>0.774660297882249</text:p>
          </table:table-cell>
          <table:table-cell table:formula="of:=INT(2048+2047*SIN([.B507]))" office:value-type="float" office:value="3479" calcext:value-type="float">
            <text:p>3479</text:p>
          </table:table-cell>
          <table:table-cell table:formula="of:=INT(2048+2047*COS([.B507]))" office:value-type="float" office:value="3510" calcext:value-type="float">
            <text:p>351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*2*PI()/4096" office:value-type="float" office:value="0.776194278670134" calcext:value-type="float">
            <text:p>0.776194278670134</text:p>
          </table:table-cell>
          <table:table-cell table:formula="of:=INT(2048+2047*SIN([.B508]))" office:value-type="float" office:value="3482" calcext:value-type="float">
            <text:p>3482</text:p>
          </table:table-cell>
          <table:table-cell table:formula="of:=INT(2048+2047*COS([.B508]))" office:value-type="float" office:value="3508" calcext:value-type="float">
            <text:p>3508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*2*PI()/4096" office:value-type="float" office:value="0.77772825945802" calcext:value-type="float">
            <text:p>0.77772825945802</text:p>
          </table:table-cell>
          <table:table-cell table:formula="of:=INT(2048+2047*SIN([.B509]))" office:value-type="float" office:value="3484" calcext:value-type="float">
            <text:p>3484</text:p>
          </table:table-cell>
          <table:table-cell table:formula="of:=INT(2048+2047*COS([.B509]))" office:value-type="float" office:value="3506" calcext:value-type="float">
            <text:p>3506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*2*PI()/4096" office:value-type="float" office:value="0.779262240245906" calcext:value-type="float">
            <text:p>0.779262240245906</text:p>
          </table:table-cell>
          <table:table-cell table:formula="of:=INT(2048+2047*SIN([.B510]))" office:value-type="float" office:value="3486" calcext:value-type="float">
            <text:p>3486</text:p>
          </table:table-cell>
          <table:table-cell table:formula="of:=INT(2048+2047*COS([.B510]))" office:value-type="float" office:value="3504" calcext:value-type="float">
            <text:p>3504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*2*PI()/4096" office:value-type="float" office:value="0.780796221033791" calcext:value-type="float">
            <text:p>0.780796221033791</text:p>
          </table:table-cell>
          <table:table-cell table:formula="of:=INT(2048+2047*SIN([.B511]))" office:value-type="float" office:value="3488" calcext:value-type="float">
            <text:p>3488</text:p>
          </table:table-cell>
          <table:table-cell table:formula="of:=INT(2048+2047*COS([.B511]))" office:value-type="float" office:value="3502" calcext:value-type="float">
            <text:p>350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*2*PI()/4096" office:value-type="float" office:value="0.782330201821677" calcext:value-type="float">
            <text:p>0.782330201821677</text:p>
          </table:table-cell>
          <table:table-cell table:formula="of:=INT(2048+2047*SIN([.B512]))" office:value-type="float" office:value="3491" calcext:value-type="float">
            <text:p>3491</text:p>
          </table:table-cell>
          <table:table-cell table:formula="of:=INT(2048+2047*COS([.B512]))" office:value-type="float" office:value="3499" calcext:value-type="float">
            <text:p>3499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*2*PI()/4096" office:value-type="float" office:value="0.783864182609563" calcext:value-type="float">
            <text:p>0.783864182609563</text:p>
          </table:table-cell>
          <table:table-cell table:formula="of:=INT(2048+2047*SIN([.B513]))" office:value-type="float" office:value="3493" calcext:value-type="float">
            <text:p>3493</text:p>
          </table:table-cell>
          <table:table-cell table:formula="of:=INT(2048+2047*COS([.B513]))" office:value-type="float" office:value="3497" calcext:value-type="float">
            <text:p>349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*2*PI()/4096" office:value-type="float" office:value="0.785398163397448" calcext:value-type="float">
            <text:p>0.785398163397448</text:p>
          </table:table-cell>
          <table:table-cell table:formula="of:=INT(2048+2047*SIN([.B514]))" office:value-type="float" office:value="3495" calcext:value-type="float">
            <text:p>3495</text:p>
          </table:table-cell>
          <table:table-cell table:formula="of:=INT(2048+2047*COS([.B514]))" office:value-type="float" office:value="3495" calcext:value-type="float">
            <text:p>3495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*2*PI()/4096" office:value-type="float" office:value="0.786932144185334" calcext:value-type="float">
            <text:p>0.786932144185334</text:p>
          </table:table-cell>
          <table:table-cell table:formula="of:=INT(2048+2047*SIN([.B515]))" office:value-type="float" office:value="3497" calcext:value-type="float">
            <text:p>3497</text:p>
          </table:table-cell>
          <table:table-cell table:formula="of:=INT(2048+2047*COS([.B515]))" office:value-type="float" office:value="3493" calcext:value-type="float">
            <text:p>3493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*2*PI()/4096" office:value-type="float" office:value="0.78846612497322" calcext:value-type="float">
            <text:p>0.78846612497322</text:p>
          </table:table-cell>
          <table:table-cell table:formula="of:=INT(2048+2047*SIN([.B516]))" office:value-type="float" office:value="3499" calcext:value-type="float">
            <text:p>3499</text:p>
          </table:table-cell>
          <table:table-cell table:formula="of:=INT(2048+2047*COS([.B516]))" office:value-type="float" office:value="3491" calcext:value-type="float">
            <text:p>349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*2*PI()/4096" office:value-type="float" office:value="0.790000105761105" calcext:value-type="float">
            <text:p>0.790000105761105</text:p>
          </table:table-cell>
          <table:table-cell table:formula="of:=INT(2048+2047*SIN([.B517]))" office:value-type="float" office:value="3502" calcext:value-type="float">
            <text:p>3502</text:p>
          </table:table-cell>
          <table:table-cell table:formula="of:=INT(2048+2047*COS([.B517]))" office:value-type="float" office:value="3488" calcext:value-type="float">
            <text:p>348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*2*PI()/4096" office:value-type="float" office:value="0.791534086548991" calcext:value-type="float">
            <text:p>0.791534086548991</text:p>
          </table:table-cell>
          <table:table-cell table:formula="of:=INT(2048+2047*SIN([.B518]))" office:value-type="float" office:value="3504" calcext:value-type="float">
            <text:p>3504</text:p>
          </table:table-cell>
          <table:table-cell table:formula="of:=INT(2048+2047*COS([.B518]))"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*2*PI()/4096" office:value-type="float" office:value="0.793068067336877" calcext:value-type="float">
            <text:p>0.793068067336877</text:p>
          </table:table-cell>
          <table:table-cell table:formula="of:=INT(2048+2047*SIN([.B519]))" office:value-type="float" office:value="3506" calcext:value-type="float">
            <text:p>3506</text:p>
          </table:table-cell>
          <table:table-cell table:formula="of:=INT(2048+2047*COS([.B519]))" office:value-type="float" office:value="3484" calcext:value-type="float">
            <text:p>3484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*2*PI()/4096" office:value-type="float" office:value="0.794602048124762" calcext:value-type="float">
            <text:p>0.794602048124762</text:p>
          </table:table-cell>
          <table:table-cell table:formula="of:=INT(2048+2047*SIN([.B520]))" office:value-type="float" office:value="3508" calcext:value-type="float">
            <text:p>3508</text:p>
          </table:table-cell>
          <table:table-cell table:formula="of:=INT(2048+2047*COS([.B520]))" office:value-type="float" office:value="3482" calcext:value-type="float">
            <text:p>3482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*2*PI()/4096" office:value-type="float" office:value="0.796136028912648" calcext:value-type="float">
            <text:p>0.796136028912648</text:p>
          </table:table-cell>
          <table:table-cell table:formula="of:=INT(2048+2047*SIN([.B521]))" office:value-type="float" office:value="3510" calcext:value-type="float">
            <text:p>3510</text:p>
          </table:table-cell>
          <table:table-cell table:formula="of:=INT(2048+2047*COS([.B521]))" office:value-type="float" office:value="3479" calcext:value-type="float">
            <text:p>3479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*2*PI()/4096" office:value-type="float" office:value="0.797670009700533" calcext:value-type="float">
            <text:p>0.797670009700533</text:p>
          </table:table-cell>
          <table:table-cell table:formula="of:=INT(2048+2047*SIN([.B522]))" office:value-type="float" office:value="3513" calcext:value-type="float">
            <text:p>3513</text:p>
          </table:table-cell>
          <table:table-cell table:formula="of:=INT(2048+2047*COS([.B522]))" office:value-type="float" office:value="3477" calcext:value-type="float">
            <text:p>3477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*2*PI()/4096" office:value-type="float" office:value="0.799203990488419" calcext:value-type="float">
            <text:p>0.799203990488419</text:p>
          </table:table-cell>
          <table:table-cell table:formula="of:=INT(2048+2047*SIN([.B523]))" office:value-type="float" office:value="3515" calcext:value-type="float">
            <text:p>3515</text:p>
          </table:table-cell>
          <table:table-cell table:formula="of:=INT(2048+2047*COS([.B523]))" office:value-type="float" office:value="3475" calcext:value-type="float">
            <text:p>3475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*2*PI()/4096" office:value-type="float" office:value="0.800737971276305" calcext:value-type="float">
            <text:p>0.800737971276305</text:p>
          </table:table-cell>
          <table:table-cell table:formula="of:=INT(2048+2047*SIN([.B524]))" office:value-type="float" office:value="3517" calcext:value-type="float">
            <text:p>3517</text:p>
          </table:table-cell>
          <table:table-cell table:formula="of:=INT(2048+2047*COS([.B524]))" office:value-type="float" office:value="3473" calcext:value-type="float">
            <text:p>3473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*2*PI()/4096" office:value-type="float" office:value="0.80227195206419" calcext:value-type="float">
            <text:p>0.80227195206419</text:p>
          </table:table-cell>
          <table:table-cell table:formula="of:=INT(2048+2047*SIN([.B525]))" office:value-type="float" office:value="3519" calcext:value-type="float">
            <text:p>3519</text:p>
          </table:table-cell>
          <table:table-cell table:formula="of:=INT(2048+2047*COS([.B525]))" office:value-type="float" office:value="3470" calcext:value-type="float">
            <text:p>347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*2*PI()/4096" office:value-type="float" office:value="0.803805932852076" calcext:value-type="float">
            <text:p>0.803805932852076</text:p>
          </table:table-cell>
          <table:table-cell table:formula="of:=INT(2048+2047*SIN([.B526]))" office:value-type="float" office:value="3521" calcext:value-type="float">
            <text:p>3521</text:p>
          </table:table-cell>
          <table:table-cell table:formula="of:=INT(2048+2047*COS([.B526]))" office:value-type="float" office:value="3468" calcext:value-type="float">
            <text:p>346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*2*PI()/4096" office:value-type="float" office:value="0.805339913639962" calcext:value-type="float">
            <text:p>0.805339913639962</text:p>
          </table:table-cell>
          <table:table-cell table:formula="of:=INT(2048+2047*SIN([.B527]))" office:value-type="float" office:value="3524" calcext:value-type="float">
            <text:p>3524</text:p>
          </table:table-cell>
          <table:table-cell table:formula="of:=INT(2048+2047*COS([.B527]))" office:value-type="float" office:value="3466" calcext:value-type="float">
            <text:p>3466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*2*PI()/4096" office:value-type="float" office:value="0.806873894427847" calcext:value-type="float">
            <text:p>0.806873894427847</text:p>
          </table:table-cell>
          <table:table-cell table:formula="of:=INT(2048+2047*SIN([.B528]))" office:value-type="float" office:value="3526" calcext:value-type="float">
            <text:p>3526</text:p>
          </table:table-cell>
          <table:table-cell table:formula="of:=INT(2048+2047*COS([.B528]))" office:value-type="float" office:value="3464" calcext:value-type="float">
            <text:p>3464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*2*PI()/4096" office:value-type="float" office:value="0.808407875215733" calcext:value-type="float">
            <text:p>0.808407875215733</text:p>
          </table:table-cell>
          <table:table-cell table:formula="of:=INT(2048+2047*SIN([.B529]))" office:value-type="float" office:value="3528" calcext:value-type="float">
            <text:p>3528</text:p>
          </table:table-cell>
          <table:table-cell table:formula="of:=INT(2048+2047*COS([.B529]))" office:value-type="float" office:value="3461" calcext:value-type="float">
            <text:p>34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*2*PI()/4096" office:value-type="float" office:value="0.809941856003618" calcext:value-type="float">
            <text:p>0.809941856003618</text:p>
          </table:table-cell>
          <table:table-cell table:formula="of:=INT(2048+2047*SIN([.B530]))" office:value-type="float" office:value="3530" calcext:value-type="float">
            <text:p>3530</text:p>
          </table:table-cell>
          <table:table-cell table:formula="of:=INT(2048+2047*COS([.B530]))" office:value-type="float" office:value="3459" calcext:value-type="float">
            <text:p>3459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*2*PI()/4096" office:value-type="float" office:value="0.811475836791504" calcext:value-type="float">
            <text:p>0.811475836791504</text:p>
          </table:table-cell>
          <table:table-cell table:formula="of:=INT(2048+2047*SIN([.B531]))" office:value-type="float" office:value="3532" calcext:value-type="float">
            <text:p>3532</text:p>
          </table:table-cell>
          <table:table-cell table:formula="of:=INT(2048+2047*COS([.B531]))" office:value-type="float" office:value="3457" calcext:value-type="float">
            <text:p>3457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*2*PI()/4096" office:value-type="float" office:value="0.81300981757939" calcext:value-type="float">
            <text:p>0.81300981757939</text:p>
          </table:table-cell>
          <table:table-cell table:formula="of:=INT(2048+2047*SIN([.B532]))" office:value-type="float" office:value="3534" calcext:value-type="float">
            <text:p>3534</text:p>
          </table:table-cell>
          <table:table-cell table:formula="of:=INT(2048+2047*COS([.B532]))" office:value-type="float" office:value="3454" calcext:value-type="float">
            <text:p>345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*2*PI()/4096" office:value-type="float" office:value="0.814543798367275" calcext:value-type="float">
            <text:p>0.814543798367275</text:p>
          </table:table-cell>
          <table:table-cell table:formula="of:=INT(2048+2047*SIN([.B533]))" office:value-type="float" office:value="3537" calcext:value-type="float">
            <text:p>3537</text:p>
          </table:table-cell>
          <table:table-cell table:formula="of:=INT(2048+2047*COS([.B533]))" office:value-type="float" office:value="3452" calcext:value-type="float">
            <text:p>3452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*2*PI()/4096" office:value-type="float" office:value="0.816077779155161" calcext:value-type="float">
            <text:p>0.816077779155161</text:p>
          </table:table-cell>
          <table:table-cell table:formula="of:=INT(2048+2047*SIN([.B534]))" office:value-type="float" office:value="3539" calcext:value-type="float">
            <text:p>3539</text:p>
          </table:table-cell>
          <table:table-cell table:formula="of:=INT(2048+2047*COS([.B534]))" office:value-type="float" office:value="3450" calcext:value-type="float">
            <text:p>345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*2*PI()/4096" office:value-type="float" office:value="0.817611759943047" calcext:value-type="float">
            <text:p>0.817611759943047</text:p>
          </table:table-cell>
          <table:table-cell table:formula="of:=INT(2048+2047*SIN([.B535]))" office:value-type="float" office:value="3541" calcext:value-type="float">
            <text:p>3541</text:p>
          </table:table-cell>
          <table:table-cell table:formula="of:=INT(2048+2047*COS([.B535]))" office:value-type="float" office:value="3448" calcext:value-type="float">
            <text:p>3448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*2*PI()/4096" office:value-type="float" office:value="0.819145740730932" calcext:value-type="float">
            <text:p>0.819145740730932</text:p>
          </table:table-cell>
          <table:table-cell table:formula="of:=INT(2048+2047*SIN([.B536]))" office:value-type="float" office:value="3543" calcext:value-type="float">
            <text:p>3543</text:p>
          </table:table-cell>
          <table:table-cell table:formula="of:=INT(2048+2047*COS([.B536]))" office:value-type="float" office:value="3445" calcext:value-type="float">
            <text:p>3445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*2*PI()/4096" office:value-type="float" office:value="0.820679721518818" calcext:value-type="float">
            <text:p>0.820679721518818</text:p>
          </table:table-cell>
          <table:table-cell table:formula="of:=INT(2048+2047*SIN([.B537]))" office:value-type="float" office:value="3545" calcext:value-type="float">
            <text:p>3545</text:p>
          </table:table-cell>
          <table:table-cell table:formula="of:=INT(2048+2047*COS([.B537]))" office:value-type="float" office:value="3443" calcext:value-type="float">
            <text:p>3443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*2*PI()/4096" office:value-type="float" office:value="0.822213702306704" calcext:value-type="float">
            <text:p>0.822213702306704</text:p>
          </table:table-cell>
          <table:table-cell table:formula="of:=INT(2048+2047*SIN([.B538]))" office:value-type="float" office:value="3547" calcext:value-type="float">
            <text:p>3547</text:p>
          </table:table-cell>
          <table:table-cell table:formula="of:=INT(2048+2047*COS([.B538]))" office:value-type="float" office:value="3441" calcext:value-type="float">
            <text:p>344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*2*PI()/4096" office:value-type="float" office:value="0.823747683094589" calcext:value-type="float">
            <text:p>0.823747683094589</text:p>
          </table:table-cell>
          <table:table-cell table:formula="of:=INT(2048+2047*SIN([.B539]))" office:value-type="float" office:value="3549" calcext:value-type="float">
            <text:p>3549</text:p>
          </table:table-cell>
          <table:table-cell table:formula="of:=INT(2048+2047*COS([.B539]))" office:value-type="float" office:value="3438" calcext:value-type="float">
            <text:p>3438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*2*PI()/4096" office:value-type="float" office:value="0.825281663882475" calcext:value-type="float">
            <text:p>0.825281663882475</text:p>
          </table:table-cell>
          <table:table-cell table:formula="of:=INT(2048+2047*SIN([.B540]))" office:value-type="float" office:value="3552" calcext:value-type="float">
            <text:p>3552</text:p>
          </table:table-cell>
          <table:table-cell table:formula="of:=INT(2048+2047*COS([.B540]))" office:value-type="float" office:value="3436" calcext:value-type="float">
            <text:p>3436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*2*PI()/4096" office:value-type="float" office:value="0.826815644670361" calcext:value-type="float">
            <text:p>0.826815644670361</text:p>
          </table:table-cell>
          <table:table-cell table:formula="of:=INT(2048+2047*SIN([.B541]))" office:value-type="float" office:value="3554" calcext:value-type="float">
            <text:p>3554</text:p>
          </table:table-cell>
          <table:table-cell table:formula="of:=INT(2048+2047*COS([.B541]))" office:value-type="float" office:value="3434" calcext:value-type="float">
            <text:p>343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*2*PI()/4096" office:value-type="float" office:value="0.828349625458246" calcext:value-type="float">
            <text:p>0.828349625458246</text:p>
          </table:table-cell>
          <table:table-cell table:formula="of:=INT(2048+2047*SIN([.B542]))" office:value-type="float" office:value="3556" calcext:value-type="float">
            <text:p>3556</text:p>
          </table:table-cell>
          <table:table-cell table:formula="of:=INT(2048+2047*COS([.B542]))" office:value-type="float" office:value="3431" calcext:value-type="float">
            <text:p>343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*2*PI()/4096" office:value-type="float" office:value="0.829883606246132" calcext:value-type="float">
            <text:p>0.829883606246132</text:p>
          </table:table-cell>
          <table:table-cell table:formula="of:=INT(2048+2047*SIN([.B543]))" office:value-type="float" office:value="3558" calcext:value-type="float">
            <text:p>3558</text:p>
          </table:table-cell>
          <table:table-cell table:formula="of:=INT(2048+2047*COS([.B543]))" office:value-type="float" office:value="3429" calcext:value-type="float">
            <text:p>3429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*2*PI()/4096" office:value-type="float" office:value="0.831417587034017" calcext:value-type="float">
            <text:p>0.831417587034017</text:p>
          </table:table-cell>
          <table:table-cell table:formula="of:=INT(2048+2047*SIN([.B544]))" office:value-type="float" office:value="3560" calcext:value-type="float">
            <text:p>3560</text:p>
          </table:table-cell>
          <table:table-cell table:formula="of:=INT(2048+2047*COS([.B544]))" office:value-type="float" office:value="3427" calcext:value-type="float">
            <text:p>3427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*2*PI()/4096" office:value-type="float" office:value="0.832951567821903" calcext:value-type="float">
            <text:p>0.832951567821903</text:p>
          </table:table-cell>
          <table:table-cell table:formula="of:=INT(2048+2047*SIN([.B545]))" office:value-type="float" office:value="3562" calcext:value-type="float">
            <text:p>3562</text:p>
          </table:table-cell>
          <table:table-cell table:formula="of:=INT(2048+2047*COS([.B545]))" office:value-type="float" office:value="3425" calcext:value-type="float">
            <text:p>3425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*2*PI()/4096" office:value-type="float" office:value="0.834485548609789" calcext:value-type="float">
            <text:p>0.834485548609789</text:p>
          </table:table-cell>
          <table:table-cell table:formula="of:=INT(2048+2047*SIN([.B546]))" office:value-type="float" office:value="3564" calcext:value-type="float">
            <text:p>3564</text:p>
          </table:table-cell>
          <table:table-cell table:formula="of:=INT(2048+2047*COS([.B546]))" office:value-type="float" office:value="3422" calcext:value-type="float">
            <text:p>342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*2*PI()/4096" office:value-type="float" office:value="0.836019529397674" calcext:value-type="float">
            <text:p>0.836019529397674</text:p>
          </table:table-cell>
          <table:table-cell table:formula="of:=INT(2048+2047*SIN([.B547]))" office:value-type="float" office:value="3566" calcext:value-type="float">
            <text:p>3566</text:p>
          </table:table-cell>
          <table:table-cell table:formula="of:=INT(2048+2047*COS([.B547]))"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*2*PI()/4096" office:value-type="float" office:value="0.83755351018556" calcext:value-type="float">
            <text:p>0.83755351018556</text:p>
          </table:table-cell>
          <table:table-cell table:formula="of:=INT(2048+2047*SIN([.B548]))" office:value-type="float" office:value="3568" calcext:value-type="float">
            <text:p>3568</text:p>
          </table:table-cell>
          <table:table-cell table:formula="of:=INT(2048+2047*COS([.B548]))" office:value-type="float" office:value="3418" calcext:value-type="float">
            <text:p>3418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*2*PI()/4096" office:value-type="float" office:value="0.839087490973446" calcext:value-type="float">
            <text:p>0.839087490973446</text:p>
          </table:table-cell>
          <table:table-cell table:formula="of:=INT(2048+2047*SIN([.B549]))" office:value-type="float" office:value="3571" calcext:value-type="float">
            <text:p>3571</text:p>
          </table:table-cell>
          <table:table-cell table:formula="of:=INT(2048+2047*COS([.B549]))" office:value-type="float" office:value="3415" calcext:value-type="float">
            <text:p>3415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*2*PI()/4096" office:value-type="float" office:value="0.840621471761331" calcext:value-type="float">
            <text:p>0.840621471761331</text:p>
          </table:table-cell>
          <table:table-cell table:formula="of:=INT(2048+2047*SIN([.B550]))" office:value-type="float" office:value="3573" calcext:value-type="float">
            <text:p>3573</text:p>
          </table:table-cell>
          <table:table-cell table:formula="of:=INT(2048+2047*COS([.B550]))" office:value-type="float" office:value="3413" calcext:value-type="float">
            <text:p>3413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*2*PI()/4096" office:value-type="float" office:value="0.842155452549217" calcext:value-type="float">
            <text:p>0.842155452549217</text:p>
          </table:table-cell>
          <table:table-cell table:formula="of:=INT(2048+2047*SIN([.B551]))" office:value-type="float" office:value="3575" calcext:value-type="float">
            <text:p>3575</text:p>
          </table:table-cell>
          <table:table-cell table:formula="of:=INT(2048+2047*COS([.B551]))" office:value-type="float" office:value="3411" calcext:value-type="float">
            <text:p>341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*2*PI()/4096" office:value-type="float" office:value="0.843689433337103" calcext:value-type="float">
            <text:p>0.843689433337103</text:p>
          </table:table-cell>
          <table:table-cell table:formula="of:=INT(2048+2047*SIN([.B552]))" office:value-type="float" office:value="3577" calcext:value-type="float">
            <text:p>3577</text:p>
          </table:table-cell>
          <table:table-cell table:formula="of:=INT(2048+2047*COS([.B552]))" office:value-type="float" office:value="3408" calcext:value-type="float">
            <text:p>3408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*2*PI()/4096" office:value-type="float" office:value="0.845223414124988" calcext:value-type="float">
            <text:p>0.845223414124988</text:p>
          </table:table-cell>
          <table:table-cell table:formula="of:=INT(2048+2047*SIN([.B553]))" office:value-type="float" office:value="3579" calcext:value-type="float">
            <text:p>3579</text:p>
          </table:table-cell>
          <table:table-cell table:formula="of:=INT(2048+2047*COS([.B553]))" office:value-type="float" office:value="3406" calcext:value-type="float">
            <text:p>3406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*2*PI()/4096" office:value-type="float" office:value="0.846757394912874" calcext:value-type="float">
            <text:p>0.846757394912874</text:p>
          </table:table-cell>
          <table:table-cell table:formula="of:=INT(2048+2047*SIN([.B554]))" office:value-type="float" office:value="3581" calcext:value-type="float">
            <text:p>3581</text:p>
          </table:table-cell>
          <table:table-cell table:formula="of:=INT(2048+2047*COS([.B554]))" office:value-type="float" office:value="3403" calcext:value-type="float">
            <text:p>340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*2*PI()/4096" office:value-type="float" office:value="0.848291375700759" calcext:value-type="float">
            <text:p>0.848291375700759</text:p>
          </table:table-cell>
          <table:table-cell table:formula="of:=INT(2048+2047*SIN([.B555]))" office:value-type="float" office:value="3583" calcext:value-type="float">
            <text:p>3583</text:p>
          </table:table-cell>
          <table:table-cell table:formula="of:=INT(2048+2047*COS([.B555]))" office:value-type="float" office:value="3401" calcext:value-type="float">
            <text:p>340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*2*PI()/4096" office:value-type="float" office:value="0.849825356488645" calcext:value-type="float">
            <text:p>0.849825356488645</text:p>
          </table:table-cell>
          <table:table-cell table:formula="of:=INT(2048+2047*SIN([.B556]))" office:value-type="float" office:value="3585" calcext:value-type="float">
            <text:p>3585</text:p>
          </table:table-cell>
          <table:table-cell table:formula="of:=INT(2048+2047*COS([.B556]))" office:value-type="float" office:value="3399" calcext:value-type="float">
            <text:p>3399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*2*PI()/4096" office:value-type="float" office:value="0.851359337276531" calcext:value-type="float">
            <text:p>0.851359337276531</text:p>
          </table:table-cell>
          <table:table-cell table:formula="of:=INT(2048+2047*SIN([.B557]))" office:value-type="float" office:value="3587" calcext:value-type="float">
            <text:p>3587</text:p>
          </table:table-cell>
          <table:table-cell table:formula="of:=INT(2048+2047*COS([.B557]))" office:value-type="float" office:value="3396" calcext:value-type="float">
            <text:p>3396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*2*PI()/4096" office:value-type="float" office:value="0.852893318064417" calcext:value-type="float">
            <text:p>0.852893318064417</text:p>
          </table:table-cell>
          <table:table-cell table:formula="of:=INT(2048+2047*SIN([.B558]))" office:value-type="float" office:value="3589" calcext:value-type="float">
            <text:p>3589</text:p>
          </table:table-cell>
          <table:table-cell table:formula="of:=INT(2048+2047*COS([.B558]))" office:value-type="float" office:value="3394" calcext:value-type="float">
            <text:p>3394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*2*PI()/4096" office:value-type="float" office:value="0.854427298852302" calcext:value-type="float">
            <text:p>0.854427298852302</text:p>
          </table:table-cell>
          <table:table-cell table:formula="of:=INT(2048+2047*SIN([.B559]))" office:value-type="float" office:value="3591" calcext:value-type="float">
            <text:p>3591</text:p>
          </table:table-cell>
          <table:table-cell table:formula="of:=INT(2048+2047*COS([.B559]))" office:value-type="float" office:value="3392" calcext:value-type="float">
            <text:p>3392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*2*PI()/4096" office:value-type="float" office:value="0.855961279640188" calcext:value-type="float">
            <text:p>0.855961279640188</text:p>
          </table:table-cell>
          <table:table-cell table:formula="of:=INT(2048+2047*SIN([.B560]))" office:value-type="float" office:value="3593" calcext:value-type="float">
            <text:p>3593</text:p>
          </table:table-cell>
          <table:table-cell table:formula="of:=INT(2048+2047*COS([.B560]))" office:value-type="float" office:value="3389" calcext:value-type="float">
            <text:p>3389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*2*PI()/4096" office:value-type="float" office:value="0.857495260428073" calcext:value-type="float">
            <text:p>0.857495260428073</text:p>
          </table:table-cell>
          <table:table-cell table:formula="of:=INT(2048+2047*SIN([.B561]))" office:value-type="float" office:value="3595" calcext:value-type="float">
            <text:p>3595</text:p>
          </table:table-cell>
          <table:table-cell table:formula="of:=INT(2048+2047*COS([.B561]))" office:value-type="float" office:value="3387" calcext:value-type="float">
            <text:p>3387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*2*PI()/4096" office:value-type="float" office:value="0.859029241215959" calcext:value-type="float">
            <text:p>0.859029241215959</text:p>
          </table:table-cell>
          <table:table-cell table:formula="of:=INT(2048+2047*SIN([.B562]))" office:value-type="float" office:value="3598" calcext:value-type="float">
            <text:p>3598</text:p>
          </table:table-cell>
          <table:table-cell table:formula="of:=INT(2048+2047*COS([.B562]))" office:value-type="float" office:value="3385" calcext:value-type="float">
            <text:p>3385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*2*PI()/4096" office:value-type="float" office:value="0.860563222003845" calcext:value-type="float">
            <text:p>0.860563222003845</text:p>
          </table:table-cell>
          <table:table-cell table:formula="of:=INT(2048+2047*SIN([.B563]))" office:value-type="float" office:value="3600" calcext:value-type="float">
            <text:p>3600</text:p>
          </table:table-cell>
          <table:table-cell table:formula="of:=INT(2048+2047*COS([.B563]))" office:value-type="float" office:value="3382" calcext:value-type="float">
            <text:p>338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*2*PI()/4096" office:value-type="float" office:value="0.86209720279173" calcext:value-type="float">
            <text:p>0.86209720279173</text:p>
          </table:table-cell>
          <table:table-cell table:formula="of:=INT(2048+2047*SIN([.B564]))" office:value-type="float" office:value="3602" calcext:value-type="float">
            <text:p>3602</text:p>
          </table:table-cell>
          <table:table-cell table:formula="of:=INT(2048+2047*COS([.B564]))" office:value-type="float" office:value="3380" calcext:value-type="float">
            <text:p>338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*2*PI()/4096" office:value-type="float" office:value="0.863631183579616" calcext:value-type="float">
            <text:p>0.863631183579616</text:p>
          </table:table-cell>
          <table:table-cell table:formula="of:=INT(2048+2047*SIN([.B565]))" office:value-type="float" office:value="3604" calcext:value-type="float">
            <text:p>3604</text:p>
          </table:table-cell>
          <table:table-cell table:formula="of:=INT(2048+2047*COS([.B565]))" office:value-type="float" office:value="3377" calcext:value-type="float">
            <text:p>3377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*2*PI()/4096" office:value-type="float" office:value="0.865165164367502" calcext:value-type="float">
            <text:p>0.865165164367502</text:p>
          </table:table-cell>
          <table:table-cell table:formula="of:=INT(2048+2047*SIN([.B566]))" office:value-type="float" office:value="3606" calcext:value-type="float">
            <text:p>3606</text:p>
          </table:table-cell>
          <table:table-cell table:formula="of:=INT(2048+2047*COS([.B566]))" office:value-type="float" office:value="3375" calcext:value-type="float">
            <text:p>337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*2*PI()/4096" office:value-type="float" office:value="0.866699145155387" calcext:value-type="float">
            <text:p>0.866699145155387</text:p>
          </table:table-cell>
          <table:table-cell table:formula="of:=INT(2048+2047*SIN([.B567]))" office:value-type="float" office:value="3608" calcext:value-type="float">
            <text:p>3608</text:p>
          </table:table-cell>
          <table:table-cell table:formula="of:=INT(2048+2047*COS([.B567]))" office:value-type="float" office:value="3373" calcext:value-type="float">
            <text:p>3373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*2*PI()/4096" office:value-type="float" office:value="0.868233125943273" calcext:value-type="float">
            <text:p>0.868233125943273</text:p>
          </table:table-cell>
          <table:table-cell table:formula="of:=INT(2048+2047*SIN([.B568]))" office:value-type="float" office:value="3610" calcext:value-type="float">
            <text:p>3610</text:p>
          </table:table-cell>
          <table:table-cell table:formula="of:=INT(2048+2047*COS([.B568]))" office:value-type="float" office:value="3370" calcext:value-type="float">
            <text:p>337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*2*PI()/4096" office:value-type="float" office:value="0.869767106731159" calcext:value-type="float">
            <text:p>0.869767106731159</text:p>
          </table:table-cell>
          <table:table-cell table:formula="of:=INT(2048+2047*SIN([.B569]))" office:value-type="float" office:value="3612" calcext:value-type="float">
            <text:p>3612</text:p>
          </table:table-cell>
          <table:table-cell table:formula="of:=INT(2048+2047*COS([.B569]))" office:value-type="float" office:value="3368" calcext:value-type="float">
            <text:p>3368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*2*PI()/4096" office:value-type="float" office:value="0.871301087519044" calcext:value-type="float">
            <text:p>0.871301087519044</text:p>
          </table:table-cell>
          <table:table-cell table:formula="of:=INT(2048+2047*SIN([.B570]))" office:value-type="float" office:value="3614" calcext:value-type="float">
            <text:p>3614</text:p>
          </table:table-cell>
          <table:table-cell table:formula="of:=INT(2048+2047*COS([.B570]))" office:value-type="float" office:value="3365" calcext:value-type="float">
            <text:p>3365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*2*PI()/4096" office:value-type="float" office:value="0.87283506830693" calcext:value-type="float">
            <text:p>0.87283506830693</text:p>
          </table:table-cell>
          <table:table-cell table:formula="of:=INT(2048+2047*SIN([.B571]))" office:value-type="float" office:value="3616" calcext:value-type="float">
            <text:p>3616</text:p>
          </table:table-cell>
          <table:table-cell table:formula="of:=INT(2048+2047*COS([.B571]))" office:value-type="float" office:value="3363" calcext:value-type="float">
            <text:p>336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*2*PI()/4096" office:value-type="float" office:value="0.874369049094815" calcext:value-type="float">
            <text:p>0.874369049094815</text:p>
          </table:table-cell>
          <table:table-cell table:formula="of:=INT(2048+2047*SIN([.B572]))" office:value-type="float" office:value="3618" calcext:value-type="float">
            <text:p>3618</text:p>
          </table:table-cell>
          <table:table-cell table:formula="of:=INT(2048+2047*COS([.B572]))" office:value-type="float" office:value="3361" calcext:value-type="float">
            <text:p>336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*2*PI()/4096" office:value-type="float" office:value="0.875903029882701" calcext:value-type="float">
            <text:p>0.875903029882701</text:p>
          </table:table-cell>
          <table:table-cell table:formula="of:=INT(2048+2047*SIN([.B573]))" office:value-type="float" office:value="3620" calcext:value-type="float">
            <text:p>3620</text:p>
          </table:table-cell>
          <table:table-cell table:formula="of:=INT(2048+2047*COS([.B573]))" office:value-type="float" office:value="3358" calcext:value-type="float">
            <text:p>3358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*2*PI()/4096" office:value-type="float" office:value="0.877437010670587" calcext:value-type="float">
            <text:p>0.877437010670587</text:p>
          </table:table-cell>
          <table:table-cell table:formula="of:=INT(2048+2047*SIN([.B574]))" office:value-type="float" office:value="3622" calcext:value-type="float">
            <text:p>3622</text:p>
          </table:table-cell>
          <table:table-cell table:formula="of:=INT(2048+2047*COS([.B574]))" office:value-type="float" office:value="3356" calcext:value-type="float">
            <text:p>3356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*2*PI()/4096" office:value-type="float" office:value="0.878970991458472" calcext:value-type="float">
            <text:p>0.878970991458472</text:p>
          </table:table-cell>
          <table:table-cell table:formula="of:=INT(2048+2047*SIN([.B575]))" office:value-type="float" office:value="3624" calcext:value-type="float">
            <text:p>3624</text:p>
          </table:table-cell>
          <table:table-cell table:formula="of:=INT(2048+2047*COS([.B575]))" office:value-type="float" office:value="3353" calcext:value-type="float">
            <text:p>3353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*2*PI()/4096" office:value-type="float" office:value="0.880504972246358" calcext:value-type="float">
            <text:p>0.880504972246358</text:p>
          </table:table-cell>
          <table:table-cell table:formula="of:=INT(2048+2047*SIN([.B576]))" office:value-type="float" office:value="3626" calcext:value-type="float">
            <text:p>3626</text:p>
          </table:table-cell>
          <table:table-cell table:formula="of:=INT(2048+2047*COS([.B576]))"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*2*PI()/4096" office:value-type="float" office:value="0.882038953034244" calcext:value-type="float">
            <text:p>0.882038953034244</text:p>
          </table:table-cell>
          <table:table-cell table:formula="of:=INT(2048+2047*SIN([.B577]))" office:value-type="float" office:value="3628" calcext:value-type="float">
            <text:p>3628</text:p>
          </table:table-cell>
          <table:table-cell table:formula="of:=INT(2048+2047*COS([.B577]))" office:value-type="float" office:value="3349" calcext:value-type="float">
            <text:p>3349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*2*PI()/4096" office:value-type="float" office:value="0.883572933822129" calcext:value-type="float">
            <text:p>0.883572933822129</text:p>
          </table:table-cell>
          <table:table-cell table:formula="of:=INT(2048+2047*SIN([.B578]))" office:value-type="float" office:value="3630" calcext:value-type="float">
            <text:p>3630</text:p>
          </table:table-cell>
          <table:table-cell table:formula="of:=INT(2048+2047*COS([.B578]))"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*2*PI()/4096" office:value-type="float" office:value="0.885106914610015" calcext:value-type="float">
            <text:p>0.885106914610015</text:p>
          </table:table-cell>
          <table:table-cell table:formula="of:=INT(2048+2047*SIN([.B579]))" office:value-type="float" office:value="3632" calcext:value-type="float">
            <text:p>3632</text:p>
          </table:table-cell>
          <table:table-cell table:formula="of:=INT(2048+2047*COS([.B579]))" office:value-type="float" office:value="3344" calcext:value-type="float">
            <text:p>3344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*2*PI()/4096" office:value-type="float" office:value="0.886640895397901" calcext:value-type="float">
            <text:p>0.886640895397901</text:p>
          </table:table-cell>
          <table:table-cell table:formula="of:=INT(2048+2047*SIN([.B580]))" office:value-type="float" office:value="3634" calcext:value-type="float">
            <text:p>3634</text:p>
          </table:table-cell>
          <table:table-cell table:formula="of:=INT(2048+2047*COS([.B580]))" office:value-type="float" office:value="3341" calcext:value-type="float">
            <text:p>334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*2*PI()/4096" office:value-type="float" office:value="0.888174876185786" calcext:value-type="float">
            <text:p>0.888174876185786</text:p>
          </table:table-cell>
          <table:table-cell table:formula="of:=INT(2048+2047*SIN([.B581]))" office:value-type="float" office:value="3636" calcext:value-type="float">
            <text:p>3636</text:p>
          </table:table-cell>
          <table:table-cell table:formula="of:=INT(2048+2047*COS([.B581]))" office:value-type="float" office:value="3339" calcext:value-type="float">
            <text:p>3339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*2*PI()/4096" office:value-type="float" office:value="0.889708856973672" calcext:value-type="float">
            <text:p>0.889708856973672</text:p>
          </table:table-cell>
          <table:table-cell table:formula="of:=INT(2048+2047*SIN([.B582]))" office:value-type="float" office:value="3638" calcext:value-type="float">
            <text:p>3638</text:p>
          </table:table-cell>
          <table:table-cell table:formula="of:=INT(2048+2047*COS([.B582]))" office:value-type="float" office:value="3336" calcext:value-type="float">
            <text:p>333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*2*PI()/4096" office:value-type="float" office:value="0.891242837761557" calcext:value-type="float">
            <text:p>0.891242837761557</text:p>
          </table:table-cell>
          <table:table-cell table:formula="of:=INT(2048+2047*SIN([.B583]))" office:value-type="float" office:value="3640" calcext:value-type="float">
            <text:p>3640</text:p>
          </table:table-cell>
          <table:table-cell table:formula="of:=INT(2048+2047*COS([.B583]))" office:value-type="float" office:value="3334" calcext:value-type="float">
            <text:p>3334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*2*PI()/4096" office:value-type="float" office:value="0.892776818549443" calcext:value-type="float">
            <text:p>0.892776818549443</text:p>
          </table:table-cell>
          <table:table-cell table:formula="of:=INT(2048+2047*SIN([.B584]))" office:value-type="float" office:value="3642" calcext:value-type="float">
            <text:p>3642</text:p>
          </table:table-cell>
          <table:table-cell table:formula="of:=INT(2048+2047*COS([.B584]))" office:value-type="float" office:value="3331" calcext:value-type="float">
            <text:p>3331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*2*PI()/4096" office:value-type="float" office:value="0.894310799337329" calcext:value-type="float">
            <text:p>0.894310799337329</text:p>
          </table:table-cell>
          <table:table-cell table:formula="of:=INT(2048+2047*SIN([.B585]))" office:value-type="float" office:value="3644" calcext:value-type="float">
            <text:p>3644</text:p>
          </table:table-cell>
          <table:table-cell table:formula="of:=INT(2048+2047*COS([.B585]))" office:value-type="float" office:value="3329" calcext:value-type="float">
            <text:p>3329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*2*PI()/4096" office:value-type="float" office:value="0.895844780125214" calcext:value-type="float">
            <text:p>0.895844780125214</text:p>
          </table:table-cell>
          <table:table-cell table:formula="of:=INT(2048+2047*SIN([.B586]))" office:value-type="float" office:value="3646" calcext:value-type="float">
            <text:p>3646</text:p>
          </table:table-cell>
          <table:table-cell table:formula="of:=INT(2048+2047*COS([.B586]))"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*2*PI()/4096" office:value-type="float" office:value="0.8973787609131" calcext:value-type="float">
            <text:p>0.8973787609131</text:p>
          </table:table-cell>
          <table:table-cell table:formula="of:=INT(2048+2047*SIN([.B587]))" office:value-type="float" office:value="3648" calcext:value-type="float">
            <text:p>3648</text:p>
          </table:table-cell>
          <table:table-cell table:formula="of:=INT(2048+2047*COS([.B587]))"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*2*PI()/4096" office:value-type="float" office:value="0.898912741700986" calcext:value-type="float">
            <text:p>0.898912741700986</text:p>
          </table:table-cell>
          <table:table-cell table:formula="of:=INT(2048+2047*SIN([.B588]))" office:value-type="float" office:value="3650" calcext:value-type="float">
            <text:p>3650</text:p>
          </table:table-cell>
          <table:table-cell table:formula="of:=INT(2048+2047*COS([.B588]))" office:value-type="float" office:value="3322" calcext:value-type="float">
            <text:p>3322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*2*PI()/4096" office:value-type="float" office:value="0.900446722488871" calcext:value-type="float">
            <text:p>0.900446722488871</text:p>
          </table:table-cell>
          <table:table-cell table:formula="of:=INT(2048+2047*SIN([.B589]))" office:value-type="float" office:value="3652" calcext:value-type="float">
            <text:p>3652</text:p>
          </table:table-cell>
          <table:table-cell table:formula="of:=INT(2048+2047*COS([.B589]))" office:value-type="float" office:value="3319" calcext:value-type="float">
            <text:p>3319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*2*PI()/4096" office:value-type="float" office:value="0.901980703276757" calcext:value-type="float">
            <text:p>0.901980703276757</text:p>
          </table:table-cell>
          <table:table-cell table:formula="of:=INT(2048+2047*SIN([.B590]))" office:value-type="float" office:value="3653" calcext:value-type="float">
            <text:p>3653</text:p>
          </table:table-cell>
          <table:table-cell table:formula="of:=INT(2048+2047*COS([.B590]))" office:value-type="float" office:value="3317" calcext:value-type="float">
            <text:p>3317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*2*PI()/4096" office:value-type="float" office:value="0.903514684064643" calcext:value-type="float">
            <text:p>0.903514684064643</text:p>
          </table:table-cell>
          <table:table-cell table:formula="of:=INT(2048+2047*SIN([.B591]))" office:value-type="float" office:value="3655" calcext:value-type="float">
            <text:p>3655</text:p>
          </table:table-cell>
          <table:table-cell table:formula="of:=INT(2048+2047*COS([.B591]))" office:value-type="float" office:value="3314" calcext:value-type="float">
            <text:p>331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*2*PI()/4096" office:value-type="float" office:value="0.905048664852528" calcext:value-type="float">
            <text:p>0.905048664852528</text:p>
          </table:table-cell>
          <table:table-cell table:formula="of:=INT(2048+2047*SIN([.B592]))" office:value-type="float" office:value="3657" calcext:value-type="float">
            <text:p>3657</text:p>
          </table:table-cell>
          <table:table-cell table:formula="of:=INT(2048+2047*COS([.B592]))" office:value-type="float" office:value="3312" calcext:value-type="float">
            <text:p>3312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*2*PI()/4096" office:value-type="float" office:value="0.906582645640414" calcext:value-type="float">
            <text:p>0.906582645640414</text:p>
          </table:table-cell>
          <table:table-cell table:formula="of:=INT(2048+2047*SIN([.B593]))" office:value-type="float" office:value="3659" calcext:value-type="float">
            <text:p>3659</text:p>
          </table:table-cell>
          <table:table-cell table:formula="of:=INT(2048+2047*COS([.B593]))" office:value-type="float" office:value="3309" calcext:value-type="float">
            <text:p>3309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*2*PI()/4096" office:value-type="float" office:value="0.9081166264283" calcext:value-type="float">
            <text:p>0.9081166264283</text:p>
          </table:table-cell>
          <table:table-cell table:formula="of:=INT(2048+2047*SIN([.B594]))" office:value-type="float" office:value="3661" calcext:value-type="float">
            <text:p>3661</text:p>
          </table:table-cell>
          <table:table-cell table:formula="of:=INT(2048+2047*COS([.B594]))" office:value-type="float" office:value="3307" calcext:value-type="float">
            <text:p>3307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*2*PI()/4096" office:value-type="float" office:value="0.909650607216185" calcext:value-type="float">
            <text:p>0.909650607216185</text:p>
          </table:table-cell>
          <table:table-cell table:formula="of:=INT(2048+2047*SIN([.B595]))" office:value-type="float" office:value="3663" calcext:value-type="float">
            <text:p>3663</text:p>
          </table:table-cell>
          <table:table-cell table:formula="of:=INT(2048+2047*COS([.B595]))" office:value-type="float" office:value="3304" calcext:value-type="float">
            <text:p>3304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*2*PI()/4096" office:value-type="float" office:value="0.911184588004071" calcext:value-type="float">
            <text:p>0.911184588004071</text:p>
          </table:table-cell>
          <table:table-cell table:formula="of:=INT(2048+2047*SIN([.B596]))" office:value-type="float" office:value="3665" calcext:value-type="float">
            <text:p>3665</text:p>
          </table:table-cell>
          <table:table-cell table:formula="of:=INT(2048+2047*COS([.B596]))" office:value-type="float" office:value="3302" calcext:value-type="float">
            <text:p>3302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*2*PI()/4096" office:value-type="float" office:value="0.912718568791956" calcext:value-type="float">
            <text:p>0.912718568791956</text:p>
          </table:table-cell>
          <table:table-cell table:formula="of:=INT(2048+2047*SIN([.B597]))" office:value-type="float" office:value="3667" calcext:value-type="float">
            <text:p>3667</text:p>
          </table:table-cell>
          <table:table-cell table:formula="of:=INT(2048+2047*COS([.B597]))" office:value-type="float" office:value="3299" calcext:value-type="float">
            <text:p>3299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*2*PI()/4096" office:value-type="float" office:value="0.914252549579842" calcext:value-type="float">
            <text:p>0.914252549579842</text:p>
          </table:table-cell>
          <table:table-cell table:formula="of:=INT(2048+2047*SIN([.B598]))" office:value-type="float" office:value="3669" calcext:value-type="float">
            <text:p>3669</text:p>
          </table:table-cell>
          <table:table-cell table:formula="of:=INT(2048+2047*COS([.B598]))" office:value-type="float" office:value="3297" calcext:value-type="float">
            <text:p>3297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*2*PI()/4096" office:value-type="float" office:value="0.915786530367728" calcext:value-type="float">
            <text:p>0.915786530367728</text:p>
          </table:table-cell>
          <table:table-cell table:formula="of:=INT(2048+2047*SIN([.B599]))" office:value-type="float" office:value="3671" calcext:value-type="float">
            <text:p>3671</text:p>
          </table:table-cell>
          <table:table-cell table:formula="of:=INT(2048+2047*COS([.B599]))" office:value-type="float" office:value="3294" calcext:value-type="float">
            <text:p>3294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*2*PI()/4096" office:value-type="float" office:value="0.917320511155613" calcext:value-type="float">
            <text:p>0.917320511155613</text:p>
          </table:table-cell>
          <table:table-cell table:formula="of:=INT(2048+2047*SIN([.B600]))" office:value-type="float" office:value="3673" calcext:value-type="float">
            <text:p>3673</text:p>
          </table:table-cell>
          <table:table-cell table:formula="of:=INT(2048+2047*COS([.B600]))" office:value-type="float" office:value="3292" calcext:value-type="float">
            <text:p>329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*2*PI()/4096" office:value-type="float" office:value="0.918854491943499" calcext:value-type="float">
            <text:p>0.918854491943499</text:p>
          </table:table-cell>
          <table:table-cell table:formula="of:=INT(2048+2047*SIN([.B601]))" office:value-type="float" office:value="3675" calcext:value-type="float">
            <text:p>3675</text:p>
          </table:table-cell>
          <table:table-cell table:formula="of:=INT(2048+2047*COS([.B601]))" office:value-type="float" office:value="3289" calcext:value-type="float">
            <text:p>328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*2*PI()/4096" office:value-type="float" office:value="0.920388472731385" calcext:value-type="float">
            <text:p>0.920388472731385</text:p>
          </table:table-cell>
          <table:table-cell table:formula="of:=INT(2048+2047*SIN([.B602]))" office:value-type="float" office:value="3677" calcext:value-type="float">
            <text:p>3677</text:p>
          </table:table-cell>
          <table:table-cell table:formula="of:=INT(2048+2047*COS([.B602]))" office:value-type="float" office:value="3287" calcext:value-type="float">
            <text:p>3287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*2*PI()/4096" office:value-type="float" office:value="0.92192245351927" calcext:value-type="float">
            <text:p>0.92192245351927</text:p>
          </table:table-cell>
          <table:table-cell table:formula="of:=INT(2048+2047*SIN([.B603]))" office:value-type="float" office:value="3678" calcext:value-type="float">
            <text:p>3678</text:p>
          </table:table-cell>
          <table:table-cell table:formula="of:=INT(2048+2047*COS([.B603]))" office:value-type="float" office:value="3284" calcext:value-type="float">
            <text:p>3284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*2*PI()/4096" office:value-type="float" office:value="0.923456434307156" calcext:value-type="float">
            <text:p>0.923456434307156</text:p>
          </table:table-cell>
          <table:table-cell table:formula="of:=INT(2048+2047*SIN([.B604]))" office:value-type="float" office:value="3680" calcext:value-type="float">
            <text:p>3680</text:p>
          </table:table-cell>
          <table:table-cell table:formula="of:=INT(2048+2047*COS([.B604]))" office:value-type="float" office:value="3282" calcext:value-type="float">
            <text:p>3282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*2*PI()/4096" office:value-type="float" office:value="0.924990415095042" calcext:value-type="float">
            <text:p>0.924990415095042</text:p>
          </table:table-cell>
          <table:table-cell table:formula="of:=INT(2048+2047*SIN([.B605]))" office:value-type="float" office:value="3682" calcext:value-type="float">
            <text:p>3682</text:p>
          </table:table-cell>
          <table:table-cell table:formula="of:=INT(2048+2047*COS([.B605]))" office:value-type="float" office:value="3279" calcext:value-type="float">
            <text:p>3279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*2*PI()/4096" office:value-type="float" office:value="0.926524395882927" calcext:value-type="float">
            <text:p>0.926524395882927</text:p>
          </table:table-cell>
          <table:table-cell table:formula="of:=INT(2048+2047*SIN([.B606]))" office:value-type="float" office:value="3684" calcext:value-type="float">
            <text:p>3684</text:p>
          </table:table-cell>
          <table:table-cell table:formula="of:=INT(2048+2047*COS([.B606]))" office:value-type="float" office:value="3277" calcext:value-type="float">
            <text:p>327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*2*PI()/4096" office:value-type="float" office:value="0.928058376670813" calcext:value-type="float">
            <text:p>0.928058376670813</text:p>
          </table:table-cell>
          <table:table-cell table:formula="of:=INT(2048+2047*SIN([.B607]))" office:value-type="float" office:value="3686" calcext:value-type="float">
            <text:p>3686</text:p>
          </table:table-cell>
          <table:table-cell table:formula="of:=INT(2048+2047*COS([.B607]))" office:value-type="float" office:value="3274" calcext:value-type="float">
            <text:p>3274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*2*PI()/4096" office:value-type="float" office:value="0.929592357458698" calcext:value-type="float">
            <text:p>0.929592357458698</text:p>
          </table:table-cell>
          <table:table-cell table:formula="of:=INT(2048+2047*SIN([.B608]))" office:value-type="float" office:value="3688" calcext:value-type="float">
            <text:p>3688</text:p>
          </table:table-cell>
          <table:table-cell table:formula="of:=INT(2048+2047*COS([.B608]))"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*2*PI()/4096" office:value-type="float" office:value="0.931126338246584" calcext:value-type="float">
            <text:p>0.931126338246584</text:p>
          </table:table-cell>
          <table:table-cell table:formula="of:=INT(2048+2047*SIN([.B609]))" office:value-type="float" office:value="3690" calcext:value-type="float">
            <text:p>3690</text:p>
          </table:table-cell>
          <table:table-cell table:formula="of:=INT(2048+2047*COS([.B609]))" office:value-type="float" office:value="3269" calcext:value-type="float">
            <text:p>326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*2*PI()/4096" office:value-type="float" office:value="0.93266031903447" calcext:value-type="float">
            <text:p>0.93266031903447</text:p>
          </table:table-cell>
          <table:table-cell table:formula="of:=INT(2048+2047*SIN([.B610]))" office:value-type="float" office:value="3692" calcext:value-type="float">
            <text:p>3692</text:p>
          </table:table-cell>
          <table:table-cell table:formula="of:=INT(2048+2047*COS([.B610]))" office:value-type="float" office:value="3267" calcext:value-type="float">
            <text:p>3267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*2*PI()/4096" office:value-type="float" office:value="0.934194299822356" calcext:value-type="float">
            <text:p>0.934194299822356</text:p>
          </table:table-cell>
          <table:table-cell table:formula="of:=INT(2048+2047*SIN([.B611]))" office:value-type="float" office:value="3694" calcext:value-type="float">
            <text:p>3694</text:p>
          </table:table-cell>
          <table:table-cell table:formula="of:=INT(2048+2047*COS([.B611]))" office:value-type="float" office:value="3264" calcext:value-type="float">
            <text:p>3264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*2*PI()/4096" office:value-type="float" office:value="0.935728280610241" calcext:value-type="float">
            <text:p>0.935728280610241</text:p>
          </table:table-cell>
          <table:table-cell table:formula="of:=INT(2048+2047*SIN([.B612]))" office:value-type="float" office:value="3695" calcext:value-type="float">
            <text:p>3695</text:p>
          </table:table-cell>
          <table:table-cell table:formula="of:=INT(2048+2047*COS([.B612]))" office:value-type="float" office:value="3262" calcext:value-type="float">
            <text:p>3262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*2*PI()/4096" office:value-type="float" office:value="0.937262261398127" calcext:value-type="float">
            <text:p>0.937262261398127</text:p>
          </table:table-cell>
          <table:table-cell table:formula="of:=INT(2048+2047*SIN([.B613]))" office:value-type="float" office:value="3697" calcext:value-type="float">
            <text:p>3697</text:p>
          </table:table-cell>
          <table:table-cell table:formula="of:=INT(2048+2047*COS([.B613]))" office:value-type="float" office:value="3259" calcext:value-type="float">
            <text:p>3259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*2*PI()/4096" office:value-type="float" office:value="0.938796242186012" calcext:value-type="float">
            <text:p>0.938796242186012</text:p>
          </table:table-cell>
          <table:table-cell table:formula="of:=INT(2048+2047*SIN([.B614]))" office:value-type="float" office:value="3699" calcext:value-type="float">
            <text:p>3699</text:p>
          </table:table-cell>
          <table:table-cell table:formula="of:=INT(2048+2047*COS([.B614]))" office:value-type="float" office:value="3257" calcext:value-type="float">
            <text:p>3257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*2*PI()/4096" office:value-type="float" office:value="0.940330222973898" calcext:value-type="float">
            <text:p>0.940330222973898</text:p>
          </table:table-cell>
          <table:table-cell table:formula="of:=INT(2048+2047*SIN([.B615]))" office:value-type="float" office:value="3701" calcext:value-type="float">
            <text:p>3701</text:p>
          </table:table-cell>
          <table:table-cell table:formula="of:=INT(2048+2047*COS([.B615]))" office:value-type="float" office:value="3254" calcext:value-type="float">
            <text:p>3254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*2*PI()/4096" office:value-type="float" office:value="0.941864203761784" calcext:value-type="float">
            <text:p>0.941864203761784</text:p>
          </table:table-cell>
          <table:table-cell table:formula="of:=INT(2048+2047*SIN([.B616]))" office:value-type="float" office:value="3703" calcext:value-type="float">
            <text:p>3703</text:p>
          </table:table-cell>
          <table:table-cell table:formula="of:=INT(2048+2047*COS([.B616]))" office:value-type="float" office:value="3252" calcext:value-type="float">
            <text:p>3252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*2*PI()/4096" office:value-type="float" office:value="0.943398184549669" calcext:value-type="float">
            <text:p>0.943398184549669</text:p>
          </table:table-cell>
          <table:table-cell table:formula="of:=INT(2048+2047*SIN([.B617]))" office:value-type="float" office:value="3705" calcext:value-type="float">
            <text:p>3705</text:p>
          </table:table-cell>
          <table:table-cell table:formula="of:=INT(2048+2047*COS([.B617]))" office:value-type="float" office:value="3249" calcext:value-type="float">
            <text:p>3249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*2*PI()/4096" office:value-type="float" office:value="0.944932165337555" calcext:value-type="float">
            <text:p>0.944932165337555</text:p>
          </table:table-cell>
          <table:table-cell table:formula="of:=INT(2048+2047*SIN([.B618]))" office:value-type="float" office:value="3707" calcext:value-type="float">
            <text:p>3707</text:p>
          </table:table-cell>
          <table:table-cell table:formula="of:=INT(2048+2047*COS([.B618]))" office:value-type="float" office:value="3247" calcext:value-type="float">
            <text:p>3247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*2*PI()/4096" office:value-type="float" office:value="0.946466146125441" calcext:value-type="float">
            <text:p>0.946466146125441</text:p>
          </table:table-cell>
          <table:table-cell table:formula="of:=INT(2048+2047*SIN([.B619]))" office:value-type="float" office:value="3708" calcext:value-type="float">
            <text:p>3708</text:p>
          </table:table-cell>
          <table:table-cell table:formula="of:=INT(2048+2047*COS([.B619]))" office:value-type="float" office:value="3244" calcext:value-type="float">
            <text:p>3244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*2*PI()/4096" office:value-type="float" office:value="0.948000126913326" calcext:value-type="float">
            <text:p>0.948000126913326</text:p>
          </table:table-cell>
          <table:table-cell table:formula="of:=INT(2048+2047*SIN([.B620]))" office:value-type="float" office:value="3710" calcext:value-type="float">
            <text:p>3710</text:p>
          </table:table-cell>
          <table:table-cell table:formula="of:=INT(2048+2047*COS([.B620]))" office:value-type="float" office:value="3242" calcext:value-type="float">
            <text:p>3242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*2*PI()/4096" office:value-type="float" office:value="0.949534107701212" calcext:value-type="float">
            <text:p>0.949534107701212</text:p>
          </table:table-cell>
          <table:table-cell table:formula="of:=INT(2048+2047*SIN([.B621]))" office:value-type="float" office:value="3712" calcext:value-type="float">
            <text:p>3712</text:p>
          </table:table-cell>
          <table:table-cell table:formula="of:=INT(2048+2047*COS([.B621]))" office:value-type="float" office:value="3239" calcext:value-type="float">
            <text:p>3239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*2*PI()/4096" office:value-type="float" office:value="0.951068088489098" calcext:value-type="float">
            <text:p>0.951068088489098</text:p>
          </table:table-cell>
          <table:table-cell table:formula="of:=INT(2048+2047*SIN([.B622]))" office:value-type="float" office:value="3714" calcext:value-type="float">
            <text:p>3714</text:p>
          </table:table-cell>
          <table:table-cell table:formula="of:=INT(2048+2047*COS([.B622]))" office:value-type="float" office:value="3236" calcext:value-type="float">
            <text:p>3236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*2*PI()/4096" office:value-type="float" office:value="0.952602069276983" calcext:value-type="float">
            <text:p>0.952602069276983</text:p>
          </table:table-cell>
          <table:table-cell table:formula="of:=INT(2048+2047*SIN([.B623]))" office:value-type="float" office:value="3716" calcext:value-type="float">
            <text:p>3716</text:p>
          </table:table-cell>
          <table:table-cell table:formula="of:=INT(2048+2047*COS([.B623]))" office:value-type="float" office:value="3234" calcext:value-type="float">
            <text:p>3234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*2*PI()/4096" office:value-type="float" office:value="0.954136050064869" calcext:value-type="float">
            <text:p>0.954136050064869</text:p>
          </table:table-cell>
          <table:table-cell table:formula="of:=INT(2048+2047*SIN([.B624]))" office:value-type="float" office:value="3717" calcext:value-type="float">
            <text:p>3717</text:p>
          </table:table-cell>
          <table:table-cell table:formula="of:=INT(2048+2047*COS([.B624]))" office:value-type="float" office:value="3231" calcext:value-type="float">
            <text:p>323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*2*PI()/4096" office:value-type="float" office:value="0.955670030852754" calcext:value-type="float">
            <text:p>0.955670030852754</text:p>
          </table:table-cell>
          <table:table-cell table:formula="of:=INT(2048+2047*SIN([.B625]))" office:value-type="float" office:value="3719" calcext:value-type="float">
            <text:p>3719</text:p>
          </table:table-cell>
          <table:table-cell table:formula="of:=INT(2048+2047*COS([.B625]))" office:value-type="float" office:value="3229" calcext:value-type="float">
            <text:p>3229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*2*PI()/4096" office:value-type="float" office:value="0.95720401164064" calcext:value-type="float">
            <text:p>0.95720401164064</text:p>
          </table:table-cell>
          <table:table-cell table:formula="of:=INT(2048+2047*SIN([.B626]))" office:value-type="float" office:value="3721" calcext:value-type="float">
            <text:p>3721</text:p>
          </table:table-cell>
          <table:table-cell table:formula="of:=INT(2048+2047*COS([.B626]))" office:value-type="float" office:value="3226" calcext:value-type="float">
            <text:p>3226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*2*PI()/4096" office:value-type="float" office:value="0.958737992428526" calcext:value-type="float">
            <text:p>0.958737992428526</text:p>
          </table:table-cell>
          <table:table-cell table:formula="of:=INT(2048+2047*SIN([.B627]))" office:value-type="float" office:value="3723" calcext:value-type="float">
            <text:p>3723</text:p>
          </table:table-cell>
          <table:table-cell table:formula="of:=INT(2048+2047*COS([.B627]))" office:value-type="float" office:value="3224" calcext:value-type="float">
            <text:p>3224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*2*PI()/4096" office:value-type="float" office:value="0.960271973216411" calcext:value-type="float">
            <text:p>0.960271973216411</text:p>
          </table:table-cell>
          <table:table-cell table:formula="of:=INT(2048+2047*SIN([.B628]))" office:value-type="float" office:value="3725" calcext:value-type="float">
            <text:p>3725</text:p>
          </table:table-cell>
          <table:table-cell table:formula="of:=INT(2048+2047*COS([.B628]))" office:value-type="float" office:value="3221" calcext:value-type="float">
            <text:p>322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*2*PI()/4096" office:value-type="float" office:value="0.961805954004297" calcext:value-type="float">
            <text:p>0.961805954004297</text:p>
          </table:table-cell>
          <table:table-cell table:formula="of:=INT(2048+2047*SIN([.B629]))" office:value-type="float" office:value="3727" calcext:value-type="float">
            <text:p>3727</text:p>
          </table:table-cell>
          <table:table-cell table:formula="of:=INT(2048+2047*COS([.B629]))" office:value-type="float" office:value="3218" calcext:value-type="float">
            <text:p>3218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*2*PI()/4096" office:value-type="float" office:value="0.963339934792183" calcext:value-type="float">
            <text:p>0.963339934792183</text:p>
          </table:table-cell>
          <table:table-cell table:formula="of:=INT(2048+2047*SIN([.B630]))" office:value-type="float" office:value="3728" calcext:value-type="float">
            <text:p>3728</text:p>
          </table:table-cell>
          <table:table-cell table:formula="of:=INT(2048+2047*COS([.B630]))" office:value-type="float" office:value="3216" calcext:value-type="float">
            <text:p>3216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*2*PI()/4096" office:value-type="float" office:value="0.964873915580068" calcext:value-type="float">
            <text:p>0.964873915580068</text:p>
          </table:table-cell>
          <table:table-cell table:formula="of:=INT(2048+2047*SIN([.B631]))" office:value-type="float" office:value="3730" calcext:value-type="float">
            <text:p>3730</text:p>
          </table:table-cell>
          <table:table-cell table:formula="of:=INT(2048+2047*COS([.B631]))" office:value-type="float" office:value="3213" calcext:value-type="float">
            <text:p>3213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*2*PI()/4096" office:value-type="float" office:value="0.966407896367954" calcext:value-type="float">
            <text:p>0.966407896367954</text:p>
          </table:table-cell>
          <table:table-cell table:formula="of:=INT(2048+2047*SIN([.B632]))" office:value-type="float" office:value="3732" calcext:value-type="float">
            <text:p>3732</text:p>
          </table:table-cell>
          <table:table-cell table:formula="of:=INT(2048+2047*COS([.B632]))" office:value-type="float" office:value="3211" calcext:value-type="float">
            <text:p>321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*2*PI()/4096" office:value-type="float" office:value="0.96794187715584" calcext:value-type="float">
            <text:p>0.96794187715584</text:p>
          </table:table-cell>
          <table:table-cell table:formula="of:=INT(2048+2047*SIN([.B633]))" office:value-type="float" office:value="3734" calcext:value-type="float">
            <text:p>3734</text:p>
          </table:table-cell>
          <table:table-cell table:formula="of:=INT(2048+2047*COS([.B633]))" office:value-type="float" office:value="3208" calcext:value-type="float">
            <text:p>3208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*2*PI()/4096" office:value-type="float" office:value="0.969475857943725" calcext:value-type="float">
            <text:p>0.969475857943725</text:p>
          </table:table-cell>
          <table:table-cell table:formula="of:=INT(2048+2047*SIN([.B634]))" office:value-type="float" office:value="3735" calcext:value-type="float">
            <text:p>3735</text:p>
          </table:table-cell>
          <table:table-cell table:formula="of:=INT(2048+2047*COS([.B634]))" office:value-type="float" office:value="3206" calcext:value-type="float">
            <text:p>3206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*2*PI()/4096" office:value-type="float" office:value="0.971009838731611" calcext:value-type="float">
            <text:p>0.971009838731611</text:p>
          </table:table-cell>
          <table:table-cell table:formula="of:=INT(2048+2047*SIN([.B635]))" office:value-type="float" office:value="3737" calcext:value-type="float">
            <text:p>3737</text:p>
          </table:table-cell>
          <table:table-cell table:formula="of:=INT(2048+2047*COS([.B635]))" office:value-type="float" office:value="3203" calcext:value-type="float">
            <text:p>3203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*2*PI()/4096" office:value-type="float" office:value="0.972543819519496" calcext:value-type="float">
            <text:p>0.972543819519496</text:p>
          </table:table-cell>
          <table:table-cell table:formula="of:=INT(2048+2047*SIN([.B636]))" office:value-type="float" office:value="3739" calcext:value-type="float">
            <text:p>3739</text:p>
          </table:table-cell>
          <table:table-cell table:formula="of:=INT(2048+2047*COS([.B636]))"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*2*PI()/4096" office:value-type="float" office:value="0.974077800307382" calcext:value-type="float">
            <text:p>0.974077800307382</text:p>
          </table:table-cell>
          <table:table-cell table:formula="of:=INT(2048+2047*SIN([.B637]))" office:value-type="float" office:value="3741" calcext:value-type="float">
            <text:p>3741</text:p>
          </table:table-cell>
          <table:table-cell table:formula="of:=INT(2048+2047*COS([.B637]))" office:value-type="float" office:value="3198" calcext:value-type="float">
            <text:p>3198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*2*PI()/4096" office:value-type="float" office:value="0.975611781095268" calcext:value-type="float">
            <text:p>0.975611781095268</text:p>
          </table:table-cell>
          <table:table-cell table:formula="of:=INT(2048+2047*SIN([.B638]))" office:value-type="float" office:value="3743" calcext:value-type="float">
            <text:p>3743</text:p>
          </table:table-cell>
          <table:table-cell table:formula="of:=INT(2048+2047*COS([.B638]))" office:value-type="float" office:value="3195" calcext:value-type="float">
            <text:p>3195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*2*PI()/4096" office:value-type="float" office:value="0.977145761883153" calcext:value-type="float">
            <text:p>0.977145761883153</text:p>
          </table:table-cell>
          <table:table-cell table:formula="of:=INT(2048+2047*SIN([.B639]))" office:value-type="float" office:value="3744" calcext:value-type="float">
            <text:p>3744</text:p>
          </table:table-cell>
          <table:table-cell table:formula="of:=INT(2048+2047*COS([.B639]))" office:value-type="float" office:value="3193" calcext:value-type="float">
            <text:p>3193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*2*PI()/4096" office:value-type="float" office:value="0.978679742671039" calcext:value-type="float">
            <text:p>0.978679742671039</text:p>
          </table:table-cell>
          <table:table-cell table:formula="of:=INT(2048+2047*SIN([.B640]))" office:value-type="float" office:value="3746" calcext:value-type="float">
            <text:p>3746</text:p>
          </table:table-cell>
          <table:table-cell table:formula="of:=INT(2048+2047*COS([.B640]))" office:value-type="float" office:value="3190" calcext:value-type="float">
            <text:p>319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*2*PI()/4096" office:value-type="float" office:value="0.980213723458925" calcext:value-type="float">
            <text:p>0.980213723458925</text:p>
          </table:table-cell>
          <table:table-cell table:formula="of:=INT(2048+2047*SIN([.B641]))" office:value-type="float" office:value="3748" calcext:value-type="float">
            <text:p>3748</text:p>
          </table:table-cell>
          <table:table-cell table:formula="of:=INT(2048+2047*COS([.B641]))" office:value-type="float" office:value="3187" calcext:value-type="float">
            <text:p>3187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*2*PI()/4096" office:value-type="float" office:value="0.98174770424681" calcext:value-type="float">
            <text:p>0.98174770424681</text:p>
          </table:table-cell>
          <table:table-cell table:formula="of:=INT(2048+2047*SIN([.B642]))" office:value-type="float" office:value="3750" calcext:value-type="float">
            <text:p>3750</text:p>
          </table:table-cell>
          <table:table-cell table:formula="of:=INT(2048+2047*COS([.B642]))" office:value-type="float" office:value="3185" calcext:value-type="float">
            <text:p>3185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*2*PI()/4096" office:value-type="float" office:value="0.983281685034696" calcext:value-type="float">
            <text:p>0.983281685034696</text:p>
          </table:table-cell>
          <table:table-cell table:formula="of:=INT(2048+2047*SIN([.B643]))" office:value-type="float" office:value="3751" calcext:value-type="float">
            <text:p>3751</text:p>
          </table:table-cell>
          <table:table-cell table:formula="of:=INT(2048+2047*COS([.B643]))" office:value-type="float" office:value="3182" calcext:value-type="float">
            <text:p>3182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*2*PI()/4096" office:value-type="float" office:value="0.984815665822582" calcext:value-type="float">
            <text:p>0.984815665822582</text:p>
          </table:table-cell>
          <table:table-cell table:formula="of:=INT(2048+2047*SIN([.B644]))" office:value-type="float" office:value="3753" calcext:value-type="float">
            <text:p>3753</text:p>
          </table:table-cell>
          <table:table-cell table:formula="of:=INT(2048+2047*COS([.B644]))" office:value-type="float" office:value="3180" calcext:value-type="float">
            <text:p>3180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*2*PI()/4096" office:value-type="float" office:value="0.986349646610467" calcext:value-type="float">
            <text:p>0.986349646610467</text:p>
          </table:table-cell>
          <table:table-cell table:formula="of:=INT(2048+2047*SIN([.B645]))" office:value-type="float" office:value="3755" calcext:value-type="float">
            <text:p>3755</text:p>
          </table:table-cell>
          <table:table-cell table:formula="of:=INT(2048+2047*COS([.B645]))" office:value-type="float" office:value="3177" calcext:value-type="float">
            <text:p>3177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*2*PI()/4096" office:value-type="float" office:value="0.987883627398353" calcext:value-type="float">
            <text:p>0.987883627398353</text:p>
          </table:table-cell>
          <table:table-cell table:formula="of:=INT(2048+2047*SIN([.B646]))" office:value-type="float" office:value="3756" calcext:value-type="float">
            <text:p>3756</text:p>
          </table:table-cell>
          <table:table-cell table:formula="of:=INT(2048+2047*COS([.B646]))" office:value-type="float" office:value="3174" calcext:value-type="float">
            <text:p>3174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*2*PI()/4096" office:value-type="float" office:value="0.989417608186239" calcext:value-type="float">
            <text:p>0.989417608186239</text:p>
          </table:table-cell>
          <table:table-cell table:formula="of:=INT(2048+2047*SIN([.B647]))" office:value-type="float" office:value="3758" calcext:value-type="float">
            <text:p>3758</text:p>
          </table:table-cell>
          <table:table-cell table:formula="of:=INT(2048+2047*COS([.B647]))" office:value-type="float" office:value="3172" calcext:value-type="float">
            <text:p>3172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*2*PI()/4096" office:value-type="float" office:value="0.990951588974124" calcext:value-type="float">
            <text:p>0.990951588974124</text:p>
          </table:table-cell>
          <table:table-cell table:formula="of:=INT(2048+2047*SIN([.B648]))" office:value-type="float" office:value="3760" calcext:value-type="float">
            <text:p>3760</text:p>
          </table:table-cell>
          <table:table-cell table:formula="of:=INT(2048+2047*COS([.B648]))" office:value-type="float" office:value="3169" calcext:value-type="float">
            <text:p>3169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*2*PI()/4096" office:value-type="float" office:value="0.99248556976201" calcext:value-type="float">
            <text:p>0.99248556976201</text:p>
          </table:table-cell>
          <table:table-cell table:formula="of:=INT(2048+2047*SIN([.B649]))" office:value-type="float" office:value="3762" calcext:value-type="float">
            <text:p>3762</text:p>
          </table:table-cell>
          <table:table-cell table:formula="of:=INT(2048+2047*COS([.B649]))" office:value-type="float" office:value="3166" calcext:value-type="float">
            <text:p>3166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*2*PI()/4096" office:value-type="float" office:value="0.994019550549895" calcext:value-type="float">
            <text:p>0.994019550549895</text:p>
          </table:table-cell>
          <table:table-cell table:formula="of:=INT(2048+2047*SIN([.B650]))" office:value-type="float" office:value="3763" calcext:value-type="float">
            <text:p>3763</text:p>
          </table:table-cell>
          <table:table-cell table:formula="of:=INT(2048+2047*COS([.B650]))"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*2*PI()/4096" office:value-type="float" office:value="0.995553531337781" calcext:value-type="float">
            <text:p>0.995553531337781</text:p>
          </table:table-cell>
          <table:table-cell table:formula="of:=INT(2048+2047*SIN([.B651]))" office:value-type="float" office:value="3765" calcext:value-type="float">
            <text:p>3765</text:p>
          </table:table-cell>
          <table:table-cell table:formula="of:=INT(2048+2047*COS([.B651]))" office:value-type="float" office:value="3161" calcext:value-type="float">
            <text:p>316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*2*PI()/4096" office:value-type="float" office:value="0.997087512125667" calcext:value-type="float">
            <text:p>0.997087512125667</text:p>
          </table:table-cell>
          <table:table-cell table:formula="of:=INT(2048+2047*SIN([.B652]))" office:value-type="float" office:value="3767" calcext:value-type="float">
            <text:p>3767</text:p>
          </table:table-cell>
          <table:table-cell table:formula="of:=INT(2048+2047*COS([.B652]))" office:value-type="float" office:value="3159" calcext:value-type="float">
            <text:p>315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*2*PI()/4096" office:value-type="float" office:value="0.998621492913552" calcext:value-type="float">
            <text:p>0.998621492913552</text:p>
          </table:table-cell>
          <table:table-cell table:formula="of:=INT(2048+2047*SIN([.B653]))" office:value-type="float" office:value="3768" calcext:value-type="float">
            <text:p>3768</text:p>
          </table:table-cell>
          <table:table-cell table:formula="of:=INT(2048+2047*COS([.B653]))" office:value-type="float" office:value="3156" calcext:value-type="float">
            <text:p>3156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*2*PI()/4096" office:value-type="float" office:value="1.00015547370144" calcext:value-type="float">
            <text:p>1.00015547370144</text:p>
          </table:table-cell>
          <table:table-cell table:formula="of:=INT(2048+2047*SIN([.B654]))" office:value-type="float" office:value="3770" calcext:value-type="float">
            <text:p>3770</text:p>
          </table:table-cell>
          <table:table-cell table:formula="of:=INT(2048+2047*COS([.B654]))" office:value-type="float" office:value="3153" calcext:value-type="float">
            <text:p>3153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*2*PI()/4096" office:value-type="float" office:value="1.00168945448932" calcext:value-type="float">
            <text:p>1.00168945448932</text:p>
          </table:table-cell>
          <table:table-cell table:formula="of:=INT(2048+2047*SIN([.B655]))" office:value-type="float" office:value="3772" calcext:value-type="float">
            <text:p>3772</text:p>
          </table:table-cell>
          <table:table-cell table:formula="of:=INT(2048+2047*COS([.B655]))" office:value-type="float" office:value="3151" calcext:value-type="float">
            <text:p>315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*2*PI()/4096" office:value-type="float" office:value="1.00322343527721" calcext:value-type="float">
            <text:p>1.00322343527721</text:p>
          </table:table-cell>
          <table:table-cell table:formula="of:=INT(2048+2047*SIN([.B656]))" office:value-type="float" office:value="3774" calcext:value-type="float">
            <text:p>3774</text:p>
          </table:table-cell>
          <table:table-cell table:formula="of:=INT(2048+2047*COS([.B656]))" office:value-type="float" office:value="3148" calcext:value-type="float">
            <text:p>3148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*2*PI()/4096" office:value-type="float" office:value="1.0047574160651" calcext:value-type="float">
            <text:p>1.0047574160651</text:p>
          </table:table-cell>
          <table:table-cell table:formula="of:=INT(2048+2047*SIN([.B657]))" office:value-type="float" office:value="3775" calcext:value-type="float">
            <text:p>3775</text:p>
          </table:table-cell>
          <table:table-cell table:formula="of:=INT(2048+2047*COS([.B657]))" office:value-type="float" office:value="3145" calcext:value-type="float">
            <text:p>3145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*2*PI()/4096" office:value-type="float" office:value="1.00629139685298" calcext:value-type="float">
            <text:p>1.00629139685298</text:p>
          </table:table-cell>
          <table:table-cell table:formula="of:=INT(2048+2047*SIN([.B658]))" office:value-type="float" office:value="3777" calcext:value-type="float">
            <text:p>3777</text:p>
          </table:table-cell>
          <table:table-cell table:formula="of:=INT(2048+2047*COS([.B658]))" office:value-type="float" office:value="3143" calcext:value-type="float">
            <text:p>314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*2*PI()/4096" office:value-type="float" office:value="1.00782537764087" calcext:value-type="float">
            <text:p>1.00782537764087</text:p>
          </table:table-cell>
          <table:table-cell table:formula="of:=INT(2048+2047*SIN([.B659]))" office:value-type="float" office:value="3779" calcext:value-type="float">
            <text:p>3779</text:p>
          </table:table-cell>
          <table:table-cell table:formula="of:=INT(2048+2047*COS([.B659]))" office:value-type="float" office:value="3140" calcext:value-type="float">
            <text:p>314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*2*PI()/4096" office:value-type="float" office:value="1.00935935842875" calcext:value-type="float">
            <text:p>1.00935935842875</text:p>
          </table:table-cell>
          <table:table-cell table:formula="of:=INT(2048+2047*SIN([.B660]))" office:value-type="float" office:value="3780" calcext:value-type="float">
            <text:p>3780</text:p>
          </table:table-cell>
          <table:table-cell table:formula="of:=INT(2048+2047*COS([.B660]))" office:value-type="float" office:value="3137" calcext:value-type="float">
            <text:p>3137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*2*PI()/4096" office:value-type="float" office:value="1.01089333921664" calcext:value-type="float">
            <text:p>1.01089333921664</text:p>
          </table:table-cell>
          <table:table-cell table:formula="of:=INT(2048+2047*SIN([.B661]))" office:value-type="float" office:value="3782" calcext:value-type="float">
            <text:p>3782</text:p>
          </table:table-cell>
          <table:table-cell table:formula="of:=INT(2048+2047*COS([.B661]))" office:value-type="float" office:value="3135" calcext:value-type="float">
            <text:p>313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*2*PI()/4096" office:value-type="float" office:value="1.01242732000452" calcext:value-type="float">
            <text:p>1.01242732000452</text:p>
          </table:table-cell>
          <table:table-cell table:formula="of:=INT(2048+2047*SIN([.B662]))" office:value-type="float" office:value="3784" calcext:value-type="float">
            <text:p>3784</text:p>
          </table:table-cell>
          <table:table-cell table:formula="of:=INT(2048+2047*COS([.B662]))" office:value-type="float" office:value="3132" calcext:value-type="float">
            <text:p>3132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*2*PI()/4096" office:value-type="float" office:value="1.01396130079241" calcext:value-type="float">
            <text:p>1.01396130079241</text:p>
          </table:table-cell>
          <table:table-cell table:formula="of:=INT(2048+2047*SIN([.B663]))" office:value-type="float" office:value="3785" calcext:value-type="float">
            <text:p>3785</text:p>
          </table:table-cell>
          <table:table-cell table:formula="of:=INT(2048+2047*COS([.B663]))" office:value-type="float" office:value="3129" calcext:value-type="float">
            <text:p>3129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*2*PI()/4096" office:value-type="float" office:value="1.01549528158029" calcext:value-type="float">
            <text:p>1.01549528158029</text:p>
          </table:table-cell>
          <table:table-cell table:formula="of:=INT(2048+2047*SIN([.B664]))" office:value-type="float" office:value="3787" calcext:value-type="float">
            <text:p>3787</text:p>
          </table:table-cell>
          <table:table-cell table:formula="of:=INT(2048+2047*COS([.B664]))" office:value-type="float" office:value="3127" calcext:value-type="float">
            <text:p>3127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*2*PI()/4096" office:value-type="float" office:value="1.01702926236818" calcext:value-type="float">
            <text:p>1.01702926236818</text:p>
          </table:table-cell>
          <table:table-cell table:formula="of:=INT(2048+2047*SIN([.B665]))" office:value-type="float" office:value="3789" calcext:value-type="float">
            <text:p>3789</text:p>
          </table:table-cell>
          <table:table-cell table:formula="of:=INT(2048+2047*COS([.B665]))" office:value-type="float" office:value="3124" calcext:value-type="float">
            <text:p>3124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*2*PI()/4096" office:value-type="float" office:value="1.01856324315607" calcext:value-type="float">
            <text:p>1.01856324315607</text:p>
          </table:table-cell>
          <table:table-cell table:formula="of:=INT(2048+2047*SIN([.B666]))" office:value-type="float" office:value="3790" calcext:value-type="float">
            <text:p>3790</text:p>
          </table:table-cell>
          <table:table-cell table:formula="of:=INT(2048+2047*COS([.B666]))" office:value-type="float" office:value="3121" calcext:value-type="float">
            <text:p>3121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*2*PI()/4096" office:value-type="float" office:value="1.02009722394395" calcext:value-type="float">
            <text:p>1.02009722394395</text:p>
          </table:table-cell>
          <table:table-cell table:formula="of:=INT(2048+2047*SIN([.B667]))" office:value-type="float" office:value="3792" calcext:value-type="float">
            <text:p>3792</text:p>
          </table:table-cell>
          <table:table-cell table:formula="of:=INT(2048+2047*COS([.B667]))"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*2*PI()/4096" office:value-type="float" office:value="1.02163120473184" calcext:value-type="float">
            <text:p>1.02163120473184</text:p>
          </table:table-cell>
          <table:table-cell table:formula="of:=INT(2048+2047*SIN([.B668]))" office:value-type="float" office:value="3794" calcext:value-type="float">
            <text:p>3794</text:p>
          </table:table-cell>
          <table:table-cell table:formula="of:=INT(2048+2047*COS([.B668]))" office:value-type="float" office:value="3116" calcext:value-type="float">
            <text:p>3116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*2*PI()/4096" office:value-type="float" office:value="1.02316518551972" calcext:value-type="float">
            <text:p>1.02316518551972</text:p>
          </table:table-cell>
          <table:table-cell table:formula="of:=INT(2048+2047*SIN([.B669]))" office:value-type="float" office:value="3795" calcext:value-type="float">
            <text:p>3795</text:p>
          </table:table-cell>
          <table:table-cell table:formula="of:=INT(2048+2047*COS([.B669]))" office:value-type="float" office:value="3113" calcext:value-type="float">
            <text:p>3113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*2*PI()/4096" office:value-type="float" office:value="1.02469916630761" calcext:value-type="float">
            <text:p>1.02469916630761</text:p>
          </table:table-cell>
          <table:table-cell table:formula="of:=INT(2048+2047*SIN([.B670]))" office:value-type="float" office:value="3797" calcext:value-type="float">
            <text:p>3797</text:p>
          </table:table-cell>
          <table:table-cell table:formula="of:=INT(2048+2047*COS([.B670]))"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*2*PI()/4096" office:value-type="float" office:value="1.02623314709549" calcext:value-type="float">
            <text:p>1.02623314709549</text:p>
          </table:table-cell>
          <table:table-cell table:formula="of:=INT(2048+2047*SIN([.B671]))" office:value-type="float" office:value="3798" calcext:value-type="float">
            <text:p>3798</text:p>
          </table:table-cell>
          <table:table-cell table:formula="of:=INT(2048+2047*COS([.B671]))" office:value-type="float" office:value="3108" calcext:value-type="float">
            <text:p>3108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*2*PI()/4096" office:value-type="float" office:value="1.02776712788338" calcext:value-type="float">
            <text:p>1.02776712788338</text:p>
          </table:table-cell>
          <table:table-cell table:formula="of:=INT(2048+2047*SIN([.B672]))" office:value-type="float" office:value="3800" calcext:value-type="float">
            <text:p>3800</text:p>
          </table:table-cell>
          <table:table-cell table:formula="of:=INT(2048+2047*COS([.B672]))" office:value-type="float" office:value="3105" calcext:value-type="float">
            <text:p>3105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*2*PI()/4096" office:value-type="float" office:value="1.02930110867127" calcext:value-type="float">
            <text:p>1.02930110867127</text:p>
          </table:table-cell>
          <table:table-cell table:formula="of:=INT(2048+2047*SIN([.B673]))" office:value-type="float" office:value="3802" calcext:value-type="float">
            <text:p>3802</text:p>
          </table:table-cell>
          <table:table-cell table:formula="of:=INT(2048+2047*COS([.B673]))" office:value-type="float" office:value="3103" calcext:value-type="float">
            <text:p>3103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*2*PI()/4096" office:value-type="float" office:value="1.03083508945915" calcext:value-type="float">
            <text:p>1.03083508945915</text:p>
          </table:table-cell>
          <table:table-cell table:formula="of:=INT(2048+2047*SIN([.B674]))" office:value-type="float" office:value="3803" calcext:value-type="float">
            <text:p>3803</text:p>
          </table:table-cell>
          <table:table-cell table:formula="of:=INT(2048+2047*COS([.B674]))" office:value-type="float" office:value="3100" calcext:value-type="float">
            <text:p>310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*2*PI()/4096" office:value-type="float" office:value="1.03236907024704" calcext:value-type="float">
            <text:p>1.03236907024704</text:p>
          </table:table-cell>
          <table:table-cell table:formula="of:=INT(2048+2047*SIN([.B675]))" office:value-type="float" office:value="3805" calcext:value-type="float">
            <text:p>3805</text:p>
          </table:table-cell>
          <table:table-cell table:formula="of:=INT(2048+2047*COS([.B675]))" office:value-type="float" office:value="3097" calcext:value-type="float">
            <text:p>3097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*2*PI()/4096" office:value-type="float" office:value="1.03390305103492" calcext:value-type="float">
            <text:p>1.03390305103492</text:p>
          </table:table-cell>
          <table:table-cell table:formula="of:=INT(2048+2047*SIN([.B676]))" office:value-type="float" office:value="3806" calcext:value-type="float">
            <text:p>3806</text:p>
          </table:table-cell>
          <table:table-cell table:formula="of:=INT(2048+2047*COS([.B676]))" office:value-type="float" office:value="3094" calcext:value-type="float">
            <text:p>309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*2*PI()/4096" office:value-type="float" office:value="1.03543703182281" calcext:value-type="float">
            <text:p>1.03543703182281</text:p>
          </table:table-cell>
          <table:table-cell table:formula="of:=INT(2048+2047*SIN([.B677]))" office:value-type="float" office:value="3808" calcext:value-type="float">
            <text:p>3808</text:p>
          </table:table-cell>
          <table:table-cell table:formula="of:=INT(2048+2047*COS([.B677]))" office:value-type="float" office:value="3092" calcext:value-type="float">
            <text:p>3092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*2*PI()/4096" office:value-type="float" office:value="1.03697101261069" calcext:value-type="float">
            <text:p>1.03697101261069</text:p>
          </table:table-cell>
          <table:table-cell table:formula="of:=INT(2048+2047*SIN([.B678]))" office:value-type="float" office:value="3810" calcext:value-type="float">
            <text:p>3810</text:p>
          </table:table-cell>
          <table:table-cell table:formula="of:=INT(2048+2047*COS([.B678]))" office:value-type="float" office:value="3089" calcext:value-type="float">
            <text:p>3089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*2*PI()/4096" office:value-type="float" office:value="1.03850499339858" calcext:value-type="float">
            <text:p>1.03850499339858</text:p>
          </table:table-cell>
          <table:table-cell table:formula="of:=INT(2048+2047*SIN([.B679]))" office:value-type="float" office:value="3811" calcext:value-type="float">
            <text:p>3811</text:p>
          </table:table-cell>
          <table:table-cell table:formula="of:=INT(2048+2047*COS([.B679]))" office:value-type="float" office:value="3086" calcext:value-type="float">
            <text:p>308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*2*PI()/4096" office:value-type="float" office:value="1.04003897418646" calcext:value-type="float">
            <text:p>1.04003897418646</text:p>
          </table:table-cell>
          <table:table-cell table:formula="of:=INT(2048+2047*SIN([.B680]))" office:value-type="float" office:value="3813" calcext:value-type="float">
            <text:p>3813</text:p>
          </table:table-cell>
          <table:table-cell table:formula="of:=INT(2048+2047*COS([.B680]))" office:value-type="float" office:value="3084" calcext:value-type="float">
            <text:p>3084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*2*PI()/4096" office:value-type="float" office:value="1.04157295497435" calcext:value-type="float">
            <text:p>1.04157295497435</text:p>
          </table:table-cell>
          <table:table-cell table:formula="of:=INT(2048+2047*SIN([.B681]))" office:value-type="float" office:value="3814" calcext:value-type="float">
            <text:p>3814</text:p>
          </table:table-cell>
          <table:table-cell table:formula="of:=INT(2048+2047*COS([.B681]))" office:value-type="float" office:value="3081" calcext:value-type="float">
            <text:p>3081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*2*PI()/4096" office:value-type="float" office:value="1.04310693576224" calcext:value-type="float">
            <text:p>1.04310693576224</text:p>
          </table:table-cell>
          <table:table-cell table:formula="of:=INT(2048+2047*SIN([.B682]))" office:value-type="float" office:value="3816" calcext:value-type="float">
            <text:p>3816</text:p>
          </table:table-cell>
          <table:table-cell table:formula="of:=INT(2048+2047*COS([.B682]))" office:value-type="float" office:value="3078" calcext:value-type="float">
            <text:p>3078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*2*PI()/4096" office:value-type="float" office:value="1.04464091655012" calcext:value-type="float">
            <text:p>1.04464091655012</text:p>
          </table:table-cell>
          <table:table-cell table:formula="of:=INT(2048+2047*SIN([.B683]))" office:value-type="float" office:value="3818" calcext:value-type="float">
            <text:p>3818</text:p>
          </table:table-cell>
          <table:table-cell table:formula="of:=INT(2048+2047*COS([.B683]))" office:value-type="float" office:value="3076" calcext:value-type="float">
            <text:p>3076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*2*PI()/4096" office:value-type="float" office:value="1.04617489733801" calcext:value-type="float">
            <text:p>1.04617489733801</text:p>
          </table:table-cell>
          <table:table-cell table:formula="of:=INT(2048+2047*SIN([.B684]))" office:value-type="float" office:value="3819" calcext:value-type="float">
            <text:p>3819</text:p>
          </table:table-cell>
          <table:table-cell table:formula="of:=INT(2048+2047*COS([.B684]))" office:value-type="float" office:value="3073" calcext:value-type="float">
            <text:p>3073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*2*PI()/4096" office:value-type="float" office:value="1.04770887812589" calcext:value-type="float">
            <text:p>1.04770887812589</text:p>
          </table:table-cell>
          <table:table-cell table:formula="of:=INT(2048+2047*SIN([.B685]))" office:value-type="float" office:value="3821" calcext:value-type="float">
            <text:p>3821</text:p>
          </table:table-cell>
          <table:table-cell table:formula="of:=INT(2048+2047*COS([.B685]))" office:value-type="float" office:value="3070" calcext:value-type="float">
            <text:p>307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*2*PI()/4096" office:value-type="float" office:value="1.04924285891378" calcext:value-type="float">
            <text:p>1.04924285891378</text:p>
          </table:table-cell>
          <table:table-cell table:formula="of:=INT(2048+2047*SIN([.B686]))" office:value-type="float" office:value="3822" calcext:value-type="float">
            <text:p>3822</text:p>
          </table:table-cell>
          <table:table-cell table:formula="of:=INT(2048+2047*COS([.B686]))"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*2*PI()/4096" office:value-type="float" office:value="1.05077683970166" calcext:value-type="float">
            <text:p>1.05077683970166</text:p>
          </table:table-cell>
          <table:table-cell table:formula="of:=INT(2048+2047*SIN([.B687]))" office:value-type="float" office:value="3824" calcext:value-type="float">
            <text:p>3824</text:p>
          </table:table-cell>
          <table:table-cell table:formula="of:=INT(2048+2047*COS([.B687]))" office:value-type="float" office:value="3065" calcext:value-type="float">
            <text:p>3065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*2*PI()/4096" office:value-type="float" office:value="1.05231082048955" calcext:value-type="float">
            <text:p>1.05231082048955</text:p>
          </table:table-cell>
          <table:table-cell table:formula="of:=INT(2048+2047*SIN([.B688]))" office:value-type="float" office:value="3825" calcext:value-type="float">
            <text:p>3825</text:p>
          </table:table-cell>
          <table:table-cell table:formula="of:=INT(2048+2047*COS([.B688]))" office:value-type="float" office:value="3062" calcext:value-type="float">
            <text:p>3062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*2*PI()/4096" office:value-type="float" office:value="1.05384480127744" calcext:value-type="float">
            <text:p>1.05384480127744</text:p>
          </table:table-cell>
          <table:table-cell table:formula="of:=INT(2048+2047*SIN([.B689]))" office:value-type="float" office:value="3827" calcext:value-type="float">
            <text:p>3827</text:p>
          </table:table-cell>
          <table:table-cell table:formula="of:=INT(2048+2047*COS([.B689]))" office:value-type="float" office:value="3059" calcext:value-type="float">
            <text:p>3059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*2*PI()/4096" office:value-type="float" office:value="1.05537878206532" calcext:value-type="float">
            <text:p>1.05537878206532</text:p>
          </table:table-cell>
          <table:table-cell table:formula="of:=INT(2048+2047*SIN([.B690]))" office:value-type="float" office:value="3829" calcext:value-type="float">
            <text:p>3829</text:p>
          </table:table-cell>
          <table:table-cell table:formula="of:=INT(2048+2047*COS([.B690]))" office:value-type="float" office:value="3056" calcext:value-type="float">
            <text:p>3056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*2*PI()/4096" office:value-type="float" office:value="1.05691276285321" calcext:value-type="float">
            <text:p>1.05691276285321</text:p>
          </table:table-cell>
          <table:table-cell table:formula="of:=INT(2048+2047*SIN([.B691]))" office:value-type="float" office:value="3830" calcext:value-type="float">
            <text:p>3830</text:p>
          </table:table-cell>
          <table:table-cell table:formula="of:=INT(2048+2047*COS([.B691]))" office:value-type="float" office:value="3054" calcext:value-type="float">
            <text:p>3054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*2*PI()/4096" office:value-type="float" office:value="1.05844674364109" calcext:value-type="float">
            <text:p>1.05844674364109</text:p>
          </table:table-cell>
          <table:table-cell table:formula="of:=INT(2048+2047*SIN([.B692]))" office:value-type="float" office:value="3832" calcext:value-type="float">
            <text:p>3832</text:p>
          </table:table-cell>
          <table:table-cell table:formula="of:=INT(2048+2047*COS([.B692]))" office:value-type="float" office:value="3051" calcext:value-type="float">
            <text:p>3051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*2*PI()/4096" office:value-type="float" office:value="1.05998072442898" calcext:value-type="float">
            <text:p>1.05998072442898</text:p>
          </table:table-cell>
          <table:table-cell table:formula="of:=INT(2048+2047*SIN([.B693]))" office:value-type="float" office:value="3833" calcext:value-type="float">
            <text:p>3833</text:p>
          </table:table-cell>
          <table:table-cell table:formula="of:=INT(2048+2047*COS([.B693]))" office:value-type="float" office:value="3048" calcext:value-type="float">
            <text:p>3048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*2*PI()/4096" office:value-type="float" office:value="1.06151470521686" calcext:value-type="float">
            <text:p>1.06151470521686</text:p>
          </table:table-cell>
          <table:table-cell table:formula="of:=INT(2048+2047*SIN([.B694]))" office:value-type="float" office:value="3835" calcext:value-type="float">
            <text:p>3835</text:p>
          </table:table-cell>
          <table:table-cell table:formula="of:=INT(2048+2047*COS([.B694]))" office:value-type="float" office:value="3046" calcext:value-type="float">
            <text:p>3046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*2*PI()/4096" office:value-type="float" office:value="1.06304868600475" calcext:value-type="float">
            <text:p>1.06304868600475</text:p>
          </table:table-cell>
          <table:table-cell table:formula="of:=INT(2048+2047*SIN([.B695]))" office:value-type="float" office:value="3836" calcext:value-type="float">
            <text:p>3836</text:p>
          </table:table-cell>
          <table:table-cell table:formula="of:=INT(2048+2047*COS([.B695]))" office:value-type="float" office:value="3043" calcext:value-type="float">
            <text:p>3043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*2*PI()/4096" office:value-type="float" office:value="1.06458266679264" calcext:value-type="float">
            <text:p>1.06458266679264</text:p>
          </table:table-cell>
          <table:table-cell table:formula="of:=INT(2048+2047*SIN([.B696]))" office:value-type="float" office:value="3838" calcext:value-type="float">
            <text:p>3838</text:p>
          </table:table-cell>
          <table:table-cell table:formula="of:=INT(2048+2047*COS([.B696]))" office:value-type="float" office:value="3040" calcext:value-type="float">
            <text:p>304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*2*PI()/4096" office:value-type="float" office:value="1.06611664758052" calcext:value-type="float">
            <text:p>1.06611664758052</text:p>
          </table:table-cell>
          <table:table-cell table:formula="of:=INT(2048+2047*SIN([.B697]))" office:value-type="float" office:value="3839" calcext:value-type="float">
            <text:p>3839</text:p>
          </table:table-cell>
          <table:table-cell table:formula="of:=INT(2048+2047*COS([.B697]))"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*2*PI()/4096" office:value-type="float" office:value="1.06765062836841" calcext:value-type="float">
            <text:p>1.06765062836841</text:p>
          </table:table-cell>
          <table:table-cell table:formula="of:=INT(2048+2047*SIN([.B698]))" office:value-type="float" office:value="3841" calcext:value-type="float">
            <text:p>3841</text:p>
          </table:table-cell>
          <table:table-cell table:formula="of:=INT(2048+2047*COS([.B698]))" office:value-type="float" office:value="3035" calcext:value-type="float">
            <text:p>3035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*2*PI()/4096" office:value-type="float" office:value="1.06918460915629" calcext:value-type="float">
            <text:p>1.06918460915629</text:p>
          </table:table-cell>
          <table:table-cell table:formula="of:=INT(2048+2047*SIN([.B699]))" office:value-type="float" office:value="3842" calcext:value-type="float">
            <text:p>3842</text:p>
          </table:table-cell>
          <table:table-cell table:formula="of:=INT(2048+2047*COS([.B699]))" office:value-type="float" office:value="3032" calcext:value-type="float">
            <text:p>3032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*2*PI()/4096" office:value-type="float" office:value="1.07071858994418" calcext:value-type="float">
            <text:p>1.07071858994418</text:p>
          </table:table-cell>
          <table:table-cell table:formula="of:=INT(2048+2047*SIN([.B700]))" office:value-type="float" office:value="3844" calcext:value-type="float">
            <text:p>3844</text:p>
          </table:table-cell>
          <table:table-cell table:formula="of:=INT(2048+2047*COS([.B700]))" office:value-type="float" office:value="3029" calcext:value-type="float">
            <text:p>3029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*2*PI()/4096" office:value-type="float" office:value="1.07225257073206" calcext:value-type="float">
            <text:p>1.07225257073206</text:p>
          </table:table-cell>
          <table:table-cell table:formula="of:=INT(2048+2047*SIN([.B701]))" office:value-type="float" office:value="3845" calcext:value-type="float">
            <text:p>3845</text:p>
          </table:table-cell>
          <table:table-cell table:formula="of:=INT(2048+2047*COS([.B701]))" office:value-type="float" office:value="3026" calcext:value-type="float">
            <text:p>3026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*2*PI()/4096" office:value-type="float" office:value="1.07378655151995" calcext:value-type="float">
            <text:p>1.07378655151995</text:p>
          </table:table-cell>
          <table:table-cell table:formula="of:=INT(2048+2047*SIN([.B702]))" office:value-type="float" office:value="3847" calcext:value-type="float">
            <text:p>3847</text:p>
          </table:table-cell>
          <table:table-cell table:formula="of:=INT(2048+2047*COS([.B702]))" office:value-type="float" office:value="3024" calcext:value-type="float">
            <text:p>3024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*2*PI()/4096" office:value-type="float" office:value="1.07532053230783" calcext:value-type="float">
            <text:p>1.07532053230783</text:p>
          </table:table-cell>
          <table:table-cell table:formula="of:=INT(2048+2047*SIN([.B703]))" office:value-type="float" office:value="3848" calcext:value-type="float">
            <text:p>3848</text:p>
          </table:table-cell>
          <table:table-cell table:formula="of:=INT(2048+2047*COS([.B703]))" office:value-type="float" office:value="3021" calcext:value-type="float">
            <text:p>3021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*2*PI()/4096" office:value-type="float" office:value="1.07685451309572" calcext:value-type="float">
            <text:p>1.07685451309572</text:p>
          </table:table-cell>
          <table:table-cell table:formula="of:=INT(2048+2047*SIN([.B704]))" office:value-type="float" office:value="3850" calcext:value-type="float">
            <text:p>3850</text:p>
          </table:table-cell>
          <table:table-cell table:formula="of:=INT(2048+2047*COS([.B704]))"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*2*PI()/4096" office:value-type="float" office:value="1.07838849388361" calcext:value-type="float">
            <text:p>1.07838849388361</text:p>
          </table:table-cell>
          <table:table-cell table:formula="of:=INT(2048+2047*SIN([.B705]))" office:value-type="float" office:value="3851" calcext:value-type="float">
            <text:p>3851</text:p>
          </table:table-cell>
          <table:table-cell table:formula="of:=INT(2048+2047*COS([.B705]))"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*2*PI()/4096" office:value-type="float" office:value="1.07992247467149" calcext:value-type="float">
            <text:p>1.07992247467149</text:p>
          </table:table-cell>
          <table:table-cell table:formula="of:=INT(2048+2047*SIN([.B706]))" office:value-type="float" office:value="3853" calcext:value-type="float">
            <text:p>3853</text:p>
          </table:table-cell>
          <table:table-cell table:formula="of:=INT(2048+2047*COS([.B706]))" office:value-type="float" office:value="3012" calcext:value-type="float">
            <text:p>3012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*2*PI()/4096" office:value-type="float" office:value="1.08145645545938" calcext:value-type="float">
            <text:p>1.08145645545938</text:p>
          </table:table-cell>
          <table:table-cell table:formula="of:=INT(2048+2047*SIN([.B707]))" office:value-type="float" office:value="3854" calcext:value-type="float">
            <text:p>3854</text:p>
          </table:table-cell>
          <table:table-cell table:formula="of:=INT(2048+2047*COS([.B707]))" office:value-type="float" office:value="3010" calcext:value-type="float">
            <text:p>301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*2*PI()/4096" office:value-type="float" office:value="1.08299043624726" calcext:value-type="float">
            <text:p>1.08299043624726</text:p>
          </table:table-cell>
          <table:table-cell table:formula="of:=INT(2048+2047*SIN([.B708]))" office:value-type="float" office:value="3856" calcext:value-type="float">
            <text:p>3856</text:p>
          </table:table-cell>
          <table:table-cell table:formula="of:=INT(2048+2047*COS([.B708]))" office:value-type="float" office:value="3007" calcext:value-type="float">
            <text:p>3007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*2*PI()/4096" office:value-type="float" office:value="1.08452441703515" calcext:value-type="float">
            <text:p>1.08452441703515</text:p>
          </table:table-cell>
          <table:table-cell table:formula="of:=INT(2048+2047*SIN([.B709]))" office:value-type="float" office:value="3857" calcext:value-type="float">
            <text:p>3857</text:p>
          </table:table-cell>
          <table:table-cell table:formula="of:=INT(2048+2047*COS([.B709]))" office:value-type="float" office:value="3004" calcext:value-type="float">
            <text:p>3004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*2*PI()/4096" office:value-type="float" office:value="1.08605839782303" calcext:value-type="float">
            <text:p>1.08605839782303</text:p>
          </table:table-cell>
          <table:table-cell table:formula="of:=INT(2048+2047*SIN([.B710]))" office:value-type="float" office:value="3859" calcext:value-type="float">
            <text:p>3859</text:p>
          </table:table-cell>
          <table:table-cell table:formula="of:=INT(2048+2047*COS([.B710]))" office:value-type="float" office:value="3001" calcext:value-type="float">
            <text:p>3001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*2*PI()/4096" office:value-type="float" office:value="1.08759237861092" calcext:value-type="float">
            <text:p>1.08759237861092</text:p>
          </table:table-cell>
          <table:table-cell table:formula="of:=INT(2048+2047*SIN([.B711]))" office:value-type="float" office:value="3860" calcext:value-type="float">
            <text:p>3860</text:p>
          </table:table-cell>
          <table:table-cell table:formula="of:=INT(2048+2047*COS([.B711]))" office:value-type="float" office:value="2999" calcext:value-type="float">
            <text:p>2999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*2*PI()/4096" office:value-type="float" office:value="1.08912635939881" calcext:value-type="float">
            <text:p>1.08912635939881</text:p>
          </table:table-cell>
          <table:table-cell table:formula="of:=INT(2048+2047*SIN([.B712]))" office:value-type="float" office:value="3862" calcext:value-type="float">
            <text:p>3862</text:p>
          </table:table-cell>
          <table:table-cell table:formula="of:=INT(2048+2047*COS([.B712]))" office:value-type="float" office:value="2996" calcext:value-type="float">
            <text:p>2996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*2*PI()/4096" office:value-type="float" office:value="1.09066034018669" calcext:value-type="float">
            <text:p>1.09066034018669</text:p>
          </table:table-cell>
          <table:table-cell table:formula="of:=INT(2048+2047*SIN([.B713]))" office:value-type="float" office:value="3863" calcext:value-type="float">
            <text:p>3863</text:p>
          </table:table-cell>
          <table:table-cell table:formula="of:=INT(2048+2047*COS([.B713]))" office:value-type="float" office:value="2993" calcext:value-type="float">
            <text:p>2993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*2*PI()/4096" office:value-type="float" office:value="1.09219432097458" calcext:value-type="float">
            <text:p>1.09219432097458</text:p>
          </table:table-cell>
          <table:table-cell table:formula="of:=INT(2048+2047*SIN([.B714]))" office:value-type="float" office:value="3864" calcext:value-type="float">
            <text:p>3864</text:p>
          </table:table-cell>
          <table:table-cell table:formula="of:=INT(2048+2047*COS([.B714]))" office:value-type="float" office:value="2990" calcext:value-type="float">
            <text:p>2990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*2*PI()/4096" office:value-type="float" office:value="1.09372830176246" calcext:value-type="float">
            <text:p>1.09372830176246</text:p>
          </table:table-cell>
          <table:table-cell table:formula="of:=INT(2048+2047*SIN([.B715]))" office:value-type="float" office:value="3866" calcext:value-type="float">
            <text:p>3866</text:p>
          </table:table-cell>
          <table:table-cell table:formula="of:=INT(2048+2047*COS([.B715]))" office:value-type="float" office:value="2987" calcext:value-type="float">
            <text:p>2987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*2*PI()/4096" office:value-type="float" office:value="1.09526228255035" calcext:value-type="float">
            <text:p>1.09526228255035</text:p>
          </table:table-cell>
          <table:table-cell table:formula="of:=INT(2048+2047*SIN([.B716]))" office:value-type="float" office:value="3867" calcext:value-type="float">
            <text:p>3867</text:p>
          </table:table-cell>
          <table:table-cell table:formula="of:=INT(2048+2047*COS([.B716]))" office:value-type="float" office:value="2985" calcext:value-type="float">
            <text:p>2985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*2*PI()/4096" office:value-type="float" office:value="1.09679626333823" calcext:value-type="float">
            <text:p>1.09679626333823</text:p>
          </table:table-cell>
          <table:table-cell table:formula="of:=INT(2048+2047*SIN([.B717]))" office:value-type="float" office:value="3869" calcext:value-type="float">
            <text:p>3869</text:p>
          </table:table-cell>
          <table:table-cell table:formula="of:=INT(2048+2047*COS([.B717]))" office:value-type="float" office:value="2982" calcext:value-type="float">
            <text:p>2982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*2*PI()/4096" office:value-type="float" office:value="1.09833024412612" calcext:value-type="float">
            <text:p>1.09833024412612</text:p>
          </table:table-cell>
          <table:table-cell table:formula="of:=INT(2048+2047*SIN([.B718]))" office:value-type="float" office:value="3870" calcext:value-type="float">
            <text:p>3870</text:p>
          </table:table-cell>
          <table:table-cell table:formula="of:=INT(2048+2047*COS([.B718]))" office:value-type="float" office:value="2979" calcext:value-type="float">
            <text:p>2979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*2*PI()/4096" office:value-type="float" office:value="1.099864224914" calcext:value-type="float">
            <text:p>1.099864224914</text:p>
          </table:table-cell>
          <table:table-cell table:formula="of:=INT(2048+2047*SIN([.B719]))" office:value-type="float" office:value="3872" calcext:value-type="float">
            <text:p>3872</text:p>
          </table:table-cell>
          <table:table-cell table:formula="of:=INT(2048+2047*COS([.B719]))" office:value-type="float" office:value="2976" calcext:value-type="float">
            <text:p>2976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*2*PI()/4096" office:value-type="float" office:value="1.10139820570189" calcext:value-type="float">
            <text:p>1.10139820570189</text:p>
          </table:table-cell>
          <table:table-cell table:formula="of:=INT(2048+2047*SIN([.B720]))" office:value-type="float" office:value="3873" calcext:value-type="float">
            <text:p>3873</text:p>
          </table:table-cell>
          <table:table-cell table:formula="of:=INT(2048+2047*COS([.B720]))" office:value-type="float" office:value="2973" calcext:value-type="float">
            <text:p>2973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*2*PI()/4096" office:value-type="float" office:value="1.10293218648978" calcext:value-type="float">
            <text:p>1.10293218648978</text:p>
          </table:table-cell>
          <table:table-cell table:formula="of:=INT(2048+2047*SIN([.B721]))" office:value-type="float" office:value="3875" calcext:value-type="float">
            <text:p>3875</text:p>
          </table:table-cell>
          <table:table-cell table:formula="of:=INT(2048+2047*COS([.B721]))" office:value-type="float" office:value="2971" calcext:value-type="float">
            <text:p>2971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*2*PI()/4096" office:value-type="float" office:value="1.10446616727766" calcext:value-type="float">
            <text:p>1.10446616727766</text:p>
          </table:table-cell>
          <table:table-cell table:formula="of:=INT(2048+2047*SIN([.B722]))" office:value-type="float" office:value="3876" calcext:value-type="float">
            <text:p>3876</text:p>
          </table:table-cell>
          <table:table-cell table:formula="of:=INT(2048+2047*COS([.B722]))" office:value-type="float" office:value="2968" calcext:value-type="float">
            <text:p>2968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*2*PI()/4096" office:value-type="float" office:value="1.10600014806555" calcext:value-type="float">
            <text:p>1.10600014806555</text:p>
          </table:table-cell>
          <table:table-cell table:formula="of:=INT(2048+2047*SIN([.B723]))" office:value-type="float" office:value="3877" calcext:value-type="float">
            <text:p>3877</text:p>
          </table:table-cell>
          <table:table-cell table:formula="of:=INT(2048+2047*COS([.B723]))" office:value-type="float" office:value="2965" calcext:value-type="float">
            <text:p>2965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*2*PI()/4096" office:value-type="float" office:value="1.10753412885343" calcext:value-type="float">
            <text:p>1.10753412885343</text:p>
          </table:table-cell>
          <table:table-cell table:formula="of:=INT(2048+2047*SIN([.B724]))" office:value-type="float" office:value="3879" calcext:value-type="float">
            <text:p>3879</text:p>
          </table:table-cell>
          <table:table-cell table:formula="of:=INT(2048+2047*COS([.B724]))" office:value-type="float" office:value="2962" calcext:value-type="float">
            <text:p>2962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*2*PI()/4096" office:value-type="float" office:value="1.10906810964132" calcext:value-type="float">
            <text:p>1.10906810964132</text:p>
          </table:table-cell>
          <table:table-cell table:formula="of:=INT(2048+2047*SIN([.B725]))" office:value-type="float" office:value="3880" calcext:value-type="float">
            <text:p>3880</text:p>
          </table:table-cell>
          <table:table-cell table:formula="of:=INT(2048+2047*COS([.B725]))" office:value-type="float" office:value="2959" calcext:value-type="float">
            <text:p>2959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*2*PI()/4096" office:value-type="float" office:value="1.1106020904292" calcext:value-type="float">
            <text:p>1.1106020904292</text:p>
          </table:table-cell>
          <table:table-cell table:formula="of:=INT(2048+2047*SIN([.B726]))" office:value-type="float" office:value="3882" calcext:value-type="float">
            <text:p>3882</text:p>
          </table:table-cell>
          <table:table-cell table:formula="of:=INT(2048+2047*COS([.B726]))" office:value-type="float" office:value="2957" calcext:value-type="float">
            <text:p>2957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*2*PI()/4096" office:value-type="float" office:value="1.11213607121709" calcext:value-type="float">
            <text:p>1.11213607121709</text:p>
          </table:table-cell>
          <table:table-cell table:formula="of:=INT(2048+2047*SIN([.B727]))" office:value-type="float" office:value="3883" calcext:value-type="float">
            <text:p>3883</text:p>
          </table:table-cell>
          <table:table-cell table:formula="of:=INT(2048+2047*COS([.B727]))" office:value-type="float" office:value="2954" calcext:value-type="float">
            <text:p>2954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*2*PI()/4096" office:value-type="float" office:value="1.11367005200498" calcext:value-type="float">
            <text:p>1.11367005200498</text:p>
          </table:table-cell>
          <table:table-cell table:formula="of:=INT(2048+2047*SIN([.B728]))" office:value-type="float" office:value="3884" calcext:value-type="float">
            <text:p>3884</text:p>
          </table:table-cell>
          <table:table-cell table:formula="of:=INT(2048+2047*COS([.B728]))" office:value-type="float" office:value="2951" calcext:value-type="float">
            <text:p>2951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*2*PI()/4096" office:value-type="float" office:value="1.11520403279286" calcext:value-type="float">
            <text:p>1.11520403279286</text:p>
          </table:table-cell>
          <table:table-cell table:formula="of:=INT(2048+2047*SIN([.B729]))" office:value-type="float" office:value="3886" calcext:value-type="float">
            <text:p>3886</text:p>
          </table:table-cell>
          <table:table-cell table:formula="of:=INT(2048+2047*COS([.B729]))" office:value-type="float" office:value="2948" calcext:value-type="float">
            <text:p>2948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*2*PI()/4096" office:value-type="float" office:value="1.11673801358075" calcext:value-type="float">
            <text:p>1.11673801358075</text:p>
          </table:table-cell>
          <table:table-cell table:formula="of:=INT(2048+2047*SIN([.B730]))" office:value-type="float" office:value="3887" calcext:value-type="float">
            <text:p>3887</text:p>
          </table:table-cell>
          <table:table-cell table:formula="of:=INT(2048+2047*COS([.B730]))" office:value-type="float" office:value="2945" calcext:value-type="float">
            <text:p>2945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*2*PI()/4096" office:value-type="float" office:value="1.11827199436863" calcext:value-type="float">
            <text:p>1.11827199436863</text:p>
          </table:table-cell>
          <table:table-cell table:formula="of:=INT(2048+2047*SIN([.B731]))" office:value-type="float" office:value="3888" calcext:value-type="float">
            <text:p>3888</text:p>
          </table:table-cell>
          <table:table-cell table:formula="of:=INT(2048+2047*COS([.B731]))" office:value-type="float" office:value="2943" calcext:value-type="float">
            <text:p>2943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*2*PI()/4096" office:value-type="float" office:value="1.11980597515652" calcext:value-type="float">
            <text:p>1.11980597515652</text:p>
          </table:table-cell>
          <table:table-cell table:formula="of:=INT(2048+2047*SIN([.B732]))" office:value-type="float" office:value="3890" calcext:value-type="float">
            <text:p>3890</text:p>
          </table:table-cell>
          <table:table-cell table:formula="of:=INT(2048+2047*COS([.B732]))" office:value-type="float" office:value="2940" calcext:value-type="float">
            <text:p>2940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*2*PI()/4096" office:value-type="float" office:value="1.1213399559444" calcext:value-type="float">
            <text:p>1.1213399559444</text:p>
          </table:table-cell>
          <table:table-cell table:formula="of:=INT(2048+2047*SIN([.B733]))" office:value-type="float" office:value="3891" calcext:value-type="float">
            <text:p>3891</text:p>
          </table:table-cell>
          <table:table-cell table:formula="of:=INT(2048+2047*COS([.B733]))" office:value-type="float" office:value="2937" calcext:value-type="float">
            <text:p>2937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*2*PI()/4096" office:value-type="float" office:value="1.12287393673229" calcext:value-type="float">
            <text:p>1.12287393673229</text:p>
          </table:table-cell>
          <table:table-cell table:formula="of:=INT(2048+2047*SIN([.B734]))" office:value-type="float" office:value="3893" calcext:value-type="float">
            <text:p>3893</text:p>
          </table:table-cell>
          <table:table-cell table:formula="of:=INT(2048+2047*COS([.B734]))" office:value-type="float" office:value="2934" calcext:value-type="float">
            <text:p>2934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*2*PI()/4096" office:value-type="float" office:value="1.12440791752017" calcext:value-type="float">
            <text:p>1.12440791752017</text:p>
          </table:table-cell>
          <table:table-cell table:formula="of:=INT(2048+2047*SIN([.B735]))" office:value-type="float" office:value="3894" calcext:value-type="float">
            <text:p>3894</text:p>
          </table:table-cell>
          <table:table-cell table:formula="of:=INT(2048+2047*COS([.B735]))" office:value-type="float" office:value="2931" calcext:value-type="float">
            <text:p>2931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*2*PI()/4096" office:value-type="float" office:value="1.12594189830806" calcext:value-type="float">
            <text:p>1.12594189830806</text:p>
          </table:table-cell>
          <table:table-cell table:formula="of:=INT(2048+2047*SIN([.B736]))" office:value-type="float" office:value="3895" calcext:value-type="float">
            <text:p>3895</text:p>
          </table:table-cell>
          <table:table-cell table:formula="of:=INT(2048+2047*COS([.B736]))" office:value-type="float" office:value="2928" calcext:value-type="float">
            <text:p>2928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*2*PI()/4096" office:value-type="float" office:value="1.12747587909595" calcext:value-type="float">
            <text:p>1.12747587909595</text:p>
          </table:table-cell>
          <table:table-cell table:formula="of:=INT(2048+2047*SIN([.B737]))" office:value-type="float" office:value="3897" calcext:value-type="float">
            <text:p>3897</text:p>
          </table:table-cell>
          <table:table-cell table:formula="of:=INT(2048+2047*COS([.B737]))" office:value-type="float" office:value="2926" calcext:value-type="float">
            <text:p>2926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*2*PI()/4096" office:value-type="float" office:value="1.12900985988383" calcext:value-type="float">
            <text:p>1.12900985988383</text:p>
          </table:table-cell>
          <table:table-cell table:formula="of:=INT(2048+2047*SIN([.B738]))" office:value-type="float" office:value="3898" calcext:value-type="float">
            <text:p>3898</text:p>
          </table:table-cell>
          <table:table-cell table:formula="of:=INT(2048+2047*COS([.B738]))" office:value-type="float" office:value="2923" calcext:value-type="float">
            <text:p>2923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*2*PI()/4096" office:value-type="float" office:value="1.13054384067172" calcext:value-type="float">
            <text:p>1.13054384067172</text:p>
          </table:table-cell>
          <table:table-cell table:formula="of:=INT(2048+2047*SIN([.B739]))" office:value-type="float" office:value="3899" calcext:value-type="float">
            <text:p>3899</text:p>
          </table:table-cell>
          <table:table-cell table:formula="of:=INT(2048+2047*COS([.B739]))" office:value-type="float" office:value="2920" calcext:value-type="float">
            <text:p>2920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*2*PI()/4096" office:value-type="float" office:value="1.1320778214596" calcext:value-type="float">
            <text:p>1.1320778214596</text:p>
          </table:table-cell>
          <table:table-cell table:formula="of:=INT(2048+2047*SIN([.B740]))" office:value-type="float" office:value="3901" calcext:value-type="float">
            <text:p>3901</text:p>
          </table:table-cell>
          <table:table-cell table:formula="of:=INT(2048+2047*COS([.B740]))" office:value-type="float" office:value="2917" calcext:value-type="float">
            <text:p>2917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*2*PI()/4096" office:value-type="float" office:value="1.13361180224749" calcext:value-type="float">
            <text:p>1.13361180224749</text:p>
          </table:table-cell>
          <table:table-cell table:formula="of:=INT(2048+2047*SIN([.B741]))" office:value-type="float" office:value="3902" calcext:value-type="float">
            <text:p>3902</text:p>
          </table:table-cell>
          <table:table-cell table:formula="of:=INT(2048+2047*COS([.B741]))" office:value-type="float" office:value="2914" calcext:value-type="float">
            <text:p>2914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*2*PI()/4096" office:value-type="float" office:value="1.13514578303537" calcext:value-type="float">
            <text:p>1.13514578303537</text:p>
          </table:table-cell>
          <table:table-cell table:formula="of:=INT(2048+2047*SIN([.B742]))" office:value-type="float" office:value="3903" calcext:value-type="float">
            <text:p>3903</text:p>
          </table:table-cell>
          <table:table-cell table:formula="of:=INT(2048+2047*COS([.B742]))" office:value-type="float" office:value="2911" calcext:value-type="float">
            <text:p>2911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*2*PI()/4096" office:value-type="float" office:value="1.13667976382326" calcext:value-type="float">
            <text:p>1.13667976382326</text:p>
          </table:table-cell>
          <table:table-cell table:formula="of:=INT(2048+2047*SIN([.B743]))" office:value-type="float" office:value="3905" calcext:value-type="float">
            <text:p>3905</text:p>
          </table:table-cell>
          <table:table-cell table:formula="of:=INT(2048+2047*COS([.B743]))" office:value-type="float" office:value="2908" calcext:value-type="float">
            <text:p>2908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*2*PI()/4096" office:value-type="float" office:value="1.13821374461115" calcext:value-type="float">
            <text:p>1.13821374461115</text:p>
          </table:table-cell>
          <table:table-cell table:formula="of:=INT(2048+2047*SIN([.B744]))" office:value-type="float" office:value="3906" calcext:value-type="float">
            <text:p>3906</text:p>
          </table:table-cell>
          <table:table-cell table:formula="of:=INT(2048+2047*COS([.B744]))" office:value-type="float" office:value="2906" calcext:value-type="float">
            <text:p>2906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*2*PI()/4096" office:value-type="float" office:value="1.13974772539903" calcext:value-type="float">
            <text:p>1.13974772539903</text:p>
          </table:table-cell>
          <table:table-cell table:formula="of:=INT(2048+2047*SIN([.B745]))" office:value-type="float" office:value="3907" calcext:value-type="float">
            <text:p>3907</text:p>
          </table:table-cell>
          <table:table-cell table:formula="of:=INT(2048+2047*COS([.B745]))" office:value-type="float" office:value="2903" calcext:value-type="float">
            <text:p>2903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*2*PI()/4096" office:value-type="float" office:value="1.14128170618692" calcext:value-type="float">
            <text:p>1.14128170618692</text:p>
          </table:table-cell>
          <table:table-cell table:formula="of:=INT(2048+2047*SIN([.B746]))" office:value-type="float" office:value="3909" calcext:value-type="float">
            <text:p>3909</text:p>
          </table:table-cell>
          <table:table-cell table:formula="of:=INT(2048+2047*COS([.B746]))" office:value-type="float" office:value="2900" calcext:value-type="float">
            <text:p>290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*2*PI()/4096" office:value-type="float" office:value="1.1428156869748" calcext:value-type="float">
            <text:p>1.1428156869748</text:p>
          </table:table-cell>
          <table:table-cell table:formula="of:=INT(2048+2047*SIN([.B747]))" office:value-type="float" office:value="3910" calcext:value-type="float">
            <text:p>3910</text:p>
          </table:table-cell>
          <table:table-cell table:formula="of:=INT(2048+2047*COS([.B747]))" office:value-type="float" office:value="2897" calcext:value-type="float">
            <text:p>2897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*2*PI()/4096" office:value-type="float" office:value="1.14434966776269" calcext:value-type="float">
            <text:p>1.14434966776269</text:p>
          </table:table-cell>
          <table:table-cell table:formula="of:=INT(2048+2047*SIN([.B748]))" office:value-type="float" office:value="3911" calcext:value-type="float">
            <text:p>3911</text:p>
          </table:table-cell>
          <table:table-cell table:formula="of:=INT(2048+2047*COS([.B748]))" office:value-type="float" office:value="2894" calcext:value-type="float">
            <text:p>2894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*2*PI()/4096" office:value-type="float" office:value="1.14588364855057" calcext:value-type="float">
            <text:p>1.14588364855057</text:p>
          </table:table-cell>
          <table:table-cell table:formula="of:=INT(2048+2047*SIN([.B749]))" office:value-type="float" office:value="3912" calcext:value-type="float">
            <text:p>3912</text:p>
          </table:table-cell>
          <table:table-cell table:formula="of:=INT(2048+2047*COS([.B749]))" office:value-type="float" office:value="2891" calcext:value-type="float">
            <text:p>2891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*2*PI()/4096" office:value-type="float" office:value="1.14741762933846" calcext:value-type="float">
            <text:p>1.14741762933846</text:p>
          </table:table-cell>
          <table:table-cell table:formula="of:=INT(2048+2047*SIN([.B750]))" office:value-type="float" office:value="3914" calcext:value-type="float">
            <text:p>3914</text:p>
          </table:table-cell>
          <table:table-cell table:formula="of:=INT(2048+2047*COS([.B750]))" office:value-type="float" office:value="2888" calcext:value-type="float">
            <text:p>2888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*2*PI()/4096" office:value-type="float" office:value="1.14895161012635" calcext:value-type="float">
            <text:p>1.14895161012635</text:p>
          </table:table-cell>
          <table:table-cell table:formula="of:=INT(2048+2047*SIN([.B751]))" office:value-type="float" office:value="3915" calcext:value-type="float">
            <text:p>3915</text:p>
          </table:table-cell>
          <table:table-cell table:formula="of:=INT(2048+2047*COS([.B751]))" office:value-type="float" office:value="2886" calcext:value-type="float">
            <text:p>2886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*2*PI()/4096" office:value-type="float" office:value="1.15048559091423" calcext:value-type="float">
            <text:p>1.15048559091423</text:p>
          </table:table-cell>
          <table:table-cell table:formula="of:=INT(2048+2047*SIN([.B752]))" office:value-type="float" office:value="3916" calcext:value-type="float">
            <text:p>3916</text:p>
          </table:table-cell>
          <table:table-cell table:formula="of:=INT(2048+2047*COS([.B752]))" office:value-type="float" office:value="2883" calcext:value-type="float">
            <text:p>2883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*2*PI()/4096" office:value-type="float" office:value="1.15201957170212" calcext:value-type="float">
            <text:p>1.15201957170212</text:p>
          </table:table-cell>
          <table:table-cell table:formula="of:=INT(2048+2047*SIN([.B753]))" office:value-type="float" office:value="3918" calcext:value-type="float">
            <text:p>3918</text:p>
          </table:table-cell>
          <table:table-cell table:formula="of:=INT(2048+2047*COS([.B753]))" office:value-type="float" office:value="2880" calcext:value-type="float">
            <text:p>288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*2*PI()/4096" office:value-type="float" office:value="1.15355355249" calcext:value-type="float">
            <text:p>1.15355355249</text:p>
          </table:table-cell>
          <table:table-cell table:formula="of:=INT(2048+2047*SIN([.B754]))" office:value-type="float" office:value="3919" calcext:value-type="float">
            <text:p>3919</text:p>
          </table:table-cell>
          <table:table-cell table:formula="of:=INT(2048+2047*COS([.B754]))" office:value-type="float" office:value="2877" calcext:value-type="float">
            <text:p>2877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*2*PI()/4096" office:value-type="float" office:value="1.15508753327789" calcext:value-type="float">
            <text:p>1.15508753327789</text:p>
          </table:table-cell>
          <table:table-cell table:formula="of:=INT(2048+2047*SIN([.B755]))" office:value-type="float" office:value="3920" calcext:value-type="float">
            <text:p>3920</text:p>
          </table:table-cell>
          <table:table-cell table:formula="of:=INT(2048+2047*COS([.B755]))" office:value-type="float" office:value="2874" calcext:value-type="float">
            <text:p>2874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*2*PI()/4096" office:value-type="float" office:value="1.15662151406577" calcext:value-type="float">
            <text:p>1.15662151406577</text:p>
          </table:table-cell>
          <table:table-cell table:formula="of:=INT(2048+2047*SIN([.B756]))" office:value-type="float" office:value="3921" calcext:value-type="float">
            <text:p>3921</text:p>
          </table:table-cell>
          <table:table-cell table:formula="of:=INT(2048+2047*COS([.B756]))" office:value-type="float" office:value="2871" calcext:value-type="float">
            <text:p>2871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*2*PI()/4096" office:value-type="float" office:value="1.15815549485366" calcext:value-type="float">
            <text:p>1.15815549485366</text:p>
          </table:table-cell>
          <table:table-cell table:formula="of:=INT(2048+2047*SIN([.B757]))" office:value-type="float" office:value="3923" calcext:value-type="float">
            <text:p>3923</text:p>
          </table:table-cell>
          <table:table-cell table:formula="of:=INT(2048+2047*COS([.B757]))" office:value-type="float" office:value="2868" calcext:value-type="float">
            <text:p>286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*2*PI()/4096" office:value-type="float" office:value="1.15968947564154" calcext:value-type="float">
            <text:p>1.15968947564154</text:p>
          </table:table-cell>
          <table:table-cell table:formula="of:=INT(2048+2047*SIN([.B758]))" office:value-type="float" office:value="3924" calcext:value-type="float">
            <text:p>3924</text:p>
          </table:table-cell>
          <table:table-cell table:formula="of:=INT(2048+2047*COS([.B758]))" office:value-type="float" office:value="2866" calcext:value-type="float">
            <text:p>2866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*2*PI()/4096" office:value-type="float" office:value="1.16122345642943" calcext:value-type="float">
            <text:p>1.16122345642943</text:p>
          </table:table-cell>
          <table:table-cell table:formula="of:=INT(2048+2047*SIN([.B759]))" office:value-type="float" office:value="3925" calcext:value-type="float">
            <text:p>3925</text:p>
          </table:table-cell>
          <table:table-cell table:formula="of:=INT(2048+2047*COS([.B759]))" office:value-type="float" office:value="2863" calcext:value-type="float">
            <text:p>2863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*2*PI()/4096" office:value-type="float" office:value="1.16275743721732" calcext:value-type="float">
            <text:p>1.16275743721732</text:p>
          </table:table-cell>
          <table:table-cell table:formula="of:=INT(2048+2047*SIN([.B760]))" office:value-type="float" office:value="3926" calcext:value-type="float">
            <text:p>3926</text:p>
          </table:table-cell>
          <table:table-cell table:formula="of:=INT(2048+2047*COS([.B760]))" office:value-type="float" office:value="2860" calcext:value-type="float">
            <text:p>286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*2*PI()/4096" office:value-type="float" office:value="1.1642914180052" calcext:value-type="float">
            <text:p>1.1642914180052</text:p>
          </table:table-cell>
          <table:table-cell table:formula="of:=INT(2048+2047*SIN([.B761]))" office:value-type="float" office:value="3928" calcext:value-type="float">
            <text:p>3928</text:p>
          </table:table-cell>
          <table:table-cell table:formula="of:=INT(2048+2047*COS([.B761]))" office:value-type="float" office:value="2857" calcext:value-type="float">
            <text:p>2857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*2*PI()/4096" office:value-type="float" office:value="1.16582539879309" calcext:value-type="float">
            <text:p>1.16582539879309</text:p>
          </table:table-cell>
          <table:table-cell table:formula="of:=INT(2048+2047*SIN([.B762]))" office:value-type="float" office:value="3929" calcext:value-type="float">
            <text:p>3929</text:p>
          </table:table-cell>
          <table:table-cell table:formula="of:=INT(2048+2047*COS([.B762]))" office:value-type="float" office:value="2854" calcext:value-type="float">
            <text:p>2854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*2*PI()/4096" office:value-type="float" office:value="1.16735937958097" calcext:value-type="float">
            <text:p>1.16735937958097</text:p>
          </table:table-cell>
          <table:table-cell table:formula="of:=INT(2048+2047*SIN([.B763]))" office:value-type="float" office:value="3930" calcext:value-type="float">
            <text:p>3930</text:p>
          </table:table-cell>
          <table:table-cell table:formula="of:=INT(2048+2047*COS([.B763]))" office:value-type="float" office:value="2851" calcext:value-type="float">
            <text:p>285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*2*PI()/4096" office:value-type="float" office:value="1.16889336036886" calcext:value-type="float">
            <text:p>1.16889336036886</text:p>
          </table:table-cell>
          <table:table-cell table:formula="of:=INT(2048+2047*SIN([.B764]))" office:value-type="float" office:value="3931" calcext:value-type="float">
            <text:p>3931</text:p>
          </table:table-cell>
          <table:table-cell table:formula="of:=INT(2048+2047*COS([.B764]))" office:value-type="float" office:value="2848" calcext:value-type="float">
            <text:p>2848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*2*PI()/4096" office:value-type="float" office:value="1.17042734115674" calcext:value-type="float">
            <text:p>1.17042734115674</text:p>
          </table:table-cell>
          <table:table-cell table:formula="of:=INT(2048+2047*SIN([.B765]))" office:value-type="float" office:value="3933" calcext:value-type="float">
            <text:p>3933</text:p>
          </table:table-cell>
          <table:table-cell table:formula="of:=INT(2048+2047*COS([.B765]))" office:value-type="float" office:value="2845" calcext:value-type="float">
            <text:p>2845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*2*PI()/4096" office:value-type="float" office:value="1.17196132194463" calcext:value-type="float">
            <text:p>1.17196132194463</text:p>
          </table:table-cell>
          <table:table-cell table:formula="of:=INT(2048+2047*SIN([.B766]))" office:value-type="float" office:value="3934" calcext:value-type="float">
            <text:p>3934</text:p>
          </table:table-cell>
          <table:table-cell table:formula="of:=INT(2048+2047*COS([.B766]))" office:value-type="float" office:value="2842" calcext:value-type="float">
            <text:p>284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*2*PI()/4096" office:value-type="float" office:value="1.17349530273252" calcext:value-type="float">
            <text:p>1.17349530273252</text:p>
          </table:table-cell>
          <table:table-cell table:formula="of:=INT(2048+2047*SIN([.B767]))" office:value-type="float" office:value="3935" calcext:value-type="float">
            <text:p>3935</text:p>
          </table:table-cell>
          <table:table-cell table:formula="of:=INT(2048+2047*COS([.B767]))" office:value-type="float" office:value="2840" calcext:value-type="float">
            <text:p>2840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*2*PI()/4096" office:value-type="float" office:value="1.1750292835204" calcext:value-type="float">
            <text:p>1.1750292835204</text:p>
          </table:table-cell>
          <table:table-cell table:formula="of:=INT(2048+2047*SIN([.B768]))" office:value-type="float" office:value="3936" calcext:value-type="float">
            <text:p>3936</text:p>
          </table:table-cell>
          <table:table-cell table:formula="of:=INT(2048+2047*COS([.B768]))" office:value-type="float" office:value="2837" calcext:value-type="float">
            <text:p>2837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*2*PI()/4096" office:value-type="float" office:value="1.17656326430829" calcext:value-type="float">
            <text:p>1.17656326430829</text:p>
          </table:table-cell>
          <table:table-cell table:formula="of:=INT(2048+2047*SIN([.B769]))" office:value-type="float" office:value="3937" calcext:value-type="float">
            <text:p>3937</text:p>
          </table:table-cell>
          <table:table-cell table:formula="of:=INT(2048+2047*COS([.B769]))" office:value-type="float" office:value="2834" calcext:value-type="float">
            <text:p>283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*2*PI()/4096" office:value-type="float" office:value="1.17809724509617" calcext:value-type="float">
            <text:p>1.17809724509617</text:p>
          </table:table-cell>
          <table:table-cell table:formula="of:=INT(2048+2047*SIN([.B770]))" office:value-type="float" office:value="3939" calcext:value-type="float">
            <text:p>3939</text:p>
          </table:table-cell>
          <table:table-cell table:formula="of:=INT(2048+2047*COS([.B770]))" office:value-type="float" office:value="2831" calcext:value-type="float">
            <text:p>2831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*2*PI()/4096" office:value-type="float" office:value="1.17963122588406" calcext:value-type="float">
            <text:p>1.17963122588406</text:p>
          </table:table-cell>
          <table:table-cell table:formula="of:=INT(2048+2047*SIN([.B771]))" office:value-type="float" office:value="3940" calcext:value-type="float">
            <text:p>3940</text:p>
          </table:table-cell>
          <table:table-cell table:formula="of:=INT(2048+2047*COS([.B771]))" office:value-type="float" office:value="2828" calcext:value-type="float">
            <text:p>2828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*2*PI()/4096" office:value-type="float" office:value="1.18116520667194" calcext:value-type="float">
            <text:p>1.18116520667194</text:p>
          </table:table-cell>
          <table:table-cell table:formula="of:=INT(2048+2047*SIN([.B772]))" office:value-type="float" office:value="3941" calcext:value-type="float">
            <text:p>3941</text:p>
          </table:table-cell>
          <table:table-cell table:formula="of:=INT(2048+2047*COS([.B772]))" office:value-type="float" office:value="2825" calcext:value-type="float">
            <text:p>28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*2*PI()/4096" office:value-type="float" office:value="1.18269918745983" calcext:value-type="float">
            <text:p>1.18269918745983</text:p>
          </table:table-cell>
          <table:table-cell table:formula="of:=INT(2048+2047*SIN([.B773]))" office:value-type="float" office:value="3942" calcext:value-type="float">
            <text:p>3942</text:p>
          </table:table-cell>
          <table:table-cell table:formula="of:=INT(2048+2047*COS([.B773]))" office:value-type="float" office:value="2822" calcext:value-type="float">
            <text:p>2822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*2*PI()/4096" office:value-type="float" office:value="1.18423316824772" calcext:value-type="float">
            <text:p>1.18423316824772</text:p>
          </table:table-cell>
          <table:table-cell table:formula="of:=INT(2048+2047*SIN([.B774]))" office:value-type="float" office:value="3943" calcext:value-type="float">
            <text:p>3943</text:p>
          </table:table-cell>
          <table:table-cell table:formula="of:=INT(2048+2047*COS([.B774]))" office:value-type="float" office:value="2819" calcext:value-type="float">
            <text:p>2819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*2*PI()/4096" office:value-type="float" office:value="1.1857671490356" calcext:value-type="float">
            <text:p>1.1857671490356</text:p>
          </table:table-cell>
          <table:table-cell table:formula="of:=INT(2048+2047*SIN([.B775]))" office:value-type="float" office:value="3945" calcext:value-type="float">
            <text:p>3945</text:p>
          </table:table-cell>
          <table:table-cell table:formula="of:=INT(2048+2047*COS([.B775]))" office:value-type="float" office:value="2816" calcext:value-type="float">
            <text:p>281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*2*PI()/4096" office:value-type="float" office:value="1.18730112982349" calcext:value-type="float">
            <text:p>1.18730112982349</text:p>
          </table:table-cell>
          <table:table-cell table:formula="of:=INT(2048+2047*SIN([.B776]))" office:value-type="float" office:value="3946" calcext:value-type="float">
            <text:p>3946</text:p>
          </table:table-cell>
          <table:table-cell table:formula="of:=INT(2048+2047*COS([.B776]))" office:value-type="float" office:value="2813" calcext:value-type="float">
            <text:p>2813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*2*PI()/4096" office:value-type="float" office:value="1.18883511061137" calcext:value-type="float">
            <text:p>1.18883511061137</text:p>
          </table:table-cell>
          <table:table-cell table:formula="of:=INT(2048+2047*SIN([.B777]))" office:value-type="float" office:value="3947" calcext:value-type="float">
            <text:p>3947</text:p>
          </table:table-cell>
          <table:table-cell table:formula="of:=INT(2048+2047*COS([.B777]))" office:value-type="float" office:value="2811" calcext:value-type="float">
            <text:p>2811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*2*PI()/4096" office:value-type="float" office:value="1.19036909139926" calcext:value-type="float">
            <text:p>1.19036909139926</text:p>
          </table:table-cell>
          <table:table-cell table:formula="of:=INT(2048+2047*SIN([.B778]))" office:value-type="float" office:value="3948" calcext:value-type="float">
            <text:p>3948</text:p>
          </table:table-cell>
          <table:table-cell table:formula="of:=INT(2048+2047*COS([.B778]))" office:value-type="float" office:value="2808" calcext:value-type="float">
            <text:p>280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*2*PI()/4096" office:value-type="float" office:value="1.19190307218714" calcext:value-type="float">
            <text:p>1.19190307218714</text:p>
          </table:table-cell>
          <table:table-cell table:formula="of:=INT(2048+2047*SIN([.B779]))" office:value-type="float" office:value="3949" calcext:value-type="float">
            <text:p>3949</text:p>
          </table:table-cell>
          <table:table-cell table:formula="of:=INT(2048+2047*COS([.B779]))" office:value-type="float" office:value="2805" calcext:value-type="float">
            <text:p>2805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*2*PI()/4096" office:value-type="float" office:value="1.19343705297503" calcext:value-type="float">
            <text:p>1.19343705297503</text:p>
          </table:table-cell>
          <table:table-cell table:formula="of:=INT(2048+2047*SIN([.B780]))" office:value-type="float" office:value="3950" calcext:value-type="float">
            <text:p>3950</text:p>
          </table:table-cell>
          <table:table-cell table:formula="of:=INT(2048+2047*COS([.B780]))" office:value-type="float" office:value="2802" calcext:value-type="float">
            <text:p>2802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*2*PI()/4096" office:value-type="float" office:value="1.19497103376291" calcext:value-type="float">
            <text:p>1.19497103376291</text:p>
          </table:table-cell>
          <table:table-cell table:formula="of:=INT(2048+2047*SIN([.B781]))" office:value-type="float" office:value="3952" calcext:value-type="float">
            <text:p>3952</text:p>
          </table:table-cell>
          <table:table-cell table:formula="of:=INT(2048+2047*COS([.B781]))" office:value-type="float" office:value="2799" calcext:value-type="float">
            <text:p>279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*2*PI()/4096" office:value-type="float" office:value="1.1965050145508" calcext:value-type="float">
            <text:p>1.1965050145508</text:p>
          </table:table-cell>
          <table:table-cell table:formula="of:=INT(2048+2047*SIN([.B782]))" office:value-type="float" office:value="3953" calcext:value-type="float">
            <text:p>3953</text:p>
          </table:table-cell>
          <table:table-cell table:formula="of:=INT(2048+2047*COS([.B782]))" office:value-type="float" office:value="2796" calcext:value-type="float">
            <text:p>2796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*2*PI()/4096" office:value-type="float" office:value="1.19803899533869" calcext:value-type="float">
            <text:p>1.19803899533869</text:p>
          </table:table-cell>
          <table:table-cell table:formula="of:=INT(2048+2047*SIN([.B783]))" office:value-type="float" office:value="3954" calcext:value-type="float">
            <text:p>3954</text:p>
          </table:table-cell>
          <table:table-cell table:formula="of:=INT(2048+2047*COS([.B783]))" office:value-type="float" office:value="2793" calcext:value-type="float">
            <text:p>2793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*2*PI()/4096" office:value-type="float" office:value="1.19957297612657" calcext:value-type="float">
            <text:p>1.19957297612657</text:p>
          </table:table-cell>
          <table:table-cell table:formula="of:=INT(2048+2047*SIN([.B784]))" office:value-type="float" office:value="3955" calcext:value-type="float">
            <text:p>3955</text:p>
          </table:table-cell>
          <table:table-cell table:formula="of:=INT(2048+2047*COS([.B784]))" office:value-type="float" office:value="2790" calcext:value-type="float">
            <text:p>279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*2*PI()/4096" office:value-type="float" office:value="1.20110695691446" calcext:value-type="float">
            <text:p>1.20110695691446</text:p>
          </table:table-cell>
          <table:table-cell table:formula="of:=INT(2048+2047*SIN([.B785]))" office:value-type="float" office:value="3956" calcext:value-type="float">
            <text:p>3956</text:p>
          </table:table-cell>
          <table:table-cell table:formula="of:=INT(2048+2047*COS([.B785]))" office:value-type="float" office:value="2787" calcext:value-type="float">
            <text:p>2787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*2*PI()/4096" office:value-type="float" office:value="1.20264093770234" calcext:value-type="float">
            <text:p>1.20264093770234</text:p>
          </table:table-cell>
          <table:table-cell table:formula="of:=INT(2048+2047*SIN([.B786]))" office:value-type="float" office:value="3957" calcext:value-type="float">
            <text:p>3957</text:p>
          </table:table-cell>
          <table:table-cell table:formula="of:=INT(2048+2047*COS([.B786]))" office:value-type="float" office:value="2784" calcext:value-type="float">
            <text:p>2784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*2*PI()/4096" office:value-type="float" office:value="1.20417491849023" calcext:value-type="float">
            <text:p>1.20417491849023</text:p>
          </table:table-cell>
          <table:table-cell table:formula="of:=INT(2048+2047*SIN([.B787]))" office:value-type="float" office:value="3958" calcext:value-type="float">
            <text:p>3958</text:p>
          </table:table-cell>
          <table:table-cell table:formula="of:=INT(2048+2047*COS([.B787]))"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*2*PI()/4096" office:value-type="float" office:value="1.20570889927811" calcext:value-type="float">
            <text:p>1.20570889927811</text:p>
          </table:table-cell>
          <table:table-cell table:formula="of:=INT(2048+2047*SIN([.B788]))" office:value-type="float" office:value="3960" calcext:value-type="float">
            <text:p>3960</text:p>
          </table:table-cell>
          <table:table-cell table:formula="of:=INT(2048+2047*COS([.B788]))" office:value-type="float" office:value="2778" calcext:value-type="float">
            <text:p>2778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*2*PI()/4096" office:value-type="float" office:value="1.207242880066" calcext:value-type="float">
            <text:p>1.207242880066</text:p>
          </table:table-cell>
          <table:table-cell table:formula="of:=INT(2048+2047*SIN([.B789]))" office:value-type="float" office:value="3961" calcext:value-type="float">
            <text:p>3961</text:p>
          </table:table-cell>
          <table:table-cell table:formula="of:=INT(2048+2047*COS([.B789]))" office:value-type="float" office:value="2775" calcext:value-type="float">
            <text:p>2775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*2*PI()/4096" office:value-type="float" office:value="1.20877686085389" calcext:value-type="float">
            <text:p>1.20877686085389</text:p>
          </table:table-cell>
          <table:table-cell table:formula="of:=INT(2048+2047*SIN([.B790]))" office:value-type="float" office:value="3962" calcext:value-type="float">
            <text:p>3962</text:p>
          </table:table-cell>
          <table:table-cell table:formula="of:=INT(2048+2047*COS([.B790]))" office:value-type="float" office:value="2772" calcext:value-type="float">
            <text:p>2772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*2*PI()/4096" office:value-type="float" office:value="1.21031084164177" calcext:value-type="float">
            <text:p>1.21031084164177</text:p>
          </table:table-cell>
          <table:table-cell table:formula="of:=INT(2048+2047*SIN([.B791]))" office:value-type="float" office:value="3963" calcext:value-type="float">
            <text:p>3963</text:p>
          </table:table-cell>
          <table:table-cell table:formula="of:=INT(2048+2047*COS([.B791]))" office:value-type="float" office:value="2770" calcext:value-type="float">
            <text:p>277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*2*PI()/4096" office:value-type="float" office:value="1.21184482242966" calcext:value-type="float">
            <text:p>1.21184482242966</text:p>
          </table:table-cell>
          <table:table-cell table:formula="of:=INT(2048+2047*SIN([.B792]))" office:value-type="float" office:value="3964" calcext:value-type="float">
            <text:p>3964</text:p>
          </table:table-cell>
          <table:table-cell table:formula="of:=INT(2048+2047*COS([.B792]))" office:value-type="float" office:value="2767" calcext:value-type="float">
            <text:p>2767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*2*PI()/4096" office:value-type="float" office:value="1.21337880321754" calcext:value-type="float">
            <text:p>1.21337880321754</text:p>
          </table:table-cell>
          <table:table-cell table:formula="of:=INT(2048+2047*SIN([.B793]))" office:value-type="float" office:value="3965" calcext:value-type="float">
            <text:p>3965</text:p>
          </table:table-cell>
          <table:table-cell table:formula="of:=INT(2048+2047*COS([.B793]))" office:value-type="float" office:value="2764" calcext:value-type="float">
            <text:p>2764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*2*PI()/4096" office:value-type="float" office:value="1.21491278400543" calcext:value-type="float">
            <text:p>1.21491278400543</text:p>
          </table:table-cell>
          <table:table-cell table:formula="of:=INT(2048+2047*SIN([.B794]))" office:value-type="float" office:value="3966" calcext:value-type="float">
            <text:p>3966</text:p>
          </table:table-cell>
          <table:table-cell table:formula="of:=INT(2048+2047*COS([.B794]))" office:value-type="float" office:value="2761" calcext:value-type="float">
            <text:p>2761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*2*PI()/4096" office:value-type="float" office:value="1.21644676479331" calcext:value-type="float">
            <text:p>1.21644676479331</text:p>
          </table:table-cell>
          <table:table-cell table:formula="of:=INT(2048+2047*SIN([.B795]))" office:value-type="float" office:value="3967" calcext:value-type="float">
            <text:p>3967</text:p>
          </table:table-cell>
          <table:table-cell table:formula="of:=INT(2048+2047*COS([.B795]))" office:value-type="float" office:value="2758" calcext:value-type="float">
            <text:p>2758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*2*PI()/4096" office:value-type="float" office:value="1.2179807455812" calcext:value-type="float">
            <text:p>1.2179807455812</text:p>
          </table:table-cell>
          <table:table-cell table:formula="of:=INT(2048+2047*SIN([.B796]))" office:value-type="float" office:value="3968" calcext:value-type="float">
            <text:p>3968</text:p>
          </table:table-cell>
          <table:table-cell table:formula="of:=INT(2048+2047*COS([.B796]))" office:value-type="float" office:value="2755" calcext:value-type="float">
            <text:p>2755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*2*PI()/4096" office:value-type="float" office:value="1.21951472636908" calcext:value-type="float">
            <text:p>1.21951472636908</text:p>
          </table:table-cell>
          <table:table-cell table:formula="of:=INT(2048+2047*SIN([.B797]))" office:value-type="float" office:value="3969" calcext:value-type="float">
            <text:p>3969</text:p>
          </table:table-cell>
          <table:table-cell table:formula="of:=INT(2048+2047*COS([.B797]))" office:value-type="float" office:value="2752" calcext:value-type="float">
            <text:p>2752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*2*PI()/4096" office:value-type="float" office:value="1.22104870715697" calcext:value-type="float">
            <text:p>1.22104870715697</text:p>
          </table:table-cell>
          <table:table-cell table:formula="of:=INT(2048+2047*SIN([.B798]))" office:value-type="float" office:value="3971" calcext:value-type="float">
            <text:p>3971</text:p>
          </table:table-cell>
          <table:table-cell table:formula="of:=INT(2048+2047*COS([.B798]))" office:value-type="float" office:value="2749" calcext:value-type="float">
            <text:p>2749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*2*PI()/4096" office:value-type="float" office:value="1.22258268794486" calcext:value-type="float">
            <text:p>1.22258268794486</text:p>
          </table:table-cell>
          <table:table-cell table:formula="of:=INT(2048+2047*SIN([.B799]))" office:value-type="float" office:value="3972" calcext:value-type="float">
            <text:p>3972</text:p>
          </table:table-cell>
          <table:table-cell table:formula="of:=INT(2048+2047*COS([.B799]))" office:value-type="float" office:value="2746" calcext:value-type="float">
            <text:p>2746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*2*PI()/4096" office:value-type="float" office:value="1.22411666873274" calcext:value-type="float">
            <text:p>1.22411666873274</text:p>
          </table:table-cell>
          <table:table-cell table:formula="of:=INT(2048+2047*SIN([.B800]))" office:value-type="float" office:value="3973" calcext:value-type="float">
            <text:p>3973</text:p>
          </table:table-cell>
          <table:table-cell table:formula="of:=INT(2048+2047*COS([.B800]))" office:value-type="float" office:value="2743" calcext:value-type="float">
            <text:p>2743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*2*PI()/4096" office:value-type="float" office:value="1.22565064952063" calcext:value-type="float">
            <text:p>1.22565064952063</text:p>
          </table:table-cell>
          <table:table-cell table:formula="of:=INT(2048+2047*SIN([.B801]))" office:value-type="float" office:value="3974" calcext:value-type="float">
            <text:p>3974</text:p>
          </table:table-cell>
          <table:table-cell table:formula="of:=INT(2048+2047*COS([.B801]))" office:value-type="float" office:value="2740" calcext:value-type="float">
            <text:p>274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*2*PI()/4096" office:value-type="float" office:value="1.22718463030851" calcext:value-type="float">
            <text:p>1.22718463030851</text:p>
          </table:table-cell>
          <table:table-cell table:formula="of:=INT(2048+2047*SIN([.B802]))" office:value-type="float" office:value="3975" calcext:value-type="float">
            <text:p>3975</text:p>
          </table:table-cell>
          <table:table-cell table:formula="of:=INT(2048+2047*COS([.B802]))"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*2*PI()/4096" office:value-type="float" office:value="1.2287186110964" calcext:value-type="float">
            <text:p>1.2287186110964</text:p>
          </table:table-cell>
          <table:table-cell table:formula="of:=INT(2048+2047*SIN([.B803]))" office:value-type="float" office:value="3976" calcext:value-type="float">
            <text:p>3976</text:p>
          </table:table-cell>
          <table:table-cell table:formula="of:=INT(2048+2047*COS([.B803]))" office:value-type="float" office:value="2734" calcext:value-type="float">
            <text:p>2734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*2*PI()/4096" office:value-type="float" office:value="1.23025259188428" calcext:value-type="float">
            <text:p>1.23025259188428</text:p>
          </table:table-cell>
          <table:table-cell table:formula="of:=INT(2048+2047*SIN([.B804]))" office:value-type="float" office:value="3977" calcext:value-type="float">
            <text:p>3977</text:p>
          </table:table-cell>
          <table:table-cell table:formula="of:=INT(2048+2047*COS([.B804]))" office:value-type="float" office:value="2731" calcext:value-type="float">
            <text:p>2731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*2*PI()/4096" office:value-type="float" office:value="1.23178657267217" calcext:value-type="float">
            <text:p>1.23178657267217</text:p>
          </table:table-cell>
          <table:table-cell table:formula="of:=INT(2048+2047*SIN([.B805]))" office:value-type="float" office:value="3978" calcext:value-type="float">
            <text:p>3978</text:p>
          </table:table-cell>
          <table:table-cell table:formula="of:=INT(2048+2047*COS([.B805]))" office:value-type="float" office:value="2728" calcext:value-type="float">
            <text:p>2728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*2*PI()/4096" office:value-type="float" office:value="1.23332055346006" calcext:value-type="float">
            <text:p>1.23332055346006</text:p>
          </table:table-cell>
          <table:table-cell table:formula="of:=INT(2048+2047*SIN([.B806]))" office:value-type="float" office:value="3979" calcext:value-type="float">
            <text:p>3979</text:p>
          </table:table-cell>
          <table:table-cell table:formula="of:=INT(2048+2047*COS([.B806]))" office:value-type="float" office:value="2725" calcext:value-type="float">
            <text:p>2725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*2*PI()/4096" office:value-type="float" office:value="1.23485453424794" calcext:value-type="float">
            <text:p>1.23485453424794</text:p>
          </table:table-cell>
          <table:table-cell table:formula="of:=INT(2048+2047*SIN([.B807]))" office:value-type="float" office:value="3980" calcext:value-type="float">
            <text:p>3980</text:p>
          </table:table-cell>
          <table:table-cell table:formula="of:=INT(2048+2047*COS([.B807]))" office:value-type="float" office:value="2722" calcext:value-type="float">
            <text:p>2722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*2*PI()/4096" office:value-type="float" office:value="1.23638851503583" calcext:value-type="float">
            <text:p>1.23638851503583</text:p>
          </table:table-cell>
          <table:table-cell table:formula="of:=INT(2048+2047*SIN([.B808]))" office:value-type="float" office:value="3981" calcext:value-type="float">
            <text:p>3981</text:p>
          </table:table-cell>
          <table:table-cell table:formula="of:=INT(2048+2047*COS([.B808]))" office:value-type="float" office:value="2719" calcext:value-type="float">
            <text:p>2719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*2*PI()/4096" office:value-type="float" office:value="1.23792249582371" calcext:value-type="float">
            <text:p>1.23792249582371</text:p>
          </table:table-cell>
          <table:table-cell table:formula="of:=INT(2048+2047*SIN([.B809]))" office:value-type="float" office:value="3982" calcext:value-type="float">
            <text:p>3982</text:p>
          </table:table-cell>
          <table:table-cell table:formula="of:=INT(2048+2047*COS([.B809]))" office:value-type="float" office:value="2716" calcext:value-type="float">
            <text:p>2716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*2*PI()/4096" office:value-type="float" office:value="1.2394564766116" calcext:value-type="float">
            <text:p>1.2394564766116</text:p>
          </table:table-cell>
          <table:table-cell table:formula="of:=INT(2048+2047*SIN([.B810]))" office:value-type="float" office:value="3983" calcext:value-type="float">
            <text:p>3983</text:p>
          </table:table-cell>
          <table:table-cell table:formula="of:=INT(2048+2047*COS([.B810]))" office:value-type="float" office:value="2713" calcext:value-type="float">
            <text:p>2713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*2*PI()/4096" office:value-type="float" office:value="1.24099045739948" calcext:value-type="float">
            <text:p>1.24099045739948</text:p>
          </table:table-cell>
          <table:table-cell table:formula="of:=INT(2048+2047*SIN([.B811]))" office:value-type="float" office:value="3984" calcext:value-type="float">
            <text:p>3984</text:p>
          </table:table-cell>
          <table:table-cell table:formula="of:=INT(2048+2047*COS([.B811]))" office:value-type="float" office:value="2710" calcext:value-type="float">
            <text:p>271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*2*PI()/4096" office:value-type="float" office:value="1.24252443818737" calcext:value-type="float">
            <text:p>1.24252443818737</text:p>
          </table:table-cell>
          <table:table-cell table:formula="of:=INT(2048+2047*SIN([.B812]))" office:value-type="float" office:value="3985" calcext:value-type="float">
            <text:p>3985</text:p>
          </table:table-cell>
          <table:table-cell table:formula="of:=INT(2048+2047*COS([.B812]))" office:value-type="float" office:value="2707" calcext:value-type="float">
            <text:p>2707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*2*PI()/4096" office:value-type="float" office:value="1.24405841897526" calcext:value-type="float">
            <text:p>1.24405841897526</text:p>
          </table:table-cell>
          <table:table-cell table:formula="of:=INT(2048+2047*SIN([.B813]))" office:value-type="float" office:value="3986" calcext:value-type="float">
            <text:p>3986</text:p>
          </table:table-cell>
          <table:table-cell table:formula="of:=INT(2048+2047*COS([.B813]))" office:value-type="float" office:value="2704" calcext:value-type="float">
            <text:p>2704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*2*PI()/4096" office:value-type="float" office:value="1.24559239976314" calcext:value-type="float">
            <text:p>1.24559239976314</text:p>
          </table:table-cell>
          <table:table-cell table:formula="of:=INT(2048+2047*SIN([.B814]))" office:value-type="float" office:value="3987" calcext:value-type="float">
            <text:p>3987</text:p>
          </table:table-cell>
          <table:table-cell table:formula="of:=INT(2048+2047*COS([.B814]))" office:value-type="float" office:value="2702" calcext:value-type="float">
            <text:p>2702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*2*PI()/4096" office:value-type="float" office:value="1.24712638055103" calcext:value-type="float">
            <text:p>1.24712638055103</text:p>
          </table:table-cell>
          <table:table-cell table:formula="of:=INT(2048+2047*SIN([.B815]))" office:value-type="float" office:value="3988" calcext:value-type="float">
            <text:p>3988</text:p>
          </table:table-cell>
          <table:table-cell table:formula="of:=INT(2048+2047*COS([.B815]))" office:value-type="float" office:value="2699" calcext:value-type="float">
            <text:p>2699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*2*PI()/4096" office:value-type="float" office:value="1.24866036133891" calcext:value-type="float">
            <text:p>1.24866036133891</text:p>
          </table:table-cell>
          <table:table-cell table:formula="of:=INT(2048+2047*SIN([.B816]))" office:value-type="float" office:value="3989" calcext:value-type="float">
            <text:p>3989</text:p>
          </table:table-cell>
          <table:table-cell table:formula="of:=INT(2048+2047*COS([.B816]))" office:value-type="float" office:value="2696" calcext:value-type="float">
            <text:p>2696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*2*PI()/4096" office:value-type="float" office:value="1.2501943421268" calcext:value-type="float">
            <text:p>1.2501943421268</text:p>
          </table:table-cell>
          <table:table-cell table:formula="of:=INT(2048+2047*SIN([.B817]))" office:value-type="float" office:value="3990" calcext:value-type="float">
            <text:p>3990</text:p>
          </table:table-cell>
          <table:table-cell table:formula="of:=INT(2048+2047*COS([.B817]))" office:value-type="float" office:value="2693" calcext:value-type="float">
            <text:p>2693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*2*PI()/4096" office:value-type="float" office:value="1.25172832291468" calcext:value-type="float">
            <text:p>1.25172832291468</text:p>
          </table:table-cell>
          <table:table-cell table:formula="of:=INT(2048+2047*SIN([.B818]))" office:value-type="float" office:value="3991" calcext:value-type="float">
            <text:p>3991</text:p>
          </table:table-cell>
          <table:table-cell table:formula="of:=INT(2048+2047*COS([.B818]))" office:value-type="float" office:value="2690" calcext:value-type="float">
            <text:p>2690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*2*PI()/4096" office:value-type="float" office:value="1.25326230370257" calcext:value-type="float">
            <text:p>1.25326230370257</text:p>
          </table:table-cell>
          <table:table-cell table:formula="of:=INT(2048+2047*SIN([.B819]))" office:value-type="float" office:value="3992" calcext:value-type="float">
            <text:p>3992</text:p>
          </table:table-cell>
          <table:table-cell table:formula="of:=INT(2048+2047*COS([.B819]))" office:value-type="float" office:value="2687" calcext:value-type="float">
            <text:p>2687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*2*PI()/4096" office:value-type="float" office:value="1.25479628449045" calcext:value-type="float">
            <text:p>1.25479628449045</text:p>
          </table:table-cell>
          <table:table-cell table:formula="of:=INT(2048+2047*SIN([.B820]))" office:value-type="float" office:value="3993" calcext:value-type="float">
            <text:p>3993</text:p>
          </table:table-cell>
          <table:table-cell table:formula="of:=INT(2048+2047*COS([.B820]))" office:value-type="float" office:value="2684" calcext:value-type="float">
            <text:p>2684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*2*PI()/4096" office:value-type="float" office:value="1.25633026527834" calcext:value-type="float">
            <text:p>1.25633026527834</text:p>
          </table:table-cell>
          <table:table-cell table:formula="of:=INT(2048+2047*SIN([.B821]))" office:value-type="float" office:value="3994" calcext:value-type="float">
            <text:p>3994</text:p>
          </table:table-cell>
          <table:table-cell table:formula="of:=INT(2048+2047*COS([.B821]))" office:value-type="float" office:value="2681" calcext:value-type="float">
            <text:p>2681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*2*PI()/4096" office:value-type="float" office:value="1.25786424606623" calcext:value-type="float">
            <text:p>1.25786424606623</text:p>
          </table:table-cell>
          <table:table-cell table:formula="of:=INT(2048+2047*SIN([.B822]))" office:value-type="float" office:value="3995" calcext:value-type="float">
            <text:p>3995</text:p>
          </table:table-cell>
          <table:table-cell table:formula="of:=INT(2048+2047*COS([.B822]))" office:value-type="float" office:value="2678" calcext:value-type="float">
            <text:p>2678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*2*PI()/4096" office:value-type="float" office:value="1.25939822685411" calcext:value-type="float">
            <text:p>1.25939822685411</text:p>
          </table:table-cell>
          <table:table-cell table:formula="of:=INT(2048+2047*SIN([.B823]))" office:value-type="float" office:value="3996" calcext:value-type="float">
            <text:p>3996</text:p>
          </table:table-cell>
          <table:table-cell table:formula="of:=INT(2048+2047*COS([.B823]))" office:value-type="float" office:value="2675" calcext:value-type="float">
            <text:p>2675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*2*PI()/4096" office:value-type="float" office:value="1.260932207642" calcext:value-type="float">
            <text:p>1.260932207642</text:p>
          </table:table-cell>
          <table:table-cell table:formula="of:=INT(2048+2047*SIN([.B824]))" office:value-type="float" office:value="3997" calcext:value-type="float">
            <text:p>3997</text:p>
          </table:table-cell>
          <table:table-cell table:formula="of:=INT(2048+2047*COS([.B824]))" office:value-type="float" office:value="2672" calcext:value-type="float">
            <text:p>2672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*2*PI()/4096" office:value-type="float" office:value="1.26246618842988" calcext:value-type="float">
            <text:p>1.26246618842988</text:p>
          </table:table-cell>
          <table:table-cell table:formula="of:=INT(2048+2047*SIN([.B825]))" office:value-type="float" office:value="3998" calcext:value-type="float">
            <text:p>3998</text:p>
          </table:table-cell>
          <table:table-cell table:formula="of:=INT(2048+2047*COS([.B825]))" office:value-type="float" office:value="2669" calcext:value-type="float">
            <text:p>2669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*2*PI()/4096" office:value-type="float" office:value="1.26400016921777" calcext:value-type="float">
            <text:p>1.26400016921777</text:p>
          </table:table-cell>
          <table:table-cell table:formula="of:=INT(2048+2047*SIN([.B826]))" office:value-type="float" office:value="3999" calcext:value-type="float">
            <text:p>3999</text:p>
          </table:table-cell>
          <table:table-cell table:formula="of:=INT(2048+2047*COS([.B826]))" office:value-type="float" office:value="2666" calcext:value-type="float">
            <text:p>2666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*2*PI()/4096" office:value-type="float" office:value="1.26553415000565" calcext:value-type="float">
            <text:p>1.26553415000565</text:p>
          </table:table-cell>
          <table:table-cell table:formula="of:=INT(2048+2047*SIN([.B827]))" office:value-type="float" office:value="4000" calcext:value-type="float">
            <text:p>4000</text:p>
          </table:table-cell>
          <table:table-cell table:formula="of:=INT(2048+2047*COS([.B827]))" office:value-type="float" office:value="2663" calcext:value-type="float">
            <text:p>2663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*2*PI()/4096" office:value-type="float" office:value="1.26706813079354" calcext:value-type="float">
            <text:p>1.26706813079354</text:p>
          </table:table-cell>
          <table:table-cell table:formula="of:=INT(2048+2047*SIN([.B828]))" office:value-type="float" office:value="4001" calcext:value-type="float">
            <text:p>4001</text:p>
          </table:table-cell>
          <table:table-cell table:formula="of:=INT(2048+2047*COS([.B828]))"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*2*PI()/4096" office:value-type="float" office:value="1.26860211158143" calcext:value-type="float">
            <text:p>1.26860211158143</text:p>
          </table:table-cell>
          <table:table-cell table:formula="of:=INT(2048+2047*SIN([.B829]))" office:value-type="float" office:value="4002" calcext:value-type="float">
            <text:p>4002</text:p>
          </table:table-cell>
          <table:table-cell table:formula="of:=INT(2048+2047*COS([.B829]))" office:value-type="float" office:value="2657" calcext:value-type="float">
            <text:p>2657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*2*PI()/4096" office:value-type="float" office:value="1.27013609236931" calcext:value-type="float">
            <text:p>1.27013609236931</text:p>
          </table:table-cell>
          <table:table-cell table:formula="of:=INT(2048+2047*SIN([.B830]))" office:value-type="float" office:value="4003" calcext:value-type="float">
            <text:p>4003</text:p>
          </table:table-cell>
          <table:table-cell table:formula="of:=INT(2048+2047*COS([.B830]))" office:value-type="float" office:value="2654" calcext:value-type="float">
            <text:p>2654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*2*PI()/4096" office:value-type="float" office:value="1.2716700731572" calcext:value-type="float">
            <text:p>1.2716700731572</text:p>
          </table:table-cell>
          <table:table-cell table:formula="of:=INT(2048+2047*SIN([.B831]))" office:value-type="float" office:value="4004" calcext:value-type="float">
            <text:p>4004</text:p>
          </table:table-cell>
          <table:table-cell table:formula="of:=INT(2048+2047*COS([.B831]))" office:value-type="float" office:value="2651" calcext:value-type="float">
            <text:p>265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*2*PI()/4096" office:value-type="float" office:value="1.27320405394508" calcext:value-type="float">
            <text:p>1.27320405394508</text:p>
          </table:table-cell>
          <table:table-cell table:formula="of:=INT(2048+2047*SIN([.B832]))" office:value-type="float" office:value="4005" calcext:value-type="float">
            <text:p>4005</text:p>
          </table:table-cell>
          <table:table-cell table:formula="of:=INT(2048+2047*COS([.B832]))"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*2*PI()/4096" office:value-type="float" office:value="1.27473803473297" calcext:value-type="float">
            <text:p>1.27473803473297</text:p>
          </table:table-cell>
          <table:table-cell table:formula="of:=INT(2048+2047*SIN([.B833]))" office:value-type="float" office:value="4005" calcext:value-type="float">
            <text:p>4005</text:p>
          </table:table-cell>
          <table:table-cell table:formula="of:=INT(2048+2047*COS([.B833]))" office:value-type="float" office:value="2645" calcext:value-type="float">
            <text:p>2645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*2*PI()/4096" office:value-type="float" office:value="1.27627201552085" calcext:value-type="float">
            <text:p>1.27627201552085</text:p>
          </table:table-cell>
          <table:table-cell table:formula="of:=INT(2048+2047*SIN([.B834]))" office:value-type="float" office:value="4006" calcext:value-type="float">
            <text:p>4006</text:p>
          </table:table-cell>
          <table:table-cell table:formula="of:=INT(2048+2047*COS([.B834]))" office:value-type="float" office:value="2642" calcext:value-type="float">
            <text:p>264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*2*PI()/4096" office:value-type="float" office:value="1.27780599630874" calcext:value-type="float">
            <text:p>1.27780599630874</text:p>
          </table:table-cell>
          <table:table-cell table:formula="of:=INT(2048+2047*SIN([.B835]))" office:value-type="float" office:value="4007" calcext:value-type="float">
            <text:p>4007</text:p>
          </table:table-cell>
          <table:table-cell table:formula="of:=INT(2048+2047*COS([.B835]))" office:value-type="float" office:value="2639" calcext:value-type="float">
            <text:p>2639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*2*PI()/4096" office:value-type="float" office:value="1.27933997709662" calcext:value-type="float">
            <text:p>1.27933997709662</text:p>
          </table:table-cell>
          <table:table-cell table:formula="of:=INT(2048+2047*SIN([.B836]))" office:value-type="float" office:value="4008" calcext:value-type="float">
            <text:p>4008</text:p>
          </table:table-cell>
          <table:table-cell table:formula="of:=INT(2048+2047*COS([.B836]))" office:value-type="float" office:value="2636" calcext:value-type="float">
            <text:p>2636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*2*PI()/4096" office:value-type="float" office:value="1.28087395788451" calcext:value-type="float">
            <text:p>1.28087395788451</text:p>
          </table:table-cell>
          <table:table-cell table:formula="of:=INT(2048+2047*SIN([.B837]))" office:value-type="float" office:value="4009" calcext:value-type="float">
            <text:p>4009</text:p>
          </table:table-cell>
          <table:table-cell table:formula="of:=INT(2048+2047*COS([.B837]))" office:value-type="float" office:value="2633" calcext:value-type="float">
            <text:p>263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*2*PI()/4096" office:value-type="float" office:value="1.2824079386724" calcext:value-type="float">
            <text:p>1.2824079386724</text:p>
          </table:table-cell>
          <table:table-cell table:formula="of:=INT(2048+2047*SIN([.B838]))" office:value-type="float" office:value="4010" calcext:value-type="float">
            <text:p>4010</text:p>
          </table:table-cell>
          <table:table-cell table:formula="of:=INT(2048+2047*COS([.B838]))" office:value-type="float" office:value="2630" calcext:value-type="float">
            <text:p>2630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*2*PI()/4096" office:value-type="float" office:value="1.28394191946028" calcext:value-type="float">
            <text:p>1.28394191946028</text:p>
          </table:table-cell>
          <table:table-cell table:formula="of:=INT(2048+2047*SIN([.B839]))" office:value-type="float" office:value="4011" calcext:value-type="float">
            <text:p>4011</text:p>
          </table:table-cell>
          <table:table-cell table:formula="of:=INT(2048+2047*COS([.B839]))" office:value-type="float" office:value="2627" calcext:value-type="float">
            <text:p>2627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*2*PI()/4096" office:value-type="float" office:value="1.28547590024817" calcext:value-type="float">
            <text:p>1.28547590024817</text:p>
          </table:table-cell>
          <table:table-cell table:formula="of:=INT(2048+2047*SIN([.B840]))" office:value-type="float" office:value="4012" calcext:value-type="float">
            <text:p>4012</text:p>
          </table:table-cell>
          <table:table-cell table:formula="of:=INT(2048+2047*COS([.B840]))" office:value-type="float" office:value="2624" calcext:value-type="float">
            <text:p>262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*2*PI()/4096" office:value-type="float" office:value="1.28700988103605" calcext:value-type="float">
            <text:p>1.28700988103605</text:p>
          </table:table-cell>
          <table:table-cell table:formula="of:=INT(2048+2047*SIN([.B841]))" office:value-type="float" office:value="4013" calcext:value-type="float">
            <text:p>4013</text:p>
          </table:table-cell>
          <table:table-cell table:formula="of:=INT(2048+2047*COS([.B841]))" office:value-type="float" office:value="2621" calcext:value-type="float">
            <text:p>2621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*2*PI()/4096" office:value-type="float" office:value="1.28854386182394" calcext:value-type="float">
            <text:p>1.28854386182394</text:p>
          </table:table-cell>
          <table:table-cell table:formula="of:=INT(2048+2047*SIN([.B842]))" office:value-type="float" office:value="4014" calcext:value-type="float">
            <text:p>4014</text:p>
          </table:table-cell>
          <table:table-cell table:formula="of:=INT(2048+2047*COS([.B842]))" office:value-type="float" office:value="2618" calcext:value-type="float">
            <text:p>2618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*2*PI()/4096" office:value-type="float" office:value="1.29007784261182" calcext:value-type="float">
            <text:p>1.29007784261182</text:p>
          </table:table-cell>
          <table:table-cell table:formula="of:=INT(2048+2047*SIN([.B843]))" office:value-type="float" office:value="4014" calcext:value-type="float">
            <text:p>4014</text:p>
          </table:table-cell>
          <table:table-cell table:formula="of:=INT(2048+2047*COS([.B843]))" office:value-type="float" office:value="2615" calcext:value-type="float">
            <text:p>2615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*2*PI()/4096" office:value-type="float" office:value="1.29161182339971" calcext:value-type="float">
            <text:p>1.29161182339971</text:p>
          </table:table-cell>
          <table:table-cell table:formula="of:=INT(2048+2047*SIN([.B844]))" office:value-type="float" office:value="4015" calcext:value-type="float">
            <text:p>4015</text:p>
          </table:table-cell>
          <table:table-cell table:formula="of:=INT(2048+2047*COS([.B844]))" office:value-type="float" office:value="2612" calcext:value-type="float">
            <text:p>2612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*2*PI()/4096" office:value-type="float" office:value="1.2931458041876" calcext:value-type="float">
            <text:p>1.2931458041876</text:p>
          </table:table-cell>
          <table:table-cell table:formula="of:=INT(2048+2047*SIN([.B845]))" office:value-type="float" office:value="4016" calcext:value-type="float">
            <text:p>4016</text:p>
          </table:table-cell>
          <table:table-cell table:formula="of:=INT(2048+2047*COS([.B845]))" office:value-type="float" office:value="2609" calcext:value-type="float">
            <text:p>2609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*2*PI()/4096" office:value-type="float" office:value="1.29467978497548" calcext:value-type="float">
            <text:p>1.29467978497548</text:p>
          </table:table-cell>
          <table:table-cell table:formula="of:=INT(2048+2047*SIN([.B846]))" office:value-type="float" office:value="4017" calcext:value-type="float">
            <text:p>4017</text:p>
          </table:table-cell>
          <table:table-cell table:formula="of:=INT(2048+2047*COS([.B846]))" office:value-type="float" office:value="2606" calcext:value-type="float">
            <text:p>2606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*2*PI()/4096" office:value-type="float" office:value="1.29621376576337" calcext:value-type="float">
            <text:p>1.29621376576337</text:p>
          </table:table-cell>
          <table:table-cell table:formula="of:=INT(2048+2047*SIN([.B847]))" office:value-type="float" office:value="4018" calcext:value-type="float">
            <text:p>4018</text:p>
          </table:table-cell>
          <table:table-cell table:formula="of:=INT(2048+2047*COS([.B847]))"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*2*PI()/4096" office:value-type="float" office:value="1.29774774655125" calcext:value-type="float">
            <text:p>1.29774774655125</text:p>
          </table:table-cell>
          <table:table-cell table:formula="of:=INT(2048+2047*SIN([.B848]))" office:value-type="float" office:value="4019" calcext:value-type="float">
            <text:p>4019</text:p>
          </table:table-cell>
          <table:table-cell table:formula="of:=INT(2048+2047*COS([.B848]))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*2*PI()/4096" office:value-type="float" office:value="1.29928172733914" calcext:value-type="float">
            <text:p>1.29928172733914</text:p>
          </table:table-cell>
          <table:table-cell table:formula="of:=INT(2048+2047*SIN([.B849]))" office:value-type="float" office:value="4020" calcext:value-type="float">
            <text:p>4020</text:p>
          </table:table-cell>
          <table:table-cell table:formula="of:=INT(2048+2047*COS([.B849]))" office:value-type="float" office:value="2596" calcext:value-type="float">
            <text:p>2596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*2*PI()/4096" office:value-type="float" office:value="1.30081570812702" calcext:value-type="float">
            <text:p>1.30081570812702</text:p>
          </table:table-cell>
          <table:table-cell table:formula="of:=INT(2048+2047*SIN([.B850]))" office:value-type="float" office:value="4020" calcext:value-type="float">
            <text:p>4020</text:p>
          </table:table-cell>
          <table:table-cell table:formula="of:=INT(2048+2047*COS([.B850]))" office:value-type="float" office:value="2593" calcext:value-type="float">
            <text:p>2593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*2*PI()/4096" office:value-type="float" office:value="1.30234968891491" calcext:value-type="float">
            <text:p>1.30234968891491</text:p>
          </table:table-cell>
          <table:table-cell table:formula="of:=INT(2048+2047*SIN([.B851]))" office:value-type="float" office:value="4021" calcext:value-type="float">
            <text:p>4021</text:p>
          </table:table-cell>
          <table:table-cell table:formula="of:=INT(2048+2047*COS([.B851]))" office:value-type="float" office:value="2590" calcext:value-type="float">
            <text:p>259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*2*PI()/4096" office:value-type="float" office:value="1.3038836697028" calcext:value-type="float">
            <text:p>1.3038836697028</text:p>
          </table:table-cell>
          <table:table-cell table:formula="of:=INT(2048+2047*SIN([.B852]))" office:value-type="float" office:value="4022" calcext:value-type="float">
            <text:p>4022</text:p>
          </table:table-cell>
          <table:table-cell table:formula="of:=INT(2048+2047*COS([.B852]))" office:value-type="float" office:value="2587" calcext:value-type="float">
            <text:p>2587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*2*PI()/4096" office:value-type="float" office:value="1.30541765049068" calcext:value-type="float">
            <text:p>1.30541765049068</text:p>
          </table:table-cell>
          <table:table-cell table:formula="of:=INT(2048+2047*SIN([.B853]))" office:value-type="float" office:value="4023" calcext:value-type="float">
            <text:p>4023</text:p>
          </table:table-cell>
          <table:table-cell table:formula="of:=INT(2048+2047*COS([.B853]))" office:value-type="float" office:value="2584" calcext:value-type="float">
            <text:p>2584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*2*PI()/4096" office:value-type="float" office:value="1.30695163127857" calcext:value-type="float">
            <text:p>1.30695163127857</text:p>
          </table:table-cell>
          <table:table-cell table:formula="of:=INT(2048+2047*SIN([.B854]))" office:value-type="float" office:value="4024" calcext:value-type="float">
            <text:p>4024</text:p>
          </table:table-cell>
          <table:table-cell table:formula="of:=INT(2048+2047*COS([.B854]))" office:value-type="float" office:value="2581" calcext:value-type="float">
            <text:p>2581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*2*PI()/4096" office:value-type="float" office:value="1.30848561206645" calcext:value-type="float">
            <text:p>1.30848561206645</text:p>
          </table:table-cell>
          <table:table-cell table:formula="of:=INT(2048+2047*SIN([.B855]))" office:value-type="float" office:value="4024" calcext:value-type="float">
            <text:p>4024</text:p>
          </table:table-cell>
          <table:table-cell table:formula="of:=INT(2048+2047*COS([.B855]))" office:value-type="float" office:value="2578" calcext:value-type="float">
            <text:p>2578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*2*PI()/4096" office:value-type="float" office:value="1.31001959285434" calcext:value-type="float">
            <text:p>1.31001959285434</text:p>
          </table:table-cell>
          <table:table-cell table:formula="of:=INT(2048+2047*SIN([.B856]))" office:value-type="float" office:value="4025" calcext:value-type="float">
            <text:p>4025</text:p>
          </table:table-cell>
          <table:table-cell table:formula="of:=INT(2048+2047*COS([.B856]))" office:value-type="float" office:value="2575" calcext:value-type="float">
            <text:p>257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*2*PI()/4096" office:value-type="float" office:value="1.31155357364222" calcext:value-type="float">
            <text:p>1.31155357364222</text:p>
          </table:table-cell>
          <table:table-cell table:formula="of:=INT(2048+2047*SIN([.B857]))" office:value-type="float" office:value="4026" calcext:value-type="float">
            <text:p>4026</text:p>
          </table:table-cell>
          <table:table-cell table:formula="of:=INT(2048+2047*COS([.B857]))" office:value-type="float" office:value="2572" calcext:value-type="float">
            <text:p>2572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*2*PI()/4096" office:value-type="float" office:value="1.31308755443011" calcext:value-type="float">
            <text:p>1.31308755443011</text:p>
          </table:table-cell>
          <table:table-cell table:formula="of:=INT(2048+2047*SIN([.B858]))" office:value-type="float" office:value="4027" calcext:value-type="float">
            <text:p>4027</text:p>
          </table:table-cell>
          <table:table-cell table:formula="of:=INT(2048+2047*COS([.B858]))" office:value-type="float" office:value="2569" calcext:value-type="float">
            <text:p>2569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*2*PI()/4096" office:value-type="float" office:value="1.31462153521799" calcext:value-type="float">
            <text:p>1.31462153521799</text:p>
          </table:table-cell>
          <table:table-cell table:formula="of:=INT(2048+2047*SIN([.B859]))" office:value-type="float" office:value="4028" calcext:value-type="float">
            <text:p>4028</text:p>
          </table:table-cell>
          <table:table-cell table:formula="of:=INT(2048+2047*COS([.B859]))" office:value-type="float" office:value="2566" calcext:value-type="float">
            <text:p>2566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*2*PI()/4096" office:value-type="float" office:value="1.31615551600588" calcext:value-type="float">
            <text:p>1.31615551600588</text:p>
          </table:table-cell>
          <table:table-cell table:formula="of:=INT(2048+2047*SIN([.B860]))" office:value-type="float" office:value="4028" calcext:value-type="float">
            <text:p>4028</text:p>
          </table:table-cell>
          <table:table-cell table:formula="of:=INT(2048+2047*COS([.B860]))" office:value-type="float" office:value="2563" calcext:value-type="float">
            <text:p>2563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*2*PI()/4096" office:value-type="float" office:value="1.31768949679377" calcext:value-type="float">
            <text:p>1.31768949679377</text:p>
          </table:table-cell>
          <table:table-cell table:formula="of:=INT(2048+2047*SIN([.B861]))" office:value-type="float" office:value="4029" calcext:value-type="float">
            <text:p>4029</text:p>
          </table:table-cell>
          <table:table-cell table:formula="of:=INT(2048+2047*COS([.B861]))"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*2*PI()/4096" office:value-type="float" office:value="1.31922347758165" calcext:value-type="float">
            <text:p>1.31922347758165</text:p>
          </table:table-cell>
          <table:table-cell table:formula="of:=INT(2048+2047*SIN([.B862]))" office:value-type="float" office:value="4030" calcext:value-type="float">
            <text:p>4030</text:p>
          </table:table-cell>
          <table:table-cell table:formula="of:=INT(2048+2047*COS([.B862]))"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*2*PI()/4096" office:value-type="float" office:value="1.32075745836954" calcext:value-type="float">
            <text:p>1.32075745836954</text:p>
          </table:table-cell>
          <table:table-cell table:formula="of:=INT(2048+2047*SIN([.B863]))" office:value-type="float" office:value="4031" calcext:value-type="float">
            <text:p>4031</text:p>
          </table:table-cell>
          <table:table-cell table:formula="of:=INT(2048+2047*COS([.B863]))" office:value-type="float" office:value="2554" calcext:value-type="float">
            <text:p>2554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*2*PI()/4096" office:value-type="float" office:value="1.32229143915742" calcext:value-type="float">
            <text:p>1.32229143915742</text:p>
          </table:table-cell>
          <table:table-cell table:formula="of:=INT(2048+2047*SIN([.B864]))" office:value-type="float" office:value="4032" calcext:value-type="float">
            <text:p>4032</text:p>
          </table:table-cell>
          <table:table-cell table:formula="of:=INT(2048+2047*COS([.B864]))" office:value-type="float" office:value="2551" calcext:value-type="float">
            <text:p>2551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*2*PI()/4096" office:value-type="float" office:value="1.32382541994531" calcext:value-type="float">
            <text:p>1.32382541994531</text:p>
          </table:table-cell>
          <table:table-cell table:formula="of:=INT(2048+2047*SIN([.B865]))" office:value-type="float" office:value="4032" calcext:value-type="float">
            <text:p>4032</text:p>
          </table:table-cell>
          <table:table-cell table:formula="of:=INT(2048+2047*COS([.B865]))"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*2*PI()/4096" office:value-type="float" office:value="1.32535940073319" calcext:value-type="float">
            <text:p>1.32535940073319</text:p>
          </table:table-cell>
          <table:table-cell table:formula="of:=INT(2048+2047*SIN([.B866]))" office:value-type="float" office:value="4033" calcext:value-type="float">
            <text:p>4033</text:p>
          </table:table-cell>
          <table:table-cell table:formula="of:=INT(2048+2047*COS([.B866]))" office:value-type="float" office:value="2545" calcext:value-type="float">
            <text:p>254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*2*PI()/4096" office:value-type="float" office:value="1.32689338152108" calcext:value-type="float">
            <text:p>1.32689338152108</text:p>
          </table:table-cell>
          <table:table-cell table:formula="of:=INT(2048+2047*SIN([.B867]))" office:value-type="float" office:value="4034" calcext:value-type="float">
            <text:p>4034</text:p>
          </table:table-cell>
          <table:table-cell table:formula="of:=INT(2048+2047*COS([.B867]))" office:value-type="float" office:value="2542" calcext:value-type="float">
            <text:p>2542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*2*PI()/4096" office:value-type="float" office:value="1.32842736230897" calcext:value-type="float">
            <text:p>1.32842736230897</text:p>
          </table:table-cell>
          <table:table-cell table:formula="of:=INT(2048+2047*SIN([.B868]))" office:value-type="float" office:value="4035" calcext:value-type="float">
            <text:p>4035</text:p>
          </table:table-cell>
          <table:table-cell table:formula="of:=INT(2048+2047*COS([.B868]))" office:value-type="float" office:value="2539" calcext:value-type="float">
            <text:p>2539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*2*PI()/4096" office:value-type="float" office:value="1.32996134309685" calcext:value-type="float">
            <text:p>1.32996134309685</text:p>
          </table:table-cell>
          <table:table-cell table:formula="of:=INT(2048+2047*SIN([.B869]))" office:value-type="float" office:value="4035" calcext:value-type="float">
            <text:p>4035</text:p>
          </table:table-cell>
          <table:table-cell table:formula="of:=INT(2048+2047*COS([.B869]))" office:value-type="float" office:value="2536" calcext:value-type="float">
            <text:p>253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*2*PI()/4096" office:value-type="float" office:value="1.33149532388474" calcext:value-type="float">
            <text:p>1.33149532388474</text:p>
          </table:table-cell>
          <table:table-cell table:formula="of:=INT(2048+2047*SIN([.B870]))" office:value-type="float" office:value="4036" calcext:value-type="float">
            <text:p>4036</text:p>
          </table:table-cell>
          <table:table-cell table:formula="of:=INT(2048+2047*COS([.B870]))" office:value-type="float" office:value="2533" calcext:value-type="float">
            <text:p>2533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*2*PI()/4096" office:value-type="float" office:value="1.33302930467262" calcext:value-type="float">
            <text:p>1.33302930467262</text:p>
          </table:table-cell>
          <table:table-cell table:formula="of:=INT(2048+2047*SIN([.B871]))" office:value-type="float" office:value="4037" calcext:value-type="float">
            <text:p>4037</text:p>
          </table:table-cell>
          <table:table-cell table:formula="of:=INT(2048+2047*COS([.B871]))" office:value-type="float" office:value="2530" calcext:value-type="float">
            <text:p>253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*2*PI()/4096" office:value-type="float" office:value="1.33456328546051" calcext:value-type="float">
            <text:p>1.33456328546051</text:p>
          </table:table-cell>
          <table:table-cell table:formula="of:=INT(2048+2047*SIN([.B872]))" office:value-type="float" office:value="4038" calcext:value-type="float">
            <text:p>4038</text:p>
          </table:table-cell>
          <table:table-cell table:formula="of:=INT(2048+2047*COS([.B872]))" office:value-type="float" office:value="2527" calcext:value-type="float">
            <text:p>252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*2*PI()/4096" office:value-type="float" office:value="1.33609726624839" calcext:value-type="float">
            <text:p>1.33609726624839</text:p>
          </table:table-cell>
          <table:table-cell table:formula="of:=INT(2048+2047*SIN([.B873]))" office:value-type="float" office:value="4038" calcext:value-type="float">
            <text:p>4038</text:p>
          </table:table-cell>
          <table:table-cell table:formula="of:=INT(2048+2047*COS([.B873]))" office:value-type="float" office:value="2524" calcext:value-type="float">
            <text:p>2524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*2*PI()/4096" office:value-type="float" office:value="1.33763124703628" calcext:value-type="float">
            <text:p>1.33763124703628</text:p>
          </table:table-cell>
          <table:table-cell table:formula="of:=INT(2048+2047*SIN([.B874]))" office:value-type="float" office:value="4039" calcext:value-type="float">
            <text:p>4039</text:p>
          </table:table-cell>
          <table:table-cell table:formula="of:=INT(2048+2047*COS([.B874]))" office:value-type="float" office:value="2520" calcext:value-type="float">
            <text:p>252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*2*PI()/4096" office:value-type="float" office:value="1.33916522782416" calcext:value-type="float">
            <text:p>1.33916522782416</text:p>
          </table:table-cell>
          <table:table-cell table:formula="of:=INT(2048+2047*SIN([.B875]))" office:value-type="float" office:value="4040" calcext:value-type="float">
            <text:p>4040</text:p>
          </table:table-cell>
          <table:table-cell table:formula="of:=INT(2048+2047*COS([.B875]))" office:value-type="float" office:value="2517" calcext:value-type="float">
            <text:p>2517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*2*PI()/4096" office:value-type="float" office:value="1.34069920861205" calcext:value-type="float">
            <text:p>1.34069920861205</text:p>
          </table:table-cell>
          <table:table-cell table:formula="of:=INT(2048+2047*SIN([.B876]))" office:value-type="float" office:value="4041" calcext:value-type="float">
            <text:p>4041</text:p>
          </table:table-cell>
          <table:table-cell table:formula="of:=INT(2048+2047*COS([.B876]))" office:value-type="float" office:value="2514" calcext:value-type="float">
            <text:p>2514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*2*PI()/4096" office:value-type="float" office:value="1.34223318939994" calcext:value-type="float">
            <text:p>1.34223318939994</text:p>
          </table:table-cell>
          <table:table-cell table:formula="of:=INT(2048+2047*SIN([.B877]))" office:value-type="float" office:value="4041" calcext:value-type="float">
            <text:p>4041</text:p>
          </table:table-cell>
          <table:table-cell table:formula="of:=INT(2048+2047*COS([.B877]))" office:value-type="float" office:value="2511" calcext:value-type="float">
            <text:p>2511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*2*PI()/4096" office:value-type="float" office:value="1.34376717018782" calcext:value-type="float">
            <text:p>1.34376717018782</text:p>
          </table:table-cell>
          <table:table-cell table:formula="of:=INT(2048+2047*SIN([.B878]))" office:value-type="float" office:value="4042" calcext:value-type="float">
            <text:p>4042</text:p>
          </table:table-cell>
          <table:table-cell table:formula="of:=INT(2048+2047*COS([.B878]))" office:value-type="float" office:value="2508" calcext:value-type="float">
            <text:p>2508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*2*PI()/4096" office:value-type="float" office:value="1.34530115097571" calcext:value-type="float">
            <text:p>1.34530115097571</text:p>
          </table:table-cell>
          <table:table-cell table:formula="of:=INT(2048+2047*SIN([.B879]))" office:value-type="float" office:value="4043" calcext:value-type="float">
            <text:p>4043</text:p>
          </table:table-cell>
          <table:table-cell table:formula="of:=INT(2048+2047*COS([.B879]))" office:value-type="float" office:value="2505" calcext:value-type="float">
            <text:p>2505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*2*PI()/4096" office:value-type="float" office:value="1.34683513176359" calcext:value-type="float">
            <text:p>1.34683513176359</text:p>
          </table:table-cell>
          <table:table-cell table:formula="of:=INT(2048+2047*SIN([.B880]))" office:value-type="float" office:value="4043" calcext:value-type="float">
            <text:p>4043</text:p>
          </table:table-cell>
          <table:table-cell table:formula="of:=INT(2048+2047*COS([.B880]))" office:value-type="float" office:value="2502" calcext:value-type="float">
            <text:p>2502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*2*PI()/4096" office:value-type="float" office:value="1.34836911255148" calcext:value-type="float">
            <text:p>1.34836911255148</text:p>
          </table:table-cell>
          <table:table-cell table:formula="of:=INT(2048+2047*SIN([.B881]))" office:value-type="float" office:value="4044" calcext:value-type="float">
            <text:p>4044</text:p>
          </table:table-cell>
          <table:table-cell table:formula="of:=INT(2048+2047*COS([.B881]))" office:value-type="float" office:value="2499" calcext:value-type="float">
            <text:p>2499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*2*PI()/4096" office:value-type="float" office:value="1.34990309333936" calcext:value-type="float">
            <text:p>1.34990309333936</text:p>
          </table:table-cell>
          <table:table-cell table:formula="of:=INT(2048+2047*SIN([.B882]))" office:value-type="float" office:value="4045" calcext:value-type="float">
            <text:p>4045</text:p>
          </table:table-cell>
          <table:table-cell table:formula="of:=INT(2048+2047*COS([.B882]))" office:value-type="float" office:value="2496" calcext:value-type="float">
            <text:p>2496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*2*PI()/4096" office:value-type="float" office:value="1.35143707412725" calcext:value-type="float">
            <text:p>1.35143707412725</text:p>
          </table:table-cell>
          <table:table-cell table:formula="of:=INT(2048+2047*SIN([.B883]))" office:value-type="float" office:value="4045" calcext:value-type="float">
            <text:p>4045</text:p>
          </table:table-cell>
          <table:table-cell table:formula="of:=INT(2048+2047*COS([.B883]))" office:value-type="float" office:value="2493" calcext:value-type="float">
            <text:p>2493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*2*PI()/4096" office:value-type="float" office:value="1.35297105491514" calcext:value-type="float">
            <text:p>1.35297105491514</text:p>
          </table:table-cell>
          <table:table-cell table:formula="of:=INT(2048+2047*SIN([.B884]))" office:value-type="float" office:value="4046" calcext:value-type="float">
            <text:p>4046</text:p>
          </table:table-cell>
          <table:table-cell table:formula="of:=INT(2048+2047*COS([.B884]))" office:value-type="float" office:value="2490" calcext:value-type="float">
            <text:p>2490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*2*PI()/4096" office:value-type="float" office:value="1.35450503570302" calcext:value-type="float">
            <text:p>1.35450503570302</text:p>
          </table:table-cell>
          <table:table-cell table:formula="of:=INT(2048+2047*SIN([.B885]))" office:value-type="float" office:value="4047" calcext:value-type="float">
            <text:p>4047</text:p>
          </table:table-cell>
          <table:table-cell table:formula="of:=INT(2048+2047*COS([.B885]))" office:value-type="float" office:value="2487" calcext:value-type="float">
            <text:p>2487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*2*PI()/4096" office:value-type="float" office:value="1.35603901649091" calcext:value-type="float">
            <text:p>1.35603901649091</text:p>
          </table:table-cell>
          <table:table-cell table:formula="of:=INT(2048+2047*SIN([.B886]))" office:value-type="float" office:value="4047" calcext:value-type="float">
            <text:p>4047</text:p>
          </table:table-cell>
          <table:table-cell table:formula="of:=INT(2048+2047*COS([.B886]))" office:value-type="float" office:value="2484" calcext:value-type="float">
            <text:p>2484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*2*PI()/4096" office:value-type="float" office:value="1.35757299727879" calcext:value-type="float">
            <text:p>1.35757299727879</text:p>
          </table:table-cell>
          <table:table-cell table:formula="of:=INT(2048+2047*SIN([.B887]))" office:value-type="float" office:value="4048" calcext:value-type="float">
            <text:p>4048</text:p>
          </table:table-cell>
          <table:table-cell table:formula="of:=INT(2048+2047*COS([.B887]))" office:value-type="float" office:value="2481" calcext:value-type="float">
            <text:p>2481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*2*PI()/4096" office:value-type="float" office:value="1.35910697806668" calcext:value-type="float">
            <text:p>1.35910697806668</text:p>
          </table:table-cell>
          <table:table-cell table:formula="of:=INT(2048+2047*SIN([.B888]))" office:value-type="float" office:value="4049" calcext:value-type="float">
            <text:p>4049</text:p>
          </table:table-cell>
          <table:table-cell table:formula="of:=INT(2048+2047*COS([.B888]))" office:value-type="float" office:value="2478" calcext:value-type="float">
            <text:p>2478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*2*PI()/4096" office:value-type="float" office:value="1.36064095885456" calcext:value-type="float">
            <text:p>1.36064095885456</text:p>
          </table:table-cell>
          <table:table-cell table:formula="of:=INT(2048+2047*SIN([.B889]))" office:value-type="float" office:value="4049" calcext:value-type="float">
            <text:p>4049</text:p>
          </table:table-cell>
          <table:table-cell table:formula="of:=INT(2048+2047*COS([.B889]))" office:value-type="float" office:value="2475" calcext:value-type="float">
            <text:p>2475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*2*PI()/4096" office:value-type="float" office:value="1.36217493964245" calcext:value-type="float">
            <text:p>1.36217493964245</text:p>
          </table:table-cell>
          <table:table-cell table:formula="of:=INT(2048+2047*SIN([.B890]))" office:value-type="float" office:value="4050" calcext:value-type="float">
            <text:p>4050</text:p>
          </table:table-cell>
          <table:table-cell table:formula="of:=INT(2048+2047*COS([.B890]))" office:value-type="float" office:value="2471" calcext:value-type="float">
            <text:p>2471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*2*PI()/4096" office:value-type="float" office:value="1.36370892043034" calcext:value-type="float">
            <text:p>1.36370892043034</text:p>
          </table:table-cell>
          <table:table-cell table:formula="of:=INT(2048+2047*SIN([.B891]))" office:value-type="float" office:value="4051" calcext:value-type="float">
            <text:p>4051</text:p>
          </table:table-cell>
          <table:table-cell table:formula="of:=INT(2048+2047*COS([.B891]))" office:value-type="float" office:value="2468" calcext:value-type="float">
            <text:p>2468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*2*PI()/4096" office:value-type="float" office:value="1.36524290121822" calcext:value-type="float">
            <text:p>1.36524290121822</text:p>
          </table:table-cell>
          <table:table-cell table:formula="of:=INT(2048+2047*SIN([.B892]))" office:value-type="float" office:value="4051" calcext:value-type="float">
            <text:p>4051</text:p>
          </table:table-cell>
          <table:table-cell table:formula="of:=INT(2048+2047*COS([.B892]))" office:value-type="float" office:value="2465" calcext:value-type="float">
            <text:p>2465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*2*PI()/4096" office:value-type="float" office:value="1.36677688200611" calcext:value-type="float">
            <text:p>1.36677688200611</text:p>
          </table:table-cell>
          <table:table-cell table:formula="of:=INT(2048+2047*SIN([.B893]))" office:value-type="float" office:value="4052" calcext:value-type="float">
            <text:p>4052</text:p>
          </table:table-cell>
          <table:table-cell table:formula="of:=INT(2048+2047*COS([.B893]))" office:value-type="float" office:value="2462" calcext:value-type="float">
            <text:p>2462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*2*PI()/4096" office:value-type="float" office:value="1.36831086279399" calcext:value-type="float">
            <text:p>1.36831086279399</text:p>
          </table:table-cell>
          <table:table-cell table:formula="of:=INT(2048+2047*SIN([.B894]))" office:value-type="float" office:value="4053" calcext:value-type="float">
            <text:p>4053</text:p>
          </table:table-cell>
          <table:table-cell table:formula="of:=INT(2048+2047*COS([.B894]))" office:value-type="float" office:value="2459" calcext:value-type="float">
            <text:p>2459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*2*PI()/4096" office:value-type="float" office:value="1.36984484358188" calcext:value-type="float">
            <text:p>1.36984484358188</text:p>
          </table:table-cell>
          <table:table-cell table:formula="of:=INT(2048+2047*SIN([.B895]))" office:value-type="float" office:value="4053" calcext:value-type="float">
            <text:p>4053</text:p>
          </table:table-cell>
          <table:table-cell table:formula="of:=INT(2048+2047*COS([.B895]))" office:value-type="float" office:value="2456" calcext:value-type="float">
            <text:p>2456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*2*PI()/4096" office:value-type="float" office:value="1.37137882436976" calcext:value-type="float">
            <text:p>1.37137882436976</text:p>
          </table:table-cell>
          <table:table-cell table:formula="of:=INT(2048+2047*SIN([.B896]))" office:value-type="float" office:value="4054" calcext:value-type="float">
            <text:p>4054</text:p>
          </table:table-cell>
          <table:table-cell table:formula="of:=INT(2048+2047*COS([.B896]))" office:value-type="float" office:value="2453" calcext:value-type="float">
            <text:p>2453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*2*PI()/4096" office:value-type="float" office:value="1.37291280515765" calcext:value-type="float">
            <text:p>1.37291280515765</text:p>
          </table:table-cell>
          <table:table-cell table:formula="of:=INT(2048+2047*SIN([.B897]))" office:value-type="float" office:value="4055" calcext:value-type="float">
            <text:p>4055</text:p>
          </table:table-cell>
          <table:table-cell table:formula="of:=INT(2048+2047*COS([.B897]))" office:value-type="float" office:value="2450" calcext:value-type="float">
            <text:p>2450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*2*PI()/4096" office:value-type="float" office:value="1.37444678594553" calcext:value-type="float">
            <text:p>1.37444678594553</text:p>
          </table:table-cell>
          <table:table-cell table:formula="of:=INT(2048+2047*SIN([.B898]))" office:value-type="float" office:value="4055" calcext:value-type="float">
            <text:p>4055</text:p>
          </table:table-cell>
          <table:table-cell table:formula="of:=INT(2048+2047*COS([.B898]))" office:value-type="float" office:value="2447" calcext:value-type="float">
            <text:p>2447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*2*PI()/4096" office:value-type="float" office:value="1.37598076673342" calcext:value-type="float">
            <text:p>1.37598076673342</text:p>
          </table:table-cell>
          <table:table-cell table:formula="of:=INT(2048+2047*SIN([.B899]))" office:value-type="float" office:value="4056" calcext:value-type="float">
            <text:p>4056</text:p>
          </table:table-cell>
          <table:table-cell table:formula="of:=INT(2048+2047*COS([.B899]))" office:value-type="float" office:value="2444" calcext:value-type="float">
            <text:p>2444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*2*PI()/4096" office:value-type="float" office:value="1.37751474752131" calcext:value-type="float">
            <text:p>1.37751474752131</text:p>
          </table:table-cell>
          <table:table-cell table:formula="of:=INT(2048+2047*SIN([.B900]))" office:value-type="float" office:value="4056" calcext:value-type="float">
            <text:p>4056</text:p>
          </table:table-cell>
          <table:table-cell table:formula="of:=INT(2048+2047*COS([.B900]))" office:value-type="float" office:value="2441" calcext:value-type="float">
            <text:p>2441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*2*PI()/4096" office:value-type="float" office:value="1.37904872830919" calcext:value-type="float">
            <text:p>1.37904872830919</text:p>
          </table:table-cell>
          <table:table-cell table:formula="of:=INT(2048+2047*SIN([.B901]))" office:value-type="float" office:value="4057" calcext:value-type="float">
            <text:p>4057</text:p>
          </table:table-cell>
          <table:table-cell table:formula="of:=INT(2048+2047*COS([.B901]))" office:value-type="float" office:value="2438" calcext:value-type="float">
            <text:p>2438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*2*PI()/4096" office:value-type="float" office:value="1.38058270909708" calcext:value-type="float">
            <text:p>1.38058270909708</text:p>
          </table:table-cell>
          <table:table-cell table:formula="of:=INT(2048+2047*SIN([.B902]))" office:value-type="float" office:value="4058" calcext:value-type="float">
            <text:p>4058</text:p>
          </table:table-cell>
          <table:table-cell table:formula="of:=INT(2048+2047*COS([.B902]))" office:value-type="float" office:value="2435" calcext:value-type="float">
            <text:p>2435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*2*PI()/4096" office:value-type="float" office:value="1.38211668988496" calcext:value-type="float">
            <text:p>1.38211668988496</text:p>
          </table:table-cell>
          <table:table-cell table:formula="of:=INT(2048+2047*SIN([.B903]))" office:value-type="float" office:value="4058" calcext:value-type="float">
            <text:p>4058</text:p>
          </table:table-cell>
          <table:table-cell table:formula="of:=INT(2048+2047*COS([.B903]))" office:value-type="float" office:value="2431" calcext:value-type="float">
            <text:p>2431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*2*PI()/4096" office:value-type="float" office:value="1.38365067067285" calcext:value-type="float">
            <text:p>1.38365067067285</text:p>
          </table:table-cell>
          <table:table-cell table:formula="of:=INT(2048+2047*SIN([.B904]))" office:value-type="float" office:value="4059" calcext:value-type="float">
            <text:p>4059</text:p>
          </table:table-cell>
          <table:table-cell table:formula="of:=INT(2048+2047*COS([.B904]))"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*2*PI()/4096" office:value-type="float" office:value="1.38518465146073" calcext:value-type="float">
            <text:p>1.38518465146073</text:p>
          </table:table-cell>
          <table:table-cell table:formula="of:=INT(2048+2047*SIN([.B905]))" office:value-type="float" office:value="4059" calcext:value-type="float">
            <text:p>4059</text:p>
          </table:table-cell>
          <table:table-cell table:formula="of:=INT(2048+2047*COS([.B905]))" office:value-type="float" office:value="2425" calcext:value-type="float">
            <text:p>2425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*2*PI()/4096" office:value-type="float" office:value="1.38671863224862" calcext:value-type="float">
            <text:p>1.38671863224862</text:p>
          </table:table-cell>
          <table:table-cell table:formula="of:=INT(2048+2047*SIN([.B906]))" office:value-type="float" office:value="4060" calcext:value-type="float">
            <text:p>4060</text:p>
          </table:table-cell>
          <table:table-cell table:formula="of:=INT(2048+2047*COS([.B906]))" office:value-type="float" office:value="2422" calcext:value-type="float">
            <text:p>2422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*2*PI()/4096" office:value-type="float" office:value="1.38825261303651" calcext:value-type="float">
            <text:p>1.38825261303651</text:p>
          </table:table-cell>
          <table:table-cell table:formula="of:=INT(2048+2047*SIN([.B907]))" office:value-type="float" office:value="4060" calcext:value-type="float">
            <text:p>4060</text:p>
          </table:table-cell>
          <table:table-cell table:formula="of:=INT(2048+2047*COS([.B907]))" office:value-type="float" office:value="2419" calcext:value-type="float">
            <text:p>241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*2*PI()/4096" office:value-type="float" office:value="1.38978659382439" calcext:value-type="float">
            <text:p>1.38978659382439</text:p>
          </table:table-cell>
          <table:table-cell table:formula="of:=INT(2048+2047*SIN([.B908]))" office:value-type="float" office:value="4061" calcext:value-type="float">
            <text:p>4061</text:p>
          </table:table-cell>
          <table:table-cell table:formula="of:=INT(2048+2047*COS([.B908]))" office:value-type="float" office:value="2416" calcext:value-type="float">
            <text:p>2416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*2*PI()/4096" office:value-type="float" office:value="1.39132057461228" calcext:value-type="float">
            <text:p>1.39132057461228</text:p>
          </table:table-cell>
          <table:table-cell table:formula="of:=INT(2048+2047*SIN([.B909]))" office:value-type="float" office:value="4062" calcext:value-type="float">
            <text:p>4062</text:p>
          </table:table-cell>
          <table:table-cell table:formula="of:=INT(2048+2047*COS([.B909]))" office:value-type="float" office:value="2413" calcext:value-type="float">
            <text:p>2413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*2*PI()/4096" office:value-type="float" office:value="1.39285455540016" calcext:value-type="float">
            <text:p>1.39285455540016</text:p>
          </table:table-cell>
          <table:table-cell table:formula="of:=INT(2048+2047*SIN([.B910]))" office:value-type="float" office:value="4062" calcext:value-type="float">
            <text:p>4062</text:p>
          </table:table-cell>
          <table:table-cell table:formula="of:=INT(2048+2047*COS([.B910]))" office:value-type="float" office:value="2410" calcext:value-type="float">
            <text:p>241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*2*PI()/4096" office:value-type="float" office:value="1.39438853618805" calcext:value-type="float">
            <text:p>1.39438853618805</text:p>
          </table:table-cell>
          <table:table-cell table:formula="of:=INT(2048+2047*SIN([.B911]))" office:value-type="float" office:value="4063" calcext:value-type="float">
            <text:p>4063</text:p>
          </table:table-cell>
          <table:table-cell table:formula="of:=INT(2048+2047*COS([.B911]))" office:value-type="float" office:value="2407" calcext:value-type="float">
            <text:p>2407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*2*PI()/4096" office:value-type="float" office:value="1.39592251697593" calcext:value-type="float">
            <text:p>1.39592251697593</text:p>
          </table:table-cell>
          <table:table-cell table:formula="of:=INT(2048+2047*SIN([.B912]))" office:value-type="float" office:value="4063" calcext:value-type="float">
            <text:p>4063</text:p>
          </table:table-cell>
          <table:table-cell table:formula="of:=INT(2048+2047*COS([.B912]))" office:value-type="float" office:value="2404" calcext:value-type="float">
            <text:p>2404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*2*PI()/4096" office:value-type="float" office:value="1.39745649776382" calcext:value-type="float">
            <text:p>1.39745649776382</text:p>
          </table:table-cell>
          <table:table-cell table:formula="of:=INT(2048+2047*SIN([.B913]))" office:value-type="float" office:value="4064" calcext:value-type="float">
            <text:p>4064</text:p>
          </table:table-cell>
          <table:table-cell table:formula="of:=INT(2048+2047*COS([.B913]))" office:value-type="float" office:value="2401" calcext:value-type="float">
            <text:p>240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*2*PI()/4096" office:value-type="float" office:value="1.3989904785517" calcext:value-type="float">
            <text:p>1.3989904785517</text:p>
          </table:table-cell>
          <table:table-cell table:formula="of:=INT(2048+2047*SIN([.B914]))" office:value-type="float" office:value="4064" calcext:value-type="float">
            <text:p>4064</text:p>
          </table:table-cell>
          <table:table-cell table:formula="of:=INT(2048+2047*COS([.B914]))" office:value-type="float" office:value="2397" calcext:value-type="float">
            <text:p>2397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*2*PI()/4096" office:value-type="float" office:value="1.40052445933959" calcext:value-type="float">
            <text:p>1.40052445933959</text:p>
          </table:table-cell>
          <table:table-cell table:formula="of:=INT(2048+2047*SIN([.B915]))" office:value-type="float" office:value="4065" calcext:value-type="float">
            <text:p>4065</text:p>
          </table:table-cell>
          <table:table-cell table:formula="of:=INT(2048+2047*COS([.B915]))" office:value-type="float" office:value="2394" calcext:value-type="float">
            <text:p>2394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*2*PI()/4096" office:value-type="float" office:value="1.40205844012748" calcext:value-type="float">
            <text:p>1.40205844012748</text:p>
          </table:table-cell>
          <table:table-cell table:formula="of:=INT(2048+2047*SIN([.B916]))" office:value-type="float" office:value="4065" calcext:value-type="float">
            <text:p>4065</text:p>
          </table:table-cell>
          <table:table-cell table:formula="of:=INT(2048+2047*COS([.B916]))"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*2*PI()/4096" office:value-type="float" office:value="1.40359242091536" calcext:value-type="float">
            <text:p>1.40359242091536</text:p>
          </table:table-cell>
          <table:table-cell table:formula="of:=INT(2048+2047*SIN([.B917]))" office:value-type="float" office:value="4066" calcext:value-type="float">
            <text:p>4066</text:p>
          </table:table-cell>
          <table:table-cell table:formula="of:=INT(2048+2047*COS([.B917]))"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*2*PI()/4096" office:value-type="float" office:value="1.40512640170325" calcext:value-type="float">
            <text:p>1.40512640170325</text:p>
          </table:table-cell>
          <table:table-cell table:formula="of:=INT(2048+2047*SIN([.B918]))" office:value-type="float" office:value="4066" calcext:value-type="float">
            <text:p>4066</text:p>
          </table:table-cell>
          <table:table-cell table:formula="of:=INT(2048+2047*COS([.B918]))" office:value-type="float" office:value="2385" calcext:value-type="float">
            <text:p>2385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*2*PI()/4096" office:value-type="float" office:value="1.40666038249113" calcext:value-type="float">
            <text:p>1.40666038249113</text:p>
          </table:table-cell>
          <table:table-cell table:formula="of:=INT(2048+2047*SIN([.B919]))" office:value-type="float" office:value="4067" calcext:value-type="float">
            <text:p>4067</text:p>
          </table:table-cell>
          <table:table-cell table:formula="of:=INT(2048+2047*COS([.B919]))"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*2*PI()/4096" office:value-type="float" office:value="1.40819436327902" calcext:value-type="float">
            <text:p>1.40819436327902</text:p>
          </table:table-cell>
          <table:table-cell table:formula="of:=INT(2048+2047*SIN([.B920]))" office:value-type="float" office:value="4067" calcext:value-type="float">
            <text:p>4067</text:p>
          </table:table-cell>
          <table:table-cell table:formula="of:=INT(2048+2047*COS([.B920]))" office:value-type="float" office:value="2379" calcext:value-type="float">
            <text:p>2379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*2*PI()/4096" office:value-type="float" office:value="1.4097283440669" calcext:value-type="float">
            <text:p>1.4097283440669</text:p>
          </table:table-cell>
          <table:table-cell table:formula="of:=INT(2048+2047*SIN([.B921]))" office:value-type="float" office:value="4068" calcext:value-type="float">
            <text:p>4068</text:p>
          </table:table-cell>
          <table:table-cell table:formula="of:=INT(2048+2047*COS([.B921]))" office:value-type="float" office:value="2376" calcext:value-type="float">
            <text:p>2376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*2*PI()/4096" office:value-type="float" office:value="1.41126232485479" calcext:value-type="float">
            <text:p>1.41126232485479</text:p>
          </table:table-cell>
          <table:table-cell table:formula="of:=INT(2048+2047*SIN([.B922]))" office:value-type="float" office:value="4069" calcext:value-type="float">
            <text:p>4069</text:p>
          </table:table-cell>
          <table:table-cell table:formula="of:=INT(2048+2047*COS([.B922]))" office:value-type="float" office:value="2373" calcext:value-type="float">
            <text:p>2373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*2*PI()/4096" office:value-type="float" office:value="1.41279630564268" calcext:value-type="float">
            <text:p>1.41279630564268</text:p>
          </table:table-cell>
          <table:table-cell table:formula="of:=INT(2048+2047*SIN([.B923]))" office:value-type="float" office:value="4069" calcext:value-type="float">
            <text:p>4069</text:p>
          </table:table-cell>
          <table:table-cell table:formula="of:=INT(2048+2047*COS([.B923]))" office:value-type="float" office:value="2370" calcext:value-type="float">
            <text:p>2370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*2*PI()/4096" office:value-type="float" office:value="1.41433028643056" calcext:value-type="float">
            <text:p>1.41433028643056</text:p>
          </table:table-cell>
          <table:table-cell table:formula="of:=INT(2048+2047*SIN([.B924]))" office:value-type="float" office:value="4069" calcext:value-type="float">
            <text:p>4069</text:p>
          </table:table-cell>
          <table:table-cell table:formula="of:=INT(2048+2047*COS([.B924]))" office:value-type="float" office:value="2366" calcext:value-type="float">
            <text:p>2366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*2*PI()/4096" office:value-type="float" office:value="1.41586426721845" calcext:value-type="float">
            <text:p>1.41586426721845</text:p>
          </table:table-cell>
          <table:table-cell table:formula="of:=INT(2048+2047*SIN([.B925]))" office:value-type="float" office:value="4070" calcext:value-type="float">
            <text:p>4070</text:p>
          </table:table-cell>
          <table:table-cell table:formula="of:=INT(2048+2047*COS([.B925]))" office:value-type="float" office:value="2363" calcext:value-type="float">
            <text:p>2363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*2*PI()/4096" office:value-type="float" office:value="1.41739824800633" calcext:value-type="float">
            <text:p>1.41739824800633</text:p>
          </table:table-cell>
          <table:table-cell table:formula="of:=INT(2048+2047*SIN([.B926]))" office:value-type="float" office:value="4070" calcext:value-type="float">
            <text:p>4070</text:p>
          </table:table-cell>
          <table:table-cell table:formula="of:=INT(2048+2047*COS([.B926]))" office:value-type="float" office:value="2360" calcext:value-type="float">
            <text:p>2360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*2*PI()/4096" office:value-type="float" office:value="1.41893222879422" calcext:value-type="float">
            <text:p>1.41893222879422</text:p>
          </table:table-cell>
          <table:table-cell table:formula="of:=INT(2048+2047*SIN([.B927]))" office:value-type="float" office:value="4071" calcext:value-type="float">
            <text:p>4071</text:p>
          </table:table-cell>
          <table:table-cell table:formula="of:=INT(2048+2047*COS([.B927]))" office:value-type="float" office:value="2357" calcext:value-type="float">
            <text:p>2357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*2*PI()/4096" office:value-type="float" office:value="1.4204662095821" calcext:value-type="float">
            <text:p>1.4204662095821</text:p>
          </table:table-cell>
          <table:table-cell table:formula="of:=INT(2048+2047*SIN([.B928]))" office:value-type="float" office:value="4071" calcext:value-type="float">
            <text:p>4071</text:p>
          </table:table-cell>
          <table:table-cell table:formula="of:=INT(2048+2047*COS([.B928]))" office:value-type="float" office:value="2354" calcext:value-type="float">
            <text:p>2354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*2*PI()/4096" office:value-type="float" office:value="1.42200019036999" calcext:value-type="float">
            <text:p>1.42200019036999</text:p>
          </table:table-cell>
          <table:table-cell table:formula="of:=INT(2048+2047*SIN([.B929]))" office:value-type="float" office:value="4072" calcext:value-type="float">
            <text:p>4072</text:p>
          </table:table-cell>
          <table:table-cell table:formula="of:=INT(2048+2047*COS([.B929]))" office:value-type="float" office:value="2351" calcext:value-type="float">
            <text:p>2351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*2*PI()/4096" office:value-type="float" office:value="1.42353417115788" calcext:value-type="float">
            <text:p>1.42353417115788</text:p>
          </table:table-cell>
          <table:table-cell table:formula="of:=INT(2048+2047*SIN([.B930]))" office:value-type="float" office:value="4072" calcext:value-type="float">
            <text:p>4072</text:p>
          </table:table-cell>
          <table:table-cell table:formula="of:=INT(2048+2047*COS([.B930]))" office:value-type="float" office:value="2348" calcext:value-type="float">
            <text:p>2348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*2*PI()/4096" office:value-type="float" office:value="1.42506815194576" calcext:value-type="float">
            <text:p>1.42506815194576</text:p>
          </table:table-cell>
          <table:table-cell table:formula="of:=INT(2048+2047*SIN([.B931]))" office:value-type="float" office:value="4073" calcext:value-type="float">
            <text:p>4073</text:p>
          </table:table-cell>
          <table:table-cell table:formula="of:=INT(2048+2047*COS([.B931]))" office:value-type="float" office:value="2345" calcext:value-type="float">
            <text:p>2345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*2*PI()/4096" office:value-type="float" office:value="1.42660213273365" calcext:value-type="float">
            <text:p>1.42660213273365</text:p>
          </table:table-cell>
          <table:table-cell table:formula="of:=INT(2048+2047*SIN([.B932]))" office:value-type="float" office:value="4073" calcext:value-type="float">
            <text:p>4073</text:p>
          </table:table-cell>
          <table:table-cell table:formula="of:=INT(2048+2047*COS([.B932]))" office:value-type="float" office:value="2342" calcext:value-type="float">
            <text:p>2342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*2*PI()/4096" office:value-type="float" office:value="1.42813611352153" calcext:value-type="float">
            <text:p>1.42813611352153</text:p>
          </table:table-cell>
          <table:table-cell table:formula="of:=INT(2048+2047*SIN([.B933]))" office:value-type="float" office:value="4074" calcext:value-type="float">
            <text:p>4074</text:p>
          </table:table-cell>
          <table:table-cell table:formula="of:=INT(2048+2047*COS([.B933]))" office:value-type="float" office:value="2339" calcext:value-type="float">
            <text:p>2339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*2*PI()/4096" office:value-type="float" office:value="1.42967009430942" calcext:value-type="float">
            <text:p>1.42967009430942</text:p>
          </table:table-cell>
          <table:table-cell table:formula="of:=INT(2048+2047*SIN([.B934]))" office:value-type="float" office:value="4074" calcext:value-type="float">
            <text:p>4074</text:p>
          </table:table-cell>
          <table:table-cell table:formula="of:=INT(2048+2047*COS([.B934]))" office:value-type="float" office:value="2335" calcext:value-type="float">
            <text:p>2335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*2*PI()/4096" office:value-type="float" office:value="1.4312040750973" calcext:value-type="float">
            <text:p>1.4312040750973</text:p>
          </table:table-cell>
          <table:table-cell table:formula="of:=INT(2048+2047*SIN([.B935]))" office:value-type="float" office:value="4075" calcext:value-type="float">
            <text:p>4075</text:p>
          </table:table-cell>
          <table:table-cell table:formula="of:=INT(2048+2047*COS([.B935]))" office:value-type="float" office:value="2332" calcext:value-type="float">
            <text:p>2332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*2*PI()/4096" office:value-type="float" office:value="1.43273805588519" calcext:value-type="float">
            <text:p>1.43273805588519</text:p>
          </table:table-cell>
          <table:table-cell table:formula="of:=INT(2048+2047*SIN([.B936]))" office:value-type="float" office:value="4075" calcext:value-type="float">
            <text:p>4075</text:p>
          </table:table-cell>
          <table:table-cell table:formula="of:=INT(2048+2047*COS([.B936]))" office:value-type="float" office:value="2329" calcext:value-type="float">
            <text:p>232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*2*PI()/4096" office:value-type="float" office:value="1.43427203667307" calcext:value-type="float">
            <text:p>1.43427203667307</text:p>
          </table:table-cell>
          <table:table-cell table:formula="of:=INT(2048+2047*SIN([.B937]))" office:value-type="float" office:value="4075" calcext:value-type="float">
            <text:p>4075</text:p>
          </table:table-cell>
          <table:table-cell table:formula="of:=INT(2048+2047*COS([.B937]))" office:value-type="float" office:value="2326" calcext:value-type="float">
            <text:p>2326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*2*PI()/4096" office:value-type="float" office:value="1.43580601746096" calcext:value-type="float">
            <text:p>1.43580601746096</text:p>
          </table:table-cell>
          <table:table-cell table:formula="of:=INT(2048+2047*SIN([.B938]))" office:value-type="float" office:value="4076" calcext:value-type="float">
            <text:p>4076</text:p>
          </table:table-cell>
          <table:table-cell table:formula="of:=INT(2048+2047*COS([.B938]))" office:value-type="float" office:value="2323" calcext:value-type="float">
            <text:p>2323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*2*PI()/4096" office:value-type="float" office:value="1.43733999824885" calcext:value-type="float">
            <text:p>1.43733999824885</text:p>
          </table:table-cell>
          <table:table-cell table:formula="of:=INT(2048+2047*SIN([.B939]))" office:value-type="float" office:value="4076" calcext:value-type="float">
            <text:p>4076</text:p>
          </table:table-cell>
          <table:table-cell table:formula="of:=INT(2048+2047*COS([.B939]))" office:value-type="float" office:value="2320" calcext:value-type="float">
            <text:p>232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*2*PI()/4096" office:value-type="float" office:value="1.43887397903673" calcext:value-type="float">
            <text:p>1.43887397903673</text:p>
          </table:table-cell>
          <table:table-cell table:formula="of:=INT(2048+2047*SIN([.B940]))" office:value-type="float" office:value="4077" calcext:value-type="float">
            <text:p>4077</text:p>
          </table:table-cell>
          <table:table-cell table:formula="of:=INT(2048+2047*COS([.B940]))" office:value-type="float" office:value="2317" calcext:value-type="float">
            <text:p>2317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*2*PI()/4096" office:value-type="float" office:value="1.44040795982462" calcext:value-type="float">
            <text:p>1.44040795982462</text:p>
          </table:table-cell>
          <table:table-cell table:formula="of:=INT(2048+2047*SIN([.B941]))" office:value-type="float" office:value="4077" calcext:value-type="float">
            <text:p>4077</text:p>
          </table:table-cell>
          <table:table-cell table:formula="of:=INT(2048+2047*COS([.B941]))" office:value-type="float" office:value="2314" calcext:value-type="float">
            <text:p>2314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*2*PI()/4096" office:value-type="float" office:value="1.4419419406125" calcext:value-type="float">
            <text:p>1.4419419406125</text:p>
          </table:table-cell>
          <table:table-cell table:formula="of:=INT(2048+2047*SIN([.B942]))" office:value-type="float" office:value="4078" calcext:value-type="float">
            <text:p>4078</text:p>
          </table:table-cell>
          <table:table-cell table:formula="of:=INT(2048+2047*COS([.B942]))" office:value-type="float" office:value="2311" calcext:value-type="float">
            <text:p>231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*2*PI()/4096" office:value-type="float" office:value="1.44347592140039" calcext:value-type="float">
            <text:p>1.44347592140039</text:p>
          </table:table-cell>
          <table:table-cell table:formula="of:=INT(2048+2047*SIN([.B943]))" office:value-type="float" office:value="4078" calcext:value-type="float">
            <text:p>4078</text:p>
          </table:table-cell>
          <table:table-cell table:formula="of:=INT(2048+2047*COS([.B943]))" office:value-type="float" office:value="2307" calcext:value-type="float">
            <text:p>2307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*2*PI()/4096" office:value-type="float" office:value="1.44500990218827" calcext:value-type="float">
            <text:p>1.44500990218827</text:p>
          </table:table-cell>
          <table:table-cell table:formula="of:=INT(2048+2047*SIN([.B944]))" office:value-type="float" office:value="4078" calcext:value-type="float">
            <text:p>4078</text:p>
          </table:table-cell>
          <table:table-cell table:formula="of:=INT(2048+2047*COS([.B944]))" office:value-type="float" office:value="2304" calcext:value-type="float">
            <text:p>2304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*2*PI()/4096" office:value-type="float" office:value="1.44654388297616" calcext:value-type="float">
            <text:p>1.44654388297616</text:p>
          </table:table-cell>
          <table:table-cell table:formula="of:=INT(2048+2047*SIN([.B945]))" office:value-type="float" office:value="4079" calcext:value-type="float">
            <text:p>4079</text:p>
          </table:table-cell>
          <table:table-cell table:formula="of:=INT(2048+2047*COS([.B945]))" office:value-type="float" office:value="2301" calcext:value-type="float">
            <text:p>2301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*2*PI()/4096" office:value-type="float" office:value="1.44807786376405" calcext:value-type="float">
            <text:p>1.44807786376405</text:p>
          </table:table-cell>
          <table:table-cell table:formula="of:=INT(2048+2047*SIN([.B946]))" office:value-type="float" office:value="4079" calcext:value-type="float">
            <text:p>4079</text:p>
          </table:table-cell>
          <table:table-cell table:formula="of:=INT(2048+2047*COS([.B946]))" office:value-type="float" office:value="2298" calcext:value-type="float">
            <text:p>2298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*2*PI()/4096" office:value-type="float" office:value="1.44961184455193" calcext:value-type="float">
            <text:p>1.44961184455193</text:p>
          </table:table-cell>
          <table:table-cell table:formula="of:=INT(2048+2047*SIN([.B947]))" office:value-type="float" office:value="4079" calcext:value-type="float">
            <text:p>4079</text:p>
          </table:table-cell>
          <table:table-cell table:formula="of:=INT(2048+2047*COS([.B947]))" office:value-type="float" office:value="2295" calcext:value-type="float">
            <text:p>2295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*2*PI()/4096" office:value-type="float" office:value="1.45114582533982" calcext:value-type="float">
            <text:p>1.45114582533982</text:p>
          </table:table-cell>
          <table:table-cell table:formula="of:=INT(2048+2047*SIN([.B948]))" office:value-type="float" office:value="4080" calcext:value-type="float">
            <text:p>4080</text:p>
          </table:table-cell>
          <table:table-cell table:formula="of:=INT(2048+2047*COS([.B948]))" office:value-type="float" office:value="2292" calcext:value-type="float">
            <text:p>2292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*2*PI()/4096" office:value-type="float" office:value="1.4526798061277" calcext:value-type="float">
            <text:p>1.4526798061277</text:p>
          </table:table-cell>
          <table:table-cell table:formula="of:=INT(2048+2047*SIN([.B949]))" office:value-type="float" office:value="4080" calcext:value-type="float">
            <text:p>4080</text:p>
          </table:table-cell>
          <table:table-cell table:formula="of:=INT(2048+2047*COS([.B949]))" office:value-type="float" office:value="2289" calcext:value-type="float">
            <text:p>2289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*2*PI()/4096" office:value-type="float" office:value="1.45421378691559" calcext:value-type="float">
            <text:p>1.45421378691559</text:p>
          </table:table-cell>
          <table:table-cell table:formula="of:=INT(2048+2047*SIN([.B950]))" office:value-type="float" office:value="4081" calcext:value-type="float">
            <text:p>4081</text:p>
          </table:table-cell>
          <table:table-cell table:formula="of:=INT(2048+2047*COS([.B950]))" office:value-type="float" office:value="2286" calcext:value-type="float">
            <text:p>2286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*2*PI()/4096" office:value-type="float" office:value="1.45574776770347" calcext:value-type="float">
            <text:p>1.45574776770347</text:p>
          </table:table-cell>
          <table:table-cell table:formula="of:=INT(2048+2047*SIN([.B951]))" office:value-type="float" office:value="4081" calcext:value-type="float">
            <text:p>4081</text:p>
          </table:table-cell>
          <table:table-cell table:formula="of:=INT(2048+2047*COS([.B951]))" office:value-type="float" office:value="2282" calcext:value-type="float">
            <text:p>2282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*2*PI()/4096" office:value-type="float" office:value="1.45728174849136" calcext:value-type="float">
            <text:p>1.45728174849136</text:p>
          </table:table-cell>
          <table:table-cell table:formula="of:=INT(2048+2047*SIN([.B952]))" office:value-type="float" office:value="4081" calcext:value-type="float">
            <text:p>4081</text:p>
          </table:table-cell>
          <table:table-cell table:formula="of:=INT(2048+2047*COS([.B952]))" office:value-type="float" office:value="2279" calcext:value-type="float">
            <text:p>2279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*2*PI()/4096" office:value-type="float" office:value="1.45881572927924" calcext:value-type="float">
            <text:p>1.45881572927924</text:p>
          </table:table-cell>
          <table:table-cell table:formula="of:=INT(2048+2047*SIN([.B953]))" office:value-type="float" office:value="4082" calcext:value-type="float">
            <text:p>4082</text:p>
          </table:table-cell>
          <table:table-cell table:formula="of:=INT(2048+2047*COS([.B953]))" office:value-type="float" office:value="2276" calcext:value-type="float">
            <text:p>2276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*2*PI()/4096" office:value-type="float" office:value="1.46034971006713" calcext:value-type="float">
            <text:p>1.46034971006713</text:p>
          </table:table-cell>
          <table:table-cell table:formula="of:=INT(2048+2047*SIN([.B954]))" office:value-type="float" office:value="4082" calcext:value-type="float">
            <text:p>4082</text:p>
          </table:table-cell>
          <table:table-cell table:formula="of:=INT(2048+2047*COS([.B954]))" office:value-type="float" office:value="2273" calcext:value-type="float">
            <text:p>2273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*2*PI()/4096" office:value-type="float" office:value="1.46188369085502" calcext:value-type="float">
            <text:p>1.46188369085502</text:p>
          </table:table-cell>
          <table:table-cell table:formula="of:=INT(2048+2047*SIN([.B955]))" office:value-type="float" office:value="4082" calcext:value-type="float">
            <text:p>4082</text:p>
          </table:table-cell>
          <table:table-cell table:formula="of:=INT(2048+2047*COS([.B955]))"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*2*PI()/4096" office:value-type="float" office:value="1.4634176716429" calcext:value-type="float">
            <text:p>1.4634176716429</text:p>
          </table:table-cell>
          <table:table-cell table:formula="of:=INT(2048+2047*SIN([.B956]))" office:value-type="float" office:value="4083" calcext:value-type="float">
            <text:p>4083</text:p>
          </table:table-cell>
          <table:table-cell table:formula="of:=INT(2048+2047*COS([.B956]))" office:value-type="float" office:value="2267" calcext:value-type="float">
            <text:p>2267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*2*PI()/4096" office:value-type="float" office:value="1.46495165243079" calcext:value-type="float">
            <text:p>1.46495165243079</text:p>
          </table:table-cell>
          <table:table-cell table:formula="of:=INT(2048+2047*SIN([.B957]))" office:value-type="float" office:value="4083" calcext:value-type="float">
            <text:p>4083</text:p>
          </table:table-cell>
          <table:table-cell table:formula="of:=INT(2048+2047*COS([.B957]))" office:value-type="float" office:value="2264" calcext:value-type="float">
            <text:p>2264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*2*PI()/4096" office:value-type="float" office:value="1.46648563321867" calcext:value-type="float">
            <text:p>1.46648563321867</text:p>
          </table:table-cell>
          <table:table-cell table:formula="of:=INT(2048+2047*SIN([.B958]))" office:value-type="float" office:value="4083" calcext:value-type="float">
            <text:p>4083</text:p>
          </table:table-cell>
          <table:table-cell table:formula="of:=INT(2048+2047*COS([.B958]))" office:value-type="float" office:value="2261" calcext:value-type="float">
            <text:p>226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*2*PI()/4096" office:value-type="float" office:value="1.46801961400656" calcext:value-type="float">
            <text:p>1.46801961400656</text:p>
          </table:table-cell>
          <table:table-cell table:formula="of:=INT(2048+2047*SIN([.B959]))" office:value-type="float" office:value="4084" calcext:value-type="float">
            <text:p>4084</text:p>
          </table:table-cell>
          <table:table-cell table:formula="of:=INT(2048+2047*COS([.B959]))" office:value-type="float" office:value="2258" calcext:value-type="float">
            <text:p>2258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*2*PI()/4096" office:value-type="float" office:value="1.46955359479444" calcext:value-type="float">
            <text:p>1.46955359479444</text:p>
          </table:table-cell>
          <table:table-cell table:formula="of:=INT(2048+2047*SIN([.B960]))" office:value-type="float" office:value="4084" calcext:value-type="float">
            <text:p>4084</text:p>
          </table:table-cell>
          <table:table-cell table:formula="of:=INT(2048+2047*COS([.B960]))" office:value-type="float" office:value="2254" calcext:value-type="float">
            <text:p>2254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*2*PI()/4096" office:value-type="float" office:value="1.47108757558233" calcext:value-type="float">
            <text:p>1.47108757558233</text:p>
          </table:table-cell>
          <table:table-cell table:formula="of:=INT(2048+2047*SIN([.B961]))" office:value-type="float" office:value="4084" calcext:value-type="float">
            <text:p>4084</text:p>
          </table:table-cell>
          <table:table-cell table:formula="of:=INT(2048+2047*COS([.B961]))" office:value-type="float" office:value="2251" calcext:value-type="float">
            <text:p>2251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*2*PI()/4096" office:value-type="float" office:value="1.47262155637022" calcext:value-type="float">
            <text:p>1.47262155637022</text:p>
          </table:table-cell>
          <table:table-cell table:formula="of:=INT(2048+2047*SIN([.B962]))" office:value-type="float" office:value="4085" calcext:value-type="float">
            <text:p>4085</text:p>
          </table:table-cell>
          <table:table-cell table:formula="of:=INT(2048+2047*COS([.B962]))" office:value-type="float" office:value="2248" calcext:value-type="float">
            <text:p>2248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*2*PI()/4096" office:value-type="float" office:value="1.4741555371581" calcext:value-type="float">
            <text:p>1.4741555371581</text:p>
          </table:table-cell>
          <table:table-cell table:formula="of:=INT(2048+2047*SIN([.B963]))" office:value-type="float" office:value="4085" calcext:value-type="float">
            <text:p>4085</text:p>
          </table:table-cell>
          <table:table-cell table:formula="of:=INT(2048+2047*COS([.B963]))" office:value-type="float" office:value="2245" calcext:value-type="float">
            <text:p>2245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*2*PI()/4096" office:value-type="float" office:value="1.47568951794599" calcext:value-type="float">
            <text:p>1.47568951794599</text:p>
          </table:table-cell>
          <table:table-cell table:formula="of:=INT(2048+2047*SIN([.B964]))" office:value-type="float" office:value="4085" calcext:value-type="float">
            <text:p>4085</text:p>
          </table:table-cell>
          <table:table-cell table:formula="of:=INT(2048+2047*COS([.B964]))" office:value-type="float" office:value="2242" calcext:value-type="float">
            <text:p>2242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*2*PI()/4096" office:value-type="float" office:value="1.47722349873387" calcext:value-type="float">
            <text:p>1.47722349873387</text:p>
          </table:table-cell>
          <table:table-cell table:formula="of:=INT(2048+2047*SIN([.B965]))" office:value-type="float" office:value="4086" calcext:value-type="float">
            <text:p>4086</text:p>
          </table:table-cell>
          <table:table-cell table:formula="of:=INT(2048+2047*COS([.B965]))" office:value-type="float" office:value="2239" calcext:value-type="float">
            <text:p>2239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*2*PI()/4096" office:value-type="float" office:value="1.47875747952176" calcext:value-type="float">
            <text:p>1.47875747952176</text:p>
          </table:table-cell>
          <table:table-cell table:formula="of:=INT(2048+2047*SIN([.B966]))" office:value-type="float" office:value="4086" calcext:value-type="float">
            <text:p>4086</text:p>
          </table:table-cell>
          <table:table-cell table:formula="of:=INT(2048+2047*COS([.B966]))" office:value-type="float" office:value="2236" calcext:value-type="float">
            <text:p>2236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*2*PI()/4096" office:value-type="float" office:value="1.48029146030964" calcext:value-type="float">
            <text:p>1.48029146030964</text:p>
          </table:table-cell>
          <table:table-cell table:formula="of:=INT(2048+2047*SIN([.B967]))" office:value-type="float" office:value="4086" calcext:value-type="float">
            <text:p>4086</text:p>
          </table:table-cell>
          <table:table-cell table:formula="of:=INT(2048+2047*COS([.B967]))" office:value-type="float" office:value="2233" calcext:value-type="float">
            <text:p>2233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*2*PI()/4096" office:value-type="float" office:value="1.48182544109753" calcext:value-type="float">
            <text:p>1.48182544109753</text:p>
          </table:table-cell>
          <table:table-cell table:formula="of:=INT(2048+2047*SIN([.B968]))" office:value-type="float" office:value="4086" calcext:value-type="float">
            <text:p>4086</text:p>
          </table:table-cell>
          <table:table-cell table:formula="of:=INT(2048+2047*COS([.B968]))" office:value-type="float" office:value="2229" calcext:value-type="float">
            <text:p>222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*2*PI()/4096" office:value-type="float" office:value="1.48335942188542" calcext:value-type="float">
            <text:p>1.48335942188542</text:p>
          </table:table-cell>
          <table:table-cell table:formula="of:=INT(2048+2047*SIN([.B969]))" office:value-type="float" office:value="4087" calcext:value-type="float">
            <text:p>4087</text:p>
          </table:table-cell>
          <table:table-cell table:formula="of:=INT(2048+2047*COS([.B969]))" office:value-type="float" office:value="2226" calcext:value-type="float">
            <text:p>2226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*2*PI()/4096" office:value-type="float" office:value="1.4848934026733" calcext:value-type="float">
            <text:p>1.4848934026733</text:p>
          </table:table-cell>
          <table:table-cell table:formula="of:=INT(2048+2047*SIN([.B970]))" office:value-type="float" office:value="4087" calcext:value-type="float">
            <text:p>4087</text:p>
          </table:table-cell>
          <table:table-cell table:formula="of:=INT(2048+2047*COS([.B970]))"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*2*PI()/4096" office:value-type="float" office:value="1.48642738346119" calcext:value-type="float">
            <text:p>1.48642738346119</text:p>
          </table:table-cell>
          <table:table-cell table:formula="of:=INT(2048+2047*SIN([.B971]))" office:value-type="float" office:value="4087" calcext:value-type="float">
            <text:p>4087</text:p>
          </table:table-cell>
          <table:table-cell table:formula="of:=INT(2048+2047*COS([.B971]))" office:value-type="float" office:value="2220" calcext:value-type="float">
            <text:p>222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*2*PI()/4096" office:value-type="float" office:value="1.48796136424907" calcext:value-type="float">
            <text:p>1.48796136424907</text:p>
          </table:table-cell>
          <table:table-cell table:formula="of:=INT(2048+2047*SIN([.B972]))" office:value-type="float" office:value="4087" calcext:value-type="float">
            <text:p>4087</text:p>
          </table:table-cell>
          <table:table-cell table:formula="of:=INT(2048+2047*COS([.B972]))" office:value-type="float" office:value="2217" calcext:value-type="float">
            <text:p>2217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*2*PI()/4096" office:value-type="float" office:value="1.48949534503696" calcext:value-type="float">
            <text:p>1.48949534503696</text:p>
          </table:table-cell>
          <table:table-cell table:formula="of:=INT(2048+2047*SIN([.B973]))" office:value-type="float" office:value="4088" calcext:value-type="float">
            <text:p>4088</text:p>
          </table:table-cell>
          <table:table-cell table:formula="of:=INT(2048+2047*COS([.B973]))" office:value-type="float" office:value="2214" calcext:value-type="float">
            <text:p>2214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*2*PI()/4096" office:value-type="float" office:value="1.49102932582484" calcext:value-type="float">
            <text:p>1.49102932582484</text:p>
          </table:table-cell>
          <table:table-cell table:formula="of:=INT(2048+2047*SIN([.B974]))" office:value-type="float" office:value="4088" calcext:value-type="float">
            <text:p>4088</text:p>
          </table:table-cell>
          <table:table-cell table:formula="of:=INT(2048+2047*COS([.B974]))" office:value-type="float" office:value="2211" calcext:value-type="float">
            <text:p>221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*2*PI()/4096" office:value-type="float" office:value="1.49256330661273" calcext:value-type="float">
            <text:p>1.49256330661273</text:p>
          </table:table-cell>
          <table:table-cell table:formula="of:=INT(2048+2047*SIN([.B975]))" office:value-type="float" office:value="4088" calcext:value-type="float">
            <text:p>4088</text:p>
          </table:table-cell>
          <table:table-cell table:formula="of:=INT(2048+2047*COS([.B975]))" office:value-type="float" office:value="2207" calcext:value-type="float">
            <text:p>2207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*2*PI()/4096" office:value-type="float" office:value="1.49409728740061" calcext:value-type="float">
            <text:p>1.49409728740061</text:p>
          </table:table-cell>
          <table:table-cell table:formula="of:=INT(2048+2047*SIN([.B976]))" office:value-type="float" office:value="4088" calcext:value-type="float">
            <text:p>4088</text:p>
          </table:table-cell>
          <table:table-cell table:formula="of:=INT(2048+2047*COS([.B976]))" office:value-type="float" office:value="2204" calcext:value-type="float">
            <text:p>2204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*2*PI()/4096" office:value-type="float" office:value="1.4956312681885" calcext:value-type="float">
            <text:p>1.4956312681885</text:p>
          </table:table-cell>
          <table:table-cell table:formula="of:=INT(2048+2047*SIN([.B977]))" office:value-type="float" office:value="4089" calcext:value-type="float">
            <text:p>4089</text:p>
          </table:table-cell>
          <table:table-cell table:formula="of:=INT(2048+2047*COS([.B977]))" office:value-type="float" office:value="2201" calcext:value-type="float">
            <text:p>220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*2*PI()/4096" office:value-type="float" office:value="1.49716524897639" calcext:value-type="float">
            <text:p>1.49716524897639</text:p>
          </table:table-cell>
          <table:table-cell table:formula="of:=INT(2048+2047*SIN([.B978]))" office:value-type="float" office:value="4089" calcext:value-type="float">
            <text:p>4089</text:p>
          </table:table-cell>
          <table:table-cell table:formula="of:=INT(2048+2047*COS([.B978]))" office:value-type="float" office:value="2198" calcext:value-type="float">
            <text:p>2198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*2*PI()/4096" office:value-type="float" office:value="1.49869922976427" calcext:value-type="float">
            <text:p>1.49869922976427</text:p>
          </table:table-cell>
          <table:table-cell table:formula="of:=INT(2048+2047*SIN([.B979]))" office:value-type="float" office:value="4089" calcext:value-type="float">
            <text:p>4089</text:p>
          </table:table-cell>
          <table:table-cell table:formula="of:=INT(2048+2047*COS([.B979]))" office:value-type="float" office:value="2195" calcext:value-type="float">
            <text:p>2195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*2*PI()/4096" office:value-type="float" office:value="1.50023321055216" calcext:value-type="float">
            <text:p>1.50023321055216</text:p>
          </table:table-cell>
          <table:table-cell table:formula="of:=INT(2048+2047*SIN([.B980]))" office:value-type="float" office:value="4089" calcext:value-type="float">
            <text:p>4089</text:p>
          </table:table-cell>
          <table:table-cell table:formula="of:=INT(2048+2047*COS([.B980]))" office:value-type="float" office:value="2192" calcext:value-type="float">
            <text:p>219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*2*PI()/4096" office:value-type="float" office:value="1.50176719134004" calcext:value-type="float">
            <text:p>1.50176719134004</text:p>
          </table:table-cell>
          <table:table-cell table:formula="of:=INT(2048+2047*SIN([.B981]))" office:value-type="float" office:value="4090" calcext:value-type="float">
            <text:p>4090</text:p>
          </table:table-cell>
          <table:table-cell table:formula="of:=INT(2048+2047*COS([.B981]))" office:value-type="float" office:value="2189" calcext:value-type="float">
            <text:p>2189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*2*PI()/4096" office:value-type="float" office:value="1.50330117212793" calcext:value-type="float">
            <text:p>1.50330117212793</text:p>
          </table:table-cell>
          <table:table-cell table:formula="of:=INT(2048+2047*SIN([.B982]))" office:value-type="float" office:value="4090" calcext:value-type="float">
            <text:p>4090</text:p>
          </table:table-cell>
          <table:table-cell table:formula="of:=INT(2048+2047*COS([.B982]))" office:value-type="float" office:value="2186" calcext:value-type="float">
            <text:p>2186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*2*PI()/4096" office:value-type="float" office:value="1.50483515291581" calcext:value-type="float">
            <text:p>1.50483515291581</text:p>
          </table:table-cell>
          <table:table-cell table:formula="of:=INT(2048+2047*SIN([.B983]))" office:value-type="float" office:value="4090" calcext:value-type="float">
            <text:p>4090</text:p>
          </table:table-cell>
          <table:table-cell table:formula="of:=INT(2048+2047*COS([.B983]))" office:value-type="float" office:value="2182" calcext:value-type="float">
            <text:p>2182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*2*PI()/4096" office:value-type="float" office:value="1.5063691337037" calcext:value-type="float">
            <text:p>1.5063691337037</text:p>
          </table:table-cell>
          <table:table-cell table:formula="of:=INT(2048+2047*SIN([.B984]))" office:value-type="float" office:value="4090" calcext:value-type="float">
            <text:p>4090</text:p>
          </table:table-cell>
          <table:table-cell table:formula="of:=INT(2048+2047*COS([.B984]))" office:value-type="float" office:value="2179" calcext:value-type="float">
            <text:p>2179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*2*PI()/4096" office:value-type="float" office:value="1.50790311449159" calcext:value-type="float">
            <text:p>1.50790311449159</text:p>
          </table:table-cell>
          <table:table-cell table:formula="of:=INT(2048+2047*SIN([.B985]))" office:value-type="float" office:value="4090" calcext:value-type="float">
            <text:p>4090</text:p>
          </table:table-cell>
          <table:table-cell table:formula="of:=INT(2048+2047*COS([.B985]))" office:value-type="float" office:value="2176" calcext:value-type="float">
            <text:p>2176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*2*PI()/4096" office:value-type="float" office:value="1.50943709527947" calcext:value-type="float">
            <text:p>1.50943709527947</text:p>
          </table:table-cell>
          <table:table-cell table:formula="of:=INT(2048+2047*SIN([.B986]))" office:value-type="float" office:value="4091" calcext:value-type="float">
            <text:p>4091</text:p>
          </table:table-cell>
          <table:table-cell table:formula="of:=INT(2048+2047*COS([.B986]))" office:value-type="float" office:value="2173" calcext:value-type="float">
            <text:p>2173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*2*PI()/4096" office:value-type="float" office:value="1.51097107606736" calcext:value-type="float">
            <text:p>1.51097107606736</text:p>
          </table:table-cell>
          <table:table-cell table:formula="of:=INT(2048+2047*SIN([.B987]))" office:value-type="float" office:value="4091" calcext:value-type="float">
            <text:p>4091</text:p>
          </table:table-cell>
          <table:table-cell table:formula="of:=INT(2048+2047*COS([.B987]))" office:value-type="float" office:value="2170" calcext:value-type="float">
            <text:p>2170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*2*PI()/4096" office:value-type="float" office:value="1.51250505685524" calcext:value-type="float">
            <text:p>1.51250505685524</text:p>
          </table:table-cell>
          <table:table-cell table:formula="of:=INT(2048+2047*SIN([.B988]))" office:value-type="float" office:value="4091" calcext:value-type="float">
            <text:p>4091</text:p>
          </table:table-cell>
          <table:table-cell table:formula="of:=INT(2048+2047*COS([.B988]))" office:value-type="float" office:value="2167" calcext:value-type="float">
            <text:p>2167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*2*PI()/4096" office:value-type="float" office:value="1.51403903764313" calcext:value-type="float">
            <text:p>1.51403903764313</text:p>
          </table:table-cell>
          <table:table-cell table:formula="of:=INT(2048+2047*SIN([.B989]))" office:value-type="float" office:value="4091" calcext:value-type="float">
            <text:p>4091</text:p>
          </table:table-cell>
          <table:table-cell table:formula="of:=INT(2048+2047*COS([.B989]))" office:value-type="float" office:value="2164" calcext:value-type="float">
            <text:p>2164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*2*PI()/4096" office:value-type="float" office:value="1.51557301843101" calcext:value-type="float">
            <text:p>1.51557301843101</text:p>
          </table:table-cell>
          <table:table-cell table:formula="of:=INT(2048+2047*SIN([.B990]))" office:value-type="float" office:value="4091" calcext:value-type="float">
            <text:p>4091</text:p>
          </table:table-cell>
          <table:table-cell table:formula="of:=INT(2048+2047*COS([.B990]))" office:value-type="float" office:value="2160" calcext:value-type="float">
            <text:p>2160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*2*PI()/4096" office:value-type="float" office:value="1.5171069992189" calcext:value-type="float">
            <text:p>1.5171069992189</text:p>
          </table:table-cell>
          <table:table-cell table:formula="of:=INT(2048+2047*SIN([.B991]))" office:value-type="float" office:value="4092" calcext:value-type="float">
            <text:p>4092</text:p>
          </table:table-cell>
          <table:table-cell table:formula="of:=INT(2048+2047*COS([.B991]))"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*2*PI()/4096" office:value-type="float" office:value="1.51864098000678" calcext:value-type="float">
            <text:p>1.51864098000678</text:p>
          </table:table-cell>
          <table:table-cell table:formula="of:=INT(2048+2047*SIN([.B992]))" office:value-type="float" office:value="4092" calcext:value-type="float">
            <text:p>4092</text:p>
          </table:table-cell>
          <table:table-cell table:formula="of:=INT(2048+2047*COS([.B992]))" office:value-type="float" office:value="2154" calcext:value-type="float">
            <text:p>2154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*2*PI()/4096" office:value-type="float" office:value="1.52017496079467" calcext:value-type="float">
            <text:p>1.52017496079467</text:p>
          </table:table-cell>
          <table:table-cell table:formula="of:=INT(2048+2047*SIN([.B993]))" office:value-type="float" office:value="4092" calcext:value-type="float">
            <text:p>4092</text:p>
          </table:table-cell>
          <table:table-cell table:formula="of:=INT(2048+2047*COS([.B993]))" office:value-type="float" office:value="2151" calcext:value-type="float">
            <text:p>215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*2*PI()/4096" office:value-type="float" office:value="1.52170894158256" calcext:value-type="float">
            <text:p>1.52170894158256</text:p>
          </table:table-cell>
          <table:table-cell table:formula="of:=INT(2048+2047*SIN([.B994]))" office:value-type="float" office:value="4092" calcext:value-type="float">
            <text:p>4092</text:p>
          </table:table-cell>
          <table:table-cell table:formula="of:=INT(2048+2047*COS([.B994]))" office:value-type="float" office:value="2148" calcext:value-type="float">
            <text:p>2148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*2*PI()/4096" office:value-type="float" office:value="1.52324292237044" calcext:value-type="float">
            <text:p>1.52324292237044</text:p>
          </table:table-cell>
          <table:table-cell table:formula="of:=INT(2048+2047*SIN([.B995]))" office:value-type="float" office:value="4092" calcext:value-type="float">
            <text:p>4092</text:p>
          </table:table-cell>
          <table:table-cell table:formula="of:=INT(2048+2047*COS([.B995]))" office:value-type="float" office:value="2145" calcext:value-type="float">
            <text:p>2145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*2*PI()/4096" office:value-type="float" office:value="1.52477690315833" calcext:value-type="float">
            <text:p>1.52477690315833</text:p>
          </table:table-cell>
          <table:table-cell table:formula="of:=INT(2048+2047*SIN([.B996]))" office:value-type="float" office:value="4092" calcext:value-type="float">
            <text:p>4092</text:p>
          </table:table-cell>
          <table:table-cell table:formula="of:=INT(2048+2047*COS([.B996]))" office:value-type="float" office:value="2142" calcext:value-type="float">
            <text:p>2142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*2*PI()/4096" office:value-type="float" office:value="1.52631088394621" calcext:value-type="float">
            <text:p>1.52631088394621</text:p>
          </table:table-cell>
          <table:table-cell table:formula="of:=INT(2048+2047*SIN([.B997]))" office:value-type="float" office:value="4092" calcext:value-type="float">
            <text:p>4092</text:p>
          </table:table-cell>
          <table:table-cell table:formula="of:=INT(2048+2047*COS([.B997]))" office:value-type="float" office:value="2139" calcext:value-type="float">
            <text:p>2139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*2*PI()/4096" office:value-type="float" office:value="1.5278448647341" calcext:value-type="float">
            <text:p>1.5278448647341</text:p>
          </table:table-cell>
          <table:table-cell table:formula="of:=INT(2048+2047*SIN([.B998]))" office:value-type="float" office:value="4093" calcext:value-type="float">
            <text:p>4093</text:p>
          </table:table-cell>
          <table:table-cell table:formula="of:=INT(2048+2047*COS([.B998]))" office:value-type="float" office:value="2135" calcext:value-type="float">
            <text:p>2135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*2*PI()/4096" office:value-type="float" office:value="1.52937884552198" calcext:value-type="float">
            <text:p>1.52937884552198</text:p>
          </table:table-cell>
          <table:table-cell table:formula="of:=INT(2048+2047*SIN([.B999]))" office:value-type="float" office:value="4093" calcext:value-type="float">
            <text:p>4093</text:p>
          </table:table-cell>
          <table:table-cell table:formula="of:=INT(2048+2047*COS([.B999]))" office:value-type="float" office:value="2132" calcext:value-type="float">
            <text:p>2132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*2*PI()/4096" office:value-type="float" office:value="1.53091282630987" calcext:value-type="float">
            <text:p>1.53091282630987</text:p>
          </table:table-cell>
          <table:table-cell table:formula="of:=INT(2048+2047*SIN([.B1000]))" office:value-type="float" office:value="4093" calcext:value-type="float">
            <text:p>4093</text:p>
          </table:table-cell>
          <table:table-cell table:formula="of:=INT(2048+2047*COS([.B1000]))" office:value-type="float" office:value="2129" calcext:value-type="float">
            <text:p>2129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*2*PI()/4096" office:value-type="float" office:value="1.53244680709776" calcext:value-type="float">
            <text:p>1.53244680709776</text:p>
          </table:table-cell>
          <table:table-cell table:formula="of:=INT(2048+2047*SIN([.B1001]))" office:value-type="float" office:value="4093" calcext:value-type="float">
            <text:p>4093</text:p>
          </table:table-cell>
          <table:table-cell table:formula="of:=INT(2048+2047*COS([.B1001]))" office:value-type="float" office:value="2126" calcext:value-type="float">
            <text:p>212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*2*PI()/4096" office:value-type="float" office:value="1.53398078788564" calcext:value-type="float">
            <text:p>1.53398078788564</text:p>
          </table:table-cell>
          <table:table-cell table:formula="of:=INT(2048+2047*SIN([.B1002]))" office:value-type="float" office:value="4093" calcext:value-type="float">
            <text:p>4093</text:p>
          </table:table-cell>
          <table:table-cell table:formula="of:=INT(2048+2047*COS([.B1002]))"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[.A1003]*2*PI()/4096" office:value-type="float" office:value="1.53551476867353" calcext:value-type="float">
            <text:p>1.53551476867353</text:p>
          </table:table-cell>
          <table:table-cell table:formula="of:=INT(2048+2047*SIN([.B1003]))" office:value-type="float" office:value="4093" calcext:value-type="float">
            <text:p>4093</text:p>
          </table:table-cell>
          <table:table-cell table:formula="of:=INT(2048+2047*COS([.B1003]))" office:value-type="float" office:value="2120" calcext:value-type="float">
            <text:p>2120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[.A1004]*2*PI()/4096" office:value-type="float" office:value="1.53704874946141" calcext:value-type="float">
            <text:p>1.53704874946141</text:p>
          </table:table-cell>
          <table:table-cell table:formula="of:=INT(2048+2047*SIN([.B1004]))" office:value-type="float" office:value="4093" calcext:value-type="float">
            <text:p>4093</text:p>
          </table:table-cell>
          <table:table-cell table:formula="of:=INT(2048+2047*COS([.B1004]))" office:value-type="float" office:value="2117" calcext:value-type="float">
            <text:p>2117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[.A1005]*2*PI()/4096" office:value-type="float" office:value="1.5385827302493" calcext:value-type="float">
            <text:p>1.5385827302493</text:p>
          </table:table-cell>
          <table:table-cell table:formula="of:=INT(2048+2047*SIN([.B1005]))" office:value-type="float" office:value="4093" calcext:value-type="float">
            <text:p>4093</text:p>
          </table:table-cell>
          <table:table-cell table:formula="of:=INT(2048+2047*COS([.B1005]))"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[.A1006]*2*PI()/4096" office:value-type="float" office:value="1.54011671103718" calcext:value-type="float">
            <text:p>1.54011671103718</text:p>
          </table:table-cell>
          <table:table-cell table:formula="of:=INT(2048+2047*SIN([.B1006]))" office:value-type="float" office:value="4094" calcext:value-type="float">
            <text:p>4094</text:p>
          </table:table-cell>
          <table:table-cell table:formula="of:=INT(2048+2047*COS([.B1006]))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[.A1007]*2*PI()/4096" office:value-type="float" office:value="1.54165069182507" calcext:value-type="float">
            <text:p>1.54165069182507</text:p>
          </table:table-cell>
          <table:table-cell table:formula="of:=INT(2048+2047*SIN([.B1007]))" office:value-type="float" office:value="4094" calcext:value-type="float">
            <text:p>4094</text:p>
          </table:table-cell>
          <table:table-cell table:formula="of:=INT(2048+2047*COS([.B1007]))"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[.A1008]*2*PI()/4096" office:value-type="float" office:value="1.54318467261296" calcext:value-type="float">
            <text:p>1.54318467261296</text:p>
          </table:table-cell>
          <table:table-cell table:formula="of:=INT(2048+2047*SIN([.B1008]))" office:value-type="float" office:value="4094" calcext:value-type="float">
            <text:p>4094</text:p>
          </table:table-cell>
          <table:table-cell table:formula="of:=INT(2048+2047*COS([.B1008]))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[.A1009]*2*PI()/4096" office:value-type="float" office:value="1.54471865340084" calcext:value-type="float">
            <text:p>1.54471865340084</text:p>
          </table:table-cell>
          <table:table-cell table:formula="of:=INT(2048+2047*SIN([.B1009]))" office:value-type="float" office:value="4094" calcext:value-type="float">
            <text:p>4094</text:p>
          </table:table-cell>
          <table:table-cell table:formula="of:=INT(2048+2047*COS([.B1009]))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[.A1010]*2*PI()/4096" office:value-type="float" office:value="1.54625263418873" calcext:value-type="float">
            <text:p>1.54625263418873</text:p>
          </table:table-cell>
          <table:table-cell table:formula="of:=INT(2048+2047*SIN([.B1010]))" office:value-type="float" office:value="4094" calcext:value-type="float">
            <text:p>4094</text:p>
          </table:table-cell>
          <table:table-cell table:formula="of:=INT(2048+2047*COS([.B1010]))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[.A1011]*2*PI()/4096" office:value-type="float" office:value="1.54778661497661" calcext:value-type="float">
            <text:p>1.54778661497661</text:p>
          </table:table-cell>
          <table:table-cell table:formula="of:=INT(2048+2047*SIN([.B1011]))" office:value-type="float" office:value="4094" calcext:value-type="float">
            <text:p>4094</text:p>
          </table:table-cell>
          <table:table-cell table:formula="of:=INT(2048+2047*COS([.B1011]))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012]*2*PI()/4096" office:value-type="float" office:value="1.5493205957645" calcext:value-type="float">
            <text:p>1.5493205957645</text:p>
          </table:table-cell>
          <table:table-cell table:formula="of:=INT(2048+2047*SIN([.B1012]))" office:value-type="float" office:value="4094" calcext:value-type="float">
            <text:p>4094</text:p>
          </table:table-cell>
          <table:table-cell table:formula="of:=INT(2048+2047*COS([.B1012]))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[.A1013]*2*PI()/4096" office:value-type="float" office:value="1.55085457655238" calcext:value-type="float">
            <text:p>1.55085457655238</text:p>
          </table:table-cell>
          <table:table-cell table:formula="of:=INT(2048+2047*SIN([.B1013]))" office:value-type="float" office:value="4094" calcext:value-type="float">
            <text:p>4094</text:p>
          </table:table-cell>
          <table:table-cell table:formula="of:=INT(2048+2047*COS([.B1013]))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[.A1014]*2*PI()/4096" office:value-type="float" office:value="1.55238855734027" calcext:value-type="float">
            <text:p>1.55238855734027</text:p>
          </table:table-cell>
          <table:table-cell table:formula="of:=INT(2048+2047*SIN([.B1014]))" office:value-type="float" office:value="4094" calcext:value-type="float">
            <text:p>4094</text:p>
          </table:table-cell>
          <table:table-cell table:formula="of:=INT(2048+2047*COS([.B1014]))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[.A1015]*2*PI()/4096" office:value-type="float" office:value="1.55392253812815" calcext:value-type="float">
            <text:p>1.55392253812815</text:p>
          </table:table-cell>
          <table:table-cell table:formula="of:=INT(2048+2047*SIN([.B1015]))" office:value-type="float" office:value="4094" calcext:value-type="float">
            <text:p>4094</text:p>
          </table:table-cell>
          <table:table-cell table:formula="of:=INT(2048+2047*COS([.B1015]))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[.A1016]*2*PI()/4096" office:value-type="float" office:value="1.55545651891604" calcext:value-type="float">
            <text:p>1.55545651891604</text:p>
          </table:table-cell>
          <table:table-cell table:formula="of:=INT(2048+2047*SIN([.B1016]))" office:value-type="float" office:value="4094" calcext:value-type="float">
            <text:p>4094</text:p>
          </table:table-cell>
          <table:table-cell table:formula="of:=INT(2048+2047*COS([.B1016]))"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[.A1017]*2*PI()/4096" office:value-type="float" office:value="1.55699049970393" calcext:value-type="float">
            <text:p>1.55699049970393</text:p>
          </table:table-cell>
          <table:table-cell table:formula="of:=INT(2048+2047*SIN([.B1017]))" office:value-type="float" office:value="4094" calcext:value-type="float">
            <text:p>4094</text:p>
          </table:table-cell>
          <table:table-cell table:formula="of:=INT(2048+2047*COS([.B1017]))" office:value-type="float" office:value="2076" calcext:value-type="float">
            <text:p>2076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[.A1018]*2*PI()/4096" office:value-type="float" office:value="1.55852448049181" calcext:value-type="float">
            <text:p>1.55852448049181</text:p>
          </table:table-cell>
          <table:table-cell table:formula="of:=INT(2048+2047*SIN([.B1018]))" office:value-type="float" office:value="4094" calcext:value-type="float">
            <text:p>4094</text:p>
          </table:table-cell>
          <table:table-cell table:formula="of:=INT(2048+2047*COS([.B1018]))" office:value-type="float" office:value="2073" calcext:value-type="float">
            <text:p>2073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[.A1019]*2*PI()/4096" office:value-type="float" office:value="1.5600584612797" calcext:value-type="float">
            <text:p>1.5600584612797</text:p>
          </table:table-cell>
          <table:table-cell table:formula="of:=INT(2048+2047*SIN([.B1019]))" office:value-type="float" office:value="4094" calcext:value-type="float">
            <text:p>4094</text:p>
          </table:table-cell>
          <table:table-cell table:formula="of:=INT(2048+2047*COS([.B1019]))" office:value-type="float" office:value="2069" calcext:value-type="float">
            <text:p>2069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[.A1020]*2*PI()/4096" office:value-type="float" office:value="1.56159244206758" calcext:value-type="float">
            <text:p>1.56159244206758</text:p>
          </table:table-cell>
          <table:table-cell table:formula="of:=INT(2048+2047*SIN([.B1020]))" office:value-type="float" office:value="4094" calcext:value-type="float">
            <text:p>4094</text:p>
          </table:table-cell>
          <table:table-cell table:formula="of:=INT(2048+2047*COS([.B1020]))" office:value-type="float" office:value="2066" calcext:value-type="float">
            <text:p>2066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[.A1021]*2*PI()/4096" office:value-type="float" office:value="1.56312642285547" calcext:value-type="float">
            <text:p>1.56312642285547</text:p>
          </table:table-cell>
          <table:table-cell table:formula="of:=INT(2048+2047*SIN([.B1021]))" office:value-type="float" office:value="4094" calcext:value-type="float">
            <text:p>4094</text:p>
          </table:table-cell>
          <table:table-cell table:formula="of:=INT(2048+2047*COS([.B1021]))" office:value-type="float" office:value="2063" calcext:value-type="float">
            <text:p>2063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1022]*2*PI()/4096" office:value-type="float" office:value="1.56466040364335" calcext:value-type="float">
            <text:p>1.56466040364335</text:p>
          </table:table-cell>
          <table:table-cell table:formula="of:=INT(2048+2047*SIN([.B1022]))" office:value-type="float" office:value="4094" calcext:value-type="float">
            <text:p>4094</text:p>
          </table:table-cell>
          <table:table-cell table:formula="of:=INT(2048+2047*COS([.B1022]))" office:value-type="float" office:value="2060" calcext:value-type="float">
            <text:p>2060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[.A1023]*2*PI()/4096" office:value-type="float" office:value="1.56619438443124" calcext:value-type="float">
            <text:p>1.56619438443124</text:p>
          </table:table-cell>
          <table:table-cell table:formula="of:=INT(2048+2047*SIN([.B1023]))" office:value-type="float" office:value="4094" calcext:value-type="float">
            <text:p>4094</text:p>
          </table:table-cell>
          <table:table-cell table:formula="of:=INT(2048+2047*COS([.B1023]))" office:value-type="float" office:value="2057" calcext:value-type="float">
            <text:p>2057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[.A1024]*2*PI()/4096" office:value-type="float" office:value="1.56772836521913" calcext:value-type="float">
            <text:p>1.56772836521913</text:p>
          </table:table-cell>
          <table:table-cell table:formula="of:=INT(2048+2047*SIN([.B1024]))" office:value-type="float" office:value="4094" calcext:value-type="float">
            <text:p>4094</text:p>
          </table:table-cell>
          <table:table-cell table:formula="of:=INT(2048+2047*COS([.B1024]))" office:value-type="float" office:value="2054" calcext:value-type="float">
            <text:p>2054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[.A1025]*2*PI()/4096" office:value-type="float" office:value="1.56926234600701" calcext:value-type="float">
            <text:p>1.56926234600701</text:p>
          </table:table-cell>
          <table:table-cell table:formula="of:=INT(2048+2047*SIN([.B1025]))" office:value-type="float" office:value="4094" calcext:value-type="float">
            <text:p>4094</text:p>
          </table:table-cell>
          <table:table-cell table:formula="of:=INT(2048+2047*COS([.B1025]))" office:value-type="float" office:value="2051" calcext:value-type="float">
            <text:p>2051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1026]*2*PI()/4096" office:value-type="float" office:value="1.5707963267949" calcext:value-type="float">
            <text:p>1.5707963267949</text:p>
          </table:table-cell>
          <table:table-cell table:formula="of:=INT(2048+2047*SIN([.B1026]))" office:value-type="float" office:value="4095" calcext:value-type="float">
            <text:p>4095</text:p>
          </table:table-cell>
          <table:table-cell table:formula="of:=INT(2048+2047*COS([.B1026]))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[.A1027]*2*PI()/4096" office:value-type="float" office:value="1.57233030758278" calcext:value-type="float">
            <text:p>1.57233030758278</text:p>
          </table:table-cell>
          <table:table-cell table:formula="of:=INT(2048+2047*SIN([.B1027]))" office:value-type="float" office:value="4094" calcext:value-type="float">
            <text:p>4094</text:p>
          </table:table-cell>
          <table:table-cell table:formula="of:=INT(2048+2047*COS([.B1027]))" office:value-type="float" office:value="2044" calcext:value-type="float">
            <text:p>2044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[.A1028]*2*PI()/4096" office:value-type="float" office:value="1.57386428837067" calcext:value-type="float">
            <text:p>1.57386428837067</text:p>
          </table:table-cell>
          <table:table-cell table:formula="of:=INT(2048+2047*SIN([.B1028]))" office:value-type="float" office:value="4094" calcext:value-type="float">
            <text:p>4094</text:p>
          </table:table-cell>
          <table:table-cell table:formula="of:=INT(2048+2047*COS([.B1028]))" office:value-type="float" office:value="2041" calcext:value-type="float">
            <text:p>2041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[.A1029]*2*PI()/4096" office:value-type="float" office:value="1.57539826915855" calcext:value-type="float">
            <text:p>1.57539826915855</text:p>
          </table:table-cell>
          <table:table-cell table:formula="of:=INT(2048+2047*SIN([.B1029]))" office:value-type="float" office:value="4094" calcext:value-type="float">
            <text:p>4094</text:p>
          </table:table-cell>
          <table:table-cell table:formula="of:=INT(2048+2047*COS([.B1029]))" office:value-type="float" office:value="2038" calcext:value-type="float">
            <text:p>2038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[.A1030]*2*PI()/4096" office:value-type="float" office:value="1.57693224994644" calcext:value-type="float">
            <text:p>1.57693224994644</text:p>
          </table:table-cell>
          <table:table-cell table:formula="of:=INT(2048+2047*SIN([.B1030]))" office:value-type="float" office:value="4094" calcext:value-type="float">
            <text:p>4094</text:p>
          </table:table-cell>
          <table:table-cell table:formula="of:=INT(2048+2047*COS([.B1030]))" office:value-type="float" office:value="2035" calcext:value-type="float">
            <text:p>2035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[.A1031]*2*PI()/4096" office:value-type="float" office:value="1.57846623073432" calcext:value-type="float">
            <text:p>1.57846623073432</text:p>
          </table:table-cell>
          <table:table-cell table:formula="of:=INT(2048+2047*SIN([.B1031]))" office:value-type="float" office:value="4094" calcext:value-type="float">
            <text:p>4094</text:p>
          </table:table-cell>
          <table:table-cell table:formula="of:=INT(2048+2047*COS([.B1031]))" office:value-type="float" office:value="2032" calcext:value-type="float">
            <text:p>2032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.A1032]*2*PI()/4096" office:value-type="float" office:value="1.58000021152221" calcext:value-type="float">
            <text:p>1.58000021152221</text:p>
          </table:table-cell>
          <table:table-cell table:formula="of:=INT(2048+2047*SIN([.B1032]))" office:value-type="float" office:value="4094" calcext:value-type="float">
            <text:p>4094</text:p>
          </table:table-cell>
          <table:table-cell table:formula="of:=INT(2048+2047*COS([.B1032]))" office:value-type="float" office:value="2029" calcext:value-type="float">
            <text:p>2029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[.A1033]*2*PI()/4096" office:value-type="float" office:value="1.5815341923101" calcext:value-type="float">
            <text:p>1.5815341923101</text:p>
          </table:table-cell>
          <table:table-cell table:formula="of:=INT(2048+2047*SIN([.B1033]))" office:value-type="float" office:value="4094" calcext:value-type="float">
            <text:p>4094</text:p>
          </table:table-cell>
          <table:table-cell table:formula="of:=INT(2048+2047*COS([.B1033]))" office:value-type="float" office:value="2026" calcext:value-type="float">
            <text:p>2026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[.A1034]*2*PI()/4096" office:value-type="float" office:value="1.58306817309798" calcext:value-type="float">
            <text:p>1.58306817309798</text:p>
          </table:table-cell>
          <table:table-cell table:formula="of:=INT(2048+2047*SIN([.B1034]))" office:value-type="float" office:value="4094" calcext:value-type="float">
            <text:p>4094</text:p>
          </table:table-cell>
          <table:table-cell table:formula="of:=INT(2048+2047*COS([.B1034]))"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[.A1035]*2*PI()/4096" office:value-type="float" office:value="1.58460215388587" calcext:value-type="float">
            <text:p>1.58460215388587</text:p>
          </table:table-cell>
          <table:table-cell table:formula="of:=INT(2048+2047*SIN([.B1035]))" office:value-type="float" office:value="4094" calcext:value-type="float">
            <text:p>4094</text:p>
          </table:table-cell>
          <table:table-cell table:formula="of:=INT(2048+2047*COS([.B1035]))"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[.A1036]*2*PI()/4096" office:value-type="float" office:value="1.58613613467375" calcext:value-type="float">
            <text:p>1.58613613467375</text:p>
          </table:table-cell>
          <table:table-cell table:formula="of:=INT(2048+2047*SIN([.B1036]))" office:value-type="float" office:value="4094" calcext:value-type="float">
            <text:p>4094</text:p>
          </table:table-cell>
          <table:table-cell table:formula="of:=INT(2048+2047*COS([.B1036]))"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.A1037]*2*PI()/4096" office:value-type="float" office:value="1.58767011546164" calcext:value-type="float">
            <text:p>1.58767011546164</text:p>
          </table:table-cell>
          <table:table-cell table:formula="of:=INT(2048+2047*SIN([.B1037]))" office:value-type="float" office:value="4094" calcext:value-type="float">
            <text:p>4094</text:p>
          </table:table-cell>
          <table:table-cell table:formula="of:=INT(2048+2047*COS([.B1037]))"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[.A1038]*2*PI()/4096" office:value-type="float" office:value="1.58920409624952" calcext:value-type="float">
            <text:p>1.58920409624952</text:p>
          </table:table-cell>
          <table:table-cell table:formula="of:=INT(2048+2047*SIN([.B1038]))" office:value-type="float" office:value="4094" calcext:value-type="float">
            <text:p>4094</text:p>
          </table:table-cell>
          <table:table-cell table:formula="of:=INT(2048+2047*COS([.B1038]))"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[.A1039]*2*PI()/4096" office:value-type="float" office:value="1.59073807703741" calcext:value-type="float">
            <text:p>1.59073807703741</text:p>
          </table:table-cell>
          <table:table-cell table:formula="of:=INT(2048+2047*SIN([.B1039]))" office:value-type="float" office:value="4094" calcext:value-type="float">
            <text:p>4094</text:p>
          </table:table-cell>
          <table:table-cell table:formula="of:=INT(2048+2047*COS([.B1039]))"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[.A1040]*2*PI()/4096" office:value-type="float" office:value="1.5922720578253" calcext:value-type="float">
            <text:p>1.5922720578253</text:p>
          </table:table-cell>
          <table:table-cell table:formula="of:=INT(2048+2047*SIN([.B1040]))" office:value-type="float" office:value="4094" calcext:value-type="float">
            <text:p>4094</text:p>
          </table:table-cell>
          <table:table-cell table:formula="of:=INT(2048+2047*COS([.B1040]))"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[.A1041]*2*PI()/4096" office:value-type="float" office:value="1.59380603861318" calcext:value-type="float">
            <text:p>1.59380603861318</text:p>
          </table:table-cell>
          <table:table-cell table:formula="of:=INT(2048+2047*SIN([.B1041]))" office:value-type="float" office:value="4094" calcext:value-type="float">
            <text:p>4094</text:p>
          </table:table-cell>
          <table:table-cell table:formula="of:=INT(2048+2047*COS([.B1041]))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[.A1042]*2*PI()/4096" office:value-type="float" office:value="1.59534001940107" calcext:value-type="float">
            <text:p>1.59534001940107</text:p>
          </table:table-cell>
          <table:table-cell table:formula="of:=INT(2048+2047*SIN([.B1042]))" office:value-type="float" office:value="4094" calcext:value-type="float">
            <text:p>4094</text:p>
          </table:table-cell>
          <table:table-cell table:formula="of:=INT(2048+2047*COS([.B1042]))"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[.A1043]*2*PI()/4096" office:value-type="float" office:value="1.59687400018895" calcext:value-type="float">
            <text:p>1.59687400018895</text:p>
          </table:table-cell>
          <table:table-cell table:formula="of:=INT(2048+2047*SIN([.B1043]))" office:value-type="float" office:value="4094" calcext:value-type="float">
            <text:p>4094</text:p>
          </table:table-cell>
          <table:table-cell table:formula="of:=INT(2048+2047*COS([.B1043]))" office:value-type="float" office:value="1994" calcext:value-type="float">
            <text:p>1994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[.A1044]*2*PI()/4096" office:value-type="float" office:value="1.59840798097684" calcext:value-type="float">
            <text:p>1.59840798097684</text:p>
          </table:table-cell>
          <table:table-cell table:formula="of:=INT(2048+2047*SIN([.B1044]))" office:value-type="float" office:value="4094" calcext:value-type="float">
            <text:p>4094</text:p>
          </table:table-cell>
          <table:table-cell table:formula="of:=INT(2048+2047*COS([.B1044]))"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[.A1045]*2*PI()/4096" office:value-type="float" office:value="1.59994196176472" calcext:value-type="float">
            <text:p>1.59994196176472</text:p>
          </table:table-cell>
          <table:table-cell table:formula="of:=INT(2048+2047*SIN([.B1045]))" office:value-type="float" office:value="4094" calcext:value-type="float">
            <text:p>4094</text:p>
          </table:table-cell>
          <table:table-cell table:formula="of:=INT(2048+2047*COS([.B1045]))" office:value-type="float" office:value="1988" calcext:value-type="float">
            <text:p>1988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[.A1046]*2*PI()/4096" office:value-type="float" office:value="1.60147594255261" calcext:value-type="float">
            <text:p>1.60147594255261</text:p>
          </table:table-cell>
          <table:table-cell table:formula="of:=INT(2048+2047*SIN([.B1046]))" office:value-type="float" office:value="4094" calcext:value-type="float">
            <text:p>4094</text:p>
          </table:table-cell>
          <table:table-cell table:formula="of:=INT(2048+2047*COS([.B1046]))"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[.A1047]*2*PI()/4096" office:value-type="float" office:value="1.6030099233405" calcext:value-type="float">
            <text:p>1.6030099233405</text:p>
          </table:table-cell>
          <table:table-cell table:formula="of:=INT(2048+2047*SIN([.B1047]))" office:value-type="float" office:value="4093" calcext:value-type="float">
            <text:p>4093</text:p>
          </table:table-cell>
          <table:table-cell table:formula="of:=INT(2048+2047*COS([.B1047]))" office:value-type="float" office:value="1982" calcext:value-type="float">
            <text:p>1982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[.A1048]*2*PI()/4096" office:value-type="float" office:value="1.60454390412838" calcext:value-type="float">
            <text:p>1.60454390412838</text:p>
          </table:table-cell>
          <table:table-cell table:formula="of:=INT(2048+2047*SIN([.B1048]))" office:value-type="float" office:value="4093" calcext:value-type="float">
            <text:p>4093</text:p>
          </table:table-cell>
          <table:table-cell table:formula="of:=INT(2048+2047*COS([.B1048]))" office:value-type="float" office:value="1978" calcext:value-type="float">
            <text:p>1978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[.A1049]*2*PI()/4096" office:value-type="float" office:value="1.60607788491627" calcext:value-type="float">
            <text:p>1.60607788491627</text:p>
          </table:table-cell>
          <table:table-cell table:formula="of:=INT(2048+2047*SIN([.B1049]))" office:value-type="float" office:value="4093" calcext:value-type="float">
            <text:p>4093</text:p>
          </table:table-cell>
          <table:table-cell table:formula="of:=INT(2048+2047*COS([.B1049]))"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[.A1050]*2*PI()/4096" office:value-type="float" office:value="1.60761186570415" calcext:value-type="float">
            <text:p>1.60761186570415</text:p>
          </table:table-cell>
          <table:table-cell table:formula="of:=INT(2048+2047*SIN([.B1050]))" office:value-type="float" office:value="4093" calcext:value-type="float">
            <text:p>4093</text:p>
          </table:table-cell>
          <table:table-cell table:formula="of:=INT(2048+2047*COS([.B1050]))"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[.A1051]*2*PI()/4096" office:value-type="float" office:value="1.60914584649204" calcext:value-type="float">
            <text:p>1.60914584649204</text:p>
          </table:table-cell>
          <table:table-cell table:formula="of:=INT(2048+2047*SIN([.B1051]))" office:value-type="float" office:value="4093" calcext:value-type="float">
            <text:p>4093</text:p>
          </table:table-cell>
          <table:table-cell table:formula="of:=INT(2048+2047*COS([.B1051]))"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A1052]*2*PI()/4096" office:value-type="float" office:value="1.61067982727992" calcext:value-type="float">
            <text:p>1.61067982727992</text:p>
          </table:table-cell>
          <table:table-cell table:formula="of:=INT(2048+2047*SIN([.B1052]))" office:value-type="float" office:value="4093" calcext:value-type="float">
            <text:p>4093</text:p>
          </table:table-cell>
          <table:table-cell table:formula="of:=INT(2048+2047*COS([.B1052]))"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[.A1053]*2*PI()/4096" office:value-type="float" office:value="1.61221380806781" calcext:value-type="float">
            <text:p>1.61221380806781</text:p>
          </table:table-cell>
          <table:table-cell table:formula="of:=INT(2048+2047*SIN([.B1053]))" office:value-type="float" office:value="4093" calcext:value-type="float">
            <text:p>4093</text:p>
          </table:table-cell>
          <table:table-cell table:formula="of:=INT(2048+2047*COS([.B1053]))" office:value-type="float" office:value="1963" calcext:value-type="float">
            <text:p>1963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[.A1054]*2*PI()/4096" office:value-type="float" office:value="1.61374778885569" calcext:value-type="float">
            <text:p>1.61374778885569</text:p>
          </table:table-cell>
          <table:table-cell table:formula="of:=INT(2048+2047*SIN([.B1054]))" office:value-type="float" office:value="4093" calcext:value-type="float">
            <text:p>4093</text:p>
          </table:table-cell>
          <table:table-cell table:formula="of:=INT(2048+2047*COS([.B1054]))"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[.A1055]*2*PI()/4096" office:value-type="float" office:value="1.61528176964358" calcext:value-type="float">
            <text:p>1.61528176964358</text:p>
          </table:table-cell>
          <table:table-cell table:formula="of:=INT(2048+2047*SIN([.B1055]))" office:value-type="float" office:value="4092" calcext:value-type="float">
            <text:p>4092</text:p>
          </table:table-cell>
          <table:table-cell table:formula="of:=INT(2048+2047*COS([.B1055]))" office:value-type="float" office:value="1956" calcext:value-type="float">
            <text:p>1956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[.A1056]*2*PI()/4096" office:value-type="float" office:value="1.61681575043147" calcext:value-type="float">
            <text:p>1.61681575043147</text:p>
          </table:table-cell>
          <table:table-cell table:formula="of:=INT(2048+2047*SIN([.B1056]))" office:value-type="float" office:value="4092" calcext:value-type="float">
            <text:p>4092</text:p>
          </table:table-cell>
          <table:table-cell table:formula="of:=INT(2048+2047*COS([.B1056]))"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[.A1057]*2*PI()/4096" office:value-type="float" office:value="1.61834973121935" calcext:value-type="float">
            <text:p>1.61834973121935</text:p>
          </table:table-cell>
          <table:table-cell table:formula="of:=INT(2048+2047*SIN([.B1057]))" office:value-type="float" office:value="4092" calcext:value-type="float">
            <text:p>4092</text:p>
          </table:table-cell>
          <table:table-cell table:formula="of:=INT(2048+2047*COS([.B1057]))"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[.A1058]*2*PI()/4096" office:value-type="float" office:value="1.61988371200724" calcext:value-type="float">
            <text:p>1.61988371200724</text:p>
          </table:table-cell>
          <table:table-cell table:formula="of:=INT(2048+2047*SIN([.B1058]))" office:value-type="float" office:value="4092" calcext:value-type="float">
            <text:p>4092</text:p>
          </table:table-cell>
          <table:table-cell table:formula="of:=INT(2048+2047*COS([.B1058]))"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[.A1059]*2*PI()/4096" office:value-type="float" office:value="1.62141769279512" calcext:value-type="float">
            <text:p>1.62141769279512</text:p>
          </table:table-cell>
          <table:table-cell table:formula="of:=INT(2048+2047*SIN([.B1059]))" office:value-type="float" office:value="4092" calcext:value-type="float">
            <text:p>4092</text:p>
          </table:table-cell>
          <table:table-cell table:formula="of:=INT(2048+2047*COS([.B1059]))" office:value-type="float" office:value="1944" calcext:value-type="float">
            <text:p>1944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[.A1060]*2*PI()/4096" office:value-type="float" office:value="1.62295167358301" calcext:value-type="float">
            <text:p>1.62295167358301</text:p>
          </table:table-cell>
          <table:table-cell table:formula="of:=INT(2048+2047*SIN([.B1060]))" office:value-type="float" office:value="4092" calcext:value-type="float">
            <text:p>4092</text:p>
          </table:table-cell>
          <table:table-cell table:formula="of:=INT(2048+2047*COS([.B1060]))"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[.A1061]*2*PI()/4096" office:value-type="float" office:value="1.62448565437089" calcext:value-type="float">
            <text:p>1.62448565437089</text:p>
          </table:table-cell>
          <table:table-cell table:formula="of:=INT(2048+2047*SIN([.B1061]))" office:value-type="float" office:value="4092" calcext:value-type="float">
            <text:p>4092</text:p>
          </table:table-cell>
          <table:table-cell table:formula="of:=INT(2048+2047*COS([.B1061]))"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A1062]*2*PI()/4096" office:value-type="float" office:value="1.62601963515878" calcext:value-type="float">
            <text:p>1.62601963515878</text:p>
          </table:table-cell>
          <table:table-cell table:formula="of:=INT(2048+2047*SIN([.B1062]))" office:value-type="float" office:value="4091" calcext:value-type="float">
            <text:p>4091</text:p>
          </table:table-cell>
          <table:table-cell table:formula="of:=INT(2048+2047*COS([.B1062]))" office:value-type="float" office:value="1935" calcext:value-type="float">
            <text:p>1935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.A1063]*2*PI()/4096" office:value-type="float" office:value="1.62755361594667" calcext:value-type="float">
            <text:p>1.62755361594667</text:p>
          </table:table-cell>
          <table:table-cell table:formula="of:=INT(2048+2047*SIN([.B1063]))" office:value-type="float" office:value="4091" calcext:value-type="float">
            <text:p>4091</text:p>
          </table:table-cell>
          <table:table-cell table:formula="of:=INT(2048+2047*COS([.B1063]))" office:value-type="float" office:value="1931" calcext:value-type="float">
            <text:p>1931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[.A1064]*2*PI()/4096" office:value-type="float" office:value="1.62908759673455" calcext:value-type="float">
            <text:p>1.62908759673455</text:p>
          </table:table-cell>
          <table:table-cell table:formula="of:=INT(2048+2047*SIN([.B1064]))" office:value-type="float" office:value="4091" calcext:value-type="float">
            <text:p>4091</text:p>
          </table:table-cell>
          <table:table-cell table:formula="of:=INT(2048+2047*COS([.B1064]))" office:value-type="float" office:value="1928" calcext:value-type="float">
            <text:p>1928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[.A1065]*2*PI()/4096" office:value-type="float" office:value="1.63062157752244" calcext:value-type="float">
            <text:p>1.63062157752244</text:p>
          </table:table-cell>
          <table:table-cell table:formula="of:=INT(2048+2047*SIN([.B1065]))" office:value-type="float" office:value="4091" calcext:value-type="float">
            <text:p>4091</text:p>
          </table:table-cell>
          <table:table-cell table:formula="of:=INT(2048+2047*COS([.B1065]))" office:value-type="float" office:value="1925" calcext:value-type="float">
            <text:p>1925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[.A1066]*2*PI()/4096" office:value-type="float" office:value="1.63215555831032" calcext:value-type="float">
            <text:p>1.63215555831032</text:p>
          </table:table-cell>
          <table:table-cell table:formula="of:=INT(2048+2047*SIN([.B1066]))" office:value-type="float" office:value="4091" calcext:value-type="float">
            <text:p>4091</text:p>
          </table:table-cell>
          <table:table-cell table:formula="of:=INT(2048+2047*COS([.B1066]))" office:value-type="float" office:value="1922" calcext:value-type="float">
            <text:p>1922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[.A1067]*2*PI()/4096" office:value-type="float" office:value="1.63368953909821" calcext:value-type="float">
            <text:p>1.63368953909821</text:p>
          </table:table-cell>
          <table:table-cell table:formula="of:=INT(2048+2047*SIN([.B1067]))" office:value-type="float" office:value="4090" calcext:value-type="float">
            <text:p>4090</text:p>
          </table:table-cell>
          <table:table-cell table:formula="of:=INT(2048+2047*COS([.B1067]))" office:value-type="float" office:value="1919" calcext:value-type="float">
            <text:p>1919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[.A1068]*2*PI()/4096" office:value-type="float" office:value="1.63522351988609" calcext:value-type="float">
            <text:p>1.63522351988609</text:p>
          </table:table-cell>
          <table:table-cell table:formula="of:=INT(2048+2047*SIN([.B1068]))" office:value-type="float" office:value="4090" calcext:value-type="float">
            <text:p>4090</text:p>
          </table:table-cell>
          <table:table-cell table:formula="of:=INT(2048+2047*COS([.B1068]))" office:value-type="float" office:value="1916" calcext:value-type="float">
            <text:p>1916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[.A1069]*2*PI()/4096" office:value-type="float" office:value="1.63675750067398" calcext:value-type="float">
            <text:p>1.63675750067398</text:p>
          </table:table-cell>
          <table:table-cell table:formula="of:=INT(2048+2047*SIN([.B1069]))" office:value-type="float" office:value="4090" calcext:value-type="float">
            <text:p>4090</text:p>
          </table:table-cell>
          <table:table-cell table:formula="of:=INT(2048+2047*COS([.B1069]))" office:value-type="float" office:value="1913" calcext:value-type="float">
            <text:p>1913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[.A1070]*2*PI()/4096" office:value-type="float" office:value="1.63829148146186" calcext:value-type="float">
            <text:p>1.63829148146186</text:p>
          </table:table-cell>
          <table:table-cell table:formula="of:=INT(2048+2047*SIN([.B1070]))" office:value-type="float" office:value="4090" calcext:value-type="float">
            <text:p>4090</text:p>
          </table:table-cell>
          <table:table-cell table:formula="of:=INT(2048+2047*COS([.B1070]))" office:value-type="float" office:value="1909" calcext:value-type="float">
            <text:p>1909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[.A1071]*2*PI()/4096" office:value-type="float" office:value="1.63982546224975" calcext:value-type="float">
            <text:p>1.63982546224975</text:p>
          </table:table-cell>
          <table:table-cell table:formula="of:=INT(2048+2047*SIN([.B1071]))" office:value-type="float" office:value="4090" calcext:value-type="float">
            <text:p>4090</text:p>
          </table:table-cell>
          <table:table-cell table:formula="of:=INT(2048+2047*COS([.B1071]))"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[.A1072]*2*PI()/4096" office:value-type="float" office:value="1.64135944303764" calcext:value-type="float">
            <text:p>1.64135944303764</text:p>
          </table:table-cell>
          <table:table-cell table:formula="of:=INT(2048+2047*SIN([.B1072]))" office:value-type="float" office:value="4089" calcext:value-type="float">
            <text:p>4089</text:p>
          </table:table-cell>
          <table:table-cell table:formula="of:=INT(2048+2047*COS([.B1072]))" office:value-type="float" office:value="1903" calcext:value-type="float">
            <text:p>1903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[.A1073]*2*PI()/4096" office:value-type="float" office:value="1.64289342382552" calcext:value-type="float">
            <text:p>1.64289342382552</text:p>
          </table:table-cell>
          <table:table-cell table:formula="of:=INT(2048+2047*SIN([.B1073]))" office:value-type="float" office:value="4089" calcext:value-type="float">
            <text:p>4089</text:p>
          </table:table-cell>
          <table:table-cell table:formula="of:=INT(2048+2047*COS([.B1073]))"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[.A1074]*2*PI()/4096" office:value-type="float" office:value="1.64442740461341" calcext:value-type="float">
            <text:p>1.64442740461341</text:p>
          </table:table-cell>
          <table:table-cell table:formula="of:=INT(2048+2047*SIN([.B1074]))" office:value-type="float" office:value="4089" calcext:value-type="float">
            <text:p>4089</text:p>
          </table:table-cell>
          <table:table-cell table:formula="of:=INT(2048+2047*COS([.B1074]))" office:value-type="float" office:value="1897" calcext:value-type="float">
            <text:p>1897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[.A1075]*2*PI()/4096" office:value-type="float" office:value="1.64596138540129" calcext:value-type="float">
            <text:p>1.64596138540129</text:p>
          </table:table-cell>
          <table:table-cell table:formula="of:=INT(2048+2047*SIN([.B1075]))" office:value-type="float" office:value="4089" calcext:value-type="float">
            <text:p>4089</text:p>
          </table:table-cell>
          <table:table-cell table:formula="of:=INT(2048+2047*COS([.B1075]))" office:value-type="float" office:value="1894" calcext:value-type="float">
            <text:p>1894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[.A1076]*2*PI()/4096" office:value-type="float" office:value="1.64749536618918" calcext:value-type="float">
            <text:p>1.64749536618918</text:p>
          </table:table-cell>
          <table:table-cell table:formula="of:=INT(2048+2047*SIN([.B1076]))" office:value-type="float" office:value="4088" calcext:value-type="float">
            <text:p>4088</text:p>
          </table:table-cell>
          <table:table-cell table:formula="of:=INT(2048+2047*COS([.B1076]))" office:value-type="float" office:value="1891" calcext:value-type="float">
            <text:p>1891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[.A1077]*2*PI()/4096" office:value-type="float" office:value="1.64902934697706" calcext:value-type="float">
            <text:p>1.64902934697706</text:p>
          </table:table-cell>
          <table:table-cell table:formula="of:=INT(2048+2047*SIN([.B1077]))" office:value-type="float" office:value="4088" calcext:value-type="float">
            <text:p>4088</text:p>
          </table:table-cell>
          <table:table-cell table:formula="of:=INT(2048+2047*COS([.B1077]))" office:value-type="float" office:value="1888" calcext:value-type="float">
            <text:p>1888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[.A1078]*2*PI()/4096" office:value-type="float" office:value="1.65056332776495" calcext:value-type="float">
            <text:p>1.65056332776495</text:p>
          </table:table-cell>
          <table:table-cell table:formula="of:=INT(2048+2047*SIN([.B1078]))" office:value-type="float" office:value="4088" calcext:value-type="float">
            <text:p>4088</text:p>
          </table:table-cell>
          <table:table-cell table:formula="of:=INT(2048+2047*COS([.B1078]))" office:value-type="float" office:value="1884" calcext:value-type="float">
            <text:p>1884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[.A1079]*2*PI()/4096" office:value-type="float" office:value="1.65209730855284" calcext:value-type="float">
            <text:p>1.65209730855284</text:p>
          </table:table-cell>
          <table:table-cell table:formula="of:=INT(2048+2047*SIN([.B1079]))" office:value-type="float" office:value="4088" calcext:value-type="float">
            <text:p>4088</text:p>
          </table:table-cell>
          <table:table-cell table:formula="of:=INT(2048+2047*COS([.B1079]))" office:value-type="float" office:value="1881" calcext:value-type="float">
            <text:p>1881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[.A1080]*2*PI()/4096" office:value-type="float" office:value="1.65363128934072" calcext:value-type="float">
            <text:p>1.65363128934072</text:p>
          </table:table-cell>
          <table:table-cell table:formula="of:=INT(2048+2047*SIN([.B1080]))" office:value-type="float" office:value="4087" calcext:value-type="float">
            <text:p>4087</text:p>
          </table:table-cell>
          <table:table-cell table:formula="of:=INT(2048+2047*COS([.B1080]))" office:value-type="float" office:value="1878" calcext:value-type="float">
            <text:p>1878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[.A1081]*2*PI()/4096" office:value-type="float" office:value="1.65516527012861" calcext:value-type="float">
            <text:p>1.65516527012861</text:p>
          </table:table-cell>
          <table:table-cell table:formula="of:=INT(2048+2047*SIN([.B1081]))" office:value-type="float" office:value="4087" calcext:value-type="float">
            <text:p>4087</text:p>
          </table:table-cell>
          <table:table-cell table:formula="of:=INT(2048+2047*COS([.B1081]))" office:value-type="float" office:value="1875" calcext:value-type="float">
            <text:p>1875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A1082]*2*PI()/4096" office:value-type="float" office:value="1.65669925091649" calcext:value-type="float">
            <text:p>1.65669925091649</text:p>
          </table:table-cell>
          <table:table-cell table:formula="of:=INT(2048+2047*SIN([.B1082]))" office:value-type="float" office:value="4087" calcext:value-type="float">
            <text:p>4087</text:p>
          </table:table-cell>
          <table:table-cell table:formula="of:=INT(2048+2047*COS([.B1082]))" office:value-type="float" office:value="1872" calcext:value-type="float">
            <text:p>1872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[.A1083]*2*PI()/4096" office:value-type="float" office:value="1.65823323170438" calcext:value-type="float">
            <text:p>1.65823323170438</text:p>
          </table:table-cell>
          <table:table-cell table:formula="of:=INT(2048+2047*SIN([.B1083]))" office:value-type="float" office:value="4087" calcext:value-type="float">
            <text:p>4087</text:p>
          </table:table-cell>
          <table:table-cell table:formula="of:=INT(2048+2047*COS([.B1083]))" office:value-type="float" office:value="1869" calcext:value-type="float">
            <text:p>1869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[.A1084]*2*PI()/4096" office:value-type="float" office:value="1.65976721249226" calcext:value-type="float">
            <text:p>1.65976721249226</text:p>
          </table:table-cell>
          <table:table-cell table:formula="of:=INT(2048+2047*SIN([.B1084]))" office:value-type="float" office:value="4086" calcext:value-type="float">
            <text:p>4086</text:p>
          </table:table-cell>
          <table:table-cell table:formula="of:=INT(2048+2047*COS([.B1084]))" office:value-type="float" office:value="1866" calcext:value-type="float">
            <text:p>1866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[.A1085]*2*PI()/4096" office:value-type="float" office:value="1.66130119328015" calcext:value-type="float">
            <text:p>1.66130119328015</text:p>
          </table:table-cell>
          <table:table-cell table:formula="of:=INT(2048+2047*SIN([.B1085]))" office:value-type="float" office:value="4086" calcext:value-type="float">
            <text:p>4086</text:p>
          </table:table-cell>
          <table:table-cell table:formula="of:=INT(2048+2047*COS([.B1085]))" office:value-type="float" office:value="1862" calcext:value-type="float">
            <text:p>1862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[.A1086]*2*PI()/4096" office:value-type="float" office:value="1.66283517406804" calcext:value-type="float">
            <text:p>1.66283517406804</text:p>
          </table:table-cell>
          <table:table-cell table:formula="of:=INT(2048+2047*SIN([.B1086]))" office:value-type="float" office:value="4086" calcext:value-type="float">
            <text:p>4086</text:p>
          </table:table-cell>
          <table:table-cell table:formula="of:=INT(2048+2047*COS([.B1086]))"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[.A1087]*2*PI()/4096" office:value-type="float" office:value="1.66436915485592" calcext:value-type="float">
            <text:p>1.66436915485592</text:p>
          </table:table-cell>
          <table:table-cell table:formula="of:=INT(2048+2047*SIN([.B1087]))" office:value-type="float" office:value="4086" calcext:value-type="float">
            <text:p>4086</text:p>
          </table:table-cell>
          <table:table-cell table:formula="of:=INT(2048+2047*COS([.B1087]))" office:value-type="float" office:value="1856" calcext:value-type="float">
            <text:p>1856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[.A1088]*2*PI()/4096" office:value-type="float" office:value="1.66590313564381" calcext:value-type="float">
            <text:p>1.66590313564381</text:p>
          </table:table-cell>
          <table:table-cell table:formula="of:=INT(2048+2047*SIN([.B1088]))" office:value-type="float" office:value="4085" calcext:value-type="float">
            <text:p>4085</text:p>
          </table:table-cell>
          <table:table-cell table:formula="of:=INT(2048+2047*COS([.B1088]))" office:value-type="float" office:value="1853" calcext:value-type="float">
            <text:p>1853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[.A1089]*2*PI()/4096" office:value-type="float" office:value="1.66743711643169" calcext:value-type="float">
            <text:p>1.66743711643169</text:p>
          </table:table-cell>
          <table:table-cell table:formula="of:=INT(2048+2047*SIN([.B1089]))" office:value-type="float" office:value="4085" calcext:value-type="float">
            <text:p>4085</text:p>
          </table:table-cell>
          <table:table-cell table:formula="of:=INT(2048+2047*COS([.B1089]))" office:value-type="float" office:value="1850" calcext:value-type="float">
            <text:p>1850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.A1090]*2*PI()/4096" office:value-type="float" office:value="1.66897109721958" calcext:value-type="float">
            <text:p>1.66897109721958</text:p>
          </table:table-cell>
          <table:table-cell table:formula="of:=INT(2048+2047*SIN([.B1090]))" office:value-type="float" office:value="4085" calcext:value-type="float">
            <text:p>4085</text:p>
          </table:table-cell>
          <table:table-cell table:formula="of:=INT(2048+2047*COS([.B1090]))" office:value-type="float" office:value="1847" calcext:value-type="float">
            <text:p>1847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[.A1091]*2*PI()/4096" office:value-type="float" office:value="1.67050507800746" calcext:value-type="float">
            <text:p>1.67050507800746</text:p>
          </table:table-cell>
          <table:table-cell table:formula="of:=INT(2048+2047*SIN([.B1091]))" office:value-type="float" office:value="4084" calcext:value-type="float">
            <text:p>4084</text:p>
          </table:table-cell>
          <table:table-cell table:formula="of:=INT(2048+2047*COS([.B1091]))" office:value-type="float" office:value="1844" calcext:value-type="float">
            <text:p>1844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[.A1092]*2*PI()/4096" office:value-type="float" office:value="1.67203905879535" calcext:value-type="float">
            <text:p>1.67203905879535</text:p>
          </table:table-cell>
          <table:table-cell table:formula="of:=INT(2048+2047*SIN([.B1092]))" office:value-type="float" office:value="4084" calcext:value-type="float">
            <text:p>4084</text:p>
          </table:table-cell>
          <table:table-cell table:formula="of:=INT(2048+2047*COS([.B1092]))" office:value-type="float" office:value="1841" calcext:value-type="float">
            <text:p>184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[.A1093]*2*PI()/4096" office:value-type="float" office:value="1.67357303958323" calcext:value-type="float">
            <text:p>1.67357303958323</text:p>
          </table:table-cell>
          <table:table-cell table:formula="of:=INT(2048+2047*SIN([.B1093]))" office:value-type="float" office:value="4084" calcext:value-type="float">
            <text:p>4084</text:p>
          </table:table-cell>
          <table:table-cell table:formula="of:=INT(2048+2047*COS([.B1093]))" office:value-type="float" office:value="1837" calcext:value-type="float">
            <text:p>1837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[.A1094]*2*PI()/4096" office:value-type="float" office:value="1.67510702037112" calcext:value-type="float">
            <text:p>1.67510702037112</text:p>
          </table:table-cell>
          <table:table-cell table:formula="of:=INT(2048+2047*SIN([.B1094]))" office:value-type="float" office:value="4083" calcext:value-type="float">
            <text:p>4083</text:p>
          </table:table-cell>
          <table:table-cell table:formula="of:=INT(2048+2047*COS([.B1094]))" office:value-type="float" office:value="1834" calcext:value-type="float">
            <text:p>1834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[.A1095]*2*PI()/4096" office:value-type="float" office:value="1.67664100115901" calcext:value-type="float">
            <text:p>1.67664100115901</text:p>
          </table:table-cell>
          <table:table-cell table:formula="of:=INT(2048+2047*SIN([.B1095]))" office:value-type="float" office:value="4083" calcext:value-type="float">
            <text:p>4083</text:p>
          </table:table-cell>
          <table:table-cell table:formula="of:=INT(2048+2047*COS([.B1095]))" office:value-type="float" office:value="1831" calcext:value-type="float">
            <text:p>1831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[.A1096]*2*PI()/4096" office:value-type="float" office:value="1.67817498194689" calcext:value-type="float">
            <text:p>1.67817498194689</text:p>
          </table:table-cell>
          <table:table-cell table:formula="of:=INT(2048+2047*SIN([.B1096]))" office:value-type="float" office:value="4083" calcext:value-type="float">
            <text:p>4083</text:p>
          </table:table-cell>
          <table:table-cell table:formula="of:=INT(2048+2047*COS([.B1096]))" office:value-type="float" office:value="1828" calcext:value-type="float">
            <text:p>1828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[.A1097]*2*PI()/4096" office:value-type="float" office:value="1.67970896273478" calcext:value-type="float">
            <text:p>1.67970896273478</text:p>
          </table:table-cell>
          <table:table-cell table:formula="of:=INT(2048+2047*SIN([.B1097]))" office:value-type="float" office:value="4082" calcext:value-type="float">
            <text:p>4082</text:p>
          </table:table-cell>
          <table:table-cell table:formula="of:=INT(2048+2047*COS([.B1097]))"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[.A1098]*2*PI()/4096" office:value-type="float" office:value="1.68124294352266" calcext:value-type="float">
            <text:p>1.68124294352266</text:p>
          </table:table-cell>
          <table:table-cell table:formula="of:=INT(2048+2047*SIN([.B1098]))" office:value-type="float" office:value="4082" calcext:value-type="float">
            <text:p>4082</text:p>
          </table:table-cell>
          <table:table-cell table:formula="of:=INT(2048+2047*COS([.B1098]))" office:value-type="float" office:value="1822" calcext:value-type="float">
            <text:p>1822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[.A1099]*2*PI()/4096" office:value-type="float" office:value="1.68277692431055" calcext:value-type="float">
            <text:p>1.68277692431055</text:p>
          </table:table-cell>
          <table:table-cell table:formula="of:=INT(2048+2047*SIN([.B1099]))" office:value-type="float" office:value="4082" calcext:value-type="float">
            <text:p>4082</text:p>
          </table:table-cell>
          <table:table-cell table:formula="of:=INT(2048+2047*COS([.B1099]))" office:value-type="float" office:value="1819" calcext:value-type="float">
            <text:p>1819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[.A1100]*2*PI()/4096" office:value-type="float" office:value="1.68431090509843" calcext:value-type="float">
            <text:p>1.68431090509843</text:p>
          </table:table-cell>
          <table:table-cell table:formula="of:=INT(2048+2047*SIN([.B1100]))" office:value-type="float" office:value="4081" calcext:value-type="float">
            <text:p>4081</text:p>
          </table:table-cell>
          <table:table-cell table:formula="of:=INT(2048+2047*COS([.B1100]))" office:value-type="float" office:value="1816" calcext:value-type="float">
            <text:p>1816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[.A1101]*2*PI()/4096" office:value-type="float" office:value="1.68584488588632" calcext:value-type="float">
            <text:p>1.68584488588632</text:p>
          </table:table-cell>
          <table:table-cell table:formula="of:=INT(2048+2047*SIN([.B1101]))" office:value-type="float" office:value="4081" calcext:value-type="float">
            <text:p>4081</text:p>
          </table:table-cell>
          <table:table-cell table:formula="of:=INT(2048+2047*COS([.B1101]))" office:value-type="float" office:value="1813" calcext:value-type="float">
            <text:p>1813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102]*2*PI()/4096" office:value-type="float" office:value="1.68737886667421" calcext:value-type="float">
            <text:p>1.68737886667421</text:p>
          </table:table-cell>
          <table:table-cell table:formula="of:=INT(2048+2047*SIN([.B1102]))" office:value-type="float" office:value="4081" calcext:value-type="float">
            <text:p>4081</text:p>
          </table:table-cell>
          <table:table-cell table:formula="of:=INT(2048+2047*COS([.B1102]))" office:value-type="float" office:value="1809" calcext:value-type="float">
            <text:p>1809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[.A1103]*2*PI()/4096" office:value-type="float" office:value="1.68891284746209" calcext:value-type="float">
            <text:p>1.68891284746209</text:p>
          </table:table-cell>
          <table:table-cell table:formula="of:=INT(2048+2047*SIN([.B1103]))" office:value-type="float" office:value="4080" calcext:value-type="float">
            <text:p>4080</text:p>
          </table:table-cell>
          <table:table-cell table:formula="of:=INT(2048+2047*COS([.B1103]))" office:value-type="float" office:value="1806" calcext:value-type="float">
            <text:p>1806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[.A1104]*2*PI()/4096" office:value-type="float" office:value="1.69044682824998" calcext:value-type="float">
            <text:p>1.69044682824998</text:p>
          </table:table-cell>
          <table:table-cell table:formula="of:=INT(2048+2047*SIN([.B1104]))" office:value-type="float" office:value="4080" calcext:value-type="float">
            <text:p>4080</text:p>
          </table:table-cell>
          <table:table-cell table:formula="of:=INT(2048+2047*COS([.B1104]))" office:value-type="float" office:value="1803" calcext:value-type="float">
            <text:p>1803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[.A1105]*2*PI()/4096" office:value-type="float" office:value="1.69198080903786" calcext:value-type="float">
            <text:p>1.69198080903786</text:p>
          </table:table-cell>
          <table:table-cell table:formula="of:=INT(2048+2047*SIN([.B1105]))" office:value-type="float" office:value="4079" calcext:value-type="float">
            <text:p>4079</text:p>
          </table:table-cell>
          <table:table-cell table:formula="of:=INT(2048+2047*COS([.B1105]))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[.A1106]*2*PI()/4096" office:value-type="float" office:value="1.69351478982575" calcext:value-type="float">
            <text:p>1.69351478982575</text:p>
          </table:table-cell>
          <table:table-cell table:formula="of:=INT(2048+2047*SIN([.B1106]))" office:value-type="float" office:value="4079" calcext:value-type="float">
            <text:p>4079</text:p>
          </table:table-cell>
          <table:table-cell table:formula="of:=INT(2048+2047*COS([.B1106]))" office:value-type="float" office:value="1797" calcext:value-type="float">
            <text:p>1797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[.A1107]*2*PI()/4096" office:value-type="float" office:value="1.69504877061363" calcext:value-type="float">
            <text:p>1.69504877061363</text:p>
          </table:table-cell>
          <table:table-cell table:formula="of:=INT(2048+2047*SIN([.B1107]))" office:value-type="float" office:value="4079" calcext:value-type="float">
            <text:p>4079</text:p>
          </table:table-cell>
          <table:table-cell table:formula="of:=INT(2048+2047*COS([.B1107]))" office:value-type="float" office:value="1794" calcext:value-type="float">
            <text:p>1794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[.A1108]*2*PI()/4096" office:value-type="float" office:value="1.69658275140152" calcext:value-type="float">
            <text:p>1.69658275140152</text:p>
          </table:table-cell>
          <table:table-cell table:formula="of:=INT(2048+2047*SIN([.B1108]))" office:value-type="float" office:value="4078" calcext:value-type="float">
            <text:p>4078</text:p>
          </table:table-cell>
          <table:table-cell table:formula="of:=INT(2048+2047*COS([.B1108]))"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[.A1109]*2*PI()/4096" office:value-type="float" office:value="1.6981167321894" calcext:value-type="float">
            <text:p>1.6981167321894</text:p>
          </table:table-cell>
          <table:table-cell table:formula="of:=INT(2048+2047*SIN([.B1109]))" office:value-type="float" office:value="4078" calcext:value-type="float">
            <text:p>4078</text:p>
          </table:table-cell>
          <table:table-cell table:formula="of:=INT(2048+2047*COS([.B1109]))"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[.A1110]*2*PI()/4096" office:value-type="float" office:value="1.69965071297729" calcext:value-type="float">
            <text:p>1.69965071297729</text:p>
          </table:table-cell>
          <table:table-cell table:formula="of:=INT(2048+2047*SIN([.B1110]))" office:value-type="float" office:value="4078" calcext:value-type="float">
            <text:p>4078</text:p>
          </table:table-cell>
          <table:table-cell table:formula="of:=INT(2048+2047*COS([.B1110]))" office:value-type="float" office:value="1784" calcext:value-type="float">
            <text:p>1784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[.A1111]*2*PI()/4096" office:value-type="float" office:value="1.70118469376518" calcext:value-type="float">
            <text:p>1.70118469376518</text:p>
          </table:table-cell>
          <table:table-cell table:formula="of:=INT(2048+2047*SIN([.B1111]))" office:value-type="float" office:value="4077" calcext:value-type="float">
            <text:p>4077</text:p>
          </table:table-cell>
          <table:table-cell table:formula="of:=INT(2048+2047*COS([.B1111]))" office:value-type="float" office:value="1781" calcext:value-type="float">
            <text:p>1781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[.A1112]*2*PI()/4096" office:value-type="float" office:value="1.70271867455306" calcext:value-type="float">
            <text:p>1.70271867455306</text:p>
          </table:table-cell>
          <table:table-cell table:formula="of:=INT(2048+2047*SIN([.B1112]))" office:value-type="float" office:value="4077" calcext:value-type="float">
            <text:p>4077</text:p>
          </table:table-cell>
          <table:table-cell table:formula="of:=INT(2048+2047*COS([.B1112]))" office:value-type="float" office:value="1778" calcext:value-type="float">
            <text:p>1778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[.A1113]*2*PI()/4096" office:value-type="float" office:value="1.70425265534095" calcext:value-type="float">
            <text:p>1.70425265534095</text:p>
          </table:table-cell>
          <table:table-cell table:formula="of:=INT(2048+2047*SIN([.B1113]))" office:value-type="float" office:value="4076" calcext:value-type="float">
            <text:p>4076</text:p>
          </table:table-cell>
          <table:table-cell table:formula="of:=INT(2048+2047*COS([.B1113]))"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[.A1114]*2*PI()/4096" office:value-type="float" office:value="1.70578663612883" calcext:value-type="float">
            <text:p>1.70578663612883</text:p>
          </table:table-cell>
          <table:table-cell table:formula="of:=INT(2048+2047*SIN([.B1114]))" office:value-type="float" office:value="4076" calcext:value-type="float">
            <text:p>4076</text:p>
          </table:table-cell>
          <table:table-cell table:formula="of:=INT(2048+2047*COS([.B1114]))" office:value-type="float" office:value="1772" calcext:value-type="float">
            <text:p>1772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[.A1115]*2*PI()/4096" office:value-type="float" office:value="1.70732061691672" calcext:value-type="float">
            <text:p>1.70732061691672</text:p>
          </table:table-cell>
          <table:table-cell table:formula="of:=INT(2048+2047*SIN([.B1115]))" office:value-type="float" office:value="4075" calcext:value-type="float">
            <text:p>4075</text:p>
          </table:table-cell>
          <table:table-cell table:formula="of:=INT(2048+2047*COS([.B1115]))" office:value-type="float" office:value="1769" calcext:value-type="float">
            <text:p>1769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[.A1116]*2*PI()/4096" office:value-type="float" office:value="1.7088545977046" calcext:value-type="float">
            <text:p>1.7088545977046</text:p>
          </table:table-cell>
          <table:table-cell table:formula="of:=INT(2048+2047*SIN([.B1116]))" office:value-type="float" office:value="4075" calcext:value-type="float">
            <text:p>4075</text:p>
          </table:table-cell>
          <table:table-cell table:formula="of:=INT(2048+2047*COS([.B1116]))"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[.A1117]*2*PI()/4096" office:value-type="float" office:value="1.71038857849249" calcext:value-type="float">
            <text:p>1.71038857849249</text:p>
          </table:table-cell>
          <table:table-cell table:formula="of:=INT(2048+2047*SIN([.B1117]))" office:value-type="float" office:value="4075" calcext:value-type="float">
            <text:p>4075</text:p>
          </table:table-cell>
          <table:table-cell table:formula="of:=INT(2048+2047*COS([.B1117]))" office:value-type="float" office:value="1763" calcext:value-type="float">
            <text:p>1763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[.A1118]*2*PI()/4096" office:value-type="float" office:value="1.71192255928038" calcext:value-type="float">
            <text:p>1.71192255928038</text:p>
          </table:table-cell>
          <table:table-cell table:formula="of:=INT(2048+2047*SIN([.B1118]))" office:value-type="float" office:value="4074" calcext:value-type="float">
            <text:p>4074</text:p>
          </table:table-cell>
          <table:table-cell table:formula="of:=INT(2048+2047*COS([.B1118]))"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[.A1119]*2*PI()/4096" office:value-type="float" office:value="1.71345654006826" calcext:value-type="float">
            <text:p>1.71345654006826</text:p>
          </table:table-cell>
          <table:table-cell table:formula="of:=INT(2048+2047*SIN([.B1119]))" office:value-type="float" office:value="4074" calcext:value-type="float">
            <text:p>4074</text:p>
          </table:table-cell>
          <table:table-cell table:formula="of:=INT(2048+2047*COS([.B1119]))" office:value-type="float" office:value="1756" calcext:value-type="float">
            <text:p>1756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[.A1120]*2*PI()/4096" office:value-type="float" office:value="1.71499052085615" calcext:value-type="float">
            <text:p>1.71499052085615</text:p>
          </table:table-cell>
          <table:table-cell table:formula="of:=INT(2048+2047*SIN([.B1120]))" office:value-type="float" office:value="4073" calcext:value-type="float">
            <text:p>4073</text:p>
          </table:table-cell>
          <table:table-cell table:formula="of:=INT(2048+2047*COS([.B1120]))" office:value-type="float" office:value="1753" calcext:value-type="float">
            <text:p>1753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[.A1121]*2*PI()/4096" office:value-type="float" office:value="1.71652450164403" calcext:value-type="float">
            <text:p>1.71652450164403</text:p>
          </table:table-cell>
          <table:table-cell table:formula="of:=INT(2048+2047*SIN([.B1121]))" office:value-type="float" office:value="4073" calcext:value-type="float">
            <text:p>4073</text:p>
          </table:table-cell>
          <table:table-cell table:formula="of:=INT(2048+2047*COS([.B1121]))" office:value-type="float" office:value="1750" calcext:value-type="float">
            <text:p>1750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A1122]*2*PI()/4096" office:value-type="float" office:value="1.71805848243192" calcext:value-type="float">
            <text:p>1.71805848243192</text:p>
          </table:table-cell>
          <table:table-cell table:formula="of:=INT(2048+2047*SIN([.B1122]))" office:value-type="float" office:value="4072" calcext:value-type="float">
            <text:p>4072</text:p>
          </table:table-cell>
          <table:table-cell table:formula="of:=INT(2048+2047*COS([.B1122]))" office:value-type="float" office:value="1747" calcext:value-type="float">
            <text:p>1747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[.A1123]*2*PI()/4096" office:value-type="float" office:value="1.7195924632198" calcext:value-type="float">
            <text:p>1.7195924632198</text:p>
          </table:table-cell>
          <table:table-cell table:formula="of:=INT(2048+2047*SIN([.B1123]))" office:value-type="float" office:value="4072" calcext:value-type="float">
            <text:p>4072</text:p>
          </table:table-cell>
          <table:table-cell table:formula="of:=INT(2048+2047*COS([.B1123]))" office:value-type="float" office:value="1744" calcext:value-type="float">
            <text:p>1744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[.A1124]*2*PI()/4096" office:value-type="float" office:value="1.72112644400769" calcext:value-type="float">
            <text:p>1.72112644400769</text:p>
          </table:table-cell>
          <table:table-cell table:formula="of:=INT(2048+2047*SIN([.B1124]))" office:value-type="float" office:value="4071" calcext:value-type="float">
            <text:p>4071</text:p>
          </table:table-cell>
          <table:table-cell table:formula="of:=INT(2048+2047*COS([.B1124]))" office:value-type="float" office:value="1741" calcext:value-type="float">
            <text:p>1741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[.A1125]*2*PI()/4096" office:value-type="float" office:value="1.72266042479558" calcext:value-type="float">
            <text:p>1.72266042479558</text:p>
          </table:table-cell>
          <table:table-cell table:formula="of:=INT(2048+2047*SIN([.B1125]))" office:value-type="float" office:value="4071" calcext:value-type="float">
            <text:p>4071</text:p>
          </table:table-cell>
          <table:table-cell table:formula="of:=INT(2048+2047*COS([.B1125]))" office:value-type="float" office:value="1738" calcext:value-type="float">
            <text:p>1738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[.A1126]*2*PI()/4096" office:value-type="float" office:value="1.72419440558346" calcext:value-type="float">
            <text:p>1.72419440558346</text:p>
          </table:table-cell>
          <table:table-cell table:formula="of:=INT(2048+2047*SIN([.B1126]))" office:value-type="float" office:value="4070" calcext:value-type="float">
            <text:p>4070</text:p>
          </table:table-cell>
          <table:table-cell table:formula="of:=INT(2048+2047*COS([.B1126]))" office:value-type="float" office:value="1735" calcext:value-type="float">
            <text:p>1735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[.A1127]*2*PI()/4096" office:value-type="float" office:value="1.72572838637135" calcext:value-type="float">
            <text:p>1.72572838637135</text:p>
          </table:table-cell>
          <table:table-cell table:formula="of:=INT(2048+2047*SIN([.B1127]))" office:value-type="float" office:value="4070" calcext:value-type="float">
            <text:p>4070</text:p>
          </table:table-cell>
          <table:table-cell table:formula="of:=INT(2048+2047*COS([.B1127]))" office:value-type="float" office:value="1732" calcext:value-type="float">
            <text:p>1732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[.A1128]*2*PI()/4096" office:value-type="float" office:value="1.72726236715923" calcext:value-type="float">
            <text:p>1.72726236715923</text:p>
          </table:table-cell>
          <table:table-cell table:formula="of:=INT(2048+2047*SIN([.B1128]))" office:value-type="float" office:value="4069" calcext:value-type="float">
            <text:p>4069</text:p>
          </table:table-cell>
          <table:table-cell table:formula="of:=INT(2048+2047*COS([.B1128]))" office:value-type="float" office:value="1729" calcext:value-type="float">
            <text:p>1729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[.A1129]*2*PI()/4096" office:value-type="float" office:value="1.72879634794712" calcext:value-type="float">
            <text:p>1.72879634794712</text:p>
          </table:table-cell>
          <table:table-cell table:formula="of:=INT(2048+2047*SIN([.B1129]))" office:value-type="float" office:value="4069" calcext:value-type="float">
            <text:p>4069</text:p>
          </table:table-cell>
          <table:table-cell table:formula="of:=INT(2048+2047*COS([.B1129]))" office:value-type="float" office:value="1725" calcext:value-type="float">
            <text:p>1725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[.A1130]*2*PI()/4096" office:value-type="float" office:value="1.730330328735" calcext:value-type="float">
            <text:p>1.730330328735</text:p>
          </table:table-cell>
          <table:table-cell table:formula="of:=INT(2048+2047*SIN([.B1130]))" office:value-type="float" office:value="4069" calcext:value-type="float">
            <text:p>4069</text:p>
          </table:table-cell>
          <table:table-cell table:formula="of:=INT(2048+2047*COS([.B1130]))" office:value-type="float" office:value="1722" calcext:value-type="float">
            <text:p>1722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[.A1131]*2*PI()/4096" office:value-type="float" office:value="1.73186430952289" calcext:value-type="float">
            <text:p>1.73186430952289</text:p>
          </table:table-cell>
          <table:table-cell table:formula="of:=INT(2048+2047*SIN([.B1131]))" office:value-type="float" office:value="4068" calcext:value-type="float">
            <text:p>4068</text:p>
          </table:table-cell>
          <table:table-cell table:formula="of:=INT(2048+2047*COS([.B1131]))"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[.A1132]*2*PI()/4096" office:value-type="float" office:value="1.73339829031077" calcext:value-type="float">
            <text:p>1.73339829031077</text:p>
          </table:table-cell>
          <table:table-cell table:formula="of:=INT(2048+2047*SIN([.B1132]))" office:value-type="float" office:value="4067" calcext:value-type="float">
            <text:p>4067</text:p>
          </table:table-cell>
          <table:table-cell table:formula="of:=INT(2048+2047*COS([.B1132]))" office:value-type="float" office:value="1716" calcext:value-type="float">
            <text:p>1716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[.A1133]*2*PI()/4096" office:value-type="float" office:value="1.73493227109866" calcext:value-type="float">
            <text:p>1.73493227109866</text:p>
          </table:table-cell>
          <table:table-cell table:formula="of:=INT(2048+2047*SIN([.B1133]))" office:value-type="float" office:value="4067" calcext:value-type="float">
            <text:p>4067</text:p>
          </table:table-cell>
          <table:table-cell table:formula="of:=INT(2048+2047*COS([.B1133]))" office:value-type="float" office:value="1713" calcext:value-type="float">
            <text:p>1713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[.A1134]*2*PI()/4096" office:value-type="float" office:value="1.73646625188655" calcext:value-type="float">
            <text:p>1.73646625188655</text:p>
          </table:table-cell>
          <table:table-cell table:formula="of:=INT(2048+2047*SIN([.B1134]))" office:value-type="float" office:value="4066" calcext:value-type="float">
            <text:p>4066</text:p>
          </table:table-cell>
          <table:table-cell table:formula="of:=INT(2048+2047*COS([.B1134]))" office:value-type="float" office:value="1710" calcext:value-type="float">
            <text:p>1710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[.A1135]*2*PI()/4096" office:value-type="float" office:value="1.73800023267443" calcext:value-type="float">
            <text:p>1.73800023267443</text:p>
          </table:table-cell>
          <table:table-cell table:formula="of:=INT(2048+2047*SIN([.B1135]))" office:value-type="float" office:value="4066" calcext:value-type="float">
            <text:p>4066</text:p>
          </table:table-cell>
          <table:table-cell table:formula="of:=INT(2048+2047*COS([.B1135]))" office:value-type="float" office:value="1707" calcext:value-type="float">
            <text:p>1707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[.A1136]*2*PI()/4096" office:value-type="float" office:value="1.73953421346232" calcext:value-type="float">
            <text:p>1.73953421346232</text:p>
          </table:table-cell>
          <table:table-cell table:formula="of:=INT(2048+2047*SIN([.B1136]))" office:value-type="float" office:value="4065" calcext:value-type="float">
            <text:p>4065</text:p>
          </table:table-cell>
          <table:table-cell table:formula="of:=INT(2048+2047*COS([.B1136]))" office:value-type="float" office:value="1704" calcext:value-type="float">
            <text:p>1704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[.A1137]*2*PI()/4096" office:value-type="float" office:value="1.7410681942502" calcext:value-type="float">
            <text:p>1.7410681942502</text:p>
          </table:table-cell>
          <table:table-cell table:formula="of:=INT(2048+2047*SIN([.B1137]))" office:value-type="float" office:value="4065" calcext:value-type="float">
            <text:p>4065</text:p>
          </table:table-cell>
          <table:table-cell table:formula="of:=INT(2048+2047*COS([.B1137]))" office:value-type="float" office:value="1701" calcext:value-type="float">
            <text:p>1701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[.A1138]*2*PI()/4096" office:value-type="float" office:value="1.74260217503809" calcext:value-type="float">
            <text:p>1.74260217503809</text:p>
          </table:table-cell>
          <table:table-cell table:formula="of:=INT(2048+2047*SIN([.B1138]))" office:value-type="float" office:value="4064" calcext:value-type="float">
            <text:p>4064</text:p>
          </table:table-cell>
          <table:table-cell table:formula="of:=INT(2048+2047*COS([.B1138]))" office:value-type="float" office:value="1698" calcext:value-type="float">
            <text:p>1698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[.A1139]*2*PI()/4096" office:value-type="float" office:value="1.74413615582597" calcext:value-type="float">
            <text:p>1.74413615582597</text:p>
          </table:table-cell>
          <table:table-cell table:formula="of:=INT(2048+2047*SIN([.B1139]))" office:value-type="float" office:value="4064" calcext:value-type="float">
            <text:p>4064</text:p>
          </table:table-cell>
          <table:table-cell table:formula="of:=INT(2048+2047*COS([.B1139]))" office:value-type="float" office:value="1694" calcext:value-type="float">
            <text:p>1694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[.A1140]*2*PI()/4096" office:value-type="float" office:value="1.74567013661386" calcext:value-type="float">
            <text:p>1.74567013661386</text:p>
          </table:table-cell>
          <table:table-cell table:formula="of:=INT(2048+2047*SIN([.B1140]))" office:value-type="float" office:value="4063" calcext:value-type="float">
            <text:p>4063</text:p>
          </table:table-cell>
          <table:table-cell table:formula="of:=INT(2048+2047*COS([.B1140]))" office:value-type="float" office:value="1691" calcext:value-type="float">
            <text:p>1691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[.A1141]*2*PI()/4096" office:value-type="float" office:value="1.74720411740175" calcext:value-type="float">
            <text:p>1.74720411740175</text:p>
          </table:table-cell>
          <table:table-cell table:formula="of:=INT(2048+2047*SIN([.B1141]))" office:value-type="float" office:value="4063" calcext:value-type="float">
            <text:p>4063</text:p>
          </table:table-cell>
          <table:table-cell table:formula="of:=INT(2048+2047*COS([.B1141]))" office:value-type="float" office:value="1688" calcext:value-type="float">
            <text:p>1688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[.A1142]*2*PI()/4096" office:value-type="float" office:value="1.74873809818963" calcext:value-type="float">
            <text:p>1.74873809818963</text:p>
          </table:table-cell>
          <table:table-cell table:formula="of:=INT(2048+2047*SIN([.B1142]))" office:value-type="float" office:value="4062" calcext:value-type="float">
            <text:p>4062</text:p>
          </table:table-cell>
          <table:table-cell table:formula="of:=INT(2048+2047*COS([.B1142]))" office:value-type="float" office:value="1685" calcext:value-type="float">
            <text:p>1685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[.A1143]*2*PI()/4096" office:value-type="float" office:value="1.75027207897752" calcext:value-type="float">
            <text:p>1.75027207897752</text:p>
          </table:table-cell>
          <table:table-cell table:formula="of:=INT(2048+2047*SIN([.B1143]))" office:value-type="float" office:value="4062" calcext:value-type="float">
            <text:p>4062</text:p>
          </table:table-cell>
          <table:table-cell table:formula="of:=INT(2048+2047*COS([.B1143]))" office:value-type="float" office:value="1682" calcext:value-type="float">
            <text:p>1682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[.A1144]*2*PI()/4096" office:value-type="float" office:value="1.7518060597654" calcext:value-type="float">
            <text:p>1.7518060597654</text:p>
          </table:table-cell>
          <table:table-cell table:formula="of:=INT(2048+2047*SIN([.B1144]))" office:value-type="float" office:value="4061" calcext:value-type="float">
            <text:p>4061</text:p>
          </table:table-cell>
          <table:table-cell table:formula="of:=INT(2048+2047*COS([.B1144]))" office:value-type="float" office:value="1679" calcext:value-type="float">
            <text:p>1679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[.A1145]*2*PI()/4096" office:value-type="float" office:value="1.75334004055329" calcext:value-type="float">
            <text:p>1.75334004055329</text:p>
          </table:table-cell>
          <table:table-cell table:formula="of:=INT(2048+2047*SIN([.B1145]))" office:value-type="float" office:value="4060" calcext:value-type="float">
            <text:p>4060</text:p>
          </table:table-cell>
          <table:table-cell table:formula="of:=INT(2048+2047*COS([.B1145]))" office:value-type="float" office:value="1676" calcext:value-type="float">
            <text:p>1676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[.A1146]*2*PI()/4096" office:value-type="float" office:value="1.75487402134117" calcext:value-type="float">
            <text:p>1.75487402134117</text:p>
          </table:table-cell>
          <table:table-cell table:formula="of:=INT(2048+2047*SIN([.B1146]))" office:value-type="float" office:value="4060" calcext:value-type="float">
            <text:p>4060</text:p>
          </table:table-cell>
          <table:table-cell table:formula="of:=INT(2048+2047*COS([.B1146]))"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[.A1147]*2*PI()/4096" office:value-type="float" office:value="1.75640800212906" calcext:value-type="float">
            <text:p>1.75640800212906</text:p>
          </table:table-cell>
          <table:table-cell table:formula="of:=INT(2048+2047*SIN([.B1147]))" office:value-type="float" office:value="4059" calcext:value-type="float">
            <text:p>4059</text:p>
          </table:table-cell>
          <table:table-cell table:formula="of:=INT(2048+2047*COS([.B1147]))" office:value-type="float" office:value="1670" calcext:value-type="float">
            <text:p>1670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[.A1148]*2*PI()/4096" office:value-type="float" office:value="1.75794198291694" calcext:value-type="float">
            <text:p>1.75794198291694</text:p>
          </table:table-cell>
          <table:table-cell table:formula="of:=INT(2048+2047*SIN([.B1148]))" office:value-type="float" office:value="4059" calcext:value-type="float">
            <text:p>4059</text:p>
          </table:table-cell>
          <table:table-cell table:formula="of:=INT(2048+2047*COS([.B1148]))" office:value-type="float" office:value="1667" calcext:value-type="float">
            <text:p>1667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[.A1149]*2*PI()/4096" office:value-type="float" office:value="1.75947596370483" calcext:value-type="float">
            <text:p>1.75947596370483</text:p>
          </table:table-cell>
          <table:table-cell table:formula="of:=INT(2048+2047*SIN([.B1149]))" office:value-type="float" office:value="4058" calcext:value-type="float">
            <text:p>4058</text:p>
          </table:table-cell>
          <table:table-cell table:formula="of:=INT(2048+2047*COS([.B1149]))" office:value-type="float" office:value="1664" calcext:value-type="float">
            <text:p>1664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[.A1150]*2*PI()/4096" office:value-type="float" office:value="1.76100994449272" calcext:value-type="float">
            <text:p>1.76100994449272</text:p>
          </table:table-cell>
          <table:table-cell table:formula="of:=INT(2048+2047*SIN([.B1150]))" office:value-type="float" office:value="4058" calcext:value-type="float">
            <text:p>4058</text:p>
          </table:table-cell>
          <table:table-cell table:formula="of:=INT(2048+2047*COS([.B1150]))" office:value-type="float" office:value="1660" calcext:value-type="float">
            <text:p>1660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[.A1151]*2*PI()/4096" office:value-type="float" office:value="1.7625439252806" calcext:value-type="float">
            <text:p>1.7625439252806</text:p>
          </table:table-cell>
          <table:table-cell table:formula="of:=INT(2048+2047*SIN([.B1151]))" office:value-type="float" office:value="4057" calcext:value-type="float">
            <text:p>4057</text:p>
          </table:table-cell>
          <table:table-cell table:formula="of:=INT(2048+2047*COS([.B1151]))" office:value-type="float" office:value="1657" calcext:value-type="float">
            <text:p>1657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[.A1152]*2*PI()/4096" office:value-type="float" office:value="1.76407790606849" calcext:value-type="float">
            <text:p>1.76407790606849</text:p>
          </table:table-cell>
          <table:table-cell table:formula="of:=INT(2048+2047*SIN([.B1152]))" office:value-type="float" office:value="4056" calcext:value-type="float">
            <text:p>4056</text:p>
          </table:table-cell>
          <table:table-cell table:formula="of:=INT(2048+2047*COS([.B1152]))" office:value-type="float" office:value="1654" calcext:value-type="float">
            <text:p>1654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[.A1153]*2*PI()/4096" office:value-type="float" office:value="1.76561188685637" calcext:value-type="float">
            <text:p>1.76561188685637</text:p>
          </table:table-cell>
          <table:table-cell table:formula="of:=INT(2048+2047*SIN([.B1153]))" office:value-type="float" office:value="4056" calcext:value-type="float">
            <text:p>4056</text:p>
          </table:table-cell>
          <table:table-cell table:formula="of:=INT(2048+2047*COS([.B1153]))" office:value-type="float" office:value="1651" calcext:value-type="float">
            <text:p>1651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[.A1154]*2*PI()/4096" office:value-type="float" office:value="1.76714586764426" calcext:value-type="float">
            <text:p>1.76714586764426</text:p>
          </table:table-cell>
          <table:table-cell table:formula="of:=INT(2048+2047*SIN([.B1154]))" office:value-type="float" office:value="4055" calcext:value-type="float">
            <text:p>4055</text:p>
          </table:table-cell>
          <table:table-cell table:formula="of:=INT(2048+2047*COS([.B1154]))" office:value-type="float" office:value="1648" calcext:value-type="float">
            <text:p>1648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[.A1155]*2*PI()/4096" office:value-type="float" office:value="1.76867984843214" calcext:value-type="float">
            <text:p>1.76867984843214</text:p>
          </table:table-cell>
          <table:table-cell table:formula="of:=INT(2048+2047*SIN([.B1155]))" office:value-type="float" office:value="4055" calcext:value-type="float">
            <text:p>4055</text:p>
          </table:table-cell>
          <table:table-cell table:formula="of:=INT(2048+2047*COS([.B1155]))" office:value-type="float" office:value="1645" calcext:value-type="float">
            <text:p>1645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[.A1156]*2*PI()/4096" office:value-type="float" office:value="1.77021382922003" calcext:value-type="float">
            <text:p>1.77021382922003</text:p>
          </table:table-cell>
          <table:table-cell table:formula="of:=INT(2048+2047*SIN([.B1156]))" office:value-type="float" office:value="4054" calcext:value-type="float">
            <text:p>4054</text:p>
          </table:table-cell>
          <table:table-cell table:formula="of:=INT(2048+2047*COS([.B1156]))" office:value-type="float" office:value="1642" calcext:value-type="float">
            <text:p>1642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[.A1157]*2*PI()/4096" office:value-type="float" office:value="1.77174781000792" calcext:value-type="float">
            <text:p>1.77174781000792</text:p>
          </table:table-cell>
          <table:table-cell table:formula="of:=INT(2048+2047*SIN([.B1157]))" office:value-type="float" office:value="4053" calcext:value-type="float">
            <text:p>4053</text:p>
          </table:table-cell>
          <table:table-cell table:formula="of:=INT(2048+2047*COS([.B1157]))" office:value-type="float" office:value="1639" calcext:value-type="float">
            <text:p>1639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[.A1158]*2*PI()/4096" office:value-type="float" office:value="1.7732817907958" calcext:value-type="float">
            <text:p>1.7732817907958</text:p>
          </table:table-cell>
          <table:table-cell table:formula="of:=INT(2048+2047*SIN([.B1158]))" office:value-type="float" office:value="4053" calcext:value-type="float">
            <text:p>4053</text:p>
          </table:table-cell>
          <table:table-cell table:formula="of:=INT(2048+2047*COS([.B1158]))" office:value-type="float" office:value="1636" calcext:value-type="float">
            <text:p>1636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[.A1159]*2*PI()/4096" office:value-type="float" office:value="1.77481577158369" calcext:value-type="float">
            <text:p>1.77481577158369</text:p>
          </table:table-cell>
          <table:table-cell table:formula="of:=INT(2048+2047*SIN([.B1159]))" office:value-type="float" office:value="4052" calcext:value-type="float">
            <text:p>4052</text:p>
          </table:table-cell>
          <table:table-cell table:formula="of:=INT(2048+2047*COS([.B1159]))"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[.A1160]*2*PI()/4096" office:value-type="float" office:value="1.77634975237157" calcext:value-type="float">
            <text:p>1.77634975237157</text:p>
          </table:table-cell>
          <table:table-cell table:formula="of:=INT(2048+2047*SIN([.B1160]))" office:value-type="float" office:value="4051" calcext:value-type="float">
            <text:p>4051</text:p>
          </table:table-cell>
          <table:table-cell table:formula="of:=INT(2048+2047*COS([.B1160]))" office:value-type="float" office:value="1630" calcext:value-type="float">
            <text:p>1630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[.A1161]*2*PI()/4096" office:value-type="float" office:value="1.77788373315946" calcext:value-type="float">
            <text:p>1.77788373315946</text:p>
          </table:table-cell>
          <table:table-cell table:formula="of:=INT(2048+2047*SIN([.B1161]))" office:value-type="float" office:value="4051" calcext:value-type="float">
            <text:p>4051</text:p>
          </table:table-cell>
          <table:table-cell table:formula="of:=INT(2048+2047*COS([.B1161]))"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[.A1162]*2*PI()/4096" office:value-type="float" office:value="1.77941771394734" calcext:value-type="float">
            <text:p>1.77941771394734</text:p>
          </table:table-cell>
          <table:table-cell table:formula="of:=INT(2048+2047*SIN([.B1162]))" office:value-type="float" office:value="4050" calcext:value-type="float">
            <text:p>4050</text:p>
          </table:table-cell>
          <table:table-cell table:formula="of:=INT(2048+2047*COS([.B1162]))" office:value-type="float" office:value="1624" calcext:value-type="float">
            <text:p>1624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[.A1163]*2*PI()/4096" office:value-type="float" office:value="1.78095169473523" calcext:value-type="float">
            <text:p>1.78095169473523</text:p>
          </table:table-cell>
          <table:table-cell table:formula="of:=INT(2048+2047*SIN([.B1163]))" office:value-type="float" office:value="4049" calcext:value-type="float">
            <text:p>4049</text:p>
          </table:table-cell>
          <table:table-cell table:formula="of:=INT(2048+2047*COS([.B1163]))"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[.A1164]*2*PI()/4096" office:value-type="float" office:value="1.78248567552312" calcext:value-type="float">
            <text:p>1.78248567552312</text:p>
          </table:table-cell>
          <table:table-cell table:formula="of:=INT(2048+2047*SIN([.B1164]))" office:value-type="float" office:value="4049" calcext:value-type="float">
            <text:p>4049</text:p>
          </table:table-cell>
          <table:table-cell table:formula="of:=INT(2048+2047*COS([.B1164]))" office:value-type="float" office:value="1617" calcext:value-type="float">
            <text:p>1617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[.A1165]*2*PI()/4096" office:value-type="float" office:value="1.784019656311" calcext:value-type="float">
            <text:p>1.784019656311</text:p>
          </table:table-cell>
          <table:table-cell table:formula="of:=INT(2048+2047*SIN([.B1165]))" office:value-type="float" office:value="4048" calcext:value-type="float">
            <text:p>4048</text:p>
          </table:table-cell>
          <table:table-cell table:formula="of:=INT(2048+2047*COS([.B1165]))" office:value-type="float" office:value="1614" calcext:value-type="float">
            <text:p>1614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[.A1166]*2*PI()/4096" office:value-type="float" office:value="1.78555363709889" calcext:value-type="float">
            <text:p>1.78555363709889</text:p>
          </table:table-cell>
          <table:table-cell table:formula="of:=INT(2048+2047*SIN([.B1166]))" office:value-type="float" office:value="4047" calcext:value-type="float">
            <text:p>4047</text:p>
          </table:table-cell>
          <table:table-cell table:formula="of:=INT(2048+2047*COS([.B1166]))" office:value-type="float" office:value="1611" calcext:value-type="float">
            <text:p>1611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[.A1167]*2*PI()/4096" office:value-type="float" office:value="1.78708761788677" calcext:value-type="float">
            <text:p>1.78708761788677</text:p>
          </table:table-cell>
          <table:table-cell table:formula="of:=INT(2048+2047*SIN([.B1167]))" office:value-type="float" office:value="4047" calcext:value-type="float">
            <text:p>4047</text:p>
          </table:table-cell>
          <table:table-cell table:formula="of:=INT(2048+2047*COS([.B1167]))"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[.A1168]*2*PI()/4096" office:value-type="float" office:value="1.78862159867466" calcext:value-type="float">
            <text:p>1.78862159867466</text:p>
          </table:table-cell>
          <table:table-cell table:formula="of:=INT(2048+2047*SIN([.B1168]))" office:value-type="float" office:value="4046" calcext:value-type="float">
            <text:p>4046</text:p>
          </table:table-cell>
          <table:table-cell table:formula="of:=INT(2048+2047*COS([.B1168]))" office:value-type="float" office:value="1605" calcext:value-type="float">
            <text:p>1605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[.A1169]*2*PI()/4096" office:value-type="float" office:value="1.79015557946254" calcext:value-type="float">
            <text:p>1.79015557946254</text:p>
          </table:table-cell>
          <table:table-cell table:formula="of:=INT(2048+2047*SIN([.B1169]))" office:value-type="float" office:value="4045" calcext:value-type="float">
            <text:p>4045</text:p>
          </table:table-cell>
          <table:table-cell table:formula="of:=INT(2048+2047*COS([.B1169]))" office:value-type="float" office:value="1602" calcext:value-type="float">
            <text:p>1602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[.A1170]*2*PI()/4096" office:value-type="float" office:value="1.79168956025043" calcext:value-type="float">
            <text:p>1.79168956025043</text:p>
          </table:table-cell>
          <table:table-cell table:formula="of:=INT(2048+2047*SIN([.B1170]))" office:value-type="float" office:value="4045" calcext:value-type="float">
            <text:p>4045</text:p>
          </table:table-cell>
          <table:table-cell table:formula="of:=INT(2048+2047*COS([.B1170]))" office:value-type="float" office:value="1599" calcext:value-type="float">
            <text:p>1599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[.A1171]*2*PI()/4096" office:value-type="float" office:value="1.79322354103831" calcext:value-type="float">
            <text:p>1.79322354103831</text:p>
          </table:table-cell>
          <table:table-cell table:formula="of:=INT(2048+2047*SIN([.B1171]))" office:value-type="float" office:value="4044" calcext:value-type="float">
            <text:p>4044</text:p>
          </table:table-cell>
          <table:table-cell table:formula="of:=INT(2048+2047*COS([.B1171]))" office:value-type="float" office:value="1596" calcext:value-type="float">
            <text:p>1596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[.A1172]*2*PI()/4096" office:value-type="float" office:value="1.7947575218262" calcext:value-type="float">
            <text:p>1.7947575218262</text:p>
          </table:table-cell>
          <table:table-cell table:formula="of:=INT(2048+2047*SIN([.B1172]))" office:value-type="float" office:value="4043" calcext:value-type="float">
            <text:p>4043</text:p>
          </table:table-cell>
          <table:table-cell table:formula="of:=INT(2048+2047*COS([.B1172]))" office:value-type="float" office:value="1593" calcext:value-type="float">
            <text:p>1593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[.A1173]*2*PI()/4096" office:value-type="float" office:value="1.79629150261409" calcext:value-type="float">
            <text:p>1.79629150261409</text:p>
          </table:table-cell>
          <table:table-cell table:formula="of:=INT(2048+2047*SIN([.B1173]))" office:value-type="float" office:value="4043" calcext:value-type="float">
            <text:p>4043</text:p>
          </table:table-cell>
          <table:table-cell table:formula="of:=INT(2048+2047*COS([.B1173]))"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[.A1174]*2*PI()/4096" office:value-type="float" office:value="1.79782548340197" calcext:value-type="float">
            <text:p>1.79782548340197</text:p>
          </table:table-cell>
          <table:table-cell table:formula="of:=INT(2048+2047*SIN([.B1174]))" office:value-type="float" office:value="4042" calcext:value-type="float">
            <text:p>4042</text:p>
          </table:table-cell>
          <table:table-cell table:formula="of:=INT(2048+2047*COS([.B1174]))" office:value-type="float" office:value="1587" calcext:value-type="float">
            <text:p>1587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[.A1175]*2*PI()/4096" office:value-type="float" office:value="1.79935946418986" calcext:value-type="float">
            <text:p>1.79935946418986</text:p>
          </table:table-cell>
          <table:table-cell table:formula="of:=INT(2048+2047*SIN([.B1175]))" office:value-type="float" office:value="4041" calcext:value-type="float">
            <text:p>4041</text:p>
          </table:table-cell>
          <table:table-cell table:formula="of:=INT(2048+2047*COS([.B1175]))" office:value-type="float" office:value="1584" calcext:value-type="float">
            <text:p>1584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[.A1176]*2*PI()/4096" office:value-type="float" office:value="1.80089344497774" calcext:value-type="float">
            <text:p>1.80089344497774</text:p>
          </table:table-cell>
          <table:table-cell table:formula="of:=INT(2048+2047*SIN([.B1176]))" office:value-type="float" office:value="4041" calcext:value-type="float">
            <text:p>4041</text:p>
          </table:table-cell>
          <table:table-cell table:formula="of:=INT(2048+2047*COS([.B1176]))"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[.A1177]*2*PI()/4096" office:value-type="float" office:value="1.80242742576563" calcext:value-type="float">
            <text:p>1.80242742576563</text:p>
          </table:table-cell>
          <table:table-cell table:formula="of:=INT(2048+2047*SIN([.B1177]))" office:value-type="float" office:value="4040" calcext:value-type="float">
            <text:p>4040</text:p>
          </table:table-cell>
          <table:table-cell table:formula="of:=INT(2048+2047*COS([.B1177]))"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[.A1178]*2*PI()/4096" office:value-type="float" office:value="1.80396140655351" calcext:value-type="float">
            <text:p>1.80396140655351</text:p>
          </table:table-cell>
          <table:table-cell table:formula="of:=INT(2048+2047*SIN([.B1178]))" office:value-type="float" office:value="4039" calcext:value-type="float">
            <text:p>4039</text:p>
          </table:table-cell>
          <table:table-cell table:formula="of:=INT(2048+2047*COS([.B1178]))"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[.A1179]*2*PI()/4096" office:value-type="float" office:value="1.8054953873414" calcext:value-type="float">
            <text:p>1.8054953873414</text:p>
          </table:table-cell>
          <table:table-cell table:formula="of:=INT(2048+2047*SIN([.B1179]))" office:value-type="float" office:value="4038" calcext:value-type="float">
            <text:p>4038</text:p>
          </table:table-cell>
          <table:table-cell table:formula="of:=INT(2048+2047*COS([.B1179]))" office:value-type="float" office:value="1571" calcext:value-type="float">
            <text:p>1571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[.A1180]*2*PI()/4096" office:value-type="float" office:value="1.80702936812929" calcext:value-type="float">
            <text:p>1.80702936812929</text:p>
          </table:table-cell>
          <table:table-cell table:formula="of:=INT(2048+2047*SIN([.B1180]))" office:value-type="float" office:value="4038" calcext:value-type="float">
            <text:p>4038</text:p>
          </table:table-cell>
          <table:table-cell table:formula="of:=INT(2048+2047*COS([.B1180]))" office:value-type="float" office:value="1568" calcext:value-type="float">
            <text:p>1568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[.A1181]*2*PI()/4096" office:value-type="float" office:value="1.80856334891717" calcext:value-type="float">
            <text:p>1.80856334891717</text:p>
          </table:table-cell>
          <table:table-cell table:formula="of:=INT(2048+2047*SIN([.B1181]))" office:value-type="float" office:value="4037" calcext:value-type="float">
            <text:p>4037</text:p>
          </table:table-cell>
          <table:table-cell table:formula="of:=INT(2048+2047*COS([.B1181]))" office:value-type="float" office:value="1565" calcext:value-type="float">
            <text:p>1565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[.A1182]*2*PI()/4096" office:value-type="float" office:value="1.81009732970506" calcext:value-type="float">
            <text:p>1.81009732970506</text:p>
          </table:table-cell>
          <table:table-cell table:formula="of:=INT(2048+2047*SIN([.B1182]))" office:value-type="float" office:value="4036" calcext:value-type="float">
            <text:p>4036</text:p>
          </table:table-cell>
          <table:table-cell table:formula="of:=INT(2048+2047*COS([.B1182]))" office:value-type="float" office:value="1562" calcext:value-type="float">
            <text:p>1562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[.A1183]*2*PI()/4096" office:value-type="float" office:value="1.81163131049294" calcext:value-type="float">
            <text:p>1.81163131049294</text:p>
          </table:table-cell>
          <table:table-cell table:formula="of:=INT(2048+2047*SIN([.B1183]))" office:value-type="float" office:value="4035" calcext:value-type="float">
            <text:p>4035</text:p>
          </table:table-cell>
          <table:table-cell table:formula="of:=INT(2048+2047*COS([.B1183]))" office:value-type="float" office:value="1559" calcext:value-type="float">
            <text:p>1559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[.A1184]*2*PI()/4096" office:value-type="float" office:value="1.81316529128083" calcext:value-type="float">
            <text:p>1.81316529128083</text:p>
          </table:table-cell>
          <table:table-cell table:formula="of:=INT(2048+2047*SIN([.B1184]))" office:value-type="float" office:value="4035" calcext:value-type="float">
            <text:p>4035</text:p>
          </table:table-cell>
          <table:table-cell table:formula="of:=INT(2048+2047*COS([.B1184]))" office:value-type="float" office:value="1556" calcext:value-type="float">
            <text:p>1556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[.A1185]*2*PI()/4096" office:value-type="float" office:value="1.81469927206871" calcext:value-type="float">
            <text:p>1.81469927206871</text:p>
          </table:table-cell>
          <table:table-cell table:formula="of:=INT(2048+2047*SIN([.B1185]))" office:value-type="float" office:value="4034" calcext:value-type="float">
            <text:p>4034</text:p>
          </table:table-cell>
          <table:table-cell table:formula="of:=INT(2048+2047*COS([.B1185]))" office:value-type="float" office:value="1553" calcext:value-type="float">
            <text:p>1553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[.A1186]*2*PI()/4096" office:value-type="float" office:value="1.8162332528566" calcext:value-type="float">
            <text:p>1.8162332528566</text:p>
          </table:table-cell>
          <table:table-cell table:formula="of:=INT(2048+2047*SIN([.B1186]))" office:value-type="float" office:value="4033" calcext:value-type="float">
            <text:p>4033</text:p>
          </table:table-cell>
          <table:table-cell table:formula="of:=INT(2048+2047*COS([.B1186]))" office:value-type="float" office:value="1550" calcext:value-type="float">
            <text:p>1550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[.A1187]*2*PI()/4096" office:value-type="float" office:value="1.81776723364448" calcext:value-type="float">
            <text:p>1.81776723364448</text:p>
          </table:table-cell>
          <table:table-cell table:formula="of:=INT(2048+2047*SIN([.B1187]))" office:value-type="float" office:value="4032" calcext:value-type="float">
            <text:p>4032</text:p>
          </table:table-cell>
          <table:table-cell table:formula="of:=INT(2048+2047*COS([.B1187]))" office:value-type="float" office:value="1547" calcext:value-type="float">
            <text:p>1547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[.A1188]*2*PI()/4096" office:value-type="float" office:value="1.81930121443237" calcext:value-type="float">
            <text:p>1.81930121443237</text:p>
          </table:table-cell>
          <table:table-cell table:formula="of:=INT(2048+2047*SIN([.B1188]))" office:value-type="float" office:value="4032" calcext:value-type="float">
            <text:p>4032</text:p>
          </table:table-cell>
          <table:table-cell table:formula="of:=INT(2048+2047*COS([.B1188]))" office:value-type="float" office:value="1544" calcext:value-type="float">
            <text:p>1544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[.A1189]*2*PI()/4096" office:value-type="float" office:value="1.82083519522026" calcext:value-type="float">
            <text:p>1.82083519522026</text:p>
          </table:table-cell>
          <table:table-cell table:formula="of:=INT(2048+2047*SIN([.B1189]))" office:value-type="float" office:value="4031" calcext:value-type="float">
            <text:p>4031</text:p>
          </table:table-cell>
          <table:table-cell table:formula="of:=INT(2048+2047*COS([.B1189]))" office:value-type="float" office:value="1541" calcext:value-type="float">
            <text:p>1541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[.A1190]*2*PI()/4096" office:value-type="float" office:value="1.82236917600814" calcext:value-type="float">
            <text:p>1.82236917600814</text:p>
          </table:table-cell>
          <table:table-cell table:formula="of:=INT(2048+2047*SIN([.B1190]))" office:value-type="float" office:value="4030" calcext:value-type="float">
            <text:p>4030</text:p>
          </table:table-cell>
          <table:table-cell table:formula="of:=INT(2048+2047*COS([.B1190]))" office:value-type="float" office:value="1538" calcext:value-type="float">
            <text:p>1538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[.A1191]*2*PI()/4096" office:value-type="float" office:value="1.82390315679603" calcext:value-type="float">
            <text:p>1.82390315679603</text:p>
          </table:table-cell>
          <table:table-cell table:formula="of:=INT(2048+2047*SIN([.B1191]))" office:value-type="float" office:value="4029" calcext:value-type="float">
            <text:p>4029</text:p>
          </table:table-cell>
          <table:table-cell table:formula="of:=INT(2048+2047*COS([.B1191]))" office:value-type="float" office:value="1535" calcext:value-type="float">
            <text:p>1535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[.A1192]*2*PI()/4096" office:value-type="float" office:value="1.82543713758391" calcext:value-type="float">
            <text:p>1.82543713758391</text:p>
          </table:table-cell>
          <table:table-cell table:formula="of:=INT(2048+2047*SIN([.B1192]))" office:value-type="float" office:value="4028" calcext:value-type="float">
            <text:p>4028</text:p>
          </table:table-cell>
          <table:table-cell table:formula="of:=INT(2048+2047*COS([.B1192]))" office:value-type="float" office:value="1532" calcext:value-type="float">
            <text:p>1532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[.A1193]*2*PI()/4096" office:value-type="float" office:value="1.8269711183718" calcext:value-type="float">
            <text:p>1.8269711183718</text:p>
          </table:table-cell>
          <table:table-cell table:formula="of:=INT(2048+2047*SIN([.B1193]))" office:value-type="float" office:value="4028" calcext:value-type="float">
            <text:p>4028</text:p>
          </table:table-cell>
          <table:table-cell table:formula="of:=INT(2048+2047*COS([.B1193]))" office:value-type="float" office:value="1529" calcext:value-type="float">
            <text:p>1529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[.A1194]*2*PI()/4096" office:value-type="float" office:value="1.82850509915968" calcext:value-type="float">
            <text:p>1.82850509915968</text:p>
          </table:table-cell>
          <table:table-cell table:formula="of:=INT(2048+2047*SIN([.B1194]))" office:value-type="float" office:value="4027" calcext:value-type="float">
            <text:p>4027</text:p>
          </table:table-cell>
          <table:table-cell table:formula="of:=INT(2048+2047*COS([.B1194]))"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[.A1195]*2*PI()/4096" office:value-type="float" office:value="1.83003907994757" calcext:value-type="float">
            <text:p>1.83003907994757</text:p>
          </table:table-cell>
          <table:table-cell table:formula="of:=INT(2048+2047*SIN([.B1195]))" office:value-type="float" office:value="4026" calcext:value-type="float">
            <text:p>4026</text:p>
          </table:table-cell>
          <table:table-cell table:formula="of:=INT(2048+2047*COS([.B1195]))" office:value-type="float" office:value="1523" calcext:value-type="float">
            <text:p>1523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[.A1196]*2*PI()/4096" office:value-type="float" office:value="1.83157306073546" calcext:value-type="float">
            <text:p>1.83157306073546</text:p>
          </table:table-cell>
          <table:table-cell table:formula="of:=INT(2048+2047*SIN([.B1196]))" office:value-type="float" office:value="4025" calcext:value-type="float">
            <text:p>4025</text:p>
          </table:table-cell>
          <table:table-cell table:formula="of:=INT(2048+2047*COS([.B1196]))"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[.A1197]*2*PI()/4096" office:value-type="float" office:value="1.83310704152334" calcext:value-type="float">
            <text:p>1.83310704152334</text:p>
          </table:table-cell>
          <table:table-cell table:formula="of:=INT(2048+2047*SIN([.B1197]))" office:value-type="float" office:value="4024" calcext:value-type="float">
            <text:p>4024</text:p>
          </table:table-cell>
          <table:table-cell table:formula="of:=INT(2048+2047*COS([.B1197]))"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[.A1198]*2*PI()/4096" office:value-type="float" office:value="1.83464102231123" calcext:value-type="float">
            <text:p>1.83464102231123</text:p>
          </table:table-cell>
          <table:table-cell table:formula="of:=INT(2048+2047*SIN([.B1198]))" office:value-type="float" office:value="4024" calcext:value-type="float">
            <text:p>4024</text:p>
          </table:table-cell>
          <table:table-cell table:formula="of:=INT(2048+2047*COS([.B1198]))" office:value-type="float" office:value="1514" calcext:value-type="float">
            <text:p>1514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[.A1199]*2*PI()/4096" office:value-type="float" office:value="1.83617500309911" calcext:value-type="float">
            <text:p>1.83617500309911</text:p>
          </table:table-cell>
          <table:table-cell table:formula="of:=INT(2048+2047*SIN([.B1199]))" office:value-type="float" office:value="4023" calcext:value-type="float">
            <text:p>4023</text:p>
          </table:table-cell>
          <table:table-cell table:formula="of:=INT(2048+2047*COS([.B1199]))"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[.A1200]*2*PI()/4096" office:value-type="float" office:value="1.837708983887" calcext:value-type="float">
            <text:p>1.837708983887</text:p>
          </table:table-cell>
          <table:table-cell table:formula="of:=INT(2048+2047*SIN([.B1200]))" office:value-type="float" office:value="4022" calcext:value-type="float">
            <text:p>4022</text:p>
          </table:table-cell>
          <table:table-cell table:formula="of:=INT(2048+2047*COS([.B1200]))" office:value-type="float" office:value="1508" calcext:value-type="float">
            <text:p>1508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[.A1201]*2*PI()/4096" office:value-type="float" office:value="1.83924296467488" calcext:value-type="float">
            <text:p>1.83924296467488</text:p>
          </table:table-cell>
          <table:table-cell table:formula="of:=INT(2048+2047*SIN([.B1201]))" office:value-type="float" office:value="4021" calcext:value-type="float">
            <text:p>4021</text:p>
          </table:table-cell>
          <table:table-cell table:formula="of:=INT(2048+2047*COS([.B1201]))" office:value-type="float" office:value="1505" calcext:value-type="float">
            <text:p>1505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1202]*2*PI()/4096" office:value-type="float" office:value="1.84077694546277" calcext:value-type="float">
            <text:p>1.84077694546277</text:p>
          </table:table-cell>
          <table:table-cell table:formula="of:=INT(2048+2047*SIN([.B1202]))" office:value-type="float" office:value="4020" calcext:value-type="float">
            <text:p>4020</text:p>
          </table:table-cell>
          <table:table-cell table:formula="of:=INT(2048+2047*COS([.B1202]))" office:value-type="float" office:value="1502" calcext:value-type="float">
            <text:p>1502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[.A1203]*2*PI()/4096" office:value-type="float" office:value="1.84231092625065" calcext:value-type="float">
            <text:p>1.84231092625065</text:p>
          </table:table-cell>
          <table:table-cell table:formula="of:=INT(2048+2047*SIN([.B1203]))" office:value-type="float" office:value="4020" calcext:value-type="float">
            <text:p>4020</text:p>
          </table:table-cell>
          <table:table-cell table:formula="of:=INT(2048+2047*COS([.B1203]))" office:value-type="float" office:value="1499" calcext:value-type="float">
            <text:p>1499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[.A1204]*2*PI()/4096" office:value-type="float" office:value="1.84384490703854" calcext:value-type="float">
            <text:p>1.84384490703854</text:p>
          </table:table-cell>
          <table:table-cell table:formula="of:=INT(2048+2047*SIN([.B1204]))" office:value-type="float" office:value="4019" calcext:value-type="float">
            <text:p>4019</text:p>
          </table:table-cell>
          <table:table-cell table:formula="of:=INT(2048+2047*COS([.B1204]))" office:value-type="float" office:value="1495" calcext:value-type="float">
            <text:p>1495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[.A1205]*2*PI()/4096" office:value-type="float" office:value="1.84537888782643" calcext:value-type="float">
            <text:p>1.84537888782643</text:p>
          </table:table-cell>
          <table:table-cell table:formula="of:=INT(2048+2047*SIN([.B1205]))" office:value-type="float" office:value="4018" calcext:value-type="float">
            <text:p>4018</text:p>
          </table:table-cell>
          <table:table-cell table:formula="of:=INT(2048+2047*COS([.B1205]))" office:value-type="float" office:value="1492" calcext:value-type="float">
            <text:p>1492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[.A1206]*2*PI()/4096" office:value-type="float" office:value="1.84691286861431" calcext:value-type="float">
            <text:p>1.84691286861431</text:p>
          </table:table-cell>
          <table:table-cell table:formula="of:=INT(2048+2047*SIN([.B1206]))" office:value-type="float" office:value="4017" calcext:value-type="float">
            <text:p>4017</text:p>
          </table:table-cell>
          <table:table-cell table:formula="of:=INT(2048+2047*COS([.B1206]))" office:value-type="float" office:value="1489" calcext:value-type="float">
            <text:p>1489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[.A1207]*2*PI()/4096" office:value-type="float" office:value="1.8484468494022" calcext:value-type="float">
            <text:p>1.8484468494022</text:p>
          </table:table-cell>
          <table:table-cell table:formula="of:=INT(2048+2047*SIN([.B1207]))" office:value-type="float" office:value="4016" calcext:value-type="float">
            <text:p>4016</text:p>
          </table:table-cell>
          <table:table-cell table:formula="of:=INT(2048+2047*COS([.B1207]))"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[.A1208]*2*PI()/4096" office:value-type="float" office:value="1.84998083019008" calcext:value-type="float">
            <text:p>1.84998083019008</text:p>
          </table:table-cell>
          <table:table-cell table:formula="of:=INT(2048+2047*SIN([.B1208]))" office:value-type="float" office:value="4015" calcext:value-type="float">
            <text:p>4015</text:p>
          </table:table-cell>
          <table:table-cell table:formula="of:=INT(2048+2047*COS([.B1208]))" office:value-type="float" office:value="1483" calcext:value-type="float">
            <text:p>1483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[.A1209]*2*PI()/4096" office:value-type="float" office:value="1.85151481097797" calcext:value-type="float">
            <text:p>1.85151481097797</text:p>
          </table:table-cell>
          <table:table-cell table:formula="of:=INT(2048+2047*SIN([.B1209]))" office:value-type="float" office:value="4014" calcext:value-type="float">
            <text:p>4014</text:p>
          </table:table-cell>
          <table:table-cell table:formula="of:=INT(2048+2047*COS([.B1209]))" office:value-type="float" office:value="1480" calcext:value-type="float">
            <text:p>1480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[.A1210]*2*PI()/4096" office:value-type="float" office:value="1.85304879176585" calcext:value-type="float">
            <text:p>1.85304879176585</text:p>
          </table:table-cell>
          <table:table-cell table:formula="of:=INT(2048+2047*SIN([.B1210]))" office:value-type="float" office:value="4014" calcext:value-type="float">
            <text:p>4014</text:p>
          </table:table-cell>
          <table:table-cell table:formula="of:=INT(2048+2047*COS([.B1210]))" office:value-type="float" office:value="1477" calcext:value-type="float">
            <text:p>1477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[.A1211]*2*PI()/4096" office:value-type="float" office:value="1.85458277255374" calcext:value-type="float">
            <text:p>1.85458277255374</text:p>
          </table:table-cell>
          <table:table-cell table:formula="of:=INT(2048+2047*SIN([.B1211]))" office:value-type="float" office:value="4013" calcext:value-type="float">
            <text:p>4013</text:p>
          </table:table-cell>
          <table:table-cell table:formula="of:=INT(2048+2047*COS([.B1211]))" office:value-type="float" office:value="1474" calcext:value-type="float">
            <text:p>1474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[.A1212]*2*PI()/4096" office:value-type="float" office:value="1.85611675334163" calcext:value-type="float">
            <text:p>1.85611675334163</text:p>
          </table:table-cell>
          <table:table-cell table:formula="of:=INT(2048+2047*SIN([.B1212]))" office:value-type="float" office:value="4012" calcext:value-type="float">
            <text:p>4012</text:p>
          </table:table-cell>
          <table:table-cell table:formula="of:=INT(2048+2047*COS([.B1212]))" office:value-type="float" office:value="1471" calcext:value-type="float">
            <text:p>1471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[.A1213]*2*PI()/4096" office:value-type="float" office:value="1.85765073412951" calcext:value-type="float">
            <text:p>1.85765073412951</text:p>
          </table:table-cell>
          <table:table-cell table:formula="of:=INT(2048+2047*SIN([.B1213]))" office:value-type="float" office:value="4011" calcext:value-type="float">
            <text:p>4011</text:p>
          </table:table-cell>
          <table:table-cell table:formula="of:=INT(2048+2047*COS([.B1213]))" office:value-type="float" office:value="1468" calcext:value-type="float">
            <text:p>1468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[.A1214]*2*PI()/4096" office:value-type="float" office:value="1.8591847149174" calcext:value-type="float">
            <text:p>1.8591847149174</text:p>
          </table:table-cell>
          <table:table-cell table:formula="of:=INT(2048+2047*SIN([.B1214]))" office:value-type="float" office:value="4010" calcext:value-type="float">
            <text:p>4010</text:p>
          </table:table-cell>
          <table:table-cell table:formula="of:=INT(2048+2047*COS([.B1214]))" office:value-type="float" office:value="1465" calcext:value-type="float">
            <text:p>1465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[.A1215]*2*PI()/4096" office:value-type="float" office:value="1.86071869570528" calcext:value-type="float">
            <text:p>1.86071869570528</text:p>
          </table:table-cell>
          <table:table-cell table:formula="of:=INT(2048+2047*SIN([.B1215]))" office:value-type="float" office:value="4009" calcext:value-type="float">
            <text:p>4009</text:p>
          </table:table-cell>
          <table:table-cell table:formula="of:=INT(2048+2047*COS([.B1215]))" office:value-type="float" office:value="1462" calcext:value-type="float">
            <text:p>1462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[.A1216]*2*PI()/4096" office:value-type="float" office:value="1.86225267649317" calcext:value-type="float">
            <text:p>1.86225267649317</text:p>
          </table:table-cell>
          <table:table-cell table:formula="of:=INT(2048+2047*SIN([.B1216]))" office:value-type="float" office:value="4008" calcext:value-type="float">
            <text:p>4008</text:p>
          </table:table-cell>
          <table:table-cell table:formula="of:=INT(2048+2047*COS([.B1216]))" office:value-type="float" office:value="1459" calcext:value-type="float">
            <text:p>1459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[.A1217]*2*PI()/4096" office:value-type="float" office:value="1.86378665728105" calcext:value-type="float">
            <text:p>1.86378665728105</text:p>
          </table:table-cell>
          <table:table-cell table:formula="of:=INT(2048+2047*SIN([.B1217]))" office:value-type="float" office:value="4007" calcext:value-type="float">
            <text:p>4007</text:p>
          </table:table-cell>
          <table:table-cell table:formula="of:=INT(2048+2047*COS([.B1217]))" office:value-type="float" office:value="1456" calcext:value-type="float">
            <text:p>1456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[.A1218]*2*PI()/4096" office:value-type="float" office:value="1.86532063806894" calcext:value-type="float">
            <text:p>1.86532063806894</text:p>
          </table:table-cell>
          <table:table-cell table:formula="of:=INT(2048+2047*SIN([.B1218]))" office:value-type="float" office:value="4006" calcext:value-type="float">
            <text:p>4006</text:p>
          </table:table-cell>
          <table:table-cell table:formula="of:=INT(2048+2047*COS([.B1218]))"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[.A1219]*2*PI()/4096" office:value-type="float" office:value="1.86685461885683" calcext:value-type="float">
            <text:p>1.86685461885683</text:p>
          </table:table-cell>
          <table:table-cell table:formula="of:=INT(2048+2047*SIN([.B1219]))" office:value-type="float" office:value="4005" calcext:value-type="float">
            <text:p>4005</text:p>
          </table:table-cell>
          <table:table-cell table:formula="of:=INT(2048+2047*COS([.B1219]))" office:value-type="float" office:value="1450" calcext:value-type="float">
            <text:p>1450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[.A1220]*2*PI()/4096" office:value-type="float" office:value="1.86838859964471" calcext:value-type="float">
            <text:p>1.86838859964471</text:p>
          </table:table-cell>
          <table:table-cell table:formula="of:=INT(2048+2047*SIN([.B1220]))" office:value-type="float" office:value="4005" calcext:value-type="float">
            <text:p>4005</text:p>
          </table:table-cell>
          <table:table-cell table:formula="of:=INT(2048+2047*COS([.B1220]))" office:value-type="float" office:value="1447" calcext:value-type="float">
            <text:p>1447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[.A1221]*2*PI()/4096" office:value-type="float" office:value="1.8699225804326" calcext:value-type="float">
            <text:p>1.8699225804326</text:p>
          </table:table-cell>
          <table:table-cell table:formula="of:=INT(2048+2047*SIN([.B1221]))" office:value-type="float" office:value="4004" calcext:value-type="float">
            <text:p>4004</text:p>
          </table:table-cell>
          <table:table-cell table:formula="of:=INT(2048+2047*COS([.B1221]))" office:value-type="float" office:value="1444" calcext:value-type="float">
            <text:p>1444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[.A1222]*2*PI()/4096" office:value-type="float" office:value="1.87145656122048" calcext:value-type="float">
            <text:p>1.87145656122048</text:p>
          </table:table-cell>
          <table:table-cell table:formula="of:=INT(2048+2047*SIN([.B1222]))" office:value-type="float" office:value="4003" calcext:value-type="float">
            <text:p>4003</text:p>
          </table:table-cell>
          <table:table-cell table:formula="of:=INT(2048+2047*COS([.B1222]))" office:value-type="float" office:value="1441" calcext:value-type="float">
            <text:p>1441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[.A1223]*2*PI()/4096" office:value-type="float" office:value="1.87299054200837" calcext:value-type="float">
            <text:p>1.87299054200837</text:p>
          </table:table-cell>
          <table:table-cell table:formula="of:=INT(2048+2047*SIN([.B1223]))" office:value-type="float" office:value="4002" calcext:value-type="float">
            <text:p>4002</text:p>
          </table:table-cell>
          <table:table-cell table:formula="of:=INT(2048+2047*COS([.B1223]))" office:value-type="float" office:value="1438" calcext:value-type="float">
            <text:p>1438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[.A1224]*2*PI()/4096" office:value-type="float" office:value="1.87452452279625" calcext:value-type="float">
            <text:p>1.87452452279625</text:p>
          </table:table-cell>
          <table:table-cell table:formula="of:=INT(2048+2047*SIN([.B1224]))" office:value-type="float" office:value="4001" calcext:value-type="float">
            <text:p>4001</text:p>
          </table:table-cell>
          <table:table-cell table:formula="of:=INT(2048+2047*COS([.B1224]))"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[.A1225]*2*PI()/4096" office:value-type="float" office:value="1.87605850358414" calcext:value-type="float">
            <text:p>1.87605850358414</text:p>
          </table:table-cell>
          <table:table-cell table:formula="of:=INT(2048+2047*SIN([.B1225]))" office:value-type="float" office:value="4000" calcext:value-type="float">
            <text:p>4000</text:p>
          </table:table-cell>
          <table:table-cell table:formula="of:=INT(2048+2047*COS([.B1225]))" office:value-type="float" office:value="1432" calcext:value-type="float">
            <text:p>1432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[.A1226]*2*PI()/4096" office:value-type="float" office:value="1.87759248437203" calcext:value-type="float">
            <text:p>1.87759248437203</text:p>
          </table:table-cell>
          <table:table-cell table:formula="of:=INT(2048+2047*SIN([.B1226]))" office:value-type="float" office:value="3999" calcext:value-type="float">
            <text:p>3999</text:p>
          </table:table-cell>
          <table:table-cell table:formula="of:=INT(2048+2047*COS([.B1226]))" office:value-type="float" office:value="1429" calcext:value-type="float">
            <text:p>1429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[.A1227]*2*PI()/4096" office:value-type="float" office:value="1.87912646515991" calcext:value-type="float">
            <text:p>1.87912646515991</text:p>
          </table:table-cell>
          <table:table-cell table:formula="of:=INT(2048+2047*SIN([.B1227]))" office:value-type="float" office:value="3998" calcext:value-type="float">
            <text:p>3998</text:p>
          </table:table-cell>
          <table:table-cell table:formula="of:=INT(2048+2047*COS([.B1227]))" office:value-type="float" office:value="1426" calcext:value-type="float">
            <text:p>1426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[.A1228]*2*PI()/4096" office:value-type="float" office:value="1.8806604459478" calcext:value-type="float">
            <text:p>1.8806604459478</text:p>
          </table:table-cell>
          <table:table-cell table:formula="of:=INT(2048+2047*SIN([.B1228]))" office:value-type="float" office:value="3997" calcext:value-type="float">
            <text:p>3997</text:p>
          </table:table-cell>
          <table:table-cell table:formula="of:=INT(2048+2047*COS([.B1228]))" office:value-type="float" office:value="1423" calcext:value-type="float">
            <text:p>1423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[.A1229]*2*PI()/4096" office:value-type="float" office:value="1.88219442673568" calcext:value-type="float">
            <text:p>1.88219442673568</text:p>
          </table:table-cell>
          <table:table-cell table:formula="of:=INT(2048+2047*SIN([.B1229]))" office:value-type="float" office:value="3996" calcext:value-type="float">
            <text:p>3996</text:p>
          </table:table-cell>
          <table:table-cell table:formula="of:=INT(2048+2047*COS([.B1229]))" office:value-type="float" office:value="1420" calcext:value-type="float">
            <text:p>1420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[.A1230]*2*PI()/4096" office:value-type="float" office:value="1.88372840752357" calcext:value-type="float">
            <text:p>1.88372840752357</text:p>
          </table:table-cell>
          <table:table-cell table:formula="of:=INT(2048+2047*SIN([.B1230]))" office:value-type="float" office:value="3995" calcext:value-type="float">
            <text:p>3995</text:p>
          </table:table-cell>
          <table:table-cell table:formula="of:=INT(2048+2047*COS([.B1230]))"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[.A1231]*2*PI()/4096" office:value-type="float" office:value="1.88526238831145" calcext:value-type="float">
            <text:p>1.88526238831145</text:p>
          </table:table-cell>
          <table:table-cell table:formula="of:=INT(2048+2047*SIN([.B1231]))" office:value-type="float" office:value="3994" calcext:value-type="float">
            <text:p>3994</text:p>
          </table:table-cell>
          <table:table-cell table:formula="of:=INT(2048+2047*COS([.B1231]))" office:value-type="float" office:value="1414" calcext:value-type="float">
            <text:p>1414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[.A1232]*2*PI()/4096" office:value-type="float" office:value="1.88679636909934" calcext:value-type="float">
            <text:p>1.88679636909934</text:p>
          </table:table-cell>
          <table:table-cell table:formula="of:=INT(2048+2047*SIN([.B1232]))" office:value-type="float" office:value="3993" calcext:value-type="float">
            <text:p>3993</text:p>
          </table:table-cell>
          <table:table-cell table:formula="of:=INT(2048+2047*COS([.B1232]))" office:value-type="float" office:value="1411" calcext:value-type="float">
            <text:p>1411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[.A1233]*2*PI()/4096" office:value-type="float" office:value="1.88833034988722" calcext:value-type="float">
            <text:p>1.88833034988722</text:p>
          </table:table-cell>
          <table:table-cell table:formula="of:=INT(2048+2047*SIN([.B1233]))" office:value-type="float" office:value="3992" calcext:value-type="float">
            <text:p>3992</text:p>
          </table:table-cell>
          <table:table-cell table:formula="of:=INT(2048+2047*COS([.B1233]))" office:value-type="float" office:value="1408" calcext:value-type="float">
            <text:p>1408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[.A1234]*2*PI()/4096" office:value-type="float" office:value="1.88986433067511" calcext:value-type="float">
            <text:p>1.88986433067511</text:p>
          </table:table-cell>
          <table:table-cell table:formula="of:=INT(2048+2047*SIN([.B1234]))" office:value-type="float" office:value="3991" calcext:value-type="float">
            <text:p>3991</text:p>
          </table:table-cell>
          <table:table-cell table:formula="of:=INT(2048+2047*COS([.B1234]))" office:value-type="float" office:value="1405" calcext:value-type="float">
            <text:p>1405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[.A1235]*2*PI()/4096" office:value-type="float" office:value="1.891398311463" calcext:value-type="float">
            <text:p>1.891398311463</text:p>
          </table:table-cell>
          <table:table-cell table:formula="of:=INT(2048+2047*SIN([.B1235]))" office:value-type="float" office:value="3990" calcext:value-type="float">
            <text:p>3990</text:p>
          </table:table-cell>
          <table:table-cell table:formula="of:=INT(2048+2047*COS([.B1235]))" office:value-type="float" office:value="1402" calcext:value-type="float">
            <text:p>1402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[.A1236]*2*PI()/4096" office:value-type="float" office:value="1.89293229225088" calcext:value-type="float">
            <text:p>1.89293229225088</text:p>
          </table:table-cell>
          <table:table-cell table:formula="of:=INT(2048+2047*SIN([.B1236]))" office:value-type="float" office:value="3989" calcext:value-type="float">
            <text:p>3989</text:p>
          </table:table-cell>
          <table:table-cell table:formula="of:=INT(2048+2047*COS([.B1236]))" office:value-type="float" office:value="1399" calcext:value-type="float">
            <text:p>1399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[.A1237]*2*PI()/4096" office:value-type="float" office:value="1.89446627303877" calcext:value-type="float">
            <text:p>1.89446627303877</text:p>
          </table:table-cell>
          <table:table-cell table:formula="of:=INT(2048+2047*SIN([.B1237]))" office:value-type="float" office:value="3988" calcext:value-type="float">
            <text:p>3988</text:p>
          </table:table-cell>
          <table:table-cell table:formula="of:=INT(2048+2047*COS([.B1237]))" office:value-type="float" office:value="1396" calcext:value-type="float">
            <text:p>1396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[.A1238]*2*PI()/4096" office:value-type="float" office:value="1.89600025382665" calcext:value-type="float">
            <text:p>1.89600025382665</text:p>
          </table:table-cell>
          <table:table-cell table:formula="of:=INT(2048+2047*SIN([.B1238]))" office:value-type="float" office:value="3987" calcext:value-type="float">
            <text:p>3987</text:p>
          </table:table-cell>
          <table:table-cell table:formula="of:=INT(2048+2047*COS([.B1238]))" office:value-type="float" office:value="1393" calcext:value-type="float">
            <text:p>1393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[.A1239]*2*PI()/4096" office:value-type="float" office:value="1.89753423461454" calcext:value-type="float">
            <text:p>1.89753423461454</text:p>
          </table:table-cell>
          <table:table-cell table:formula="of:=INT(2048+2047*SIN([.B1239]))" office:value-type="float" office:value="3986" calcext:value-type="float">
            <text:p>3986</text:p>
          </table:table-cell>
          <table:table-cell table:formula="of:=INT(2048+2047*COS([.B1239]))" office:value-type="float" office:value="1391" calcext:value-type="float">
            <text:p>1391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[.A1240]*2*PI()/4096" office:value-type="float" office:value="1.89906821540242" calcext:value-type="float">
            <text:p>1.89906821540242</text:p>
          </table:table-cell>
          <table:table-cell table:formula="of:=INT(2048+2047*SIN([.B1240]))" office:value-type="float" office:value="3985" calcext:value-type="float">
            <text:p>3985</text:p>
          </table:table-cell>
          <table:table-cell table:formula="of:=INT(2048+2047*COS([.B1240]))" office:value-type="float" office:value="1388" calcext:value-type="float">
            <text:p>1388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[.A1241]*2*PI()/4096" office:value-type="float" office:value="1.90060219619031" calcext:value-type="float">
            <text:p>1.90060219619031</text:p>
          </table:table-cell>
          <table:table-cell table:formula="of:=INT(2048+2047*SIN([.B1241]))" office:value-type="float" office:value="3984" calcext:value-type="float">
            <text:p>3984</text:p>
          </table:table-cell>
          <table:table-cell table:formula="of:=INT(2048+2047*COS([.B1241]))" office:value-type="float" office:value="1385" calcext:value-type="float">
            <text:p>1385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[.A1242]*2*PI()/4096" office:value-type="float" office:value="1.9021361769782" calcext:value-type="float">
            <text:p>1.9021361769782</text:p>
          </table:table-cell>
          <table:table-cell table:formula="of:=INT(2048+2047*SIN([.B1242]))" office:value-type="float" office:value="3983" calcext:value-type="float">
            <text:p>3983</text:p>
          </table:table-cell>
          <table:table-cell table:formula="of:=INT(2048+2047*COS([.B1242]))" office:value-type="float" office:value="1382" calcext:value-type="float">
            <text:p>1382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[.A1243]*2*PI()/4096" office:value-type="float" office:value="1.90367015776608" calcext:value-type="float">
            <text:p>1.90367015776608</text:p>
          </table:table-cell>
          <table:table-cell table:formula="of:=INT(2048+2047*SIN([.B1243]))" office:value-type="float" office:value="3982" calcext:value-type="float">
            <text:p>3982</text:p>
          </table:table-cell>
          <table:table-cell table:formula="of:=INT(2048+2047*COS([.B1243]))" office:value-type="float" office:value="1379" calcext:value-type="float">
            <text:p>1379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[.A1244]*2*PI()/4096" office:value-type="float" office:value="1.90520413855397" calcext:value-type="float">
            <text:p>1.90520413855397</text:p>
          </table:table-cell>
          <table:table-cell table:formula="of:=INT(2048+2047*SIN([.B1244]))" office:value-type="float" office:value="3981" calcext:value-type="float">
            <text:p>3981</text:p>
          </table:table-cell>
          <table:table-cell table:formula="of:=INT(2048+2047*COS([.B1244]))" office:value-type="float" office:value="1376" calcext:value-type="float">
            <text:p>1376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[.A1245]*2*PI()/4096" office:value-type="float" office:value="1.90673811934185" calcext:value-type="float">
            <text:p>1.90673811934185</text:p>
          </table:table-cell>
          <table:table-cell table:formula="of:=INT(2048+2047*SIN([.B1245]))" office:value-type="float" office:value="3980" calcext:value-type="float">
            <text:p>3980</text:p>
          </table:table-cell>
          <table:table-cell table:formula="of:=INT(2048+2047*COS([.B1245]))" office:value-type="float" office:value="1373" calcext:value-type="float">
            <text:p>1373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[.A1246]*2*PI()/4096" office:value-type="float" office:value="1.90827210012974" calcext:value-type="float">
            <text:p>1.90827210012974</text:p>
          </table:table-cell>
          <table:table-cell table:formula="of:=INT(2048+2047*SIN([.B1246]))" office:value-type="float" office:value="3979" calcext:value-type="float">
            <text:p>3979</text:p>
          </table:table-cell>
          <table:table-cell table:formula="of:=INT(2048+2047*COS([.B1246]))"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[.A1247]*2*PI()/4096" office:value-type="float" office:value="1.90980608091762" calcext:value-type="float">
            <text:p>1.90980608091762</text:p>
          </table:table-cell>
          <table:table-cell table:formula="of:=INT(2048+2047*SIN([.B1247]))" office:value-type="float" office:value="3978" calcext:value-type="float">
            <text:p>3978</text:p>
          </table:table-cell>
          <table:table-cell table:formula="of:=INT(2048+2047*COS([.B1247]))" office:value-type="float" office:value="1367" calcext:value-type="float">
            <text:p>1367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[.A1248]*2*PI()/4096" office:value-type="float" office:value="1.91134006170551" calcext:value-type="float">
            <text:p>1.91134006170551</text:p>
          </table:table-cell>
          <table:table-cell table:formula="of:=INT(2048+2047*SIN([.B1248]))" office:value-type="float" office:value="3977" calcext:value-type="float">
            <text:p>3977</text:p>
          </table:table-cell>
          <table:table-cell table:formula="of:=INT(2048+2047*COS([.B1248]))" office:value-type="float" office:value="1364" calcext:value-type="float">
            <text:p>1364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[.A1249]*2*PI()/4096" office:value-type="float" office:value="1.91287404249339" calcext:value-type="float">
            <text:p>1.91287404249339</text:p>
          </table:table-cell>
          <table:table-cell table:formula="of:=INT(2048+2047*SIN([.B1249]))" office:value-type="float" office:value="3976" calcext:value-type="float">
            <text:p>3976</text:p>
          </table:table-cell>
          <table:table-cell table:formula="of:=INT(2048+2047*COS([.B1249]))" office:value-type="float" office:value="1361" calcext:value-type="float">
            <text:p>1361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[.A1250]*2*PI()/4096" office:value-type="float" office:value="1.91440802328128" calcext:value-type="float">
            <text:p>1.91440802328128</text:p>
          </table:table-cell>
          <table:table-cell table:formula="of:=INT(2048+2047*SIN([.B1250]))" office:value-type="float" office:value="3975" calcext:value-type="float">
            <text:p>3975</text:p>
          </table:table-cell>
          <table:table-cell table:formula="of:=INT(2048+2047*COS([.B1250]))" office:value-type="float" office:value="1358" calcext:value-type="float">
            <text:p>1358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[.A1251]*2*PI()/4096" office:value-type="float" office:value="1.91594200406917" calcext:value-type="float">
            <text:p>1.91594200406917</text:p>
          </table:table-cell>
          <table:table-cell table:formula="of:=INT(2048+2047*SIN([.B1251]))" office:value-type="float" office:value="3974" calcext:value-type="float">
            <text:p>3974</text:p>
          </table:table-cell>
          <table:table-cell table:formula="of:=INT(2048+2047*COS([.B1251]))" office:value-type="float" office:value="1355" calcext:value-type="float">
            <text:p>1355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A1252]*2*PI()/4096" office:value-type="float" office:value="1.91747598485705" calcext:value-type="float">
            <text:p>1.91747598485705</text:p>
          </table:table-cell>
          <table:table-cell table:formula="of:=INT(2048+2047*SIN([.B1252]))" office:value-type="float" office:value="3973" calcext:value-type="float">
            <text:p>3973</text:p>
          </table:table-cell>
          <table:table-cell table:formula="of:=INT(2048+2047*COS([.B1252]))" office:value-type="float" office:value="1352" calcext:value-type="float">
            <text:p>1352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[.A1253]*2*PI()/4096" office:value-type="float" office:value="1.91900996564494" calcext:value-type="float">
            <text:p>1.91900996564494</text:p>
          </table:table-cell>
          <table:table-cell table:formula="of:=INT(2048+2047*SIN([.B1253]))" office:value-type="float" office:value="3972" calcext:value-type="float">
            <text:p>3972</text:p>
          </table:table-cell>
          <table:table-cell table:formula="of:=INT(2048+2047*COS([.B1253]))" office:value-type="float" office:value="1349" calcext:value-type="float">
            <text:p>1349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[.A1254]*2*PI()/4096" office:value-type="float" office:value="1.92054394643282" calcext:value-type="float">
            <text:p>1.92054394643282</text:p>
          </table:table-cell>
          <table:table-cell table:formula="of:=INT(2048+2047*SIN([.B1254]))" office:value-type="float" office:value="3971" calcext:value-type="float">
            <text:p>3971</text:p>
          </table:table-cell>
          <table:table-cell table:formula="of:=INT(2048+2047*COS([.B1254]))" office:value-type="float" office:value="1346" calcext:value-type="float">
            <text:p>1346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[.A1255]*2*PI()/4096" office:value-type="float" office:value="1.92207792722071" calcext:value-type="float">
            <text:p>1.92207792722071</text:p>
          </table:table-cell>
          <table:table-cell table:formula="of:=INT(2048+2047*SIN([.B1255]))" office:value-type="float" office:value="3969" calcext:value-type="float">
            <text:p>3969</text:p>
          </table:table-cell>
          <table:table-cell table:formula="of:=INT(2048+2047*COS([.B1255]))" office:value-type="float" office:value="1343" calcext:value-type="float">
            <text:p>1343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[.A1256]*2*PI()/4096" office:value-type="float" office:value="1.92361190800859" calcext:value-type="float">
            <text:p>1.92361190800859</text:p>
          </table:table-cell>
          <table:table-cell table:formula="of:=INT(2048+2047*SIN([.B1256]))" office:value-type="float" office:value="3968" calcext:value-type="float">
            <text:p>3968</text:p>
          </table:table-cell>
          <table:table-cell table:formula="of:=INT(2048+2047*COS([.B1256]))"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[.A1257]*2*PI()/4096" office:value-type="float" office:value="1.92514588879648" calcext:value-type="float">
            <text:p>1.92514588879648</text:p>
          </table:table-cell>
          <table:table-cell table:formula="of:=INT(2048+2047*SIN([.B1257]))" office:value-type="float" office:value="3967" calcext:value-type="float">
            <text:p>3967</text:p>
          </table:table-cell>
          <table:table-cell table:formula="of:=INT(2048+2047*COS([.B1257]))" office:value-type="float" office:value="1337" calcext:value-type="float">
            <text:p>1337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[.A1258]*2*PI()/4096" office:value-type="float" office:value="1.92667986958437" calcext:value-type="float">
            <text:p>1.92667986958437</text:p>
          </table:table-cell>
          <table:table-cell table:formula="of:=INT(2048+2047*SIN([.B1258]))" office:value-type="float" office:value="3966" calcext:value-type="float">
            <text:p>3966</text:p>
          </table:table-cell>
          <table:table-cell table:formula="of:=INT(2048+2047*COS([.B1258]))" office:value-type="float" office:value="1334" calcext:value-type="float">
            <text:p>1334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[.A1259]*2*PI()/4096" office:value-type="float" office:value="1.92821385037225" calcext:value-type="float">
            <text:p>1.92821385037225</text:p>
          </table:table-cell>
          <table:table-cell table:formula="of:=INT(2048+2047*SIN([.B1259]))" office:value-type="float" office:value="3965" calcext:value-type="float">
            <text:p>3965</text:p>
          </table:table-cell>
          <table:table-cell table:formula="of:=INT(2048+2047*COS([.B1259]))" office:value-type="float" office:value="1331" calcext:value-type="float">
            <text:p>1331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[.A1260]*2*PI()/4096" office:value-type="float" office:value="1.92974783116014" calcext:value-type="float">
            <text:p>1.92974783116014</text:p>
          </table:table-cell>
          <table:table-cell table:formula="of:=INT(2048+2047*SIN([.B1260]))" office:value-type="float" office:value="3964" calcext:value-type="float">
            <text:p>3964</text:p>
          </table:table-cell>
          <table:table-cell table:formula="of:=INT(2048+2047*COS([.B1260]))"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[.A1261]*2*PI()/4096" office:value-type="float" office:value="1.93128181194802" calcext:value-type="float">
            <text:p>1.93128181194802</text:p>
          </table:table-cell>
          <table:table-cell table:formula="of:=INT(2048+2047*SIN([.B1261]))" office:value-type="float" office:value="3963" calcext:value-type="float">
            <text:p>3963</text:p>
          </table:table-cell>
          <table:table-cell table:formula="of:=INT(2048+2047*COS([.B1261]))" office:value-type="float" office:value="1325" calcext:value-type="float">
            <text:p>1325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[.A1262]*2*PI()/4096" office:value-type="float" office:value="1.93281579273591" calcext:value-type="float">
            <text:p>1.93281579273591</text:p>
          </table:table-cell>
          <table:table-cell table:formula="of:=INT(2048+2047*SIN([.B1262]))" office:value-type="float" office:value="3962" calcext:value-type="float">
            <text:p>3962</text:p>
          </table:table-cell>
          <table:table-cell table:formula="of:=INT(2048+2047*COS([.B1262]))" office:value-type="float" office:value="1323" calcext:value-type="float">
            <text:p>1323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[.A1263]*2*PI()/4096" office:value-type="float" office:value="1.93434977352379" calcext:value-type="float">
            <text:p>1.93434977352379</text:p>
          </table:table-cell>
          <table:table-cell table:formula="of:=INT(2048+2047*SIN([.B1263]))" office:value-type="float" office:value="3961" calcext:value-type="float">
            <text:p>3961</text:p>
          </table:table-cell>
          <table:table-cell table:formula="of:=INT(2048+2047*COS([.B1263]))"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[.A1264]*2*PI()/4096" office:value-type="float" office:value="1.93588375431168" calcext:value-type="float">
            <text:p>1.93588375431168</text:p>
          </table:table-cell>
          <table:table-cell table:formula="of:=INT(2048+2047*SIN([.B1264]))" office:value-type="float" office:value="3960" calcext:value-type="float">
            <text:p>3960</text:p>
          </table:table-cell>
          <table:table-cell table:formula="of:=INT(2048+2047*COS([.B1264]))" office:value-type="float" office:value="1317" calcext:value-type="float">
            <text:p>1317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[.A1265]*2*PI()/4096" office:value-type="float" office:value="1.93741773509956" calcext:value-type="float">
            <text:p>1.93741773509956</text:p>
          </table:table-cell>
          <table:table-cell table:formula="of:=INT(2048+2047*SIN([.B1265]))" office:value-type="float" office:value="3958" calcext:value-type="float">
            <text:p>3958</text:p>
          </table:table-cell>
          <table:table-cell table:formula="of:=INT(2048+2047*COS([.B1265]))" office:value-type="float" office:value="1314" calcext:value-type="float">
            <text:p>1314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[.A1266]*2*PI()/4096" office:value-type="float" office:value="1.93895171588745" calcext:value-type="float">
            <text:p>1.93895171588745</text:p>
          </table:table-cell>
          <table:table-cell table:formula="of:=INT(2048+2047*SIN([.B1266]))" office:value-type="float" office:value="3957" calcext:value-type="float">
            <text:p>3957</text:p>
          </table:table-cell>
          <table:table-cell table:formula="of:=INT(2048+2047*COS([.B1266]))" office:value-type="float" office:value="1311" calcext:value-type="float">
            <text:p>1311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[.A1267]*2*PI()/4096" office:value-type="float" office:value="1.94048569667534" calcext:value-type="float">
            <text:p>1.94048569667534</text:p>
          </table:table-cell>
          <table:table-cell table:formula="of:=INT(2048+2047*SIN([.B1267]))" office:value-type="float" office:value="3956" calcext:value-type="float">
            <text:p>3956</text:p>
          </table:table-cell>
          <table:table-cell table:formula="of:=INT(2048+2047*COS([.B1267]))" office:value-type="float" office:value="1308" calcext:value-type="float">
            <text:p>1308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[.A1268]*2*PI()/4096" office:value-type="float" office:value="1.94201967746322" calcext:value-type="float">
            <text:p>1.94201967746322</text:p>
          </table:table-cell>
          <table:table-cell table:formula="of:=INT(2048+2047*SIN([.B1268]))" office:value-type="float" office:value="3955" calcext:value-type="float">
            <text:p>3955</text:p>
          </table:table-cell>
          <table:table-cell table:formula="of:=INT(2048+2047*COS([.B1268]))" office:value-type="float" office:value="1305" calcext:value-type="float">
            <text:p>1305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[.A1269]*2*PI()/4096" office:value-type="float" office:value="1.94355365825111" calcext:value-type="float">
            <text:p>1.94355365825111</text:p>
          </table:table-cell>
          <table:table-cell table:formula="of:=INT(2048+2047*SIN([.B1269]))" office:value-type="float" office:value="3954" calcext:value-type="float">
            <text:p>3954</text:p>
          </table:table-cell>
          <table:table-cell table:formula="of:=INT(2048+2047*COS([.B1269]))" office:value-type="float" office:value="1302" calcext:value-type="float">
            <text:p>1302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[.A1270]*2*PI()/4096" office:value-type="float" office:value="1.94508763903899" calcext:value-type="float">
            <text:p>1.94508763903899</text:p>
          </table:table-cell>
          <table:table-cell table:formula="of:=INT(2048+2047*SIN([.B1270]))" office:value-type="float" office:value="3953" calcext:value-type="float">
            <text:p>3953</text:p>
          </table:table-cell>
          <table:table-cell table:formula="of:=INT(2048+2047*COS([.B1270]))" office:value-type="float" office:value="1299" calcext:value-type="float">
            <text:p>1299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[.A1271]*2*PI()/4096" office:value-type="float" office:value="1.94662161982688" calcext:value-type="float">
            <text:p>1.94662161982688</text:p>
          </table:table-cell>
          <table:table-cell table:formula="of:=INT(2048+2047*SIN([.B1271]))" office:value-type="float" office:value="3952" calcext:value-type="float">
            <text:p>3952</text:p>
          </table:table-cell>
          <table:table-cell table:formula="of:=INT(2048+2047*COS([.B1271]))"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[.A1272]*2*PI()/4096" office:value-type="float" office:value="1.94815560061476" calcext:value-type="float">
            <text:p>1.94815560061476</text:p>
          </table:table-cell>
          <table:table-cell table:formula="of:=INT(2048+2047*SIN([.B1272]))" office:value-type="float" office:value="3950" calcext:value-type="float">
            <text:p>3950</text:p>
          </table:table-cell>
          <table:table-cell table:formula="of:=INT(2048+2047*COS([.B1272]))"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[.A1273]*2*PI()/4096" office:value-type="float" office:value="1.94968958140265" calcext:value-type="float">
            <text:p>1.94968958140265</text:p>
          </table:table-cell>
          <table:table-cell table:formula="of:=INT(2048+2047*SIN([.B1273]))" office:value-type="float" office:value="3949" calcext:value-type="float">
            <text:p>3949</text:p>
          </table:table-cell>
          <table:table-cell table:formula="of:=INT(2048+2047*COS([.B1273]))" office:value-type="float" office:value="1290" calcext:value-type="float">
            <text:p>1290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[.A1274]*2*PI()/4096" office:value-type="float" office:value="1.95122356219054" calcext:value-type="float">
            <text:p>1.95122356219054</text:p>
          </table:table-cell>
          <table:table-cell table:formula="of:=INT(2048+2047*SIN([.B1274]))" office:value-type="float" office:value="3948" calcext:value-type="float">
            <text:p>3948</text:p>
          </table:table-cell>
          <table:table-cell table:formula="of:=INT(2048+2047*COS([.B1274]))" office:value-type="float" office:value="1287" calcext:value-type="float">
            <text:p>1287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[.A1275]*2*PI()/4096" office:value-type="float" office:value="1.95275754297842" calcext:value-type="float">
            <text:p>1.95275754297842</text:p>
          </table:table-cell>
          <table:table-cell table:formula="of:=INT(2048+2047*SIN([.B1275]))" office:value-type="float" office:value="3947" calcext:value-type="float">
            <text:p>3947</text:p>
          </table:table-cell>
          <table:table-cell table:formula="of:=INT(2048+2047*COS([.B1275]))" office:value-type="float" office:value="1284" calcext:value-type="float">
            <text:p>1284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[.A1276]*2*PI()/4096" office:value-type="float" office:value="1.95429152376631" calcext:value-type="float">
            <text:p>1.95429152376631</text:p>
          </table:table-cell>
          <table:table-cell table:formula="of:=INT(2048+2047*SIN([.B1276]))" office:value-type="float" office:value="3946" calcext:value-type="float">
            <text:p>3946</text:p>
          </table:table-cell>
          <table:table-cell table:formula="of:=INT(2048+2047*COS([.B1276]))" office:value-type="float" office:value="1282" calcext:value-type="float">
            <text:p>1282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[.A1277]*2*PI()/4096" office:value-type="float" office:value="1.95582550455419" calcext:value-type="float">
            <text:p>1.95582550455419</text:p>
          </table:table-cell>
          <table:table-cell table:formula="of:=INT(2048+2047*SIN([.B1277]))" office:value-type="float" office:value="3945" calcext:value-type="float">
            <text:p>3945</text:p>
          </table:table-cell>
          <table:table-cell table:formula="of:=INT(2048+2047*COS([.B1277]))"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[.A1278]*2*PI()/4096" office:value-type="float" office:value="1.95735948534208" calcext:value-type="float">
            <text:p>1.95735948534208</text:p>
          </table:table-cell>
          <table:table-cell table:formula="of:=INT(2048+2047*SIN([.B1278]))" office:value-type="float" office:value="3943" calcext:value-type="float">
            <text:p>3943</text:p>
          </table:table-cell>
          <table:table-cell table:formula="of:=INT(2048+2047*COS([.B1278]))" office:value-type="float" office:value="1276" calcext:value-type="float">
            <text:p>1276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[.A1279]*2*PI()/4096" office:value-type="float" office:value="1.95889346612996" calcext:value-type="float">
            <text:p>1.95889346612996</text:p>
          </table:table-cell>
          <table:table-cell table:formula="of:=INT(2048+2047*SIN([.B1279]))" office:value-type="float" office:value="3942" calcext:value-type="float">
            <text:p>3942</text:p>
          </table:table-cell>
          <table:table-cell table:formula="of:=INT(2048+2047*COS([.B1279]))" office:value-type="float" office:value="1273" calcext:value-type="float">
            <text:p>1273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[.A1280]*2*PI()/4096" office:value-type="float" office:value="1.96042744691785" calcext:value-type="float">
            <text:p>1.96042744691785</text:p>
          </table:table-cell>
          <table:table-cell table:formula="of:=INT(2048+2047*SIN([.B1280]))" office:value-type="float" office:value="3941" calcext:value-type="float">
            <text:p>3941</text:p>
          </table:table-cell>
          <table:table-cell table:formula="of:=INT(2048+2047*COS([.B1280]))" office:value-type="float" office:value="1270" calcext:value-type="float">
            <text:p>1270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[.A1281]*2*PI()/4096" office:value-type="float" office:value="1.96196142770574" calcext:value-type="float">
            <text:p>1.96196142770574</text:p>
          </table:table-cell>
          <table:table-cell table:formula="of:=INT(2048+2047*SIN([.B1281]))" office:value-type="float" office:value="3940" calcext:value-type="float">
            <text:p>3940</text:p>
          </table:table-cell>
          <table:table-cell table:formula="of:=INT(2048+2047*COS([.B1281]))" office:value-type="float" office:value="1267" calcext:value-type="float">
            <text:p>1267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[.A1282]*2*PI()/4096" office:value-type="float" office:value="1.96349540849362" calcext:value-type="float">
            <text:p>1.96349540849362</text:p>
          </table:table-cell>
          <table:table-cell table:formula="of:=INT(2048+2047*SIN([.B1282]))" office:value-type="float" office:value="3939" calcext:value-type="float">
            <text:p>3939</text:p>
          </table:table-cell>
          <table:table-cell table:formula="of:=INT(2048+2047*COS([.B1282]))" office:value-type="float" office:value="1264" calcext:value-type="float">
            <text:p>1264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[.A1283]*2*PI()/4096" office:value-type="float" office:value="1.96502938928151" calcext:value-type="float">
            <text:p>1.96502938928151</text:p>
          </table:table-cell>
          <table:table-cell table:formula="of:=INT(2048+2047*SIN([.B1283]))" office:value-type="float" office:value="3937" calcext:value-type="float">
            <text:p>3937</text:p>
          </table:table-cell>
          <table:table-cell table:formula="of:=INT(2048+2047*COS([.B1283]))" office:value-type="float" office:value="1261" calcext:value-type="float">
            <text:p>1261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[.A1284]*2*PI()/4096" office:value-type="float" office:value="1.96656337006939" calcext:value-type="float">
            <text:p>1.96656337006939</text:p>
          </table:table-cell>
          <table:table-cell table:formula="of:=INT(2048+2047*SIN([.B1284]))" office:value-type="float" office:value="3936" calcext:value-type="float">
            <text:p>3936</text:p>
          </table:table-cell>
          <table:table-cell table:formula="of:=INT(2048+2047*COS([.B1284]))" office:value-type="float" office:value="1258" calcext:value-type="float">
            <text:p>1258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[.A1285]*2*PI()/4096" office:value-type="float" office:value="1.96809735085728" calcext:value-type="float">
            <text:p>1.96809735085728</text:p>
          </table:table-cell>
          <table:table-cell table:formula="of:=INT(2048+2047*SIN([.B1285]))" office:value-type="float" office:value="3935" calcext:value-type="float">
            <text:p>3935</text:p>
          </table:table-cell>
          <table:table-cell table:formula="of:=INT(2048+2047*COS([.B1285]))" office:value-type="float" office:value="1255" calcext:value-type="float">
            <text:p>1255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[.A1286]*2*PI()/4096" office:value-type="float" office:value="1.96963133164516" calcext:value-type="float">
            <text:p>1.96963133164516</text:p>
          </table:table-cell>
          <table:table-cell table:formula="of:=INT(2048+2047*SIN([.B1286]))" office:value-type="float" office:value="3934" calcext:value-type="float">
            <text:p>3934</text:p>
          </table:table-cell>
          <table:table-cell table:formula="of:=INT(2048+2047*COS([.B1286]))" office:value-type="float" office:value="1253" calcext:value-type="float">
            <text:p>1253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[.A1287]*2*PI()/4096" office:value-type="float" office:value="1.97116531243305" calcext:value-type="float">
            <text:p>1.97116531243305</text:p>
          </table:table-cell>
          <table:table-cell table:formula="of:=INT(2048+2047*SIN([.B1287]))" office:value-type="float" office:value="3933" calcext:value-type="float">
            <text:p>3933</text:p>
          </table:table-cell>
          <table:table-cell table:formula="of:=INT(2048+2047*COS([.B1287]))" office:value-type="float" office:value="1250" calcext:value-type="float">
            <text:p>1250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[.A1288]*2*PI()/4096" office:value-type="float" office:value="1.97269929322093" calcext:value-type="float">
            <text:p>1.97269929322093</text:p>
          </table:table-cell>
          <table:table-cell table:formula="of:=INT(2048+2047*SIN([.B1288]))" office:value-type="float" office:value="3931" calcext:value-type="float">
            <text:p>3931</text:p>
          </table:table-cell>
          <table:table-cell table:formula="of:=INT(2048+2047*COS([.B1288]))"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[.A1289]*2*PI()/4096" office:value-type="float" office:value="1.97423327400882" calcext:value-type="float">
            <text:p>1.97423327400882</text:p>
          </table:table-cell>
          <table:table-cell table:formula="of:=INT(2048+2047*SIN([.B1289]))" office:value-type="float" office:value="3930" calcext:value-type="float">
            <text:p>3930</text:p>
          </table:table-cell>
          <table:table-cell table:formula="of:=INT(2048+2047*COS([.B1289]))" office:value-type="float" office:value="1244" calcext:value-type="float">
            <text:p>1244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[.A1290]*2*PI()/4096" office:value-type="float" office:value="1.97576725479671" calcext:value-type="float">
            <text:p>1.97576725479671</text:p>
          </table:table-cell>
          <table:table-cell table:formula="of:=INT(2048+2047*SIN([.B1290]))" office:value-type="float" office:value="3929" calcext:value-type="float">
            <text:p>3929</text:p>
          </table:table-cell>
          <table:table-cell table:formula="of:=INT(2048+2047*COS([.B1290]))" office:value-type="float" office:value="1241" calcext:value-type="float">
            <text:p>1241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[.A1291]*2*PI()/4096" office:value-type="float" office:value="1.97730123558459" calcext:value-type="float">
            <text:p>1.97730123558459</text:p>
          </table:table-cell>
          <table:table-cell table:formula="of:=INT(2048+2047*SIN([.B1291]))" office:value-type="float" office:value="3928" calcext:value-type="float">
            <text:p>3928</text:p>
          </table:table-cell>
          <table:table-cell table:formula="of:=INT(2048+2047*COS([.B1291]))" office:value-type="float" office:value="1238" calcext:value-type="float">
            <text:p>1238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[.A1292]*2*PI()/4096" office:value-type="float" office:value="1.97883521637248" calcext:value-type="float">
            <text:p>1.97883521637248</text:p>
          </table:table-cell>
          <table:table-cell table:formula="of:=INT(2048+2047*SIN([.B1292]))" office:value-type="float" office:value="3926" calcext:value-type="float">
            <text:p>3926</text:p>
          </table:table-cell>
          <table:table-cell table:formula="of:=INT(2048+2047*COS([.B1292]))"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[.A1293]*2*PI()/4096" office:value-type="float" office:value="1.98036919716036" calcext:value-type="float">
            <text:p>1.98036919716036</text:p>
          </table:table-cell>
          <table:table-cell table:formula="of:=INT(2048+2047*SIN([.B1293]))" office:value-type="float" office:value="3925" calcext:value-type="float">
            <text:p>3925</text:p>
          </table:table-cell>
          <table:table-cell table:formula="of:=INT(2048+2047*COS([.B1293]))" office:value-type="float" office:value="1232" calcext:value-type="float">
            <text:p>1232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[.A1294]*2*PI()/4096" office:value-type="float" office:value="1.98190317794825" calcext:value-type="float">
            <text:p>1.98190317794825</text:p>
          </table:table-cell>
          <table:table-cell table:formula="of:=INT(2048+2047*SIN([.B1294]))" office:value-type="float" office:value="3924" calcext:value-type="float">
            <text:p>3924</text:p>
          </table:table-cell>
          <table:table-cell table:formula="of:=INT(2048+2047*COS([.B1294]))" office:value-type="float" office:value="1229" calcext:value-type="float">
            <text:p>1229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[.A1295]*2*PI()/4096" office:value-type="float" office:value="1.98343715873613" calcext:value-type="float">
            <text:p>1.98343715873613</text:p>
          </table:table-cell>
          <table:table-cell table:formula="of:=INT(2048+2047*SIN([.B1295]))" office:value-type="float" office:value="3923" calcext:value-type="float">
            <text:p>3923</text:p>
          </table:table-cell>
          <table:table-cell table:formula="of:=INT(2048+2047*COS([.B1295]))" office:value-type="float" office:value="1227" calcext:value-type="float">
            <text:p>1227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[.A1296]*2*PI()/4096" office:value-type="float" office:value="1.98497113952402" calcext:value-type="float">
            <text:p>1.98497113952402</text:p>
          </table:table-cell>
          <table:table-cell table:formula="of:=INT(2048+2047*SIN([.B1296]))" office:value-type="float" office:value="3921" calcext:value-type="float">
            <text:p>3921</text:p>
          </table:table-cell>
          <table:table-cell table:formula="of:=INT(2048+2047*COS([.B1296]))" office:value-type="float" office:value="1224" calcext:value-type="float">
            <text:p>1224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[.A1297]*2*PI()/4096" office:value-type="float" office:value="1.98650512031191" calcext:value-type="float">
            <text:p>1.98650512031191</text:p>
          </table:table-cell>
          <table:table-cell table:formula="of:=INT(2048+2047*SIN([.B1297]))" office:value-type="float" office:value="3920" calcext:value-type="float">
            <text:p>3920</text:p>
          </table:table-cell>
          <table:table-cell table:formula="of:=INT(2048+2047*COS([.B1297]))" office:value-type="float" office:value="1221" calcext:value-type="float">
            <text:p>1221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[.A1298]*2*PI()/4096" office:value-type="float" office:value="1.98803910109979" calcext:value-type="float">
            <text:p>1.98803910109979</text:p>
          </table:table-cell>
          <table:table-cell table:formula="of:=INT(2048+2047*SIN([.B1298]))" office:value-type="float" office:value="3919" calcext:value-type="float">
            <text:p>3919</text:p>
          </table:table-cell>
          <table:table-cell table:formula="of:=INT(2048+2047*COS([.B1298]))" office:value-type="float" office:value="1218" calcext:value-type="float">
            <text:p>1218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[.A1299]*2*PI()/4096" office:value-type="float" office:value="1.98957308188768" calcext:value-type="float">
            <text:p>1.98957308188768</text:p>
          </table:table-cell>
          <table:table-cell table:formula="of:=INT(2048+2047*SIN([.B1299]))" office:value-type="float" office:value="3918" calcext:value-type="float">
            <text:p>3918</text:p>
          </table:table-cell>
          <table:table-cell table:formula="of:=INT(2048+2047*COS([.B1299]))" office:value-type="float" office:value="1215" calcext:value-type="float">
            <text:p>1215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[.A1300]*2*PI()/4096" office:value-type="float" office:value="1.99110706267556" calcext:value-type="float">
            <text:p>1.99110706267556</text:p>
          </table:table-cell>
          <table:table-cell table:formula="of:=INT(2048+2047*SIN([.B1300]))" office:value-type="float" office:value="3916" calcext:value-type="float">
            <text:p>3916</text:p>
          </table:table-cell>
          <table:table-cell table:formula="of:=INT(2048+2047*COS([.B1300]))" office:value-type="float" office:value="1212" calcext:value-type="float">
            <text:p>1212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[.A1301]*2*PI()/4096" office:value-type="float" office:value="1.99264104346345" calcext:value-type="float">
            <text:p>1.99264104346345</text:p>
          </table:table-cell>
          <table:table-cell table:formula="of:=INT(2048+2047*SIN([.B1301]))" office:value-type="float" office:value="3915" calcext:value-type="float">
            <text:p>3915</text:p>
          </table:table-cell>
          <table:table-cell table:formula="of:=INT(2048+2047*COS([.B1301]))" office:value-type="float" office:value="1209" calcext:value-type="float">
            <text:p>1209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A1302]*2*PI()/4096" office:value-type="float" office:value="1.99417502425133" calcext:value-type="float">
            <text:p>1.99417502425133</text:p>
          </table:table-cell>
          <table:table-cell table:formula="of:=INT(2048+2047*SIN([.B1302]))" office:value-type="float" office:value="3914" calcext:value-type="float">
            <text:p>3914</text:p>
          </table:table-cell>
          <table:table-cell table:formula="of:=INT(2048+2047*COS([.B1302]))" office:value-type="float" office:value="1207" calcext:value-type="float">
            <text:p>1207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[.A1303]*2*PI()/4096" office:value-type="float" office:value="1.99570900503922" calcext:value-type="float">
            <text:p>1.99570900503922</text:p>
          </table:table-cell>
          <table:table-cell table:formula="of:=INT(2048+2047*SIN([.B1303]))" office:value-type="float" office:value="3912" calcext:value-type="float">
            <text:p>3912</text:p>
          </table:table-cell>
          <table:table-cell table:formula="of:=INT(2048+2047*COS([.B1303]))" office:value-type="float" office:value="1204" calcext:value-type="float">
            <text:p>1204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[.A1304]*2*PI()/4096" office:value-type="float" office:value="1.9972429858271" calcext:value-type="float">
            <text:p>1.9972429858271</text:p>
          </table:table-cell>
          <table:table-cell table:formula="of:=INT(2048+2047*SIN([.B1304]))" office:value-type="float" office:value="3911" calcext:value-type="float">
            <text:p>3911</text:p>
          </table:table-cell>
          <table:table-cell table:formula="of:=INT(2048+2047*COS([.B1304]))" office:value-type="float" office:value="1201" calcext:value-type="float">
            <text:p>1201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[.A1305]*2*PI()/4096" office:value-type="float" office:value="1.99877696661499" calcext:value-type="float">
            <text:p>1.99877696661499</text:p>
          </table:table-cell>
          <table:table-cell table:formula="of:=INT(2048+2047*SIN([.B1305]))" office:value-type="float" office:value="3910" calcext:value-type="float">
            <text:p>3910</text:p>
          </table:table-cell>
          <table:table-cell table:formula="of:=INT(2048+2047*COS([.B1305]))" office:value-type="float" office:value="1198" calcext:value-type="float">
            <text:p>1198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[.A1306]*2*PI()/4096" office:value-type="float" office:value="2.00031094740288" calcext:value-type="float">
            <text:p>2.00031094740288</text:p>
          </table:table-cell>
          <table:table-cell table:formula="of:=INT(2048+2047*SIN([.B1306]))" office:value-type="float" office:value="3909" calcext:value-type="float">
            <text:p>3909</text:p>
          </table:table-cell>
          <table:table-cell table:formula="of:=INT(2048+2047*COS([.B1306]))" office:value-type="float" office:value="1195" calcext:value-type="float">
            <text:p>1195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[.A1307]*2*PI()/4096" office:value-type="float" office:value="2.00184492819076" calcext:value-type="float">
            <text:p>2.00184492819076</text:p>
          </table:table-cell>
          <table:table-cell table:formula="of:=INT(2048+2047*SIN([.B1307]))" office:value-type="float" office:value="3907" calcext:value-type="float">
            <text:p>3907</text:p>
          </table:table-cell>
          <table:table-cell table:formula="of:=INT(2048+2047*COS([.B1307]))" office:value-type="float" office:value="1192" calcext:value-type="float">
            <text:p>1192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[.A1308]*2*PI()/4096" office:value-type="float" office:value="2.00337890897865" calcext:value-type="float">
            <text:p>2.00337890897865</text:p>
          </table:table-cell>
          <table:table-cell table:formula="of:=INT(2048+2047*SIN([.B1308]))" office:value-type="float" office:value="3906" calcext:value-type="float">
            <text:p>3906</text:p>
          </table:table-cell>
          <table:table-cell table:formula="of:=INT(2048+2047*COS([.B1308]))" office:value-type="float" office:value="1189" calcext:value-type="float">
            <text:p>1189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[.A1309]*2*PI()/4096" office:value-type="float" office:value="2.00491288976653" calcext:value-type="float">
            <text:p>2.00491288976653</text:p>
          </table:table-cell>
          <table:table-cell table:formula="of:=INT(2048+2047*SIN([.B1309]))" office:value-type="float" office:value="3905" calcext:value-type="float">
            <text:p>3905</text:p>
          </table:table-cell>
          <table:table-cell table:formula="of:=INT(2048+2047*COS([.B1309]))" office:value-type="float" office:value="1187" calcext:value-type="float">
            <text:p>1187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[.A1310]*2*PI()/4096" office:value-type="float" office:value="2.00644687055442" calcext:value-type="float">
            <text:p>2.00644687055442</text:p>
          </table:table-cell>
          <table:table-cell table:formula="of:=INT(2048+2047*SIN([.B1310]))" office:value-type="float" office:value="3903" calcext:value-type="float">
            <text:p>3903</text:p>
          </table:table-cell>
          <table:table-cell table:formula="of:=INT(2048+2047*COS([.B1310]))" office:value-type="float" office:value="1184" calcext:value-type="float">
            <text:p>1184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[.A1311]*2*PI()/4096" office:value-type="float" office:value="2.0079808513423" calcext:value-type="float">
            <text:p>2.0079808513423</text:p>
          </table:table-cell>
          <table:table-cell table:formula="of:=INT(2048+2047*SIN([.B1311]))" office:value-type="float" office:value="3902" calcext:value-type="float">
            <text:p>3902</text:p>
          </table:table-cell>
          <table:table-cell table:formula="of:=INT(2048+2047*COS([.B1311]))" office:value-type="float" office:value="1181" calcext:value-type="float">
            <text:p>1181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[.A1312]*2*PI()/4096" office:value-type="float" office:value="2.00951483213019" calcext:value-type="float">
            <text:p>2.00951483213019</text:p>
          </table:table-cell>
          <table:table-cell table:formula="of:=INT(2048+2047*SIN([.B1312]))" office:value-type="float" office:value="3901" calcext:value-type="float">
            <text:p>3901</text:p>
          </table:table-cell>
          <table:table-cell table:formula="of:=INT(2048+2047*COS([.B1312]))" office:value-type="float" office:value="1178" calcext:value-type="float">
            <text:p>1178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[.A1313]*2*PI()/4096" office:value-type="float" office:value="2.01104881291808" calcext:value-type="float">
            <text:p>2.01104881291808</text:p>
          </table:table-cell>
          <table:table-cell table:formula="of:=INT(2048+2047*SIN([.B1313]))" office:value-type="float" office:value="3899" calcext:value-type="float">
            <text:p>3899</text:p>
          </table:table-cell>
          <table:table-cell table:formula="of:=INT(2048+2047*COS([.B1313]))" office:value-type="float" office:value="1175" calcext:value-type="float">
            <text:p>1175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[.A1314]*2*PI()/4096" office:value-type="float" office:value="2.01258279370596" calcext:value-type="float">
            <text:p>2.01258279370596</text:p>
          </table:table-cell>
          <table:table-cell table:formula="of:=INT(2048+2047*SIN([.B1314]))" office:value-type="float" office:value="3898" calcext:value-type="float">
            <text:p>3898</text:p>
          </table:table-cell>
          <table:table-cell table:formula="of:=INT(2048+2047*COS([.B1314]))" office:value-type="float" office:value="1172" calcext:value-type="float">
            <text:p>1172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[.A1315]*2*PI()/4096" office:value-type="float" office:value="2.01411677449385" calcext:value-type="float">
            <text:p>2.01411677449385</text:p>
          </table:table-cell>
          <table:table-cell table:formula="of:=INT(2048+2047*SIN([.B1315]))" office:value-type="float" office:value="3897" calcext:value-type="float">
            <text:p>3897</text:p>
          </table:table-cell>
          <table:table-cell table:formula="of:=INT(2048+2047*COS([.B1315]))" office:value-type="float" office:value="1169" calcext:value-type="float">
            <text:p>1169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[.A1316]*2*PI()/4096" office:value-type="float" office:value="2.01565075528173" calcext:value-type="float">
            <text:p>2.01565075528173</text:p>
          </table:table-cell>
          <table:table-cell table:formula="of:=INT(2048+2047*SIN([.B1316]))" office:value-type="float" office:value="3895" calcext:value-type="float">
            <text:p>3895</text:p>
          </table:table-cell>
          <table:table-cell table:formula="of:=INT(2048+2047*COS([.B1316]))" office:value-type="float" office:value="1167" calcext:value-type="float">
            <text:p>1167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[.A1317]*2*PI()/4096" office:value-type="float" office:value="2.01718473606962" calcext:value-type="float">
            <text:p>2.01718473606962</text:p>
          </table:table-cell>
          <table:table-cell table:formula="of:=INT(2048+2047*SIN([.B1317]))" office:value-type="float" office:value="3894" calcext:value-type="float">
            <text:p>3894</text:p>
          </table:table-cell>
          <table:table-cell table:formula="of:=INT(2048+2047*COS([.B1317]))" office:value-type="float" office:value="1164" calcext:value-type="float">
            <text:p>1164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[.A1318]*2*PI()/4096" office:value-type="float" office:value="2.0187187168575" calcext:value-type="float">
            <text:p>2.0187187168575</text:p>
          </table:table-cell>
          <table:table-cell table:formula="of:=INT(2048+2047*SIN([.B1318]))" office:value-type="float" office:value="3893" calcext:value-type="float">
            <text:p>3893</text:p>
          </table:table-cell>
          <table:table-cell table:formula="of:=INT(2048+2047*COS([.B1318]))" office:value-type="float" office:value="1161" calcext:value-type="float">
            <text:p>1161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[.A1319]*2*PI()/4096" office:value-type="float" office:value="2.02025269764539" calcext:value-type="float">
            <text:p>2.02025269764539</text:p>
          </table:table-cell>
          <table:table-cell table:formula="of:=INT(2048+2047*SIN([.B1319]))" office:value-type="float" office:value="3891" calcext:value-type="float">
            <text:p>3891</text:p>
          </table:table-cell>
          <table:table-cell table:formula="of:=INT(2048+2047*COS([.B1319]))" office:value-type="float" office:value="1158" calcext:value-type="float">
            <text:p>1158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[.A1320]*2*PI()/4096" office:value-type="float" office:value="2.02178667843327" calcext:value-type="float">
            <text:p>2.02178667843327</text:p>
          </table:table-cell>
          <table:table-cell table:formula="of:=INT(2048+2047*SIN([.B1320]))" office:value-type="float" office:value="3890" calcext:value-type="float">
            <text:p>3890</text:p>
          </table:table-cell>
          <table:table-cell table:formula="of:=INT(2048+2047*COS([.B1320]))" office:value-type="float" office:value="1155" calcext:value-type="float">
            <text:p>1155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[.A1321]*2*PI()/4096" office:value-type="float" office:value="2.02332065922116" calcext:value-type="float">
            <text:p>2.02332065922116</text:p>
          </table:table-cell>
          <table:table-cell table:formula="of:=INT(2048+2047*SIN([.B1321]))" office:value-type="float" office:value="3888" calcext:value-type="float">
            <text:p>3888</text:p>
          </table:table-cell>
          <table:table-cell table:formula="of:=INT(2048+2047*COS([.B1321]))" office:value-type="float" office:value="1152" calcext:value-type="float">
            <text:p>1152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[.A1322]*2*PI()/4096" office:value-type="float" office:value="2.02485464000905" calcext:value-type="float">
            <text:p>2.02485464000905</text:p>
          </table:table-cell>
          <table:table-cell table:formula="of:=INT(2048+2047*SIN([.B1322]))" office:value-type="float" office:value="3887" calcext:value-type="float">
            <text:p>3887</text:p>
          </table:table-cell>
          <table:table-cell table:formula="of:=INT(2048+2047*COS([.B1322]))" office:value-type="float" office:value="1150" calcext:value-type="float">
            <text:p>1150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[.A1323]*2*PI()/4096" office:value-type="float" office:value="2.02638862079693" calcext:value-type="float">
            <text:p>2.02638862079693</text:p>
          </table:table-cell>
          <table:table-cell table:formula="of:=INT(2048+2047*SIN([.B1323]))" office:value-type="float" office:value="3886" calcext:value-type="float">
            <text:p>3886</text:p>
          </table:table-cell>
          <table:table-cell table:formula="of:=INT(2048+2047*COS([.B1323]))" office:value-type="float" office:value="1147" calcext:value-type="float">
            <text:p>1147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[.A1324]*2*PI()/4096" office:value-type="float" office:value="2.02792260158482" calcext:value-type="float">
            <text:p>2.02792260158482</text:p>
          </table:table-cell>
          <table:table-cell table:formula="of:=INT(2048+2047*SIN([.B1324]))" office:value-type="float" office:value="3884" calcext:value-type="float">
            <text:p>3884</text:p>
          </table:table-cell>
          <table:table-cell table:formula="of:=INT(2048+2047*COS([.B1324]))" office:value-type="float" office:value="1144" calcext:value-type="float">
            <text:p>1144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[.A1325]*2*PI()/4096" office:value-type="float" office:value="2.0294565823727" calcext:value-type="float">
            <text:p>2.0294565823727</text:p>
          </table:table-cell>
          <table:table-cell table:formula="of:=INT(2048+2047*SIN([.B1325]))" office:value-type="float" office:value="3883" calcext:value-type="float">
            <text:p>3883</text:p>
          </table:table-cell>
          <table:table-cell table:formula="of:=INT(2048+2047*COS([.B1325]))"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[.A1326]*2*PI()/4096" office:value-type="float" office:value="2.03099056316059" calcext:value-type="float">
            <text:p>2.03099056316059</text:p>
          </table:table-cell>
          <table:table-cell table:formula="of:=INT(2048+2047*SIN([.B1326]))" office:value-type="float" office:value="3882" calcext:value-type="float">
            <text:p>3882</text:p>
          </table:table-cell>
          <table:table-cell table:formula="of:=INT(2048+2047*COS([.B1326]))"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[.A1327]*2*PI()/4096" office:value-type="float" office:value="2.03252454394847" calcext:value-type="float">
            <text:p>2.03252454394847</text:p>
          </table:table-cell>
          <table:table-cell table:formula="of:=INT(2048+2047*SIN([.B1327]))" office:value-type="float" office:value="3880" calcext:value-type="float">
            <text:p>3880</text:p>
          </table:table-cell>
          <table:table-cell table:formula="of:=INT(2048+2047*COS([.B1327]))" office:value-type="float" office:value="1136" calcext:value-type="float">
            <text:p>1136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[.A1328]*2*PI()/4096" office:value-type="float" office:value="2.03405852473636" calcext:value-type="float">
            <text:p>2.03405852473636</text:p>
          </table:table-cell>
          <table:table-cell table:formula="of:=INT(2048+2047*SIN([.B1328]))" office:value-type="float" office:value="3879" calcext:value-type="float">
            <text:p>3879</text:p>
          </table:table-cell>
          <table:table-cell table:formula="of:=INT(2048+2047*COS([.B1328]))" office:value-type="float" office:value="1133" calcext:value-type="float">
            <text:p>1133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[.A1329]*2*PI()/4096" office:value-type="float" office:value="2.03559250552425" calcext:value-type="float">
            <text:p>2.03559250552425</text:p>
          </table:table-cell>
          <table:table-cell table:formula="of:=INT(2048+2047*SIN([.B1329]))" office:value-type="float" office:value="3877" calcext:value-type="float">
            <text:p>3877</text:p>
          </table:table-cell>
          <table:table-cell table:formula="of:=INT(2048+2047*COS([.B1329]))" office:value-type="float" office:value="1130" calcext:value-type="float">
            <text:p>1130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[.A1330]*2*PI()/4096" office:value-type="float" office:value="2.03712648631213" calcext:value-type="float">
            <text:p>2.03712648631213</text:p>
          </table:table-cell>
          <table:table-cell table:formula="of:=INT(2048+2047*SIN([.B1330]))" office:value-type="float" office:value="3876" calcext:value-type="float">
            <text:p>3876</text:p>
          </table:table-cell>
          <table:table-cell table:formula="of:=INT(2048+2047*COS([.B1330]))" office:value-type="float" office:value="1127" calcext:value-type="float">
            <text:p>1127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[.A1331]*2*PI()/4096" office:value-type="float" office:value="2.03866046710002" calcext:value-type="float">
            <text:p>2.03866046710002</text:p>
          </table:table-cell>
          <table:table-cell table:formula="of:=INT(2048+2047*SIN([.B1331]))" office:value-type="float" office:value="3875" calcext:value-type="float">
            <text:p>3875</text:p>
          </table:table-cell>
          <table:table-cell table:formula="of:=INT(2048+2047*COS([.B1331]))" office:value-type="float" office:value="1124" calcext:value-type="float">
            <text:p>1124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[.A1332]*2*PI()/4096" office:value-type="float" office:value="2.0401944478879" calcext:value-type="float">
            <text:p>2.0401944478879</text:p>
          </table:table-cell>
          <table:table-cell table:formula="of:=INT(2048+2047*SIN([.B1332]))" office:value-type="float" office:value="3873" calcext:value-type="float">
            <text:p>3873</text:p>
          </table:table-cell>
          <table:table-cell table:formula="of:=INT(2048+2047*COS([.B1332]))" office:value-type="float" office:value="1122" calcext:value-type="float">
            <text:p>1122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[.A1333]*2*PI()/4096" office:value-type="float" office:value="2.04172842867579" calcext:value-type="float">
            <text:p>2.04172842867579</text:p>
          </table:table-cell>
          <table:table-cell table:formula="of:=INT(2048+2047*SIN([.B1333]))" office:value-type="float" office:value="3872" calcext:value-type="float">
            <text:p>3872</text:p>
          </table:table-cell>
          <table:table-cell table:formula="of:=INT(2048+2047*COS([.B1333]))"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[.A1334]*2*PI()/4096" office:value-type="float" office:value="2.04326240946367" calcext:value-type="float">
            <text:p>2.04326240946367</text:p>
          </table:table-cell>
          <table:table-cell table:formula="of:=INT(2048+2047*SIN([.B1334]))" office:value-type="float" office:value="3870" calcext:value-type="float">
            <text:p>3870</text:p>
          </table:table-cell>
          <table:table-cell table:formula="of:=INT(2048+2047*COS([.B1334]))"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[.A1335]*2*PI()/4096" office:value-type="float" office:value="2.04479639025156" calcext:value-type="float">
            <text:p>2.04479639025156</text:p>
          </table:table-cell>
          <table:table-cell table:formula="of:=INT(2048+2047*SIN([.B1335]))" office:value-type="float" office:value="3869" calcext:value-type="float">
            <text:p>3869</text:p>
          </table:table-cell>
          <table:table-cell table:formula="of:=INT(2048+2047*COS([.B1335]))"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[.A1336]*2*PI()/4096" office:value-type="float" office:value="2.04633037103945" calcext:value-type="float">
            <text:p>2.04633037103945</text:p>
          </table:table-cell>
          <table:table-cell table:formula="of:=INT(2048+2047*SIN([.B1336]))" office:value-type="float" office:value="3867" calcext:value-type="float">
            <text:p>3867</text:p>
          </table:table-cell>
          <table:table-cell table:formula="of:=INT(2048+2047*COS([.B1336]))"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[.A1337]*2*PI()/4096" office:value-type="float" office:value="2.04786435182733" calcext:value-type="float">
            <text:p>2.04786435182733</text:p>
          </table:table-cell>
          <table:table-cell table:formula="of:=INT(2048+2047*SIN([.B1337]))" office:value-type="float" office:value="3866" calcext:value-type="float">
            <text:p>3866</text:p>
          </table:table-cell>
          <table:table-cell table:formula="of:=INT(2048+2047*COS([.B1337]))"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[.A1338]*2*PI()/4096" office:value-type="float" office:value="2.04939833261522" calcext:value-type="float">
            <text:p>2.04939833261522</text:p>
          </table:table-cell>
          <table:table-cell table:formula="of:=INT(2048+2047*SIN([.B1338]))" office:value-type="float" office:value="3864" calcext:value-type="float">
            <text:p>3864</text:p>
          </table:table-cell>
          <table:table-cell table:formula="of:=INT(2048+2047*COS([.B1338]))"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[.A1339]*2*PI()/4096" office:value-type="float" office:value="2.0509323134031" calcext:value-type="float">
            <text:p>2.0509323134031</text:p>
          </table:table-cell>
          <table:table-cell table:formula="of:=INT(2048+2047*SIN([.B1339]))" office:value-type="float" office:value="3863" calcext:value-type="float">
            <text:p>3863</text:p>
          </table:table-cell>
          <table:table-cell table:formula="of:=INT(2048+2047*COS([.B1339]))"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[.A1340]*2*PI()/4096" office:value-type="float" office:value="2.05246629419099" calcext:value-type="float">
            <text:p>2.05246629419099</text:p>
          </table:table-cell>
          <table:table-cell table:formula="of:=INT(2048+2047*SIN([.B1340]))" office:value-type="float" office:value="3862" calcext:value-type="float">
            <text:p>3862</text:p>
          </table:table-cell>
          <table:table-cell table:formula="of:=INT(2048+2047*COS([.B1340]))" office:value-type="float" office:value="1099" calcext:value-type="float">
            <text:p>1099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[.A1341]*2*PI()/4096" office:value-type="float" office:value="2.05400027497887" calcext:value-type="float">
            <text:p>2.05400027497887</text:p>
          </table:table-cell>
          <table:table-cell table:formula="of:=INT(2048+2047*SIN([.B1341]))" office:value-type="float" office:value="3860" calcext:value-type="float">
            <text:p>3860</text:p>
          </table:table-cell>
          <table:table-cell table:formula="of:=INT(2048+2047*COS([.B1341]))"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[.A1342]*2*PI()/4096" office:value-type="float" office:value="2.05553425576676" calcext:value-type="float">
            <text:p>2.05553425576676</text:p>
          </table:table-cell>
          <table:table-cell table:formula="of:=INT(2048+2047*SIN([.B1342]))" office:value-type="float" office:value="3859" calcext:value-type="float">
            <text:p>3859</text:p>
          </table:table-cell>
          <table:table-cell table:formula="of:=INT(2048+2047*COS([.B1342]))"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[.A1343]*2*PI()/4096" office:value-type="float" office:value="2.05706823655464" calcext:value-type="float">
            <text:p>2.05706823655464</text:p>
          </table:table-cell>
          <table:table-cell table:formula="of:=INT(2048+2047*SIN([.B1343]))" office:value-type="float" office:value="3857" calcext:value-type="float">
            <text:p>3857</text:p>
          </table:table-cell>
          <table:table-cell table:formula="of:=INT(2048+2047*COS([.B1343]))"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[.A1344]*2*PI()/4096" office:value-type="float" office:value="2.05860221734253" calcext:value-type="float">
            <text:p>2.05860221734253</text:p>
          </table:table-cell>
          <table:table-cell table:formula="of:=INT(2048+2047*SIN([.B1344]))" office:value-type="float" office:value="3856" calcext:value-type="float">
            <text:p>3856</text:p>
          </table:table-cell>
          <table:table-cell table:formula="of:=INT(2048+2047*COS([.B1344]))"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[.A1345]*2*PI()/4096" office:value-type="float" office:value="2.06013619813042" calcext:value-type="float">
            <text:p>2.06013619813042</text:p>
          </table:table-cell>
          <table:table-cell table:formula="of:=INT(2048+2047*SIN([.B1345]))" office:value-type="float" office:value="3854" calcext:value-type="float">
            <text:p>3854</text:p>
          </table:table-cell>
          <table:table-cell table:formula="of:=INT(2048+2047*COS([.B1345]))" office:value-type="float" office:value="1085" calcext:value-type="float">
            <text:p>1085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[.A1346]*2*PI()/4096" office:value-type="float" office:value="2.0616701789183" calcext:value-type="float">
            <text:p>2.0616701789183</text:p>
          </table:table-cell>
          <table:table-cell table:formula="of:=INT(2048+2047*SIN([.B1346]))" office:value-type="float" office:value="3853" calcext:value-type="float">
            <text:p>3853</text:p>
          </table:table-cell>
          <table:table-cell table:formula="of:=INT(2048+2047*COS([.B1346]))" office:value-type="float" office:value="1083" calcext:value-type="float">
            <text:p>1083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[.A1347]*2*PI()/4096" office:value-type="float" office:value="2.06320415970619" calcext:value-type="float">
            <text:p>2.06320415970619</text:p>
          </table:table-cell>
          <table:table-cell table:formula="of:=INT(2048+2047*SIN([.B1347]))" office:value-type="float" office:value="3851" calcext:value-type="float">
            <text:p>3851</text:p>
          </table:table-cell>
          <table:table-cell table:formula="of:=INT(2048+2047*COS([.B1347]))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[.A1348]*2*PI()/4096" office:value-type="float" office:value="2.06473814049407" calcext:value-type="float">
            <text:p>2.06473814049407</text:p>
          </table:table-cell>
          <table:table-cell table:formula="of:=INT(2048+2047*SIN([.B1348]))" office:value-type="float" office:value="3850" calcext:value-type="float">
            <text:p>3850</text:p>
          </table:table-cell>
          <table:table-cell table:formula="of:=INT(2048+2047*COS([.B1348]))" office:value-type="float" office:value="1077" calcext:value-type="float">
            <text:p>1077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[.A1349]*2*PI()/4096" office:value-type="float" office:value="2.06627212128196" calcext:value-type="float">
            <text:p>2.06627212128196</text:p>
          </table:table-cell>
          <table:table-cell table:formula="of:=INT(2048+2047*SIN([.B1349]))" office:value-type="float" office:value="3848" calcext:value-type="float">
            <text:p>3848</text:p>
          </table:table-cell>
          <table:table-cell table:formula="of:=INT(2048+2047*COS([.B1349]))"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[.A1350]*2*PI()/4096" office:value-type="float" office:value="2.06780610206984" calcext:value-type="float">
            <text:p>2.06780610206984</text:p>
          </table:table-cell>
          <table:table-cell table:formula="of:=INT(2048+2047*SIN([.B1350]))" office:value-type="float" office:value="3847" calcext:value-type="float">
            <text:p>3847</text:p>
          </table:table-cell>
          <table:table-cell table:formula="of:=INT(2048+2047*COS([.B1350]))"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[.A1351]*2*PI()/4096" office:value-type="float" office:value="2.06934008285773" calcext:value-type="float">
            <text:p>2.06934008285773</text:p>
          </table:table-cell>
          <table:table-cell table:formula="of:=INT(2048+2047*SIN([.B1351]))" office:value-type="float" office:value="3845" calcext:value-type="float">
            <text:p>3845</text:p>
          </table:table-cell>
          <table:table-cell table:formula="of:=INT(2048+2047*COS([.B1351]))"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[.A1352]*2*PI()/4096" office:value-type="float" office:value="2.07087406364562" calcext:value-type="float">
            <text:p>2.07087406364562</text:p>
          </table:table-cell>
          <table:table-cell table:formula="of:=INT(2048+2047*SIN([.B1352]))" office:value-type="float" office:value="3844" calcext:value-type="float">
            <text:p>3844</text:p>
          </table:table-cell>
          <table:table-cell table:formula="of:=INT(2048+2047*COS([.B1352]))"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[.A1353]*2*PI()/4096" office:value-type="float" office:value="2.0724080444335" calcext:value-type="float">
            <text:p>2.0724080444335</text:p>
          </table:table-cell>
          <table:table-cell table:formula="of:=INT(2048+2047*SIN([.B1353]))" office:value-type="float" office:value="3842" calcext:value-type="float">
            <text:p>3842</text:p>
          </table:table-cell>
          <table:table-cell table:formula="of:=INT(2048+2047*COS([.B1353]))"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[.A1354]*2*PI()/4096" office:value-type="float" office:value="2.07394202522139" calcext:value-type="float">
            <text:p>2.07394202522139</text:p>
          </table:table-cell>
          <table:table-cell table:formula="of:=INT(2048+2047*SIN([.B1354]))" office:value-type="float" office:value="3841" calcext:value-type="float">
            <text:p>3841</text:p>
          </table:table-cell>
          <table:table-cell table:formula="of:=INT(2048+2047*COS([.B1354]))"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[.A1355]*2*PI()/4096" office:value-type="float" office:value="2.07547600600927" calcext:value-type="float">
            <text:p>2.07547600600927</text:p>
          </table:table-cell>
          <table:table-cell table:formula="of:=INT(2048+2047*SIN([.B1355]))" office:value-type="float" office:value="3839" calcext:value-type="float">
            <text:p>3839</text:p>
          </table:table-cell>
          <table:table-cell table:formula="of:=INT(2048+2047*COS([.B1355]))"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[.A1356]*2*PI()/4096" office:value-type="float" office:value="2.07700998679716" calcext:value-type="float">
            <text:p>2.07700998679716</text:p>
          </table:table-cell>
          <table:table-cell table:formula="of:=INT(2048+2047*SIN([.B1356]))" office:value-type="float" office:value="3838" calcext:value-type="float">
            <text:p>3838</text:p>
          </table:table-cell>
          <table:table-cell table:formula="of:=INT(2048+2047*COS([.B1356])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[.A1357]*2*PI()/4096" office:value-type="float" office:value="2.07854396758504" calcext:value-type="float">
            <text:p>2.07854396758504</text:p>
          </table:table-cell>
          <table:table-cell table:formula="of:=INT(2048+2047*SIN([.B1357]))" office:value-type="float" office:value="3836" calcext:value-type="float">
            <text:p>3836</text:p>
          </table:table-cell>
          <table:table-cell table:formula="of:=INT(2048+2047*COS([.B1357]))"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[.A1358]*2*PI()/4096" office:value-type="float" office:value="2.08007794837293" calcext:value-type="float">
            <text:p>2.08007794837293</text:p>
          </table:table-cell>
          <table:table-cell table:formula="of:=INT(2048+2047*SIN([.B1358]))" office:value-type="float" office:value="3835" calcext:value-type="float">
            <text:p>3835</text:p>
          </table:table-cell>
          <table:table-cell table:formula="of:=INT(2048+2047*COS([.B1358]))"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[.A1359]*2*PI()/4096" office:value-type="float" office:value="2.08161192916081" calcext:value-type="float">
            <text:p>2.08161192916081</text:p>
          </table:table-cell>
          <table:table-cell table:formula="of:=INT(2048+2047*SIN([.B1359]))" office:value-type="float" office:value="3833" calcext:value-type="float">
            <text:p>3833</text:p>
          </table:table-cell>
          <table:table-cell table:formula="of:=INT(2048+2047*COS([.B1359]))"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[.A1360]*2*PI()/4096" office:value-type="float" office:value="2.0831459099487" calcext:value-type="float">
            <text:p>2.0831459099487</text:p>
          </table:table-cell>
          <table:table-cell table:formula="of:=INT(2048+2047*SIN([.B1360]))" office:value-type="float" office:value="3832" calcext:value-type="float">
            <text:p>3832</text:p>
          </table:table-cell>
          <table:table-cell table:formula="of:=INT(2048+2047*COS([.B1360]))"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[.A1361]*2*PI()/4096" office:value-type="float" office:value="2.08467989073659" calcext:value-type="float">
            <text:p>2.08467989073659</text:p>
          </table:table-cell>
          <table:table-cell table:formula="of:=INT(2048+2047*SIN([.B1361]))" office:value-type="float" office:value="3830" calcext:value-type="float">
            <text:p>3830</text:p>
          </table:table-cell>
          <table:table-cell table:formula="of:=INT(2048+2047*COS([.B1361]))" office:value-type="float" office:value="1041" calcext:value-type="float">
            <text:p>1041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[.A1362]*2*PI()/4096" office:value-type="float" office:value="2.08621387152447" calcext:value-type="float">
            <text:p>2.08621387152447</text:p>
          </table:table-cell>
          <table:table-cell table:formula="of:=INT(2048+2047*SIN([.B1362]))" office:value-type="float" office:value="3829" calcext:value-type="float">
            <text:p>3829</text:p>
          </table:table-cell>
          <table:table-cell table:formula="of:=INT(2048+2047*COS([.B1362])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[.A1363]*2*PI()/4096" office:value-type="float" office:value="2.08774785231236" calcext:value-type="float">
            <text:p>2.08774785231236</text:p>
          </table:table-cell>
          <table:table-cell table:formula="of:=INT(2048+2047*SIN([.B1363]))" office:value-type="float" office:value="3827" calcext:value-type="float">
            <text:p>3827</text:p>
          </table:table-cell>
          <table:table-cell table:formula="of:=INT(2048+2047*COS([.B1363]))" office:value-type="float" office:value="1036" calcext:value-type="float">
            <text:p>1036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[.A1364]*2*PI()/4096" office:value-type="float" office:value="2.08928183310024" calcext:value-type="float">
            <text:p>2.08928183310024</text:p>
          </table:table-cell>
          <table:table-cell table:formula="of:=INT(2048+2047*SIN([.B1364]))" office:value-type="float" office:value="3825" calcext:value-type="float">
            <text:p>3825</text:p>
          </table:table-cell>
          <table:table-cell table:formula="of:=INT(2048+2047*COS([.B1364]))" office:value-type="float" office:value="1033" calcext:value-type="float">
            <text:p>1033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[.A1365]*2*PI()/4096" office:value-type="float" office:value="2.09081581388813" calcext:value-type="float">
            <text:p>2.09081581388813</text:p>
          </table:table-cell>
          <table:table-cell table:formula="of:=INT(2048+2047*SIN([.B1365]))" office:value-type="float" office:value="3824" calcext:value-type="float">
            <text:p>3824</text:p>
          </table:table-cell>
          <table:table-cell table:formula="of:=INT(2048+2047*COS([.B1365]))"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[.A1366]*2*PI()/4096" office:value-type="float" office:value="2.09234979467601" calcext:value-type="float">
            <text:p>2.09234979467601</text:p>
          </table:table-cell>
          <table:table-cell table:formula="of:=INT(2048+2047*SIN([.B1366]))" office:value-type="float" office:value="3822" calcext:value-type="float">
            <text:p>3822</text:p>
          </table:table-cell>
          <table:table-cell table:formula="of:=INT(2048+2047*COS([.B1366]))"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[.A1367]*2*PI()/4096" office:value-type="float" office:value="2.0938837754639" calcext:value-type="float">
            <text:p>2.0938837754639</text:p>
          </table:table-cell>
          <table:table-cell table:formula="of:=INT(2048+2047*SIN([.B1367]))" office:value-type="float" office:value="3821" calcext:value-type="float">
            <text:p>3821</text:p>
          </table:table-cell>
          <table:table-cell table:formula="of:=INT(2048+2047*COS([.B1367]))"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[.A1368]*2*PI()/4096" office:value-type="float" office:value="2.09541775625179" calcext:value-type="float">
            <text:p>2.09541775625179</text:p>
          </table:table-cell>
          <table:table-cell table:formula="of:=INT(2048+2047*SIN([.B1368]))" office:value-type="float" office:value="3819" calcext:value-type="float">
            <text:p>3819</text:p>
          </table:table-cell>
          <table:table-cell table:formula="of:=INT(2048+2047*COS([.B1368]))"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[.A1369]*2*PI()/4096" office:value-type="float" office:value="2.09695173703967" calcext:value-type="float">
            <text:p>2.09695173703967</text:p>
          </table:table-cell>
          <table:table-cell table:formula="of:=INT(2048+2047*SIN([.B1369]))" office:value-type="float" office:value="3818" calcext:value-type="float">
            <text:p>3818</text:p>
          </table:table-cell>
          <table:table-cell table:formula="of:=INT(2048+2047*COS([.B1369]))" office:value-type="float" office:value="1019" calcext:value-type="float">
            <text:p>1019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[.A1370]*2*PI()/4096" office:value-type="float" office:value="2.09848571782756" calcext:value-type="float">
            <text:p>2.09848571782756</text:p>
          </table:table-cell>
          <table:table-cell table:formula="of:=INT(2048+2047*SIN([.B1370]))" office:value-type="float" office:value="3816" calcext:value-type="float">
            <text:p>3816</text:p>
          </table:table-cell>
          <table:table-cell table:formula="of:=INT(2048+2047*COS([.B1370]))" office:value-type="float" office:value="1017" calcext:value-type="float">
            <text:p>1017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[.A1371]*2*PI()/4096" office:value-type="float" office:value="2.10001969861544" calcext:value-type="float">
            <text:p>2.10001969861544</text:p>
          </table:table-cell>
          <table:table-cell table:formula="of:=INT(2048+2047*SIN([.B1371]))" office:value-type="float" office:value="3814" calcext:value-type="float">
            <text:p>3814</text:p>
          </table:table-cell>
          <table:table-cell table:formula="of:=INT(2048+2047*COS([.B1371]))"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[.A1372]*2*PI()/4096" office:value-type="float" office:value="2.10155367940333" calcext:value-type="float">
            <text:p>2.10155367940333</text:p>
          </table:table-cell>
          <table:table-cell table:formula="of:=INT(2048+2047*SIN([.B1372]))" office:value-type="float" office:value="3813" calcext:value-type="float">
            <text:p>3813</text:p>
          </table:table-cell>
          <table:table-cell table:formula="of:=INT(2048+2047*COS([.B1372]))" office:value-type="float" office:value="1011" calcext:value-type="float">
            <text:p>1011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[.A1373]*2*PI()/4096" office:value-type="float" office:value="2.10308766019121" calcext:value-type="float">
            <text:p>2.10308766019121</text:p>
          </table:table-cell>
          <table:table-cell table:formula="of:=INT(2048+2047*SIN([.B1373]))" office:value-type="float" office:value="3811" calcext:value-type="float">
            <text:p>3811</text:p>
          </table:table-cell>
          <table:table-cell table:formula="of:=INT(2048+2047*COS([.B1373]))" office:value-type="float" office:value="1009" calcext:value-type="float">
            <text:p>1009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[.A1374]*2*PI()/4096" office:value-type="float" office:value="2.1046216409791" calcext:value-type="float">
            <text:p>2.1046216409791</text:p>
          </table:table-cell>
          <table:table-cell table:formula="of:=INT(2048+2047*SIN([.B1374]))" office:value-type="float" office:value="3810" calcext:value-type="float">
            <text:p>3810</text:p>
          </table:table-cell>
          <table:table-cell table:formula="of:=INT(2048+2047*COS([.B1374]))"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[.A1375]*2*PI()/4096" office:value-type="float" office:value="2.10615562176699" calcext:value-type="float">
            <text:p>2.10615562176699</text:p>
          </table:table-cell>
          <table:table-cell table:formula="of:=INT(2048+2047*SIN([.B1375]))" office:value-type="float" office:value="3808" calcext:value-type="float">
            <text:p>3808</text:p>
          </table:table-cell>
          <table:table-cell table:formula="of:=INT(2048+2047*COS([.B1375]))" office:value-type="float" office:value="1003" calcext:value-type="float">
            <text:p>1003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[.A1376]*2*PI()/4096" office:value-type="float" office:value="2.10768960255487" calcext:value-type="float">
            <text:p>2.10768960255487</text:p>
          </table:table-cell>
          <table:table-cell table:formula="of:=INT(2048+2047*SIN([.B1376]))" office:value-type="float" office:value="3806" calcext:value-type="float">
            <text:p>3806</text:p>
          </table:table-cell>
          <table:table-cell table:formula="of:=INT(2048+2047*COS([.B1376]))"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[.A1377]*2*PI()/4096" office:value-type="float" office:value="2.10922358334276" calcext:value-type="float">
            <text:p>2.10922358334276</text:p>
          </table:table-cell>
          <table:table-cell table:formula="of:=INT(2048+2047*SIN([.B1377]))" office:value-type="float" office:value="3805" calcext:value-type="float">
            <text:p>3805</text:p>
          </table:table-cell>
          <table:table-cell table:formula="of:=INT(2048+2047*COS([.B1377]))" office:value-type="float" office:value="998" calcext:value-type="float">
            <text:p>998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[.A1378]*2*PI()/4096" office:value-type="float" office:value="2.11075756413064" calcext:value-type="float">
            <text:p>2.11075756413064</text:p>
          </table:table-cell>
          <table:table-cell table:formula="of:=INT(2048+2047*SIN([.B1378]))" office:value-type="float" office:value="3803" calcext:value-type="float">
            <text:p>3803</text:p>
          </table:table-cell>
          <table:table-cell table:formula="of:=INT(2048+2047*COS([.B1378]))" office:value-type="float" office:value="995" calcext:value-type="float">
            <text:p>995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[.A1379]*2*PI()/4096" office:value-type="float" office:value="2.11229154491853" calcext:value-type="float">
            <text:p>2.11229154491853</text:p>
          </table:table-cell>
          <table:table-cell table:formula="of:=INT(2048+2047*SIN([.B1379]))" office:value-type="float" office:value="3802" calcext:value-type="float">
            <text:p>3802</text:p>
          </table:table-cell>
          <table:table-cell table:formula="of:=INT(2048+2047*COS([.B1379]))"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[.A1380]*2*PI()/4096" office:value-type="float" office:value="2.11382552570641" calcext:value-type="float">
            <text:p>2.11382552570641</text:p>
          </table:table-cell>
          <table:table-cell table:formula="of:=INT(2048+2047*SIN([.B1380]))" office:value-type="float" office:value="3800" calcext:value-type="float">
            <text:p>3800</text:p>
          </table:table-cell>
          <table:table-cell table:formula="of:=INT(2048+2047*COS([.B1380]))"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[.A1381]*2*PI()/4096" office:value-type="float" office:value="2.1153595064943" calcext:value-type="float">
            <text:p>2.1153595064943</text:p>
          </table:table-cell>
          <table:table-cell table:formula="of:=INT(2048+2047*SIN([.B1381]))" office:value-type="float" office:value="3798" calcext:value-type="float">
            <text:p>3798</text:p>
          </table:table-cell>
          <table:table-cell table:formula="of:=INT(2048+2047*COS([.B1381]))" office:value-type="float" office:value="987" calcext:value-type="float">
            <text:p>987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[.A1382]*2*PI()/4096" office:value-type="float" office:value="2.11689348728218" calcext:value-type="float">
            <text:p>2.11689348728218</text:p>
          </table:table-cell>
          <table:table-cell table:formula="of:=INT(2048+2047*SIN([.B1382]))" office:value-type="float" office:value="3797" calcext:value-type="float">
            <text:p>3797</text:p>
          </table:table-cell>
          <table:table-cell table:formula="of:=INT(2048+2047*COS([.B1382]))"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[.A1383]*2*PI()/4096" office:value-type="float" office:value="2.11842746807007" calcext:value-type="float">
            <text:p>2.11842746807007</text:p>
          </table:table-cell>
          <table:table-cell table:formula="of:=INT(2048+2047*SIN([.B1383]))" office:value-type="float" office:value="3795" calcext:value-type="float">
            <text:p>3795</text:p>
          </table:table-cell>
          <table:table-cell table:formula="of:=INT(2048+2047*COS([.B1383]))" office:value-type="float" office:value="982" calcext:value-type="float">
            <text:p>982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[.A1384]*2*PI()/4096" office:value-type="float" office:value="2.11996144885796" calcext:value-type="float">
            <text:p>2.11996144885796</text:p>
          </table:table-cell>
          <table:table-cell table:formula="of:=INT(2048+2047*SIN([.B1384]))" office:value-type="float" office:value="3794" calcext:value-type="float">
            <text:p>3794</text:p>
          </table:table-cell>
          <table:table-cell table:formula="of:=INT(2048+2047*COS([.B1384]))" office:value-type="float" office:value="979" calcext:value-type="float">
            <text:p>979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[.A1385]*2*PI()/4096" office:value-type="float" office:value="2.12149542964584" calcext:value-type="float">
            <text:p>2.12149542964584</text:p>
          </table:table-cell>
          <table:table-cell table:formula="of:=INT(2048+2047*SIN([.B1385]))" office:value-type="float" office:value="3792" calcext:value-type="float">
            <text:p>3792</text:p>
          </table:table-cell>
          <table:table-cell table:formula="of:=INT(2048+2047*COS([.B1385]))"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[.A1386]*2*PI()/4096" office:value-type="float" office:value="2.12302941043373" calcext:value-type="float">
            <text:p>2.12302941043373</text:p>
          </table:table-cell>
          <table:table-cell table:formula="of:=INT(2048+2047*SIN([.B1386]))" office:value-type="float" office:value="3790" calcext:value-type="float">
            <text:p>3790</text:p>
          </table:table-cell>
          <table:table-cell table:formula="of:=INT(2048+2047*COS([.B1386]))" office:value-type="float" office:value="974" calcext:value-type="float">
            <text:p>974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[.A1387]*2*PI()/4096" office:value-type="float" office:value="2.12456339122161" calcext:value-type="float">
            <text:p>2.12456339122161</text:p>
          </table:table-cell>
          <table:table-cell table:formula="of:=INT(2048+2047*SIN([.B1387]))" office:value-type="float" office:value="3789" calcext:value-type="float">
            <text:p>3789</text:p>
          </table:table-cell>
          <table:table-cell table:formula="of:=INT(2048+2047*COS([.B1387]))"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[.A1388]*2*PI()/4096" office:value-type="float" office:value="2.1260973720095" calcext:value-type="float">
            <text:p>2.1260973720095</text:p>
          </table:table-cell>
          <table:table-cell table:formula="of:=INT(2048+2047*SIN([.B1388]))" office:value-type="float" office:value="3787" calcext:value-type="float">
            <text:p>3787</text:p>
          </table:table-cell>
          <table:table-cell table:formula="of:=INT(2048+2047*COS([.B1388]))" office:value-type="float" office:value="968" calcext:value-type="float">
            <text:p>968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[.A1389]*2*PI()/4096" office:value-type="float" office:value="2.12763135279738" calcext:value-type="float">
            <text:p>2.12763135279738</text:p>
          </table:table-cell>
          <table:table-cell table:formula="of:=INT(2048+2047*SIN([.B1389]))" office:value-type="float" office:value="3785" calcext:value-type="float">
            <text:p>3785</text:p>
          </table:table-cell>
          <table:table-cell table:formula="of:=INT(2048+2047*COS([.B1389]))" office:value-type="float" office:value="966" calcext:value-type="float">
            <text:p>966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[.A1390]*2*PI()/4096" office:value-type="float" office:value="2.12916533358527" calcext:value-type="float">
            <text:p>2.12916533358527</text:p>
          </table:table-cell>
          <table:table-cell table:formula="of:=INT(2048+2047*SIN([.B1390]))" office:value-type="float" office:value="3784" calcext:value-type="float">
            <text:p>3784</text:p>
          </table:table-cell>
          <table:table-cell table:formula="of:=INT(2048+2047*COS([.B1390]))"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[.A1391]*2*PI()/4096" office:value-type="float" office:value="2.13069931437316" calcext:value-type="float">
            <text:p>2.13069931437316</text:p>
          </table:table-cell>
          <table:table-cell table:formula="of:=INT(2048+2047*SIN([.B1391]))" office:value-type="float" office:value="3782" calcext:value-type="float">
            <text:p>3782</text:p>
          </table:table-cell>
          <table:table-cell table:formula="of:=INT(2048+2047*COS([.B1391]))"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[.A1392]*2*PI()/4096" office:value-type="float" office:value="2.13223329516104" calcext:value-type="float">
            <text:p>2.13223329516104</text:p>
          </table:table-cell>
          <table:table-cell table:formula="of:=INT(2048+2047*SIN([.B1392]))" office:value-type="float" office:value="3780" calcext:value-type="float">
            <text:p>3780</text:p>
          </table:table-cell>
          <table:table-cell table:formula="of:=INT(2048+2047*COS([.B1392]))"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[.A1393]*2*PI()/4096" office:value-type="float" office:value="2.13376727594893" calcext:value-type="float">
            <text:p>2.13376727594893</text:p>
          </table:table-cell>
          <table:table-cell table:formula="of:=INT(2048+2047*SIN([.B1393]))" office:value-type="float" office:value="3779" calcext:value-type="float">
            <text:p>3779</text:p>
          </table:table-cell>
          <table:table-cell table:formula="of:=INT(2048+2047*COS([.B1393]))"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[.A1394]*2*PI()/4096" office:value-type="float" office:value="2.13530125673681" calcext:value-type="float">
            <text:p>2.13530125673681</text:p>
          </table:table-cell>
          <table:table-cell table:formula="of:=INT(2048+2047*SIN([.B1394]))" office:value-type="float" office:value="3777" calcext:value-type="float">
            <text:p>3777</text:p>
          </table:table-cell>
          <table:table-cell table:formula="of:=INT(2048+2047*COS([.B1394]))"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[.A1395]*2*PI()/4096" office:value-type="float" office:value="2.1368352375247" calcext:value-type="float">
            <text:p>2.1368352375247</text:p>
          </table:table-cell>
          <table:table-cell table:formula="of:=INT(2048+2047*SIN([.B1395]))" office:value-type="float" office:value="3775" calcext:value-type="float">
            <text:p>3775</text:p>
          </table:table-cell>
          <table:table-cell table:formula="of:=INT(2048+2047*COS([.B1395]))"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[.A1396]*2*PI()/4096" office:value-type="float" office:value="2.13836921831258" calcext:value-type="float">
            <text:p>2.13836921831258</text:p>
          </table:table-cell>
          <table:table-cell table:formula="of:=INT(2048+2047*SIN([.B1396]))" office:value-type="float" office:value="3774" calcext:value-type="float">
            <text:p>3774</text:p>
          </table:table-cell>
          <table:table-cell table:formula="of:=INT(2048+2047*COS([.B1396]))"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[.A1397]*2*PI()/4096" office:value-type="float" office:value="2.13990319910047" calcext:value-type="float">
            <text:p>2.13990319910047</text:p>
          </table:table-cell>
          <table:table-cell table:formula="of:=INT(2048+2047*SIN([.B1397]))" office:value-type="float" office:value="3772" calcext:value-type="float">
            <text:p>3772</text:p>
          </table:table-cell>
          <table:table-cell table:formula="of:=INT(2048+2047*COS([.B1397]))" office:value-type="float" office:value="944" calcext:value-type="float">
            <text:p>944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[.A1398]*2*PI()/4096" office:value-type="float" office:value="2.14143717988836" calcext:value-type="float">
            <text:p>2.14143717988836</text:p>
          </table:table-cell>
          <table:table-cell table:formula="of:=INT(2048+2047*SIN([.B1398]))" office:value-type="float" office:value="3770" calcext:value-type="float">
            <text:p>3770</text:p>
          </table:table-cell>
          <table:table-cell table:formula="of:=INT(2048+2047*COS([.B1398]))" office:value-type="float" office:value="942" calcext:value-type="float">
            <text:p>942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[.A1399]*2*PI()/4096" office:value-type="float" office:value="2.14297116067624" calcext:value-type="float">
            <text:p>2.14297116067624</text:p>
          </table:table-cell>
          <table:table-cell table:formula="of:=INT(2048+2047*SIN([.B1399]))" office:value-type="float" office:value="3768" calcext:value-type="float">
            <text:p>3768</text:p>
          </table:table-cell>
          <table:table-cell table:formula="of:=INT(2048+2047*COS([.B1399]))" office:value-type="float" office:value="939" calcext:value-type="float">
            <text:p>939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[.A1400]*2*PI()/4096" office:value-type="float" office:value="2.14450514146413" calcext:value-type="float">
            <text:p>2.14450514146413</text:p>
          </table:table-cell>
          <table:table-cell table:formula="of:=INT(2048+2047*SIN([.B1400]))" office:value-type="float" office:value="3767" calcext:value-type="float">
            <text:p>3767</text:p>
          </table:table-cell>
          <table:table-cell table:formula="of:=INT(2048+2047*COS([.B1400]))" office:value-type="float" office:value="936" calcext:value-type="float">
            <text:p>936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[.A1401]*2*PI()/4096" office:value-type="float" office:value="2.14603912225201" calcext:value-type="float">
            <text:p>2.14603912225201</text:p>
          </table:table-cell>
          <table:table-cell table:formula="of:=INT(2048+2047*SIN([.B1401]))" office:value-type="float" office:value="3765" calcext:value-type="float">
            <text:p>3765</text:p>
          </table:table-cell>
          <table:table-cell table:formula="of:=INT(2048+2047*COS([.B1401]))"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A1402]*2*PI()/4096" office:value-type="float" office:value="2.1475731030399" calcext:value-type="float">
            <text:p>2.1475731030399</text:p>
          </table:table-cell>
          <table:table-cell table:formula="of:=INT(2048+2047*SIN([.B1402]))" office:value-type="float" office:value="3763" calcext:value-type="float">
            <text:p>3763</text:p>
          </table:table-cell>
          <table:table-cell table:formula="of:=INT(2048+2047*COS([.B1402]))"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[.A1403]*2*PI()/4096" office:value-type="float" office:value="2.14910708382778" calcext:value-type="float">
            <text:p>2.14910708382778</text:p>
          </table:table-cell>
          <table:table-cell table:formula="of:=INT(2048+2047*SIN([.B1403]))" office:value-type="float" office:value="3762" calcext:value-type="float">
            <text:p>3762</text:p>
          </table:table-cell>
          <table:table-cell table:formula="of:=INT(2048+2047*COS([.B1403]))" office:value-type="float" office:value="929" calcext:value-type="float">
            <text:p>929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[.A1404]*2*PI()/4096" office:value-type="float" office:value="2.15064106461567" calcext:value-type="float">
            <text:p>2.15064106461567</text:p>
          </table:table-cell>
          <table:table-cell table:formula="of:=INT(2048+2047*SIN([.B1404]))" office:value-type="float" office:value="3760" calcext:value-type="float">
            <text:p>3760</text:p>
          </table:table-cell>
          <table:table-cell table:formula="of:=INT(2048+2047*COS([.B1404]))" office:value-type="float" office:value="926" calcext:value-type="float">
            <text:p>926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[.A1405]*2*PI()/4096" office:value-type="float" office:value="2.15217504540355" calcext:value-type="float">
            <text:p>2.15217504540355</text:p>
          </table:table-cell>
          <table:table-cell table:formula="of:=INT(2048+2047*SIN([.B1405]))" office:value-type="float" office:value="3758" calcext:value-type="float">
            <text:p>3758</text:p>
          </table:table-cell>
          <table:table-cell table:formula="of:=INT(2048+2047*COS([.B1405]))" office:value-type="float" office:value="923" calcext:value-type="float">
            <text:p>923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[.A1406]*2*PI()/4096" office:value-type="float" office:value="2.15370902619144" calcext:value-type="float">
            <text:p>2.15370902619144</text:p>
          </table:table-cell>
          <table:table-cell table:formula="of:=INT(2048+2047*SIN([.B1406]))" office:value-type="float" office:value="3756" calcext:value-type="float">
            <text:p>3756</text:p>
          </table:table-cell>
          <table:table-cell table:formula="of:=INT(2048+2047*COS([.B1406]))" office:value-type="float" office:value="921" calcext:value-type="float">
            <text:p>921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[.A1407]*2*PI()/4096" office:value-type="float" office:value="2.15524300697933" calcext:value-type="float">
            <text:p>2.15524300697933</text:p>
          </table:table-cell>
          <table:table-cell table:formula="of:=INT(2048+2047*SIN([.B1407]))" office:value-type="float" office:value="3755" calcext:value-type="float">
            <text:p>3755</text:p>
          </table:table-cell>
          <table:table-cell table:formula="of:=INT(2048+2047*COS([.B1407]))" office:value-type="float" office:value="918" calcext:value-type="float">
            <text:p>918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[.A1408]*2*PI()/4096" office:value-type="float" office:value="2.15677698776721" calcext:value-type="float">
            <text:p>2.15677698776721</text:p>
          </table:table-cell>
          <table:table-cell table:formula="of:=INT(2048+2047*SIN([.B1408]))" office:value-type="float" office:value="3753" calcext:value-type="float">
            <text:p>3753</text:p>
          </table:table-cell>
          <table:table-cell table:formula="of:=INT(2048+2047*COS([.B1408]))"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[.A1409]*2*PI()/4096" office:value-type="float" office:value="2.1583109685551" calcext:value-type="float">
            <text:p>2.1583109685551</text:p>
          </table:table-cell>
          <table:table-cell table:formula="of:=INT(2048+2047*SIN([.B1409]))" office:value-type="float" office:value="3751" calcext:value-type="float">
            <text:p>3751</text:p>
          </table:table-cell>
          <table:table-cell table:formula="of:=INT(2048+2047*COS([.B1409]))" office:value-type="float" office:value="913" calcext:value-type="float">
            <text:p>913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[.A1410]*2*PI()/4096" office:value-type="float" office:value="2.15984494934298" calcext:value-type="float">
            <text:p>2.15984494934298</text:p>
          </table:table-cell>
          <table:table-cell table:formula="of:=INT(2048+2047*SIN([.B1410]))" office:value-type="float" office:value="3750" calcext:value-type="float">
            <text:p>3750</text:p>
          </table:table-cell>
          <table:table-cell table:formula="of:=INT(2048+2047*COS([.B1410]))"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[.A1411]*2*PI()/4096" office:value-type="float" office:value="2.16137893013087" calcext:value-type="float">
            <text:p>2.16137893013087</text:p>
          </table:table-cell>
          <table:table-cell table:formula="of:=INT(2048+2047*SIN([.B1411]))" office:value-type="float" office:value="3748" calcext:value-type="float">
            <text:p>3748</text:p>
          </table:table-cell>
          <table:table-cell table:formula="of:=INT(2048+2047*COS([.B1411]))"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[.A1412]*2*PI()/4096" office:value-type="float" office:value="2.16291291091875" calcext:value-type="float">
            <text:p>2.16291291091875</text:p>
          </table:table-cell>
          <table:table-cell table:formula="of:=INT(2048+2047*SIN([.B1412]))" office:value-type="float" office:value="3746" calcext:value-type="float">
            <text:p>3746</text:p>
          </table:table-cell>
          <table:table-cell table:formula="of:=INT(2048+2047*COS([.B1412]))"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[.A1413]*2*PI()/4096" office:value-type="float" office:value="2.16444689170664" calcext:value-type="float">
            <text:p>2.16444689170664</text:p>
          </table:table-cell>
          <table:table-cell table:formula="of:=INT(2048+2047*SIN([.B1413]))" office:value-type="float" office:value="3744" calcext:value-type="float">
            <text:p>3744</text:p>
          </table:table-cell>
          <table:table-cell table:formula="of:=INT(2048+2047*COS([.B1413]))" office:value-type="float" office:value="902" calcext:value-type="float">
            <text:p>902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[.A1414]*2*PI()/4096" office:value-type="float" office:value="2.16598087249453" calcext:value-type="float">
            <text:p>2.16598087249453</text:p>
          </table:table-cell>
          <table:table-cell table:formula="of:=INT(2048+2047*SIN([.B1414]))" office:value-type="float" office:value="3743" calcext:value-type="float">
            <text:p>3743</text:p>
          </table:table-cell>
          <table:table-cell table:formula="of:=INT(2048+2047*COS([.B1414]))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[.A1415]*2*PI()/4096" office:value-type="float" office:value="2.16751485328241" calcext:value-type="float">
            <text:p>2.16751485328241</text:p>
          </table:table-cell>
          <table:table-cell table:formula="of:=INT(2048+2047*SIN([.B1415]))" office:value-type="float" office:value="3741" calcext:value-type="float">
            <text:p>3741</text:p>
          </table:table-cell>
          <table:table-cell table:formula="of:=INT(2048+2047*COS([.B1415]))"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[.A1416]*2*PI()/4096" office:value-type="float" office:value="2.1690488340703" calcext:value-type="float">
            <text:p>2.1690488340703</text:p>
          </table:table-cell>
          <table:table-cell table:formula="of:=INT(2048+2047*SIN([.B1416]))" office:value-type="float" office:value="3739" calcext:value-type="float">
            <text:p>3739</text:p>
          </table:table-cell>
          <table:table-cell table:formula="of:=INT(2048+2047*COS([.B1416]))"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[.A1417]*2*PI()/4096" office:value-type="float" office:value="2.17058281485818" calcext:value-type="float">
            <text:p>2.17058281485818</text:p>
          </table:table-cell>
          <table:table-cell table:formula="of:=INT(2048+2047*SIN([.B1417]))" office:value-type="float" office:value="3737" calcext:value-type="float">
            <text:p>3737</text:p>
          </table:table-cell>
          <table:table-cell table:formula="of:=INT(2048+2047*COS([.B1417]))" office:value-type="float" office:value="892" calcext:value-type="float">
            <text:p>892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[.A1418]*2*PI()/4096" office:value-type="float" office:value="2.17211679564607" calcext:value-type="float">
            <text:p>2.17211679564607</text:p>
          </table:table-cell>
          <table:table-cell table:formula="of:=INT(2048+2047*SIN([.B1418]))" office:value-type="float" office:value="3735" calcext:value-type="float">
            <text:p>3735</text:p>
          </table:table-cell>
          <table:table-cell table:formula="of:=INT(2048+2047*COS([.B1418]))"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[.A1419]*2*PI()/4096" office:value-type="float" office:value="2.17365077643395" calcext:value-type="float">
            <text:p>2.17365077643395</text:p>
          </table:table-cell>
          <table:table-cell table:formula="of:=INT(2048+2047*SIN([.B1419]))" office:value-type="float" office:value="3734" calcext:value-type="float">
            <text:p>3734</text:p>
          </table:table-cell>
          <table:table-cell table:formula="of:=INT(2048+2047*COS([.B1419]))"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[.A1420]*2*PI()/4096" office:value-type="float" office:value="2.17518475722184" calcext:value-type="float">
            <text:p>2.17518475722184</text:p>
          </table:table-cell>
          <table:table-cell table:formula="of:=INT(2048+2047*SIN([.B1420]))" office:value-type="float" office:value="3732" calcext:value-type="float">
            <text:p>3732</text:p>
          </table:table-cell>
          <table:table-cell table:formula="of:=INT(2048+2047*COS([.B1420]))"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[.A1421]*2*PI()/4096" office:value-type="float" office:value="2.17671873800972" calcext:value-type="float">
            <text:p>2.17671873800972</text:p>
          </table:table-cell>
          <table:table-cell table:formula="of:=INT(2048+2047*SIN([.B1421]))" office:value-type="float" office:value="3730" calcext:value-type="float">
            <text:p>3730</text:p>
          </table:table-cell>
          <table:table-cell table:formula="of:=INT(2048+2047*COS([.B1421]))"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[.A1422]*2*PI()/4096" office:value-type="float" office:value="2.17825271879761" calcext:value-type="float">
            <text:p>2.17825271879761</text:p>
          </table:table-cell>
          <table:table-cell table:formula="of:=INT(2048+2047*SIN([.B1422]))" office:value-type="float" office:value="3728" calcext:value-type="float">
            <text:p>3728</text:p>
          </table:table-cell>
          <table:table-cell table:formula="of:=INT(2048+2047*COS([.B1422]))"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[.A1423]*2*PI()/4096" office:value-type="float" office:value="2.1797866995855" calcext:value-type="float">
            <text:p>2.1797866995855</text:p>
          </table:table-cell>
          <table:table-cell table:formula="of:=INT(2048+2047*SIN([.B1423]))" office:value-type="float" office:value="3727" calcext:value-type="float">
            <text:p>3727</text:p>
          </table:table-cell>
          <table:table-cell table:formula="of:=INT(2048+2047*COS([.B1423]))" office:value-type="float" office:value="877" calcext:value-type="float">
            <text:p>877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[.A1424]*2*PI()/4096" office:value-type="float" office:value="2.18132068037338" calcext:value-type="float">
            <text:p>2.18132068037338</text:p>
          </table:table-cell>
          <table:table-cell table:formula="of:=INT(2048+2047*SIN([.B1424]))" office:value-type="float" office:value="3725" calcext:value-type="float">
            <text:p>3725</text:p>
          </table:table-cell>
          <table:table-cell table:formula="of:=INT(2048+2047*COS([.B1424]))" office:value-type="float" office:value="874" calcext:value-type="float">
            <text:p>874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[.A1425]*2*PI()/4096" office:value-type="float" office:value="2.18285466116127" calcext:value-type="float">
            <text:p>2.18285466116127</text:p>
          </table:table-cell>
          <table:table-cell table:formula="of:=INT(2048+2047*SIN([.B1425]))" office:value-type="float" office:value="3723" calcext:value-type="float">
            <text:p>3723</text:p>
          </table:table-cell>
          <table:table-cell table:formula="of:=INT(2048+2047*COS([.B1425]))" office:value-type="float" office:value="871" calcext:value-type="float">
            <text:p>871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[.A1426]*2*PI()/4096" office:value-type="float" office:value="2.18438864194915" calcext:value-type="float">
            <text:p>2.18438864194915</text:p>
          </table:table-cell>
          <table:table-cell table:formula="of:=INT(2048+2047*SIN([.B1426]))" office:value-type="float" office:value="3721" calcext:value-type="float">
            <text:p>3721</text:p>
          </table:table-cell>
          <table:table-cell table:formula="of:=INT(2048+2047*COS([.B1426]))"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[.A1427]*2*PI()/4096" office:value-type="float" office:value="2.18592262273704" calcext:value-type="float">
            <text:p>2.18592262273704</text:p>
          </table:table-cell>
          <table:table-cell table:formula="of:=INT(2048+2047*SIN([.B1427]))" office:value-type="float" office:value="3719" calcext:value-type="float">
            <text:p>3719</text:p>
          </table:table-cell>
          <table:table-cell table:formula="of:=INT(2048+2047*COS([.B1427]))"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[.A1428]*2*PI()/4096" office:value-type="float" office:value="2.18745660352492" calcext:value-type="float">
            <text:p>2.18745660352492</text:p>
          </table:table-cell>
          <table:table-cell table:formula="of:=INT(2048+2047*SIN([.B1428]))" office:value-type="float" office:value="3717" calcext:value-type="float">
            <text:p>3717</text:p>
          </table:table-cell>
          <table:table-cell table:formula="of:=INT(2048+2047*COS([.B1428]))"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[.A1429]*2*PI()/4096" office:value-type="float" office:value="2.18899058431281" calcext:value-type="float">
            <text:p>2.18899058431281</text:p>
          </table:table-cell>
          <table:table-cell table:formula="of:=INT(2048+2047*SIN([.B1429]))" office:value-type="float" office:value="3716" calcext:value-type="float">
            <text:p>3716</text:p>
          </table:table-cell>
          <table:table-cell table:formula="of:=INT(2048+2047*COS([.B1429]))"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[.A1430]*2*PI()/4096" office:value-type="float" office:value="2.1905245651007" calcext:value-type="float">
            <text:p>2.1905245651007</text:p>
          </table:table-cell>
          <table:table-cell table:formula="of:=INT(2048+2047*SIN([.B1430]))" office:value-type="float" office:value="3714" calcext:value-type="float">
            <text:p>3714</text:p>
          </table:table-cell>
          <table:table-cell table:formula="of:=INT(2048+2047*COS([.B1430]))"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[.A1431]*2*PI()/4096" office:value-type="float" office:value="2.19205854588858" calcext:value-type="float">
            <text:p>2.19205854588858</text:p>
          </table:table-cell>
          <table:table-cell table:formula="of:=INT(2048+2047*SIN([.B1431]))" office:value-type="float" office:value="3712" calcext:value-type="float">
            <text:p>3712</text:p>
          </table:table-cell>
          <table:table-cell table:formula="of:=INT(2048+2047*COS([.B1431]))"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[.A1432]*2*PI()/4096" office:value-type="float" office:value="2.19359252667647" calcext:value-type="float">
            <text:p>2.19359252667647</text:p>
          </table:table-cell>
          <table:table-cell table:formula="of:=INT(2048+2047*SIN([.B1432]))" office:value-type="float" office:value="3710" calcext:value-type="float">
            <text:p>3710</text:p>
          </table:table-cell>
          <table:table-cell table:formula="of:=INT(2048+2047*COS([.B1432]))" office:value-type="float" office:value="853" calcext:value-type="float">
            <text:p>853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[.A1433]*2*PI()/4096" office:value-type="float" office:value="2.19512650746435" calcext:value-type="float">
            <text:p>2.19512650746435</text:p>
          </table:table-cell>
          <table:table-cell table:formula="of:=INT(2048+2047*SIN([.B1433]))" office:value-type="float" office:value="3708" calcext:value-type="float">
            <text:p>3708</text:p>
          </table:table-cell>
          <table:table-cell table:formula="of:=INT(2048+2047*COS([.B1433]))" office:value-type="float" office:value="851" calcext:value-type="float">
            <text:p>851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[.A1434]*2*PI()/4096" office:value-type="float" office:value="2.19666048825224" calcext:value-type="float">
            <text:p>2.19666048825224</text:p>
          </table:table-cell>
          <table:table-cell table:formula="of:=INT(2048+2047*SIN([.B1434]))" office:value-type="float" office:value="3707" calcext:value-type="float">
            <text:p>3707</text:p>
          </table:table-cell>
          <table:table-cell table:formula="of:=INT(2048+2047*COS([.B1434]))" office:value-type="float" office:value="848" calcext:value-type="float">
            <text:p>848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[.A1435]*2*PI()/4096" office:value-type="float" office:value="2.19819446904012" calcext:value-type="float">
            <text:p>2.19819446904012</text:p>
          </table:table-cell>
          <table:table-cell table:formula="of:=INT(2048+2047*SIN([.B1435]))" office:value-type="float" office:value="3705" calcext:value-type="float">
            <text:p>3705</text:p>
          </table:table-cell>
          <table:table-cell table:formula="of:=INT(2048+2047*COS([.B1435]))"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[.A1436]*2*PI()/4096" office:value-type="float" office:value="2.19972844982801" calcext:value-type="float">
            <text:p>2.19972844982801</text:p>
          </table:table-cell>
          <table:table-cell table:formula="of:=INT(2048+2047*SIN([.B1436]))" office:value-type="float" office:value="3703" calcext:value-type="float">
            <text:p>3703</text:p>
          </table:table-cell>
          <table:table-cell table:formula="of:=INT(2048+2047*COS([.B1436]))" office:value-type="float" office:value="843" calcext:value-type="float">
            <text:p>843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[.A1437]*2*PI()/4096" office:value-type="float" office:value="2.2012624306159" calcext:value-type="float">
            <text:p>2.2012624306159</text:p>
          </table:table-cell>
          <table:table-cell table:formula="of:=INT(2048+2047*SIN([.B1437]))" office:value-type="float" office:value="3701" calcext:value-type="float">
            <text:p>3701</text:p>
          </table:table-cell>
          <table:table-cell table:formula="of:=INT(2048+2047*COS([.B1437]))"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[.A1438]*2*PI()/4096" office:value-type="float" office:value="2.20279641140378" calcext:value-type="float">
            <text:p>2.20279641140378</text:p>
          </table:table-cell>
          <table:table-cell table:formula="of:=INT(2048+2047*SIN([.B1438]))" office:value-type="float" office:value="3699" calcext:value-type="float">
            <text:p>3699</text:p>
          </table:table-cell>
          <table:table-cell table:formula="of:=INT(2048+2047*COS([.B1438]))" office:value-type="float" office:value="838" calcext:value-type="float">
            <text:p>838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[.A1439]*2*PI()/4096" office:value-type="float" office:value="2.20433039219167" calcext:value-type="float">
            <text:p>2.20433039219167</text:p>
          </table:table-cell>
          <table:table-cell table:formula="of:=INT(2048+2047*SIN([.B1439]))" office:value-type="float" office:value="3697" calcext:value-type="float">
            <text:p>3697</text:p>
          </table:table-cell>
          <table:table-cell table:formula="of:=INT(2048+2047*COS([.B1439]))"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[.A1440]*2*PI()/4096" office:value-type="float" office:value="2.20586437297955" calcext:value-type="float">
            <text:p>2.20586437297955</text:p>
          </table:table-cell>
          <table:table-cell table:formula="of:=INT(2048+2047*SIN([.B1440]))" office:value-type="float" office:value="3695" calcext:value-type="float">
            <text:p>3695</text:p>
          </table:table-cell>
          <table:table-cell table:formula="of:=INT(2048+2047*COS([.B1440]))"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[.A1441]*2*PI()/4096" office:value-type="float" office:value="2.20739835376744" calcext:value-type="float">
            <text:p>2.20739835376744</text:p>
          </table:table-cell>
          <table:table-cell table:formula="of:=INT(2048+2047*SIN([.B1441]))" office:value-type="float" office:value="3694" calcext:value-type="float">
            <text:p>3694</text:p>
          </table:table-cell>
          <table:table-cell table:formula="of:=INT(2048+2047*COS([.B1441]))"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[.A1442]*2*PI()/4096" office:value-type="float" office:value="2.20893233455532" calcext:value-type="float">
            <text:p>2.20893233455532</text:p>
          </table:table-cell>
          <table:table-cell table:formula="of:=INT(2048+2047*SIN([.B1442]))" office:value-type="float" office:value="3692" calcext:value-type="float">
            <text:p>3692</text:p>
          </table:table-cell>
          <table:table-cell table:formula="of:=INT(2048+2047*COS([.B1442]))"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[.A1443]*2*PI()/4096" office:value-type="float" office:value="2.21046631534321" calcext:value-type="float">
            <text:p>2.21046631534321</text:p>
          </table:table-cell>
          <table:table-cell table:formula="of:=INT(2048+2047*SIN([.B1443]))" office:value-type="float" office:value="3690" calcext:value-type="float">
            <text:p>3690</text:p>
          </table:table-cell>
          <table:table-cell table:formula="of:=INT(2048+2047*COS([.B1443]))"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[.A1444]*2*PI()/4096" office:value-type="float" office:value="2.21200029613109" calcext:value-type="float">
            <text:p>2.21200029613109</text:p>
          </table:table-cell>
          <table:table-cell table:formula="of:=INT(2048+2047*SIN([.B1444]))" office:value-type="float" office:value="3688" calcext:value-type="float">
            <text:p>3688</text:p>
          </table:table-cell>
          <table:table-cell table:formula="of:=INT(2048+2047*COS([.B1444]))" office:value-type="float" office:value="823" calcext:value-type="float">
            <text:p>823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[.A1445]*2*PI()/4096" office:value-type="float" office:value="2.21353427691898" calcext:value-type="float">
            <text:p>2.21353427691898</text:p>
          </table:table-cell>
          <table:table-cell table:formula="of:=INT(2048+2047*SIN([.B1445]))" office:value-type="float" office:value="3686" calcext:value-type="float">
            <text:p>3686</text:p>
          </table:table-cell>
          <table:table-cell table:formula="of:=INT(2048+2047*COS([.B1445]))"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[.A1446]*2*PI()/4096" office:value-type="float" office:value="2.21506825770687" calcext:value-type="float">
            <text:p>2.21506825770687</text:p>
          </table:table-cell>
          <table:table-cell table:formula="of:=INT(2048+2047*SIN([.B1446]))" office:value-type="float" office:value="3684" calcext:value-type="float">
            <text:p>3684</text:p>
          </table:table-cell>
          <table:table-cell table:formula="of:=INT(2048+2047*COS([.B1446]))"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[.A1447]*2*PI()/4096" office:value-type="float" office:value="2.21660223849475" calcext:value-type="float">
            <text:p>2.21660223849475</text:p>
          </table:table-cell>
          <table:table-cell table:formula="of:=INT(2048+2047*SIN([.B1447]))" office:value-type="float" office:value="3682" calcext:value-type="float">
            <text:p>3682</text:p>
          </table:table-cell>
          <table:table-cell table:formula="of:=INT(2048+2047*COS([.B1447]))"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[.A1448]*2*PI()/4096" office:value-type="float" office:value="2.21813621928264" calcext:value-type="float">
            <text:p>2.21813621928264</text:p>
          </table:table-cell>
          <table:table-cell table:formula="of:=INT(2048+2047*SIN([.B1448]))" office:value-type="float" office:value="3680" calcext:value-type="float">
            <text:p>3680</text:p>
          </table:table-cell>
          <table:table-cell table:formula="of:=INT(2048+2047*COS([.B1448]))"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[.A1449]*2*PI()/4096" office:value-type="float" office:value="2.21967020007052" calcext:value-type="float">
            <text:p>2.21967020007052</text:p>
          </table:table-cell>
          <table:table-cell table:formula="of:=INT(2048+2047*SIN([.B1449]))" office:value-type="float" office:value="3678" calcext:value-type="float">
            <text:p>3678</text:p>
          </table:table-cell>
          <table:table-cell table:formula="of:=INT(2048+2047*COS([.B1449]))"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[.A1450]*2*PI()/4096" office:value-type="float" office:value="2.22120418085841" calcext:value-type="float">
            <text:p>2.22120418085841</text:p>
          </table:table-cell>
          <table:table-cell table:formula="of:=INT(2048+2047*SIN([.B1450]))" office:value-type="float" office:value="3677" calcext:value-type="float">
            <text:p>3677</text:p>
          </table:table-cell>
          <table:table-cell table:formula="of:=INT(2048+2047*COS([.B1450]))"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[.A1451]*2*PI()/4096" office:value-type="float" office:value="2.22273816164629" calcext:value-type="float">
            <text:p>2.22273816164629</text:p>
          </table:table-cell>
          <table:table-cell table:formula="of:=INT(2048+2047*SIN([.B1451]))" office:value-type="float" office:value="3675" calcext:value-type="float">
            <text:p>3675</text:p>
          </table:table-cell>
          <table:table-cell table:formula="of:=INT(2048+2047*COS([.B1451]))"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[.A1452]*2*PI()/4096" office:value-type="float" office:value="2.22427214243418" calcext:value-type="float">
            <text:p>2.22427214243418</text:p>
          </table:table-cell>
          <table:table-cell table:formula="of:=INT(2048+2047*SIN([.B1452]))" office:value-type="float" office:value="3673" calcext:value-type="float">
            <text:p>3673</text:p>
          </table:table-cell>
          <table:table-cell table:formula="of:=INT(2048+2047*COS([.B1452]))"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[.A1453]*2*PI()/4096" office:value-type="float" office:value="2.22580612322207" calcext:value-type="float">
            <text:p>2.22580612322207</text:p>
          </table:table-cell>
          <table:table-cell table:formula="of:=INT(2048+2047*SIN([.B1453]))" office:value-type="float" office:value="3671" calcext:value-type="float">
            <text:p>3671</text:p>
          </table:table-cell>
          <table:table-cell table:formula="of:=INT(2048+2047*COS([.B1453]))"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[.A1454]*2*PI()/4096" office:value-type="float" office:value="2.22734010400995" calcext:value-type="float">
            <text:p>2.22734010400995</text:p>
          </table:table-cell>
          <table:table-cell table:formula="of:=INT(2048+2047*SIN([.B1454]))" office:value-type="float" office:value="3669" calcext:value-type="float">
            <text:p>3669</text:p>
          </table:table-cell>
          <table:table-cell table:formula="of:=INT(2048+2047*COS([.B1454]))"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[.A1455]*2*PI()/4096" office:value-type="float" office:value="2.22887408479784" calcext:value-type="float">
            <text:p>2.22887408479784</text:p>
          </table:table-cell>
          <table:table-cell table:formula="of:=INT(2048+2047*SIN([.B1455]))" office:value-type="float" office:value="3667" calcext:value-type="float">
            <text:p>3667</text:p>
          </table:table-cell>
          <table:table-cell table:formula="of:=INT(2048+2047*COS([.B1455]))"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[.A1456]*2*PI()/4096" office:value-type="float" office:value="2.23040806558572" calcext:value-type="float">
            <text:p>2.23040806558572</text:p>
          </table:table-cell>
          <table:table-cell table:formula="of:=INT(2048+2047*SIN([.B1456]))" office:value-type="float" office:value="3665" calcext:value-type="float">
            <text:p>3665</text:p>
          </table:table-cell>
          <table:table-cell table:formula="of:=INT(2048+2047*COS([.B1456]))"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[.A1457]*2*PI()/4096" office:value-type="float" office:value="2.23194204637361" calcext:value-type="float">
            <text:p>2.23194204637361</text:p>
          </table:table-cell>
          <table:table-cell table:formula="of:=INT(2048+2047*SIN([.B1457]))" office:value-type="float" office:value="3663" calcext:value-type="float">
            <text:p>3663</text:p>
          </table:table-cell>
          <table:table-cell table:formula="of:=INT(2048+2047*COS([.B1457]))" office:value-type="float" office:value="791" calcext:value-type="float">
            <text:p>791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[.A1458]*2*PI()/4096" office:value-type="float" office:value="2.23347602716149" calcext:value-type="float">
            <text:p>2.23347602716149</text:p>
          </table:table-cell>
          <table:table-cell table:formula="of:=INT(2048+2047*SIN([.B1458]))" office:value-type="float" office:value="3661" calcext:value-type="float">
            <text:p>3661</text:p>
          </table:table-cell>
          <table:table-cell table:formula="of:=INT(2048+2047*COS([.B1458]))"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[.A1459]*2*PI()/4096" office:value-type="float" office:value="2.23501000794938" calcext:value-type="float">
            <text:p>2.23501000794938</text:p>
          </table:table-cell>
          <table:table-cell table:formula="of:=INT(2048+2047*SIN([.B1459]))" office:value-type="float" office:value="3659" calcext:value-type="float">
            <text:p>3659</text:p>
          </table:table-cell>
          <table:table-cell table:formula="of:=INT(2048+2047*COS([.B1459]))" office:value-type="float" office:value="786" calcext:value-type="float">
            <text:p>786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[.A1460]*2*PI()/4096" office:value-type="float" office:value="2.23654398873726" calcext:value-type="float">
            <text:p>2.23654398873726</text:p>
          </table:table-cell>
          <table:table-cell table:formula="of:=INT(2048+2047*SIN([.B1460]))" office:value-type="float" office:value="3657" calcext:value-type="float">
            <text:p>3657</text:p>
          </table:table-cell>
          <table:table-cell table:formula="of:=INT(2048+2047*COS([.B1460]))"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[.A1461]*2*PI()/4096" office:value-type="float" office:value="2.23807796952515" calcext:value-type="float">
            <text:p>2.23807796952515</text:p>
          </table:table-cell>
          <table:table-cell table:formula="of:=INT(2048+2047*SIN([.B1461]))" office:value-type="float" office:value="3655" calcext:value-type="float">
            <text:p>3655</text:p>
          </table:table-cell>
          <table:table-cell table:formula="of:=INT(2048+2047*COS([.B1461]))"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[.A1462]*2*PI()/4096" office:value-type="float" office:value="2.23961195031304" calcext:value-type="float">
            <text:p>2.23961195031304</text:p>
          </table:table-cell>
          <table:table-cell table:formula="of:=INT(2048+2047*SIN([.B1462]))" office:value-type="float" office:value="3653" calcext:value-type="float">
            <text:p>3653</text:p>
          </table:table-cell>
          <table:table-cell table:formula="of:=INT(2048+2047*COS([.B1462]))"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[.A1463]*2*PI()/4096" office:value-type="float" office:value="2.24114593110092" calcext:value-type="float">
            <text:p>2.24114593110092</text:p>
          </table:table-cell>
          <table:table-cell table:formula="of:=INT(2048+2047*SIN([.B1463]))" office:value-type="float" office:value="3652" calcext:value-type="float">
            <text:p>3652</text:p>
          </table:table-cell>
          <table:table-cell table:formula="of:=INT(2048+2047*COS([.B1463]))"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[.A1464]*2*PI()/4096" office:value-type="float" office:value="2.24267991188881" calcext:value-type="float">
            <text:p>2.24267991188881</text:p>
          </table:table-cell>
          <table:table-cell table:formula="of:=INT(2048+2047*SIN([.B1464]))" office:value-type="float" office:value="3650" calcext:value-type="float">
            <text:p>3650</text:p>
          </table:table-cell>
          <table:table-cell table:formula="of:=INT(2048+2047*COS([.B1464]))"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[.A1465]*2*PI()/4096" office:value-type="float" office:value="2.24421389267669" calcext:value-type="float">
            <text:p>2.24421389267669</text:p>
          </table:table-cell>
          <table:table-cell table:formula="of:=INT(2048+2047*SIN([.B1465]))" office:value-type="float" office:value="3648" calcext:value-type="float">
            <text:p>3648</text:p>
          </table:table-cell>
          <table:table-cell table:formula="of:=INT(2048+2047*COS([.B1465]))"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[.A1466]*2*PI()/4096" office:value-type="float" office:value="2.24574787346458" calcext:value-type="float">
            <text:p>2.24574787346458</text:p>
          </table:table-cell>
          <table:table-cell table:formula="of:=INT(2048+2047*SIN([.B1466]))" office:value-type="float" office:value="3646" calcext:value-type="float">
            <text:p>3646</text:p>
          </table:table-cell>
          <table:table-cell table:formula="of:=INT(2048+2047*COS([.B1466]))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[.A1467]*2*PI()/4096" office:value-type="float" office:value="2.24728185425246" calcext:value-type="float">
            <text:p>2.24728185425246</text:p>
          </table:table-cell>
          <table:table-cell table:formula="of:=INT(2048+2047*SIN([.B1467]))" office:value-type="float" office:value="3644" calcext:value-type="float">
            <text:p>3644</text:p>
          </table:table-cell>
          <table:table-cell table:formula="of:=INT(2048+2047*COS([.B1467]))"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[.A1468]*2*PI()/4096" office:value-type="float" office:value="2.24881583504035" calcext:value-type="float">
            <text:p>2.24881583504035</text:p>
          </table:table-cell>
          <table:table-cell table:formula="of:=INT(2048+2047*SIN([.B1468]))" office:value-type="float" office:value="3642" calcext:value-type="float">
            <text:p>3642</text:p>
          </table:table-cell>
          <table:table-cell table:formula="of:=INT(2048+2047*COS([.B1468]))"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[.A1469]*2*PI()/4096" office:value-type="float" office:value="2.25034981582824" calcext:value-type="float">
            <text:p>2.25034981582824</text:p>
          </table:table-cell>
          <table:table-cell table:formula="of:=INT(2048+2047*SIN([.B1469]))" office:value-type="float" office:value="3640" calcext:value-type="float">
            <text:p>3640</text:p>
          </table:table-cell>
          <table:table-cell table:formula="of:=INT(2048+2047*COS([.B1469]))" office:value-type="float" office:value="761" calcext:value-type="float">
            <text:p>761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[.A1470]*2*PI()/4096" office:value-type="float" office:value="2.25188379661612" calcext:value-type="float">
            <text:p>2.25188379661612</text:p>
          </table:table-cell>
          <table:table-cell table:formula="of:=INT(2048+2047*SIN([.B1470]))" office:value-type="float" office:value="3638" calcext:value-type="float">
            <text:p>3638</text:p>
          </table:table-cell>
          <table:table-cell table:formula="of:=INT(2048+2047*COS([.B1470]))"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[.A1471]*2*PI()/4096" office:value-type="float" office:value="2.25341777740401" calcext:value-type="float">
            <text:p>2.25341777740401</text:p>
          </table:table-cell>
          <table:table-cell table:formula="of:=INT(2048+2047*SIN([.B1471]))" office:value-type="float" office:value="3636" calcext:value-type="float">
            <text:p>3636</text:p>
          </table:table-cell>
          <table:table-cell table:formula="of:=INT(2048+2047*COS([.B1471]))"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[.A1472]*2*PI()/4096" office:value-type="float" office:value="2.25495175819189" calcext:value-type="float">
            <text:p>2.25495175819189</text:p>
          </table:table-cell>
          <table:table-cell table:formula="of:=INT(2048+2047*SIN([.B1472]))" office:value-type="float" office:value="3634" calcext:value-type="float">
            <text:p>3634</text:p>
          </table:table-cell>
          <table:table-cell table:formula="of:=INT(2048+2047*COS([.B1472]))"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[.A1473]*2*PI()/4096" office:value-type="float" office:value="2.25648573897978" calcext:value-type="float">
            <text:p>2.25648573897978</text:p>
          </table:table-cell>
          <table:table-cell table:formula="of:=INT(2048+2047*SIN([.B1473]))" office:value-type="float" office:value="3632" calcext:value-type="float">
            <text:p>3632</text:p>
          </table:table-cell>
          <table:table-cell table:formula="of:=INT(2048+2047*COS([.B1473]))"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[.A1474]*2*PI()/4096" office:value-type="float" office:value="2.25801971976766" calcext:value-type="float">
            <text:p>2.25801971976766</text:p>
          </table:table-cell>
          <table:table-cell table:formula="of:=INT(2048+2047*SIN([.B1474]))" office:value-type="float" office:value="3630" calcext:value-type="float">
            <text:p>3630</text:p>
          </table:table-cell>
          <table:table-cell table:formula="of:=INT(2048+2047*COS([.B1474]))"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[.A1475]*2*PI()/4096" office:value-type="float" office:value="2.25955370055555" calcext:value-type="float">
            <text:p>2.25955370055555</text:p>
          </table:table-cell>
          <table:table-cell table:formula="of:=INT(2048+2047*SIN([.B1475]))" office:value-type="float" office:value="3628" calcext:value-type="float">
            <text:p>3628</text:p>
          </table:table-cell>
          <table:table-cell table:formula="of:=INT(2048+2047*COS([.B1475]))"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[.A1476]*2*PI()/4096" office:value-type="float" office:value="2.26108768134344" calcext:value-type="float">
            <text:p>2.26108768134344</text:p>
          </table:table-cell>
          <table:table-cell table:formula="of:=INT(2048+2047*SIN([.B1476]))" office:value-type="float" office:value="3626" calcext:value-type="float">
            <text:p>3626</text:p>
          </table:table-cell>
          <table:table-cell table:formula="of:=INT(2048+2047*COS([.B1476]))"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[.A1477]*2*PI()/4096" office:value-type="float" office:value="2.26262166213132" calcext:value-type="float">
            <text:p>2.26262166213132</text:p>
          </table:table-cell>
          <table:table-cell table:formula="of:=INT(2048+2047*SIN([.B1477]))" office:value-type="float" office:value="3624" calcext:value-type="float">
            <text:p>3624</text:p>
          </table:table-cell>
          <table:table-cell table:formula="of:=INT(2048+2047*COS([.B1477]))"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[.A1478]*2*PI()/4096" office:value-type="float" office:value="2.26415564291921" calcext:value-type="float">
            <text:p>2.26415564291921</text:p>
          </table:table-cell>
          <table:table-cell table:formula="of:=INT(2048+2047*SIN([.B1478]))" office:value-type="float" office:value="3622" calcext:value-type="float">
            <text:p>3622</text:p>
          </table:table-cell>
          <table:table-cell table:formula="of:=INT(2048+2047*COS([.B1478]))"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[.A1479]*2*PI()/4096" office:value-type="float" office:value="2.26568962370709" calcext:value-type="float">
            <text:p>2.26568962370709</text:p>
          </table:table-cell>
          <table:table-cell table:formula="of:=INT(2048+2047*SIN([.B1479]))" office:value-type="float" office:value="3620" calcext:value-type="float">
            <text:p>3620</text:p>
          </table:table-cell>
          <table:table-cell table:formula="of:=INT(2048+2047*COS([.B1479]))" office:value-type="float" office:value="737" calcext:value-type="float">
            <text:p>737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[.A1480]*2*PI()/4096" office:value-type="float" office:value="2.26722360449498" calcext:value-type="float">
            <text:p>2.26722360449498</text:p>
          </table:table-cell>
          <table:table-cell table:formula="of:=INT(2048+2047*SIN([.B1480]))" office:value-type="float" office:value="3618" calcext:value-type="float">
            <text:p>3618</text:p>
          </table:table-cell>
          <table:table-cell table:formula="of:=INT(2048+2047*COS([.B1480]))"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[.A1481]*2*PI()/4096" office:value-type="float" office:value="2.26875758528286" calcext:value-type="float">
            <text:p>2.26875758528286</text:p>
          </table:table-cell>
          <table:table-cell table:formula="of:=INT(2048+2047*SIN([.B1481]))" office:value-type="float" office:value="3616" calcext:value-type="float">
            <text:p>3616</text:p>
          </table:table-cell>
          <table:table-cell table:formula="of:=INT(2048+2047*COS([.B1481]))"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[.A1482]*2*PI()/4096" office:value-type="float" office:value="2.27029156607075" calcext:value-type="float">
            <text:p>2.27029156607075</text:p>
          </table:table-cell>
          <table:table-cell table:formula="of:=INT(2048+2047*SIN([.B1482]))" office:value-type="float" office:value="3614" calcext:value-type="float">
            <text:p>3614</text:p>
          </table:table-cell>
          <table:table-cell table:formula="of:=INT(2048+2047*COS([.B1482]))"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[.A1483]*2*PI()/4096" office:value-type="float" office:value="2.27182554685863" calcext:value-type="float">
            <text:p>2.27182554685863</text:p>
          </table:table-cell>
          <table:table-cell table:formula="of:=INT(2048+2047*SIN([.B1483]))" office:value-type="float" office:value="3612" calcext:value-type="float">
            <text:p>3612</text:p>
          </table:table-cell>
          <table:table-cell table:formula="of:=INT(2048+2047*COS([.B1483]))"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[.A1484]*2*PI()/4096" office:value-type="float" office:value="2.27335952764652" calcext:value-type="float">
            <text:p>2.27335952764652</text:p>
          </table:table-cell>
          <table:table-cell table:formula="of:=INT(2048+2047*SIN([.B1484]))" office:value-type="float" office:value="3610" calcext:value-type="float">
            <text:p>3610</text:p>
          </table:table-cell>
          <table:table-cell table:formula="of:=INT(2048+2047*COS([.B1484]))"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[.A1485]*2*PI()/4096" office:value-type="float" office:value="2.27489350843441" calcext:value-type="float">
            <text:p>2.27489350843441</text:p>
          </table:table-cell>
          <table:table-cell table:formula="of:=INT(2048+2047*SIN([.B1485]))" office:value-type="float" office:value="3608" calcext:value-type="float">
            <text:p>3608</text:p>
          </table:table-cell>
          <table:table-cell table:formula="of:=INT(2048+2047*COS([.B1485]))"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[.A1486]*2*PI()/4096" office:value-type="float" office:value="2.27642748922229" calcext:value-type="float">
            <text:p>2.27642748922229</text:p>
          </table:table-cell>
          <table:table-cell table:formula="of:=INT(2048+2047*SIN([.B1486]))" office:value-type="float" office:value="3606" calcext:value-type="float">
            <text:p>3606</text:p>
          </table:table-cell>
          <table:table-cell table:formula="of:=INT(2048+2047*COS([.B1486]))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[.A1487]*2*PI()/4096" office:value-type="float" office:value="2.27796147001018" calcext:value-type="float">
            <text:p>2.27796147001018</text:p>
          </table:table-cell>
          <table:table-cell table:formula="of:=INT(2048+2047*SIN([.B1487]))" office:value-type="float" office:value="3604" calcext:value-type="float">
            <text:p>3604</text:p>
          </table:table-cell>
          <table:table-cell table:formula="of:=INT(2048+2047*COS([.B1487]))"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[.A1488]*2*PI()/4096" office:value-type="float" office:value="2.27949545079806" calcext:value-type="float">
            <text:p>2.27949545079806</text:p>
          </table:table-cell>
          <table:table-cell table:formula="of:=INT(2048+2047*SIN([.B1488]))" office:value-type="float" office:value="3602" calcext:value-type="float">
            <text:p>3602</text:p>
          </table:table-cell>
          <table:table-cell table:formula="of:=INT(2048+2047*COS([.B1488]))"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[.A1489]*2*PI()/4096" office:value-type="float" office:value="2.28102943158595" calcext:value-type="float">
            <text:p>2.28102943158595</text:p>
          </table:table-cell>
          <table:table-cell table:formula="of:=INT(2048+2047*SIN([.B1489]))" office:value-type="float" office:value="3600" calcext:value-type="float">
            <text:p>3600</text:p>
          </table:table-cell>
          <table:table-cell table:formula="of:=INT(2048+2047*COS([.B1489]))" office:value-type="float" office:value="713" calcext:value-type="float">
            <text:p>713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[.A1490]*2*PI()/4096" office:value-type="float" office:value="2.28256341237383" calcext:value-type="float">
            <text:p>2.28256341237383</text:p>
          </table:table-cell>
          <table:table-cell table:formula="of:=INT(2048+2047*SIN([.B1490]))" office:value-type="float" office:value="3598" calcext:value-type="float">
            <text:p>3598</text:p>
          </table:table-cell>
          <table:table-cell table:formula="of:=INT(2048+2047*COS([.B1490]))"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[.A1491]*2*PI()/4096" office:value-type="float" office:value="2.28409739316172" calcext:value-type="float">
            <text:p>2.28409739316172</text:p>
          </table:table-cell>
          <table:table-cell table:formula="of:=INT(2048+2047*SIN([.B1491]))" office:value-type="float" office:value="3595" calcext:value-type="float">
            <text:p>3595</text:p>
          </table:table-cell>
          <table:table-cell table:formula="of:=INT(2048+2047*COS([.B1491]))"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[.A1492]*2*PI()/4096" office:value-type="float" office:value="2.28563137394961" calcext:value-type="float">
            <text:p>2.28563137394961</text:p>
          </table:table-cell>
          <table:table-cell table:formula="of:=INT(2048+2047*SIN([.B1492]))" office:value-type="float" office:value="3593" calcext:value-type="float">
            <text:p>3593</text:p>
          </table:table-cell>
          <table:table-cell table:formula="of:=INT(2048+2047*COS([.B1492]))"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[.A1493]*2*PI()/4096" office:value-type="float" office:value="2.28716535473749" calcext:value-type="float">
            <text:p>2.28716535473749</text:p>
          </table:table-cell>
          <table:table-cell table:formula="of:=INT(2048+2047*SIN([.B1493]))" office:value-type="float" office:value="3591" calcext:value-type="float">
            <text:p>3591</text:p>
          </table:table-cell>
          <table:table-cell table:formula="of:=INT(2048+2047*COS([.B1493]))"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[.A1494]*2*PI()/4096" office:value-type="float" office:value="2.28869933552538" calcext:value-type="float">
            <text:p>2.28869933552538</text:p>
          </table:table-cell>
          <table:table-cell table:formula="of:=INT(2048+2047*SIN([.B1494]))" office:value-type="float" office:value="3589" calcext:value-type="float">
            <text:p>3589</text:p>
          </table:table-cell>
          <table:table-cell table:formula="of:=INT(2048+2047*COS([.B1494]))"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[.A1495]*2*PI()/4096" office:value-type="float" office:value="2.29023331631326" calcext:value-type="float">
            <text:p>2.29023331631326</text:p>
          </table:table-cell>
          <table:table-cell table:formula="of:=INT(2048+2047*SIN([.B1495]))" office:value-type="float" office:value="3587" calcext:value-type="float">
            <text:p>3587</text:p>
          </table:table-cell>
          <table:table-cell table:formula="of:=INT(2048+2047*COS([.B1495]))"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[.A1496]*2*PI()/4096" office:value-type="float" office:value="2.29176729710115" calcext:value-type="float">
            <text:p>2.29176729710115</text:p>
          </table:table-cell>
          <table:table-cell table:formula="of:=INT(2048+2047*SIN([.B1496]))" office:value-type="float" office:value="3585" calcext:value-type="float">
            <text:p>3585</text:p>
          </table:table-cell>
          <table:table-cell table:formula="of:=INT(2048+2047*COS([.B1496]))"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[.A1497]*2*PI()/4096" office:value-type="float" office:value="2.29330127788903" calcext:value-type="float">
            <text:p>2.29330127788903</text:p>
          </table:table-cell>
          <table:table-cell table:formula="of:=INT(2048+2047*SIN([.B1497]))" office:value-type="float" office:value="3583" calcext:value-type="float">
            <text:p>3583</text:p>
          </table:table-cell>
          <table:table-cell table:formula="of:=INT(2048+2047*COS([.B1497]))"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[.A1498]*2*PI()/4096" office:value-type="float" office:value="2.29483525867692" calcext:value-type="float">
            <text:p>2.29483525867692</text:p>
          </table:table-cell>
          <table:table-cell table:formula="of:=INT(2048+2047*SIN([.B1498]))" office:value-type="float" office:value="3581" calcext:value-type="float">
            <text:p>3581</text:p>
          </table:table-cell>
          <table:table-cell table:formula="of:=INT(2048+2047*COS([.B1498]))"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[.A1499]*2*PI()/4096" office:value-type="float" office:value="2.2963692394648" calcext:value-type="float">
            <text:p>2.2963692394648</text:p>
          </table:table-cell>
          <table:table-cell table:formula="of:=INT(2048+2047*SIN([.B1499]))" office:value-type="float" office:value="3579" calcext:value-type="float">
            <text:p>3579</text:p>
          </table:table-cell>
          <table:table-cell table:formula="of:=INT(2048+2047*COS([.B1499]))" office:value-type="float" office:value="689" calcext:value-type="float">
            <text:p>689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[.A1500]*2*PI()/4096" office:value-type="float" office:value="2.29790322025269" calcext:value-type="float">
            <text:p>2.29790322025269</text:p>
          </table:table-cell>
          <table:table-cell table:formula="of:=INT(2048+2047*SIN([.B1500]))" office:value-type="float" office:value="3577" calcext:value-type="float">
            <text:p>3577</text:p>
          </table:table-cell>
          <table:table-cell table:formula="of:=INT(2048+2047*COS([.B1500]))" office:value-type="float" office:value="687" calcext:value-type="float">
            <text:p>687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[.A1501]*2*PI()/4096" office:value-type="float" office:value="2.29943720104058" calcext:value-type="float">
            <text:p>2.29943720104058</text:p>
          </table:table-cell>
          <table:table-cell table:formula="of:=INT(2048+2047*SIN([.B1501]))" office:value-type="float" office:value="3575" calcext:value-type="float">
            <text:p>3575</text:p>
          </table:table-cell>
          <table:table-cell table:formula="of:=INT(2048+2047*COS([.B1501]))"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502]*2*PI()/4096" office:value-type="float" office:value="2.30097118182846" calcext:value-type="float">
            <text:p>2.30097118182846</text:p>
          </table:table-cell>
          <table:table-cell table:formula="of:=INT(2048+2047*SIN([.B1502]))" office:value-type="float" office:value="3573" calcext:value-type="float">
            <text:p>3573</text:p>
          </table:table-cell>
          <table:table-cell table:formula="of:=INT(2048+2047*COS([.B1502]))"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[.A1503]*2*PI()/4096" office:value-type="float" office:value="2.30250516261635" calcext:value-type="float">
            <text:p>2.30250516261635</text:p>
          </table:table-cell>
          <table:table-cell table:formula="of:=INT(2048+2047*SIN([.B1503]))" office:value-type="float" office:value="3571" calcext:value-type="float">
            <text:p>3571</text:p>
          </table:table-cell>
          <table:table-cell table:formula="of:=INT(2048+2047*COS([.B1503]))"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[.A1504]*2*PI()/4096" office:value-type="float" office:value="2.30403914340423" calcext:value-type="float">
            <text:p>2.30403914340423</text:p>
          </table:table-cell>
          <table:table-cell table:formula="of:=INT(2048+2047*SIN([.B1504]))" office:value-type="float" office:value="3568" calcext:value-type="float">
            <text:p>3568</text:p>
          </table:table-cell>
          <table:table-cell table:formula="of:=INT(2048+2047*COS([.B1504]))"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[.A1505]*2*PI()/4096" office:value-type="float" office:value="2.30557312419212" calcext:value-type="float">
            <text:p>2.30557312419212</text:p>
          </table:table-cell>
          <table:table-cell table:formula="of:=INT(2048+2047*SIN([.B1505]))" office:value-type="float" office:value="3566" calcext:value-type="float">
            <text:p>3566</text:p>
          </table:table-cell>
          <table:table-cell table:formula="of:=INT(2048+2047*COS([.B1505]))" office:value-type="float" office:value="675" calcext:value-type="float">
            <text:p>675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[.A1506]*2*PI()/4096" office:value-type="float" office:value="2.30710710498" calcext:value-type="float">
            <text:p>2.30710710498</text:p>
          </table:table-cell>
          <table:table-cell table:formula="of:=INT(2048+2047*SIN([.B1506]))" office:value-type="float" office:value="3564" calcext:value-type="float">
            <text:p>3564</text:p>
          </table:table-cell>
          <table:table-cell table:formula="of:=INT(2048+2047*COS([.B1506]))" office:value-type="float" office:value="673" calcext:value-type="float">
            <text:p>673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[.A1507]*2*PI()/4096" office:value-type="float" office:value="2.30864108576789" calcext:value-type="float">
            <text:p>2.30864108576789</text:p>
          </table:table-cell>
          <table:table-cell table:formula="of:=INT(2048+2047*SIN([.B1507]))" office:value-type="float" office:value="3562" calcext:value-type="float">
            <text:p>3562</text:p>
          </table:table-cell>
          <table:table-cell table:formula="of:=INT(2048+2047*COS([.B1507]))"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[.A1508]*2*PI()/4096" office:value-type="float" office:value="2.31017506655578" calcext:value-type="float">
            <text:p>2.31017506655578</text:p>
          </table:table-cell>
          <table:table-cell table:formula="of:=INT(2048+2047*SIN([.B1508]))" office:value-type="float" office:value="3560" calcext:value-type="float">
            <text:p>3560</text:p>
          </table:table-cell>
          <table:table-cell table:formula="of:=INT(2048+2047*COS([.B1508]))"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[.A1509]*2*PI()/4096" office:value-type="float" office:value="2.31170904734366" calcext:value-type="float">
            <text:p>2.31170904734366</text:p>
          </table:table-cell>
          <table:table-cell table:formula="of:=INT(2048+2047*SIN([.B1509]))" office:value-type="float" office:value="3558" calcext:value-type="float">
            <text:p>3558</text:p>
          </table:table-cell>
          <table:table-cell table:formula="of:=INT(2048+2047*COS([.B1509]))" office:value-type="float" office:value="666" calcext:value-type="float">
            <text:p>666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[.A1510]*2*PI()/4096" office:value-type="float" office:value="2.31324302813155" calcext:value-type="float">
            <text:p>2.31324302813155</text:p>
          </table:table-cell>
          <table:table-cell table:formula="of:=INT(2048+2047*SIN([.B1510]))" office:value-type="float" office:value="3556" calcext:value-type="float">
            <text:p>3556</text:p>
          </table:table-cell>
          <table:table-cell table:formula="of:=INT(2048+2047*COS([.B1510]))"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[.A1511]*2*PI()/4096" office:value-type="float" office:value="2.31477700891943" calcext:value-type="float">
            <text:p>2.31477700891943</text:p>
          </table:table-cell>
          <table:table-cell table:formula="of:=INT(2048+2047*SIN([.B1511]))" office:value-type="float" office:value="3554" calcext:value-type="float">
            <text:p>3554</text:p>
          </table:table-cell>
          <table:table-cell table:formula="of:=INT(2048+2047*COS([.B1511]))" office:value-type="float" office:value="661" calcext:value-type="float">
            <text:p>661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[.A1512]*2*PI()/4096" office:value-type="float" office:value="2.31631098970732" calcext:value-type="float">
            <text:p>2.31631098970732</text:p>
          </table:table-cell>
          <table:table-cell table:formula="of:=INT(2048+2047*SIN([.B1512]))" office:value-type="float" office:value="3552" calcext:value-type="float">
            <text:p>3552</text:p>
          </table:table-cell>
          <table:table-cell table:formula="of:=INT(2048+2047*COS([.B1512]))"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[.A1513]*2*PI()/4096" office:value-type="float" office:value="2.3178449704952" calcext:value-type="float">
            <text:p>2.3178449704952</text:p>
          </table:table-cell>
          <table:table-cell table:formula="of:=INT(2048+2047*SIN([.B1513]))" office:value-type="float" office:value="3549" calcext:value-type="float">
            <text:p>3549</text:p>
          </table:table-cell>
          <table:table-cell table:formula="of:=INT(2048+2047*COS([.B1513]))" office:value-type="float" office:value="657" calcext:value-type="float">
            <text:p>657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[.A1514]*2*PI()/4096" office:value-type="float" office:value="2.31937895128309" calcext:value-type="float">
            <text:p>2.31937895128309</text:p>
          </table:table-cell>
          <table:table-cell table:formula="of:=INT(2048+2047*SIN([.B1514]))" office:value-type="float" office:value="3547" calcext:value-type="float">
            <text:p>3547</text:p>
          </table:table-cell>
          <table:table-cell table:formula="of:=INT(2048+2047*COS([.B1514]))"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[.A1515]*2*PI()/4096" office:value-type="float" office:value="2.32091293207097" calcext:value-type="float">
            <text:p>2.32091293207097</text:p>
          </table:table-cell>
          <table:table-cell table:formula="of:=INT(2048+2047*SIN([.B1515]))" office:value-type="float" office:value="3545" calcext:value-type="float">
            <text:p>3545</text:p>
          </table:table-cell>
          <table:table-cell table:formula="of:=INT(2048+2047*COS([.B1515]))"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[.A1516]*2*PI()/4096" office:value-type="float" office:value="2.32244691285886" calcext:value-type="float">
            <text:p>2.32244691285886</text:p>
          </table:table-cell>
          <table:table-cell table:formula="of:=INT(2048+2047*SIN([.B1516]))" office:value-type="float" office:value="3543" calcext:value-type="float">
            <text:p>3543</text:p>
          </table:table-cell>
          <table:table-cell table:formula="of:=INT(2048+2047*COS([.B1516]))"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[.A1517]*2*PI()/4096" office:value-type="float" office:value="2.32398089364675" calcext:value-type="float">
            <text:p>2.32398089364675</text:p>
          </table:table-cell>
          <table:table-cell table:formula="of:=INT(2048+2047*SIN([.B1517]))" office:value-type="float" office:value="3541" calcext:value-type="float">
            <text:p>3541</text:p>
          </table:table-cell>
          <table:table-cell table:formula="of:=INT(2048+2047*COS([.B1517]))"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[.A1518]*2*PI()/4096" office:value-type="float" office:value="2.32551487443463" calcext:value-type="float">
            <text:p>2.32551487443463</text:p>
          </table:table-cell>
          <table:table-cell table:formula="of:=INT(2048+2047*SIN([.B1518]))" office:value-type="float" office:value="3539" calcext:value-type="float">
            <text:p>3539</text:p>
          </table:table-cell>
          <table:table-cell table:formula="of:=INT(2048+2047*COS([.B1518]))"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[.A1519]*2*PI()/4096" office:value-type="float" office:value="2.32704885522252" calcext:value-type="float">
            <text:p>2.32704885522252</text:p>
          </table:table-cell>
          <table:table-cell table:formula="of:=INT(2048+2047*SIN([.B1519]))" office:value-type="float" office:value="3537" calcext:value-type="float">
            <text:p>3537</text:p>
          </table:table-cell>
          <table:table-cell table:formula="of:=INT(2048+2047*COS([.B1519]))" office:value-type="float" office:value="643" calcext:value-type="float">
            <text:p>643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[.A1520]*2*PI()/4096" office:value-type="float" office:value="2.3285828360104" calcext:value-type="float">
            <text:p>2.3285828360104</text:p>
          </table:table-cell>
          <table:table-cell table:formula="of:=INT(2048+2047*SIN([.B1520]))" office:value-type="float" office:value="3534" calcext:value-type="float">
            <text:p>3534</text:p>
          </table:table-cell>
          <table:table-cell table:formula="of:=INT(2048+2047*COS([.B1520]))"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[.A1521]*2*PI()/4096" office:value-type="float" office:value="2.33011681679829" calcext:value-type="float">
            <text:p>2.33011681679829</text:p>
          </table:table-cell>
          <table:table-cell table:formula="of:=INT(2048+2047*SIN([.B1521]))" office:value-type="float" office:value="3532" calcext:value-type="float">
            <text:p>3532</text:p>
          </table:table-cell>
          <table:table-cell table:formula="of:=INT(2048+2047*COS([.B1521]))" office:value-type="float" office:value="638" calcext:value-type="float">
            <text:p>638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[.A1522]*2*PI()/4096" office:value-type="float" office:value="2.33165079758617" calcext:value-type="float">
            <text:p>2.33165079758617</text:p>
          </table:table-cell>
          <table:table-cell table:formula="of:=INT(2048+2047*SIN([.B1522]))" office:value-type="float" office:value="3530" calcext:value-type="float">
            <text:p>3530</text:p>
          </table:table-cell>
          <table:table-cell table:formula="of:=INT(2048+2047*COS([.B1522]))"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[.A1523]*2*PI()/4096" office:value-type="float" office:value="2.33318477837406" calcext:value-type="float">
            <text:p>2.33318477837406</text:p>
          </table:table-cell>
          <table:table-cell table:formula="of:=INT(2048+2047*SIN([.B1523]))" office:value-type="float" office:value="3528" calcext:value-type="float">
            <text:p>3528</text:p>
          </table:table-cell>
          <table:table-cell table:formula="of:=INT(2048+2047*COS([.B1523]))"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[.A1524]*2*PI()/4096" office:value-type="float" office:value="2.33471875916195" calcext:value-type="float">
            <text:p>2.33471875916195</text:p>
          </table:table-cell>
          <table:table-cell table:formula="of:=INT(2048+2047*SIN([.B1524]))" office:value-type="float" office:value="3526" calcext:value-type="float">
            <text:p>3526</text:p>
          </table:table-cell>
          <table:table-cell table:formula="of:=INT(2048+2047*COS([.B1524]))"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[.A1525]*2*PI()/4096" office:value-type="float" office:value="2.33625273994983" calcext:value-type="float">
            <text:p>2.33625273994983</text:p>
          </table:table-cell>
          <table:table-cell table:formula="of:=INT(2048+2047*SIN([.B1525]))" office:value-type="float" office:value="3524" calcext:value-type="float">
            <text:p>3524</text:p>
          </table:table-cell>
          <table:table-cell table:formula="of:=INT(2048+2047*COS([.B1525]))"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[.A1526]*2*PI()/4096" office:value-type="float" office:value="2.33778672073772" calcext:value-type="float">
            <text:p>2.33778672073772</text:p>
          </table:table-cell>
          <table:table-cell table:formula="of:=INT(2048+2047*SIN([.B1526]))" office:value-type="float" office:value="3521" calcext:value-type="float">
            <text:p>3521</text:p>
          </table:table-cell>
          <table:table-cell table:formula="of:=INT(2048+2047*COS([.B1526]))"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[.A1527]*2*PI()/4096" office:value-type="float" office:value="2.3393207015256" calcext:value-type="float">
            <text:p>2.3393207015256</text:p>
          </table:table-cell>
          <table:table-cell table:formula="of:=INT(2048+2047*SIN([.B1527]))" office:value-type="float" office:value="3519" calcext:value-type="float">
            <text:p>3519</text:p>
          </table:table-cell>
          <table:table-cell table:formula="of:=INT(2048+2047*COS([.B1527]))" office:value-type="float" office:value="625" calcext:value-type="float">
            <text:p>625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[.A1528]*2*PI()/4096" office:value-type="float" office:value="2.34085468231349" calcext:value-type="float">
            <text:p>2.34085468231349</text:p>
          </table:table-cell>
          <table:table-cell table:formula="of:=INT(2048+2047*SIN([.B1528]))" office:value-type="float" office:value="3517" calcext:value-type="float">
            <text:p>3517</text:p>
          </table:table-cell>
          <table:table-cell table:formula="of:=INT(2048+2047*COS([.B1528]))"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[.A1529]*2*PI()/4096" office:value-type="float" office:value="2.34238866310137" calcext:value-type="float">
            <text:p>2.34238866310137</text:p>
          </table:table-cell>
          <table:table-cell table:formula="of:=INT(2048+2047*SIN([.B1529]))" office:value-type="float" office:value="3515" calcext:value-type="float">
            <text:p>3515</text:p>
          </table:table-cell>
          <table:table-cell table:formula="of:=INT(2048+2047*COS([.B1529]))"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[.A1530]*2*PI()/4096" office:value-type="float" office:value="2.34392264388926" calcext:value-type="float">
            <text:p>2.34392264388926</text:p>
          </table:table-cell>
          <table:table-cell table:formula="of:=INT(2048+2047*SIN([.B1530]))" office:value-type="float" office:value="3513" calcext:value-type="float">
            <text:p>3513</text:p>
          </table:table-cell>
          <table:table-cell table:formula="of:=INT(2048+2047*COS([.B1530]))"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[.A1531]*2*PI()/4096" office:value-type="float" office:value="2.34545662467715" calcext:value-type="float">
            <text:p>2.34545662467715</text:p>
          </table:table-cell>
          <table:table-cell table:formula="of:=INT(2048+2047*SIN([.B1531]))" office:value-type="float" office:value="3510" calcext:value-type="float">
            <text:p>3510</text:p>
          </table:table-cell>
          <table:table-cell table:formula="of:=INT(2048+2047*COS([.B1531]))"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[.A1532]*2*PI()/4096" office:value-type="float" office:value="2.34699060546503" calcext:value-type="float">
            <text:p>2.34699060546503</text:p>
          </table:table-cell>
          <table:table-cell table:formula="of:=INT(2048+2047*SIN([.B1532]))" office:value-type="float" office:value="3508" calcext:value-type="float">
            <text:p>3508</text:p>
          </table:table-cell>
          <table:table-cell table:formula="of:=INT(2048+2047*COS([.B1532]))"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[.A1533]*2*PI()/4096" office:value-type="float" office:value="2.34852458625292" calcext:value-type="float">
            <text:p>2.34852458625292</text:p>
          </table:table-cell>
          <table:table-cell table:formula="of:=INT(2048+2047*SIN([.B1533]))" office:value-type="float" office:value="3506" calcext:value-type="float">
            <text:p>3506</text:p>
          </table:table-cell>
          <table:table-cell table:formula="of:=INT(2048+2047*COS([.B1533]))"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[.A1534]*2*PI()/4096" office:value-type="float" office:value="2.3500585670408" calcext:value-type="float">
            <text:p>2.3500585670408</text:p>
          </table:table-cell>
          <table:table-cell table:formula="of:=INT(2048+2047*SIN([.B1534]))" office:value-type="float" office:value="3504" calcext:value-type="float">
            <text:p>3504</text:p>
          </table:table-cell>
          <table:table-cell table:formula="of:=INT(2048+2047*COS([.B1534]))"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[.A1535]*2*PI()/4096" office:value-type="float" office:value="2.35159254782869" calcext:value-type="float">
            <text:p>2.35159254782869</text:p>
          </table:table-cell>
          <table:table-cell table:formula="of:=INT(2048+2047*SIN([.B1535]))" office:value-type="float" office:value="3502" calcext:value-type="float">
            <text:p>3502</text:p>
          </table:table-cell>
          <table:table-cell table:formula="of:=INT(2048+2047*COS([.B1535]))"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[.A1536]*2*PI()/4096" office:value-type="float" office:value="2.35312652861657" calcext:value-type="float">
            <text:p>2.35312652861657</text:p>
          </table:table-cell>
          <table:table-cell table:formula="of:=INT(2048+2047*SIN([.B1536]))" office:value-type="float" office:value="3499" calcext:value-type="float">
            <text:p>3499</text:p>
          </table:table-cell>
          <table:table-cell table:formula="of:=INT(2048+2047*COS([.B1536]))"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[.A1537]*2*PI()/4096" office:value-type="float" office:value="2.35466050940446" calcext:value-type="float">
            <text:p>2.35466050940446</text:p>
          </table:table-cell>
          <table:table-cell table:formula="of:=INT(2048+2047*SIN([.B1537]))" office:value-type="float" office:value="3497" calcext:value-type="float">
            <text:p>3497</text:p>
          </table:table-cell>
          <table:table-cell table:formula="of:=INT(2048+2047*COS([.B1537]))"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[.A1538]*2*PI()/4096" office:value-type="float" office:value="2.35619449019234" calcext:value-type="float">
            <text:p>2.35619449019234</text:p>
          </table:table-cell>
          <table:table-cell table:formula="of:=INT(2048+2047*SIN([.B1538]))" office:value-type="float" office:value="3495" calcext:value-type="float">
            <text:p>3495</text:p>
          </table:table-cell>
          <table:table-cell table:formula="of:=INT(2048+2047*COS([.B1538]))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[.A1539]*2*PI()/4096" office:value-type="float" office:value="2.35772847098023" calcext:value-type="float">
            <text:p>2.35772847098023</text:p>
          </table:table-cell>
          <table:table-cell table:formula="of:=INT(2048+2047*SIN([.B1539]))" office:value-type="float" office:value="3493" calcext:value-type="float">
            <text:p>3493</text:p>
          </table:table-cell>
          <table:table-cell table:formula="of:=INT(2048+2047*COS([.B1539]))"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[.A1540]*2*PI()/4096" office:value-type="float" office:value="2.35926245176812" calcext:value-type="float">
            <text:p>2.35926245176812</text:p>
          </table:table-cell>
          <table:table-cell table:formula="of:=INT(2048+2047*SIN([.B1540]))" office:value-type="float" office:value="3491" calcext:value-type="float">
            <text:p>3491</text:p>
          </table:table-cell>
          <table:table-cell table:formula="of:=INT(2048+2047*COS([.B1540]))"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[.A1541]*2*PI()/4096" office:value-type="float" office:value="2.360796432556" calcext:value-type="float">
            <text:p>2.360796432556</text:p>
          </table:table-cell>
          <table:table-cell table:formula="of:=INT(2048+2047*SIN([.B1541]))" office:value-type="float" office:value="3488" calcext:value-type="float">
            <text:p>3488</text:p>
          </table:table-cell>
          <table:table-cell table:formula="of:=INT(2048+2047*COS([.B1541]))"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[.A1542]*2*PI()/4096" office:value-type="float" office:value="2.36233041334389" calcext:value-type="float">
            <text:p>2.36233041334389</text:p>
          </table:table-cell>
          <table:table-cell table:formula="of:=INT(2048+2047*SIN([.B1542]))" office:value-type="float" office:value="3486" calcext:value-type="float">
            <text:p>3486</text:p>
          </table:table-cell>
          <table:table-cell table:formula="of:=INT(2048+2047*COS([.B1542]))"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[.A1543]*2*PI()/4096" office:value-type="float" office:value="2.36386439413177" calcext:value-type="float">
            <text:p>2.36386439413177</text:p>
          </table:table-cell>
          <table:table-cell table:formula="of:=INT(2048+2047*SIN([.B1543]))" office:value-type="float" office:value="3484" calcext:value-type="float">
            <text:p>3484</text:p>
          </table:table-cell>
          <table:table-cell table:formula="of:=INT(2048+2047*COS([.B1543]))"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[.A1544]*2*PI()/4096" office:value-type="float" office:value="2.36539837491966" calcext:value-type="float">
            <text:p>2.36539837491966</text:p>
          </table:table-cell>
          <table:table-cell table:formula="of:=INT(2048+2047*SIN([.B1544]))" office:value-type="float" office:value="3482" calcext:value-type="float">
            <text:p>3482</text:p>
          </table:table-cell>
          <table:table-cell table:formula="of:=INT(2048+2047*COS([.B1544]))"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[.A1545]*2*PI()/4096" office:value-type="float" office:value="2.36693235570754" calcext:value-type="float">
            <text:p>2.36693235570754</text:p>
          </table:table-cell>
          <table:table-cell table:formula="of:=INT(2048+2047*SIN([.B1545]))" office:value-type="float" office:value="3479" calcext:value-type="float">
            <text:p>3479</text:p>
          </table:table-cell>
          <table:table-cell table:formula="of:=INT(2048+2047*COS([.B1545]))"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[.A1546]*2*PI()/4096" office:value-type="float" office:value="2.36846633649543" calcext:value-type="float">
            <text:p>2.36846633649543</text:p>
          </table:table-cell>
          <table:table-cell table:formula="of:=INT(2048+2047*SIN([.B1546]))" office:value-type="float" office:value="3477" calcext:value-type="float">
            <text:p>3477</text:p>
          </table:table-cell>
          <table:table-cell table:formula="of:=INT(2048+2047*COS([.B1546]))"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[.A1547]*2*PI()/4096" office:value-type="float" office:value="2.37000031728332" calcext:value-type="float">
            <text:p>2.37000031728332</text:p>
          </table:table-cell>
          <table:table-cell table:formula="of:=INT(2048+2047*SIN([.B1547]))" office:value-type="float" office:value="3475" calcext:value-type="float">
            <text:p>3475</text:p>
          </table:table-cell>
          <table:table-cell table:formula="of:=INT(2048+2047*COS([.B1547]))"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[.A1548]*2*PI()/4096" office:value-type="float" office:value="2.3715342980712" calcext:value-type="float">
            <text:p>2.3715342980712</text:p>
          </table:table-cell>
          <table:table-cell table:formula="of:=INT(2048+2047*SIN([.B1548]))" office:value-type="float" office:value="3473" calcext:value-type="float">
            <text:p>3473</text:p>
          </table:table-cell>
          <table:table-cell table:formula="of:=INT(2048+2047*COS([.B1548]))"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[.A1549]*2*PI()/4096" office:value-type="float" office:value="2.37306827885909" calcext:value-type="float">
            <text:p>2.37306827885909</text:p>
          </table:table-cell>
          <table:table-cell table:formula="of:=INT(2048+2047*SIN([.B1549]))" office:value-type="float" office:value="3470" calcext:value-type="float">
            <text:p>3470</text:p>
          </table:table-cell>
          <table:table-cell table:formula="of:=INT(2048+2047*COS([.B1549]))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[.A1550]*2*PI()/4096" office:value-type="float" office:value="2.37460225964697" calcext:value-type="float">
            <text:p>2.37460225964697</text:p>
          </table:table-cell>
          <table:table-cell table:formula="of:=INT(2048+2047*SIN([.B1550]))" office:value-type="float" office:value="3468" calcext:value-type="float">
            <text:p>3468</text:p>
          </table:table-cell>
          <table:table-cell table:formula="of:=INT(2048+2047*COS([.B1550]))"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[.A1551]*2*PI()/4096" office:value-type="float" office:value="2.37613624043486" calcext:value-type="float">
            <text:p>2.37613624043486</text:p>
          </table:table-cell>
          <table:table-cell table:formula="of:=INT(2048+2047*SIN([.B1551]))" office:value-type="float" office:value="3466" calcext:value-type="float">
            <text:p>3466</text:p>
          </table:table-cell>
          <table:table-cell table:formula="of:=INT(2048+2047*COS([.B1551]))"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[.A1552]*2*PI()/4096" office:value-type="float" office:value="2.37767022122274" calcext:value-type="float">
            <text:p>2.37767022122274</text:p>
          </table:table-cell>
          <table:table-cell table:formula="of:=INT(2048+2047*SIN([.B1552]))" office:value-type="float" office:value="3464" calcext:value-type="float">
            <text:p>3464</text:p>
          </table:table-cell>
          <table:table-cell table:formula="of:=INT(2048+2047*COS([.B1552]))"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[.A1553]*2*PI()/4096" office:value-type="float" office:value="2.37920420201063" calcext:value-type="float">
            <text:p>2.37920420201063</text:p>
          </table:table-cell>
          <table:table-cell table:formula="of:=INT(2048+2047*SIN([.B1553]))" office:value-type="float" office:value="3461" calcext:value-type="float">
            <text:p>3461</text:p>
          </table:table-cell>
          <table:table-cell table:formula="of:=INT(2048+2047*COS([.B1553]))"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[.A1554]*2*PI()/4096" office:value-type="float" office:value="2.38073818279851" calcext:value-type="float">
            <text:p>2.38073818279851</text:p>
          </table:table-cell>
          <table:table-cell table:formula="of:=INT(2048+2047*SIN([.B1554]))" office:value-type="float" office:value="3459" calcext:value-type="float">
            <text:p>3459</text:p>
          </table:table-cell>
          <table:table-cell table:formula="of:=INT(2048+2047*COS([.B1554]))"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[.A1555]*2*PI()/4096" office:value-type="float" office:value="2.3822721635864" calcext:value-type="float">
            <text:p>2.3822721635864</text:p>
          </table:table-cell>
          <table:table-cell table:formula="of:=INT(2048+2047*SIN([.B1555]))" office:value-type="float" office:value="3457" calcext:value-type="float">
            <text:p>3457</text:p>
          </table:table-cell>
          <table:table-cell table:formula="of:=INT(2048+2047*COS([.B1555]))"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[.A1556]*2*PI()/4096" office:value-type="float" office:value="2.38380614437429" calcext:value-type="float">
            <text:p>2.38380614437429</text:p>
          </table:table-cell>
          <table:table-cell table:formula="of:=INT(2048+2047*SIN([.B1556]))" office:value-type="float" office:value="3454" calcext:value-type="float">
            <text:p>3454</text:p>
          </table:table-cell>
          <table:table-cell table:formula="of:=INT(2048+2047*COS([.B1556]))"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[.A1557]*2*PI()/4096" office:value-type="float" office:value="2.38534012516217" calcext:value-type="float">
            <text:p>2.38534012516217</text:p>
          </table:table-cell>
          <table:table-cell table:formula="of:=INT(2048+2047*SIN([.B1557]))" office:value-type="float" office:value="3452" calcext:value-type="float">
            <text:p>3452</text:p>
          </table:table-cell>
          <table:table-cell table:formula="of:=INT(2048+2047*COS([.B1557]))"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[.A1558]*2*PI()/4096" office:value-type="float" office:value="2.38687410595006" calcext:value-type="float">
            <text:p>2.38687410595006</text:p>
          </table:table-cell>
          <table:table-cell table:formula="of:=INT(2048+2047*SIN([.B1558]))" office:value-type="float" office:value="3450" calcext:value-type="float">
            <text:p>3450</text:p>
          </table:table-cell>
          <table:table-cell table:formula="of:=INT(2048+2047*COS([.B1558]))"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[.A1559]*2*PI()/4096" office:value-type="float" office:value="2.38840808673794" calcext:value-type="float">
            <text:p>2.38840808673794</text:p>
          </table:table-cell>
          <table:table-cell table:formula="of:=INT(2048+2047*SIN([.B1559]))" office:value-type="float" office:value="3448" calcext:value-type="float">
            <text:p>3448</text:p>
          </table:table-cell>
          <table:table-cell table:formula="of:=INT(2048+2047*COS([.B1559]))"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[.A1560]*2*PI()/4096" office:value-type="float" office:value="2.38994206752583" calcext:value-type="float">
            <text:p>2.38994206752583</text:p>
          </table:table-cell>
          <table:table-cell table:formula="of:=INT(2048+2047*SIN([.B1560]))" office:value-type="float" office:value="3445" calcext:value-type="float">
            <text:p>3445</text:p>
          </table:table-cell>
          <table:table-cell table:formula="of:=INT(2048+2047*COS([.B1560]))"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[.A1561]*2*PI()/4096" office:value-type="float" office:value="2.39147604831371" calcext:value-type="float">
            <text:p>2.39147604831371</text:p>
          </table:table-cell>
          <table:table-cell table:formula="of:=INT(2048+2047*SIN([.B1561]))" office:value-type="float" office:value="3443" calcext:value-type="float">
            <text:p>3443</text:p>
          </table:table-cell>
          <table:table-cell table:formula="of:=INT(2048+2047*COS([.B1561]))"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[.A1562]*2*PI()/4096" office:value-type="float" office:value="2.3930100291016" calcext:value-type="float">
            <text:p>2.3930100291016</text:p>
          </table:table-cell>
          <table:table-cell table:formula="of:=INT(2048+2047*SIN([.B1562]))" office:value-type="float" office:value="3441" calcext:value-type="float">
            <text:p>3441</text:p>
          </table:table-cell>
          <table:table-cell table:formula="of:=INT(2048+2047*COS([.B1562]))"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[.A1563]*2*PI()/4096" office:value-type="float" office:value="2.39454400988949" calcext:value-type="float">
            <text:p>2.39454400988949</text:p>
          </table:table-cell>
          <table:table-cell table:formula="of:=INT(2048+2047*SIN([.B1563]))" office:value-type="float" office:value="3438" calcext:value-type="float">
            <text:p>3438</text:p>
          </table:table-cell>
          <table:table-cell table:formula="of:=INT(2048+2047*COS([.B1563]))"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[.A1564]*2*PI()/4096" office:value-type="float" office:value="2.39607799067737" calcext:value-type="float">
            <text:p>2.39607799067737</text:p>
          </table:table-cell>
          <table:table-cell table:formula="of:=INT(2048+2047*SIN([.B1564]))" office:value-type="float" office:value="3436" calcext:value-type="float">
            <text:p>3436</text:p>
          </table:table-cell>
          <table:table-cell table:formula="of:=INT(2048+2047*COS([.B1564]))"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[.A1565]*2*PI()/4096" office:value-type="float" office:value="2.39761197146526" calcext:value-type="float">
            <text:p>2.39761197146526</text:p>
          </table:table-cell>
          <table:table-cell table:formula="of:=INT(2048+2047*SIN([.B1565]))" office:value-type="float" office:value="3434" calcext:value-type="float">
            <text:p>3434</text:p>
          </table:table-cell>
          <table:table-cell table:formula="of:=INT(2048+2047*COS([.B1565]))"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[.A1566]*2*PI()/4096" office:value-type="float" office:value="2.39914595225314" calcext:value-type="float">
            <text:p>2.39914595225314</text:p>
          </table:table-cell>
          <table:table-cell table:formula="of:=INT(2048+2047*SIN([.B1566]))" office:value-type="float" office:value="3431" calcext:value-type="float">
            <text:p>3431</text:p>
          </table:table-cell>
          <table:table-cell table:formula="of:=INT(2048+2047*COS([.B1566]))"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[.A1567]*2*PI()/4096" office:value-type="float" office:value="2.40067993304103" calcext:value-type="float">
            <text:p>2.40067993304103</text:p>
          </table:table-cell>
          <table:table-cell table:formula="of:=INT(2048+2047*SIN([.B1567]))" office:value-type="float" office:value="3429" calcext:value-type="float">
            <text:p>3429</text:p>
          </table:table-cell>
          <table:table-cell table:formula="of:=INT(2048+2047*COS([.B1567]))"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[.A1568]*2*PI()/4096" office:value-type="float" office:value="2.40221391382891" calcext:value-type="float">
            <text:p>2.40221391382891</text:p>
          </table:table-cell>
          <table:table-cell table:formula="of:=INT(2048+2047*SIN([.B1568]))" office:value-type="float" office:value="3427" calcext:value-type="float">
            <text:p>3427</text:p>
          </table:table-cell>
          <table:table-cell table:formula="of:=INT(2048+2047*COS([.B1568])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[.A1569]*2*PI()/4096" office:value-type="float" office:value="2.4037478946168" calcext:value-type="float">
            <text:p>2.4037478946168</text:p>
          </table:table-cell>
          <table:table-cell table:formula="of:=INT(2048+2047*SIN([.B1569]))" office:value-type="float" office:value="3425" calcext:value-type="float">
            <text:p>3425</text:p>
          </table:table-cell>
          <table:table-cell table:formula="of:=INT(2048+2047*COS([.B1569]))"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[.A1570]*2*PI()/4096" office:value-type="float" office:value="2.40528187540469" calcext:value-type="float">
            <text:p>2.40528187540469</text:p>
          </table:table-cell>
          <table:table-cell table:formula="of:=INT(2048+2047*SIN([.B1570]))" office:value-type="float" office:value="3422" calcext:value-type="float">
            <text:p>3422</text:p>
          </table:table-cell>
          <table:table-cell table:formula="of:=INT(2048+2047*COS([.B1570]))"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[.A1571]*2*PI()/4096" office:value-type="float" office:value="2.40681585619257" calcext:value-type="float">
            <text:p>2.40681585619257</text:p>
          </table:table-cell>
          <table:table-cell table:formula="of:=INT(2048+2047*SIN([.B1571]))" office:value-type="float" office:value="3420" calcext:value-type="float">
            <text:p>3420</text:p>
          </table:table-cell>
          <table:table-cell table:formula="of:=INT(2048+2047*COS([.B1571]))"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[.A1572]*2*PI()/4096" office:value-type="float" office:value="2.40834983698046" calcext:value-type="float">
            <text:p>2.40834983698046</text:p>
          </table:table-cell>
          <table:table-cell table:formula="of:=INT(2048+2047*SIN([.B1572]))" office:value-type="float" office:value="3418" calcext:value-type="float">
            <text:p>3418</text:p>
          </table:table-cell>
          <table:table-cell table:formula="of:=INT(2048+2047*COS([.B1572]))"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[.A1573]*2*PI()/4096" office:value-type="float" office:value="2.40988381776834" calcext:value-type="float">
            <text:p>2.40988381776834</text:p>
          </table:table-cell>
          <table:table-cell table:formula="of:=INT(2048+2047*SIN([.B1573]))" office:value-type="float" office:value="3415" calcext:value-type="float">
            <text:p>3415</text:p>
          </table:table-cell>
          <table:table-cell table:formula="of:=INT(2048+2047*COS([.B1573]))"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[.A1574]*2*PI()/4096" office:value-type="float" office:value="2.41141779855623" calcext:value-type="float">
            <text:p>2.41141779855623</text:p>
          </table:table-cell>
          <table:table-cell table:formula="of:=INT(2048+2047*SIN([.B1574]))" office:value-type="float" office:value="3413" calcext:value-type="float">
            <text:p>3413</text:p>
          </table:table-cell>
          <table:table-cell table:formula="of:=INT(2048+2047*COS([.B1574]))"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[.A1575]*2*PI()/4096" office:value-type="float" office:value="2.41295177934411" calcext:value-type="float">
            <text:p>2.41295177934411</text:p>
          </table:table-cell>
          <table:table-cell table:formula="of:=INT(2048+2047*SIN([.B1575]))" office:value-type="float" office:value="3411" calcext:value-type="float">
            <text:p>3411</text:p>
          </table:table-cell>
          <table:table-cell table:formula="of:=INT(2048+2047*COS([.B1575]))"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[.A1576]*2*PI()/4096" office:value-type="float" office:value="2.414485760132" calcext:value-type="float">
            <text:p>2.414485760132</text:p>
          </table:table-cell>
          <table:table-cell table:formula="of:=INT(2048+2047*SIN([.B1576]))" office:value-type="float" office:value="3408" calcext:value-type="float">
            <text:p>3408</text:p>
          </table:table-cell>
          <table:table-cell table:formula="of:=INT(2048+2047*COS([.B1576]))"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[.A1577]*2*PI()/4096" office:value-type="float" office:value="2.41601974091988" calcext:value-type="float">
            <text:p>2.41601974091988</text:p>
          </table:table-cell>
          <table:table-cell table:formula="of:=INT(2048+2047*SIN([.B1577]))" office:value-type="float" office:value="3406" calcext:value-type="float">
            <text:p>3406</text:p>
          </table:table-cell>
          <table:table-cell table:formula="of:=INT(2048+2047*COS([.B1577]))"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[.A1578]*2*PI()/4096" office:value-type="float" office:value="2.41755372170777" calcext:value-type="float">
            <text:p>2.41755372170777</text:p>
          </table:table-cell>
          <table:table-cell table:formula="of:=INT(2048+2047*SIN([.B1578]))" office:value-type="float" office:value="3403" calcext:value-type="float">
            <text:p>3403</text:p>
          </table:table-cell>
          <table:table-cell table:formula="of:=INT(2048+2047*COS([.B1578]))"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[.A1579]*2*PI()/4096" office:value-type="float" office:value="2.41908770249566" calcext:value-type="float">
            <text:p>2.41908770249566</text:p>
          </table:table-cell>
          <table:table-cell table:formula="of:=INT(2048+2047*SIN([.B1579]))" office:value-type="float" office:value="3401" calcext:value-type="float">
            <text:p>3401</text:p>
          </table:table-cell>
          <table:table-cell table:formula="of:=INT(2048+2047*COS([.B1579]))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[.A1580]*2*PI()/4096" office:value-type="float" office:value="2.42062168328354" calcext:value-type="float">
            <text:p>2.42062168328354</text:p>
          </table:table-cell>
          <table:table-cell table:formula="of:=INT(2048+2047*SIN([.B1580]))" office:value-type="float" office:value="3399" calcext:value-type="float">
            <text:p>3399</text:p>
          </table:table-cell>
          <table:table-cell table:formula="of:=INT(2048+2047*COS([.B1580]))"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[.A1581]*2*PI()/4096" office:value-type="float" office:value="2.42215566407143" calcext:value-type="float">
            <text:p>2.42215566407143</text:p>
          </table:table-cell>
          <table:table-cell table:formula="of:=INT(2048+2047*SIN([.B1581]))" office:value-type="float" office:value="3396" calcext:value-type="float">
            <text:p>3396</text:p>
          </table:table-cell>
          <table:table-cell table:formula="of:=INT(2048+2047*COS([.B1581]))"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[.A1582]*2*PI()/4096" office:value-type="float" office:value="2.42368964485931" calcext:value-type="float">
            <text:p>2.42368964485931</text:p>
          </table:table-cell>
          <table:table-cell table:formula="of:=INT(2048+2047*SIN([.B1582]))" office:value-type="float" office:value="3394" calcext:value-type="float">
            <text:p>3394</text:p>
          </table:table-cell>
          <table:table-cell table:formula="of:=INT(2048+2047*COS([.B1582]))"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[.A1583]*2*PI()/4096" office:value-type="float" office:value="2.4252236256472" calcext:value-type="float">
            <text:p>2.4252236256472</text:p>
          </table:table-cell>
          <table:table-cell table:formula="of:=INT(2048+2047*SIN([.B1583]))" office:value-type="float" office:value="3392" calcext:value-type="float">
            <text:p>3392</text:p>
          </table:table-cell>
          <table:table-cell table:formula="of:=INT(2048+2047*COS([.B1583]))"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[.A1584]*2*PI()/4096" office:value-type="float" office:value="2.42675760643508" calcext:value-type="float">
            <text:p>2.42675760643508</text:p>
          </table:table-cell>
          <table:table-cell table:formula="of:=INT(2048+2047*SIN([.B1584]))" office:value-type="float" office:value="3389" calcext:value-type="float">
            <text:p>3389</text:p>
          </table:table-cell>
          <table:table-cell table:formula="of:=INT(2048+2047*COS([.B1584]))"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[.A1585]*2*PI()/4096" office:value-type="float" office:value="2.42829158722297" calcext:value-type="float">
            <text:p>2.42829158722297</text:p>
          </table:table-cell>
          <table:table-cell table:formula="of:=INT(2048+2047*SIN([.B1585]))" office:value-type="float" office:value="3387" calcext:value-type="float">
            <text:p>3387</text:p>
          </table:table-cell>
          <table:table-cell table:formula="of:=INT(2048+2047*COS([.B1585]))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[.A1586]*2*PI()/4096" office:value-type="float" office:value="2.42982556801086" calcext:value-type="float">
            <text:p>2.42982556801086</text:p>
          </table:table-cell>
          <table:table-cell table:formula="of:=INT(2048+2047*SIN([.B1586]))" office:value-type="float" office:value="3385" calcext:value-type="float">
            <text:p>3385</text:p>
          </table:table-cell>
          <table:table-cell table:formula="of:=INT(2048+2047*COS([.B1586]))"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[.A1587]*2*PI()/4096" office:value-type="float" office:value="2.43135954879874" calcext:value-type="float">
            <text:p>2.43135954879874</text:p>
          </table:table-cell>
          <table:table-cell table:formula="of:=INT(2048+2047*SIN([.B1587]))" office:value-type="float" office:value="3382" calcext:value-type="float">
            <text:p>3382</text:p>
          </table:table-cell>
          <table:table-cell table:formula="of:=INT(2048+2047*COS([.B1587]))"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[.A1588]*2*PI()/4096" office:value-type="float" office:value="2.43289352958663" calcext:value-type="float">
            <text:p>2.43289352958663</text:p>
          </table:table-cell>
          <table:table-cell table:formula="of:=INT(2048+2047*SIN([.B1588]))" office:value-type="float" office:value="3380" calcext:value-type="float">
            <text:p>3380</text:p>
          </table:table-cell>
          <table:table-cell table:formula="of:=INT(2048+2047*COS([.B1588]))"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[.A1589]*2*PI()/4096" office:value-type="float" office:value="2.43442751037451" calcext:value-type="float">
            <text:p>2.43442751037451</text:p>
          </table:table-cell>
          <table:table-cell table:formula="of:=INT(2048+2047*SIN([.B1589]))" office:value-type="float" office:value="3377" calcext:value-type="float">
            <text:p>3377</text:p>
          </table:table-cell>
          <table:table-cell table:formula="of:=INT(2048+2047*COS([.B1589]))"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[.A1590]*2*PI()/4096" office:value-type="float" office:value="2.4359614911624" calcext:value-type="float">
            <text:p>2.4359614911624</text:p>
          </table:table-cell>
          <table:table-cell table:formula="of:=INT(2048+2047*SIN([.B1590]))" office:value-type="float" office:value="3375" calcext:value-type="float">
            <text:p>3375</text:p>
          </table:table-cell>
          <table:table-cell table:formula="of:=INT(2048+2047*COS([.B1590]))"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[.A1591]*2*PI()/4096" office:value-type="float" office:value="2.43749547195028" calcext:value-type="float">
            <text:p>2.43749547195028</text:p>
          </table:table-cell>
          <table:table-cell table:formula="of:=INT(2048+2047*SIN([.B1591]))" office:value-type="float" office:value="3373" calcext:value-type="float">
            <text:p>3373</text:p>
          </table:table-cell>
          <table:table-cell table:formula="of:=INT(2048+2047*COS([.B1591]))"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[.A1592]*2*PI()/4096" office:value-type="float" office:value="2.43902945273817" calcext:value-type="float">
            <text:p>2.43902945273817</text:p>
          </table:table-cell>
          <table:table-cell table:formula="of:=INT(2048+2047*SIN([.B1592]))" office:value-type="float" office:value="3370" calcext:value-type="float">
            <text:p>3370</text:p>
          </table:table-cell>
          <table:table-cell table:formula="of:=INT(2048+2047*COS([.B1592]))"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[.A1593]*2*PI()/4096" office:value-type="float" office:value="2.44056343352605" calcext:value-type="float">
            <text:p>2.44056343352605</text:p>
          </table:table-cell>
          <table:table-cell table:formula="of:=INT(2048+2047*SIN([.B1593]))" office:value-type="float" office:value="3368" calcext:value-type="float">
            <text:p>3368</text:p>
          </table:table-cell>
          <table:table-cell table:formula="of:=INT(2048+2047*COS([.B1593]))"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[.A1594]*2*PI()/4096" office:value-type="float" office:value="2.44209741431394" calcext:value-type="float">
            <text:p>2.44209741431394</text:p>
          </table:table-cell>
          <table:table-cell table:formula="of:=INT(2048+2047*SIN([.B1594]))" office:value-type="float" office:value="3365" calcext:value-type="float">
            <text:p>3365</text:p>
          </table:table-cell>
          <table:table-cell table:formula="of:=INT(2048+2047*COS([.B1594]))"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[.A1595]*2*PI()/4096" office:value-type="float" office:value="2.44363139510183" calcext:value-type="float">
            <text:p>2.44363139510183</text:p>
          </table:table-cell>
          <table:table-cell table:formula="of:=INT(2048+2047*SIN([.B1595]))" office:value-type="float" office:value="3363" calcext:value-type="float">
            <text:p>3363</text:p>
          </table:table-cell>
          <table:table-cell table:formula="of:=INT(2048+2047*COS([.B1595]))"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[.A1596]*2*PI()/4096" office:value-type="float" office:value="2.44516537588971" calcext:value-type="float">
            <text:p>2.44516537588971</text:p>
          </table:table-cell>
          <table:table-cell table:formula="of:=INT(2048+2047*SIN([.B1596]))" office:value-type="float" office:value="3361" calcext:value-type="float">
            <text:p>3361</text:p>
          </table:table-cell>
          <table:table-cell table:formula="of:=INT(2048+2047*COS([.B1596]))"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[.A1597]*2*PI()/4096" office:value-type="float" office:value="2.4466993566776" calcext:value-type="float">
            <text:p>2.4466993566776</text:p>
          </table:table-cell>
          <table:table-cell table:formula="of:=INT(2048+2047*SIN([.B1597]))" office:value-type="float" office:value="3358" calcext:value-type="float">
            <text:p>3358</text:p>
          </table:table-cell>
          <table:table-cell table:formula="of:=INT(2048+2047*COS([.B1597]))"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[.A1598]*2*PI()/4096" office:value-type="float" office:value="2.44823333746548" calcext:value-type="float">
            <text:p>2.44823333746548</text:p>
          </table:table-cell>
          <table:table-cell table:formula="of:=INT(2048+2047*SIN([.B1598]))" office:value-type="float" office:value="3356" calcext:value-type="float">
            <text:p>3356</text:p>
          </table:table-cell>
          <table:table-cell table:formula="of:=INT(2048+2047*COS([.B1598]))"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[.A1599]*2*PI()/4096" office:value-type="float" office:value="2.44976731825337" calcext:value-type="float">
            <text:p>2.44976731825337</text:p>
          </table:table-cell>
          <table:table-cell table:formula="of:=INT(2048+2047*SIN([.B1599]))" office:value-type="float" office:value="3353" calcext:value-type="float">
            <text:p>3353</text:p>
          </table:table-cell>
          <table:table-cell table:formula="of:=INT(2048+2047*COS([.B1599]))"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[.A1600]*2*PI()/4096" office:value-type="float" office:value="2.45130129904125" calcext:value-type="float">
            <text:p>2.45130129904125</text:p>
          </table:table-cell>
          <table:table-cell table:formula="of:=INT(2048+2047*SIN([.B1600]))" office:value-type="float" office:value="3351" calcext:value-type="float">
            <text:p>3351</text:p>
          </table:table-cell>
          <table:table-cell table:formula="of:=INT(2048+2047*COS([.B1600]))"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[.A1601]*2*PI()/4096" office:value-type="float" office:value="2.45283527982914" calcext:value-type="float">
            <text:p>2.45283527982914</text:p>
          </table:table-cell>
          <table:table-cell table:formula="of:=INT(2048+2047*SIN([.B1601]))" office:value-type="float" office:value="3349" calcext:value-type="float">
            <text:p>3349</text:p>
          </table:table-cell>
          <table:table-cell table:formula="of:=INT(2048+2047*COS([.B1601]))"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1602]*2*PI()/4096" office:value-type="float" office:value="2.45436926061703" calcext:value-type="float">
            <text:p>2.45436926061703</text:p>
          </table:table-cell>
          <table:table-cell table:formula="of:=INT(2048+2047*SIN([.B1602]))" office:value-type="float" office:value="3346" calcext:value-type="float">
            <text:p>3346</text:p>
          </table:table-cell>
          <table:table-cell table:formula="of:=INT(2048+2047*COS([.B1602]))"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[.A1603]*2*PI()/4096" office:value-type="float" office:value="2.45590324140491" calcext:value-type="float">
            <text:p>2.45590324140491</text:p>
          </table:table-cell>
          <table:table-cell table:formula="of:=INT(2048+2047*SIN([.B1603]))" office:value-type="float" office:value="3344" calcext:value-type="float">
            <text:p>3344</text:p>
          </table:table-cell>
          <table:table-cell table:formula="of:=INT(2048+2047*COS([.B1603]))"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[.A1604]*2*PI()/4096" office:value-type="float" office:value="2.4574372221928" calcext:value-type="float">
            <text:p>2.4574372221928</text:p>
          </table:table-cell>
          <table:table-cell table:formula="of:=INT(2048+2047*SIN([.B1604]))" office:value-type="float" office:value="3341" calcext:value-type="float">
            <text:p>3341</text:p>
          </table:table-cell>
          <table:table-cell table:formula="of:=INT(2048+2047*COS([.B1604]))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[.A1605]*2*PI()/4096" office:value-type="float" office:value="2.45897120298068" calcext:value-type="float">
            <text:p>2.45897120298068</text:p>
          </table:table-cell>
          <table:table-cell table:formula="of:=INT(2048+2047*SIN([.B1605]))" office:value-type="float" office:value="3339" calcext:value-type="float">
            <text:p>3339</text:p>
          </table:table-cell>
          <table:table-cell table:formula="of:=INT(2048+2047*COS([.B1605]))"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[.A1606]*2*PI()/4096" office:value-type="float" office:value="2.46050518376857" calcext:value-type="float">
            <text:p>2.46050518376857</text:p>
          </table:table-cell>
          <table:table-cell table:formula="of:=INT(2048+2047*SIN([.B1606]))" office:value-type="float" office:value="3336" calcext:value-type="float">
            <text:p>3336</text:p>
          </table:table-cell>
          <table:table-cell table:formula="of:=INT(2048+2047*COS([.B1606]))"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[.A1607]*2*PI()/4096" office:value-type="float" office:value="2.46203916455645" calcext:value-type="float">
            <text:p>2.46203916455645</text:p>
          </table:table-cell>
          <table:table-cell table:formula="of:=INT(2048+2047*SIN([.B1607]))" office:value-type="float" office:value="3334" calcext:value-type="float">
            <text:p>3334</text:p>
          </table:table-cell>
          <table:table-cell table:formula="of:=INT(2048+2047*COS([.B1607]))"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[.A1608]*2*PI()/4096" office:value-type="float" office:value="2.46357314534434" calcext:value-type="float">
            <text:p>2.46357314534434</text:p>
          </table:table-cell>
          <table:table-cell table:formula="of:=INT(2048+2047*SIN([.B1608]))" office:value-type="float" office:value="3331" calcext:value-type="float">
            <text:p>3331</text:p>
          </table:table-cell>
          <table:table-cell table:formula="of:=INT(2048+2047*COS([.B1608]))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[.A1609]*2*PI()/4096" office:value-type="float" office:value="2.46510712613223" calcext:value-type="float">
            <text:p>2.46510712613223</text:p>
          </table:table-cell>
          <table:table-cell table:formula="of:=INT(2048+2047*SIN([.B1609]))" office:value-type="float" office:value="3329" calcext:value-type="float">
            <text:p>3329</text:p>
          </table:table-cell>
          <table:table-cell table:formula="of:=INT(2048+2047*COS([.B1609]))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[.A1610]*2*PI()/4096" office:value-type="float" office:value="2.46664110692011" calcext:value-type="float">
            <text:p>2.46664110692011</text:p>
          </table:table-cell>
          <table:table-cell table:formula="of:=INT(2048+2047*SIN([.B1610]))" office:value-type="float" office:value="3327" calcext:value-type="float">
            <text:p>3327</text:p>
          </table:table-cell>
          <table:table-cell table:formula="of:=INT(2048+2047*COS([.B1610]))"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[.A1611]*2*PI()/4096" office:value-type="float" office:value="2.468175087708" calcext:value-type="float">
            <text:p>2.468175087708</text:p>
          </table:table-cell>
          <table:table-cell table:formula="of:=INT(2048+2047*SIN([.B1611]))" office:value-type="float" office:value="3324" calcext:value-type="float">
            <text:p>3324</text:p>
          </table:table-cell>
          <table:table-cell table:formula="of:=INT(2048+2047*COS([.B1611]))"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[.A1612]*2*PI()/4096" office:value-type="float" office:value="2.46970906849588" calcext:value-type="float">
            <text:p>2.46970906849588</text:p>
          </table:table-cell>
          <table:table-cell table:formula="of:=INT(2048+2047*SIN([.B1612]))" office:value-type="float" office:value="3322" calcext:value-type="float">
            <text:p>3322</text:p>
          </table:table-cell>
          <table:table-cell table:formula="of:=INT(2048+2047*COS([.B1612]))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[.A1613]*2*PI()/4096" office:value-type="float" office:value="2.47124304928377" calcext:value-type="float">
            <text:p>2.47124304928377</text:p>
          </table:table-cell>
          <table:table-cell table:formula="of:=INT(2048+2047*SIN([.B1613]))" office:value-type="float" office:value="3319" calcext:value-type="float">
            <text:p>3319</text:p>
          </table:table-cell>
          <table:table-cell table:formula="of:=INT(2048+2047*COS([.B1613]))"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[.A1614]*2*PI()/4096" office:value-type="float" office:value="2.47277703007165" calcext:value-type="float">
            <text:p>2.47277703007165</text:p>
          </table:table-cell>
          <table:table-cell table:formula="of:=INT(2048+2047*SIN([.B1614]))" office:value-type="float" office:value="3317" calcext:value-type="float">
            <text:p>3317</text:p>
          </table:table-cell>
          <table:table-cell table:formula="of:=INT(2048+2047*COS([.B1614]))"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[.A1615]*2*PI()/4096" office:value-type="float" office:value="2.47431101085954" calcext:value-type="float">
            <text:p>2.47431101085954</text:p>
          </table:table-cell>
          <table:table-cell table:formula="of:=INT(2048+2047*SIN([.B1615]))" office:value-type="float" office:value="3314" calcext:value-type="float">
            <text:p>3314</text:p>
          </table:table-cell>
          <table:table-cell table:formula="of:=INT(2048+2047*COS([.B1615]))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[.A1616]*2*PI()/4096" office:value-type="float" office:value="2.47584499164742" calcext:value-type="float">
            <text:p>2.47584499164742</text:p>
          </table:table-cell>
          <table:table-cell table:formula="of:=INT(2048+2047*SIN([.B1616]))" office:value-type="float" office:value="3312" calcext:value-type="float">
            <text:p>3312</text:p>
          </table:table-cell>
          <table:table-cell table:formula="of:=INT(2048+2047*COS([.B1616]))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[.A1617]*2*PI()/4096" office:value-type="float" office:value="2.47737897243531" calcext:value-type="float">
            <text:p>2.47737897243531</text:p>
          </table:table-cell>
          <table:table-cell table:formula="of:=INT(2048+2047*SIN([.B1617]))" office:value-type="float" office:value="3309" calcext:value-type="float">
            <text:p>3309</text:p>
          </table:table-cell>
          <table:table-cell table:formula="of:=INT(2048+2047*COS([.B1617]))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[.A1618]*2*PI()/4096" office:value-type="float" office:value="2.4789129532232" calcext:value-type="float">
            <text:p>2.4789129532232</text:p>
          </table:table-cell>
          <table:table-cell table:formula="of:=INT(2048+2047*SIN([.B1618]))" office:value-type="float" office:value="3307" calcext:value-type="float">
            <text:p>3307</text:p>
          </table:table-cell>
          <table:table-cell table:formula="of:=INT(2048+2047*COS([.B1618]))"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[.A1619]*2*PI()/4096" office:value-type="float" office:value="2.48044693401108" calcext:value-type="float">
            <text:p>2.48044693401108</text:p>
          </table:table-cell>
          <table:table-cell table:formula="of:=INT(2048+2047*SIN([.B1619]))" office:value-type="float" office:value="3304" calcext:value-type="float">
            <text:p>3304</text:p>
          </table:table-cell>
          <table:table-cell table:formula="of:=INT(2048+2047*COS([.B1619]))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[.A1620]*2*PI()/4096" office:value-type="float" office:value="2.48198091479897" calcext:value-type="float">
            <text:p>2.48198091479897</text:p>
          </table:table-cell>
          <table:table-cell table:formula="of:=INT(2048+2047*SIN([.B1620]))" office:value-type="float" office:value="3302" calcext:value-type="float">
            <text:p>3302</text:p>
          </table:table-cell>
          <table:table-cell table:formula="of:=INT(2048+2047*COS([.B1620]))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[.A1621]*2*PI()/4096" office:value-type="float" office:value="2.48351489558685" calcext:value-type="float">
            <text:p>2.48351489558685</text:p>
          </table:table-cell>
          <table:table-cell table:formula="of:=INT(2048+2047*SIN([.B1621]))" office:value-type="float" office:value="3299" calcext:value-type="float">
            <text:p>3299</text:p>
          </table:table-cell>
          <table:table-cell table:formula="of:=INT(2048+2047*COS([.B1621]))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[.A1622]*2*PI()/4096" office:value-type="float" office:value="2.48504887637474" calcext:value-type="float">
            <text:p>2.48504887637474</text:p>
          </table:table-cell>
          <table:table-cell table:formula="of:=INT(2048+2047*SIN([.B1622]))" office:value-type="float" office:value="3297" calcext:value-type="float">
            <text:p>3297</text:p>
          </table:table-cell>
          <table:table-cell table:formula="of:=INT(2048+2047*COS([.B1622]))"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[.A1623]*2*PI()/4096" office:value-type="float" office:value="2.48658285716262" calcext:value-type="float">
            <text:p>2.48658285716262</text:p>
          </table:table-cell>
          <table:table-cell table:formula="of:=INT(2048+2047*SIN([.B1623]))" office:value-type="float" office:value="3294" calcext:value-type="float">
            <text:p>3294</text:p>
          </table:table-cell>
          <table:table-cell table:formula="of:=INT(2048+2047*COS([.B1623]))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[.A1624]*2*PI()/4096" office:value-type="float" office:value="2.48811683795051" calcext:value-type="float">
            <text:p>2.48811683795051</text:p>
          </table:table-cell>
          <table:table-cell table:formula="of:=INT(2048+2047*SIN([.B1624]))" office:value-type="float" office:value="3292" calcext:value-type="float">
            <text:p>3292</text:p>
          </table:table-cell>
          <table:table-cell table:formula="of:=INT(2048+2047*COS([.B1624]))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[.A1625]*2*PI()/4096" office:value-type="float" office:value="2.4896508187384" calcext:value-type="float">
            <text:p>2.4896508187384</text:p>
          </table:table-cell>
          <table:table-cell table:formula="of:=INT(2048+2047*SIN([.B1625]))" office:value-type="float" office:value="3289" calcext:value-type="float">
            <text:p>3289</text:p>
          </table:table-cell>
          <table:table-cell table:formula="of:=INT(2048+2047*COS([.B1625]))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[.A1626]*2*PI()/4096" office:value-type="float" office:value="2.49118479952628" calcext:value-type="float">
            <text:p>2.49118479952628</text:p>
          </table:table-cell>
          <table:table-cell table:formula="of:=INT(2048+2047*SIN([.B1626]))" office:value-type="float" office:value="3287" calcext:value-type="float">
            <text:p>3287</text:p>
          </table:table-cell>
          <table:table-cell table:formula="of:=INT(2048+2047*COS([.B1626]))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[.A1627]*2*PI()/4096" office:value-type="float" office:value="2.49271878031417" calcext:value-type="float">
            <text:p>2.49271878031417</text:p>
          </table:table-cell>
          <table:table-cell table:formula="of:=INT(2048+2047*SIN([.B1627]))" office:value-type="float" office:value="3284" calcext:value-type="float">
            <text:p>3284</text:p>
          </table:table-cell>
          <table:table-cell table:formula="of:=INT(2048+2047*COS([.B1627]))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[.A1628]*2*PI()/4096" office:value-type="float" office:value="2.49425276110205" calcext:value-type="float">
            <text:p>2.49425276110205</text:p>
          </table:table-cell>
          <table:table-cell table:formula="of:=INT(2048+2047*SIN([.B1628]))" office:value-type="float" office:value="3282" calcext:value-type="float">
            <text:p>3282</text:p>
          </table:table-cell>
          <table:table-cell table:formula="of:=INT(2048+2047*COS([.B1628]))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[.A1629]*2*PI()/4096" office:value-type="float" office:value="2.49578674188994" calcext:value-type="float">
            <text:p>2.49578674188994</text:p>
          </table:table-cell>
          <table:table-cell table:formula="of:=INT(2048+2047*SIN([.B1629]))" office:value-type="float" office:value="3279" calcext:value-type="float">
            <text:p>3279</text:p>
          </table:table-cell>
          <table:table-cell table:formula="of:=INT(2048+2047*COS([.B1629]))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[.A1630]*2*PI()/4096" office:value-type="float" office:value="2.49732072267782" calcext:value-type="float">
            <text:p>2.49732072267782</text:p>
          </table:table-cell>
          <table:table-cell table:formula="of:=INT(2048+2047*SIN([.B1630]))" office:value-type="float" office:value="3277" calcext:value-type="float">
            <text:p>3277</text:p>
          </table:table-cell>
          <table:table-cell table:formula="of:=INT(2048+2047*COS([.B1630]))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[.A1631]*2*PI()/4096" office:value-type="float" office:value="2.49885470346571" calcext:value-type="float">
            <text:p>2.49885470346571</text:p>
          </table:table-cell>
          <table:table-cell table:formula="of:=INT(2048+2047*SIN([.B1631]))" office:value-type="float" office:value="3274" calcext:value-type="float">
            <text:p>3274</text:p>
          </table:table-cell>
          <table:table-cell table:formula="of:=INT(2048+2047*COS([.B1631]))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[.A1632]*2*PI()/4096" office:value-type="float" office:value="2.5003886842536" calcext:value-type="float">
            <text:p>2.5003886842536</text:p>
          </table:table-cell>
          <table:table-cell table:formula="of:=INT(2048+2047*SIN([.B1632]))" office:value-type="float" office:value="3272" calcext:value-type="float">
            <text:p>3272</text:p>
          </table:table-cell>
          <table:table-cell table:formula="of:=INT(2048+2047*COS([.B1632]))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[.A1633]*2*PI()/4096" office:value-type="float" office:value="2.50192266504148" calcext:value-type="float">
            <text:p>2.50192266504148</text:p>
          </table:table-cell>
          <table:table-cell table:formula="of:=INT(2048+2047*SIN([.B1633]))" office:value-type="float" office:value="3269" calcext:value-type="float">
            <text:p>3269</text:p>
          </table:table-cell>
          <table:table-cell table:formula="of:=INT(2048+2047*COS([.B1633]))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[.A1634]*2*PI()/4096" office:value-type="float" office:value="2.50345664582937" calcext:value-type="float">
            <text:p>2.50345664582937</text:p>
          </table:table-cell>
          <table:table-cell table:formula="of:=INT(2048+2047*SIN([.B1634]))" office:value-type="float" office:value="3267" calcext:value-type="float">
            <text:p>3267</text:p>
          </table:table-cell>
          <table:table-cell table:formula="of:=INT(2048+2047*COS([.B1634]))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[.A1635]*2*PI()/4096" office:value-type="float" office:value="2.50499062661725" calcext:value-type="float">
            <text:p>2.50499062661725</text:p>
          </table:table-cell>
          <table:table-cell table:formula="of:=INT(2048+2047*SIN([.B1635]))" office:value-type="float" office:value="3264" calcext:value-type="float">
            <text:p>3264</text:p>
          </table:table-cell>
          <table:table-cell table:formula="of:=INT(2048+2047*COS([.B1635]))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[.A1636]*2*PI()/4096" office:value-type="float" office:value="2.50652460740514" calcext:value-type="float">
            <text:p>2.50652460740514</text:p>
          </table:table-cell>
          <table:table-cell table:formula="of:=INT(2048+2047*SIN([.B1636]))" office:value-type="float" office:value="3262" calcext:value-type="float">
            <text:p>3262</text:p>
          </table:table-cell>
          <table:table-cell table:formula="of:=INT(2048+2047*COS([.B1636]))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[.A1637]*2*PI()/4096" office:value-type="float" office:value="2.50805858819302" calcext:value-type="float">
            <text:p>2.50805858819302</text:p>
          </table:table-cell>
          <table:table-cell table:formula="of:=INT(2048+2047*SIN([.B1637]))" office:value-type="float" office:value="3259" calcext:value-type="float">
            <text:p>3259</text:p>
          </table:table-cell>
          <table:table-cell table:formula="of:=INT(2048+2047*COS([.B1637]))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[.A1638]*2*PI()/4096" office:value-type="float" office:value="2.50959256898091" calcext:value-type="float">
            <text:p>2.50959256898091</text:p>
          </table:table-cell>
          <table:table-cell table:formula="of:=INT(2048+2047*SIN([.B1638]))" office:value-type="float" office:value="3257" calcext:value-type="float">
            <text:p>3257</text:p>
          </table:table-cell>
          <table:table-cell table:formula="of:=INT(2048+2047*COS([.B1638]))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[.A1639]*2*PI()/4096" office:value-type="float" office:value="2.51112654976879" calcext:value-type="float">
            <text:p>2.51112654976879</text:p>
          </table:table-cell>
          <table:table-cell table:formula="of:=INT(2048+2047*SIN([.B1639]))" office:value-type="float" office:value="3254" calcext:value-type="float">
            <text:p>3254</text:p>
          </table:table-cell>
          <table:table-cell table:formula="of:=INT(2048+2047*COS([.B1639]))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[.A1640]*2*PI()/4096" office:value-type="float" office:value="2.51266053055668" calcext:value-type="float">
            <text:p>2.51266053055668</text:p>
          </table:table-cell>
          <table:table-cell table:formula="of:=INT(2048+2047*SIN([.B1640]))" office:value-type="float" office:value="3252" calcext:value-type="float">
            <text:p>3252</text:p>
          </table:table-cell>
          <table:table-cell table:formula="of:=INT(2048+2047*COS([.B1640]))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[.A1641]*2*PI()/4096" office:value-type="float" office:value="2.51419451134457" calcext:value-type="float">
            <text:p>2.51419451134457</text:p>
          </table:table-cell>
          <table:table-cell table:formula="of:=INT(2048+2047*SIN([.B1641]))" office:value-type="float" office:value="3249" calcext:value-type="float">
            <text:p>3249</text:p>
          </table:table-cell>
          <table:table-cell table:formula="of:=INT(2048+2047*COS([.B1641]))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[.A1642]*2*PI()/4096" office:value-type="float" office:value="2.51572849213245" calcext:value-type="float">
            <text:p>2.51572849213245</text:p>
          </table:table-cell>
          <table:table-cell table:formula="of:=INT(2048+2047*SIN([.B1642]))" office:value-type="float" office:value="3247" calcext:value-type="float">
            <text:p>3247</text:p>
          </table:table-cell>
          <table:table-cell table:formula="of:=INT(2048+2047*COS([.B1642]))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[.A1643]*2*PI()/4096" office:value-type="float" office:value="2.51726247292034" calcext:value-type="float">
            <text:p>2.51726247292034</text:p>
          </table:table-cell>
          <table:table-cell table:formula="of:=INT(2048+2047*SIN([.B1643]))" office:value-type="float" office:value="3244" calcext:value-type="float">
            <text:p>3244</text:p>
          </table:table-cell>
          <table:table-cell table:formula="of:=INT(2048+2047*COS([.B1643]))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[.A1644]*2*PI()/4096" office:value-type="float" office:value="2.51879645370822" calcext:value-type="float">
            <text:p>2.51879645370822</text:p>
          </table:table-cell>
          <table:table-cell table:formula="of:=INT(2048+2047*SIN([.B1644]))" office:value-type="float" office:value="3242" calcext:value-type="float">
            <text:p>3242</text:p>
          </table:table-cell>
          <table:table-cell table:formula="of:=INT(2048+2047*COS([.B1644]))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[.A1645]*2*PI()/4096" office:value-type="float" office:value="2.52033043449611" calcext:value-type="float">
            <text:p>2.52033043449611</text:p>
          </table:table-cell>
          <table:table-cell table:formula="of:=INT(2048+2047*SIN([.B1645]))" office:value-type="float" office:value="3239" calcext:value-type="float">
            <text:p>3239</text:p>
          </table:table-cell>
          <table:table-cell table:formula="of:=INT(2048+2047*COS([.B1645]))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[.A1646]*2*PI()/4096" office:value-type="float" office:value="2.52186441528399" calcext:value-type="float">
            <text:p>2.52186441528399</text:p>
          </table:table-cell>
          <table:table-cell table:formula="of:=INT(2048+2047*SIN([.B1646]))" office:value-type="float" office:value="3236" calcext:value-type="float">
            <text:p>3236</text:p>
          </table:table-cell>
          <table:table-cell table:formula="of:=INT(2048+2047*COS([.B1646]))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[.A1647]*2*PI()/4096" office:value-type="float" office:value="2.52339839607188" calcext:value-type="float">
            <text:p>2.52339839607188</text:p>
          </table:table-cell>
          <table:table-cell table:formula="of:=INT(2048+2047*SIN([.B1647]))" office:value-type="float" office:value="3234" calcext:value-type="float">
            <text:p>3234</text:p>
          </table:table-cell>
          <table:table-cell table:formula="of:=INT(2048+2047*COS([.B1647]))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[.A1648]*2*PI()/4096" office:value-type="float" office:value="2.52493237685977" calcext:value-type="float">
            <text:p>2.52493237685977</text:p>
          </table:table-cell>
          <table:table-cell table:formula="of:=INT(2048+2047*SIN([.B1648]))" office:value-type="float" office:value="3231" calcext:value-type="float">
            <text:p>3231</text:p>
          </table:table-cell>
          <table:table-cell table:formula="of:=INT(2048+2047*COS([.B1648]))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[.A1649]*2*PI()/4096" office:value-type="float" office:value="2.52646635764765" calcext:value-type="float">
            <text:p>2.52646635764765</text:p>
          </table:table-cell>
          <table:table-cell table:formula="of:=INT(2048+2047*SIN([.B1649]))" office:value-type="float" office:value="3229" calcext:value-type="float">
            <text:p>3229</text:p>
          </table:table-cell>
          <table:table-cell table:formula="of:=INT(2048+2047*COS([.B1649]))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[.A1650]*2*PI()/4096" office:value-type="float" office:value="2.52800033843554" calcext:value-type="float">
            <text:p>2.52800033843554</text:p>
          </table:table-cell>
          <table:table-cell table:formula="of:=INT(2048+2047*SIN([.B1650]))" office:value-type="float" office:value="3226" calcext:value-type="float">
            <text:p>3226</text:p>
          </table:table-cell>
          <table:table-cell table:formula="of:=INT(2048+2047*COS([.B1650]))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[.A1651]*2*PI()/4096" office:value-type="float" office:value="2.52953431922342" calcext:value-type="float">
            <text:p>2.52953431922342</text:p>
          </table:table-cell>
          <table:table-cell table:formula="of:=INT(2048+2047*SIN([.B1651]))" office:value-type="float" office:value="3224" calcext:value-type="float">
            <text:p>3224</text:p>
          </table:table-cell>
          <table:table-cell table:formula="of:=INT(2048+2047*COS([.B1651]))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[.A1652]*2*PI()/4096" office:value-type="float" office:value="2.53106830001131" calcext:value-type="float">
            <text:p>2.53106830001131</text:p>
          </table:table-cell>
          <table:table-cell table:formula="of:=INT(2048+2047*SIN([.B1652]))" office:value-type="float" office:value="3221" calcext:value-type="float">
            <text:p>3221</text:p>
          </table:table-cell>
          <table:table-cell table:formula="of:=INT(2048+2047*COS([.B1652]))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[.A1653]*2*PI()/4096" office:value-type="float" office:value="2.53260228079919" calcext:value-type="float">
            <text:p>2.53260228079919</text:p>
          </table:table-cell>
          <table:table-cell table:formula="of:=INT(2048+2047*SIN([.B1653]))" office:value-type="float" office:value="3218" calcext:value-type="float">
            <text:p>3218</text:p>
          </table:table-cell>
          <table:table-cell table:formula="of:=INT(2048+2047*COS([.B1653]))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[.A1654]*2*PI()/4096" office:value-type="float" office:value="2.53413626158708" calcext:value-type="float">
            <text:p>2.53413626158708</text:p>
          </table:table-cell>
          <table:table-cell table:formula="of:=INT(2048+2047*SIN([.B1654]))" office:value-type="float" office:value="3216" calcext:value-type="float">
            <text:p>3216</text:p>
          </table:table-cell>
          <table:table-cell table:formula="of:=INT(2048+2047*COS([.B1654]))"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[.A1655]*2*PI()/4096" office:value-type="float" office:value="2.53567024237496" calcext:value-type="float">
            <text:p>2.53567024237496</text:p>
          </table:table-cell>
          <table:table-cell table:formula="of:=INT(2048+2047*SIN([.B1655]))" office:value-type="float" office:value="3213" calcext:value-type="float">
            <text:p>3213</text:p>
          </table:table-cell>
          <table:table-cell table:formula="of:=INT(2048+2047*COS([.B1655]))"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[.A1656]*2*PI()/4096" office:value-type="float" office:value="2.53720422316285" calcext:value-type="float">
            <text:p>2.53720422316285</text:p>
          </table:table-cell>
          <table:table-cell table:formula="of:=INT(2048+2047*SIN([.B1656]))" office:value-type="float" office:value="3211" calcext:value-type="float">
            <text:p>3211</text:p>
          </table:table-cell>
          <table:table-cell table:formula="of:=INT(2048+2047*COS([.B1656]))"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[.A1657]*2*PI()/4096" office:value-type="float" office:value="2.53873820395074" calcext:value-type="float">
            <text:p>2.53873820395074</text:p>
          </table:table-cell>
          <table:table-cell table:formula="of:=INT(2048+2047*SIN([.B1657]))" office:value-type="float" office:value="3208" calcext:value-type="float">
            <text:p>3208</text:p>
          </table:table-cell>
          <table:table-cell table:formula="of:=INT(2048+2047*COS([.B1657]))"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[.A1658]*2*PI()/4096" office:value-type="float" office:value="2.54027218473862" calcext:value-type="float">
            <text:p>2.54027218473862</text:p>
          </table:table-cell>
          <table:table-cell table:formula="of:=INT(2048+2047*SIN([.B1658]))" office:value-type="float" office:value="3206" calcext:value-type="float">
            <text:p>3206</text:p>
          </table:table-cell>
          <table:table-cell table:formula="of:=INT(2048+2047*COS([.B1658]))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[.A1659]*2*PI()/4096" office:value-type="float" office:value="2.54180616552651" calcext:value-type="float">
            <text:p>2.54180616552651</text:p>
          </table:table-cell>
          <table:table-cell table:formula="of:=INT(2048+2047*SIN([.B1659]))" office:value-type="float" office:value="3203" calcext:value-type="float">
            <text:p>3203</text:p>
          </table:table-cell>
          <table:table-cell table:formula="of:=INT(2048+2047*COS([.B1659]))"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[.A1660]*2*PI()/4096" office:value-type="float" office:value="2.54334014631439" calcext:value-type="float">
            <text:p>2.54334014631439</text:p>
          </table:table-cell>
          <table:table-cell table:formula="of:=INT(2048+2047*SIN([.B1660]))" office:value-type="float" office:value="3200" calcext:value-type="float">
            <text:p>3200</text:p>
          </table:table-cell>
          <table:table-cell table:formula="of:=INT(2048+2047*COS([.B1660]))"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[.A1661]*2*PI()/4096" office:value-type="float" office:value="2.54487412710228" calcext:value-type="float">
            <text:p>2.54487412710228</text:p>
          </table:table-cell>
          <table:table-cell table:formula="of:=INT(2048+2047*SIN([.B1661]))" office:value-type="float" office:value="3198" calcext:value-type="float">
            <text:p>3198</text:p>
          </table:table-cell>
          <table:table-cell table:formula="of:=INT(2048+2047*COS([.B1661]))"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[.A1662]*2*PI()/4096" office:value-type="float" office:value="2.54640810789016" calcext:value-type="float">
            <text:p>2.54640810789016</text:p>
          </table:table-cell>
          <table:table-cell table:formula="of:=INT(2048+2047*SIN([.B1662]))" office:value-type="float" office:value="3195" calcext:value-type="float">
            <text:p>3195</text:p>
          </table:table-cell>
          <table:table-cell table:formula="of:=INT(2048+2047*COS([.B1662]))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[.A1663]*2*PI()/4096" office:value-type="float" office:value="2.54794208867805" calcext:value-type="float">
            <text:p>2.54794208867805</text:p>
          </table:table-cell>
          <table:table-cell table:formula="of:=INT(2048+2047*SIN([.B1663]))" office:value-type="float" office:value="3193" calcext:value-type="float">
            <text:p>3193</text:p>
          </table:table-cell>
          <table:table-cell table:formula="of:=INT(2048+2047*COS([.B1663]))"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[.A1664]*2*PI()/4096" office:value-type="float" office:value="2.54947606946594" calcext:value-type="float">
            <text:p>2.54947606946594</text:p>
          </table:table-cell>
          <table:table-cell table:formula="of:=INT(2048+2047*SIN([.B1664]))" office:value-type="float" office:value="3190" calcext:value-type="float">
            <text:p>3190</text:p>
          </table:table-cell>
          <table:table-cell table:formula="of:=INT(2048+2047*COS([.B1664]))"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[.A1665]*2*PI()/4096" office:value-type="float" office:value="2.55101005025382" calcext:value-type="float">
            <text:p>2.55101005025382</text:p>
          </table:table-cell>
          <table:table-cell table:formula="of:=INT(2048+2047*SIN([.B1665]))" office:value-type="float" office:value="3187" calcext:value-type="float">
            <text:p>3187</text:p>
          </table:table-cell>
          <table:table-cell table:formula="of:=INT(2048+2047*COS([.B1665]))"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[.A1666]*2*PI()/4096" office:value-type="float" office:value="2.55254403104171" calcext:value-type="float">
            <text:p>2.55254403104171</text:p>
          </table:table-cell>
          <table:table-cell table:formula="of:=INT(2048+2047*SIN([.B1666]))" office:value-type="float" office:value="3185" calcext:value-type="float">
            <text:p>3185</text:p>
          </table:table-cell>
          <table:table-cell table:formula="of:=INT(2048+2047*COS([.B1666]))"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[.A1667]*2*PI()/4096" office:value-type="float" office:value="2.55407801182959" calcext:value-type="float">
            <text:p>2.55407801182959</text:p>
          </table:table-cell>
          <table:table-cell table:formula="of:=INT(2048+2047*SIN([.B1667]))" office:value-type="float" office:value="3182" calcext:value-type="float">
            <text:p>3182</text:p>
          </table:table-cell>
          <table:table-cell table:formula="of:=INT(2048+2047*COS([.B1667]))"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[.A1668]*2*PI()/4096" office:value-type="float" office:value="2.55561199261748" calcext:value-type="float">
            <text:p>2.55561199261748</text:p>
          </table:table-cell>
          <table:table-cell table:formula="of:=INT(2048+2047*SIN([.B1668]))" office:value-type="float" office:value="3180" calcext:value-type="float">
            <text:p>3180</text:p>
          </table:table-cell>
          <table:table-cell table:formula="of:=INT(2048+2047*COS([.B1668]))"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[.A1669]*2*PI()/4096" office:value-type="float" office:value="2.55714597340536" calcext:value-type="float">
            <text:p>2.55714597340536</text:p>
          </table:table-cell>
          <table:table-cell table:formula="of:=INT(2048+2047*SIN([.B1669]))" office:value-type="float" office:value="3177" calcext:value-type="float">
            <text:p>3177</text:p>
          </table:table-cell>
          <table:table-cell table:formula="of:=INT(2048+2047*COS([.B1669]))"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[.A1670]*2*PI()/4096" office:value-type="float" office:value="2.55867995419325" calcext:value-type="float">
            <text:p>2.55867995419325</text:p>
          </table:table-cell>
          <table:table-cell table:formula="of:=INT(2048+2047*SIN([.B1670]))" office:value-type="float" office:value="3174" calcext:value-type="float">
            <text:p>3174</text:p>
          </table:table-cell>
          <table:table-cell table:formula="of:=INT(2048+2047*COS([.B1670]))"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[.A1671]*2*PI()/4096" office:value-type="float" office:value="2.56021393498114" calcext:value-type="float">
            <text:p>2.56021393498114</text:p>
          </table:table-cell>
          <table:table-cell table:formula="of:=INT(2048+2047*SIN([.B1671]))" office:value-type="float" office:value="3172" calcext:value-type="float">
            <text:p>3172</text:p>
          </table:table-cell>
          <table:table-cell table:formula="of:=INT(2048+2047*COS([.B1671]))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[.A1672]*2*PI()/4096" office:value-type="float" office:value="2.56174791576902" calcext:value-type="float">
            <text:p>2.56174791576902</text:p>
          </table:table-cell>
          <table:table-cell table:formula="of:=INT(2048+2047*SIN([.B1672]))" office:value-type="float" office:value="3169" calcext:value-type="float">
            <text:p>3169</text:p>
          </table:table-cell>
          <table:table-cell table:formula="of:=INT(2048+2047*COS([.B1672]))"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[.A1673]*2*PI()/4096" office:value-type="float" office:value="2.56328189655691" calcext:value-type="float">
            <text:p>2.56328189655691</text:p>
          </table:table-cell>
          <table:table-cell table:formula="of:=INT(2048+2047*SIN([.B1673]))" office:value-type="float" office:value="3166" calcext:value-type="float">
            <text:p>3166</text:p>
          </table:table-cell>
          <table:table-cell table:formula="of:=INT(2048+2047*COS([.B1673]))"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[.A1674]*2*PI()/4096" office:value-type="float" office:value="2.56481587734479" calcext:value-type="float">
            <text:p>2.56481587734479</text:p>
          </table:table-cell>
          <table:table-cell table:formula="of:=INT(2048+2047*SIN([.B1674]))" office:value-type="float" office:value="3164" calcext:value-type="float">
            <text:p>3164</text:p>
          </table:table-cell>
          <table:table-cell table:formula="of:=INT(2048+2047*COS([.B1674]))"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[.A1675]*2*PI()/4096" office:value-type="float" office:value="2.56634985813268" calcext:value-type="float">
            <text:p>2.56634985813268</text:p>
          </table:table-cell>
          <table:table-cell table:formula="of:=INT(2048+2047*SIN([.B1675]))" office:value-type="float" office:value="3161" calcext:value-type="float">
            <text:p>3161</text:p>
          </table:table-cell>
          <table:table-cell table:formula="of:=INT(2048+2047*COS([.B1675]))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[.A1676]*2*PI()/4096" office:value-type="float" office:value="2.56788383892056" calcext:value-type="float">
            <text:p>2.56788383892056</text:p>
          </table:table-cell>
          <table:table-cell table:formula="of:=INT(2048+2047*SIN([.B1676]))" office:value-type="float" office:value="3159" calcext:value-type="float">
            <text:p>3159</text:p>
          </table:table-cell>
          <table:table-cell table:formula="of:=INT(2048+2047*COS([.B1676]))"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[.A1677]*2*PI()/4096" office:value-type="float" office:value="2.56941781970845" calcext:value-type="float">
            <text:p>2.56941781970845</text:p>
          </table:table-cell>
          <table:table-cell table:formula="of:=INT(2048+2047*SIN([.B1677]))" office:value-type="float" office:value="3156" calcext:value-type="float">
            <text:p>3156</text:p>
          </table:table-cell>
          <table:table-cell table:formula="of:=INT(2048+2047*COS([.B1677]))"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[.A1678]*2*PI()/4096" office:value-type="float" office:value="2.57095180049633" calcext:value-type="float">
            <text:p>2.57095180049633</text:p>
          </table:table-cell>
          <table:table-cell table:formula="of:=INT(2048+2047*SIN([.B1678]))" office:value-type="float" office:value="3153" calcext:value-type="float">
            <text:p>3153</text:p>
          </table:table-cell>
          <table:table-cell table:formula="of:=INT(2048+2047*COS([.B1678]))"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[.A1679]*2*PI()/4096" office:value-type="float" office:value="2.57248578128422" calcext:value-type="float">
            <text:p>2.57248578128422</text:p>
          </table:table-cell>
          <table:table-cell table:formula="of:=INT(2048+2047*SIN([.B1679]))" office:value-type="float" office:value="3151" calcext:value-type="float">
            <text:p>3151</text:p>
          </table:table-cell>
          <table:table-cell table:formula="of:=INT(2048+2047*COS([.B1679]))"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[.A1680]*2*PI()/4096" office:value-type="float" office:value="2.57401976207211" calcext:value-type="float">
            <text:p>2.57401976207211</text:p>
          </table:table-cell>
          <table:table-cell table:formula="of:=INT(2048+2047*SIN([.B1680]))" office:value-type="float" office:value="3148" calcext:value-type="float">
            <text:p>3148</text:p>
          </table:table-cell>
          <table:table-cell table:formula="of:=INT(2048+2047*COS([.B1680]))"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[.A1681]*2*PI()/4096" office:value-type="float" office:value="2.57555374285999" calcext:value-type="float">
            <text:p>2.57555374285999</text:p>
          </table:table-cell>
          <table:table-cell table:formula="of:=INT(2048+2047*SIN([.B1681]))" office:value-type="float" office:value="3145" calcext:value-type="float">
            <text:p>3145</text:p>
          </table:table-cell>
          <table:table-cell table:formula="of:=INT(2048+2047*COS([.B1681]))"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[.A1682]*2*PI()/4096" office:value-type="float" office:value="2.57708772364788" calcext:value-type="float">
            <text:p>2.57708772364788</text:p>
          </table:table-cell>
          <table:table-cell table:formula="of:=INT(2048+2047*SIN([.B1682]))" office:value-type="float" office:value="3143" calcext:value-type="float">
            <text:p>3143</text:p>
          </table:table-cell>
          <table:table-cell table:formula="of:=INT(2048+2047*COS([.B1682]))"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[.A1683]*2*PI()/4096" office:value-type="float" office:value="2.57862170443576" calcext:value-type="float">
            <text:p>2.57862170443576</text:p>
          </table:table-cell>
          <table:table-cell table:formula="of:=INT(2048+2047*SIN([.B1683]))" office:value-type="float" office:value="3140" calcext:value-type="float">
            <text:p>3140</text:p>
          </table:table-cell>
          <table:table-cell table:formula="of:=INT(2048+2047*COS([.B1683]))"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[.A1684]*2*PI()/4096" office:value-type="float" office:value="2.58015568522365" calcext:value-type="float">
            <text:p>2.58015568522365</text:p>
          </table:table-cell>
          <table:table-cell table:formula="of:=INT(2048+2047*SIN([.B1684]))" office:value-type="float" office:value="3137" calcext:value-type="float">
            <text:p>3137</text:p>
          </table:table-cell>
          <table:table-cell table:formula="of:=INT(2048+2047*COS([.B1684]))"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[.A1685]*2*PI()/4096" office:value-type="float" office:value="2.58168966601153" calcext:value-type="float">
            <text:p>2.58168966601153</text:p>
          </table:table-cell>
          <table:table-cell table:formula="of:=INT(2048+2047*SIN([.B1685]))" office:value-type="float" office:value="3135" calcext:value-type="float">
            <text:p>3135</text:p>
          </table:table-cell>
          <table:table-cell table:formula="of:=INT(2048+2047*COS([.B1685]))"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[.A1686]*2*PI()/4096" office:value-type="float" office:value="2.58322364679942" calcext:value-type="float">
            <text:p>2.58322364679942</text:p>
          </table:table-cell>
          <table:table-cell table:formula="of:=INT(2048+2047*SIN([.B1686]))" office:value-type="float" office:value="3132" calcext:value-type="float">
            <text:p>3132</text:p>
          </table:table-cell>
          <table:table-cell table:formula="of:=INT(2048+2047*COS([.B1686]))"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[.A1687]*2*PI()/4096" office:value-type="float" office:value="2.58475762758731" calcext:value-type="float">
            <text:p>2.58475762758731</text:p>
          </table:table-cell>
          <table:table-cell table:formula="of:=INT(2048+2047*SIN([.B1687]))" office:value-type="float" office:value="3129" calcext:value-type="float">
            <text:p>3129</text:p>
          </table:table-cell>
          <table:table-cell table:formula="of:=INT(2048+2047*COS([.B1687]))"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[.A1688]*2*PI()/4096" office:value-type="float" office:value="2.58629160837519" calcext:value-type="float">
            <text:p>2.58629160837519</text:p>
          </table:table-cell>
          <table:table-cell table:formula="of:=INT(2048+2047*SIN([.B1688]))" office:value-type="float" office:value="3127" calcext:value-type="float">
            <text:p>3127</text:p>
          </table:table-cell>
          <table:table-cell table:formula="of:=INT(2048+2047*COS([.B1688]))"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[.A1689]*2*PI()/4096" office:value-type="float" office:value="2.58782558916308" calcext:value-type="float">
            <text:p>2.58782558916308</text:p>
          </table:table-cell>
          <table:table-cell table:formula="of:=INT(2048+2047*SIN([.B1689]))" office:value-type="float" office:value="3124" calcext:value-type="float">
            <text:p>3124</text:p>
          </table:table-cell>
          <table:table-cell table:formula="of:=INT(2048+2047*COS([.B1689]))"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[.A1690]*2*PI()/4096" office:value-type="float" office:value="2.58935956995096" calcext:value-type="float">
            <text:p>2.58935956995096</text:p>
          </table:table-cell>
          <table:table-cell table:formula="of:=INT(2048+2047*SIN([.B1690]))" office:value-type="float" office:value="3121" calcext:value-type="float">
            <text:p>3121</text:p>
          </table:table-cell>
          <table:table-cell table:formula="of:=INT(2048+2047*COS([.B1690]))"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[.A1691]*2*PI()/4096" office:value-type="float" office:value="2.59089355073885" calcext:value-type="float">
            <text:p>2.59089355073885</text:p>
          </table:table-cell>
          <table:table-cell table:formula="of:=INT(2048+2047*SIN([.B1691]))" office:value-type="float" office:value="3119" calcext:value-type="float">
            <text:p>3119</text:p>
          </table:table-cell>
          <table:table-cell table:formula="of:=INT(2048+2047*COS([.B1691]))"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[.A1692]*2*PI()/4096" office:value-type="float" office:value="2.59242753152673" calcext:value-type="float">
            <text:p>2.59242753152673</text:p>
          </table:table-cell>
          <table:table-cell table:formula="of:=INT(2048+2047*SIN([.B1692]))" office:value-type="float" office:value="3116" calcext:value-type="float">
            <text:p>3116</text:p>
          </table:table-cell>
          <table:table-cell table:formula="of:=INT(2048+2047*COS([.B1692]))"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[.A1693]*2*PI()/4096" office:value-type="float" office:value="2.59396151231462" calcext:value-type="float">
            <text:p>2.59396151231462</text:p>
          </table:table-cell>
          <table:table-cell table:formula="of:=INT(2048+2047*SIN([.B1693]))" office:value-type="float" office:value="3113" calcext:value-type="float">
            <text:p>3113</text:p>
          </table:table-cell>
          <table:table-cell table:formula="of:=INT(2048+2047*COS([.B1693])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[.A1694]*2*PI()/4096" office:value-type="float" office:value="2.5954954931025" calcext:value-type="float">
            <text:p>2.5954954931025</text:p>
          </table:table-cell>
          <table:table-cell table:formula="of:=INT(2048+2047*SIN([.B1694]))" office:value-type="float" office:value="3111" calcext:value-type="float">
            <text:p>3111</text:p>
          </table:table-cell>
          <table:table-cell table:formula="of:=INT(2048+2047*COS([.B1694]))"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[.A1695]*2*PI()/4096" office:value-type="float" office:value="2.59702947389039" calcext:value-type="float">
            <text:p>2.59702947389039</text:p>
          </table:table-cell>
          <table:table-cell table:formula="of:=INT(2048+2047*SIN([.B1695]))" office:value-type="float" office:value="3108" calcext:value-type="float">
            <text:p>3108</text:p>
          </table:table-cell>
          <table:table-cell table:formula="of:=INT(2048+2047*COS([.B1695]))"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[.A1696]*2*PI()/4096" office:value-type="float" office:value="2.59856345467828" calcext:value-type="float">
            <text:p>2.59856345467828</text:p>
          </table:table-cell>
          <table:table-cell table:formula="of:=INT(2048+2047*SIN([.B1696]))" office:value-type="float" office:value="3105" calcext:value-type="float">
            <text:p>3105</text:p>
          </table:table-cell>
          <table:table-cell table:formula="of:=INT(2048+2047*COS([.B1696]))"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[.A1697]*2*PI()/4096" office:value-type="float" office:value="2.60009743546616" calcext:value-type="float">
            <text:p>2.60009743546616</text:p>
          </table:table-cell>
          <table:table-cell table:formula="of:=INT(2048+2047*SIN([.B1697]))" office:value-type="float" office:value="3103" calcext:value-type="float">
            <text:p>3103</text:p>
          </table:table-cell>
          <table:table-cell table:formula="of:=INT(2048+2047*COS([.B1697]))"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[.A1698]*2*PI()/4096" office:value-type="float" office:value="2.60163141625405" calcext:value-type="float">
            <text:p>2.60163141625405</text:p>
          </table:table-cell>
          <table:table-cell table:formula="of:=INT(2048+2047*SIN([.B1698]))" office:value-type="float" office:value="3100" calcext:value-type="float">
            <text:p>3100</text:p>
          </table:table-cell>
          <table:table-cell table:formula="of:=INT(2048+2047*COS([.B1698]))"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[.A1699]*2*PI()/4096" office:value-type="float" office:value="2.60316539704193" calcext:value-type="float">
            <text:p>2.60316539704193</text:p>
          </table:table-cell>
          <table:table-cell table:formula="of:=INT(2048+2047*SIN([.B1699]))" office:value-type="float" office:value="3097" calcext:value-type="float">
            <text:p>3097</text:p>
          </table:table-cell>
          <table:table-cell table:formula="of:=INT(2048+2047*COS([.B1699]))"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[.A1700]*2*PI()/4096" office:value-type="float" office:value="2.60469937782982" calcext:value-type="float">
            <text:p>2.60469937782982</text:p>
          </table:table-cell>
          <table:table-cell table:formula="of:=INT(2048+2047*SIN([.B1700]))" office:value-type="float" office:value="3094" calcext:value-type="float">
            <text:p>3094</text:p>
          </table:table-cell>
          <table:table-cell table:formula="of:=INT(2048+2047*COS([.B1700]))"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[.A1701]*2*PI()/4096" office:value-type="float" office:value="2.6062333586177" calcext:value-type="float">
            <text:p>2.6062333586177</text:p>
          </table:table-cell>
          <table:table-cell table:formula="of:=INT(2048+2047*SIN([.B1701]))" office:value-type="float" office:value="3092" calcext:value-type="float">
            <text:p>3092</text:p>
          </table:table-cell>
          <table:table-cell table:formula="of:=INT(2048+2047*COS([.B1701]))"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A1702]*2*PI()/4096" office:value-type="float" office:value="2.60776733940559" calcext:value-type="float">
            <text:p>2.60776733940559</text:p>
          </table:table-cell>
          <table:table-cell table:formula="of:=INT(2048+2047*SIN([.B1702]))" office:value-type="float" office:value="3089" calcext:value-type="float">
            <text:p>3089</text:p>
          </table:table-cell>
          <table:table-cell table:formula="of:=INT(2048+2047*COS([.B1702]))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[.A1703]*2*PI()/4096" office:value-type="float" office:value="2.60930132019348" calcext:value-type="float">
            <text:p>2.60930132019348</text:p>
          </table:table-cell>
          <table:table-cell table:formula="of:=INT(2048+2047*SIN([.B1703]))" office:value-type="float" office:value="3086" calcext:value-type="float">
            <text:p>3086</text:p>
          </table:table-cell>
          <table:table-cell table:formula="of:=INT(2048+2047*COS([.B1703]))"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[.A1704]*2*PI()/4096" office:value-type="float" office:value="2.61083530098136" calcext:value-type="float">
            <text:p>2.61083530098136</text:p>
          </table:table-cell>
          <table:table-cell table:formula="of:=INT(2048+2047*SIN([.B1704]))" office:value-type="float" office:value="3084" calcext:value-type="float">
            <text:p>3084</text:p>
          </table:table-cell>
          <table:table-cell table:formula="of:=INT(2048+2047*COS([.B1704]))"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[.A1705]*2*PI()/4096" office:value-type="float" office:value="2.61236928176925" calcext:value-type="float">
            <text:p>2.61236928176925</text:p>
          </table:table-cell>
          <table:table-cell table:formula="of:=INT(2048+2047*SIN([.B1705]))" office:value-type="float" office:value="3081" calcext:value-type="float">
            <text:p>3081</text:p>
          </table:table-cell>
          <table:table-cell table:formula="of:=INT(2048+2047*COS([.B1705]))"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[.A1706]*2*PI()/4096" office:value-type="float" office:value="2.61390326255713" calcext:value-type="float">
            <text:p>2.61390326255713</text:p>
          </table:table-cell>
          <table:table-cell table:formula="of:=INT(2048+2047*SIN([.B1706]))" office:value-type="float" office:value="3078" calcext:value-type="float">
            <text:p>3078</text:p>
          </table:table-cell>
          <table:table-cell table:formula="of:=INT(2048+2047*COS([.B1706]))"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[.A1707]*2*PI()/4096" office:value-type="float" office:value="2.61543724334502" calcext:value-type="float">
            <text:p>2.61543724334502</text:p>
          </table:table-cell>
          <table:table-cell table:formula="of:=INT(2048+2047*SIN([.B1707]))" office:value-type="float" office:value="3076" calcext:value-type="float">
            <text:p>3076</text:p>
          </table:table-cell>
          <table:table-cell table:formula="of:=INT(2048+2047*COS([.B1707]))"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[.A1708]*2*PI()/4096" office:value-type="float" office:value="2.6169712241329" calcext:value-type="float">
            <text:p>2.6169712241329</text:p>
          </table:table-cell>
          <table:table-cell table:formula="of:=INT(2048+2047*SIN([.B1708]))" office:value-type="float" office:value="3073" calcext:value-type="float">
            <text:p>3073</text:p>
          </table:table-cell>
          <table:table-cell table:formula="of:=INT(2048+2047*COS([.B1708]))"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[.A1709]*2*PI()/4096" office:value-type="float" office:value="2.61850520492079" calcext:value-type="float">
            <text:p>2.61850520492079</text:p>
          </table:table-cell>
          <table:table-cell table:formula="of:=INT(2048+2047*SIN([.B1709]))" office:value-type="float" office:value="3070" calcext:value-type="float">
            <text:p>3070</text:p>
          </table:table-cell>
          <table:table-cell table:formula="of:=INT(2048+2047*COS([.B1709]))"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[.A1710]*2*PI()/4096" office:value-type="float" office:value="2.62003918570868" calcext:value-type="float">
            <text:p>2.62003918570868</text:p>
          </table:table-cell>
          <table:table-cell table:formula="of:=INT(2048+2047*SIN([.B1710]))" office:value-type="float" office:value="3067" calcext:value-type="float">
            <text:p>3067</text:p>
          </table:table-cell>
          <table:table-cell table:formula="of:=INT(2048+2047*COS([.B1710]))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[.A1711]*2*PI()/4096" office:value-type="float" office:value="2.62157316649656" calcext:value-type="float">
            <text:p>2.62157316649656</text:p>
          </table:table-cell>
          <table:table-cell table:formula="of:=INT(2048+2047*SIN([.B1711]))" office:value-type="float" office:value="3065" calcext:value-type="float">
            <text:p>3065</text:p>
          </table:table-cell>
          <table:table-cell table:formula="of:=INT(2048+2047*COS([.B1711]))"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[.A1712]*2*PI()/4096" office:value-type="float" office:value="2.62310714728445" calcext:value-type="float">
            <text:p>2.62310714728445</text:p>
          </table:table-cell>
          <table:table-cell table:formula="of:=INT(2048+2047*SIN([.B1712]))" office:value-type="float" office:value="3062" calcext:value-type="float">
            <text:p>3062</text:p>
          </table:table-cell>
          <table:table-cell table:formula="of:=INT(2048+2047*COS([.B1712]))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[.A1713]*2*PI()/4096" office:value-type="float" office:value="2.62464112807233" calcext:value-type="float">
            <text:p>2.62464112807233</text:p>
          </table:table-cell>
          <table:table-cell table:formula="of:=INT(2048+2047*SIN([.B1713]))" office:value-type="float" office:value="3059" calcext:value-type="float">
            <text:p>3059</text:p>
          </table:table-cell>
          <table:table-cell table:formula="of:=INT(2048+2047*COS([.B1713]))"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[.A1714]*2*PI()/4096" office:value-type="float" office:value="2.62617510886022" calcext:value-type="float">
            <text:p>2.62617510886022</text:p>
          </table:table-cell>
          <table:table-cell table:formula="of:=INT(2048+2047*SIN([.B1714]))" office:value-type="float" office:value="3056" calcext:value-type="float">
            <text:p>3056</text:p>
          </table:table-cell>
          <table:table-cell table:formula="of:=INT(2048+2047*COS([.B1714]))"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[.A1715]*2*PI()/4096" office:value-type="float" office:value="2.6277090896481" calcext:value-type="float">
            <text:p>2.6277090896481</text:p>
          </table:table-cell>
          <table:table-cell table:formula="of:=INT(2048+2047*SIN([.B1715]))" office:value-type="float" office:value="3054" calcext:value-type="float">
            <text:p>3054</text:p>
          </table:table-cell>
          <table:table-cell table:formula="of:=INT(2048+2047*COS([.B1715]))"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[.A1716]*2*PI()/4096" office:value-type="float" office:value="2.62924307043599" calcext:value-type="float">
            <text:p>2.62924307043599</text:p>
          </table:table-cell>
          <table:table-cell table:formula="of:=INT(2048+2047*SIN([.B1716]))" office:value-type="float" office:value="3051" calcext:value-type="float">
            <text:p>3051</text:p>
          </table:table-cell>
          <table:table-cell table:formula="of:=INT(2048+2047*COS([.B1716]))"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[.A1717]*2*PI()/4096" office:value-type="float" office:value="2.63077705122387" calcext:value-type="float">
            <text:p>2.63077705122387</text:p>
          </table:table-cell>
          <table:table-cell table:formula="of:=INT(2048+2047*SIN([.B1717]))" office:value-type="float" office:value="3048" calcext:value-type="float">
            <text:p>3048</text:p>
          </table:table-cell>
          <table:table-cell table:formula="of:=INT(2048+2047*COS([.B1717]))"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[.A1718]*2*PI()/4096" office:value-type="float" office:value="2.63231103201176" calcext:value-type="float">
            <text:p>2.63231103201176</text:p>
          </table:table-cell>
          <table:table-cell table:formula="of:=INT(2048+2047*SIN([.B1718]))" office:value-type="float" office:value="3046" calcext:value-type="float">
            <text:p>3046</text:p>
          </table:table-cell>
          <table:table-cell table:formula="of:=INT(2048+2047*COS([.B1718]))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[.A1719]*2*PI()/4096" office:value-type="float" office:value="2.63384501279965" calcext:value-type="float">
            <text:p>2.63384501279965</text:p>
          </table:table-cell>
          <table:table-cell table:formula="of:=INT(2048+2047*SIN([.B1719]))" office:value-type="float" office:value="3043" calcext:value-type="float">
            <text:p>3043</text:p>
          </table:table-cell>
          <table:table-cell table:formula="of:=INT(2048+2047*COS([.B1719]))"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[.A1720]*2*PI()/4096" office:value-type="float" office:value="2.63537899358753" calcext:value-type="float">
            <text:p>2.63537899358753</text:p>
          </table:table-cell>
          <table:table-cell table:formula="of:=INT(2048+2047*SIN([.B1720]))" office:value-type="float" office:value="3040" calcext:value-type="float">
            <text:p>3040</text:p>
          </table:table-cell>
          <table:table-cell table:formula="of:=INT(2048+2047*COS([.B1720]))"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[.A1721]*2*PI()/4096" office:value-type="float" office:value="2.63691297437542" calcext:value-type="float">
            <text:p>2.63691297437542</text:p>
          </table:table-cell>
          <table:table-cell table:formula="of:=INT(2048+2047*SIN([.B1721]))" office:value-type="float" office:value="3037" calcext:value-type="float">
            <text:p>3037</text:p>
          </table:table-cell>
          <table:table-cell table:formula="of:=INT(2048+2047*COS([.B1721]))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[.A1722]*2*PI()/4096" office:value-type="float" office:value="2.6384469551633" calcext:value-type="float">
            <text:p>2.6384469551633</text:p>
          </table:table-cell>
          <table:table-cell table:formula="of:=INT(2048+2047*SIN([.B1722]))" office:value-type="float" office:value="3035" calcext:value-type="float">
            <text:p>3035</text:p>
          </table:table-cell>
          <table:table-cell table:formula="of:=INT(2048+2047*COS([.B1722]))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[.A1723]*2*PI()/4096" office:value-type="float" office:value="2.63998093595119" calcext:value-type="float">
            <text:p>2.63998093595119</text:p>
          </table:table-cell>
          <table:table-cell table:formula="of:=INT(2048+2047*SIN([.B1723]))" office:value-type="float" office:value="3032" calcext:value-type="float">
            <text:p>3032</text:p>
          </table:table-cell>
          <table:table-cell table:formula="of:=INT(2048+2047*COS([.B1723]))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[.A1724]*2*PI()/4096" office:value-type="float" office:value="2.64151491673907" calcext:value-type="float">
            <text:p>2.64151491673907</text:p>
          </table:table-cell>
          <table:table-cell table:formula="of:=INT(2048+2047*SIN([.B1724]))" office:value-type="float" office:value="3029" calcext:value-type="float">
            <text:p>3029</text:p>
          </table:table-cell>
          <table:table-cell table:formula="of:=INT(2048+2047*COS([.B1724]))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[.A1725]*2*PI()/4096" office:value-type="float" office:value="2.64304889752696" calcext:value-type="float">
            <text:p>2.64304889752696</text:p>
          </table:table-cell>
          <table:table-cell table:formula="of:=INT(2048+2047*SIN([.B1725]))" office:value-type="float" office:value="3026" calcext:value-type="float">
            <text:p>3026</text:p>
          </table:table-cell>
          <table:table-cell table:formula="of:=INT(2048+2047*COS([.B1725]))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[.A1726]*2*PI()/4096" office:value-type="float" office:value="2.64458287831485" calcext:value-type="float">
            <text:p>2.64458287831485</text:p>
          </table:table-cell>
          <table:table-cell table:formula="of:=INT(2048+2047*SIN([.B1726]))" office:value-type="float" office:value="3024" calcext:value-type="float">
            <text:p>3024</text:p>
          </table:table-cell>
          <table:table-cell table:formula="of:=INT(2048+2047*COS([.B1726]))"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[.A1727]*2*PI()/4096" office:value-type="float" office:value="2.64611685910273" calcext:value-type="float">
            <text:p>2.64611685910273</text:p>
          </table:table-cell>
          <table:table-cell table:formula="of:=INT(2048+2047*SIN([.B1727]))" office:value-type="float" office:value="3021" calcext:value-type="float">
            <text:p>3021</text:p>
          </table:table-cell>
          <table:table-cell table:formula="of:=INT(2048+2047*COS([.B1727]))"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[.A1728]*2*PI()/4096" office:value-type="float" office:value="2.64765083989062" calcext:value-type="float">
            <text:p>2.64765083989062</text:p>
          </table:table-cell>
          <table:table-cell table:formula="of:=INT(2048+2047*SIN([.B1728]))" office:value-type="float" office:value="3018" calcext:value-type="float">
            <text:p>3018</text:p>
          </table:table-cell>
          <table:table-cell table:formula="of:=INT(2048+2047*COS([.B1728]))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[.A1729]*2*PI()/4096" office:value-type="float" office:value="2.6491848206785" calcext:value-type="float">
            <text:p>2.6491848206785</text:p>
          </table:table-cell>
          <table:table-cell table:formula="of:=INT(2048+2047*SIN([.B1729]))" office:value-type="float" office:value="3015" calcext:value-type="float">
            <text:p>3015</text:p>
          </table:table-cell>
          <table:table-cell table:formula="of:=INT(2048+2047*COS([.B1729]))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[.A1730]*2*PI()/4096" office:value-type="float" office:value="2.65071880146639" calcext:value-type="float">
            <text:p>2.65071880146639</text:p>
          </table:table-cell>
          <table:table-cell table:formula="of:=INT(2048+2047*SIN([.B1730]))" office:value-type="float" office:value="3012" calcext:value-type="float">
            <text:p>3012</text:p>
          </table:table-cell>
          <table:table-cell table:formula="of:=INT(2048+2047*COS([.B1730]))"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[.A1731]*2*PI()/4096" office:value-type="float" office:value="2.65225278225427" calcext:value-type="float">
            <text:p>2.65225278225427</text:p>
          </table:table-cell>
          <table:table-cell table:formula="of:=INT(2048+2047*SIN([.B1731]))" office:value-type="float" office:value="3010" calcext:value-type="float">
            <text:p>3010</text:p>
          </table:table-cell>
          <table:table-cell table:formula="of:=INT(2048+2047*COS([.B1731]))"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[.A1732]*2*PI()/4096" office:value-type="float" office:value="2.65378676304216" calcext:value-type="float">
            <text:p>2.65378676304216</text:p>
          </table:table-cell>
          <table:table-cell table:formula="of:=INT(2048+2047*SIN([.B1732]))" office:value-type="float" office:value="3007" calcext:value-type="float">
            <text:p>3007</text:p>
          </table:table-cell>
          <table:table-cell table:formula="of:=INT(2048+2047*COS([.B1732]))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[.A1733]*2*PI()/4096" office:value-type="float" office:value="2.65532074383004" calcext:value-type="float">
            <text:p>2.65532074383004</text:p>
          </table:table-cell>
          <table:table-cell table:formula="of:=INT(2048+2047*SIN([.B1733]))" office:value-type="float" office:value="3004" calcext:value-type="float">
            <text:p>3004</text:p>
          </table:table-cell>
          <table:table-cell table:formula="of:=INT(2048+2047*COS([.B1733]))"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[.A1734]*2*PI()/4096" office:value-type="float" office:value="2.65685472461793" calcext:value-type="float">
            <text:p>2.65685472461793</text:p>
          </table:table-cell>
          <table:table-cell table:formula="of:=INT(2048+2047*SIN([.B1734]))" office:value-type="float" office:value="3001" calcext:value-type="float">
            <text:p>3001</text:p>
          </table:table-cell>
          <table:table-cell table:formula="of:=INT(2048+2047*COS([.B1734]))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[.A1735]*2*PI()/4096" office:value-type="float" office:value="2.65838870540582" calcext:value-type="float">
            <text:p>2.65838870540582</text:p>
          </table:table-cell>
          <table:table-cell table:formula="of:=INT(2048+2047*SIN([.B1735]))" office:value-type="float" office:value="2999" calcext:value-type="float">
            <text:p>2999</text:p>
          </table:table-cell>
          <table:table-cell table:formula="of:=INT(2048+2047*COS([.B1735]))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[.A1736]*2*PI()/4096" office:value-type="float" office:value="2.6599226861937" calcext:value-type="float">
            <text:p>2.6599226861937</text:p>
          </table:table-cell>
          <table:table-cell table:formula="of:=INT(2048+2047*SIN([.B1736]))" office:value-type="float" office:value="2996" calcext:value-type="float">
            <text:p>2996</text:p>
          </table:table-cell>
          <table:table-cell table:formula="of:=INT(2048+2047*COS([.B1736]))"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[.A1737]*2*PI()/4096" office:value-type="float" office:value="2.66145666698159" calcext:value-type="float">
            <text:p>2.66145666698159</text:p>
          </table:table-cell>
          <table:table-cell table:formula="of:=INT(2048+2047*SIN([.B1737]))" office:value-type="float" office:value="2993" calcext:value-type="float">
            <text:p>2993</text:p>
          </table:table-cell>
          <table:table-cell table:formula="of:=INT(2048+2047*COS([.B1737]))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[.A1738]*2*PI()/4096" office:value-type="float" office:value="2.66299064776947" calcext:value-type="float">
            <text:p>2.66299064776947</text:p>
          </table:table-cell>
          <table:table-cell table:formula="of:=INT(2048+2047*SIN([.B1738]))" office:value-type="float" office:value="2990" calcext:value-type="float">
            <text:p>2990</text:p>
          </table:table-cell>
          <table:table-cell table:formula="of:=INT(2048+2047*COS([.B1738]))"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[.A1739]*2*PI()/4096" office:value-type="float" office:value="2.66452462855736" calcext:value-type="float">
            <text:p>2.66452462855736</text:p>
          </table:table-cell>
          <table:table-cell table:formula="of:=INT(2048+2047*SIN([.B1739]))" office:value-type="float" office:value="2987" calcext:value-type="float">
            <text:p>2987</text:p>
          </table:table-cell>
          <table:table-cell table:formula="of:=INT(2048+2047*COS([.B1739]))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[.A1740]*2*PI()/4096" office:value-type="float" office:value="2.66605860934524" calcext:value-type="float">
            <text:p>2.66605860934524</text:p>
          </table:table-cell>
          <table:table-cell table:formula="of:=INT(2048+2047*SIN([.B1740]))" office:value-type="float" office:value="2985" calcext:value-type="float">
            <text:p>2985</text:p>
          </table:table-cell>
          <table:table-cell table:formula="of:=INT(2048+2047*COS([.B1740]))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[.A1741]*2*PI()/4096" office:value-type="float" office:value="2.66759259013313" calcext:value-type="float">
            <text:p>2.66759259013313</text:p>
          </table:table-cell>
          <table:table-cell table:formula="of:=INT(2048+2047*SIN([.B1741]))" office:value-type="float" office:value="2982" calcext:value-type="float">
            <text:p>2982</text:p>
          </table:table-cell>
          <table:table-cell table:formula="of:=INT(2048+2047*COS([.B1741]))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[.A1742]*2*PI()/4096" office:value-type="float" office:value="2.66912657092102" calcext:value-type="float">
            <text:p>2.66912657092102</text:p>
          </table:table-cell>
          <table:table-cell table:formula="of:=INT(2048+2047*SIN([.B1742]))" office:value-type="float" office:value="2979" calcext:value-type="float">
            <text:p>2979</text:p>
          </table:table-cell>
          <table:table-cell table:formula="of:=INT(2048+2047*COS([.B1742]))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[.A1743]*2*PI()/4096" office:value-type="float" office:value="2.6706605517089" calcext:value-type="float">
            <text:p>2.6706605517089</text:p>
          </table:table-cell>
          <table:table-cell table:formula="of:=INT(2048+2047*SIN([.B1743]))" office:value-type="float" office:value="2976" calcext:value-type="float">
            <text:p>2976</text:p>
          </table:table-cell>
          <table:table-cell table:formula="of:=INT(2048+2047*COS([.B1743]))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[.A1744]*2*PI()/4096" office:value-type="float" office:value="2.67219453249679" calcext:value-type="float">
            <text:p>2.67219453249679</text:p>
          </table:table-cell>
          <table:table-cell table:formula="of:=INT(2048+2047*SIN([.B1744]))" office:value-type="float" office:value="2973" calcext:value-type="float">
            <text:p>2973</text:p>
          </table:table-cell>
          <table:table-cell table:formula="of:=INT(2048+2047*COS([.B1744]))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[.A1745]*2*PI()/4096" office:value-type="float" office:value="2.67372851328467" calcext:value-type="float">
            <text:p>2.67372851328467</text:p>
          </table:table-cell>
          <table:table-cell table:formula="of:=INT(2048+2047*SIN([.B1745]))" office:value-type="float" office:value="2971" calcext:value-type="float">
            <text:p>2971</text:p>
          </table:table-cell>
          <table:table-cell table:formula="of:=INT(2048+2047*COS([.B1745]))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[.A1746]*2*PI()/4096" office:value-type="float" office:value="2.67526249407256" calcext:value-type="float">
            <text:p>2.67526249407256</text:p>
          </table:table-cell>
          <table:table-cell table:formula="of:=INT(2048+2047*SIN([.B1746]))" office:value-type="float" office:value="2968" calcext:value-type="float">
            <text:p>2968</text:p>
          </table:table-cell>
          <table:table-cell table:formula="of:=INT(2048+2047*COS([.B1746]))"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[.A1747]*2*PI()/4096" office:value-type="float" office:value="2.67679647486044" calcext:value-type="float">
            <text:p>2.67679647486044</text:p>
          </table:table-cell>
          <table:table-cell table:formula="of:=INT(2048+2047*SIN([.B1747]))" office:value-type="float" office:value="2965" calcext:value-type="float">
            <text:p>2965</text:p>
          </table:table-cell>
          <table:table-cell table:formula="of:=INT(2048+2047*COS([.B1747]))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[.A1748]*2*PI()/4096" office:value-type="float" office:value="2.67833045564833" calcext:value-type="float">
            <text:p>2.67833045564833</text:p>
          </table:table-cell>
          <table:table-cell table:formula="of:=INT(2048+2047*SIN([.B1748]))" office:value-type="float" office:value="2962" calcext:value-type="float">
            <text:p>2962</text:p>
          </table:table-cell>
          <table:table-cell table:formula="of:=INT(2048+2047*COS([.B1748]))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[.A1749]*2*PI()/4096" office:value-type="float" office:value="2.67986443643621" calcext:value-type="float">
            <text:p>2.67986443643621</text:p>
          </table:table-cell>
          <table:table-cell table:formula="of:=INT(2048+2047*SIN([.B1749]))" office:value-type="float" office:value="2959" calcext:value-type="float">
            <text:p>2959</text:p>
          </table:table-cell>
          <table:table-cell table:formula="of:=INT(2048+2047*COS([.B1749]))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[.A1750]*2*PI()/4096" office:value-type="float" office:value="2.6813984172241" calcext:value-type="float">
            <text:p>2.6813984172241</text:p>
          </table:table-cell>
          <table:table-cell table:formula="of:=INT(2048+2047*SIN([.B1750]))" office:value-type="float" office:value="2957" calcext:value-type="float">
            <text:p>2957</text:p>
          </table:table-cell>
          <table:table-cell table:formula="of:=INT(2048+2047*COS([.B1750]))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[.A1751]*2*PI()/4096" office:value-type="float" office:value="2.68293239801199" calcext:value-type="float">
            <text:p>2.68293239801199</text:p>
          </table:table-cell>
          <table:table-cell table:formula="of:=INT(2048+2047*SIN([.B1751]))" office:value-type="float" office:value="2954" calcext:value-type="float">
            <text:p>2954</text:p>
          </table:table-cell>
          <table:table-cell table:formula="of:=INT(2048+2047*COS([.B1751]))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[.A1752]*2*PI()/4096" office:value-type="float" office:value="2.68446637879987" calcext:value-type="float">
            <text:p>2.68446637879987</text:p>
          </table:table-cell>
          <table:table-cell table:formula="of:=INT(2048+2047*SIN([.B1752]))" office:value-type="float" office:value="2951" calcext:value-type="float">
            <text:p>2951</text:p>
          </table:table-cell>
          <table:table-cell table:formula="of:=INT(2048+2047*COS([.B1752]))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[.A1753]*2*PI()/4096" office:value-type="float" office:value="2.68600035958776" calcext:value-type="float">
            <text:p>2.68600035958776</text:p>
          </table:table-cell>
          <table:table-cell table:formula="of:=INT(2048+2047*SIN([.B1753]))" office:value-type="float" office:value="2948" calcext:value-type="float">
            <text:p>2948</text:p>
          </table:table-cell>
          <table:table-cell table:formula="of:=INT(2048+2047*COS([.B1753]))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[.A1754]*2*PI()/4096" office:value-type="float" office:value="2.68753434037564" calcext:value-type="float">
            <text:p>2.68753434037564</text:p>
          </table:table-cell>
          <table:table-cell table:formula="of:=INT(2048+2047*SIN([.B1754]))" office:value-type="float" office:value="2945" calcext:value-type="float">
            <text:p>2945</text:p>
          </table:table-cell>
          <table:table-cell table:formula="of:=INT(2048+2047*COS([.B1754]))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[.A1755]*2*PI()/4096" office:value-type="float" office:value="2.68906832116353" calcext:value-type="float">
            <text:p>2.68906832116353</text:p>
          </table:table-cell>
          <table:table-cell table:formula="of:=INT(2048+2047*SIN([.B1755]))" office:value-type="float" office:value="2943" calcext:value-type="float">
            <text:p>2943</text:p>
          </table:table-cell>
          <table:table-cell table:formula="of:=INT(2048+2047*COS([.B1755]))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[.A1756]*2*PI()/4096" office:value-type="float" office:value="2.69060230195141" calcext:value-type="float">
            <text:p>2.69060230195141</text:p>
          </table:table-cell>
          <table:table-cell table:formula="of:=INT(2048+2047*SIN([.B1756]))" office:value-type="float" office:value="2940" calcext:value-type="float">
            <text:p>2940</text:p>
          </table:table-cell>
          <table:table-cell table:formula="of:=INT(2048+2047*COS([.B1756]))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[.A1757]*2*PI()/4096" office:value-type="float" office:value="2.6921362827393" calcext:value-type="float">
            <text:p>2.6921362827393</text:p>
          </table:table-cell>
          <table:table-cell table:formula="of:=INT(2048+2047*SIN([.B1757]))" office:value-type="float" office:value="2937" calcext:value-type="float">
            <text:p>2937</text:p>
          </table:table-cell>
          <table:table-cell table:formula="of:=INT(2048+2047*COS([.B1757]))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[.A1758]*2*PI()/4096" office:value-type="float" office:value="2.69367026352719" calcext:value-type="float">
            <text:p>2.69367026352719</text:p>
          </table:table-cell>
          <table:table-cell table:formula="of:=INT(2048+2047*SIN([.B1758]))" office:value-type="float" office:value="2934" calcext:value-type="float">
            <text:p>2934</text:p>
          </table:table-cell>
          <table:table-cell table:formula="of:=INT(2048+2047*COS([.B1758]))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[.A1759]*2*PI()/4096" office:value-type="float" office:value="2.69520424431507" calcext:value-type="float">
            <text:p>2.69520424431507</text:p>
          </table:table-cell>
          <table:table-cell table:formula="of:=INT(2048+2047*SIN([.B1759]))" office:value-type="float" office:value="2931" calcext:value-type="float">
            <text:p>2931</text:p>
          </table:table-cell>
          <table:table-cell table:formula="of:=INT(2048+2047*COS([.B1759]))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[.A1760]*2*PI()/4096" office:value-type="float" office:value="2.69673822510296" calcext:value-type="float">
            <text:p>2.69673822510296</text:p>
          </table:table-cell>
          <table:table-cell table:formula="of:=INT(2048+2047*SIN([.B1760]))" office:value-type="float" office:value="2928" calcext:value-type="float">
            <text:p>2928</text:p>
          </table:table-cell>
          <table:table-cell table:formula="of:=INT(2048+2047*COS([.B1760])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[.A1761]*2*PI()/4096" office:value-type="float" office:value="2.69827220589084" calcext:value-type="float">
            <text:p>2.69827220589084</text:p>
          </table:table-cell>
          <table:table-cell table:formula="of:=INT(2048+2047*SIN([.B1761]))" office:value-type="float" office:value="2926" calcext:value-type="float">
            <text:p>2926</text:p>
          </table:table-cell>
          <table:table-cell table:formula="of:=INT(2048+2047*COS([.B1761]))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[.A1762]*2*PI()/4096" office:value-type="float" office:value="2.69980618667873" calcext:value-type="float">
            <text:p>2.69980618667873</text:p>
          </table:table-cell>
          <table:table-cell table:formula="of:=INT(2048+2047*SIN([.B1762]))" office:value-type="float" office:value="2923" calcext:value-type="float">
            <text:p>2923</text:p>
          </table:table-cell>
          <table:table-cell table:formula="of:=INT(2048+2047*COS([.B1762]))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[.A1763]*2*PI()/4096" office:value-type="float" office:value="2.70134016746661" calcext:value-type="float">
            <text:p>2.70134016746661</text:p>
          </table:table-cell>
          <table:table-cell table:formula="of:=INT(2048+2047*SIN([.B1763]))" office:value-type="float" office:value="2920" calcext:value-type="float">
            <text:p>2920</text:p>
          </table:table-cell>
          <table:table-cell table:formula="of:=INT(2048+2047*COS([.B1763]))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[.A1764]*2*PI()/4096" office:value-type="float" office:value="2.7028741482545" calcext:value-type="float">
            <text:p>2.7028741482545</text:p>
          </table:table-cell>
          <table:table-cell table:formula="of:=INT(2048+2047*SIN([.B1764]))" office:value-type="float" office:value="2917" calcext:value-type="float">
            <text:p>2917</text:p>
          </table:table-cell>
          <table:table-cell table:formula="of:=INT(2048+2047*COS([.B1764]))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[.A1765]*2*PI()/4096" office:value-type="float" office:value="2.70440812904239" calcext:value-type="float">
            <text:p>2.70440812904239</text:p>
          </table:table-cell>
          <table:table-cell table:formula="of:=INT(2048+2047*SIN([.B1765]))" office:value-type="float" office:value="2914" calcext:value-type="float">
            <text:p>2914</text:p>
          </table:table-cell>
          <table:table-cell table:formula="of:=INT(2048+2047*COS([.B1765]))"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[.A1766]*2*PI()/4096" office:value-type="float" office:value="2.70594210983027" calcext:value-type="float">
            <text:p>2.70594210983027</text:p>
          </table:table-cell>
          <table:table-cell table:formula="of:=INT(2048+2047*SIN([.B1766]))" office:value-type="float" office:value="2911" calcext:value-type="float">
            <text:p>2911</text:p>
          </table:table-cell>
          <table:table-cell table:formula="of:=INT(2048+2047*COS([.B1766]))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[.A1767]*2*PI()/4096" office:value-type="float" office:value="2.70747609061816" calcext:value-type="float">
            <text:p>2.70747609061816</text:p>
          </table:table-cell>
          <table:table-cell table:formula="of:=INT(2048+2047*SIN([.B1767]))" office:value-type="float" office:value="2908" calcext:value-type="float">
            <text:p>2908</text:p>
          </table:table-cell>
          <table:table-cell table:formula="of:=INT(2048+2047*COS([.B1767]))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[.A1768]*2*PI()/4096" office:value-type="float" office:value="2.70901007140604" calcext:value-type="float">
            <text:p>2.70901007140604</text:p>
          </table:table-cell>
          <table:table-cell table:formula="of:=INT(2048+2047*SIN([.B1768]))" office:value-type="float" office:value="2906" calcext:value-type="float">
            <text:p>2906</text:p>
          </table:table-cell>
          <table:table-cell table:formula="of:=INT(2048+2047*COS([.B1768]))"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[.A1769]*2*PI()/4096" office:value-type="float" office:value="2.71054405219393" calcext:value-type="float">
            <text:p>2.71054405219393</text:p>
          </table:table-cell>
          <table:table-cell table:formula="of:=INT(2048+2047*SIN([.B1769]))" office:value-type="float" office:value="2903" calcext:value-type="float">
            <text:p>2903</text:p>
          </table:table-cell>
          <table:table-cell table:formula="of:=INT(2048+2047*COS([.B1769]))"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[.A1770]*2*PI()/4096" office:value-type="float" office:value="2.71207803298181" calcext:value-type="float">
            <text:p>2.71207803298181</text:p>
          </table:table-cell>
          <table:table-cell table:formula="of:=INT(2048+2047*SIN([.B1770]))" office:value-type="float" office:value="2900" calcext:value-type="float">
            <text:p>2900</text:p>
          </table:table-cell>
          <table:table-cell table:formula="of:=INT(2048+2047*COS([.B1770]))"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[.A1771]*2*PI()/4096" office:value-type="float" office:value="2.7136120137697" calcext:value-type="float">
            <text:p>2.7136120137697</text:p>
          </table:table-cell>
          <table:table-cell table:formula="of:=INT(2048+2047*SIN([.B1771]))" office:value-type="float" office:value="2897" calcext:value-type="float">
            <text:p>2897</text:p>
          </table:table-cell>
          <table:table-cell table:formula="of:=INT(2048+2047*COS([.B1771]))"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[.A1772]*2*PI()/4096" office:value-type="float" office:value="2.71514599455758" calcext:value-type="float">
            <text:p>2.71514599455758</text:p>
          </table:table-cell>
          <table:table-cell table:formula="of:=INT(2048+2047*SIN([.B1772]))" office:value-type="float" office:value="2894" calcext:value-type="float">
            <text:p>2894</text:p>
          </table:table-cell>
          <table:table-cell table:formula="of:=INT(2048+2047*COS([.B1772]))"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[.A1773]*2*PI()/4096" office:value-type="float" office:value="2.71667997534547" calcext:value-type="float">
            <text:p>2.71667997534547</text:p>
          </table:table-cell>
          <table:table-cell table:formula="of:=INT(2048+2047*SIN([.B1773]))" office:value-type="float" office:value="2891" calcext:value-type="float">
            <text:p>2891</text:p>
          </table:table-cell>
          <table:table-cell table:formula="of:=INT(2048+2047*COS([.B1773]))"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[.A1774]*2*PI()/4096" office:value-type="float" office:value="2.71821395613336" calcext:value-type="float">
            <text:p>2.71821395613336</text:p>
          </table:table-cell>
          <table:table-cell table:formula="of:=INT(2048+2047*SIN([.B1774]))" office:value-type="float" office:value="2888" calcext:value-type="float">
            <text:p>2888</text:p>
          </table:table-cell>
          <table:table-cell table:formula="of:=INT(2048+2047*COS([.B1774]))"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[.A1775]*2*PI()/4096" office:value-type="float" office:value="2.71974793692124" calcext:value-type="float">
            <text:p>2.71974793692124</text:p>
          </table:table-cell>
          <table:table-cell table:formula="of:=INT(2048+2047*SIN([.B1775]))" office:value-type="float" office:value="2886" calcext:value-type="float">
            <text:p>2886</text:p>
          </table:table-cell>
          <table:table-cell table:formula="of:=INT(2048+2047*COS([.B1775]))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[.A1776]*2*PI()/4096" office:value-type="float" office:value="2.72128191770913" calcext:value-type="float">
            <text:p>2.72128191770913</text:p>
          </table:table-cell>
          <table:table-cell table:formula="of:=INT(2048+2047*SIN([.B1776]))" office:value-type="float" office:value="2883" calcext:value-type="float">
            <text:p>2883</text:p>
          </table:table-cell>
          <table:table-cell table:formula="of:=INT(2048+2047*COS([.B1776]))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[.A1777]*2*PI()/4096" office:value-type="float" office:value="2.72281589849701" calcext:value-type="float">
            <text:p>2.72281589849701</text:p>
          </table:table-cell>
          <table:table-cell table:formula="of:=INT(2048+2047*SIN([.B1777]))" office:value-type="float" office:value="2880" calcext:value-type="float">
            <text:p>2880</text:p>
          </table:table-cell>
          <table:table-cell table:formula="of:=INT(2048+2047*COS([.B1777]))"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[.A1778]*2*PI()/4096" office:value-type="float" office:value="2.7243498792849" calcext:value-type="float">
            <text:p>2.7243498792849</text:p>
          </table:table-cell>
          <table:table-cell table:formula="of:=INT(2048+2047*SIN([.B1778]))" office:value-type="float" office:value="2877" calcext:value-type="float">
            <text:p>2877</text:p>
          </table:table-cell>
          <table:table-cell table:formula="of:=INT(2048+2047*COS([.B1778]))"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[.A1779]*2*PI()/4096" office:value-type="float" office:value="2.72588386007278" calcext:value-type="float">
            <text:p>2.72588386007278</text:p>
          </table:table-cell>
          <table:table-cell table:formula="of:=INT(2048+2047*SIN([.B1779]))" office:value-type="float" office:value="2874" calcext:value-type="float">
            <text:p>2874</text:p>
          </table:table-cell>
          <table:table-cell table:formula="of:=INT(2048+2047*COS([.B1779]))"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[.A1780]*2*PI()/4096" office:value-type="float" office:value="2.72741784086067" calcext:value-type="float">
            <text:p>2.72741784086067</text:p>
          </table:table-cell>
          <table:table-cell table:formula="of:=INT(2048+2047*SIN([.B1780]))" office:value-type="float" office:value="2871" calcext:value-type="float">
            <text:p>2871</text:p>
          </table:table-cell>
          <table:table-cell table:formula="of:=INT(2048+2047*COS([.B1780]))"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[.A1781]*2*PI()/4096" office:value-type="float" office:value="2.72895182164856" calcext:value-type="float">
            <text:p>2.72895182164856</text:p>
          </table:table-cell>
          <table:table-cell table:formula="of:=INT(2048+2047*SIN([.B1781]))" office:value-type="float" office:value="2868" calcext:value-type="float">
            <text:p>2868</text:p>
          </table:table-cell>
          <table:table-cell table:formula="of:=INT(2048+2047*COS([.B1781]))"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[.A1782]*2*PI()/4096" office:value-type="float" office:value="2.73048580243644" calcext:value-type="float">
            <text:p>2.73048580243644</text:p>
          </table:table-cell>
          <table:table-cell table:formula="of:=INT(2048+2047*SIN([.B1782]))" office:value-type="float" office:value="2866" calcext:value-type="float">
            <text:p>2866</text:p>
          </table:table-cell>
          <table:table-cell table:formula="of:=INT(2048+2047*COS([.B1782]))"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[.A1783]*2*PI()/4096" office:value-type="float" office:value="2.73201978322433" calcext:value-type="float">
            <text:p>2.73201978322433</text:p>
          </table:table-cell>
          <table:table-cell table:formula="of:=INT(2048+2047*SIN([.B1783]))" office:value-type="float" office:value="2863" calcext:value-type="float">
            <text:p>2863</text:p>
          </table:table-cell>
          <table:table-cell table:formula="of:=INT(2048+2047*COS([.B1783]))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[.A1784]*2*PI()/4096" office:value-type="float" office:value="2.73355376401221" calcext:value-type="float">
            <text:p>2.73355376401221</text:p>
          </table:table-cell>
          <table:table-cell table:formula="of:=INT(2048+2047*SIN([.B1784]))" office:value-type="float" office:value="2860" calcext:value-type="float">
            <text:p>2860</text:p>
          </table:table-cell>
          <table:table-cell table:formula="of:=INT(2048+2047*COS([.B1784]))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[.A1785]*2*PI()/4096" office:value-type="float" office:value="2.7350877448001" calcext:value-type="float">
            <text:p>2.7350877448001</text:p>
          </table:table-cell>
          <table:table-cell table:formula="of:=INT(2048+2047*SIN([.B1785]))" office:value-type="float" office:value="2857" calcext:value-type="float">
            <text:p>2857</text:p>
          </table:table-cell>
          <table:table-cell table:formula="of:=INT(2048+2047*COS([.B1785]))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[.A1786]*2*PI()/4096" office:value-type="float" office:value="2.73662172558798" calcext:value-type="float">
            <text:p>2.73662172558798</text:p>
          </table:table-cell>
          <table:table-cell table:formula="of:=INT(2048+2047*SIN([.B1786]))" office:value-type="float" office:value="2854" calcext:value-type="float">
            <text:p>2854</text:p>
          </table:table-cell>
          <table:table-cell table:formula="of:=INT(2048+2047*COS([.B1786]))"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[.A1787]*2*PI()/4096" office:value-type="float" office:value="2.73815570637587" calcext:value-type="float">
            <text:p>2.73815570637587</text:p>
          </table:table-cell>
          <table:table-cell table:formula="of:=INT(2048+2047*SIN([.B1787]))" office:value-type="float" office:value="2851" calcext:value-type="float">
            <text:p>2851</text:p>
          </table:table-cell>
          <table:table-cell table:formula="of:=INT(2048+2047*COS([.B1787]))"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[.A1788]*2*PI()/4096" office:value-type="float" office:value="2.73968968716375" calcext:value-type="float">
            <text:p>2.73968968716375</text:p>
          </table:table-cell>
          <table:table-cell table:formula="of:=INT(2048+2047*SIN([.B1788]))" office:value-type="float" office:value="2848" calcext:value-type="float">
            <text:p>2848</text:p>
          </table:table-cell>
          <table:table-cell table:formula="of:=INT(2048+2047*COS([.B1788]))"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[.A1789]*2*PI()/4096" office:value-type="float" office:value="2.74122366795164" calcext:value-type="float">
            <text:p>2.74122366795164</text:p>
          </table:table-cell>
          <table:table-cell table:formula="of:=INT(2048+2047*SIN([.B1789]))" office:value-type="float" office:value="2845" calcext:value-type="float">
            <text:p>2845</text:p>
          </table:table-cell>
          <table:table-cell table:formula="of:=INT(2048+2047*COS([.B1789]))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[.A1790]*2*PI()/4096" office:value-type="float" office:value="2.74275764873953" calcext:value-type="float">
            <text:p>2.74275764873953</text:p>
          </table:table-cell>
          <table:table-cell table:formula="of:=INT(2048+2047*SIN([.B1790]))" office:value-type="float" office:value="2842" calcext:value-type="float">
            <text:p>2842</text:p>
          </table:table-cell>
          <table:table-cell table:formula="of:=INT(2048+2047*COS([.B1790]))"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[.A1791]*2*PI()/4096" office:value-type="float" office:value="2.74429162952741" calcext:value-type="float">
            <text:p>2.74429162952741</text:p>
          </table:table-cell>
          <table:table-cell table:formula="of:=INT(2048+2047*SIN([.B1791]))" office:value-type="float" office:value="2840" calcext:value-type="float">
            <text:p>2840</text:p>
          </table:table-cell>
          <table:table-cell table:formula="of:=INT(2048+2047*COS([.B1791]))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[.A1792]*2*PI()/4096" office:value-type="float" office:value="2.7458256103153" calcext:value-type="float">
            <text:p>2.7458256103153</text:p>
          </table:table-cell>
          <table:table-cell table:formula="of:=INT(2048+2047*SIN([.B1792]))" office:value-type="float" office:value="2837" calcext:value-type="float">
            <text:p>2837</text:p>
          </table:table-cell>
          <table:table-cell table:formula="of:=INT(2048+2047*COS([.B1792]))"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[.A1793]*2*PI()/4096" office:value-type="float" office:value="2.74735959110318" calcext:value-type="float">
            <text:p>2.74735959110318</text:p>
          </table:table-cell>
          <table:table-cell table:formula="of:=INT(2048+2047*SIN([.B1793]))" office:value-type="float" office:value="2834" calcext:value-type="float">
            <text:p>2834</text:p>
          </table:table-cell>
          <table:table-cell table:formula="of:=INT(2048+2047*COS([.B1793]))"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[.A1794]*2*PI()/4096" office:value-type="float" office:value="2.74889357189107" calcext:value-type="float">
            <text:p>2.74889357189107</text:p>
          </table:table-cell>
          <table:table-cell table:formula="of:=INT(2048+2047*SIN([.B1794]))" office:value-type="float" office:value="2831" calcext:value-type="float">
            <text:p>2831</text:p>
          </table:table-cell>
          <table:table-cell table:formula="of:=INT(2048+2047*COS([.B1794]))"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[.A1795]*2*PI()/4096" office:value-type="float" office:value="2.75042755267895" calcext:value-type="float">
            <text:p>2.75042755267895</text:p>
          </table:table-cell>
          <table:table-cell table:formula="of:=INT(2048+2047*SIN([.B1795]))" office:value-type="float" office:value="2828" calcext:value-type="float">
            <text:p>2828</text:p>
          </table:table-cell>
          <table:table-cell table:formula="of:=INT(2048+2047*COS([.B1795]))"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[.A1796]*2*PI()/4096" office:value-type="float" office:value="2.75196153346684" calcext:value-type="float">
            <text:p>2.75196153346684</text:p>
          </table:table-cell>
          <table:table-cell table:formula="of:=INT(2048+2047*SIN([.B1796]))" office:value-type="float" office:value="2825" calcext:value-type="float">
            <text:p>2825</text:p>
          </table:table-cell>
          <table:table-cell table:formula="of:=INT(2048+2047*COS([.B1796]))"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[.A1797]*2*PI()/4096" office:value-type="float" office:value="2.75349551425473" calcext:value-type="float">
            <text:p>2.75349551425473</text:p>
          </table:table-cell>
          <table:table-cell table:formula="of:=INT(2048+2047*SIN([.B1797]))" office:value-type="float" office:value="2822" calcext:value-type="float">
            <text:p>2822</text:p>
          </table:table-cell>
          <table:table-cell table:formula="of:=INT(2048+2047*COS([.B1797]))"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[.A1798]*2*PI()/4096" office:value-type="float" office:value="2.75502949504261" calcext:value-type="float">
            <text:p>2.75502949504261</text:p>
          </table:table-cell>
          <table:table-cell table:formula="of:=INT(2048+2047*SIN([.B1798]))" office:value-type="float" office:value="2819" calcext:value-type="float">
            <text:p>2819</text:p>
          </table:table-cell>
          <table:table-cell table:formula="of:=INT(2048+2047*COS([.B1798]))"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[.A1799]*2*PI()/4096" office:value-type="float" office:value="2.7565634758305" calcext:value-type="float">
            <text:p>2.7565634758305</text:p>
          </table:table-cell>
          <table:table-cell table:formula="of:=INT(2048+2047*SIN([.B1799]))" office:value-type="float" office:value="2816" calcext:value-type="float">
            <text:p>2816</text:p>
          </table:table-cell>
          <table:table-cell table:formula="of:=INT(2048+2047*COS([.B1799]))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[.A1800]*2*PI()/4096" office:value-type="float" office:value="2.75809745661838" calcext:value-type="float">
            <text:p>2.75809745661838</text:p>
          </table:table-cell>
          <table:table-cell table:formula="of:=INT(2048+2047*SIN([.B1800]))" office:value-type="float" office:value="2813" calcext:value-type="float">
            <text:p>2813</text:p>
          </table:table-cell>
          <table:table-cell table:formula="of:=INT(2048+2047*COS([.B1800]))"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[.A1801]*2*PI()/4096" office:value-type="float" office:value="2.75963143740627" calcext:value-type="float">
            <text:p>2.75963143740627</text:p>
          </table:table-cell>
          <table:table-cell table:formula="of:=INT(2048+2047*SIN([.B1801]))" office:value-type="float" office:value="2811" calcext:value-type="float">
            <text:p>2811</text:p>
          </table:table-cell>
          <table:table-cell table:formula="of:=INT(2048+2047*COS([.B1801]))"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1802]*2*PI()/4096" office:value-type="float" office:value="2.76116541819415" calcext:value-type="float">
            <text:p>2.76116541819415</text:p>
          </table:table-cell>
          <table:table-cell table:formula="of:=INT(2048+2047*SIN([.B1802]))" office:value-type="float" office:value="2808" calcext:value-type="float">
            <text:p>2808</text:p>
          </table:table-cell>
          <table:table-cell table:formula="of:=INT(2048+2047*COS([.B1802]))"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[.A1803]*2*PI()/4096" office:value-type="float" office:value="2.76269939898204" calcext:value-type="float">
            <text:p>2.76269939898204</text:p>
          </table:table-cell>
          <table:table-cell table:formula="of:=INT(2048+2047*SIN([.B1803]))" office:value-type="float" office:value="2805" calcext:value-type="float">
            <text:p>2805</text:p>
          </table:table-cell>
          <table:table-cell table:formula="of:=INT(2048+2047*COS([.B1803]))"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[.A1804]*2*PI()/4096" office:value-type="float" office:value="2.76423337976993" calcext:value-type="float">
            <text:p>2.76423337976993</text:p>
          </table:table-cell>
          <table:table-cell table:formula="of:=INT(2048+2047*SIN([.B1804]))" office:value-type="float" office:value="2802" calcext:value-type="float">
            <text:p>2802</text:p>
          </table:table-cell>
          <table:table-cell table:formula="of:=INT(2048+2047*COS([.B1804]))"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[.A1805]*2*PI()/4096" office:value-type="float" office:value="2.76576736055781" calcext:value-type="float">
            <text:p>2.76576736055781</text:p>
          </table:table-cell>
          <table:table-cell table:formula="of:=INT(2048+2047*SIN([.B1805]))" office:value-type="float" office:value="2799" calcext:value-type="float">
            <text:p>2799</text:p>
          </table:table-cell>
          <table:table-cell table:formula="of:=INT(2048+2047*COS([.B1805]))"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[.A1806]*2*PI()/4096" office:value-type="float" office:value="2.7673013413457" calcext:value-type="float">
            <text:p>2.7673013413457</text:p>
          </table:table-cell>
          <table:table-cell table:formula="of:=INT(2048+2047*SIN([.B1806]))" office:value-type="float" office:value="2796" calcext:value-type="float">
            <text:p>2796</text:p>
          </table:table-cell>
          <table:table-cell table:formula="of:=INT(2048+2047*COS([.B1806]))"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[.A1807]*2*PI()/4096" office:value-type="float" office:value="2.76883532213358" calcext:value-type="float">
            <text:p>2.76883532213358</text:p>
          </table:table-cell>
          <table:table-cell table:formula="of:=INT(2048+2047*SIN([.B1807]))" office:value-type="float" office:value="2793" calcext:value-type="float">
            <text:p>2793</text:p>
          </table:table-cell>
          <table:table-cell table:formula="of:=INT(2048+2047*COS([.B1807]))"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[.A1808]*2*PI()/4096" office:value-type="float" office:value="2.77036930292147" calcext:value-type="float">
            <text:p>2.77036930292147</text:p>
          </table:table-cell>
          <table:table-cell table:formula="of:=INT(2048+2047*SIN([.B1808]))" office:value-type="float" office:value="2790" calcext:value-type="float">
            <text:p>2790</text:p>
          </table:table-cell>
          <table:table-cell table:formula="of:=INT(2048+2047*COS([.B1808]))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[.A1809]*2*PI()/4096" office:value-type="float" office:value="2.77190328370935" calcext:value-type="float">
            <text:p>2.77190328370935</text:p>
          </table:table-cell>
          <table:table-cell table:formula="of:=INT(2048+2047*SIN([.B1809]))" office:value-type="float" office:value="2787" calcext:value-type="float">
            <text:p>2787</text:p>
          </table:table-cell>
          <table:table-cell table:formula="of:=INT(2048+2047*COS([.B1809]))"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[.A1810]*2*PI()/4096" office:value-type="float" office:value="2.77343726449724" calcext:value-type="float">
            <text:p>2.77343726449724</text:p>
          </table:table-cell>
          <table:table-cell table:formula="of:=INT(2048+2047*SIN([.B1810]))" office:value-type="float" office:value="2784" calcext:value-type="float">
            <text:p>2784</text:p>
          </table:table-cell>
          <table:table-cell table:formula="of:=INT(2048+2047*COS([.B1810]))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[.A1811]*2*PI()/4096" office:value-type="float" office:value="2.77497124528512" calcext:value-type="float">
            <text:p>2.77497124528512</text:p>
          </table:table-cell>
          <table:table-cell table:formula="of:=INT(2048+2047*SIN([.B1811]))" office:value-type="float" office:value="2781" calcext:value-type="float">
            <text:p>2781</text:p>
          </table:table-cell>
          <table:table-cell table:formula="of:=INT(2048+2047*COS([.B1811]))"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[.A1812]*2*PI()/4096" office:value-type="float" office:value="2.77650522607301" calcext:value-type="float">
            <text:p>2.77650522607301</text:p>
          </table:table-cell>
          <table:table-cell table:formula="of:=INT(2048+2047*SIN([.B1812]))" office:value-type="float" office:value="2778" calcext:value-type="float">
            <text:p>2778</text:p>
          </table:table-cell>
          <table:table-cell table:formula="of:=INT(2048+2047*COS([.B1812]))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[.A1813]*2*PI()/4096" office:value-type="float" office:value="2.7780392068609" calcext:value-type="float">
            <text:p>2.7780392068609</text:p>
          </table:table-cell>
          <table:table-cell table:formula="of:=INT(2048+2047*SIN([.B1813]))" office:value-type="float" office:value="2775" calcext:value-type="float">
            <text:p>2775</text:p>
          </table:table-cell>
          <table:table-cell table:formula="of:=INT(2048+2047*COS([.B1813]))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[.A1814]*2*PI()/4096" office:value-type="float" office:value="2.77957318764878" calcext:value-type="float">
            <text:p>2.77957318764878</text:p>
          </table:table-cell>
          <table:table-cell table:formula="of:=INT(2048+2047*SIN([.B1814]))" office:value-type="float" office:value="2772" calcext:value-type="float">
            <text:p>2772</text:p>
          </table:table-cell>
          <table:table-cell table:formula="of:=INT(2048+2047*COS([.B1814]))"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table:formula="of:=[.A1815]*2*PI()/4096" office:value-type="float" office:value="2.78110716843667" calcext:value-type="float">
            <text:p>2.78110716843667</text:p>
          </table:table-cell>
          <table:table-cell table:formula="of:=INT(2048+2047*SIN([.B1815]))" office:value-type="float" office:value="2770" calcext:value-type="float">
            <text:p>2770</text:p>
          </table:table-cell>
          <table:table-cell table:formula="of:=INT(2048+2047*COS([.B1815]))"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[.A1816]*2*PI()/4096" office:value-type="float" office:value="2.78264114922455" calcext:value-type="float">
            <text:p>2.78264114922455</text:p>
          </table:table-cell>
          <table:table-cell table:formula="of:=INT(2048+2047*SIN([.B1816]))" office:value-type="float" office:value="2767" calcext:value-type="float">
            <text:p>2767</text:p>
          </table:table-cell>
          <table:table-cell table:formula="of:=INT(2048+2047*COS([.B1816]))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[.A1817]*2*PI()/4096" office:value-type="float" office:value="2.78417513001244" calcext:value-type="float">
            <text:p>2.78417513001244</text:p>
          </table:table-cell>
          <table:table-cell table:formula="of:=INT(2048+2047*SIN([.B1817]))" office:value-type="float" office:value="2764" calcext:value-type="float">
            <text:p>2764</text:p>
          </table:table-cell>
          <table:table-cell table:formula="of:=INT(2048+2047*COS([.B1817]))"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[.A1818]*2*PI()/4096" office:value-type="float" office:value="2.78570911080032" calcext:value-type="float">
            <text:p>2.78570911080032</text:p>
          </table:table-cell>
          <table:table-cell table:formula="of:=INT(2048+2047*SIN([.B1818]))" office:value-type="float" office:value="2761" calcext:value-type="float">
            <text:p>2761</text:p>
          </table:table-cell>
          <table:table-cell table:formula="of:=INT(2048+2047*COS([.B1818]))"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[.A1819]*2*PI()/4096" office:value-type="float" office:value="2.78724309158821" calcext:value-type="float">
            <text:p>2.78724309158821</text:p>
          </table:table-cell>
          <table:table-cell table:formula="of:=INT(2048+2047*SIN([.B1819]))" office:value-type="float" office:value="2758" calcext:value-type="float">
            <text:p>2758</text:p>
          </table:table-cell>
          <table:table-cell table:formula="of:=INT(2048+2047*COS([.B1819]))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[.A1820]*2*PI()/4096" office:value-type="float" office:value="2.7887770723761" calcext:value-type="float">
            <text:p>2.7887770723761</text:p>
          </table:table-cell>
          <table:table-cell table:formula="of:=INT(2048+2047*SIN([.B1820]))" office:value-type="float" office:value="2755" calcext:value-type="float">
            <text:p>2755</text:p>
          </table:table-cell>
          <table:table-cell table:formula="of:=INT(2048+2047*COS([.B1820]))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[.A1821]*2*PI()/4096" office:value-type="float" office:value="2.79031105316398" calcext:value-type="float">
            <text:p>2.79031105316398</text:p>
          </table:table-cell>
          <table:table-cell table:formula="of:=INT(2048+2047*SIN([.B1821]))" office:value-type="float" office:value="2752" calcext:value-type="float">
            <text:p>2752</text:p>
          </table:table-cell>
          <table:table-cell table:formula="of:=INT(2048+2047*COS([.B1821]))"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[.A1822]*2*PI()/4096" office:value-type="float" office:value="2.79184503395187" calcext:value-type="float">
            <text:p>2.79184503395187</text:p>
          </table:table-cell>
          <table:table-cell table:formula="of:=INT(2048+2047*SIN([.B1822]))" office:value-type="float" office:value="2749" calcext:value-type="float">
            <text:p>2749</text:p>
          </table:table-cell>
          <table:table-cell table:formula="of:=INT(2048+2047*COS([.B1822]))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[.A1823]*2*PI()/4096" office:value-type="float" office:value="2.79337901473975" calcext:value-type="float">
            <text:p>2.79337901473975</text:p>
          </table:table-cell>
          <table:table-cell table:formula="of:=INT(2048+2047*SIN([.B1823]))" office:value-type="float" office:value="2746" calcext:value-type="float">
            <text:p>2746</text:p>
          </table:table-cell>
          <table:table-cell table:formula="of:=INT(2048+2047*COS([.B1823]))"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[.A1824]*2*PI()/4096" office:value-type="float" office:value="2.79491299552764" calcext:value-type="float">
            <text:p>2.79491299552764</text:p>
          </table:table-cell>
          <table:table-cell table:formula="of:=INT(2048+2047*SIN([.B1824]))" office:value-type="float" office:value="2743" calcext:value-type="float">
            <text:p>2743</text:p>
          </table:table-cell>
          <table:table-cell table:formula="of:=INT(2048+2047*COS([.B1824])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table:formula="of:=[.A1825]*2*PI()/4096" office:value-type="float" office:value="2.79644697631552" calcext:value-type="float">
            <text:p>2.79644697631552</text:p>
          </table:table-cell>
          <table:table-cell table:formula="of:=INT(2048+2047*SIN([.B1825]))" office:value-type="float" office:value="2740" calcext:value-type="float">
            <text:p>2740</text:p>
          </table:table-cell>
          <table:table-cell table:formula="of:=INT(2048+2047*COS([.B1825]))"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[.A1826]*2*PI()/4096" office:value-type="float" office:value="2.79798095710341" calcext:value-type="float">
            <text:p>2.79798095710341</text:p>
          </table:table-cell>
          <table:table-cell table:formula="of:=INT(2048+2047*SIN([.B1826]))" office:value-type="float" office:value="2737" calcext:value-type="float">
            <text:p>2737</text:p>
          </table:table-cell>
          <table:table-cell table:formula="of:=INT(2048+2047*COS([.B1826]))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[.A1827]*2*PI()/4096" office:value-type="float" office:value="2.7995149378913" calcext:value-type="float">
            <text:p>2.7995149378913</text:p>
          </table:table-cell>
          <table:table-cell table:formula="of:=INT(2048+2047*SIN([.B1827]))" office:value-type="float" office:value="2734" calcext:value-type="float">
            <text:p>2734</text:p>
          </table:table-cell>
          <table:table-cell table:formula="of:=INT(2048+2047*COS([.B1827]))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[.A1828]*2*PI()/4096" office:value-type="float" office:value="2.80104891867918" calcext:value-type="float">
            <text:p>2.80104891867918</text:p>
          </table:table-cell>
          <table:table-cell table:formula="of:=INT(2048+2047*SIN([.B1828]))" office:value-type="float" office:value="2731" calcext:value-type="float">
            <text:p>2731</text:p>
          </table:table-cell>
          <table:table-cell table:formula="of:=INT(2048+2047*COS([.B1828]))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[.A1829]*2*PI()/4096" office:value-type="float" office:value="2.80258289946707" calcext:value-type="float">
            <text:p>2.80258289946707</text:p>
          </table:table-cell>
          <table:table-cell table:formula="of:=INT(2048+2047*SIN([.B1829]))" office:value-type="float" office:value="2728" calcext:value-type="float">
            <text:p>2728</text:p>
          </table:table-cell>
          <table:table-cell table:formula="of:=INT(2048+2047*COS([.B1829]))"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[.A1830]*2*PI()/4096" office:value-type="float" office:value="2.80411688025495" calcext:value-type="float">
            <text:p>2.80411688025495</text:p>
          </table:table-cell>
          <table:table-cell table:formula="of:=INT(2048+2047*SIN([.B1830]))" office:value-type="float" office:value="2725" calcext:value-type="float">
            <text:p>2725</text:p>
          </table:table-cell>
          <table:table-cell table:formula="of:=INT(2048+2047*COS([.B1830]))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[.A1831]*2*PI()/4096" office:value-type="float" office:value="2.80565086104284" calcext:value-type="float">
            <text:p>2.80565086104284</text:p>
          </table:table-cell>
          <table:table-cell table:formula="of:=INT(2048+2047*SIN([.B1831]))" office:value-type="float" office:value="2722" calcext:value-type="float">
            <text:p>2722</text:p>
          </table:table-cell>
          <table:table-cell table:formula="of:=INT(2048+2047*COS([.B1831]))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[.A1832]*2*PI()/4096" office:value-type="float" office:value="2.80718484183072" calcext:value-type="float">
            <text:p>2.80718484183072</text:p>
          </table:table-cell>
          <table:table-cell table:formula="of:=INT(2048+2047*SIN([.B1832]))" office:value-type="float" office:value="2719" calcext:value-type="float">
            <text:p>2719</text:p>
          </table:table-cell>
          <table:table-cell table:formula="of:=INT(2048+2047*COS([.B1832]))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[.A1833]*2*PI()/4096" office:value-type="float" office:value="2.80871882261861" calcext:value-type="float">
            <text:p>2.80871882261861</text:p>
          </table:table-cell>
          <table:table-cell table:formula="of:=INT(2048+2047*SIN([.B1833]))" office:value-type="float" office:value="2716" calcext:value-type="float">
            <text:p>2716</text:p>
          </table:table-cell>
          <table:table-cell table:formula="of:=INT(2048+2047*COS([.B1833]))"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[.A1834]*2*PI()/4096" office:value-type="float" office:value="2.81025280340649" calcext:value-type="float">
            <text:p>2.81025280340649</text:p>
          </table:table-cell>
          <table:table-cell table:formula="of:=INT(2048+2047*SIN([.B1834]))" office:value-type="float" office:value="2713" calcext:value-type="float">
            <text:p>2713</text:p>
          </table:table-cell>
          <table:table-cell table:formula="of:=INT(2048+2047*COS([.B1834]))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[.A1835]*2*PI()/4096" office:value-type="float" office:value="2.81178678419438" calcext:value-type="float">
            <text:p>2.81178678419438</text:p>
          </table:table-cell>
          <table:table-cell table:formula="of:=INT(2048+2047*SIN([.B1835]))" office:value-type="float" office:value="2710" calcext:value-type="float">
            <text:p>2710</text:p>
          </table:table-cell>
          <table:table-cell table:formula="of:=INT(2048+2047*COS([.B1835]))"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[.A1836]*2*PI()/4096" office:value-type="float" office:value="2.81332076498227" calcext:value-type="float">
            <text:p>2.81332076498227</text:p>
          </table:table-cell>
          <table:table-cell table:formula="of:=INT(2048+2047*SIN([.B1836]))" office:value-type="float" office:value="2707" calcext:value-type="float">
            <text:p>2707</text:p>
          </table:table-cell>
          <table:table-cell table:formula="of:=INT(2048+2047*COS([.B1836]))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[.A1837]*2*PI()/4096" office:value-type="float" office:value="2.81485474577015" calcext:value-type="float">
            <text:p>2.81485474577015</text:p>
          </table:table-cell>
          <table:table-cell table:formula="of:=INT(2048+2047*SIN([.B1837]))" office:value-type="float" office:value="2704" calcext:value-type="float">
            <text:p>2704</text:p>
          </table:table-cell>
          <table:table-cell table:formula="of:=INT(2048+2047*COS([.B1837]))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[.A1838]*2*PI()/4096" office:value-type="float" office:value="2.81638872655804" calcext:value-type="float">
            <text:p>2.81638872655804</text:p>
          </table:table-cell>
          <table:table-cell table:formula="of:=INT(2048+2047*SIN([.B1838]))" office:value-type="float" office:value="2702" calcext:value-type="float">
            <text:p>2702</text:p>
          </table:table-cell>
          <table:table-cell table:formula="of:=INT(2048+2047*COS([.B1838]))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[.A1839]*2*PI()/4096" office:value-type="float" office:value="2.81792270734592" calcext:value-type="float">
            <text:p>2.81792270734592</text:p>
          </table:table-cell>
          <table:table-cell table:formula="of:=INT(2048+2047*SIN([.B1839]))" office:value-type="float" office:value="2699" calcext:value-type="float">
            <text:p>2699</text:p>
          </table:table-cell>
          <table:table-cell table:formula="of:=INT(2048+2047*COS([.B1839])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[.A1840]*2*PI()/4096" office:value-type="float" office:value="2.81945668813381" calcext:value-type="float">
            <text:p>2.81945668813381</text:p>
          </table:table-cell>
          <table:table-cell table:formula="of:=INT(2048+2047*SIN([.B1840]))" office:value-type="float" office:value="2696" calcext:value-type="float">
            <text:p>2696</text:p>
          </table:table-cell>
          <table:table-cell table:formula="of:=INT(2048+2047*COS([.B1840]))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[.A1841]*2*PI()/4096" office:value-type="float" office:value="2.82099066892169" calcext:value-type="float">
            <text:p>2.82099066892169</text:p>
          </table:table-cell>
          <table:table-cell table:formula="of:=INT(2048+2047*SIN([.B1841]))" office:value-type="float" office:value="2693" calcext:value-type="float">
            <text:p>2693</text:p>
          </table:table-cell>
          <table:table-cell table:formula="of:=INT(2048+2047*COS([.B1841]))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[.A1842]*2*PI()/4096" office:value-type="float" office:value="2.82252464970958" calcext:value-type="float">
            <text:p>2.82252464970958</text:p>
          </table:table-cell>
          <table:table-cell table:formula="of:=INT(2048+2047*SIN([.B1842]))" office:value-type="float" office:value="2690" calcext:value-type="float">
            <text:p>2690</text:p>
          </table:table-cell>
          <table:table-cell table:formula="of:=INT(2048+2047*COS([.B1842]))"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[.A1843]*2*PI()/4096" office:value-type="float" office:value="2.82405863049747" calcext:value-type="float">
            <text:p>2.82405863049747</text:p>
          </table:table-cell>
          <table:table-cell table:formula="of:=INT(2048+2047*SIN([.B1843]))" office:value-type="float" office:value="2687" calcext:value-type="float">
            <text:p>2687</text:p>
          </table:table-cell>
          <table:table-cell table:formula="of:=INT(2048+2047*COS([.B1843]))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[.A1844]*2*PI()/4096" office:value-type="float" office:value="2.82559261128535" calcext:value-type="float">
            <text:p>2.82559261128535</text:p>
          </table:table-cell>
          <table:table-cell table:formula="of:=INT(2048+2047*SIN([.B1844]))" office:value-type="float" office:value="2684" calcext:value-type="float">
            <text:p>2684</text:p>
          </table:table-cell>
          <table:table-cell table:formula="of:=INT(2048+2047*COS([.B1844]))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[.A1845]*2*PI()/4096" office:value-type="float" office:value="2.82712659207324" calcext:value-type="float">
            <text:p>2.82712659207324</text:p>
          </table:table-cell>
          <table:table-cell table:formula="of:=INT(2048+2047*SIN([.B1845]))" office:value-type="float" office:value="2681" calcext:value-type="float">
            <text:p>2681</text:p>
          </table:table-cell>
          <table:table-cell table:formula="of:=INT(2048+2047*COS([.B1845]))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[.A1846]*2*PI()/4096" office:value-type="float" office:value="2.82866057286112" calcext:value-type="float">
            <text:p>2.82866057286112</text:p>
          </table:table-cell>
          <table:table-cell table:formula="of:=INT(2048+2047*SIN([.B1846]))" office:value-type="float" office:value="2678" calcext:value-type="float">
            <text:p>2678</text:p>
          </table:table-cell>
          <table:table-cell table:formula="of:=INT(2048+2047*COS([.B1846]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[.A1847]*2*PI()/4096" office:value-type="float" office:value="2.83019455364901" calcext:value-type="float">
            <text:p>2.83019455364901</text:p>
          </table:table-cell>
          <table:table-cell table:formula="of:=INT(2048+2047*SIN([.B1847]))" office:value-type="float" office:value="2675" calcext:value-type="float">
            <text:p>2675</text:p>
          </table:table-cell>
          <table:table-cell table:formula="of:=INT(2048+2047*COS([.B1847])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[.A1848]*2*PI()/4096" office:value-type="float" office:value="2.83172853443689" calcext:value-type="float">
            <text:p>2.83172853443689</text:p>
          </table:table-cell>
          <table:table-cell table:formula="of:=INT(2048+2047*SIN([.B1848]))" office:value-type="float" office:value="2672" calcext:value-type="float">
            <text:p>2672</text:p>
          </table:table-cell>
          <table:table-cell table:formula="of:=INT(2048+2047*COS([.B1848]))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[.A1849]*2*PI()/4096" office:value-type="float" office:value="2.83326251522478" calcext:value-type="float">
            <text:p>2.83326251522478</text:p>
          </table:table-cell>
          <table:table-cell table:formula="of:=INT(2048+2047*SIN([.B1849]))" office:value-type="float" office:value="2669" calcext:value-type="float">
            <text:p>2669</text:p>
          </table:table-cell>
          <table:table-cell table:formula="of:=INT(2048+2047*COS([.B1849])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[.A1850]*2*PI()/4096" office:value-type="float" office:value="2.83479649601266" calcext:value-type="float">
            <text:p>2.83479649601266</text:p>
          </table:table-cell>
          <table:table-cell table:formula="of:=INT(2048+2047*SIN([.B1850]))" office:value-type="float" office:value="2666" calcext:value-type="float">
            <text:p>2666</text:p>
          </table:table-cell>
          <table:table-cell table:formula="of:=INT(2048+2047*COS([.B1850]))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[.A1851]*2*PI()/4096" office:value-type="float" office:value="2.83633047680055" calcext:value-type="float">
            <text:p>2.83633047680055</text:p>
          </table:table-cell>
          <table:table-cell table:formula="of:=INT(2048+2047*SIN([.B1851]))" office:value-type="float" office:value="2663" calcext:value-type="float">
            <text:p>2663</text:p>
          </table:table-cell>
          <table:table-cell table:formula="of:=INT(2048+2047*COS([.B1851])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[.A1852]*2*PI()/4096" office:value-type="float" office:value="2.83786445758844" calcext:value-type="float">
            <text:p>2.83786445758844</text:p>
          </table:table-cell>
          <table:table-cell table:formula="of:=INT(2048+2047*SIN([.B1852]))" office:value-type="float" office:value="2660" calcext:value-type="float">
            <text:p>2660</text:p>
          </table:table-cell>
          <table:table-cell table:formula="of:=INT(2048+2047*COS([.B1852]))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[.A1853]*2*PI()/4096" office:value-type="float" office:value="2.83939843837632" calcext:value-type="float">
            <text:p>2.83939843837632</text:p>
          </table:table-cell>
          <table:table-cell table:formula="of:=INT(2048+2047*SIN([.B1853]))" office:value-type="float" office:value="2657" calcext:value-type="float">
            <text:p>2657</text:p>
          </table:table-cell>
          <table:table-cell table:formula="of:=INT(2048+2047*COS([.B1853]))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[.A1854]*2*PI()/4096" office:value-type="float" office:value="2.84093241916421" calcext:value-type="float">
            <text:p>2.84093241916421</text:p>
          </table:table-cell>
          <table:table-cell table:formula="of:=INT(2048+2047*SIN([.B1854]))" office:value-type="float" office:value="2654" calcext:value-type="float">
            <text:p>2654</text:p>
          </table:table-cell>
          <table:table-cell table:formula="of:=INT(2048+2047*COS([.B1854]))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[.A1855]*2*PI()/4096" office:value-type="float" office:value="2.84246639995209" calcext:value-type="float">
            <text:p>2.84246639995209</text:p>
          </table:table-cell>
          <table:table-cell table:formula="of:=INT(2048+2047*SIN([.B1855]))" office:value-type="float" office:value="2651" calcext:value-type="float">
            <text:p>2651</text:p>
          </table:table-cell>
          <table:table-cell table:formula="of:=INT(2048+2047*COS([.B1855])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[.A1856]*2*PI()/4096" office:value-type="float" office:value="2.84400038073998" calcext:value-type="float">
            <text:p>2.84400038073998</text:p>
          </table:table-cell>
          <table:table-cell table:formula="of:=INT(2048+2047*SIN([.B1856]))" office:value-type="float" office:value="2648" calcext:value-type="float">
            <text:p>2648</text:p>
          </table:table-cell>
          <table:table-cell table:formula="of:=INT(2048+2047*COS([.B1856])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[.A1857]*2*PI()/4096" office:value-type="float" office:value="2.84553436152786" calcext:value-type="float">
            <text:p>2.84553436152786</text:p>
          </table:table-cell>
          <table:table-cell table:formula="of:=INT(2048+2047*SIN([.B1857]))" office:value-type="float" office:value="2645" calcext:value-type="float">
            <text:p>2645</text:p>
          </table:table-cell>
          <table:table-cell table:formula="of:=INT(2048+2047*COS([.B1857])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[.A1858]*2*PI()/4096" office:value-type="float" office:value="2.84706834231575" calcext:value-type="float">
            <text:p>2.84706834231575</text:p>
          </table:table-cell>
          <table:table-cell table:formula="of:=INT(2048+2047*SIN([.B1858]))" office:value-type="float" office:value="2642" calcext:value-type="float">
            <text:p>2642</text:p>
          </table:table-cell>
          <table:table-cell table:formula="of:=INT(2048+2047*COS([.B1858]))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[.A1859]*2*PI()/4096" office:value-type="float" office:value="2.84860232310364" calcext:value-type="float">
            <text:p>2.84860232310364</text:p>
          </table:table-cell>
          <table:table-cell table:formula="of:=INT(2048+2047*SIN([.B1859]))" office:value-type="float" office:value="2639" calcext:value-type="float">
            <text:p>2639</text:p>
          </table:table-cell>
          <table:table-cell table:formula="of:=INT(2048+2047*COS([.B1859])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[.A1860]*2*PI()/4096" office:value-type="float" office:value="2.85013630389152" calcext:value-type="float">
            <text:p>2.85013630389152</text:p>
          </table:table-cell>
          <table:table-cell table:formula="of:=INT(2048+2047*SIN([.B1860]))" office:value-type="float" office:value="2636" calcext:value-type="float">
            <text:p>2636</text:p>
          </table:table-cell>
          <table:table-cell table:formula="of:=INT(2048+2047*COS([.B1860]))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[.A1861]*2*PI()/4096" office:value-type="float" office:value="2.85167028467941" calcext:value-type="float">
            <text:p>2.85167028467941</text:p>
          </table:table-cell>
          <table:table-cell table:formula="of:=INT(2048+2047*SIN([.B1861]))" office:value-type="float" office:value="2633" calcext:value-type="float">
            <text:p>2633</text:p>
          </table:table-cell>
          <table:table-cell table:formula="of:=INT(2048+2047*COS([.B1861])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[.A1862]*2*PI()/4096" office:value-type="float" office:value="2.85320426546729" calcext:value-type="float">
            <text:p>2.85320426546729</text:p>
          </table:table-cell>
          <table:table-cell table:formula="of:=INT(2048+2047*SIN([.B1862]))" office:value-type="float" office:value="2630" calcext:value-type="float">
            <text:p>2630</text:p>
          </table:table-cell>
          <table:table-cell table:formula="of:=INT(2048+2047*COS([.B1862]))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table:formula="of:=[.A1863]*2*PI()/4096" office:value-type="float" office:value="2.85473824625518" calcext:value-type="float">
            <text:p>2.85473824625518</text:p>
          </table:table-cell>
          <table:table-cell table:formula="of:=INT(2048+2047*SIN([.B1863]))" office:value-type="float" office:value="2627" calcext:value-type="float">
            <text:p>2627</text:p>
          </table:table-cell>
          <table:table-cell table:formula="of:=INT(2048+2047*COS([.B1863]))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[.A1864]*2*PI()/4096" office:value-type="float" office:value="2.85627222704306" calcext:value-type="float">
            <text:p>2.85627222704306</text:p>
          </table:table-cell>
          <table:table-cell table:formula="of:=INT(2048+2047*SIN([.B1864]))" office:value-type="float" office:value="2624" calcext:value-type="float">
            <text:p>2624</text:p>
          </table:table-cell>
          <table:table-cell table:formula="of:=INT(2048+2047*COS([.B1864]))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[.A1865]*2*PI()/4096" office:value-type="float" office:value="2.85780620783095" calcext:value-type="float">
            <text:p>2.85780620783095</text:p>
          </table:table-cell>
          <table:table-cell table:formula="of:=INT(2048+2047*SIN([.B1865]))" office:value-type="float" office:value="2621" calcext:value-type="float">
            <text:p>2621</text:p>
          </table:table-cell>
          <table:table-cell table:formula="of:=INT(2048+2047*COS([.B1865]))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[.A1866]*2*PI()/4096" office:value-type="float" office:value="2.85934018861884" calcext:value-type="float">
            <text:p>2.85934018861884</text:p>
          </table:table-cell>
          <table:table-cell table:formula="of:=INT(2048+2047*SIN([.B1866]))" office:value-type="float" office:value="2618" calcext:value-type="float">
            <text:p>2618</text:p>
          </table:table-cell>
          <table:table-cell table:formula="of:=INT(2048+2047*COS([.B1866]))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[.A1867]*2*PI()/4096" office:value-type="float" office:value="2.86087416940672" calcext:value-type="float">
            <text:p>2.86087416940672</text:p>
          </table:table-cell>
          <table:table-cell table:formula="of:=INT(2048+2047*SIN([.B1867]))" office:value-type="float" office:value="2615" calcext:value-type="float">
            <text:p>2615</text:p>
          </table:table-cell>
          <table:table-cell table:formula="of:=INT(2048+2047*COS([.B1867]))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[.A1868]*2*PI()/4096" office:value-type="float" office:value="2.86240815019461" calcext:value-type="float">
            <text:p>2.86240815019461</text:p>
          </table:table-cell>
          <table:table-cell table:formula="of:=INT(2048+2047*SIN([.B1868]))" office:value-type="float" office:value="2612" calcext:value-type="float">
            <text:p>2612</text:p>
          </table:table-cell>
          <table:table-cell table:formula="of:=INT(2048+2047*COS([.B1868])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[.A1869]*2*PI()/4096" office:value-type="float" office:value="2.86394213098249" calcext:value-type="float">
            <text:p>2.86394213098249</text:p>
          </table:table-cell>
          <table:table-cell table:formula="of:=INT(2048+2047*SIN([.B1869]))" office:value-type="float" office:value="2609" calcext:value-type="float">
            <text:p>2609</text:p>
          </table:table-cell>
          <table:table-cell table:formula="of:=INT(2048+2047*COS([.B1869]))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[.A1870]*2*PI()/4096" office:value-type="float" office:value="2.86547611177038" calcext:value-type="float">
            <text:p>2.86547611177038</text:p>
          </table:table-cell>
          <table:table-cell table:formula="of:=INT(2048+2047*SIN([.B1870]))" office:value-type="float" office:value="2606" calcext:value-type="float">
            <text:p>2606</text:p>
          </table:table-cell>
          <table:table-cell table:formula="of:=INT(2048+2047*COS([.B1870])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table:formula="of:=[.A1871]*2*PI()/4096" office:value-type="float" office:value="2.86701009255826" calcext:value-type="float">
            <text:p>2.86701009255826</text:p>
          </table:table-cell>
          <table:table-cell table:formula="of:=INT(2048+2047*SIN([.B1871]))" office:value-type="float" office:value="2603" calcext:value-type="float">
            <text:p>2603</text:p>
          </table:table-cell>
          <table:table-cell table:formula="of:=INT(2048+2047*COS([.B1871]))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[.A1872]*2*PI()/4096" office:value-type="float" office:value="2.86854407334615" calcext:value-type="float">
            <text:p>2.86854407334615</text:p>
          </table:table-cell>
          <table:table-cell table:formula="of:=INT(2048+2047*SIN([.B1872]))" office:value-type="float" office:value="2600" calcext:value-type="float">
            <text:p>2600</text:p>
          </table:table-cell>
          <table:table-cell table:formula="of:=INT(2048+2047*COS([.B1872])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table:formula="of:=[.A1873]*2*PI()/4096" office:value-type="float" office:value="2.87007805413403" calcext:value-type="float">
            <text:p>2.87007805413403</text:p>
          </table:table-cell>
          <table:table-cell table:formula="of:=INT(2048+2047*SIN([.B1873]))" office:value-type="float" office:value="2596" calcext:value-type="float">
            <text:p>2596</text:p>
          </table:table-cell>
          <table:table-cell table:formula="of:=INT(2048+2047*COS([.B1873]))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[.A1874]*2*PI()/4096" office:value-type="float" office:value="2.87161203492192" calcext:value-type="float">
            <text:p>2.87161203492192</text:p>
          </table:table-cell>
          <table:table-cell table:formula="of:=INT(2048+2047*SIN([.B1874]))" office:value-type="float" office:value="2593" calcext:value-type="float">
            <text:p>2593</text:p>
          </table:table-cell>
          <table:table-cell table:formula="of:=INT(2048+2047*COS([.B1874]))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[.A1875]*2*PI()/4096" office:value-type="float" office:value="2.87314601570981" calcext:value-type="float">
            <text:p>2.87314601570981</text:p>
          </table:table-cell>
          <table:table-cell table:formula="of:=INT(2048+2047*SIN([.B1875]))" office:value-type="float" office:value="2590" calcext:value-type="float">
            <text:p>2590</text:p>
          </table:table-cell>
          <table:table-cell table:formula="of:=INT(2048+2047*COS([.B1875])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[.A1876]*2*PI()/4096" office:value-type="float" office:value="2.87467999649769" calcext:value-type="float">
            <text:p>2.87467999649769</text:p>
          </table:table-cell>
          <table:table-cell table:formula="of:=INT(2048+2047*SIN([.B1876]))" office:value-type="float" office:value="2587" calcext:value-type="float">
            <text:p>2587</text:p>
          </table:table-cell>
          <table:table-cell table:formula="of:=INT(2048+2047*COS([.B1876]))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[.A1877]*2*PI()/4096" office:value-type="float" office:value="2.87621397728558" calcext:value-type="float">
            <text:p>2.87621397728558</text:p>
          </table:table-cell>
          <table:table-cell table:formula="of:=INT(2048+2047*SIN([.B1877]))" office:value-type="float" office:value="2584" calcext:value-type="float">
            <text:p>2584</text:p>
          </table:table-cell>
          <table:table-cell table:formula="of:=INT(2048+2047*COS([.B1877])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[.A1878]*2*PI()/4096" office:value-type="float" office:value="2.87774795807346" calcext:value-type="float">
            <text:p>2.87774795807346</text:p>
          </table:table-cell>
          <table:table-cell table:formula="of:=INT(2048+2047*SIN([.B1878]))" office:value-type="float" office:value="2581" calcext:value-type="float">
            <text:p>2581</text:p>
          </table:table-cell>
          <table:table-cell table:formula="of:=INT(2048+2047*COS([.B1878]))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[.A1879]*2*PI()/4096" office:value-type="float" office:value="2.87928193886135" calcext:value-type="float">
            <text:p>2.87928193886135</text:p>
          </table:table-cell>
          <table:table-cell table:formula="of:=INT(2048+2047*SIN([.B1879]))" office:value-type="float" office:value="2578" calcext:value-type="float">
            <text:p>2578</text:p>
          </table:table-cell>
          <table:table-cell table:formula="of:=INT(2048+2047*COS([.B1879]))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[.A1880]*2*PI()/4096" office:value-type="float" office:value="2.88081591964923" calcext:value-type="float">
            <text:p>2.88081591964923</text:p>
          </table:table-cell>
          <table:table-cell table:formula="of:=INT(2048+2047*SIN([.B1880]))" office:value-type="float" office:value="2575" calcext:value-type="float">
            <text:p>2575</text:p>
          </table:table-cell>
          <table:table-cell table:formula="of:=INT(2048+2047*COS([.B1880])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[.A1881]*2*PI()/4096" office:value-type="float" office:value="2.88234990043712" calcext:value-type="float">
            <text:p>2.88234990043712</text:p>
          </table:table-cell>
          <table:table-cell table:formula="of:=INT(2048+2047*SIN([.B1881]))" office:value-type="float" office:value="2572" calcext:value-type="float">
            <text:p>2572</text:p>
          </table:table-cell>
          <table:table-cell table:formula="of:=INT(2048+2047*COS([.B1881])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[.A1882]*2*PI()/4096" office:value-type="float" office:value="2.88388388122501" calcext:value-type="float">
            <text:p>2.88388388122501</text:p>
          </table:table-cell>
          <table:table-cell table:formula="of:=INT(2048+2047*SIN([.B1882]))" office:value-type="float" office:value="2569" calcext:value-type="float">
            <text:p>2569</text:p>
          </table:table-cell>
          <table:table-cell table:formula="of:=INT(2048+2047*COS([.B1882])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[.A1883]*2*PI()/4096" office:value-type="float" office:value="2.88541786201289" calcext:value-type="float">
            <text:p>2.88541786201289</text:p>
          </table:table-cell>
          <table:table-cell table:formula="of:=INT(2048+2047*SIN([.B1883]))" office:value-type="float" office:value="2566" calcext:value-type="float">
            <text:p>2566</text:p>
          </table:table-cell>
          <table:table-cell table:formula="of:=INT(2048+2047*COS([.B1883]))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table:formula="of:=[.A1884]*2*PI()/4096" office:value-type="float" office:value="2.88695184280078" calcext:value-type="float">
            <text:p>2.88695184280078</text:p>
          </table:table-cell>
          <table:table-cell table:formula="of:=INT(2048+2047*SIN([.B1884]))" office:value-type="float" office:value="2563" calcext:value-type="float">
            <text:p>2563</text:p>
          </table:table-cell>
          <table:table-cell table:formula="of:=INT(2048+2047*COS([.B1884]))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[.A1885]*2*PI()/4096" office:value-type="float" office:value="2.88848582358866" calcext:value-type="float">
            <text:p>2.88848582358866</text:p>
          </table:table-cell>
          <table:table-cell table:formula="of:=INT(2048+2047*SIN([.B1885]))" office:value-type="float" office:value="2560" calcext:value-type="float">
            <text:p>2560</text:p>
          </table:table-cell>
          <table:table-cell table:formula="of:=INT(2048+2047*COS([.B1885])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table:formula="of:=[.A1886]*2*PI()/4096" office:value-type="float" office:value="2.89001980437655" calcext:value-type="float">
            <text:p>2.89001980437655</text:p>
          </table:table-cell>
          <table:table-cell table:formula="of:=INT(2048+2047*SIN([.B1886]))" office:value-type="float" office:value="2557" calcext:value-type="float">
            <text:p>2557</text:p>
          </table:table-cell>
          <table:table-cell table:formula="of:=INT(2048+2047*COS([.B1886])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[.A1887]*2*PI()/4096" office:value-type="float" office:value="2.89155378516443" calcext:value-type="float">
            <text:p>2.89155378516443</text:p>
          </table:table-cell>
          <table:table-cell table:formula="of:=INT(2048+2047*SIN([.B1887]))" office:value-type="float" office:value="2554" calcext:value-type="float">
            <text:p>2554</text:p>
          </table:table-cell>
          <table:table-cell table:formula="of:=INT(2048+2047*COS([.B1887])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[.A1888]*2*PI()/4096" office:value-type="float" office:value="2.89308776595232" calcext:value-type="float">
            <text:p>2.89308776595232</text:p>
          </table:table-cell>
          <table:table-cell table:formula="of:=INT(2048+2047*SIN([.B1888]))" office:value-type="float" office:value="2551" calcext:value-type="float">
            <text:p>2551</text:p>
          </table:table-cell>
          <table:table-cell table:formula="of:=INT(2048+2047*COS([.B1888])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[.A1889]*2*PI()/4096" office:value-type="float" office:value="2.8946217467402" calcext:value-type="float">
            <text:p>2.8946217467402</text:p>
          </table:table-cell>
          <table:table-cell table:formula="of:=INT(2048+2047*SIN([.B1889]))" office:value-type="float" office:value="2548" calcext:value-type="float">
            <text:p>2548</text:p>
          </table:table-cell>
          <table:table-cell table:formula="of:=INT(2048+2047*COS([.B1889])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[.A1890]*2*PI()/4096" office:value-type="float" office:value="2.89615572752809" calcext:value-type="float">
            <text:p>2.89615572752809</text:p>
          </table:table-cell>
          <table:table-cell table:formula="of:=INT(2048+2047*SIN([.B1890]))" office:value-type="float" office:value="2545" calcext:value-type="float">
            <text:p>2545</text:p>
          </table:table-cell>
          <table:table-cell table:formula="of:=INT(2048+2047*COS([.B1890])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[.A1891]*2*PI()/4096" office:value-type="float" office:value="2.89768970831598" calcext:value-type="float">
            <text:p>2.89768970831598</text:p>
          </table:table-cell>
          <table:table-cell table:formula="of:=INT(2048+2047*SIN([.B1891]))" office:value-type="float" office:value="2542" calcext:value-type="float">
            <text:p>2542</text:p>
          </table:table-cell>
          <table:table-cell table:formula="of:=INT(2048+2047*COS([.B1891])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[.A1892]*2*PI()/4096" office:value-type="float" office:value="2.89922368910386" calcext:value-type="float">
            <text:p>2.89922368910386</text:p>
          </table:table-cell>
          <table:table-cell table:formula="of:=INT(2048+2047*SIN([.B1892]))" office:value-type="float" office:value="2539" calcext:value-type="float">
            <text:p>2539</text:p>
          </table:table-cell>
          <table:table-cell table:formula="of:=INT(2048+2047*COS([.B1892])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[.A1893]*2*PI()/4096" office:value-type="float" office:value="2.90075766989175" calcext:value-type="float">
            <text:p>2.90075766989175</text:p>
          </table:table-cell>
          <table:table-cell table:formula="of:=INT(2048+2047*SIN([.B1893]))" office:value-type="float" office:value="2536" calcext:value-type="float">
            <text:p>2536</text:p>
          </table:table-cell>
          <table:table-cell table:formula="of:=INT(2048+2047*COS([.B1893])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[.A1894]*2*PI()/4096" office:value-type="float" office:value="2.90229165067963" calcext:value-type="float">
            <text:p>2.90229165067963</text:p>
          </table:table-cell>
          <table:table-cell table:formula="of:=INT(2048+2047*SIN([.B1894]))" office:value-type="float" office:value="2533" calcext:value-type="float">
            <text:p>2533</text:p>
          </table:table-cell>
          <table:table-cell table:formula="of:=INT(2048+2047*COS([.B1894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[.A1895]*2*PI()/4096" office:value-type="float" office:value="2.90382563146752" calcext:value-type="float">
            <text:p>2.90382563146752</text:p>
          </table:table-cell>
          <table:table-cell table:formula="of:=INT(2048+2047*SIN([.B1895]))" office:value-type="float" office:value="2530" calcext:value-type="float">
            <text:p>2530</text:p>
          </table:table-cell>
          <table:table-cell table:formula="of:=INT(2048+2047*COS([.B1895])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[.A1896]*2*PI()/4096" office:value-type="float" office:value="2.9053596122554" calcext:value-type="float">
            <text:p>2.9053596122554</text:p>
          </table:table-cell>
          <table:table-cell table:formula="of:=INT(2048+2047*SIN([.B1896]))" office:value-type="float" office:value="2527" calcext:value-type="float">
            <text:p>2527</text:p>
          </table:table-cell>
          <table:table-cell table:formula="of:=INT(2048+2047*COS([.B1896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[.A1897]*2*PI()/4096" office:value-type="float" office:value="2.90689359304329" calcext:value-type="float">
            <text:p>2.90689359304329</text:p>
          </table:table-cell>
          <table:table-cell table:formula="of:=INT(2048+2047*SIN([.B1897]))" office:value-type="float" office:value="2524" calcext:value-type="float">
            <text:p>2524</text:p>
          </table:table-cell>
          <table:table-cell table:formula="of:=INT(2048+2047*COS([.B1897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[.A1898]*2*PI()/4096" office:value-type="float" office:value="2.90842757383118" calcext:value-type="float">
            <text:p>2.90842757383118</text:p>
          </table:table-cell>
          <table:table-cell table:formula="of:=INT(2048+2047*SIN([.B1898]))" office:value-type="float" office:value="2520" calcext:value-type="float">
            <text:p>2520</text:p>
          </table:table-cell>
          <table:table-cell table:formula="of:=INT(2048+2047*COS([.B1898]))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[.A1899]*2*PI()/4096" office:value-type="float" office:value="2.90996155461906" calcext:value-type="float">
            <text:p>2.90996155461906</text:p>
          </table:table-cell>
          <table:table-cell table:formula="of:=INT(2048+2047*SIN([.B1899]))" office:value-type="float" office:value="2517" calcext:value-type="float">
            <text:p>2517</text:p>
          </table:table-cell>
          <table:table-cell table:formula="of:=INT(2048+2047*COS([.B1899])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[.A1900]*2*PI()/4096" office:value-type="float" office:value="2.91149553540695" calcext:value-type="float">
            <text:p>2.91149553540695</text:p>
          </table:table-cell>
          <table:table-cell table:formula="of:=INT(2048+2047*SIN([.B1900]))" office:value-type="float" office:value="2514" calcext:value-type="float">
            <text:p>2514</text:p>
          </table:table-cell>
          <table:table-cell table:formula="of:=INT(2048+2047*COS([.B1900])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[.A1901]*2*PI()/4096" office:value-type="float" office:value="2.91302951619483" calcext:value-type="float">
            <text:p>2.91302951619483</text:p>
          </table:table-cell>
          <table:table-cell table:formula="of:=INT(2048+2047*SIN([.B1901]))" office:value-type="float" office:value="2511" calcext:value-type="float">
            <text:p>2511</text:p>
          </table:table-cell>
          <table:table-cell table:formula="of:=INT(2048+2047*COS([.B1901])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A1902]*2*PI()/4096" office:value-type="float" office:value="2.91456349698272" calcext:value-type="float">
            <text:p>2.91456349698272</text:p>
          </table:table-cell>
          <table:table-cell table:formula="of:=INT(2048+2047*SIN([.B1902]))" office:value-type="float" office:value="2508" calcext:value-type="float">
            <text:p>2508</text:p>
          </table:table-cell>
          <table:table-cell table:formula="of:=INT(2048+2047*COS([.B1902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[.A1903]*2*PI()/4096" office:value-type="float" office:value="2.9160974777706" calcext:value-type="float">
            <text:p>2.9160974777706</text:p>
          </table:table-cell>
          <table:table-cell table:formula="of:=INT(2048+2047*SIN([.B1903]))" office:value-type="float" office:value="2505" calcext:value-type="float">
            <text:p>2505</text:p>
          </table:table-cell>
          <table:table-cell table:formula="of:=INT(2048+2047*COS([.B1903])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[.A1904]*2*PI()/4096" office:value-type="float" office:value="2.91763145855849" calcext:value-type="float">
            <text:p>2.91763145855849</text:p>
          </table:table-cell>
          <table:table-cell table:formula="of:=INT(2048+2047*SIN([.B1904]))" office:value-type="float" office:value="2502" calcext:value-type="float">
            <text:p>2502</text:p>
          </table:table-cell>
          <table:table-cell table:formula="of:=INT(2048+2047*COS([.B1904])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[.A1905]*2*PI()/4096" office:value-type="float" office:value="2.91916543934638" calcext:value-type="float">
            <text:p>2.91916543934638</text:p>
          </table:table-cell>
          <table:table-cell table:formula="of:=INT(2048+2047*SIN([.B1905]))" office:value-type="float" office:value="2499" calcext:value-type="float">
            <text:p>2499</text:p>
          </table:table-cell>
          <table:table-cell table:formula="of:=INT(2048+2047*COS([.B1905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[.A1906]*2*PI()/4096" office:value-type="float" office:value="2.92069942013426" calcext:value-type="float">
            <text:p>2.92069942013426</text:p>
          </table:table-cell>
          <table:table-cell table:formula="of:=INT(2048+2047*SIN([.B1906]))" office:value-type="float" office:value="2496" calcext:value-type="float">
            <text:p>2496</text:p>
          </table:table-cell>
          <table:table-cell table:formula="of:=INT(2048+2047*COS([.B1906])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[.A1907]*2*PI()/4096" office:value-type="float" office:value="2.92223340092215" calcext:value-type="float">
            <text:p>2.92223340092215</text:p>
          </table:table-cell>
          <table:table-cell table:formula="of:=INT(2048+2047*SIN([.B1907]))" office:value-type="float" office:value="2493" calcext:value-type="float">
            <text:p>2493</text:p>
          </table:table-cell>
          <table:table-cell table:formula="of:=INT(2048+2047*COS([.B1907])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[.A1908]*2*PI()/4096" office:value-type="float" office:value="2.92376738171003" calcext:value-type="float">
            <text:p>2.92376738171003</text:p>
          </table:table-cell>
          <table:table-cell table:formula="of:=INT(2048+2047*SIN([.B1908]))" office:value-type="float" office:value="2490" calcext:value-type="float">
            <text:p>2490</text:p>
          </table:table-cell>
          <table:table-cell table:formula="of:=INT(2048+2047*COS([.B1908])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[.A1909]*2*PI()/4096" office:value-type="float" office:value="2.92530136249792" calcext:value-type="float">
            <text:p>2.92530136249792</text:p>
          </table:table-cell>
          <table:table-cell table:formula="of:=INT(2048+2047*SIN([.B1909]))" office:value-type="float" office:value="2487" calcext:value-type="float">
            <text:p>2487</text:p>
          </table:table-cell>
          <table:table-cell table:formula="of:=INT(2048+2047*COS([.B1909])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[.A1910]*2*PI()/4096" office:value-type="float" office:value="2.9268353432858" calcext:value-type="float">
            <text:p>2.9268353432858</text:p>
          </table:table-cell>
          <table:table-cell table:formula="of:=INT(2048+2047*SIN([.B1910]))" office:value-type="float" office:value="2484" calcext:value-type="float">
            <text:p>2484</text:p>
          </table:table-cell>
          <table:table-cell table:formula="of:=INT(2048+2047*COS([.B1910])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[.A1911]*2*PI()/4096" office:value-type="float" office:value="2.92836932407369" calcext:value-type="float">
            <text:p>2.92836932407369</text:p>
          </table:table-cell>
          <table:table-cell table:formula="of:=INT(2048+2047*SIN([.B1911]))" office:value-type="float" office:value="2481" calcext:value-type="float">
            <text:p>2481</text:p>
          </table:table-cell>
          <table:table-cell table:formula="of:=INT(2048+2047*COS([.B1911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[.A1912]*2*PI()/4096" office:value-type="float" office:value="2.92990330486157" calcext:value-type="float">
            <text:p>2.92990330486157</text:p>
          </table:table-cell>
          <table:table-cell table:formula="of:=INT(2048+2047*SIN([.B1912]))" office:value-type="float" office:value="2478" calcext:value-type="float">
            <text:p>2478</text:p>
          </table:table-cell>
          <table:table-cell table:formula="of:=INT(2048+2047*COS([.B1912])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[.A1913]*2*PI()/4096" office:value-type="float" office:value="2.93143728564946" calcext:value-type="float">
            <text:p>2.93143728564946</text:p>
          </table:table-cell>
          <table:table-cell table:formula="of:=INT(2048+2047*SIN([.B1913]))" office:value-type="float" office:value="2475" calcext:value-type="float">
            <text:p>2475</text:p>
          </table:table-cell>
          <table:table-cell table:formula="of:=INT(2048+2047*COS([.B1913])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[.A1914]*2*PI()/4096" office:value-type="float" office:value="2.93297126643735" calcext:value-type="float">
            <text:p>2.93297126643735</text:p>
          </table:table-cell>
          <table:table-cell table:formula="of:=INT(2048+2047*SIN([.B1914]))" office:value-type="float" office:value="2471" calcext:value-type="float">
            <text:p>2471</text:p>
          </table:table-cell>
          <table:table-cell table:formula="of:=INT(2048+2047*COS([.B1914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[.A1915]*2*PI()/4096" office:value-type="float" office:value="2.93450524722523" calcext:value-type="float">
            <text:p>2.93450524722523</text:p>
          </table:table-cell>
          <table:table-cell table:formula="of:=INT(2048+2047*SIN([.B1915]))" office:value-type="float" office:value="2468" calcext:value-type="float">
            <text:p>2468</text:p>
          </table:table-cell>
          <table:table-cell table:formula="of:=INT(2048+2047*COS([.B1915])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[.A1916]*2*PI()/4096" office:value-type="float" office:value="2.93603922801312" calcext:value-type="float">
            <text:p>2.93603922801312</text:p>
          </table:table-cell>
          <table:table-cell table:formula="of:=INT(2048+2047*SIN([.B1916]))" office:value-type="float" office:value="2465" calcext:value-type="float">
            <text:p>2465</text:p>
          </table:table-cell>
          <table:table-cell table:formula="of:=INT(2048+2047*COS([.B1916])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[.A1917]*2*PI()/4096" office:value-type="float" office:value="2.937573208801" calcext:value-type="float">
            <text:p>2.937573208801</text:p>
          </table:table-cell>
          <table:table-cell table:formula="of:=INT(2048+2047*SIN([.B1917]))" office:value-type="float" office:value="2462" calcext:value-type="float">
            <text:p>2462</text:p>
          </table:table-cell>
          <table:table-cell table:formula="of:=INT(2048+2047*COS([.B1917])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[.A1918]*2*PI()/4096" office:value-type="float" office:value="2.93910718958889" calcext:value-type="float">
            <text:p>2.93910718958889</text:p>
          </table:table-cell>
          <table:table-cell table:formula="of:=INT(2048+2047*SIN([.B1918]))" office:value-type="float" office:value="2459" calcext:value-type="float">
            <text:p>2459</text:p>
          </table:table-cell>
          <table:table-cell table:formula="of:=INT(2048+2047*COS([.B1918])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[.A1919]*2*PI()/4096" office:value-type="float" office:value="2.94064117037677" calcext:value-type="float">
            <text:p>2.94064117037677</text:p>
          </table:table-cell>
          <table:table-cell table:formula="of:=INT(2048+2047*SIN([.B1919]))" office:value-type="float" office:value="2456" calcext:value-type="float">
            <text:p>2456</text:p>
          </table:table-cell>
          <table:table-cell table:formula="of:=INT(2048+2047*COS([.B1919])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[.A1920]*2*PI()/4096" office:value-type="float" office:value="2.94217515116466" calcext:value-type="float">
            <text:p>2.94217515116466</text:p>
          </table:table-cell>
          <table:table-cell table:formula="of:=INT(2048+2047*SIN([.B1920]))" office:value-type="float" office:value="2453" calcext:value-type="float">
            <text:p>2453</text:p>
          </table:table-cell>
          <table:table-cell table:formula="of:=INT(2048+2047*COS([.B1920])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[.A1921]*2*PI()/4096" office:value-type="float" office:value="2.94370913195255" calcext:value-type="float">
            <text:p>2.94370913195255</text:p>
          </table:table-cell>
          <table:table-cell table:formula="of:=INT(2048+2047*SIN([.B1921]))" office:value-type="float" office:value="2450" calcext:value-type="float">
            <text:p>2450</text:p>
          </table:table-cell>
          <table:table-cell table:formula="of:=INT(2048+2047*COS([.B1921])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[.A1922]*2*PI()/4096" office:value-type="float" office:value="2.94524311274043" calcext:value-type="float">
            <text:p>2.94524311274043</text:p>
          </table:table-cell>
          <table:table-cell table:formula="of:=INT(2048+2047*SIN([.B1922]))" office:value-type="float" office:value="2447" calcext:value-type="float">
            <text:p>2447</text:p>
          </table:table-cell>
          <table:table-cell table:formula="of:=INT(2048+2047*COS([.B1922])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[.A1923]*2*PI()/4096" office:value-type="float" office:value="2.94677709352832" calcext:value-type="float">
            <text:p>2.94677709352832</text:p>
          </table:table-cell>
          <table:table-cell table:formula="of:=INT(2048+2047*SIN([.B1923]))" office:value-type="float" office:value="2444" calcext:value-type="float">
            <text:p>2444</text:p>
          </table:table-cell>
          <table:table-cell table:formula="of:=INT(2048+2047*COS([.B1923])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[.A1924]*2*PI()/4096" office:value-type="float" office:value="2.9483110743162" calcext:value-type="float">
            <text:p>2.9483110743162</text:p>
          </table:table-cell>
          <table:table-cell table:formula="of:=INT(2048+2047*SIN([.B1924]))" office:value-type="float" office:value="2441" calcext:value-type="float">
            <text:p>2441</text:p>
          </table:table-cell>
          <table:table-cell table:formula="of:=INT(2048+2047*COS([.B1924])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[.A1925]*2*PI()/4096" office:value-type="float" office:value="2.94984505510409" calcext:value-type="float">
            <text:p>2.94984505510409</text:p>
          </table:table-cell>
          <table:table-cell table:formula="of:=INT(2048+2047*SIN([.B1925]))" office:value-type="float" office:value="2438" calcext:value-type="float">
            <text:p>2438</text:p>
          </table:table-cell>
          <table:table-cell table:formula="of:=INT(2048+2047*COS([.B1925])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[.A1926]*2*PI()/4096" office:value-type="float" office:value="2.95137903589197" calcext:value-type="float">
            <text:p>2.95137903589197</text:p>
          </table:table-cell>
          <table:table-cell table:formula="of:=INT(2048+2047*SIN([.B1926]))" office:value-type="float" office:value="2435" calcext:value-type="float">
            <text:p>2435</text:p>
          </table:table-cell>
          <table:table-cell table:formula="of:=INT(2048+2047*COS([.B1926])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[.A1927]*2*PI()/4096" office:value-type="float" office:value="2.95291301667986" calcext:value-type="float">
            <text:p>2.95291301667986</text:p>
          </table:table-cell>
          <table:table-cell table:formula="of:=INT(2048+2047*SIN([.B1927]))" office:value-type="float" office:value="2431" calcext:value-type="float">
            <text:p>2431</text:p>
          </table:table-cell>
          <table:table-cell table:formula="of:=INT(2048+2047*COS([.B1927])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[.A1928]*2*PI()/4096" office:value-type="float" office:value="2.95444699746774" calcext:value-type="float">
            <text:p>2.95444699746774</text:p>
          </table:table-cell>
          <table:table-cell table:formula="of:=INT(2048+2047*SIN([.B1928]))" office:value-type="float" office:value="2428" calcext:value-type="float">
            <text:p>2428</text:p>
          </table:table-cell>
          <table:table-cell table:formula="of:=INT(2048+2047*COS([.B1928])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[.A1929]*2*PI()/4096" office:value-type="float" office:value="2.95598097825563" calcext:value-type="float">
            <text:p>2.95598097825563</text:p>
          </table:table-cell>
          <table:table-cell table:formula="of:=INT(2048+2047*SIN([.B1929]))" office:value-type="float" office:value="2425" calcext:value-type="float">
            <text:p>2425</text:p>
          </table:table-cell>
          <table:table-cell table:formula="of:=INT(2048+2047*COS([.B1929])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[.A1930]*2*PI()/4096" office:value-type="float" office:value="2.95751495904352" calcext:value-type="float">
            <text:p>2.95751495904352</text:p>
          </table:table-cell>
          <table:table-cell table:formula="of:=INT(2048+2047*SIN([.B1930]))" office:value-type="float" office:value="2422" calcext:value-type="float">
            <text:p>2422</text:p>
          </table:table-cell>
          <table:table-cell table:formula="of:=INT(2048+2047*COS([.B1930])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[.A1931]*2*PI()/4096" office:value-type="float" office:value="2.9590489398314" calcext:value-type="float">
            <text:p>2.9590489398314</text:p>
          </table:table-cell>
          <table:table-cell table:formula="of:=INT(2048+2047*SIN([.B1931]))" office:value-type="float" office:value="2419" calcext:value-type="float">
            <text:p>2419</text:p>
          </table:table-cell>
          <table:table-cell table:formula="of:=INT(2048+2047*COS([.B1931])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[.A1932]*2*PI()/4096" office:value-type="float" office:value="2.96058292061929" calcext:value-type="float">
            <text:p>2.96058292061929</text:p>
          </table:table-cell>
          <table:table-cell table:formula="of:=INT(2048+2047*SIN([.B1932]))" office:value-type="float" office:value="2416" calcext:value-type="float">
            <text:p>2416</text:p>
          </table:table-cell>
          <table:table-cell table:formula="of:=INT(2048+2047*COS([.B1932])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[.A1933]*2*PI()/4096" office:value-type="float" office:value="2.96211690140717" calcext:value-type="float">
            <text:p>2.96211690140717</text:p>
          </table:table-cell>
          <table:table-cell table:formula="of:=INT(2048+2047*SIN([.B1933]))" office:value-type="float" office:value="2413" calcext:value-type="float">
            <text:p>2413</text:p>
          </table:table-cell>
          <table:table-cell table:formula="of:=INT(2048+2047*COS([.B1933])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[.A1934]*2*PI()/4096" office:value-type="float" office:value="2.96365088219506" calcext:value-type="float">
            <text:p>2.96365088219506</text:p>
          </table:table-cell>
          <table:table-cell table:formula="of:=INT(2048+2047*SIN([.B1934]))" office:value-type="float" office:value="2410" calcext:value-type="float">
            <text:p>2410</text:p>
          </table:table-cell>
          <table:table-cell table:formula="of:=INT(2048+2047*COS([.B1934])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[.A1935]*2*PI()/4096" office:value-type="float" office:value="2.96518486298294" calcext:value-type="float">
            <text:p>2.96518486298294</text:p>
          </table:table-cell>
          <table:table-cell table:formula="of:=INT(2048+2047*SIN([.B1935]))" office:value-type="float" office:value="2407" calcext:value-type="float">
            <text:p>2407</text:p>
          </table:table-cell>
          <table:table-cell table:formula="of:=INT(2048+2047*COS([.B1935])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[.A1936]*2*PI()/4096" office:value-type="float" office:value="2.96671884377083" calcext:value-type="float">
            <text:p>2.96671884377083</text:p>
          </table:table-cell>
          <table:table-cell table:formula="of:=INT(2048+2047*SIN([.B1936]))" office:value-type="float" office:value="2404" calcext:value-type="float">
            <text:p>2404</text:p>
          </table:table-cell>
          <table:table-cell table:formula="of:=INT(2048+2047*COS([.B1936])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[.A1937]*2*PI()/4096" office:value-type="float" office:value="2.96825282455872" calcext:value-type="float">
            <text:p>2.96825282455872</text:p>
          </table:table-cell>
          <table:table-cell table:formula="of:=INT(2048+2047*SIN([.B1937]))" office:value-type="float" office:value="2401" calcext:value-type="float">
            <text:p>2401</text:p>
          </table:table-cell>
          <table:table-cell table:formula="of:=INT(2048+2047*COS([.B1937])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[.A1938]*2*PI()/4096" office:value-type="float" office:value="2.9697868053466" calcext:value-type="float">
            <text:p>2.9697868053466</text:p>
          </table:table-cell>
          <table:table-cell table:formula="of:=INT(2048+2047*SIN([.B1938]))" office:value-type="float" office:value="2397" calcext:value-type="float">
            <text:p>2397</text:p>
          </table:table-cell>
          <table:table-cell table:formula="of:=INT(2048+2047*COS([.B1938])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[.A1939]*2*PI()/4096" office:value-type="float" office:value="2.97132078613449" calcext:value-type="float">
            <text:p>2.97132078613449</text:p>
          </table:table-cell>
          <table:table-cell table:formula="of:=INT(2048+2047*SIN([.B1939]))" office:value-type="float" office:value="2394" calcext:value-type="float">
            <text:p>2394</text:p>
          </table:table-cell>
          <table:table-cell table:formula="of:=INT(2048+2047*COS([.B1939])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[.A1940]*2*PI()/4096" office:value-type="float" office:value="2.97285476692237" calcext:value-type="float">
            <text:p>2.97285476692237</text:p>
          </table:table-cell>
          <table:table-cell table:formula="of:=INT(2048+2047*SIN([.B1940]))" office:value-type="float" office:value="2391" calcext:value-type="float">
            <text:p>2391</text:p>
          </table:table-cell>
          <table:table-cell table:formula="of:=INT(2048+2047*COS([.B1940])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[.A1941]*2*PI()/4096" office:value-type="float" office:value="2.97438874771026" calcext:value-type="float">
            <text:p>2.97438874771026</text:p>
          </table:table-cell>
          <table:table-cell table:formula="of:=INT(2048+2047*SIN([.B1941]))" office:value-type="float" office:value="2388" calcext:value-type="float">
            <text:p>2388</text:p>
          </table:table-cell>
          <table:table-cell table:formula="of:=INT(2048+2047*COS([.B1941])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[.A1942]*2*PI()/4096" office:value-type="float" office:value="2.97592272849814" calcext:value-type="float">
            <text:p>2.97592272849814</text:p>
          </table:table-cell>
          <table:table-cell table:formula="of:=INT(2048+2047*SIN([.B1942]))" office:value-type="float" office:value="2385" calcext:value-type="float">
            <text:p>2385</text:p>
          </table:table-cell>
          <table:table-cell table:formula="of:=INT(2048+2047*COS([.B1942])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[.A1943]*2*PI()/4096" office:value-type="float" office:value="2.97745670928603" calcext:value-type="float">
            <text:p>2.97745670928603</text:p>
          </table:table-cell>
          <table:table-cell table:formula="of:=INT(2048+2047*SIN([.B1943]))" office:value-type="float" office:value="2382" calcext:value-type="float">
            <text:p>2382</text:p>
          </table:table-cell>
          <table:table-cell table:formula="of:=INT(2048+2047*COS([.B1943])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[.A1944]*2*PI()/4096" office:value-type="float" office:value="2.97899069007392" calcext:value-type="float">
            <text:p>2.97899069007392</text:p>
          </table:table-cell>
          <table:table-cell table:formula="of:=INT(2048+2047*SIN([.B1944]))" office:value-type="float" office:value="2379" calcext:value-type="float">
            <text:p>2379</text:p>
          </table:table-cell>
          <table:table-cell table:formula="of:=INT(2048+2047*COS([.B1944])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[.A1945]*2*PI()/4096" office:value-type="float" office:value="2.9805246708618" calcext:value-type="float">
            <text:p>2.9805246708618</text:p>
          </table:table-cell>
          <table:table-cell table:formula="of:=INT(2048+2047*SIN([.B1945]))" office:value-type="float" office:value="2376" calcext:value-type="float">
            <text:p>2376</text:p>
          </table:table-cell>
          <table:table-cell table:formula="of:=INT(2048+2047*COS([.B1945])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[.A1946]*2*PI()/4096" office:value-type="float" office:value="2.98205865164969" calcext:value-type="float">
            <text:p>2.98205865164969</text:p>
          </table:table-cell>
          <table:table-cell table:formula="of:=INT(2048+2047*SIN([.B1946]))" office:value-type="float" office:value="2373" calcext:value-type="float">
            <text:p>2373</text:p>
          </table:table-cell>
          <table:table-cell table:formula="of:=INT(2048+2047*COS([.B1946])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[.A1947]*2*PI()/4096" office:value-type="float" office:value="2.98359263243757" calcext:value-type="float">
            <text:p>2.98359263243757</text:p>
          </table:table-cell>
          <table:table-cell table:formula="of:=INT(2048+2047*SIN([.B1947]))" office:value-type="float" office:value="2370" calcext:value-type="float">
            <text:p>2370</text:p>
          </table:table-cell>
          <table:table-cell table:formula="of:=INT(2048+2047*COS([.B1947])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[.A1948]*2*PI()/4096" office:value-type="float" office:value="2.98512661322546" calcext:value-type="float">
            <text:p>2.98512661322546</text:p>
          </table:table-cell>
          <table:table-cell table:formula="of:=INT(2048+2047*SIN([.B1948]))" office:value-type="float" office:value="2366" calcext:value-type="float">
            <text:p>2366</text:p>
          </table:table-cell>
          <table:table-cell table:formula="of:=INT(2048+2047*COS([.B1948])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[.A1949]*2*PI()/4096" office:value-type="float" office:value="2.98666059401334" calcext:value-type="float">
            <text:p>2.98666059401334</text:p>
          </table:table-cell>
          <table:table-cell table:formula="of:=INT(2048+2047*SIN([.B1949]))" office:value-type="float" office:value="2363" calcext:value-type="float">
            <text:p>2363</text:p>
          </table:table-cell>
          <table:table-cell table:formula="of:=INT(2048+2047*COS([.B1949])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[.A1950]*2*PI()/4096" office:value-type="float" office:value="2.98819457480123" calcext:value-type="float">
            <text:p>2.98819457480123</text:p>
          </table:table-cell>
          <table:table-cell table:formula="of:=INT(2048+2047*SIN([.B1950]))" office:value-type="float" office:value="2360" calcext:value-type="float">
            <text:p>2360</text:p>
          </table:table-cell>
          <table:table-cell table:formula="of:=INT(2048+2047*COS([.B1950])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[.A1951]*2*PI()/4096" office:value-type="float" office:value="2.98972855558911" calcext:value-type="float">
            <text:p>2.98972855558911</text:p>
          </table:table-cell>
          <table:table-cell table:formula="of:=INT(2048+2047*SIN([.B1951]))" office:value-type="float" office:value="2357" calcext:value-type="float">
            <text:p>2357</text:p>
          </table:table-cell>
          <table:table-cell table:formula="of:=INT(2048+2047*COS([.B1951])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[.A1952]*2*PI()/4096" office:value-type="float" office:value="2.991262536377" calcext:value-type="float">
            <text:p>2.991262536377</text:p>
          </table:table-cell>
          <table:table-cell table:formula="of:=INT(2048+2047*SIN([.B1952]))" office:value-type="float" office:value="2354" calcext:value-type="float">
            <text:p>2354</text:p>
          </table:table-cell>
          <table:table-cell table:formula="of:=INT(2048+2047*COS([.B1952])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[.A1953]*2*PI()/4096" office:value-type="float" office:value="2.99279651716489" calcext:value-type="float">
            <text:p>2.99279651716489</text:p>
          </table:table-cell>
          <table:table-cell table:formula="of:=INT(2048+2047*SIN([.B1953]))" office:value-type="float" office:value="2351" calcext:value-type="float">
            <text:p>2351</text:p>
          </table:table-cell>
          <table:table-cell table:formula="of:=INT(2048+2047*COS([.B1953])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[.A1954]*2*PI()/4096" office:value-type="float" office:value="2.99433049795277" calcext:value-type="float">
            <text:p>2.99433049795277</text:p>
          </table:table-cell>
          <table:table-cell table:formula="of:=INT(2048+2047*SIN([.B1954]))" office:value-type="float" office:value="2348" calcext:value-type="float">
            <text:p>2348</text:p>
          </table:table-cell>
          <table:table-cell table:formula="of:=INT(2048+2047*COS([.B1954])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[.A1955]*2*PI()/4096" office:value-type="float" office:value="2.99586447874066" calcext:value-type="float">
            <text:p>2.99586447874066</text:p>
          </table:table-cell>
          <table:table-cell table:formula="of:=INT(2048+2047*SIN([.B1955]))" office:value-type="float" office:value="2345" calcext:value-type="float">
            <text:p>2345</text:p>
          </table:table-cell>
          <table:table-cell table:formula="of:=INT(2048+2047*COS([.B1955])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[.A1956]*2*PI()/4096" office:value-type="float" office:value="2.99739845952854" calcext:value-type="float">
            <text:p>2.99739845952854</text:p>
          </table:table-cell>
          <table:table-cell table:formula="of:=INT(2048+2047*SIN([.B1956]))" office:value-type="float" office:value="2342" calcext:value-type="float">
            <text:p>2342</text:p>
          </table:table-cell>
          <table:table-cell table:formula="of:=INT(2048+2047*COS([.B1956])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[.A1957]*2*PI()/4096" office:value-type="float" office:value="2.99893244031643" calcext:value-type="float">
            <text:p>2.99893244031643</text:p>
          </table:table-cell>
          <table:table-cell table:formula="of:=INT(2048+2047*SIN([.B1957]))" office:value-type="float" office:value="2339" calcext:value-type="float">
            <text:p>2339</text:p>
          </table:table-cell>
          <table:table-cell table:formula="of:=INT(2048+2047*COS([.B1957])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[.A1958]*2*PI()/4096" office:value-type="float" office:value="3.00046642110431" calcext:value-type="float">
            <text:p>3.00046642110431</text:p>
          </table:table-cell>
          <table:table-cell table:formula="of:=INT(2048+2047*SIN([.B1958]))" office:value-type="float" office:value="2335" calcext:value-type="float">
            <text:p>2335</text:p>
          </table:table-cell>
          <table:table-cell table:formula="of:=INT(2048+2047*COS([.B1958])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[.A1959]*2*PI()/4096" office:value-type="float" office:value="3.0020004018922" calcext:value-type="float">
            <text:p>3.0020004018922</text:p>
          </table:table-cell>
          <table:table-cell table:formula="of:=INT(2048+2047*SIN([.B1959]))" office:value-type="float" office:value="2332" calcext:value-type="float">
            <text:p>2332</text:p>
          </table:table-cell>
          <table:table-cell table:formula="of:=INT(2048+2047*COS([.B1959])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[.A1960]*2*PI()/4096" office:value-type="float" office:value="3.00353438268009" calcext:value-type="float">
            <text:p>3.00353438268009</text:p>
          </table:table-cell>
          <table:table-cell table:formula="of:=INT(2048+2047*SIN([.B1960]))" office:value-type="float" office:value="2329" calcext:value-type="float">
            <text:p>2329</text:p>
          </table:table-cell>
          <table:table-cell table:formula="of:=INT(2048+2047*COS([.B1960])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[.A1961]*2*PI()/4096" office:value-type="float" office:value="3.00506836346797" calcext:value-type="float">
            <text:p>3.00506836346797</text:p>
          </table:table-cell>
          <table:table-cell table:formula="of:=INT(2048+2047*SIN([.B1961]))" office:value-type="float" office:value="2326" calcext:value-type="float">
            <text:p>2326</text:p>
          </table:table-cell>
          <table:table-cell table:formula="of:=INT(2048+2047*COS([.B1961])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[.A1962]*2*PI()/4096" office:value-type="float" office:value="3.00660234425586" calcext:value-type="float">
            <text:p>3.00660234425586</text:p>
          </table:table-cell>
          <table:table-cell table:formula="of:=INT(2048+2047*SIN([.B1962]))" office:value-type="float" office:value="2323" calcext:value-type="float">
            <text:p>2323</text:p>
          </table:table-cell>
          <table:table-cell table:formula="of:=INT(2048+2047*COS([.B1962])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[.A1963]*2*PI()/4096" office:value-type="float" office:value="3.00813632504374" calcext:value-type="float">
            <text:p>3.00813632504374</text:p>
          </table:table-cell>
          <table:table-cell table:formula="of:=INT(2048+2047*SIN([.B1963]))" office:value-type="float" office:value="2320" calcext:value-type="float">
            <text:p>2320</text:p>
          </table:table-cell>
          <table:table-cell table:formula="of:=INT(2048+2047*COS([.B1963])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[.A1964]*2*PI()/4096" office:value-type="float" office:value="3.00967030583163" calcext:value-type="float">
            <text:p>3.00967030583163</text:p>
          </table:table-cell>
          <table:table-cell table:formula="of:=INT(2048+2047*SIN([.B1964]))" office:value-type="float" office:value="2317" calcext:value-type="float">
            <text:p>2317</text:p>
          </table:table-cell>
          <table:table-cell table:formula="of:=INT(2048+2047*COS([.B1964])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[.A1965]*2*PI()/4096" office:value-type="float" office:value="3.01120428661951" calcext:value-type="float">
            <text:p>3.01120428661951</text:p>
          </table:table-cell>
          <table:table-cell table:formula="of:=INT(2048+2047*SIN([.B1965]))" office:value-type="float" office:value="2314" calcext:value-type="float">
            <text:p>2314</text:p>
          </table:table-cell>
          <table:table-cell table:formula="of:=INT(2048+2047*COS([.B1965])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[.A1966]*2*PI()/4096" office:value-type="float" office:value="3.0127382674074" calcext:value-type="float">
            <text:p>3.0127382674074</text:p>
          </table:table-cell>
          <table:table-cell table:formula="of:=INT(2048+2047*SIN([.B1966]))" office:value-type="float" office:value="2311" calcext:value-type="float">
            <text:p>2311</text:p>
          </table:table-cell>
          <table:table-cell table:formula="of:=INT(2048+2047*COS([.B1966])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[.A1967]*2*PI()/4096" office:value-type="float" office:value="3.01427224819528" calcext:value-type="float">
            <text:p>3.01427224819528</text:p>
          </table:table-cell>
          <table:table-cell table:formula="of:=INT(2048+2047*SIN([.B1967]))" office:value-type="float" office:value="2307" calcext:value-type="float">
            <text:p>2307</text:p>
          </table:table-cell>
          <table:table-cell table:formula="of:=INT(2048+2047*COS([.B1967])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[.A1968]*2*PI()/4096" office:value-type="float" office:value="3.01580622898317" calcext:value-type="float">
            <text:p>3.01580622898317</text:p>
          </table:table-cell>
          <table:table-cell table:formula="of:=INT(2048+2047*SIN([.B1968]))" office:value-type="float" office:value="2304" calcext:value-type="float">
            <text:p>2304</text:p>
          </table:table-cell>
          <table:table-cell table:formula="of:=INT(2048+2047*COS([.B1968])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[.A1969]*2*PI()/4096" office:value-type="float" office:value="3.01734020977106" calcext:value-type="float">
            <text:p>3.01734020977106</text:p>
          </table:table-cell>
          <table:table-cell table:formula="of:=INT(2048+2047*SIN([.B1969]))" office:value-type="float" office:value="2301" calcext:value-type="float">
            <text:p>2301</text:p>
          </table:table-cell>
          <table:table-cell table:formula="of:=INT(2048+2047*COS([.B1969])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[.A1970]*2*PI()/4096" office:value-type="float" office:value="3.01887419055894" calcext:value-type="float">
            <text:p>3.01887419055894</text:p>
          </table:table-cell>
          <table:table-cell table:formula="of:=INT(2048+2047*SIN([.B1970]))" office:value-type="float" office:value="2298" calcext:value-type="float">
            <text:p>2298</text:p>
          </table:table-cell>
          <table:table-cell table:formula="of:=INT(2048+2047*COS([.B1970])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[.A1971]*2*PI()/4096" office:value-type="float" office:value="3.02040817134683" calcext:value-type="float">
            <text:p>3.02040817134683</text:p>
          </table:table-cell>
          <table:table-cell table:formula="of:=INT(2048+2047*SIN([.B1971]))" office:value-type="float" office:value="2295" calcext:value-type="float">
            <text:p>2295</text:p>
          </table:table-cell>
          <table:table-cell table:formula="of:=INT(2048+2047*COS([.B1971])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[.A1972]*2*PI()/4096" office:value-type="float" office:value="3.02194215213471" calcext:value-type="float">
            <text:p>3.02194215213471</text:p>
          </table:table-cell>
          <table:table-cell table:formula="of:=INT(2048+2047*SIN([.B1972]))" office:value-type="float" office:value="2292" calcext:value-type="float">
            <text:p>2292</text:p>
          </table:table-cell>
          <table:table-cell table:formula="of:=INT(2048+2047*COS([.B1972])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[.A1973]*2*PI()/4096" office:value-type="float" office:value="3.0234761329226" calcext:value-type="float">
            <text:p>3.0234761329226</text:p>
          </table:table-cell>
          <table:table-cell table:formula="of:=INT(2048+2047*SIN([.B1973]))" office:value-type="float" office:value="2289" calcext:value-type="float">
            <text:p>2289</text:p>
          </table:table-cell>
          <table:table-cell table:formula="of:=INT(2048+2047*COS([.B1973])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[.A1974]*2*PI()/4096" office:value-type="float" office:value="3.02501011371048" calcext:value-type="float">
            <text:p>3.02501011371048</text:p>
          </table:table-cell>
          <table:table-cell table:formula="of:=INT(2048+2047*SIN([.B1974]))" office:value-type="float" office:value="2286" calcext:value-type="float">
            <text:p>2286</text:p>
          </table:table-cell>
          <table:table-cell table:formula="of:=INT(2048+2047*COS([.B1974])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[.A1975]*2*PI()/4096" office:value-type="float" office:value="3.02654409449837" calcext:value-type="float">
            <text:p>3.02654409449837</text:p>
          </table:table-cell>
          <table:table-cell table:formula="of:=INT(2048+2047*SIN([.B1975]))" office:value-type="float" office:value="2282" calcext:value-type="float">
            <text:p>2282</text:p>
          </table:table-cell>
          <table:table-cell table:formula="of:=INT(2048+2047*COS([.B1975])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[.A1976]*2*PI()/4096" office:value-type="float" office:value="3.02807807528626" calcext:value-type="float">
            <text:p>3.02807807528626</text:p>
          </table:table-cell>
          <table:table-cell table:formula="of:=INT(2048+2047*SIN([.B1976]))" office:value-type="float" office:value="2279" calcext:value-type="float">
            <text:p>2279</text:p>
          </table:table-cell>
          <table:table-cell table:formula="of:=INT(2048+2047*COS([.B1976])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[.A1977]*2*PI()/4096" office:value-type="float" office:value="3.02961205607414" calcext:value-type="float">
            <text:p>3.02961205607414</text:p>
          </table:table-cell>
          <table:table-cell table:formula="of:=INT(2048+2047*SIN([.B1977]))" office:value-type="float" office:value="2276" calcext:value-type="float">
            <text:p>2276</text:p>
          </table:table-cell>
          <table:table-cell table:formula="of:=INT(2048+2047*COS([.B1977])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.A1978]*2*PI()/4096" office:value-type="float" office:value="3.03114603686203" calcext:value-type="float">
            <text:p>3.03114603686203</text:p>
          </table:table-cell>
          <table:table-cell table:formula="of:=INT(2048+2047*SIN([.B1978]))" office:value-type="float" office:value="2273" calcext:value-type="float">
            <text:p>2273</text:p>
          </table:table-cell>
          <table:table-cell table:formula="of:=INT(2048+2047*COS([.B1978])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.A1979]*2*PI()/4096" office:value-type="float" office:value="3.03268001764991" calcext:value-type="float">
            <text:p>3.03268001764991</text:p>
          </table:table-cell>
          <table:table-cell table:formula="of:=INT(2048+2047*SIN([.B1979]))" office:value-type="float" office:value="2270" calcext:value-type="float">
            <text:p>2270</text:p>
          </table:table-cell>
          <table:table-cell table:formula="of:=INT(2048+2047*COS([.B1979])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.A1980]*2*PI()/4096" office:value-type="float" office:value="3.0342139984378" calcext:value-type="float">
            <text:p>3.0342139984378</text:p>
          </table:table-cell>
          <table:table-cell table:formula="of:=INT(2048+2047*SIN([.B1980]))" office:value-type="float" office:value="2267" calcext:value-type="float">
            <text:p>2267</text:p>
          </table:table-cell>
          <table:table-cell table:formula="of:=INT(2048+2047*COS([.B1980])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.A1981]*2*PI()/4096" office:value-type="float" office:value="3.03574797922568" calcext:value-type="float">
            <text:p>3.03574797922568</text:p>
          </table:table-cell>
          <table:table-cell table:formula="of:=INT(2048+2047*SIN([.B1981]))" office:value-type="float" office:value="2264" calcext:value-type="float">
            <text:p>2264</text:p>
          </table:table-cell>
          <table:table-cell table:formula="of:=INT(2048+2047*COS([.B1981])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.A1982]*2*PI()/4096" office:value-type="float" office:value="3.03728196001357" calcext:value-type="float">
            <text:p>3.03728196001357</text:p>
          </table:table-cell>
          <table:table-cell table:formula="of:=INT(2048+2047*SIN([.B1982]))" office:value-type="float" office:value="2261" calcext:value-type="float">
            <text:p>2261</text:p>
          </table:table-cell>
          <table:table-cell table:formula="of:=INT(2048+2047*COS([.B1982])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.A1983]*2*PI()/4096" office:value-type="float" office:value="3.03881594080145" calcext:value-type="float">
            <text:p>3.03881594080145</text:p>
          </table:table-cell>
          <table:table-cell table:formula="of:=INT(2048+2047*SIN([.B1983]))" office:value-type="float" office:value="2258" calcext:value-type="float">
            <text:p>2258</text:p>
          </table:table-cell>
          <table:table-cell table:formula="of:=INT(2048+2047*COS([.B1983])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.A1984]*2*PI()/4096" office:value-type="float" office:value="3.04034992158934" calcext:value-type="float">
            <text:p>3.04034992158934</text:p>
          </table:table-cell>
          <table:table-cell table:formula="of:=INT(2048+2047*SIN([.B1984]))" office:value-type="float" office:value="2254" calcext:value-type="float">
            <text:p>2254</text:p>
          </table:table-cell>
          <table:table-cell table:formula="of:=INT(2048+2047*COS([.B1984])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.A1985]*2*PI()/4096" office:value-type="float" office:value="3.04188390237723" calcext:value-type="float">
            <text:p>3.04188390237723</text:p>
          </table:table-cell>
          <table:table-cell table:formula="of:=INT(2048+2047*SIN([.B1985]))" office:value-type="float" office:value="2251" calcext:value-type="float">
            <text:p>2251</text:p>
          </table:table-cell>
          <table:table-cell table:formula="of:=INT(2048+2047*COS([.B1985])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.A1986]*2*PI()/4096" office:value-type="float" office:value="3.04341788316511" calcext:value-type="float">
            <text:p>3.04341788316511</text:p>
          </table:table-cell>
          <table:table-cell table:formula="of:=INT(2048+2047*SIN([.B1986]))" office:value-type="float" office:value="2248" calcext:value-type="float">
            <text:p>2248</text:p>
          </table:table-cell>
          <table:table-cell table:formula="of:=INT(2048+2047*COS([.B1986])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.A1987]*2*PI()/4096" office:value-type="float" office:value="3.044951863953" calcext:value-type="float">
            <text:p>3.044951863953</text:p>
          </table:table-cell>
          <table:table-cell table:formula="of:=INT(2048+2047*SIN([.B1987]))" office:value-type="float" office:value="2245" calcext:value-type="float">
            <text:p>2245</text:p>
          </table:table-cell>
          <table:table-cell table:formula="of:=INT(2048+2047*COS([.B1987])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.A1988]*2*PI()/4096" office:value-type="float" office:value="3.04648584474088" calcext:value-type="float">
            <text:p>3.04648584474088</text:p>
          </table:table-cell>
          <table:table-cell table:formula="of:=INT(2048+2047*SIN([.B1988]))" office:value-type="float" office:value="2242" calcext:value-type="float">
            <text:p>2242</text:p>
          </table:table-cell>
          <table:table-cell table:formula="of:=INT(2048+2047*COS([.B1988])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.A1989]*2*PI()/4096" office:value-type="float" office:value="3.04801982552877" calcext:value-type="float">
            <text:p>3.04801982552877</text:p>
          </table:table-cell>
          <table:table-cell table:formula="of:=INT(2048+2047*SIN([.B1989]))" office:value-type="float" office:value="2239" calcext:value-type="float">
            <text:p>2239</text:p>
          </table:table-cell>
          <table:table-cell table:formula="of:=INT(2048+2047*COS([.B1989])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.A1990]*2*PI()/4096" office:value-type="float" office:value="3.04955380631665" calcext:value-type="float">
            <text:p>3.04955380631665</text:p>
          </table:table-cell>
          <table:table-cell table:formula="of:=INT(2048+2047*SIN([.B1990]))" office:value-type="float" office:value="2236" calcext:value-type="float">
            <text:p>2236</text:p>
          </table:table-cell>
          <table:table-cell table:formula="of:=INT(2048+2047*COS([.B1990])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.A1991]*2*PI()/4096" office:value-type="float" office:value="3.05108778710454" calcext:value-type="float">
            <text:p>3.05108778710454</text:p>
          </table:table-cell>
          <table:table-cell table:formula="of:=INT(2048+2047*SIN([.B1991]))" office:value-type="float" office:value="2233" calcext:value-type="float">
            <text:p>2233</text:p>
          </table:table-cell>
          <table:table-cell table:formula="of:=INT(2048+2047*COS([.B1991])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.A1992]*2*PI()/4096" office:value-type="float" office:value="3.05262176789243" calcext:value-type="float">
            <text:p>3.05262176789243</text:p>
          </table:table-cell>
          <table:table-cell table:formula="of:=INT(2048+2047*SIN([.B1992]))" office:value-type="float" office:value="2229" calcext:value-type="float">
            <text:p>2229</text:p>
          </table:table-cell>
          <table:table-cell table:formula="of:=INT(2048+2047*COS([.B1992])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.A1993]*2*PI()/4096" office:value-type="float" office:value="3.05415574868031" calcext:value-type="float">
            <text:p>3.05415574868031</text:p>
          </table:table-cell>
          <table:table-cell table:formula="of:=INT(2048+2047*SIN([.B1993]))" office:value-type="float" office:value="2226" calcext:value-type="float">
            <text:p>2226</text:p>
          </table:table-cell>
          <table:table-cell table:formula="of:=INT(2048+2047*COS([.B1993])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.A1994]*2*PI()/4096" office:value-type="float" office:value="3.0556897294682" calcext:value-type="float">
            <text:p>3.0556897294682</text:p>
          </table:table-cell>
          <table:table-cell table:formula="of:=INT(2048+2047*SIN([.B1994]))" office:value-type="float" office:value="2223" calcext:value-type="float">
            <text:p>2223</text:p>
          </table:table-cell>
          <table:table-cell table:formula="of:=INT(2048+2047*COS([.B1994])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.A1995]*2*PI()/4096" office:value-type="float" office:value="3.05722371025608" calcext:value-type="float">
            <text:p>3.05722371025608</text:p>
          </table:table-cell>
          <table:table-cell table:formula="of:=INT(2048+2047*SIN([.B1995]))" office:value-type="float" office:value="2220" calcext:value-type="float">
            <text:p>2220</text:p>
          </table:table-cell>
          <table:table-cell table:formula="of:=INT(2048+2047*COS([.B1995])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.A1996]*2*PI()/4096" office:value-type="float" office:value="3.05875769104397" calcext:value-type="float">
            <text:p>3.05875769104397</text:p>
          </table:table-cell>
          <table:table-cell table:formula="of:=INT(2048+2047*SIN([.B1996]))" office:value-type="float" office:value="2217" calcext:value-type="float">
            <text:p>2217</text:p>
          </table:table-cell>
          <table:table-cell table:formula="of:=INT(2048+2047*COS([.B1996])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.A1997]*2*PI()/4096" office:value-type="float" office:value="3.06029167183185" calcext:value-type="float">
            <text:p>3.06029167183185</text:p>
          </table:table-cell>
          <table:table-cell table:formula="of:=INT(2048+2047*SIN([.B1997]))" office:value-type="float" office:value="2214" calcext:value-type="float">
            <text:p>2214</text:p>
          </table:table-cell>
          <table:table-cell table:formula="of:=INT(2048+2047*COS([.B1997]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.A1998]*2*PI()/4096" office:value-type="float" office:value="3.06182565261974" calcext:value-type="float">
            <text:p>3.06182565261974</text:p>
          </table:table-cell>
          <table:table-cell table:formula="of:=INT(2048+2047*SIN([.B1998]))" office:value-type="float" office:value="2211" calcext:value-type="float">
            <text:p>2211</text:p>
          </table:table-cell>
          <table:table-cell table:formula="of:=INT(2048+2047*COS([.B1998]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.A1999]*2*PI()/4096" office:value-type="float" office:value="3.06335963340763" calcext:value-type="float">
            <text:p>3.06335963340763</text:p>
          </table:table-cell>
          <table:table-cell table:formula="of:=INT(2048+2047*SIN([.B1999]))" office:value-type="float" office:value="2207" calcext:value-type="float">
            <text:p>2207</text:p>
          </table:table-cell>
          <table:table-cell table:formula="of:=INT(2048+2047*COS([.B1999]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.A2000]*2*PI()/4096" office:value-type="float" office:value="3.06489361419551" calcext:value-type="float">
            <text:p>3.06489361419551</text:p>
          </table:table-cell>
          <table:table-cell table:formula="of:=INT(2048+2047*SIN([.B2000]))" office:value-type="float" office:value="2204" calcext:value-type="float">
            <text:p>2204</text:p>
          </table:table-cell>
          <table:table-cell table:formula="of:=INT(2048+2047*COS([.B2000]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.A2001]*2*PI()/4096" office:value-type="float" office:value="3.0664275949834" calcext:value-type="float">
            <text:p>3.0664275949834</text:p>
          </table:table-cell>
          <table:table-cell table:formula="of:=INT(2048+2047*SIN([.B2001]))" office:value-type="float" office:value="2201" calcext:value-type="float">
            <text:p>2201</text:p>
          </table:table-cell>
          <table:table-cell table:formula="of:=INT(2048+2047*COS([.B2001])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2002]*2*PI()/4096" office:value-type="float" office:value="3.06796157577128" calcext:value-type="float">
            <text:p>3.06796157577128</text:p>
          </table:table-cell>
          <table:table-cell table:formula="of:=INT(2048+2047*SIN([.B2002]))" office:value-type="float" office:value="2198" calcext:value-type="float">
            <text:p>2198</text:p>
          </table:table-cell>
          <table:table-cell table:formula="of:=INT(2048+2047*COS([.B2002])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.A2003]*2*PI()/4096" office:value-type="float" office:value="3.06949555655917" calcext:value-type="float">
            <text:p>3.06949555655917</text:p>
          </table:table-cell>
          <table:table-cell table:formula="of:=INT(2048+2047*SIN([.B2003]))" office:value-type="float" office:value="2195" calcext:value-type="float">
            <text:p>2195</text:p>
          </table:table-cell>
          <table:table-cell table:formula="of:=INT(2048+2047*COS([.B2003])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.A2004]*2*PI()/4096" office:value-type="float" office:value="3.07102953734705" calcext:value-type="float">
            <text:p>3.07102953734705</text:p>
          </table:table-cell>
          <table:table-cell table:formula="of:=INT(2048+2047*SIN([.B2004]))" office:value-type="float" office:value="2192" calcext:value-type="float">
            <text:p>2192</text:p>
          </table:table-cell>
          <table:table-cell table:formula="of:=INT(2048+2047*COS([.B2004])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.A2005]*2*PI()/4096" office:value-type="float" office:value="3.07256351813494" calcext:value-type="float">
            <text:p>3.07256351813494</text:p>
          </table:table-cell>
          <table:table-cell table:formula="of:=INT(2048+2047*SIN([.B2005]))" office:value-type="float" office:value="2189" calcext:value-type="float">
            <text:p>2189</text:p>
          </table:table-cell>
          <table:table-cell table:formula="of:=INT(2048+2047*COS([.B2005])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.A2006]*2*PI()/4096" office:value-type="float" office:value="3.07409749892282" calcext:value-type="float">
            <text:p>3.07409749892282</text:p>
          </table:table-cell>
          <table:table-cell table:formula="of:=INT(2048+2047*SIN([.B2006]))" office:value-type="float" office:value="2186" calcext:value-type="float">
            <text:p>2186</text:p>
          </table:table-cell>
          <table:table-cell table:formula="of:=INT(2048+2047*COS([.B2006])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.A2007]*2*PI()/4096" office:value-type="float" office:value="3.07563147971071" calcext:value-type="float">
            <text:p>3.07563147971071</text:p>
          </table:table-cell>
          <table:table-cell table:formula="of:=INT(2048+2047*SIN([.B2007]))" office:value-type="float" office:value="2182" calcext:value-type="float">
            <text:p>2182</text:p>
          </table:table-cell>
          <table:table-cell table:formula="of:=INT(2048+2047*COS([.B2007])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.A2008]*2*PI()/4096" office:value-type="float" office:value="3.0771654604986" calcext:value-type="float">
            <text:p>3.0771654604986</text:p>
          </table:table-cell>
          <table:table-cell table:formula="of:=INT(2048+2047*SIN([.B2008]))" office:value-type="float" office:value="2179" calcext:value-type="float">
            <text:p>2179</text:p>
          </table:table-cell>
          <table:table-cell table:formula="of:=INT(2048+2047*COS([.B2008])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.A2009]*2*PI()/4096" office:value-type="float" office:value="3.07869944128648" calcext:value-type="float">
            <text:p>3.07869944128648</text:p>
          </table:table-cell>
          <table:table-cell table:formula="of:=INT(2048+2047*SIN([.B2009]))" office:value-type="float" office:value="2176" calcext:value-type="float">
            <text:p>2176</text:p>
          </table:table-cell>
          <table:table-cell table:formula="of:=INT(2048+2047*COS([.B2009])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.A2010]*2*PI()/4096" office:value-type="float" office:value="3.08023342207437" calcext:value-type="float">
            <text:p>3.08023342207437</text:p>
          </table:table-cell>
          <table:table-cell table:formula="of:=INT(2048+2047*SIN([.B2010]))" office:value-type="float" office:value="2173" calcext:value-type="float">
            <text:p>2173</text:p>
          </table:table-cell>
          <table:table-cell table:formula="of:=INT(2048+2047*COS([.B2010]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.A2011]*2*PI()/4096" office:value-type="float" office:value="3.08176740286225" calcext:value-type="float">
            <text:p>3.08176740286225</text:p>
          </table:table-cell>
          <table:table-cell table:formula="of:=INT(2048+2047*SIN([.B2011]))" office:value-type="float" office:value="2170" calcext:value-type="float">
            <text:p>2170</text:p>
          </table:table-cell>
          <table:table-cell table:formula="of:=INT(2048+2047*COS([.B2011]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.A2012]*2*PI()/4096" office:value-type="float" office:value="3.08330138365014" calcext:value-type="float">
            <text:p>3.08330138365014</text:p>
          </table:table-cell>
          <table:table-cell table:formula="of:=INT(2048+2047*SIN([.B2012]))" office:value-type="float" office:value="2167" calcext:value-type="float">
            <text:p>2167</text:p>
          </table:table-cell>
          <table:table-cell table:formula="of:=INT(2048+2047*COS([.B2012]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A2013]*2*PI()/4096" office:value-type="float" office:value="3.08483536443802" calcext:value-type="float">
            <text:p>3.08483536443802</text:p>
          </table:table-cell>
          <table:table-cell table:formula="of:=INT(2048+2047*SIN([.B2013]))" office:value-type="float" office:value="2164" calcext:value-type="float">
            <text:p>2164</text:p>
          </table:table-cell>
          <table:table-cell table:formula="of:=INT(2048+2047*COS([.B2013]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A2014]*2*PI()/4096" office:value-type="float" office:value="3.08636934522591" calcext:value-type="float">
            <text:p>3.08636934522591</text:p>
          </table:table-cell>
          <table:table-cell table:formula="of:=INT(2048+2047*SIN([.B2014]))" office:value-type="float" office:value="2160" calcext:value-type="float">
            <text:p>2160</text:p>
          </table:table-cell>
          <table:table-cell table:formula="of:=INT(2048+2047*COS([.B2014]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A2015]*2*PI()/4096" office:value-type="float" office:value="3.0879033260138" calcext:value-type="float">
            <text:p>3.0879033260138</text:p>
          </table:table-cell>
          <table:table-cell table:formula="of:=INT(2048+2047*SIN([.B2015]))" office:value-type="float" office:value="2157" calcext:value-type="float">
            <text:p>2157</text:p>
          </table:table-cell>
          <table:table-cell table:formula="of:=INT(2048+2047*COS([.B2015]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.A2016]*2*PI()/4096" office:value-type="float" office:value="3.08943730680168" calcext:value-type="float">
            <text:p>3.08943730680168</text:p>
          </table:table-cell>
          <table:table-cell table:formula="of:=INT(2048+2047*SIN([.B2016]))" office:value-type="float" office:value="2154" calcext:value-type="float">
            <text:p>2154</text:p>
          </table:table-cell>
          <table:table-cell table:formula="of:=INT(2048+2047*COS([.B2016]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.A2017]*2*PI()/4096" office:value-type="float" office:value="3.09097128758957" calcext:value-type="float">
            <text:p>3.09097128758957</text:p>
          </table:table-cell>
          <table:table-cell table:formula="of:=INT(2048+2047*SIN([.B2017]))" office:value-type="float" office:value="2151" calcext:value-type="float">
            <text:p>2151</text:p>
          </table:table-cell>
          <table:table-cell table:formula="of:=INT(2048+2047*COS([.B2017]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[.A2018]*2*PI()/4096" office:value-type="float" office:value="3.09250526837745" calcext:value-type="float">
            <text:p>3.09250526837745</text:p>
          </table:table-cell>
          <table:table-cell table:formula="of:=INT(2048+2047*SIN([.B2018]))" office:value-type="float" office:value="2148" calcext:value-type="float">
            <text:p>2148</text:p>
          </table:table-cell>
          <table:table-cell table:formula="of:=INT(2048+2047*COS([.B2018]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[.A2019]*2*PI()/4096" office:value-type="float" office:value="3.09403924916534" calcext:value-type="float">
            <text:p>3.09403924916534</text:p>
          </table:table-cell>
          <table:table-cell table:formula="of:=INT(2048+2047*SIN([.B2019]))" office:value-type="float" office:value="2145" calcext:value-type="float">
            <text:p>2145</text:p>
          </table:table-cell>
          <table:table-cell table:formula="of:=INT(2048+2047*COS([.B2019]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[.A2020]*2*PI()/4096" office:value-type="float" office:value="3.09557322995322" calcext:value-type="float">
            <text:p>3.09557322995322</text:p>
          </table:table-cell>
          <table:table-cell table:formula="of:=INT(2048+2047*SIN([.B2020]))" office:value-type="float" office:value="2142" calcext:value-type="float">
            <text:p>2142</text:p>
          </table:table-cell>
          <table:table-cell table:formula="of:=INT(2048+2047*COS([.B2020]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[.A2021]*2*PI()/4096" office:value-type="float" office:value="3.09710721074111" calcext:value-type="float">
            <text:p>3.09710721074111</text:p>
          </table:table-cell>
          <table:table-cell table:formula="of:=INT(2048+2047*SIN([.B2021]))" office:value-type="float" office:value="2139" calcext:value-type="float">
            <text:p>2139</text:p>
          </table:table-cell>
          <table:table-cell table:formula="of:=INT(2048+2047*COS([.B2021]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[.A2022]*2*PI()/4096" office:value-type="float" office:value="3.09864119152899" calcext:value-type="float">
            <text:p>3.09864119152899</text:p>
          </table:table-cell>
          <table:table-cell table:formula="of:=INT(2048+2047*SIN([.B2022]))" office:value-type="float" office:value="2135" calcext:value-type="float">
            <text:p>2135</text:p>
          </table:table-cell>
          <table:table-cell table:formula="of:=INT(2048+2047*COS([.B2022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[.A2023]*2*PI()/4096" office:value-type="float" office:value="3.10017517231688" calcext:value-type="float">
            <text:p>3.10017517231688</text:p>
          </table:table-cell>
          <table:table-cell table:formula="of:=INT(2048+2047*SIN([.B2023]))" office:value-type="float" office:value="2132" calcext:value-type="float">
            <text:p>2132</text:p>
          </table:table-cell>
          <table:table-cell table:formula="of:=INT(2048+2047*COS([.B2023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[.A2024]*2*PI()/4096" office:value-type="float" office:value="3.10170915310477" calcext:value-type="float">
            <text:p>3.10170915310477</text:p>
          </table:table-cell>
          <table:table-cell table:formula="of:=INT(2048+2047*SIN([.B2024]))" office:value-type="float" office:value="2129" calcext:value-type="float">
            <text:p>2129</text:p>
          </table:table-cell>
          <table:table-cell table:formula="of:=INT(2048+2047*COS([.B2024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[.A2025]*2*PI()/4096" office:value-type="float" office:value="3.10324313389265" calcext:value-type="float">
            <text:p>3.10324313389265</text:p>
          </table:table-cell>
          <table:table-cell table:formula="of:=INT(2048+2047*SIN([.B2025]))" office:value-type="float" office:value="2126" calcext:value-type="float">
            <text:p>2126</text:p>
          </table:table-cell>
          <table:table-cell table:formula="of:=INT(2048+2047*COS([.B2025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[.A2026]*2*PI()/4096" office:value-type="float" office:value="3.10477711468054" calcext:value-type="float">
            <text:p>3.10477711468054</text:p>
          </table:table-cell>
          <table:table-cell table:formula="of:=INT(2048+2047*SIN([.B2026]))" office:value-type="float" office:value="2123" calcext:value-type="float">
            <text:p>2123</text:p>
          </table:table-cell>
          <table:table-cell table:formula="of:=INT(2048+2047*COS([.B2026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[.A2027]*2*PI()/4096" office:value-type="float" office:value="3.10631109546842" calcext:value-type="float">
            <text:p>3.10631109546842</text:p>
          </table:table-cell>
          <table:table-cell table:formula="of:=INT(2048+2047*SIN([.B2027]))" office:value-type="float" office:value="2120" calcext:value-type="float">
            <text:p>2120</text:p>
          </table:table-cell>
          <table:table-cell table:formula="of:=INT(2048+2047*COS([.B2027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[.A2028]*2*PI()/4096" office:value-type="float" office:value="3.10784507625631" calcext:value-type="float">
            <text:p>3.10784507625631</text:p>
          </table:table-cell>
          <table:table-cell table:formula="of:=INT(2048+2047*SIN([.B2028]))" office:value-type="float" office:value="2117" calcext:value-type="float">
            <text:p>2117</text:p>
          </table:table-cell>
          <table:table-cell table:formula="of:=INT(2048+2047*COS([.B2028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[.A2029]*2*PI()/4096" office:value-type="float" office:value="3.10937905704419" calcext:value-type="float">
            <text:p>3.10937905704419</text:p>
          </table:table-cell>
          <table:table-cell table:formula="of:=INT(2048+2047*SIN([.B2029]))" office:value-type="float" office:value="2113" calcext:value-type="float">
            <text:p>2113</text:p>
          </table:table-cell>
          <table:table-cell table:formula="of:=INT(2048+2047*COS([.B2029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[.A2030]*2*PI()/4096" office:value-type="float" office:value="3.11091303783208" calcext:value-type="float">
            <text:p>3.11091303783208</text:p>
          </table:table-cell>
          <table:table-cell table:formula="of:=INT(2048+2047*SIN([.B2030]))" office:value-type="float" office:value="2110" calcext:value-type="float">
            <text:p>2110</text:p>
          </table:table-cell>
          <table:table-cell table:formula="of:=INT(2048+2047*COS([.B203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[.A2031]*2*PI()/4096" office:value-type="float" office:value="3.11244701861997" calcext:value-type="float">
            <text:p>3.11244701861997</text:p>
          </table:table-cell>
          <table:table-cell table:formula="of:=INT(2048+2047*SIN([.B2031]))" office:value-type="float" office:value="2107" calcext:value-type="float">
            <text:p>2107</text:p>
          </table:table-cell>
          <table:table-cell table:formula="of:=INT(2048+2047*COS([.B203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[.A2032]*2*PI()/4096" office:value-type="float" office:value="3.11398099940785" calcext:value-type="float">
            <text:p>3.11398099940785</text:p>
          </table:table-cell>
          <table:table-cell table:formula="of:=INT(2048+2047*SIN([.B2032]))" office:value-type="float" office:value="2104" calcext:value-type="float">
            <text:p>2104</text:p>
          </table:table-cell>
          <table:table-cell table:formula="of:=INT(2048+2047*COS([.B203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[.A2033]*2*PI()/4096" office:value-type="float" office:value="3.11551498019574" calcext:value-type="float">
            <text:p>3.11551498019574</text:p>
          </table:table-cell>
          <table:table-cell table:formula="of:=INT(2048+2047*SIN([.B2033]))" office:value-type="float" office:value="2101" calcext:value-type="float">
            <text:p>2101</text:p>
          </table:table-cell>
          <table:table-cell table:formula="of:=INT(2048+2047*COS([.B203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[.A2034]*2*PI()/4096" office:value-type="float" office:value="3.11704896098362" calcext:value-type="float">
            <text:p>3.11704896098362</text:p>
          </table:table-cell>
          <table:table-cell table:formula="of:=INT(2048+2047*SIN([.B2034]))" office:value-type="float" office:value="2098" calcext:value-type="float">
            <text:p>2098</text:p>
          </table:table-cell>
          <table:table-cell table:formula="of:=INT(2048+2047*COS([.B203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[.A2035]*2*PI()/4096" office:value-type="float" office:value="3.11858294177151" calcext:value-type="float">
            <text:p>3.11858294177151</text:p>
          </table:table-cell>
          <table:table-cell table:formula="of:=INT(2048+2047*SIN([.B2035]))" office:value-type="float" office:value="2095" calcext:value-type="float">
            <text:p>2095</text:p>
          </table:table-cell>
          <table:table-cell table:formula="of:=INT(2048+2047*COS([.B203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[.A2036]*2*PI()/4096" office:value-type="float" office:value="3.12011692255939" calcext:value-type="float">
            <text:p>3.12011692255939</text:p>
          </table:table-cell>
          <table:table-cell table:formula="of:=INT(2048+2047*SIN([.B2036]))" office:value-type="float" office:value="2091" calcext:value-type="float">
            <text:p>2091</text:p>
          </table:table-cell>
          <table:table-cell table:formula="of:=INT(2048+2047*COS([.B203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[.A2037]*2*PI()/4096" office:value-type="float" office:value="3.12165090334728" calcext:value-type="float">
            <text:p>3.12165090334728</text:p>
          </table:table-cell>
          <table:table-cell table:formula="of:=INT(2048+2047*SIN([.B2037]))" office:value-type="float" office:value="2088" calcext:value-type="float">
            <text:p>2088</text:p>
          </table:table-cell>
          <table:table-cell table:formula="of:=INT(2048+2047*COS([.B203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[.A2038]*2*PI()/4096" office:value-type="float" office:value="3.12318488413517" calcext:value-type="float">
            <text:p>3.12318488413517</text:p>
          </table:table-cell>
          <table:table-cell table:formula="of:=INT(2048+2047*SIN([.B2038]))" office:value-type="float" office:value="2085" calcext:value-type="float">
            <text:p>2085</text:p>
          </table:table-cell>
          <table:table-cell table:formula="of:=INT(2048+2047*COS([.B203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[.A2039]*2*PI()/4096" office:value-type="float" office:value="3.12471886492305" calcext:value-type="float">
            <text:p>3.12471886492305</text:p>
          </table:table-cell>
          <table:table-cell table:formula="of:=INT(2048+2047*SIN([.B2039]))" office:value-type="float" office:value="2082" calcext:value-type="float">
            <text:p>2082</text:p>
          </table:table-cell>
          <table:table-cell table:formula="of:=INT(2048+2047*COS([.B203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[.A2040]*2*PI()/4096" office:value-type="float" office:value="3.12625284571094" calcext:value-type="float">
            <text:p>3.12625284571094</text:p>
          </table:table-cell>
          <table:table-cell table:formula="of:=INT(2048+2047*SIN([.B2040]))" office:value-type="float" office:value="2079" calcext:value-type="float">
            <text:p>2079</text:p>
          </table:table-cell>
          <table:table-cell table:formula="of:=INT(2048+2047*COS([.B204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[.A2041]*2*PI()/4096" office:value-type="float" office:value="3.12778682649882" calcext:value-type="float">
            <text:p>3.12778682649882</text:p>
          </table:table-cell>
          <table:table-cell table:formula="of:=INT(2048+2047*SIN([.B2041]))" office:value-type="float" office:value="2076" calcext:value-type="float">
            <text:p>2076</text:p>
          </table:table-cell>
          <table:table-cell table:formula="of:=INT(2048+2047*COS([.B204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[.A2042]*2*PI()/4096" office:value-type="float" office:value="3.12932080728671" calcext:value-type="float">
            <text:p>3.12932080728671</text:p>
          </table:table-cell>
          <table:table-cell table:formula="of:=INT(2048+2047*SIN([.B2042]))" office:value-type="float" office:value="2073" calcext:value-type="float">
            <text:p>2073</text:p>
          </table:table-cell>
          <table:table-cell table:formula="of:=INT(2048+2047*COS([.B204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[.A2043]*2*PI()/4096" office:value-type="float" office:value="3.13085478807459" calcext:value-type="float">
            <text:p>3.13085478807459</text:p>
          </table:table-cell>
          <table:table-cell table:formula="of:=INT(2048+2047*SIN([.B2043]))" office:value-type="float" office:value="2069" calcext:value-type="float">
            <text:p>2069</text:p>
          </table:table-cell>
          <table:table-cell table:formula="of:=INT(2048+2047*COS([.B204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[.A2044]*2*PI()/4096" office:value-type="float" office:value="3.13238876886248" calcext:value-type="float">
            <text:p>3.13238876886248</text:p>
          </table:table-cell>
          <table:table-cell table:formula="of:=INT(2048+2047*SIN([.B2044]))" office:value-type="float" office:value="2066" calcext:value-type="float">
            <text:p>2066</text:p>
          </table:table-cell>
          <table:table-cell table:formula="of:=INT(2048+2047*COS([.B204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[.A2045]*2*PI()/4096" office:value-type="float" office:value="3.13392274965036" calcext:value-type="float">
            <text:p>3.13392274965036</text:p>
          </table:table-cell>
          <table:table-cell table:formula="of:=INT(2048+2047*SIN([.B2045]))" office:value-type="float" office:value="2063" calcext:value-type="float">
            <text:p>2063</text:p>
          </table:table-cell>
          <table:table-cell table:formula="of:=INT(2048+2047*COS([.B204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[.A2046]*2*PI()/4096" office:value-type="float" office:value="3.13545673043825" calcext:value-type="float">
            <text:p>3.13545673043825</text:p>
          </table:table-cell>
          <table:table-cell table:formula="of:=INT(2048+2047*SIN([.B2046]))" office:value-type="float" office:value="2060" calcext:value-type="float">
            <text:p>2060</text:p>
          </table:table-cell>
          <table:table-cell table:formula="of:=INT(2048+2047*COS([.B204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[.A2047]*2*PI()/4096" office:value-type="float" office:value="3.13699071122614" calcext:value-type="float">
            <text:p>3.13699071122614</text:p>
          </table:table-cell>
          <table:table-cell table:formula="of:=INT(2048+2047*SIN([.B2047]))" office:value-type="float" office:value="2057" calcext:value-type="float">
            <text:p>2057</text:p>
          </table:table-cell>
          <table:table-cell table:formula="of:=INT(2048+2047*COS([.B204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[.A2048]*2*PI()/4096" office:value-type="float" office:value="3.13852469201402" calcext:value-type="float">
            <text:p>3.13852469201402</text:p>
          </table:table-cell>
          <table:table-cell table:formula="of:=INT(2048+2047*SIN([.B2048]))" office:value-type="float" office:value="2054" calcext:value-type="float">
            <text:p>2054</text:p>
          </table:table-cell>
          <table:table-cell table:formula="of:=INT(2048+2047*COS([.B204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[.A2049]*2*PI()/4096" office:value-type="float" office:value="3.14005867280191" calcext:value-type="float">
            <text:p>3.14005867280191</text:p>
          </table:table-cell>
          <table:table-cell table:formula="of:=INT(2048+2047*SIN([.B2049]))" office:value-type="float" office:value="2051" calcext:value-type="float">
            <text:p>2051</text:p>
          </table:table-cell>
          <table:table-cell table:formula="of:=INT(2048+2047*COS([.B204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A2050]*2*PI()/4096" office:value-type="float" office:value="3.14159265358979" calcext:value-type="float">
            <text:p>3.14159265358979</text:p>
          </table:table-cell>
          <table:table-cell table:formula="of:=INT(2048+2047*SIN([.B2050]))" office:value-type="float" office:value="2048" calcext:value-type="float">
            <text:p>2048</text:p>
          </table:table-cell>
          <table:table-cell table:formula="of:=INT(2048+2047*COS([.B205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table:formula="of:=[.A2051]*2*PI()/4096" office:value-type="float" office:value="3.14312663437768" calcext:value-type="float">
            <text:p>3.14312663437768</text:p>
          </table:table-cell>
          <table:table-cell table:formula="of:=INT(2048+2047*SIN([.B2051]))" office:value-type="float" office:value="2044" calcext:value-type="float">
            <text:p>2044</text:p>
          </table:table-cell>
          <table:table-cell table:formula="of:=INT(2048+2047*COS([.B205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[.A2052]*2*PI()/4096" office:value-type="float" office:value="3.14466061516556" calcext:value-type="float">
            <text:p>3.14466061516556</text:p>
          </table:table-cell>
          <table:table-cell table:formula="of:=INT(2048+2047*SIN([.B2052]))" office:value-type="float" office:value="2041" calcext:value-type="float">
            <text:p>2041</text:p>
          </table:table-cell>
          <table:table-cell table:formula="of:=INT(2048+2047*COS([.B205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[.A2053]*2*PI()/4096" office:value-type="float" office:value="3.14619459595345" calcext:value-type="float">
            <text:p>3.14619459595345</text:p>
          </table:table-cell>
          <table:table-cell table:formula="of:=INT(2048+2047*SIN([.B2053]))" office:value-type="float" office:value="2038" calcext:value-type="float">
            <text:p>2038</text:p>
          </table:table-cell>
          <table:table-cell table:formula="of:=INT(2048+2047*COS([.B205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[.A2054]*2*PI()/4096" office:value-type="float" office:value="3.14772857674134" calcext:value-type="float">
            <text:p>3.14772857674134</text:p>
          </table:table-cell>
          <table:table-cell table:formula="of:=INT(2048+2047*SIN([.B2054]))" office:value-type="float" office:value="2035" calcext:value-type="float">
            <text:p>2035</text:p>
          </table:table-cell>
          <table:table-cell table:formula="of:=INT(2048+2047*COS([.B205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table:formula="of:=[.A2055]*2*PI()/4096" office:value-type="float" office:value="3.14926255752922" calcext:value-type="float">
            <text:p>3.14926255752922</text:p>
          </table:table-cell>
          <table:table-cell table:formula="of:=INT(2048+2047*SIN([.B2055]))" office:value-type="float" office:value="2032" calcext:value-type="float">
            <text:p>2032</text:p>
          </table:table-cell>
          <table:table-cell table:formula="of:=INT(2048+2047*COS([.B205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table:formula="of:=[.A2056]*2*PI()/4096" office:value-type="float" office:value="3.15079653831711" calcext:value-type="float">
            <text:p>3.15079653831711</text:p>
          </table:table-cell>
          <table:table-cell table:formula="of:=INT(2048+2047*SIN([.B2056]))" office:value-type="float" office:value="2029" calcext:value-type="float">
            <text:p>2029</text:p>
          </table:table-cell>
          <table:table-cell table:formula="of:=INT(2048+2047*COS([.B205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[.A2057]*2*PI()/4096" office:value-type="float" office:value="3.15233051910499" calcext:value-type="float">
            <text:p>3.15233051910499</text:p>
          </table:table-cell>
          <table:table-cell table:formula="of:=INT(2048+2047*SIN([.B2057]))" office:value-type="float" office:value="2026" calcext:value-type="float">
            <text:p>2026</text:p>
          </table:table-cell>
          <table:table-cell table:formula="of:=INT(2048+2047*COS([.B205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[.A2058]*2*PI()/4096" office:value-type="float" office:value="3.15386449989288" calcext:value-type="float">
            <text:p>3.15386449989288</text:p>
          </table:table-cell>
          <table:table-cell table:formula="of:=INT(2048+2047*SIN([.B2058]))" office:value-type="float" office:value="2022" calcext:value-type="float">
            <text:p>2022</text:p>
          </table:table-cell>
          <table:table-cell table:formula="of:=INT(2048+2047*COS([.B205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[.A2059]*2*PI()/4096" office:value-type="float" office:value="3.15539848068076" calcext:value-type="float">
            <text:p>3.15539848068076</text:p>
          </table:table-cell>
          <table:table-cell table:formula="of:=INT(2048+2047*SIN([.B2059]))" office:value-type="float" office:value="2019" calcext:value-type="float">
            <text:p>2019</text:p>
          </table:table-cell>
          <table:table-cell table:formula="of:=INT(2048+2047*COS([.B205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[.A2060]*2*PI()/4096" office:value-type="float" office:value="3.15693246146865" calcext:value-type="float">
            <text:p>3.15693246146865</text:p>
          </table:table-cell>
          <table:table-cell table:formula="of:=INT(2048+2047*SIN([.B2060]))" office:value-type="float" office:value="2016" calcext:value-type="float">
            <text:p>2016</text:p>
          </table:table-cell>
          <table:table-cell table:formula="of:=INT(2048+2047*COS([.B206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2061]*2*PI()/4096" office:value-type="float" office:value="3.15846644225654" calcext:value-type="float">
            <text:p>3.15846644225654</text:p>
          </table:table-cell>
          <table:table-cell table:formula="of:=INT(2048+2047*SIN([.B2061]))" office:value-type="float" office:value="2013" calcext:value-type="float">
            <text:p>2013</text:p>
          </table:table-cell>
          <table:table-cell table:formula="of:=INT(2048+2047*COS([.B2061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2062]*2*PI()/4096" office:value-type="float" office:value="3.16000042304442" calcext:value-type="float">
            <text:p>3.16000042304442</text:p>
          </table:table-cell>
          <table:table-cell table:formula="of:=INT(2048+2047*SIN([.B2062]))" office:value-type="float" office:value="2010" calcext:value-type="float">
            <text:p>2010</text:p>
          </table:table-cell>
          <table:table-cell table:formula="of:=INT(2048+2047*COS([.B2062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A2063]*2*PI()/4096" office:value-type="float" office:value="3.16153440383231" calcext:value-type="float">
            <text:p>3.16153440383231</text:p>
          </table:table-cell>
          <table:table-cell table:formula="of:=INT(2048+2047*SIN([.B2063]))" office:value-type="float" office:value="2007" calcext:value-type="float">
            <text:p>2007</text:p>
          </table:table-cell>
          <table:table-cell table:formula="of:=INT(2048+2047*COS([.B2063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2064]*2*PI()/4096" office:value-type="float" office:value="3.16306838462019" calcext:value-type="float">
            <text:p>3.16306838462019</text:p>
          </table:table-cell>
          <table:table-cell table:formula="of:=INT(2048+2047*SIN([.B2064]))" office:value-type="float" office:value="2004" calcext:value-type="float">
            <text:p>2004</text:p>
          </table:table-cell>
          <table:table-cell table:formula="of:=INT(2048+2047*COS([.B206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2065]*2*PI()/4096" office:value-type="float" office:value="3.16460236540808" calcext:value-type="float">
            <text:p>3.16460236540808</text:p>
          </table:table-cell>
          <table:table-cell table:formula="of:=INT(2048+2047*SIN([.B2065]))" office:value-type="float" office:value="2000" calcext:value-type="float">
            <text:p>2000</text:p>
          </table:table-cell>
          <table:table-cell table:formula="of:=INT(2048+2047*COS([.B2065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2066]*2*PI()/4096" office:value-type="float" office:value="3.16613634619596" calcext:value-type="float">
            <text:p>3.16613634619596</text:p>
          </table:table-cell>
          <table:table-cell table:formula="of:=INT(2048+2047*SIN([.B2066]))" office:value-type="float" office:value="1997" calcext:value-type="float">
            <text:p>1997</text:p>
          </table:table-cell>
          <table:table-cell table:formula="of:=INT(2048+2047*COS([.B2066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2067]*2*PI()/4096" office:value-type="float" office:value="3.16767032698385" calcext:value-type="float">
            <text:p>3.16767032698385</text:p>
          </table:table-cell>
          <table:table-cell table:formula="of:=INT(2048+2047*SIN([.B2067]))" office:value-type="float" office:value="1994" calcext:value-type="float">
            <text:p>1994</text:p>
          </table:table-cell>
          <table:table-cell table:formula="of:=INT(2048+2047*COS([.B2067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2068]*2*PI()/4096" office:value-type="float" office:value="3.16920430777173" calcext:value-type="float">
            <text:p>3.16920430777173</text:p>
          </table:table-cell>
          <table:table-cell table:formula="of:=INT(2048+2047*SIN([.B2068]))" office:value-type="float" office:value="1991" calcext:value-type="float">
            <text:p>1991</text:p>
          </table:table-cell>
          <table:table-cell table:formula="of:=INT(2048+2047*COS([.B2068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2069]*2*PI()/4096" office:value-type="float" office:value="3.17073828855962" calcext:value-type="float">
            <text:p>3.17073828855962</text:p>
          </table:table-cell>
          <table:table-cell table:formula="of:=INT(2048+2047*SIN([.B2069]))" office:value-type="float" office:value="1988" calcext:value-type="float">
            <text:p>1988</text:p>
          </table:table-cell>
          <table:table-cell table:formula="of:=INT(2048+2047*COS([.B2069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2070]*2*PI()/4096" office:value-type="float" office:value="3.17227226934751" calcext:value-type="float">
            <text:p>3.17227226934751</text:p>
          </table:table-cell>
          <table:table-cell table:formula="of:=INT(2048+2047*SIN([.B2070]))" office:value-type="float" office:value="1985" calcext:value-type="float">
            <text:p>1985</text:p>
          </table:table-cell>
          <table:table-cell table:formula="of:=INT(2048+2047*COS([.B2070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2071]*2*PI()/4096" office:value-type="float" office:value="3.17380625013539" calcext:value-type="float">
            <text:p>3.17380625013539</text:p>
          </table:table-cell>
          <table:table-cell table:formula="of:=INT(2048+2047*SIN([.B2071]))" office:value-type="float" office:value="1982" calcext:value-type="float">
            <text:p>1982</text:p>
          </table:table-cell>
          <table:table-cell table:formula="of:=INT(2048+2047*COS([.B2071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072]*2*PI()/4096" office:value-type="float" office:value="3.17534023092328" calcext:value-type="float">
            <text:p>3.17534023092328</text:p>
          </table:table-cell>
          <table:table-cell table:formula="of:=INT(2048+2047*SIN([.B2072]))" office:value-type="float" office:value="1978" calcext:value-type="float">
            <text:p>1978</text:p>
          </table:table-cell>
          <table:table-cell table:formula="of:=INT(2048+2047*COS([.B2072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073]*2*PI()/4096" office:value-type="float" office:value="3.17687421171116" calcext:value-type="float">
            <text:p>3.17687421171116</text:p>
          </table:table-cell>
          <table:table-cell table:formula="of:=INT(2048+2047*SIN([.B2073]))" office:value-type="float" office:value="1975" calcext:value-type="float">
            <text:p>1975</text:p>
          </table:table-cell>
          <table:table-cell table:formula="of:=INT(2048+2047*COS([.B2073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2074]*2*PI()/4096" office:value-type="float" office:value="3.17840819249905" calcext:value-type="float">
            <text:p>3.17840819249905</text:p>
          </table:table-cell>
          <table:table-cell table:formula="of:=INT(2048+2047*SIN([.B2074]))" office:value-type="float" office:value="1972" calcext:value-type="float">
            <text:p>1972</text:p>
          </table:table-cell>
          <table:table-cell table:formula="of:=INT(2048+2047*COS([.B2074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2075]*2*PI()/4096" office:value-type="float" office:value="3.17994217328693" calcext:value-type="float">
            <text:p>3.17994217328693</text:p>
          </table:table-cell>
          <table:table-cell table:formula="of:=INT(2048+2047*SIN([.B2075]))" office:value-type="float" office:value="1969" calcext:value-type="float">
            <text:p>1969</text:p>
          </table:table-cell>
          <table:table-cell table:formula="of:=INT(2048+2047*COS([.B2075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2076]*2*PI()/4096" office:value-type="float" office:value="3.18147615407482" calcext:value-type="float">
            <text:p>3.18147615407482</text:p>
          </table:table-cell>
          <table:table-cell table:formula="of:=INT(2048+2047*SIN([.B2076]))" office:value-type="float" office:value="1966" calcext:value-type="float">
            <text:p>1966</text:p>
          </table:table-cell>
          <table:table-cell table:formula="of:=INT(2048+2047*COS([.B2076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2077]*2*PI()/4096" office:value-type="float" office:value="3.18301013486271" calcext:value-type="float">
            <text:p>3.18301013486271</text:p>
          </table:table-cell>
          <table:table-cell table:formula="of:=INT(2048+2047*SIN([.B2077]))" office:value-type="float" office:value="1963" calcext:value-type="float">
            <text:p>1963</text:p>
          </table:table-cell>
          <table:table-cell table:formula="of:=INT(2048+2047*COS([.B2077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A2078]*2*PI()/4096" office:value-type="float" office:value="3.18454411565059" calcext:value-type="float">
            <text:p>3.18454411565059</text:p>
          </table:table-cell>
          <table:table-cell table:formula="of:=INT(2048+2047*SIN([.B2078]))" office:value-type="float" office:value="1960" calcext:value-type="float">
            <text:p>1960</text:p>
          </table:table-cell>
          <table:table-cell table:formula="of:=INT(2048+2047*COS([.B2078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[.A2079]*2*PI()/4096" office:value-type="float" office:value="3.18607809643848" calcext:value-type="float">
            <text:p>3.18607809643848</text:p>
          </table:table-cell>
          <table:table-cell table:formula="of:=INT(2048+2047*SIN([.B2079]))" office:value-type="float" office:value="1956" calcext:value-type="float">
            <text:p>1956</text:p>
          </table:table-cell>
          <table:table-cell table:formula="of:=INT(2048+2047*COS([.B2079]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table:formula="of:=[.A2080]*2*PI()/4096" office:value-type="float" office:value="3.18761207722636" calcext:value-type="float">
            <text:p>3.18761207722636</text:p>
          </table:table-cell>
          <table:table-cell table:formula="of:=INT(2048+2047*SIN([.B2080]))" office:value-type="float" office:value="1953" calcext:value-type="float">
            <text:p>1953</text:p>
          </table:table-cell>
          <table:table-cell table:formula="of:=INT(2048+2047*COS([.B2080]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table:formula="of:=[.A2081]*2*PI()/4096" office:value-type="float" office:value="3.18914605801425" calcext:value-type="float">
            <text:p>3.18914605801425</text:p>
          </table:table-cell>
          <table:table-cell table:formula="of:=INT(2048+2047*SIN([.B2081]))" office:value-type="float" office:value="1950" calcext:value-type="float">
            <text:p>1950</text:p>
          </table:table-cell>
          <table:table-cell table:formula="of:=INT(2048+2047*COS([.B2081]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table:formula="of:=[.A2082]*2*PI()/4096" office:value-type="float" office:value="3.19068003880213" calcext:value-type="float">
            <text:p>3.19068003880213</text:p>
          </table:table-cell>
          <table:table-cell table:formula="of:=INT(2048+2047*SIN([.B2082]))" office:value-type="float" office:value="1947" calcext:value-type="float">
            <text:p>1947</text:p>
          </table:table-cell>
          <table:table-cell table:formula="of:=INT(2048+2047*COS([.B2082]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table:formula="of:=[.A2083]*2*PI()/4096" office:value-type="float" office:value="3.19221401959002" calcext:value-type="float">
            <text:p>3.19221401959002</text:p>
          </table:table-cell>
          <table:table-cell table:formula="of:=INT(2048+2047*SIN([.B2083]))" office:value-type="float" office:value="1944" calcext:value-type="float">
            <text:p>1944</text:p>
          </table:table-cell>
          <table:table-cell table:formula="of:=INT(2048+2047*COS([.B2083]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[.A2084]*2*PI()/4096" office:value-type="float" office:value="3.1937480003779" calcext:value-type="float">
            <text:p>3.1937480003779</text:p>
          </table:table-cell>
          <table:table-cell table:formula="of:=INT(2048+2047*SIN([.B2084]))" office:value-type="float" office:value="1941" calcext:value-type="float">
            <text:p>1941</text:p>
          </table:table-cell>
          <table:table-cell table:formula="of:=INT(2048+2047*COS([.B2084]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table:formula="of:=[.A2085]*2*PI()/4096" office:value-type="float" office:value="3.19528198116579" calcext:value-type="float">
            <text:p>3.19528198116579</text:p>
          </table:table-cell>
          <table:table-cell table:formula="of:=INT(2048+2047*SIN([.B2085]))" office:value-type="float" office:value="1938" calcext:value-type="float">
            <text:p>1938</text:p>
          </table:table-cell>
          <table:table-cell table:formula="of:=INT(2048+2047*COS([.B2085])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[.A2086]*2*PI()/4096" office:value-type="float" office:value="3.19681596195368" calcext:value-type="float">
            <text:p>3.19681596195368</text:p>
          </table:table-cell>
          <table:table-cell table:formula="of:=INT(2048+2047*SIN([.B2086]))" office:value-type="float" office:value="1935" calcext:value-type="float">
            <text:p>1935</text:p>
          </table:table-cell>
          <table:table-cell table:formula="of:=INT(2048+2047*COS([.B2086]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table:formula="of:=[.A2087]*2*PI()/4096" office:value-type="float" office:value="3.19834994274156" calcext:value-type="float">
            <text:p>3.19834994274156</text:p>
          </table:table-cell>
          <table:table-cell table:formula="of:=INT(2048+2047*SIN([.B2087]))" office:value-type="float" office:value="1931" calcext:value-type="float">
            <text:p>1931</text:p>
          </table:table-cell>
          <table:table-cell table:formula="of:=INT(2048+2047*COS([.B2087]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[.A2088]*2*PI()/4096" office:value-type="float" office:value="3.19988392352945" calcext:value-type="float">
            <text:p>3.19988392352945</text:p>
          </table:table-cell>
          <table:table-cell table:formula="of:=INT(2048+2047*SIN([.B2088]))" office:value-type="float" office:value="1928" calcext:value-type="float">
            <text:p>1928</text:p>
          </table:table-cell>
          <table:table-cell table:formula="of:=INT(2048+2047*COS([.B2088]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[.A2089]*2*PI()/4096" office:value-type="float" office:value="3.20141790431733" calcext:value-type="float">
            <text:p>3.20141790431733</text:p>
          </table:table-cell>
          <table:table-cell table:formula="of:=INT(2048+2047*SIN([.B2089]))" office:value-type="float" office:value="1925" calcext:value-type="float">
            <text:p>1925</text:p>
          </table:table-cell>
          <table:table-cell table:formula="of:=INT(2048+2047*COS([.B2089]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table:formula="of:=[.A2090]*2*PI()/4096" office:value-type="float" office:value="3.20295188510522" calcext:value-type="float">
            <text:p>3.20295188510522</text:p>
          </table:table-cell>
          <table:table-cell table:formula="of:=INT(2048+2047*SIN([.B2090]))" office:value-type="float" office:value="1922" calcext:value-type="float">
            <text:p>1922</text:p>
          </table:table-cell>
          <table:table-cell table:formula="of:=INT(2048+2047*COS([.B2090])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[.A2091]*2*PI()/4096" office:value-type="float" office:value="3.2044858658931" calcext:value-type="float">
            <text:p>3.2044858658931</text:p>
          </table:table-cell>
          <table:table-cell table:formula="of:=INT(2048+2047*SIN([.B2091]))" office:value-type="float" office:value="1919" calcext:value-type="float">
            <text:p>1919</text:p>
          </table:table-cell>
          <table:table-cell table:formula="of:=INT(2048+2047*COS([.B2091])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table:formula="of:=[.A2092]*2*PI()/4096" office:value-type="float" office:value="3.20601984668099" calcext:value-type="float">
            <text:p>3.20601984668099</text:p>
          </table:table-cell>
          <table:table-cell table:formula="of:=INT(2048+2047*SIN([.B2092]))" office:value-type="float" office:value="1916" calcext:value-type="float">
            <text:p>1916</text:p>
          </table:table-cell>
          <table:table-cell table:formula="of:=INT(2048+2047*COS([.B2092])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table:formula="of:=[.A2093]*2*PI()/4096" office:value-type="float" office:value="3.20755382746888" calcext:value-type="float">
            <text:p>3.20755382746888</text:p>
          </table:table-cell>
          <table:table-cell table:formula="of:=INT(2048+2047*SIN([.B2093]))" office:value-type="float" office:value="1913" calcext:value-type="float">
            <text:p>1913</text:p>
          </table:table-cell>
          <table:table-cell table:formula="of:=INT(2048+2047*COS([.B2093])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table:formula="of:=[.A2094]*2*PI()/4096" office:value-type="float" office:value="3.20908780825676" calcext:value-type="float">
            <text:p>3.20908780825676</text:p>
          </table:table-cell>
          <table:table-cell table:formula="of:=INT(2048+2047*SIN([.B2094]))" office:value-type="float" office:value="1909" calcext:value-type="float">
            <text:p>1909</text:p>
          </table:table-cell>
          <table:table-cell table:formula="of:=INT(2048+2047*COS([.B2094])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[.A2095]*2*PI()/4096" office:value-type="float" office:value="3.21062178904465" calcext:value-type="float">
            <text:p>3.21062178904465</text:p>
          </table:table-cell>
          <table:table-cell table:formula="of:=INT(2048+2047*SIN([.B2095]))" office:value-type="float" office:value="1906" calcext:value-type="float">
            <text:p>1906</text:p>
          </table:table-cell>
          <table:table-cell table:formula="of:=INT(2048+2047*COS([.B2095])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table:formula="of:=[.A2096]*2*PI()/4096" office:value-type="float" office:value="3.21215576983253" calcext:value-type="float">
            <text:p>3.21215576983253</text:p>
          </table:table-cell>
          <table:table-cell table:formula="of:=INT(2048+2047*SIN([.B2096]))" office:value-type="float" office:value="1903" calcext:value-type="float">
            <text:p>1903</text:p>
          </table:table-cell>
          <table:table-cell table:formula="of:=INT(2048+2047*COS([.B2096])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table:formula="of:=[.A2097]*2*PI()/4096" office:value-type="float" office:value="3.21368975062042" calcext:value-type="float">
            <text:p>3.21368975062042</text:p>
          </table:table-cell>
          <table:table-cell table:formula="of:=INT(2048+2047*SIN([.B2097]))" office:value-type="float" office:value="1900" calcext:value-type="float">
            <text:p>1900</text:p>
          </table:table-cell>
          <table:table-cell table:formula="of:=INT(2048+2047*COS([.B2097])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table:formula="of:=[.A2098]*2*PI()/4096" office:value-type="float" office:value="3.2152237314083" calcext:value-type="float">
            <text:p>3.2152237314083</text:p>
          </table:table-cell>
          <table:table-cell table:formula="of:=INT(2048+2047*SIN([.B2098]))" office:value-type="float" office:value="1897" calcext:value-type="float">
            <text:p>1897</text:p>
          </table:table-cell>
          <table:table-cell table:formula="of:=INT(2048+2047*COS([.B2098])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table:formula="of:=[.A2099]*2*PI()/4096" office:value-type="float" office:value="3.21675771219619" calcext:value-type="float">
            <text:p>3.21675771219619</text:p>
          </table:table-cell>
          <table:table-cell table:formula="of:=INT(2048+2047*SIN([.B2099]))" office:value-type="float" office:value="1894" calcext:value-type="float">
            <text:p>1894</text:p>
          </table:table-cell>
          <table:table-cell table:formula="of:=INT(2048+2047*COS([.B2099])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table:formula="of:=[.A2100]*2*PI()/4096" office:value-type="float" office:value="3.21829169298408" calcext:value-type="float">
            <text:p>3.21829169298408</text:p>
          </table:table-cell>
          <table:table-cell table:formula="of:=INT(2048+2047*SIN([.B2100]))" office:value-type="float" office:value="1891" calcext:value-type="float">
            <text:p>1891</text:p>
          </table:table-cell>
          <table:table-cell table:formula="of:=INT(2048+2047*COS([.B2100]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table:formula="of:=[.A2101]*2*PI()/4096" office:value-type="float" office:value="3.21982567377196" calcext:value-type="float">
            <text:p>3.21982567377196</text:p>
          </table:table-cell>
          <table:table-cell table:formula="of:=INT(2048+2047*SIN([.B2101]))" office:value-type="float" office:value="1888" calcext:value-type="float">
            <text:p>1888</text:p>
          </table:table-cell>
          <table:table-cell table:formula="of:=INT(2048+2047*COS([.B2101]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.A2102]*2*PI()/4096" office:value-type="float" office:value="3.22135965455985" calcext:value-type="float">
            <text:p>3.22135965455985</text:p>
          </table:table-cell>
          <table:table-cell table:formula="of:=INT(2048+2047*SIN([.B2102]))" office:value-type="float" office:value="1884" calcext:value-type="float">
            <text:p>1884</text:p>
          </table:table-cell>
          <table:table-cell table:formula="of:=INT(2048+2047*COS([.B2102]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table:formula="of:=[.A2103]*2*PI()/4096" office:value-type="float" office:value="3.22289363534773" calcext:value-type="float">
            <text:p>3.22289363534773</text:p>
          </table:table-cell>
          <table:table-cell table:formula="of:=INT(2048+2047*SIN([.B2103]))" office:value-type="float" office:value="1881" calcext:value-type="float">
            <text:p>1881</text:p>
          </table:table-cell>
          <table:table-cell table:formula="of:=INT(2048+2047*COS([.B2103])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[.A2104]*2*PI()/4096" office:value-type="float" office:value="3.22442761613562" calcext:value-type="float">
            <text:p>3.22442761613562</text:p>
          </table:table-cell>
          <table:table-cell table:formula="of:=INT(2048+2047*SIN([.B2104]))" office:value-type="float" office:value="1878" calcext:value-type="float">
            <text:p>1878</text:p>
          </table:table-cell>
          <table:table-cell table:formula="of:=INT(2048+2047*COS([.B2104])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[.A2105]*2*PI()/4096" office:value-type="float" office:value="3.2259615969235" calcext:value-type="float">
            <text:p>3.2259615969235</text:p>
          </table:table-cell>
          <table:table-cell table:formula="of:=INT(2048+2047*SIN([.B2105]))" office:value-type="float" office:value="1875" calcext:value-type="float">
            <text:p>1875</text:p>
          </table:table-cell>
          <table:table-cell table:formula="of:=INT(2048+2047*COS([.B2105])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[.A2106]*2*PI()/4096" office:value-type="float" office:value="3.22749557771139" calcext:value-type="float">
            <text:p>3.22749557771139</text:p>
          </table:table-cell>
          <table:table-cell table:formula="of:=INT(2048+2047*SIN([.B2106]))" office:value-type="float" office:value="1872" calcext:value-type="float">
            <text:p>1872</text:p>
          </table:table-cell>
          <table:table-cell table:formula="of:=INT(2048+2047*COS([.B2106])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table:formula="of:=[.A2107]*2*PI()/4096" office:value-type="float" office:value="3.22902955849927" calcext:value-type="float">
            <text:p>3.22902955849927</text:p>
          </table:table-cell>
          <table:table-cell table:formula="of:=INT(2048+2047*SIN([.B2107]))" office:value-type="float" office:value="1869" calcext:value-type="float">
            <text:p>1869</text:p>
          </table:table-cell>
          <table:table-cell table:formula="of:=INT(2048+2047*COS([.B2107])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table:formula="of:=[.A2108]*2*PI()/4096" office:value-type="float" office:value="3.23056353928716" calcext:value-type="float">
            <text:p>3.23056353928716</text:p>
          </table:table-cell>
          <table:table-cell table:formula="of:=INT(2048+2047*SIN([.B2108]))" office:value-type="float" office:value="1866" calcext:value-type="float">
            <text:p>1866</text:p>
          </table:table-cell>
          <table:table-cell table:formula="of:=INT(2048+2047*COS([.B2108])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table:formula="of:=[.A2109]*2*PI()/4096" office:value-type="float" office:value="3.23209752007505" calcext:value-type="float">
            <text:p>3.23209752007505</text:p>
          </table:table-cell>
          <table:table-cell table:formula="of:=INT(2048+2047*SIN([.B2109]))" office:value-type="float" office:value="1862" calcext:value-type="float">
            <text:p>1862</text:p>
          </table:table-cell>
          <table:table-cell table:formula="of:=INT(2048+2047*COS([.B2109])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table:formula="of:=[.A2110]*2*PI()/4096" office:value-type="float" office:value="3.23363150086293" calcext:value-type="float">
            <text:p>3.23363150086293</text:p>
          </table:table-cell>
          <table:table-cell table:formula="of:=INT(2048+2047*SIN([.B2110]))" office:value-type="float" office:value="1859" calcext:value-type="float">
            <text:p>1859</text:p>
          </table:table-cell>
          <table:table-cell table:formula="of:=INT(2048+2047*COS([.B2110])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table:formula="of:=[.A2111]*2*PI()/4096" office:value-type="float" office:value="3.23516548165082" calcext:value-type="float">
            <text:p>3.23516548165082</text:p>
          </table:table-cell>
          <table:table-cell table:formula="of:=INT(2048+2047*SIN([.B2111]))" office:value-type="float" office:value="1856" calcext:value-type="float">
            <text:p>1856</text:p>
          </table:table-cell>
          <table:table-cell table:formula="of:=INT(2048+2047*COS([.B2111])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table:formula="of:=[.A2112]*2*PI()/4096" office:value-type="float" office:value="3.2366994624387" calcext:value-type="float">
            <text:p>3.2366994624387</text:p>
          </table:table-cell>
          <table:table-cell table:formula="of:=INT(2048+2047*SIN([.B2112]))" office:value-type="float" office:value="1853" calcext:value-type="float">
            <text:p>1853</text:p>
          </table:table-cell>
          <table:table-cell table:formula="of:=INT(2048+2047*COS([.B2112])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table:formula="of:=[.A2113]*2*PI()/4096" office:value-type="float" office:value="3.23823344322659" calcext:value-type="float">
            <text:p>3.23823344322659</text:p>
          </table:table-cell>
          <table:table-cell table:formula="of:=INT(2048+2047*SIN([.B2113]))" office:value-type="float" office:value="1850" calcext:value-type="float">
            <text:p>1850</text:p>
          </table:table-cell>
          <table:table-cell table:formula="of:=INT(2048+2047*COS([.B2113])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table:formula="of:=[.A2114]*2*PI()/4096" office:value-type="float" office:value="3.23976742401447" calcext:value-type="float">
            <text:p>3.23976742401447</text:p>
          </table:table-cell>
          <table:table-cell table:formula="of:=INT(2048+2047*SIN([.B2114]))" office:value-type="float" office:value="1847" calcext:value-type="float">
            <text:p>1847</text:p>
          </table:table-cell>
          <table:table-cell table:formula="of:=INT(2048+2047*COS([.B2114])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table:formula="of:=[.A2115]*2*PI()/4096" office:value-type="float" office:value="3.24130140480236" calcext:value-type="float">
            <text:p>3.24130140480236</text:p>
          </table:table-cell>
          <table:table-cell table:formula="of:=INT(2048+2047*SIN([.B2115]))" office:value-type="float" office:value="1844" calcext:value-type="float">
            <text:p>1844</text:p>
          </table:table-cell>
          <table:table-cell table:formula="of:=INT(2048+2047*COS([.B2115])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table:formula="of:=[.A2116]*2*PI()/4096" office:value-type="float" office:value="3.24283538559025" calcext:value-type="float">
            <text:p>3.24283538559025</text:p>
          </table:table-cell>
          <table:table-cell table:formula="of:=INT(2048+2047*SIN([.B2116]))" office:value-type="float" office:value="1841" calcext:value-type="float">
            <text:p>1841</text:p>
          </table:table-cell>
          <table:table-cell table:formula="of:=INT(2048+2047*COS([.B2116])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table:formula="of:=[.A2117]*2*PI()/4096" office:value-type="float" office:value="3.24436936637813" calcext:value-type="float">
            <text:p>3.24436936637813</text:p>
          </table:table-cell>
          <table:table-cell table:formula="of:=INT(2048+2047*SIN([.B2117]))" office:value-type="float" office:value="1837" calcext:value-type="float">
            <text:p>1837</text:p>
          </table:table-cell>
          <table:table-cell table:formula="of:=INT(2048+2047*COS([.B2117])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[.A2118]*2*PI()/4096" office:value-type="float" office:value="3.24590334716602" calcext:value-type="float">
            <text:p>3.24590334716602</text:p>
          </table:table-cell>
          <table:table-cell table:formula="of:=INT(2048+2047*SIN([.B2118]))" office:value-type="float" office:value="1834" calcext:value-type="float">
            <text:p>1834</text:p>
          </table:table-cell>
          <table:table-cell table:formula="of:=INT(2048+2047*COS([.B2118])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table:formula="of:=[.A2119]*2*PI()/4096" office:value-type="float" office:value="3.2474373279539" calcext:value-type="float">
            <text:p>3.2474373279539</text:p>
          </table:table-cell>
          <table:table-cell table:formula="of:=INT(2048+2047*SIN([.B2119]))" office:value-type="float" office:value="1831" calcext:value-type="float">
            <text:p>1831</text:p>
          </table:table-cell>
          <table:table-cell table:formula="of:=INT(2048+2047*COS([.B2119])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table:formula="of:=[.A2120]*2*PI()/4096" office:value-type="float" office:value="3.24897130874179" calcext:value-type="float">
            <text:p>3.24897130874179</text:p>
          </table:table-cell>
          <table:table-cell table:formula="of:=INT(2048+2047*SIN([.B2120]))" office:value-type="float" office:value="1828" calcext:value-type="float">
            <text:p>1828</text:p>
          </table:table-cell>
          <table:table-cell table:formula="of:=INT(2048+2047*COS([.B2120])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table:formula="of:=[.A2121]*2*PI()/4096" office:value-type="float" office:value="3.25050528952967" calcext:value-type="float">
            <text:p>3.25050528952967</text:p>
          </table:table-cell>
          <table:table-cell table:formula="of:=INT(2048+2047*SIN([.B2121]))" office:value-type="float" office:value="1825" calcext:value-type="float">
            <text:p>1825</text:p>
          </table:table-cell>
          <table:table-cell table:formula="of:=INT(2048+2047*COS([.B2121])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[.A2122]*2*PI()/4096" office:value-type="float" office:value="3.25203927031756" calcext:value-type="float">
            <text:p>3.25203927031756</text:p>
          </table:table-cell>
          <table:table-cell table:formula="of:=INT(2048+2047*SIN([.B2122]))" office:value-type="float" office:value="1822" calcext:value-type="float">
            <text:p>1822</text:p>
          </table:table-cell>
          <table:table-cell table:formula="of:=INT(2048+2047*COS([.B2122])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table:formula="of:=[.A2123]*2*PI()/4096" office:value-type="float" office:value="3.25357325110544" calcext:value-type="float">
            <text:p>3.25357325110544</text:p>
          </table:table-cell>
          <table:table-cell table:formula="of:=INT(2048+2047*SIN([.B2123]))" office:value-type="float" office:value="1819" calcext:value-type="float">
            <text:p>1819</text:p>
          </table:table-cell>
          <table:table-cell table:formula="of:=INT(2048+2047*COS([.B2123])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table:formula="of:=[.A2124]*2*PI()/4096" office:value-type="float" office:value="3.25510723189333" calcext:value-type="float">
            <text:p>3.25510723189333</text:p>
          </table:table-cell>
          <table:table-cell table:formula="of:=INT(2048+2047*SIN([.B2124]))" office:value-type="float" office:value="1816" calcext:value-type="float">
            <text:p>1816</text:p>
          </table:table-cell>
          <table:table-cell table:formula="of:=INT(2048+2047*COS([.B2124])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table:formula="of:=[.A2125]*2*PI()/4096" office:value-type="float" office:value="3.25664121268122" calcext:value-type="float">
            <text:p>3.25664121268122</text:p>
          </table:table-cell>
          <table:table-cell table:formula="of:=INT(2048+2047*SIN([.B2125]))" office:value-type="float" office:value="1813" calcext:value-type="float">
            <text:p>1813</text:p>
          </table:table-cell>
          <table:table-cell table:formula="of:=INT(2048+2047*COS([.B2125])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[.A2126]*2*PI()/4096" office:value-type="float" office:value="3.2581751934691" calcext:value-type="float">
            <text:p>3.2581751934691</text:p>
          </table:table-cell>
          <table:table-cell table:formula="of:=INT(2048+2047*SIN([.B2126]))" office:value-type="float" office:value="1809" calcext:value-type="float">
            <text:p>1809</text:p>
          </table:table-cell>
          <table:table-cell table:formula="of:=INT(2048+2047*COS([.B2126])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table:formula="of:=[.A2127]*2*PI()/4096" office:value-type="float" office:value="3.25970917425699" calcext:value-type="float">
            <text:p>3.25970917425699</text:p>
          </table:table-cell>
          <table:table-cell table:formula="of:=INT(2048+2047*SIN([.B2127]))" office:value-type="float" office:value="1806" calcext:value-type="float">
            <text:p>1806</text:p>
          </table:table-cell>
          <table:table-cell table:formula="of:=INT(2048+2047*COS([.B2127])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table:formula="of:=[.A2128]*2*PI()/4096" office:value-type="float" office:value="3.26124315504487" calcext:value-type="float">
            <text:p>3.26124315504487</text:p>
          </table:table-cell>
          <table:table-cell table:formula="of:=INT(2048+2047*SIN([.B2128]))" office:value-type="float" office:value="1803" calcext:value-type="float">
            <text:p>1803</text:p>
          </table:table-cell>
          <table:table-cell table:formula="of:=INT(2048+2047*COS([.B2128])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table:formula="of:=[.A2129]*2*PI()/4096" office:value-type="float" office:value="3.26277713583276" calcext:value-type="float">
            <text:p>3.26277713583276</text:p>
          </table:table-cell>
          <table:table-cell table:formula="of:=INT(2048+2047*SIN([.B2129]))" office:value-type="float" office:value="1800" calcext:value-type="float">
            <text:p>1800</text:p>
          </table:table-cell>
          <table:table-cell table:formula="of:=INT(2048+2047*COS([.B2129])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[.A2130]*2*PI()/4096" office:value-type="float" office:value="3.26431111662064" calcext:value-type="float">
            <text:p>3.26431111662064</text:p>
          </table:table-cell>
          <table:table-cell table:formula="of:=INT(2048+2047*SIN([.B2130]))" office:value-type="float" office:value="1797" calcext:value-type="float">
            <text:p>1797</text:p>
          </table:table-cell>
          <table:table-cell table:formula="of:=INT(2048+2047*COS([.B2130])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[.A2131]*2*PI()/4096" office:value-type="float" office:value="3.26584509740853" calcext:value-type="float">
            <text:p>3.26584509740853</text:p>
          </table:table-cell>
          <table:table-cell table:formula="of:=INT(2048+2047*SIN([.B2131]))" office:value-type="float" office:value="1794" calcext:value-type="float">
            <text:p>1794</text:p>
          </table:table-cell>
          <table:table-cell table:formula="of:=INT(2048+2047*COS([.B2131])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table:formula="of:=[.A2132]*2*PI()/4096" office:value-type="float" office:value="3.26737907819642" calcext:value-type="float">
            <text:p>3.26737907819642</text:p>
          </table:table-cell>
          <table:table-cell table:formula="of:=INT(2048+2047*SIN([.B2132]))" office:value-type="float" office:value="1791" calcext:value-type="float">
            <text:p>1791</text:p>
          </table:table-cell>
          <table:table-cell table:formula="of:=INT(2048+2047*COS([.B2132])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[.A2133]*2*PI()/4096" office:value-type="float" office:value="3.2689130589843" calcext:value-type="float">
            <text:p>3.2689130589843</text:p>
          </table:table-cell>
          <table:table-cell table:formula="of:=INT(2048+2047*SIN([.B2133]))" office:value-type="float" office:value="1788" calcext:value-type="float">
            <text:p>1788</text:p>
          </table:table-cell>
          <table:table-cell table:formula="of:=INT(2048+2047*COS([.B2133])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table:formula="of:=[.A2134]*2*PI()/4096" office:value-type="float" office:value="3.27044703977219" calcext:value-type="float">
            <text:p>3.27044703977219</text:p>
          </table:table-cell>
          <table:table-cell table:formula="of:=INT(2048+2047*SIN([.B2134]))" office:value-type="float" office:value="1784" calcext:value-type="float">
            <text:p>1784</text:p>
          </table:table-cell>
          <table:table-cell table:formula="of:=INT(2048+2047*COS([.B2134])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table:formula="of:=[.A2135]*2*PI()/4096" office:value-type="float" office:value="3.27198102056007" calcext:value-type="float">
            <text:p>3.27198102056007</text:p>
          </table:table-cell>
          <table:table-cell table:formula="of:=INT(2048+2047*SIN([.B2135]))" office:value-type="float" office:value="1781" calcext:value-type="float">
            <text:p>1781</text:p>
          </table:table-cell>
          <table:table-cell table:formula="of:=INT(2048+2047*COS([.B2135])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[.A2136]*2*PI()/4096" office:value-type="float" office:value="3.27351500134796" calcext:value-type="float">
            <text:p>3.27351500134796</text:p>
          </table:table-cell>
          <table:table-cell table:formula="of:=INT(2048+2047*SIN([.B2136]))" office:value-type="float" office:value="1778" calcext:value-type="float">
            <text:p>1778</text:p>
          </table:table-cell>
          <table:table-cell table:formula="of:=INT(2048+2047*COS([.B2136])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table:formula="of:=[.A2137]*2*PI()/4096" office:value-type="float" office:value="3.27504898213584" calcext:value-type="float">
            <text:p>3.27504898213584</text:p>
          </table:table-cell>
          <table:table-cell table:formula="of:=INT(2048+2047*SIN([.B2137]))" office:value-type="float" office:value="1775" calcext:value-type="float">
            <text:p>1775</text:p>
          </table:table-cell>
          <table:table-cell table:formula="of:=INT(2048+2047*COS([.B2137])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[.A2138]*2*PI()/4096" office:value-type="float" office:value="3.27658296292373" calcext:value-type="float">
            <text:p>3.27658296292373</text:p>
          </table:table-cell>
          <table:table-cell table:formula="of:=INT(2048+2047*SIN([.B2138]))" office:value-type="float" office:value="1772" calcext:value-type="float">
            <text:p>1772</text:p>
          </table:table-cell>
          <table:table-cell table:formula="of:=INT(2048+2047*COS([.B2138])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[.A2139]*2*PI()/4096" office:value-type="float" office:value="3.27811694371162" calcext:value-type="float">
            <text:p>3.27811694371162</text:p>
          </table:table-cell>
          <table:table-cell table:formula="of:=INT(2048+2047*SIN([.B2139]))" office:value-type="float" office:value="1769" calcext:value-type="float">
            <text:p>1769</text:p>
          </table:table-cell>
          <table:table-cell table:formula="of:=INT(2048+2047*COS([.B2139])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table:formula="of:=[.A2140]*2*PI()/4096" office:value-type="float" office:value="3.2796509244995" calcext:value-type="float">
            <text:p>3.2796509244995</text:p>
          </table:table-cell>
          <table:table-cell table:formula="of:=INT(2048+2047*SIN([.B2140]))" office:value-type="float" office:value="1766" calcext:value-type="float">
            <text:p>1766</text:p>
          </table:table-cell>
          <table:table-cell table:formula="of:=INT(2048+2047*COS([.B2140])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[.A2141]*2*PI()/4096" office:value-type="float" office:value="3.28118490528739" calcext:value-type="float">
            <text:p>3.28118490528739</text:p>
          </table:table-cell>
          <table:table-cell table:formula="of:=INT(2048+2047*SIN([.B2141]))" office:value-type="float" office:value="1763" calcext:value-type="float">
            <text:p>1763</text:p>
          </table:table-cell>
          <table:table-cell table:formula="of:=INT(2048+2047*COS([.B2141])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[.A2142]*2*PI()/4096" office:value-type="float" office:value="3.28271888607527" calcext:value-type="float">
            <text:p>3.28271888607527</text:p>
          </table:table-cell>
          <table:table-cell table:formula="of:=INT(2048+2047*SIN([.B2142]))" office:value-type="float" office:value="1760" calcext:value-type="float">
            <text:p>1760</text:p>
          </table:table-cell>
          <table:table-cell table:formula="of:=INT(2048+2047*COS([.B2142])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table:formula="of:=[.A2143]*2*PI()/4096" office:value-type="float" office:value="3.28425286686316" calcext:value-type="float">
            <text:p>3.28425286686316</text:p>
          </table:table-cell>
          <table:table-cell table:formula="of:=INT(2048+2047*SIN([.B2143]))" office:value-type="float" office:value="1756" calcext:value-type="float">
            <text:p>1756</text:p>
          </table:table-cell>
          <table:table-cell table:formula="of:=INT(2048+2047*COS([.B2143])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table:formula="of:=[.A2144]*2*PI()/4096" office:value-type="float" office:value="3.28578684765104" calcext:value-type="float">
            <text:p>3.28578684765104</text:p>
          </table:table-cell>
          <table:table-cell table:formula="of:=INT(2048+2047*SIN([.B2144]))" office:value-type="float" office:value="1753" calcext:value-type="float">
            <text:p>1753</text:p>
          </table:table-cell>
          <table:table-cell table:formula="of:=INT(2048+2047*COS([.B2144])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table:formula="of:=[.A2145]*2*PI()/4096" office:value-type="float" office:value="3.28732082843893" calcext:value-type="float">
            <text:p>3.28732082843893</text:p>
          </table:table-cell>
          <table:table-cell table:formula="of:=INT(2048+2047*SIN([.B2145]))" office:value-type="float" office:value="1750" calcext:value-type="float">
            <text:p>1750</text:p>
          </table:table-cell>
          <table:table-cell table:formula="of:=INT(2048+2047*COS([.B2145])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table:formula="of:=[.A2146]*2*PI()/4096" office:value-type="float" office:value="3.28885480922681" calcext:value-type="float">
            <text:p>3.28885480922681</text:p>
          </table:table-cell>
          <table:table-cell table:formula="of:=INT(2048+2047*SIN([.B2146]))" office:value-type="float" office:value="1747" calcext:value-type="float">
            <text:p>1747</text:p>
          </table:table-cell>
          <table:table-cell table:formula="of:=INT(2048+2047*COS([.B2146])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table:formula="of:=[.A2147]*2*PI()/4096" office:value-type="float" office:value="3.2903887900147" calcext:value-type="float">
            <text:p>3.2903887900147</text:p>
          </table:table-cell>
          <table:table-cell table:formula="of:=INT(2048+2047*SIN([.B2147]))" office:value-type="float" office:value="1744" calcext:value-type="float">
            <text:p>1744</text:p>
          </table:table-cell>
          <table:table-cell table:formula="of:=INT(2048+2047*COS([.B2147])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table:formula="of:=[.A2148]*2*PI()/4096" office:value-type="float" office:value="3.29192277080259" calcext:value-type="float">
            <text:p>3.29192277080259</text:p>
          </table:table-cell>
          <table:table-cell table:formula="of:=INT(2048+2047*SIN([.B2148]))" office:value-type="float" office:value="1741" calcext:value-type="float">
            <text:p>1741</text:p>
          </table:table-cell>
          <table:table-cell table:formula="of:=INT(2048+2047*COS([.B2148])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table:formula="of:=[.A2149]*2*PI()/4096" office:value-type="float" office:value="3.29345675159047" calcext:value-type="float">
            <text:p>3.29345675159047</text:p>
          </table:table-cell>
          <table:table-cell table:formula="of:=INT(2048+2047*SIN([.B2149]))" office:value-type="float" office:value="1738" calcext:value-type="float">
            <text:p>1738</text:p>
          </table:table-cell>
          <table:table-cell table:formula="of:=INT(2048+2047*COS([.B2149])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[.A2150]*2*PI()/4096" office:value-type="float" office:value="3.29499073237836" calcext:value-type="float">
            <text:p>3.29499073237836</text:p>
          </table:table-cell>
          <table:table-cell table:formula="of:=INT(2048+2047*SIN([.B2150]))" office:value-type="float" office:value="1735" calcext:value-type="float">
            <text:p>1735</text:p>
          </table:table-cell>
          <table:table-cell table:formula="of:=INT(2048+2047*COS([.B2150])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table:formula="of:=[.A2151]*2*PI()/4096" office:value-type="float" office:value="3.29652471316624" calcext:value-type="float">
            <text:p>3.29652471316624</text:p>
          </table:table-cell>
          <table:table-cell table:formula="of:=INT(2048+2047*SIN([.B2151]))" office:value-type="float" office:value="1732" calcext:value-type="float">
            <text:p>1732</text:p>
          </table:table-cell>
          <table:table-cell table:formula="of:=INT(2048+2047*COS([.B2151])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[.A2152]*2*PI()/4096" office:value-type="float" office:value="3.29805869395413" calcext:value-type="float">
            <text:p>3.29805869395413</text:p>
          </table:table-cell>
          <table:table-cell table:formula="of:=INT(2048+2047*SIN([.B2152]))" office:value-type="float" office:value="1729" calcext:value-type="float">
            <text:p>1729</text:p>
          </table:table-cell>
          <table:table-cell table:formula="of:=INT(2048+2047*COS([.B2152])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table:formula="of:=[.A2153]*2*PI()/4096" office:value-type="float" office:value="3.29959267474201" calcext:value-type="float">
            <text:p>3.29959267474201</text:p>
          </table:table-cell>
          <table:table-cell table:formula="of:=INT(2048+2047*SIN([.B2153]))" office:value-type="float" office:value="1725" calcext:value-type="float">
            <text:p>1725</text:p>
          </table:table-cell>
          <table:table-cell table:formula="of:=INT(2048+2047*COS([.B2153])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[.A2154]*2*PI()/4096" office:value-type="float" office:value="3.3011266555299" calcext:value-type="float">
            <text:p>3.3011266555299</text:p>
          </table:table-cell>
          <table:table-cell table:formula="of:=INT(2048+2047*SIN([.B2154]))" office:value-type="float" office:value="1722" calcext:value-type="float">
            <text:p>1722</text:p>
          </table:table-cell>
          <table:table-cell table:formula="of:=INT(2048+2047*COS([.B2154])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table:formula="of:=[.A2155]*2*PI()/4096" office:value-type="float" office:value="3.30266063631779" calcext:value-type="float">
            <text:p>3.30266063631779</text:p>
          </table:table-cell>
          <table:table-cell table:formula="of:=INT(2048+2047*SIN([.B2155]))" office:value-type="float" office:value="1719" calcext:value-type="float">
            <text:p>1719</text:p>
          </table:table-cell>
          <table:table-cell table:formula="of:=INT(2048+2047*COS([.B2155])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table:formula="of:=[.A2156]*2*PI()/4096" office:value-type="float" office:value="3.30419461710567" calcext:value-type="float">
            <text:p>3.30419461710567</text:p>
          </table:table-cell>
          <table:table-cell table:formula="of:=INT(2048+2047*SIN([.B2156]))" office:value-type="float" office:value="1716" calcext:value-type="float">
            <text:p>1716</text:p>
          </table:table-cell>
          <table:table-cell table:formula="of:=INT(2048+2047*COS([.B2156])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[.A2157]*2*PI()/4096" office:value-type="float" office:value="3.30572859789356" calcext:value-type="float">
            <text:p>3.30572859789356</text:p>
          </table:table-cell>
          <table:table-cell table:formula="of:=INT(2048+2047*SIN([.B2157]))" office:value-type="float" office:value="1713" calcext:value-type="float">
            <text:p>1713</text:p>
          </table:table-cell>
          <table:table-cell table:formula="of:=INT(2048+2047*COS([.B2157])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table:formula="of:=[.A2158]*2*PI()/4096" office:value-type="float" office:value="3.30726257868144" calcext:value-type="float">
            <text:p>3.30726257868144</text:p>
          </table:table-cell>
          <table:table-cell table:formula="of:=INT(2048+2047*SIN([.B2158]))" office:value-type="float" office:value="1710" calcext:value-type="float">
            <text:p>1710</text:p>
          </table:table-cell>
          <table:table-cell table:formula="of:=INT(2048+2047*COS([.B2158])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table:formula="of:=[.A2159]*2*PI()/4096" office:value-type="float" office:value="3.30879655946933" calcext:value-type="float">
            <text:p>3.30879655946933</text:p>
          </table:table-cell>
          <table:table-cell table:formula="of:=INT(2048+2047*SIN([.B2159]))" office:value-type="float" office:value="1707" calcext:value-type="float">
            <text:p>1707</text:p>
          </table:table-cell>
          <table:table-cell table:formula="of:=INT(2048+2047*COS([.B2159])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[.A2160]*2*PI()/4096" office:value-type="float" office:value="3.31033054025721" calcext:value-type="float">
            <text:p>3.31033054025721</text:p>
          </table:table-cell>
          <table:table-cell table:formula="of:=INT(2048+2047*SIN([.B2160]))" office:value-type="float" office:value="1704" calcext:value-type="float">
            <text:p>1704</text:p>
          </table:table-cell>
          <table:table-cell table:formula="of:=INT(2048+2047*COS([.B2160])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table:formula="of:=[.A2161]*2*PI()/4096" office:value-type="float" office:value="3.3118645210451" calcext:value-type="float">
            <text:p>3.3118645210451</text:p>
          </table:table-cell>
          <table:table-cell table:formula="of:=INT(2048+2047*SIN([.B2161]))" office:value-type="float" office:value="1701" calcext:value-type="float">
            <text:p>1701</text:p>
          </table:table-cell>
          <table:table-cell table:formula="of:=INT(2048+2047*COS([.B2161])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[.A2162]*2*PI()/4096" office:value-type="float" office:value="3.31339850183298" calcext:value-type="float">
            <text:p>3.31339850183298</text:p>
          </table:table-cell>
          <table:table-cell table:formula="of:=INT(2048+2047*SIN([.B2162]))" office:value-type="float" office:value="1698" calcext:value-type="float">
            <text:p>1698</text:p>
          </table:table-cell>
          <table:table-cell table:formula="of:=INT(2048+2047*COS([.B2162])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[.A2163]*2*PI()/4096" office:value-type="float" office:value="3.31493248262087" calcext:value-type="float">
            <text:p>3.31493248262087</text:p>
          </table:table-cell>
          <table:table-cell table:formula="of:=INT(2048+2047*SIN([.B2163]))" office:value-type="float" office:value="1694" calcext:value-type="float">
            <text:p>1694</text:p>
          </table:table-cell>
          <table:table-cell table:formula="of:=INT(2048+2047*COS([.B2163])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table:formula="of:=[.A2164]*2*PI()/4096" office:value-type="float" office:value="3.31646646340876" calcext:value-type="float">
            <text:p>3.31646646340876</text:p>
          </table:table-cell>
          <table:table-cell table:formula="of:=INT(2048+2047*SIN([.B2164]))" office:value-type="float" office:value="1691" calcext:value-type="float">
            <text:p>1691</text:p>
          </table:table-cell>
          <table:table-cell table:formula="of:=INT(2048+2047*COS([.B2164])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[.A2165]*2*PI()/4096" office:value-type="float" office:value="3.31800044419664" calcext:value-type="float">
            <text:p>3.31800044419664</text:p>
          </table:table-cell>
          <table:table-cell table:formula="of:=INT(2048+2047*SIN([.B2165]))" office:value-type="float" office:value="1688" calcext:value-type="float">
            <text:p>1688</text:p>
          </table:table-cell>
          <table:table-cell table:formula="of:=INT(2048+2047*COS([.B2165])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[.A2166]*2*PI()/4096" office:value-type="float" office:value="3.31953442498453" calcext:value-type="float">
            <text:p>3.31953442498453</text:p>
          </table:table-cell>
          <table:table-cell table:formula="of:=INT(2048+2047*SIN([.B2166]))" office:value-type="float" office:value="1685" calcext:value-type="float">
            <text:p>1685</text:p>
          </table:table-cell>
          <table:table-cell table:formula="of:=INT(2048+2047*COS([.B2166])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[.A2167]*2*PI()/4096" office:value-type="float" office:value="3.32106840577241" calcext:value-type="float">
            <text:p>3.32106840577241</text:p>
          </table:table-cell>
          <table:table-cell table:formula="of:=INT(2048+2047*SIN([.B2167]))" office:value-type="float" office:value="1682" calcext:value-type="float">
            <text:p>1682</text:p>
          </table:table-cell>
          <table:table-cell table:formula="of:=INT(2048+2047*COS([.B2167])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table:formula="of:=[.A2168]*2*PI()/4096" office:value-type="float" office:value="3.3226023865603" calcext:value-type="float">
            <text:p>3.3226023865603</text:p>
          </table:table-cell>
          <table:table-cell table:formula="of:=INT(2048+2047*SIN([.B2168]))" office:value-type="float" office:value="1679" calcext:value-type="float">
            <text:p>1679</text:p>
          </table:table-cell>
          <table:table-cell table:formula="of:=INT(2048+2047*COS([.B2168])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[.A2169]*2*PI()/4096" office:value-type="float" office:value="3.32413636734818" calcext:value-type="float">
            <text:p>3.32413636734818</text:p>
          </table:table-cell>
          <table:table-cell table:formula="of:=INT(2048+2047*SIN([.B2169]))" office:value-type="float" office:value="1676" calcext:value-type="float">
            <text:p>1676</text:p>
          </table:table-cell>
          <table:table-cell table:formula="of:=INT(2048+2047*COS([.B2169])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[.A2170]*2*PI()/4096" office:value-type="float" office:value="3.32567034813607" calcext:value-type="float">
            <text:p>3.32567034813607</text:p>
          </table:table-cell>
          <table:table-cell table:formula="of:=INT(2048+2047*SIN([.B2170]))" office:value-type="float" office:value="1673" calcext:value-type="float">
            <text:p>1673</text:p>
          </table:table-cell>
          <table:table-cell table:formula="of:=INT(2048+2047*COS([.B2170])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table:formula="of:=[.A2171]*2*PI()/4096" office:value-type="float" office:value="3.32720432892396" calcext:value-type="float">
            <text:p>3.32720432892396</text:p>
          </table:table-cell>
          <table:table-cell table:formula="of:=INT(2048+2047*SIN([.B2171]))" office:value-type="float" office:value="1670" calcext:value-type="float">
            <text:p>1670</text:p>
          </table:table-cell>
          <table:table-cell table:formula="of:=INT(2048+2047*COS([.B2171])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[.A2172]*2*PI()/4096" office:value-type="float" office:value="3.32873830971184" calcext:value-type="float">
            <text:p>3.32873830971184</text:p>
          </table:table-cell>
          <table:table-cell table:formula="of:=INT(2048+2047*SIN([.B2172]))" office:value-type="float" office:value="1667" calcext:value-type="float">
            <text:p>1667</text:p>
          </table:table-cell>
          <table:table-cell table:formula="of:=INT(2048+2047*COS([.B2172])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table:formula="of:=[.A2173]*2*PI()/4096" office:value-type="float" office:value="3.33027229049973" calcext:value-type="float">
            <text:p>3.33027229049973</text:p>
          </table:table-cell>
          <table:table-cell table:formula="of:=INT(2048+2047*SIN([.B2173]))" office:value-type="float" office:value="1664" calcext:value-type="float">
            <text:p>1664</text:p>
          </table:table-cell>
          <table:table-cell table:formula="of:=INT(2048+2047*COS([.B2173])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[.A2174]*2*PI()/4096" office:value-type="float" office:value="3.33180627128761" calcext:value-type="float">
            <text:p>3.33180627128761</text:p>
          </table:table-cell>
          <table:table-cell table:formula="of:=INT(2048+2047*SIN([.B2174]))" office:value-type="float" office:value="1660" calcext:value-type="float">
            <text:p>1660</text:p>
          </table:table-cell>
          <table:table-cell table:formula="of:=INT(2048+2047*COS([.B2174])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table:formula="of:=[.A2175]*2*PI()/4096" office:value-type="float" office:value="3.3333402520755" calcext:value-type="float">
            <text:p>3.3333402520755</text:p>
          </table:table-cell>
          <table:table-cell table:formula="of:=INT(2048+2047*SIN([.B2175]))" office:value-type="float" office:value="1657" calcext:value-type="float">
            <text:p>1657</text:p>
          </table:table-cell>
          <table:table-cell table:formula="of:=INT(2048+2047*COS([.B2175])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table:formula="of:=[.A2176]*2*PI()/4096" office:value-type="float" office:value="3.33487423286338" calcext:value-type="float">
            <text:p>3.33487423286338</text:p>
          </table:table-cell>
          <table:table-cell table:formula="of:=INT(2048+2047*SIN([.B2176]))" office:value-type="float" office:value="1654" calcext:value-type="float">
            <text:p>1654</text:p>
          </table:table-cell>
          <table:table-cell table:formula="of:=INT(2048+2047*COS([.B2176])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table:formula="of:=[.A2177]*2*PI()/4096" office:value-type="float" office:value="3.33640821365127" calcext:value-type="float">
            <text:p>3.33640821365127</text:p>
          </table:table-cell>
          <table:table-cell table:formula="of:=INT(2048+2047*SIN([.B2177]))" office:value-type="float" office:value="1651" calcext:value-type="float">
            <text:p>1651</text:p>
          </table:table-cell>
          <table:table-cell table:formula="of:=INT(2048+2047*COS([.B2177])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[.A2178]*2*PI()/4096" office:value-type="float" office:value="3.33794219443916" calcext:value-type="float">
            <text:p>3.33794219443916</text:p>
          </table:table-cell>
          <table:table-cell table:formula="of:=INT(2048+2047*SIN([.B2178]))" office:value-type="float" office:value="1648" calcext:value-type="float">
            <text:p>1648</text:p>
          </table:table-cell>
          <table:table-cell table:formula="of:=INT(2048+2047*COS([.B2178])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table:formula="of:=[.A2179]*2*PI()/4096" office:value-type="float" office:value="3.33947617522704" calcext:value-type="float">
            <text:p>3.33947617522704</text:p>
          </table:table-cell>
          <table:table-cell table:formula="of:=INT(2048+2047*SIN([.B2179]))" office:value-type="float" office:value="1645" calcext:value-type="float">
            <text:p>1645</text:p>
          </table:table-cell>
          <table:table-cell table:formula="of:=INT(2048+2047*COS([.B2179])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table:formula="of:=[.A2180]*2*PI()/4096" office:value-type="float" office:value="3.34101015601493" calcext:value-type="float">
            <text:p>3.34101015601493</text:p>
          </table:table-cell>
          <table:table-cell table:formula="of:=INT(2048+2047*SIN([.B2180]))" office:value-type="float" office:value="1642" calcext:value-type="float">
            <text:p>1642</text:p>
          </table:table-cell>
          <table:table-cell table:formula="of:=INT(2048+2047*COS([.B2180])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table:formula="of:=[.A2181]*2*PI()/4096" office:value-type="float" office:value="3.34254413680281" calcext:value-type="float">
            <text:p>3.34254413680281</text:p>
          </table:table-cell>
          <table:table-cell table:formula="of:=INT(2048+2047*SIN([.B2181]))" office:value-type="float" office:value="1639" calcext:value-type="float">
            <text:p>1639</text:p>
          </table:table-cell>
          <table:table-cell table:formula="of:=INT(2048+2047*COS([.B2181])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table:formula="of:=[.A2182]*2*PI()/4096" office:value-type="float" office:value="3.3440781175907" calcext:value-type="float">
            <text:p>3.3440781175907</text:p>
          </table:table-cell>
          <table:table-cell table:formula="of:=INT(2048+2047*SIN([.B2182]))" office:value-type="float" office:value="1636" calcext:value-type="float">
            <text:p>1636</text:p>
          </table:table-cell>
          <table:table-cell table:formula="of:=INT(2048+2047*COS([.B2182])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table:formula="of:=[.A2183]*2*PI()/4096" office:value-type="float" office:value="3.34561209837858" calcext:value-type="float">
            <text:p>3.34561209837858</text:p>
          </table:table-cell>
          <table:table-cell table:formula="of:=INT(2048+2047*SIN([.B2183]))" office:value-type="float" office:value="1633" calcext:value-type="float">
            <text:p>1633</text:p>
          </table:table-cell>
          <table:table-cell table:formula="of:=INT(2048+2047*COS([.B2183])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table:formula="of:=[.A2184]*2*PI()/4096" office:value-type="float" office:value="3.34714607916647" calcext:value-type="float">
            <text:p>3.34714607916647</text:p>
          </table:table-cell>
          <table:table-cell table:formula="of:=INT(2048+2047*SIN([.B2184]))" office:value-type="float" office:value="1630" calcext:value-type="float">
            <text:p>1630</text:p>
          </table:table-cell>
          <table:table-cell table:formula="of:=INT(2048+2047*COS([.B2184])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[.A2185]*2*PI()/4096" office:value-type="float" office:value="3.34868005995435" calcext:value-type="float">
            <text:p>3.34868005995435</text:p>
          </table:table-cell>
          <table:table-cell table:formula="of:=INT(2048+2047*SIN([.B2185]))" office:value-type="float" office:value="1627" calcext:value-type="float">
            <text:p>1627</text:p>
          </table:table-cell>
          <table:table-cell table:formula="of:=INT(2048+2047*COS([.B2185])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table:formula="of:=[.A2186]*2*PI()/4096" office:value-type="float" office:value="3.35021404074224" calcext:value-type="float">
            <text:p>3.35021404074224</text:p>
          </table:table-cell>
          <table:table-cell table:formula="of:=INT(2048+2047*SIN([.B2186]))" office:value-type="float" office:value="1624" calcext:value-type="float">
            <text:p>1624</text:p>
          </table:table-cell>
          <table:table-cell table:formula="of:=INT(2048+2047*COS([.B2186])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table:formula="of:=[.A2187]*2*PI()/4096" office:value-type="float" office:value="3.35174802153013" calcext:value-type="float">
            <text:p>3.35174802153013</text:p>
          </table:table-cell>
          <table:table-cell table:formula="of:=INT(2048+2047*SIN([.B2187]))" office:value-type="float" office:value="1620" calcext:value-type="float">
            <text:p>1620</text:p>
          </table:table-cell>
          <table:table-cell table:formula="of:=INT(2048+2047*COS([.B2187])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table:formula="of:=[.A2188]*2*PI()/4096" office:value-type="float" office:value="3.35328200231801" calcext:value-type="float">
            <text:p>3.35328200231801</text:p>
          </table:table-cell>
          <table:table-cell table:formula="of:=INT(2048+2047*SIN([.B2188]))" office:value-type="float" office:value="1617" calcext:value-type="float">
            <text:p>1617</text:p>
          </table:table-cell>
          <table:table-cell table:formula="of:=INT(2048+2047*COS([.B2188])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table:formula="of:=[.A2189]*2*PI()/4096" office:value-type="float" office:value="3.3548159831059" calcext:value-type="float">
            <text:p>3.3548159831059</text:p>
          </table:table-cell>
          <table:table-cell table:formula="of:=INT(2048+2047*SIN([.B2189]))" office:value-type="float" office:value="1614" calcext:value-type="float">
            <text:p>1614</text:p>
          </table:table-cell>
          <table:table-cell table:formula="of:=INT(2048+2047*COS([.B2189])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table:formula="of:=[.A2190]*2*PI()/4096" office:value-type="float" office:value="3.35634996389378" calcext:value-type="float">
            <text:p>3.35634996389378</text:p>
          </table:table-cell>
          <table:table-cell table:formula="of:=INT(2048+2047*SIN([.B2190]))" office:value-type="float" office:value="1611" calcext:value-type="float">
            <text:p>1611</text:p>
          </table:table-cell>
          <table:table-cell table:formula="of:=INT(2048+2047*COS([.B2190])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table:formula="of:=[.A2191]*2*PI()/4096" office:value-type="float" office:value="3.35788394468167" calcext:value-type="float">
            <text:p>3.35788394468167</text:p>
          </table:table-cell>
          <table:table-cell table:formula="of:=INT(2048+2047*SIN([.B2191]))" office:value-type="float" office:value="1608" calcext:value-type="float">
            <text:p>1608</text:p>
          </table:table-cell>
          <table:table-cell table:formula="of:=INT(2048+2047*COS([.B2191])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table:formula="of:=[.A2192]*2*PI()/4096" office:value-type="float" office:value="3.35941792546955" calcext:value-type="float">
            <text:p>3.35941792546955</text:p>
          </table:table-cell>
          <table:table-cell table:formula="of:=INT(2048+2047*SIN([.B2192]))" office:value-type="float" office:value="1605" calcext:value-type="float">
            <text:p>1605</text:p>
          </table:table-cell>
          <table:table-cell table:formula="of:=INT(2048+2047*COS([.B2192])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table:formula="of:=[.A2193]*2*PI()/4096" office:value-type="float" office:value="3.36095190625744" calcext:value-type="float">
            <text:p>3.36095190625744</text:p>
          </table:table-cell>
          <table:table-cell table:formula="of:=INT(2048+2047*SIN([.B2193]))" office:value-type="float" office:value="1602" calcext:value-type="float">
            <text:p>1602</text:p>
          </table:table-cell>
          <table:table-cell table:formula="of:=INT(2048+2047*COS([.B2193])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[.A2194]*2*PI()/4096" office:value-type="float" office:value="3.36248588704533" calcext:value-type="float">
            <text:p>3.36248588704533</text:p>
          </table:table-cell>
          <table:table-cell table:formula="of:=INT(2048+2047*SIN([.B2194]))" office:value-type="float" office:value="1599" calcext:value-type="float">
            <text:p>1599</text:p>
          </table:table-cell>
          <table:table-cell table:formula="of:=INT(2048+2047*COS([.B2194])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table:formula="of:=[.A2195]*2*PI()/4096" office:value-type="float" office:value="3.36401986783321" calcext:value-type="float">
            <text:p>3.36401986783321</text:p>
          </table:table-cell>
          <table:table-cell table:formula="of:=INT(2048+2047*SIN([.B2195]))" office:value-type="float" office:value="1596" calcext:value-type="float">
            <text:p>1596</text:p>
          </table:table-cell>
          <table:table-cell table:formula="of:=INT(2048+2047*COS([.B2195])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table:formula="of:=[.A2196]*2*PI()/4096" office:value-type="float" office:value="3.3655538486211" calcext:value-type="float">
            <text:p>3.3655538486211</text:p>
          </table:table-cell>
          <table:table-cell table:formula="of:=INT(2048+2047*SIN([.B2196]))" office:value-type="float" office:value="1593" calcext:value-type="float">
            <text:p>1593</text:p>
          </table:table-cell>
          <table:table-cell table:formula="of:=INT(2048+2047*COS([.B2196])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table:formula="of:=[.A2197]*2*PI()/4096" office:value-type="float" office:value="3.36708782940898" calcext:value-type="float">
            <text:p>3.36708782940898</text:p>
          </table:table-cell>
          <table:table-cell table:formula="of:=INT(2048+2047*SIN([.B2197]))" office:value-type="float" office:value="1590" calcext:value-type="float">
            <text:p>1590</text:p>
          </table:table-cell>
          <table:table-cell table:formula="of:=INT(2048+2047*COS([.B2197])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table:formula="of:=[.A2198]*2*PI()/4096" office:value-type="float" office:value="3.36862181019687" calcext:value-type="float">
            <text:p>3.36862181019687</text:p>
          </table:table-cell>
          <table:table-cell table:formula="of:=INT(2048+2047*SIN([.B2198]))" office:value-type="float" office:value="1587" calcext:value-type="float">
            <text:p>1587</text:p>
          </table:table-cell>
          <table:table-cell table:formula="of:=INT(2048+2047*COS([.B2198])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table:formula="of:=[.A2199]*2*PI()/4096" office:value-type="float" office:value="3.37015579098475" calcext:value-type="float">
            <text:p>3.37015579098475</text:p>
          </table:table-cell>
          <table:table-cell table:formula="of:=INT(2048+2047*SIN([.B2199]))" office:value-type="float" office:value="1584" calcext:value-type="float">
            <text:p>1584</text:p>
          </table:table-cell>
          <table:table-cell table:formula="of:=INT(2048+2047*COS([.B2199])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[.A2200]*2*PI()/4096" office:value-type="float" office:value="3.37168977177264" calcext:value-type="float">
            <text:p>3.37168977177264</text:p>
          </table:table-cell>
          <table:table-cell table:formula="of:=INT(2048+2047*SIN([.B2200]))" office:value-type="float" office:value="1581" calcext:value-type="float">
            <text:p>1581</text:p>
          </table:table-cell>
          <table:table-cell table:formula="of:=INT(2048+2047*COS([.B2200])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table:formula="of:=[.A2201]*2*PI()/4096" office:value-type="float" office:value="3.37322375256052" calcext:value-type="float">
            <text:p>3.37322375256052</text:p>
          </table:table-cell>
          <table:table-cell table:formula="of:=INT(2048+2047*SIN([.B2201]))" office:value-type="float" office:value="1578" calcext:value-type="float">
            <text:p>1578</text:p>
          </table:table-cell>
          <table:table-cell table:formula="of:=INT(2048+2047*COS([.B2201])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.A2202]*2*PI()/4096" office:value-type="float" office:value="3.37475773334841" calcext:value-type="float">
            <text:p>3.37475773334841</text:p>
          </table:table-cell>
          <table:table-cell table:formula="of:=INT(2048+2047*SIN([.B2202]))" office:value-type="float" office:value="1575" calcext:value-type="float">
            <text:p>1575</text:p>
          </table:table-cell>
          <table:table-cell table:formula="of:=INT(2048+2047*COS([.B2202]))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table:formula="of:=[.A2203]*2*PI()/4096" office:value-type="float" office:value="3.3762917141363" calcext:value-type="float">
            <text:p>3.3762917141363</text:p>
          </table:table-cell>
          <table:table-cell table:formula="of:=INT(2048+2047*SIN([.B2203]))" office:value-type="float" office:value="1571" calcext:value-type="float">
            <text:p>1571</text:p>
          </table:table-cell>
          <table:table-cell table:formula="of:=INT(2048+2047*COS([.B2203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table:formula="of:=[.A2204]*2*PI()/4096" office:value-type="float" office:value="3.37782569492418" calcext:value-type="float">
            <text:p>3.37782569492418</text:p>
          </table:table-cell>
          <table:table-cell table:formula="of:=INT(2048+2047*SIN([.B2204]))" office:value-type="float" office:value="1568" calcext:value-type="float">
            <text:p>1568</text:p>
          </table:table-cell>
          <table:table-cell table:formula="of:=INT(2048+2047*COS([.B2204])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table:formula="of:=[.A2205]*2*PI()/4096" office:value-type="float" office:value="3.37935967571207" calcext:value-type="float">
            <text:p>3.37935967571207</text:p>
          </table:table-cell>
          <table:table-cell table:formula="of:=INT(2048+2047*SIN([.B2205]))" office:value-type="float" office:value="1565" calcext:value-type="float">
            <text:p>1565</text:p>
          </table:table-cell>
          <table:table-cell table:formula="of:=INT(2048+2047*COS([.B2205])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table:formula="of:=[.A2206]*2*PI()/4096" office:value-type="float" office:value="3.38089365649995" calcext:value-type="float">
            <text:p>3.38089365649995</text:p>
          </table:table-cell>
          <table:table-cell table:formula="of:=INT(2048+2047*SIN([.B2206]))" office:value-type="float" office:value="1562" calcext:value-type="float">
            <text:p>1562</text:p>
          </table:table-cell>
          <table:table-cell table:formula="of:=INT(2048+2047*COS([.B2206])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table:formula="of:=[.A2207]*2*PI()/4096" office:value-type="float" office:value="3.38242763728784" calcext:value-type="float">
            <text:p>3.38242763728784</text:p>
          </table:table-cell>
          <table:table-cell table:formula="of:=INT(2048+2047*SIN([.B2207]))" office:value-type="float" office:value="1559" calcext:value-type="float">
            <text:p>1559</text:p>
          </table:table-cell>
          <table:table-cell table:formula="of:=INT(2048+2047*COS([.B2207])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table:formula="of:=[.A2208]*2*PI()/4096" office:value-type="float" office:value="3.38396161807572" calcext:value-type="float">
            <text:p>3.38396161807572</text:p>
          </table:table-cell>
          <table:table-cell table:formula="of:=INT(2048+2047*SIN([.B2208]))" office:value-type="float" office:value="1556" calcext:value-type="float">
            <text:p>1556</text:p>
          </table:table-cell>
          <table:table-cell table:formula="of:=INT(2048+2047*COS([.B2208])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table:formula="of:=[.A2209]*2*PI()/4096" office:value-type="float" office:value="3.38549559886361" calcext:value-type="float">
            <text:p>3.38549559886361</text:p>
          </table:table-cell>
          <table:table-cell table:formula="of:=INT(2048+2047*SIN([.B2209]))" office:value-type="float" office:value="1553" calcext:value-type="float">
            <text:p>1553</text:p>
          </table:table-cell>
          <table:table-cell table:formula="of:=INT(2048+2047*COS([.B2209])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table:formula="of:=[.A2210]*2*PI()/4096" office:value-type="float" office:value="3.3870295796515" calcext:value-type="float">
            <text:p>3.3870295796515</text:p>
          </table:table-cell>
          <table:table-cell table:formula="of:=INT(2048+2047*SIN([.B2210]))" office:value-type="float" office:value="1550" calcext:value-type="float">
            <text:p>1550</text:p>
          </table:table-cell>
          <table:table-cell table:formula="of:=INT(2048+2047*COS([.B2210])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[.A2211]*2*PI()/4096" office:value-type="float" office:value="3.38856356043938" calcext:value-type="float">
            <text:p>3.38856356043938</text:p>
          </table:table-cell>
          <table:table-cell table:formula="of:=INT(2048+2047*SIN([.B2211]))" office:value-type="float" office:value="1547" calcext:value-type="float">
            <text:p>1547</text:p>
          </table:table-cell>
          <table:table-cell table:formula="of:=INT(2048+2047*COS([.B2211])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table:formula="of:=[.A2212]*2*PI()/4096" office:value-type="float" office:value="3.39009754122727" calcext:value-type="float">
            <text:p>3.39009754122727</text:p>
          </table:table-cell>
          <table:table-cell table:formula="of:=INT(2048+2047*SIN([.B2212]))" office:value-type="float" office:value="1544" calcext:value-type="float">
            <text:p>1544</text:p>
          </table:table-cell>
          <table:table-cell table:formula="of:=INT(2048+2047*COS([.B2212])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table:formula="of:=[.A2213]*2*PI()/4096" office:value-type="float" office:value="3.39163152201515" calcext:value-type="float">
            <text:p>3.39163152201515</text:p>
          </table:table-cell>
          <table:table-cell table:formula="of:=INT(2048+2047*SIN([.B2213]))" office:value-type="float" office:value="1541" calcext:value-type="float">
            <text:p>1541</text:p>
          </table:table-cell>
          <table:table-cell table:formula="of:=INT(2048+2047*COS([.B2213])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table:formula="of:=[.A2214]*2*PI()/4096" office:value-type="float" office:value="3.39316550280304" calcext:value-type="float">
            <text:p>3.39316550280304</text:p>
          </table:table-cell>
          <table:table-cell table:formula="of:=INT(2048+2047*SIN([.B2214]))" office:value-type="float" office:value="1538" calcext:value-type="float">
            <text:p>1538</text:p>
          </table:table-cell>
          <table:table-cell table:formula="of:=INT(2048+2047*COS([.B2214])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table:formula="of:=[.A2215]*2*PI()/4096" office:value-type="float" office:value="3.39469948359092" calcext:value-type="float">
            <text:p>3.39469948359092</text:p>
          </table:table-cell>
          <table:table-cell table:formula="of:=INT(2048+2047*SIN([.B2215]))" office:value-type="float" office:value="1535" calcext:value-type="float">
            <text:p>1535</text:p>
          </table:table-cell>
          <table:table-cell table:formula="of:=INT(2048+2047*COS([.B2215])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[.A2216]*2*PI()/4096" office:value-type="float" office:value="3.39623346437881" calcext:value-type="float">
            <text:p>3.39623346437881</text:p>
          </table:table-cell>
          <table:table-cell table:formula="of:=INT(2048+2047*SIN([.B2216]))" office:value-type="float" office:value="1532" calcext:value-type="float">
            <text:p>1532</text:p>
          </table:table-cell>
          <table:table-cell table:formula="of:=INT(2048+2047*COS([.B2216]))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table:formula="of:=[.A2217]*2*PI()/4096" office:value-type="float" office:value="3.39776744516669" calcext:value-type="float">
            <text:p>3.39776744516669</text:p>
          </table:table-cell>
          <table:table-cell table:formula="of:=INT(2048+2047*SIN([.B2217]))" office:value-type="float" office:value="1529" calcext:value-type="float">
            <text:p>1529</text:p>
          </table:table-cell>
          <table:table-cell table:formula="of:=INT(2048+2047*COS([.B2217]))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[.A2218]*2*PI()/4096" office:value-type="float" office:value="3.39930142595458" calcext:value-type="float">
            <text:p>3.39930142595458</text:p>
          </table:table-cell>
          <table:table-cell table:formula="of:=INT(2048+2047*SIN([.B2218]))" office:value-type="float" office:value="1526" calcext:value-type="float">
            <text:p>1526</text:p>
          </table:table-cell>
          <table:table-cell table:formula="of:=INT(2048+2047*COS([.B2218])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table:formula="of:=[.A2219]*2*PI()/4096" office:value-type="float" office:value="3.40083540674247" calcext:value-type="float">
            <text:p>3.40083540674247</text:p>
          </table:table-cell>
          <table:table-cell table:formula="of:=INT(2048+2047*SIN([.B2219]))" office:value-type="float" office:value="1523" calcext:value-type="float">
            <text:p>1523</text:p>
          </table:table-cell>
          <table:table-cell table:formula="of:=INT(2048+2047*COS([.B2219])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table:formula="of:=[.A2220]*2*PI()/4096" office:value-type="float" office:value="3.40236938753035" calcext:value-type="float">
            <text:p>3.40236938753035</text:p>
          </table:table-cell>
          <table:table-cell table:formula="of:=INT(2048+2047*SIN([.B2220]))" office:value-type="float" office:value="1520" calcext:value-type="float">
            <text:p>1520</text:p>
          </table:table-cell>
          <table:table-cell table:formula="of:=INT(2048+2047*COS([.B2220])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table:formula="of:=[.A2221]*2*PI()/4096" office:value-type="float" office:value="3.40390336831824" calcext:value-type="float">
            <text:p>3.40390336831824</text:p>
          </table:table-cell>
          <table:table-cell table:formula="of:=INT(2048+2047*SIN([.B2221]))" office:value-type="float" office:value="1517" calcext:value-type="float">
            <text:p>1517</text:p>
          </table:table-cell>
          <table:table-cell table:formula="of:=INT(2048+2047*COS([.B2221]))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table:formula="of:=[.A2222]*2*PI()/4096" office:value-type="float" office:value="3.40543734910612" calcext:value-type="float">
            <text:p>3.40543734910612</text:p>
          </table:table-cell>
          <table:table-cell table:formula="of:=INT(2048+2047*SIN([.B2222]))" office:value-type="float" office:value="1514" calcext:value-type="float">
            <text:p>1514</text:p>
          </table:table-cell>
          <table:table-cell table:formula="of:=INT(2048+2047*COS([.B2222]))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table:formula="of:=[.A2223]*2*PI()/4096" office:value-type="float" office:value="3.40697132989401" calcext:value-type="float">
            <text:p>3.40697132989401</text:p>
          </table:table-cell>
          <table:table-cell table:formula="of:=INT(2048+2047*SIN([.B2223]))" office:value-type="float" office:value="1511" calcext:value-type="float">
            <text:p>1511</text:p>
          </table:table-cell>
          <table:table-cell table:formula="of:=INT(2048+2047*COS([.B2223])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table:formula="of:=[.A2224]*2*PI()/4096" office:value-type="float" office:value="3.40850531068189" calcext:value-type="float">
            <text:p>3.40850531068189</text:p>
          </table:table-cell>
          <table:table-cell table:formula="of:=INT(2048+2047*SIN([.B2224]))" office:value-type="float" office:value="1508" calcext:value-type="float">
            <text:p>1508</text:p>
          </table:table-cell>
          <table:table-cell table:formula="of:=INT(2048+2047*COS([.B2224]))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[.A2225]*2*PI()/4096" office:value-type="float" office:value="3.41003929146978" calcext:value-type="float">
            <text:p>3.41003929146978</text:p>
          </table:table-cell>
          <table:table-cell table:formula="of:=INT(2048+2047*SIN([.B2225]))" office:value-type="float" office:value="1505" calcext:value-type="float">
            <text:p>1505</text:p>
          </table:table-cell>
          <table:table-cell table:formula="of:=INT(2048+2047*COS([.B2225])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table:formula="of:=[.A2226]*2*PI()/4096" office:value-type="float" office:value="3.41157327225767" calcext:value-type="float">
            <text:p>3.41157327225767</text:p>
          </table:table-cell>
          <table:table-cell table:formula="of:=INT(2048+2047*SIN([.B2226]))" office:value-type="float" office:value="1502" calcext:value-type="float">
            <text:p>1502</text:p>
          </table:table-cell>
          <table:table-cell table:formula="of:=INT(2048+2047*COS([.B2226]))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table:formula="of:=[.A2227]*2*PI()/4096" office:value-type="float" office:value="3.41310725304555" calcext:value-type="float">
            <text:p>3.41310725304555</text:p>
          </table:table-cell>
          <table:table-cell table:formula="of:=INT(2048+2047*SIN([.B2227]))" office:value-type="float" office:value="1499" calcext:value-type="float">
            <text:p>1499</text:p>
          </table:table-cell>
          <table:table-cell table:formula="of:=INT(2048+2047*COS([.B2227]))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[.A2228]*2*PI()/4096" office:value-type="float" office:value="3.41464123383344" calcext:value-type="float">
            <text:p>3.41464123383344</text:p>
          </table:table-cell>
          <table:table-cell table:formula="of:=INT(2048+2047*SIN([.B2228]))" office:value-type="float" office:value="1495" calcext:value-type="float">
            <text:p>1495</text:p>
          </table:table-cell>
          <table:table-cell table:formula="of:=INT(2048+2047*COS([.B2228])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table:formula="of:=[.A2229]*2*PI()/4096" office:value-type="float" office:value="3.41617521462132" calcext:value-type="float">
            <text:p>3.41617521462132</text:p>
          </table:table-cell>
          <table:table-cell table:formula="of:=INT(2048+2047*SIN([.B2229]))" office:value-type="float" office:value="1492" calcext:value-type="float">
            <text:p>1492</text:p>
          </table:table-cell>
          <table:table-cell table:formula="of:=INT(2048+2047*COS([.B2229]))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[.A2230]*2*PI()/4096" office:value-type="float" office:value="3.41770919540921" calcext:value-type="float">
            <text:p>3.41770919540921</text:p>
          </table:table-cell>
          <table:table-cell table:formula="of:=INT(2048+2047*SIN([.B2230]))" office:value-type="float" office:value="1489" calcext:value-type="float">
            <text:p>1489</text:p>
          </table:table-cell>
          <table:table-cell table:formula="of:=INT(2048+2047*COS([.B2230])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[.A2231]*2*PI()/4096" office:value-type="float" office:value="3.41924317619709" calcext:value-type="float">
            <text:p>3.41924317619709</text:p>
          </table:table-cell>
          <table:table-cell table:formula="of:=INT(2048+2047*SIN([.B2231]))" office:value-type="float" office:value="1486" calcext:value-type="float">
            <text:p>1486</text:p>
          </table:table-cell>
          <table:table-cell table:formula="of:=INT(2048+2047*COS([.B2231]))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[.A2232]*2*PI()/4096" office:value-type="float" office:value="3.42077715698498" calcext:value-type="float">
            <text:p>3.42077715698498</text:p>
          </table:table-cell>
          <table:table-cell table:formula="of:=INT(2048+2047*SIN([.B2232]))" office:value-type="float" office:value="1483" calcext:value-type="float">
            <text:p>1483</text:p>
          </table:table-cell>
          <table:table-cell table:formula="of:=INT(2048+2047*COS([.B2232])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[.A2233]*2*PI()/4096" office:value-type="float" office:value="3.42231113777287" calcext:value-type="float">
            <text:p>3.42231113777287</text:p>
          </table:table-cell>
          <table:table-cell table:formula="of:=INT(2048+2047*SIN([.B2233]))" office:value-type="float" office:value="1480" calcext:value-type="float">
            <text:p>1480</text:p>
          </table:table-cell>
          <table:table-cell table:formula="of:=INT(2048+2047*COS([.B2233]))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table:formula="of:=[.A2234]*2*PI()/4096" office:value-type="float" office:value="3.42384511856075" calcext:value-type="float">
            <text:p>3.42384511856075</text:p>
          </table:table-cell>
          <table:table-cell table:formula="of:=INT(2048+2047*SIN([.B2234]))" office:value-type="float" office:value="1477" calcext:value-type="float">
            <text:p>1477</text:p>
          </table:table-cell>
          <table:table-cell table:formula="of:=INT(2048+2047*COS([.B2234]))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[.A2235]*2*PI()/4096" office:value-type="float" office:value="3.42537909934864" calcext:value-type="float">
            <text:p>3.42537909934864</text:p>
          </table:table-cell>
          <table:table-cell table:formula="of:=INT(2048+2047*SIN([.B2235]))" office:value-type="float" office:value="1474" calcext:value-type="float">
            <text:p>1474</text:p>
          </table:table-cell>
          <table:table-cell table:formula="of:=INT(2048+2047*COS([.B2235]))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[.A2236]*2*PI()/4096" office:value-type="float" office:value="3.42691308013652" calcext:value-type="float">
            <text:p>3.42691308013652</text:p>
          </table:table-cell>
          <table:table-cell table:formula="of:=INT(2048+2047*SIN([.B2236]))" office:value-type="float" office:value="1471" calcext:value-type="float">
            <text:p>1471</text:p>
          </table:table-cell>
          <table:table-cell table:formula="of:=INT(2048+2047*COS([.B2236]))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[.A2237]*2*PI()/4096" office:value-type="float" office:value="3.42844706092441" calcext:value-type="float">
            <text:p>3.42844706092441</text:p>
          </table:table-cell>
          <table:table-cell table:formula="of:=INT(2048+2047*SIN([.B2237]))" office:value-type="float" office:value="1468" calcext:value-type="float">
            <text:p>1468</text:p>
          </table:table-cell>
          <table:table-cell table:formula="of:=INT(2048+2047*COS([.B2237]))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table:formula="of:=[.A2238]*2*PI()/4096" office:value-type="float" office:value="3.42998104171229" calcext:value-type="float">
            <text:p>3.42998104171229</text:p>
          </table:table-cell>
          <table:table-cell table:formula="of:=INT(2048+2047*SIN([.B2238]))" office:value-type="float" office:value="1465" calcext:value-type="float">
            <text:p>1465</text:p>
          </table:table-cell>
          <table:table-cell table:formula="of:=INT(2048+2047*COS([.B2238]))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table:formula="of:=[.A2239]*2*PI()/4096" office:value-type="float" office:value="3.43151502250018" calcext:value-type="float">
            <text:p>3.43151502250018</text:p>
          </table:table-cell>
          <table:table-cell table:formula="of:=INT(2048+2047*SIN([.B2239]))" office:value-type="float" office:value="1462" calcext:value-type="float">
            <text:p>1462</text:p>
          </table:table-cell>
          <table:table-cell table:formula="of:=INT(2048+2047*COS([.B2239])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table:formula="of:=[.A2240]*2*PI()/4096" office:value-type="float" office:value="3.43304900328806" calcext:value-type="float">
            <text:p>3.43304900328806</text:p>
          </table:table-cell>
          <table:table-cell table:formula="of:=INT(2048+2047*SIN([.B2240]))" office:value-type="float" office:value="1459" calcext:value-type="float">
            <text:p>1459</text:p>
          </table:table-cell>
          <table:table-cell table:formula="of:=INT(2048+2047*COS([.B2240]))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table:formula="of:=[.A2241]*2*PI()/4096" office:value-type="float" office:value="3.43458298407595" calcext:value-type="float">
            <text:p>3.43458298407595</text:p>
          </table:table-cell>
          <table:table-cell table:formula="of:=INT(2048+2047*SIN([.B2241]))" office:value-type="float" office:value="1456" calcext:value-type="float">
            <text:p>1456</text:p>
          </table:table-cell>
          <table:table-cell table:formula="of:=INT(2048+2047*COS([.B2241])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table:formula="of:=[.A2242]*2*PI()/4096" office:value-type="float" office:value="3.43611696486384" calcext:value-type="float">
            <text:p>3.43611696486384</text:p>
          </table:table-cell>
          <table:table-cell table:formula="of:=INT(2048+2047*SIN([.B2242]))" office:value-type="float" office:value="1453" calcext:value-type="float">
            <text:p>1453</text:p>
          </table:table-cell>
          <table:table-cell table:formula="of:=INT(2048+2047*COS([.B2242]))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table:formula="of:=[.A2243]*2*PI()/4096" office:value-type="float" office:value="3.43765094565172" calcext:value-type="float">
            <text:p>3.43765094565172</text:p>
          </table:table-cell>
          <table:table-cell table:formula="of:=INT(2048+2047*SIN([.B2243]))" office:value-type="float" office:value="1450" calcext:value-type="float">
            <text:p>1450</text:p>
          </table:table-cell>
          <table:table-cell table:formula="of:=INT(2048+2047*COS([.B2243])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table:formula="of:=[.A2244]*2*PI()/4096" office:value-type="float" office:value="3.43918492643961" calcext:value-type="float">
            <text:p>3.43918492643961</text:p>
          </table:table-cell>
          <table:table-cell table:formula="of:=INT(2048+2047*SIN([.B2244]))" office:value-type="float" office:value="1447" calcext:value-type="float">
            <text:p>1447</text:p>
          </table:table-cell>
          <table:table-cell table:formula="of:=INT(2048+2047*COS([.B2244])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table:formula="of:=[.A2245]*2*PI()/4096" office:value-type="float" office:value="3.44071890722749" calcext:value-type="float">
            <text:p>3.44071890722749</text:p>
          </table:table-cell>
          <table:table-cell table:formula="of:=INT(2048+2047*SIN([.B2245]))" office:value-type="float" office:value="1444" calcext:value-type="float">
            <text:p>1444</text:p>
          </table:table-cell>
          <table:table-cell table:formula="of:=INT(2048+2047*COS([.B2245])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table:formula="of:=[.A2246]*2*PI()/4096" office:value-type="float" office:value="3.44225288801538" calcext:value-type="float">
            <text:p>3.44225288801538</text:p>
          </table:table-cell>
          <table:table-cell table:formula="of:=INT(2048+2047*SIN([.B2246]))" office:value-type="float" office:value="1441" calcext:value-type="float">
            <text:p>1441</text:p>
          </table:table-cell>
          <table:table-cell table:formula="of:=INT(2048+2047*COS([.B2246]))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table:formula="of:=[.A2247]*2*PI()/4096" office:value-type="float" office:value="3.44378686880326" calcext:value-type="float">
            <text:p>3.44378686880326</text:p>
          </table:table-cell>
          <table:table-cell table:formula="of:=INT(2048+2047*SIN([.B2247]))" office:value-type="float" office:value="1438" calcext:value-type="float">
            <text:p>1438</text:p>
          </table:table-cell>
          <table:table-cell table:formula="of:=INT(2048+2047*COS([.B2247]))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table:formula="of:=[.A2248]*2*PI()/4096" office:value-type="float" office:value="3.44532084959115" calcext:value-type="float">
            <text:p>3.44532084959115</text:p>
          </table:table-cell>
          <table:table-cell table:formula="of:=INT(2048+2047*SIN([.B2248]))" office:value-type="float" office:value="1435" calcext:value-type="float">
            <text:p>1435</text:p>
          </table:table-cell>
          <table:table-cell table:formula="of:=INT(2048+2047*COS([.B2248]))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table:formula="of:=[.A2249]*2*PI()/4096" office:value-type="float" office:value="3.44685483037904" calcext:value-type="float">
            <text:p>3.44685483037904</text:p>
          </table:table-cell>
          <table:table-cell table:formula="of:=INT(2048+2047*SIN([.B2249]))" office:value-type="float" office:value="1432" calcext:value-type="float">
            <text:p>1432</text:p>
          </table:table-cell>
          <table:table-cell table:formula="of:=INT(2048+2047*COS([.B2249])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table:formula="of:=[.A2250]*2*PI()/4096" office:value-type="float" office:value="3.44838881116692" calcext:value-type="float">
            <text:p>3.44838881116692</text:p>
          </table:table-cell>
          <table:table-cell table:formula="of:=INT(2048+2047*SIN([.B2250]))" office:value-type="float" office:value="1429" calcext:value-type="float">
            <text:p>1429</text:p>
          </table:table-cell>
          <table:table-cell table:formula="of:=INT(2048+2047*COS([.B2250]))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table:formula="of:=[.A2251]*2*PI()/4096" office:value-type="float" office:value="3.44992279195481" calcext:value-type="float">
            <text:p>3.44992279195481</text:p>
          </table:table-cell>
          <table:table-cell table:formula="of:=INT(2048+2047*SIN([.B2251]))" office:value-type="float" office:value="1426" calcext:value-type="float">
            <text:p>1426</text:p>
          </table:table-cell>
          <table:table-cell table:formula="of:=INT(2048+2047*COS([.B2251])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[.A2252]*2*PI()/4096" office:value-type="float" office:value="3.45145677274269" calcext:value-type="float">
            <text:p>3.45145677274269</text:p>
          </table:table-cell>
          <table:table-cell table:formula="of:=INT(2048+2047*SIN([.B2252]))" office:value-type="float" office:value="1423" calcext:value-type="float">
            <text:p>1423</text:p>
          </table:table-cell>
          <table:table-cell table:formula="of:=INT(2048+2047*COS([.B2252]))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table:formula="of:=[.A2253]*2*PI()/4096" office:value-type="float" office:value="3.45299075353058" calcext:value-type="float">
            <text:p>3.45299075353058</text:p>
          </table:table-cell>
          <table:table-cell table:formula="of:=INT(2048+2047*SIN([.B2253]))" office:value-type="float" office:value="1420" calcext:value-type="float">
            <text:p>1420</text:p>
          </table:table-cell>
          <table:table-cell table:formula="of:=INT(2048+2047*COS([.B2253])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table:formula="of:=[.A2254]*2*PI()/4096" office:value-type="float" office:value="3.45452473431846" calcext:value-type="float">
            <text:p>3.45452473431846</text:p>
          </table:table-cell>
          <table:table-cell table:formula="of:=INT(2048+2047*SIN([.B2254]))" office:value-type="float" office:value="1417" calcext:value-type="float">
            <text:p>1417</text:p>
          </table:table-cell>
          <table:table-cell table:formula="of:=INT(2048+2047*COS([.B2254]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table:formula="of:=[.A2255]*2*PI()/4096" office:value-type="float" office:value="3.45605871510635" calcext:value-type="float">
            <text:p>3.45605871510635</text:p>
          </table:table-cell>
          <table:table-cell table:formula="of:=INT(2048+2047*SIN([.B2255]))" office:value-type="float" office:value="1414" calcext:value-type="float">
            <text:p>1414</text:p>
          </table:table-cell>
          <table:table-cell table:formula="of:=INT(2048+2047*COS([.B2255]))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table:formula="of:=[.A2256]*2*PI()/4096" office:value-type="float" office:value="3.45759269589424" calcext:value-type="float">
            <text:p>3.45759269589424</text:p>
          </table:table-cell>
          <table:table-cell table:formula="of:=INT(2048+2047*SIN([.B2256]))" office:value-type="float" office:value="1411" calcext:value-type="float">
            <text:p>1411</text:p>
          </table:table-cell>
          <table:table-cell table:formula="of:=INT(2048+2047*COS([.B2256]))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table:formula="of:=[.A2257]*2*PI()/4096" office:value-type="float" office:value="3.45912667668212" calcext:value-type="float">
            <text:p>3.45912667668212</text:p>
          </table:table-cell>
          <table:table-cell table:formula="of:=INT(2048+2047*SIN([.B2257]))" office:value-type="float" office:value="1408" calcext:value-type="float">
            <text:p>1408</text:p>
          </table:table-cell>
          <table:table-cell table:formula="of:=INT(2048+2047*COS([.B2257]))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[.A2258]*2*PI()/4096" office:value-type="float" office:value="3.46066065747001" calcext:value-type="float">
            <text:p>3.46066065747001</text:p>
          </table:table-cell>
          <table:table-cell table:formula="of:=INT(2048+2047*SIN([.B2258]))" office:value-type="float" office:value="1405" calcext:value-type="float">
            <text:p>1405</text:p>
          </table:table-cell>
          <table:table-cell table:formula="of:=INT(2048+2047*COS([.B2258]))"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table:formula="of:=[.A2259]*2*PI()/4096" office:value-type="float" office:value="3.46219463825789" calcext:value-type="float">
            <text:p>3.46219463825789</text:p>
          </table:table-cell>
          <table:table-cell table:formula="of:=INT(2048+2047*SIN([.B2259]))" office:value-type="float" office:value="1402" calcext:value-type="float">
            <text:p>1402</text:p>
          </table:table-cell>
          <table:table-cell table:formula="of:=INT(2048+2047*COS([.B2259]))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table:formula="of:=[.A2260]*2*PI()/4096" office:value-type="float" office:value="3.46372861904578" calcext:value-type="float">
            <text:p>3.46372861904578</text:p>
          </table:table-cell>
          <table:table-cell table:formula="of:=INT(2048+2047*SIN([.B2260]))" office:value-type="float" office:value="1399" calcext:value-type="float">
            <text:p>1399</text:p>
          </table:table-cell>
          <table:table-cell table:formula="of:=INT(2048+2047*COS([.B2260]))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table:formula="of:=[.A2261]*2*PI()/4096" office:value-type="float" office:value="3.46526259983366" calcext:value-type="float">
            <text:p>3.46526259983366</text:p>
          </table:table-cell>
          <table:table-cell table:formula="of:=INT(2048+2047*SIN([.B2261]))" office:value-type="float" office:value="1396" calcext:value-type="float">
            <text:p>1396</text:p>
          </table:table-cell>
          <table:table-cell table:formula="of:=INT(2048+2047*COS([.B2261]))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table:formula="of:=[.A2262]*2*PI()/4096" office:value-type="float" office:value="3.46679658062155" calcext:value-type="float">
            <text:p>3.46679658062155</text:p>
          </table:table-cell>
          <table:table-cell table:formula="of:=INT(2048+2047*SIN([.B2262]))" office:value-type="float" office:value="1393" calcext:value-type="float">
            <text:p>1393</text:p>
          </table:table-cell>
          <table:table-cell table:formula="of:=INT(2048+2047*COS([.B2262]))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table:formula="of:=[.A2263]*2*PI()/4096" office:value-type="float" office:value="3.46833056140943" calcext:value-type="float">
            <text:p>3.46833056140943</text:p>
          </table:table-cell>
          <table:table-cell table:formula="of:=INT(2048+2047*SIN([.B2263]))" office:value-type="float" office:value="1391" calcext:value-type="float">
            <text:p>1391</text:p>
          </table:table-cell>
          <table:table-cell table:formula="of:=INT(2048+2047*COS([.B2263]))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table:formula="of:=[.A2264]*2*PI()/4096" office:value-type="float" office:value="3.46986454219732" calcext:value-type="float">
            <text:p>3.46986454219732</text:p>
          </table:table-cell>
          <table:table-cell table:formula="of:=INT(2048+2047*SIN([.B2264]))" office:value-type="float" office:value="1388" calcext:value-type="float">
            <text:p>1388</text:p>
          </table:table-cell>
          <table:table-cell table:formula="of:=INT(2048+2047*COS([.B2264]))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[.A2265]*2*PI()/4096" office:value-type="float" office:value="3.47139852298521" calcext:value-type="float">
            <text:p>3.47139852298521</text:p>
          </table:table-cell>
          <table:table-cell table:formula="of:=INT(2048+2047*SIN([.B2265]))" office:value-type="float" office:value="1385" calcext:value-type="float">
            <text:p>1385</text:p>
          </table:table-cell>
          <table:table-cell table:formula="of:=INT(2048+2047*COS([.B2265]))"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[.A2266]*2*PI()/4096" office:value-type="float" office:value="3.47293250377309" calcext:value-type="float">
            <text:p>3.47293250377309</text:p>
          </table:table-cell>
          <table:table-cell table:formula="of:=INT(2048+2047*SIN([.B2266]))" office:value-type="float" office:value="1382" calcext:value-type="float">
            <text:p>1382</text:p>
          </table:table-cell>
          <table:table-cell table:formula="of:=INT(2048+2047*COS([.B2266]))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table:formula="of:=[.A2267]*2*PI()/4096" office:value-type="float" office:value="3.47446648456098" calcext:value-type="float">
            <text:p>3.47446648456098</text:p>
          </table:table-cell>
          <table:table-cell table:formula="of:=INT(2048+2047*SIN([.B2267]))" office:value-type="float" office:value="1379" calcext:value-type="float">
            <text:p>1379</text:p>
          </table:table-cell>
          <table:table-cell table:formula="of:=INT(2048+2047*COS([.B2267]))"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table:formula="of:=[.A2268]*2*PI()/4096" office:value-type="float" office:value="3.47600046534886" calcext:value-type="float">
            <text:p>3.47600046534886</text:p>
          </table:table-cell>
          <table:table-cell table:formula="of:=INT(2048+2047*SIN([.B2268]))" office:value-type="float" office:value="1376" calcext:value-type="float">
            <text:p>1376</text:p>
          </table:table-cell>
          <table:table-cell table:formula="of:=INT(2048+2047*COS([.B2268]))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[.A2269]*2*PI()/4096" office:value-type="float" office:value="3.47753444613675" calcext:value-type="float">
            <text:p>3.47753444613675</text:p>
          </table:table-cell>
          <table:table-cell table:formula="of:=INT(2048+2047*SIN([.B2269]))" office:value-type="float" office:value="1373" calcext:value-type="float">
            <text:p>1373</text:p>
          </table:table-cell>
          <table:table-cell table:formula="of:=INT(2048+2047*COS([.B2269]))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table:formula="of:=[.A2270]*2*PI()/4096" office:value-type="float" office:value="3.47906842692463" calcext:value-type="float">
            <text:p>3.47906842692463</text:p>
          </table:table-cell>
          <table:table-cell table:formula="of:=INT(2048+2047*SIN([.B2270]))" office:value-type="float" office:value="1370" calcext:value-type="float">
            <text:p>1370</text:p>
          </table:table-cell>
          <table:table-cell table:formula="of:=INT(2048+2047*COS([.B2270]))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table:formula="of:=[.A2271]*2*PI()/4096" office:value-type="float" office:value="3.48060240771252" calcext:value-type="float">
            <text:p>3.48060240771252</text:p>
          </table:table-cell>
          <table:table-cell table:formula="of:=INT(2048+2047*SIN([.B2271]))" office:value-type="float" office:value="1367" calcext:value-type="float">
            <text:p>1367</text:p>
          </table:table-cell>
          <table:table-cell table:formula="of:=INT(2048+2047*COS([.B2271]))"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[.A2272]*2*PI()/4096" office:value-type="float" office:value="3.48213638850041" calcext:value-type="float">
            <text:p>3.48213638850041</text:p>
          </table:table-cell>
          <table:table-cell table:formula="of:=INT(2048+2047*SIN([.B2272]))" office:value-type="float" office:value="1364" calcext:value-type="float">
            <text:p>1364</text:p>
          </table:table-cell>
          <table:table-cell table:formula="of:=INT(2048+2047*COS([.B2272]))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table:formula="of:=[.A2273]*2*PI()/4096" office:value-type="float" office:value="3.48367036928829" calcext:value-type="float">
            <text:p>3.48367036928829</text:p>
          </table:table-cell>
          <table:table-cell table:formula="of:=INT(2048+2047*SIN([.B2273]))" office:value-type="float" office:value="1361" calcext:value-type="float">
            <text:p>1361</text:p>
          </table:table-cell>
          <table:table-cell table:formula="of:=INT(2048+2047*COS([.B2273]))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[.A2274]*2*PI()/4096" office:value-type="float" office:value="3.48520435007618" calcext:value-type="float">
            <text:p>3.48520435007618</text:p>
          </table:table-cell>
          <table:table-cell table:formula="of:=INT(2048+2047*SIN([.B2274]))" office:value-type="float" office:value="1358" calcext:value-type="float">
            <text:p>1358</text:p>
          </table:table-cell>
          <table:table-cell table:formula="of:=INT(2048+2047*COS([.B2274]))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table:formula="of:=[.A2275]*2*PI()/4096" office:value-type="float" office:value="3.48673833086406" calcext:value-type="float">
            <text:p>3.48673833086406</text:p>
          </table:table-cell>
          <table:table-cell table:formula="of:=INT(2048+2047*SIN([.B2275]))" office:value-type="float" office:value="1355" calcext:value-type="float">
            <text:p>1355</text:p>
          </table:table-cell>
          <table:table-cell table:formula="of:=INT(2048+2047*COS([.B2275]))"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table:formula="of:=[.A2276]*2*PI()/4096" office:value-type="float" office:value="3.48827231165195" calcext:value-type="float">
            <text:p>3.48827231165195</text:p>
          </table:table-cell>
          <table:table-cell table:formula="of:=INT(2048+2047*SIN([.B2276]))" office:value-type="float" office:value="1352" calcext:value-type="float">
            <text:p>1352</text:p>
          </table:table-cell>
          <table:table-cell table:formula="of:=INT(2048+2047*COS([.B2276])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table:formula="of:=[.A2277]*2*PI()/4096" office:value-type="float" office:value="3.48980629243983" calcext:value-type="float">
            <text:p>3.48980629243983</text:p>
          </table:table-cell>
          <table:table-cell table:formula="of:=INT(2048+2047*SIN([.B2277]))" office:value-type="float" office:value="1349" calcext:value-type="float">
            <text:p>1349</text:p>
          </table:table-cell>
          <table:table-cell table:formula="of:=INT(2048+2047*COS([.B2277]))"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table:formula="of:=[.A2278]*2*PI()/4096" office:value-type="float" office:value="3.49134027322772" calcext:value-type="float">
            <text:p>3.49134027322772</text:p>
          </table:table-cell>
          <table:table-cell table:formula="of:=INT(2048+2047*SIN([.B2278]))" office:value-type="float" office:value="1346" calcext:value-type="float">
            <text:p>1346</text:p>
          </table:table-cell>
          <table:table-cell table:formula="of:=INT(2048+2047*COS([.B2278]))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table:formula="of:=[.A2279]*2*PI()/4096" office:value-type="float" office:value="3.4928742540156" calcext:value-type="float">
            <text:p>3.4928742540156</text:p>
          </table:table-cell>
          <table:table-cell table:formula="of:=INT(2048+2047*SIN([.B2279]))" office:value-type="float" office:value="1343" calcext:value-type="float">
            <text:p>1343</text:p>
          </table:table-cell>
          <table:table-cell table:formula="of:=INT(2048+2047*COS([.B2279]))"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table:formula="of:=[.A2280]*2*PI()/4096" office:value-type="float" office:value="3.49440823480349" calcext:value-type="float">
            <text:p>3.49440823480349</text:p>
          </table:table-cell>
          <table:table-cell table:formula="of:=INT(2048+2047*SIN([.B2280]))" office:value-type="float" office:value="1340" calcext:value-type="float">
            <text:p>1340</text:p>
          </table:table-cell>
          <table:table-cell table:formula="of:=INT(2048+2047*COS([.B2280]))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[.A2281]*2*PI()/4096" office:value-type="float" office:value="3.49594221559138" calcext:value-type="float">
            <text:p>3.49594221559138</text:p>
          </table:table-cell>
          <table:table-cell table:formula="of:=INT(2048+2047*SIN([.B2281]))" office:value-type="float" office:value="1337" calcext:value-type="float">
            <text:p>1337</text:p>
          </table:table-cell>
          <table:table-cell table:formula="of:=INT(2048+2047*COS([.B2281]))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[.A2282]*2*PI()/4096" office:value-type="float" office:value="3.49747619637926" calcext:value-type="float">
            <text:p>3.49747619637926</text:p>
          </table:table-cell>
          <table:table-cell table:formula="of:=INT(2048+2047*SIN([.B2282]))" office:value-type="float" office:value="1334" calcext:value-type="float">
            <text:p>1334</text:p>
          </table:table-cell>
          <table:table-cell table:formula="of:=INT(2048+2047*COS([.B2282]))"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table:formula="of:=[.A2283]*2*PI()/4096" office:value-type="float" office:value="3.49901017716715" calcext:value-type="float">
            <text:p>3.49901017716715</text:p>
          </table:table-cell>
          <table:table-cell table:formula="of:=INT(2048+2047*SIN([.B2283]))" office:value-type="float" office:value="1331" calcext:value-type="float">
            <text:p>1331</text:p>
          </table:table-cell>
          <table:table-cell table:formula="of:=INT(2048+2047*COS([.B2283]))"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table:formula="of:=[.A2284]*2*PI()/4096" office:value-type="float" office:value="3.50054415795503" calcext:value-type="float">
            <text:p>3.50054415795503</text:p>
          </table:table-cell>
          <table:table-cell table:formula="of:=INT(2048+2047*SIN([.B2284]))" office:value-type="float" office:value="1328" calcext:value-type="float">
            <text:p>1328</text:p>
          </table:table-cell>
          <table:table-cell table:formula="of:=INT(2048+2047*COS([.B2284]))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table:formula="of:=[.A2285]*2*PI()/4096" office:value-type="float" office:value="3.50207813874292" calcext:value-type="float">
            <text:p>3.50207813874292</text:p>
          </table:table-cell>
          <table:table-cell table:formula="of:=INT(2048+2047*SIN([.B2285]))" office:value-type="float" office:value="1325" calcext:value-type="float">
            <text:p>1325</text:p>
          </table:table-cell>
          <table:table-cell table:formula="of:=INT(2048+2047*COS([.B2285]))"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table:formula="of:=[.A2286]*2*PI()/4096" office:value-type="float" office:value="3.5036121195308" calcext:value-type="float">
            <text:p>3.5036121195308</text:p>
          </table:table-cell>
          <table:table-cell table:formula="of:=INT(2048+2047*SIN([.B2286]))" office:value-type="float" office:value="1323" calcext:value-type="float">
            <text:p>1323</text:p>
          </table:table-cell>
          <table:table-cell table:formula="of:=INT(2048+2047*COS([.B2286]))"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table:formula="of:=[.A2287]*2*PI()/4096" office:value-type="float" office:value="3.50514610031869" calcext:value-type="float">
            <text:p>3.50514610031869</text:p>
          </table:table-cell>
          <table:table-cell table:formula="of:=INT(2048+2047*SIN([.B2287]))" office:value-type="float" office:value="1320" calcext:value-type="float">
            <text:p>1320</text:p>
          </table:table-cell>
          <table:table-cell table:formula="of:=INT(2048+2047*COS([.B2287]))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table:formula="of:=[.A2288]*2*PI()/4096" office:value-type="float" office:value="3.50668008110658" calcext:value-type="float">
            <text:p>3.50668008110658</text:p>
          </table:table-cell>
          <table:table-cell table:formula="of:=INT(2048+2047*SIN([.B2288]))" office:value-type="float" office:value="1317" calcext:value-type="float">
            <text:p>1317</text:p>
          </table:table-cell>
          <table:table-cell table:formula="of:=INT(2048+2047*COS([.B2288]))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[.A2289]*2*PI()/4096" office:value-type="float" office:value="3.50821406189446" calcext:value-type="float">
            <text:p>3.50821406189446</text:p>
          </table:table-cell>
          <table:table-cell table:formula="of:=INT(2048+2047*SIN([.B2289]))" office:value-type="float" office:value="1314" calcext:value-type="float">
            <text:p>1314</text:p>
          </table:table-cell>
          <table:table-cell table:formula="of:=INT(2048+2047*COS([.B2289]))"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table:formula="of:=[.A2290]*2*PI()/4096" office:value-type="float" office:value="3.50974804268235" calcext:value-type="float">
            <text:p>3.50974804268235</text:p>
          </table:table-cell>
          <table:table-cell table:formula="of:=INT(2048+2047*SIN([.B2290]))" office:value-type="float" office:value="1311" calcext:value-type="float">
            <text:p>1311</text:p>
          </table:table-cell>
          <table:table-cell table:formula="of:=INT(2048+2047*COS([.B2290]))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table:formula="of:=[.A2291]*2*PI()/4096" office:value-type="float" office:value="3.51128202347023" calcext:value-type="float">
            <text:p>3.51128202347023</text:p>
          </table:table-cell>
          <table:table-cell table:formula="of:=INT(2048+2047*SIN([.B2291]))" office:value-type="float" office:value="1308" calcext:value-type="float">
            <text:p>1308</text:p>
          </table:table-cell>
          <table:table-cell table:formula="of:=INT(2048+2047*COS([.B2291]))"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table:formula="of:=[.A2292]*2*PI()/4096" office:value-type="float" office:value="3.51281600425812" calcext:value-type="float">
            <text:p>3.51281600425812</text:p>
          </table:table-cell>
          <table:table-cell table:formula="of:=INT(2048+2047*SIN([.B2292]))" office:value-type="float" office:value="1305" calcext:value-type="float">
            <text:p>1305</text:p>
          </table:table-cell>
          <table:table-cell table:formula="of:=INT(2048+2047*COS([.B2292]))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[.A2293]*2*PI()/4096" office:value-type="float" office:value="3.514349985046" calcext:value-type="float">
            <text:p>3.514349985046</text:p>
          </table:table-cell>
          <table:table-cell table:formula="of:=INT(2048+2047*SIN([.B2293]))" office:value-type="float" office:value="1302" calcext:value-type="float">
            <text:p>1302</text:p>
          </table:table-cell>
          <table:table-cell table:formula="of:=INT(2048+2047*COS([.B2293]))"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table:formula="of:=[.A2294]*2*PI()/4096" office:value-type="float" office:value="3.51588396583389" calcext:value-type="float">
            <text:p>3.51588396583389</text:p>
          </table:table-cell>
          <table:table-cell table:formula="of:=INT(2048+2047*SIN([.B2294]))" office:value-type="float" office:value="1299" calcext:value-type="float">
            <text:p>1299</text:p>
          </table:table-cell>
          <table:table-cell table:formula="of:=INT(2048+2047*COS([.B2294]))"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table:formula="of:=[.A2295]*2*PI()/4096" office:value-type="float" office:value="3.51741794662178" calcext:value-type="float">
            <text:p>3.51741794662178</text:p>
          </table:table-cell>
          <table:table-cell table:formula="of:=INT(2048+2047*SIN([.B2295]))" office:value-type="float" office:value="1296" calcext:value-type="float">
            <text:p>1296</text:p>
          </table:table-cell>
          <table:table-cell table:formula="of:=INT(2048+2047*COS([.B2295]))"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table:formula="of:=[.A2296]*2*PI()/4096" office:value-type="float" office:value="3.51895192740966" calcext:value-type="float">
            <text:p>3.51895192740966</text:p>
          </table:table-cell>
          <table:table-cell table:formula="of:=INT(2048+2047*SIN([.B2296]))" office:value-type="float" office:value="1293" calcext:value-type="float">
            <text:p>1293</text:p>
          </table:table-cell>
          <table:table-cell table:formula="of:=INT(2048+2047*COS([.B2296]))"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[.A2297]*2*PI()/4096" office:value-type="float" office:value="3.52048590819755" calcext:value-type="float">
            <text:p>3.52048590819755</text:p>
          </table:table-cell>
          <table:table-cell table:formula="of:=INT(2048+2047*SIN([.B2297]))" office:value-type="float" office:value="1290" calcext:value-type="float">
            <text:p>1290</text:p>
          </table:table-cell>
          <table:table-cell table:formula="of:=INT(2048+2047*COS([.B2297]))"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[.A2298]*2*PI()/4096" office:value-type="float" office:value="3.52201988898543" calcext:value-type="float">
            <text:p>3.52201988898543</text:p>
          </table:table-cell>
          <table:table-cell table:formula="of:=INT(2048+2047*SIN([.B2298]))" office:value-type="float" office:value="1287" calcext:value-type="float">
            <text:p>1287</text:p>
          </table:table-cell>
          <table:table-cell table:formula="of:=INT(2048+2047*COS([.B2298]))"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table:formula="of:=[.A2299]*2*PI()/4096" office:value-type="float" office:value="3.52355386977332" calcext:value-type="float">
            <text:p>3.52355386977332</text:p>
          </table:table-cell>
          <table:table-cell table:formula="of:=INT(2048+2047*SIN([.B2299]))" office:value-type="float" office:value="1284" calcext:value-type="float">
            <text:p>1284</text:p>
          </table:table-cell>
          <table:table-cell table:formula="of:=INT(2048+2047*COS([.B2299]))"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table:formula="of:=[.A2300]*2*PI()/4096" office:value-type="float" office:value="3.5250878505612" calcext:value-type="float">
            <text:p>3.5250878505612</text:p>
          </table:table-cell>
          <table:table-cell table:formula="of:=INT(2048+2047*SIN([.B2300]))" office:value-type="float" office:value="1282" calcext:value-type="float">
            <text:p>1282</text:p>
          </table:table-cell>
          <table:table-cell table:formula="of:=INT(2048+2047*COS([.B2300]))"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table:formula="of:=[.A2301]*2*PI()/4096" office:value-type="float" office:value="3.52662183134909" calcext:value-type="float">
            <text:p>3.52662183134909</text:p>
          </table:table-cell>
          <table:table-cell table:formula="of:=INT(2048+2047*SIN([.B2301]))" office:value-type="float" office:value="1279" calcext:value-type="float">
            <text:p>1279</text:p>
          </table:table-cell>
          <table:table-cell table:formula="of:=INT(2048+2047*COS([.B2301]))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[.A2302]*2*PI()/4096" office:value-type="float" office:value="3.52815581213697" calcext:value-type="float">
            <text:p>3.52815581213697</text:p>
          </table:table-cell>
          <table:table-cell table:formula="of:=INT(2048+2047*SIN([.B2302]))" office:value-type="float" office:value="1276" calcext:value-type="float">
            <text:p>1276</text:p>
          </table:table-cell>
          <table:table-cell table:formula="of:=INT(2048+2047*COS([.B2302]))"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table:formula="of:=[.A2303]*2*PI()/4096" office:value-type="float" office:value="3.52968979292486" calcext:value-type="float">
            <text:p>3.52968979292486</text:p>
          </table:table-cell>
          <table:table-cell table:formula="of:=INT(2048+2047*SIN([.B2303]))" office:value-type="float" office:value="1273" calcext:value-type="float">
            <text:p>1273</text:p>
          </table:table-cell>
          <table:table-cell table:formula="of:=INT(2048+2047*COS([.B2303]))"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[.A2304]*2*PI()/4096" office:value-type="float" office:value="3.53122377371275" calcext:value-type="float">
            <text:p>3.53122377371275</text:p>
          </table:table-cell>
          <table:table-cell table:formula="of:=INT(2048+2047*SIN([.B2304]))" office:value-type="float" office:value="1270" calcext:value-type="float">
            <text:p>1270</text:p>
          </table:table-cell>
          <table:table-cell table:formula="of:=INT(2048+2047*COS([.B2304]))"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table:formula="of:=[.A2305]*2*PI()/4096" office:value-type="float" office:value="3.53275775450063" calcext:value-type="float">
            <text:p>3.53275775450063</text:p>
          </table:table-cell>
          <table:table-cell table:formula="of:=INT(2048+2047*SIN([.B2305]))" office:value-type="float" office:value="1267" calcext:value-type="float">
            <text:p>1267</text:p>
          </table:table-cell>
          <table:table-cell table:formula="of:=INT(2048+2047*COS([.B2305]))"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[.A2306]*2*PI()/4096" office:value-type="float" office:value="3.53429173528852" calcext:value-type="float">
            <text:p>3.53429173528852</text:p>
          </table:table-cell>
          <table:table-cell table:formula="of:=INT(2048+2047*SIN([.B2306]))" office:value-type="float" office:value="1264" calcext:value-type="float">
            <text:p>1264</text:p>
          </table:table-cell>
          <table:table-cell table:formula="of:=INT(2048+2047*COS([.B2306]))"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[.A2307]*2*PI()/4096" office:value-type="float" office:value="3.5358257160764" calcext:value-type="float">
            <text:p>3.5358257160764</text:p>
          </table:table-cell>
          <table:table-cell table:formula="of:=INT(2048+2047*SIN([.B2307]))" office:value-type="float" office:value="1261" calcext:value-type="float">
            <text:p>1261</text:p>
          </table:table-cell>
          <table:table-cell table:formula="of:=INT(2048+2047*COS([.B2307]))"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table:formula="of:=[.A2308]*2*PI()/4096" office:value-type="float" office:value="3.53735969686429" calcext:value-type="float">
            <text:p>3.53735969686429</text:p>
          </table:table-cell>
          <table:table-cell table:formula="of:=INT(2048+2047*SIN([.B2308]))" office:value-type="float" office:value="1258" calcext:value-type="float">
            <text:p>1258</text:p>
          </table:table-cell>
          <table:table-cell table:formula="of:=INT(2048+2047*COS([.B2308]))"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table:formula="of:=[.A2309]*2*PI()/4096" office:value-type="float" office:value="3.53889367765217" calcext:value-type="float">
            <text:p>3.53889367765217</text:p>
          </table:table-cell>
          <table:table-cell table:formula="of:=INT(2048+2047*SIN([.B2309]))" office:value-type="float" office:value="1255" calcext:value-type="float">
            <text:p>1255</text:p>
          </table:table-cell>
          <table:table-cell table:formula="of:=INT(2048+2047*COS([.B2309]))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table:formula="of:=[.A2310]*2*PI()/4096" office:value-type="float" office:value="3.54042765844006" calcext:value-type="float">
            <text:p>3.54042765844006</text:p>
          </table:table-cell>
          <table:table-cell table:formula="of:=INT(2048+2047*SIN([.B2310]))" office:value-type="float" office:value="1253" calcext:value-type="float">
            <text:p>1253</text:p>
          </table:table-cell>
          <table:table-cell table:formula="of:=INT(2048+2047*COS([.B2310]))"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table:formula="of:=[.A2311]*2*PI()/4096" office:value-type="float" office:value="3.54196163922795" calcext:value-type="float">
            <text:p>3.54196163922795</text:p>
          </table:table-cell>
          <table:table-cell table:formula="of:=INT(2048+2047*SIN([.B2311]))" office:value-type="float" office:value="1250" calcext:value-type="float">
            <text:p>1250</text:p>
          </table:table-cell>
          <table:table-cell table:formula="of:=INT(2048+2047*COS([.B2311]))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[.A2312]*2*PI()/4096" office:value-type="float" office:value="3.54349562001583" calcext:value-type="float">
            <text:p>3.54349562001583</text:p>
          </table:table-cell>
          <table:table-cell table:formula="of:=INT(2048+2047*SIN([.B2312]))" office:value-type="float" office:value="1247" calcext:value-type="float">
            <text:p>1247</text:p>
          </table:table-cell>
          <table:table-cell table:formula="of:=INT(2048+2047*COS([.B2312]))"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table:formula="of:=[.A2313]*2*PI()/4096" office:value-type="float" office:value="3.54502960080372" calcext:value-type="float">
            <text:p>3.54502960080372</text:p>
          </table:table-cell>
          <table:table-cell table:formula="of:=INT(2048+2047*SIN([.B2313]))" office:value-type="float" office:value="1244" calcext:value-type="float">
            <text:p>1244</text:p>
          </table:table-cell>
          <table:table-cell table:formula="of:=INT(2048+2047*COS([.B2313]))"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[.A2314]*2*PI()/4096" office:value-type="float" office:value="3.5465635815916" calcext:value-type="float">
            <text:p>3.5465635815916</text:p>
          </table:table-cell>
          <table:table-cell table:formula="of:=INT(2048+2047*SIN([.B2314]))" office:value-type="float" office:value="1241" calcext:value-type="float">
            <text:p>1241</text:p>
          </table:table-cell>
          <table:table-cell table:formula="of:=INT(2048+2047*COS([.B2314]))"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table:formula="of:=[.A2315]*2*PI()/4096" office:value-type="float" office:value="3.54809756237949" calcext:value-type="float">
            <text:p>3.54809756237949</text:p>
          </table:table-cell>
          <table:table-cell table:formula="of:=INT(2048+2047*SIN([.B2315]))" office:value-type="float" office:value="1238" calcext:value-type="float">
            <text:p>1238</text:p>
          </table:table-cell>
          <table:table-cell table:formula="of:=INT(2048+2047*COS([.B2315]))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table:formula="of:=[.A2316]*2*PI()/4096" office:value-type="float" office:value="3.54963154316737" calcext:value-type="float">
            <text:p>3.54963154316737</text:p>
          </table:table-cell>
          <table:table-cell table:formula="of:=INT(2048+2047*SIN([.B2316]))" office:value-type="float" office:value="1235" calcext:value-type="float">
            <text:p>1235</text:p>
          </table:table-cell>
          <table:table-cell table:formula="of:=INT(2048+2047*COS([.B2316]))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table:formula="of:=[.A2317]*2*PI()/4096" office:value-type="float" office:value="3.55116552395526" calcext:value-type="float">
            <text:p>3.55116552395526</text:p>
          </table:table-cell>
          <table:table-cell table:formula="of:=INT(2048+2047*SIN([.B2317]))" office:value-type="float" office:value="1232" calcext:value-type="float">
            <text:p>1232</text:p>
          </table:table-cell>
          <table:table-cell table:formula="of:=INT(2048+2047*COS([.B2317]))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table:formula="of:=[.A2318]*2*PI()/4096" office:value-type="float" office:value="3.55269950474314" calcext:value-type="float">
            <text:p>3.55269950474314</text:p>
          </table:table-cell>
          <table:table-cell table:formula="of:=INT(2048+2047*SIN([.B2318]))" office:value-type="float" office:value="1229" calcext:value-type="float">
            <text:p>1229</text:p>
          </table:table-cell>
          <table:table-cell table:formula="of:=INT(2048+2047*COS([.B2318]))"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[.A2319]*2*PI()/4096" office:value-type="float" office:value="3.55423348553103" calcext:value-type="float">
            <text:p>3.55423348553103</text:p>
          </table:table-cell>
          <table:table-cell table:formula="of:=INT(2048+2047*SIN([.B2319]))" office:value-type="float" office:value="1227" calcext:value-type="float">
            <text:p>1227</text:p>
          </table:table-cell>
          <table:table-cell table:formula="of:=INT(2048+2047*COS([.B2319]))"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[.A2320]*2*PI()/4096" office:value-type="float" office:value="3.55576746631892" calcext:value-type="float">
            <text:p>3.55576746631892</text:p>
          </table:table-cell>
          <table:table-cell table:formula="of:=INT(2048+2047*SIN([.B2320]))" office:value-type="float" office:value="1224" calcext:value-type="float">
            <text:p>1224</text:p>
          </table:table-cell>
          <table:table-cell table:formula="of:=INT(2048+2047*COS([.B2320]))"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[.A2321]*2*PI()/4096" office:value-type="float" office:value="3.5573014471068" calcext:value-type="float">
            <text:p>3.5573014471068</text:p>
          </table:table-cell>
          <table:table-cell table:formula="of:=INT(2048+2047*SIN([.B2321]))" office:value-type="float" office:value="1221" calcext:value-type="float">
            <text:p>1221</text:p>
          </table:table-cell>
          <table:table-cell table:formula="of:=INT(2048+2047*COS([.B2321]))"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[.A2322]*2*PI()/4096" office:value-type="float" office:value="3.55883542789469" calcext:value-type="float">
            <text:p>3.55883542789469</text:p>
          </table:table-cell>
          <table:table-cell table:formula="of:=INT(2048+2047*SIN([.B2322]))" office:value-type="float" office:value="1218" calcext:value-type="float">
            <text:p>1218</text:p>
          </table:table-cell>
          <table:table-cell table:formula="of:=INT(2048+2047*COS([.B2322]))"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[.A2323]*2*PI()/4096" office:value-type="float" office:value="3.56036940868257" calcext:value-type="float">
            <text:p>3.56036940868257</text:p>
          </table:table-cell>
          <table:table-cell table:formula="of:=INT(2048+2047*SIN([.B2323]))" office:value-type="float" office:value="1215" calcext:value-type="float">
            <text:p>1215</text:p>
          </table:table-cell>
          <table:table-cell table:formula="of:=INT(2048+2047*COS([.B2323]))"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table:formula="of:=[.A2324]*2*PI()/4096" office:value-type="float" office:value="3.56190338947046" calcext:value-type="float">
            <text:p>3.56190338947046</text:p>
          </table:table-cell>
          <table:table-cell table:formula="of:=INT(2048+2047*SIN([.B2324]))" office:value-type="float" office:value="1212" calcext:value-type="float">
            <text:p>1212</text:p>
          </table:table-cell>
          <table:table-cell table:formula="of:=INT(2048+2047*COS([.B2324]))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[.A2325]*2*PI()/4096" office:value-type="float" office:value="3.56343737025834" calcext:value-type="float">
            <text:p>3.56343737025834</text:p>
          </table:table-cell>
          <table:table-cell table:formula="of:=INT(2048+2047*SIN([.B2325]))" office:value-type="float" office:value="1209" calcext:value-type="float">
            <text:p>1209</text:p>
          </table:table-cell>
          <table:table-cell table:formula="of:=INT(2048+2047*COS([.B2325]))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table:formula="of:=[.A2326]*2*PI()/4096" office:value-type="float" office:value="3.56497135104623" calcext:value-type="float">
            <text:p>3.56497135104623</text:p>
          </table:table-cell>
          <table:table-cell table:formula="of:=INT(2048+2047*SIN([.B2326]))" office:value-type="float" office:value="1207" calcext:value-type="float">
            <text:p>1207</text:p>
          </table:table-cell>
          <table:table-cell table:formula="of:=INT(2048+2047*COS([.B2326]))"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table:formula="of:=[.A2327]*2*PI()/4096" office:value-type="float" office:value="3.56650533183412" calcext:value-type="float">
            <text:p>3.56650533183412</text:p>
          </table:table-cell>
          <table:table-cell table:formula="of:=INT(2048+2047*SIN([.B2327]))" office:value-type="float" office:value="1204" calcext:value-type="float">
            <text:p>1204</text:p>
          </table:table-cell>
          <table:table-cell table:formula="of:=INT(2048+2047*COS([.B2327]))"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[.A2328]*2*PI()/4096" office:value-type="float" office:value="3.568039312622" calcext:value-type="float">
            <text:p>3.568039312622</text:p>
          </table:table-cell>
          <table:table-cell table:formula="of:=INT(2048+2047*SIN([.B2328]))" office:value-type="float" office:value="1201" calcext:value-type="float">
            <text:p>1201</text:p>
          </table:table-cell>
          <table:table-cell table:formula="of:=INT(2048+2047*COS([.B2328]))"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table:formula="of:=[.A2329]*2*PI()/4096" office:value-type="float" office:value="3.56957329340989" calcext:value-type="float">
            <text:p>3.56957329340989</text:p>
          </table:table-cell>
          <table:table-cell table:formula="of:=INT(2048+2047*SIN([.B2329]))" office:value-type="float" office:value="1198" calcext:value-type="float">
            <text:p>1198</text:p>
          </table:table-cell>
          <table:table-cell table:formula="of:=INT(2048+2047*COS([.B2329]))"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table:formula="of:=[.A2330]*2*PI()/4096" office:value-type="float" office:value="3.57110727419777" calcext:value-type="float">
            <text:p>3.57110727419777</text:p>
          </table:table-cell>
          <table:table-cell table:formula="of:=INT(2048+2047*SIN([.B2330]))" office:value-type="float" office:value="1195" calcext:value-type="float">
            <text:p>1195</text:p>
          </table:table-cell>
          <table:table-cell table:formula="of:=INT(2048+2047*COS([.B2330]))"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table:formula="of:=[.A2331]*2*PI()/4096" office:value-type="float" office:value="3.57264125498566" calcext:value-type="float">
            <text:p>3.57264125498566</text:p>
          </table:table-cell>
          <table:table-cell table:formula="of:=INT(2048+2047*SIN([.B2331]))" office:value-type="float" office:value="1192" calcext:value-type="float">
            <text:p>1192</text:p>
          </table:table-cell>
          <table:table-cell table:formula="of:=INT(2048+2047*COS([.B2331]))"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table:formula="of:=[.A2332]*2*PI()/4096" office:value-type="float" office:value="3.57417523577354" calcext:value-type="float">
            <text:p>3.57417523577354</text:p>
          </table:table-cell>
          <table:table-cell table:formula="of:=INT(2048+2047*SIN([.B2332]))" office:value-type="float" office:value="1189" calcext:value-type="float">
            <text:p>1189</text:p>
          </table:table-cell>
          <table:table-cell table:formula="of:=INT(2048+2047*COS([.B2332]))"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table:formula="of:=[.A2333]*2*PI()/4096" office:value-type="float" office:value="3.57570921656143" calcext:value-type="float">
            <text:p>3.57570921656143</text:p>
          </table:table-cell>
          <table:table-cell table:formula="of:=INT(2048+2047*SIN([.B2333]))" office:value-type="float" office:value="1187" calcext:value-type="float">
            <text:p>1187</text:p>
          </table:table-cell>
          <table:table-cell table:formula="of:=INT(2048+2047*COS([.B2333]))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table:formula="of:=[.A2334]*2*PI()/4096" office:value-type="float" office:value="3.57724319734932" calcext:value-type="float">
            <text:p>3.57724319734932</text:p>
          </table:table-cell>
          <table:table-cell table:formula="of:=INT(2048+2047*SIN([.B2334]))" office:value-type="float" office:value="1184" calcext:value-type="float">
            <text:p>1184</text:p>
          </table:table-cell>
          <table:table-cell table:formula="of:=INT(2048+2047*COS([.B2334]))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table:formula="of:=[.A2335]*2*PI()/4096" office:value-type="float" office:value="3.5787771781372" calcext:value-type="float">
            <text:p>3.5787771781372</text:p>
          </table:table-cell>
          <table:table-cell table:formula="of:=INT(2048+2047*SIN([.B2335]))" office:value-type="float" office:value="1181" calcext:value-type="float">
            <text:p>1181</text:p>
          </table:table-cell>
          <table:table-cell table:formula="of:=INT(2048+2047*COS([.B2335]))"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table:formula="of:=[.A2336]*2*PI()/4096" office:value-type="float" office:value="3.58031115892509" calcext:value-type="float">
            <text:p>3.58031115892509</text:p>
          </table:table-cell>
          <table:table-cell table:formula="of:=INT(2048+2047*SIN([.B2336]))" office:value-type="float" office:value="1178" calcext:value-type="float">
            <text:p>1178</text:p>
          </table:table-cell>
          <table:table-cell table:formula="of:=INT(2048+2047*COS([.B2336]))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[.A2337]*2*PI()/4096" office:value-type="float" office:value="3.58184513971297" calcext:value-type="float">
            <text:p>3.58184513971297</text:p>
          </table:table-cell>
          <table:table-cell table:formula="of:=INT(2048+2047*SIN([.B2337]))" office:value-type="float" office:value="1175" calcext:value-type="float">
            <text:p>1175</text:p>
          </table:table-cell>
          <table:table-cell table:formula="of:=INT(2048+2047*COS([.B2337]))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table:formula="of:=[.A2338]*2*PI()/4096" office:value-type="float" office:value="3.58337912050086" calcext:value-type="float">
            <text:p>3.58337912050086</text:p>
          </table:table-cell>
          <table:table-cell table:formula="of:=INT(2048+2047*SIN([.B2338]))" office:value-type="float" office:value="1172" calcext:value-type="float">
            <text:p>1172</text:p>
          </table:table-cell>
          <table:table-cell table:formula="of:=INT(2048+2047*COS([.B2338]))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[.A2339]*2*PI()/4096" office:value-type="float" office:value="3.58491310128874" calcext:value-type="float">
            <text:p>3.58491310128874</text:p>
          </table:table-cell>
          <table:table-cell table:formula="of:=INT(2048+2047*SIN([.B2339]))" office:value-type="float" office:value="1169" calcext:value-type="float">
            <text:p>1169</text:p>
          </table:table-cell>
          <table:table-cell table:formula="of:=INT(2048+2047*COS([.B2339]))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table:formula="of:=[.A2340]*2*PI()/4096" office:value-type="float" office:value="3.58644708207663" calcext:value-type="float">
            <text:p>3.58644708207663</text:p>
          </table:table-cell>
          <table:table-cell table:formula="of:=INT(2048+2047*SIN([.B2340]))" office:value-type="float" office:value="1167" calcext:value-type="float">
            <text:p>1167</text:p>
          </table:table-cell>
          <table:table-cell table:formula="of:=INT(2048+2047*COS([.B2340])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table:formula="of:=[.A2341]*2*PI()/4096" office:value-type="float" office:value="3.58798106286451" calcext:value-type="float">
            <text:p>3.58798106286451</text:p>
          </table:table-cell>
          <table:table-cell table:formula="of:=INT(2048+2047*SIN([.B2341]))" office:value-type="float" office:value="1164" calcext:value-type="float">
            <text:p>1164</text:p>
          </table:table-cell>
          <table:table-cell table:formula="of:=INT(2048+2047*COS([.B2341]))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[.A2342]*2*PI()/4096" office:value-type="float" office:value="3.5895150436524" calcext:value-type="float">
            <text:p>3.5895150436524</text:p>
          </table:table-cell>
          <table:table-cell table:formula="of:=INT(2048+2047*SIN([.B2342]))" office:value-type="float" office:value="1161" calcext:value-type="float">
            <text:p>1161</text:p>
          </table:table-cell>
          <table:table-cell table:formula="of:=INT(2048+2047*COS([.B2342]))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[.A2343]*2*PI()/4096" office:value-type="float" office:value="3.59104902444029" calcext:value-type="float">
            <text:p>3.59104902444029</text:p>
          </table:table-cell>
          <table:table-cell table:formula="of:=INT(2048+2047*SIN([.B2343]))" office:value-type="float" office:value="1158" calcext:value-type="float">
            <text:p>1158</text:p>
          </table:table-cell>
          <table:table-cell table:formula="of:=INT(2048+2047*COS([.B2343]))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[.A2344]*2*PI()/4096" office:value-type="float" office:value="3.59258300522817" calcext:value-type="float">
            <text:p>3.59258300522817</text:p>
          </table:table-cell>
          <table:table-cell table:formula="of:=INT(2048+2047*SIN([.B2344]))" office:value-type="float" office:value="1155" calcext:value-type="float">
            <text:p>1155</text:p>
          </table:table-cell>
          <table:table-cell table:formula="of:=INT(2048+2047*COS([.B2344]))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table:formula="of:=[.A2345]*2*PI()/4096" office:value-type="float" office:value="3.59411698601606" calcext:value-type="float">
            <text:p>3.59411698601606</text:p>
          </table:table-cell>
          <table:table-cell table:formula="of:=INT(2048+2047*SIN([.B2345]))" office:value-type="float" office:value="1152" calcext:value-type="float">
            <text:p>1152</text:p>
          </table:table-cell>
          <table:table-cell table:formula="of:=INT(2048+2047*COS([.B2345]))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[.A2346]*2*PI()/4096" office:value-type="float" office:value="3.59565096680394" calcext:value-type="float">
            <text:p>3.59565096680394</text:p>
          </table:table-cell>
          <table:table-cell table:formula="of:=INT(2048+2047*SIN([.B2346]))" office:value-type="float" office:value="1150" calcext:value-type="float">
            <text:p>1150</text:p>
          </table:table-cell>
          <table:table-cell table:formula="of:=INT(2048+2047*COS([.B2346]))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[.A2347]*2*PI()/4096" office:value-type="float" office:value="3.59718494759183" calcext:value-type="float">
            <text:p>3.59718494759183</text:p>
          </table:table-cell>
          <table:table-cell table:formula="of:=INT(2048+2047*SIN([.B2347]))" office:value-type="float" office:value="1147" calcext:value-type="float">
            <text:p>1147</text:p>
          </table:table-cell>
          <table:table-cell table:formula="of:=INT(2048+2047*COS([.B2347]))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[.A2348]*2*PI()/4096" office:value-type="float" office:value="3.59871892837971" calcext:value-type="float">
            <text:p>3.59871892837971</text:p>
          </table:table-cell>
          <table:table-cell table:formula="of:=INT(2048+2047*SIN([.B2348]))" office:value-type="float" office:value="1144" calcext:value-type="float">
            <text:p>1144</text:p>
          </table:table-cell>
          <table:table-cell table:formula="of:=INT(2048+2047*COS([.B2348]))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table:formula="of:=[.A2349]*2*PI()/4096" office:value-type="float" office:value="3.6002529091676" calcext:value-type="float">
            <text:p>3.6002529091676</text:p>
          </table:table-cell>
          <table:table-cell table:formula="of:=INT(2048+2047*SIN([.B2349]))" office:value-type="float" office:value="1141" calcext:value-type="float">
            <text:p>1141</text:p>
          </table:table-cell>
          <table:table-cell table:formula="of:=INT(2048+2047*COS([.B2349]))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table:formula="of:=[.A2350]*2*PI()/4096" office:value-type="float" office:value="3.60178688995549" calcext:value-type="float">
            <text:p>3.60178688995549</text:p>
          </table:table-cell>
          <table:table-cell table:formula="of:=INT(2048+2047*SIN([.B2350]))" office:value-type="float" office:value="1138" calcext:value-type="float">
            <text:p>1138</text:p>
          </table:table-cell>
          <table:table-cell table:formula="of:=INT(2048+2047*COS([.B2350]))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table:formula="of:=[.A2351]*2*PI()/4096" office:value-type="float" office:value="3.60332087074337" calcext:value-type="float">
            <text:p>3.60332087074337</text:p>
          </table:table-cell>
          <table:table-cell table:formula="of:=INT(2048+2047*SIN([.B2351]))" office:value-type="float" office:value="1136" calcext:value-type="float">
            <text:p>1136</text:p>
          </table:table-cell>
          <table:table-cell table:formula="of:=INT(2048+2047*COS([.B2351]))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table:formula="of:=[.A2352]*2*PI()/4096" office:value-type="float" office:value="3.60485485153126" calcext:value-type="float">
            <text:p>3.60485485153126</text:p>
          </table:table-cell>
          <table:table-cell table:formula="of:=INT(2048+2047*SIN([.B2352]))" office:value-type="float" office:value="1133" calcext:value-type="float">
            <text:p>1133</text:p>
          </table:table-cell>
          <table:table-cell table:formula="of:=INT(2048+2047*COS([.B2352]))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table:formula="of:=[.A2353]*2*PI()/4096" office:value-type="float" office:value="3.60638883231914" calcext:value-type="float">
            <text:p>3.60638883231914</text:p>
          </table:table-cell>
          <table:table-cell table:formula="of:=INT(2048+2047*SIN([.B2353]))" office:value-type="float" office:value="1130" calcext:value-type="float">
            <text:p>1130</text:p>
          </table:table-cell>
          <table:table-cell table:formula="of:=INT(2048+2047*COS([.B2353]))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table:formula="of:=[.A2354]*2*PI()/4096" office:value-type="float" office:value="3.60792281310703" calcext:value-type="float">
            <text:p>3.60792281310703</text:p>
          </table:table-cell>
          <table:table-cell table:formula="of:=INT(2048+2047*SIN([.B2354]))" office:value-type="float" office:value="1127" calcext:value-type="float">
            <text:p>1127</text:p>
          </table:table-cell>
          <table:table-cell table:formula="of:=INT(2048+2047*COS([.B2354]))"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[.A2355]*2*PI()/4096" office:value-type="float" office:value="3.60945679389491" calcext:value-type="float">
            <text:p>3.60945679389491</text:p>
          </table:table-cell>
          <table:table-cell table:formula="of:=INT(2048+2047*SIN([.B2355]))" office:value-type="float" office:value="1124" calcext:value-type="float">
            <text:p>1124</text:p>
          </table:table-cell>
          <table:table-cell table:formula="of:=INT(2048+2047*COS([.B2355]))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[.A2356]*2*PI()/4096" office:value-type="float" office:value="3.6109907746828" calcext:value-type="float">
            <text:p>3.6109907746828</text:p>
          </table:table-cell>
          <table:table-cell table:formula="of:=INT(2048+2047*SIN([.B2356]))" office:value-type="float" office:value="1122" calcext:value-type="float">
            <text:p>1122</text:p>
          </table:table-cell>
          <table:table-cell table:formula="of:=INT(2048+2047*COS([.B2356]))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[.A2357]*2*PI()/4096" office:value-type="float" office:value="3.61252475547068" calcext:value-type="float">
            <text:p>3.61252475547068</text:p>
          </table:table-cell>
          <table:table-cell table:formula="of:=INT(2048+2047*SIN([.B2357]))" office:value-type="float" office:value="1119" calcext:value-type="float">
            <text:p>1119</text:p>
          </table:table-cell>
          <table:table-cell table:formula="of:=INT(2048+2047*COS([.B2357]))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[.A2358]*2*PI()/4096" office:value-type="float" office:value="3.61405873625857" calcext:value-type="float">
            <text:p>3.61405873625857</text:p>
          </table:table-cell>
          <table:table-cell table:formula="of:=INT(2048+2047*SIN([.B2358]))" office:value-type="float" office:value="1116" calcext:value-type="float">
            <text:p>1116</text:p>
          </table:table-cell>
          <table:table-cell table:formula="of:=INT(2048+2047*COS([.B2358]))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[.A2359]*2*PI()/4096" office:value-type="float" office:value="3.61559271704646" calcext:value-type="float">
            <text:p>3.61559271704646</text:p>
          </table:table-cell>
          <table:table-cell table:formula="of:=INT(2048+2047*SIN([.B2359]))" office:value-type="float" office:value="1113" calcext:value-type="float">
            <text:p>1113</text:p>
          </table:table-cell>
          <table:table-cell table:formula="of:=INT(2048+2047*COS([.B2359]))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table:formula="of:=[.A2360]*2*PI()/4096" office:value-type="float" office:value="3.61712669783434" calcext:value-type="float">
            <text:p>3.61712669783434</text:p>
          </table:table-cell>
          <table:table-cell table:formula="of:=INT(2048+2047*SIN([.B2360]))" office:value-type="float" office:value="1110" calcext:value-type="float">
            <text:p>1110</text:p>
          </table:table-cell>
          <table:table-cell table:formula="of:=INT(2048+2047*COS([.B2360]))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table:formula="of:=[.A2361]*2*PI()/4096" office:value-type="float" office:value="3.61866067862223" calcext:value-type="float">
            <text:p>3.61866067862223</text:p>
          </table:table-cell>
          <table:table-cell table:formula="of:=INT(2048+2047*SIN([.B2361]))" office:value-type="float" office:value="1108" calcext:value-type="float">
            <text:p>1108</text:p>
          </table:table-cell>
          <table:table-cell table:formula="of:=INT(2048+2047*COS([.B2361]))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[.A2362]*2*PI()/4096" office:value-type="float" office:value="3.62019465941011" calcext:value-type="float">
            <text:p>3.62019465941011</text:p>
          </table:table-cell>
          <table:table-cell table:formula="of:=INT(2048+2047*SIN([.B2362]))" office:value-type="float" office:value="1105" calcext:value-type="float">
            <text:p>1105</text:p>
          </table:table-cell>
          <table:table-cell table:formula="of:=INT(2048+2047*COS([.B2362]))"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table:formula="of:=[.A2363]*2*PI()/4096" office:value-type="float" office:value="3.621728640198" calcext:value-type="float">
            <text:p>3.621728640198</text:p>
          </table:table-cell>
          <table:table-cell table:formula="of:=INT(2048+2047*SIN([.B2363]))" office:value-type="float" office:value="1102" calcext:value-type="float">
            <text:p>1102</text:p>
          </table:table-cell>
          <table:table-cell table:formula="of:=INT(2048+2047*COS([.B2363]))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table:formula="of:=[.A2364]*2*PI()/4096" office:value-type="float" office:value="3.62326262098588" calcext:value-type="float">
            <text:p>3.62326262098588</text:p>
          </table:table-cell>
          <table:table-cell table:formula="of:=INT(2048+2047*SIN([.B2364]))" office:value-type="float" office:value="1099" calcext:value-type="float">
            <text:p>1099</text:p>
          </table:table-cell>
          <table:table-cell table:formula="of:=INT(2048+2047*COS([.B2364]))"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table:formula="of:=[.A2365]*2*PI()/4096" office:value-type="float" office:value="3.62479660177377" calcext:value-type="float">
            <text:p>3.62479660177377</text:p>
          </table:table-cell>
          <table:table-cell table:formula="of:=INT(2048+2047*SIN([.B2365]))" office:value-type="float" office:value="1096" calcext:value-type="float">
            <text:p>1096</text:p>
          </table:table-cell>
          <table:table-cell table:formula="of:=INT(2048+2047*COS([.B2365]))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table:formula="of:=[.A2366]*2*PI()/4096" office:value-type="float" office:value="3.62633058256166" calcext:value-type="float">
            <text:p>3.62633058256166</text:p>
          </table:table-cell>
          <table:table-cell table:formula="of:=INT(2048+2047*SIN([.B2366]))" office:value-type="float" office:value="1094" calcext:value-type="float">
            <text:p>1094</text:p>
          </table:table-cell>
          <table:table-cell table:formula="of:=INT(2048+2047*COS([.B2366]))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table:formula="of:=[.A2367]*2*PI()/4096" office:value-type="float" office:value="3.62786456334954" calcext:value-type="float">
            <text:p>3.62786456334954</text:p>
          </table:table-cell>
          <table:table-cell table:formula="of:=INT(2048+2047*SIN([.B2367]))" office:value-type="float" office:value="1091" calcext:value-type="float">
            <text:p>1091</text:p>
          </table:table-cell>
          <table:table-cell table:formula="of:=INT(2048+2047*COS([.B2367]))"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table:formula="of:=[.A2368]*2*PI()/4096" office:value-type="float" office:value="3.62939854413743" calcext:value-type="float">
            <text:p>3.62939854413743</text:p>
          </table:table-cell>
          <table:table-cell table:formula="of:=INT(2048+2047*SIN([.B2368]))" office:value-type="float" office:value="1088" calcext:value-type="float">
            <text:p>1088</text:p>
          </table:table-cell>
          <table:table-cell table:formula="of:=INT(2048+2047*COS([.B2368]))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table:formula="of:=[.A2369]*2*PI()/4096" office:value-type="float" office:value="3.63093252492531" calcext:value-type="float">
            <text:p>3.63093252492531</text:p>
          </table:table-cell>
          <table:table-cell table:formula="of:=INT(2048+2047*SIN([.B2369]))" office:value-type="float" office:value="1085" calcext:value-type="float">
            <text:p>1085</text:p>
          </table:table-cell>
          <table:table-cell table:formula="of:=INT(2048+2047*COS([.B2369]))"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table:formula="of:=[.A2370]*2*PI()/4096" office:value-type="float" office:value="3.6324665057132" calcext:value-type="float">
            <text:p>3.6324665057132</text:p>
          </table:table-cell>
          <table:table-cell table:formula="of:=INT(2048+2047*SIN([.B2370]))" office:value-type="float" office:value="1083" calcext:value-type="float">
            <text:p>1083</text:p>
          </table:table-cell>
          <table:table-cell table:formula="of:=INT(2048+2047*COS([.B2370]))"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table:formula="of:=[.A2371]*2*PI()/4096" office:value-type="float" office:value="3.63400048650108" calcext:value-type="float">
            <text:p>3.63400048650108</text:p>
          </table:table-cell>
          <table:table-cell table:formula="of:=INT(2048+2047*SIN([.B2371]))" office:value-type="float" office:value="1080" calcext:value-type="float">
            <text:p>1080</text:p>
          </table:table-cell>
          <table:table-cell table:formula="of:=INT(2048+2047*COS([.B2371]))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[.A2372]*2*PI()/4096" office:value-type="float" office:value="3.63553446728897" calcext:value-type="float">
            <text:p>3.63553446728897</text:p>
          </table:table-cell>
          <table:table-cell table:formula="of:=INT(2048+2047*SIN([.B2372]))" office:value-type="float" office:value="1077" calcext:value-type="float">
            <text:p>1077</text:p>
          </table:table-cell>
          <table:table-cell table:formula="of:=INT(2048+2047*COS([.B2372]))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[.A2373]*2*PI()/4096" office:value-type="float" office:value="3.63706844807686" calcext:value-type="float">
            <text:p>3.63706844807686</text:p>
          </table:table-cell>
          <table:table-cell table:formula="of:=INT(2048+2047*SIN([.B2373]))" office:value-type="float" office:value="1074" calcext:value-type="float">
            <text:p>1074</text:p>
          </table:table-cell>
          <table:table-cell table:formula="of:=INT(2048+2047*COS([.B2373]))"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table:formula="of:=[.A2374]*2*PI()/4096" office:value-type="float" office:value="3.63860242886474" calcext:value-type="float">
            <text:p>3.63860242886474</text:p>
          </table:table-cell>
          <table:table-cell table:formula="of:=INT(2048+2047*SIN([.B2374]))" office:value-type="float" office:value="1071" calcext:value-type="float">
            <text:p>1071</text:p>
          </table:table-cell>
          <table:table-cell table:formula="of:=INT(2048+2047*COS([.B2374]))"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table:formula="of:=[.A2375]*2*PI()/4096" office:value-type="float" office:value="3.64013640965263" calcext:value-type="float">
            <text:p>3.64013640965263</text:p>
          </table:table-cell>
          <table:table-cell table:formula="of:=INT(2048+2047*SIN([.B2375]))" office:value-type="float" office:value="1069" calcext:value-type="float">
            <text:p>1069</text:p>
          </table:table-cell>
          <table:table-cell table:formula="of:=INT(2048+2047*COS([.B2375]))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table:formula="of:=[.A2376]*2*PI()/4096" office:value-type="float" office:value="3.64167039044051" calcext:value-type="float">
            <text:p>3.64167039044051</text:p>
          </table:table-cell>
          <table:table-cell table:formula="of:=INT(2048+2047*SIN([.B2376]))" office:value-type="float" office:value="1066" calcext:value-type="float">
            <text:p>1066</text:p>
          </table:table-cell>
          <table:table-cell table:formula="of:=INT(2048+2047*COS([.B2376]))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table:formula="of:=[.A2377]*2*PI()/4096" office:value-type="float" office:value="3.6432043712284" calcext:value-type="float">
            <text:p>3.6432043712284</text:p>
          </table:table-cell>
          <table:table-cell table:formula="of:=INT(2048+2047*SIN([.B2377]))" office:value-type="float" office:value="1063" calcext:value-type="float">
            <text:p>1063</text:p>
          </table:table-cell>
          <table:table-cell table:formula="of:=INT(2048+2047*COS([.B2377]))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table:formula="of:=[.A2378]*2*PI()/4096" office:value-type="float" office:value="3.64473835201628" calcext:value-type="float">
            <text:p>3.64473835201628</text:p>
          </table:table-cell>
          <table:table-cell table:formula="of:=INT(2048+2047*SIN([.B2378]))" office:value-type="float" office:value="1060" calcext:value-type="float">
            <text:p>1060</text:p>
          </table:table-cell>
          <table:table-cell table:formula="of:=INT(2048+2047*COS([.B2378]))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table:formula="of:=[.A2379]*2*PI()/4096" office:value-type="float" office:value="3.64627233280417" calcext:value-type="float">
            <text:p>3.64627233280417</text:p>
          </table:table-cell>
          <table:table-cell table:formula="of:=INT(2048+2047*SIN([.B2379]))" office:value-type="float" office:value="1058" calcext:value-type="float">
            <text:p>1058</text:p>
          </table:table-cell>
          <table:table-cell table:formula="of:=INT(2048+2047*COS([.B2379]))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table:formula="of:=[.A2380]*2*PI()/4096" office:value-type="float" office:value="3.64780631359205" calcext:value-type="float">
            <text:p>3.64780631359205</text:p>
          </table:table-cell>
          <table:table-cell table:formula="of:=INT(2048+2047*SIN([.B2380]))" office:value-type="float" office:value="1055" calcext:value-type="float">
            <text:p>1055</text:p>
          </table:table-cell>
          <table:table-cell table:formula="of:=INT(2048+2047*COS([.B2380]))"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table:formula="of:=[.A2381]*2*PI()/4096" office:value-type="float" office:value="3.64934029437994" calcext:value-type="float">
            <text:p>3.64934029437994</text:p>
          </table:table-cell>
          <table:table-cell table:formula="of:=INT(2048+2047*SIN([.B2381]))" office:value-type="float" office:value="1052" calcext:value-type="float">
            <text:p>1052</text:p>
          </table:table-cell>
          <table:table-cell table:formula="of:=INT(2048+2047*COS([.B2381]))"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table:formula="of:=[.A2382]*2*PI()/4096" office:value-type="float" office:value="3.65087427516783" calcext:value-type="float">
            <text:p>3.65087427516783</text:p>
          </table:table-cell>
          <table:table-cell table:formula="of:=INT(2048+2047*SIN([.B2382]))" office:value-type="float" office:value="1049" calcext:value-type="float">
            <text:p>1049</text:p>
          </table:table-cell>
          <table:table-cell table:formula="of:=INT(2048+2047*COS([.B2382]))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table:formula="of:=[.A2383]*2*PI()/4096" office:value-type="float" office:value="3.65240825595571" calcext:value-type="float">
            <text:p>3.65240825595571</text:p>
          </table:table-cell>
          <table:table-cell table:formula="of:=INT(2048+2047*SIN([.B2383]))" office:value-type="float" office:value="1047" calcext:value-type="float">
            <text:p>1047</text:p>
          </table:table-cell>
          <table:table-cell table:formula="of:=INT(2048+2047*COS([.B2383]))"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table:formula="of:=[.A2384]*2*PI()/4096" office:value-type="float" office:value="3.6539422367436" calcext:value-type="float">
            <text:p>3.6539422367436</text:p>
          </table:table-cell>
          <table:table-cell table:formula="of:=INT(2048+2047*SIN([.B2384]))" office:value-type="float" office:value="1044" calcext:value-type="float">
            <text:p>1044</text:p>
          </table:table-cell>
          <table:table-cell table:formula="of:=INT(2048+2047*COS([.B2384]))"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table:formula="of:=[.A2385]*2*PI()/4096" office:value-type="float" office:value="3.65547621753148" calcext:value-type="float">
            <text:p>3.65547621753148</text:p>
          </table:table-cell>
          <table:table-cell table:formula="of:=INT(2048+2047*SIN([.B2385]))" office:value-type="float" office:value="1041" calcext:value-type="float">
            <text:p>1041</text:p>
          </table:table-cell>
          <table:table-cell table:formula="of:=INT(2048+2047*COS([.B2385]))"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table:formula="of:=[.A2386]*2*PI()/4096" office:value-type="float" office:value="3.65701019831937" calcext:value-type="float">
            <text:p>3.65701019831937</text:p>
          </table:table-cell>
          <table:table-cell table:formula="of:=INT(2048+2047*SIN([.B2386]))" office:value-type="float" office:value="1039" calcext:value-type="float">
            <text:p>1039</text:p>
          </table:table-cell>
          <table:table-cell table:formula="of:=INT(2048+2047*COS([.B2386]))"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table:formula="of:=[.A2387]*2*PI()/4096" office:value-type="float" office:value="3.65854417910725" calcext:value-type="float">
            <text:p>3.65854417910725</text:p>
          </table:table-cell>
          <table:table-cell table:formula="of:=INT(2048+2047*SIN([.B2387]))" office:value-type="float" office:value="1036" calcext:value-type="float">
            <text:p>1036</text:p>
          </table:table-cell>
          <table:table-cell table:formula="of:=INT(2048+2047*COS([.B2387]))"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table:formula="of:=[.A2388]*2*PI()/4096" office:value-type="float" office:value="3.66007815989514" calcext:value-type="float">
            <text:p>3.66007815989514</text:p>
          </table:table-cell>
          <table:table-cell table:formula="of:=INT(2048+2047*SIN([.B2388]))" office:value-type="float" office:value="1033" calcext:value-type="float">
            <text:p>1033</text:p>
          </table:table-cell>
          <table:table-cell table:formula="of:=INT(2048+2047*COS([.B2388]))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table:formula="of:=[.A2389]*2*PI()/4096" office:value-type="float" office:value="3.66161214068303" calcext:value-type="float">
            <text:p>3.66161214068303</text:p>
          </table:table-cell>
          <table:table-cell table:formula="of:=INT(2048+2047*SIN([.B2389]))" office:value-type="float" office:value="1030" calcext:value-type="float">
            <text:p>1030</text:p>
          </table:table-cell>
          <table:table-cell table:formula="of:=INT(2048+2047*COS([.B2389]))"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table:formula="of:=[.A2390]*2*PI()/4096" office:value-type="float" office:value="3.66314612147091" calcext:value-type="float">
            <text:p>3.66314612147091</text:p>
          </table:table-cell>
          <table:table-cell table:formula="of:=INT(2048+2047*SIN([.B2390]))" office:value-type="float" office:value="1028" calcext:value-type="float">
            <text:p>1028</text:p>
          </table:table-cell>
          <table:table-cell table:formula="of:=INT(2048+2047*COS([.B2390]))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table:formula="of:=[.A2391]*2*PI()/4096" office:value-type="float" office:value="3.6646801022588" calcext:value-type="float">
            <text:p>3.6646801022588</text:p>
          </table:table-cell>
          <table:table-cell table:formula="of:=INT(2048+2047*SIN([.B2391]))" office:value-type="float" office:value="1025" calcext:value-type="float">
            <text:p>1025</text:p>
          </table:table-cell>
          <table:table-cell table:formula="of:=INT(2048+2047*COS([.B2391]))"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table:formula="of:=[.A2392]*2*PI()/4096" office:value-type="float" office:value="3.66621408304668" calcext:value-type="float">
            <text:p>3.66621408304668</text:p>
          </table:table-cell>
          <table:table-cell table:formula="of:=INT(2048+2047*SIN([.B2392]))" office:value-type="float" office:value="1022" calcext:value-type="float">
            <text:p>1022</text:p>
          </table:table-cell>
          <table:table-cell table:formula="of:=INT(2048+2047*COS([.B2392]))"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table:formula="of:=[.A2393]*2*PI()/4096" office:value-type="float" office:value="3.66774806383457" calcext:value-type="float">
            <text:p>3.66774806383457</text:p>
          </table:table-cell>
          <table:table-cell table:formula="of:=INT(2048+2047*SIN([.B2393]))" office:value-type="float" office:value="1019" calcext:value-type="float">
            <text:p>1019</text:p>
          </table:table-cell>
          <table:table-cell table:formula="of:=INT(2048+2047*COS([.B2393]))"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[.A2394]*2*PI()/4096" office:value-type="float" office:value="3.66928204462245" calcext:value-type="float">
            <text:p>3.66928204462245</text:p>
          </table:table-cell>
          <table:table-cell table:formula="of:=INT(2048+2047*SIN([.B2394]))" office:value-type="float" office:value="1017" calcext:value-type="float">
            <text:p>1017</text:p>
          </table:table-cell>
          <table:table-cell table:formula="of:=INT(2048+2047*COS([.B2394]))"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table:formula="of:=[.A2395]*2*PI()/4096" office:value-type="float" office:value="3.67081602541034" calcext:value-type="float">
            <text:p>3.67081602541034</text:p>
          </table:table-cell>
          <table:table-cell table:formula="of:=INT(2048+2047*SIN([.B2395]))" office:value-type="float" office:value="1014" calcext:value-type="float">
            <text:p>1014</text:p>
          </table:table-cell>
          <table:table-cell table:formula="of:=INT(2048+2047*COS([.B2395]))"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[.A2396]*2*PI()/4096" office:value-type="float" office:value="3.67235000619822" calcext:value-type="float">
            <text:p>3.67235000619822</text:p>
          </table:table-cell>
          <table:table-cell table:formula="of:=INT(2048+2047*SIN([.B2396]))" office:value-type="float" office:value="1011" calcext:value-type="float">
            <text:p>1011</text:p>
          </table:table-cell>
          <table:table-cell table:formula="of:=INT(2048+2047*COS([.B2396]))"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table:formula="of:=[.A2397]*2*PI()/4096" office:value-type="float" office:value="3.67388398698611" calcext:value-type="float">
            <text:p>3.67388398698611</text:p>
          </table:table-cell>
          <table:table-cell table:formula="of:=INT(2048+2047*SIN([.B2397]))" office:value-type="float" office:value="1009" calcext:value-type="float">
            <text:p>1009</text:p>
          </table:table-cell>
          <table:table-cell table:formula="of:=INT(2048+2047*COS([.B2397]))"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[.A2398]*2*PI()/4096" office:value-type="float" office:value="3.675417967774" calcext:value-type="float">
            <text:p>3.675417967774</text:p>
          </table:table-cell>
          <table:table-cell table:formula="of:=INT(2048+2047*SIN([.B2398]))" office:value-type="float" office:value="1006" calcext:value-type="float">
            <text:p>1006</text:p>
          </table:table-cell>
          <table:table-cell table:formula="of:=INT(2048+2047*COS([.B2398]))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table:formula="of:=[.A2399]*2*PI()/4096" office:value-type="float" office:value="3.67695194856188" calcext:value-type="float">
            <text:p>3.67695194856188</text:p>
          </table:table-cell>
          <table:table-cell table:formula="of:=INT(2048+2047*SIN([.B2399]))" office:value-type="float" office:value="1003" calcext:value-type="float">
            <text:p>1003</text:p>
          </table:table-cell>
          <table:table-cell table:formula="of:=INT(2048+2047*COS([.B2399]))"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table:formula="of:=[.A2400]*2*PI()/4096" office:value-type="float" office:value="3.67848592934977" calcext:value-type="float">
            <text:p>3.67848592934977</text:p>
          </table:table-cell>
          <table:table-cell table:formula="of:=INT(2048+2047*SIN([.B2400]))" office:value-type="float" office:value="1001" calcext:value-type="float">
            <text:p>1001</text:p>
          </table:table-cell>
          <table:table-cell table:formula="of:=INT(2048+2047*COS([.B2400]))"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[.A2401]*2*PI()/4096" office:value-type="float" office:value="3.68001991013765" calcext:value-type="float">
            <text:p>3.68001991013765</text:p>
          </table:table-cell>
          <table:table-cell table:formula="of:=INT(2048+2047*SIN([.B2401]))" office:value-type="float" office:value="998" calcext:value-type="float">
            <text:p>998</text:p>
          </table:table-cell>
          <table:table-cell table:formula="of:=INT(2048+2047*COS([.B2401]))"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A2402]*2*PI()/4096" office:value-type="float" office:value="3.68155389092554" calcext:value-type="float">
            <text:p>3.68155389092554</text:p>
          </table:table-cell>
          <table:table-cell table:formula="of:=INT(2048+2047*SIN([.B2402]))" office:value-type="float" office:value="995" calcext:value-type="float">
            <text:p>995</text:p>
          </table:table-cell>
          <table:table-cell table:formula="of:=INT(2048+2047*COS([.B2402]))"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[.A2403]*2*PI()/4096" office:value-type="float" office:value="3.68308787171342" calcext:value-type="float">
            <text:p>3.68308787171342</text:p>
          </table:table-cell>
          <table:table-cell table:formula="of:=INT(2048+2047*SIN([.B2403]))" office:value-type="float" office:value="992" calcext:value-type="float">
            <text:p>992</text:p>
          </table:table-cell>
          <table:table-cell table:formula="of:=INT(2048+2047*COS([.B2403]))"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table:formula="of:=[.A2404]*2*PI()/4096" office:value-type="float" office:value="3.68462185250131" calcext:value-type="float">
            <text:p>3.68462185250131</text:p>
          </table:table-cell>
          <table:table-cell table:formula="of:=INT(2048+2047*SIN([.B2404]))" office:value-type="float" office:value="990" calcext:value-type="float">
            <text:p>990</text:p>
          </table:table-cell>
          <table:table-cell table:formula="of:=INT(2048+2047*COS([.B2404]))"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[.A2405]*2*PI()/4096" office:value-type="float" office:value="3.6861558332892" calcext:value-type="float">
            <text:p>3.6861558332892</text:p>
          </table:table-cell>
          <table:table-cell table:formula="of:=INT(2048+2047*SIN([.B2405]))" office:value-type="float" office:value="987" calcext:value-type="float">
            <text:p>987</text:p>
          </table:table-cell>
          <table:table-cell table:formula="of:=INT(2048+2047*COS([.B2405]))"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table:formula="of:=[.A2406]*2*PI()/4096" office:value-type="float" office:value="3.68768981407708" calcext:value-type="float">
            <text:p>3.68768981407708</text:p>
          </table:table-cell>
          <table:table-cell table:formula="of:=INT(2048+2047*SIN([.B2406]))" office:value-type="float" office:value="984" calcext:value-type="float">
            <text:p>984</text:p>
          </table:table-cell>
          <table:table-cell table:formula="of:=INT(2048+2047*COS([.B2406]))"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table:formula="of:=[.A2407]*2*PI()/4096" office:value-type="float" office:value="3.68922379486497" calcext:value-type="float">
            <text:p>3.68922379486497</text:p>
          </table:table-cell>
          <table:table-cell table:formula="of:=INT(2048+2047*SIN([.B2407]))" office:value-type="float" office:value="982" calcext:value-type="float">
            <text:p>982</text:p>
          </table:table-cell>
          <table:table-cell table:formula="of:=INT(2048+2047*COS([.B2407])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[.A2408]*2*PI()/4096" office:value-type="float" office:value="3.69075777565285" calcext:value-type="float">
            <text:p>3.69075777565285</text:p>
          </table:table-cell>
          <table:table-cell table:formula="of:=INT(2048+2047*SIN([.B2408]))" office:value-type="float" office:value="979" calcext:value-type="float">
            <text:p>979</text:p>
          </table:table-cell>
          <table:table-cell table:formula="of:=INT(2048+2047*COS([.B2408]))"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table:formula="of:=[.A2409]*2*PI()/4096" office:value-type="float" office:value="3.69229175644074" calcext:value-type="float">
            <text:p>3.69229175644074</text:p>
          </table:table-cell>
          <table:table-cell table:formula="of:=INT(2048+2047*SIN([.B2409]))" office:value-type="float" office:value="976" calcext:value-type="float">
            <text:p>976</text:p>
          </table:table-cell>
          <table:table-cell table:formula="of:=INT(2048+2047*COS([.B2409]))"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table:formula="of:=[.A2410]*2*PI()/4096" office:value-type="float" office:value="3.69382573722862" calcext:value-type="float">
            <text:p>3.69382573722862</text:p>
          </table:table-cell>
          <table:table-cell table:formula="of:=INT(2048+2047*SIN([.B2410]))" office:value-type="float" office:value="974" calcext:value-type="float">
            <text:p>974</text:p>
          </table:table-cell>
          <table:table-cell table:formula="of:=INT(2048+2047*COS([.B2410]))"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table:formula="of:=[.A2411]*2*PI()/4096" office:value-type="float" office:value="3.69535971801651" calcext:value-type="float">
            <text:p>3.69535971801651</text:p>
          </table:table-cell>
          <table:table-cell table:formula="of:=INT(2048+2047*SIN([.B2411]))" office:value-type="float" office:value="971" calcext:value-type="float">
            <text:p>971</text:p>
          </table:table-cell>
          <table:table-cell table:formula="of:=INT(2048+2047*COS([.B2411]))"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[.A2412]*2*PI()/4096" office:value-type="float" office:value="3.69689369880439" calcext:value-type="float">
            <text:p>3.69689369880439</text:p>
          </table:table-cell>
          <table:table-cell table:formula="of:=INT(2048+2047*SIN([.B2412]))" office:value-type="float" office:value="968" calcext:value-type="float">
            <text:p>968</text:p>
          </table:table-cell>
          <table:table-cell table:formula="of:=INT(2048+2047*COS([.B2412]))"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table:formula="of:=[.A2413]*2*PI()/4096" office:value-type="float" office:value="3.69842767959228" calcext:value-type="float">
            <text:p>3.69842767959228</text:p>
          </table:table-cell>
          <table:table-cell table:formula="of:=INT(2048+2047*SIN([.B2413]))" office:value-type="float" office:value="966" calcext:value-type="float">
            <text:p>966</text:p>
          </table:table-cell>
          <table:table-cell table:formula="of:=INT(2048+2047*COS([.B2413]))"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[.A2414]*2*PI()/4096" office:value-type="float" office:value="3.69996166038017" calcext:value-type="float">
            <text:p>3.69996166038017</text:p>
          </table:table-cell>
          <table:table-cell table:formula="of:=INT(2048+2047*SIN([.B2414]))" office:value-type="float" office:value="963" calcext:value-type="float">
            <text:p>963</text:p>
          </table:table-cell>
          <table:table-cell table:formula="of:=INT(2048+2047*COS([.B2414]))"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table:formula="of:=[.A2415]*2*PI()/4096" office:value-type="float" office:value="3.70149564116805" calcext:value-type="float">
            <text:p>3.70149564116805</text:p>
          </table:table-cell>
          <table:table-cell table:formula="of:=INT(2048+2047*SIN([.B2415]))" office:value-type="float" office:value="960" calcext:value-type="float">
            <text:p>960</text:p>
          </table:table-cell>
          <table:table-cell table:formula="of:=INT(2048+2047*COS([.B2415]))"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[.A2416]*2*PI()/4096" office:value-type="float" office:value="3.70302962195594" calcext:value-type="float">
            <text:p>3.70302962195594</text:p>
          </table:table-cell>
          <table:table-cell table:formula="of:=INT(2048+2047*SIN([.B2416]))" office:value-type="float" office:value="958" calcext:value-type="float">
            <text:p>958</text:p>
          </table:table-cell>
          <table:table-cell table:formula="of:=INT(2048+2047*COS([.B2416]))"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[.A2417]*2*PI()/4096" office:value-type="float" office:value="3.70456360274382" calcext:value-type="float">
            <text:p>3.70456360274382</text:p>
          </table:table-cell>
          <table:table-cell table:formula="of:=INT(2048+2047*SIN([.B2417]))" office:value-type="float" office:value="955" calcext:value-type="float">
            <text:p>955</text:p>
          </table:table-cell>
          <table:table-cell table:formula="of:=INT(2048+2047*COS([.B2417]))"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table:formula="of:=[.A2418]*2*PI()/4096" office:value-type="float" office:value="3.70609758353171" calcext:value-type="float">
            <text:p>3.70609758353171</text:p>
          </table:table-cell>
          <table:table-cell table:formula="of:=INT(2048+2047*SIN([.B2418]))" office:value-type="float" office:value="952" calcext:value-type="float">
            <text:p>952</text:p>
          </table:table-cell>
          <table:table-cell table:formula="of:=INT(2048+2047*COS([.B2418]))"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table:formula="of:=[.A2419]*2*PI()/4096" office:value-type="float" office:value="3.70763156431959" calcext:value-type="float">
            <text:p>3.70763156431959</text:p>
          </table:table-cell>
          <table:table-cell table:formula="of:=INT(2048+2047*SIN([.B2419]))" office:value-type="float" office:value="950" calcext:value-type="float">
            <text:p>950</text:p>
          </table:table-cell>
          <table:table-cell table:formula="of:=INT(2048+2047*COS([.B2419]))"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table:formula="of:=[.A2420]*2*PI()/4096" office:value-type="float" office:value="3.70916554510748" calcext:value-type="float">
            <text:p>3.70916554510748</text:p>
          </table:table-cell>
          <table:table-cell table:formula="of:=INT(2048+2047*SIN([.B2420]))" office:value-type="float" office:value="947" calcext:value-type="float">
            <text:p>947</text:p>
          </table:table-cell>
          <table:table-cell table:formula="of:=INT(2048+2047*COS([.B2420]))"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[.A2421]*2*PI()/4096" office:value-type="float" office:value="3.71069952589537" calcext:value-type="float">
            <text:p>3.71069952589537</text:p>
          </table:table-cell>
          <table:table-cell table:formula="of:=INT(2048+2047*SIN([.B2421]))" office:value-type="float" office:value="944" calcext:value-type="float">
            <text:p>944</text:p>
          </table:table-cell>
          <table:table-cell table:formula="of:=INT(2048+2047*COS([.B2421]))"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[.A2422]*2*PI()/4096" office:value-type="float" office:value="3.71223350668325" calcext:value-type="float">
            <text:p>3.71223350668325</text:p>
          </table:table-cell>
          <table:table-cell table:formula="of:=INT(2048+2047*SIN([.B2422]))" office:value-type="float" office:value="942" calcext:value-type="float">
            <text:p>942</text:p>
          </table:table-cell>
          <table:table-cell table:formula="of:=INT(2048+2047*COS([.B2422]))"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table:formula="of:=[.A2423]*2*PI()/4096" office:value-type="float" office:value="3.71376748747114" calcext:value-type="float">
            <text:p>3.71376748747114</text:p>
          </table:table-cell>
          <table:table-cell table:formula="of:=INT(2048+2047*SIN([.B2423]))" office:value-type="float" office:value="939" calcext:value-type="float">
            <text:p>939</text:p>
          </table:table-cell>
          <table:table-cell table:formula="of:=INT(2048+2047*COS([.B2423]))"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[.A2424]*2*PI()/4096" office:value-type="float" office:value="3.71530146825902" calcext:value-type="float">
            <text:p>3.71530146825902</text:p>
          </table:table-cell>
          <table:table-cell table:formula="of:=INT(2048+2047*SIN([.B2424]))" office:value-type="float" office:value="936" calcext:value-type="float">
            <text:p>936</text:p>
          </table:table-cell>
          <table:table-cell table:formula="of:=INT(2048+2047*COS([.B2424]))"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table:formula="of:=[.A2425]*2*PI()/4096" office:value-type="float" office:value="3.71683544904691" calcext:value-type="float">
            <text:p>3.71683544904691</text:p>
          </table:table-cell>
          <table:table-cell table:formula="of:=INT(2048+2047*SIN([.B2425]))" office:value-type="float" office:value="934" calcext:value-type="float">
            <text:p>934</text:p>
          </table:table-cell>
          <table:table-cell table:formula="of:=INT(2048+2047*COS([.B2425]))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[.A2426]*2*PI()/4096" office:value-type="float" office:value="3.71836942983479" calcext:value-type="float">
            <text:p>3.71836942983479</text:p>
          </table:table-cell>
          <table:table-cell table:formula="of:=INT(2048+2047*SIN([.B2426]))" office:value-type="float" office:value="931" calcext:value-type="float">
            <text:p>931</text:p>
          </table:table-cell>
          <table:table-cell table:formula="of:=INT(2048+2047*COS([.B2426]))"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[.A2427]*2*PI()/4096" office:value-type="float" office:value="3.71990341062268" calcext:value-type="float">
            <text:p>3.71990341062268</text:p>
          </table:table-cell>
          <table:table-cell table:formula="of:=INT(2048+2047*SIN([.B2427]))" office:value-type="float" office:value="929" calcext:value-type="float">
            <text:p>929</text:p>
          </table:table-cell>
          <table:table-cell table:formula="of:=INT(2048+2047*COS([.B2427]))"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table:formula="of:=[.A2428]*2*PI()/4096" office:value-type="float" office:value="3.72143739141057" calcext:value-type="float">
            <text:p>3.72143739141057</text:p>
          </table:table-cell>
          <table:table-cell table:formula="of:=INT(2048+2047*SIN([.B2428]))" office:value-type="float" office:value="926" calcext:value-type="float">
            <text:p>926</text:p>
          </table:table-cell>
          <table:table-cell table:formula="of:=INT(2048+2047*COS([.B2428]))"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table:formula="of:=[.A2429]*2*PI()/4096" office:value-type="float" office:value="3.72297137219845" calcext:value-type="float">
            <text:p>3.72297137219845</text:p>
          </table:table-cell>
          <table:table-cell table:formula="of:=INT(2048+2047*SIN([.B2429]))" office:value-type="float" office:value="923" calcext:value-type="float">
            <text:p>923</text:p>
          </table:table-cell>
          <table:table-cell table:formula="of:=INT(2048+2047*COS([.B2429]))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table:formula="of:=[.A2430]*2*PI()/4096" office:value-type="float" office:value="3.72450535298634" calcext:value-type="float">
            <text:p>3.72450535298634</text:p>
          </table:table-cell>
          <table:table-cell table:formula="of:=INT(2048+2047*SIN([.B2430]))" office:value-type="float" office:value="921" calcext:value-type="float">
            <text:p>921</text:p>
          </table:table-cell>
          <table:table-cell table:formula="of:=INT(2048+2047*COS([.B2430]))"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table:formula="of:=[.A2431]*2*PI()/4096" office:value-type="float" office:value="3.72603933377422" calcext:value-type="float">
            <text:p>3.72603933377422</text:p>
          </table:table-cell>
          <table:table-cell table:formula="of:=INT(2048+2047*SIN([.B2431]))" office:value-type="float" office:value="918" calcext:value-type="float">
            <text:p>918</text:p>
          </table:table-cell>
          <table:table-cell table:formula="of:=INT(2048+2047*COS([.B2431]))"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table:formula="of:=[.A2432]*2*PI()/4096" office:value-type="float" office:value="3.72757331456211" calcext:value-type="float">
            <text:p>3.72757331456211</text:p>
          </table:table-cell>
          <table:table-cell table:formula="of:=INT(2048+2047*SIN([.B2432]))" office:value-type="float" office:value="915" calcext:value-type="float">
            <text:p>915</text:p>
          </table:table-cell>
          <table:table-cell table:formula="of:=INT(2048+2047*COS([.B2432]))"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table:formula="of:=[.A2433]*2*PI()/4096" office:value-type="float" office:value="3.72910729534999" calcext:value-type="float">
            <text:p>3.72910729534999</text:p>
          </table:table-cell>
          <table:table-cell table:formula="of:=INT(2048+2047*SIN([.B2433]))" office:value-type="float" office:value="913" calcext:value-type="float">
            <text:p>913</text:p>
          </table:table-cell>
          <table:table-cell table:formula="of:=INT(2048+2047*COS([.B2433]))"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table:formula="of:=[.A2434]*2*PI()/4096" office:value-type="float" office:value="3.73064127613788" calcext:value-type="float">
            <text:p>3.73064127613788</text:p>
          </table:table-cell>
          <table:table-cell table:formula="of:=INT(2048+2047*SIN([.B2434]))" office:value-type="float" office:value="910" calcext:value-type="float">
            <text:p>910</text:p>
          </table:table-cell>
          <table:table-cell table:formula="of:=INT(2048+2047*COS([.B2434]))"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table:formula="of:=[.A2435]*2*PI()/4096" office:value-type="float" office:value="3.73217525692576" calcext:value-type="float">
            <text:p>3.73217525692576</text:p>
          </table:table-cell>
          <table:table-cell table:formula="of:=INT(2048+2047*SIN([.B2435]))" office:value-type="float" office:value="908" calcext:value-type="float">
            <text:p>908</text:p>
          </table:table-cell>
          <table:table-cell table:formula="of:=INT(2048+2047*COS([.B2435]))"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table:formula="of:=[.A2436]*2*PI()/4096" office:value-type="float" office:value="3.73370923771365" calcext:value-type="float">
            <text:p>3.73370923771365</text:p>
          </table:table-cell>
          <table:table-cell table:formula="of:=INT(2048+2047*SIN([.B2436]))" office:value-type="float" office:value="905" calcext:value-type="float">
            <text:p>905</text:p>
          </table:table-cell>
          <table:table-cell table:formula="of:=INT(2048+2047*COS([.B2436]))"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table:formula="of:=[.A2437]*2*PI()/4096" office:value-type="float" office:value="3.73524321850154" calcext:value-type="float">
            <text:p>3.73524321850154</text:p>
          </table:table-cell>
          <table:table-cell table:formula="of:=INT(2048+2047*SIN([.B2437]))" office:value-type="float" office:value="902" calcext:value-type="float">
            <text:p>902</text:p>
          </table:table-cell>
          <table:table-cell table:formula="of:=INT(2048+2047*COS([.B2437]))"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table:formula="of:=[.A2438]*2*PI()/4096" office:value-type="float" office:value="3.73677719928942" calcext:value-type="float">
            <text:p>3.73677719928942</text:p>
          </table:table-cell>
          <table:table-cell table:formula="of:=INT(2048+2047*SIN([.B2438]))" office:value-type="float" office:value="900" calcext:value-type="float">
            <text:p>900</text:p>
          </table:table-cell>
          <table:table-cell table:formula="of:=INT(2048+2047*COS([.B2438]))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table:formula="of:=[.A2439]*2*PI()/4096" office:value-type="float" office:value="3.73831118007731" calcext:value-type="float">
            <text:p>3.73831118007731</text:p>
          </table:table-cell>
          <table:table-cell table:formula="of:=INT(2048+2047*SIN([.B2439]))" office:value-type="float" office:value="897" calcext:value-type="float">
            <text:p>897</text:p>
          </table:table-cell>
          <table:table-cell table:formula="of:=INT(2048+2047*COS([.B2439]))"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table:formula="of:=[.A2440]*2*PI()/4096" office:value-type="float" office:value="3.73984516086519" calcext:value-type="float">
            <text:p>3.73984516086519</text:p>
          </table:table-cell>
          <table:table-cell table:formula="of:=INT(2048+2047*SIN([.B2440]))" office:value-type="float" office:value="895" calcext:value-type="float">
            <text:p>895</text:p>
          </table:table-cell>
          <table:table-cell table:formula="of:=INT(2048+2047*COS([.B2440]))"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table:formula="of:=[.A2441]*2*PI()/4096" office:value-type="float" office:value="3.74137914165308" calcext:value-type="float">
            <text:p>3.74137914165308</text:p>
          </table:table-cell>
          <table:table-cell table:formula="of:=INT(2048+2047*SIN([.B2441]))" office:value-type="float" office:value="892" calcext:value-type="float">
            <text:p>892</text:p>
          </table:table-cell>
          <table:table-cell table:formula="of:=INT(2048+2047*COS([.B2441]))"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table:formula="of:=[.A2442]*2*PI()/4096" office:value-type="float" office:value="3.74291312244096" calcext:value-type="float">
            <text:p>3.74291312244096</text:p>
          </table:table-cell>
          <table:table-cell table:formula="of:=INT(2048+2047*SIN([.B2442]))" office:value-type="float" office:value="889" calcext:value-type="float">
            <text:p>889</text:p>
          </table:table-cell>
          <table:table-cell table:formula="of:=INT(2048+2047*COS([.B2442]))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table:formula="of:=[.A2443]*2*PI()/4096" office:value-type="float" office:value="3.74444710322885" calcext:value-type="float">
            <text:p>3.74444710322885</text:p>
          </table:table-cell>
          <table:table-cell table:formula="of:=INT(2048+2047*SIN([.B2443]))" office:value-type="float" office:value="887" calcext:value-type="float">
            <text:p>887</text:p>
          </table:table-cell>
          <table:table-cell table:formula="of:=INT(2048+2047*COS([.B2443]))"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table:formula="of:=[.A2444]*2*PI()/4096" office:value-type="float" office:value="3.74598108401674" calcext:value-type="float">
            <text:p>3.74598108401674</text:p>
          </table:table-cell>
          <table:table-cell table:formula="of:=INT(2048+2047*SIN([.B2444]))" office:value-type="float" office:value="884" calcext:value-type="float">
            <text:p>884</text:p>
          </table:table-cell>
          <table:table-cell table:formula="of:=INT(2048+2047*COS([.B2444]))"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table:formula="of:=[.A2445]*2*PI()/4096" office:value-type="float" office:value="3.74751506480462" calcext:value-type="float">
            <text:p>3.74751506480462</text:p>
          </table:table-cell>
          <table:table-cell table:formula="of:=INT(2048+2047*SIN([.B2445]))" office:value-type="float" office:value="882" calcext:value-type="float">
            <text:p>882</text:p>
          </table:table-cell>
          <table:table-cell table:formula="of:=INT(2048+2047*COS([.B2445]))"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[.A2446]*2*PI()/4096" office:value-type="float" office:value="3.74904904559251" calcext:value-type="float">
            <text:p>3.74904904559251</text:p>
          </table:table-cell>
          <table:table-cell table:formula="of:=INT(2048+2047*SIN([.B2446]))" office:value-type="float" office:value="879" calcext:value-type="float">
            <text:p>879</text:p>
          </table:table-cell>
          <table:table-cell table:formula="of:=INT(2048+2047*COS([.B2446]))"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table:formula="of:=[.A2447]*2*PI()/4096" office:value-type="float" office:value="3.75058302638039" calcext:value-type="float">
            <text:p>3.75058302638039</text:p>
          </table:table-cell>
          <table:table-cell table:formula="of:=INT(2048+2047*SIN([.B2447]))" office:value-type="float" office:value="877" calcext:value-type="float">
            <text:p>877</text:p>
          </table:table-cell>
          <table:table-cell table:formula="of:=INT(2048+2047*COS([.B2447]))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table:formula="of:=[.A2448]*2*PI()/4096" office:value-type="float" office:value="3.75211700716828" calcext:value-type="float">
            <text:p>3.75211700716828</text:p>
          </table:table-cell>
          <table:table-cell table:formula="of:=INT(2048+2047*SIN([.B2448]))" office:value-type="float" office:value="874" calcext:value-type="float">
            <text:p>874</text:p>
          </table:table-cell>
          <table:table-cell table:formula="of:=INT(2048+2047*COS([.B2448]))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table:formula="of:=[.A2449]*2*PI()/4096" office:value-type="float" office:value="3.75365098795616" calcext:value-type="float">
            <text:p>3.75365098795616</text:p>
          </table:table-cell>
          <table:table-cell table:formula="of:=INT(2048+2047*SIN([.B2449]))" office:value-type="float" office:value="871" calcext:value-type="float">
            <text:p>871</text:p>
          </table:table-cell>
          <table:table-cell table:formula="of:=INT(2048+2047*COS([.B2449]))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table:formula="of:=[.A2450]*2*PI()/4096" office:value-type="float" office:value="3.75518496874405" calcext:value-type="float">
            <text:p>3.75518496874405</text:p>
          </table:table-cell>
          <table:table-cell table:formula="of:=INT(2048+2047*SIN([.B2450]))" office:value-type="float" office:value="869" calcext:value-type="float">
            <text:p>869</text:p>
          </table:table-cell>
          <table:table-cell table:formula="of:=INT(2048+2047*COS([.B2450]))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table:formula="of:=[.A2451]*2*PI()/4096" office:value-type="float" office:value="3.75671894953193" calcext:value-type="float">
            <text:p>3.75671894953193</text:p>
          </table:table-cell>
          <table:table-cell table:formula="of:=INT(2048+2047*SIN([.B2451]))" office:value-type="float" office:value="866" calcext:value-type="float">
            <text:p>866</text:p>
          </table:table-cell>
          <table:table-cell table:formula="of:=INT(2048+2047*COS([.B2451]))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table:formula="of:=[.A2452]*2*PI()/4096" office:value-type="float" office:value="3.75825293031982" calcext:value-type="float">
            <text:p>3.75825293031982</text:p>
          </table:table-cell>
          <table:table-cell table:formula="of:=INT(2048+2047*SIN([.B2452]))" office:value-type="float" office:value="864" calcext:value-type="float">
            <text:p>864</text:p>
          </table:table-cell>
          <table:table-cell table:formula="of:=INT(2048+2047*COS([.B2452]))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[.A2453]*2*PI()/4096" office:value-type="float" office:value="3.75978691110771" calcext:value-type="float">
            <text:p>3.75978691110771</text:p>
          </table:table-cell>
          <table:table-cell table:formula="of:=INT(2048+2047*SIN([.B2453]))" office:value-type="float" office:value="861" calcext:value-type="float">
            <text:p>861</text:p>
          </table:table-cell>
          <table:table-cell table:formula="of:=INT(2048+2047*COS([.B2453]))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table:formula="of:=[.A2454]*2*PI()/4096" office:value-type="float" office:value="3.76132089189559" calcext:value-type="float">
            <text:p>3.76132089189559</text:p>
          </table:table-cell>
          <table:table-cell table:formula="of:=INT(2048+2047*SIN([.B2454]))" office:value-type="float" office:value="859" calcext:value-type="float">
            <text:p>859</text:p>
          </table:table-cell>
          <table:table-cell table:formula="of:=INT(2048+2047*COS([.B2454]))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table:formula="of:=[.A2455]*2*PI()/4096" office:value-type="float" office:value="3.76285487268348" calcext:value-type="float">
            <text:p>3.76285487268348</text:p>
          </table:table-cell>
          <table:table-cell table:formula="of:=INT(2048+2047*SIN([.B2455]))" office:value-type="float" office:value="856" calcext:value-type="float">
            <text:p>856</text:p>
          </table:table-cell>
          <table:table-cell table:formula="of:=INT(2048+2047*COS([.B2455]))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table:formula="of:=[.A2456]*2*PI()/4096" office:value-type="float" office:value="3.76438885347136" calcext:value-type="float">
            <text:p>3.76438885347136</text:p>
          </table:table-cell>
          <table:table-cell table:formula="of:=INT(2048+2047*SIN([.B2456]))" office:value-type="float" office:value="853" calcext:value-type="float">
            <text:p>853</text:p>
          </table:table-cell>
          <table:table-cell table:formula="of:=INT(2048+2047*COS([.B2456]))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table:formula="of:=[.A2457]*2*PI()/4096" office:value-type="float" office:value="3.76592283425925" calcext:value-type="float">
            <text:p>3.76592283425925</text:p>
          </table:table-cell>
          <table:table-cell table:formula="of:=INT(2048+2047*SIN([.B2457]))" office:value-type="float" office:value="851" calcext:value-type="float">
            <text:p>851</text:p>
          </table:table-cell>
          <table:table-cell table:formula="of:=INT(2048+2047*COS([.B2457]))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[.A2458]*2*PI()/4096" office:value-type="float" office:value="3.76745681504713" calcext:value-type="float">
            <text:p>3.76745681504713</text:p>
          </table:table-cell>
          <table:table-cell table:formula="of:=INT(2048+2047*SIN([.B2458]))" office:value-type="float" office:value="848" calcext:value-type="float">
            <text:p>848</text:p>
          </table:table-cell>
          <table:table-cell table:formula="of:=INT(2048+2047*COS([.B2458]))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[.A2459]*2*PI()/4096" office:value-type="float" office:value="3.76899079583502" calcext:value-type="float">
            <text:p>3.76899079583502</text:p>
          </table:table-cell>
          <table:table-cell table:formula="of:=INT(2048+2047*SIN([.B2459]))" office:value-type="float" office:value="846" calcext:value-type="float">
            <text:p>846</text:p>
          </table:table-cell>
          <table:table-cell table:formula="of:=INT(2048+2047*COS([.B2459]))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table:formula="of:=[.A2460]*2*PI()/4096" office:value-type="float" office:value="3.77052477662291" calcext:value-type="float">
            <text:p>3.77052477662291</text:p>
          </table:table-cell>
          <table:table-cell table:formula="of:=INT(2048+2047*SIN([.B2460]))" office:value-type="float" office:value="843" calcext:value-type="float">
            <text:p>843</text:p>
          </table:table-cell>
          <table:table-cell table:formula="of:=INT(2048+2047*COS([.B2460]))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table:formula="of:=[.A2461]*2*PI()/4096" office:value-type="float" office:value="3.77205875741079" calcext:value-type="float">
            <text:p>3.77205875741079</text:p>
          </table:table-cell>
          <table:table-cell table:formula="of:=INT(2048+2047*SIN([.B2461]))" office:value-type="float" office:value="841" calcext:value-type="float">
            <text:p>841</text:p>
          </table:table-cell>
          <table:table-cell table:formula="of:=INT(2048+2047*COS([.B2461]))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table:formula="of:=[.A2462]*2*PI()/4096" office:value-type="float" office:value="3.77359273819868" calcext:value-type="float">
            <text:p>3.77359273819868</text:p>
          </table:table-cell>
          <table:table-cell table:formula="of:=INT(2048+2047*SIN([.B2462]))" office:value-type="float" office:value="838" calcext:value-type="float">
            <text:p>838</text:p>
          </table:table-cell>
          <table:table-cell table:formula="of:=INT(2048+2047*COS([.B2462]))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table:formula="of:=[.A2463]*2*PI()/4096" office:value-type="float" office:value="3.77512671898656" calcext:value-type="float">
            <text:p>3.77512671898656</text:p>
          </table:table-cell>
          <table:table-cell table:formula="of:=INT(2048+2047*SIN([.B2463]))" office:value-type="float" office:value="836" calcext:value-type="float">
            <text:p>836</text:p>
          </table:table-cell>
          <table:table-cell table:formula="of:=INT(2048+2047*COS([.B2463]))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table:formula="of:=[.A2464]*2*PI()/4096" office:value-type="float" office:value="3.77666069977445" calcext:value-type="float">
            <text:p>3.77666069977445</text:p>
          </table:table-cell>
          <table:table-cell table:formula="of:=INT(2048+2047*SIN([.B2464]))" office:value-type="float" office:value="833" calcext:value-type="float">
            <text:p>833</text:p>
          </table:table-cell>
          <table:table-cell table:formula="of:=INT(2048+2047*COS([.B2464]))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table:formula="of:=[.A2465]*2*PI()/4096" office:value-type="float" office:value="3.77819468056233" calcext:value-type="float">
            <text:p>3.77819468056233</text:p>
          </table:table-cell>
          <table:table-cell table:formula="of:=INT(2048+2047*SIN([.B2465]))" office:value-type="float" office:value="831" calcext:value-type="float">
            <text:p>831</text:p>
          </table:table-cell>
          <table:table-cell table:formula="of:=INT(2048+2047*COS([.B2465]))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table:formula="of:=[.A2466]*2*PI()/4096" office:value-type="float" office:value="3.77972866135022" calcext:value-type="float">
            <text:p>3.77972866135022</text:p>
          </table:table-cell>
          <table:table-cell table:formula="of:=INT(2048+2047*SIN([.B2466]))" office:value-type="float" office:value="828" calcext:value-type="float">
            <text:p>828</text:p>
          </table:table-cell>
          <table:table-cell table:formula="of:=INT(2048+2047*COS([.B2466]))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table:formula="of:=[.A2467]*2*PI()/4096" office:value-type="float" office:value="3.78126264213811" calcext:value-type="float">
            <text:p>3.78126264213811</text:p>
          </table:table-cell>
          <table:table-cell table:formula="of:=INT(2048+2047*SIN([.B2467]))" office:value-type="float" office:value="826" calcext:value-type="float">
            <text:p>826</text:p>
          </table:table-cell>
          <table:table-cell table:formula="of:=INT(2048+2047*COS([.B2467]))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table:formula="of:=[.A2468]*2*PI()/4096" office:value-type="float" office:value="3.78279662292599" calcext:value-type="float">
            <text:p>3.78279662292599</text:p>
          </table:table-cell>
          <table:table-cell table:formula="of:=INT(2048+2047*SIN([.B2468]))" office:value-type="float" office:value="823" calcext:value-type="float">
            <text:p>823</text:p>
          </table:table-cell>
          <table:table-cell table:formula="of:=INT(2048+2047*COS([.B2468]))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table:formula="of:=[.A2469]*2*PI()/4096" office:value-type="float" office:value="3.78433060371388" calcext:value-type="float">
            <text:p>3.78433060371388</text:p>
          </table:table-cell>
          <table:table-cell table:formula="of:=INT(2048+2047*SIN([.B2469]))" office:value-type="float" office:value="821" calcext:value-type="float">
            <text:p>821</text:p>
          </table:table-cell>
          <table:table-cell table:formula="of:=INT(2048+2047*COS([.B2469]))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table:formula="of:=[.A2470]*2*PI()/4096" office:value-type="float" office:value="3.78586458450176" calcext:value-type="float">
            <text:p>3.78586458450176</text:p>
          </table:table-cell>
          <table:table-cell table:formula="of:=INT(2048+2047*SIN([.B2470]))" office:value-type="float" office:value="818" calcext:value-type="float">
            <text:p>818</text:p>
          </table:table-cell>
          <table:table-cell table:formula="of:=INT(2048+2047*COS([.B2470]))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table:formula="of:=[.A2471]*2*PI()/4096" office:value-type="float" office:value="3.78739856528965" calcext:value-type="float">
            <text:p>3.78739856528965</text:p>
          </table:table-cell>
          <table:table-cell table:formula="of:=INT(2048+2047*SIN([.B2471]))" office:value-type="float" office:value="816" calcext:value-type="float">
            <text:p>816</text:p>
          </table:table-cell>
          <table:table-cell table:formula="of:=INT(2048+2047*COS([.B2471]))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table:formula="of:=[.A2472]*2*PI()/4096" office:value-type="float" office:value="3.78893254607753" calcext:value-type="float">
            <text:p>3.78893254607753</text:p>
          </table:table-cell>
          <table:table-cell table:formula="of:=INT(2048+2047*SIN([.B2472]))" office:value-type="float" office:value="813" calcext:value-type="float">
            <text:p>813</text:p>
          </table:table-cell>
          <table:table-cell table:formula="of:=INT(2048+2047*COS([.B2472]))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[.A2473]*2*PI()/4096" office:value-type="float" office:value="3.79046652686542" calcext:value-type="float">
            <text:p>3.79046652686542</text:p>
          </table:table-cell>
          <table:table-cell table:formula="of:=INT(2048+2047*SIN([.B2473]))" office:value-type="float" office:value="811" calcext:value-type="float">
            <text:p>811</text:p>
          </table:table-cell>
          <table:table-cell table:formula="of:=INT(2048+2047*COS([.B2473]))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table:formula="of:=[.A2474]*2*PI()/4096" office:value-type="float" office:value="3.7920005076533" calcext:value-type="float">
            <text:p>3.7920005076533</text:p>
          </table:table-cell>
          <table:table-cell table:formula="of:=INT(2048+2047*SIN([.B2474]))" office:value-type="float" office:value="808" calcext:value-type="float">
            <text:p>808</text:p>
          </table:table-cell>
          <table:table-cell table:formula="of:=INT(2048+2047*COS([.B2474]))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table:formula="of:=[.A2475]*2*PI()/4096" office:value-type="float" office:value="3.79353448844119" calcext:value-type="float">
            <text:p>3.79353448844119</text:p>
          </table:table-cell>
          <table:table-cell table:formula="of:=INT(2048+2047*SIN([.B2475]))" office:value-type="float" office:value="806" calcext:value-type="float">
            <text:p>806</text:p>
          </table:table-cell>
          <table:table-cell table:formula="of:=INT(2048+2047*COS([.B2475]))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table:formula="of:=[.A2476]*2*PI()/4096" office:value-type="float" office:value="3.79506846922908" calcext:value-type="float">
            <text:p>3.79506846922908</text:p>
          </table:table-cell>
          <table:table-cell table:formula="of:=INT(2048+2047*SIN([.B2476]))" office:value-type="float" office:value="803" calcext:value-type="float">
            <text:p>803</text:p>
          </table:table-cell>
          <table:table-cell table:formula="of:=INT(2048+2047*COS([.B2476]))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table:formula="of:=[.A2477]*2*PI()/4096" office:value-type="float" office:value="3.79660245001696" calcext:value-type="float">
            <text:p>3.79660245001696</text:p>
          </table:table-cell>
          <table:table-cell table:formula="of:=INT(2048+2047*SIN([.B2477]))" office:value-type="float" office:value="801" calcext:value-type="float">
            <text:p>801</text:p>
          </table:table-cell>
          <table:table-cell table:formula="of:=INT(2048+2047*COS([.B2477]))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table:formula="of:=[.A2478]*2*PI()/4096" office:value-type="float" office:value="3.79813643080485" calcext:value-type="float">
            <text:p>3.79813643080485</text:p>
          </table:table-cell>
          <table:table-cell table:formula="of:=INT(2048+2047*SIN([.B2478]))" office:value-type="float" office:value="798" calcext:value-type="float">
            <text:p>798</text:p>
          </table:table-cell>
          <table:table-cell table:formula="of:=INT(2048+2047*COS([.B2478]))"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[.A2479]*2*PI()/4096" office:value-type="float" office:value="3.79967041159273" calcext:value-type="float">
            <text:p>3.79967041159273</text:p>
          </table:table-cell>
          <table:table-cell table:formula="of:=INT(2048+2047*SIN([.B2479]))" office:value-type="float" office:value="796" calcext:value-type="float">
            <text:p>796</text:p>
          </table:table-cell>
          <table:table-cell table:formula="of:=INT(2048+2047*COS([.B2479]))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[.A2480]*2*PI()/4096" office:value-type="float" office:value="3.80120439238062" calcext:value-type="float">
            <text:p>3.80120439238062</text:p>
          </table:table-cell>
          <table:table-cell table:formula="of:=INT(2048+2047*SIN([.B2480]))" office:value-type="float" office:value="793" calcext:value-type="float">
            <text:p>793</text:p>
          </table:table-cell>
          <table:table-cell table:formula="of:=INT(2048+2047*COS([.B2480]))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[.A2481]*2*PI()/4096" office:value-type="float" office:value="3.8027383731685" calcext:value-type="float">
            <text:p>3.8027383731685</text:p>
          </table:table-cell>
          <table:table-cell table:formula="of:=INT(2048+2047*SIN([.B2481]))" office:value-type="float" office:value="791" calcext:value-type="float">
            <text:p>791</text:p>
          </table:table-cell>
          <table:table-cell table:formula="of:=INT(2048+2047*COS([.B2481]))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[.A2482]*2*PI()/4096" office:value-type="float" office:value="3.80427235395639" calcext:value-type="float">
            <text:p>3.80427235395639</text:p>
          </table:table-cell>
          <table:table-cell table:formula="of:=INT(2048+2047*SIN([.B2482]))" office:value-type="float" office:value="788" calcext:value-type="float">
            <text:p>788</text:p>
          </table:table-cell>
          <table:table-cell table:formula="of:=INT(2048+2047*COS([.B2482]))"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table:formula="of:=[.A2483]*2*PI()/4096" office:value-type="float" office:value="3.80580633474428" calcext:value-type="float">
            <text:p>3.80580633474428</text:p>
          </table:table-cell>
          <table:table-cell table:formula="of:=INT(2048+2047*SIN([.B2483]))" office:value-type="float" office:value="786" calcext:value-type="float">
            <text:p>786</text:p>
          </table:table-cell>
          <table:table-cell table:formula="of:=INT(2048+2047*COS([.B2483]))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[.A2484]*2*PI()/4096" office:value-type="float" office:value="3.80734031553216" calcext:value-type="float">
            <text:p>3.80734031553216</text:p>
          </table:table-cell>
          <table:table-cell table:formula="of:=INT(2048+2047*SIN([.B2484]))" office:value-type="float" office:value="783" calcext:value-type="float">
            <text:p>783</text:p>
          </table:table-cell>
          <table:table-cell table:formula="of:=INT(2048+2047*COS([.B2484]))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[.A2485]*2*PI()/4096" office:value-type="float" office:value="3.80887429632005" calcext:value-type="float">
            <text:p>3.80887429632005</text:p>
          </table:table-cell>
          <table:table-cell table:formula="of:=INT(2048+2047*SIN([.B2485]))" office:value-type="float" office:value="781" calcext:value-type="float">
            <text:p>781</text:p>
          </table:table-cell>
          <table:table-cell table:formula="of:=INT(2048+2047*COS([.B2485]))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table:formula="of:=[.A2486]*2*PI()/4096" office:value-type="float" office:value="3.81040827710793" calcext:value-type="float">
            <text:p>3.81040827710793</text:p>
          </table:table-cell>
          <table:table-cell table:formula="of:=INT(2048+2047*SIN([.B2486]))" office:value-type="float" office:value="778" calcext:value-type="float">
            <text:p>778</text:p>
          </table:table-cell>
          <table:table-cell table:formula="of:=INT(2048+2047*COS([.B2486]))"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table:formula="of:=[.A2487]*2*PI()/4096" office:value-type="float" office:value="3.81194225789582" calcext:value-type="float">
            <text:p>3.81194225789582</text:p>
          </table:table-cell>
          <table:table-cell table:formula="of:=INT(2048+2047*SIN([.B2487]))" office:value-type="float" office:value="776" calcext:value-type="float">
            <text:p>776</text:p>
          </table:table-cell>
          <table:table-cell table:formula="of:=INT(2048+2047*COS([.B2487]))"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[.A2488]*2*PI()/4096" office:value-type="float" office:value="3.8134762386837" calcext:value-type="float">
            <text:p>3.8134762386837</text:p>
          </table:table-cell>
          <table:table-cell table:formula="of:=INT(2048+2047*SIN([.B2488]))" office:value-type="float" office:value="773" calcext:value-type="float">
            <text:p>773</text:p>
          </table:table-cell>
          <table:table-cell table:formula="of:=INT(2048+2047*COS([.B2488]))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table:formula="of:=[.A2489]*2*PI()/4096" office:value-type="float" office:value="3.81501021947159" calcext:value-type="float">
            <text:p>3.81501021947159</text:p>
          </table:table-cell>
          <table:table-cell table:formula="of:=INT(2048+2047*SIN([.B2489]))" office:value-type="float" office:value="771" calcext:value-type="float">
            <text:p>771</text:p>
          </table:table-cell>
          <table:table-cell table:formula="of:=INT(2048+2047*COS([.B2489]))"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[.A2490]*2*PI()/4096" office:value-type="float" office:value="3.81654420025948" calcext:value-type="float">
            <text:p>3.81654420025948</text:p>
          </table:table-cell>
          <table:table-cell table:formula="of:=INT(2048+2047*SIN([.B2490]))" office:value-type="float" office:value="768" calcext:value-type="float">
            <text:p>768</text:p>
          </table:table-cell>
          <table:table-cell table:formula="of:=INT(2048+2047*COS([.B2490]))"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table:formula="of:=[.A2491]*2*PI()/4096" office:value-type="float" office:value="3.81807818104736" calcext:value-type="float">
            <text:p>3.81807818104736</text:p>
          </table:table-cell>
          <table:table-cell table:formula="of:=INT(2048+2047*SIN([.B2491]))" office:value-type="float" office:value="766" calcext:value-type="float">
            <text:p>766</text:p>
          </table:table-cell>
          <table:table-cell table:formula="of:=INT(2048+2047*COS([.B2491]))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[.A2492]*2*PI()/4096" office:value-type="float" office:value="3.81961216183525" calcext:value-type="float">
            <text:p>3.81961216183525</text:p>
          </table:table-cell>
          <table:table-cell table:formula="of:=INT(2048+2047*SIN([.B2492]))" office:value-type="float" office:value="764" calcext:value-type="float">
            <text:p>764</text:p>
          </table:table-cell>
          <table:table-cell table:formula="of:=INT(2048+2047*COS([.B2492]))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table:formula="of:=[.A2493]*2*PI()/4096" office:value-type="float" office:value="3.82114614262313" calcext:value-type="float">
            <text:p>3.82114614262313</text:p>
          </table:table-cell>
          <table:table-cell table:formula="of:=INT(2048+2047*SIN([.B2493]))" office:value-type="float" office:value="761" calcext:value-type="float">
            <text:p>761</text:p>
          </table:table-cell>
          <table:table-cell table:formula="of:=INT(2048+2047*COS([.B2493]))"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table:formula="of:=[.A2494]*2*PI()/4096" office:value-type="float" office:value="3.82268012341102" calcext:value-type="float">
            <text:p>3.82268012341102</text:p>
          </table:table-cell>
          <table:table-cell table:formula="of:=INT(2048+2047*SIN([.B2494]))" office:value-type="float" office:value="759" calcext:value-type="float">
            <text:p>759</text:p>
          </table:table-cell>
          <table:table-cell table:formula="of:=INT(2048+2047*COS([.B2494]))"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table:formula="of:=[.A2495]*2*PI()/4096" office:value-type="float" office:value="3.8242141041989" calcext:value-type="float">
            <text:p>3.8242141041989</text:p>
          </table:table-cell>
          <table:table-cell table:formula="of:=INT(2048+2047*SIN([.B2495]))" office:value-type="float" office:value="756" calcext:value-type="float">
            <text:p>756</text:p>
          </table:table-cell>
          <table:table-cell table:formula="of:=INT(2048+2047*COS([.B2495]))"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[.A2496]*2*PI()/4096" office:value-type="float" office:value="3.82574808498679" calcext:value-type="float">
            <text:p>3.82574808498679</text:p>
          </table:table-cell>
          <table:table-cell table:formula="of:=INT(2048+2047*SIN([.B2496]))" office:value-type="float" office:value="754" calcext:value-type="float">
            <text:p>754</text:p>
          </table:table-cell>
          <table:table-cell table:formula="of:=INT(2048+2047*COS([.B2496]))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[.A2497]*2*PI()/4096" office:value-type="float" office:value="3.82728206577467" calcext:value-type="float">
            <text:p>3.82728206577467</text:p>
          </table:table-cell>
          <table:table-cell table:formula="of:=INT(2048+2047*SIN([.B2497]))" office:value-type="float" office:value="751" calcext:value-type="float">
            <text:p>751</text:p>
          </table:table-cell>
          <table:table-cell table:formula="of:=INT(2048+2047*COS([.B2497]))"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table:formula="of:=[.A2498]*2*PI()/4096" office:value-type="float" office:value="3.82881604656256" calcext:value-type="float">
            <text:p>3.82881604656256</text:p>
          </table:table-cell>
          <table:table-cell table:formula="of:=INT(2048+2047*SIN([.B2498]))" office:value-type="float" office:value="749" calcext:value-type="float">
            <text:p>749</text:p>
          </table:table-cell>
          <table:table-cell table:formula="of:=INT(2048+2047*COS([.B2498]))"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table:formula="of:=[.A2499]*2*PI()/4096" office:value-type="float" office:value="3.83035002735045" calcext:value-type="float">
            <text:p>3.83035002735045</text:p>
          </table:table-cell>
          <table:table-cell table:formula="of:=INT(2048+2047*SIN([.B2499]))" office:value-type="float" office:value="746" calcext:value-type="float">
            <text:p>746</text:p>
          </table:table-cell>
          <table:table-cell table:formula="of:=INT(2048+2047*COS([.B2499]))"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table:formula="of:=[.A2500]*2*PI()/4096" office:value-type="float" office:value="3.83188400813833" calcext:value-type="float">
            <text:p>3.83188400813833</text:p>
          </table:table-cell>
          <table:table-cell table:formula="of:=INT(2048+2047*SIN([.B2500]))" office:value-type="float" office:value="744" calcext:value-type="float">
            <text:p>744</text:p>
          </table:table-cell>
          <table:table-cell table:formula="of:=INT(2048+2047*COS([.B2500]))"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table:formula="of:=[.A2501]*2*PI()/4096" office:value-type="float" office:value="3.83341798892622" calcext:value-type="float">
            <text:p>3.83341798892622</text:p>
          </table:table-cell>
          <table:table-cell table:formula="of:=INT(2048+2047*SIN([.B2501]))" office:value-type="float" office:value="742" calcext:value-type="float">
            <text:p>742</text:p>
          </table:table-cell>
          <table:table-cell table:formula="of:=INT(2048+2047*COS([.B2501]))"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A2502]*2*PI()/4096" office:value-type="float" office:value="3.8349519697141" calcext:value-type="float">
            <text:p>3.8349519697141</text:p>
          </table:table-cell>
          <table:table-cell table:formula="of:=INT(2048+2047*SIN([.B2502]))" office:value-type="float" office:value="739" calcext:value-type="float">
            <text:p>739</text:p>
          </table:table-cell>
          <table:table-cell table:formula="of:=INT(2048+2047*COS([.B2502]))"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2501" calcext:value-type="float">
            <text:p>2501</text:p>
          </table:table-cell>
          <table:table-cell table:formula="of:=[.A2503]*2*PI()/4096" office:value-type="float" office:value="3.83648595050199" calcext:value-type="float">
            <text:p>3.83648595050199</text:p>
          </table:table-cell>
          <table:table-cell table:formula="of:=INT(2048+2047*SIN([.B2503]))" office:value-type="float" office:value="737" calcext:value-type="float">
            <text:p>737</text:p>
          </table:table-cell>
          <table:table-cell table:formula="of:=INT(2048+2047*COS([.B2503]))"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table:formula="of:=[.A2504]*2*PI()/4096" office:value-type="float" office:value="3.83801993128987" calcext:value-type="float">
            <text:p>3.83801993128987</text:p>
          </table:table-cell>
          <table:table-cell table:formula="of:=INT(2048+2047*SIN([.B2504]))" office:value-type="float" office:value="734" calcext:value-type="float">
            <text:p>734</text:p>
          </table:table-cell>
          <table:table-cell table:formula="of:=INT(2048+2047*COS([.B2504]))"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table:formula="of:=[.A2505]*2*PI()/4096" office:value-type="float" office:value="3.83955391207776" calcext:value-type="float">
            <text:p>3.83955391207776</text:p>
          </table:table-cell>
          <table:table-cell table:formula="of:=INT(2048+2047*SIN([.B2505]))" office:value-type="float" office:value="732" calcext:value-type="float">
            <text:p>732</text:p>
          </table:table-cell>
          <table:table-cell table:formula="of:=INT(2048+2047*COS([.B2505]))"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table:formula="of:=[.A2506]*2*PI()/4096" office:value-type="float" office:value="3.84108789286565" calcext:value-type="float">
            <text:p>3.84108789286565</text:p>
          </table:table-cell>
          <table:table-cell table:formula="of:=INT(2048+2047*SIN([.B2506]))" office:value-type="float" office:value="730" calcext:value-type="float">
            <text:p>730</text:p>
          </table:table-cell>
          <table:table-cell table:formula="of:=INT(2048+2047*COS([.B2506]))"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table:formula="of:=[.A2507]*2*PI()/4096" office:value-type="float" office:value="3.84262187365353" calcext:value-type="float">
            <text:p>3.84262187365353</text:p>
          </table:table-cell>
          <table:table-cell table:formula="of:=INT(2048+2047*SIN([.B2507]))" office:value-type="float" office:value="727" calcext:value-type="float">
            <text:p>727</text:p>
          </table:table-cell>
          <table:table-cell table:formula="of:=INT(2048+2047*COS([.B2507]))"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table:formula="of:=[.A2508]*2*PI()/4096" office:value-type="float" office:value="3.84415585444142" calcext:value-type="float">
            <text:p>3.84415585444142</text:p>
          </table:table-cell>
          <table:table-cell table:formula="of:=INT(2048+2047*SIN([.B2508]))" office:value-type="float" office:value="725" calcext:value-type="float">
            <text:p>725</text:p>
          </table:table-cell>
          <table:table-cell table:formula="of:=INT(2048+2047*COS([.B2508]))"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table:formula="of:=[.A2509]*2*PI()/4096" office:value-type="float" office:value="3.8456898352293" calcext:value-type="float">
            <text:p>3.8456898352293</text:p>
          </table:table-cell>
          <table:table-cell table:formula="of:=INT(2048+2047*SIN([.B2509]))" office:value-type="float" office:value="722" calcext:value-type="float">
            <text:p>722</text:p>
          </table:table-cell>
          <table:table-cell table:formula="of:=INT(2048+2047*COS([.B2509]))"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table:formula="of:=[.A2510]*2*PI()/4096" office:value-type="float" office:value="3.84722381601719" calcext:value-type="float">
            <text:p>3.84722381601719</text:p>
          </table:table-cell>
          <table:table-cell table:formula="of:=INT(2048+2047*SIN([.B2510]))" office:value-type="float" office:value="720" calcext:value-type="float">
            <text:p>720</text:p>
          </table:table-cell>
          <table:table-cell table:formula="of:=INT(2048+2047*COS([.B2510]))"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table:formula="of:=[.A2511]*2*PI()/4096" office:value-type="float" office:value="3.84875779680507" calcext:value-type="float">
            <text:p>3.84875779680507</text:p>
          </table:table-cell>
          <table:table-cell table:formula="of:=INT(2048+2047*SIN([.B2511]))" office:value-type="float" office:value="718" calcext:value-type="float">
            <text:p>718</text:p>
          </table:table-cell>
          <table:table-cell table:formula="of:=INT(2048+2047*COS([.B2511]))"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table:formula="of:=[.A2512]*2*PI()/4096" office:value-type="float" office:value="3.85029177759296" calcext:value-type="float">
            <text:p>3.85029177759296</text:p>
          </table:table-cell>
          <table:table-cell table:formula="of:=INT(2048+2047*SIN([.B2512]))" office:value-type="float" office:value="715" calcext:value-type="float">
            <text:p>715</text:p>
          </table:table-cell>
          <table:table-cell table:formula="of:=INT(2048+2047*COS([.B2512]))"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table:formula="of:=[.A2513]*2*PI()/4096" office:value-type="float" office:value="3.85182575838084" calcext:value-type="float">
            <text:p>3.85182575838084</text:p>
          </table:table-cell>
          <table:table-cell table:formula="of:=INT(2048+2047*SIN([.B2513]))" office:value-type="float" office:value="713" calcext:value-type="float">
            <text:p>713</text:p>
          </table:table-cell>
          <table:table-cell table:formula="of:=INT(2048+2047*COS([.B2513]))"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table:formula="of:=[.A2514]*2*PI()/4096" office:value-type="float" office:value="3.85335973916873" calcext:value-type="float">
            <text:p>3.85335973916873</text:p>
          </table:table-cell>
          <table:table-cell table:formula="of:=INT(2048+2047*SIN([.B2514]))" office:value-type="float" office:value="710" calcext:value-type="float">
            <text:p>710</text:p>
          </table:table-cell>
          <table:table-cell table:formula="of:=INT(2048+2047*COS([.B2514]))"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table:formula="of:=[.A2515]*2*PI()/4096" office:value-type="float" office:value="3.85489371995662" calcext:value-type="float">
            <text:p>3.85489371995662</text:p>
          </table:table-cell>
          <table:table-cell table:formula="of:=INT(2048+2047*SIN([.B2515]))" office:value-type="float" office:value="708" calcext:value-type="float">
            <text:p>708</text:p>
          </table:table-cell>
          <table:table-cell table:formula="of:=INT(2048+2047*COS([.B2515]))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table:formula="of:=[.A2516]*2*PI()/4096" office:value-type="float" office:value="3.8564277007445" calcext:value-type="float">
            <text:p>3.8564277007445</text:p>
          </table:table-cell>
          <table:table-cell table:formula="of:=INT(2048+2047*SIN([.B2516]))" office:value-type="float" office:value="706" calcext:value-type="float">
            <text:p>706</text:p>
          </table:table-cell>
          <table:table-cell table:formula="of:=INT(2048+2047*COS([.B2516]))"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table:formula="of:=[.A2517]*2*PI()/4096" office:value-type="float" office:value="3.85796168153239" calcext:value-type="float">
            <text:p>3.85796168153239</text:p>
          </table:table-cell>
          <table:table-cell table:formula="of:=INT(2048+2047*SIN([.B2517]))" office:value-type="float" office:value="703" calcext:value-type="float">
            <text:p>703</text:p>
          </table:table-cell>
          <table:table-cell table:formula="of:=INT(2048+2047*COS([.B2517]))"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table:formula="of:=[.A2518]*2*PI()/4096" office:value-type="float" office:value="3.85949566232027" calcext:value-type="float">
            <text:p>3.85949566232027</text:p>
          </table:table-cell>
          <table:table-cell table:formula="of:=INT(2048+2047*SIN([.B2518]))" office:value-type="float" office:value="701" calcext:value-type="float">
            <text:p>701</text:p>
          </table:table-cell>
          <table:table-cell table:formula="of:=INT(2048+2047*COS([.B2518]))"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table:formula="of:=[.A2519]*2*PI()/4096" office:value-type="float" office:value="3.86102964310816" calcext:value-type="float">
            <text:p>3.86102964310816</text:p>
          </table:table-cell>
          <table:table-cell table:formula="of:=INT(2048+2047*SIN([.B2519]))" office:value-type="float" office:value="699" calcext:value-type="float">
            <text:p>699</text:p>
          </table:table-cell>
          <table:table-cell table:formula="of:=INT(2048+2047*COS([.B2519]))"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table:formula="of:=[.A2520]*2*PI()/4096" office:value-type="float" office:value="3.86256362389604" calcext:value-type="float">
            <text:p>3.86256362389604</text:p>
          </table:table-cell>
          <table:table-cell table:formula="of:=INT(2048+2047*SIN([.B2520]))" office:value-type="float" office:value="696" calcext:value-type="float">
            <text:p>696</text:p>
          </table:table-cell>
          <table:table-cell table:formula="of:=INT(2048+2047*COS([.B2520]))"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table:formula="of:=[.A2521]*2*PI()/4096" office:value-type="float" office:value="3.86409760468393" calcext:value-type="float">
            <text:p>3.86409760468393</text:p>
          </table:table-cell>
          <table:table-cell table:formula="of:=INT(2048+2047*SIN([.B2521]))" office:value-type="float" office:value="694" calcext:value-type="float">
            <text:p>694</text:p>
          </table:table-cell>
          <table:table-cell table:formula="of:=INT(2048+2047*COS([.B2521]))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table:formula="of:=[.A2522]*2*PI()/4096" office:value-type="float" office:value="3.86563158547182" calcext:value-type="float">
            <text:p>3.86563158547182</text:p>
          </table:table-cell>
          <table:table-cell table:formula="of:=INT(2048+2047*SIN([.B2522]))" office:value-type="float" office:value="692" calcext:value-type="float">
            <text:p>692</text:p>
          </table:table-cell>
          <table:table-cell table:formula="of:=INT(2048+2047*COS([.B2522]))"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table:formula="of:=[.A2523]*2*PI()/4096" office:value-type="float" office:value="3.8671655662597" calcext:value-type="float">
            <text:p>3.8671655662597</text:p>
          </table:table-cell>
          <table:table-cell table:formula="of:=INT(2048+2047*SIN([.B2523]))" office:value-type="float" office:value="689" calcext:value-type="float">
            <text:p>689</text:p>
          </table:table-cell>
          <table:table-cell table:formula="of:=INT(2048+2047*COS([.B2523]))"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[.A2524]*2*PI()/4096" office:value-type="float" office:value="3.86869954704759" calcext:value-type="float">
            <text:p>3.86869954704759</text:p>
          </table:table-cell>
          <table:table-cell table:formula="of:=INT(2048+2047*SIN([.B2524]))" office:value-type="float" office:value="687" calcext:value-type="float">
            <text:p>687</text:p>
          </table:table-cell>
          <table:table-cell table:formula="of:=INT(2048+2047*COS([.B2524]))"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table:formula="of:=[.A2525]*2*PI()/4096" office:value-type="float" office:value="3.87023352783547" calcext:value-type="float">
            <text:p>3.87023352783547</text:p>
          </table:table-cell>
          <table:table-cell table:formula="of:=INT(2048+2047*SIN([.B2525]))" office:value-type="float" office:value="684" calcext:value-type="float">
            <text:p>684</text:p>
          </table:table-cell>
          <table:table-cell table:formula="of:=INT(2048+2047*COS([.B2525]))"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table:formula="of:=[.A2526]*2*PI()/4096" office:value-type="float" office:value="3.87176750862336" calcext:value-type="float">
            <text:p>3.87176750862336</text:p>
          </table:table-cell>
          <table:table-cell table:formula="of:=INT(2048+2047*SIN([.B2526]))" office:value-type="float" office:value="682" calcext:value-type="float">
            <text:p>682</text:p>
          </table:table-cell>
          <table:table-cell table:formula="of:=INT(2048+2047*COS([.B2526]))"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table:formula="of:=[.A2527]*2*PI()/4096" office:value-type="float" office:value="3.87330148941124" calcext:value-type="float">
            <text:p>3.87330148941124</text:p>
          </table:table-cell>
          <table:table-cell table:formula="of:=INT(2048+2047*SIN([.B2527]))" office:value-type="float" office:value="680" calcext:value-type="float">
            <text:p>680</text:p>
          </table:table-cell>
          <table:table-cell table:formula="of:=INT(2048+2047*COS([.B2527]))"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table:formula="of:=[.A2528]*2*PI()/4096" office:value-type="float" office:value="3.87483547019913" calcext:value-type="float">
            <text:p>3.87483547019913</text:p>
          </table:table-cell>
          <table:table-cell table:formula="of:=INT(2048+2047*SIN([.B2528]))" office:value-type="float" office:value="677" calcext:value-type="float">
            <text:p>677</text:p>
          </table:table-cell>
          <table:table-cell table:formula="of:=INT(2048+2047*COS([.B2528]))"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table:formula="of:=[.A2529]*2*PI()/4096" office:value-type="float" office:value="3.87636945098702" calcext:value-type="float">
            <text:p>3.87636945098702</text:p>
          </table:table-cell>
          <table:table-cell table:formula="of:=INT(2048+2047*SIN([.B2529]))" office:value-type="float" office:value="675" calcext:value-type="float">
            <text:p>675</text:p>
          </table:table-cell>
          <table:table-cell table:formula="of:=INT(2048+2047*COS([.B2529]))"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[.A2530]*2*PI()/4096" office:value-type="float" office:value="3.8779034317749" calcext:value-type="float">
            <text:p>3.8779034317749</text:p>
          </table:table-cell>
          <table:table-cell table:formula="of:=INT(2048+2047*SIN([.B2530]))" office:value-type="float" office:value="673" calcext:value-type="float">
            <text:p>673</text:p>
          </table:table-cell>
          <table:table-cell table:formula="of:=INT(2048+2047*COS([.B2530]))"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table:formula="of:=[.A2531]*2*PI()/4096" office:value-type="float" office:value="3.87943741256279" calcext:value-type="float">
            <text:p>3.87943741256279</text:p>
          </table:table-cell>
          <table:table-cell table:formula="of:=INT(2048+2047*SIN([.B2531]))" office:value-type="float" office:value="670" calcext:value-type="float">
            <text:p>670</text:p>
          </table:table-cell>
          <table:table-cell table:formula="of:=INT(2048+2047*COS([.B2531]))"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[.A2532]*2*PI()/4096" office:value-type="float" office:value="3.88097139335067" calcext:value-type="float">
            <text:p>3.88097139335067</text:p>
          </table:table-cell>
          <table:table-cell table:formula="of:=INT(2048+2047*SIN([.B2532]))" office:value-type="float" office:value="668" calcext:value-type="float">
            <text:p>668</text:p>
          </table:table-cell>
          <table:table-cell table:formula="of:=INT(2048+2047*COS([.B2532])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table:formula="of:=[.A2533]*2*PI()/4096" office:value-type="float" office:value="3.88250537413856" calcext:value-type="float">
            <text:p>3.88250537413856</text:p>
          </table:table-cell>
          <table:table-cell table:formula="of:=INT(2048+2047*SIN([.B2533]))" office:value-type="float" office:value="666" calcext:value-type="float">
            <text:p>666</text:p>
          </table:table-cell>
          <table:table-cell table:formula="of:=INT(2048+2047*COS([.B2533]))"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table:formula="of:=[.A2534]*2*PI()/4096" office:value-type="float" office:value="3.88403935492644" calcext:value-type="float">
            <text:p>3.88403935492644</text:p>
          </table:table-cell>
          <table:table-cell table:formula="of:=INT(2048+2047*SIN([.B2534]))" office:value-type="float" office:value="664" calcext:value-type="float">
            <text:p>664</text:p>
          </table:table-cell>
          <table:table-cell table:formula="of:=INT(2048+2047*COS([.B2534]))"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table:formula="of:=[.A2535]*2*PI()/4096" office:value-type="float" office:value="3.88557333571433" calcext:value-type="float">
            <text:p>3.88557333571433</text:p>
          </table:table-cell>
          <table:table-cell table:formula="of:=INT(2048+2047*SIN([.B2535]))" office:value-type="float" office:value="661" calcext:value-type="float">
            <text:p>661</text:p>
          </table:table-cell>
          <table:table-cell table:formula="of:=INT(2048+2047*COS([.B2535]))"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table:formula="of:=[.A2536]*2*PI()/4096" office:value-type="float" office:value="3.88710731650221" calcext:value-type="float">
            <text:p>3.88710731650221</text:p>
          </table:table-cell>
          <table:table-cell table:formula="of:=INT(2048+2047*SIN([.B2536]))" office:value-type="float" office:value="659" calcext:value-type="float">
            <text:p>659</text:p>
          </table:table-cell>
          <table:table-cell table:formula="of:=INT(2048+2047*COS([.B2536]))"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table:formula="of:=[.A2537]*2*PI()/4096" office:value-type="float" office:value="3.8886412972901" calcext:value-type="float">
            <text:p>3.8886412972901</text:p>
          </table:table-cell>
          <table:table-cell table:formula="of:=INT(2048+2047*SIN([.B2537]))" office:value-type="float" office:value="657" calcext:value-type="float">
            <text:p>657</text:p>
          </table:table-cell>
          <table:table-cell table:formula="of:=INT(2048+2047*COS([.B2537]))"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table:formula="of:=[.A2538]*2*PI()/4096" office:value-type="float" office:value="3.89017527807799" calcext:value-type="float">
            <text:p>3.89017527807799</text:p>
          </table:table-cell>
          <table:table-cell table:formula="of:=INT(2048+2047*SIN([.B2538]))" office:value-type="float" office:value="654" calcext:value-type="float">
            <text:p>654</text:p>
          </table:table-cell>
          <table:table-cell table:formula="of:=INT(2048+2047*COS([.B2538]))"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table:formula="of:=[.A2539]*2*PI()/4096" office:value-type="float" office:value="3.89170925886587" calcext:value-type="float">
            <text:p>3.89170925886587</text:p>
          </table:table-cell>
          <table:table-cell table:formula="of:=INT(2048+2047*SIN([.B2539]))" office:value-type="float" office:value="652" calcext:value-type="float">
            <text:p>652</text:p>
          </table:table-cell>
          <table:table-cell table:formula="of:=INT(2048+2047*COS([.B2539]))"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table:formula="of:=[.A2540]*2*PI()/4096" office:value-type="float" office:value="3.89324323965376" calcext:value-type="float">
            <text:p>3.89324323965376</text:p>
          </table:table-cell>
          <table:table-cell table:formula="of:=INT(2048+2047*SIN([.B2540]))" office:value-type="float" office:value="650" calcext:value-type="float">
            <text:p>650</text:p>
          </table:table-cell>
          <table:table-cell table:formula="of:=INT(2048+2047*COS([.B2540]))"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table:formula="of:=[.A2541]*2*PI()/4096" office:value-type="float" office:value="3.89477722044164" calcext:value-type="float">
            <text:p>3.89477722044164</text:p>
          </table:table-cell>
          <table:table-cell table:formula="of:=INT(2048+2047*SIN([.B2541]))" office:value-type="float" office:value="647" calcext:value-type="float">
            <text:p>647</text:p>
          </table:table-cell>
          <table:table-cell table:formula="of:=INT(2048+2047*COS([.B2541]))"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table:formula="of:=[.A2542]*2*PI()/4096" office:value-type="float" office:value="3.89631120122953" calcext:value-type="float">
            <text:p>3.89631120122953</text:p>
          </table:table-cell>
          <table:table-cell table:formula="of:=INT(2048+2047*SIN([.B2542]))" office:value-type="float" office:value="645" calcext:value-type="float">
            <text:p>645</text:p>
          </table:table-cell>
          <table:table-cell table:formula="of:=INT(2048+2047*COS([.B2542]))"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[.A2543]*2*PI()/4096" office:value-type="float" office:value="3.89784518201741" calcext:value-type="float">
            <text:p>3.89784518201741</text:p>
          </table:table-cell>
          <table:table-cell table:formula="of:=INT(2048+2047*SIN([.B2543]))" office:value-type="float" office:value="643" calcext:value-type="float">
            <text:p>643</text:p>
          </table:table-cell>
          <table:table-cell table:formula="of:=INT(2048+2047*COS([.B2543]))"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table:formula="of:=[.A2544]*2*PI()/4096" office:value-type="float" office:value="3.8993791628053" calcext:value-type="float">
            <text:p>3.8993791628053</text:p>
          </table:table-cell>
          <table:table-cell table:formula="of:=INT(2048+2047*SIN([.B2544]))" office:value-type="float" office:value="641" calcext:value-type="float">
            <text:p>641</text:p>
          </table:table-cell>
          <table:table-cell table:formula="of:=INT(2048+2047*COS([.B2544]))"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table:formula="of:=[.A2545]*2*PI()/4096" office:value-type="float" office:value="3.90091314359319" calcext:value-type="float">
            <text:p>3.90091314359319</text:p>
          </table:table-cell>
          <table:table-cell table:formula="of:=INT(2048+2047*SIN([.B2545]))" office:value-type="float" office:value="638" calcext:value-type="float">
            <text:p>638</text:p>
          </table:table-cell>
          <table:table-cell table:formula="of:=INT(2048+2047*COS([.B2545]))"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table:formula="of:=[.A2546]*2*PI()/4096" office:value-type="float" office:value="3.90244712438107" calcext:value-type="float">
            <text:p>3.90244712438107</text:p>
          </table:table-cell>
          <table:table-cell table:formula="of:=INT(2048+2047*SIN([.B2546]))" office:value-type="float" office:value="636" calcext:value-type="float">
            <text:p>636</text:p>
          </table:table-cell>
          <table:table-cell table:formula="of:=INT(2048+2047*COS([.B2546]))"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table:formula="of:=[.A2547]*2*PI()/4096" office:value-type="float" office:value="3.90398110516896" calcext:value-type="float">
            <text:p>3.90398110516896</text:p>
          </table:table-cell>
          <table:table-cell table:formula="of:=INT(2048+2047*SIN([.B2547]))" office:value-type="float" office:value="634" calcext:value-type="float">
            <text:p>634</text:p>
          </table:table-cell>
          <table:table-cell table:formula="of:=INT(2048+2047*COS([.B2547]))"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table:formula="of:=[.A2548]*2*PI()/4096" office:value-type="float" office:value="3.90551508595684" calcext:value-type="float">
            <text:p>3.90551508595684</text:p>
          </table:table-cell>
          <table:table-cell table:formula="of:=INT(2048+2047*SIN([.B2548]))" office:value-type="float" office:value="631" calcext:value-type="float">
            <text:p>631</text:p>
          </table:table-cell>
          <table:table-cell table:formula="of:=INT(2048+2047*COS([.B2548]))"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table:formula="of:=[.A2549]*2*PI()/4096" office:value-type="float" office:value="3.90704906674473" calcext:value-type="float">
            <text:p>3.90704906674473</text:p>
          </table:table-cell>
          <table:table-cell table:formula="of:=INT(2048+2047*SIN([.B2549]))" office:value-type="float" office:value="629" calcext:value-type="float">
            <text:p>629</text:p>
          </table:table-cell>
          <table:table-cell table:formula="of:=INT(2048+2047*COS([.B2549]))"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table:formula="of:=[.A2550]*2*PI()/4096" office:value-type="float" office:value="3.90858304753261" calcext:value-type="float">
            <text:p>3.90858304753261</text:p>
          </table:table-cell>
          <table:table-cell table:formula="of:=INT(2048+2047*SIN([.B2550]))" office:value-type="float" office:value="627" calcext:value-type="float">
            <text:p>627</text:p>
          </table:table-cell>
          <table:table-cell table:formula="of:=INT(2048+2047*COS([.B2550]))"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table:formula="of:=[.A2551]*2*PI()/4096" office:value-type="float" office:value="3.9101170283205" calcext:value-type="float">
            <text:p>3.9101170283205</text:p>
          </table:table-cell>
          <table:table-cell table:formula="of:=INT(2048+2047*SIN([.B2551]))" office:value-type="float" office:value="625" calcext:value-type="float">
            <text:p>625</text:p>
          </table:table-cell>
          <table:table-cell table:formula="of:=INT(2048+2047*COS([.B2551]))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[.A2552]*2*PI()/4096" office:value-type="float" office:value="3.91165100910838" calcext:value-type="float">
            <text:p>3.91165100910838</text:p>
          </table:table-cell>
          <table:table-cell table:formula="of:=INT(2048+2047*SIN([.B2552]))" office:value-type="float" office:value="622" calcext:value-type="float">
            <text:p>622</text:p>
          </table:table-cell>
          <table:table-cell table:formula="of:=INT(2048+2047*COS([.B2552]))"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table:formula="of:=[.A2553]*2*PI()/4096" office:value-type="float" office:value="3.91318498989627" calcext:value-type="float">
            <text:p>3.91318498989627</text:p>
          </table:table-cell>
          <table:table-cell table:formula="of:=INT(2048+2047*SIN([.B2553]))" office:value-type="float" office:value="620" calcext:value-type="float">
            <text:p>620</text:p>
          </table:table-cell>
          <table:table-cell table:formula="of:=INT(2048+2047*COS([.B2553]))"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table:formula="of:=[.A2554]*2*PI()/4096" office:value-type="float" office:value="3.91471897068416" calcext:value-type="float">
            <text:p>3.91471897068416</text:p>
          </table:table-cell>
          <table:table-cell table:formula="of:=INT(2048+2047*SIN([.B2554]))" office:value-type="float" office:value="618" calcext:value-type="float">
            <text:p>618</text:p>
          </table:table-cell>
          <table:table-cell table:formula="of:=INT(2048+2047*COS([.B2554]))"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table:formula="of:=[.A2555]*2*PI()/4096" office:value-type="float" office:value="3.91625295147204" calcext:value-type="float">
            <text:p>3.91625295147204</text:p>
          </table:table-cell>
          <table:table-cell table:formula="of:=INT(2048+2047*SIN([.B2555]))" office:value-type="float" office:value="616" calcext:value-type="float">
            <text:p>616</text:p>
          </table:table-cell>
          <table:table-cell table:formula="of:=INT(2048+2047*COS([.B2555]))"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table:formula="of:=[.A2556]*2*PI()/4096" office:value-type="float" office:value="3.91778693225993" calcext:value-type="float">
            <text:p>3.91778693225993</text:p>
          </table:table-cell>
          <table:table-cell table:formula="of:=INT(2048+2047*SIN([.B2556]))" office:value-type="float" office:value="613" calcext:value-type="float">
            <text:p>613</text:p>
          </table:table-cell>
          <table:table-cell table:formula="of:=INT(2048+2047*COS([.B2556]))"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[.A2557]*2*PI()/4096" office:value-type="float" office:value="3.91932091304781" calcext:value-type="float">
            <text:p>3.91932091304781</text:p>
          </table:table-cell>
          <table:table-cell table:formula="of:=INT(2048+2047*SIN([.B2557]))" office:value-type="float" office:value="611" calcext:value-type="float">
            <text:p>611</text:p>
          </table:table-cell>
          <table:table-cell table:formula="of:=INT(2048+2047*COS([.B2557]))"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table:formula="of:=[.A2558]*2*PI()/4096" office:value-type="float" office:value="3.9208548938357" calcext:value-type="float">
            <text:p>3.9208548938357</text:p>
          </table:table-cell>
          <table:table-cell table:formula="of:=INT(2048+2047*SIN([.B2558]))" office:value-type="float" office:value="609" calcext:value-type="float">
            <text:p>609</text:p>
          </table:table-cell>
          <table:table-cell table:formula="of:=INT(2048+2047*COS([.B2558]))"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[.A2559]*2*PI()/4096" office:value-type="float" office:value="3.92238887462358" calcext:value-type="float">
            <text:p>3.92238887462358</text:p>
          </table:table-cell>
          <table:table-cell table:formula="of:=INT(2048+2047*SIN([.B2559]))" office:value-type="float" office:value="607" calcext:value-type="float">
            <text:p>607</text:p>
          </table:table-cell>
          <table:table-cell table:formula="of:=INT(2048+2047*COS([.B2559]))"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table:formula="of:=[.A2560]*2*PI()/4096" office:value-type="float" office:value="3.92392285541147" calcext:value-type="float">
            <text:p>3.92392285541147</text:p>
          </table:table-cell>
          <table:table-cell table:formula="of:=INT(2048+2047*SIN([.B2560]))" office:value-type="float" office:value="604" calcext:value-type="float">
            <text:p>604</text:p>
          </table:table-cell>
          <table:table-cell table:formula="of:=INT(2048+2047*COS([.B2560]))"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table:formula="of:=[.A2561]*2*PI()/4096" office:value-type="float" office:value="3.92545683619936" calcext:value-type="float">
            <text:p>3.92545683619936</text:p>
          </table:table-cell>
          <table:table-cell table:formula="of:=INT(2048+2047*SIN([.B2561]))" office:value-type="float" office:value="602" calcext:value-type="float">
            <text:p>602</text:p>
          </table:table-cell>
          <table:table-cell table:formula="of:=INT(2048+2047*COS([.B2561]))"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[.A2562]*2*PI()/4096" office:value-type="float" office:value="3.92699081698724" calcext:value-type="float">
            <text:p>3.92699081698724</text:p>
          </table:table-cell>
          <table:table-cell table:formula="of:=INT(2048+2047*SIN([.B2562]))" office:value-type="float" office:value="600" calcext:value-type="float">
            <text:p>600</text:p>
          </table:table-cell>
          <table:table-cell table:formula="of:=INT(2048+2047*COS([.B2562]))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[.A2563]*2*PI()/4096" office:value-type="float" office:value="3.92852479777513" calcext:value-type="float">
            <text:p>3.92852479777513</text:p>
          </table:table-cell>
          <table:table-cell table:formula="of:=INT(2048+2047*SIN([.B2563]))" office:value-type="float" office:value="598" calcext:value-type="float">
            <text:p>598</text:p>
          </table:table-cell>
          <table:table-cell table:formula="of:=INT(2048+2047*COS([.B2563]))"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table:formula="of:=[.A2564]*2*PI()/4096" office:value-type="float" office:value="3.93005877856301" calcext:value-type="float">
            <text:p>3.93005877856301</text:p>
          </table:table-cell>
          <table:table-cell table:formula="of:=INT(2048+2047*SIN([.B2564]))" office:value-type="float" office:value="596" calcext:value-type="float">
            <text:p>596</text:p>
          </table:table-cell>
          <table:table-cell table:formula="of:=INT(2048+2047*COS([.B2564]))"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table:formula="of:=[.A2565]*2*PI()/4096" office:value-type="float" office:value="3.9315927593509" calcext:value-type="float">
            <text:p>3.9315927593509</text:p>
          </table:table-cell>
          <table:table-cell table:formula="of:=INT(2048+2047*SIN([.B2565]))" office:value-type="float" office:value="593" calcext:value-type="float">
            <text:p>593</text:p>
          </table:table-cell>
          <table:table-cell table:formula="of:=INT(2048+2047*COS([.B2565]))"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table:formula="of:=[.A2566]*2*PI()/4096" office:value-type="float" office:value="3.93312674013878" calcext:value-type="float">
            <text:p>3.93312674013878</text:p>
          </table:table-cell>
          <table:table-cell table:formula="of:=INT(2048+2047*SIN([.B2566]))" office:value-type="float" office:value="591" calcext:value-type="float">
            <text:p>591</text:p>
          </table:table-cell>
          <table:table-cell table:formula="of:=INT(2048+2047*COS([.B2566]))"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table:formula="of:=[.A2567]*2*PI()/4096" office:value-type="float" office:value="3.93466072092667" calcext:value-type="float">
            <text:p>3.93466072092667</text:p>
          </table:table-cell>
          <table:table-cell table:formula="of:=INT(2048+2047*SIN([.B2567]))" office:value-type="float" office:value="589" calcext:value-type="float">
            <text:p>589</text:p>
          </table:table-cell>
          <table:table-cell table:formula="of:=INT(2048+2047*COS([.B2567]))"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[.A2568]*2*PI()/4096" office:value-type="float" office:value="3.93619470171456" calcext:value-type="float">
            <text:p>3.93619470171456</text:p>
          </table:table-cell>
          <table:table-cell table:formula="of:=INT(2048+2047*SIN([.B2568]))" office:value-type="float" office:value="587" calcext:value-type="float">
            <text:p>587</text:p>
          </table:table-cell>
          <table:table-cell table:formula="of:=INT(2048+2047*COS([.B2568]))"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[.A2569]*2*PI()/4096" office:value-type="float" office:value="3.93772868250244" calcext:value-type="float">
            <text:p>3.93772868250244</text:p>
          </table:table-cell>
          <table:table-cell table:formula="of:=INT(2048+2047*SIN([.B2569]))" office:value-type="float" office:value="585" calcext:value-type="float">
            <text:p>585</text:p>
          </table:table-cell>
          <table:table-cell table:formula="of:=INT(2048+2047*COS([.B2569]))"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table:formula="of:=[.A2570]*2*PI()/4096" office:value-type="float" office:value="3.93926266329033" calcext:value-type="float">
            <text:p>3.93926266329033</text:p>
          </table:table-cell>
          <table:table-cell table:formula="of:=INT(2048+2047*SIN([.B2570]))" office:value-type="float" office:value="582" calcext:value-type="float">
            <text:p>582</text:p>
          </table:table-cell>
          <table:table-cell table:formula="of:=INT(2048+2047*COS([.B2570]))"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[.A2571]*2*PI()/4096" office:value-type="float" office:value="3.94079664407821" calcext:value-type="float">
            <text:p>3.94079664407821</text:p>
          </table:table-cell>
          <table:table-cell table:formula="of:=INT(2048+2047*SIN([.B2571]))" office:value-type="float" office:value="580" calcext:value-type="float">
            <text:p>580</text:p>
          </table:table-cell>
          <table:table-cell table:formula="of:=INT(2048+2047*COS([.B2571]))"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[.A2572]*2*PI()/4096" office:value-type="float" office:value="3.9423306248661" calcext:value-type="float">
            <text:p>3.9423306248661</text:p>
          </table:table-cell>
          <table:table-cell table:formula="of:=INT(2048+2047*SIN([.B2572]))" office:value-type="float" office:value="578" calcext:value-type="float">
            <text:p>578</text:p>
          </table:table-cell>
          <table:table-cell table:formula="of:=INT(2048+2047*COS([.B2572]))"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[.A2573]*2*PI()/4096" office:value-type="float" office:value="3.94386460565398" calcext:value-type="float">
            <text:p>3.94386460565398</text:p>
          </table:table-cell>
          <table:table-cell table:formula="of:=INT(2048+2047*SIN([.B2573]))" office:value-type="float" office:value="576" calcext:value-type="float">
            <text:p>576</text:p>
          </table:table-cell>
          <table:table-cell table:formula="of:=INT(2048+2047*COS([.B2573]))" office:value-type="float" office:value="625" calcext:value-type="float">
            <text:p>625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[.A2574]*2*PI()/4096" office:value-type="float" office:value="3.94539858644187" calcext:value-type="float">
            <text:p>3.94539858644187</text:p>
          </table:table-cell>
          <table:table-cell table:formula="of:=INT(2048+2047*SIN([.B2574]))" office:value-type="float" office:value="574" calcext:value-type="float">
            <text:p>574</text:p>
          </table:table-cell>
          <table:table-cell table:formula="of:=INT(2048+2047*COS([.B2574]))"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table:formula="of:=[.A2575]*2*PI()/4096" office:value-type="float" office:value="3.94693256722975" calcext:value-type="float">
            <text:p>3.94693256722975</text:p>
          </table:table-cell>
          <table:table-cell table:formula="of:=INT(2048+2047*SIN([.B2575]))" office:value-type="float" office:value="571" calcext:value-type="float">
            <text:p>571</text:p>
          </table:table-cell>
          <table:table-cell table:formula="of:=INT(2048+2047*COS([.B2575]))"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[.A2576]*2*PI()/4096" office:value-type="float" office:value="3.94846654801764" calcext:value-type="float">
            <text:p>3.94846654801764</text:p>
          </table:table-cell>
          <table:table-cell table:formula="of:=INT(2048+2047*SIN([.B2576]))" office:value-type="float" office:value="569" calcext:value-type="float">
            <text:p>569</text:p>
          </table:table-cell>
          <table:table-cell table:formula="of:=INT(2048+2047*COS([.B2576]))"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[.A2577]*2*PI()/4096" office:value-type="float" office:value="3.95000052880553" calcext:value-type="float">
            <text:p>3.95000052880553</text:p>
          </table:table-cell>
          <table:table-cell table:formula="of:=INT(2048+2047*SIN([.B2577]))" office:value-type="float" office:value="567" calcext:value-type="float">
            <text:p>567</text:p>
          </table:table-cell>
          <table:table-cell table:formula="of:=INT(2048+2047*COS([.B2577]))"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table:formula="of:=[.A2578]*2*PI()/4096" office:value-type="float" office:value="3.95153450959341" calcext:value-type="float">
            <text:p>3.95153450959341</text:p>
          </table:table-cell>
          <table:table-cell table:formula="of:=INT(2048+2047*SIN([.B2578]))" office:value-type="float" office:value="565" calcext:value-type="float">
            <text:p>565</text:p>
          </table:table-cell>
          <table:table-cell table:formula="of:=INT(2048+2047*COS([.B2578]))"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table:formula="of:=[.A2579]*2*PI()/4096" office:value-type="float" office:value="3.9530684903813" calcext:value-type="float">
            <text:p>3.9530684903813</text:p>
          </table:table-cell>
          <table:table-cell table:formula="of:=INT(2048+2047*SIN([.B2579]))" office:value-type="float" office:value="563" calcext:value-type="float">
            <text:p>563</text:p>
          </table:table-cell>
          <table:table-cell table:formula="of:=INT(2048+2047*COS([.B2579]))" office:value-type="float" office:value="638" calcext:value-type="float">
            <text:p>638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table:formula="of:=[.A2580]*2*PI()/4096" office:value-type="float" office:value="3.95460247116918" calcext:value-type="float">
            <text:p>3.95460247116918</text:p>
          </table:table-cell>
          <table:table-cell table:formula="of:=INT(2048+2047*SIN([.B2580]))" office:value-type="float" office:value="561" calcext:value-type="float">
            <text:p>561</text:p>
          </table:table-cell>
          <table:table-cell table:formula="of:=INT(2048+2047*COS([.B2580]))"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table:formula="of:=[.A2581]*2*PI()/4096" office:value-type="float" office:value="3.95613645195707" calcext:value-type="float">
            <text:p>3.95613645195707</text:p>
          </table:table-cell>
          <table:table-cell table:formula="of:=INT(2048+2047*SIN([.B2581]))" office:value-type="float" office:value="558" calcext:value-type="float">
            <text:p>558</text:p>
          </table:table-cell>
          <table:table-cell table:formula="of:=INT(2048+2047*COS([.B2581]))" office:value-type="float" office:value="643" calcext:value-type="float">
            <text:p>643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table:formula="of:=[.A2582]*2*PI()/4096" office:value-type="float" office:value="3.95767043274495" calcext:value-type="float">
            <text:p>3.95767043274495</text:p>
          </table:table-cell>
          <table:table-cell table:formula="of:=INT(2048+2047*SIN([.B2582]))" office:value-type="float" office:value="556" calcext:value-type="float">
            <text:p>556</text:p>
          </table:table-cell>
          <table:table-cell table:formula="of:=INT(2048+2047*COS([.B2582]))"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table:formula="of:=[.A2583]*2*PI()/4096" office:value-type="float" office:value="3.95920441353284" calcext:value-type="float">
            <text:p>3.95920441353284</text:p>
          </table:table-cell>
          <table:table-cell table:formula="of:=INT(2048+2047*SIN([.B2583]))" office:value-type="float" office:value="554" calcext:value-type="float">
            <text:p>554</text:p>
          </table:table-cell>
          <table:table-cell table:formula="of:=INT(2048+2047*COS([.B2583]))"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table:formula="of:=[.A2584]*2*PI()/4096" office:value-type="float" office:value="3.96073839432073" calcext:value-type="float">
            <text:p>3.96073839432073</text:p>
          </table:table-cell>
          <table:table-cell table:formula="of:=INT(2048+2047*SIN([.B2584]))" office:value-type="float" office:value="552" calcext:value-type="float">
            <text:p>552</text:p>
          </table:table-cell>
          <table:table-cell table:formula="of:=INT(2048+2047*COS([.B2584]))"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[.A2585]*2*PI()/4096" office:value-type="float" office:value="3.96227237510861" calcext:value-type="float">
            <text:p>3.96227237510861</text:p>
          </table:table-cell>
          <table:table-cell table:formula="of:=INT(2048+2047*SIN([.B2585]))" office:value-type="float" office:value="550" calcext:value-type="float">
            <text:p>550</text:p>
          </table:table-cell>
          <table:table-cell table:formula="of:=INT(2048+2047*COS([.B2585]))"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table:formula="of:=[.A2586]*2*PI()/4096" office:value-type="float" office:value="3.9638063558965" calcext:value-type="float">
            <text:p>3.9638063558965</text:p>
          </table:table-cell>
          <table:table-cell table:formula="of:=INT(2048+2047*SIN([.B2586]))" office:value-type="float" office:value="548" calcext:value-type="float">
            <text:p>548</text:p>
          </table:table-cell>
          <table:table-cell table:formula="of:=INT(2048+2047*COS([.B2586]))"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table:formula="of:=[.A2587]*2*PI()/4096" office:value-type="float" office:value="3.96534033668438" calcext:value-type="float">
            <text:p>3.96534033668438</text:p>
          </table:table-cell>
          <table:table-cell table:formula="of:=INT(2048+2047*SIN([.B2587]))" office:value-type="float" office:value="546" calcext:value-type="float">
            <text:p>546</text:p>
          </table:table-cell>
          <table:table-cell table:formula="of:=INT(2048+2047*COS([.B2587]))" office:value-type="float" office:value="657" calcext:value-type="float">
            <text:p>657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table:formula="of:=[.A2588]*2*PI()/4096" office:value-type="float" office:value="3.96687431747227" calcext:value-type="float">
            <text:p>3.96687431747227</text:p>
          </table:table-cell>
          <table:table-cell table:formula="of:=INT(2048+2047*SIN([.B2588]))" office:value-type="float" office:value="543" calcext:value-type="float">
            <text:p>543</text:p>
          </table:table-cell>
          <table:table-cell table:formula="of:=INT(2048+2047*COS([.B2588]))"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table:formula="of:=[.A2589]*2*PI()/4096" office:value-type="float" office:value="3.96840829826015" calcext:value-type="float">
            <text:p>3.96840829826015</text:p>
          </table:table-cell>
          <table:table-cell table:formula="of:=INT(2048+2047*SIN([.B2589]))" office:value-type="float" office:value="541" calcext:value-type="float">
            <text:p>541</text:p>
          </table:table-cell>
          <table:table-cell table:formula="of:=INT(2048+2047*COS([.B2589]))" office:value-type="float" office:value="661" calcext:value-type="float">
            <text:p>661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table:formula="of:=[.A2590]*2*PI()/4096" office:value-type="float" office:value="3.96994227904804" calcext:value-type="float">
            <text:p>3.96994227904804</text:p>
          </table:table-cell>
          <table:table-cell table:formula="of:=INT(2048+2047*SIN([.B2590]))" office:value-type="float" office:value="539" calcext:value-type="float">
            <text:p>539</text:p>
          </table:table-cell>
          <table:table-cell table:formula="of:=INT(2048+2047*COS([.B2590]))"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table:formula="of:=[.A2591]*2*PI()/4096" office:value-type="float" office:value="3.97147625983592" calcext:value-type="float">
            <text:p>3.97147625983592</text:p>
          </table:table-cell>
          <table:table-cell table:formula="of:=INT(2048+2047*SIN([.B2591]))" office:value-type="float" office:value="537" calcext:value-type="float">
            <text:p>537</text:p>
          </table:table-cell>
          <table:table-cell table:formula="of:=INT(2048+2047*COS([.B2591]))" office:value-type="float" office:value="666" calcext:value-type="float">
            <text:p>666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table:formula="of:=[.A2592]*2*PI()/4096" office:value-type="float" office:value="3.97301024062381" calcext:value-type="float">
            <text:p>3.97301024062381</text:p>
          </table:table-cell>
          <table:table-cell table:formula="of:=INT(2048+2047*SIN([.B2592]))" office:value-type="float" office:value="535" calcext:value-type="float">
            <text:p>535</text:p>
          </table:table-cell>
          <table:table-cell table:formula="of:=INT(2048+2047*COS([.B2592]))"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table:formula="of:=[.A2593]*2*PI()/4096" office:value-type="float" office:value="3.9745442214117" calcext:value-type="float">
            <text:p>3.9745442214117</text:p>
          </table:table-cell>
          <table:table-cell table:formula="of:=INT(2048+2047*SIN([.B2593]))" office:value-type="float" office:value="533" calcext:value-type="float">
            <text:p>533</text:p>
          </table:table-cell>
          <table:table-cell table:formula="of:=INT(2048+2047*COS([.B2593]))"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table:formula="of:=[.A2594]*2*PI()/4096" office:value-type="float" office:value="3.97607820219958" calcext:value-type="float">
            <text:p>3.97607820219958</text:p>
          </table:table-cell>
          <table:table-cell table:formula="of:=INT(2048+2047*SIN([.B2594]))" office:value-type="float" office:value="531" calcext:value-type="float">
            <text:p>531</text:p>
          </table:table-cell>
          <table:table-cell table:formula="of:=INT(2048+2047*COS([.B2594]))" office:value-type="float" office:value="673" calcext:value-type="float">
            <text:p>673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[.A2595]*2*PI()/4096" office:value-type="float" office:value="3.97761218298747" calcext:value-type="float">
            <text:p>3.97761218298747</text:p>
          </table:table-cell>
          <table:table-cell table:formula="of:=INT(2048+2047*SIN([.B2595]))" office:value-type="float" office:value="529" calcext:value-type="float">
            <text:p>529</text:p>
          </table:table-cell>
          <table:table-cell table:formula="of:=INT(2048+2047*COS([.B2595]))" office:value-type="float" office:value="675" calcext:value-type="float">
            <text:p>675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table:formula="of:=[.A2596]*2*PI()/4096" office:value-type="float" office:value="3.97914616377535" calcext:value-type="float">
            <text:p>3.97914616377535</text:p>
          </table:table-cell>
          <table:table-cell table:formula="of:=INT(2048+2047*SIN([.B2596]))" office:value-type="float" office:value="527" calcext:value-type="float">
            <text:p>527</text:p>
          </table:table-cell>
          <table:table-cell table:formula="of:=INT(2048+2047*COS([.B2596]))"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table:formula="of:=[.A2597]*2*PI()/4096" office:value-type="float" office:value="3.98068014456324" calcext:value-type="float">
            <text:p>3.98068014456324</text:p>
          </table:table-cell>
          <table:table-cell table:formula="of:=INT(2048+2047*SIN([.B2597]))" office:value-type="float" office:value="524" calcext:value-type="float">
            <text:p>524</text:p>
          </table:table-cell>
          <table:table-cell table:formula="of:=INT(2048+2047*COS([.B2597]))"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table:formula="of:=[.A2598]*2*PI()/4096" office:value-type="float" office:value="3.98221412535112" calcext:value-type="float">
            <text:p>3.98221412535112</text:p>
          </table:table-cell>
          <table:table-cell table:formula="of:=INT(2048+2047*SIN([.B2598]))" office:value-type="float" office:value="522" calcext:value-type="float">
            <text:p>522</text:p>
          </table:table-cell>
          <table:table-cell table:formula="of:=INT(2048+2047*COS([.B2598]))"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table:formula="of:=[.A2599]*2*PI()/4096" office:value-type="float" office:value="3.98374810613901" calcext:value-type="float">
            <text:p>3.98374810613901</text:p>
          </table:table-cell>
          <table:table-cell table:formula="of:=INT(2048+2047*SIN([.B2599]))" office:value-type="float" office:value="520" calcext:value-type="float">
            <text:p>520</text:p>
          </table:table-cell>
          <table:table-cell table:formula="of:=INT(2048+2047*COS([.B2599]))"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float" office:value="2598" calcext:value-type="float">
            <text:p>2598</text:p>
          </table:table-cell>
          <table:table-cell table:formula="of:=[.A2600]*2*PI()/4096" office:value-type="float" office:value="3.9852820869269" calcext:value-type="float">
            <text:p>3.9852820869269</text:p>
          </table:table-cell>
          <table:table-cell table:formula="of:=INT(2048+2047*SIN([.B2600]))" office:value-type="float" office:value="518" calcext:value-type="float">
            <text:p>518</text:p>
          </table:table-cell>
          <table:table-cell table:formula="of:=INT(2048+2047*COS([.B2600]))" office:value-type="float" office:value="687" calcext:value-type="float">
            <text:p>687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table:formula="of:=[.A2601]*2*PI()/4096" office:value-type="float" office:value="3.98681606771478" calcext:value-type="float">
            <text:p>3.98681606771478</text:p>
          </table:table-cell>
          <table:table-cell table:formula="of:=INT(2048+2047*SIN([.B2601]))" office:value-type="float" office:value="516" calcext:value-type="float">
            <text:p>516</text:p>
          </table:table-cell>
          <table:table-cell table:formula="of:=INT(2048+2047*COS([.B2601]))" office:value-type="float" office:value="689" calcext:value-type="float">
            <text:p>689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[.A2602]*2*PI()/4096" office:value-type="float" office:value="3.98835004850267" calcext:value-type="float">
            <text:p>3.98835004850267</text:p>
          </table:table-cell>
          <table:table-cell table:formula="of:=INT(2048+2047*SIN([.B2602]))" office:value-type="float" office:value="514" calcext:value-type="float">
            <text:p>514</text:p>
          </table:table-cell>
          <table:table-cell table:formula="of:=INT(2048+2047*COS([.B2602]))"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table:formula="of:=[.A2603]*2*PI()/4096" office:value-type="float" office:value="3.98988402929055" calcext:value-type="float">
            <text:p>3.98988402929055</text:p>
          </table:table-cell>
          <table:table-cell table:formula="of:=INT(2048+2047*SIN([.B2603]))" office:value-type="float" office:value="512" calcext:value-type="float">
            <text:p>512</text:p>
          </table:table-cell>
          <table:table-cell table:formula="of:=INT(2048+2047*COS([.B2603]))"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table:formula="of:=[.A2604]*2*PI()/4096" office:value-type="float" office:value="3.99141801007844" calcext:value-type="float">
            <text:p>3.99141801007844</text:p>
          </table:table-cell>
          <table:table-cell table:formula="of:=INT(2048+2047*SIN([.B2604]))" office:value-type="float" office:value="510" calcext:value-type="float">
            <text:p>510</text:p>
          </table:table-cell>
          <table:table-cell table:formula="of:=INT(2048+2047*COS([.B2604]))"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table:formula="of:=[.A2605]*2*PI()/4096" office:value-type="float" office:value="3.99295199086632" calcext:value-type="float">
            <text:p>3.99295199086632</text:p>
          </table:table-cell>
          <table:table-cell table:formula="of:=INT(2048+2047*SIN([.B2605]))" office:value-type="float" office:value="508" calcext:value-type="float">
            <text:p>508</text:p>
          </table:table-cell>
          <table:table-cell table:formula="of:=INT(2048+2047*COS([.B2605]))"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table:formula="of:=[.A2606]*2*PI()/4096" office:value-type="float" office:value="3.99448597165421" calcext:value-type="float">
            <text:p>3.99448597165421</text:p>
          </table:table-cell>
          <table:table-cell table:formula="of:=INT(2048+2047*SIN([.B2606]))" office:value-type="float" office:value="506" calcext:value-type="float">
            <text:p>506</text:p>
          </table:table-cell>
          <table:table-cell table:formula="of:=INT(2048+2047*COS([.B2606]))"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table:formula="of:=[.A2607]*2*PI()/4096" office:value-type="float" office:value="3.9960199524421" calcext:value-type="float">
            <text:p>3.9960199524421</text:p>
          </table:table-cell>
          <table:table-cell table:formula="of:=INT(2048+2047*SIN([.B2607]))" office:value-type="float" office:value="504" calcext:value-type="float">
            <text:p>504</text:p>
          </table:table-cell>
          <table:table-cell table:formula="of:=INT(2048+2047*COS([.B2607]))"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float" office:value="2606" calcext:value-type="float">
            <text:p>2606</text:p>
          </table:table-cell>
          <table:table-cell table:formula="of:=[.A2608]*2*PI()/4096" office:value-type="float" office:value="3.99755393322998" calcext:value-type="float">
            <text:p>3.99755393322998</text:p>
          </table:table-cell>
          <table:table-cell table:formula="of:=INT(2048+2047*SIN([.B2608]))" office:value-type="float" office:value="502" calcext:value-type="float">
            <text:p>502</text:p>
          </table:table-cell>
          <table:table-cell table:formula="of:=INT(2048+2047*COS([.B2608]))"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table:formula="of:=[.A2609]*2*PI()/4096" office:value-type="float" office:value="3.99908791401787" calcext:value-type="float">
            <text:p>3.99908791401787</text:p>
          </table:table-cell>
          <table:table-cell table:formula="of:=INT(2048+2047*SIN([.B2609]))" office:value-type="float" office:value="500" calcext:value-type="float">
            <text:p>500</text:p>
          </table:table-cell>
          <table:table-cell table:formula="of:=INT(2048+2047*COS([.B2609]))"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table:formula="of:=[.A2610]*2*PI()/4096" office:value-type="float" office:value="4.00062189480575" calcext:value-type="float">
            <text:p>4.00062189480575</text:p>
          </table:table-cell>
          <table:table-cell table:formula="of:=INT(2048+2047*SIN([.B2610]))" office:value-type="float" office:value="497" calcext:value-type="float">
            <text:p>497</text:p>
          </table:table-cell>
          <table:table-cell table:formula="of:=INT(2048+2047*COS([.B2610]))"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table:formula="of:=[.A2611]*2*PI()/4096" office:value-type="float" office:value="4.00215587559364" calcext:value-type="float">
            <text:p>4.00215587559364</text:p>
          </table:table-cell>
          <table:table-cell table:formula="of:=INT(2048+2047*SIN([.B2611]))" office:value-type="float" office:value="495" calcext:value-type="float">
            <text:p>495</text:p>
          </table:table-cell>
          <table:table-cell table:formula="of:=INT(2048+2047*COS([.B2611]))" office:value-type="float" office:value="713" calcext:value-type="float">
            <text:p>713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table:formula="of:=[.A2612]*2*PI()/4096" office:value-type="float" office:value="4.00368985638152" calcext:value-type="float">
            <text:p>4.00368985638152</text:p>
          </table:table-cell>
          <table:table-cell table:formula="of:=INT(2048+2047*SIN([.B2612]))" office:value-type="float" office:value="493" calcext:value-type="float">
            <text:p>493</text:p>
          </table:table-cell>
          <table:table-cell table:formula="of:=INT(2048+2047*COS([.B2612]))"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table:formula="of:=[.A2613]*2*PI()/4096" office:value-type="float" office:value="4.00522383716941" calcext:value-type="float">
            <text:p>4.00522383716941</text:p>
          </table:table-cell>
          <table:table-cell table:formula="of:=INT(2048+2047*SIN([.B2613]))" office:value-type="float" office:value="491" calcext:value-type="float">
            <text:p>491</text:p>
          </table:table-cell>
          <table:table-cell table:formula="of:=INT(2048+2047*COS([.B2613]))"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table:formula="of:=[.A2614]*2*PI()/4096" office:value-type="float" office:value="4.0067578179573" calcext:value-type="float">
            <text:p>4.0067578179573</text:p>
          </table:table-cell>
          <table:table-cell table:formula="of:=INT(2048+2047*SIN([.B2614]))" office:value-type="float" office:value="489" calcext:value-type="float">
            <text:p>489</text:p>
          </table:table-cell>
          <table:table-cell table:formula="of:=INT(2048+2047*COS([.B2614]))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table:formula="of:=[.A2615]*2*PI()/4096" office:value-type="float" office:value="4.00829179874518" calcext:value-type="float">
            <text:p>4.00829179874518</text:p>
          </table:table-cell>
          <table:table-cell table:formula="of:=INT(2048+2047*SIN([.B2615]))" office:value-type="float" office:value="487" calcext:value-type="float">
            <text:p>487</text:p>
          </table:table-cell>
          <table:table-cell table:formula="of:=INT(2048+2047*COS([.B2615]))"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table:formula="of:=[.A2616]*2*PI()/4096" office:value-type="float" office:value="4.00982577953307" calcext:value-type="float">
            <text:p>4.00982577953307</text:p>
          </table:table-cell>
          <table:table-cell table:formula="of:=INT(2048+2047*SIN([.B2616]))" office:value-type="float" office:value="485" calcext:value-type="float">
            <text:p>485</text:p>
          </table:table-cell>
          <table:table-cell table:formula="of:=INT(2048+2047*COS([.B2616]))"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table:formula="of:=[.A2617]*2*PI()/4096" office:value-type="float" office:value="4.01135976032095" calcext:value-type="float">
            <text:p>4.01135976032095</text:p>
          </table:table-cell>
          <table:table-cell table:formula="of:=INT(2048+2047*SIN([.B2617]))" office:value-type="float" office:value="483" calcext:value-type="float">
            <text:p>483</text:p>
          </table:table-cell>
          <table:table-cell table:formula="of:=INT(2048+2047*COS([.B2617]))"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table:formula="of:=[.A2618]*2*PI()/4096" office:value-type="float" office:value="4.01289374110884" calcext:value-type="float">
            <text:p>4.01289374110884</text:p>
          </table:table-cell>
          <table:table-cell table:formula="of:=INT(2048+2047*SIN([.B2618]))" office:value-type="float" office:value="481" calcext:value-type="float">
            <text:p>481</text:p>
          </table:table-cell>
          <table:table-cell table:formula="of:=INT(2048+2047*COS([.B2618]))"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table:formula="of:=[.A2619]*2*PI()/4096" office:value-type="float" office:value="4.01442772189672" calcext:value-type="float">
            <text:p>4.01442772189672</text:p>
          </table:table-cell>
          <table:table-cell table:formula="of:=INT(2048+2047*SIN([.B2619]))" office:value-type="float" office:value="479" calcext:value-type="float">
            <text:p>479</text:p>
          </table:table-cell>
          <table:table-cell table:formula="of:=INT(2048+2047*COS([.B2619]))"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table:formula="of:=[.A2620]*2*PI()/4096" office:value-type="float" office:value="4.01596170268461" calcext:value-type="float">
            <text:p>4.01596170268461</text:p>
          </table:table-cell>
          <table:table-cell table:formula="of:=INT(2048+2047*SIN([.B2620]))" office:value-type="float" office:value="477" calcext:value-type="float">
            <text:p>477</text:p>
          </table:table-cell>
          <table:table-cell table:formula="of:=INT(2048+2047*COS([.B2620]))"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table:formula="of:=[.A2621]*2*PI()/4096" office:value-type="float" office:value="4.01749568347249" calcext:value-type="float">
            <text:p>4.01749568347249</text:p>
          </table:table-cell>
          <table:table-cell table:formula="of:=INT(2048+2047*SIN([.B2621]))" office:value-type="float" office:value="475" calcext:value-type="float">
            <text:p>475</text:p>
          </table:table-cell>
          <table:table-cell table:formula="of:=INT(2048+2047*COS([.B2621]))" office:value-type="float" office:value="737" calcext:value-type="float">
            <text:p>737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table:formula="of:=[.A2622]*2*PI()/4096" office:value-type="float" office:value="4.01902966426038" calcext:value-type="float">
            <text:p>4.01902966426038</text:p>
          </table:table-cell>
          <table:table-cell table:formula="of:=INT(2048+2047*SIN([.B2622]))" office:value-type="float" office:value="473" calcext:value-type="float">
            <text:p>473</text:p>
          </table:table-cell>
          <table:table-cell table:formula="of:=INT(2048+2047*COS([.B2622]))"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table:formula="of:=[.A2623]*2*PI()/4096" office:value-type="float" office:value="4.02056364504827" calcext:value-type="float">
            <text:p>4.02056364504827</text:p>
          </table:table-cell>
          <table:table-cell table:formula="of:=INT(2048+2047*SIN([.B2623]))" office:value-type="float" office:value="471" calcext:value-type="float">
            <text:p>471</text:p>
          </table:table-cell>
          <table:table-cell table:formula="of:=INT(2048+2047*COS([.B2623]))"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table:formula="of:=[.A2624]*2*PI()/4096" office:value-type="float" office:value="4.02209762583615" calcext:value-type="float">
            <text:p>4.02209762583615</text:p>
          </table:table-cell>
          <table:table-cell table:formula="of:=INT(2048+2047*SIN([.B2624]))" office:value-type="float" office:value="469" calcext:value-type="float">
            <text:p>469</text:p>
          </table:table-cell>
          <table:table-cell table:formula="of:=INT(2048+2047*COS([.B2624]))"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table:formula="of:=[.A2625]*2*PI()/4096" office:value-type="float" office:value="4.02363160662404" calcext:value-type="float">
            <text:p>4.02363160662404</text:p>
          </table:table-cell>
          <table:table-cell table:formula="of:=INT(2048+2047*SIN([.B2625]))" office:value-type="float" office:value="467" calcext:value-type="float">
            <text:p>467</text:p>
          </table:table-cell>
          <table:table-cell table:formula="of:=INT(2048+2047*COS([.B2625]))"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table:formula="of:=[.A2626]*2*PI()/4096" office:value-type="float" office:value="4.02516558741192" calcext:value-type="float">
            <text:p>4.02516558741192</text:p>
          </table:table-cell>
          <table:table-cell table:formula="of:=INT(2048+2047*SIN([.B2626]))" office:value-type="float" office:value="465" calcext:value-type="float">
            <text:p>465</text:p>
          </table:table-cell>
          <table:table-cell table:formula="of:=INT(2048+2047*COS([.B2626]))"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table:formula="of:=[.A2627]*2*PI()/4096" office:value-type="float" office:value="4.02669956819981" calcext:value-type="float">
            <text:p>4.02669956819981</text:p>
          </table:table-cell>
          <table:table-cell table:formula="of:=INT(2048+2047*SIN([.B2627]))" office:value-type="float" office:value="463" calcext:value-type="float">
            <text:p>463</text:p>
          </table:table-cell>
          <table:table-cell table:formula="of:=INT(2048+2047*COS([.B2627]))"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table:formula="of:=[.A2628]*2*PI()/4096" office:value-type="float" office:value="4.02823354898769" calcext:value-type="float">
            <text:p>4.02823354898769</text:p>
          </table:table-cell>
          <table:table-cell table:formula="of:=INT(2048+2047*SIN([.B2628]))" office:value-type="float" office:value="461" calcext:value-type="float">
            <text:p>461</text:p>
          </table:table-cell>
          <table:table-cell table:formula="of:=INT(2048+2047*COS([.B2628]))"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float" office:value="2627" calcext:value-type="float">
            <text:p>2627</text:p>
          </table:table-cell>
          <table:table-cell table:formula="of:=[.A2629]*2*PI()/4096" office:value-type="float" office:value="4.02976752977558" calcext:value-type="float">
            <text:p>4.02976752977558</text:p>
          </table:table-cell>
          <table:table-cell table:formula="of:=INT(2048+2047*SIN([.B2629]))" office:value-type="float" office:value="459" calcext:value-type="float">
            <text:p>459</text:p>
          </table:table-cell>
          <table:table-cell table:formula="of:=INT(2048+2047*COS([.B2629]))"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table:formula="of:=[.A2630]*2*PI()/4096" office:value-type="float" office:value="4.03130151056347" calcext:value-type="float">
            <text:p>4.03130151056347</text:p>
          </table:table-cell>
          <table:table-cell table:formula="of:=INT(2048+2047*SIN([.B2630]))" office:value-type="float" office:value="457" calcext:value-type="float">
            <text:p>457</text:p>
          </table:table-cell>
          <table:table-cell table:formula="of:=INT(2048+2047*COS([.B2630]))"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table:formula="of:=[.A2631]*2*PI()/4096" office:value-type="float" office:value="4.03283549135135" calcext:value-type="float">
            <text:p>4.03283549135135</text:p>
          </table:table-cell>
          <table:table-cell table:formula="of:=INT(2048+2047*SIN([.B2631]))" office:value-type="float" office:value="455" calcext:value-type="float">
            <text:p>455</text:p>
          </table:table-cell>
          <table:table-cell table:formula="of:=INT(2048+2047*COS([.B2631]))" office:value-type="float" office:value="761" calcext:value-type="float">
            <text:p>761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table:formula="of:=[.A2632]*2*PI()/4096" office:value-type="float" office:value="4.03436947213924" calcext:value-type="float">
            <text:p>4.03436947213924</text:p>
          </table:table-cell>
          <table:table-cell table:formula="of:=INT(2048+2047*SIN([.B2632]))" office:value-type="float" office:value="453" calcext:value-type="float">
            <text:p>453</text:p>
          </table:table-cell>
          <table:table-cell table:formula="of:=INT(2048+2047*COS([.B2632]))"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table:formula="of:=[.A2633]*2*PI()/4096" office:value-type="float" office:value="4.03590345292712" calcext:value-type="float">
            <text:p>4.03590345292712</text:p>
          </table:table-cell>
          <table:table-cell table:formula="of:=INT(2048+2047*SIN([.B2633]))" office:value-type="float" office:value="451" calcext:value-type="float">
            <text:p>451</text:p>
          </table:table-cell>
          <table:table-cell table:formula="of:=INT(2048+2047*COS([.B2633]))"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table:formula="of:=[.A2634]*2*PI()/4096" office:value-type="float" office:value="4.03743743371501" calcext:value-type="float">
            <text:p>4.03743743371501</text:p>
          </table:table-cell>
          <table:table-cell table:formula="of:=INT(2048+2047*SIN([.B2634]))" office:value-type="float" office:value="449" calcext:value-type="float">
            <text:p>449</text:p>
          </table:table-cell>
          <table:table-cell table:formula="of:=INT(2048+2047*COS([.B2634]))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table:formula="of:=[.A2635]*2*PI()/4096" office:value-type="float" office:value="4.03897141450289" calcext:value-type="float">
            <text:p>4.03897141450289</text:p>
          </table:table-cell>
          <table:table-cell table:formula="of:=INT(2048+2047*SIN([.B2635]))" office:value-type="float" office:value="447" calcext:value-type="float">
            <text:p>447</text:p>
          </table:table-cell>
          <table:table-cell table:formula="of:=INT(2048+2047*COS([.B2635]))"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table:formula="of:=[.A2636]*2*PI()/4096" office:value-type="float" office:value="4.04050539529078" calcext:value-type="float">
            <text:p>4.04050539529078</text:p>
          </table:table-cell>
          <table:table-cell table:formula="of:=INT(2048+2047*SIN([.B2636]))" office:value-type="float" office:value="445" calcext:value-type="float">
            <text:p>445</text:p>
          </table:table-cell>
          <table:table-cell table:formula="of:=INT(2048+2047*COS([.B2636]))"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table:formula="of:=[.A2637]*2*PI()/4096" office:value-type="float" office:value="4.04203937607866" calcext:value-type="float">
            <text:p>4.04203937607866</text:p>
          </table:table-cell>
          <table:table-cell table:formula="of:=INT(2048+2047*SIN([.B2637]))" office:value-type="float" office:value="443" calcext:value-type="float">
            <text:p>443</text:p>
          </table:table-cell>
          <table:table-cell table:formula="of:=INT(2048+2047*COS([.B2637]))"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table:formula="of:=[.A2638]*2*PI()/4096" office:value-type="float" office:value="4.04357335686655" calcext:value-type="float">
            <text:p>4.04357335686655</text:p>
          </table:table-cell>
          <table:table-cell table:formula="of:=INT(2048+2047*SIN([.B2638]))" office:value-type="float" office:value="442" calcext:value-type="float">
            <text:p>442</text:p>
          </table:table-cell>
          <table:table-cell table:formula="of:=INT(2048+2047*COS([.B2638]))"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table:formula="of:=[.A2639]*2*PI()/4096" office:value-type="float" office:value="4.04510733765444" calcext:value-type="float">
            <text:p>4.04510733765444</text:p>
          </table:table-cell>
          <table:table-cell table:formula="of:=INT(2048+2047*SIN([.B2639]))" office:value-type="float" office:value="440" calcext:value-type="float">
            <text:p>440</text:p>
          </table:table-cell>
          <table:table-cell table:formula="of:=INT(2048+2047*COS([.B2639]))"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table:formula="of:=[.A2640]*2*PI()/4096" office:value-type="float" office:value="4.04664131844232" calcext:value-type="float">
            <text:p>4.04664131844232</text:p>
          </table:table-cell>
          <table:table-cell table:formula="of:=INT(2048+2047*SIN([.B2640]))" office:value-type="float" office:value="438" calcext:value-type="float">
            <text:p>438</text:p>
          </table:table-cell>
          <table:table-cell table:formula="of:=INT(2048+2047*COS([.B2640]))"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table:formula="of:=[.A2641]*2*PI()/4096" office:value-type="float" office:value="4.04817529923021" calcext:value-type="float">
            <text:p>4.04817529923021</text:p>
          </table:table-cell>
          <table:table-cell table:formula="of:=INT(2048+2047*SIN([.B2641]))" office:value-type="float" office:value="436" calcext:value-type="float">
            <text:p>436</text:p>
          </table:table-cell>
          <table:table-cell table:formula="of:=INT(2048+2047*COS([.B2641]))" office:value-type="float" office:value="786" calcext:value-type="float">
            <text:p>786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[.A2642]*2*PI()/4096" office:value-type="float" office:value="4.04970928001809" calcext:value-type="float">
            <text:p>4.04970928001809</text:p>
          </table:table-cell>
          <table:table-cell table:formula="of:=INT(2048+2047*SIN([.B2642]))" office:value-type="float" office:value="434" calcext:value-type="float">
            <text:p>434</text:p>
          </table:table-cell>
          <table:table-cell table:formula="of:=INT(2048+2047*COS([.B2642]))"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table:formula="of:=[.A2643]*2*PI()/4096" office:value-type="float" office:value="4.05124326080598" calcext:value-type="float">
            <text:p>4.05124326080598</text:p>
          </table:table-cell>
          <table:table-cell table:formula="of:=INT(2048+2047*SIN([.B2643]))" office:value-type="float" office:value="432" calcext:value-type="float">
            <text:p>432</text:p>
          </table:table-cell>
          <table:table-cell table:formula="of:=INT(2048+2047*COS([.B2643]))" office:value-type="float" office:value="791" calcext:value-type="float">
            <text:p>791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table:formula="of:=[.A2644]*2*PI()/4096" office:value-type="float" office:value="4.05277724159386" calcext:value-type="float">
            <text:p>4.05277724159386</text:p>
          </table:table-cell>
          <table:table-cell table:formula="of:=INT(2048+2047*SIN([.B2644]))" office:value-type="float" office:value="430" calcext:value-type="float">
            <text:p>430</text:p>
          </table:table-cell>
          <table:table-cell table:formula="of:=INT(2048+2047*COS([.B2644]))"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table:formula="of:=[.A2645]*2*PI()/4096" office:value-type="float" office:value="4.05431122238175" calcext:value-type="float">
            <text:p>4.05431122238175</text:p>
          </table:table-cell>
          <table:table-cell table:formula="of:=INT(2048+2047*SIN([.B2645]))" office:value-type="float" office:value="428" calcext:value-type="float">
            <text:p>428</text:p>
          </table:table-cell>
          <table:table-cell table:formula="of:=INT(2048+2047*COS([.B2645]))"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table:formula="of:=[.A2646]*2*PI()/4096" office:value-type="float" office:value="4.05584520316964" calcext:value-type="float">
            <text:p>4.05584520316964</text:p>
          </table:table-cell>
          <table:table-cell table:formula="of:=INT(2048+2047*SIN([.B2646]))" office:value-type="float" office:value="426" calcext:value-type="float">
            <text:p>426</text:p>
          </table:table-cell>
          <table:table-cell table:formula="of:=INT(2048+2047*COS([.B2646]))"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table:formula="of:=[.A2647]*2*PI()/4096" office:value-type="float" office:value="4.05737918395752" calcext:value-type="float">
            <text:p>4.05737918395752</text:p>
          </table:table-cell>
          <table:table-cell table:formula="of:=INT(2048+2047*SIN([.B2647]))" office:value-type="float" office:value="424" calcext:value-type="float">
            <text:p>424</text:p>
          </table:table-cell>
          <table:table-cell table:formula="of:=INT(2048+2047*COS([.B2647]))"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table:formula="of:=[.A2648]*2*PI()/4096" office:value-type="float" office:value="4.05891316474541" calcext:value-type="float">
            <text:p>4.05891316474541</text:p>
          </table:table-cell>
          <table:table-cell table:formula="of:=INT(2048+2047*SIN([.B2648]))" office:value-type="float" office:value="422" calcext:value-type="float">
            <text:p>422</text:p>
          </table:table-cell>
          <table:table-cell table:formula="of:=INT(2048+2047*COS([.B2648]))"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table:formula="of:=[.A2649]*2*PI()/4096" office:value-type="float" office:value="4.06044714553329" calcext:value-type="float">
            <text:p>4.06044714553329</text:p>
          </table:table-cell>
          <table:table-cell table:formula="of:=INT(2048+2047*SIN([.B2649]))" office:value-type="float" office:value="420" calcext:value-type="float">
            <text:p>420</text:p>
          </table:table-cell>
          <table:table-cell table:formula="of:=INT(2048+2047*COS([.B2649]))"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table:formula="of:=[.A2650]*2*PI()/4096" office:value-type="float" office:value="4.06198112632118" calcext:value-type="float">
            <text:p>4.06198112632118</text:p>
          </table:table-cell>
          <table:table-cell table:formula="of:=INT(2048+2047*SIN([.B2650]))" office:value-type="float" office:value="418" calcext:value-type="float">
            <text:p>418</text:p>
          </table:table-cell>
          <table:table-cell table:formula="of:=INT(2048+2047*COS([.B2650]))"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table:formula="of:=[.A2651]*2*PI()/4096" office:value-type="float" office:value="4.06351510710906" calcext:value-type="float">
            <text:p>4.06351510710906</text:p>
          </table:table-cell>
          <table:table-cell table:formula="of:=INT(2048+2047*SIN([.B2651]))" office:value-type="float" office:value="417" calcext:value-type="float">
            <text:p>417</text:p>
          </table:table-cell>
          <table:table-cell table:formula="of:=INT(2048+2047*COS([.B2651]))"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table:formula="of:=[.A2652]*2*PI()/4096" office:value-type="float" office:value="4.06504908789695" calcext:value-type="float">
            <text:p>4.06504908789695</text:p>
          </table:table-cell>
          <table:table-cell table:formula="of:=INT(2048+2047*SIN([.B2652]))" office:value-type="float" office:value="415" calcext:value-type="float">
            <text:p>415</text:p>
          </table:table-cell>
          <table:table-cell table:formula="of:=INT(2048+2047*COS([.B2652]))"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table:formula="of:=[.A2653]*2*PI()/4096" office:value-type="float" office:value="4.06658306868483" calcext:value-type="float">
            <text:p>4.06658306868483</text:p>
          </table:table-cell>
          <table:table-cell table:formula="of:=INT(2048+2047*SIN([.B2653]))" office:value-type="float" office:value="413" calcext:value-type="float">
            <text:p>413</text:p>
          </table:table-cell>
          <table:table-cell table:formula="of:=INT(2048+2047*COS([.B2653]))"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table:formula="of:=[.A2654]*2*PI()/4096" office:value-type="float" office:value="4.06811704947272" calcext:value-type="float">
            <text:p>4.06811704947272</text:p>
          </table:table-cell>
          <table:table-cell table:formula="of:=INT(2048+2047*SIN([.B2654]))" office:value-type="float" office:value="411" calcext:value-type="float">
            <text:p>411</text:p>
          </table:table-cell>
          <table:table-cell table:formula="of:=INT(2048+2047*COS([.B2654]))"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table:formula="of:=[.A2655]*2*PI()/4096" office:value-type="float" office:value="4.06965103026061" calcext:value-type="float">
            <text:p>4.06965103026061</text:p>
          </table:table-cell>
          <table:table-cell table:formula="of:=INT(2048+2047*SIN([.B2655]))" office:value-type="float" office:value="409" calcext:value-type="float">
            <text:p>409</text:p>
          </table:table-cell>
          <table:table-cell table:formula="of:=INT(2048+2047*COS([.B2655]))"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table:formula="of:=[.A2656]*2*PI()/4096" office:value-type="float" office:value="4.07118501104849" calcext:value-type="float">
            <text:p>4.07118501104849</text:p>
          </table:table-cell>
          <table:table-cell table:formula="of:=INT(2048+2047*SIN([.B2656]))" office:value-type="float" office:value="407" calcext:value-type="float">
            <text:p>407</text:p>
          </table:table-cell>
          <table:table-cell table:formula="of:=INT(2048+2047*COS([.B2656]))" office:value-type="float" office:value="823" calcext:value-type="float">
            <text:p>823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table:formula="of:=[.A2657]*2*PI()/4096" office:value-type="float" office:value="4.07271899183638" calcext:value-type="float">
            <text:p>4.07271899183638</text:p>
          </table:table-cell>
          <table:table-cell table:formula="of:=INT(2048+2047*SIN([.B2657]))" office:value-type="float" office:value="405" calcext:value-type="float">
            <text:p>405</text:p>
          </table:table-cell>
          <table:table-cell table:formula="of:=INT(2048+2047*COS([.B2657]))"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table:formula="of:=[.A2658]*2*PI()/4096" office:value-type="float" office:value="4.07425297262426" calcext:value-type="float">
            <text:p>4.07425297262426</text:p>
          </table:table-cell>
          <table:table-cell table:formula="of:=INT(2048+2047*SIN([.B2658]))" office:value-type="float" office:value="403" calcext:value-type="float">
            <text:p>403</text:p>
          </table:table-cell>
          <table:table-cell table:formula="of:=INT(2048+2047*COS([.B2658]))"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table:formula="of:=[.A2659]*2*PI()/4096" office:value-type="float" office:value="4.07578695341215" calcext:value-type="float">
            <text:p>4.07578695341215</text:p>
          </table:table-cell>
          <table:table-cell table:formula="of:=INT(2048+2047*SIN([.B2659]))" office:value-type="float" office:value="401" calcext:value-type="float">
            <text:p>401</text:p>
          </table:table-cell>
          <table:table-cell table:formula="of:=INT(2048+2047*COS([.B2659]))"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table:formula="of:=[.A2660]*2*PI()/4096" office:value-type="float" office:value="4.07732093420003" calcext:value-type="float">
            <text:p>4.07732093420003</text:p>
          </table:table-cell>
          <table:table-cell table:formula="of:=INT(2048+2047*SIN([.B2660]))" office:value-type="float" office:value="400" calcext:value-type="float">
            <text:p>400</text:p>
          </table:table-cell>
          <table:table-cell table:formula="of:=INT(2048+2047*COS([.B2660]))"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[.A2661]*2*PI()/4096" office:value-type="float" office:value="4.07885491498792" calcext:value-type="float">
            <text:p>4.07885491498792</text:p>
          </table:table-cell>
          <table:table-cell table:formula="of:=INT(2048+2047*SIN([.B2661]))" office:value-type="float" office:value="398" calcext:value-type="float">
            <text:p>398</text:p>
          </table:table-cell>
          <table:table-cell table:formula="of:=INT(2048+2047*COS([.B2661]))"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[.A2662]*2*PI()/4096" office:value-type="float" office:value="4.08038889577581" calcext:value-type="float">
            <text:p>4.08038889577581</text:p>
          </table:table-cell>
          <table:table-cell table:formula="of:=INT(2048+2047*SIN([.B2662]))" office:value-type="float" office:value="396" calcext:value-type="float">
            <text:p>396</text:p>
          </table:table-cell>
          <table:table-cell table:formula="of:=INT(2048+2047*COS([.B2662]))" office:value-type="float" office:value="838" calcext:value-type="float">
            <text:p>838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table:formula="of:=[.A2663]*2*PI()/4096" office:value-type="float" office:value="4.08192287656369" calcext:value-type="float">
            <text:p>4.08192287656369</text:p>
          </table:table-cell>
          <table:table-cell table:formula="of:=INT(2048+2047*SIN([.B2663]))" office:value-type="float" office:value="394" calcext:value-type="float">
            <text:p>394</text:p>
          </table:table-cell>
          <table:table-cell table:formula="of:=INT(2048+2047*COS([.B2663]))"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[.A2664]*2*PI()/4096" office:value-type="float" office:value="4.08345685735158" calcext:value-type="float">
            <text:p>4.08345685735158</text:p>
          </table:table-cell>
          <table:table-cell table:formula="of:=INT(2048+2047*SIN([.B2664]))" office:value-type="float" office:value="392" calcext:value-type="float">
            <text:p>392</text:p>
          </table:table-cell>
          <table:table-cell table:formula="of:=INT(2048+2047*COS([.B2664]))" office:value-type="float" office:value="843" calcext:value-type="float">
            <text:p>843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[.A2665]*2*PI()/4096" office:value-type="float" office:value="4.08499083813946" calcext:value-type="float">
            <text:p>4.08499083813946</text:p>
          </table:table-cell>
          <table:table-cell table:formula="of:=INT(2048+2047*SIN([.B2665]))" office:value-type="float" office:value="390" calcext:value-type="float">
            <text:p>390</text:p>
          </table:table-cell>
          <table:table-cell table:formula="of:=INT(2048+2047*COS([.B2665]))"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[.A2666]*2*PI()/4096" office:value-type="float" office:value="4.08652481892735" calcext:value-type="float">
            <text:p>4.08652481892735</text:p>
          </table:table-cell>
          <table:table-cell table:formula="of:=INT(2048+2047*SIN([.B2666]))" office:value-type="float" office:value="388" calcext:value-type="float">
            <text:p>388</text:p>
          </table:table-cell>
          <table:table-cell table:formula="of:=INT(2048+2047*COS([.B2666]))" office:value-type="float" office:value="848" calcext:value-type="float">
            <text:p>848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table:formula="of:=[.A2667]*2*PI()/4096" office:value-type="float" office:value="4.08805879971523" calcext:value-type="float">
            <text:p>4.08805879971523</text:p>
          </table:table-cell>
          <table:table-cell table:formula="of:=INT(2048+2047*SIN([.B2667]))" office:value-type="float" office:value="387" calcext:value-type="float">
            <text:p>387</text:p>
          </table:table-cell>
          <table:table-cell table:formula="of:=INT(2048+2047*COS([.B2667]))" office:value-type="float" office:value="851" calcext:value-type="float">
            <text:p>851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table:formula="of:=[.A2668]*2*PI()/4096" office:value-type="float" office:value="4.08959278050312" calcext:value-type="float">
            <text:p>4.08959278050312</text:p>
          </table:table-cell>
          <table:table-cell table:formula="of:=INT(2048+2047*SIN([.B2668]))" office:value-type="float" office:value="385" calcext:value-type="float">
            <text:p>385</text:p>
          </table:table-cell>
          <table:table-cell table:formula="of:=INT(2048+2047*COS([.B2668]))" office:value-type="float" office:value="853" calcext:value-type="float">
            <text:p>853</text:p>
          </table:table-cell>
          <table:table-cell/>
        </table:table-row>
        <table:table-row table:style-name="ro1">
          <table:table-cell office:value-type="float" office:value="2667" calcext:value-type="float">
            <text:p>2667</text:p>
          </table:table-cell>
          <table:table-cell table:formula="of:=[.A2669]*2*PI()/4096" office:value-type="float" office:value="4.09112676129101" calcext:value-type="float">
            <text:p>4.09112676129101</text:p>
          </table:table-cell>
          <table:table-cell table:formula="of:=INT(2048+2047*SIN([.B2669]))" office:value-type="float" office:value="383" calcext:value-type="float">
            <text:p>383</text:p>
          </table:table-cell>
          <table:table-cell table:formula="of:=INT(2048+2047*COS([.B2669]))"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table:formula="of:=[.A2670]*2*PI()/4096" office:value-type="float" office:value="4.09266074207889" calcext:value-type="float">
            <text:p>4.09266074207889</text:p>
          </table:table-cell>
          <table:table-cell table:formula="of:=INT(2048+2047*SIN([.B2670]))" office:value-type="float" office:value="381" calcext:value-type="float">
            <text:p>381</text:p>
          </table:table-cell>
          <table:table-cell table:formula="of:=INT(2048+2047*COS([.B2670]))"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table:formula="of:=[.A2671]*2*PI()/4096" office:value-type="float" office:value="4.09419472286678" calcext:value-type="float">
            <text:p>4.09419472286678</text:p>
          </table:table-cell>
          <table:table-cell table:formula="of:=INT(2048+2047*SIN([.B2671]))" office:value-type="float" office:value="379" calcext:value-type="float">
            <text:p>379</text:p>
          </table:table-cell>
          <table:table-cell table:formula="of:=INT(2048+2047*COS([.B2671]))"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table:formula="of:=[.A2672]*2*PI()/4096" office:value-type="float" office:value="4.09572870365466" calcext:value-type="float">
            <text:p>4.09572870365466</text:p>
          </table:table-cell>
          <table:table-cell table:formula="of:=INT(2048+2047*SIN([.B2672]))" office:value-type="float" office:value="378" calcext:value-type="float">
            <text:p>378</text:p>
          </table:table-cell>
          <table:table-cell table:formula="of:=INT(2048+2047*COS([.B2672]))"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table:formula="of:=[.A2673]*2*PI()/4096" office:value-type="float" office:value="4.09726268444255" calcext:value-type="float">
            <text:p>4.09726268444255</text:p>
          </table:table-cell>
          <table:table-cell table:formula="of:=INT(2048+2047*SIN([.B2673]))" office:value-type="float" office:value="376" calcext:value-type="float">
            <text:p>376</text:p>
          </table:table-cell>
          <table:table-cell table:formula="of:=INT(2048+2047*COS([.B2673]))"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table:formula="of:=[.A2674]*2*PI()/4096" office:value-type="float" office:value="4.09879666523043" calcext:value-type="float">
            <text:p>4.09879666523043</text:p>
          </table:table-cell>
          <table:table-cell table:formula="of:=INT(2048+2047*SIN([.B2674]))" office:value-type="float" office:value="374" calcext:value-type="float">
            <text:p>374</text:p>
          </table:table-cell>
          <table:table-cell table:formula="of:=INT(2048+2047*COS([.B2674]))"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table:formula="of:=[.A2675]*2*PI()/4096" office:value-type="float" office:value="4.10033064601832" calcext:value-type="float">
            <text:p>4.10033064601832</text:p>
          </table:table-cell>
          <table:table-cell table:formula="of:=INT(2048+2047*SIN([.B2675]))" office:value-type="float" office:value="372" calcext:value-type="float">
            <text:p>372</text:p>
          </table:table-cell>
          <table:table-cell table:formula="of:=INT(2048+2047*COS([.B2675]))" office:value-type="float" office:value="871" calcext:value-type="float">
            <text:p>871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table:formula="of:=[.A2676]*2*PI()/4096" office:value-type="float" office:value="4.1018646268062" calcext:value-type="float">
            <text:p>4.1018646268062</text:p>
          </table:table-cell>
          <table:table-cell table:formula="of:=INT(2048+2047*SIN([.B2676]))" office:value-type="float" office:value="370" calcext:value-type="float">
            <text:p>370</text:p>
          </table:table-cell>
          <table:table-cell table:formula="of:=INT(2048+2047*COS([.B2676]))" office:value-type="float" office:value="874" calcext:value-type="float">
            <text:p>874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table:formula="of:=[.A2677]*2*PI()/4096" office:value-type="float" office:value="4.10339860759409" calcext:value-type="float">
            <text:p>4.10339860759409</text:p>
          </table:table-cell>
          <table:table-cell table:formula="of:=INT(2048+2047*SIN([.B2677]))" office:value-type="float" office:value="368" calcext:value-type="float">
            <text:p>368</text:p>
          </table:table-cell>
          <table:table-cell table:formula="of:=INT(2048+2047*COS([.B2677]))" office:value-type="float" office:value="877" calcext:value-type="float">
            <text:p>877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table:formula="of:=[.A2678]*2*PI()/4096" office:value-type="float" office:value="4.10493258838198" calcext:value-type="float">
            <text:p>4.10493258838198</text:p>
          </table:table-cell>
          <table:table-cell table:formula="of:=INT(2048+2047*SIN([.B2678]))" office:value-type="float" office:value="367" calcext:value-type="float">
            <text:p>367</text:p>
          </table:table-cell>
          <table:table-cell table:formula="of:=INT(2048+2047*COS([.B2678]))"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table:formula="of:=[.A2679]*2*PI()/4096" office:value-type="float" office:value="4.10646656916986" calcext:value-type="float">
            <text:p>4.10646656916986</text:p>
          </table:table-cell>
          <table:table-cell table:formula="of:=INT(2048+2047*SIN([.B2679]))" office:value-type="float" office:value="365" calcext:value-type="float">
            <text:p>365</text:p>
          </table:table-cell>
          <table:table-cell table:formula="of:=INT(2048+2047*COS([.B2679]))"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[.A2680]*2*PI()/4096" office:value-type="float" office:value="4.10800054995775" calcext:value-type="float">
            <text:p>4.10800054995775</text:p>
          </table:table-cell>
          <table:table-cell table:formula="of:=INT(2048+2047*SIN([.B2680]))" office:value-type="float" office:value="363" calcext:value-type="float">
            <text:p>363</text:p>
          </table:table-cell>
          <table:table-cell table:formula="of:=INT(2048+2047*COS([.B2680]))"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table:formula="of:=[.A2681]*2*PI()/4096" office:value-type="float" office:value="4.10953453074563" calcext:value-type="float">
            <text:p>4.10953453074563</text:p>
          </table:table-cell>
          <table:table-cell table:formula="of:=INT(2048+2047*SIN([.B2681]))" office:value-type="float" office:value="361" calcext:value-type="float">
            <text:p>361</text:p>
          </table:table-cell>
          <table:table-cell table:formula="of:=INT(2048+2047*COS([.B2681]))"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table:formula="of:=[.A2682]*2*PI()/4096" office:value-type="float" office:value="4.11106851153352" calcext:value-type="float">
            <text:p>4.11106851153352</text:p>
          </table:table-cell>
          <table:table-cell table:formula="of:=INT(2048+2047*SIN([.B2682]))" office:value-type="float" office:value="360" calcext:value-type="float">
            <text:p>360</text:p>
          </table:table-cell>
          <table:table-cell table:formula="of:=INT(2048+2047*COS([.B2682]))"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table:formula="of:=[.A2683]*2*PI()/4096" office:value-type="float" office:value="4.1126024923214" calcext:value-type="float">
            <text:p>4.1126024923214</text:p>
          </table:table-cell>
          <table:table-cell table:formula="of:=INT(2048+2047*SIN([.B2683]))" office:value-type="float" office:value="358" calcext:value-type="float">
            <text:p>358</text:p>
          </table:table-cell>
          <table:table-cell table:formula="of:=INT(2048+2047*COS([.B2683]))" office:value-type="float" office:value="892" calcext:value-type="float">
            <text:p>892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table:formula="of:=[.A2684]*2*PI()/4096" office:value-type="float" office:value="4.11413647310929" calcext:value-type="float">
            <text:p>4.11413647310929</text:p>
          </table:table-cell>
          <table:table-cell table:formula="of:=INT(2048+2047*SIN([.B2684]))" office:value-type="float" office:value="356" calcext:value-type="float">
            <text:p>356</text:p>
          </table:table-cell>
          <table:table-cell table:formula="of:=INT(2048+2047*COS([.B2684]))"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table:formula="of:=[.A2685]*2*PI()/4096" office:value-type="float" office:value="4.11567045389718" calcext:value-type="float">
            <text:p>4.11567045389718</text:p>
          </table:table-cell>
          <table:table-cell table:formula="of:=INT(2048+2047*SIN([.B2685]))" office:value-type="float" office:value="354" calcext:value-type="float">
            <text:p>354</text:p>
          </table:table-cell>
          <table:table-cell table:formula="of:=INT(2048+2047*COS([.B2685]))"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table:formula="of:=[.A2686]*2*PI()/4096" office:value-type="float" office:value="4.11720443468506" calcext:value-type="float">
            <text:p>4.11720443468506</text:p>
          </table:table-cell>
          <table:table-cell table:formula="of:=INT(2048+2047*SIN([.B2686]))" office:value-type="float" office:value="352" calcext:value-type="float">
            <text:p>352</text:p>
          </table:table-cell>
          <table:table-cell table:formula="of:=INT(2048+2047*COS([.B2686]))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table:formula="of:=[.A2687]*2*PI()/4096" office:value-type="float" office:value="4.11873841547295" calcext:value-type="float">
            <text:p>4.11873841547295</text:p>
          </table:table-cell>
          <table:table-cell table:formula="of:=INT(2048+2047*SIN([.B2687]))" office:value-type="float" office:value="351" calcext:value-type="float">
            <text:p>351</text:p>
          </table:table-cell>
          <table:table-cell table:formula="of:=INT(2048+2047*COS([.B2687]))" office:value-type="float" office:value="902" calcext:value-type="float">
            <text:p>902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table:formula="of:=[.A2688]*2*PI()/4096" office:value-type="float" office:value="4.12027239626083" calcext:value-type="float">
            <text:p>4.12027239626083</text:p>
          </table:table-cell>
          <table:table-cell table:formula="of:=INT(2048+2047*SIN([.B2688]))" office:value-type="float" office:value="349" calcext:value-type="float">
            <text:p>349</text:p>
          </table:table-cell>
          <table:table-cell table:formula="of:=INT(2048+2047*COS([.B2688]))"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table:formula="of:=[.A2689]*2*PI()/4096" office:value-type="float" office:value="4.12180637704872" calcext:value-type="float">
            <text:p>4.12180637704872</text:p>
          </table:table-cell>
          <table:table-cell table:formula="of:=INT(2048+2047*SIN([.B2689]))" office:value-type="float" office:value="347" calcext:value-type="float">
            <text:p>347</text:p>
          </table:table-cell>
          <table:table-cell table:formula="of:=INT(2048+2047*COS([.B2689]))"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table:formula="of:=[.A2690]*2*PI()/4096" office:value-type="float" office:value="4.1233403578366" calcext:value-type="float">
            <text:p>4.1233403578366</text:p>
          </table:table-cell>
          <table:table-cell table:formula="of:=INT(2048+2047*SIN([.B2690]))" office:value-type="float" office:value="345" calcext:value-type="float">
            <text:p>345</text:p>
          </table:table-cell>
          <table:table-cell table:formula="of:=INT(2048+2047*COS([.B2690]))"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table:formula="of:=[.A2691]*2*PI()/4096" office:value-type="float" office:value="4.12487433862449" calcext:value-type="float">
            <text:p>4.12487433862449</text:p>
          </table:table-cell>
          <table:table-cell table:formula="of:=INT(2048+2047*SIN([.B2691]))" office:value-type="float" office:value="344" calcext:value-type="float">
            <text:p>344</text:p>
          </table:table-cell>
          <table:table-cell table:formula="of:=INT(2048+2047*COS([.B2691]))" office:value-type="float" office:value="913" calcext:value-type="float">
            <text:p>913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table:formula="of:=[.A2692]*2*PI()/4096" office:value-type="float" office:value="4.12640831941237" calcext:value-type="float">
            <text:p>4.12640831941237</text:p>
          </table:table-cell>
          <table:table-cell table:formula="of:=INT(2048+2047*SIN([.B2692]))" office:value-type="float" office:value="342" calcext:value-type="float">
            <text:p>342</text:p>
          </table:table-cell>
          <table:table-cell table:formula="of:=INT(2048+2047*COS([.B2692]))"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table:formula="of:=[.A2693]*2*PI()/4096" office:value-type="float" office:value="4.12794230020026" calcext:value-type="float">
            <text:p>4.12794230020026</text:p>
          </table:table-cell>
          <table:table-cell table:formula="of:=INT(2048+2047*SIN([.B2693]))" office:value-type="float" office:value="340" calcext:value-type="float">
            <text:p>340</text:p>
          </table:table-cell>
          <table:table-cell table:formula="of:=INT(2048+2047*COS([.B2693]))" office:value-type="float" office:value="918" calcext:value-type="float">
            <text:p>918</text:p>
          </table:table-cell>
          <table:table-cell/>
        </table:table-row>
        <table:table-row table:style-name="ro1">
          <table:table-cell office:value-type="float" office:value="2692" calcext:value-type="float">
            <text:p>2692</text:p>
          </table:table-cell>
          <table:table-cell table:formula="of:=[.A2694]*2*PI()/4096" office:value-type="float" office:value="4.12947628098815" calcext:value-type="float">
            <text:p>4.12947628098815</text:p>
          </table:table-cell>
          <table:table-cell table:formula="of:=INT(2048+2047*SIN([.B2694]))" office:value-type="float" office:value="339" calcext:value-type="float">
            <text:p>339</text:p>
          </table:table-cell>
          <table:table-cell table:formula="of:=INT(2048+2047*COS([.B2694]))" office:value-type="float" office:value="921" calcext:value-type="float">
            <text:p>921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table:formula="of:=[.A2695]*2*PI()/4096" office:value-type="float" office:value="4.13101026177603" calcext:value-type="float">
            <text:p>4.13101026177603</text:p>
          </table:table-cell>
          <table:table-cell table:formula="of:=INT(2048+2047*SIN([.B2695]))" office:value-type="float" office:value="337" calcext:value-type="float">
            <text:p>337</text:p>
          </table:table-cell>
          <table:table-cell table:formula="of:=INT(2048+2047*COS([.B2695]))" office:value-type="float" office:value="923" calcext:value-type="float">
            <text:p>923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table:formula="of:=[.A2696]*2*PI()/4096" office:value-type="float" office:value="4.13254424256392" calcext:value-type="float">
            <text:p>4.13254424256392</text:p>
          </table:table-cell>
          <table:table-cell table:formula="of:=INT(2048+2047*SIN([.B2696]))" office:value-type="float" office:value="335" calcext:value-type="float">
            <text:p>335</text:p>
          </table:table-cell>
          <table:table-cell table:formula="of:=INT(2048+2047*COS([.B2696]))" office:value-type="float" office:value="926" calcext:value-type="float">
            <text:p>926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table:formula="of:=[.A2697]*2*PI()/4096" office:value-type="float" office:value="4.1340782233518" calcext:value-type="float">
            <text:p>4.1340782233518</text:p>
          </table:table-cell>
          <table:table-cell table:formula="of:=INT(2048+2047*SIN([.B2697]))" office:value-type="float" office:value="333" calcext:value-type="float">
            <text:p>333</text:p>
          </table:table-cell>
          <table:table-cell table:formula="of:=INT(2048+2047*COS([.B2697]))" office:value-type="float" office:value="929" calcext:value-type="float">
            <text:p>929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table:formula="of:=[.A2698]*2*PI()/4096" office:value-type="float" office:value="4.13561220413969" calcext:value-type="float">
            <text:p>4.13561220413969</text:p>
          </table:table-cell>
          <table:table-cell table:formula="of:=INT(2048+2047*SIN([.B2698]))" office:value-type="float" office:value="332" calcext:value-type="float">
            <text:p>332</text:p>
          </table:table-cell>
          <table:table-cell table:formula="of:=INT(2048+2047*COS([.B2698]))"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table:formula="of:=[.A2699]*2*PI()/4096" office:value-type="float" office:value="4.13714618492757" calcext:value-type="float">
            <text:p>4.13714618492757</text:p>
          </table:table-cell>
          <table:table-cell table:formula="of:=INT(2048+2047*SIN([.B2699]))" office:value-type="float" office:value="330" calcext:value-type="float">
            <text:p>330</text:p>
          </table:table-cell>
          <table:table-cell table:formula="of:=INT(2048+2047*COS([.B2699]))"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table:formula="of:=[.A2700]*2*PI()/4096" office:value-type="float" office:value="4.13868016571546" calcext:value-type="float">
            <text:p>4.13868016571546</text:p>
          </table:table-cell>
          <table:table-cell table:formula="of:=INT(2048+2047*SIN([.B2700]))" office:value-type="float" office:value="328" calcext:value-type="float">
            <text:p>328</text:p>
          </table:table-cell>
          <table:table-cell table:formula="of:=INT(2048+2047*COS([.B2700]))" office:value-type="float" office:value="936" calcext:value-type="float">
            <text:p>936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table:formula="of:=[.A2701]*2*PI()/4096" office:value-type="float" office:value="4.14021414650335" calcext:value-type="float">
            <text:p>4.14021414650335</text:p>
          </table:table-cell>
          <table:table-cell table:formula="of:=INT(2048+2047*SIN([.B2701]))" office:value-type="float" office:value="327" calcext:value-type="float">
            <text:p>327</text:p>
          </table:table-cell>
          <table:table-cell table:formula="of:=INT(2048+2047*COS([.B2701]))" office:value-type="float" office:value="939" calcext:value-type="float">
            <text:p>939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.A2702]*2*PI()/4096" office:value-type="float" office:value="4.14174812729123" calcext:value-type="float">
            <text:p>4.14174812729123</text:p>
          </table:table-cell>
          <table:table-cell table:formula="of:=INT(2048+2047*SIN([.B2702]))" office:value-type="float" office:value="325" calcext:value-type="float">
            <text:p>325</text:p>
          </table:table-cell>
          <table:table-cell table:formula="of:=INT(2048+2047*COS([.B2702]))" office:value-type="float" office:value="942" calcext:value-type="float">
            <text:p>942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table:formula="of:=[.A2703]*2*PI()/4096" office:value-type="float" office:value="4.14328210807912" calcext:value-type="float">
            <text:p>4.14328210807912</text:p>
          </table:table-cell>
          <table:table-cell table:formula="of:=INT(2048+2047*SIN([.B2703]))" office:value-type="float" office:value="323" calcext:value-type="float">
            <text:p>323</text:p>
          </table:table-cell>
          <table:table-cell table:formula="of:=INT(2048+2047*COS([.B2703]))" office:value-type="float" office:value="944" calcext:value-type="float">
            <text:p>944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table:formula="of:=[.A2704]*2*PI()/4096" office:value-type="float" office:value="4.144816088867" calcext:value-type="float">
            <text:p>4.144816088867</text:p>
          </table:table-cell>
          <table:table-cell table:formula="of:=INT(2048+2047*SIN([.B2704]))" office:value-type="float" office:value="321" calcext:value-type="float">
            <text:p>321</text:p>
          </table:table-cell>
          <table:table-cell table:formula="of:=INT(2048+2047*COS([.B2704]))"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table:formula="of:=[.A2705]*2*PI()/4096" office:value-type="float" office:value="4.14635006965489" calcext:value-type="float">
            <text:p>4.14635006965489</text:p>
          </table:table-cell>
          <table:table-cell table:formula="of:=INT(2048+2047*SIN([.B2705]))" office:value-type="float" office:value="320" calcext:value-type="float">
            <text:p>320</text:p>
          </table:table-cell>
          <table:table-cell table:formula="of:=INT(2048+2047*COS([.B2705]))"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table:formula="of:=[.A2706]*2*PI()/4096" office:value-type="float" office:value="4.14788405044277" calcext:value-type="float">
            <text:p>4.14788405044277</text:p>
          </table:table-cell>
          <table:table-cell table:formula="of:=INT(2048+2047*SIN([.B2706]))" office:value-type="float" office:value="318" calcext:value-type="float">
            <text:p>318</text:p>
          </table:table-cell>
          <table:table-cell table:formula="of:=INT(2048+2047*COS([.B2706]))"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table:formula="of:=[.A2707]*2*PI()/4096" office:value-type="float" office:value="4.14941803123066" calcext:value-type="float">
            <text:p>4.14941803123066</text:p>
          </table:table-cell>
          <table:table-cell table:formula="of:=INT(2048+2047*SIN([.B2707]))" office:value-type="float" office:value="316" calcext:value-type="float">
            <text:p>316</text:p>
          </table:table-cell>
          <table:table-cell table:formula="of:=INT(2048+2047*COS([.B2707]))"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table:formula="of:=[.A2708]*2*PI()/4096" office:value-type="float" office:value="4.15095201201854" calcext:value-type="float">
            <text:p>4.15095201201854</text:p>
          </table:table-cell>
          <table:table-cell table:formula="of:=INT(2048+2047*SIN([.B2708]))" office:value-type="float" office:value="315" calcext:value-type="float">
            <text:p>315</text:p>
          </table:table-cell>
          <table:table-cell table:formula="of:=INT(2048+2047*COS([.B2708]))"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table:formula="of:=[.A2709]*2*PI()/4096" office:value-type="float" office:value="4.15248599280643" calcext:value-type="float">
            <text:p>4.15248599280643</text:p>
          </table:table-cell>
          <table:table-cell table:formula="of:=INT(2048+2047*SIN([.B2709]))" office:value-type="float" office:value="313" calcext:value-type="float">
            <text:p>313</text:p>
          </table:table-cell>
          <table:table-cell table:formula="of:=INT(2048+2047*COS([.B2709]))"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table:formula="of:=[.A2710]*2*PI()/4096" office:value-type="float" office:value="4.15401997359432" calcext:value-type="float">
            <text:p>4.15401997359432</text:p>
          </table:table-cell>
          <table:table-cell table:formula="of:=INT(2048+2047*SIN([.B2710]))" office:value-type="float" office:value="311" calcext:value-type="float">
            <text:p>311</text:p>
          </table:table-cell>
          <table:table-cell table:formula="of:=INT(2048+2047*COS([.B2710]))"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table:formula="of:=[.A2711]*2*PI()/4096" office:value-type="float" office:value="4.1555539543822" calcext:value-type="float">
            <text:p>4.1555539543822</text:p>
          </table:table-cell>
          <table:table-cell table:formula="of:=INT(2048+2047*SIN([.B2711]))" office:value-type="float" office:value="310" calcext:value-type="float">
            <text:p>310</text:p>
          </table:table-cell>
          <table:table-cell table:formula="of:=INT(2048+2047*COS([.B2711]))" office:value-type="float" office:value="966" calcext:value-type="float">
            <text:p>966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table:formula="of:=[.A2712]*2*PI()/4096" office:value-type="float" office:value="4.15708793517009" calcext:value-type="float">
            <text:p>4.15708793517009</text:p>
          </table:table-cell>
          <table:table-cell table:formula="of:=INT(2048+2047*SIN([.B2712]))" office:value-type="float" office:value="308" calcext:value-type="float">
            <text:p>308</text:p>
          </table:table-cell>
          <table:table-cell table:formula="of:=INT(2048+2047*COS([.B2712]))" office:value-type="float" office:value="968" calcext:value-type="float">
            <text:p>968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table:formula="of:=[.A2713]*2*PI()/4096" office:value-type="float" office:value="4.15862191595797" calcext:value-type="float">
            <text:p>4.15862191595797</text:p>
          </table:table-cell>
          <table:table-cell table:formula="of:=INT(2048+2047*SIN([.B2713]))" office:value-type="float" office:value="306" calcext:value-type="float">
            <text:p>306</text:p>
          </table:table-cell>
          <table:table-cell table:formula="of:=INT(2048+2047*COS([.B2713]))"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table:formula="of:=[.A2714]*2*PI()/4096" office:value-type="float" office:value="4.16015589674586" calcext:value-type="float">
            <text:p>4.16015589674586</text:p>
          </table:table-cell>
          <table:table-cell table:formula="of:=INT(2048+2047*SIN([.B2714]))" office:value-type="float" office:value="305" calcext:value-type="float">
            <text:p>305</text:p>
          </table:table-cell>
          <table:table-cell table:formula="of:=INT(2048+2047*COS([.B2714]))" office:value-type="float" office:value="974" calcext:value-type="float">
            <text:p>974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table:formula="of:=[.A2715]*2*PI()/4096" office:value-type="float" office:value="4.16168987753374" calcext:value-type="float">
            <text:p>4.16168987753374</text:p>
          </table:table-cell>
          <table:table-cell table:formula="of:=INT(2048+2047*SIN([.B2715]))" office:value-type="float" office:value="303" calcext:value-type="float">
            <text:p>303</text:p>
          </table:table-cell>
          <table:table-cell table:formula="of:=INT(2048+2047*COS([.B2715]))"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table:formula="of:=[.A2716]*2*PI()/4096" office:value-type="float" office:value="4.16322385832163" calcext:value-type="float">
            <text:p>4.16322385832163</text:p>
          </table:table-cell>
          <table:table-cell table:formula="of:=INT(2048+2047*SIN([.B2716]))" office:value-type="float" office:value="301" calcext:value-type="float">
            <text:p>301</text:p>
          </table:table-cell>
          <table:table-cell table:formula="of:=INT(2048+2047*COS([.B2716]))" office:value-type="float" office:value="979" calcext:value-type="float">
            <text:p>979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table:formula="of:=[.A2717]*2*PI()/4096" office:value-type="float" office:value="4.16475783910952" calcext:value-type="float">
            <text:p>4.16475783910952</text:p>
          </table:table-cell>
          <table:table-cell table:formula="of:=INT(2048+2047*SIN([.B2717]))" office:value-type="float" office:value="300" calcext:value-type="float">
            <text:p>300</text:p>
          </table:table-cell>
          <table:table-cell table:formula="of:=INT(2048+2047*COS([.B2717]))" office:value-type="float" office:value="982" calcext:value-type="float">
            <text:p>982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table:formula="of:=[.A2718]*2*PI()/4096" office:value-type="float" office:value="4.1662918198974" calcext:value-type="float">
            <text:p>4.1662918198974</text:p>
          </table:table-cell>
          <table:table-cell table:formula="of:=INT(2048+2047*SIN([.B2718]))" office:value-type="float" office:value="298" calcext:value-type="float">
            <text:p>298</text:p>
          </table:table-cell>
          <table:table-cell table:formula="of:=INT(2048+2047*COS([.B2718]))"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table:formula="of:=[.A2719]*2*PI()/4096" office:value-type="float" office:value="4.16782580068529" calcext:value-type="float">
            <text:p>4.16782580068529</text:p>
          </table:table-cell>
          <table:table-cell table:formula="of:=INT(2048+2047*SIN([.B2719]))" office:value-type="float" office:value="297" calcext:value-type="float">
            <text:p>297</text:p>
          </table:table-cell>
          <table:table-cell table:formula="of:=INT(2048+2047*COS([.B2719]))" office:value-type="float" office:value="987" calcext:value-type="float">
            <text:p>987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table:formula="of:=[.A2720]*2*PI()/4096" office:value-type="float" office:value="4.16935978147317" calcext:value-type="float">
            <text:p>4.16935978147317</text:p>
          </table:table-cell>
          <table:table-cell table:formula="of:=INT(2048+2047*SIN([.B2720]))" office:value-type="float" office:value="295" calcext:value-type="float">
            <text:p>295</text:p>
          </table:table-cell>
          <table:table-cell table:formula="of:=INT(2048+2047*COS([.B2720]))"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table:formula="of:=[.A2721]*2*PI()/4096" office:value-type="float" office:value="4.17089376226106" calcext:value-type="float">
            <text:p>4.17089376226106</text:p>
          </table:table-cell>
          <table:table-cell table:formula="of:=INT(2048+2047*SIN([.B2721]))" office:value-type="float" office:value="293" calcext:value-type="float">
            <text:p>293</text:p>
          </table:table-cell>
          <table:table-cell table:formula="of:=INT(2048+2047*COS([.B2721]))"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table:formula="of:=[.A2722]*2*PI()/4096" office:value-type="float" office:value="4.17242774304894" calcext:value-type="float">
            <text:p>4.17242774304894</text:p>
          </table:table-cell>
          <table:table-cell table:formula="of:=INT(2048+2047*SIN([.B2722]))" office:value-type="float" office:value="292" calcext:value-type="float">
            <text:p>292</text:p>
          </table:table-cell>
          <table:table-cell table:formula="of:=INT(2048+2047*COS([.B2722]))" office:value-type="float" office:value="995" calcext:value-type="float">
            <text:p>995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table:formula="of:=[.A2723]*2*PI()/4096" office:value-type="float" office:value="4.17396172383683" calcext:value-type="float">
            <text:p>4.17396172383683</text:p>
          </table:table-cell>
          <table:table-cell table:formula="of:=INT(2048+2047*SIN([.B2723]))" office:value-type="float" office:value="290" calcext:value-type="float">
            <text:p>290</text:p>
          </table:table-cell>
          <table:table-cell table:formula="of:=INT(2048+2047*COS([.B2723]))" office:value-type="float" office:value="998" calcext:value-type="float">
            <text:p>998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table:formula="of:=[.A2724]*2*PI()/4096" office:value-type="float" office:value="4.17549570462472" calcext:value-type="float">
            <text:p>4.17549570462472</text:p>
          </table:table-cell>
          <table:table-cell table:formula="of:=INT(2048+2047*SIN([.B2724]))" office:value-type="float" office:value="289" calcext:value-type="float">
            <text:p>289</text:p>
          </table:table-cell>
          <table:table-cell table:formula="of:=INT(2048+2047*COS([.B2724]))"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table:formula="of:=[.A2725]*2*PI()/4096" office:value-type="float" office:value="4.1770296854126" calcext:value-type="float">
            <text:p>4.1770296854126</text:p>
          </table:table-cell>
          <table:table-cell table:formula="of:=INT(2048+2047*SIN([.B2725]))" office:value-type="float" office:value="287" calcext:value-type="float">
            <text:p>287</text:p>
          </table:table-cell>
          <table:table-cell table:formula="of:=INT(2048+2047*COS([.B2725]))" office:value-type="float" office:value="1003" calcext:value-type="float">
            <text:p>1003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table:formula="of:=[.A2726]*2*PI()/4096" office:value-type="float" office:value="4.17856366620049" calcext:value-type="float">
            <text:p>4.17856366620049</text:p>
          </table:table-cell>
          <table:table-cell table:formula="of:=INT(2048+2047*SIN([.B2726]))" office:value-type="float" office:value="285" calcext:value-type="float">
            <text:p>285</text:p>
          </table:table-cell>
          <table:table-cell table:formula="of:=INT(2048+2047*COS([.B2726]))"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table:formula="of:=[.A2727]*2*PI()/4096" office:value-type="float" office:value="4.18009764698837" calcext:value-type="float">
            <text:p>4.18009764698837</text:p>
          </table:table-cell>
          <table:table-cell table:formula="of:=INT(2048+2047*SIN([.B2727]))" office:value-type="float" office:value="284" calcext:value-type="float">
            <text:p>284</text:p>
          </table:table-cell>
          <table:table-cell table:formula="of:=INT(2048+2047*COS([.B2727]))" office:value-type="float" office:value="1009" calcext:value-type="float">
            <text:p>1009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table:formula="of:=[.A2728]*2*PI()/4096" office:value-type="float" office:value="4.18163162777626" calcext:value-type="float">
            <text:p>4.18163162777626</text:p>
          </table:table-cell>
          <table:table-cell table:formula="of:=INT(2048+2047*SIN([.B2728]))" office:value-type="float" office:value="282" calcext:value-type="float">
            <text:p>282</text:p>
          </table:table-cell>
          <table:table-cell table:formula="of:=INT(2048+2047*COS([.B2728]))" office:value-type="float" office:value="1011" calcext:value-type="float">
            <text:p>1011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table:formula="of:=[.A2729]*2*PI()/4096" office:value-type="float" office:value="4.18316560856414" calcext:value-type="float">
            <text:p>4.18316560856414</text:p>
          </table:table-cell>
          <table:table-cell table:formula="of:=INT(2048+2047*SIN([.B2729]))" office:value-type="float" office:value="281" calcext:value-type="float">
            <text:p>281</text:p>
          </table:table-cell>
          <table:table-cell table:formula="of:=INT(2048+2047*COS([.B2729]))"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table:formula="of:=[.A2730]*2*PI()/4096" office:value-type="float" office:value="4.18469958935203" calcext:value-type="float">
            <text:p>4.18469958935203</text:p>
          </table:table-cell>
          <table:table-cell table:formula="of:=INT(2048+2047*SIN([.B2730]))" office:value-type="float" office:value="279" calcext:value-type="float">
            <text:p>279</text:p>
          </table:table-cell>
          <table:table-cell table:formula="of:=INT(2048+2047*COS([.B2730]))" office:value-type="float" office:value="1017" calcext:value-type="float">
            <text:p>1017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table:formula="of:=[.A2731]*2*PI()/4096" office:value-type="float" office:value="4.18623357013991" calcext:value-type="float">
            <text:p>4.18623357013991</text:p>
          </table:table-cell>
          <table:table-cell table:formula="of:=INT(2048+2047*SIN([.B2731]))" office:value-type="float" office:value="277" calcext:value-type="float">
            <text:p>277</text:p>
          </table:table-cell>
          <table:table-cell table:formula="of:=INT(2048+2047*COS([.B2731]))" office:value-type="float" office:value="1019" calcext:value-type="float">
            <text:p>1019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table:formula="of:=[.A2732]*2*PI()/4096" office:value-type="float" office:value="4.1877675509278" calcext:value-type="float">
            <text:p>4.1877675509278</text:p>
          </table:table-cell>
          <table:table-cell table:formula="of:=INT(2048+2047*SIN([.B2732]))" office:value-type="float" office:value="276" calcext:value-type="float">
            <text:p>276</text:p>
          </table:table-cell>
          <table:table-cell table:formula="of:=INT(2048+2047*COS([.B2732]))"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table:formula="of:=[.A2733]*2*PI()/4096" office:value-type="float" office:value="4.18930153171569" calcext:value-type="float">
            <text:p>4.18930153171569</text:p>
          </table:table-cell>
          <table:table-cell table:formula="of:=INT(2048+2047*SIN([.B2733]))" office:value-type="float" office:value="274" calcext:value-type="float">
            <text:p>274</text:p>
          </table:table-cell>
          <table:table-cell table:formula="of:=INT(2048+2047*COS([.B2733]))"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table:formula="of:=[.A2734]*2*PI()/4096" office:value-type="float" office:value="4.19083551250357" calcext:value-type="float">
            <text:p>4.19083551250357</text:p>
          </table:table-cell>
          <table:table-cell table:formula="of:=INT(2048+2047*SIN([.B2734]))" office:value-type="float" office:value="273" calcext:value-type="float">
            <text:p>273</text:p>
          </table:table-cell>
          <table:table-cell table:formula="of:=INT(2048+2047*COS([.B2734]))"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table:formula="of:=[.A2735]*2*PI()/4096" office:value-type="float" office:value="4.19236949329146" calcext:value-type="float">
            <text:p>4.19236949329146</text:p>
          </table:table-cell>
          <table:table-cell table:formula="of:=INT(2048+2047*SIN([.B2735]))" office:value-type="float" office:value="271" calcext:value-type="float">
            <text:p>271</text:p>
          </table:table-cell>
          <table:table-cell table:formula="of:=INT(2048+2047*COS([.B2735]))"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float" office:value="2734" calcext:value-type="float">
            <text:p>2734</text:p>
          </table:table-cell>
          <table:table-cell table:formula="of:=[.A2736]*2*PI()/4096" office:value-type="float" office:value="4.19390347407934" calcext:value-type="float">
            <text:p>4.19390347407934</text:p>
          </table:table-cell>
          <table:table-cell table:formula="of:=INT(2048+2047*SIN([.B2736]))" office:value-type="float" office:value="270" calcext:value-type="float">
            <text:p>270</text:p>
          </table:table-cell>
          <table:table-cell table:formula="of:=INT(2048+2047*COS([.B2736]))" office:value-type="float" office:value="1033" calcext:value-type="float">
            <text:p>1033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table:formula="of:=[.A2737]*2*PI()/4096" office:value-type="float" office:value="4.19543745486723" calcext:value-type="float">
            <text:p>4.19543745486723</text:p>
          </table:table-cell>
          <table:table-cell table:formula="of:=INT(2048+2047*SIN([.B2737]))" office:value-type="float" office:value="268" calcext:value-type="float">
            <text:p>268</text:p>
          </table:table-cell>
          <table:table-cell table:formula="of:=INT(2048+2047*COS([.B2737]))" office:value-type="float" office:value="1036" calcext:value-type="float">
            <text:p>1036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table:formula="of:=[.A2738]*2*PI()/4096" office:value-type="float" office:value="4.19697143565511" calcext:value-type="float">
            <text:p>4.19697143565511</text:p>
          </table:table-cell>
          <table:table-cell table:formula="of:=INT(2048+2047*SIN([.B2738]))" office:value-type="float" office:value="266" calcext:value-type="float">
            <text:p>266</text:p>
          </table:table-cell>
          <table:table-cell table:formula="of:=INT(2048+2047*COS([.B2738])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table:formula="of:=[.A2739]*2*PI()/4096" office:value-type="float" office:value="4.198505416443" calcext:value-type="float">
            <text:p>4.198505416443</text:p>
          </table:table-cell>
          <table:table-cell table:formula="of:=INT(2048+2047*SIN([.B2739]))" office:value-type="float" office:value="265" calcext:value-type="float">
            <text:p>265</text:p>
          </table:table-cell>
          <table:table-cell table:formula="of:=INT(2048+2047*COS([.B2739]))" office:value-type="float" office:value="1041" calcext:value-type="float">
            <text:p>1041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table:formula="of:=[.A2740]*2*PI()/4096" office:value-type="float" office:value="4.20003939723089" calcext:value-type="float">
            <text:p>4.20003939723089</text:p>
          </table:table-cell>
          <table:table-cell table:formula="of:=INT(2048+2047*SIN([.B2740]))" office:value-type="float" office:value="263" calcext:value-type="float">
            <text:p>263</text:p>
          </table:table-cell>
          <table:table-cell table:formula="of:=INT(2048+2047*COS([.B2740]))"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[.A2741]*2*PI()/4096" office:value-type="float" office:value="4.20157337801877" calcext:value-type="float">
            <text:p>4.20157337801877</text:p>
          </table:table-cell>
          <table:table-cell table:formula="of:=INT(2048+2047*SIN([.B2741]))" office:value-type="float" office:value="262" calcext:value-type="float">
            <text:p>262</text:p>
          </table:table-cell>
          <table:table-cell table:formula="of:=INT(2048+2047*COS([.B2741]))"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table:formula="of:=[.A2742]*2*PI()/4096" office:value-type="float" office:value="4.20310735880666" calcext:value-type="float">
            <text:p>4.20310735880666</text:p>
          </table:table-cell>
          <table:table-cell table:formula="of:=INT(2048+2047*SIN([.B2742]))" office:value-type="float" office:value="260" calcext:value-type="float">
            <text:p>260</text:p>
          </table:table-cell>
          <table:table-cell table:formula="of:=INT(2048+2047*COS([.B2742]))"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table:formula="of:=[.A2743]*2*PI()/4096" office:value-type="float" office:value="4.20464133959454" calcext:value-type="float">
            <text:p>4.20464133959454</text:p>
          </table:table-cell>
          <table:table-cell table:formula="of:=INT(2048+2047*SIN([.B2743]))" office:value-type="float" office:value="259" calcext:value-type="float">
            <text:p>259</text:p>
          </table:table-cell>
          <table:table-cell table:formula="of:=INT(2048+2047*COS([.B2743]))"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table:formula="of:=[.A2744]*2*PI()/4096" office:value-type="float" office:value="4.20617532038243" calcext:value-type="float">
            <text:p>4.20617532038243</text:p>
          </table:table-cell>
          <table:table-cell table:formula="of:=INT(2048+2047*SIN([.B2744]))" office:value-type="float" office:value="257" calcext:value-type="float">
            <text:p>257</text:p>
          </table:table-cell>
          <table:table-cell table:formula="of:=INT(2048+2047*COS([.B2744])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table:formula="of:=[.A2745]*2*PI()/4096" office:value-type="float" office:value="4.20770930117031" calcext:value-type="float">
            <text:p>4.20770930117031</text:p>
          </table:table-cell>
          <table:table-cell table:formula="of:=INT(2048+2047*SIN([.B2745]))" office:value-type="float" office:value="256" calcext:value-type="float">
            <text:p>256</text:p>
          </table:table-cell>
          <table:table-cell table:formula="of:=INT(2048+2047*COS([.B2745]))"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table:formula="of:=[.A2746]*2*PI()/4096" office:value-type="float" office:value="4.2092432819582" calcext:value-type="float">
            <text:p>4.2092432819582</text:p>
          </table:table-cell>
          <table:table-cell table:formula="of:=INT(2048+2047*SIN([.B2746]))" office:value-type="float" office:value="254" calcext:value-type="float">
            <text:p>254</text:p>
          </table:table-cell>
          <table:table-cell table:formula="of:=INT(2048+2047*COS([.B2746]))"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table:formula="of:=[.A2747]*2*PI()/4096" office:value-type="float" office:value="4.21077726274608" calcext:value-type="float">
            <text:p>4.21077726274608</text:p>
          </table:table-cell>
          <table:table-cell table:formula="of:=INT(2048+2047*SIN([.B2747]))" office:value-type="float" office:value="253" calcext:value-type="float">
            <text:p>253</text:p>
          </table:table-cell>
          <table:table-cell table:formula="of:=INT(2048+2047*COS([.B2747]))"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[.A2748]*2*PI()/4096" office:value-type="float" office:value="4.21231124353397" calcext:value-type="float">
            <text:p>4.21231124353397</text:p>
          </table:table-cell>
          <table:table-cell table:formula="of:=INT(2048+2047*SIN([.B2748]))" office:value-type="float" office:value="251" calcext:value-type="float">
            <text:p>251</text:p>
          </table:table-cell>
          <table:table-cell table:formula="of:=INT(2048+2047*COS([.B2748]))"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float" office:value="2747" calcext:value-type="float">
            <text:p>2747</text:p>
          </table:table-cell>
          <table:table-cell table:formula="of:=[.A2749]*2*PI()/4096" office:value-type="float" office:value="4.21384522432186" calcext:value-type="float">
            <text:p>4.21384522432186</text:p>
          </table:table-cell>
          <table:table-cell table:formula="of:=INT(2048+2047*SIN([.B2749]))" office:value-type="float" office:value="250" calcext:value-type="float">
            <text:p>250</text:p>
          </table:table-cell>
          <table:table-cell table:formula="of:=INT(2048+2047*COS([.B2749]))"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table:formula="of:=[.A2750]*2*PI()/4096" office:value-type="float" office:value="4.21537920510974" calcext:value-type="float">
            <text:p>4.21537920510974</text:p>
          </table:table-cell>
          <table:table-cell table:formula="of:=INT(2048+2047*SIN([.B2750]))" office:value-type="float" office:value="248" calcext:value-type="float">
            <text:p>248</text:p>
          </table:table-cell>
          <table:table-cell table:formula="of:=INT(2048+2047*COS([.B2750]))"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table:formula="of:=[.A2751]*2*PI()/4096" office:value-type="float" office:value="4.21691318589763" calcext:value-type="float">
            <text:p>4.21691318589763</text:p>
          </table:table-cell>
          <table:table-cell table:formula="of:=INT(2048+2047*SIN([.B2751]))" office:value-type="float" office:value="247" calcext:value-type="float">
            <text:p>247</text:p>
          </table:table-cell>
          <table:table-cell table:formula="of:=INT(2048+2047*COS([.B2751]))"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[.A2752]*2*PI()/4096" office:value-type="float" office:value="4.21844716668551" calcext:value-type="float">
            <text:p>4.21844716668551</text:p>
          </table:table-cell>
          <table:table-cell table:formula="of:=INT(2048+2047*SIN([.B2752]))" office:value-type="float" office:value="245" calcext:value-type="float">
            <text:p>245</text:p>
          </table:table-cell>
          <table:table-cell table:formula="of:=INT(2048+2047*COS([.B2752]))" office:value-type="float" office:value="1077" calcext:value-type="float">
            <text:p>1077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table:formula="of:=[.A2753]*2*PI()/4096" office:value-type="float" office:value="4.2199811474734" calcext:value-type="float">
            <text:p>4.2199811474734</text:p>
          </table:table-cell>
          <table:table-cell table:formula="of:=INT(2048+2047*SIN([.B2753]))" office:value-type="float" office:value="244" calcext:value-type="float">
            <text:p>244</text:p>
          </table:table-cell>
          <table:table-cell table:formula="of:=INT(2048+2047*COS([.B2753]))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table:formula="of:=[.A2754]*2*PI()/4096" office:value-type="float" office:value="4.22151512826128" calcext:value-type="float">
            <text:p>4.22151512826128</text:p>
          </table:table-cell>
          <table:table-cell table:formula="of:=INT(2048+2047*SIN([.B2754]))" office:value-type="float" office:value="242" calcext:value-type="float">
            <text:p>242</text:p>
          </table:table-cell>
          <table:table-cell table:formula="of:=INT(2048+2047*COS([.B2754]))" office:value-type="float" office:value="1083" calcext:value-type="float">
            <text:p>1083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table:formula="of:=[.A2755]*2*PI()/4096" office:value-type="float" office:value="4.22304910904917" calcext:value-type="float">
            <text:p>4.22304910904917</text:p>
          </table:table-cell>
          <table:table-cell table:formula="of:=INT(2048+2047*SIN([.B2755]))" office:value-type="float" office:value="241" calcext:value-type="float">
            <text:p>241</text:p>
          </table:table-cell>
          <table:table-cell table:formula="of:=INT(2048+2047*COS([.B2755]))" office:value-type="float" office:value="1085" calcext:value-type="float">
            <text:p>1085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table:formula="of:=[.A2756]*2*PI()/4096" office:value-type="float" office:value="4.22458308983706" calcext:value-type="float">
            <text:p>4.22458308983706</text:p>
          </table:table-cell>
          <table:table-cell table:formula="of:=INT(2048+2047*SIN([.B2756]))" office:value-type="float" office:value="239" calcext:value-type="float">
            <text:p>239</text:p>
          </table:table-cell>
          <table:table-cell table:formula="of:=INT(2048+2047*COS([.B2756]))"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table:formula="of:=[.A2757]*2*PI()/4096" office:value-type="float" office:value="4.22611707062494" calcext:value-type="float">
            <text:p>4.22611707062494</text:p>
          </table:table-cell>
          <table:table-cell table:formula="of:=INT(2048+2047*SIN([.B2757]))" office:value-type="float" office:value="238" calcext:value-type="float">
            <text:p>238</text:p>
          </table:table-cell>
          <table:table-cell table:formula="of:=INT(2048+2047*COS([.B2757]))"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table:formula="of:=[.A2758]*2*PI()/4096" office:value-type="float" office:value="4.22765105141283" calcext:value-type="float">
            <text:p>4.22765105141283</text:p>
          </table:table-cell>
          <table:table-cell table:formula="of:=INT(2048+2047*SIN([.B2758]))" office:value-type="float" office:value="236" calcext:value-type="float">
            <text:p>236</text:p>
          </table:table-cell>
          <table:table-cell table:formula="of:=INT(2048+2047*COS([.B2758]))"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table:formula="of:=[.A2759]*2*PI()/4096" office:value-type="float" office:value="4.22918503220071" calcext:value-type="float">
            <text:p>4.22918503220071</text:p>
          </table:table-cell>
          <table:table-cell table:formula="of:=INT(2048+2047*SIN([.B2759]))" office:value-type="float" office:value="235" calcext:value-type="float">
            <text:p>235</text:p>
          </table:table-cell>
          <table:table-cell table:formula="of:=INT(2048+2047*COS([.B2759]))"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table:formula="of:=[.A2760]*2*PI()/4096" office:value-type="float" office:value="4.2307190129886" calcext:value-type="float">
            <text:p>4.2307190129886</text:p>
          </table:table-cell>
          <table:table-cell table:formula="of:=INT(2048+2047*SIN([.B2760]))" office:value-type="float" office:value="233" calcext:value-type="float">
            <text:p>233</text:p>
          </table:table-cell>
          <table:table-cell table:formula="of:=INT(2048+2047*COS([.B2760]))" office:value-type="float" office:value="1099" calcext:value-type="float">
            <text:p>1099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table:formula="of:=[.A2761]*2*PI()/4096" office:value-type="float" office:value="4.23225299377648" calcext:value-type="float">
            <text:p>4.23225299377648</text:p>
          </table:table-cell>
          <table:table-cell table:formula="of:=INT(2048+2047*SIN([.B2761]))" office:value-type="float" office:value="232" calcext:value-type="float">
            <text:p>232</text:p>
          </table:table-cell>
          <table:table-cell table:formula="of:=INT(2048+2047*COS([.B2761]))"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table:formula="of:=[.A2762]*2*PI()/4096" office:value-type="float" office:value="4.23378697456437" calcext:value-type="float">
            <text:p>4.23378697456437</text:p>
          </table:table-cell>
          <table:table-cell table:formula="of:=INT(2048+2047*SIN([.B2762]))" office:value-type="float" office:value="231" calcext:value-type="float">
            <text:p>231</text:p>
          </table:table-cell>
          <table:table-cell table:formula="of:=INT(2048+2047*COS([.B2762]))"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table:formula="of:=[.A2763]*2*PI()/4096" office:value-type="float" office:value="4.23532095535226" calcext:value-type="float">
            <text:p>4.23532095535226</text:p>
          </table:table-cell>
          <table:table-cell table:formula="of:=INT(2048+2047*SIN([.B2763]))" office:value-type="float" office:value="229" calcext:value-type="float">
            <text:p>229</text:p>
          </table:table-cell>
          <table:table-cell table:formula="of:=INT(2048+2047*COS([.B2763]))"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table:formula="of:=[.A2764]*2*PI()/4096" office:value-type="float" office:value="4.23685493614014" calcext:value-type="float">
            <text:p>4.23685493614014</text:p>
          </table:table-cell>
          <table:table-cell table:formula="of:=INT(2048+2047*SIN([.B2764]))" office:value-type="float" office:value="228" calcext:value-type="float">
            <text:p>228</text:p>
          </table:table-cell>
          <table:table-cell table:formula="of:=INT(2048+2047*COS([.B2764]))"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table:formula="of:=[.A2765]*2*PI()/4096" office:value-type="float" office:value="4.23838891692803" calcext:value-type="float">
            <text:p>4.23838891692803</text:p>
          </table:table-cell>
          <table:table-cell table:formula="of:=INT(2048+2047*SIN([.B2765]))" office:value-type="float" office:value="226" calcext:value-type="float">
            <text:p>226</text:p>
          </table:table-cell>
          <table:table-cell table:formula="of:=INT(2048+2047*COS([.B2765]))"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table:formula="of:=[.A2766]*2*PI()/4096" office:value-type="float" office:value="4.23992289771591" calcext:value-type="float">
            <text:p>4.23992289771591</text:p>
          </table:table-cell>
          <table:table-cell table:formula="of:=INT(2048+2047*SIN([.B2766]))" office:value-type="float" office:value="225" calcext:value-type="float">
            <text:p>225</text:p>
          </table:table-cell>
          <table:table-cell table:formula="of:=INT(2048+2047*COS([.B2766]))"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[.A2767]*2*PI()/4096" office:value-type="float" office:value="4.2414568785038" calcext:value-type="float">
            <text:p>4.2414568785038</text:p>
          </table:table-cell>
          <table:table-cell table:formula="of:=INT(2048+2047*SIN([.B2767]))" office:value-type="float" office:value="223" calcext:value-type="float">
            <text:p>223</text:p>
          </table:table-cell>
          <table:table-cell table:formula="of:=INT(2048+2047*COS([.B2767]))"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table:formula="of:=[.A2768]*2*PI()/4096" office:value-type="float" office:value="4.24299085929168" calcext:value-type="float">
            <text:p>4.24299085929168</text:p>
          </table:table-cell>
          <table:table-cell table:formula="of:=INT(2048+2047*SIN([.B2768]))" office:value-type="float" office:value="222" calcext:value-type="float">
            <text:p>222</text:p>
          </table:table-cell>
          <table:table-cell table:formula="of:=INT(2048+2047*COS([.B2768]))" office:value-type="float" office:value="1122" calcext:value-type="float">
            <text:p>1122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table:formula="of:=[.A2769]*2*PI()/4096" office:value-type="float" office:value="4.24452484007957" calcext:value-type="float">
            <text:p>4.24452484007957</text:p>
          </table:table-cell>
          <table:table-cell table:formula="of:=INT(2048+2047*SIN([.B2769]))" office:value-type="float" office:value="220" calcext:value-type="float">
            <text:p>220</text:p>
          </table:table-cell>
          <table:table-cell table:formula="of:=INT(2048+2047*COS([.B2769]))" office:value-type="float" office:value="1124" calcext:value-type="float">
            <text:p>1124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table:formula="of:=[.A2770]*2*PI()/4096" office:value-type="float" office:value="4.24605882086745" calcext:value-type="float">
            <text:p>4.24605882086745</text:p>
          </table:table-cell>
          <table:table-cell table:formula="of:=INT(2048+2047*SIN([.B2770]))" office:value-type="float" office:value="219" calcext:value-type="float">
            <text:p>219</text:p>
          </table:table-cell>
          <table:table-cell table:formula="of:=INT(2048+2047*COS([.B2770]))" office:value-type="float" office:value="1127" calcext:value-type="float">
            <text:p>1127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table:formula="of:=[.A2771]*2*PI()/4096" office:value-type="float" office:value="4.24759280165534" calcext:value-type="float">
            <text:p>4.24759280165534</text:p>
          </table:table-cell>
          <table:table-cell table:formula="of:=INT(2048+2047*SIN([.B2771]))" office:value-type="float" office:value="218" calcext:value-type="float">
            <text:p>218</text:p>
          </table:table-cell>
          <table:table-cell table:formula="of:=INT(2048+2047*COS([.B2771]))" office:value-type="float" office:value="1130" calcext:value-type="float">
            <text:p>1130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table:formula="of:=[.A2772]*2*PI()/4096" office:value-type="float" office:value="4.24912678244323" calcext:value-type="float">
            <text:p>4.24912678244323</text:p>
          </table:table-cell>
          <table:table-cell table:formula="of:=INT(2048+2047*SIN([.B2772]))" office:value-type="float" office:value="216" calcext:value-type="float">
            <text:p>216</text:p>
          </table:table-cell>
          <table:table-cell table:formula="of:=INT(2048+2047*COS([.B2772]))" office:value-type="float" office:value="1133" calcext:value-type="float">
            <text:p>1133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table:formula="of:=[.A2773]*2*PI()/4096" office:value-type="float" office:value="4.25066076323111" calcext:value-type="float">
            <text:p>4.25066076323111</text:p>
          </table:table-cell>
          <table:table-cell table:formula="of:=INT(2048+2047*SIN([.B2773]))" office:value-type="float" office:value="215" calcext:value-type="float">
            <text:p>215</text:p>
          </table:table-cell>
          <table:table-cell table:formula="of:=INT(2048+2047*COS([.B2773]))" office:value-type="float" office:value="1136" calcext:value-type="float">
            <text:p>1136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table:formula="of:=[.A2774]*2*PI()/4096" office:value-type="float" office:value="4.252194744019" calcext:value-type="float">
            <text:p>4.252194744019</text:p>
          </table:table-cell>
          <table:table-cell table:formula="of:=INT(2048+2047*SIN([.B2774]))" office:value-type="float" office:value="213" calcext:value-type="float">
            <text:p>213</text:p>
          </table:table-cell>
          <table:table-cell table:formula="of:=INT(2048+2047*COS([.B2774]))"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float" office:value="2773" calcext:value-type="float">
            <text:p>2773</text:p>
          </table:table-cell>
          <table:table-cell table:formula="of:=[.A2775]*2*PI()/4096" office:value-type="float" office:value="4.25372872480688" calcext:value-type="float">
            <text:p>4.25372872480688</text:p>
          </table:table-cell>
          <table:table-cell table:formula="of:=INT(2048+2047*SIN([.B2775]))" office:value-type="float" office:value="212" calcext:value-type="float">
            <text:p>212</text:p>
          </table:table-cell>
          <table:table-cell table:formula="of:=INT(2048+2047*COS([.B2775]))"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table:formula="of:=[.A2776]*2*PI()/4096" office:value-type="float" office:value="4.25526270559477" calcext:value-type="float">
            <text:p>4.25526270559477</text:p>
          </table:table-cell>
          <table:table-cell table:formula="of:=INT(2048+2047*SIN([.B2776]))" office:value-type="float" office:value="211" calcext:value-type="float">
            <text:p>211</text:p>
          </table:table-cell>
          <table:table-cell table:formula="of:=INT(2048+2047*COS([.B2776]))" office:value-type="float" office:value="1144" calcext:value-type="float">
            <text:p>1144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table:formula="of:=[.A2777]*2*PI()/4096" office:value-type="float" office:value="4.25679668638265" calcext:value-type="float">
            <text:p>4.25679668638265</text:p>
          </table:table-cell>
          <table:table-cell table:formula="of:=INT(2048+2047*SIN([.B2777]))" office:value-type="float" office:value="209" calcext:value-type="float">
            <text:p>209</text:p>
          </table:table-cell>
          <table:table-cell table:formula="of:=INT(2048+2047*COS([.B2777]))" office:value-type="float" office:value="1147" calcext:value-type="float">
            <text:p>1147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table:formula="of:=[.A2778]*2*PI()/4096" office:value-type="float" office:value="4.25833066717054" calcext:value-type="float">
            <text:p>4.25833066717054</text:p>
          </table:table-cell>
          <table:table-cell table:formula="of:=INT(2048+2047*SIN([.B2778]))" office:value-type="float" office:value="208" calcext:value-type="float">
            <text:p>208</text:p>
          </table:table-cell>
          <table:table-cell table:formula="of:=INT(2048+2047*COS([.B2778]))" office:value-type="float" office:value="1150" calcext:value-type="float">
            <text:p>1150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table:formula="of:=[.A2779]*2*PI()/4096" office:value-type="float" office:value="4.25986464795843" calcext:value-type="float">
            <text:p>4.25986464795843</text:p>
          </table:table-cell>
          <table:table-cell table:formula="of:=INT(2048+2047*SIN([.B2779]))" office:value-type="float" office:value="207" calcext:value-type="float">
            <text:p>207</text:p>
          </table:table-cell>
          <table:table-cell table:formula="of:=INT(2048+2047*COS([.B2779]))" office:value-type="float" office:value="1152" calcext:value-type="float">
            <text:p>1152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[.A2780]*2*PI()/4096" office:value-type="float" office:value="4.26139862874631" calcext:value-type="float">
            <text:p>4.26139862874631</text:p>
          </table:table-cell>
          <table:table-cell table:formula="of:=INT(2048+2047*SIN([.B2780]))" office:value-type="float" office:value="205" calcext:value-type="float">
            <text:p>205</text:p>
          </table:table-cell>
          <table:table-cell table:formula="of:=INT(2048+2047*COS([.B2780]))" office:value-type="float" office:value="1155" calcext:value-type="float">
            <text:p>1155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table:formula="of:=[.A2781]*2*PI()/4096" office:value-type="float" office:value="4.2629326095342" calcext:value-type="float">
            <text:p>4.2629326095342</text:p>
          </table:table-cell>
          <table:table-cell table:formula="of:=INT(2048+2047*SIN([.B2781]))" office:value-type="float" office:value="204" calcext:value-type="float">
            <text:p>204</text:p>
          </table:table-cell>
          <table:table-cell table:formula="of:=INT(2048+2047*COS([.B2781]))" office:value-type="float" office:value="1158" calcext:value-type="float">
            <text:p>1158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table:formula="of:=[.A2782]*2*PI()/4096" office:value-type="float" office:value="4.26446659032208" calcext:value-type="float">
            <text:p>4.26446659032208</text:p>
          </table:table-cell>
          <table:table-cell table:formula="of:=INT(2048+2047*SIN([.B2782]))" office:value-type="float" office:value="202" calcext:value-type="float">
            <text:p>202</text:p>
          </table:table-cell>
          <table:table-cell table:formula="of:=INT(2048+2047*COS([.B2782]))" office:value-type="float" office:value="1161" calcext:value-type="float">
            <text:p>1161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table:formula="of:=[.A2783]*2*PI()/4096" office:value-type="float" office:value="4.26600057110997" calcext:value-type="float">
            <text:p>4.26600057110997</text:p>
          </table:table-cell>
          <table:table-cell table:formula="of:=INT(2048+2047*SIN([.B2783]))" office:value-type="float" office:value="201" calcext:value-type="float">
            <text:p>201</text:p>
          </table:table-cell>
          <table:table-cell table:formula="of:=INT(2048+2047*COS([.B2783]))" office:value-type="float" office:value="1164" calcext:value-type="float">
            <text:p>1164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table:formula="of:=[.A2784]*2*PI()/4096" office:value-type="float" office:value="4.26753455189785" calcext:value-type="float">
            <text:p>4.26753455189785</text:p>
          </table:table-cell>
          <table:table-cell table:formula="of:=INT(2048+2047*SIN([.B2784]))" office:value-type="float" office:value="200" calcext:value-type="float">
            <text:p>200</text:p>
          </table:table-cell>
          <table:table-cell table:formula="of:=INT(2048+2047*COS([.B2784]))" office:value-type="float" office:value="1167" calcext:value-type="float">
            <text:p>1167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table:formula="of:=[.A2785]*2*PI()/4096" office:value-type="float" office:value="4.26906853268574" calcext:value-type="float">
            <text:p>4.26906853268574</text:p>
          </table:table-cell>
          <table:table-cell table:formula="of:=INT(2048+2047*SIN([.B2785]))" office:value-type="float" office:value="198" calcext:value-type="float">
            <text:p>198</text:p>
          </table:table-cell>
          <table:table-cell table:formula="of:=INT(2048+2047*COS([.B2785]))" office:value-type="float" office:value="1169" calcext:value-type="float">
            <text:p>1169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table:formula="of:=[.A2786]*2*PI()/4096" office:value-type="float" office:value="4.27060251347363" calcext:value-type="float">
            <text:p>4.27060251347363</text:p>
          </table:table-cell>
          <table:table-cell table:formula="of:=INT(2048+2047*SIN([.B2786]))" office:value-type="float" office:value="197" calcext:value-type="float">
            <text:p>197</text:p>
          </table:table-cell>
          <table:table-cell table:formula="of:=INT(2048+2047*COS([.B2786]))" office:value-type="float" office:value="1172" calcext:value-type="float">
            <text:p>1172</text:p>
          </table:table-cell>
          <table:table-cell/>
        </table:table-row>
        <table:table-row table:style-name="ro1">
          <table:table-cell office:value-type="float" office:value="2785" calcext:value-type="float">
            <text:p>2785</text:p>
          </table:table-cell>
          <table:table-cell table:formula="of:=[.A2787]*2*PI()/4096" office:value-type="float" office:value="4.27213649426151" calcext:value-type="float">
            <text:p>4.27213649426151</text:p>
          </table:table-cell>
          <table:table-cell table:formula="of:=INT(2048+2047*SIN([.B2787]))" office:value-type="float" office:value="196" calcext:value-type="float">
            <text:p>196</text:p>
          </table:table-cell>
          <table:table-cell table:formula="of:=INT(2048+2047*COS([.B2787]))" office:value-type="float" office:value="1175" calcext:value-type="float">
            <text:p>1175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table:formula="of:=[.A2788]*2*PI()/4096" office:value-type="float" office:value="4.2736704750494" calcext:value-type="float">
            <text:p>4.2736704750494</text:p>
          </table:table-cell>
          <table:table-cell table:formula="of:=INT(2048+2047*SIN([.B2788]))" office:value-type="float" office:value="194" calcext:value-type="float">
            <text:p>194</text:p>
          </table:table-cell>
          <table:table-cell table:formula="of:=INT(2048+2047*COS([.B2788]))" office:value-type="float" office:value="1178" calcext:value-type="float">
            <text:p>1178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table:formula="of:=[.A2789]*2*PI()/4096" office:value-type="float" office:value="4.27520445583728" calcext:value-type="float">
            <text:p>4.27520445583728</text:p>
          </table:table-cell>
          <table:table-cell table:formula="of:=INT(2048+2047*SIN([.B2789]))" office:value-type="float" office:value="193" calcext:value-type="float">
            <text:p>193</text:p>
          </table:table-cell>
          <table:table-cell table:formula="of:=INT(2048+2047*COS([.B2789]))" office:value-type="float" office:value="1181" calcext:value-type="float">
            <text:p>1181</text:p>
          </table:table-cell>
          <table:table-cell/>
        </table:table-row>
        <table:table-row table:style-name="ro1">
          <table:table-cell office:value-type="float" office:value="2788" calcext:value-type="float">
            <text:p>2788</text:p>
          </table:table-cell>
          <table:table-cell table:formula="of:=[.A2790]*2*PI()/4096" office:value-type="float" office:value="4.27673843662517" calcext:value-type="float">
            <text:p>4.27673843662517</text:p>
          </table:table-cell>
          <table:table-cell table:formula="of:=INT(2048+2047*SIN([.B2790]))" office:value-type="float" office:value="192" calcext:value-type="float">
            <text:p>192</text:p>
          </table:table-cell>
          <table:table-cell table:formula="of:=INT(2048+2047*COS([.B2790]))" office:value-type="float" office:value="1184" calcext:value-type="float">
            <text:p>1184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[.A2791]*2*PI()/4096" office:value-type="float" office:value="4.27827241741305" calcext:value-type="float">
            <text:p>4.27827241741305</text:p>
          </table:table-cell>
          <table:table-cell table:formula="of:=INT(2048+2047*SIN([.B2791]))" office:value-type="float" office:value="190" calcext:value-type="float">
            <text:p>190</text:p>
          </table:table-cell>
          <table:table-cell table:formula="of:=INT(2048+2047*COS([.B2791]))" office:value-type="float" office:value="1187" calcext:value-type="float">
            <text:p>1187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table:formula="of:=[.A2792]*2*PI()/4096" office:value-type="float" office:value="4.27980639820094" calcext:value-type="float">
            <text:p>4.27980639820094</text:p>
          </table:table-cell>
          <table:table-cell table:formula="of:=INT(2048+2047*SIN([.B2792]))" office:value-type="float" office:value="189" calcext:value-type="float">
            <text:p>189</text:p>
          </table:table-cell>
          <table:table-cell table:formula="of:=INT(2048+2047*COS([.B2792]))" office:value-type="float" office:value="1189" calcext:value-type="float">
            <text:p>1189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table:formula="of:=[.A2793]*2*PI()/4096" office:value-type="float" office:value="4.28134037898882" calcext:value-type="float">
            <text:p>4.28134037898882</text:p>
          </table:table-cell>
          <table:table-cell table:formula="of:=INT(2048+2047*SIN([.B2793]))" office:value-type="float" office:value="188" calcext:value-type="float">
            <text:p>188</text:p>
          </table:table-cell>
          <table:table-cell table:formula="of:=INT(2048+2047*COS([.B2793]))" office:value-type="float" office:value="1192" calcext:value-type="float">
            <text:p>1192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table:formula="of:=[.A2794]*2*PI()/4096" office:value-type="float" office:value="4.28287435977671" calcext:value-type="float">
            <text:p>4.28287435977671</text:p>
          </table:table-cell>
          <table:table-cell table:formula="of:=INT(2048+2047*SIN([.B2794]))" office:value-type="float" office:value="186" calcext:value-type="float">
            <text:p>186</text:p>
          </table:table-cell>
          <table:table-cell table:formula="of:=INT(2048+2047*COS([.B2794]))" office:value-type="float" office:value="1195" calcext:value-type="float">
            <text:p>1195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table:formula="of:=[.A2795]*2*PI()/4096" office:value-type="float" office:value="4.2844083405646" calcext:value-type="float">
            <text:p>4.2844083405646</text:p>
          </table:table-cell>
          <table:table-cell table:formula="of:=INT(2048+2047*SIN([.B2795]))" office:value-type="float" office:value="185" calcext:value-type="float">
            <text:p>185</text:p>
          </table:table-cell>
          <table:table-cell table:formula="of:=INT(2048+2047*COS([.B2795]))" office:value-type="float" office:value="1198" calcext:value-type="float">
            <text:p>1198</text:p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table:formula="of:=[.A2796]*2*PI()/4096" office:value-type="float" office:value="4.28594232135248" calcext:value-type="float">
            <text:p>4.28594232135248</text:p>
          </table:table-cell>
          <table:table-cell table:formula="of:=INT(2048+2047*SIN([.B2796]))" office:value-type="float" office:value="184" calcext:value-type="float">
            <text:p>184</text:p>
          </table:table-cell>
          <table:table-cell table:formula="of:=INT(2048+2047*COS([.B2796]))" office:value-type="float" office:value="1201" calcext:value-type="float">
            <text:p>1201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table:formula="of:=[.A2797]*2*PI()/4096" office:value-type="float" office:value="4.28747630214037" calcext:value-type="float">
            <text:p>4.28747630214037</text:p>
          </table:table-cell>
          <table:table-cell table:formula="of:=INT(2048+2047*SIN([.B2797]))" office:value-type="float" office:value="183" calcext:value-type="float">
            <text:p>183</text:p>
          </table:table-cell>
          <table:table-cell table:formula="of:=INT(2048+2047*COS([.B2797]))" office:value-type="float" office:value="1204" calcext:value-type="float">
            <text:p>1204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table:formula="of:=[.A2798]*2*PI()/4096" office:value-type="float" office:value="4.28901028292825" calcext:value-type="float">
            <text:p>4.28901028292825</text:p>
          </table:table-cell>
          <table:table-cell table:formula="of:=INT(2048+2047*SIN([.B2798]))" office:value-type="float" office:value="181" calcext:value-type="float">
            <text:p>181</text:p>
          </table:table-cell>
          <table:table-cell table:formula="of:=INT(2048+2047*COS([.B2798]))" office:value-type="float" office:value="1207" calcext:value-type="float">
            <text:p>1207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table:formula="of:=[.A2799]*2*PI()/4096" office:value-type="float" office:value="4.29054426371614" calcext:value-type="float">
            <text:p>4.29054426371614</text:p>
          </table:table-cell>
          <table:table-cell table:formula="of:=INT(2048+2047*SIN([.B2799]))" office:value-type="float" office:value="180" calcext:value-type="float">
            <text:p>180</text:p>
          </table:table-cell>
          <table:table-cell table:formula="of:=INT(2048+2047*COS([.B2799]))" office:value-type="float" office:value="1209" calcext:value-type="float">
            <text:p>1209</text:p>
          </table:table-cell>
          <table:table-cell/>
        </table:table-row>
        <table:table-row table:style-name="ro1">
          <table:table-cell office:value-type="float" office:value="2798" calcext:value-type="float">
            <text:p>2798</text:p>
          </table:table-cell>
          <table:table-cell table:formula="of:=[.A2800]*2*PI()/4096" office:value-type="float" office:value="4.29207824450402" calcext:value-type="float">
            <text:p>4.29207824450402</text:p>
          </table:table-cell>
          <table:table-cell table:formula="of:=INT(2048+2047*SIN([.B2800]))" office:value-type="float" office:value="179" calcext:value-type="float">
            <text:p>179</text:p>
          </table:table-cell>
          <table:table-cell table:formula="of:=INT(2048+2047*COS([.B2800]))" office:value-type="float" office:value="1212" calcext:value-type="float">
            <text:p>1212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table:formula="of:=[.A2801]*2*PI()/4096" office:value-type="float" office:value="4.29361222529191" calcext:value-type="float">
            <text:p>4.29361222529191</text:p>
          </table:table-cell>
          <table:table-cell table:formula="of:=INT(2048+2047*SIN([.B2801]))" office:value-type="float" office:value="177" calcext:value-type="float">
            <text:p>177</text:p>
          </table:table-cell>
          <table:table-cell table:formula="of:=INT(2048+2047*COS([.B2801]))" office:value-type="float" office:value="1215" calcext:value-type="float">
            <text:p>1215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[.A2802]*2*PI()/4096" office:value-type="float" office:value="4.2951462060798" calcext:value-type="float">
            <text:p>4.2951462060798</text:p>
          </table:table-cell>
          <table:table-cell table:formula="of:=INT(2048+2047*SIN([.B2802]))" office:value-type="float" office:value="176" calcext:value-type="float">
            <text:p>176</text:p>
          </table:table-cell>
          <table:table-cell table:formula="of:=INT(2048+2047*COS([.B2802]))" office:value-type="float" office:value="1218" calcext:value-type="float">
            <text:p>1218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table:formula="of:=[.A2803]*2*PI()/4096" office:value-type="float" office:value="4.29668018686768" calcext:value-type="float">
            <text:p>4.29668018686768</text:p>
          </table:table-cell>
          <table:table-cell table:formula="of:=INT(2048+2047*SIN([.B2803]))" office:value-type="float" office:value="175" calcext:value-type="float">
            <text:p>175</text:p>
          </table:table-cell>
          <table:table-cell table:formula="of:=INT(2048+2047*COS([.B2803]))" office:value-type="float" office:value="1221" calcext:value-type="float">
            <text:p>1221</text:p>
          </table:table-cell>
          <table:table-cell/>
        </table:table-row>
        <table:table-row table:style-name="ro1">
          <table:table-cell office:value-type="float" office:value="2802" calcext:value-type="float">
            <text:p>2802</text:p>
          </table:table-cell>
          <table:table-cell table:formula="of:=[.A2804]*2*PI()/4096" office:value-type="float" office:value="4.29821416765557" calcext:value-type="float">
            <text:p>4.29821416765557</text:p>
          </table:table-cell>
          <table:table-cell table:formula="of:=INT(2048+2047*SIN([.B2804]))" office:value-type="float" office:value="174" calcext:value-type="float">
            <text:p>174</text:p>
          </table:table-cell>
          <table:table-cell table:formula="of:=INT(2048+2047*COS([.B2804]))" office:value-type="float" office:value="1224" calcext:value-type="float">
            <text:p>1224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[.A2805]*2*PI()/4096" office:value-type="float" office:value="4.29974814844345" calcext:value-type="float">
            <text:p>4.29974814844345</text:p>
          </table:table-cell>
          <table:table-cell table:formula="of:=INT(2048+2047*SIN([.B2805]))" office:value-type="float" office:value="172" calcext:value-type="float">
            <text:p>172</text:p>
          </table:table-cell>
          <table:table-cell table:formula="of:=INT(2048+2047*COS([.B2805]))" office:value-type="float" office:value="1227" calcext:value-type="float">
            <text:p>1227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[.A2806]*2*PI()/4096" office:value-type="float" office:value="4.30128212923134" calcext:value-type="float">
            <text:p>4.30128212923134</text:p>
          </table:table-cell>
          <table:table-cell table:formula="of:=INT(2048+2047*SIN([.B2806]))" office:value-type="float" office:value="171" calcext:value-type="float">
            <text:p>171</text:p>
          </table:table-cell>
          <table:table-cell table:formula="of:=INT(2048+2047*COS([.B2806]))" office:value-type="float" office:value="1229" calcext:value-type="float">
            <text:p>1229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table:formula="of:=[.A2807]*2*PI()/4096" office:value-type="float" office:value="4.30281611001922" calcext:value-type="float">
            <text:p>4.30281611001922</text:p>
          </table:table-cell>
          <table:table-cell table:formula="of:=INT(2048+2047*SIN([.B2807]))" office:value-type="float" office:value="170" calcext:value-type="float">
            <text:p>170</text:p>
          </table:table-cell>
          <table:table-cell table:formula="of:=INT(2048+2047*COS([.B2807]))" office:value-type="float" office:value="1232" calcext:value-type="float">
            <text:p>1232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table:formula="of:=[.A2808]*2*PI()/4096" office:value-type="float" office:value="4.30435009080711" calcext:value-type="float">
            <text:p>4.30435009080711</text:p>
          </table:table-cell>
          <table:table-cell table:formula="of:=INT(2048+2047*SIN([.B2808]))" office:value-type="float" office:value="169" calcext:value-type="float">
            <text:p>169</text:p>
          </table:table-cell>
          <table:table-cell table:formula="of:=INT(2048+2047*COS([.B2808]))"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table:formula="of:=[.A2809]*2*PI()/4096" office:value-type="float" office:value="4.30588407159499" calcext:value-type="float">
            <text:p>4.30588407159499</text:p>
          </table:table-cell>
          <table:table-cell table:formula="of:=INT(2048+2047*SIN([.B2809]))" office:value-type="float" office:value="167" calcext:value-type="float">
            <text:p>167</text:p>
          </table:table-cell>
          <table:table-cell table:formula="of:=INT(2048+2047*COS([.B2809]))" office:value-type="float" office:value="1238" calcext:value-type="float">
            <text:p>1238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table:formula="of:=[.A2810]*2*PI()/4096" office:value-type="float" office:value="4.30741805238288" calcext:value-type="float">
            <text:p>4.30741805238288</text:p>
          </table:table-cell>
          <table:table-cell table:formula="of:=INT(2048+2047*SIN([.B2810]))" office:value-type="float" office:value="166" calcext:value-type="float">
            <text:p>166</text:p>
          </table:table-cell>
          <table:table-cell table:formula="of:=INT(2048+2047*COS([.B2810]))" office:value-type="float" office:value="1241" calcext:value-type="float">
            <text:p>1241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table:formula="of:=[.A2811]*2*PI()/4096" office:value-type="float" office:value="4.30895203317077" calcext:value-type="float">
            <text:p>4.30895203317077</text:p>
          </table:table-cell>
          <table:table-cell table:formula="of:=INT(2048+2047*SIN([.B2811]))" office:value-type="float" office:value="165" calcext:value-type="float">
            <text:p>165</text:p>
          </table:table-cell>
          <table:table-cell table:formula="of:=INT(2048+2047*COS([.B2811]))" office:value-type="float" office:value="1244" calcext:value-type="float">
            <text:p>1244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table:formula="of:=[.A2812]*2*PI()/4096" office:value-type="float" office:value="4.31048601395865" calcext:value-type="float">
            <text:p>4.31048601395865</text:p>
          </table:table-cell>
          <table:table-cell table:formula="of:=INT(2048+2047*SIN([.B2812]))" office:value-type="float" office:value="164" calcext:value-type="float">
            <text:p>164</text:p>
          </table:table-cell>
          <table:table-cell table:formula="of:=INT(2048+2047*COS([.B2812]))"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2811" calcext:value-type="float">
            <text:p>2811</text:p>
          </table:table-cell>
          <table:table-cell table:formula="of:=[.A2813]*2*PI()/4096" office:value-type="float" office:value="4.31201999474654" calcext:value-type="float">
            <text:p>4.31201999474654</text:p>
          </table:table-cell>
          <table:table-cell table:formula="of:=INT(2048+2047*SIN([.B2813]))" office:value-type="float" office:value="162" calcext:value-type="float">
            <text:p>162</text:p>
          </table:table-cell>
          <table:table-cell table:formula="of:=INT(2048+2047*COS([.B2813]))" office:value-type="float" office:value="1250" calcext:value-type="float">
            <text:p>1250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table:formula="of:=[.A2814]*2*PI()/4096" office:value-type="float" office:value="4.31355397553442" calcext:value-type="float">
            <text:p>4.31355397553442</text:p>
          </table:table-cell>
          <table:table-cell table:formula="of:=INT(2048+2047*SIN([.B2814]))" office:value-type="float" office:value="161" calcext:value-type="float">
            <text:p>161</text:p>
          </table:table-cell>
          <table:table-cell table:formula="of:=INT(2048+2047*COS([.B2814]))" office:value-type="float" office:value="1253" calcext:value-type="float">
            <text:p>1253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table:formula="of:=[.A2815]*2*PI()/4096" office:value-type="float" office:value="4.31508795632231" calcext:value-type="float">
            <text:p>4.31508795632231</text:p>
          </table:table-cell>
          <table:table-cell table:formula="of:=INT(2048+2047*SIN([.B2815]))" office:value-type="float" office:value="160" calcext:value-type="float">
            <text:p>160</text:p>
          </table:table-cell>
          <table:table-cell table:formula="of:=INT(2048+2047*COS([.B2815]))" office:value-type="float" office:value="1255" calcext:value-type="float">
            <text:p>1255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table:formula="of:=[.A2816]*2*PI()/4096" office:value-type="float" office:value="4.31662193711019" calcext:value-type="float">
            <text:p>4.31662193711019</text:p>
          </table:table-cell>
          <table:table-cell table:formula="of:=INT(2048+2047*SIN([.B2816]))" office:value-type="float" office:value="159" calcext:value-type="float">
            <text:p>159</text:p>
          </table:table-cell>
          <table:table-cell table:formula="of:=INT(2048+2047*COS([.B2816]))" office:value-type="float" office:value="1258" calcext:value-type="float">
            <text:p>1258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table:formula="of:=[.A2817]*2*PI()/4096" office:value-type="float" office:value="4.31815591789808" calcext:value-type="float">
            <text:p>4.31815591789808</text:p>
          </table:table-cell>
          <table:table-cell table:formula="of:=INT(2048+2047*SIN([.B2817]))" office:value-type="float" office:value="158" calcext:value-type="float">
            <text:p>158</text:p>
          </table:table-cell>
          <table:table-cell table:formula="of:=INT(2048+2047*COS([.B2817]))" office:value-type="float" office:value="1261" calcext:value-type="float">
            <text:p>1261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table:formula="of:=[.A2818]*2*PI()/4096" office:value-type="float" office:value="4.31968989868597" calcext:value-type="float">
            <text:p>4.31968989868597</text:p>
          </table:table-cell>
          <table:table-cell table:formula="of:=INT(2048+2047*SIN([.B2818]))" office:value-type="float" office:value="156" calcext:value-type="float">
            <text:p>156</text:p>
          </table:table-cell>
          <table:table-cell table:formula="of:=INT(2048+2047*COS([.B2818]))" office:value-type="float" office:value="1264" calcext:value-type="float">
            <text:p>1264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table:formula="of:=[.A2819]*2*PI()/4096" office:value-type="float" office:value="4.32122387947385" calcext:value-type="float">
            <text:p>4.32122387947385</text:p>
          </table:table-cell>
          <table:table-cell table:formula="of:=INT(2048+2047*SIN([.B2819]))" office:value-type="float" office:value="155" calcext:value-type="float">
            <text:p>155</text:p>
          </table:table-cell>
          <table:table-cell table:formula="of:=INT(2048+2047*COS([.B2819]))" office:value-type="float" office:value="1267" calcext:value-type="float">
            <text:p>1267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table:formula="of:=[.A2820]*2*PI()/4096" office:value-type="float" office:value="4.32275786026174" calcext:value-type="float">
            <text:p>4.32275786026174</text:p>
          </table:table-cell>
          <table:table-cell table:formula="of:=INT(2048+2047*SIN([.B2820]))" office:value-type="float" office:value="154" calcext:value-type="float">
            <text:p>154</text:p>
          </table:table-cell>
          <table:table-cell table:formula="of:=INT(2048+2047*COS([.B2820]))" office:value-type="float" office:value="1270" calcext:value-type="float">
            <text:p>1270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table:formula="of:=[.A2821]*2*PI()/4096" office:value-type="float" office:value="4.32429184104962" calcext:value-type="float">
            <text:p>4.32429184104962</text:p>
          </table:table-cell>
          <table:table-cell table:formula="of:=INT(2048+2047*SIN([.B2821]))" office:value-type="float" office:value="153" calcext:value-type="float">
            <text:p>153</text:p>
          </table:table-cell>
          <table:table-cell table:formula="of:=INT(2048+2047*COS([.B2821]))" office:value-type="float" office:value="1273" calcext:value-type="float">
            <text:p>1273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table:formula="of:=[.A2822]*2*PI()/4096" office:value-type="float" office:value="4.32582582183751" calcext:value-type="float">
            <text:p>4.32582582183751</text:p>
          </table:table-cell>
          <table:table-cell table:formula="of:=INT(2048+2047*SIN([.B2822]))" office:value-type="float" office:value="152" calcext:value-type="float">
            <text:p>152</text:p>
          </table:table-cell>
          <table:table-cell table:formula="of:=INT(2048+2047*COS([.B2822]))" office:value-type="float" office:value="1276" calcext:value-type="float">
            <text:p>1276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[.A2823]*2*PI()/4096" office:value-type="float" office:value="4.32735980262539" calcext:value-type="float">
            <text:p>4.32735980262539</text:p>
          </table:table-cell>
          <table:table-cell table:formula="of:=INT(2048+2047*SIN([.B2823]))" office:value-type="float" office:value="150" calcext:value-type="float">
            <text:p>150</text:p>
          </table:table-cell>
          <table:table-cell table:formula="of:=INT(2048+2047*COS([.B2823]))"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table:formula="of:=[.A2824]*2*PI()/4096" office:value-type="float" office:value="4.32889378341328" calcext:value-type="float">
            <text:p>4.32889378341328</text:p>
          </table:table-cell>
          <table:table-cell table:formula="of:=INT(2048+2047*SIN([.B2824]))" office:value-type="float" office:value="149" calcext:value-type="float">
            <text:p>149</text:p>
          </table:table-cell>
          <table:table-cell table:formula="of:=INT(2048+2047*COS([.B2824]))" office:value-type="float" office:value="1282" calcext:value-type="float">
            <text:p>1282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table:formula="of:=[.A2825]*2*PI()/4096" office:value-type="float" office:value="4.33042776420117" calcext:value-type="float">
            <text:p>4.33042776420117</text:p>
          </table:table-cell>
          <table:table-cell table:formula="of:=INT(2048+2047*SIN([.B2825]))" office:value-type="float" office:value="148" calcext:value-type="float">
            <text:p>148</text:p>
          </table:table-cell>
          <table:table-cell table:formula="of:=INT(2048+2047*COS([.B2825]))" office:value-type="float" office:value="1284" calcext:value-type="float">
            <text:p>1284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table:formula="of:=[.A2826]*2*PI()/4096" office:value-type="float" office:value="4.33196174498905" calcext:value-type="float">
            <text:p>4.33196174498905</text:p>
          </table:table-cell>
          <table:table-cell table:formula="of:=INT(2048+2047*SIN([.B2826]))" office:value-type="float" office:value="147" calcext:value-type="float">
            <text:p>147</text:p>
          </table:table-cell>
          <table:table-cell table:formula="of:=INT(2048+2047*COS([.B2826]))" office:value-type="float" office:value="1287" calcext:value-type="float">
            <text:p>1287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table:formula="of:=[.A2827]*2*PI()/4096" office:value-type="float" office:value="4.33349572577694" calcext:value-type="float">
            <text:p>4.33349572577694</text:p>
          </table:table-cell>
          <table:table-cell table:formula="of:=INT(2048+2047*SIN([.B2827]))" office:value-type="float" office:value="146" calcext:value-type="float">
            <text:p>146</text:p>
          </table:table-cell>
          <table:table-cell table:formula="of:=INT(2048+2047*COS([.B2827]))" office:value-type="float" office:value="1290" calcext:value-type="float">
            <text:p>1290</text:p>
          </table:table-cell>
          <table:table-cell/>
        </table:table-row>
        <table:table-row table:style-name="ro1">
          <table:table-cell office:value-type="float" office:value="2826" calcext:value-type="float">
            <text:p>2826</text:p>
          </table:table-cell>
          <table:table-cell table:formula="of:=[.A2828]*2*PI()/4096" office:value-type="float" office:value="4.33502970656482" calcext:value-type="float">
            <text:p>4.33502970656482</text:p>
          </table:table-cell>
          <table:table-cell table:formula="of:=INT(2048+2047*SIN([.B2828]))" office:value-type="float" office:value="145" calcext:value-type="float">
            <text:p>145</text:p>
          </table:table-cell>
          <table:table-cell table:formula="of:=INT(2048+2047*COS([.B2828]))"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float" office:value="2827" calcext:value-type="float">
            <text:p>2827</text:p>
          </table:table-cell>
          <table:table-cell table:formula="of:=[.A2829]*2*PI()/4096" office:value-type="float" office:value="4.33656368735271" calcext:value-type="float">
            <text:p>4.33656368735271</text:p>
          </table:table-cell>
          <table:table-cell table:formula="of:=INT(2048+2047*SIN([.B2829]))" office:value-type="float" office:value="143" calcext:value-type="float">
            <text:p>143</text:p>
          </table:table-cell>
          <table:table-cell table:formula="of:=INT(2048+2047*COS([.B2829]))"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table:formula="of:=[.A2830]*2*PI()/4096" office:value-type="float" office:value="4.33809766814059" calcext:value-type="float">
            <text:p>4.33809766814059</text:p>
          </table:table-cell>
          <table:table-cell table:formula="of:=INT(2048+2047*SIN([.B2830]))" office:value-type="float" office:value="142" calcext:value-type="float">
            <text:p>142</text:p>
          </table:table-cell>
          <table:table-cell table:formula="of:=INT(2048+2047*COS([.B2830]))" office:value-type="float" office:value="1299" calcext:value-type="float">
            <text:p>1299</text:p>
          </table:table-cell>
          <table:table-cell/>
        </table:table-row>
        <table:table-row table:style-name="ro1">
          <table:table-cell office:value-type="float" office:value="2829" calcext:value-type="float">
            <text:p>2829</text:p>
          </table:table-cell>
          <table:table-cell table:formula="of:=[.A2831]*2*PI()/4096" office:value-type="float" office:value="4.33963164892848" calcext:value-type="float">
            <text:p>4.33963164892848</text:p>
          </table:table-cell>
          <table:table-cell table:formula="of:=INT(2048+2047*SIN([.B2831]))" office:value-type="float" office:value="141" calcext:value-type="float">
            <text:p>141</text:p>
          </table:table-cell>
          <table:table-cell table:formula="of:=INT(2048+2047*COS([.B2831]))" office:value-type="float" office:value="1302" calcext:value-type="float">
            <text:p>1302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table:formula="of:=[.A2832]*2*PI()/4096" office:value-type="float" office:value="4.34116562971636" calcext:value-type="float">
            <text:p>4.34116562971636</text:p>
          </table:table-cell>
          <table:table-cell table:formula="of:=INT(2048+2047*SIN([.B2832]))" office:value-type="float" office:value="140" calcext:value-type="float">
            <text:p>140</text:p>
          </table:table-cell>
          <table:table-cell table:formula="of:=INT(2048+2047*COS([.B2832]))" office:value-type="float" office:value="1305" calcext:value-type="float">
            <text:p>1305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table:formula="of:=[.A2833]*2*PI()/4096" office:value-type="float" office:value="4.34269961050425" calcext:value-type="float">
            <text:p>4.34269961050425</text:p>
          </table:table-cell>
          <table:table-cell table:formula="of:=INT(2048+2047*SIN([.B2833]))" office:value-type="float" office:value="139" calcext:value-type="float">
            <text:p>139</text:p>
          </table:table-cell>
          <table:table-cell table:formula="of:=INT(2048+2047*COS([.B2833]))" office:value-type="float" office:value="1308" calcext:value-type="float">
            <text:p>1308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table:formula="of:=[.A2834]*2*PI()/4096" office:value-type="float" office:value="4.34423359129214" calcext:value-type="float">
            <text:p>4.34423359129214</text:p>
          </table:table-cell>
          <table:table-cell table:formula="of:=INT(2048+2047*SIN([.B2834]))" office:value-type="float" office:value="138" calcext:value-type="float">
            <text:p>138</text:p>
          </table:table-cell>
          <table:table-cell table:formula="of:=INT(2048+2047*COS([.B2834]))" office:value-type="float" office:value="1311" calcext:value-type="float">
            <text:p>1311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table:formula="of:=[.A2835]*2*PI()/4096" office:value-type="float" office:value="4.34576757208002" calcext:value-type="float">
            <text:p>4.34576757208002</text:p>
          </table:table-cell>
          <table:table-cell table:formula="of:=INT(2048+2047*SIN([.B2835]))" office:value-type="float" office:value="137" calcext:value-type="float">
            <text:p>137</text:p>
          </table:table-cell>
          <table:table-cell table:formula="of:=INT(2048+2047*COS([.B2835]))" office:value-type="float" office:value="1314" calcext:value-type="float">
            <text:p>1314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table:formula="of:=[.A2836]*2*PI()/4096" office:value-type="float" office:value="4.34730155286791" calcext:value-type="float">
            <text:p>4.34730155286791</text:p>
          </table:table-cell>
          <table:table-cell table:formula="of:=INT(2048+2047*SIN([.B2836]))" office:value-type="float" office:value="135" calcext:value-type="float">
            <text:p>135</text:p>
          </table:table-cell>
          <table:table-cell table:formula="of:=INT(2048+2047*COS([.B2836]))" office:value-type="float" office:value="1317" calcext:value-type="float">
            <text:p>1317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table:formula="of:=[.A2837]*2*PI()/4096" office:value-type="float" office:value="4.34883553365579" calcext:value-type="float">
            <text:p>4.34883553365579</text:p>
          </table:table-cell>
          <table:table-cell table:formula="of:=INT(2048+2047*SIN([.B2837]))" office:value-type="float" office:value="134" calcext:value-type="float">
            <text:p>134</text:p>
          </table:table-cell>
          <table:table-cell table:formula="of:=INT(2048+2047*COS([.B2837]))"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table:formula="of:=[.A2838]*2*PI()/4096" office:value-type="float" office:value="4.35036951444368" calcext:value-type="float">
            <text:p>4.35036951444368</text:p>
          </table:table-cell>
          <table:table-cell table:formula="of:=INT(2048+2047*SIN([.B2838]))" office:value-type="float" office:value="133" calcext:value-type="float">
            <text:p>133</text:p>
          </table:table-cell>
          <table:table-cell table:formula="of:=INT(2048+2047*COS([.B2838]))" office:value-type="float" office:value="1323" calcext:value-type="float">
            <text:p>1323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table:formula="of:=[.A2839]*2*PI()/4096" office:value-type="float" office:value="4.35190349523156" calcext:value-type="float">
            <text:p>4.35190349523156</text:p>
          </table:table-cell>
          <table:table-cell table:formula="of:=INT(2048+2047*SIN([.B2839]))" office:value-type="float" office:value="132" calcext:value-type="float">
            <text:p>132</text:p>
          </table:table-cell>
          <table:table-cell table:formula="of:=INT(2048+2047*COS([.B2839]))" office:value-type="float" office:value="1325" calcext:value-type="float">
            <text:p>1325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table:formula="of:=[.A2840]*2*PI()/4096" office:value-type="float" office:value="4.35343747601945" calcext:value-type="float">
            <text:p>4.35343747601945</text:p>
          </table:table-cell>
          <table:table-cell table:formula="of:=INT(2048+2047*SIN([.B2840]))" office:value-type="float" office:value="131" calcext:value-type="float">
            <text:p>131</text:p>
          </table:table-cell>
          <table:table-cell table:formula="of:=INT(2048+2047*COS([.B2840]))"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float" office:value="2839" calcext:value-type="float">
            <text:p>2839</text:p>
          </table:table-cell>
          <table:table-cell table:formula="of:=[.A2841]*2*PI()/4096" office:value-type="float" office:value="4.35497145680734" calcext:value-type="float">
            <text:p>4.35497145680734</text:p>
          </table:table-cell>
          <table:table-cell table:formula="of:=INT(2048+2047*SIN([.B2841]))" office:value-type="float" office:value="130" calcext:value-type="float">
            <text:p>130</text:p>
          </table:table-cell>
          <table:table-cell table:formula="of:=INT(2048+2047*COS([.B2841]))" office:value-type="float" office:value="1331" calcext:value-type="float">
            <text:p>1331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table:formula="of:=[.A2842]*2*PI()/4096" office:value-type="float" office:value="4.35650543759522" calcext:value-type="float">
            <text:p>4.35650543759522</text:p>
          </table:table-cell>
          <table:table-cell table:formula="of:=INT(2048+2047*SIN([.B2842]))" office:value-type="float" office:value="129" calcext:value-type="float">
            <text:p>129</text:p>
          </table:table-cell>
          <table:table-cell table:formula="of:=INT(2048+2047*COS([.B2842]))" office:value-type="float" office:value="1334" calcext:value-type="float">
            <text:p>1334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table:formula="of:=[.A2843]*2*PI()/4096" office:value-type="float" office:value="4.35803941838311" calcext:value-type="float">
            <text:p>4.35803941838311</text:p>
          </table:table-cell>
          <table:table-cell table:formula="of:=INT(2048+2047*SIN([.B2843]))" office:value-type="float" office:value="128" calcext:value-type="float">
            <text:p>128</text:p>
          </table:table-cell>
          <table:table-cell table:formula="of:=INT(2048+2047*COS([.B2843]))" office:value-type="float" office:value="1337" calcext:value-type="float">
            <text:p>1337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table:formula="of:=[.A2844]*2*PI()/4096" office:value-type="float" office:value="4.35957339917099" calcext:value-type="float">
            <text:p>4.35957339917099</text:p>
          </table:table-cell>
          <table:table-cell table:formula="of:=INT(2048+2047*SIN([.B2844]))" office:value-type="float" office:value="127" calcext:value-type="float">
            <text:p>127</text:p>
          </table:table-cell>
          <table:table-cell table:formula="of:=INT(2048+2047*COS([.B2844]))"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table:formula="of:=[.A2845]*2*PI()/4096" office:value-type="float" office:value="4.36110737995888" calcext:value-type="float">
            <text:p>4.36110737995888</text:p>
          </table:table-cell>
          <table:table-cell table:formula="of:=INT(2048+2047*SIN([.B2845]))" office:value-type="float" office:value="126" calcext:value-type="float">
            <text:p>126</text:p>
          </table:table-cell>
          <table:table-cell table:formula="of:=INT(2048+2047*COS([.B2845]))" office:value-type="float" office:value="1343" calcext:value-type="float">
            <text:p>1343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table:formula="of:=[.A2846]*2*PI()/4096" office:value-type="float" office:value="4.36264136074676" calcext:value-type="float">
            <text:p>4.36264136074676</text:p>
          </table:table-cell>
          <table:table-cell table:formula="of:=INT(2048+2047*SIN([.B2846]))" office:value-type="float" office:value="124" calcext:value-type="float">
            <text:p>124</text:p>
          </table:table-cell>
          <table:table-cell table:formula="of:=INT(2048+2047*COS([.B2846]))" office:value-type="float" office:value="1346" calcext:value-type="float">
            <text:p>1346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table:formula="of:=[.A2847]*2*PI()/4096" office:value-type="float" office:value="4.36417534153465" calcext:value-type="float">
            <text:p>4.36417534153465</text:p>
          </table:table-cell>
          <table:table-cell table:formula="of:=INT(2048+2047*SIN([.B2847]))" office:value-type="float" office:value="123" calcext:value-type="float">
            <text:p>123</text:p>
          </table:table-cell>
          <table:table-cell table:formula="of:=INT(2048+2047*COS([.B2847]))" office:value-type="float" office:value="1349" calcext:value-type="float">
            <text:p>1349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table:formula="of:=[.A2848]*2*PI()/4096" office:value-type="float" office:value="4.36570932232254" calcext:value-type="float">
            <text:p>4.36570932232254</text:p>
          </table:table-cell>
          <table:table-cell table:formula="of:=INT(2048+2047*SIN([.B2848]))" office:value-type="float" office:value="122" calcext:value-type="float">
            <text:p>122</text:p>
          </table:table-cell>
          <table:table-cell table:formula="of:=INT(2048+2047*COS([.B2848]))" office:value-type="float" office:value="1352" calcext:value-type="float">
            <text:p>1352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table:formula="of:=[.A2849]*2*PI()/4096" office:value-type="float" office:value="4.36724330311042" calcext:value-type="float">
            <text:p>4.36724330311042</text:p>
          </table:table-cell>
          <table:table-cell table:formula="of:=INT(2048+2047*SIN([.B2849]))" office:value-type="float" office:value="121" calcext:value-type="float">
            <text:p>121</text:p>
          </table:table-cell>
          <table:table-cell table:formula="of:=INT(2048+2047*COS([.B2849]))" office:value-type="float" office:value="1355" calcext:value-type="float">
            <text:p>1355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table:formula="of:=[.A2850]*2*PI()/4096" office:value-type="float" office:value="4.36877728389831" calcext:value-type="float">
            <text:p>4.36877728389831</text:p>
          </table:table-cell>
          <table:table-cell table:formula="of:=INT(2048+2047*SIN([.B2850]))" office:value-type="float" office:value="120" calcext:value-type="float">
            <text:p>120</text:p>
          </table:table-cell>
          <table:table-cell table:formula="of:=INT(2048+2047*COS([.B2850]))" office:value-type="float" office:value="1358" calcext:value-type="float">
            <text:p>1358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table:formula="of:=[.A2851]*2*PI()/4096" office:value-type="float" office:value="4.37031126468619" calcext:value-type="float">
            <text:p>4.37031126468619</text:p>
          </table:table-cell>
          <table:table-cell table:formula="of:=INT(2048+2047*SIN([.B2851]))" office:value-type="float" office:value="119" calcext:value-type="float">
            <text:p>119</text:p>
          </table:table-cell>
          <table:table-cell table:formula="of:=INT(2048+2047*COS([.B2851]))" office:value-type="float" office:value="1361" calcext:value-type="float">
            <text:p>1361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table:formula="of:=[.A2852]*2*PI()/4096" office:value-type="float" office:value="4.37184524547408" calcext:value-type="float">
            <text:p>4.37184524547408</text:p>
          </table:table-cell>
          <table:table-cell table:formula="of:=INT(2048+2047*SIN([.B2852]))" office:value-type="float" office:value="118" calcext:value-type="float">
            <text:p>118</text:p>
          </table:table-cell>
          <table:table-cell table:formula="of:=INT(2048+2047*COS([.B2852]))" office:value-type="float" office:value="1364" calcext:value-type="float">
            <text:p>1364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table:formula="of:=[.A2853]*2*PI()/4096" office:value-type="float" office:value="4.37337922626196" calcext:value-type="float">
            <text:p>4.37337922626196</text:p>
          </table:table-cell>
          <table:table-cell table:formula="of:=INT(2048+2047*SIN([.B2853]))" office:value-type="float" office:value="117" calcext:value-type="float">
            <text:p>117</text:p>
          </table:table-cell>
          <table:table-cell table:formula="of:=INT(2048+2047*COS([.B2853]))" office:value-type="float" office:value="1367" calcext:value-type="float">
            <text:p>1367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table:formula="of:=[.A2854]*2*PI()/4096" office:value-type="float" office:value="4.37491320704985" calcext:value-type="float">
            <text:p>4.37491320704985</text:p>
          </table:table-cell>
          <table:table-cell table:formula="of:=INT(2048+2047*SIN([.B2854]))" office:value-type="float" office:value="116" calcext:value-type="float">
            <text:p>116</text:p>
          </table:table-cell>
          <table:table-cell table:formula="of:=INT(2048+2047*COS([.B2854]))"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table:formula="of:=[.A2855]*2*PI()/4096" office:value-type="float" office:value="4.37644718783773" calcext:value-type="float">
            <text:p>4.37644718783773</text:p>
          </table:table-cell>
          <table:table-cell table:formula="of:=INT(2048+2047*SIN([.B2855]))" office:value-type="float" office:value="115" calcext:value-type="float">
            <text:p>115</text:p>
          </table:table-cell>
          <table:table-cell table:formula="of:=INT(2048+2047*COS([.B2855]))" office:value-type="float" office:value="1373" calcext:value-type="float">
            <text:p>1373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table:formula="of:=[.A2856]*2*PI()/4096" office:value-type="float" office:value="4.37798116862562" calcext:value-type="float">
            <text:p>4.37798116862562</text:p>
          </table:table-cell>
          <table:table-cell table:formula="of:=INT(2048+2047*SIN([.B2856]))" office:value-type="float" office:value="114" calcext:value-type="float">
            <text:p>114</text:p>
          </table:table-cell>
          <table:table-cell table:formula="of:=INT(2048+2047*COS([.B2856]))" office:value-type="float" office:value="1376" calcext:value-type="float">
            <text:p>1376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table:formula="of:=[.A2857]*2*PI()/4096" office:value-type="float" office:value="4.37951514941351" calcext:value-type="float">
            <text:p>4.37951514941351</text:p>
          </table:table-cell>
          <table:table-cell table:formula="of:=INT(2048+2047*SIN([.B2857]))" office:value-type="float" office:value="113" calcext:value-type="float">
            <text:p>113</text:p>
          </table:table-cell>
          <table:table-cell table:formula="of:=INT(2048+2047*COS([.B2857]))" office:value-type="float" office:value="1379" calcext:value-type="float">
            <text:p>1379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table:formula="of:=[.A2858]*2*PI()/4096" office:value-type="float" office:value="4.38104913020139" calcext:value-type="float">
            <text:p>4.38104913020139</text:p>
          </table:table-cell>
          <table:table-cell table:formula="of:=INT(2048+2047*SIN([.B2858]))" office:value-type="float" office:value="112" calcext:value-type="float">
            <text:p>112</text:p>
          </table:table-cell>
          <table:table-cell table:formula="of:=INT(2048+2047*COS([.B2858]))" office:value-type="float" office:value="1382" calcext:value-type="float">
            <text:p>1382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table:formula="of:=[.A2859]*2*PI()/4096" office:value-type="float" office:value="4.38258311098928" calcext:value-type="float">
            <text:p>4.38258311098928</text:p>
          </table:table-cell>
          <table:table-cell table:formula="of:=INT(2048+2047*SIN([.B2859]))" office:value-type="float" office:value="111" calcext:value-type="float">
            <text:p>111</text:p>
          </table:table-cell>
          <table:table-cell table:formula="of:=INT(2048+2047*COS([.B2859]))" office:value-type="float" office:value="1385" calcext:value-type="float">
            <text:p>1385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table:formula="of:=[.A2860]*2*PI()/4096" office:value-type="float" office:value="4.38411709177716" calcext:value-type="float">
            <text:p>4.38411709177716</text:p>
          </table:table-cell>
          <table:table-cell table:formula="of:=INT(2048+2047*SIN([.B2860]))" office:value-type="float" office:value="110" calcext:value-type="float">
            <text:p>110</text:p>
          </table:table-cell>
          <table:table-cell table:formula="of:=INT(2048+2047*COS([.B2860]))" office:value-type="float" office:value="1388" calcext:value-type="float">
            <text:p>1388</text:p>
          </table:table-cell>
          <table:table-cell/>
        </table:table-row>
        <table:table-row table:style-name="ro1">
          <table:table-cell office:value-type="float" office:value="2859" calcext:value-type="float">
            <text:p>2859</text:p>
          </table:table-cell>
          <table:table-cell table:formula="of:=[.A2861]*2*PI()/4096" office:value-type="float" office:value="4.38565107256505" calcext:value-type="float">
            <text:p>4.38565107256505</text:p>
          </table:table-cell>
          <table:table-cell table:formula="of:=INT(2048+2047*SIN([.B2861]))" office:value-type="float" office:value="109" calcext:value-type="float">
            <text:p>109</text:p>
          </table:table-cell>
          <table:table-cell table:formula="of:=INT(2048+2047*COS([.B2861]))" office:value-type="float" office:value="1391" calcext:value-type="float">
            <text:p>1391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table:formula="of:=[.A2862]*2*PI()/4096" office:value-type="float" office:value="4.38718505335293" calcext:value-type="float">
            <text:p>4.38718505335293</text:p>
          </table:table-cell>
          <table:table-cell table:formula="of:=INT(2048+2047*SIN([.B2862]))" office:value-type="float" office:value="108" calcext:value-type="float">
            <text:p>108</text:p>
          </table:table-cell>
          <table:table-cell table:formula="of:=INT(2048+2047*COS([.B2862]))" office:value-type="float" office:value="1393" calcext:value-type="float">
            <text:p>1393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table:formula="of:=[.A2863]*2*PI()/4096" office:value-type="float" office:value="4.38871903414082" calcext:value-type="float">
            <text:p>4.38871903414082</text:p>
          </table:table-cell>
          <table:table-cell table:formula="of:=INT(2048+2047*SIN([.B2863]))" office:value-type="float" office:value="107" calcext:value-type="float">
            <text:p>107</text:p>
          </table:table-cell>
          <table:table-cell table:formula="of:=INT(2048+2047*COS([.B2863]))" office:value-type="float" office:value="1396" calcext:value-type="float">
            <text:p>1396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table:formula="of:=[.A2864]*2*PI()/4096" office:value-type="float" office:value="4.39025301492871" calcext:value-type="float">
            <text:p>4.39025301492871</text:p>
          </table:table-cell>
          <table:table-cell table:formula="of:=INT(2048+2047*SIN([.B2864]))" office:value-type="float" office:value="106" calcext:value-type="float">
            <text:p>106</text:p>
          </table:table-cell>
          <table:table-cell table:formula="of:=INT(2048+2047*COS([.B2864]))" office:value-type="float" office:value="1399" calcext:value-type="float">
            <text:p>1399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table:formula="of:=[.A2865]*2*PI()/4096" office:value-type="float" office:value="4.39178699571659" calcext:value-type="float">
            <text:p>4.39178699571659</text:p>
          </table:table-cell>
          <table:table-cell table:formula="of:=INT(2048+2047*SIN([.B2865]))" office:value-type="float" office:value="105" calcext:value-type="float">
            <text:p>105</text:p>
          </table:table-cell>
          <table:table-cell table:formula="of:=INT(2048+2047*COS([.B2865]))" office:value-type="float" office:value="1402" calcext:value-type="float">
            <text:p>1402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table:formula="of:=[.A2866]*2*PI()/4096" office:value-type="float" office:value="4.39332097650448" calcext:value-type="float">
            <text:p>4.39332097650448</text:p>
          </table:table-cell>
          <table:table-cell table:formula="of:=INT(2048+2047*SIN([.B2866]))" office:value-type="float" office:value="104" calcext:value-type="float">
            <text:p>104</text:p>
          </table:table-cell>
          <table:table-cell table:formula="of:=INT(2048+2047*COS([.B2866]))" office:value-type="float" office:value="1405" calcext:value-type="float">
            <text:p>1405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table:formula="of:=[.A2867]*2*PI()/4096" office:value-type="float" office:value="4.39485495729236" calcext:value-type="float">
            <text:p>4.39485495729236</text:p>
          </table:table-cell>
          <table:table-cell table:formula="of:=INT(2048+2047*SIN([.B2867]))" office:value-type="float" office:value="103" calcext:value-type="float">
            <text:p>103</text:p>
          </table:table-cell>
          <table:table-cell table:formula="of:=INT(2048+2047*COS([.B2867]))" office:value-type="float" office:value="1408" calcext:value-type="float">
            <text:p>1408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table:formula="of:=[.A2868]*2*PI()/4096" office:value-type="float" office:value="4.39638893808025" calcext:value-type="float">
            <text:p>4.39638893808025</text:p>
          </table:table-cell>
          <table:table-cell table:formula="of:=INT(2048+2047*SIN([.B2868]))" office:value-type="float" office:value="102" calcext:value-type="float">
            <text:p>102</text:p>
          </table:table-cell>
          <table:table-cell table:formula="of:=INT(2048+2047*COS([.B2868]))" office:value-type="float" office:value="1411" calcext:value-type="float">
            <text:p>1411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table:formula="of:=[.A2869]*2*PI()/4096" office:value-type="float" office:value="4.39792291886813" calcext:value-type="float">
            <text:p>4.39792291886813</text:p>
          </table:table-cell>
          <table:table-cell table:formula="of:=INT(2048+2047*SIN([.B2869]))" office:value-type="float" office:value="101" calcext:value-type="float">
            <text:p>101</text:p>
          </table:table-cell>
          <table:table-cell table:formula="of:=INT(2048+2047*COS([.B2869]))" office:value-type="float" office:value="1414" calcext:value-type="float">
            <text:p>1414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table:formula="of:=[.A2870]*2*PI()/4096" office:value-type="float" office:value="4.39945689965602" calcext:value-type="float">
            <text:p>4.39945689965602</text:p>
          </table:table-cell>
          <table:table-cell table:formula="of:=INT(2048+2047*SIN([.B2870]))" office:value-type="float" office:value="100" calcext:value-type="float">
            <text:p>100</text:p>
          </table:table-cell>
          <table:table-cell table:formula="of:=INT(2048+2047*COS([.B2870]))"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table:formula="of:=[.A2871]*2*PI()/4096" office:value-type="float" office:value="4.4009908804439" calcext:value-type="float">
            <text:p>4.4009908804439</text:p>
          </table:table-cell>
          <table:table-cell table:formula="of:=INT(2048+2047*SIN([.B2871]))" office:value-type="float" office:value="99" calcext:value-type="float">
            <text:p>99</text:p>
          </table:table-cell>
          <table:table-cell table:formula="of:=INT(2048+2047*COS([.B2871]))" office:value-type="float" office:value="1420" calcext:value-type="float">
            <text:p>1420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table:formula="of:=[.A2872]*2*PI()/4096" office:value-type="float" office:value="4.40252486123179" calcext:value-type="float">
            <text:p>4.40252486123179</text:p>
          </table:table-cell>
          <table:table-cell table:formula="of:=INT(2048+2047*SIN([.B2872]))" office:value-type="float" office:value="98" calcext:value-type="float">
            <text:p>98</text:p>
          </table:table-cell>
          <table:table-cell table:formula="of:=INT(2048+2047*COS([.B2872]))" office:value-type="float" office:value="1423" calcext:value-type="float">
            <text:p>1423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table:formula="of:=[.A2873]*2*PI()/4096" office:value-type="float" office:value="4.40405884201968" calcext:value-type="float">
            <text:p>4.40405884201968</text:p>
          </table:table-cell>
          <table:table-cell table:formula="of:=INT(2048+2047*SIN([.B2873]))" office:value-type="float" office:value="97" calcext:value-type="float">
            <text:p>97</text:p>
          </table:table-cell>
          <table:table-cell table:formula="of:=INT(2048+2047*COS([.B2873]))" office:value-type="float" office:value="1426" calcext:value-type="float">
            <text:p>1426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table:formula="of:=[.A2874]*2*PI()/4096" office:value-type="float" office:value="4.40559282280756" calcext:value-type="float">
            <text:p>4.40559282280756</text:p>
          </table:table-cell>
          <table:table-cell table:formula="of:=INT(2048+2047*SIN([.B2874]))" office:value-type="float" office:value="96" calcext:value-type="float">
            <text:p>96</text:p>
          </table:table-cell>
          <table:table-cell table:formula="of:=INT(2048+2047*COS([.B2874]))" office:value-type="float" office:value="1429" calcext:value-type="float">
            <text:p>1429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table:formula="of:=[.A2875]*2*PI()/4096" office:value-type="float" office:value="4.40712680359545" calcext:value-type="float">
            <text:p>4.40712680359545</text:p>
          </table:table-cell>
          <table:table-cell table:formula="of:=INT(2048+2047*SIN([.B2875]))" office:value-type="float" office:value="95" calcext:value-type="float">
            <text:p>95</text:p>
          </table:table-cell>
          <table:table-cell table:formula="of:=INT(2048+2047*COS([.B2875]))" office:value-type="float" office:value="1432" calcext:value-type="float">
            <text:p>1432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table:formula="of:=[.A2876]*2*PI()/4096" office:value-type="float" office:value="4.40866078438333" calcext:value-type="float">
            <text:p>4.40866078438333</text:p>
          </table:table-cell>
          <table:table-cell table:formula="of:=INT(2048+2047*SIN([.B2876]))" office:value-type="float" office:value="94" calcext:value-type="float">
            <text:p>94</text:p>
          </table:table-cell>
          <table:table-cell table:formula="of:=INT(2048+2047*COS([.B2876]))"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table:formula="of:=[.A2877]*2*PI()/4096" office:value-type="float" office:value="4.41019476517122" calcext:value-type="float">
            <text:p>4.41019476517122</text:p>
          </table:table-cell>
          <table:table-cell table:formula="of:=INT(2048+2047*SIN([.B2877]))" office:value-type="float" office:value="93" calcext:value-type="float">
            <text:p>93</text:p>
          </table:table-cell>
          <table:table-cell table:formula="of:=INT(2048+2047*COS([.B2877]))" office:value-type="float" office:value="1438" calcext:value-type="float">
            <text:p>1438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table:formula="of:=[.A2878]*2*PI()/4096" office:value-type="float" office:value="4.4117287459591" calcext:value-type="float">
            <text:p>4.4117287459591</text:p>
          </table:table-cell>
          <table:table-cell table:formula="of:=INT(2048+2047*SIN([.B2878]))" office:value-type="float" office:value="92" calcext:value-type="float">
            <text:p>92</text:p>
          </table:table-cell>
          <table:table-cell table:formula="of:=INT(2048+2047*COS([.B2878]))" office:value-type="float" office:value="1441" calcext:value-type="float">
            <text:p>1441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table:formula="of:=[.A2879]*2*PI()/4096" office:value-type="float" office:value="4.41326272674699" calcext:value-type="float">
            <text:p>4.41326272674699</text:p>
          </table:table-cell>
          <table:table-cell table:formula="of:=INT(2048+2047*SIN([.B2879]))" office:value-type="float" office:value="91" calcext:value-type="float">
            <text:p>91</text:p>
          </table:table-cell>
          <table:table-cell table:formula="of:=INT(2048+2047*COS([.B2879]))" office:value-type="float" office:value="1444" calcext:value-type="float">
            <text:p>1444</text:p>
          </table:table-cell>
          <table:table-cell/>
        </table:table-row>
        <table:table-row table:style-name="ro1">
          <table:table-cell office:value-type="float" office:value="2878" calcext:value-type="float">
            <text:p>2878</text:p>
          </table:table-cell>
          <table:table-cell table:formula="of:=[.A2880]*2*PI()/4096" office:value-type="float" office:value="4.41479670753488" calcext:value-type="float">
            <text:p>4.41479670753488</text:p>
          </table:table-cell>
          <table:table-cell table:formula="of:=INT(2048+2047*SIN([.B2880]))" office:value-type="float" office:value="90" calcext:value-type="float">
            <text:p>90</text:p>
          </table:table-cell>
          <table:table-cell table:formula="of:=INT(2048+2047*COS([.B2880]))" office:value-type="float" office:value="1447" calcext:value-type="float">
            <text:p>1447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table:formula="of:=[.A2881]*2*PI()/4096" office:value-type="float" office:value="4.41633068832276" calcext:value-type="float">
            <text:p>4.41633068832276</text:p>
          </table:table-cell>
          <table:table-cell table:formula="of:=INT(2048+2047*SIN([.B2881]))" office:value-type="float" office:value="90" calcext:value-type="float">
            <text:p>90</text:p>
          </table:table-cell>
          <table:table-cell table:formula="of:=INT(2048+2047*COS([.B2881]))" office:value-type="float" office:value="1450" calcext:value-type="float">
            <text:p>1450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table:formula="of:=[.A2882]*2*PI()/4096" office:value-type="float" office:value="4.41786466911065" calcext:value-type="float">
            <text:p>4.41786466911065</text:p>
          </table:table-cell>
          <table:table-cell table:formula="of:=INT(2048+2047*SIN([.B2882]))" office:value-type="float" office:value="89" calcext:value-type="float">
            <text:p>89</text:p>
          </table:table-cell>
          <table:table-cell table:formula="of:=INT(2048+2047*COS([.B2882]))"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table:formula="of:=[.A2883]*2*PI()/4096" office:value-type="float" office:value="4.41939864989853" calcext:value-type="float">
            <text:p>4.41939864989853</text:p>
          </table:table-cell>
          <table:table-cell table:formula="of:=INT(2048+2047*SIN([.B2883]))" office:value-type="float" office:value="88" calcext:value-type="float">
            <text:p>88</text:p>
          </table:table-cell>
          <table:table-cell table:formula="of:=INT(2048+2047*COS([.B2883]))" office:value-type="float" office:value="1456" calcext:value-type="float">
            <text:p>1456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table:formula="of:=[.A2884]*2*PI()/4096" office:value-type="float" office:value="4.42093263068642" calcext:value-type="float">
            <text:p>4.42093263068642</text:p>
          </table:table-cell>
          <table:table-cell table:formula="of:=INT(2048+2047*SIN([.B2884]))" office:value-type="float" office:value="87" calcext:value-type="float">
            <text:p>87</text:p>
          </table:table-cell>
          <table:table-cell table:formula="of:=INT(2048+2047*COS([.B2884]))" office:value-type="float" office:value="1459" calcext:value-type="float">
            <text:p>1459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table:formula="of:=[.A2885]*2*PI()/4096" office:value-type="float" office:value="4.4224666114743" calcext:value-type="float">
            <text:p>4.4224666114743</text:p>
          </table:table-cell>
          <table:table-cell table:formula="of:=INT(2048+2047*SIN([.B2885]))" office:value-type="float" office:value="86" calcext:value-type="float">
            <text:p>86</text:p>
          </table:table-cell>
          <table:table-cell table:formula="of:=INT(2048+2047*COS([.B2885]))" office:value-type="float" office:value="1462" calcext:value-type="float">
            <text:p>1462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table:formula="of:=[.A2886]*2*PI()/4096" office:value-type="float" office:value="4.42400059226219" calcext:value-type="float">
            <text:p>4.42400059226219</text:p>
          </table:table-cell>
          <table:table-cell table:formula="of:=INT(2048+2047*SIN([.B2886]))" office:value-type="float" office:value="85" calcext:value-type="float">
            <text:p>85</text:p>
          </table:table-cell>
          <table:table-cell table:formula="of:=INT(2048+2047*COS([.B2886]))" office:value-type="float" office:value="1465" calcext:value-type="float">
            <text:p>1465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[.A2887]*2*PI()/4096" office:value-type="float" office:value="4.42553457305008" calcext:value-type="float">
            <text:p>4.42553457305008</text:p>
          </table:table-cell>
          <table:table-cell table:formula="of:=INT(2048+2047*SIN([.B2887]))" office:value-type="float" office:value="84" calcext:value-type="float">
            <text:p>84</text:p>
          </table:table-cell>
          <table:table-cell table:formula="of:=INT(2048+2047*COS([.B2887]))" office:value-type="float" office:value="1468" calcext:value-type="float">
            <text:p>1468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table:formula="of:=[.A2888]*2*PI()/4096" office:value-type="float" office:value="4.42706855383796" calcext:value-type="float">
            <text:p>4.42706855383796</text:p>
          </table:table-cell>
          <table:table-cell table:formula="of:=INT(2048+2047*SIN([.B2888]))" office:value-type="float" office:value="83" calcext:value-type="float">
            <text:p>83</text:p>
          </table:table-cell>
          <table:table-cell table:formula="of:=INT(2048+2047*COS([.B2888]))" office:value-type="float" office:value="1471" calcext:value-type="float">
            <text:p>1471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table:formula="of:=[.A2889]*2*PI()/4096" office:value-type="float" office:value="4.42860253462585" calcext:value-type="float">
            <text:p>4.42860253462585</text:p>
          </table:table-cell>
          <table:table-cell table:formula="of:=INT(2048+2047*SIN([.B2889]))" office:value-type="float" office:value="82" calcext:value-type="float">
            <text:p>82</text:p>
          </table:table-cell>
          <table:table-cell table:formula="of:=INT(2048+2047*COS([.B2889]))" office:value-type="float" office:value="1474" calcext:value-type="float">
            <text:p>1474</text:p>
          </table:table-cell>
          <table:table-cell/>
        </table:table-row>
        <table:table-row table:style-name="ro1">
          <table:table-cell office:value-type="float" office:value="2888" calcext:value-type="float">
            <text:p>2888</text:p>
          </table:table-cell>
          <table:table-cell table:formula="of:=[.A2890]*2*PI()/4096" office:value-type="float" office:value="4.43013651541373" calcext:value-type="float">
            <text:p>4.43013651541373</text:p>
          </table:table-cell>
          <table:table-cell table:formula="of:=INT(2048+2047*SIN([.B2890]))" office:value-type="float" office:value="81" calcext:value-type="float">
            <text:p>81</text:p>
          </table:table-cell>
          <table:table-cell table:formula="of:=INT(2048+2047*COS([.B2890]))" office:value-type="float" office:value="1477" calcext:value-type="float">
            <text:p>1477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table:formula="of:=[.A2891]*2*PI()/4096" office:value-type="float" office:value="4.43167049620162" calcext:value-type="float">
            <text:p>4.43167049620162</text:p>
          </table:table-cell>
          <table:table-cell table:formula="of:=INT(2048+2047*SIN([.B2891]))" office:value-type="float" office:value="81" calcext:value-type="float">
            <text:p>81</text:p>
          </table:table-cell>
          <table:table-cell table:formula="of:=INT(2048+2047*COS([.B2891]))" office:value-type="float" office:value="1480" calcext:value-type="float">
            <text:p>1480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table:formula="of:=[.A2892]*2*PI()/4096" office:value-type="float" office:value="4.4332044769895" calcext:value-type="float">
            <text:p>4.4332044769895</text:p>
          </table:table-cell>
          <table:table-cell table:formula="of:=INT(2048+2047*SIN([.B2892]))" office:value-type="float" office:value="80" calcext:value-type="float">
            <text:p>80</text:p>
          </table:table-cell>
          <table:table-cell table:formula="of:=INT(2048+2047*COS([.B2892]))" office:value-type="float" office:value="1483" calcext:value-type="float">
            <text:p>1483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table:formula="of:=[.A2893]*2*PI()/4096" office:value-type="float" office:value="4.43473845777739" calcext:value-type="float">
            <text:p>4.43473845777739</text:p>
          </table:table-cell>
          <table:table-cell table:formula="of:=INT(2048+2047*SIN([.B2893]))" office:value-type="float" office:value="79" calcext:value-type="float">
            <text:p>79</text:p>
          </table:table-cell>
          <table:table-cell table:formula="of:=INT(2048+2047*COS([.B2893]))"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[.A2894]*2*PI()/4096" office:value-type="float" office:value="4.43627243856527" calcext:value-type="float">
            <text:p>4.43627243856527</text:p>
          </table:table-cell>
          <table:table-cell table:formula="of:=INT(2048+2047*SIN([.B2894]))" office:value-type="float" office:value="78" calcext:value-type="float">
            <text:p>78</text:p>
          </table:table-cell>
          <table:table-cell table:formula="of:=INT(2048+2047*COS([.B2894]))" office:value-type="float" office:value="1489" calcext:value-type="float">
            <text:p>1489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table:formula="of:=[.A2895]*2*PI()/4096" office:value-type="float" office:value="4.43780641935316" calcext:value-type="float">
            <text:p>4.43780641935316</text:p>
          </table:table-cell>
          <table:table-cell table:formula="of:=INT(2048+2047*SIN([.B2895]))" office:value-type="float" office:value="77" calcext:value-type="float">
            <text:p>77</text:p>
          </table:table-cell>
          <table:table-cell table:formula="of:=INT(2048+2047*COS([.B2895]))" office:value-type="float" office:value="1492" calcext:value-type="float">
            <text:p>1492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table:formula="of:=[.A2896]*2*PI()/4096" office:value-type="float" office:value="4.43934040014105" calcext:value-type="float">
            <text:p>4.43934040014105</text:p>
          </table:table-cell>
          <table:table-cell table:formula="of:=INT(2048+2047*SIN([.B2896]))" office:value-type="float" office:value="76" calcext:value-type="float">
            <text:p>76</text:p>
          </table:table-cell>
          <table:table-cell table:formula="of:=INT(2048+2047*COS([.B2896]))" office:value-type="float" office:value="1495" calcext:value-type="float">
            <text:p>1495</text:p>
          </table:table-cell>
          <table:table-cell/>
        </table:table-row>
        <table:table-row table:style-name="ro1">
          <table:table-cell office:value-type="float" office:value="2895" calcext:value-type="float">
            <text:p>2895</text:p>
          </table:table-cell>
          <table:table-cell table:formula="of:=[.A2897]*2*PI()/4096" office:value-type="float" office:value="4.44087438092893" calcext:value-type="float">
            <text:p>4.44087438092893</text:p>
          </table:table-cell>
          <table:table-cell table:formula="of:=INT(2048+2047*SIN([.B2897]))" office:value-type="float" office:value="75" calcext:value-type="float">
            <text:p>75</text:p>
          </table:table-cell>
          <table:table-cell table:formula="of:=INT(2048+2047*COS([.B2897]))" office:value-type="float" office:value="1499" calcext:value-type="float">
            <text:p>1499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table:formula="of:=[.A2898]*2*PI()/4096" office:value-type="float" office:value="4.44240836171682" calcext:value-type="float">
            <text:p>4.44240836171682</text:p>
          </table:table-cell>
          <table:table-cell table:formula="of:=INT(2048+2047*SIN([.B2898]))" office:value-type="float" office:value="75" calcext:value-type="float">
            <text:p>75</text:p>
          </table:table-cell>
          <table:table-cell table:formula="of:=INT(2048+2047*COS([.B2898]))" office:value-type="float" office:value="1502" calcext:value-type="float">
            <text:p>1502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table:formula="of:=[.A2899]*2*PI()/4096" office:value-type="float" office:value="4.4439423425047" calcext:value-type="float">
            <text:p>4.4439423425047</text:p>
          </table:table-cell>
          <table:table-cell table:formula="of:=INT(2048+2047*SIN([.B2899]))" office:value-type="float" office:value="74" calcext:value-type="float">
            <text:p>74</text:p>
          </table:table-cell>
          <table:table-cell table:formula="of:=INT(2048+2047*COS([.B2899]))" office:value-type="float" office:value="1505" calcext:value-type="float">
            <text:p>1505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table:formula="of:=[.A2900]*2*PI()/4096" office:value-type="float" office:value="4.44547632329259" calcext:value-type="float">
            <text:p>4.44547632329259</text:p>
          </table:table-cell>
          <table:table-cell table:formula="of:=INT(2048+2047*SIN([.B2900]))" office:value-type="float" office:value="73" calcext:value-type="float">
            <text:p>73</text:p>
          </table:table-cell>
          <table:table-cell table:formula="of:=INT(2048+2047*COS([.B2900]))" office:value-type="float" office:value="1508" calcext:value-type="float">
            <text:p>1508</text:p>
          </table:table-cell>
          <table:table-cell/>
        </table:table-row>
        <table:table-row table:style-name="ro1">
          <table:table-cell office:value-type="float" office:value="2899" calcext:value-type="float">
            <text:p>2899</text:p>
          </table:table-cell>
          <table:table-cell table:formula="of:=[.A2901]*2*PI()/4096" office:value-type="float" office:value="4.44701030408047" calcext:value-type="float">
            <text:p>4.44701030408047</text:p>
          </table:table-cell>
          <table:table-cell table:formula="of:=INT(2048+2047*SIN([.B2901]))" office:value-type="float" office:value="72" calcext:value-type="float">
            <text:p>72</text:p>
          </table:table-cell>
          <table:table-cell table:formula="of:=INT(2048+2047*COS([.B2901]))"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table:formula="of:=[.A2902]*2*PI()/4096" office:value-type="float" office:value="4.44854428486836" calcext:value-type="float">
            <text:p>4.44854428486836</text:p>
          </table:table-cell>
          <table:table-cell table:formula="of:=INT(2048+2047*SIN([.B2902]))" office:value-type="float" office:value="71" calcext:value-type="float">
            <text:p>71</text:p>
          </table:table-cell>
          <table:table-cell table:formula="of:=INT(2048+2047*COS([.B2902]))" office:value-type="float" office:value="1514" calcext:value-type="float">
            <text:p>1514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table:formula="of:=[.A2903]*2*PI()/4096" office:value-type="float" office:value="4.45007826565625" calcext:value-type="float">
            <text:p>4.45007826565625</text:p>
          </table:table-cell>
          <table:table-cell table:formula="of:=INT(2048+2047*SIN([.B2903]))" office:value-type="float" office:value="71" calcext:value-type="float">
            <text:p>71</text:p>
          </table:table-cell>
          <table:table-cell table:formula="of:=INT(2048+2047*COS([.B2903]))"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table:formula="of:=[.A2904]*2*PI()/4096" office:value-type="float" office:value="4.45161224644413" calcext:value-type="float">
            <text:p>4.45161224644413</text:p>
          </table:table-cell>
          <table:table-cell table:formula="of:=INT(2048+2047*SIN([.B2904]))" office:value-type="float" office:value="70" calcext:value-type="float">
            <text:p>70</text:p>
          </table:table-cell>
          <table:table-cell table:formula="of:=INT(2048+2047*COS([.B2904]))"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float" office:value="2903" calcext:value-type="float">
            <text:p>2903</text:p>
          </table:table-cell>
          <table:table-cell table:formula="of:=[.A2905]*2*PI()/4096" office:value-type="float" office:value="4.45314622723202" calcext:value-type="float">
            <text:p>4.45314622723202</text:p>
          </table:table-cell>
          <table:table-cell table:formula="of:=INT(2048+2047*SIN([.B2905]))" office:value-type="float" office:value="69" calcext:value-type="float">
            <text:p>69</text:p>
          </table:table-cell>
          <table:table-cell table:formula="of:=INT(2048+2047*COS([.B2905]))" office:value-type="float" office:value="1523" calcext:value-type="float">
            <text:p>1523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table:formula="of:=[.A2906]*2*PI()/4096" office:value-type="float" office:value="4.4546802080199" calcext:value-type="float">
            <text:p>4.4546802080199</text:p>
          </table:table-cell>
          <table:table-cell table:formula="of:=INT(2048+2047*SIN([.B2906]))" office:value-type="float" office:value="68" calcext:value-type="float">
            <text:p>68</text:p>
          </table:table-cell>
          <table:table-cell table:formula="of:=INT(2048+2047*COS([.B2906]))"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table:formula="of:=[.A2907]*2*PI()/4096" office:value-type="float" office:value="4.45621418880779" calcext:value-type="float">
            <text:p>4.45621418880779</text:p>
          </table:table-cell>
          <table:table-cell table:formula="of:=INT(2048+2047*SIN([.B2907]))" office:value-type="float" office:value="67" calcext:value-type="float">
            <text:p>67</text:p>
          </table:table-cell>
          <table:table-cell table:formula="of:=INT(2048+2047*COS([.B2907]))" office:value-type="float" office:value="1529" calcext:value-type="float">
            <text:p>1529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table:formula="of:=[.A2908]*2*PI()/4096" office:value-type="float" office:value="4.45774816959567" calcext:value-type="float">
            <text:p>4.45774816959567</text:p>
          </table:table-cell>
          <table:table-cell table:formula="of:=INT(2048+2047*SIN([.B2908]))" office:value-type="float" office:value="67" calcext:value-type="float">
            <text:p>67</text:p>
          </table:table-cell>
          <table:table-cell table:formula="of:=INT(2048+2047*COS([.B2908]))" office:value-type="float" office:value="1532" calcext:value-type="float">
            <text:p>1532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table:formula="of:=[.A2909]*2*PI()/4096" office:value-type="float" office:value="4.45928215038356" calcext:value-type="float">
            <text:p>4.45928215038356</text:p>
          </table:table-cell>
          <table:table-cell table:formula="of:=INT(2048+2047*SIN([.B2909]))" office:value-type="float" office:value="66" calcext:value-type="float">
            <text:p>66</text:p>
          </table:table-cell>
          <table:table-cell table:formula="of:=INT(2048+2047*COS([.B2909]))" office:value-type="float" office:value="1535" calcext:value-type="float">
            <text:p>1535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table:formula="of:=[.A2910]*2*PI()/4096" office:value-type="float" office:value="4.46081613117145" calcext:value-type="float">
            <text:p>4.46081613117145</text:p>
          </table:table-cell>
          <table:table-cell table:formula="of:=INT(2048+2047*SIN([.B2910]))" office:value-type="float" office:value="65" calcext:value-type="float">
            <text:p>65</text:p>
          </table:table-cell>
          <table:table-cell table:formula="of:=INT(2048+2047*COS([.B2910]))" office:value-type="float" office:value="1538" calcext:value-type="float">
            <text:p>1538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table:formula="of:=[.A2911]*2*PI()/4096" office:value-type="float" office:value="4.46235011195933" calcext:value-type="float">
            <text:p>4.46235011195933</text:p>
          </table:table-cell>
          <table:table-cell table:formula="of:=INT(2048+2047*SIN([.B2911]))" office:value-type="float" office:value="64" calcext:value-type="float">
            <text:p>64</text:p>
          </table:table-cell>
          <table:table-cell table:formula="of:=INT(2048+2047*COS([.B2911]))" office:value-type="float" office:value="1541" calcext:value-type="float">
            <text:p>1541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table:formula="of:=[.A2912]*2*PI()/4096" office:value-type="float" office:value="4.46388409274722" calcext:value-type="float">
            <text:p>4.46388409274722</text:p>
          </table:table-cell>
          <table:table-cell table:formula="of:=INT(2048+2047*SIN([.B2912]))" office:value-type="float" office:value="63" calcext:value-type="float">
            <text:p>63</text:p>
          </table:table-cell>
          <table:table-cell table:formula="of:=INT(2048+2047*COS([.B2912]))" office:value-type="float" office:value="1544" calcext:value-type="float">
            <text:p>1544</text:p>
          </table:table-cell>
          <table:table-cell/>
        </table:table-row>
        <table:table-row table:style-name="ro1">
          <table:table-cell office:value-type="float" office:value="2911" calcext:value-type="float">
            <text:p>2911</text:p>
          </table:table-cell>
          <table:table-cell table:formula="of:=[.A2913]*2*PI()/4096" office:value-type="float" office:value="4.4654180735351" calcext:value-type="float">
            <text:p>4.4654180735351</text:p>
          </table:table-cell>
          <table:table-cell table:formula="of:=INT(2048+2047*SIN([.B2913]))" office:value-type="float" office:value="63" calcext:value-type="float">
            <text:p>63</text:p>
          </table:table-cell>
          <table:table-cell table:formula="of:=INT(2048+2047*COS([.B2913]))" office:value-type="float" office:value="1547" calcext:value-type="float">
            <text:p>1547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table:formula="of:=[.A2914]*2*PI()/4096" office:value-type="float" office:value="4.46695205432299" calcext:value-type="float">
            <text:p>4.46695205432299</text:p>
          </table:table-cell>
          <table:table-cell table:formula="of:=INT(2048+2047*SIN([.B2914]))" office:value-type="float" office:value="62" calcext:value-type="float">
            <text:p>62</text:p>
          </table:table-cell>
          <table:table-cell table:formula="of:=INT(2048+2047*COS([.B2914]))" office:value-type="float" office:value="1550" calcext:value-type="float">
            <text:p>1550</text:p>
          </table:table-cell>
          <table:table-cell/>
        </table:table-row>
        <table:table-row table:style-name="ro1">
          <table:table-cell office:value-type="float" office:value="2913" calcext:value-type="float">
            <text:p>2913</text:p>
          </table:table-cell>
          <table:table-cell table:formula="of:=[.A2915]*2*PI()/4096" office:value-type="float" office:value="4.46848603511087" calcext:value-type="float">
            <text:p>4.46848603511087</text:p>
          </table:table-cell>
          <table:table-cell table:formula="of:=INT(2048+2047*SIN([.B2915]))" office:value-type="float" office:value="61" calcext:value-type="float">
            <text:p>61</text:p>
          </table:table-cell>
          <table:table-cell table:formula="of:=INT(2048+2047*COS([.B2915]))" office:value-type="float" office:value="1553" calcext:value-type="float">
            <text:p>1553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table:formula="of:=[.A2916]*2*PI()/4096" office:value-type="float" office:value="4.47002001589876" calcext:value-type="float">
            <text:p>4.47002001589876</text:p>
          </table:table-cell>
          <table:table-cell table:formula="of:=INT(2048+2047*SIN([.B2916]))" office:value-type="float" office:value="60" calcext:value-type="float">
            <text:p>60</text:p>
          </table:table-cell>
          <table:table-cell table:formula="of:=INT(2048+2047*COS([.B2916]))" office:value-type="float" office:value="1556" calcext:value-type="float">
            <text:p>1556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table:formula="of:=[.A2917]*2*PI()/4096" office:value-type="float" office:value="4.47155399668664" calcext:value-type="float">
            <text:p>4.47155399668664</text:p>
          </table:table-cell>
          <table:table-cell table:formula="of:=INT(2048+2047*SIN([.B2917]))" office:value-type="float" office:value="60" calcext:value-type="float">
            <text:p>60</text:p>
          </table:table-cell>
          <table:table-cell table:formula="of:=INT(2048+2047*COS([.B2917]))" office:value-type="float" office:value="1559" calcext:value-type="float">
            <text:p>1559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table:formula="of:=[.A2918]*2*PI()/4096" office:value-type="float" office:value="4.47308797747453" calcext:value-type="float">
            <text:p>4.47308797747453</text:p>
          </table:table-cell>
          <table:table-cell table:formula="of:=INT(2048+2047*SIN([.B2918]))" office:value-type="float" office:value="59" calcext:value-type="float">
            <text:p>59</text:p>
          </table:table-cell>
          <table:table-cell table:formula="of:=INT(2048+2047*COS([.B2918]))" office:value-type="float" office:value="1562" calcext:value-type="float">
            <text:p>1562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table:formula="of:=[.A2919]*2*PI()/4096" office:value-type="float" office:value="4.47462195826242" calcext:value-type="float">
            <text:p>4.47462195826242</text:p>
          </table:table-cell>
          <table:table-cell table:formula="of:=INT(2048+2047*SIN([.B2919]))" office:value-type="float" office:value="58" calcext:value-type="float">
            <text:p>58</text:p>
          </table:table-cell>
          <table:table-cell table:formula="of:=INT(2048+2047*COS([.B2919]))" office:value-type="float" office:value="1565" calcext:value-type="float">
            <text:p>1565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table:formula="of:=[.A2920]*2*PI()/4096" office:value-type="float" office:value="4.4761559390503" calcext:value-type="float">
            <text:p>4.4761559390503</text:p>
          </table:table-cell>
          <table:table-cell table:formula="of:=INT(2048+2047*SIN([.B2920]))" office:value-type="float" office:value="57" calcext:value-type="float">
            <text:p>57</text:p>
          </table:table-cell>
          <table:table-cell table:formula="of:=INT(2048+2047*COS([.B2920]))" office:value-type="float" office:value="1568" calcext:value-type="float">
            <text:p>1568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table:formula="of:=[.A2921]*2*PI()/4096" office:value-type="float" office:value="4.47768991983819" calcext:value-type="float">
            <text:p>4.47768991983819</text:p>
          </table:table-cell>
          <table:table-cell table:formula="of:=INT(2048+2047*SIN([.B2921]))" office:value-type="float" office:value="57" calcext:value-type="float">
            <text:p>57</text:p>
          </table:table-cell>
          <table:table-cell table:formula="of:=INT(2048+2047*COS([.B2921]))" office:value-type="float" office:value="1571" calcext:value-type="float">
            <text:p>1571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table:formula="of:=[.A2922]*2*PI()/4096" office:value-type="float" office:value="4.47922390062607" calcext:value-type="float">
            <text:p>4.47922390062607</text:p>
          </table:table-cell>
          <table:table-cell table:formula="of:=INT(2048+2047*SIN([.B2922]))" office:value-type="float" office:value="56" calcext:value-type="float">
            <text:p>56</text:p>
          </table:table-cell>
          <table:table-cell table:formula="of:=INT(2048+2047*COS([.B2922]))"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table:formula="of:=[.A2923]*2*PI()/4096" office:value-type="float" office:value="4.48075788141396" calcext:value-type="float">
            <text:p>4.48075788141396</text:p>
          </table:table-cell>
          <table:table-cell table:formula="of:=INT(2048+2047*SIN([.B2923]))" office:value-type="float" office:value="55" calcext:value-type="float">
            <text:p>55</text:p>
          </table:table-cell>
          <table:table-cell table:formula="of:=INT(2048+2047*COS([.B2923]))"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table:formula="of:=[.A2924]*2*PI()/4096" office:value-type="float" office:value="4.48229186220184" calcext:value-type="float">
            <text:p>4.48229186220184</text:p>
          </table:table-cell>
          <table:table-cell table:formula="of:=INT(2048+2047*SIN([.B2924]))" office:value-type="float" office:value="54" calcext:value-type="float">
            <text:p>54</text:p>
          </table:table-cell>
          <table:table-cell table:formula="of:=INT(2048+2047*COS([.B2924]))"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table:formula="of:=[.A2925]*2*PI()/4096" office:value-type="float" office:value="4.48382584298973" calcext:value-type="float">
            <text:p>4.48382584298973</text:p>
          </table:table-cell>
          <table:table-cell table:formula="of:=INT(2048+2047*SIN([.B2925]))" office:value-type="float" office:value="54" calcext:value-type="float">
            <text:p>54</text:p>
          </table:table-cell>
          <table:table-cell table:formula="of:=INT(2048+2047*COS([.B2925]))" office:value-type="float" office:value="1584" calcext:value-type="float">
            <text:p>1584</text:p>
          </table:table-cell>
          <table:table-cell/>
        </table:table-row>
        <table:table-row table:style-name="ro1">
          <table:table-cell office:value-type="float" office:value="2924" calcext:value-type="float">
            <text:p>2924</text:p>
          </table:table-cell>
          <table:table-cell table:formula="of:=[.A2926]*2*PI()/4096" office:value-type="float" office:value="4.48535982377762" calcext:value-type="float">
            <text:p>4.48535982377762</text:p>
          </table:table-cell>
          <table:table-cell table:formula="of:=INT(2048+2047*SIN([.B2926]))" office:value-type="float" office:value="53" calcext:value-type="float">
            <text:p>53</text:p>
          </table:table-cell>
          <table:table-cell table:formula="of:=INT(2048+2047*COS([.B2926]))" office:value-type="float" office:value="1587" calcext:value-type="float">
            <text:p>1587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table:formula="of:=[.A2927]*2*PI()/4096" office:value-type="float" office:value="4.4868938045655" calcext:value-type="float">
            <text:p>4.4868938045655</text:p>
          </table:table-cell>
          <table:table-cell table:formula="of:=INT(2048+2047*SIN([.B2927]))" office:value-type="float" office:value="52" calcext:value-type="float">
            <text:p>52</text:p>
          </table:table-cell>
          <table:table-cell table:formula="of:=INT(2048+2047*COS([.B2927]))"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table:formula="of:=[.A2928]*2*PI()/4096" office:value-type="float" office:value="4.48842778535339" calcext:value-type="float">
            <text:p>4.48842778535339</text:p>
          </table:table-cell>
          <table:table-cell table:formula="of:=INT(2048+2047*SIN([.B2928]))" office:value-type="float" office:value="52" calcext:value-type="float">
            <text:p>52</text:p>
          </table:table-cell>
          <table:table-cell table:formula="of:=INT(2048+2047*COS([.B2928]))" office:value-type="float" office:value="1593" calcext:value-type="float">
            <text:p>1593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table:formula="of:=[.A2929]*2*PI()/4096" office:value-type="float" office:value="4.48996176614127" calcext:value-type="float">
            <text:p>4.48996176614127</text:p>
          </table:table-cell>
          <table:table-cell table:formula="of:=INT(2048+2047*SIN([.B2929]))" office:value-type="float" office:value="51" calcext:value-type="float">
            <text:p>51</text:p>
          </table:table-cell>
          <table:table-cell table:formula="of:=INT(2048+2047*COS([.B2929]))" office:value-type="float" office:value="1596" calcext:value-type="float">
            <text:p>1596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table:formula="of:=[.A2930]*2*PI()/4096" office:value-type="float" office:value="4.49149574692916" calcext:value-type="float">
            <text:p>4.49149574692916</text:p>
          </table:table-cell>
          <table:table-cell table:formula="of:=INT(2048+2047*SIN([.B2930]))" office:value-type="float" office:value="50" calcext:value-type="float">
            <text:p>50</text:p>
          </table:table-cell>
          <table:table-cell table:formula="of:=INT(2048+2047*COS([.B2930]))" office:value-type="float" office:value="1599" calcext:value-type="float">
            <text:p>1599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table:formula="of:=[.A2931]*2*PI()/4096" office:value-type="float" office:value="4.49302972771704" calcext:value-type="float">
            <text:p>4.49302972771704</text:p>
          </table:table-cell>
          <table:table-cell table:formula="of:=INT(2048+2047*SIN([.B2931]))" office:value-type="float" office:value="50" calcext:value-type="float">
            <text:p>50</text:p>
          </table:table-cell>
          <table:table-cell table:formula="of:=INT(2048+2047*COS([.B2931]))" office:value-type="float" office:value="1602" calcext:value-type="float">
            <text:p>1602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table:formula="of:=[.A2932]*2*PI()/4096" office:value-type="float" office:value="4.49456370850493" calcext:value-type="float">
            <text:p>4.49456370850493</text:p>
          </table:table-cell>
          <table:table-cell table:formula="of:=INT(2048+2047*SIN([.B2932]))" office:value-type="float" office:value="49" calcext:value-type="float">
            <text:p>49</text:p>
          </table:table-cell>
          <table:table-cell table:formula="of:=INT(2048+2047*COS([.B2932]))" office:value-type="float" office:value="1605" calcext:value-type="float">
            <text:p>1605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table:formula="of:=[.A2933]*2*PI()/4096" office:value-type="float" office:value="4.49609768929281" calcext:value-type="float">
            <text:p>4.49609768929281</text:p>
          </table:table-cell>
          <table:table-cell table:formula="of:=INT(2048+2047*SIN([.B2933]))" office:value-type="float" office:value="48" calcext:value-type="float">
            <text:p>48</text:p>
          </table:table-cell>
          <table:table-cell table:formula="of:=INT(2048+2047*COS([.B2933]))"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table:formula="of:=[.A2934]*2*PI()/4096" office:value-type="float" office:value="4.4976316700807" calcext:value-type="float">
            <text:p>4.4976316700807</text:p>
          </table:table-cell>
          <table:table-cell table:formula="of:=INT(2048+2047*SIN([.B2934]))" office:value-type="float" office:value="48" calcext:value-type="float">
            <text:p>48</text:p>
          </table:table-cell>
          <table:table-cell table:formula="of:=INT(2048+2047*COS([.B2934]))" office:value-type="float" office:value="1611" calcext:value-type="float">
            <text:p>1611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table:formula="of:=[.A2935]*2*PI()/4096" office:value-type="float" office:value="4.49916565086859" calcext:value-type="float">
            <text:p>4.49916565086859</text:p>
          </table:table-cell>
          <table:table-cell table:formula="of:=INT(2048+2047*SIN([.B2935]))" office:value-type="float" office:value="47" calcext:value-type="float">
            <text:p>47</text:p>
          </table:table-cell>
          <table:table-cell table:formula="of:=INT(2048+2047*COS([.B2935]))" office:value-type="float" office:value="1614" calcext:value-type="float">
            <text:p>1614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table:formula="of:=[.A2936]*2*PI()/4096" office:value-type="float" office:value="4.50069963165647" calcext:value-type="float">
            <text:p>4.50069963165647</text:p>
          </table:table-cell>
          <table:table-cell table:formula="of:=INT(2048+2047*SIN([.B2936]))" office:value-type="float" office:value="46" calcext:value-type="float">
            <text:p>46</text:p>
          </table:table-cell>
          <table:table-cell table:formula="of:=INT(2048+2047*COS([.B2936]))" office:value-type="float" office:value="1617" calcext:value-type="float">
            <text:p>1617</text:p>
          </table:table-cell>
          <table:table-cell/>
        </table:table-row>
        <table:table-row table:style-name="ro1">
          <table:table-cell office:value-type="float" office:value="2935" calcext:value-type="float">
            <text:p>2935</text:p>
          </table:table-cell>
          <table:table-cell table:formula="of:=[.A2937]*2*PI()/4096" office:value-type="float" office:value="4.50223361244436" calcext:value-type="float">
            <text:p>4.50223361244436</text:p>
          </table:table-cell>
          <table:table-cell table:formula="of:=INT(2048+2047*SIN([.B2937]))" office:value-type="float" office:value="46" calcext:value-type="float">
            <text:p>46</text:p>
          </table:table-cell>
          <table:table-cell table:formula="of:=INT(2048+2047*COS([.B2937]))"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table:formula="of:=[.A2938]*2*PI()/4096" office:value-type="float" office:value="4.50376759323224" calcext:value-type="float">
            <text:p>4.50376759323224</text:p>
          </table:table-cell>
          <table:table-cell table:formula="of:=INT(2048+2047*SIN([.B2938]))" office:value-type="float" office:value="45" calcext:value-type="float">
            <text:p>45</text:p>
          </table:table-cell>
          <table:table-cell table:formula="of:=INT(2048+2047*COS([.B2938]))" office:value-type="float" office:value="1624" calcext:value-type="float">
            <text:p>1624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table:formula="of:=[.A2939]*2*PI()/4096" office:value-type="float" office:value="4.50530157402013" calcext:value-type="float">
            <text:p>4.50530157402013</text:p>
          </table:table-cell>
          <table:table-cell table:formula="of:=INT(2048+2047*SIN([.B2939]))" office:value-type="float" office:value="44" calcext:value-type="float">
            <text:p>44</text:p>
          </table:table-cell>
          <table:table-cell table:formula="of:=INT(2048+2047*COS([.B2939]))"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table:formula="of:=[.A2940]*2*PI()/4096" office:value-type="float" office:value="4.50683555480801" calcext:value-type="float">
            <text:p>4.50683555480801</text:p>
          </table:table-cell>
          <table:table-cell table:formula="of:=INT(2048+2047*SIN([.B2940]))" office:value-type="float" office:value="44" calcext:value-type="float">
            <text:p>44</text:p>
          </table:table-cell>
          <table:table-cell table:formula="of:=INT(2048+2047*COS([.B2940]))" office:value-type="float" office:value="1630" calcext:value-type="float">
            <text:p>1630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table:formula="of:=[.A2941]*2*PI()/4096" office:value-type="float" office:value="4.5083695355959" calcext:value-type="float">
            <text:p>4.5083695355959</text:p>
          </table:table-cell>
          <table:table-cell table:formula="of:=INT(2048+2047*SIN([.B2941]))" office:value-type="float" office:value="43" calcext:value-type="float">
            <text:p>43</text:p>
          </table:table-cell>
          <table:table-cell table:formula="of:=INT(2048+2047*COS([.B2941]))"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[.A2942]*2*PI()/4096" office:value-type="float" office:value="4.50990351638379" calcext:value-type="float">
            <text:p>4.50990351638379</text:p>
          </table:table-cell>
          <table:table-cell table:formula="of:=INT(2048+2047*SIN([.B2942]))" office:value-type="float" office:value="42" calcext:value-type="float">
            <text:p>42</text:p>
          </table:table-cell>
          <table:table-cell table:formula="of:=INT(2048+2047*COS([.B2942]))" office:value-type="float" office:value="1636" calcext:value-type="float">
            <text:p>1636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table:formula="of:=[.A2943]*2*PI()/4096" office:value-type="float" office:value="4.51143749717167" calcext:value-type="float">
            <text:p>4.51143749717167</text:p>
          </table:table-cell>
          <table:table-cell table:formula="of:=INT(2048+2047*SIN([.B2943]))" office:value-type="float" office:value="42" calcext:value-type="float">
            <text:p>42</text:p>
          </table:table-cell>
          <table:table-cell table:formula="of:=INT(2048+2047*COS([.B2943]))" office:value-type="float" office:value="1639" calcext:value-type="float">
            <text:p>1639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table:formula="of:=[.A2944]*2*PI()/4096" office:value-type="float" office:value="4.51297147795956" calcext:value-type="float">
            <text:p>4.51297147795956</text:p>
          </table:table-cell>
          <table:table-cell table:formula="of:=INT(2048+2047*SIN([.B2944]))" office:value-type="float" office:value="41" calcext:value-type="float">
            <text:p>41</text:p>
          </table:table-cell>
          <table:table-cell table:formula="of:=INT(2048+2047*COS([.B2944]))" office:value-type="float" office:value="1642" calcext:value-type="float">
            <text:p>1642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table:formula="of:=[.A2945]*2*PI()/4096" office:value-type="float" office:value="4.51450545874744" calcext:value-type="float">
            <text:p>4.51450545874744</text:p>
          </table:table-cell>
          <table:table-cell table:formula="of:=INT(2048+2047*SIN([.B2945]))" office:value-type="float" office:value="40" calcext:value-type="float">
            <text:p>40</text:p>
          </table:table-cell>
          <table:table-cell table:formula="of:=INT(2048+2047*COS([.B2945]))" office:value-type="float" office:value="1645" calcext:value-type="float">
            <text:p>1645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table:formula="of:=[.A2946]*2*PI()/4096" office:value-type="float" office:value="4.51603943953533" calcext:value-type="float">
            <text:p>4.51603943953533</text:p>
          </table:table-cell>
          <table:table-cell table:formula="of:=INT(2048+2047*SIN([.B2946]))" office:value-type="float" office:value="40" calcext:value-type="float">
            <text:p>40</text:p>
          </table:table-cell>
          <table:table-cell table:formula="of:=INT(2048+2047*COS([.B2946]))" office:value-type="float" office:value="1648" calcext:value-type="float">
            <text:p>1648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table:formula="of:=[.A2947]*2*PI()/4096" office:value-type="float" office:value="4.51757342032321" calcext:value-type="float">
            <text:p>4.51757342032321</text:p>
          </table:table-cell>
          <table:table-cell table:formula="of:=INT(2048+2047*SIN([.B2947]))" office:value-type="float" office:value="39" calcext:value-type="float">
            <text:p>39</text:p>
          </table:table-cell>
          <table:table-cell table:formula="of:=INT(2048+2047*COS([.B2947]))" office:value-type="float" office:value="1651" calcext:value-type="float">
            <text:p>1651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table:formula="of:=[.A2948]*2*PI()/4096" office:value-type="float" office:value="4.5191074011111" calcext:value-type="float">
            <text:p>4.5191074011111</text:p>
          </table:table-cell>
          <table:table-cell table:formula="of:=INT(2048+2047*SIN([.B2948]))" office:value-type="float" office:value="39" calcext:value-type="float">
            <text:p>39</text:p>
          </table:table-cell>
          <table:table-cell table:formula="of:=INT(2048+2047*COS([.B2948]))" office:value-type="float" office:value="1654" calcext:value-type="float">
            <text:p>1654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table:formula="of:=[.A2949]*2*PI()/4096" office:value-type="float" office:value="4.52064138189899" calcext:value-type="float">
            <text:p>4.52064138189899</text:p>
          </table:table-cell>
          <table:table-cell table:formula="of:=INT(2048+2047*SIN([.B2949]))" office:value-type="float" office:value="38" calcext:value-type="float">
            <text:p>38</text:p>
          </table:table-cell>
          <table:table-cell table:formula="of:=INT(2048+2047*COS([.B2949]))" office:value-type="float" office:value="1657" calcext:value-type="float">
            <text:p>1657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table:formula="of:=[.A2950]*2*PI()/4096" office:value-type="float" office:value="4.52217536268687" calcext:value-type="float">
            <text:p>4.52217536268687</text:p>
          </table:table-cell>
          <table:table-cell table:formula="of:=INT(2048+2047*SIN([.B2950]))" office:value-type="float" office:value="37" calcext:value-type="float">
            <text:p>37</text:p>
          </table:table-cell>
          <table:table-cell table:formula="of:=INT(2048+2047*COS([.B2950]))" office:value-type="float" office:value="1660" calcext:value-type="float">
            <text:p>1660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table:formula="of:=[.A2951]*2*PI()/4096" office:value-type="float" office:value="4.52370934347476" calcext:value-type="float">
            <text:p>4.52370934347476</text:p>
          </table:table-cell>
          <table:table-cell table:formula="of:=INT(2048+2047*SIN([.B2951]))" office:value-type="float" office:value="37" calcext:value-type="float">
            <text:p>37</text:p>
          </table:table-cell>
          <table:table-cell table:formula="of:=INT(2048+2047*COS([.B2951]))" office:value-type="float" office:value="1664" calcext:value-type="float">
            <text:p>1664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table:formula="of:=[.A2952]*2*PI()/4096" office:value-type="float" office:value="4.52524332426264" calcext:value-type="float">
            <text:p>4.52524332426264</text:p>
          </table:table-cell>
          <table:table-cell table:formula="of:=INT(2048+2047*SIN([.B2952]))" office:value-type="float" office:value="36" calcext:value-type="float">
            <text:p>36</text:p>
          </table:table-cell>
          <table:table-cell table:formula="of:=INT(2048+2047*COS([.B2952]))" office:value-type="float" office:value="1667" calcext:value-type="float">
            <text:p>1667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table:formula="of:=[.A2953]*2*PI()/4096" office:value-type="float" office:value="4.52677730505053" calcext:value-type="float">
            <text:p>4.52677730505053</text:p>
          </table:table-cell>
          <table:table-cell table:formula="of:=INT(2048+2047*SIN([.B2953]))" office:value-type="float" office:value="36" calcext:value-type="float">
            <text:p>36</text:p>
          </table:table-cell>
          <table:table-cell table:formula="of:=INT(2048+2047*COS([.B2953]))" office:value-type="float" office:value="1670" calcext:value-type="float">
            <text:p>1670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table:formula="of:=[.A2954]*2*PI()/4096" office:value-type="float" office:value="4.52831128583841" calcext:value-type="float">
            <text:p>4.52831128583841</text:p>
          </table:table-cell>
          <table:table-cell table:formula="of:=INT(2048+2047*SIN([.B2954]))" office:value-type="float" office:value="35" calcext:value-type="float">
            <text:p>35</text:p>
          </table:table-cell>
          <table:table-cell table:formula="of:=INT(2048+2047*COS([.B2954]))"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table:formula="of:=[.A2955]*2*PI()/4096" office:value-type="float" office:value="4.5298452666263" calcext:value-type="float">
            <text:p>4.5298452666263</text:p>
          </table:table-cell>
          <table:table-cell table:formula="of:=INT(2048+2047*SIN([.B2955]))" office:value-type="float" office:value="35" calcext:value-type="float">
            <text:p>35</text:p>
          </table:table-cell>
          <table:table-cell table:formula="of:=INT(2048+2047*COS([.B2955]))" office:value-type="float" office:value="1676" calcext:value-type="float">
            <text:p>1676</text:p>
          </table:table-cell>
          <table:table-cell/>
        </table:table-row>
        <table:table-row table:style-name="ro1">
          <table:table-cell office:value-type="float" office:value="2954" calcext:value-type="float">
            <text:p>2954</text:p>
          </table:table-cell>
          <table:table-cell table:formula="of:=[.A2956]*2*PI()/4096" office:value-type="float" office:value="4.53137924741418" calcext:value-type="float">
            <text:p>4.53137924741418</text:p>
          </table:table-cell>
          <table:table-cell table:formula="of:=INT(2048+2047*SIN([.B2956]))" office:value-type="float" office:value="34" calcext:value-type="float">
            <text:p>34</text:p>
          </table:table-cell>
          <table:table-cell table:formula="of:=INT(2048+2047*COS([.B2956]))" office:value-type="float" office:value="1679" calcext:value-type="float">
            <text:p>1679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table:formula="of:=[.A2957]*2*PI()/4096" office:value-type="float" office:value="4.53291322820207" calcext:value-type="float">
            <text:p>4.53291322820207</text:p>
          </table:table-cell>
          <table:table-cell table:formula="of:=INT(2048+2047*SIN([.B2957]))" office:value-type="float" office:value="33" calcext:value-type="float">
            <text:p>33</text:p>
          </table:table-cell>
          <table:table-cell table:formula="of:=INT(2048+2047*COS([.B2957]))" office:value-type="float" office:value="1682" calcext:value-type="float">
            <text:p>1682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table:formula="of:=[.A2958]*2*PI()/4096" office:value-type="float" office:value="4.53444720898996" calcext:value-type="float">
            <text:p>4.53444720898996</text:p>
          </table:table-cell>
          <table:table-cell table:formula="of:=INT(2048+2047*SIN([.B2958]))" office:value-type="float" office:value="33" calcext:value-type="float">
            <text:p>33</text:p>
          </table:table-cell>
          <table:table-cell table:formula="of:=INT(2048+2047*COS([.B2958]))" office:value-type="float" office:value="1685" calcext:value-type="float">
            <text:p>1685</text:p>
          </table:table-cell>
          <table:table-cell/>
        </table:table-row>
        <table:table-row table:style-name="ro1">
          <table:table-cell office:value-type="float" office:value="2957" calcext:value-type="float">
            <text:p>2957</text:p>
          </table:table-cell>
          <table:table-cell table:formula="of:=[.A2959]*2*PI()/4096" office:value-type="float" office:value="4.53598118977784" calcext:value-type="float">
            <text:p>4.53598118977784</text:p>
          </table:table-cell>
          <table:table-cell table:formula="of:=INT(2048+2047*SIN([.B2959]))" office:value-type="float" office:value="32" calcext:value-type="float">
            <text:p>32</text:p>
          </table:table-cell>
          <table:table-cell table:formula="of:=INT(2048+2047*COS([.B2959]))" office:value-type="float" office:value="1688" calcext:value-type="float">
            <text:p>1688</text:p>
          </table:table-cell>
          <table:table-cell/>
        </table:table-row>
        <table:table-row table:style-name="ro1">
          <table:table-cell office:value-type="float" office:value="2958" calcext:value-type="float">
            <text:p>2958</text:p>
          </table:table-cell>
          <table:table-cell table:formula="of:=[.A2960]*2*PI()/4096" office:value-type="float" office:value="4.53751517056573" calcext:value-type="float">
            <text:p>4.53751517056573</text:p>
          </table:table-cell>
          <table:table-cell table:formula="of:=INT(2048+2047*SIN([.B2960]))" office:value-type="float" office:value="32" calcext:value-type="float">
            <text:p>32</text:p>
          </table:table-cell>
          <table:table-cell table:formula="of:=INT(2048+2047*COS([.B2960]))" office:value-type="float" office:value="1691" calcext:value-type="float">
            <text:p>1691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table:formula="of:=[.A2961]*2*PI()/4096" office:value-type="float" office:value="4.53904915135361" calcext:value-type="float">
            <text:p>4.53904915135361</text:p>
          </table:table-cell>
          <table:table-cell table:formula="of:=INT(2048+2047*SIN([.B2961]))" office:value-type="float" office:value="31" calcext:value-type="float">
            <text:p>31</text:p>
          </table:table-cell>
          <table:table-cell table:formula="of:=INT(2048+2047*COS([.B2961]))" office:value-type="float" office:value="1694" calcext:value-type="float">
            <text:p>1694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table:formula="of:=[.A2962]*2*PI()/4096" office:value-type="float" office:value="4.5405831321415" calcext:value-type="float">
            <text:p>4.5405831321415</text:p>
          </table:table-cell>
          <table:table-cell table:formula="of:=INT(2048+2047*SIN([.B2962]))" office:value-type="float" office:value="31" calcext:value-type="float">
            <text:p>31</text:p>
          </table:table-cell>
          <table:table-cell table:formula="of:=INT(2048+2047*COS([.B2962]))" office:value-type="float" office:value="1698" calcext:value-type="float">
            <text:p>1698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table:formula="of:=[.A2963]*2*PI()/4096" office:value-type="float" office:value="4.54211711292938" calcext:value-type="float">
            <text:p>4.54211711292938</text:p>
          </table:table-cell>
          <table:table-cell table:formula="of:=INT(2048+2047*SIN([.B2963]))" office:value-type="float" office:value="30" calcext:value-type="float">
            <text:p>30</text:p>
          </table:table-cell>
          <table:table-cell table:formula="of:=INT(2048+2047*COS([.B2963]))" office:value-type="float" office:value="1701" calcext:value-type="float">
            <text:p>1701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table:formula="of:=[.A2964]*2*PI()/4096" office:value-type="float" office:value="4.54365109371727" calcext:value-type="float">
            <text:p>4.54365109371727</text:p>
          </table:table-cell>
          <table:table-cell table:formula="of:=INT(2048+2047*SIN([.B2964]))" office:value-type="float" office:value="30" calcext:value-type="float">
            <text:p>30</text:p>
          </table:table-cell>
          <table:table-cell table:formula="of:=INT(2048+2047*COS([.B2964]))" office:value-type="float" office:value="1704" calcext:value-type="float">
            <text:p>1704</text:p>
          </table:table-cell>
          <table:table-cell/>
        </table:table-row>
        <table:table-row table:style-name="ro1">
          <table:table-cell office:value-type="float" office:value="2963" calcext:value-type="float">
            <text:p>2963</text:p>
          </table:table-cell>
          <table:table-cell table:formula="of:=[.A2965]*2*PI()/4096" office:value-type="float" office:value="4.54518507450516" calcext:value-type="float">
            <text:p>4.54518507450516</text:p>
          </table:table-cell>
          <table:table-cell table:formula="of:=INT(2048+2047*SIN([.B2965]))" office:value-type="float" office:value="29" calcext:value-type="float">
            <text:p>29</text:p>
          </table:table-cell>
          <table:table-cell table:formula="of:=INT(2048+2047*COS([.B2965]))" office:value-type="float" office:value="1707" calcext:value-type="float">
            <text:p>1707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table:formula="of:=[.A2966]*2*PI()/4096" office:value-type="float" office:value="4.54671905529304" calcext:value-type="float">
            <text:p>4.54671905529304</text:p>
          </table:table-cell>
          <table:table-cell table:formula="of:=INT(2048+2047*SIN([.B2966]))" office:value-type="float" office:value="29" calcext:value-type="float">
            <text:p>29</text:p>
          </table:table-cell>
          <table:table-cell table:formula="of:=INT(2048+2047*COS([.B2966]))" office:value-type="float" office:value="1710" calcext:value-type="float">
            <text:p>1710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table:formula="of:=[.A2967]*2*PI()/4096" office:value-type="float" office:value="4.54825303608093" calcext:value-type="float">
            <text:p>4.54825303608093</text:p>
          </table:table-cell>
          <table:table-cell table:formula="of:=INT(2048+2047*SIN([.B2967]))" office:value-type="float" office:value="28" calcext:value-type="float">
            <text:p>28</text:p>
          </table:table-cell>
          <table:table-cell table:formula="of:=INT(2048+2047*COS([.B2967]))" office:value-type="float" office:value="1713" calcext:value-type="float">
            <text:p>1713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table:formula="of:=[.A2968]*2*PI()/4096" office:value-type="float" office:value="4.54978701686881" calcext:value-type="float">
            <text:p>4.54978701686881</text:p>
          </table:table-cell>
          <table:table-cell table:formula="of:=INT(2048+2047*SIN([.B2968]))" office:value-type="float" office:value="28" calcext:value-type="float">
            <text:p>28</text:p>
          </table:table-cell>
          <table:table-cell table:formula="of:=INT(2048+2047*COS([.B2968]))" office:value-type="float" office:value="1716" calcext:value-type="float">
            <text:p>1716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table:formula="of:=[.A2969]*2*PI()/4096" office:value-type="float" office:value="4.5513209976567" calcext:value-type="float">
            <text:p>4.5513209976567</text:p>
          </table:table-cell>
          <table:table-cell table:formula="of:=INT(2048+2047*SIN([.B2969]))" office:value-type="float" office:value="27" calcext:value-type="float">
            <text:p>27</text:p>
          </table:table-cell>
          <table:table-cell table:formula="of:=INT(2048+2047*COS([.B2969]))"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table:formula="of:=[.A2970]*2*PI()/4096" office:value-type="float" office:value="4.55285497844458" calcext:value-type="float">
            <text:p>4.55285497844458</text:p>
          </table:table-cell>
          <table:table-cell table:formula="of:=INT(2048+2047*SIN([.B2970]))" office:value-type="float" office:value="26" calcext:value-type="float">
            <text:p>26</text:p>
          </table:table-cell>
          <table:table-cell table:formula="of:=INT(2048+2047*COS([.B2970]))" office:value-type="float" office:value="1722" calcext:value-type="float">
            <text:p>1722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table:formula="of:=[.A2971]*2*PI()/4096" office:value-type="float" office:value="4.55438895923247" calcext:value-type="float">
            <text:p>4.55438895923247</text:p>
          </table:table-cell>
          <table:table-cell table:formula="of:=INT(2048+2047*SIN([.B2971]))" office:value-type="float" office:value="26" calcext:value-type="float">
            <text:p>26</text:p>
          </table:table-cell>
          <table:table-cell table:formula="of:=INT(2048+2047*COS([.B2971]))" office:value-type="float" office:value="1725" calcext:value-type="float">
            <text:p>1725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table:formula="of:=[.A2972]*2*PI()/4096" office:value-type="float" office:value="4.55592294002036" calcext:value-type="float">
            <text:p>4.55592294002036</text:p>
          </table:table-cell>
          <table:table-cell table:formula="of:=INT(2048+2047*SIN([.B2972]))" office:value-type="float" office:value="26" calcext:value-type="float">
            <text:p>26</text:p>
          </table:table-cell>
          <table:table-cell table:formula="of:=INT(2048+2047*COS([.B2972]))" office:value-type="float" office:value="1729" calcext:value-type="float">
            <text:p>1729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table:formula="of:=[.A2973]*2*PI()/4096" office:value-type="float" office:value="4.55745692080824" calcext:value-type="float">
            <text:p>4.55745692080824</text:p>
          </table:table-cell>
          <table:table-cell table:formula="of:=INT(2048+2047*SIN([.B2973]))" office:value-type="float" office:value="25" calcext:value-type="float">
            <text:p>25</text:p>
          </table:table-cell>
          <table:table-cell table:formula="of:=INT(2048+2047*COS([.B2973]))" office:value-type="float" office:value="1732" calcext:value-type="float">
            <text:p>1732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table:formula="of:=[.A2974]*2*PI()/4096" office:value-type="float" office:value="4.55899090159613" calcext:value-type="float">
            <text:p>4.55899090159613</text:p>
          </table:table-cell>
          <table:table-cell table:formula="of:=INT(2048+2047*SIN([.B2974]))" office:value-type="float" office:value="25" calcext:value-type="float">
            <text:p>25</text:p>
          </table:table-cell>
          <table:table-cell table:formula="of:=INT(2048+2047*COS([.B2974]))" office:value-type="float" office:value="1735" calcext:value-type="float">
            <text:p>1735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table:formula="of:=[.A2975]*2*PI()/4096" office:value-type="float" office:value="4.56052488238401" calcext:value-type="float">
            <text:p>4.56052488238401</text:p>
          </table:table-cell>
          <table:table-cell table:formula="of:=INT(2048+2047*SIN([.B2975]))" office:value-type="float" office:value="24" calcext:value-type="float">
            <text:p>24</text:p>
          </table:table-cell>
          <table:table-cell table:formula="of:=INT(2048+2047*COS([.B2975]))" office:value-type="float" office:value="1738" calcext:value-type="float">
            <text:p>1738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[.A2976]*2*PI()/4096" office:value-type="float" office:value="4.5620588631719" calcext:value-type="float">
            <text:p>4.5620588631719</text:p>
          </table:table-cell>
          <table:table-cell table:formula="of:=INT(2048+2047*SIN([.B2976]))" office:value-type="float" office:value="24" calcext:value-type="float">
            <text:p>24</text:p>
          </table:table-cell>
          <table:table-cell table:formula="of:=INT(2048+2047*COS([.B2976]))" office:value-type="float" office:value="1741" calcext:value-type="float">
            <text:p>1741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table:formula="of:=[.A2977]*2*PI()/4096" office:value-type="float" office:value="4.56359284395978" calcext:value-type="float">
            <text:p>4.56359284395978</text:p>
          </table:table-cell>
          <table:table-cell table:formula="of:=INT(2048+2047*SIN([.B2977]))" office:value-type="float" office:value="23" calcext:value-type="float">
            <text:p>23</text:p>
          </table:table-cell>
          <table:table-cell table:formula="of:=INT(2048+2047*COS([.B2977]))" office:value-type="float" office:value="1744" calcext:value-type="float">
            <text:p>1744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table:formula="of:=[.A2978]*2*PI()/4096" office:value-type="float" office:value="4.56512682474767" calcext:value-type="float">
            <text:p>4.56512682474767</text:p>
          </table:table-cell>
          <table:table-cell table:formula="of:=INT(2048+2047*SIN([.B2978]))" office:value-type="float" office:value="23" calcext:value-type="float">
            <text:p>23</text:p>
          </table:table-cell>
          <table:table-cell table:formula="of:=INT(2048+2047*COS([.B2978]))" office:value-type="float" office:value="1747" calcext:value-type="float">
            <text:p>1747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table:formula="of:=[.A2979]*2*PI()/4096" office:value-type="float" office:value="4.56666080553555" calcext:value-type="float">
            <text:p>4.56666080553555</text:p>
          </table:table-cell>
          <table:table-cell table:formula="of:=INT(2048+2047*SIN([.B2979]))" office:value-type="float" office:value="22" calcext:value-type="float">
            <text:p>22</text:p>
          </table:table-cell>
          <table:table-cell table:formula="of:=INT(2048+2047*COS([.B2979]))" office:value-type="float" office:value="1750" calcext:value-type="float">
            <text:p>1750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[.A2980]*2*PI()/4096" office:value-type="float" office:value="4.56819478632344" calcext:value-type="float">
            <text:p>4.56819478632344</text:p>
          </table:table-cell>
          <table:table-cell table:formula="of:=INT(2048+2047*SIN([.B2980]))" office:value-type="float" office:value="22" calcext:value-type="float">
            <text:p>22</text:p>
          </table:table-cell>
          <table:table-cell table:formula="of:=INT(2048+2047*COS([.B2980]))" office:value-type="float" office:value="1753" calcext:value-type="float">
            <text:p>1753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table:formula="of:=[.A2981]*2*PI()/4096" office:value-type="float" office:value="4.56972876711133" calcext:value-type="float">
            <text:p>4.56972876711133</text:p>
          </table:table-cell>
          <table:table-cell table:formula="of:=INT(2048+2047*SIN([.B2981]))" office:value-type="float" office:value="21" calcext:value-type="float">
            <text:p>21</text:p>
          </table:table-cell>
          <table:table-cell table:formula="of:=INT(2048+2047*COS([.B2981]))" office:value-type="float" office:value="1756" calcext:value-type="float">
            <text:p>1756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[.A2982]*2*PI()/4096" office:value-type="float" office:value="4.57126274789921" calcext:value-type="float">
            <text:p>4.57126274789921</text:p>
          </table:table-cell>
          <table:table-cell table:formula="of:=INT(2048+2047*SIN([.B2982]))" office:value-type="float" office:value="21" calcext:value-type="float">
            <text:p>21</text:p>
          </table:table-cell>
          <table:table-cell table:formula="of:=INT(2048+2047*COS([.B2982]))"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float" office:value="2981" calcext:value-type="float">
            <text:p>2981</text:p>
          </table:table-cell>
          <table:table-cell table:formula="of:=[.A2983]*2*PI()/4096" office:value-type="float" office:value="4.5727967286871" calcext:value-type="float">
            <text:p>4.5727967286871</text:p>
          </table:table-cell>
          <table:table-cell table:formula="of:=INT(2048+2047*SIN([.B2983]))" office:value-type="float" office:value="20" calcext:value-type="float">
            <text:p>20</text:p>
          </table:table-cell>
          <table:table-cell table:formula="of:=INT(2048+2047*COS([.B2983]))" office:value-type="float" office:value="1763" calcext:value-type="float">
            <text:p>1763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table:formula="of:=[.A2984]*2*PI()/4096" office:value-type="float" office:value="4.57433070947498" calcext:value-type="float">
            <text:p>4.57433070947498</text:p>
          </table:table-cell>
          <table:table-cell table:formula="of:=INT(2048+2047*SIN([.B2984]))" office:value-type="float" office:value="20" calcext:value-type="float">
            <text:p>20</text:p>
          </table:table-cell>
          <table:table-cell table:formula="of:=INT(2048+2047*COS([.B2984]))"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table:formula="of:=[.A2985]*2*PI()/4096" office:value-type="float" office:value="4.57586469026287" calcext:value-type="float">
            <text:p>4.57586469026287</text:p>
          </table:table-cell>
          <table:table-cell table:formula="of:=INT(2048+2047*SIN([.B2985]))" office:value-type="float" office:value="20" calcext:value-type="float">
            <text:p>20</text:p>
          </table:table-cell>
          <table:table-cell table:formula="of:=INT(2048+2047*COS([.B2985]))" office:value-type="float" office:value="1769" calcext:value-type="float">
            <text:p>1769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table:formula="of:=[.A2986]*2*PI()/4096" office:value-type="float" office:value="4.57739867105075" calcext:value-type="float">
            <text:p>4.57739867105075</text:p>
          </table:table-cell>
          <table:table-cell table:formula="of:=INT(2048+2047*SIN([.B2986]))" office:value-type="float" office:value="19" calcext:value-type="float">
            <text:p>19</text:p>
          </table:table-cell>
          <table:table-cell table:formula="of:=INT(2048+2047*COS([.B2986]))" office:value-type="float" office:value="1772" calcext:value-type="float">
            <text:p>1772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table:formula="of:=[.A2987]*2*PI()/4096" office:value-type="float" office:value="4.57893265183864" calcext:value-type="float">
            <text:p>4.57893265183864</text:p>
          </table:table-cell>
          <table:table-cell table:formula="of:=INT(2048+2047*SIN([.B2987]))" office:value-type="float" office:value="19" calcext:value-type="float">
            <text:p>19</text:p>
          </table:table-cell>
          <table:table-cell table:formula="of:=INT(2048+2047*COS([.B2987]))"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float" office:value="2986" calcext:value-type="float">
            <text:p>2986</text:p>
          </table:table-cell>
          <table:table-cell table:formula="of:=[.A2988]*2*PI()/4096" office:value-type="float" office:value="4.58046663262653" calcext:value-type="float">
            <text:p>4.58046663262653</text:p>
          </table:table-cell>
          <table:table-cell table:formula="of:=INT(2048+2047*SIN([.B2988]))" office:value-type="float" office:value="18" calcext:value-type="float">
            <text:p>18</text:p>
          </table:table-cell>
          <table:table-cell table:formula="of:=INT(2048+2047*COS([.B2988]))" office:value-type="float" office:value="1778" calcext:value-type="float">
            <text:p>1778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table:formula="of:=[.A2989]*2*PI()/4096" office:value-type="float" office:value="4.58200061341441" calcext:value-type="float">
            <text:p>4.58200061341441</text:p>
          </table:table-cell>
          <table:table-cell table:formula="of:=INT(2048+2047*SIN([.B2989]))" office:value-type="float" office:value="18" calcext:value-type="float">
            <text:p>18</text:p>
          </table:table-cell>
          <table:table-cell table:formula="of:=INT(2048+2047*COS([.B2989]))" office:value-type="float" office:value="1781" calcext:value-type="float">
            <text:p>1781</text:p>
          </table:table-cell>
          <table:table-cell/>
        </table:table-row>
        <table:table-row table:style-name="ro1">
          <table:table-cell office:value-type="float" office:value="2988" calcext:value-type="float">
            <text:p>2988</text:p>
          </table:table-cell>
          <table:table-cell table:formula="of:=[.A2990]*2*PI()/4096" office:value-type="float" office:value="4.5835345942023" calcext:value-type="float">
            <text:p>4.5835345942023</text:p>
          </table:table-cell>
          <table:table-cell table:formula="of:=INT(2048+2047*SIN([.B2990]))" office:value-type="float" office:value="17" calcext:value-type="float">
            <text:p>17</text:p>
          </table:table-cell>
          <table:table-cell table:formula="of:=INT(2048+2047*COS([.B2990]))" office:value-type="float" office:value="1784" calcext:value-type="float">
            <text:p>1784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table:formula="of:=[.A2991]*2*PI()/4096" office:value-type="float" office:value="4.58506857499018" calcext:value-type="float">
            <text:p>4.58506857499018</text:p>
          </table:table-cell>
          <table:table-cell table:formula="of:=INT(2048+2047*SIN([.B2991]))" office:value-type="float" office:value="17" calcext:value-type="float">
            <text:p>17</text:p>
          </table:table-cell>
          <table:table-cell table:formula="of:=INT(2048+2047*COS([.B2991]))"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table:formula="of:=[.A2992]*2*PI()/4096" office:value-type="float" office:value="4.58660255577807" calcext:value-type="float">
            <text:p>4.58660255577807</text:p>
          </table:table-cell>
          <table:table-cell table:formula="of:=INT(2048+2047*SIN([.B2992]))" office:value-type="float" office:value="17" calcext:value-type="float">
            <text:p>17</text:p>
          </table:table-cell>
          <table:table-cell table:formula="of:=INT(2048+2047*COS([.B2992]))"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table:formula="of:=[.A2993]*2*PI()/4096" office:value-type="float" office:value="4.58813653656595" calcext:value-type="float">
            <text:p>4.58813653656595</text:p>
          </table:table-cell>
          <table:table-cell table:formula="of:=INT(2048+2047*SIN([.B2993]))" office:value-type="float" office:value="16" calcext:value-type="float">
            <text:p>16</text:p>
          </table:table-cell>
          <table:table-cell table:formula="of:=INT(2048+2047*COS([.B2993]))" office:value-type="float" office:value="1794" calcext:value-type="float">
            <text:p>1794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table:formula="of:=[.A2994]*2*PI()/4096" office:value-type="float" office:value="4.58967051735384" calcext:value-type="float">
            <text:p>4.58967051735384</text:p>
          </table:table-cell>
          <table:table-cell table:formula="of:=INT(2048+2047*SIN([.B2994]))" office:value-type="float" office:value="16" calcext:value-type="float">
            <text:p>16</text:p>
          </table:table-cell>
          <table:table-cell table:formula="of:=INT(2048+2047*COS([.B2994]))" office:value-type="float" office:value="1797" calcext:value-type="float">
            <text:p>1797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table:formula="of:=[.A2995]*2*PI()/4096" office:value-type="float" office:value="4.59120449814172" calcext:value-type="float">
            <text:p>4.59120449814172</text:p>
          </table:table-cell>
          <table:table-cell table:formula="of:=INT(2048+2047*SIN([.B2995]))" office:value-type="float" office:value="16" calcext:value-type="float">
            <text:p>16</text:p>
          </table:table-cell>
          <table:table-cell table:formula="of:=INT(2048+2047*COS([.B2995]))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table:formula="of:=[.A2996]*2*PI()/4096" office:value-type="float" office:value="4.59273847892961" calcext:value-type="float">
            <text:p>4.59273847892961</text:p>
          </table:table-cell>
          <table:table-cell table:formula="of:=INT(2048+2047*SIN([.B2996]))" office:value-type="float" office:value="15" calcext:value-type="float">
            <text:p>15</text:p>
          </table:table-cell>
          <table:table-cell table:formula="of:=INT(2048+2047*COS([.B2996]))" office:value-type="float" office:value="1803" calcext:value-type="float">
            <text:p>1803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table:formula="of:=[.A2997]*2*PI()/4096" office:value-type="float" office:value="4.5942724597175" calcext:value-type="float">
            <text:p>4.5942724597175</text:p>
          </table:table-cell>
          <table:table-cell table:formula="of:=INT(2048+2047*SIN([.B2997]))" office:value-type="float" office:value="15" calcext:value-type="float">
            <text:p>15</text:p>
          </table:table-cell>
          <table:table-cell table:formula="of:=INT(2048+2047*COS([.B2997]))" office:value-type="float" office:value="1806" calcext:value-type="float">
            <text:p>1806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table:formula="of:=[.A2998]*2*PI()/4096" office:value-type="float" office:value="4.59580644050538" calcext:value-type="float">
            <text:p>4.59580644050538</text:p>
          </table:table-cell>
          <table:table-cell table:formula="of:=INT(2048+2047*SIN([.B2998]))" office:value-type="float" office:value="14" calcext:value-type="float">
            <text:p>14</text:p>
          </table:table-cell>
          <table:table-cell table:formula="of:=INT(2048+2047*COS([.B2998]))" office:value-type="float" office:value="1809" calcext:value-type="float">
            <text:p>1809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table:formula="of:=[.A2999]*2*PI()/4096" office:value-type="float" office:value="4.59734042129327" calcext:value-type="float">
            <text:p>4.59734042129327</text:p>
          </table:table-cell>
          <table:table-cell table:formula="of:=INT(2048+2047*SIN([.B2999]))" office:value-type="float" office:value="14" calcext:value-type="float">
            <text:p>14</text:p>
          </table:table-cell>
          <table:table-cell table:formula="of:=INT(2048+2047*COS([.B2999]))" office:value-type="float" office:value="1813" calcext:value-type="float">
            <text:p>1813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table:formula="of:=[.A3000]*2*PI()/4096" office:value-type="float" office:value="4.59887440208115" calcext:value-type="float">
            <text:p>4.59887440208115</text:p>
          </table:table-cell>
          <table:table-cell table:formula="of:=INT(2048+2047*SIN([.B3000]))" office:value-type="float" office:value="14" calcext:value-type="float">
            <text:p>14</text:p>
          </table:table-cell>
          <table:table-cell table:formula="of:=INT(2048+2047*COS([.B3000]))" office:value-type="float" office:value="1816" calcext:value-type="float">
            <text:p>1816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table:formula="of:=[.A3001]*2*PI()/4096" office:value-type="float" office:value="4.60040838286904" calcext:value-type="float">
            <text:p>4.60040838286904</text:p>
          </table:table-cell>
          <table:table-cell table:formula="of:=INT(2048+2047*SIN([.B3001]))" office:value-type="float" office:value="13" calcext:value-type="float">
            <text:p>13</text:p>
          </table:table-cell>
          <table:table-cell table:formula="of:=INT(2048+2047*COS([.B3001]))" office:value-type="float" office:value="1819" calcext:value-type="float">
            <text:p>1819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3002]*2*PI()/4096" office:value-type="float" office:value="4.60194236365692" calcext:value-type="float">
            <text:p>4.60194236365692</text:p>
          </table:table-cell>
          <table:table-cell table:formula="of:=INT(2048+2047*SIN([.B3002]))" office:value-type="float" office:value="13" calcext:value-type="float">
            <text:p>13</text:p>
          </table:table-cell>
          <table:table-cell table:formula="of:=INT(2048+2047*COS([.B3002]))" office:value-type="float" office:value="1822" calcext:value-type="float">
            <text:p>1822</text:p>
          </table:table-cell>
          <table:table-cell/>
        </table:table-row>
        <table:table-row table:style-name="ro1">
          <table:table-cell office:value-type="float" office:value="3001" calcext:value-type="float">
            <text:p>3001</text:p>
          </table:table-cell>
          <table:table-cell table:formula="of:=[.A3003]*2*PI()/4096" office:value-type="float" office:value="4.60347634444481" calcext:value-type="float">
            <text:p>4.60347634444481</text:p>
          </table:table-cell>
          <table:table-cell table:formula="of:=INT(2048+2047*SIN([.B3003]))" office:value-type="float" office:value="13" calcext:value-type="float">
            <text:p>13</text:p>
          </table:table-cell>
          <table:table-cell table:formula="of:=INT(2048+2047*COS([.B3003]))"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3002" calcext:value-type="float">
            <text:p>3002</text:p>
          </table:table-cell>
          <table:table-cell table:formula="of:=[.A3004]*2*PI()/4096" office:value-type="float" office:value="4.6050103252327" calcext:value-type="float">
            <text:p>4.6050103252327</text:p>
          </table:table-cell>
          <table:table-cell table:formula="of:=INT(2048+2047*SIN([.B3004]))" office:value-type="float" office:value="12" calcext:value-type="float">
            <text:p>12</text:p>
          </table:table-cell>
          <table:table-cell table:formula="of:=INT(2048+2047*COS([.B3004]))" office:value-type="float" office:value="1828" calcext:value-type="float">
            <text:p>1828</text:p>
          </table:table-cell>
          <table:table-cell/>
        </table:table-row>
        <table:table-row table:style-name="ro1">
          <table:table-cell office:value-type="float" office:value="3003" calcext:value-type="float">
            <text:p>3003</text:p>
          </table:table-cell>
          <table:table-cell table:formula="of:=[.A3005]*2*PI()/4096" office:value-type="float" office:value="4.60654430602058" calcext:value-type="float">
            <text:p>4.60654430602058</text:p>
          </table:table-cell>
          <table:table-cell table:formula="of:=INT(2048+2047*SIN([.B3005]))" office:value-type="float" office:value="12" calcext:value-type="float">
            <text:p>12</text:p>
          </table:table-cell>
          <table:table-cell table:formula="of:=INT(2048+2047*COS([.B3005]))" office:value-type="float" office:value="1831" calcext:value-type="float">
            <text:p>1831</text:p>
          </table:table-cell>
          <table:table-cell/>
        </table:table-row>
        <table:table-row table:style-name="ro1">
          <table:table-cell office:value-type="float" office:value="3004" calcext:value-type="float">
            <text:p>3004</text:p>
          </table:table-cell>
          <table:table-cell table:formula="of:=[.A3006]*2*PI()/4096" office:value-type="float" office:value="4.60807828680847" calcext:value-type="float">
            <text:p>4.60807828680847</text:p>
          </table:table-cell>
          <table:table-cell table:formula="of:=INT(2048+2047*SIN([.B3006]))" office:value-type="float" office:value="12" calcext:value-type="float">
            <text:p>12</text:p>
          </table:table-cell>
          <table:table-cell table:formula="of:=INT(2048+2047*COS([.B3006]))" office:value-type="float" office:value="1834" calcext:value-type="float">
            <text:p>1834</text:p>
          </table:table-cell>
          <table:table-cell/>
        </table:table-row>
        <table:table-row table:style-name="ro1">
          <table:table-cell office:value-type="float" office:value="3005" calcext:value-type="float">
            <text:p>3005</text:p>
          </table:table-cell>
          <table:table-cell table:formula="of:=[.A3007]*2*PI()/4096" office:value-type="float" office:value="4.60961226759635" calcext:value-type="float">
            <text:p>4.60961226759635</text:p>
          </table:table-cell>
          <table:table-cell table:formula="of:=INT(2048+2047*SIN([.B3007]))" office:value-type="float" office:value="11" calcext:value-type="float">
            <text:p>11</text:p>
          </table:table-cell>
          <table:table-cell table:formula="of:=INT(2048+2047*COS([.B3007]))" office:value-type="float" office:value="1837" calcext:value-type="float">
            <text:p>1837</text:p>
          </table:table-cell>
          <table:table-cell/>
        </table:table-row>
        <table:table-row table:style-name="ro1">
          <table:table-cell office:value-type="float" office:value="3006" calcext:value-type="float">
            <text:p>3006</text:p>
          </table:table-cell>
          <table:table-cell table:formula="of:=[.A3008]*2*PI()/4096" office:value-type="float" office:value="4.61114624838424" calcext:value-type="float">
            <text:p>4.61114624838424</text:p>
          </table:table-cell>
          <table:table-cell table:formula="of:=INT(2048+2047*SIN([.B3008]))" office:value-type="float" office:value="11" calcext:value-type="float">
            <text:p>11</text:p>
          </table:table-cell>
          <table:table-cell table:formula="of:=INT(2048+2047*COS([.B3008]))" office:value-type="float" office:value="1841" calcext:value-type="float">
            <text:p>1841</text:p>
          </table:table-cell>
          <table:table-cell/>
        </table:table-row>
        <table:table-row table:style-name="ro1">
          <table:table-cell office:value-type="float" office:value="3007" calcext:value-type="float">
            <text:p>3007</text:p>
          </table:table-cell>
          <table:table-cell table:formula="of:=[.A3009]*2*PI()/4096" office:value-type="float" office:value="4.61268022917212" calcext:value-type="float">
            <text:p>4.61268022917212</text:p>
          </table:table-cell>
          <table:table-cell table:formula="of:=INT(2048+2047*SIN([.B3009]))" office:value-type="float" office:value="11" calcext:value-type="float">
            <text:p>11</text:p>
          </table:table-cell>
          <table:table-cell table:formula="of:=INT(2048+2047*COS([.B3009]))" office:value-type="float" office:value="1844" calcext:value-type="float">
            <text:p>1844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table:formula="of:=[.A3010]*2*PI()/4096" office:value-type="float" office:value="4.61421420996001" calcext:value-type="float">
            <text:p>4.61421420996001</text:p>
          </table:table-cell>
          <table:table-cell table:formula="of:=INT(2048+2047*SIN([.B3010]))" office:value-type="float" office:value="10" calcext:value-type="float">
            <text:p>10</text:p>
          </table:table-cell>
          <table:table-cell table:formula="of:=INT(2048+2047*COS([.B3010]))" office:value-type="float" office:value="1847" calcext:value-type="float">
            <text:p>1847</text:p>
          </table:table-cell>
          <table:table-cell/>
        </table:table-row>
        <table:table-row table:style-name="ro1">
          <table:table-cell office:value-type="float" office:value="3009" calcext:value-type="float">
            <text:p>3009</text:p>
          </table:table-cell>
          <table:table-cell table:formula="of:=[.A3011]*2*PI()/4096" office:value-type="float" office:value="4.61574819074789" calcext:value-type="float">
            <text:p>4.61574819074789</text:p>
          </table:table-cell>
          <table:table-cell table:formula="of:=INT(2048+2047*SIN([.B3011]))" office:value-type="float" office:value="10" calcext:value-type="float">
            <text:p>10</text:p>
          </table:table-cell>
          <table:table-cell table:formula="of:=INT(2048+2047*COS([.B3011]))" office:value-type="float" office:value="1850" calcext:value-type="float">
            <text:p>1850</text:p>
          </table:table-cell>
          <table:table-cell/>
        </table:table-row>
        <table:table-row table:style-name="ro1">
          <table:table-cell office:value-type="float" office:value="3010" calcext:value-type="float">
            <text:p>3010</text:p>
          </table:table-cell>
          <table:table-cell table:formula="of:=[.A3012]*2*PI()/4096" office:value-type="float" office:value="4.61728217153578" calcext:value-type="float">
            <text:p>4.61728217153578</text:p>
          </table:table-cell>
          <table:table-cell table:formula="of:=INT(2048+2047*SIN([.B3012]))" office:value-type="float" office:value="10" calcext:value-type="float">
            <text:p>10</text:p>
          </table:table-cell>
          <table:table-cell table:formula="of:=INT(2048+2047*COS([.B3012]))" office:value-type="float" office:value="1853" calcext:value-type="float">
            <text:p>1853</text:p>
          </table:table-cell>
          <table:table-cell/>
        </table:table-row>
        <table:table-row table:style-name="ro1">
          <table:table-cell office:value-type="float" office:value="3011" calcext:value-type="float">
            <text:p>3011</text:p>
          </table:table-cell>
          <table:table-cell table:formula="of:=[.A3013]*2*PI()/4096" office:value-type="float" office:value="4.61881615232367" calcext:value-type="float">
            <text:p>4.61881615232367</text:p>
          </table:table-cell>
          <table:table-cell table:formula="of:=INT(2048+2047*SIN([.B3013]))" office:value-type="float" office:value="9" calcext:value-type="float">
            <text:p>9</text:p>
          </table:table-cell>
          <table:table-cell table:formula="of:=INT(2048+2047*COS([.B3013]))" office:value-type="float" office:value="1856" calcext:value-type="float">
            <text:p>1856</text:p>
          </table:table-cell>
          <table:table-cell/>
        </table:table-row>
        <table:table-row table:style-name="ro1">
          <table:table-cell office:value-type="float" office:value="3012" calcext:value-type="float">
            <text:p>3012</text:p>
          </table:table-cell>
          <table:table-cell table:formula="of:=[.A3014]*2*PI()/4096" office:value-type="float" office:value="4.62035013311155" calcext:value-type="float">
            <text:p>4.62035013311155</text:p>
          </table:table-cell>
          <table:table-cell table:formula="of:=INT(2048+2047*SIN([.B3014]))" office:value-type="float" office:value="9" calcext:value-type="float">
            <text:p>9</text:p>
          </table:table-cell>
          <table:table-cell table:formula="of:=INT(2048+2047*COS([.B3014]))"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[.A3015]*2*PI()/4096" office:value-type="float" office:value="4.62188411389944" calcext:value-type="float">
            <text:p>4.62188411389944</text:p>
          </table:table-cell>
          <table:table-cell table:formula="of:=INT(2048+2047*SIN([.B3015]))" office:value-type="float" office:value="9" calcext:value-type="float">
            <text:p>9</text:p>
          </table:table-cell>
          <table:table-cell table:formula="of:=INT(2048+2047*COS([.B3015]))" office:value-type="float" office:value="1862" calcext:value-type="float">
            <text:p>1862</text:p>
          </table:table-cell>
          <table:table-cell/>
        </table:table-row>
        <table:table-row table:style-name="ro1">
          <table:table-cell office:value-type="float" office:value="3014" calcext:value-type="float">
            <text:p>3014</text:p>
          </table:table-cell>
          <table:table-cell table:formula="of:=[.A3016]*2*PI()/4096" office:value-type="float" office:value="4.62341809468732" calcext:value-type="float">
            <text:p>4.62341809468732</text:p>
          </table:table-cell>
          <table:table-cell table:formula="of:=INT(2048+2047*SIN([.B3016]))" office:value-type="float" office:value="9" calcext:value-type="float">
            <text:p>9</text:p>
          </table:table-cell>
          <table:table-cell table:formula="of:=INT(2048+2047*COS([.B3016]))" office:value-type="float" office:value="1866" calcext:value-type="float">
            <text:p>1866</text:p>
          </table:table-cell>
          <table:table-cell/>
        </table:table-row>
        <table:table-row table:style-name="ro1">
          <table:table-cell office:value-type="float" office:value="3015" calcext:value-type="float">
            <text:p>3015</text:p>
          </table:table-cell>
          <table:table-cell table:formula="of:=[.A3017]*2*PI()/4096" office:value-type="float" office:value="4.62495207547521" calcext:value-type="float">
            <text:p>4.62495207547521</text:p>
          </table:table-cell>
          <table:table-cell table:formula="of:=INT(2048+2047*SIN([.B3017]))" office:value-type="float" office:value="8" calcext:value-type="float">
            <text:p>8</text:p>
          </table:table-cell>
          <table:table-cell table:formula="of:=INT(2048+2047*COS([.B3017]))" office:value-type="float" office:value="1869" calcext:value-type="float">
            <text:p>1869</text:p>
          </table:table-cell>
          <table:table-cell/>
        </table:table-row>
        <table:table-row table:style-name="ro1">
          <table:table-cell office:value-type="float" office:value="3016" calcext:value-type="float">
            <text:p>3016</text:p>
          </table:table-cell>
          <table:table-cell table:formula="of:=[.A3018]*2*PI()/4096" office:value-type="float" office:value="4.62648605626309" calcext:value-type="float">
            <text:p>4.62648605626309</text:p>
          </table:table-cell>
          <table:table-cell table:formula="of:=INT(2048+2047*SIN([.B3018]))" office:value-type="float" office:value="8" calcext:value-type="float">
            <text:p>8</text:p>
          </table:table-cell>
          <table:table-cell table:formula="of:=INT(2048+2047*COS([.B3018]))" office:value-type="float" office:value="1872" calcext:value-type="float">
            <text:p>1872</text:p>
          </table:table-cell>
          <table:table-cell/>
        </table:table-row>
        <table:table-row table:style-name="ro1">
          <table:table-cell office:value-type="float" office:value="3017" calcext:value-type="float">
            <text:p>3017</text:p>
          </table:table-cell>
          <table:table-cell table:formula="of:=[.A3019]*2*PI()/4096" office:value-type="float" office:value="4.62802003705098" calcext:value-type="float">
            <text:p>4.62802003705098</text:p>
          </table:table-cell>
          <table:table-cell table:formula="of:=INT(2048+2047*SIN([.B3019]))" office:value-type="float" office:value="8" calcext:value-type="float">
            <text:p>8</text:p>
          </table:table-cell>
          <table:table-cell table:formula="of:=INT(2048+2047*COS([.B3019]))" office:value-type="float" office:value="1875" calcext:value-type="float">
            <text:p>1875</text:p>
          </table:table-cell>
          <table:table-cell/>
        </table:table-row>
        <table:table-row table:style-name="ro1">
          <table:table-cell office:value-type="float" office:value="3018" calcext:value-type="float">
            <text:p>3018</text:p>
          </table:table-cell>
          <table:table-cell table:formula="of:=[.A3020]*2*PI()/4096" office:value-type="float" office:value="4.62955401783887" calcext:value-type="float">
            <text:p>4.62955401783887</text:p>
          </table:table-cell>
          <table:table-cell table:formula="of:=INT(2048+2047*SIN([.B3020]))" office:value-type="float" office:value="8" calcext:value-type="float">
            <text:p>8</text:p>
          </table:table-cell>
          <table:table-cell table:formula="of:=INT(2048+2047*COS([.B3020]))" office:value-type="float" office:value="1878" calcext:value-type="float">
            <text:p>1878</text:p>
          </table:table-cell>
          <table:table-cell/>
        </table:table-row>
        <table:table-row table:style-name="ro1">
          <table:table-cell office:value-type="float" office:value="3019" calcext:value-type="float">
            <text:p>3019</text:p>
          </table:table-cell>
          <table:table-cell table:formula="of:=[.A3021]*2*PI()/4096" office:value-type="float" office:value="4.63108799862675" calcext:value-type="float">
            <text:p>4.63108799862675</text:p>
          </table:table-cell>
          <table:table-cell table:formula="of:=INT(2048+2047*SIN([.B3021]))" office:value-type="float" office:value="7" calcext:value-type="float">
            <text:p>7</text:p>
          </table:table-cell>
          <table:table-cell table:formula="of:=INT(2048+2047*COS([.B3021]))" office:value-type="float" office:value="1881" calcext:value-type="float">
            <text:p>1881</text:p>
          </table:table-cell>
          <table:table-cell/>
        </table:table-row>
        <table:table-row table:style-name="ro1">
          <table:table-cell office:value-type="float" office:value="3020" calcext:value-type="float">
            <text:p>3020</text:p>
          </table:table-cell>
          <table:table-cell table:formula="of:=[.A3022]*2*PI()/4096" office:value-type="float" office:value="4.63262197941464" calcext:value-type="float">
            <text:p>4.63262197941464</text:p>
          </table:table-cell>
          <table:table-cell table:formula="of:=INT(2048+2047*SIN([.B3022]))" office:value-type="float" office:value="7" calcext:value-type="float">
            <text:p>7</text:p>
          </table:table-cell>
          <table:table-cell table:formula="of:=INT(2048+2047*COS([.B3022]))" office:value-type="float" office:value="1884" calcext:value-type="float">
            <text:p>1884</text:p>
          </table:table-cell>
          <table:table-cell/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[.A3023]*2*PI()/4096" office:value-type="float" office:value="4.63415596020252" calcext:value-type="float">
            <text:p>4.63415596020252</text:p>
          </table:table-cell>
          <table:table-cell table:formula="of:=INT(2048+2047*SIN([.B3023]))" office:value-type="float" office:value="7" calcext:value-type="float">
            <text:p>7</text:p>
          </table:table-cell>
          <table:table-cell table:formula="of:=INT(2048+2047*COS([.B3023]))" office:value-type="float" office:value="1888" calcext:value-type="float">
            <text:p>1888</text:p>
          </table:table-cell>
          <table:table-cell/>
        </table:table-row>
        <table:table-row table:style-name="ro1">
          <table:table-cell office:value-type="float" office:value="3022" calcext:value-type="float">
            <text:p>3022</text:p>
          </table:table-cell>
          <table:table-cell table:formula="of:=[.A3024]*2*PI()/4096" office:value-type="float" office:value="4.63568994099041" calcext:value-type="float">
            <text:p>4.63568994099041</text:p>
          </table:table-cell>
          <table:table-cell table:formula="of:=INT(2048+2047*SIN([.B3024]))" office:value-type="float" office:value="7" calcext:value-type="float">
            <text:p>7</text:p>
          </table:table-cell>
          <table:table-cell table:formula="of:=INT(2048+2047*COS([.B3024]))" office:value-type="float" office:value="1891" calcext:value-type="float">
            <text:p>1891</text:p>
          </table:table-cell>
          <table:table-cell/>
        </table:table-row>
        <table:table-row table:style-name="ro1">
          <table:table-cell office:value-type="float" office:value="3023" calcext:value-type="float">
            <text:p>3023</text:p>
          </table:table-cell>
          <table:table-cell table:formula="of:=[.A3025]*2*PI()/4096" office:value-type="float" office:value="4.63722392177829" calcext:value-type="float">
            <text:p>4.63722392177829</text:p>
          </table:table-cell>
          <table:table-cell table:formula="of:=INT(2048+2047*SIN([.B3025]))" office:value-type="float" office:value="6" calcext:value-type="float">
            <text:p>6</text:p>
          </table:table-cell>
          <table:table-cell table:formula="of:=INT(2048+2047*COS([.B3025]))" office:value-type="float" office:value="1894" calcext:value-type="float">
            <text:p>1894</text:p>
          </table:table-cell>
          <table:table-cell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[.A3026]*2*PI()/4096" office:value-type="float" office:value="4.63875790256618" calcext:value-type="float">
            <text:p>4.63875790256618</text:p>
          </table:table-cell>
          <table:table-cell table:formula="of:=INT(2048+2047*SIN([.B3026]))" office:value-type="float" office:value="6" calcext:value-type="float">
            <text:p>6</text:p>
          </table:table-cell>
          <table:table-cell table:formula="of:=INT(2048+2047*COS([.B3026]))" office:value-type="float" office:value="1897" calcext:value-type="float">
            <text:p>1897</text:p>
          </table:table-cell>
          <table:table-cell/>
        </table:table-row>
        <table:table-row table:style-name="ro1">
          <table:table-cell office:value-type="float" office:value="3025" calcext:value-type="float">
            <text:p>3025</text:p>
          </table:table-cell>
          <table:table-cell table:formula="of:=[.A3027]*2*PI()/4096" office:value-type="float" office:value="4.64029188335407" calcext:value-type="float">
            <text:p>4.64029188335407</text:p>
          </table:table-cell>
          <table:table-cell table:formula="of:=INT(2048+2047*SIN([.B3027]))" office:value-type="float" office:value="6" calcext:value-type="float">
            <text:p>6</text:p>
          </table:table-cell>
          <table:table-cell table:formula="of:=INT(2048+2047*COS([.B3027]))"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float" office:value="3026" calcext:value-type="float">
            <text:p>3026</text:p>
          </table:table-cell>
          <table:table-cell table:formula="of:=[.A3028]*2*PI()/4096" office:value-type="float" office:value="4.64182586414195" calcext:value-type="float">
            <text:p>4.64182586414195</text:p>
          </table:table-cell>
          <table:table-cell table:formula="of:=INT(2048+2047*SIN([.B3028]))" office:value-type="float" office:value="6" calcext:value-type="float">
            <text:p>6</text:p>
          </table:table-cell>
          <table:table-cell table:formula="of:=INT(2048+2047*COS([.B3028]))" office:value-type="float" office:value="1903" calcext:value-type="float">
            <text:p>1903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table:formula="of:=[.A3029]*2*PI()/4096" office:value-type="float" office:value="4.64335984492984" calcext:value-type="float">
            <text:p>4.64335984492984</text:p>
          </table:table-cell>
          <table:table-cell table:formula="of:=INT(2048+2047*SIN([.B3029]))" office:value-type="float" office:value="5" calcext:value-type="float">
            <text:p>5</text:p>
          </table:table-cell>
          <table:table-cell table:formula="of:=INT(2048+2047*COS([.B3029]))"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table:formula="of:=[.A3030]*2*PI()/4096" office:value-type="float" office:value="4.64489382571772" calcext:value-type="float">
            <text:p>4.64489382571772</text:p>
          </table:table-cell>
          <table:table-cell table:formula="of:=INT(2048+2047*SIN([.B3030]))" office:value-type="float" office:value="5" calcext:value-type="float">
            <text:p>5</text:p>
          </table:table-cell>
          <table:table-cell table:formula="of:=INT(2048+2047*COS([.B3030]))" office:value-type="float" office:value="1909" calcext:value-type="float">
            <text:p>1909</text:p>
          </table:table-cell>
          <table:table-cell/>
        </table:table-row>
        <table:table-row table:style-name="ro1">
          <table:table-cell office:value-type="float" office:value="3029" calcext:value-type="float">
            <text:p>3029</text:p>
          </table:table-cell>
          <table:table-cell table:formula="of:=[.A3031]*2*PI()/4096" office:value-type="float" office:value="4.64642780650561" calcext:value-type="float">
            <text:p>4.64642780650561</text:p>
          </table:table-cell>
          <table:table-cell table:formula="of:=INT(2048+2047*SIN([.B3031]))" office:value-type="float" office:value="5" calcext:value-type="float">
            <text:p>5</text:p>
          </table:table-cell>
          <table:table-cell table:formula="of:=INT(2048+2047*COS([.B3031]))" office:value-type="float" office:value="1913" calcext:value-type="float">
            <text:p>1913</text:p>
          </table:table-cell>
          <table:table-cell/>
        </table:table-row>
        <table:table-row table:style-name="ro1">
          <table:table-cell office:value-type="float" office:value="3030" calcext:value-type="float">
            <text:p>3030</text:p>
          </table:table-cell>
          <table:table-cell table:formula="of:=[.A3032]*2*PI()/4096" office:value-type="float" office:value="4.64796178729349" calcext:value-type="float">
            <text:p>4.64796178729349</text:p>
          </table:table-cell>
          <table:table-cell table:formula="of:=INT(2048+2047*SIN([.B3032]))" office:value-type="float" office:value="5" calcext:value-type="float">
            <text:p>5</text:p>
          </table:table-cell>
          <table:table-cell table:formula="of:=INT(2048+2047*COS([.B3032]))" office:value-type="float" office:value="1916" calcext:value-type="float">
            <text:p>1916</text:p>
          </table:table-cell>
          <table:table-cell/>
        </table:table-row>
        <table:table-row table:style-name="ro1">
          <table:table-cell office:value-type="float" office:value="3031" calcext:value-type="float">
            <text:p>3031</text:p>
          </table:table-cell>
          <table:table-cell table:formula="of:=[.A3033]*2*PI()/4096" office:value-type="float" office:value="4.64949576808138" calcext:value-type="float">
            <text:p>4.64949576808138</text:p>
          </table:table-cell>
          <table:table-cell table:formula="of:=INT(2048+2047*SIN([.B3033]))" office:value-type="float" office:value="5" calcext:value-type="float">
            <text:p>5</text:p>
          </table:table-cell>
          <table:table-cell table:formula="of:=INT(2048+2047*COS([.B3033]))" office:value-type="float" office:value="1919" calcext:value-type="float">
            <text:p>1919</text:p>
          </table:table-cell>
          <table:table-cell/>
        </table:table-row>
        <table:table-row table:style-name="ro1">
          <table:table-cell office:value-type="float" office:value="3032" calcext:value-type="float">
            <text:p>3032</text:p>
          </table:table-cell>
          <table:table-cell table:formula="of:=[.A3034]*2*PI()/4096" office:value-type="float" office:value="4.65102974886926" calcext:value-type="float">
            <text:p>4.65102974886926</text:p>
          </table:table-cell>
          <table:table-cell table:formula="of:=INT(2048+2047*SIN([.B3034]))" office:value-type="float" office:value="4" calcext:value-type="float">
            <text:p>4</text:p>
          </table:table-cell>
          <table:table-cell table:formula="of:=INT(2048+2047*COS([.B3034]))" office:value-type="float" office:value="1922" calcext:value-type="float">
            <text:p>1922</text:p>
          </table:table-cell>
          <table:table-cell/>
        </table:table-row>
        <table:table-row table:style-name="ro1">
          <table:table-cell office:value-type="float" office:value="3033" calcext:value-type="float">
            <text:p>3033</text:p>
          </table:table-cell>
          <table:table-cell table:formula="of:=[.A3035]*2*PI()/4096" office:value-type="float" office:value="4.65256372965715" calcext:value-type="float">
            <text:p>4.65256372965715</text:p>
          </table:table-cell>
          <table:table-cell table:formula="of:=INT(2048+2047*SIN([.B3035]))" office:value-type="float" office:value="4" calcext:value-type="float">
            <text:p>4</text:p>
          </table:table-cell>
          <table:table-cell table:formula="of:=INT(2048+2047*COS([.B3035]))" office:value-type="float" office:value="1925" calcext:value-type="float">
            <text:p>1925</text:p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table:formula="of:=[.A3036]*2*PI()/4096" office:value-type="float" office:value="4.65409771044504" calcext:value-type="float">
            <text:p>4.65409771044504</text:p>
          </table:table-cell>
          <table:table-cell table:formula="of:=INT(2048+2047*SIN([.B3036]))" office:value-type="float" office:value="4" calcext:value-type="float">
            <text:p>4</text:p>
          </table:table-cell>
          <table:table-cell table:formula="of:=INT(2048+2047*COS([.B3036]))" office:value-type="float" office:value="1928" calcext:value-type="float">
            <text:p>1928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table:formula="of:=[.A3037]*2*PI()/4096" office:value-type="float" office:value="4.65563169123292" calcext:value-type="float">
            <text:p>4.65563169123292</text:p>
          </table:table-cell>
          <table:table-cell table:formula="of:=INT(2048+2047*SIN([.B3037]))" office:value-type="float" office:value="4" calcext:value-type="float">
            <text:p>4</text:p>
          </table:table-cell>
          <table:table-cell table:formula="of:=INT(2048+2047*COS([.B3037]))" office:value-type="float" office:value="1931" calcext:value-type="float">
            <text:p>1931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table:formula="of:=[.A3038]*2*PI()/4096" office:value-type="float" office:value="4.65716567202081" calcext:value-type="float">
            <text:p>4.65716567202081</text:p>
          </table:table-cell>
          <table:table-cell table:formula="of:=INT(2048+2047*SIN([.B3038]))" office:value-type="float" office:value="4" calcext:value-type="float">
            <text:p>4</text:p>
          </table:table-cell>
          <table:table-cell table:formula="of:=INT(2048+2047*COS([.B3038]))" office:value-type="float" office:value="1935" calcext:value-type="float">
            <text:p>1935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[.A3039]*2*PI()/4096" office:value-type="float" office:value="4.65869965280869" calcext:value-type="float">
            <text:p>4.65869965280869</text:p>
          </table:table-cell>
          <table:table-cell table:formula="of:=INT(2048+2047*SIN([.B3039]))" office:value-type="float" office:value="3" calcext:value-type="float">
            <text:p>3</text:p>
          </table:table-cell>
          <table:table-cell table:formula="of:=INT(2048+2047*COS([.B3039]))"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float" office:value="3038" calcext:value-type="float">
            <text:p>3038</text:p>
          </table:table-cell>
          <table:table-cell table:formula="of:=[.A3040]*2*PI()/4096" office:value-type="float" office:value="4.66023363359658" calcext:value-type="float">
            <text:p>4.66023363359658</text:p>
          </table:table-cell>
          <table:table-cell table:formula="of:=INT(2048+2047*SIN([.B3040]))" office:value-type="float" office:value="3" calcext:value-type="float">
            <text:p>3</text:p>
          </table:table-cell>
          <table:table-cell table:formula="of:=INT(2048+2047*COS([.B3040]))"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float" office:value="3039" calcext:value-type="float">
            <text:p>3039</text:p>
          </table:table-cell>
          <table:table-cell table:formula="of:=[.A3041]*2*PI()/4096" office:value-type="float" office:value="4.66176761438446" calcext:value-type="float">
            <text:p>4.66176761438446</text:p>
          </table:table-cell>
          <table:table-cell table:formula="of:=INT(2048+2047*SIN([.B3041]))" office:value-type="float" office:value="3" calcext:value-type="float">
            <text:p>3</text:p>
          </table:table-cell>
          <table:table-cell table:formula="of:=INT(2048+2047*COS([.B3041]))" office:value-type="float" office:value="1944" calcext:value-type="float">
            <text:p>1944</text:p>
          </table:table-cell>
          <table:table-cell/>
        </table:table-row>
        <table:table-row table:style-name="ro1">
          <table:table-cell office:value-type="float" office:value="3040" calcext:value-type="float">
            <text:p>3040</text:p>
          </table:table-cell>
          <table:table-cell table:formula="of:=[.A3042]*2*PI()/4096" office:value-type="float" office:value="4.66330159517235" calcext:value-type="float">
            <text:p>4.66330159517235</text:p>
          </table:table-cell>
          <table:table-cell table:formula="of:=INT(2048+2047*SIN([.B3042]))" office:value-type="float" office:value="3" calcext:value-type="float">
            <text:p>3</text:p>
          </table:table-cell>
          <table:table-cell table:formula="of:=INT(2048+2047*COS([.B3042]))"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[.A3043]*2*PI()/4096" office:value-type="float" office:value="4.66483557596024" calcext:value-type="float">
            <text:p>4.66483557596024</text:p>
          </table:table-cell>
          <table:table-cell table:formula="of:=INT(2048+2047*SIN([.B3043]))" office:value-type="float" office:value="3" calcext:value-type="float">
            <text:p>3</text:p>
          </table:table-cell>
          <table:table-cell table:formula="of:=INT(2048+2047*COS([.B3043]))"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float" office:value="3042" calcext:value-type="float">
            <text:p>3042</text:p>
          </table:table-cell>
          <table:table-cell table:formula="of:=[.A3044]*2*PI()/4096" office:value-type="float" office:value="4.66636955674812" calcext:value-type="float">
            <text:p>4.66636955674812</text:p>
          </table:table-cell>
          <table:table-cell table:formula="of:=INT(2048+2047*SIN([.B3044]))" office:value-type="float" office:value="3" calcext:value-type="float">
            <text:p>3</text:p>
          </table:table-cell>
          <table:table-cell table:formula="of:=INT(2048+2047*COS([.B3044]))"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[.A3045]*2*PI()/4096" office:value-type="float" office:value="4.66790353753601" calcext:value-type="float">
            <text:p>4.66790353753601</text:p>
          </table:table-cell>
          <table:table-cell table:formula="of:=INT(2048+2047*SIN([.B3045]))" office:value-type="float" office:value="3" calcext:value-type="float">
            <text:p>3</text:p>
          </table:table-cell>
          <table:table-cell table:formula="of:=INT(2048+2047*COS([.B3045]))" office:value-type="float" office:value="1956" calcext:value-type="float">
            <text:p>1956</text:p>
          </table:table-cell>
          <table:table-cell/>
        </table:table-row>
        <table:table-row table:style-name="ro1">
          <table:table-cell office:value-type="float" office:value="3044" calcext:value-type="float">
            <text:p>3044</text:p>
          </table:table-cell>
          <table:table-cell table:formula="of:=[.A3046]*2*PI()/4096" office:value-type="float" office:value="4.66943751832389" calcext:value-type="float">
            <text:p>4.66943751832389</text:p>
          </table:table-cell>
          <table:table-cell table:formula="of:=INT(2048+2047*SIN([.B3046]))" office:value-type="float" office:value="2" calcext:value-type="float">
            <text:p>2</text:p>
          </table:table-cell>
          <table:table-cell table:formula="of:=INT(2048+2047*COS([.B3046]))"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3045" calcext:value-type="float">
            <text:p>3045</text:p>
          </table:table-cell>
          <table:table-cell table:formula="of:=[.A3047]*2*PI()/4096" office:value-type="float" office:value="4.67097149911178" calcext:value-type="float">
            <text:p>4.67097149911178</text:p>
          </table:table-cell>
          <table:table-cell table:formula="of:=INT(2048+2047*SIN([.B3047]))" office:value-type="float" office:value="2" calcext:value-type="float">
            <text:p>2</text:p>
          </table:table-cell>
          <table:table-cell table:formula="of:=INT(2048+2047*COS([.B3047]))" office:value-type="float" office:value="1963" calcext:value-type="float">
            <text:p>1963</text:p>
          </table:table-cell>
          <table:table-cell/>
        </table:table-row>
        <table:table-row table:style-name="ro1">
          <table:table-cell office:value-type="float" office:value="3046" calcext:value-type="float">
            <text:p>3046</text:p>
          </table:table-cell>
          <table:table-cell table:formula="of:=[.A3048]*2*PI()/4096" office:value-type="float" office:value="4.67250547989966" calcext:value-type="float">
            <text:p>4.67250547989966</text:p>
          </table:table-cell>
          <table:table-cell table:formula="of:=INT(2048+2047*SIN([.B3048]))" office:value-type="float" office:value="2" calcext:value-type="float">
            <text:p>2</text:p>
          </table:table-cell>
          <table:table-cell table:formula="of:=INT(2048+2047*COS([.B3048]))"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float" office:value="3047" calcext:value-type="float">
            <text:p>3047</text:p>
          </table:table-cell>
          <table:table-cell table:formula="of:=[.A3049]*2*PI()/4096" office:value-type="float" office:value="4.67403946068755" calcext:value-type="float">
            <text:p>4.67403946068755</text:p>
          </table:table-cell>
          <table:table-cell table:formula="of:=INT(2048+2047*SIN([.B3049]))" office:value-type="float" office:value="2" calcext:value-type="float">
            <text:p>2</text:p>
          </table:table-cell>
          <table:table-cell table:formula="of:=INT(2048+2047*COS([.B3049]))"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3048" calcext:value-type="float">
            <text:p>3048</text:p>
          </table:table-cell>
          <table:table-cell table:formula="of:=[.A3050]*2*PI()/4096" office:value-type="float" office:value="4.67557344147543" calcext:value-type="float">
            <text:p>4.67557344147543</text:p>
          </table:table-cell>
          <table:table-cell table:formula="of:=INT(2048+2047*SIN([.B3050]))" office:value-type="float" office:value="2" calcext:value-type="float">
            <text:p>2</text:p>
          </table:table-cell>
          <table:table-cell table:formula="of:=INT(2048+2047*COS([.B3050]))"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float" office:value="3049" calcext:value-type="float">
            <text:p>3049</text:p>
          </table:table-cell>
          <table:table-cell table:formula="of:=[.A3051]*2*PI()/4096" office:value-type="float" office:value="4.67710742226332" calcext:value-type="float">
            <text:p>4.67710742226332</text:p>
          </table:table-cell>
          <table:table-cell table:formula="of:=INT(2048+2047*SIN([.B3051]))" office:value-type="float" office:value="2" calcext:value-type="float">
            <text:p>2</text:p>
          </table:table-cell>
          <table:table-cell table:formula="of:=INT(2048+2047*COS([.B3051]))"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table:formula="of:=[.A3052]*2*PI()/4096" office:value-type="float" office:value="4.67864140305121" calcext:value-type="float">
            <text:p>4.67864140305121</text:p>
          </table:table-cell>
          <table:table-cell table:formula="of:=INT(2048+2047*SIN([.B3052]))" office:value-type="float" office:value="2" calcext:value-type="float">
            <text:p>2</text:p>
          </table:table-cell>
          <table:table-cell table:formula="of:=INT(2048+2047*COS([.B3052]))" office:value-type="float" office:value="1978" calcext:value-type="float">
            <text:p>1978</text:p>
          </table:table-cell>
          <table:table-cell/>
        </table:table-row>
        <table:table-row table:style-name="ro1">
          <table:table-cell office:value-type="float" office:value="3051" calcext:value-type="float">
            <text:p>3051</text:p>
          </table:table-cell>
          <table:table-cell table:formula="of:=[.A3053]*2*PI()/4096" office:value-type="float" office:value="4.68017538383909" calcext:value-type="float">
            <text:p>4.68017538383909</text:p>
          </table:table-cell>
          <table:table-cell table:formula="of:=INT(2048+2047*SIN([.B3053]))" office:value-type="float" office:value="2" calcext:value-type="float">
            <text:p>2</text:p>
          </table:table-cell>
          <table:table-cell table:formula="of:=INT(2048+2047*COS([.B3053]))" office:value-type="float" office:value="1982" calcext:value-type="float">
            <text:p>1982</text:p>
          </table:table-cell>
          <table:table-cell/>
        </table:table-row>
        <table:table-row table:style-name="ro1">
          <table:table-cell office:value-type="float" office:value="3052" calcext:value-type="float">
            <text:p>3052</text:p>
          </table:table-cell>
          <table:table-cell table:formula="of:=[.A3054]*2*PI()/4096" office:value-type="float" office:value="4.68170936462698" calcext:value-type="float">
            <text:p>4.68170936462698</text:p>
          </table:table-cell>
          <table:table-cell table:formula="of:=INT(2048+2047*SIN([.B3054]))" office:value-type="float" office:value="1" calcext:value-type="float">
            <text:p>1</text:p>
          </table:table-cell>
          <table:table-cell table:formula="of:=INT(2048+2047*COS([.B3054]))"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table:formula="of:=[.A3055]*2*PI()/4096" office:value-type="float" office:value="4.68324334541486" calcext:value-type="float">
            <text:p>4.68324334541486</text:p>
          </table:table-cell>
          <table:table-cell table:formula="of:=INT(2048+2047*SIN([.B3055]))" office:value-type="float" office:value="1" calcext:value-type="float">
            <text:p>1</text:p>
          </table:table-cell>
          <table:table-cell table:formula="of:=INT(2048+2047*COS([.B3055]))" office:value-type="float" office:value="1988" calcext:value-type="float">
            <text:p>1988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table:formula="of:=[.A3056]*2*PI()/4096" office:value-type="float" office:value="4.68477732620275" calcext:value-type="float">
            <text:p>4.68477732620275</text:p>
          </table:table-cell>
          <table:table-cell table:formula="of:=INT(2048+2047*SIN([.B3056]))" office:value-type="float" office:value="1" calcext:value-type="float">
            <text:p>1</text:p>
          </table:table-cell>
          <table:table-cell table:formula="of:=INT(2048+2047*COS([.B3056]))"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table:formula="of:=[.A3057]*2*PI()/4096" office:value-type="float" office:value="4.68631130699063" calcext:value-type="float">
            <text:p>4.68631130699063</text:p>
          </table:table-cell>
          <table:table-cell table:formula="of:=INT(2048+2047*SIN([.B3057]))" office:value-type="float" office:value="1" calcext:value-type="float">
            <text:p>1</text:p>
          </table:table-cell>
          <table:table-cell table:formula="of:=INT(2048+2047*COS([.B3057]))" office:value-type="float" office:value="1994" calcext:value-type="float">
            <text:p>1994</text:p>
          </table:table-cell>
          <table:table-cell/>
        </table:table-row>
        <table:table-row table:style-name="ro1">
          <table:table-cell office:value-type="float" office:value="3056" calcext:value-type="float">
            <text:p>3056</text:p>
          </table:table-cell>
          <table:table-cell table:formula="of:=[.A3058]*2*PI()/4096" office:value-type="float" office:value="4.68784528777852" calcext:value-type="float">
            <text:p>4.68784528777852</text:p>
          </table:table-cell>
          <table:table-cell table:formula="of:=INT(2048+2047*SIN([.B3058]))" office:value-type="float" office:value="1" calcext:value-type="float">
            <text:p>1</text:p>
          </table:table-cell>
          <table:table-cell table:formula="of:=INT(2048+2047*COS([.B3058]))"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float" office:value="3057" calcext:value-type="float">
            <text:p>3057</text:p>
          </table:table-cell>
          <table:table-cell table:formula="of:=[.A3059]*2*PI()/4096" office:value-type="float" office:value="4.68937926856641" calcext:value-type="float">
            <text:p>4.68937926856641</text:p>
          </table:table-cell>
          <table:table-cell table:formula="of:=INT(2048+2047*SIN([.B3059]))" office:value-type="float" office:value="1" calcext:value-type="float">
            <text:p>1</text:p>
          </table:table-cell>
          <table:table-cell table:formula="of:=INT(2048+2047*COS([.B3059]))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3058" calcext:value-type="float">
            <text:p>3058</text:p>
          </table:table-cell>
          <table:table-cell table:formula="of:=[.A3060]*2*PI()/4096" office:value-type="float" office:value="4.69091324935429" calcext:value-type="float">
            <text:p>4.69091324935429</text:p>
          </table:table-cell>
          <table:table-cell table:formula="of:=INT(2048+2047*SIN([.B3060]))" office:value-type="float" office:value="1" calcext:value-type="float">
            <text:p>1</text:p>
          </table:table-cell>
          <table:table-cell table:formula="of:=INT(2048+2047*COS([.B3060]))"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float" office:value="3059" calcext:value-type="float">
            <text:p>3059</text:p>
          </table:table-cell>
          <table:table-cell table:formula="of:=[.A3061]*2*PI()/4096" office:value-type="float" office:value="4.69244723014218" calcext:value-type="float">
            <text:p>4.69244723014218</text:p>
          </table:table-cell>
          <table:table-cell table:formula="of:=INT(2048+2047*SIN([.B3061]))" office:value-type="float" office:value="1" calcext:value-type="float">
            <text:p>1</text:p>
          </table:table-cell>
          <table:table-cell table:formula="of:=INT(2048+2047*COS([.B3061]))"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[.A3062]*2*PI()/4096" office:value-type="float" office:value="4.69398121093006" calcext:value-type="float">
            <text:p>4.69398121093006</text:p>
          </table:table-cell>
          <table:table-cell table:formula="of:=INT(2048+2047*SIN([.B3062]))" office:value-type="float" office:value="1" calcext:value-type="float">
            <text:p>1</text:p>
          </table:table-cell>
          <table:table-cell table:formula="of:=INT(2048+2047*COS([.B3062]))"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float" office:value="3061" calcext:value-type="float">
            <text:p>3061</text:p>
          </table:table-cell>
          <table:table-cell table:formula="of:=[.A3063]*2*PI()/4096" office:value-type="float" office:value="4.69551519171795" calcext:value-type="float">
            <text:p>4.69551519171795</text:p>
          </table:table-cell>
          <table:table-cell table:formula="of:=INT(2048+2047*SIN([.B3063]))" office:value-type="float" office:value="1" calcext:value-type="float">
            <text:p>1</text:p>
          </table:table-cell>
          <table:table-cell table:formula="of:=INT(2048+2047*COS([.B3063]))"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float" office:value="3062" calcext:value-type="float">
            <text:p>3062</text:p>
          </table:table-cell>
          <table:table-cell table:formula="of:=[.A3064]*2*PI()/4096" office:value-type="float" office:value="4.69704917250583" calcext:value-type="float">
            <text:p>4.69704917250583</text:p>
          </table:table-cell>
          <table:table-cell table:formula="of:=INT(2048+2047*SIN([.B3064]))" office:value-type="float" office:value="1" calcext:value-type="float">
            <text:p>1</text:p>
          </table:table-cell>
          <table:table-cell table:formula="of:=INT(2048+2047*COS([.B3064]))"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float" office:value="3063" calcext:value-type="float">
            <text:p>3063</text:p>
          </table:table-cell>
          <table:table-cell table:formula="of:=[.A3065]*2*PI()/4096" office:value-type="float" office:value="4.69858315329372" calcext:value-type="float">
            <text:p>4.69858315329372</text:p>
          </table:table-cell>
          <table:table-cell table:formula="of:=INT(2048+2047*SIN([.B3065]))" office:value-type="float" office:value="1" calcext:value-type="float">
            <text:p>1</text:p>
          </table:table-cell>
          <table:table-cell table:formula="of:=INT(2048+2047*COS([.B3065]))"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table:formula="of:=[.A3066]*2*PI()/4096" office:value-type="float" office:value="4.7001171340816" calcext:value-type="float">
            <text:p>4.7001171340816</text:p>
          </table:table-cell>
          <table:table-cell table:formula="of:=INT(2048+2047*SIN([.B3066]))" office:value-type="float" office:value="1" calcext:value-type="float">
            <text:p>1</text:p>
          </table:table-cell>
          <table:table-cell table:formula="of:=INT(2048+2047*COS([.B3066]))"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float" office:value="3065" calcext:value-type="float">
            <text:p>3065</text:p>
          </table:table-cell>
          <table:table-cell table:formula="of:=[.A3067]*2*PI()/4096" office:value-type="float" office:value="4.70165111486949" calcext:value-type="float">
            <text:p>4.70165111486949</text:p>
          </table:table-cell>
          <table:table-cell table:formula="of:=INT(2048+2047*SIN([.B3067]))" office:value-type="float" office:value="1" calcext:value-type="float">
            <text:p>1</text:p>
          </table:table-cell>
          <table:table-cell table:formula="of:=INT(2048+2047*COS([.B3067]))" office:value-type="float" office:value="2026" calcext:value-type="float">
            <text:p>2026</text:p>
          </table:table-cell>
          <table:table-cell/>
        </table:table-row>
        <table:table-row table:style-name="ro1">
          <table:table-cell office:value-type="float" office:value="3066" calcext:value-type="float">
            <text:p>3066</text:p>
          </table:table-cell>
          <table:table-cell table:formula="of:=[.A3068]*2*PI()/4096" office:value-type="float" office:value="4.70318509565738" calcext:value-type="float">
            <text:p>4.70318509565738</text:p>
          </table:table-cell>
          <table:table-cell table:formula="of:=INT(2048+2047*SIN([.B3068]))" office:value-type="float" office:value="1" calcext:value-type="float">
            <text:p>1</text:p>
          </table:table-cell>
          <table:table-cell table:formula="of:=INT(2048+2047*COS([.B3068]))" office:value-type="float" office:value="2029" calcext:value-type="float">
            <text:p>2029</text:p>
          </table:table-cell>
          <table:table-cell/>
        </table:table-row>
        <table:table-row table:style-name="ro1">
          <table:table-cell office:value-type="float" office:value="3067" calcext:value-type="float">
            <text:p>3067</text:p>
          </table:table-cell>
          <table:table-cell table:formula="of:=[.A3069]*2*PI()/4096" office:value-type="float" office:value="4.70471907644526" calcext:value-type="float">
            <text:p>4.70471907644526</text:p>
          </table:table-cell>
          <table:table-cell table:formula="of:=INT(2048+2047*SIN([.B3069]))" office:value-type="float" office:value="1" calcext:value-type="float">
            <text:p>1</text:p>
          </table:table-cell>
          <table:table-cell table:formula="of:=INT(2048+2047*COS([.B3069]))" office:value-type="float" office:value="2032" calcext:value-type="float">
            <text:p>2032</text:p>
          </table:table-cell>
          <table:table-cell/>
        </table:table-row>
        <table:table-row table:style-name="ro1">
          <table:table-cell office:value-type="float" office:value="3068" calcext:value-type="float">
            <text:p>3068</text:p>
          </table:table-cell>
          <table:table-cell table:formula="of:=[.A3070]*2*PI()/4096" office:value-type="float" office:value="4.70625305723315" calcext:value-type="float">
            <text:p>4.70625305723315</text:p>
          </table:table-cell>
          <table:table-cell table:formula="of:=INT(2048+2047*SIN([.B3070]))" office:value-type="float" office:value="1" calcext:value-type="float">
            <text:p>1</text:p>
          </table:table-cell>
          <table:table-cell table:formula="of:=INT(2048+2047*COS([.B3070]))" office:value-type="float" office:value="2035" calcext:value-type="float">
            <text:p>2035</text:p>
          </table:table-cell>
          <table:table-cell/>
        </table:table-row>
        <table:table-row table:style-name="ro1">
          <table:table-cell office:value-type="float" office:value="3069" calcext:value-type="float">
            <text:p>3069</text:p>
          </table:table-cell>
          <table:table-cell table:formula="of:=[.A3071]*2*PI()/4096" office:value-type="float" office:value="4.70778703802103" calcext:value-type="float">
            <text:p>4.70778703802103</text:p>
          </table:table-cell>
          <table:table-cell table:formula="of:=INT(2048+2047*SIN([.B3071]))" office:value-type="float" office:value="1" calcext:value-type="float">
            <text:p>1</text:p>
          </table:table-cell>
          <table:table-cell table:formula="of:=INT(2048+2047*COS([.B3071]))" office:value-type="float" office:value="2038" calcext:value-type="float">
            <text:p>2038</text:p>
          </table:table-cell>
          <table:table-cell/>
        </table:table-row>
        <table:table-row table:style-name="ro1">
          <table:table-cell office:value-type="float" office:value="3070" calcext:value-type="float">
            <text:p>3070</text:p>
          </table:table-cell>
          <table:table-cell table:formula="of:=[.A3072]*2*PI()/4096" office:value-type="float" office:value="4.70932101880892" calcext:value-type="float">
            <text:p>4.70932101880892</text:p>
          </table:table-cell>
          <table:table-cell table:formula="of:=INT(2048+2047*SIN([.B3072]))" office:value-type="float" office:value="1" calcext:value-type="float">
            <text:p>1</text:p>
          </table:table-cell>
          <table:table-cell table:formula="of:=INT(2048+2047*COS([.B3072]))" office:value-type="float" office:value="2041" calcext:value-type="float">
            <text:p>2041</text:p>
          </table:table-cell>
          <table:table-cell/>
        </table:table-row>
        <table:table-row table:style-name="ro1">
          <table:table-cell office:value-type="float" office:value="3071" calcext:value-type="float">
            <text:p>3071</text:p>
          </table:table-cell>
          <table:table-cell table:formula="of:=[.A3073]*2*PI()/4096" office:value-type="float" office:value="4.7108549995968" calcext:value-type="float">
            <text:p>4.7108549995968</text:p>
          </table:table-cell>
          <table:table-cell table:formula="of:=INT(2048+2047*SIN([.B3073]))" office:value-type="float" office:value="1" calcext:value-type="float">
            <text:p>1</text:p>
          </table:table-cell>
          <table:table-cell table:formula="of:=INT(2048+2047*COS([.B3073]))" office:value-type="float" office:value="2044" calcext:value-type="float">
            <text:p>2044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table:formula="of:=[.A3074]*2*PI()/4096" office:value-type="float" office:value="4.71238898038469" calcext:value-type="float">
            <text:p>4.71238898038469</text:p>
          </table:table-cell>
          <table:table-cell table:formula="of:=INT(2048+2047*SIN([.B3074]))" office:value-type="float" office:value="1" calcext:value-type="float">
            <text:p>1</text:p>
          </table:table-cell>
          <table:table-cell table:formula="of:=INT(2048+2047*COS([.B3074]))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float" office:value="3073" calcext:value-type="float">
            <text:p>3073</text:p>
          </table:table-cell>
          <table:table-cell table:formula="of:=[.A3075]*2*PI()/4096" office:value-type="float" office:value="4.71392296117258" calcext:value-type="float">
            <text:p>4.71392296117258</text:p>
          </table:table-cell>
          <table:table-cell table:formula="of:=INT(2048+2047*SIN([.B3075]))" office:value-type="float" office:value="1" calcext:value-type="float">
            <text:p>1</text:p>
          </table:table-cell>
          <table:table-cell table:formula="of:=INT(2048+2047*COS([.B3075]))" office:value-type="float" office:value="2051" calcext:value-type="float">
            <text:p>2051</text:p>
          </table:table-cell>
          <table:table-cell/>
        </table:table-row>
        <table:table-row table:style-name="ro1">
          <table:table-cell office:value-type="float" office:value="3074" calcext:value-type="float">
            <text:p>3074</text:p>
          </table:table-cell>
          <table:table-cell table:formula="of:=[.A3076]*2*PI()/4096" office:value-type="float" office:value="4.71545694196046" calcext:value-type="float">
            <text:p>4.71545694196046</text:p>
          </table:table-cell>
          <table:table-cell table:formula="of:=INT(2048+2047*SIN([.B3076]))" office:value-type="float" office:value="1" calcext:value-type="float">
            <text:p>1</text:p>
          </table:table-cell>
          <table:table-cell table:formula="of:=INT(2048+2047*COS([.B3076]))" office:value-type="float" office:value="2054" calcext:value-type="float">
            <text:p>2054</text:p>
          </table:table-cell>
          <table:table-cell/>
        </table:table-row>
        <table:table-row table:style-name="ro1">
          <table:table-cell office:value-type="float" office:value="3075" calcext:value-type="float">
            <text:p>3075</text:p>
          </table:table-cell>
          <table:table-cell table:formula="of:=[.A3077]*2*PI()/4096" office:value-type="float" office:value="4.71699092274835" calcext:value-type="float">
            <text:p>4.71699092274835</text:p>
          </table:table-cell>
          <table:table-cell table:formula="of:=INT(2048+2047*SIN([.B3077]))" office:value-type="float" office:value="1" calcext:value-type="float">
            <text:p>1</text:p>
          </table:table-cell>
          <table:table-cell table:formula="of:=INT(2048+2047*COS([.B3077]))" office:value-type="float" office:value="2057" calcext:value-type="float">
            <text:p>2057</text:p>
          </table:table-cell>
          <table:table-cell/>
        </table:table-row>
        <table:table-row table:style-name="ro1">
          <table:table-cell office:value-type="float" office:value="3076" calcext:value-type="float">
            <text:p>3076</text:p>
          </table:table-cell>
          <table:table-cell table:formula="of:=[.A3078]*2*PI()/4096" office:value-type="float" office:value="4.71852490353623" calcext:value-type="float">
            <text:p>4.71852490353623</text:p>
          </table:table-cell>
          <table:table-cell table:formula="of:=INT(2048+2047*SIN([.B3078]))" office:value-type="float" office:value="1" calcext:value-type="float">
            <text:p>1</text:p>
          </table:table-cell>
          <table:table-cell table:formula="of:=INT(2048+2047*COS([.B3078]))" office:value-type="float" office:value="2060" calcext:value-type="float">
            <text:p>2060</text:p>
          </table:table-cell>
          <table:table-cell/>
        </table:table-row>
        <table:table-row table:style-name="ro1">
          <table:table-cell office:value-type="float" office:value="3077" calcext:value-type="float">
            <text:p>3077</text:p>
          </table:table-cell>
          <table:table-cell table:formula="of:=[.A3079]*2*PI()/4096" office:value-type="float" office:value="4.72005888432412" calcext:value-type="float">
            <text:p>4.72005888432412</text:p>
          </table:table-cell>
          <table:table-cell table:formula="of:=INT(2048+2047*SIN([.B3079]))" office:value-type="float" office:value="1" calcext:value-type="float">
            <text:p>1</text:p>
          </table:table-cell>
          <table:table-cell table:formula="of:=INT(2048+2047*COS([.B3079]))" office:value-type="float" office:value="2063" calcext:value-type="float">
            <text:p>2063</text:p>
          </table:table-cell>
          <table:table-cell/>
        </table:table-row>
        <table:table-row table:style-name="ro1">
          <table:table-cell office:value-type="float" office:value="3078" calcext:value-type="float">
            <text:p>3078</text:p>
          </table:table-cell>
          <table:table-cell table:formula="of:=[.A3080]*2*PI()/4096" office:value-type="float" office:value="4.721592865112" calcext:value-type="float">
            <text:p>4.721592865112</text:p>
          </table:table-cell>
          <table:table-cell table:formula="of:=INT(2048+2047*SIN([.B3080]))" office:value-type="float" office:value="1" calcext:value-type="float">
            <text:p>1</text:p>
          </table:table-cell>
          <table:table-cell table:formula="of:=INT(2048+2047*COS([.B3080]))" office:value-type="float" office:value="2066" calcext:value-type="float">
            <text:p>2066</text:p>
          </table:table-cell>
          <table:table-cell/>
        </table:table-row>
        <table:table-row table:style-name="ro1">
          <table:table-cell office:value-type="float" office:value="3079" calcext:value-type="float">
            <text:p>3079</text:p>
          </table:table-cell>
          <table:table-cell table:formula="of:=[.A3081]*2*PI()/4096" office:value-type="float" office:value="4.72312684589989" calcext:value-type="float">
            <text:p>4.72312684589989</text:p>
          </table:table-cell>
          <table:table-cell table:formula="of:=INT(2048+2047*SIN([.B3081]))" office:value-type="float" office:value="1" calcext:value-type="float">
            <text:p>1</text:p>
          </table:table-cell>
          <table:table-cell table:formula="of:=INT(2048+2047*COS([.B3081]))" office:value-type="float" office:value="2069" calcext:value-type="float">
            <text:p>2069</text:p>
          </table:table-cell>
          <table:table-cell/>
        </table:table-row>
        <table:table-row table:style-name="ro1">
          <table:table-cell office:value-type="float" office:value="3080" calcext:value-type="float">
            <text:p>3080</text:p>
          </table:table-cell>
          <table:table-cell table:formula="of:=[.A3082]*2*PI()/4096" office:value-type="float" office:value="4.72466082668778" calcext:value-type="float">
            <text:p>4.72466082668778</text:p>
          </table:table-cell>
          <table:table-cell table:formula="of:=INT(2048+2047*SIN([.B3082]))" office:value-type="float" office:value="1" calcext:value-type="float">
            <text:p>1</text:p>
          </table:table-cell>
          <table:table-cell table:formula="of:=INT(2048+2047*COS([.B3082]))" office:value-type="float" office:value="2073" calcext:value-type="float">
            <text:p>2073</text:p>
          </table:table-cell>
          <table:table-cell/>
        </table:table-row>
        <table:table-row table:style-name="ro1">
          <table:table-cell office:value-type="float" office:value="3081" calcext:value-type="float">
            <text:p>3081</text:p>
          </table:table-cell>
          <table:table-cell table:formula="of:=[.A3083]*2*PI()/4096" office:value-type="float" office:value="4.72619480747566" calcext:value-type="float">
            <text:p>4.72619480747566</text:p>
          </table:table-cell>
          <table:table-cell table:formula="of:=INT(2048+2047*SIN([.B3083]))" office:value-type="float" office:value="1" calcext:value-type="float">
            <text:p>1</text:p>
          </table:table-cell>
          <table:table-cell table:formula="of:=INT(2048+2047*COS([.B3083]))" office:value-type="float" office:value="2076" calcext:value-type="float">
            <text:p>2076</text:p>
          </table:table-cell>
          <table:table-cell/>
        </table:table-row>
        <table:table-row table:style-name="ro1">
          <table:table-cell office:value-type="float" office:value="3082" calcext:value-type="float">
            <text:p>3082</text:p>
          </table:table-cell>
          <table:table-cell table:formula="of:=[.A3084]*2*PI()/4096" office:value-type="float" office:value="4.72772878826355" calcext:value-type="float">
            <text:p>4.72772878826355</text:p>
          </table:table-cell>
          <table:table-cell table:formula="of:=INT(2048+2047*SIN([.B3084]))" office:value-type="float" office:value="1" calcext:value-type="float">
            <text:p>1</text:p>
          </table:table-cell>
          <table:table-cell table:formula="of:=INT(2048+2047*COS([.B3084]))"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float" office:value="3083" calcext:value-type="float">
            <text:p>3083</text:p>
          </table:table-cell>
          <table:table-cell table:formula="of:=[.A3085]*2*PI()/4096" office:value-type="float" office:value="4.72926276905143" calcext:value-type="float">
            <text:p>4.72926276905143</text:p>
          </table:table-cell>
          <table:table-cell table:formula="of:=INT(2048+2047*SIN([.B3085]))" office:value-type="float" office:value="1" calcext:value-type="float">
            <text:p>1</text:p>
          </table:table-cell>
          <table:table-cell table:formula="of:=INT(2048+2047*COS([.B3085]))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3084" calcext:value-type="float">
            <text:p>3084</text:p>
          </table:table-cell>
          <table:table-cell table:formula="of:=[.A3086]*2*PI()/4096" office:value-type="float" office:value="4.73079674983932" calcext:value-type="float">
            <text:p>4.73079674983932</text:p>
          </table:table-cell>
          <table:table-cell table:formula="of:=INT(2048+2047*SIN([.B3086]))" office:value-type="float" office:value="1" calcext:value-type="float">
            <text:p>1</text:p>
          </table:table-cell>
          <table:table-cell table:formula="of:=INT(2048+2047*COS([.B3086]))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3085" calcext:value-type="float">
            <text:p>3085</text:p>
          </table:table-cell>
          <table:table-cell table:formula="of:=[.A3087]*2*PI()/4096" office:value-type="float" office:value="4.7323307306272" calcext:value-type="float">
            <text:p>4.7323307306272</text:p>
          </table:table-cell>
          <table:table-cell table:formula="of:=INT(2048+2047*SIN([.B3087]))" office:value-type="float" office:value="1" calcext:value-type="float">
            <text:p>1</text:p>
          </table:table-cell>
          <table:table-cell table:formula="of:=INT(2048+2047*COS([.B3087]))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3086" calcext:value-type="float">
            <text:p>3086</text:p>
          </table:table-cell>
          <table:table-cell table:formula="of:=[.A3088]*2*PI()/4096" office:value-type="float" office:value="4.73386471141509" calcext:value-type="float">
            <text:p>4.73386471141509</text:p>
          </table:table-cell>
          <table:table-cell table:formula="of:=INT(2048+2047*SIN([.B3088]))" office:value-type="float" office:value="1" calcext:value-type="float">
            <text:p>1</text:p>
          </table:table-cell>
          <table:table-cell table:formula="of:=INT(2048+2047*COS([.B3088]))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3087" calcext:value-type="float">
            <text:p>3087</text:p>
          </table:table-cell>
          <table:table-cell table:formula="of:=[.A3089]*2*PI()/4096" office:value-type="float" office:value="4.73539869220297" calcext:value-type="float">
            <text:p>4.73539869220297</text:p>
          </table:table-cell>
          <table:table-cell table:formula="of:=INT(2048+2047*SIN([.B3089]))" office:value-type="float" office:value="1" calcext:value-type="float">
            <text:p>1</text:p>
          </table:table-cell>
          <table:table-cell table:formula="of:=INT(2048+2047*COS([.B3089]))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3088" calcext:value-type="float">
            <text:p>3088</text:p>
          </table:table-cell>
          <table:table-cell table:formula="of:=[.A3090]*2*PI()/4096" office:value-type="float" office:value="4.73693267299086" calcext:value-type="float">
            <text:p>4.73693267299086</text:p>
          </table:table-cell>
          <table:table-cell table:formula="of:=INT(2048+2047*SIN([.B3090]))" office:value-type="float" office:value="1" calcext:value-type="float">
            <text:p>1</text:p>
          </table:table-cell>
          <table:table-cell table:formula="of:=INT(2048+2047*COS([.B3090]))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3089" calcext:value-type="float">
            <text:p>3089</text:p>
          </table:table-cell>
          <table:table-cell table:formula="of:=[.A3091]*2*PI()/4096" office:value-type="float" office:value="4.73846665377875" calcext:value-type="float">
            <text:p>4.73846665377875</text:p>
          </table:table-cell>
          <table:table-cell table:formula="of:=INT(2048+2047*SIN([.B3091]))" office:value-type="float" office:value="1" calcext:value-type="float">
            <text:p>1</text:p>
          </table:table-cell>
          <table:table-cell table:formula="of:=INT(2048+2047*COS([.B3091]))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[.A3092]*2*PI()/4096" office:value-type="float" office:value="4.74000063456663" calcext:value-type="float">
            <text:p>4.74000063456663</text:p>
          </table:table-cell>
          <table:table-cell table:formula="of:=INT(2048+2047*SIN([.B3092]))" office:value-type="float" office:value="1" calcext:value-type="float">
            <text:p>1</text:p>
          </table:table-cell>
          <table:table-cell table:formula="of:=INT(2048+2047*COS([.B3092]))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3091" calcext:value-type="float">
            <text:p>3091</text:p>
          </table:table-cell>
          <table:table-cell table:formula="of:=[.A3093]*2*PI()/4096" office:value-type="float" office:value="4.74153461535452" calcext:value-type="float">
            <text:p>4.74153461535452</text:p>
          </table:table-cell>
          <table:table-cell table:formula="of:=INT(2048+2047*SIN([.B3093]))" office:value-type="float" office:value="1" calcext:value-type="float">
            <text:p>1</text:p>
          </table:table-cell>
          <table:table-cell table:formula="of:=INT(2048+2047*COS([.B3093]))"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float" office:value="3092" calcext:value-type="float">
            <text:p>3092</text:p>
          </table:table-cell>
          <table:table-cell table:formula="of:=[.A3094]*2*PI()/4096" office:value-type="float" office:value="4.7430685961424" calcext:value-type="float">
            <text:p>4.7430685961424</text:p>
          </table:table-cell>
          <table:table-cell table:formula="of:=INT(2048+2047*SIN([.B3094]))" office:value-type="float" office:value="1" calcext:value-type="float">
            <text:p>1</text:p>
          </table:table-cell>
          <table:table-cell table:formula="of:=INT(2048+2047*COS([.B3094]))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3093" calcext:value-type="float">
            <text:p>3093</text:p>
          </table:table-cell>
          <table:table-cell table:formula="of:=[.A3095]*2*PI()/4096" office:value-type="float" office:value="4.74460257693029" calcext:value-type="float">
            <text:p>4.74460257693029</text:p>
          </table:table-cell>
          <table:table-cell table:formula="of:=INT(2048+2047*SIN([.B3095]))" office:value-type="float" office:value="2" calcext:value-type="float">
            <text:p>2</text:p>
          </table:table-cell>
          <table:table-cell table:formula="of:=INT(2048+2047*COS([.B3095]))"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float" office:value="3094" calcext:value-type="float">
            <text:p>3094</text:p>
          </table:table-cell>
          <table:table-cell table:formula="of:=[.A3096]*2*PI()/4096" office:value-type="float" office:value="4.74613655771817" calcext:value-type="float">
            <text:p>4.74613655771817</text:p>
          </table:table-cell>
          <table:table-cell table:formula="of:=INT(2048+2047*SIN([.B3096]))" office:value-type="float" office:value="2" calcext:value-type="float">
            <text:p>2</text:p>
          </table:table-cell>
          <table:table-cell table:formula="of:=INT(2048+2047*COS([.B3096]))" office:value-type="float" office:value="2117" calcext:value-type="float">
            <text:p>2117</text:p>
          </table:table-cell>
          <table:table-cell/>
        </table:table-row>
        <table:table-row table:style-name="ro1">
          <table:table-cell office:value-type="float" office:value="3095" calcext:value-type="float">
            <text:p>3095</text:p>
          </table:table-cell>
          <table:table-cell table:formula="of:=[.A3097]*2*PI()/4096" office:value-type="float" office:value="4.74767053850606" calcext:value-type="float">
            <text:p>4.74767053850606</text:p>
          </table:table-cell>
          <table:table-cell table:formula="of:=INT(2048+2047*SIN([.B3097]))" office:value-type="float" office:value="2" calcext:value-type="float">
            <text:p>2</text:p>
          </table:table-cell>
          <table:table-cell table:formula="of:=INT(2048+2047*COS([.B3097]))" office:value-type="float" office:value="2120" calcext:value-type="float">
            <text:p>2120</text:p>
          </table:table-cell>
          <table:table-cell/>
        </table:table-row>
        <table:table-row table:style-name="ro1">
          <table:table-cell office:value-type="float" office:value="3096" calcext:value-type="float">
            <text:p>3096</text:p>
          </table:table-cell>
          <table:table-cell table:formula="of:=[.A3098]*2*PI()/4096" office:value-type="float" office:value="4.74920451929395" calcext:value-type="float">
            <text:p>4.74920451929395</text:p>
          </table:table-cell>
          <table:table-cell table:formula="of:=INT(2048+2047*SIN([.B3098]))" office:value-type="float" office:value="2" calcext:value-type="float">
            <text:p>2</text:p>
          </table:table-cell>
          <table:table-cell table:formula="of:=INT(2048+2047*COS([.B3098]))"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[.A3099]*2*PI()/4096" office:value-type="float" office:value="4.75073850008183" calcext:value-type="float">
            <text:p>4.75073850008183</text:p>
          </table:table-cell>
          <table:table-cell table:formula="of:=INT(2048+2047*SIN([.B3099]))" office:value-type="float" office:value="2" calcext:value-type="float">
            <text:p>2</text:p>
          </table:table-cell>
          <table:table-cell table:formula="of:=INT(2048+2047*COS([.B3099]))" office:value-type="float" office:value="2126" calcext:value-type="float">
            <text:p>2126</text:p>
          </table:table-cell>
          <table:table-cell/>
        </table:table-row>
        <table:table-row table:style-name="ro1">
          <table:table-cell office:value-type="float" office:value="3098" calcext:value-type="float">
            <text:p>3098</text:p>
          </table:table-cell>
          <table:table-cell table:formula="of:=[.A3100]*2*PI()/4096" office:value-type="float" office:value="4.75227248086972" calcext:value-type="float">
            <text:p>4.75227248086972</text:p>
          </table:table-cell>
          <table:table-cell table:formula="of:=INT(2048+2047*SIN([.B3100]))" office:value-type="float" office:value="2" calcext:value-type="float">
            <text:p>2</text:p>
          </table:table-cell>
          <table:table-cell table:formula="of:=INT(2048+2047*COS([.B3100]))" office:value-type="float" office:value="2129" calcext:value-type="float">
            <text:p>2129</text:p>
          </table:table-cell>
          <table:table-cell/>
        </table:table-row>
        <table:table-row table:style-name="ro1">
          <table:table-cell office:value-type="float" office:value="3099" calcext:value-type="float">
            <text:p>3099</text:p>
          </table:table-cell>
          <table:table-cell table:formula="of:=[.A3101]*2*PI()/4096" office:value-type="float" office:value="4.7538064616576" calcext:value-type="float">
            <text:p>4.7538064616576</text:p>
          </table:table-cell>
          <table:table-cell table:formula="of:=INT(2048+2047*SIN([.B3101]))" office:value-type="float" office:value="2" calcext:value-type="float">
            <text:p>2</text:p>
          </table:table-cell>
          <table:table-cell table:formula="of:=INT(2048+2047*COS([.B3101]))" office:value-type="float" office:value="2132" calcext:value-type="float">
            <text:p>2132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[.A3102]*2*PI()/4096" office:value-type="float" office:value="4.75534044244549" calcext:value-type="float">
            <text:p>4.75534044244549</text:p>
          </table:table-cell>
          <table:table-cell table:formula="of:=INT(2048+2047*SIN([.B3102]))" office:value-type="float" office:value="2" calcext:value-type="float">
            <text:p>2</text:p>
          </table:table-cell>
          <table:table-cell table:formula="of:=INT(2048+2047*COS([.B3102]))" office:value-type="float" office:value="2135" calcext:value-type="float">
            <text:p>2135</text:p>
          </table:table-cell>
          <table:table-cell/>
        </table:table-row>
        <table:table-row table:style-name="ro1">
          <table:table-cell office:value-type="float" office:value="3101" calcext:value-type="float">
            <text:p>3101</text:p>
          </table:table-cell>
          <table:table-cell table:formula="of:=[.A3103]*2*PI()/4096" office:value-type="float" office:value="4.75687442323337" calcext:value-type="float">
            <text:p>4.75687442323337</text:p>
          </table:table-cell>
          <table:table-cell table:formula="of:=INT(2048+2047*SIN([.B3103]))" office:value-type="float" office:value="3" calcext:value-type="float">
            <text:p>3</text:p>
          </table:table-cell>
          <table:table-cell table:formula="of:=INT(2048+2047*COS([.B3103]))" office:value-type="float" office:value="2139" calcext:value-type="float">
            <text:p>2139</text:p>
          </table:table-cell>
          <table:table-cell/>
        </table:table-row>
        <table:table-row table:style-name="ro1">
          <table:table-cell office:value-type="float" office:value="3102" calcext:value-type="float">
            <text:p>3102</text:p>
          </table:table-cell>
          <table:table-cell table:formula="of:=[.A3104]*2*PI()/4096" office:value-type="float" office:value="4.75840840402126" calcext:value-type="float">
            <text:p>4.75840840402126</text:p>
          </table:table-cell>
          <table:table-cell table:formula="of:=INT(2048+2047*SIN([.B3104]))" office:value-type="float" office:value="3" calcext:value-type="float">
            <text:p>3</text:p>
          </table:table-cell>
          <table:table-cell table:formula="of:=INT(2048+2047*COS([.B3104]))" office:value-type="float" office:value="2142" calcext:value-type="float">
            <text:p>2142</text:p>
          </table:table-cell>
          <table:table-cell/>
        </table:table-row>
        <table:table-row table:style-name="ro1">
          <table:table-cell office:value-type="float" office:value="3103" calcext:value-type="float">
            <text:p>3103</text:p>
          </table:table-cell>
          <table:table-cell table:formula="of:=[.A3105]*2*PI()/4096" office:value-type="float" office:value="4.75994238480914" calcext:value-type="float">
            <text:p>4.75994238480914</text:p>
          </table:table-cell>
          <table:table-cell table:formula="of:=INT(2048+2047*SIN([.B3105]))" office:value-type="float" office:value="3" calcext:value-type="float">
            <text:p>3</text:p>
          </table:table-cell>
          <table:table-cell table:formula="of:=INT(2048+2047*COS([.B3105]))" office:value-type="float" office:value="2145" calcext:value-type="float">
            <text:p>2145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[.A3106]*2*PI()/4096" office:value-type="float" office:value="4.76147636559703" calcext:value-type="float">
            <text:p>4.76147636559703</text:p>
          </table:table-cell>
          <table:table-cell table:formula="of:=INT(2048+2047*SIN([.B3106]))" office:value-type="float" office:value="3" calcext:value-type="float">
            <text:p>3</text:p>
          </table:table-cell>
          <table:table-cell table:formula="of:=INT(2048+2047*COS([.B3106]))" office:value-type="float" office:value="2148" calcext:value-type="float">
            <text:p>2148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table:formula="of:=[.A3107]*2*PI()/4096" office:value-type="float" office:value="4.76301034638492" calcext:value-type="float">
            <text:p>4.76301034638492</text:p>
          </table:table-cell>
          <table:table-cell table:formula="of:=INT(2048+2047*SIN([.B3107]))" office:value-type="float" office:value="3" calcext:value-type="float">
            <text:p>3</text:p>
          </table:table-cell>
          <table:table-cell table:formula="of:=INT(2048+2047*COS([.B3107]))" office:value-type="float" office:value="2151" calcext:value-type="float">
            <text:p>2151</text:p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[.A3108]*2*PI()/4096" office:value-type="float" office:value="4.7645443271728" calcext:value-type="float">
            <text:p>4.7645443271728</text:p>
          </table:table-cell>
          <table:table-cell table:formula="of:=INT(2048+2047*SIN([.B3108]))" office:value-type="float" office:value="3" calcext:value-type="float">
            <text:p>3</text:p>
          </table:table-cell>
          <table:table-cell table:formula="of:=INT(2048+2047*COS([.B3108]))" office:value-type="float" office:value="2154" calcext:value-type="float">
            <text:p>2154</text:p>
          </table:table-cell>
          <table:table-cell/>
        </table:table-row>
        <table:table-row table:style-name="ro1">
          <table:table-cell office:value-type="float" office:value="3107" calcext:value-type="float">
            <text:p>3107</text:p>
          </table:table-cell>
          <table:table-cell table:formula="of:=[.A3109]*2*PI()/4096" office:value-type="float" office:value="4.76607830796069" calcext:value-type="float">
            <text:p>4.76607830796069</text:p>
          </table:table-cell>
          <table:table-cell table:formula="of:=INT(2048+2047*SIN([.B3109]))" office:value-type="float" office:value="3" calcext:value-type="float">
            <text:p>3</text:p>
          </table:table-cell>
          <table:table-cell table:formula="of:=INT(2048+2047*COS([.B3109]))"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float" office:value="3108" calcext:value-type="float">
            <text:p>3108</text:p>
          </table:table-cell>
          <table:table-cell table:formula="of:=[.A3110]*2*PI()/4096" office:value-type="float" office:value="4.76761228874857" calcext:value-type="float">
            <text:p>4.76761228874857</text:p>
          </table:table-cell>
          <table:table-cell table:formula="of:=INT(2048+2047*SIN([.B3110]))" office:value-type="float" office:value="4" calcext:value-type="float">
            <text:p>4</text:p>
          </table:table-cell>
          <table:table-cell table:formula="of:=INT(2048+2047*COS([.B3110]))" office:value-type="float" office:value="2160" calcext:value-type="float">
            <text:p>2160</text:p>
          </table:table-cell>
          <table:table-cell/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[.A3111]*2*PI()/4096" office:value-type="float" office:value="4.76914626953646" calcext:value-type="float">
            <text:p>4.76914626953646</text:p>
          </table:table-cell>
          <table:table-cell table:formula="of:=INT(2048+2047*SIN([.B3111]))" office:value-type="float" office:value="4" calcext:value-type="float">
            <text:p>4</text:p>
          </table:table-cell>
          <table:table-cell table:formula="of:=INT(2048+2047*COS([.B3111]))" office:value-type="float" office:value="2164" calcext:value-type="float">
            <text:p>2164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table:formula="of:=[.A3112]*2*PI()/4096" office:value-type="float" office:value="4.77068025032434" calcext:value-type="float">
            <text:p>4.77068025032434</text:p>
          </table:table-cell>
          <table:table-cell table:formula="of:=INT(2048+2047*SIN([.B3112]))" office:value-type="float" office:value="4" calcext:value-type="float">
            <text:p>4</text:p>
          </table:table-cell>
          <table:table-cell table:formula="of:=INT(2048+2047*COS([.B3112]))" office:value-type="float" office:value="2167" calcext:value-type="float">
            <text:p>2167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table:formula="of:=[.A3113]*2*PI()/4096" office:value-type="float" office:value="4.77221423111223" calcext:value-type="float">
            <text:p>4.77221423111223</text:p>
          </table:table-cell>
          <table:table-cell table:formula="of:=INT(2048+2047*SIN([.B3113]))" office:value-type="float" office:value="4" calcext:value-type="float">
            <text:p>4</text:p>
          </table:table-cell>
          <table:table-cell table:formula="of:=INT(2048+2047*COS([.B3113]))" office:value-type="float" office:value="2170" calcext:value-type="float">
            <text:p>2170</text:p>
          </table:table-cell>
          <table:table-cell/>
        </table:table-row>
        <table:table-row table:style-name="ro1">
          <table:table-cell office:value-type="float" office:value="3112" calcext:value-type="float">
            <text:p>3112</text:p>
          </table:table-cell>
          <table:table-cell table:formula="of:=[.A3114]*2*PI()/4096" office:value-type="float" office:value="4.77374821190012" calcext:value-type="float">
            <text:p>4.77374821190012</text:p>
          </table:table-cell>
          <table:table-cell table:formula="of:=INT(2048+2047*SIN([.B3114]))" office:value-type="float" office:value="4" calcext:value-type="float">
            <text:p>4</text:p>
          </table:table-cell>
          <table:table-cell table:formula="of:=INT(2048+2047*COS([.B3114]))" office:value-type="float" office:value="2173" calcext:value-type="float">
            <text:p>2173</text:p>
          </table:table-cell>
          <table:table-cell/>
        </table:table-row>
        <table:table-row table:style-name="ro1">
          <table:table-cell office:value-type="float" office:value="3113" calcext:value-type="float">
            <text:p>3113</text:p>
          </table:table-cell>
          <table:table-cell table:formula="of:=[.A3115]*2*PI()/4096" office:value-type="float" office:value="4.775282192688" calcext:value-type="float">
            <text:p>4.775282192688</text:p>
          </table:table-cell>
          <table:table-cell table:formula="of:=INT(2048+2047*SIN([.B3115]))" office:value-type="float" office:value="5" calcext:value-type="float">
            <text:p>5</text:p>
          </table:table-cell>
          <table:table-cell table:formula="of:=INT(2048+2047*COS([.B3115]))" office:value-type="float" office:value="2176" calcext:value-type="float">
            <text:p>2176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table:formula="of:=[.A3116]*2*PI()/4096" office:value-type="float" office:value="4.77681617347589" calcext:value-type="float">
            <text:p>4.77681617347589</text:p>
          </table:table-cell>
          <table:table-cell table:formula="of:=INT(2048+2047*SIN([.B3116]))" office:value-type="float" office:value="5" calcext:value-type="float">
            <text:p>5</text:p>
          </table:table-cell>
          <table:table-cell table:formula="of:=INT(2048+2047*COS([.B3116]))" office:value-type="float" office:value="2179" calcext:value-type="float">
            <text:p>2179</text:p>
          </table:table-cell>
          <table:table-cell/>
        </table:table-row>
        <table:table-row table:style-name="ro1">
          <table:table-cell office:value-type="float" office:value="3115" calcext:value-type="float">
            <text:p>3115</text:p>
          </table:table-cell>
          <table:table-cell table:formula="of:=[.A3117]*2*PI()/4096" office:value-type="float" office:value="4.77835015426377" calcext:value-type="float">
            <text:p>4.77835015426377</text:p>
          </table:table-cell>
          <table:table-cell table:formula="of:=INT(2048+2047*SIN([.B3117]))" office:value-type="float" office:value="5" calcext:value-type="float">
            <text:p>5</text:p>
          </table:table-cell>
          <table:table-cell table:formula="of:=INT(2048+2047*COS([.B3117]))" office:value-type="float" office:value="2182" calcext:value-type="float">
            <text:p>2182</text:p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table:formula="of:=[.A3118]*2*PI()/4096" office:value-type="float" office:value="4.77988413505166" calcext:value-type="float">
            <text:p>4.77988413505166</text:p>
          </table:table-cell>
          <table:table-cell table:formula="of:=INT(2048+2047*SIN([.B3118]))" office:value-type="float" office:value="5" calcext:value-type="float">
            <text:p>5</text:p>
          </table:table-cell>
          <table:table-cell table:formula="of:=INT(2048+2047*COS([.B3118]))" office:value-type="float" office:value="2186" calcext:value-type="float">
            <text:p>2186</text:p>
          </table:table-cell>
          <table:table-cell/>
        </table:table-row>
        <table:table-row table:style-name="ro1">
          <table:table-cell office:value-type="float" office:value="3117" calcext:value-type="float">
            <text:p>3117</text:p>
          </table:table-cell>
          <table:table-cell table:formula="of:=[.A3119]*2*PI()/4096" office:value-type="float" office:value="4.78141811583954" calcext:value-type="float">
            <text:p>4.78141811583954</text:p>
          </table:table-cell>
          <table:table-cell table:formula="of:=INT(2048+2047*SIN([.B3119]))" office:value-type="float" office:value="5" calcext:value-type="float">
            <text:p>5</text:p>
          </table:table-cell>
          <table:table-cell table:formula="of:=INT(2048+2047*COS([.B3119]))" office:value-type="float" office:value="2189" calcext:value-type="float">
            <text:p>2189</text:p>
          </table:table-cell>
          <table:table-cell/>
        </table:table-row>
        <table:table-row table:style-name="ro1">
          <table:table-cell office:value-type="float" office:value="3118" calcext:value-type="float">
            <text:p>3118</text:p>
          </table:table-cell>
          <table:table-cell table:formula="of:=[.A3120]*2*PI()/4096" office:value-type="float" office:value="4.78295209662743" calcext:value-type="float">
            <text:p>4.78295209662743</text:p>
          </table:table-cell>
          <table:table-cell table:formula="of:=INT(2048+2047*SIN([.B3120]))" office:value-type="float" office:value="6" calcext:value-type="float">
            <text:p>6</text:p>
          </table:table-cell>
          <table:table-cell table:formula="of:=INT(2048+2047*COS([.B3120]))" office:value-type="float" office:value="2192" calcext:value-type="float">
            <text:p>2192</text:p>
          </table:table-cell>
          <table:table-cell/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[.A3121]*2*PI()/4096" office:value-type="float" office:value="4.78448607741531" calcext:value-type="float">
            <text:p>4.78448607741531</text:p>
          </table:table-cell>
          <table:table-cell table:formula="of:=INT(2048+2047*SIN([.B3121]))" office:value-type="float" office:value="6" calcext:value-type="float">
            <text:p>6</text:p>
          </table:table-cell>
          <table:table-cell table:formula="of:=INT(2048+2047*COS([.B3121]))" office:value-type="float" office:value="2195" calcext:value-type="float">
            <text:p>2195</text:p>
          </table:table-cell>
          <table:table-cell/>
        </table:table-row>
        <table:table-row table:style-name="ro1">
          <table:table-cell office:value-type="float" office:value="3120" calcext:value-type="float">
            <text:p>3120</text:p>
          </table:table-cell>
          <table:table-cell table:formula="of:=[.A3122]*2*PI()/4096" office:value-type="float" office:value="4.7860200582032" calcext:value-type="float">
            <text:p>4.7860200582032</text:p>
          </table:table-cell>
          <table:table-cell table:formula="of:=INT(2048+2047*SIN([.B3122]))" office:value-type="float" office:value="6" calcext:value-type="float">
            <text:p>6</text:p>
          </table:table-cell>
          <table:table-cell table:formula="of:=INT(2048+2047*COS([.B3122]))" office:value-type="float" office:value="2198" calcext:value-type="float">
            <text:p>2198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table:formula="of:=[.A3123]*2*PI()/4096" office:value-type="float" office:value="4.78755403899109" calcext:value-type="float">
            <text:p>4.78755403899109</text:p>
          </table:table-cell>
          <table:table-cell table:formula="of:=INT(2048+2047*SIN([.B3123]))" office:value-type="float" office:value="6" calcext:value-type="float">
            <text:p>6</text:p>
          </table:table-cell>
          <table:table-cell table:formula="of:=INT(2048+2047*COS([.B3123]))" office:value-type="float" office:value="2201" calcext:value-type="float">
            <text:p>2201</text:p>
          </table:table-cell>
          <table:table-cell/>
        </table:table-row>
        <table:table-row table:style-name="ro1">
          <table:table-cell office:value-type="float" office:value="3122" calcext:value-type="float">
            <text:p>3122</text:p>
          </table:table-cell>
          <table:table-cell table:formula="of:=[.A3124]*2*PI()/4096" office:value-type="float" office:value="4.78908801977897" calcext:value-type="float">
            <text:p>4.78908801977897</text:p>
          </table:table-cell>
          <table:table-cell table:formula="of:=INT(2048+2047*SIN([.B3124]))" office:value-type="float" office:value="7" calcext:value-type="float">
            <text:p>7</text:p>
          </table:table-cell>
          <table:table-cell table:formula="of:=INT(2048+2047*COS([.B3124]))" office:value-type="float" office:value="2204" calcext:value-type="float">
            <text:p>2204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table:formula="of:=[.A3125]*2*PI()/4096" office:value-type="float" office:value="4.79062200056686" calcext:value-type="float">
            <text:p>4.79062200056686</text:p>
          </table:table-cell>
          <table:table-cell table:formula="of:=INT(2048+2047*SIN([.B3125]))" office:value-type="float" office:value="7" calcext:value-type="float">
            <text:p>7</text:p>
          </table:table-cell>
          <table:table-cell table:formula="of:=INT(2048+2047*COS([.B3125]))" office:value-type="float" office:value="2207" calcext:value-type="float">
            <text:p>2207</text:p>
          </table:table-cell>
          <table:table-cell/>
        </table:table-row>
        <table:table-row table:style-name="ro1">
          <table:table-cell office:value-type="float" office:value="3124" calcext:value-type="float">
            <text:p>3124</text:p>
          </table:table-cell>
          <table:table-cell table:formula="of:=[.A3126]*2*PI()/4096" office:value-type="float" office:value="4.79215598135474" calcext:value-type="float">
            <text:p>4.79215598135474</text:p>
          </table:table-cell>
          <table:table-cell table:formula="of:=INT(2048+2047*SIN([.B3126]))" office:value-type="float" office:value="7" calcext:value-type="float">
            <text:p>7</text:p>
          </table:table-cell>
          <table:table-cell table:formula="of:=INT(2048+2047*COS([.B3126]))" office:value-type="float" office:value="2211" calcext:value-type="float">
            <text:p>2211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table:formula="of:=[.A3127]*2*PI()/4096" office:value-type="float" office:value="4.79368996214263" calcext:value-type="float">
            <text:p>4.79368996214263</text:p>
          </table:table-cell>
          <table:table-cell table:formula="of:=INT(2048+2047*SIN([.B3127]))" office:value-type="float" office:value="7" calcext:value-type="float">
            <text:p>7</text:p>
          </table:table-cell>
          <table:table-cell table:formula="of:=INT(2048+2047*COS([.B3127]))" office:value-type="float" office:value="2214" calcext:value-type="float">
            <text:p>2214</text:p>
          </table:table-cell>
          <table:table-cell/>
        </table:table-row>
        <table:table-row table:style-name="ro1">
          <table:table-cell office:value-type="float" office:value="3126" calcext:value-type="float">
            <text:p>3126</text:p>
          </table:table-cell>
          <table:table-cell table:formula="of:=[.A3128]*2*PI()/4096" office:value-type="float" office:value="4.79522394293051" calcext:value-type="float">
            <text:p>4.79522394293051</text:p>
          </table:table-cell>
          <table:table-cell table:formula="of:=INT(2048+2047*SIN([.B3128]))" office:value-type="float" office:value="8" calcext:value-type="float">
            <text:p>8</text:p>
          </table:table-cell>
          <table:table-cell table:formula="of:=INT(2048+2047*COS([.B3128]))" office:value-type="float" office:value="2217" calcext:value-type="float">
            <text:p>2217</text:p>
          </table:table-cell>
          <table:table-cell/>
        </table:table-row>
        <table:table-row table:style-name="ro1">
          <table:table-cell office:value-type="float" office:value="3127" calcext:value-type="float">
            <text:p>3127</text:p>
          </table:table-cell>
          <table:table-cell table:formula="of:=[.A3129]*2*PI()/4096" office:value-type="float" office:value="4.7967579237184" calcext:value-type="float">
            <text:p>4.7967579237184</text:p>
          </table:table-cell>
          <table:table-cell table:formula="of:=INT(2048+2047*SIN([.B3129]))" office:value-type="float" office:value="8" calcext:value-type="float">
            <text:p>8</text:p>
          </table:table-cell>
          <table:table-cell table:formula="of:=INT(2048+2047*COS([.B3129]))" office:value-type="float" office:value="2220" calcext:value-type="float">
            <text:p>2220</text:p>
          </table:table-cell>
          <table:table-cell/>
        </table:table-row>
        <table:table-row table:style-name="ro1">
          <table:table-cell office:value-type="float" office:value="3128" calcext:value-type="float">
            <text:p>3128</text:p>
          </table:table-cell>
          <table:table-cell table:formula="of:=[.A3130]*2*PI()/4096" office:value-type="float" office:value="4.79829190450629" calcext:value-type="float">
            <text:p>4.79829190450629</text:p>
          </table:table-cell>
          <table:table-cell table:formula="of:=INT(2048+2047*SIN([.B3130]))" office:value-type="float" office:value="8" calcext:value-type="float">
            <text:p>8</text:p>
          </table:table-cell>
          <table:table-cell table:formula="of:=INT(2048+2047*COS([.B3130]))"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float" office:value="3129" calcext:value-type="float">
            <text:p>3129</text:p>
          </table:table-cell>
          <table:table-cell table:formula="of:=[.A3131]*2*PI()/4096" office:value-type="float" office:value="4.79982588529417" calcext:value-type="float">
            <text:p>4.79982588529417</text:p>
          </table:table-cell>
          <table:table-cell table:formula="of:=INT(2048+2047*SIN([.B3131]))" office:value-type="float" office:value="8" calcext:value-type="float">
            <text:p>8</text:p>
          </table:table-cell>
          <table:table-cell table:formula="of:=INT(2048+2047*COS([.B3131]))" office:value-type="float" office:value="2226" calcext:value-type="float">
            <text:p>2226</text:p>
          </table:table-cell>
          <table:table-cell/>
        </table:table-row>
        <table:table-row table:style-name="ro1">
          <table:table-cell office:value-type="float" office:value="3130" calcext:value-type="float">
            <text:p>3130</text:p>
          </table:table-cell>
          <table:table-cell table:formula="of:=[.A3132]*2*PI()/4096" office:value-type="float" office:value="4.80135986608206" calcext:value-type="float">
            <text:p>4.80135986608206</text:p>
          </table:table-cell>
          <table:table-cell table:formula="of:=INT(2048+2047*SIN([.B3132]))" office:value-type="float" office:value="9" calcext:value-type="float">
            <text:p>9</text:p>
          </table:table-cell>
          <table:table-cell table:formula="of:=INT(2048+2047*COS([.B3132]))" office:value-type="float" office:value="2229" calcext:value-type="float">
            <text:p>2229</text:p>
          </table:table-cell>
          <table:table-cell/>
        </table:table-row>
        <table:table-row table:style-name="ro1">
          <table:table-cell office:value-type="float" office:value="3131" calcext:value-type="float">
            <text:p>3131</text:p>
          </table:table-cell>
          <table:table-cell table:formula="of:=[.A3133]*2*PI()/4096" office:value-type="float" office:value="4.80289384686994" calcext:value-type="float">
            <text:p>4.80289384686994</text:p>
          </table:table-cell>
          <table:table-cell table:formula="of:=INT(2048+2047*SIN([.B3133]))" office:value-type="float" office:value="9" calcext:value-type="float">
            <text:p>9</text:p>
          </table:table-cell>
          <table:table-cell table:formula="of:=INT(2048+2047*COS([.B3133]))" office:value-type="float" office:value="2233" calcext:value-type="float">
            <text:p>2233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table:formula="of:=[.A3134]*2*PI()/4096" office:value-type="float" office:value="4.80442782765783" calcext:value-type="float">
            <text:p>4.80442782765783</text:p>
          </table:table-cell>
          <table:table-cell table:formula="of:=INT(2048+2047*SIN([.B3134]))" office:value-type="float" office:value="9" calcext:value-type="float">
            <text:p>9</text:p>
          </table:table-cell>
          <table:table-cell table:formula="of:=INT(2048+2047*COS([.B3134]))" office:value-type="float" office:value="2236" calcext:value-type="float">
            <text:p>2236</text:p>
          </table:table-cell>
          <table:table-cell/>
        </table:table-row>
        <table:table-row table:style-name="ro1">
          <table:table-cell office:value-type="float" office:value="3133" calcext:value-type="float">
            <text:p>3133</text:p>
          </table:table-cell>
          <table:table-cell table:formula="of:=[.A3135]*2*PI()/4096" office:value-type="float" office:value="4.80596180844571" calcext:value-type="float">
            <text:p>4.80596180844571</text:p>
          </table:table-cell>
          <table:table-cell table:formula="of:=INT(2048+2047*SIN([.B3135]))" office:value-type="float" office:value="9" calcext:value-type="float">
            <text:p>9</text:p>
          </table:table-cell>
          <table:table-cell table:formula="of:=INT(2048+2047*COS([.B3135]))" office:value-type="float" office:value="2239" calcext:value-type="float">
            <text:p>2239</text:p>
          </table:table-cell>
          <table:table-cell/>
        </table:table-row>
        <table:table-row table:style-name="ro1">
          <table:table-cell office:value-type="float" office:value="3134" calcext:value-type="float">
            <text:p>3134</text:p>
          </table:table-cell>
          <table:table-cell table:formula="of:=[.A3136]*2*PI()/4096" office:value-type="float" office:value="4.8074957892336" calcext:value-type="float">
            <text:p>4.8074957892336</text:p>
          </table:table-cell>
          <table:table-cell table:formula="of:=INT(2048+2047*SIN([.B3136]))" office:value-type="float" office:value="10" calcext:value-type="float">
            <text:p>10</text:p>
          </table:table-cell>
          <table:table-cell table:formula="of:=INT(2048+2047*COS([.B3136]))" office:value-type="float" office:value="2242" calcext:value-type="float">
            <text:p>2242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table:formula="of:=[.A3137]*2*PI()/4096" office:value-type="float" office:value="4.80902977002149" calcext:value-type="float">
            <text:p>4.80902977002149</text:p>
          </table:table-cell>
          <table:table-cell table:formula="of:=INT(2048+2047*SIN([.B3137]))" office:value-type="float" office:value="10" calcext:value-type="float">
            <text:p>10</text:p>
          </table:table-cell>
          <table:table-cell table:formula="of:=INT(2048+2047*COS([.B3137]))" office:value-type="float" office:value="2245" calcext:value-type="float">
            <text:p>2245</text:p>
          </table:table-cell>
          <table:table-cell/>
        </table:table-row>
        <table:table-row table:style-name="ro1">
          <table:table-cell office:value-type="float" office:value="3136" calcext:value-type="float">
            <text:p>3136</text:p>
          </table:table-cell>
          <table:table-cell table:formula="of:=[.A3138]*2*PI()/4096" office:value-type="float" office:value="4.81056375080937" calcext:value-type="float">
            <text:p>4.81056375080937</text:p>
          </table:table-cell>
          <table:table-cell table:formula="of:=INT(2048+2047*SIN([.B3138]))" office:value-type="float" office:value="10" calcext:value-type="float">
            <text:p>10</text:p>
          </table:table-cell>
          <table:table-cell table:formula="of:=INT(2048+2047*COS([.B3138]))" office:value-type="float" office:value="2248" calcext:value-type="float">
            <text:p>2248</text:p>
          </table:table-cell>
          <table:table-cell/>
        </table:table-row>
        <table:table-row table:style-name="ro1">
          <table:table-cell office:value-type="float" office:value="3137" calcext:value-type="float">
            <text:p>3137</text:p>
          </table:table-cell>
          <table:table-cell table:formula="of:=[.A3139]*2*PI()/4096" office:value-type="float" office:value="4.81209773159726" calcext:value-type="float">
            <text:p>4.81209773159726</text:p>
          </table:table-cell>
          <table:table-cell table:formula="of:=INT(2048+2047*SIN([.B3139]))" office:value-type="float" office:value="11" calcext:value-type="float">
            <text:p>11</text:p>
          </table:table-cell>
          <table:table-cell table:formula="of:=INT(2048+2047*COS([.B3139]))" office:value-type="float" office:value="2251" calcext:value-type="float">
            <text:p>2251</text:p>
          </table:table-cell>
          <table:table-cell/>
        </table:table-row>
        <table:table-row table:style-name="ro1">
          <table:table-cell office:value-type="float" office:value="3138" calcext:value-type="float">
            <text:p>3138</text:p>
          </table:table-cell>
          <table:table-cell table:formula="of:=[.A3140]*2*PI()/4096" office:value-type="float" office:value="4.81363171238514" calcext:value-type="float">
            <text:p>4.81363171238514</text:p>
          </table:table-cell>
          <table:table-cell table:formula="of:=INT(2048+2047*SIN([.B3140]))" office:value-type="float" office:value="11" calcext:value-type="float">
            <text:p>11</text:p>
          </table:table-cell>
          <table:table-cell table:formula="of:=INT(2048+2047*COS([.B3140]))" office:value-type="float" office:value="2254" calcext:value-type="float">
            <text:p>2254</text:p>
          </table:table-cell>
          <table:table-cell/>
        </table:table-row>
        <table:table-row table:style-name="ro1">
          <table:table-cell office:value-type="float" office:value="3139" calcext:value-type="float">
            <text:p>3139</text:p>
          </table:table-cell>
          <table:table-cell table:formula="of:=[.A3141]*2*PI()/4096" office:value-type="float" office:value="4.81516569317303" calcext:value-type="float">
            <text:p>4.81516569317303</text:p>
          </table:table-cell>
          <table:table-cell table:formula="of:=INT(2048+2047*SIN([.B3141]))" office:value-type="float" office:value="11" calcext:value-type="float">
            <text:p>11</text:p>
          </table:table-cell>
          <table:table-cell table:formula="of:=INT(2048+2047*COS([.B3141]))" office:value-type="float" office:value="2258" calcext:value-type="float">
            <text:p>2258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table:formula="of:=[.A3142]*2*PI()/4096" office:value-type="float" office:value="4.81669967396091" calcext:value-type="float">
            <text:p>4.81669967396091</text:p>
          </table:table-cell>
          <table:table-cell table:formula="of:=INT(2048+2047*SIN([.B3142]))" office:value-type="float" office:value="12" calcext:value-type="float">
            <text:p>12</text:p>
          </table:table-cell>
          <table:table-cell table:formula="of:=INT(2048+2047*COS([.B3142]))" office:value-type="float" office:value="2261" calcext:value-type="float">
            <text:p>2261</text:p>
          </table:table-cell>
          <table:table-cell/>
        </table:table-row>
        <table:table-row table:style-name="ro1">
          <table:table-cell office:value-type="float" office:value="3141" calcext:value-type="float">
            <text:p>3141</text:p>
          </table:table-cell>
          <table:table-cell table:formula="of:=[.A3143]*2*PI()/4096" office:value-type="float" office:value="4.8182336547488" calcext:value-type="float">
            <text:p>4.8182336547488</text:p>
          </table:table-cell>
          <table:table-cell table:formula="of:=INT(2048+2047*SIN([.B3143]))" office:value-type="float" office:value="12" calcext:value-type="float">
            <text:p>12</text:p>
          </table:table-cell>
          <table:table-cell table:formula="of:=INT(2048+2047*COS([.B3143]))" office:value-type="float" office:value="2264" calcext:value-type="float">
            <text:p>2264</text:p>
          </table:table-cell>
          <table:table-cell/>
        </table:table-row>
        <table:table-row table:style-name="ro1">
          <table:table-cell office:value-type="float" office:value="3142" calcext:value-type="float">
            <text:p>3142</text:p>
          </table:table-cell>
          <table:table-cell table:formula="of:=[.A3144]*2*PI()/4096" office:value-type="float" office:value="4.81976763553668" calcext:value-type="float">
            <text:p>4.81976763553668</text:p>
          </table:table-cell>
          <table:table-cell table:formula="of:=INT(2048+2047*SIN([.B3144]))" office:value-type="float" office:value="12" calcext:value-type="float">
            <text:p>12</text:p>
          </table:table-cell>
          <table:table-cell table:formula="of:=INT(2048+2047*COS([.B3144]))" office:value-type="float" office:value="2267" calcext:value-type="float">
            <text:p>2267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[.A3145]*2*PI()/4096" office:value-type="float" office:value="4.82130161632457" calcext:value-type="float">
            <text:p>4.82130161632457</text:p>
          </table:table-cell>
          <table:table-cell table:formula="of:=INT(2048+2047*SIN([.B3145]))" office:value-type="float" office:value="13" calcext:value-type="float">
            <text:p>13</text:p>
          </table:table-cell>
          <table:table-cell table:formula="of:=INT(2048+2047*COS([.B3145]))"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3144" calcext:value-type="float">
            <text:p>3144</text:p>
          </table:table-cell>
          <table:table-cell table:formula="of:=[.A3146]*2*PI()/4096" office:value-type="float" office:value="4.82283559711246" calcext:value-type="float">
            <text:p>4.82283559711246</text:p>
          </table:table-cell>
          <table:table-cell table:formula="of:=INT(2048+2047*SIN([.B3146]))" office:value-type="float" office:value="13" calcext:value-type="float">
            <text:p>13</text:p>
          </table:table-cell>
          <table:table-cell table:formula="of:=INT(2048+2047*COS([.B3146]))" office:value-type="float" office:value="2273" calcext:value-type="float">
            <text:p>2273</text:p>
          </table:table-cell>
          <table:table-cell/>
        </table:table-row>
        <table:table-row table:style-name="ro1">
          <table:table-cell office:value-type="float" office:value="3145" calcext:value-type="float">
            <text:p>3145</text:p>
          </table:table-cell>
          <table:table-cell table:formula="of:=[.A3147]*2*PI()/4096" office:value-type="float" office:value="4.82436957790034" calcext:value-type="float">
            <text:p>4.82436957790034</text:p>
          </table:table-cell>
          <table:table-cell table:formula="of:=INT(2048+2047*SIN([.B3147]))" office:value-type="float" office:value="13" calcext:value-type="float">
            <text:p>13</text:p>
          </table:table-cell>
          <table:table-cell table:formula="of:=INT(2048+2047*COS([.B3147]))" office:value-type="float" office:value="2276" calcext:value-type="float">
            <text:p>2276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table:formula="of:=[.A3148]*2*PI()/4096" office:value-type="float" office:value="4.82590355868823" calcext:value-type="float">
            <text:p>4.82590355868823</text:p>
          </table:table-cell>
          <table:table-cell table:formula="of:=INT(2048+2047*SIN([.B3148]))" office:value-type="float" office:value="14" calcext:value-type="float">
            <text:p>14</text:p>
          </table:table-cell>
          <table:table-cell table:formula="of:=INT(2048+2047*COS([.B3148]))" office:value-type="float" office:value="2279" calcext:value-type="float">
            <text:p>2279</text:p>
          </table:table-cell>
          <table:table-cell/>
        </table:table-row>
        <table:table-row table:style-name="ro1">
          <table:table-cell office:value-type="float" office:value="3147" calcext:value-type="float">
            <text:p>3147</text:p>
          </table:table-cell>
          <table:table-cell table:formula="of:=[.A3149]*2*PI()/4096" office:value-type="float" office:value="4.82743753947611" calcext:value-type="float">
            <text:p>4.82743753947611</text:p>
          </table:table-cell>
          <table:table-cell table:formula="of:=INT(2048+2047*SIN([.B3149]))" office:value-type="float" office:value="14" calcext:value-type="float">
            <text:p>14</text:p>
          </table:table-cell>
          <table:table-cell table:formula="of:=INT(2048+2047*COS([.B3149]))" office:value-type="float" office:value="2282" calcext:value-type="float">
            <text:p>2282</text:p>
          </table:table-cell>
          <table:table-cell/>
        </table:table-row>
        <table:table-row table:style-name="ro1">
          <table:table-cell office:value-type="float" office:value="3148" calcext:value-type="float">
            <text:p>3148</text:p>
          </table:table-cell>
          <table:table-cell table:formula="of:=[.A3150]*2*PI()/4096" office:value-type="float" office:value="4.828971520264" calcext:value-type="float">
            <text:p>4.828971520264</text:p>
          </table:table-cell>
          <table:table-cell table:formula="of:=INT(2048+2047*SIN([.B3150]))" office:value-type="float" office:value="14" calcext:value-type="float">
            <text:p>14</text:p>
          </table:table-cell>
          <table:table-cell table:formula="of:=INT(2048+2047*COS([.B3150]))" office:value-type="float" office:value="2286" calcext:value-type="float">
            <text:p>2286</text:p>
          </table:table-cell>
          <table:table-cell/>
        </table:table-row>
        <table:table-row table:style-name="ro1">
          <table:table-cell office:value-type="float" office:value="3149" calcext:value-type="float">
            <text:p>3149</text:p>
          </table:table-cell>
          <table:table-cell table:formula="of:=[.A3151]*2*PI()/4096" office:value-type="float" office:value="4.83050550105188" calcext:value-type="float">
            <text:p>4.83050550105188</text:p>
          </table:table-cell>
          <table:table-cell table:formula="of:=INT(2048+2047*SIN([.B3151]))" office:value-type="float" office:value="15" calcext:value-type="float">
            <text:p>15</text:p>
          </table:table-cell>
          <table:table-cell table:formula="of:=INT(2048+2047*COS([.B3151]))" office:value-type="float" office:value="2289" calcext:value-type="float">
            <text:p>2289</text:p>
          </table:table-cell>
          <table:table-cell/>
        </table:table-row>
        <table:table-row table:style-name="ro1">
          <table:table-cell office:value-type="float" office:value="3150" calcext:value-type="float">
            <text:p>3150</text:p>
          </table:table-cell>
          <table:table-cell table:formula="of:=[.A3152]*2*PI()/4096" office:value-type="float" office:value="4.83203948183977" calcext:value-type="float">
            <text:p>4.83203948183977</text:p>
          </table:table-cell>
          <table:table-cell table:formula="of:=INT(2048+2047*SIN([.B3152]))" office:value-type="float" office:value="15" calcext:value-type="float">
            <text:p>15</text:p>
          </table:table-cell>
          <table:table-cell table:formula="of:=INT(2048+2047*COS([.B3152]))" office:value-type="float" office:value="2292" calcext:value-type="float">
            <text:p>2292</text:p>
          </table:table-cell>
          <table:table-cell/>
        </table:table-row>
        <table:table-row table:style-name="ro1">
          <table:table-cell office:value-type="float" office:value="3151" calcext:value-type="float">
            <text:p>3151</text:p>
          </table:table-cell>
          <table:table-cell table:formula="of:=[.A3153]*2*PI()/4096" office:value-type="float" office:value="4.83357346262766" calcext:value-type="float">
            <text:p>4.83357346262766</text:p>
          </table:table-cell>
          <table:table-cell table:formula="of:=INT(2048+2047*SIN([.B3153]))" office:value-type="float" office:value="16" calcext:value-type="float">
            <text:p>16</text:p>
          </table:table-cell>
          <table:table-cell table:formula="of:=INT(2048+2047*COS([.B3153]))" office:value-type="float" office:value="2295" calcext:value-type="float">
            <text:p>2295</text:p>
          </table:table-cell>
          <table:table-cell/>
        </table:table-row>
        <table:table-row table:style-name="ro1">
          <table:table-cell office:value-type="float" office:value="3152" calcext:value-type="float">
            <text:p>3152</text:p>
          </table:table-cell>
          <table:table-cell table:formula="of:=[.A3154]*2*PI()/4096" office:value-type="float" office:value="4.83510744341554" calcext:value-type="float">
            <text:p>4.83510744341554</text:p>
          </table:table-cell>
          <table:table-cell table:formula="of:=INT(2048+2047*SIN([.B3154]))" office:value-type="float" office:value="16" calcext:value-type="float">
            <text:p>16</text:p>
          </table:table-cell>
          <table:table-cell table:formula="of:=INT(2048+2047*COS([.B3154]))" office:value-type="float" office:value="2298" calcext:value-type="float">
            <text:p>2298</text:p>
          </table:table-cell>
          <table:table-cell/>
        </table:table-row>
        <table:table-row table:style-name="ro1">
          <table:table-cell office:value-type="float" office:value="3153" calcext:value-type="float">
            <text:p>3153</text:p>
          </table:table-cell>
          <table:table-cell table:formula="of:=[.A3155]*2*PI()/4096" office:value-type="float" office:value="4.83664142420343" calcext:value-type="float">
            <text:p>4.83664142420343</text:p>
          </table:table-cell>
          <table:table-cell table:formula="of:=INT(2048+2047*SIN([.B3155]))" office:value-type="float" office:value="16" calcext:value-type="float">
            <text:p>16</text:p>
          </table:table-cell>
          <table:table-cell table:formula="of:=INT(2048+2047*COS([.B3155]))" office:value-type="float" office:value="2301" calcext:value-type="float">
            <text:p>2301</text:p>
          </table:table-cell>
          <table:table-cell/>
        </table:table-row>
        <table:table-row table:style-name="ro1">
          <table:table-cell office:value-type="float" office:value="3154" calcext:value-type="float">
            <text:p>3154</text:p>
          </table:table-cell>
          <table:table-cell table:formula="of:=[.A3156]*2*PI()/4096" office:value-type="float" office:value="4.83817540499131" calcext:value-type="float">
            <text:p>4.83817540499131</text:p>
          </table:table-cell>
          <table:table-cell table:formula="of:=INT(2048+2047*SIN([.B3156]))" office:value-type="float" office:value="17" calcext:value-type="float">
            <text:p>17</text:p>
          </table:table-cell>
          <table:table-cell table:formula="of:=INT(2048+2047*COS([.B3156]))" office:value-type="float" office:value="2304" calcext:value-type="float">
            <text:p>2304</text:p>
          </table:table-cell>
          <table:table-cell/>
        </table:table-row>
        <table:table-row table:style-name="ro1">
          <table:table-cell office:value-type="float" office:value="3155" calcext:value-type="float">
            <text:p>3155</text:p>
          </table:table-cell>
          <table:table-cell table:formula="of:=[.A3157]*2*PI()/4096" office:value-type="float" office:value="4.8397093857792" calcext:value-type="float">
            <text:p>4.8397093857792</text:p>
          </table:table-cell>
          <table:table-cell table:formula="of:=INT(2048+2047*SIN([.B3157]))" office:value-type="float" office:value="17" calcext:value-type="float">
            <text:p>17</text:p>
          </table:table-cell>
          <table:table-cell table:formula="of:=INT(2048+2047*COS([.B3157]))" office:value-type="float" office:value="2307" calcext:value-type="float">
            <text:p>2307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table:formula="of:=[.A3158]*2*PI()/4096" office:value-type="float" office:value="4.84124336656708" calcext:value-type="float">
            <text:p>4.84124336656708</text:p>
          </table:table-cell>
          <table:table-cell table:formula="of:=INT(2048+2047*SIN([.B3158]))" office:value-type="float" office:value="17" calcext:value-type="float">
            <text:p>17</text:p>
          </table:table-cell>
          <table:table-cell table:formula="of:=INT(2048+2047*COS([.B3158]))" office:value-type="float" office:value="2311" calcext:value-type="float">
            <text:p>2311</text:p>
          </table:table-cell>
          <table:table-cell/>
        </table:table-row>
        <table:table-row table:style-name="ro1">
          <table:table-cell office:value-type="float" office:value="3157" calcext:value-type="float">
            <text:p>3157</text:p>
          </table:table-cell>
          <table:table-cell table:formula="of:=[.A3159]*2*PI()/4096" office:value-type="float" office:value="4.84277734735497" calcext:value-type="float">
            <text:p>4.84277734735497</text:p>
          </table:table-cell>
          <table:table-cell table:formula="of:=INT(2048+2047*SIN([.B3159]))" office:value-type="float" office:value="18" calcext:value-type="float">
            <text:p>18</text:p>
          </table:table-cell>
          <table:table-cell table:formula="of:=INT(2048+2047*COS([.B3159]))" office:value-type="float" office:value="2314" calcext:value-type="float">
            <text:p>2314</text:p>
          </table:table-cell>
          <table:table-cell/>
        </table:table-row>
        <table:table-row table:style-name="ro1">
          <table:table-cell office:value-type="float" office:value="3158" calcext:value-type="float">
            <text:p>3158</text:p>
          </table:table-cell>
          <table:table-cell table:formula="of:=[.A3160]*2*PI()/4096" office:value-type="float" office:value="4.84431132814285" calcext:value-type="float">
            <text:p>4.84431132814285</text:p>
          </table:table-cell>
          <table:table-cell table:formula="of:=INT(2048+2047*SIN([.B3160]))" office:value-type="float" office:value="18" calcext:value-type="float">
            <text:p>18</text:p>
          </table:table-cell>
          <table:table-cell table:formula="of:=INT(2048+2047*COS([.B3160]))" office:value-type="float" office:value="2317" calcext:value-type="float">
            <text:p>2317</text:p>
          </table:table-cell>
          <table:table-cell/>
        </table:table-row>
        <table:table-row table:style-name="ro1">
          <table:table-cell office:value-type="float" office:value="3159" calcext:value-type="float">
            <text:p>3159</text:p>
          </table:table-cell>
          <table:table-cell table:formula="of:=[.A3161]*2*PI()/4096" office:value-type="float" office:value="4.84584530893074" calcext:value-type="float">
            <text:p>4.84584530893074</text:p>
          </table:table-cell>
          <table:table-cell table:formula="of:=INT(2048+2047*SIN([.B3161]))" office:value-type="float" office:value="19" calcext:value-type="float">
            <text:p>19</text:p>
          </table:table-cell>
          <table:table-cell table:formula="of:=INT(2048+2047*COS([.B3161]))" office:value-type="float" office:value="2320" calcext:value-type="float">
            <text:p>2320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table:formula="of:=[.A3162]*2*PI()/4096" office:value-type="float" office:value="4.84737928971863" calcext:value-type="float">
            <text:p>4.84737928971863</text:p>
          </table:table-cell>
          <table:table-cell table:formula="of:=INT(2048+2047*SIN([.B3162]))" office:value-type="float" office:value="19" calcext:value-type="float">
            <text:p>19</text:p>
          </table:table-cell>
          <table:table-cell table:formula="of:=INT(2048+2047*COS([.B3162]))" office:value-type="float" office:value="2323" calcext:value-type="float">
            <text:p>2323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table:formula="of:=[.A3163]*2*PI()/4096" office:value-type="float" office:value="4.84891327050651" calcext:value-type="float">
            <text:p>4.84891327050651</text:p>
          </table:table-cell>
          <table:table-cell table:formula="of:=INT(2048+2047*SIN([.B3163]))" office:value-type="float" office:value="20" calcext:value-type="float">
            <text:p>20</text:p>
          </table:table-cell>
          <table:table-cell table:formula="of:=INT(2048+2047*COS([.B3163]))" office:value-type="float" office:value="2326" calcext:value-type="float">
            <text:p>2326</text:p>
          </table:table-cell>
          <table:table-cell/>
        </table:table-row>
        <table:table-row table:style-name="ro1">
          <table:table-cell office:value-type="float" office:value="3162" calcext:value-type="float">
            <text:p>3162</text:p>
          </table:table-cell>
          <table:table-cell table:formula="of:=[.A3164]*2*PI()/4096" office:value-type="float" office:value="4.8504472512944" calcext:value-type="float">
            <text:p>4.8504472512944</text:p>
          </table:table-cell>
          <table:table-cell table:formula="of:=INT(2048+2047*SIN([.B3164]))" office:value-type="float" office:value="20" calcext:value-type="float">
            <text:p>20</text:p>
          </table:table-cell>
          <table:table-cell table:formula="of:=INT(2048+2047*COS([.B3164]))" office:value-type="float" office:value="2329" calcext:value-type="float">
            <text:p>2329</text:p>
          </table:table-cell>
          <table:table-cell/>
        </table:table-row>
        <table:table-row table:style-name="ro1">
          <table:table-cell office:value-type="float" office:value="3163" calcext:value-type="float">
            <text:p>3163</text:p>
          </table:table-cell>
          <table:table-cell table:formula="of:=[.A3165]*2*PI()/4096" office:value-type="float" office:value="4.85198123208228" calcext:value-type="float">
            <text:p>4.85198123208228</text:p>
          </table:table-cell>
          <table:table-cell table:formula="of:=INT(2048+2047*SIN([.B3165]))" office:value-type="float" office:value="20" calcext:value-type="float">
            <text:p>20</text:p>
          </table:table-cell>
          <table:table-cell table:formula="of:=INT(2048+2047*COS([.B3165]))" office:value-type="float" office:value="2332" calcext:value-type="float">
            <text:p>2332</text:p>
          </table:table-cell>
          <table:table-cell/>
        </table:table-row>
        <table:table-row table:style-name="ro1">
          <table:table-cell office:value-type="float" office:value="3164" calcext:value-type="float">
            <text:p>3164</text:p>
          </table:table-cell>
          <table:table-cell table:formula="of:=[.A3166]*2*PI()/4096" office:value-type="float" office:value="4.85351521287017" calcext:value-type="float">
            <text:p>4.85351521287017</text:p>
          </table:table-cell>
          <table:table-cell table:formula="of:=INT(2048+2047*SIN([.B3166]))" office:value-type="float" office:value="21" calcext:value-type="float">
            <text:p>21</text:p>
          </table:table-cell>
          <table:table-cell table:formula="of:=INT(2048+2047*COS([.B3166]))" office:value-type="float" office:value="2335" calcext:value-type="float">
            <text:p>2335</text:p>
          </table:table-cell>
          <table:table-cell/>
        </table:table-row>
        <table:table-row table:style-name="ro1">
          <table:table-cell office:value-type="float" office:value="3165" calcext:value-type="float">
            <text:p>3165</text:p>
          </table:table-cell>
          <table:table-cell table:formula="of:=[.A3167]*2*PI()/4096" office:value-type="float" office:value="4.85504919365805" calcext:value-type="float">
            <text:p>4.85504919365805</text:p>
          </table:table-cell>
          <table:table-cell table:formula="of:=INT(2048+2047*SIN([.B3167]))" office:value-type="float" office:value="21" calcext:value-type="float">
            <text:p>21</text:p>
          </table:table-cell>
          <table:table-cell table:formula="of:=INT(2048+2047*COS([.B3167]))" office:value-type="float" office:value="2339" calcext:value-type="float">
            <text:p>2339</text:p>
          </table:table-cell>
          <table:table-cell/>
        </table:table-row>
        <table:table-row table:style-name="ro1">
          <table:table-cell office:value-type="float" office:value="3166" calcext:value-type="float">
            <text:p>3166</text:p>
          </table:table-cell>
          <table:table-cell table:formula="of:=[.A3168]*2*PI()/4096" office:value-type="float" office:value="4.85658317444594" calcext:value-type="float">
            <text:p>4.85658317444594</text:p>
          </table:table-cell>
          <table:table-cell table:formula="of:=INT(2048+2047*SIN([.B3168]))" office:value-type="float" office:value="22" calcext:value-type="float">
            <text:p>22</text:p>
          </table:table-cell>
          <table:table-cell table:formula="of:=INT(2048+2047*COS([.B3168]))" office:value-type="float" office:value="2342" calcext:value-type="float">
            <text:p>2342</text:p>
          </table:table-cell>
          <table:table-cell/>
        </table:table-row>
        <table:table-row table:style-name="ro1">
          <table:table-cell office:value-type="float" office:value="3167" calcext:value-type="float">
            <text:p>3167</text:p>
          </table:table-cell>
          <table:table-cell table:formula="of:=[.A3169]*2*PI()/4096" office:value-type="float" office:value="4.85811715523383" calcext:value-type="float">
            <text:p>4.85811715523383</text:p>
          </table:table-cell>
          <table:table-cell table:formula="of:=INT(2048+2047*SIN([.B3169]))" office:value-type="float" office:value="22" calcext:value-type="float">
            <text:p>22</text:p>
          </table:table-cell>
          <table:table-cell table:formula="of:=INT(2048+2047*COS([.B3169]))" office:value-type="float" office:value="2345" calcext:value-type="float">
            <text:p>2345</text:p>
          </table:table-cell>
          <table:table-cell/>
        </table:table-row>
        <table:table-row table:style-name="ro1">
          <table:table-cell office:value-type="float" office:value="3168" calcext:value-type="float">
            <text:p>3168</text:p>
          </table:table-cell>
          <table:table-cell table:formula="of:=[.A3170]*2*PI()/4096" office:value-type="float" office:value="4.85965113602171" calcext:value-type="float">
            <text:p>4.85965113602171</text:p>
          </table:table-cell>
          <table:table-cell table:formula="of:=INT(2048+2047*SIN([.B3170]))" office:value-type="float" office:value="23" calcext:value-type="float">
            <text:p>23</text:p>
          </table:table-cell>
          <table:table-cell table:formula="of:=INT(2048+2047*COS([.B3170]))" office:value-type="float" office:value="2348" calcext:value-type="float">
            <text:p>2348</text:p>
          </table:table-cell>
          <table:table-cell/>
        </table:table-row>
        <table:table-row table:style-name="ro1">
          <table:table-cell office:value-type="float" office:value="3169" calcext:value-type="float">
            <text:p>3169</text:p>
          </table:table-cell>
          <table:table-cell table:formula="of:=[.A3171]*2*PI()/4096" office:value-type="float" office:value="4.8611851168096" calcext:value-type="float">
            <text:p>4.8611851168096</text:p>
          </table:table-cell>
          <table:table-cell table:formula="of:=INT(2048+2047*SIN([.B3171]))" office:value-type="float" office:value="23" calcext:value-type="float">
            <text:p>23</text:p>
          </table:table-cell>
          <table:table-cell table:formula="of:=INT(2048+2047*COS([.B3171]))" office:value-type="float" office:value="2351" calcext:value-type="float">
            <text:p>2351</text:p>
          </table:table-cell>
          <table:table-cell/>
        </table:table-row>
        <table:table-row table:style-name="ro1">
          <table:table-cell office:value-type="float" office:value="3170" calcext:value-type="float">
            <text:p>3170</text:p>
          </table:table-cell>
          <table:table-cell table:formula="of:=[.A3172]*2*PI()/4096" office:value-type="float" office:value="4.86271909759748" calcext:value-type="float">
            <text:p>4.86271909759748</text:p>
          </table:table-cell>
          <table:table-cell table:formula="of:=INT(2048+2047*SIN([.B3172]))" office:value-type="float" office:value="24" calcext:value-type="float">
            <text:p>24</text:p>
          </table:table-cell>
          <table:table-cell table:formula="of:=INT(2048+2047*COS([.B3172]))" office:value-type="float" office:value="2354" calcext:value-type="float">
            <text:p>2354</text:p>
          </table:table-cell>
          <table:table-cell/>
        </table:table-row>
        <table:table-row table:style-name="ro1">
          <table:table-cell office:value-type="float" office:value="3171" calcext:value-type="float">
            <text:p>3171</text:p>
          </table:table-cell>
          <table:table-cell table:formula="of:=[.A3173]*2*PI()/4096" office:value-type="float" office:value="4.86425307838537" calcext:value-type="float">
            <text:p>4.86425307838537</text:p>
          </table:table-cell>
          <table:table-cell table:formula="of:=INT(2048+2047*SIN([.B3173]))" office:value-type="float" office:value="24" calcext:value-type="float">
            <text:p>24</text:p>
          </table:table-cell>
          <table:table-cell table:formula="of:=INT(2048+2047*COS([.B3173]))" office:value-type="float" office:value="2357" calcext:value-type="float">
            <text:p>2357</text:p>
          </table:table-cell>
          <table:table-cell/>
        </table:table-row>
        <table:table-row table:style-name="ro1">
          <table:table-cell office:value-type="float" office:value="3172" calcext:value-type="float">
            <text:p>3172</text:p>
          </table:table-cell>
          <table:table-cell table:formula="of:=[.A3174]*2*PI()/4096" office:value-type="float" office:value="4.86578705917325" calcext:value-type="float">
            <text:p>4.86578705917325</text:p>
          </table:table-cell>
          <table:table-cell table:formula="of:=INT(2048+2047*SIN([.B3174]))" office:value-type="float" office:value="25" calcext:value-type="float">
            <text:p>25</text:p>
          </table:table-cell>
          <table:table-cell table:formula="of:=INT(2048+2047*COS([.B3174]))" office:value-type="float" office:value="2360" calcext:value-type="float">
            <text:p>2360</text:p>
          </table:table-cell>
          <table:table-cell/>
        </table:table-row>
        <table:table-row table:style-name="ro1">
          <table:table-cell office:value-type="float" office:value="3173" calcext:value-type="float">
            <text:p>3173</text:p>
          </table:table-cell>
          <table:table-cell table:formula="of:=[.A3175]*2*PI()/4096" office:value-type="float" office:value="4.86732103996114" calcext:value-type="float">
            <text:p>4.86732103996114</text:p>
          </table:table-cell>
          <table:table-cell table:formula="of:=INT(2048+2047*SIN([.B3175]))" office:value-type="float" office:value="25" calcext:value-type="float">
            <text:p>25</text:p>
          </table:table-cell>
          <table:table-cell table:formula="of:=INT(2048+2047*COS([.B3175]))" office:value-type="float" office:value="2363" calcext:value-type="float">
            <text:p>2363</text:p>
          </table:table-cell>
          <table:table-cell/>
        </table:table-row>
        <table:table-row table:style-name="ro1">
          <table:table-cell office:value-type="float" office:value="3174" calcext:value-type="float">
            <text:p>3174</text:p>
          </table:table-cell>
          <table:table-cell table:formula="of:=[.A3176]*2*PI()/4096" office:value-type="float" office:value="4.86885502074902" calcext:value-type="float">
            <text:p>4.86885502074902</text:p>
          </table:table-cell>
          <table:table-cell table:formula="of:=INT(2048+2047*SIN([.B3176]))" office:value-type="float" office:value="26" calcext:value-type="float">
            <text:p>26</text:p>
          </table:table-cell>
          <table:table-cell table:formula="of:=INT(2048+2047*COS([.B3176]))" office:value-type="float" office:value="2366" calcext:value-type="float">
            <text:p>2366</text:p>
          </table:table-cell>
          <table:table-cell/>
        </table:table-row>
        <table:table-row table:style-name="ro1">
          <table:table-cell office:value-type="float" office:value="3175" calcext:value-type="float">
            <text:p>3175</text:p>
          </table:table-cell>
          <table:table-cell table:formula="of:=[.A3177]*2*PI()/4096" office:value-type="float" office:value="4.87038900153691" calcext:value-type="float">
            <text:p>4.87038900153691</text:p>
          </table:table-cell>
          <table:table-cell table:formula="of:=INT(2048+2047*SIN([.B3177]))" office:value-type="float" office:value="26" calcext:value-type="float">
            <text:p>26</text:p>
          </table:table-cell>
          <table:table-cell table:formula="of:=INT(2048+2047*COS([.B3177]))" office:value-type="float" office:value="2370" calcext:value-type="float">
            <text:p>2370</text:p>
          </table:table-cell>
          <table:table-cell/>
        </table:table-row>
        <table:table-row table:style-name="ro1">
          <table:table-cell office:value-type="float" office:value="3176" calcext:value-type="float">
            <text:p>3176</text:p>
          </table:table-cell>
          <table:table-cell table:formula="of:=[.A3178]*2*PI()/4096" office:value-type="float" office:value="4.8719229823248" calcext:value-type="float">
            <text:p>4.8719229823248</text:p>
          </table:table-cell>
          <table:table-cell table:formula="of:=INT(2048+2047*SIN([.B3178]))" office:value-type="float" office:value="26" calcext:value-type="float">
            <text:p>26</text:p>
          </table:table-cell>
          <table:table-cell table:formula="of:=INT(2048+2047*COS([.B3178]))" office:value-type="float" office:value="2373" calcext:value-type="float">
            <text:p>2373</text:p>
          </table:table-cell>
          <table:table-cell/>
        </table:table-row>
        <table:table-row table:style-name="ro1">
          <table:table-cell office:value-type="float" office:value="3177" calcext:value-type="float">
            <text:p>3177</text:p>
          </table:table-cell>
          <table:table-cell table:formula="of:=[.A3179]*2*PI()/4096" office:value-type="float" office:value="4.87345696311268" calcext:value-type="float">
            <text:p>4.87345696311268</text:p>
          </table:table-cell>
          <table:table-cell table:formula="of:=INT(2048+2047*SIN([.B3179]))" office:value-type="float" office:value="27" calcext:value-type="float">
            <text:p>27</text:p>
          </table:table-cell>
          <table:table-cell table:formula="of:=INT(2048+2047*COS([.B3179]))" office:value-type="float" office:value="2376" calcext:value-type="float">
            <text:p>2376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table:formula="of:=[.A3180]*2*PI()/4096" office:value-type="float" office:value="4.87499094390057" calcext:value-type="float">
            <text:p>4.87499094390057</text:p>
          </table:table-cell>
          <table:table-cell table:formula="of:=INT(2048+2047*SIN([.B3180]))" office:value-type="float" office:value="28" calcext:value-type="float">
            <text:p>28</text:p>
          </table:table-cell>
          <table:table-cell table:formula="of:=INT(2048+2047*COS([.B3180]))" office:value-type="float" office:value="2379" calcext:value-type="float">
            <text:p>2379</text:p>
          </table:table-cell>
          <table:table-cell/>
        </table:table-row>
        <table:table-row table:style-name="ro1">
          <table:table-cell office:value-type="float" office:value="3179" calcext:value-type="float">
            <text:p>3179</text:p>
          </table:table-cell>
          <table:table-cell table:formula="of:=[.A3181]*2*PI()/4096" office:value-type="float" office:value="4.87652492468845" calcext:value-type="float">
            <text:p>4.87652492468845</text:p>
          </table:table-cell>
          <table:table-cell table:formula="of:=INT(2048+2047*SIN([.B3181]))" office:value-type="float" office:value="28" calcext:value-type="float">
            <text:p>28</text:p>
          </table:table-cell>
          <table:table-cell table:formula="of:=INT(2048+2047*COS([.B3181]))"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3180" calcext:value-type="float">
            <text:p>3180</text:p>
          </table:table-cell>
          <table:table-cell table:formula="of:=[.A3182]*2*PI()/4096" office:value-type="float" office:value="4.87805890547634" calcext:value-type="float">
            <text:p>4.87805890547634</text:p>
          </table:table-cell>
          <table:table-cell table:formula="of:=INT(2048+2047*SIN([.B3182]))" office:value-type="float" office:value="29" calcext:value-type="float">
            <text:p>29</text:p>
          </table:table-cell>
          <table:table-cell table:formula="of:=INT(2048+2047*COS([.B3182]))" office:value-type="float" office:value="2385" calcext:value-type="float">
            <text:p>2385</text:p>
          </table:table-cell>
          <table:table-cell/>
        </table:table-row>
        <table:table-row table:style-name="ro1">
          <table:table-cell office:value-type="float" office:value="3181" calcext:value-type="float">
            <text:p>3181</text:p>
          </table:table-cell>
          <table:table-cell table:formula="of:=[.A3183]*2*PI()/4096" office:value-type="float" office:value="4.87959288626422" calcext:value-type="float">
            <text:p>4.87959288626422</text:p>
          </table:table-cell>
          <table:table-cell table:formula="of:=INT(2048+2047*SIN([.B3183]))" office:value-type="float" office:value="29" calcext:value-type="float">
            <text:p>29</text:p>
          </table:table-cell>
          <table:table-cell table:formula="of:=INT(2048+2047*COS([.B3183]))"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3182" calcext:value-type="float">
            <text:p>3182</text:p>
          </table:table-cell>
          <table:table-cell table:formula="of:=[.A3184]*2*PI()/4096" office:value-type="float" office:value="4.88112686705211" calcext:value-type="float">
            <text:p>4.88112686705211</text:p>
          </table:table-cell>
          <table:table-cell table:formula="of:=INT(2048+2047*SIN([.B3184]))" office:value-type="float" office:value="30" calcext:value-type="float">
            <text:p>30</text:p>
          </table:table-cell>
          <table:table-cell table:formula="of:=INT(2048+2047*COS([.B3184]))"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3183" calcext:value-type="float">
            <text:p>3183</text:p>
          </table:table-cell>
          <table:table-cell table:formula="of:=[.A3185]*2*PI()/4096" office:value-type="float" office:value="4.88266084784" calcext:value-type="float">
            <text:p>4.88266084784</text:p>
          </table:table-cell>
          <table:table-cell table:formula="of:=INT(2048+2047*SIN([.B3185]))" office:value-type="float" office:value="30" calcext:value-type="float">
            <text:p>30</text:p>
          </table:table-cell>
          <table:table-cell table:formula="of:=INT(2048+2047*COS([.B3185]))" office:value-type="float" office:value="2394" calcext:value-type="float">
            <text:p>2394</text:p>
          </table:table-cell>
          <table:table-cell/>
        </table:table-row>
        <table:table-row table:style-name="ro1">
          <table:table-cell office:value-type="float" office:value="3184" calcext:value-type="float">
            <text:p>3184</text:p>
          </table:table-cell>
          <table:table-cell table:formula="of:=[.A3186]*2*PI()/4096" office:value-type="float" office:value="4.88419482862788" calcext:value-type="float">
            <text:p>4.88419482862788</text:p>
          </table:table-cell>
          <table:table-cell table:formula="of:=INT(2048+2047*SIN([.B3186]))" office:value-type="float" office:value="31" calcext:value-type="float">
            <text:p>31</text:p>
          </table:table-cell>
          <table:table-cell table:formula="of:=INT(2048+2047*COS([.B3186]))" office:value-type="float" office:value="2397" calcext:value-type="float">
            <text:p>2397</text:p>
          </table:table-cell>
          <table:table-cell/>
        </table:table-row>
        <table:table-row table:style-name="ro1">
          <table:table-cell office:value-type="float" office:value="3185" calcext:value-type="float">
            <text:p>3185</text:p>
          </table:table-cell>
          <table:table-cell table:formula="of:=[.A3187]*2*PI()/4096" office:value-type="float" office:value="4.88572880941577" calcext:value-type="float">
            <text:p>4.88572880941577</text:p>
          </table:table-cell>
          <table:table-cell table:formula="of:=INT(2048+2047*SIN([.B3187]))" office:value-type="float" office:value="31" calcext:value-type="float">
            <text:p>31</text:p>
          </table:table-cell>
          <table:table-cell table:formula="of:=INT(2048+2047*COS([.B3187]))" office:value-type="float" office:value="2401" calcext:value-type="float">
            <text:p>2401</text:p>
          </table:table-cell>
          <table:table-cell/>
        </table:table-row>
        <table:table-row table:style-name="ro1">
          <table:table-cell office:value-type="float" office:value="3186" calcext:value-type="float">
            <text:p>3186</text:p>
          </table:table-cell>
          <table:table-cell table:formula="of:=[.A3188]*2*PI()/4096" office:value-type="float" office:value="4.88726279020365" calcext:value-type="float">
            <text:p>4.88726279020365</text:p>
          </table:table-cell>
          <table:table-cell table:formula="of:=INT(2048+2047*SIN([.B3188]))" office:value-type="float" office:value="32" calcext:value-type="float">
            <text:p>32</text:p>
          </table:table-cell>
          <table:table-cell table:formula="of:=INT(2048+2047*COS([.B3188]))" office:value-type="float" office:value="2404" calcext:value-type="float">
            <text:p>2404</text:p>
          </table:table-cell>
          <table:table-cell/>
        </table:table-row>
        <table:table-row table:style-name="ro1">
          <table:table-cell office:value-type="float" office:value="3187" calcext:value-type="float">
            <text:p>3187</text:p>
          </table:table-cell>
          <table:table-cell table:formula="of:=[.A3189]*2*PI()/4096" office:value-type="float" office:value="4.88879677099154" calcext:value-type="float">
            <text:p>4.88879677099154</text:p>
          </table:table-cell>
          <table:table-cell table:formula="of:=INT(2048+2047*SIN([.B3189]))" office:value-type="float" office:value="32" calcext:value-type="float">
            <text:p>32</text:p>
          </table:table-cell>
          <table:table-cell table:formula="of:=INT(2048+2047*COS([.B3189]))" office:value-type="float" office:value="2407" calcext:value-type="float">
            <text:p>2407</text:p>
          </table:table-cell>
          <table:table-cell/>
        </table:table-row>
        <table:table-row table:style-name="ro1">
          <table:table-cell office:value-type="float" office:value="3188" calcext:value-type="float">
            <text:p>3188</text:p>
          </table:table-cell>
          <table:table-cell table:formula="of:=[.A3190]*2*PI()/4096" office:value-type="float" office:value="4.89033075177942" calcext:value-type="float">
            <text:p>4.89033075177942</text:p>
          </table:table-cell>
          <table:table-cell table:formula="of:=INT(2048+2047*SIN([.B3190]))" office:value-type="float" office:value="33" calcext:value-type="float">
            <text:p>33</text:p>
          </table:table-cell>
          <table:table-cell table:formula="of:=INT(2048+2047*COS([.B3190]))" office:value-type="float" office:value="2410" calcext:value-type="float">
            <text:p>2410</text:p>
          </table:table-cell>
          <table:table-cell/>
        </table:table-row>
        <table:table-row table:style-name="ro1">
          <table:table-cell office:value-type="float" office:value="3189" calcext:value-type="float">
            <text:p>3189</text:p>
          </table:table-cell>
          <table:table-cell table:formula="of:=[.A3191]*2*PI()/4096" office:value-type="float" office:value="4.89186473256731" calcext:value-type="float">
            <text:p>4.89186473256731</text:p>
          </table:table-cell>
          <table:table-cell table:formula="of:=INT(2048+2047*SIN([.B3191]))" office:value-type="float" office:value="33" calcext:value-type="float">
            <text:p>33</text:p>
          </table:table-cell>
          <table:table-cell table:formula="of:=INT(2048+2047*COS([.B3191]))" office:value-type="float" office:value="2413" calcext:value-type="float">
            <text:p>2413</text:p>
          </table:table-cell>
          <table:table-cell/>
        </table:table-row>
        <table:table-row table:style-name="ro1">
          <table:table-cell office:value-type="float" office:value="3190" calcext:value-type="float">
            <text:p>3190</text:p>
          </table:table-cell>
          <table:table-cell table:formula="of:=[.A3192]*2*PI()/4096" office:value-type="float" office:value="4.8933987133552" calcext:value-type="float">
            <text:p>4.8933987133552</text:p>
          </table:table-cell>
          <table:table-cell table:formula="of:=INT(2048+2047*SIN([.B3192]))" office:value-type="float" office:value="34" calcext:value-type="float">
            <text:p>34</text:p>
          </table:table-cell>
          <table:table-cell table:formula="of:=INT(2048+2047*COS([.B3192]))" office:value-type="float" office:value="2416" calcext:value-type="float">
            <text:p>2416</text:p>
          </table:table-cell>
          <table:table-cell/>
        </table:table-row>
        <table:table-row table:style-name="ro1">
          <table:table-cell office:value-type="float" office:value="3191" calcext:value-type="float">
            <text:p>3191</text:p>
          </table:table-cell>
          <table:table-cell table:formula="of:=[.A3193]*2*PI()/4096" office:value-type="float" office:value="4.89493269414308" calcext:value-type="float">
            <text:p>4.89493269414308</text:p>
          </table:table-cell>
          <table:table-cell table:formula="of:=INT(2048+2047*SIN([.B3193]))" office:value-type="float" office:value="35" calcext:value-type="float">
            <text:p>35</text:p>
          </table:table-cell>
          <table:table-cell table:formula="of:=INT(2048+2047*COS([.B3193]))" office:value-type="float" office:value="2419" calcext:value-type="float">
            <text:p>2419</text:p>
          </table:table-cell>
          <table:table-cell/>
        </table:table-row>
        <table:table-row table:style-name="ro1">
          <table:table-cell office:value-type="float" office:value="3192" calcext:value-type="float">
            <text:p>3192</text:p>
          </table:table-cell>
          <table:table-cell table:formula="of:=[.A3194]*2*PI()/4096" office:value-type="float" office:value="4.89646667493097" calcext:value-type="float">
            <text:p>4.89646667493097</text:p>
          </table:table-cell>
          <table:table-cell table:formula="of:=INT(2048+2047*SIN([.B3194]))" office:value-type="float" office:value="35" calcext:value-type="float">
            <text:p>35</text:p>
          </table:table-cell>
          <table:table-cell table:formula="of:=INT(2048+2047*COS([.B3194]))" office:value-type="float" office:value="2422" calcext:value-type="float">
            <text:p>2422</text:p>
          </table:table-cell>
          <table:table-cell/>
        </table:table-row>
        <table:table-row table:style-name="ro1">
          <table:table-cell office:value-type="float" office:value="3193" calcext:value-type="float">
            <text:p>3193</text:p>
          </table:table-cell>
          <table:table-cell table:formula="of:=[.A3195]*2*PI()/4096" office:value-type="float" office:value="4.89800065571885" calcext:value-type="float">
            <text:p>4.89800065571885</text:p>
          </table:table-cell>
          <table:table-cell table:formula="of:=INT(2048+2047*SIN([.B3195]))" office:value-type="float" office:value="36" calcext:value-type="float">
            <text:p>36</text:p>
          </table:table-cell>
          <table:table-cell table:formula="of:=INT(2048+2047*COS([.B3195]))" office:value-type="float" office:value="2425" calcext:value-type="float">
            <text:p>2425</text:p>
          </table:table-cell>
          <table:table-cell/>
        </table:table-row>
        <table:table-row table:style-name="ro1">
          <table:table-cell office:value-type="float" office:value="3194" calcext:value-type="float">
            <text:p>3194</text:p>
          </table:table-cell>
          <table:table-cell table:formula="of:=[.A3196]*2*PI()/4096" office:value-type="float" office:value="4.89953463650674" calcext:value-type="float">
            <text:p>4.89953463650674</text:p>
          </table:table-cell>
          <table:table-cell table:formula="of:=INT(2048+2047*SIN([.B3196]))" office:value-type="float" office:value="36" calcext:value-type="float">
            <text:p>36</text:p>
          </table:table-cell>
          <table:table-cell table:formula="of:=INT(2048+2047*COS([.B3196]))"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3195" calcext:value-type="float">
            <text:p>3195</text:p>
          </table:table-cell>
          <table:table-cell table:formula="of:=[.A3197]*2*PI()/4096" office:value-type="float" office:value="4.90106861729462" calcext:value-type="float">
            <text:p>4.90106861729462</text:p>
          </table:table-cell>
          <table:table-cell table:formula="of:=INT(2048+2047*SIN([.B3197]))" office:value-type="float" office:value="37" calcext:value-type="float">
            <text:p>37</text:p>
          </table:table-cell>
          <table:table-cell table:formula="of:=INT(2048+2047*COS([.B3197]))" office:value-type="float" office:value="2431" calcext:value-type="float">
            <text:p>2431</text:p>
          </table:table-cell>
          <table:table-cell/>
        </table:table-row>
        <table:table-row table:style-name="ro1">
          <table:table-cell office:value-type="float" office:value="3196" calcext:value-type="float">
            <text:p>3196</text:p>
          </table:table-cell>
          <table:table-cell table:formula="of:=[.A3198]*2*PI()/4096" office:value-type="float" office:value="4.90260259808251" calcext:value-type="float">
            <text:p>4.90260259808251</text:p>
          </table:table-cell>
          <table:table-cell table:formula="of:=INT(2048+2047*SIN([.B3198]))" office:value-type="float" office:value="37" calcext:value-type="float">
            <text:p>37</text:p>
          </table:table-cell>
          <table:table-cell table:formula="of:=INT(2048+2047*COS([.B3198]))" office:value-type="float" office:value="2435" calcext:value-type="float">
            <text:p>2435</text:p>
          </table:table-cell>
          <table:table-cell/>
        </table:table-row>
        <table:table-row table:style-name="ro1">
          <table:table-cell office:value-type="float" office:value="3197" calcext:value-type="float">
            <text:p>3197</text:p>
          </table:table-cell>
          <table:table-cell table:formula="of:=[.A3199]*2*PI()/4096" office:value-type="float" office:value="4.90413657887039" calcext:value-type="float">
            <text:p>4.90413657887039</text:p>
          </table:table-cell>
          <table:table-cell table:formula="of:=INT(2048+2047*SIN([.B3199]))" office:value-type="float" office:value="38" calcext:value-type="float">
            <text:p>38</text:p>
          </table:table-cell>
          <table:table-cell table:formula="of:=INT(2048+2047*COS([.B3199]))" office:value-type="float" office:value="2438" calcext:value-type="float">
            <text:p>2438</text:p>
          </table:table-cell>
          <table:table-cell/>
        </table:table-row>
        <table:table-row table:style-name="ro1">
          <table:table-cell office:value-type="float" office:value="3198" calcext:value-type="float">
            <text:p>3198</text:p>
          </table:table-cell>
          <table:table-cell table:formula="of:=[.A3200]*2*PI()/4096" office:value-type="float" office:value="4.90567055965828" calcext:value-type="float">
            <text:p>4.90567055965828</text:p>
          </table:table-cell>
          <table:table-cell table:formula="of:=INT(2048+2047*SIN([.B3200]))" office:value-type="float" office:value="39" calcext:value-type="float">
            <text:p>39</text:p>
          </table:table-cell>
          <table:table-cell table:formula="of:=INT(2048+2047*COS([.B3200]))" office:value-type="float" office:value="2441" calcext:value-type="float">
            <text:p>2441</text:p>
          </table:table-cell>
          <table:table-cell/>
        </table:table-row>
        <table:table-row table:style-name="ro1">
          <table:table-cell office:value-type="float" office:value="3199" calcext:value-type="float">
            <text:p>3199</text:p>
          </table:table-cell>
          <table:table-cell table:formula="of:=[.A3201]*2*PI()/4096" office:value-type="float" office:value="4.90720454044617" calcext:value-type="float">
            <text:p>4.90720454044617</text:p>
          </table:table-cell>
          <table:table-cell table:formula="of:=INT(2048+2047*SIN([.B3201]))" office:value-type="float" office:value="39" calcext:value-type="float">
            <text:p>39</text:p>
          </table:table-cell>
          <table:table-cell table:formula="of:=INT(2048+2047*COS([.B3201]))" office:value-type="float" office:value="2444" calcext:value-type="float">
            <text:p>2444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3202]*2*PI()/4096" office:value-type="float" office:value="4.90873852123405" calcext:value-type="float">
            <text:p>4.90873852123405</text:p>
          </table:table-cell>
          <table:table-cell table:formula="of:=INT(2048+2047*SIN([.B3202]))" office:value-type="float" office:value="40" calcext:value-type="float">
            <text:p>40</text:p>
          </table:table-cell>
          <table:table-cell table:formula="of:=INT(2048+2047*COS([.B3202]))" office:value-type="float" office:value="2447" calcext:value-type="float">
            <text:p>2447</text:p>
          </table:table-cell>
          <table:table-cell/>
        </table:table-row>
        <table:table-row table:style-name="ro1">
          <table:table-cell office:value-type="float" office:value="3201" calcext:value-type="float">
            <text:p>3201</text:p>
          </table:table-cell>
          <table:table-cell table:formula="of:=[.A3203]*2*PI()/4096" office:value-type="float" office:value="4.91027250202194" calcext:value-type="float">
            <text:p>4.91027250202194</text:p>
          </table:table-cell>
          <table:table-cell table:formula="of:=INT(2048+2047*SIN([.B3203]))" office:value-type="float" office:value="40" calcext:value-type="float">
            <text:p>40</text:p>
          </table:table-cell>
          <table:table-cell table:formula="of:=INT(2048+2047*COS([.B3203]))" office:value-type="float" office:value="2450" calcext:value-type="float">
            <text:p>2450</text:p>
          </table:table-cell>
          <table:table-cell/>
        </table:table-row>
        <table:table-row table:style-name="ro1">
          <table:table-cell office:value-type="float" office:value="3202" calcext:value-type="float">
            <text:p>3202</text:p>
          </table:table-cell>
          <table:table-cell table:formula="of:=[.A3204]*2*PI()/4096" office:value-type="float" office:value="4.91180648280982" calcext:value-type="float">
            <text:p>4.91180648280982</text:p>
          </table:table-cell>
          <table:table-cell table:formula="of:=INT(2048+2047*SIN([.B3204]))" office:value-type="float" office:value="41" calcext:value-type="float">
            <text:p>41</text:p>
          </table:table-cell>
          <table:table-cell table:formula="of:=INT(2048+2047*COS([.B3204]))" office:value-type="float" office:value="2453" calcext:value-type="float">
            <text:p>2453</text:p>
          </table:table-cell>
          <table:table-cell/>
        </table:table-row>
        <table:table-row table:style-name="ro1">
          <table:table-cell office:value-type="float" office:value="3203" calcext:value-type="float">
            <text:p>3203</text:p>
          </table:table-cell>
          <table:table-cell table:formula="of:=[.A3205]*2*PI()/4096" office:value-type="float" office:value="4.91334046359771" calcext:value-type="float">
            <text:p>4.91334046359771</text:p>
          </table:table-cell>
          <table:table-cell table:formula="of:=INT(2048+2047*SIN([.B3205]))" office:value-type="float" office:value="42" calcext:value-type="float">
            <text:p>42</text:p>
          </table:table-cell>
          <table:table-cell table:formula="of:=INT(2048+2047*COS([.B3205]))" office:value-type="float" office:value="2456" calcext:value-type="float">
            <text:p>2456</text:p>
          </table:table-cell>
          <table:table-cell/>
        </table:table-row>
        <table:table-row table:style-name="ro1">
          <table:table-cell office:value-type="float" office:value="3204" calcext:value-type="float">
            <text:p>3204</text:p>
          </table:table-cell>
          <table:table-cell table:formula="of:=[.A3206]*2*PI()/4096" office:value-type="float" office:value="4.91487444438559" calcext:value-type="float">
            <text:p>4.91487444438559</text:p>
          </table:table-cell>
          <table:table-cell table:formula="of:=INT(2048+2047*SIN([.B3206]))" office:value-type="float" office:value="42" calcext:value-type="float">
            <text:p>42</text:p>
          </table:table-cell>
          <table:table-cell table:formula="of:=INT(2048+2047*COS([.B3206]))" office:value-type="float" office:value="2459" calcext:value-type="float">
            <text:p>2459</text:p>
          </table:table-cell>
          <table:table-cell/>
        </table:table-row>
        <table:table-row table:style-name="ro1">
          <table:table-cell office:value-type="float" office:value="3205" calcext:value-type="float">
            <text:p>3205</text:p>
          </table:table-cell>
          <table:table-cell table:formula="of:=[.A3207]*2*PI()/4096" office:value-type="float" office:value="4.91640842517348" calcext:value-type="float">
            <text:p>4.91640842517348</text:p>
          </table:table-cell>
          <table:table-cell table:formula="of:=INT(2048+2047*SIN([.B3207]))" office:value-type="float" office:value="43" calcext:value-type="float">
            <text:p>43</text:p>
          </table:table-cell>
          <table:table-cell table:formula="of:=INT(2048+2047*COS([.B3207]))" office:value-type="float" office:value="2462" calcext:value-type="float">
            <text:p>2462</text:p>
          </table:table-cell>
          <table:table-cell/>
        </table:table-row>
        <table:table-row table:style-name="ro1">
          <table:table-cell office:value-type="float" office:value="3206" calcext:value-type="float">
            <text:p>3206</text:p>
          </table:table-cell>
          <table:table-cell table:formula="of:=[.A3208]*2*PI()/4096" office:value-type="float" office:value="4.91794240596137" calcext:value-type="float">
            <text:p>4.91794240596137</text:p>
          </table:table-cell>
          <table:table-cell table:formula="of:=INT(2048+2047*SIN([.B3208]))" office:value-type="float" office:value="44" calcext:value-type="float">
            <text:p>44</text:p>
          </table:table-cell>
          <table:table-cell table:formula="of:=INT(2048+2047*COS([.B3208]))" office:value-type="float" office:value="2465" calcext:value-type="float">
            <text:p>2465</text:p>
          </table:table-cell>
          <table:table-cell/>
        </table:table-row>
        <table:table-row table:style-name="ro1">
          <table:table-cell office:value-type="float" office:value="3207" calcext:value-type="float">
            <text:p>3207</text:p>
          </table:table-cell>
          <table:table-cell table:formula="of:=[.A3209]*2*PI()/4096" office:value-type="float" office:value="4.91947638674925" calcext:value-type="float">
            <text:p>4.91947638674925</text:p>
          </table:table-cell>
          <table:table-cell table:formula="of:=INT(2048+2047*SIN([.B3209]))" office:value-type="float" office:value="44" calcext:value-type="float">
            <text:p>44</text:p>
          </table:table-cell>
          <table:table-cell table:formula="of:=INT(2048+2047*COS([.B3209]))" office:value-type="float" office:value="2468" calcext:value-type="float">
            <text:p>2468</text:p>
          </table:table-cell>
          <table:table-cell/>
        </table:table-row>
        <table:table-row table:style-name="ro1">
          <table:table-cell office:value-type="float" office:value="3208" calcext:value-type="float">
            <text:p>3208</text:p>
          </table:table-cell>
          <table:table-cell table:formula="of:=[.A3210]*2*PI()/4096" office:value-type="float" office:value="4.92101036753714" calcext:value-type="float">
            <text:p>4.92101036753714</text:p>
          </table:table-cell>
          <table:table-cell table:formula="of:=INT(2048+2047*SIN([.B3210]))" office:value-type="float" office:value="45" calcext:value-type="float">
            <text:p>45</text:p>
          </table:table-cell>
          <table:table-cell table:formula="of:=INT(2048+2047*COS([.B3210]))" office:value-type="float" office:value="2471" calcext:value-type="float">
            <text:p>2471</text:p>
          </table:table-cell>
          <table:table-cell/>
        </table:table-row>
        <table:table-row table:style-name="ro1">
          <table:table-cell office:value-type="float" office:value="3209" calcext:value-type="float">
            <text:p>3209</text:p>
          </table:table-cell>
          <table:table-cell table:formula="of:=[.A3211]*2*PI()/4096" office:value-type="float" office:value="4.92254434832502" calcext:value-type="float">
            <text:p>4.92254434832502</text:p>
          </table:table-cell>
          <table:table-cell table:formula="of:=INT(2048+2047*SIN([.B3211]))" office:value-type="float" office:value="46" calcext:value-type="float">
            <text:p>46</text:p>
          </table:table-cell>
          <table:table-cell table:formula="of:=INT(2048+2047*COS([.B3211]))" office:value-type="float" office:value="2475" calcext:value-type="float">
            <text:p>2475</text:p>
          </table:table-cell>
          <table:table-cell/>
        </table:table-row>
        <table:table-row table:style-name="ro1">
          <table:table-cell office:value-type="float" office:value="3210" calcext:value-type="float">
            <text:p>3210</text:p>
          </table:table-cell>
          <table:table-cell table:formula="of:=[.A3212]*2*PI()/4096" office:value-type="float" office:value="4.92407832911291" calcext:value-type="float">
            <text:p>4.92407832911291</text:p>
          </table:table-cell>
          <table:table-cell table:formula="of:=INT(2048+2047*SIN([.B3212]))" office:value-type="float" office:value="46" calcext:value-type="float">
            <text:p>46</text:p>
          </table:table-cell>
          <table:table-cell table:formula="of:=INT(2048+2047*COS([.B3212]))" office:value-type="float" office:value="2478" calcext:value-type="float">
            <text:p>2478</text:p>
          </table:table-cell>
          <table:table-cell/>
        </table:table-row>
        <table:table-row table:style-name="ro1">
          <table:table-cell office:value-type="float" office:value="3211" calcext:value-type="float">
            <text:p>3211</text:p>
          </table:table-cell>
          <table:table-cell table:formula="of:=[.A3213]*2*PI()/4096" office:value-type="float" office:value="4.92561230990079" calcext:value-type="float">
            <text:p>4.92561230990079</text:p>
          </table:table-cell>
          <table:table-cell table:formula="of:=INT(2048+2047*SIN([.B3213]))" office:value-type="float" office:value="47" calcext:value-type="float">
            <text:p>47</text:p>
          </table:table-cell>
          <table:table-cell table:formula="of:=INT(2048+2047*COS([.B3213]))" office:value-type="float" office:value="2481" calcext:value-type="float">
            <text:p>2481</text:p>
          </table:table-cell>
          <table:table-cell/>
        </table:table-row>
        <table:table-row table:style-name="ro1">
          <table:table-cell office:value-type="float" office:value="3212" calcext:value-type="float">
            <text:p>3212</text:p>
          </table:table-cell>
          <table:table-cell table:formula="of:=[.A3214]*2*PI()/4096" office:value-type="float" office:value="4.92714629068868" calcext:value-type="float">
            <text:p>4.92714629068868</text:p>
          </table:table-cell>
          <table:table-cell table:formula="of:=INT(2048+2047*SIN([.B3214]))" office:value-type="float" office:value="48" calcext:value-type="float">
            <text:p>48</text:p>
          </table:table-cell>
          <table:table-cell table:formula="of:=INT(2048+2047*COS([.B3214]))" office:value-type="float" office:value="2484" calcext:value-type="float">
            <text:p>2484</text:p>
          </table:table-cell>
          <table:table-cell/>
        </table:table-row>
        <table:table-row table:style-name="ro1">
          <table:table-cell office:value-type="float" office:value="3213" calcext:value-type="float">
            <text:p>3213</text:p>
          </table:table-cell>
          <table:table-cell table:formula="of:=[.A3215]*2*PI()/4096" office:value-type="float" office:value="4.92868027147657" calcext:value-type="float">
            <text:p>4.92868027147657</text:p>
          </table:table-cell>
          <table:table-cell table:formula="of:=INT(2048+2047*SIN([.B3215]))" office:value-type="float" office:value="48" calcext:value-type="float">
            <text:p>48</text:p>
          </table:table-cell>
          <table:table-cell table:formula="of:=INT(2048+2047*COS([.B3215]))" office:value-type="float" office:value="2487" calcext:value-type="float">
            <text:p>2487</text:p>
          </table:table-cell>
          <table:table-cell/>
        </table:table-row>
        <table:table-row table:style-name="ro1">
          <table:table-cell office:value-type="float" office:value="3214" calcext:value-type="float">
            <text:p>3214</text:p>
          </table:table-cell>
          <table:table-cell table:formula="of:=[.A3216]*2*PI()/4096" office:value-type="float" office:value="4.93021425226445" calcext:value-type="float">
            <text:p>4.93021425226445</text:p>
          </table:table-cell>
          <table:table-cell table:formula="of:=INT(2048+2047*SIN([.B3216]))" office:value-type="float" office:value="49" calcext:value-type="float">
            <text:p>49</text:p>
          </table:table-cell>
          <table:table-cell table:formula="of:=INT(2048+2047*COS([.B3216]))" office:value-type="float" office:value="2490" calcext:value-type="float">
            <text:p>2490</text:p>
          </table:table-cell>
          <table:table-cell/>
        </table:table-row>
        <table:table-row table:style-name="ro1">
          <table:table-cell office:value-type="float" office:value="3215" calcext:value-type="float">
            <text:p>3215</text:p>
          </table:table-cell>
          <table:table-cell table:formula="of:=[.A3217]*2*PI()/4096" office:value-type="float" office:value="4.93174823305234" calcext:value-type="float">
            <text:p>4.93174823305234</text:p>
          </table:table-cell>
          <table:table-cell table:formula="of:=INT(2048+2047*SIN([.B3217]))" office:value-type="float" office:value="50" calcext:value-type="float">
            <text:p>50</text:p>
          </table:table-cell>
          <table:table-cell table:formula="of:=INT(2048+2047*COS([.B3217]))" office:value-type="float" office:value="2493" calcext:value-type="float">
            <text:p>2493</text:p>
          </table:table-cell>
          <table:table-cell/>
        </table:table-row>
        <table:table-row table:style-name="ro1">
          <table:table-cell office:value-type="float" office:value="3216" calcext:value-type="float">
            <text:p>3216</text:p>
          </table:table-cell>
          <table:table-cell table:formula="of:=[.A3218]*2*PI()/4096" office:value-type="float" office:value="4.93328221384022" calcext:value-type="float">
            <text:p>4.93328221384022</text:p>
          </table:table-cell>
          <table:table-cell table:formula="of:=INT(2048+2047*SIN([.B3218]))" office:value-type="float" office:value="50" calcext:value-type="float">
            <text:p>50</text:p>
          </table:table-cell>
          <table:table-cell table:formula="of:=INT(2048+2047*COS([.B3218]))" office:value-type="float" office:value="2496" calcext:value-type="float">
            <text:p>2496</text:p>
          </table:table-cell>
          <table:table-cell/>
        </table:table-row>
        <table:table-row table:style-name="ro1">
          <table:table-cell office:value-type="float" office:value="3217" calcext:value-type="float">
            <text:p>3217</text:p>
          </table:table-cell>
          <table:table-cell table:formula="of:=[.A3219]*2*PI()/4096" office:value-type="float" office:value="4.93481619462811" calcext:value-type="float">
            <text:p>4.93481619462811</text:p>
          </table:table-cell>
          <table:table-cell table:formula="of:=INT(2048+2047*SIN([.B3219]))" office:value-type="float" office:value="51" calcext:value-type="float">
            <text:p>51</text:p>
          </table:table-cell>
          <table:table-cell table:formula="of:=INT(2048+2047*COS([.B3219]))" office:value-type="float" office:value="2499" calcext:value-type="float">
            <text:p>2499</text:p>
          </table:table-cell>
          <table:table-cell/>
        </table:table-row>
        <table:table-row table:style-name="ro1">
          <table:table-cell office:value-type="float" office:value="3218" calcext:value-type="float">
            <text:p>3218</text:p>
          </table:table-cell>
          <table:table-cell table:formula="of:=[.A3220]*2*PI()/4096" office:value-type="float" office:value="4.93635017541599" calcext:value-type="float">
            <text:p>4.93635017541599</text:p>
          </table:table-cell>
          <table:table-cell table:formula="of:=INT(2048+2047*SIN([.B3220]))" office:value-type="float" office:value="52" calcext:value-type="float">
            <text:p>52</text:p>
          </table:table-cell>
          <table:table-cell table:formula="of:=INT(2048+2047*COS([.B3220]))" office:value-type="float" office:value="2502" calcext:value-type="float">
            <text:p>2502</text:p>
          </table:table-cell>
          <table:table-cell/>
        </table:table-row>
        <table:table-row table:style-name="ro1">
          <table:table-cell office:value-type="float" office:value="3219" calcext:value-type="float">
            <text:p>3219</text:p>
          </table:table-cell>
          <table:table-cell table:formula="of:=[.A3221]*2*PI()/4096" office:value-type="float" office:value="4.93788415620388" calcext:value-type="float">
            <text:p>4.93788415620388</text:p>
          </table:table-cell>
          <table:table-cell table:formula="of:=INT(2048+2047*SIN([.B3221]))" office:value-type="float" office:value="52" calcext:value-type="float">
            <text:p>52</text:p>
          </table:table-cell>
          <table:table-cell table:formula="of:=INT(2048+2047*COS([.B3221]))" office:value-type="float" office:value="2505" calcext:value-type="float">
            <text:p>2505</text:p>
          </table:table-cell>
          <table:table-cell/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[.A3222]*2*PI()/4096" office:value-type="float" office:value="4.93941813699176" calcext:value-type="float">
            <text:p>4.93941813699176</text:p>
          </table:table-cell>
          <table:table-cell table:formula="of:=INT(2048+2047*SIN([.B3222]))" office:value-type="float" office:value="53" calcext:value-type="float">
            <text:p>53</text:p>
          </table:table-cell>
          <table:table-cell table:formula="of:=INT(2048+2047*COS([.B3222]))" office:value-type="float" office:value="2508" calcext:value-type="float">
            <text:p>2508</text:p>
          </table:table-cell>
          <table:table-cell/>
        </table:table-row>
        <table:table-row table:style-name="ro1">
          <table:table-cell office:value-type="float" office:value="3221" calcext:value-type="float">
            <text:p>3221</text:p>
          </table:table-cell>
          <table:table-cell table:formula="of:=[.A3223]*2*PI()/4096" office:value-type="float" office:value="4.94095211777965" calcext:value-type="float">
            <text:p>4.94095211777965</text:p>
          </table:table-cell>
          <table:table-cell table:formula="of:=INT(2048+2047*SIN([.B3223]))" office:value-type="float" office:value="54" calcext:value-type="float">
            <text:p>54</text:p>
          </table:table-cell>
          <table:table-cell table:formula="of:=INT(2048+2047*COS([.B3223]))" office:value-type="float" office:value="2511" calcext:value-type="float">
            <text:p>2511</text:p>
          </table:table-cell>
          <table:table-cell/>
        </table:table-row>
        <table:table-row table:style-name="ro1">
          <table:table-cell office:value-type="float" office:value="3222" calcext:value-type="float">
            <text:p>3222</text:p>
          </table:table-cell>
          <table:table-cell table:formula="of:=[.A3224]*2*PI()/4096" office:value-type="float" office:value="4.94248609856754" calcext:value-type="float">
            <text:p>4.94248609856754</text:p>
          </table:table-cell>
          <table:table-cell table:formula="of:=INT(2048+2047*SIN([.B3224]))" office:value-type="float" office:value="54" calcext:value-type="float">
            <text:p>54</text:p>
          </table:table-cell>
          <table:table-cell table:formula="of:=INT(2048+2047*COS([.B3224]))" office:value-type="float" office:value="2514" calcext:value-type="float">
            <text:p>2514</text:p>
          </table:table-cell>
          <table:table-cell/>
        </table:table-row>
        <table:table-row table:style-name="ro1">
          <table:table-cell office:value-type="float" office:value="3223" calcext:value-type="float">
            <text:p>3223</text:p>
          </table:table-cell>
          <table:table-cell table:formula="of:=[.A3225]*2*PI()/4096" office:value-type="float" office:value="4.94402007935542" calcext:value-type="float">
            <text:p>4.94402007935542</text:p>
          </table:table-cell>
          <table:table-cell table:formula="of:=INT(2048+2047*SIN([.B3225]))" office:value-type="float" office:value="55" calcext:value-type="float">
            <text:p>55</text:p>
          </table:table-cell>
          <table:table-cell table:formula="of:=INT(2048+2047*COS([.B3225]))" office:value-type="float" office:value="2517" calcext:value-type="float">
            <text:p>2517</text:p>
          </table:table-cell>
          <table:table-cell/>
        </table:table-row>
        <table:table-row table:style-name="ro1">
          <table:table-cell office:value-type="float" office:value="3224" calcext:value-type="float">
            <text:p>3224</text:p>
          </table:table-cell>
          <table:table-cell table:formula="of:=[.A3226]*2*PI()/4096" office:value-type="float" office:value="4.94555406014331" calcext:value-type="float">
            <text:p>4.94555406014331</text:p>
          </table:table-cell>
          <table:table-cell table:formula="of:=INT(2048+2047*SIN([.B3226]))" office:value-type="float" office:value="56" calcext:value-type="float">
            <text:p>56</text:p>
          </table:table-cell>
          <table:table-cell table:formula="of:=INT(2048+2047*COS([.B3226]))" office:value-type="float" office:value="2520" calcext:value-type="float">
            <text:p>2520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table:formula="of:=[.A3227]*2*PI()/4096" office:value-type="float" office:value="4.94708804093119" calcext:value-type="float">
            <text:p>4.94708804093119</text:p>
          </table:table-cell>
          <table:table-cell table:formula="of:=INT(2048+2047*SIN([.B3227]))" office:value-type="float" office:value="57" calcext:value-type="float">
            <text:p>57</text:p>
          </table:table-cell>
          <table:table-cell table:formula="of:=INT(2048+2047*COS([.B3227]))" office:value-type="float" office:value="2524" calcext:value-type="float">
            <text:p>2524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table:formula="of:=[.A3228]*2*PI()/4096" office:value-type="float" office:value="4.94862202171908" calcext:value-type="float">
            <text:p>4.94862202171908</text:p>
          </table:table-cell>
          <table:table-cell table:formula="of:=INT(2048+2047*SIN([.B3228]))" office:value-type="float" office:value="57" calcext:value-type="float">
            <text:p>57</text:p>
          </table:table-cell>
          <table:table-cell table:formula="of:=INT(2048+2047*COS([.B3228]))" office:value-type="float" office:value="2527" calcext:value-type="float">
            <text:p>2527</text:p>
          </table:table-cell>
          <table:table-cell/>
        </table:table-row>
        <table:table-row table:style-name="ro1">
          <table:table-cell office:value-type="float" office:value="3227" calcext:value-type="float">
            <text:p>3227</text:p>
          </table:table-cell>
          <table:table-cell table:formula="of:=[.A3229]*2*PI()/4096" office:value-type="float" office:value="4.95015600250696" calcext:value-type="float">
            <text:p>4.95015600250696</text:p>
          </table:table-cell>
          <table:table-cell table:formula="of:=INT(2048+2047*SIN([.B3229]))" office:value-type="float" office:value="58" calcext:value-type="float">
            <text:p>58</text:p>
          </table:table-cell>
          <table:table-cell table:formula="of:=INT(2048+2047*COS([.B3229]))" office:value-type="float" office:value="2530" calcext:value-type="float">
            <text:p>2530</text:p>
          </table:table-cell>
          <table:table-cell/>
        </table:table-row>
        <table:table-row table:style-name="ro1">
          <table:table-cell office:value-type="float" office:value="3228" calcext:value-type="float">
            <text:p>3228</text:p>
          </table:table-cell>
          <table:table-cell table:formula="of:=[.A3230]*2*PI()/4096" office:value-type="float" office:value="4.95168998329485" calcext:value-type="float">
            <text:p>4.95168998329485</text:p>
          </table:table-cell>
          <table:table-cell table:formula="of:=INT(2048+2047*SIN([.B3230]))" office:value-type="float" office:value="59" calcext:value-type="float">
            <text:p>59</text:p>
          </table:table-cell>
          <table:table-cell table:formula="of:=INT(2048+2047*COS([.B3230]))" office:value-type="float" office:value="2533" calcext:value-type="float">
            <text:p>2533</text:p>
          </table:table-cell>
          <table:table-cell/>
        </table:table-row>
        <table:table-row table:style-name="ro1">
          <table:table-cell office:value-type="float" office:value="3229" calcext:value-type="float">
            <text:p>3229</text:p>
          </table:table-cell>
          <table:table-cell table:formula="of:=[.A3231]*2*PI()/4096" office:value-type="float" office:value="4.95322396408274" calcext:value-type="float">
            <text:p>4.95322396408274</text:p>
          </table:table-cell>
          <table:table-cell table:formula="of:=INT(2048+2047*SIN([.B3231]))" office:value-type="float" office:value="60" calcext:value-type="float">
            <text:p>60</text:p>
          </table:table-cell>
          <table:table-cell table:formula="of:=INT(2048+2047*COS([.B3231]))" office:value-type="float" office:value="2536" calcext:value-type="float">
            <text:p>2536</text:p>
          </table:table-cell>
          <table:table-cell/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[.A3232]*2*PI()/4096" office:value-type="float" office:value="4.95475794487062" calcext:value-type="float">
            <text:p>4.95475794487062</text:p>
          </table:table-cell>
          <table:table-cell table:formula="of:=INT(2048+2047*SIN([.B3232]))" office:value-type="float" office:value="60" calcext:value-type="float">
            <text:p>60</text:p>
          </table:table-cell>
          <table:table-cell table:formula="of:=INT(2048+2047*COS([.B3232]))" office:value-type="float" office:value="2539" calcext:value-type="float">
            <text:p>2539</text:p>
          </table:table-cell>
          <table:table-cell/>
        </table:table-row>
        <table:table-row table:style-name="ro1">
          <table:table-cell office:value-type="float" office:value="3231" calcext:value-type="float">
            <text:p>3231</text:p>
          </table:table-cell>
          <table:table-cell table:formula="of:=[.A3233]*2*PI()/4096" office:value-type="float" office:value="4.95629192565851" calcext:value-type="float">
            <text:p>4.95629192565851</text:p>
          </table:table-cell>
          <table:table-cell table:formula="of:=INT(2048+2047*SIN([.B3233]))" office:value-type="float" office:value="61" calcext:value-type="float">
            <text:p>61</text:p>
          </table:table-cell>
          <table:table-cell table:formula="of:=INT(2048+2047*COS([.B3233]))" office:value-type="float" office:value="2542" calcext:value-type="float">
            <text:p>2542</text:p>
          </table:table-cell>
          <table:table-cell/>
        </table:table-row>
        <table:table-row table:style-name="ro1">
          <table:table-cell office:value-type="float" office:value="3232" calcext:value-type="float">
            <text:p>3232</text:p>
          </table:table-cell>
          <table:table-cell table:formula="of:=[.A3234]*2*PI()/4096" office:value-type="float" office:value="4.95782590644639" calcext:value-type="float">
            <text:p>4.95782590644639</text:p>
          </table:table-cell>
          <table:table-cell table:formula="of:=INT(2048+2047*SIN([.B3234]))" office:value-type="float" office:value="62" calcext:value-type="float">
            <text:p>62</text:p>
          </table:table-cell>
          <table:table-cell table:formula="of:=INT(2048+2047*COS([.B3234]))" office:value-type="float" office:value="2545" calcext:value-type="float">
            <text:p>2545</text:p>
          </table:table-cell>
          <table:table-cell/>
        </table:table-row>
        <table:table-row table:style-name="ro1">
          <table:table-cell office:value-type="float" office:value="3233" calcext:value-type="float">
            <text:p>3233</text:p>
          </table:table-cell>
          <table:table-cell table:formula="of:=[.A3235]*2*PI()/4096" office:value-type="float" office:value="4.95935988723428" calcext:value-type="float">
            <text:p>4.95935988723428</text:p>
          </table:table-cell>
          <table:table-cell table:formula="of:=INT(2048+2047*SIN([.B3235]))" office:value-type="float" office:value="63" calcext:value-type="float">
            <text:p>63</text:p>
          </table:table-cell>
          <table:table-cell table:formula="of:=INT(2048+2047*COS([.B3235]))"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3234" calcext:value-type="float">
            <text:p>3234</text:p>
          </table:table-cell>
          <table:table-cell table:formula="of:=[.A3236]*2*PI()/4096" office:value-type="float" office:value="4.96089386802216" calcext:value-type="float">
            <text:p>4.96089386802216</text:p>
          </table:table-cell>
          <table:table-cell table:formula="of:=INT(2048+2047*SIN([.B3236]))" office:value-type="float" office:value="63" calcext:value-type="float">
            <text:p>63</text:p>
          </table:table-cell>
          <table:table-cell table:formula="of:=INT(2048+2047*COS([.B3236]))" office:value-type="float" office:value="2551" calcext:value-type="float">
            <text:p>2551</text:p>
          </table:table-cell>
          <table:table-cell/>
        </table:table-row>
        <table:table-row table:style-name="ro1">
          <table:table-cell office:value-type="float" office:value="3235" calcext:value-type="float">
            <text:p>3235</text:p>
          </table:table-cell>
          <table:table-cell table:formula="of:=[.A3237]*2*PI()/4096" office:value-type="float" office:value="4.96242784881005" calcext:value-type="float">
            <text:p>4.96242784881005</text:p>
          </table:table-cell>
          <table:table-cell table:formula="of:=INT(2048+2047*SIN([.B3237]))" office:value-type="float" office:value="64" calcext:value-type="float">
            <text:p>64</text:p>
          </table:table-cell>
          <table:table-cell table:formula="of:=INT(2048+2047*COS([.B3237]))" office:value-type="float" office:value="2554" calcext:value-type="float">
            <text:p>2554</text:p>
          </table:table-cell>
          <table:table-cell/>
        </table:table-row>
        <table:table-row table:style-name="ro1">
          <table:table-cell office:value-type="float" office:value="3236" calcext:value-type="float">
            <text:p>3236</text:p>
          </table:table-cell>
          <table:table-cell table:formula="of:=[.A3238]*2*PI()/4096" office:value-type="float" office:value="4.96396182959793" calcext:value-type="float">
            <text:p>4.96396182959793</text:p>
          </table:table-cell>
          <table:table-cell table:formula="of:=INT(2048+2047*SIN([.B3238]))" office:value-type="float" office:value="65" calcext:value-type="float">
            <text:p>65</text:p>
          </table:table-cell>
          <table:table-cell table:formula="of:=INT(2048+2047*COS([.B3238]))"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3237" calcext:value-type="float">
            <text:p>3237</text:p>
          </table:table-cell>
          <table:table-cell table:formula="of:=[.A3239]*2*PI()/4096" office:value-type="float" office:value="4.96549581038582" calcext:value-type="float">
            <text:p>4.96549581038582</text:p>
          </table:table-cell>
          <table:table-cell table:formula="of:=INT(2048+2047*SIN([.B3239]))" office:value-type="float" office:value="66" calcext:value-type="float">
            <text:p>66</text:p>
          </table:table-cell>
          <table:table-cell table:formula="of:=INT(2048+2047*COS([.B3239]))"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float" office:value="3238" calcext:value-type="float">
            <text:p>3238</text:p>
          </table:table-cell>
          <table:table-cell table:formula="of:=[.A3240]*2*PI()/4096" office:value-type="float" office:value="4.96702979117371" calcext:value-type="float">
            <text:p>4.96702979117371</text:p>
          </table:table-cell>
          <table:table-cell table:formula="of:=INT(2048+2047*SIN([.B3240]))" office:value-type="float" office:value="67" calcext:value-type="float">
            <text:p>67</text:p>
          </table:table-cell>
          <table:table-cell table:formula="of:=INT(2048+2047*COS([.B3240]))" office:value-type="float" office:value="2563" calcext:value-type="float">
            <text:p>2563</text:p>
          </table:table-cell>
          <table:table-cell/>
        </table:table-row>
        <table:table-row table:style-name="ro1">
          <table:table-cell office:value-type="float" office:value="3239" calcext:value-type="float">
            <text:p>3239</text:p>
          </table:table-cell>
          <table:table-cell table:formula="of:=[.A3241]*2*PI()/4096" office:value-type="float" office:value="4.96856377196159" calcext:value-type="float">
            <text:p>4.96856377196159</text:p>
          </table:table-cell>
          <table:table-cell table:formula="of:=INT(2048+2047*SIN([.B3241]))" office:value-type="float" office:value="67" calcext:value-type="float">
            <text:p>67</text:p>
          </table:table-cell>
          <table:table-cell table:formula="of:=INT(2048+2047*COS([.B3241]))" office:value-type="float" office:value="2566" calcext:value-type="float">
            <text:p>2566</text:p>
          </table:table-cell>
          <table:table-cell/>
        </table:table-row>
        <table:table-row table:style-name="ro1">
          <table:table-cell office:value-type="float" office:value="3240" calcext:value-type="float">
            <text:p>3240</text:p>
          </table:table-cell>
          <table:table-cell table:formula="of:=[.A3242]*2*PI()/4096" office:value-type="float" office:value="4.97009775274948" calcext:value-type="float">
            <text:p>4.97009775274948</text:p>
          </table:table-cell>
          <table:table-cell table:formula="of:=INT(2048+2047*SIN([.B3242]))" office:value-type="float" office:value="68" calcext:value-type="float">
            <text:p>68</text:p>
          </table:table-cell>
          <table:table-cell table:formula="of:=INT(2048+2047*COS([.B3242]))" office:value-type="float" office:value="2569" calcext:value-type="float">
            <text:p>2569</text:p>
          </table:table-cell>
          <table:table-cell/>
        </table:table-row>
        <table:table-row table:style-name="ro1">
          <table:table-cell office:value-type="float" office:value="3241" calcext:value-type="float">
            <text:p>3241</text:p>
          </table:table-cell>
          <table:table-cell table:formula="of:=[.A3243]*2*PI()/4096" office:value-type="float" office:value="4.97163173353736" calcext:value-type="float">
            <text:p>4.97163173353736</text:p>
          </table:table-cell>
          <table:table-cell table:formula="of:=INT(2048+2047*SIN([.B3243]))" office:value-type="float" office:value="69" calcext:value-type="float">
            <text:p>69</text:p>
          </table:table-cell>
          <table:table-cell table:formula="of:=INT(2048+2047*COS([.B3243]))" office:value-type="float" office:value="2572" calcext:value-type="float">
            <text:p>2572</text:p>
          </table:table-cell>
          <table:table-cell/>
        </table:table-row>
        <table:table-row table:style-name="ro1">
          <table:table-cell office:value-type="float" office:value="3242" calcext:value-type="float">
            <text:p>3242</text:p>
          </table:table-cell>
          <table:table-cell table:formula="of:=[.A3244]*2*PI()/4096" office:value-type="float" office:value="4.97316571432525" calcext:value-type="float">
            <text:p>4.97316571432525</text:p>
          </table:table-cell>
          <table:table-cell table:formula="of:=INT(2048+2047*SIN([.B3244]))" office:value-type="float" office:value="70" calcext:value-type="float">
            <text:p>70</text:p>
          </table:table-cell>
          <table:table-cell table:formula="of:=INT(2048+2047*COS([.B3244]))" office:value-type="float" office:value="2575" calcext:value-type="float">
            <text:p>2575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table:formula="of:=[.A3245]*2*PI()/4096" office:value-type="float" office:value="4.97469969511313" calcext:value-type="float">
            <text:p>4.97469969511313</text:p>
          </table:table-cell>
          <table:table-cell table:formula="of:=INT(2048+2047*SIN([.B3245]))" office:value-type="float" office:value="71" calcext:value-type="float">
            <text:p>71</text:p>
          </table:table-cell>
          <table:table-cell table:formula="of:=INT(2048+2047*COS([.B3245]))" office:value-type="float" office:value="2578" calcext:value-type="float">
            <text:p>2578</text:p>
          </table:table-cell>
          <table:table-cell/>
        </table:table-row>
        <table:table-row table:style-name="ro1">
          <table:table-cell office:value-type="float" office:value="3244" calcext:value-type="float">
            <text:p>3244</text:p>
          </table:table-cell>
          <table:table-cell table:formula="of:=[.A3246]*2*PI()/4096" office:value-type="float" office:value="4.97623367590102" calcext:value-type="float">
            <text:p>4.97623367590102</text:p>
          </table:table-cell>
          <table:table-cell table:formula="of:=INT(2048+2047*SIN([.B3246]))" office:value-type="float" office:value="71" calcext:value-type="float">
            <text:p>71</text:p>
          </table:table-cell>
          <table:table-cell table:formula="of:=INT(2048+2047*COS([.B3246]))" office:value-type="float" office:value="2581" calcext:value-type="float">
            <text:p>2581</text:p>
          </table:table-cell>
          <table:table-cell/>
        </table:table-row>
        <table:table-row table:style-name="ro1">
          <table:table-cell office:value-type="float" office:value="3245" calcext:value-type="float">
            <text:p>3245</text:p>
          </table:table-cell>
          <table:table-cell table:formula="of:=[.A3247]*2*PI()/4096" office:value-type="float" office:value="4.97776765668891" calcext:value-type="float">
            <text:p>4.97776765668891</text:p>
          </table:table-cell>
          <table:table-cell table:formula="of:=INT(2048+2047*SIN([.B3247]))" office:value-type="float" office:value="72" calcext:value-type="float">
            <text:p>72</text:p>
          </table:table-cell>
          <table:table-cell table:formula="of:=INT(2048+2047*COS([.B3247]))" office:value-type="float" office:value="2584" calcext:value-type="float">
            <text:p>2584</text:p>
          </table:table-cell>
          <table:table-cell/>
        </table:table-row>
        <table:table-row table:style-name="ro1">
          <table:table-cell office:value-type="float" office:value="3246" calcext:value-type="float">
            <text:p>3246</text:p>
          </table:table-cell>
          <table:table-cell table:formula="of:=[.A3248]*2*PI()/4096" office:value-type="float" office:value="4.97930163747679" calcext:value-type="float">
            <text:p>4.97930163747679</text:p>
          </table:table-cell>
          <table:table-cell table:formula="of:=INT(2048+2047*SIN([.B3248]))" office:value-type="float" office:value="73" calcext:value-type="float">
            <text:p>73</text:p>
          </table:table-cell>
          <table:table-cell table:formula="of:=INT(2048+2047*COS([.B3248]))" office:value-type="float" office:value="2587" calcext:value-type="float">
            <text:p>2587</text:p>
          </table:table-cell>
          <table:table-cell/>
        </table:table-row>
        <table:table-row table:style-name="ro1">
          <table:table-cell office:value-type="float" office:value="3247" calcext:value-type="float">
            <text:p>3247</text:p>
          </table:table-cell>
          <table:table-cell table:formula="of:=[.A3249]*2*PI()/4096" office:value-type="float" office:value="4.98083561826468" calcext:value-type="float">
            <text:p>4.98083561826468</text:p>
          </table:table-cell>
          <table:table-cell table:formula="of:=INT(2048+2047*SIN([.B3249]))" office:value-type="float" office:value="74" calcext:value-type="float">
            <text:p>74</text:p>
          </table:table-cell>
          <table:table-cell table:formula="of:=INT(2048+2047*COS([.B3249]))" office:value-type="float" office:value="2590" calcext:value-type="float">
            <text:p>2590</text:p>
          </table:table-cell>
          <table:table-cell/>
        </table:table-row>
        <table:table-row table:style-name="ro1">
          <table:table-cell office:value-type="float" office:value="3248" calcext:value-type="float">
            <text:p>3248</text:p>
          </table:table-cell>
          <table:table-cell table:formula="of:=[.A3250]*2*PI()/4096" office:value-type="float" office:value="4.98236959905256" calcext:value-type="float">
            <text:p>4.98236959905256</text:p>
          </table:table-cell>
          <table:table-cell table:formula="of:=INT(2048+2047*SIN([.B3250]))" office:value-type="float" office:value="75" calcext:value-type="float">
            <text:p>75</text:p>
          </table:table-cell>
          <table:table-cell table:formula="of:=INT(2048+2047*COS([.B3250]))" office:value-type="float" office:value="2593" calcext:value-type="float">
            <text:p>2593</text:p>
          </table:table-cell>
          <table:table-cell/>
        </table:table-row>
        <table:table-row table:style-name="ro1">
          <table:table-cell office:value-type="float" office:value="3249" calcext:value-type="float">
            <text:p>3249</text:p>
          </table:table-cell>
          <table:table-cell table:formula="of:=[.A3251]*2*PI()/4096" office:value-type="float" office:value="4.98390357984045" calcext:value-type="float">
            <text:p>4.98390357984045</text:p>
          </table:table-cell>
          <table:table-cell table:formula="of:=INT(2048+2047*SIN([.B3251]))" office:value-type="float" office:value="75" calcext:value-type="float">
            <text:p>75</text:p>
          </table:table-cell>
          <table:table-cell table:formula="of:=INT(2048+2047*COS([.B3251]))" office:value-type="float" office:value="2596" calcext:value-type="float">
            <text:p>2596</text:p>
          </table:table-cell>
          <table:table-cell/>
        </table:table-row>
        <table:table-row table:style-name="ro1">
          <table:table-cell office:value-type="float" office:value="3250" calcext:value-type="float">
            <text:p>3250</text:p>
          </table:table-cell>
          <table:table-cell table:formula="of:=[.A3252]*2*PI()/4096" office:value-type="float" office:value="4.98543756062833" calcext:value-type="float">
            <text:p>4.98543756062833</text:p>
          </table:table-cell>
          <table:table-cell table:formula="of:=INT(2048+2047*SIN([.B3252]))" office:value-type="float" office:value="76" calcext:value-type="float">
            <text:p>76</text:p>
          </table:table-cell>
          <table:table-cell table:formula="of:=INT(2048+2047*COS([.B3252]))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float" office:value="3251" calcext:value-type="float">
            <text:p>3251</text:p>
          </table:table-cell>
          <table:table-cell table:formula="of:=[.A3253]*2*PI()/4096" office:value-type="float" office:value="4.98697154141622" calcext:value-type="float">
            <text:p>4.98697154141622</text:p>
          </table:table-cell>
          <table:table-cell table:formula="of:=INT(2048+2047*SIN([.B3253]))" office:value-type="float" office:value="77" calcext:value-type="float">
            <text:p>77</text:p>
          </table:table-cell>
          <table:table-cell table:formula="of:=INT(2048+2047*COS([.B3253]))"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3252" calcext:value-type="float">
            <text:p>3252</text:p>
          </table:table-cell>
          <table:table-cell table:formula="of:=[.A3254]*2*PI()/4096" office:value-type="float" office:value="4.98850552220411" calcext:value-type="float">
            <text:p>4.98850552220411</text:p>
          </table:table-cell>
          <table:table-cell table:formula="of:=INT(2048+2047*SIN([.B3254]))" office:value-type="float" office:value="78" calcext:value-type="float">
            <text:p>78</text:p>
          </table:table-cell>
          <table:table-cell table:formula="of:=INT(2048+2047*COS([.B3254]))" office:value-type="float" office:value="2606" calcext:value-type="float">
            <text:p>2606</text:p>
          </table:table-cell>
          <table:table-cell/>
        </table:table-row>
        <table:table-row table:style-name="ro1">
          <table:table-cell office:value-type="float" office:value="3253" calcext:value-type="float">
            <text:p>3253</text:p>
          </table:table-cell>
          <table:table-cell table:formula="of:=[.A3255]*2*PI()/4096" office:value-type="float" office:value="4.99003950299199" calcext:value-type="float">
            <text:p>4.99003950299199</text:p>
          </table:table-cell>
          <table:table-cell table:formula="of:=INT(2048+2047*SIN([.B3255]))" office:value-type="float" office:value="79" calcext:value-type="float">
            <text:p>79</text:p>
          </table:table-cell>
          <table:table-cell table:formula="of:=INT(2048+2047*COS([.B3255]))" office:value-type="float" office:value="2609" calcext:value-type="float">
            <text:p>2609</text:p>
          </table:table-cell>
          <table:table-cell/>
        </table:table-row>
        <table:table-row table:style-name="ro1">
          <table:table-cell office:value-type="float" office:value="3254" calcext:value-type="float">
            <text:p>3254</text:p>
          </table:table-cell>
          <table:table-cell table:formula="of:=[.A3256]*2*PI()/4096" office:value-type="float" office:value="4.99157348377988" calcext:value-type="float">
            <text:p>4.99157348377988</text:p>
          </table:table-cell>
          <table:table-cell table:formula="of:=INT(2048+2047*SIN([.B3256]))" office:value-type="float" office:value="80" calcext:value-type="float">
            <text:p>80</text:p>
          </table:table-cell>
          <table:table-cell table:formula="of:=INT(2048+2047*COS([.B3256]))" office:value-type="float" office:value="2612" calcext:value-type="float">
            <text:p>2612</text:p>
          </table:table-cell>
          <table:table-cell/>
        </table:table-row>
        <table:table-row table:style-name="ro1">
          <table:table-cell office:value-type="float" office:value="3255" calcext:value-type="float">
            <text:p>3255</text:p>
          </table:table-cell>
          <table:table-cell table:formula="of:=[.A3257]*2*PI()/4096" office:value-type="float" office:value="4.99310746456776" calcext:value-type="float">
            <text:p>4.99310746456776</text:p>
          </table:table-cell>
          <table:table-cell table:formula="of:=INT(2048+2047*SIN([.B3257]))" office:value-type="float" office:value="81" calcext:value-type="float">
            <text:p>81</text:p>
          </table:table-cell>
          <table:table-cell table:formula="of:=INT(2048+2047*COS([.B3257]))" office:value-type="float" office:value="2615" calcext:value-type="float">
            <text:p>2615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table:formula="of:=[.A3258]*2*PI()/4096" office:value-type="float" office:value="4.99464144535565" calcext:value-type="float">
            <text:p>4.99464144535565</text:p>
          </table:table-cell>
          <table:table-cell table:formula="of:=INT(2048+2047*SIN([.B3258]))" office:value-type="float" office:value="81" calcext:value-type="float">
            <text:p>81</text:p>
          </table:table-cell>
          <table:table-cell table:formula="of:=INT(2048+2047*COS([.B3258]))" office:value-type="float" office:value="2618" calcext:value-type="float">
            <text:p>2618</text:p>
          </table:table-cell>
          <table:table-cell/>
        </table:table-row>
        <table:table-row table:style-name="ro1">
          <table:table-cell office:value-type="float" office:value="3257" calcext:value-type="float">
            <text:p>3257</text:p>
          </table:table-cell>
          <table:table-cell table:formula="of:=[.A3259]*2*PI()/4096" office:value-type="float" office:value="4.99617542614353" calcext:value-type="float">
            <text:p>4.99617542614353</text:p>
          </table:table-cell>
          <table:table-cell table:formula="of:=INT(2048+2047*SIN([.B3259]))" office:value-type="float" office:value="82" calcext:value-type="float">
            <text:p>82</text:p>
          </table:table-cell>
          <table:table-cell table:formula="of:=INT(2048+2047*COS([.B3259]))" office:value-type="float" office:value="2621" calcext:value-type="float">
            <text:p>2621</text:p>
          </table:table-cell>
          <table:table-cell/>
        </table:table-row>
        <table:table-row table:style-name="ro1">
          <table:table-cell office:value-type="float" office:value="3258" calcext:value-type="float">
            <text:p>3258</text:p>
          </table:table-cell>
          <table:table-cell table:formula="of:=[.A3260]*2*PI()/4096" office:value-type="float" office:value="4.99770940693142" calcext:value-type="float">
            <text:p>4.99770940693142</text:p>
          </table:table-cell>
          <table:table-cell table:formula="of:=INT(2048+2047*SIN([.B3260]))" office:value-type="float" office:value="83" calcext:value-type="float">
            <text:p>83</text:p>
          </table:table-cell>
          <table:table-cell table:formula="of:=INT(2048+2047*COS([.B3260]))" office:value-type="float" office:value="2624" calcext:value-type="float">
            <text:p>2624</text:p>
          </table:table-cell>
          <table:table-cell/>
        </table:table-row>
        <table:table-row table:style-name="ro1">
          <table:table-cell office:value-type="float" office:value="3259" calcext:value-type="float">
            <text:p>3259</text:p>
          </table:table-cell>
          <table:table-cell table:formula="of:=[.A3261]*2*PI()/4096" office:value-type="float" office:value="4.9992433877193" calcext:value-type="float">
            <text:p>4.9992433877193</text:p>
          </table:table-cell>
          <table:table-cell table:formula="of:=INT(2048+2047*SIN([.B3261]))" office:value-type="float" office:value="84" calcext:value-type="float">
            <text:p>84</text:p>
          </table:table-cell>
          <table:table-cell table:formula="of:=INT(2048+2047*COS([.B3261]))" office:value-type="float" office:value="2627" calcext:value-type="float">
            <text:p>2627</text:p>
          </table:table-cell>
          <table:table-cell/>
        </table:table-row>
        <table:table-row table:style-name="ro1">
          <table:table-cell office:value-type="float" office:value="3260" calcext:value-type="float">
            <text:p>3260</text:p>
          </table:table-cell>
          <table:table-cell table:formula="of:=[.A3262]*2*PI()/4096" office:value-type="float" office:value="5.00077736850719" calcext:value-type="float">
            <text:p>5.00077736850719</text:p>
          </table:table-cell>
          <table:table-cell table:formula="of:=INT(2048+2047*SIN([.B3262]))" office:value-type="float" office:value="85" calcext:value-type="float">
            <text:p>85</text:p>
          </table:table-cell>
          <table:table-cell table:formula="of:=INT(2048+2047*COS([.B3262]))" office:value-type="float" office:value="2630" calcext:value-type="float">
            <text:p>2630</text:p>
          </table:table-cell>
          <table:table-cell/>
        </table:table-row>
        <table:table-row table:style-name="ro1">
          <table:table-cell office:value-type="float" office:value="3261" calcext:value-type="float">
            <text:p>3261</text:p>
          </table:table-cell>
          <table:table-cell table:formula="of:=[.A3263]*2*PI()/4096" office:value-type="float" office:value="5.00231134929508" calcext:value-type="float">
            <text:p>5.00231134929508</text:p>
          </table:table-cell>
          <table:table-cell table:formula="of:=INT(2048+2047*SIN([.B3263]))" office:value-type="float" office:value="86" calcext:value-type="float">
            <text:p>86</text:p>
          </table:table-cell>
          <table:table-cell table:formula="of:=INT(2048+2047*COS([.B3263]))" office:value-type="float" office:value="2633" calcext:value-type="float">
            <text:p>2633</text:p>
          </table:table-cell>
          <table:table-cell/>
        </table:table-row>
        <table:table-row table:style-name="ro1">
          <table:table-cell office:value-type="float" office:value="3262" calcext:value-type="float">
            <text:p>3262</text:p>
          </table:table-cell>
          <table:table-cell table:formula="of:=[.A3264]*2*PI()/4096" office:value-type="float" office:value="5.00384533008296" calcext:value-type="float">
            <text:p>5.00384533008296</text:p>
          </table:table-cell>
          <table:table-cell table:formula="of:=INT(2048+2047*SIN([.B3264]))" office:value-type="float" office:value="87" calcext:value-type="float">
            <text:p>87</text:p>
          </table:table-cell>
          <table:table-cell table:formula="of:=INT(2048+2047*COS([.B3264]))" office:value-type="float" office:value="2636" calcext:value-type="float">
            <text:p>2636</text:p>
          </table:table-cell>
          <table:table-cell/>
        </table:table-row>
        <table:table-row table:style-name="ro1">
          <table:table-cell office:value-type="float" office:value="3263" calcext:value-type="float">
            <text:p>3263</text:p>
          </table:table-cell>
          <table:table-cell table:formula="of:=[.A3265]*2*PI()/4096" office:value-type="float" office:value="5.00537931087085" calcext:value-type="float">
            <text:p>5.00537931087085</text:p>
          </table:table-cell>
          <table:table-cell table:formula="of:=INT(2048+2047*SIN([.B3265]))" office:value-type="float" office:value="88" calcext:value-type="float">
            <text:p>88</text:p>
          </table:table-cell>
          <table:table-cell table:formula="of:=INT(2048+2047*COS([.B3265]))" office:value-type="float" office:value="2639" calcext:value-type="float">
            <text:p>2639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table:formula="of:=[.A3266]*2*PI()/4096" office:value-type="float" office:value="5.00691329165873" calcext:value-type="float">
            <text:p>5.00691329165873</text:p>
          </table:table-cell>
          <table:table-cell table:formula="of:=INT(2048+2047*SIN([.B3266]))" office:value-type="float" office:value="89" calcext:value-type="float">
            <text:p>89</text:p>
          </table:table-cell>
          <table:table-cell table:formula="of:=INT(2048+2047*COS([.B3266]))" office:value-type="float" office:value="2642" calcext:value-type="float">
            <text:p>2642</text:p>
          </table:table-cell>
          <table:table-cell/>
        </table:table-row>
        <table:table-row table:style-name="ro1">
          <table:table-cell office:value-type="float" office:value="3265" calcext:value-type="float">
            <text:p>3265</text:p>
          </table:table-cell>
          <table:table-cell table:formula="of:=[.A3267]*2*PI()/4096" office:value-type="float" office:value="5.00844727244662" calcext:value-type="float">
            <text:p>5.00844727244662</text:p>
          </table:table-cell>
          <table:table-cell table:formula="of:=INT(2048+2047*SIN([.B3267]))" office:value-type="float" office:value="90" calcext:value-type="float">
            <text:p>90</text:p>
          </table:table-cell>
          <table:table-cell table:formula="of:=INT(2048+2047*COS([.B3267]))" office:value-type="float" office:value="2645" calcext:value-type="float">
            <text:p>2645</text:p>
          </table:table-cell>
          <table:table-cell/>
        </table:table-row>
        <table:table-row table:style-name="ro1">
          <table:table-cell office:value-type="float" office:value="3266" calcext:value-type="float">
            <text:p>3266</text:p>
          </table:table-cell>
          <table:table-cell table:formula="of:=[.A3268]*2*PI()/4096" office:value-type="float" office:value="5.0099812532345" calcext:value-type="float">
            <text:p>5.0099812532345</text:p>
          </table:table-cell>
          <table:table-cell table:formula="of:=INT(2048+2047*SIN([.B3268]))" office:value-type="float" office:value="90" calcext:value-type="float">
            <text:p>90</text:p>
          </table:table-cell>
          <table:table-cell table:formula="of:=INT(2048+2047*COS([.B3268]))"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3267" calcext:value-type="float">
            <text:p>3267</text:p>
          </table:table-cell>
          <table:table-cell table:formula="of:=[.A3269]*2*PI()/4096" office:value-type="float" office:value="5.01151523402239" calcext:value-type="float">
            <text:p>5.01151523402239</text:p>
          </table:table-cell>
          <table:table-cell table:formula="of:=INT(2048+2047*SIN([.B3269]))" office:value-type="float" office:value="91" calcext:value-type="float">
            <text:p>91</text:p>
          </table:table-cell>
          <table:table-cell table:formula="of:=INT(2048+2047*COS([.B3269]))" office:value-type="float" office:value="2651" calcext:value-type="float">
            <text:p>2651</text:p>
          </table:table-cell>
          <table:table-cell/>
        </table:table-row>
        <table:table-row table:style-name="ro1">
          <table:table-cell office:value-type="float" office:value="3268" calcext:value-type="float">
            <text:p>3268</text:p>
          </table:table-cell>
          <table:table-cell table:formula="of:=[.A3270]*2*PI()/4096" office:value-type="float" office:value="5.01304921481028" calcext:value-type="float">
            <text:p>5.01304921481028</text:p>
          </table:table-cell>
          <table:table-cell table:formula="of:=INT(2048+2047*SIN([.B3270]))" office:value-type="float" office:value="92" calcext:value-type="float">
            <text:p>92</text:p>
          </table:table-cell>
          <table:table-cell table:formula="of:=INT(2048+2047*COS([.B3270]))" office:value-type="float" office:value="2654" calcext:value-type="float">
            <text:p>2654</text:p>
          </table:table-cell>
          <table:table-cell/>
        </table:table-row>
        <table:table-row table:style-name="ro1">
          <table:table-cell office:value-type="float" office:value="3269" calcext:value-type="float">
            <text:p>3269</text:p>
          </table:table-cell>
          <table:table-cell table:formula="of:=[.A3271]*2*PI()/4096" office:value-type="float" office:value="5.01458319559816" calcext:value-type="float">
            <text:p>5.01458319559816</text:p>
          </table:table-cell>
          <table:table-cell table:formula="of:=INT(2048+2047*SIN([.B3271]))" office:value-type="float" office:value="93" calcext:value-type="float">
            <text:p>93</text:p>
          </table:table-cell>
          <table:table-cell table:formula="of:=INT(2048+2047*COS([.B3271]))" office:value-type="float" office:value="2657" calcext:value-type="float">
            <text:p>2657</text:p>
          </table:table-cell>
          <table:table-cell/>
        </table:table-row>
        <table:table-row table:style-name="ro1">
          <table:table-cell office:value-type="float" office:value="3270" calcext:value-type="float">
            <text:p>3270</text:p>
          </table:table-cell>
          <table:table-cell table:formula="of:=[.A3272]*2*PI()/4096" office:value-type="float" office:value="5.01611717638605" calcext:value-type="float">
            <text:p>5.01611717638605</text:p>
          </table:table-cell>
          <table:table-cell table:formula="of:=INT(2048+2047*SIN([.B3272]))" office:value-type="float" office:value="94" calcext:value-type="float">
            <text:p>94</text:p>
          </table:table-cell>
          <table:table-cell table:formula="of:=INT(2048+2047*COS([.B3272]))"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float" office:value="3271" calcext:value-type="float">
            <text:p>3271</text:p>
          </table:table-cell>
          <table:table-cell table:formula="of:=[.A3273]*2*PI()/4096" office:value-type="float" office:value="5.01765115717393" calcext:value-type="float">
            <text:p>5.01765115717393</text:p>
          </table:table-cell>
          <table:table-cell table:formula="of:=INT(2048+2047*SIN([.B3273]))" office:value-type="float" office:value="95" calcext:value-type="float">
            <text:p>95</text:p>
          </table:table-cell>
          <table:table-cell table:formula="of:=INT(2048+2047*COS([.B3273]))" office:value-type="float" office:value="2663" calcext:value-type="float">
            <text:p>2663</text:p>
          </table:table-cell>
          <table:table-cell/>
        </table:table-row>
        <table:table-row table:style-name="ro1">
          <table:table-cell office:value-type="float" office:value="3272" calcext:value-type="float">
            <text:p>3272</text:p>
          </table:table-cell>
          <table:table-cell table:formula="of:=[.A3274]*2*PI()/4096" office:value-type="float" office:value="5.01918513796182" calcext:value-type="float">
            <text:p>5.01918513796182</text:p>
          </table:table-cell>
          <table:table-cell table:formula="of:=INT(2048+2047*SIN([.B3274]))" office:value-type="float" office:value="96" calcext:value-type="float">
            <text:p>96</text:p>
          </table:table-cell>
          <table:table-cell table:formula="of:=INT(2048+2047*COS([.B3274]))" office:value-type="float" office:value="2666" calcext:value-type="float">
            <text:p>2666</text:p>
          </table:table-cell>
          <table:table-cell/>
        </table:table-row>
        <table:table-row table:style-name="ro1">
          <table:table-cell office:value-type="float" office:value="3273" calcext:value-type="float">
            <text:p>3273</text:p>
          </table:table-cell>
          <table:table-cell table:formula="of:=[.A3275]*2*PI()/4096" office:value-type="float" office:value="5.0207191187497" calcext:value-type="float">
            <text:p>5.0207191187497</text:p>
          </table:table-cell>
          <table:table-cell table:formula="of:=INT(2048+2047*SIN([.B3275]))" office:value-type="float" office:value="97" calcext:value-type="float">
            <text:p>97</text:p>
          </table:table-cell>
          <table:table-cell table:formula="of:=INT(2048+2047*COS([.B3275]))" office:value-type="float" office:value="2669" calcext:value-type="float">
            <text:p>2669</text:p>
          </table:table-cell>
          <table:table-cell/>
        </table:table-row>
        <table:table-row table:style-name="ro1">
          <table:table-cell office:value-type="float" office:value="3274" calcext:value-type="float">
            <text:p>3274</text:p>
          </table:table-cell>
          <table:table-cell table:formula="of:=[.A3276]*2*PI()/4096" office:value-type="float" office:value="5.02225309953759" calcext:value-type="float">
            <text:p>5.02225309953759</text:p>
          </table:table-cell>
          <table:table-cell table:formula="of:=INT(2048+2047*SIN([.B3276]))" office:value-type="float" office:value="98" calcext:value-type="float">
            <text:p>98</text:p>
          </table:table-cell>
          <table:table-cell table:formula="of:=INT(2048+2047*COS([.B3276]))" office:value-type="float" office:value="2672" calcext:value-type="float">
            <text:p>2672</text:p>
          </table:table-cell>
          <table:table-cell/>
        </table:table-row>
        <table:table-row table:style-name="ro1">
          <table:table-cell office:value-type="float" office:value="3275" calcext:value-type="float">
            <text:p>3275</text:p>
          </table:table-cell>
          <table:table-cell table:formula="of:=[.A3277]*2*PI()/4096" office:value-type="float" office:value="5.02378708032548" calcext:value-type="float">
            <text:p>5.02378708032548</text:p>
          </table:table-cell>
          <table:table-cell table:formula="of:=INT(2048+2047*SIN([.B3277]))" office:value-type="float" office:value="99" calcext:value-type="float">
            <text:p>99</text:p>
          </table:table-cell>
          <table:table-cell table:formula="of:=INT(2048+2047*COS([.B3277]))" office:value-type="float" office:value="2675" calcext:value-type="float">
            <text:p>2675</text:p>
          </table:table-cell>
          <table:table-cell/>
        </table:table-row>
        <table:table-row table:style-name="ro1">
          <table:table-cell office:value-type="float" office:value="3276" calcext:value-type="float">
            <text:p>3276</text:p>
          </table:table-cell>
          <table:table-cell table:formula="of:=[.A3278]*2*PI()/4096" office:value-type="float" office:value="5.02532106111336" calcext:value-type="float">
            <text:p>5.02532106111336</text:p>
          </table:table-cell>
          <table:table-cell table:formula="of:=INT(2048+2047*SIN([.B3278]))" office:value-type="float" office:value="100" calcext:value-type="float">
            <text:p>100</text:p>
          </table:table-cell>
          <table:table-cell table:formula="of:=INT(2048+2047*COS([.B3278]))" office:value-type="float" office:value="2678" calcext:value-type="float">
            <text:p>2678</text:p>
          </table:table-cell>
          <table:table-cell/>
        </table:table-row>
        <table:table-row table:style-name="ro1">
          <table:table-cell office:value-type="float" office:value="3277" calcext:value-type="float">
            <text:p>3277</text:p>
          </table:table-cell>
          <table:table-cell table:formula="of:=[.A3279]*2*PI()/4096" office:value-type="float" office:value="5.02685504190125" calcext:value-type="float">
            <text:p>5.02685504190125</text:p>
          </table:table-cell>
          <table:table-cell table:formula="of:=INT(2048+2047*SIN([.B3279]))" office:value-type="float" office:value="101" calcext:value-type="float">
            <text:p>101</text:p>
          </table:table-cell>
          <table:table-cell table:formula="of:=INT(2048+2047*COS([.B3279]))" office:value-type="float" office:value="2681" calcext:value-type="float">
            <text:p>2681</text:p>
          </table:table-cell>
          <table:table-cell/>
        </table:table-row>
        <table:table-row table:style-name="ro1">
          <table:table-cell office:value-type="float" office:value="3278" calcext:value-type="float">
            <text:p>3278</text:p>
          </table:table-cell>
          <table:table-cell table:formula="of:=[.A3280]*2*PI()/4096" office:value-type="float" office:value="5.02838902268913" calcext:value-type="float">
            <text:p>5.02838902268913</text:p>
          </table:table-cell>
          <table:table-cell table:formula="of:=INT(2048+2047*SIN([.B3280]))" office:value-type="float" office:value="102" calcext:value-type="float">
            <text:p>102</text:p>
          </table:table-cell>
          <table:table-cell table:formula="of:=INT(2048+2047*COS([.B3280]))" office:value-type="float" office:value="2684" calcext:value-type="float">
            <text:p>2684</text:p>
          </table:table-cell>
          <table:table-cell/>
        </table:table-row>
        <table:table-row table:style-name="ro1">
          <table:table-cell office:value-type="float" office:value="3279" calcext:value-type="float">
            <text:p>3279</text:p>
          </table:table-cell>
          <table:table-cell table:formula="of:=[.A3281]*2*PI()/4096" office:value-type="float" office:value="5.02992300347702" calcext:value-type="float">
            <text:p>5.02992300347702</text:p>
          </table:table-cell>
          <table:table-cell table:formula="of:=INT(2048+2047*SIN([.B3281]))" office:value-type="float" office:value="103" calcext:value-type="float">
            <text:p>103</text:p>
          </table:table-cell>
          <table:table-cell table:formula="of:=INT(2048+2047*COS([.B3281]))" office:value-type="float" office:value="2687" calcext:value-type="float">
            <text:p>2687</text:p>
          </table:table-cell>
          <table:table-cell/>
        </table:table-row>
        <table:table-row table:style-name="ro1">
          <table:table-cell office:value-type="float" office:value="3280" calcext:value-type="float">
            <text:p>3280</text:p>
          </table:table-cell>
          <table:table-cell table:formula="of:=[.A3282]*2*PI()/4096" office:value-type="float" office:value="5.0314569842649" calcext:value-type="float">
            <text:p>5.0314569842649</text:p>
          </table:table-cell>
          <table:table-cell table:formula="of:=INT(2048+2047*SIN([.B3282]))" office:value-type="float" office:value="104" calcext:value-type="float">
            <text:p>104</text:p>
          </table:table-cell>
          <table:table-cell table:formula="of:=INT(2048+2047*COS([.B3282]))" office:value-type="float" office:value="2690" calcext:value-type="float">
            <text:p>2690</text:p>
          </table:table-cell>
          <table:table-cell/>
        </table:table-row>
        <table:table-row table:style-name="ro1">
          <table:table-cell office:value-type="float" office:value="3281" calcext:value-type="float">
            <text:p>3281</text:p>
          </table:table-cell>
          <table:table-cell table:formula="of:=[.A3283]*2*PI()/4096" office:value-type="float" office:value="5.03299096505279" calcext:value-type="float">
            <text:p>5.03299096505279</text:p>
          </table:table-cell>
          <table:table-cell table:formula="of:=INT(2048+2047*SIN([.B3283]))" office:value-type="float" office:value="105" calcext:value-type="float">
            <text:p>105</text:p>
          </table:table-cell>
          <table:table-cell table:formula="of:=INT(2048+2047*COS([.B3283]))" office:value-type="float" office:value="2693" calcext:value-type="float">
            <text:p>2693</text:p>
          </table:table-cell>
          <table:table-cell/>
        </table:table-row>
        <table:table-row table:style-name="ro1">
          <table:table-cell office:value-type="float" office:value="3282" calcext:value-type="float">
            <text:p>3282</text:p>
          </table:table-cell>
          <table:table-cell table:formula="of:=[.A3284]*2*PI()/4096" office:value-type="float" office:value="5.03452494584067" calcext:value-type="float">
            <text:p>5.03452494584067</text:p>
          </table:table-cell>
          <table:table-cell table:formula="of:=INT(2048+2047*SIN([.B3284]))" office:value-type="float" office:value="106" calcext:value-type="float">
            <text:p>106</text:p>
          </table:table-cell>
          <table:table-cell table:formula="of:=INT(2048+2047*COS([.B3284]))" office:value-type="float" office:value="2696" calcext:value-type="float">
            <text:p>2696</text:p>
          </table:table-cell>
          <table:table-cell/>
        </table:table-row>
        <table:table-row table:style-name="ro1">
          <table:table-cell office:value-type="float" office:value="3283" calcext:value-type="float">
            <text:p>3283</text:p>
          </table:table-cell>
          <table:table-cell table:formula="of:=[.A3285]*2*PI()/4096" office:value-type="float" office:value="5.03605892662856" calcext:value-type="float">
            <text:p>5.03605892662856</text:p>
          </table:table-cell>
          <table:table-cell table:formula="of:=INT(2048+2047*SIN([.B3285]))" office:value-type="float" office:value="107" calcext:value-type="float">
            <text:p>107</text:p>
          </table:table-cell>
          <table:table-cell table:formula="of:=INT(2048+2047*COS([.B3285]))" office:value-type="float" office:value="2699" calcext:value-type="float">
            <text:p>2699</text:p>
          </table:table-cell>
          <table:table-cell/>
        </table:table-row>
        <table:table-row table:style-name="ro1">
          <table:table-cell office:value-type="float" office:value="3284" calcext:value-type="float">
            <text:p>3284</text:p>
          </table:table-cell>
          <table:table-cell table:formula="of:=[.A3286]*2*PI()/4096" office:value-type="float" office:value="5.03759290741645" calcext:value-type="float">
            <text:p>5.03759290741645</text:p>
          </table:table-cell>
          <table:table-cell table:formula="of:=INT(2048+2047*SIN([.B3286]))" office:value-type="float" office:value="108" calcext:value-type="float">
            <text:p>108</text:p>
          </table:table-cell>
          <table:table-cell table:formula="of:=INT(2048+2047*COS([.B3286]))" office:value-type="float" office:value="2702" calcext:value-type="float">
            <text:p>2702</text:p>
          </table:table-cell>
          <table:table-cell/>
        </table:table-row>
        <table:table-row table:style-name="ro1">
          <table:table-cell office:value-type="float" office:value="3285" calcext:value-type="float">
            <text:p>3285</text:p>
          </table:table-cell>
          <table:table-cell table:formula="of:=[.A3287]*2*PI()/4096" office:value-type="float" office:value="5.03912688820433" calcext:value-type="float">
            <text:p>5.03912688820433</text:p>
          </table:table-cell>
          <table:table-cell table:formula="of:=INT(2048+2047*SIN([.B3287]))" office:value-type="float" office:value="109" calcext:value-type="float">
            <text:p>109</text:p>
          </table:table-cell>
          <table:table-cell table:formula="of:=INT(2048+2047*COS([.B3287]))" office:value-type="float" office:value="2704" calcext:value-type="float">
            <text:p>2704</text:p>
          </table:table-cell>
          <table:table-cell/>
        </table:table-row>
        <table:table-row table:style-name="ro1">
          <table:table-cell office:value-type="float" office:value="3286" calcext:value-type="float">
            <text:p>3286</text:p>
          </table:table-cell>
          <table:table-cell table:formula="of:=[.A3288]*2*PI()/4096" office:value-type="float" office:value="5.04066086899222" calcext:value-type="float">
            <text:p>5.04066086899222</text:p>
          </table:table-cell>
          <table:table-cell table:formula="of:=INT(2048+2047*SIN([.B3288]))" office:value-type="float" office:value="110" calcext:value-type="float">
            <text:p>110</text:p>
          </table:table-cell>
          <table:table-cell table:formula="of:=INT(2048+2047*COS([.B3288]))" office:value-type="float" office:value="2707" calcext:value-type="float">
            <text:p>2707</text:p>
          </table:table-cell>
          <table:table-cell/>
        </table:table-row>
        <table:table-row table:style-name="ro1">
          <table:table-cell office:value-type="float" office:value="3287" calcext:value-type="float">
            <text:p>3287</text:p>
          </table:table-cell>
          <table:table-cell table:formula="of:=[.A3289]*2*PI()/4096" office:value-type="float" office:value="5.0421948497801" calcext:value-type="float">
            <text:p>5.0421948497801</text:p>
          </table:table-cell>
          <table:table-cell table:formula="of:=INT(2048+2047*SIN([.B3289]))" office:value-type="float" office:value="111" calcext:value-type="float">
            <text:p>111</text:p>
          </table:table-cell>
          <table:table-cell table:formula="of:=INT(2048+2047*COS([.B3289]))" office:value-type="float" office:value="2710" calcext:value-type="float">
            <text:p>2710</text:p>
          </table:table-cell>
          <table:table-cell/>
        </table:table-row>
        <table:table-row table:style-name="ro1">
          <table:table-cell office:value-type="float" office:value="3288" calcext:value-type="float">
            <text:p>3288</text:p>
          </table:table-cell>
          <table:table-cell table:formula="of:=[.A3290]*2*PI()/4096" office:value-type="float" office:value="5.04372883056799" calcext:value-type="float">
            <text:p>5.04372883056799</text:p>
          </table:table-cell>
          <table:table-cell table:formula="of:=INT(2048+2047*SIN([.B3290]))" office:value-type="float" office:value="112" calcext:value-type="float">
            <text:p>112</text:p>
          </table:table-cell>
          <table:table-cell table:formula="of:=INT(2048+2047*COS([.B3290]))" office:value-type="float" office:value="2713" calcext:value-type="float">
            <text:p>2713</text:p>
          </table:table-cell>
          <table:table-cell/>
        </table:table-row>
        <table:table-row table:style-name="ro1">
          <table:table-cell office:value-type="float" office:value="3289" calcext:value-type="float">
            <text:p>3289</text:p>
          </table:table-cell>
          <table:table-cell table:formula="of:=[.A3291]*2*PI()/4096" office:value-type="float" office:value="5.04526281135587" calcext:value-type="float">
            <text:p>5.04526281135587</text:p>
          </table:table-cell>
          <table:table-cell table:formula="of:=INT(2048+2047*SIN([.B3291]))" office:value-type="float" office:value="113" calcext:value-type="float">
            <text:p>113</text:p>
          </table:table-cell>
          <table:table-cell table:formula="of:=INT(2048+2047*COS([.B3291]))" office:value-type="float" office:value="2716" calcext:value-type="float">
            <text:p>2716</text:p>
          </table:table-cell>
          <table:table-cell/>
        </table:table-row>
        <table:table-row table:style-name="ro1">
          <table:table-cell office:value-type="float" office:value="3290" calcext:value-type="float">
            <text:p>3290</text:p>
          </table:table-cell>
          <table:table-cell table:formula="of:=[.A3292]*2*PI()/4096" office:value-type="float" office:value="5.04679679214376" calcext:value-type="float">
            <text:p>5.04679679214376</text:p>
          </table:table-cell>
          <table:table-cell table:formula="of:=INT(2048+2047*SIN([.B3292]))" office:value-type="float" office:value="114" calcext:value-type="float">
            <text:p>114</text:p>
          </table:table-cell>
          <table:table-cell table:formula="of:=INT(2048+2047*COS([.B3292]))" office:value-type="float" office:value="2719" calcext:value-type="float">
            <text:p>2719</text:p>
          </table:table-cell>
          <table:table-cell/>
        </table:table-row>
        <table:table-row table:style-name="ro1">
          <table:table-cell office:value-type="float" office:value="3291" calcext:value-type="float">
            <text:p>3291</text:p>
          </table:table-cell>
          <table:table-cell table:formula="of:=[.A3293]*2*PI()/4096" office:value-type="float" office:value="5.04833077293165" calcext:value-type="float">
            <text:p>5.04833077293165</text:p>
          </table:table-cell>
          <table:table-cell table:formula="of:=INT(2048+2047*SIN([.B3293]))" office:value-type="float" office:value="115" calcext:value-type="float">
            <text:p>115</text:p>
          </table:table-cell>
          <table:table-cell table:formula="of:=INT(2048+2047*COS([.B3293]))" office:value-type="float" office:value="2722" calcext:value-type="float">
            <text:p>2722</text:p>
          </table:table-cell>
          <table:table-cell/>
        </table:table-row>
        <table:table-row table:style-name="ro1">
          <table:table-cell office:value-type="float" office:value="3292" calcext:value-type="float">
            <text:p>3292</text:p>
          </table:table-cell>
          <table:table-cell table:formula="of:=[.A3294]*2*PI()/4096" office:value-type="float" office:value="5.04986475371953" calcext:value-type="float">
            <text:p>5.04986475371953</text:p>
          </table:table-cell>
          <table:table-cell table:formula="of:=INT(2048+2047*SIN([.B3294]))" office:value-type="float" office:value="116" calcext:value-type="float">
            <text:p>116</text:p>
          </table:table-cell>
          <table:table-cell table:formula="of:=INT(2048+2047*COS([.B3294]))" office:value-type="float" office:value="2725" calcext:value-type="float">
            <text:p>2725</text:p>
          </table:table-cell>
          <table:table-cell/>
        </table:table-row>
        <table:table-row table:style-name="ro1">
          <table:table-cell office:value-type="float" office:value="3293" calcext:value-type="float">
            <text:p>3293</text:p>
          </table:table-cell>
          <table:table-cell table:formula="of:=[.A3295]*2*PI()/4096" office:value-type="float" office:value="5.05139873450742" calcext:value-type="float">
            <text:p>5.05139873450742</text:p>
          </table:table-cell>
          <table:table-cell table:formula="of:=INT(2048+2047*SIN([.B3295]))" office:value-type="float" office:value="117" calcext:value-type="float">
            <text:p>117</text:p>
          </table:table-cell>
          <table:table-cell table:formula="of:=INT(2048+2047*COS([.B3295]))" office:value-type="float" office:value="2728" calcext:value-type="float">
            <text:p>2728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table:formula="of:=[.A3296]*2*PI()/4096" office:value-type="float" office:value="5.0529327152953" calcext:value-type="float">
            <text:p>5.0529327152953</text:p>
          </table:table-cell>
          <table:table-cell table:formula="of:=INT(2048+2047*SIN([.B3296]))" office:value-type="float" office:value="118" calcext:value-type="float">
            <text:p>118</text:p>
          </table:table-cell>
          <table:table-cell table:formula="of:=INT(2048+2047*COS([.B3296]))" office:value-type="float" office:value="2731" calcext:value-type="float">
            <text:p>2731</text:p>
          </table:table-cell>
          <table:table-cell/>
        </table:table-row>
        <table:table-row table:style-name="ro1">
          <table:table-cell office:value-type="float" office:value="3295" calcext:value-type="float">
            <text:p>3295</text:p>
          </table:table-cell>
          <table:table-cell table:formula="of:=[.A3297]*2*PI()/4096" office:value-type="float" office:value="5.05446669608319" calcext:value-type="float">
            <text:p>5.05446669608319</text:p>
          </table:table-cell>
          <table:table-cell table:formula="of:=INT(2048+2047*SIN([.B3297]))" office:value-type="float" office:value="119" calcext:value-type="float">
            <text:p>119</text:p>
          </table:table-cell>
          <table:table-cell table:formula="of:=INT(2048+2047*COS([.B3297]))" office:value-type="float" office:value="2734" calcext:value-type="float">
            <text:p>2734</text:p>
          </table:table-cell>
          <table:table-cell/>
        </table:table-row>
        <table:table-row table:style-name="ro1">
          <table:table-cell office:value-type="float" office:value="3296" calcext:value-type="float">
            <text:p>3296</text:p>
          </table:table-cell>
          <table:table-cell table:formula="of:=[.A3298]*2*PI()/4096" office:value-type="float" office:value="5.05600067687107" calcext:value-type="float">
            <text:p>5.05600067687107</text:p>
          </table:table-cell>
          <table:table-cell table:formula="of:=INT(2048+2047*SIN([.B3298]))" office:value-type="float" office:value="120" calcext:value-type="float">
            <text:p>120</text:p>
          </table:table-cell>
          <table:table-cell table:formula="of:=INT(2048+2047*COS([.B3298]))"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table:formula="of:=[.A3299]*2*PI()/4096" office:value-type="float" office:value="5.05753465765896" calcext:value-type="float">
            <text:p>5.05753465765896</text:p>
          </table:table-cell>
          <table:table-cell table:formula="of:=INT(2048+2047*SIN([.B3299]))" office:value-type="float" office:value="121" calcext:value-type="float">
            <text:p>121</text:p>
          </table:table-cell>
          <table:table-cell table:formula="of:=INT(2048+2047*COS([.B3299]))" office:value-type="float" office:value="2740" calcext:value-type="float">
            <text:p>2740</text:p>
          </table:table-cell>
          <table:table-cell/>
        </table:table-row>
        <table:table-row table:style-name="ro1">
          <table:table-cell office:value-type="float" office:value="3298" calcext:value-type="float">
            <text:p>3298</text:p>
          </table:table-cell>
          <table:table-cell table:formula="of:=[.A3300]*2*PI()/4096" office:value-type="float" office:value="5.05906863844684" calcext:value-type="float">
            <text:p>5.05906863844684</text:p>
          </table:table-cell>
          <table:table-cell table:formula="of:=INT(2048+2047*SIN([.B3300]))" office:value-type="float" office:value="122" calcext:value-type="float">
            <text:p>122</text:p>
          </table:table-cell>
          <table:table-cell table:formula="of:=INT(2048+2047*COS([.B3300]))" office:value-type="float" office:value="2743" calcext:value-type="float">
            <text:p>2743</text:p>
          </table:table-cell>
          <table:table-cell/>
        </table:table-row>
        <table:table-row table:style-name="ro1">
          <table:table-cell office:value-type="float" office:value="3299" calcext:value-type="float">
            <text:p>3299</text:p>
          </table:table-cell>
          <table:table-cell table:formula="of:=[.A3301]*2*PI()/4096" office:value-type="float" office:value="5.06060261923473" calcext:value-type="float">
            <text:p>5.06060261923473</text:p>
          </table:table-cell>
          <table:table-cell table:formula="of:=INT(2048+2047*SIN([.B3301]))" office:value-type="float" office:value="123" calcext:value-type="float">
            <text:p>123</text:p>
          </table:table-cell>
          <table:table-cell table:formula="of:=INT(2048+2047*COS([.B3301]))" office:value-type="float" office:value="2746" calcext:value-type="float">
            <text:p>2746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table:formula="of:=[.A3302]*2*PI()/4096" office:value-type="float" office:value="5.06213660002262" calcext:value-type="float">
            <text:p>5.06213660002262</text:p>
          </table:table-cell>
          <table:table-cell table:formula="of:=INT(2048+2047*SIN([.B3302]))" office:value-type="float" office:value="124" calcext:value-type="float">
            <text:p>124</text:p>
          </table:table-cell>
          <table:table-cell table:formula="of:=INT(2048+2047*COS([.B3302]))" office:value-type="float" office:value="2749" calcext:value-type="float">
            <text:p>2749</text:p>
          </table:table-cell>
          <table:table-cell/>
        </table:table-row>
        <table:table-row table:style-name="ro1">
          <table:table-cell office:value-type="float" office:value="3301" calcext:value-type="float">
            <text:p>3301</text:p>
          </table:table-cell>
          <table:table-cell table:formula="of:=[.A3303]*2*PI()/4096" office:value-type="float" office:value="5.0636705808105" calcext:value-type="float">
            <text:p>5.0636705808105</text:p>
          </table:table-cell>
          <table:table-cell table:formula="of:=INT(2048+2047*SIN([.B3303]))" office:value-type="float" office:value="126" calcext:value-type="float">
            <text:p>126</text:p>
          </table:table-cell>
          <table:table-cell table:formula="of:=INT(2048+2047*COS([.B3303]))" office:value-type="float" office:value="2752" calcext:value-type="float">
            <text:p>2752</text:p>
          </table:table-cell>
          <table:table-cell/>
        </table:table-row>
        <table:table-row table:style-name="ro1">
          <table:table-cell office:value-type="float" office:value="3302" calcext:value-type="float">
            <text:p>3302</text:p>
          </table:table-cell>
          <table:table-cell table:formula="of:=[.A3304]*2*PI()/4096" office:value-type="float" office:value="5.06520456159839" calcext:value-type="float">
            <text:p>5.06520456159839</text:p>
          </table:table-cell>
          <table:table-cell table:formula="of:=INT(2048+2047*SIN([.B3304]))" office:value-type="float" office:value="127" calcext:value-type="float">
            <text:p>127</text:p>
          </table:table-cell>
          <table:table-cell table:formula="of:=INT(2048+2047*COS([.B3304]))" office:value-type="float" office:value="2755" calcext:value-type="float">
            <text:p>2755</text:p>
          </table:table-cell>
          <table:table-cell/>
        </table:table-row>
        <table:table-row table:style-name="ro1">
          <table:table-cell office:value-type="float" office:value="3303" calcext:value-type="float">
            <text:p>3303</text:p>
          </table:table-cell>
          <table:table-cell table:formula="of:=[.A3305]*2*PI()/4096" office:value-type="float" office:value="5.06673854238627" calcext:value-type="float">
            <text:p>5.06673854238627</text:p>
          </table:table-cell>
          <table:table-cell table:formula="of:=INT(2048+2047*SIN([.B3305]))" office:value-type="float" office:value="128" calcext:value-type="float">
            <text:p>128</text:p>
          </table:table-cell>
          <table:table-cell table:formula="of:=INT(2048+2047*COS([.B3305]))" office:value-type="float" office:value="2758" calcext:value-type="float">
            <text:p>2758</text:p>
          </table:table-cell>
          <table:table-cell/>
        </table:table-row>
        <table:table-row table:style-name="ro1">
          <table:table-cell office:value-type="float" office:value="3304" calcext:value-type="float">
            <text:p>3304</text:p>
          </table:table-cell>
          <table:table-cell table:formula="of:=[.A3306]*2*PI()/4096" office:value-type="float" office:value="5.06827252317416" calcext:value-type="float">
            <text:p>5.06827252317416</text:p>
          </table:table-cell>
          <table:table-cell table:formula="of:=INT(2048+2047*SIN([.B3306]))" office:value-type="float" office:value="129" calcext:value-type="float">
            <text:p>129</text:p>
          </table:table-cell>
          <table:table-cell table:formula="of:=INT(2048+2047*COS([.B3306]))" office:value-type="float" office:value="2761" calcext:value-type="float">
            <text:p>2761</text:p>
          </table:table-cell>
          <table:table-cell/>
        </table:table-row>
        <table:table-row table:style-name="ro1">
          <table:table-cell office:value-type="float" office:value="3305" calcext:value-type="float">
            <text:p>3305</text:p>
          </table:table-cell>
          <table:table-cell table:formula="of:=[.A3307]*2*PI()/4096" office:value-type="float" office:value="5.06980650396204" calcext:value-type="float">
            <text:p>5.06980650396204</text:p>
          </table:table-cell>
          <table:table-cell table:formula="of:=INT(2048+2047*SIN([.B3307]))" office:value-type="float" office:value="130" calcext:value-type="float">
            <text:p>130</text:p>
          </table:table-cell>
          <table:table-cell table:formula="of:=INT(2048+2047*COS([.B3307]))" office:value-type="float" office:value="2764" calcext:value-type="float">
            <text:p>2764</text:p>
          </table:table-cell>
          <table:table-cell/>
        </table:table-row>
        <table:table-row table:style-name="ro1">
          <table:table-cell office:value-type="float" office:value="3306" calcext:value-type="float">
            <text:p>3306</text:p>
          </table:table-cell>
          <table:table-cell table:formula="of:=[.A3308]*2*PI()/4096" office:value-type="float" office:value="5.07134048474993" calcext:value-type="float">
            <text:p>5.07134048474993</text:p>
          </table:table-cell>
          <table:table-cell table:formula="of:=INT(2048+2047*SIN([.B3308]))" office:value-type="float" office:value="131" calcext:value-type="float">
            <text:p>131</text:p>
          </table:table-cell>
          <table:table-cell table:formula="of:=INT(2048+2047*COS([.B3308]))" office:value-type="float" office:value="2767" calcext:value-type="float">
            <text:p>2767</text:p>
          </table:table-cell>
          <table:table-cell/>
        </table:table-row>
        <table:table-row table:style-name="ro1">
          <table:table-cell office:value-type="float" office:value="3307" calcext:value-type="float">
            <text:p>3307</text:p>
          </table:table-cell>
          <table:table-cell table:formula="of:=[.A3309]*2*PI()/4096" office:value-type="float" office:value="5.07287446553782" calcext:value-type="float">
            <text:p>5.07287446553782</text:p>
          </table:table-cell>
          <table:table-cell table:formula="of:=INT(2048+2047*SIN([.B3309]))" office:value-type="float" office:value="132" calcext:value-type="float">
            <text:p>132</text:p>
          </table:table-cell>
          <table:table-cell table:formula="of:=INT(2048+2047*COS([.B3309]))" office:value-type="float" office:value="2770" calcext:value-type="float">
            <text:p>2770</text:p>
          </table:table-cell>
          <table:table-cell/>
        </table:table-row>
        <table:table-row table:style-name="ro1">
          <table:table-cell office:value-type="float" office:value="3308" calcext:value-type="float">
            <text:p>3308</text:p>
          </table:table-cell>
          <table:table-cell table:formula="of:=[.A3310]*2*PI()/4096" office:value-type="float" office:value="5.0744084463257" calcext:value-type="float">
            <text:p>5.0744084463257</text:p>
          </table:table-cell>
          <table:table-cell table:formula="of:=INT(2048+2047*SIN([.B3310]))" office:value-type="float" office:value="133" calcext:value-type="float">
            <text:p>133</text:p>
          </table:table-cell>
          <table:table-cell table:formula="of:=INT(2048+2047*COS([.B3310]))" office:value-type="float" office:value="2772" calcext:value-type="float">
            <text:p>2772</text:p>
          </table:table-cell>
          <table:table-cell/>
        </table:table-row>
        <table:table-row table:style-name="ro1">
          <table:table-cell office:value-type="float" office:value="3309" calcext:value-type="float">
            <text:p>3309</text:p>
          </table:table-cell>
          <table:table-cell table:formula="of:=[.A3311]*2*PI()/4096" office:value-type="float" office:value="5.07594242711359" calcext:value-type="float">
            <text:p>5.07594242711359</text:p>
          </table:table-cell>
          <table:table-cell table:formula="of:=INT(2048+2047*SIN([.B3311]))" office:value-type="float" office:value="134" calcext:value-type="float">
            <text:p>134</text:p>
          </table:table-cell>
          <table:table-cell table:formula="of:=INT(2048+2047*COS([.B3311]))" office:value-type="float" office:value="2775" calcext:value-type="float">
            <text:p>2775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table:formula="of:=[.A3312]*2*PI()/4096" office:value-type="float" office:value="5.07747640790147" calcext:value-type="float">
            <text:p>5.07747640790147</text:p>
          </table:table-cell>
          <table:table-cell table:formula="of:=INT(2048+2047*SIN([.B3312]))" office:value-type="float" office:value="135" calcext:value-type="float">
            <text:p>135</text:p>
          </table:table-cell>
          <table:table-cell table:formula="of:=INT(2048+2047*COS([.B3312]))" office:value-type="float" office:value="2778" calcext:value-type="float">
            <text:p>2778</text:p>
          </table:table-cell>
          <table:table-cell/>
        </table:table-row>
        <table:table-row table:style-name="ro1">
          <table:table-cell office:value-type="float" office:value="3311" calcext:value-type="float">
            <text:p>3311</text:p>
          </table:table-cell>
          <table:table-cell table:formula="of:=[.A3313]*2*PI()/4096" office:value-type="float" office:value="5.07901038868936" calcext:value-type="float">
            <text:p>5.07901038868936</text:p>
          </table:table-cell>
          <table:table-cell table:formula="of:=INT(2048+2047*SIN([.B3313]))" office:value-type="float" office:value="137" calcext:value-type="float">
            <text:p>137</text:p>
          </table:table-cell>
          <table:table-cell table:formula="of:=INT(2048+2047*COS([.B3313]))"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3312" calcext:value-type="float">
            <text:p>3312</text:p>
          </table:table-cell>
          <table:table-cell table:formula="of:=[.A3314]*2*PI()/4096" office:value-type="float" office:value="5.08054436947724" calcext:value-type="float">
            <text:p>5.08054436947724</text:p>
          </table:table-cell>
          <table:table-cell table:formula="of:=INT(2048+2047*SIN([.B3314]))" office:value-type="float" office:value="138" calcext:value-type="float">
            <text:p>138</text:p>
          </table:table-cell>
          <table:table-cell table:formula="of:=INT(2048+2047*COS([.B3314]))" office:value-type="float" office:value="2784" calcext:value-type="float">
            <text:p>2784</text:p>
          </table:table-cell>
          <table:table-cell/>
        </table:table-row>
        <table:table-row table:style-name="ro1">
          <table:table-cell office:value-type="float" office:value="3313" calcext:value-type="float">
            <text:p>3313</text:p>
          </table:table-cell>
          <table:table-cell table:formula="of:=[.A3315]*2*PI()/4096" office:value-type="float" office:value="5.08207835026513" calcext:value-type="float">
            <text:p>5.08207835026513</text:p>
          </table:table-cell>
          <table:table-cell table:formula="of:=INT(2048+2047*SIN([.B3315]))" office:value-type="float" office:value="139" calcext:value-type="float">
            <text:p>139</text:p>
          </table:table-cell>
          <table:table-cell table:formula="of:=INT(2048+2047*COS([.B3315]))" office:value-type="float" office:value="2787" calcext:value-type="float">
            <text:p>2787</text:p>
          </table:table-cell>
          <table:table-cell/>
        </table:table-row>
        <table:table-row table:style-name="ro1">
          <table:table-cell office:value-type="float" office:value="3314" calcext:value-type="float">
            <text:p>3314</text:p>
          </table:table-cell>
          <table:table-cell table:formula="of:=[.A3316]*2*PI()/4096" office:value-type="float" office:value="5.08361233105302" calcext:value-type="float">
            <text:p>5.08361233105302</text:p>
          </table:table-cell>
          <table:table-cell table:formula="of:=INT(2048+2047*SIN([.B3316]))" office:value-type="float" office:value="140" calcext:value-type="float">
            <text:p>140</text:p>
          </table:table-cell>
          <table:table-cell table:formula="of:=INT(2048+2047*COS([.B3316]))" office:value-type="float" office:value="2790" calcext:value-type="float">
            <text:p>2790</text:p>
          </table:table-cell>
          <table:table-cell/>
        </table:table-row>
        <table:table-row table:style-name="ro1">
          <table:table-cell office:value-type="float" office:value="3315" calcext:value-type="float">
            <text:p>3315</text:p>
          </table:table-cell>
          <table:table-cell table:formula="of:=[.A3317]*2*PI()/4096" office:value-type="float" office:value="5.0851463118409" calcext:value-type="float">
            <text:p>5.0851463118409</text:p>
          </table:table-cell>
          <table:table-cell table:formula="of:=INT(2048+2047*SIN([.B3317]))" office:value-type="float" office:value="141" calcext:value-type="float">
            <text:p>141</text:p>
          </table:table-cell>
          <table:table-cell table:formula="of:=INT(2048+2047*COS([.B3317]))" office:value-type="float" office:value="2793" calcext:value-type="float">
            <text:p>2793</text:p>
          </table:table-cell>
          <table:table-cell/>
        </table:table-row>
        <table:table-row table:style-name="ro1">
          <table:table-cell office:value-type="float" office:value="3316" calcext:value-type="float">
            <text:p>3316</text:p>
          </table:table-cell>
          <table:table-cell table:formula="of:=[.A3318]*2*PI()/4096" office:value-type="float" office:value="5.08668029262879" calcext:value-type="float">
            <text:p>5.08668029262879</text:p>
          </table:table-cell>
          <table:table-cell table:formula="of:=INT(2048+2047*SIN([.B3318]))" office:value-type="float" office:value="142" calcext:value-type="float">
            <text:p>142</text:p>
          </table:table-cell>
          <table:table-cell table:formula="of:=INT(2048+2047*COS([.B3318]))" office:value-type="float" office:value="2796" calcext:value-type="float">
            <text:p>2796</text:p>
          </table:table-cell>
          <table:table-cell/>
        </table:table-row>
        <table:table-row table:style-name="ro1">
          <table:table-cell office:value-type="float" office:value="3317" calcext:value-type="float">
            <text:p>3317</text:p>
          </table:table-cell>
          <table:table-cell table:formula="of:=[.A3319]*2*PI()/4096" office:value-type="float" office:value="5.08821427341667" calcext:value-type="float">
            <text:p>5.08821427341667</text:p>
          </table:table-cell>
          <table:table-cell table:formula="of:=INT(2048+2047*SIN([.B3319]))" office:value-type="float" office:value="143" calcext:value-type="float">
            <text:p>143</text:p>
          </table:table-cell>
          <table:table-cell table:formula="of:=INT(2048+2047*COS([.B3319]))" office:value-type="float" office:value="2799" calcext:value-type="float">
            <text:p>2799</text:p>
          </table:table-cell>
          <table:table-cell/>
        </table:table-row>
        <table:table-row table:style-name="ro1">
          <table:table-cell office:value-type="float" office:value="3318" calcext:value-type="float">
            <text:p>3318</text:p>
          </table:table-cell>
          <table:table-cell table:formula="of:=[.A3320]*2*PI()/4096" office:value-type="float" office:value="5.08974825420456" calcext:value-type="float">
            <text:p>5.08974825420456</text:p>
          </table:table-cell>
          <table:table-cell table:formula="of:=INT(2048+2047*SIN([.B3320]))" office:value-type="float" office:value="145" calcext:value-type="float">
            <text:p>145</text:p>
          </table:table-cell>
          <table:table-cell table:formula="of:=INT(2048+2047*COS([.B3320]))" office:value-type="float" office:value="2802" calcext:value-type="float">
            <text:p>2802</text:p>
          </table:table-cell>
          <table:table-cell/>
        </table:table-row>
        <table:table-row table:style-name="ro1">
          <table:table-cell office:value-type="float" office:value="3319" calcext:value-type="float">
            <text:p>3319</text:p>
          </table:table-cell>
          <table:table-cell table:formula="of:=[.A3321]*2*PI()/4096" office:value-type="float" office:value="5.09128223499244" calcext:value-type="float">
            <text:p>5.09128223499244</text:p>
          </table:table-cell>
          <table:table-cell table:formula="of:=INT(2048+2047*SIN([.B3321]))" office:value-type="float" office:value="146" calcext:value-type="float">
            <text:p>146</text:p>
          </table:table-cell>
          <table:table-cell table:formula="of:=INT(2048+2047*COS([.B3321]))" office:value-type="float" office:value="2805" calcext:value-type="float">
            <text:p>2805</text:p>
          </table:table-cell>
          <table:table-cell/>
        </table:table-row>
        <table:table-row table:style-name="ro1">
          <table:table-cell office:value-type="float" office:value="3320" calcext:value-type="float">
            <text:p>3320</text:p>
          </table:table-cell>
          <table:table-cell table:formula="of:=[.A3322]*2*PI()/4096" office:value-type="float" office:value="5.09281621578033" calcext:value-type="float">
            <text:p>5.09281621578033</text:p>
          </table:table-cell>
          <table:table-cell table:formula="of:=INT(2048+2047*SIN([.B3322]))" office:value-type="float" office:value="147" calcext:value-type="float">
            <text:p>147</text:p>
          </table:table-cell>
          <table:table-cell table:formula="of:=INT(2048+2047*COS([.B3322]))" office:value-type="float" office:value="2808" calcext:value-type="float">
            <text:p>2808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table:formula="of:=[.A3323]*2*PI()/4096" office:value-type="float" office:value="5.09435019656821" calcext:value-type="float">
            <text:p>5.09435019656821</text:p>
          </table:table-cell>
          <table:table-cell table:formula="of:=INT(2048+2047*SIN([.B3323]))" office:value-type="float" office:value="148" calcext:value-type="float">
            <text:p>148</text:p>
          </table:table-cell>
          <table:table-cell table:formula="of:=INT(2048+2047*COS([.B3323]))" office:value-type="float" office:value="2811" calcext:value-type="float">
            <text:p>2811</text:p>
          </table:table-cell>
          <table:table-cell/>
        </table:table-row>
        <table:table-row table:style-name="ro1">
          <table:table-cell office:value-type="float" office:value="3322" calcext:value-type="float">
            <text:p>3322</text:p>
          </table:table-cell>
          <table:table-cell table:formula="of:=[.A3324]*2*PI()/4096" office:value-type="float" office:value="5.0958841773561" calcext:value-type="float">
            <text:p>5.0958841773561</text:p>
          </table:table-cell>
          <table:table-cell table:formula="of:=INT(2048+2047*SIN([.B3324]))" office:value-type="float" office:value="149" calcext:value-type="float">
            <text:p>149</text:p>
          </table:table-cell>
          <table:table-cell table:formula="of:=INT(2048+2047*COS([.B3324]))" office:value-type="float" office:value="2813" calcext:value-type="float">
            <text:p>2813</text:p>
          </table:table-cell>
          <table:table-cell/>
        </table:table-row>
        <table:table-row table:style-name="ro1">
          <table:table-cell office:value-type="float" office:value="3323" calcext:value-type="float">
            <text:p>3323</text:p>
          </table:table-cell>
          <table:table-cell table:formula="of:=[.A3325]*2*PI()/4096" office:value-type="float" office:value="5.09741815814399" calcext:value-type="float">
            <text:p>5.09741815814399</text:p>
          </table:table-cell>
          <table:table-cell table:formula="of:=INT(2048+2047*SIN([.B3325]))" office:value-type="float" office:value="150" calcext:value-type="float">
            <text:p>150</text:p>
          </table:table-cell>
          <table:table-cell table:formula="of:=INT(2048+2047*COS([.B3325]))" office:value-type="float" office:value="2816" calcext:value-type="float">
            <text:p>2816</text:p>
          </table:table-cell>
          <table:table-cell/>
        </table:table-row>
        <table:table-row table:style-name="ro1">
          <table:table-cell office:value-type="float" office:value="3324" calcext:value-type="float">
            <text:p>3324</text:p>
          </table:table-cell>
          <table:table-cell table:formula="of:=[.A3326]*2*PI()/4096" office:value-type="float" office:value="5.09895213893187" calcext:value-type="float">
            <text:p>5.09895213893187</text:p>
          </table:table-cell>
          <table:table-cell table:formula="of:=INT(2048+2047*SIN([.B3326]))" office:value-type="float" office:value="152" calcext:value-type="float">
            <text:p>152</text:p>
          </table:table-cell>
          <table:table-cell table:formula="of:=INT(2048+2047*COS([.B3326]))" office:value-type="float" office:value="2819" calcext:value-type="float">
            <text:p>2819</text:p>
          </table:table-cell>
          <table:table-cell/>
        </table:table-row>
        <table:table-row table:style-name="ro1">
          <table:table-cell office:value-type="float" office:value="3325" calcext:value-type="float">
            <text:p>3325</text:p>
          </table:table-cell>
          <table:table-cell table:formula="of:=[.A3327]*2*PI()/4096" office:value-type="float" office:value="5.10048611971976" calcext:value-type="float">
            <text:p>5.10048611971976</text:p>
          </table:table-cell>
          <table:table-cell table:formula="of:=INT(2048+2047*SIN([.B3327]))" office:value-type="float" office:value="153" calcext:value-type="float">
            <text:p>153</text:p>
          </table:table-cell>
          <table:table-cell table:formula="of:=INT(2048+2047*COS([.B3327]))" office:value-type="float" office:value="2822" calcext:value-type="float">
            <text:p>2822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table:formula="of:=[.A3328]*2*PI()/4096" office:value-type="float" office:value="5.10202010050764" calcext:value-type="float">
            <text:p>5.10202010050764</text:p>
          </table:table-cell>
          <table:table-cell table:formula="of:=INT(2048+2047*SIN([.B3328]))" office:value-type="float" office:value="154" calcext:value-type="float">
            <text:p>154</text:p>
          </table:table-cell>
          <table:table-cell table:formula="of:=INT(2048+2047*COS([.B3328]))" office:value-type="float" office:value="2825" calcext:value-type="float">
            <text:p>2825</text:p>
          </table:table-cell>
          <table:table-cell/>
        </table:table-row>
        <table:table-row table:style-name="ro1">
          <table:table-cell office:value-type="float" office:value="3327" calcext:value-type="float">
            <text:p>3327</text:p>
          </table:table-cell>
          <table:table-cell table:formula="of:=[.A3329]*2*PI()/4096" office:value-type="float" office:value="5.10355408129553" calcext:value-type="float">
            <text:p>5.10355408129553</text:p>
          </table:table-cell>
          <table:table-cell table:formula="of:=INT(2048+2047*SIN([.B3329]))" office:value-type="float" office:value="155" calcext:value-type="float">
            <text:p>155</text:p>
          </table:table-cell>
          <table:table-cell table:formula="of:=INT(2048+2047*COS([.B3329]))" office:value-type="float" office:value="2828" calcext:value-type="float">
            <text:p>2828</text:p>
          </table:table-cell>
          <table:table-cell/>
        </table:table-row>
        <table:table-row table:style-name="ro1">
          <table:table-cell office:value-type="float" office:value="3328" calcext:value-type="float">
            <text:p>3328</text:p>
          </table:table-cell>
          <table:table-cell table:formula="of:=[.A3330]*2*PI()/4096" office:value-type="float" office:value="5.10508806208341" calcext:value-type="float">
            <text:p>5.10508806208341</text:p>
          </table:table-cell>
          <table:table-cell table:formula="of:=INT(2048+2047*SIN([.B3330]))" office:value-type="float" office:value="156" calcext:value-type="float">
            <text:p>156</text:p>
          </table:table-cell>
          <table:table-cell table:formula="of:=INT(2048+2047*COS([.B3330]))" office:value-type="float" office:value="2831" calcext:value-type="float">
            <text:p>2831</text:p>
          </table:table-cell>
          <table:table-cell/>
        </table:table-row>
        <table:table-row table:style-name="ro1">
          <table:table-cell office:value-type="float" office:value="3329" calcext:value-type="float">
            <text:p>3329</text:p>
          </table:table-cell>
          <table:table-cell table:formula="of:=[.A3331]*2*PI()/4096" office:value-type="float" office:value="5.1066220428713" calcext:value-type="float">
            <text:p>5.1066220428713</text:p>
          </table:table-cell>
          <table:table-cell table:formula="of:=INT(2048+2047*SIN([.B3331]))" office:value-type="float" office:value="158" calcext:value-type="float">
            <text:p>158</text:p>
          </table:table-cell>
          <table:table-cell table:formula="of:=INT(2048+2047*COS([.B3331]))" office:value-type="float" office:value="2834" calcext:value-type="float">
            <text:p>2834</text:p>
          </table:table-cell>
          <table:table-cell/>
        </table:table-row>
        <table:table-row table:style-name="ro1">
          <table:table-cell office:value-type="float" office:value="3330" calcext:value-type="float">
            <text:p>3330</text:p>
          </table:table-cell>
          <table:table-cell table:formula="of:=[.A3332]*2*PI()/4096" office:value-type="float" office:value="5.10815602365919" calcext:value-type="float">
            <text:p>5.10815602365919</text:p>
          </table:table-cell>
          <table:table-cell table:formula="of:=INT(2048+2047*SIN([.B3332]))" office:value-type="float" office:value="159" calcext:value-type="float">
            <text:p>159</text:p>
          </table:table-cell>
          <table:table-cell table:formula="of:=INT(2048+2047*COS([.B3332]))" office:value-type="float" office:value="2837" calcext:value-type="float">
            <text:p>2837</text:p>
          </table:table-cell>
          <table:table-cell/>
        </table:table-row>
        <table:table-row table:style-name="ro1">
          <table:table-cell office:value-type="float" office:value="3331" calcext:value-type="float">
            <text:p>3331</text:p>
          </table:table-cell>
          <table:table-cell table:formula="of:=[.A3333]*2*PI()/4096" office:value-type="float" office:value="5.10969000444707" calcext:value-type="float">
            <text:p>5.10969000444707</text:p>
          </table:table-cell>
          <table:table-cell table:formula="of:=INT(2048+2047*SIN([.B3333]))" office:value-type="float" office:value="160" calcext:value-type="float">
            <text:p>160</text:p>
          </table:table-cell>
          <table:table-cell table:formula="of:=INT(2048+2047*COS([.B3333]))" office:value-type="float" office:value="2840" calcext:value-type="float">
            <text:p>2840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table:formula="of:=[.A3334]*2*PI()/4096" office:value-type="float" office:value="5.11122398523496" calcext:value-type="float">
            <text:p>5.11122398523496</text:p>
          </table:table-cell>
          <table:table-cell table:formula="of:=INT(2048+2047*SIN([.B3334]))" office:value-type="float" office:value="161" calcext:value-type="float">
            <text:p>161</text:p>
          </table:table-cell>
          <table:table-cell table:formula="of:=INT(2048+2047*COS([.B3334]))" office:value-type="float" office:value="2842" calcext:value-type="float">
            <text:p>2842</text:p>
          </table:table-cell>
          <table:table-cell/>
        </table:table-row>
        <table:table-row table:style-name="ro1">
          <table:table-cell office:value-type="float" office:value="3333" calcext:value-type="float">
            <text:p>3333</text:p>
          </table:table-cell>
          <table:table-cell table:formula="of:=[.A3335]*2*PI()/4096" office:value-type="float" office:value="5.11275796602284" calcext:value-type="float">
            <text:p>5.11275796602284</text:p>
          </table:table-cell>
          <table:table-cell table:formula="of:=INT(2048+2047*SIN([.B3335]))" office:value-type="float" office:value="162" calcext:value-type="float">
            <text:p>162</text:p>
          </table:table-cell>
          <table:table-cell table:formula="of:=INT(2048+2047*COS([.B3335]))" office:value-type="float" office:value="2845" calcext:value-type="float">
            <text:p>2845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table:formula="of:=[.A3336]*2*PI()/4096" office:value-type="float" office:value="5.11429194681073" calcext:value-type="float">
            <text:p>5.11429194681073</text:p>
          </table:table-cell>
          <table:table-cell table:formula="of:=INT(2048+2047*SIN([.B3336]))" office:value-type="float" office:value="164" calcext:value-type="float">
            <text:p>164</text:p>
          </table:table-cell>
          <table:table-cell table:formula="of:=INT(2048+2047*COS([.B3336]))" office:value-type="float" office:value="2848" calcext:value-type="float">
            <text:p>2848</text:p>
          </table:table-cell>
          <table:table-cell/>
        </table:table-row>
        <table:table-row table:style-name="ro1">
          <table:table-cell office:value-type="float" office:value="3335" calcext:value-type="float">
            <text:p>3335</text:p>
          </table:table-cell>
          <table:table-cell table:formula="of:=[.A3337]*2*PI()/4096" office:value-type="float" office:value="5.11582592759861" calcext:value-type="float">
            <text:p>5.11582592759861</text:p>
          </table:table-cell>
          <table:table-cell table:formula="of:=INT(2048+2047*SIN([.B3337]))" office:value-type="float" office:value="165" calcext:value-type="float">
            <text:p>165</text:p>
          </table:table-cell>
          <table:table-cell table:formula="of:=INT(2048+2047*COS([.B3337]))" office:value-type="float" office:value="2851" calcext:value-type="float">
            <text:p>2851</text:p>
          </table:table-cell>
          <table:table-cell/>
        </table:table-row>
        <table:table-row table:style-name="ro1">
          <table:table-cell office:value-type="float" office:value="3336" calcext:value-type="float">
            <text:p>3336</text:p>
          </table:table-cell>
          <table:table-cell table:formula="of:=[.A3338]*2*PI()/4096" office:value-type="float" office:value="5.1173599083865" calcext:value-type="float">
            <text:p>5.1173599083865</text:p>
          </table:table-cell>
          <table:table-cell table:formula="of:=INT(2048+2047*SIN([.B3338]))" office:value-type="float" office:value="166" calcext:value-type="float">
            <text:p>166</text:p>
          </table:table-cell>
          <table:table-cell table:formula="of:=INT(2048+2047*COS([.B3338]))" office:value-type="float" office:value="2854" calcext:value-type="float">
            <text:p>2854</text:p>
          </table:table-cell>
          <table:table-cell/>
        </table:table-row>
        <table:table-row table:style-name="ro1">
          <table:table-cell office:value-type="float" office:value="3337" calcext:value-type="float">
            <text:p>3337</text:p>
          </table:table-cell>
          <table:table-cell table:formula="of:=[.A3339]*2*PI()/4096" office:value-type="float" office:value="5.11889388917439" calcext:value-type="float">
            <text:p>5.11889388917439</text:p>
          </table:table-cell>
          <table:table-cell table:formula="of:=INT(2048+2047*SIN([.B3339]))" office:value-type="float" office:value="167" calcext:value-type="float">
            <text:p>167</text:p>
          </table:table-cell>
          <table:table-cell table:formula="of:=INT(2048+2047*COS([.B3339]))" office:value-type="float" office:value="2857" calcext:value-type="float">
            <text:p>2857</text:p>
          </table:table-cell>
          <table:table-cell/>
        </table:table-row>
        <table:table-row table:style-name="ro1">
          <table:table-cell office:value-type="float" office:value="3338" calcext:value-type="float">
            <text:p>3338</text:p>
          </table:table-cell>
          <table:table-cell table:formula="of:=[.A3340]*2*PI()/4096" office:value-type="float" office:value="5.12042786996227" calcext:value-type="float">
            <text:p>5.12042786996227</text:p>
          </table:table-cell>
          <table:table-cell table:formula="of:=INT(2048+2047*SIN([.B3340]))" office:value-type="float" office:value="169" calcext:value-type="float">
            <text:p>169</text:p>
          </table:table-cell>
          <table:table-cell table:formula="of:=INT(2048+2047*COS([.B3340]))" office:value-type="float" office:value="2860" calcext:value-type="float">
            <text:p>2860</text:p>
          </table:table-cell>
          <table:table-cell/>
        </table:table-row>
        <table:table-row table:style-name="ro1">
          <table:table-cell office:value-type="float" office:value="3339" calcext:value-type="float">
            <text:p>3339</text:p>
          </table:table-cell>
          <table:table-cell table:formula="of:=[.A3341]*2*PI()/4096" office:value-type="float" office:value="5.12196185075016" calcext:value-type="float">
            <text:p>5.12196185075016</text:p>
          </table:table-cell>
          <table:table-cell table:formula="of:=INT(2048+2047*SIN([.B3341]))" office:value-type="float" office:value="170" calcext:value-type="float">
            <text:p>170</text:p>
          </table:table-cell>
          <table:table-cell table:formula="of:=INT(2048+2047*COS([.B3341]))" office:value-type="float" office:value="2863" calcext:value-type="float">
            <text:p>2863</text:p>
          </table:table-cell>
          <table:table-cell/>
        </table:table-row>
        <table:table-row table:style-name="ro1">
          <table:table-cell office:value-type="float" office:value="3340" calcext:value-type="float">
            <text:p>3340</text:p>
          </table:table-cell>
          <table:table-cell table:formula="of:=[.A3342]*2*PI()/4096" office:value-type="float" office:value="5.12349583153804" calcext:value-type="float">
            <text:p>5.12349583153804</text:p>
          </table:table-cell>
          <table:table-cell table:formula="of:=INT(2048+2047*SIN([.B3342]))" office:value-type="float" office:value="171" calcext:value-type="float">
            <text:p>171</text:p>
          </table:table-cell>
          <table:table-cell table:formula="of:=INT(2048+2047*COS([.B3342]))" office:value-type="float" office:value="2866" calcext:value-type="float">
            <text:p>2866</text:p>
          </table:table-cell>
          <table:table-cell/>
        </table:table-row>
        <table:table-row table:style-name="ro1">
          <table:table-cell office:value-type="float" office:value="3341" calcext:value-type="float">
            <text:p>3341</text:p>
          </table:table-cell>
          <table:table-cell table:formula="of:=[.A3343]*2*PI()/4096" office:value-type="float" office:value="5.12502981232593" calcext:value-type="float">
            <text:p>5.12502981232593</text:p>
          </table:table-cell>
          <table:table-cell table:formula="of:=INT(2048+2047*SIN([.B3343]))" office:value-type="float" office:value="172" calcext:value-type="float">
            <text:p>172</text:p>
          </table:table-cell>
          <table:table-cell table:formula="of:=INT(2048+2047*COS([.B3343]))" office:value-type="float" office:value="2868" calcext:value-type="float">
            <text:p>2868</text:p>
          </table:table-cell>
          <table:table-cell/>
        </table:table-row>
        <table:table-row table:style-name="ro1">
          <table:table-cell office:value-type="float" office:value="3342" calcext:value-type="float">
            <text:p>3342</text:p>
          </table:table-cell>
          <table:table-cell table:formula="of:=[.A3344]*2*PI()/4096" office:value-type="float" office:value="5.12656379311381" calcext:value-type="float">
            <text:p>5.12656379311381</text:p>
          </table:table-cell>
          <table:table-cell table:formula="of:=INT(2048+2047*SIN([.B3344]))" office:value-type="float" office:value="174" calcext:value-type="float">
            <text:p>174</text:p>
          </table:table-cell>
          <table:table-cell table:formula="of:=INT(2048+2047*COS([.B3344]))" office:value-type="float" office:value="2871" calcext:value-type="float">
            <text:p>2871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table:formula="of:=[.A3345]*2*PI()/4096" office:value-type="float" office:value="5.1280977739017" calcext:value-type="float">
            <text:p>5.1280977739017</text:p>
          </table:table-cell>
          <table:table-cell table:formula="of:=INT(2048+2047*SIN([.B3345]))" office:value-type="float" office:value="175" calcext:value-type="float">
            <text:p>175</text:p>
          </table:table-cell>
          <table:table-cell table:formula="of:=INT(2048+2047*COS([.B3345]))" office:value-type="float" office:value="2874" calcext:value-type="float">
            <text:p>2874</text:p>
          </table:table-cell>
          <table:table-cell/>
        </table:table-row>
        <table:table-row table:style-name="ro1">
          <table:table-cell office:value-type="float" office:value="3344" calcext:value-type="float">
            <text:p>3344</text:p>
          </table:table-cell>
          <table:table-cell table:formula="of:=[.A3346]*2*PI()/4096" office:value-type="float" office:value="5.12963175468958" calcext:value-type="float">
            <text:p>5.12963175468958</text:p>
          </table:table-cell>
          <table:table-cell table:formula="of:=INT(2048+2047*SIN([.B3346]))" office:value-type="float" office:value="176" calcext:value-type="float">
            <text:p>176</text:p>
          </table:table-cell>
          <table:table-cell table:formula="of:=INT(2048+2047*COS([.B3346]))" office:value-type="float" office:value="2877" calcext:value-type="float">
            <text:p>2877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table:formula="of:=[.A3347]*2*PI()/4096" office:value-type="float" office:value="5.13116573547747" calcext:value-type="float">
            <text:p>5.13116573547747</text:p>
          </table:table-cell>
          <table:table-cell table:formula="of:=INT(2048+2047*SIN([.B3347]))" office:value-type="float" office:value="177" calcext:value-type="float">
            <text:p>177</text:p>
          </table:table-cell>
          <table:table-cell table:formula="of:=INT(2048+2047*COS([.B3347]))" office:value-type="float" office:value="2880" calcext:value-type="float">
            <text:p>2880</text:p>
          </table:table-cell>
          <table:table-cell/>
        </table:table-row>
        <table:table-row table:style-name="ro1">
          <table:table-cell office:value-type="float" office:value="3346" calcext:value-type="float">
            <text:p>3346</text:p>
          </table:table-cell>
          <table:table-cell table:formula="of:=[.A3348]*2*PI()/4096" office:value-type="float" office:value="5.13269971626536" calcext:value-type="float">
            <text:p>5.13269971626536</text:p>
          </table:table-cell>
          <table:table-cell table:formula="of:=INT(2048+2047*SIN([.B3348]))" office:value-type="float" office:value="179" calcext:value-type="float">
            <text:p>179</text:p>
          </table:table-cell>
          <table:table-cell table:formula="of:=INT(2048+2047*COS([.B3348]))" office:value-type="float" office:value="2883" calcext:value-type="float">
            <text:p>2883</text:p>
          </table:table-cell>
          <table:table-cell/>
        </table:table-row>
        <table:table-row table:style-name="ro1">
          <table:table-cell office:value-type="float" office:value="3347" calcext:value-type="float">
            <text:p>3347</text:p>
          </table:table-cell>
          <table:table-cell table:formula="of:=[.A3349]*2*PI()/4096" office:value-type="float" office:value="5.13423369705324" calcext:value-type="float">
            <text:p>5.13423369705324</text:p>
          </table:table-cell>
          <table:table-cell table:formula="of:=INT(2048+2047*SIN([.B3349]))" office:value-type="float" office:value="180" calcext:value-type="float">
            <text:p>180</text:p>
          </table:table-cell>
          <table:table-cell table:formula="of:=INT(2048+2047*COS([.B3349]))" office:value-type="float" office:value="2886" calcext:value-type="float">
            <text:p>2886</text:p>
          </table:table-cell>
          <table:table-cell/>
        </table:table-row>
        <table:table-row table:style-name="ro1">
          <table:table-cell office:value-type="float" office:value="3348" calcext:value-type="float">
            <text:p>3348</text:p>
          </table:table-cell>
          <table:table-cell table:formula="of:=[.A3350]*2*PI()/4096" office:value-type="float" office:value="5.13576767784113" calcext:value-type="float">
            <text:p>5.13576767784113</text:p>
          </table:table-cell>
          <table:table-cell table:formula="of:=INT(2048+2047*SIN([.B3350]))" office:value-type="float" office:value="181" calcext:value-type="float">
            <text:p>181</text:p>
          </table:table-cell>
          <table:table-cell table:formula="of:=INT(2048+2047*COS([.B3350]))" office:value-type="float" office:value="2888" calcext:value-type="float">
            <text:p>2888</text:p>
          </table:table-cell>
          <table:table-cell/>
        </table:table-row>
        <table:table-row table:style-name="ro1">
          <table:table-cell office:value-type="float" office:value="3349" calcext:value-type="float">
            <text:p>3349</text:p>
          </table:table-cell>
          <table:table-cell table:formula="of:=[.A3351]*2*PI()/4096" office:value-type="float" office:value="5.13730165862901" calcext:value-type="float">
            <text:p>5.13730165862901</text:p>
          </table:table-cell>
          <table:table-cell table:formula="of:=INT(2048+2047*SIN([.B3351]))" office:value-type="float" office:value="183" calcext:value-type="float">
            <text:p>183</text:p>
          </table:table-cell>
          <table:table-cell table:formula="of:=INT(2048+2047*COS([.B3351]))" office:value-type="float" office:value="2891" calcext:value-type="float">
            <text:p>2891</text:p>
          </table:table-cell>
          <table:table-cell/>
        </table:table-row>
        <table:table-row table:style-name="ro1">
          <table:table-cell office:value-type="float" office:value="3350" calcext:value-type="float">
            <text:p>3350</text:p>
          </table:table-cell>
          <table:table-cell table:formula="of:=[.A3352]*2*PI()/4096" office:value-type="float" office:value="5.1388356394169" calcext:value-type="float">
            <text:p>5.1388356394169</text:p>
          </table:table-cell>
          <table:table-cell table:formula="of:=INT(2048+2047*SIN([.B3352]))" office:value-type="float" office:value="184" calcext:value-type="float">
            <text:p>184</text:p>
          </table:table-cell>
          <table:table-cell table:formula="of:=INT(2048+2047*COS([.B3352]))" office:value-type="float" office:value="2894" calcext:value-type="float">
            <text:p>2894</text:p>
          </table:table-cell>
          <table:table-cell/>
        </table:table-row>
        <table:table-row table:style-name="ro1">
          <table:table-cell office:value-type="float" office:value="3351" calcext:value-type="float">
            <text:p>3351</text:p>
          </table:table-cell>
          <table:table-cell table:formula="of:=[.A3353]*2*PI()/4096" office:value-type="float" office:value="5.14036962020478" calcext:value-type="float">
            <text:p>5.14036962020478</text:p>
          </table:table-cell>
          <table:table-cell table:formula="of:=INT(2048+2047*SIN([.B3353]))" office:value-type="float" office:value="185" calcext:value-type="float">
            <text:p>185</text:p>
          </table:table-cell>
          <table:table-cell table:formula="of:=INT(2048+2047*COS([.B3353]))" office:value-type="float" office:value="2897" calcext:value-type="float">
            <text:p>2897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table:formula="of:=[.A3354]*2*PI()/4096" office:value-type="float" office:value="5.14190360099267" calcext:value-type="float">
            <text:p>5.14190360099267</text:p>
          </table:table-cell>
          <table:table-cell table:formula="of:=INT(2048+2047*SIN([.B3354]))" office:value-type="float" office:value="186" calcext:value-type="float">
            <text:p>186</text:p>
          </table:table-cell>
          <table:table-cell table:formula="of:=INT(2048+2047*COS([.B3354]))" office:value-type="float" office:value="2900" calcext:value-type="float">
            <text:p>2900</text:p>
          </table:table-cell>
          <table:table-cell/>
        </table:table-row>
        <table:table-row table:style-name="ro1">
          <table:table-cell office:value-type="float" office:value="3353" calcext:value-type="float">
            <text:p>3353</text:p>
          </table:table-cell>
          <table:table-cell table:formula="of:=[.A3355]*2*PI()/4096" office:value-type="float" office:value="5.14343758178056" calcext:value-type="float">
            <text:p>5.14343758178056</text:p>
          </table:table-cell>
          <table:table-cell table:formula="of:=INT(2048+2047*SIN([.B3355]))" office:value-type="float" office:value="188" calcext:value-type="float">
            <text:p>188</text:p>
          </table:table-cell>
          <table:table-cell table:formula="of:=INT(2048+2047*COS([.B3355]))" office:value-type="float" office:value="2903" calcext:value-type="float">
            <text:p>2903</text:p>
          </table:table-cell>
          <table:table-cell/>
        </table:table-row>
        <table:table-row table:style-name="ro1">
          <table:table-cell office:value-type="float" office:value="3354" calcext:value-type="float">
            <text:p>3354</text:p>
          </table:table-cell>
          <table:table-cell table:formula="of:=[.A3356]*2*PI()/4096" office:value-type="float" office:value="5.14497156256844" calcext:value-type="float">
            <text:p>5.14497156256844</text:p>
          </table:table-cell>
          <table:table-cell table:formula="of:=INT(2048+2047*SIN([.B3356]))" office:value-type="float" office:value="189" calcext:value-type="float">
            <text:p>189</text:p>
          </table:table-cell>
          <table:table-cell table:formula="of:=INT(2048+2047*COS([.B3356]))" office:value-type="float" office:value="2906" calcext:value-type="float">
            <text:p>2906</text:p>
          </table:table-cell>
          <table:table-cell/>
        </table:table-row>
        <table:table-row table:style-name="ro1">
          <table:table-cell office:value-type="float" office:value="3355" calcext:value-type="float">
            <text:p>3355</text:p>
          </table:table-cell>
          <table:table-cell table:formula="of:=[.A3357]*2*PI()/4096" office:value-type="float" office:value="5.14650554335633" calcext:value-type="float">
            <text:p>5.14650554335633</text:p>
          </table:table-cell>
          <table:table-cell table:formula="of:=INT(2048+2047*SIN([.B3357]))" office:value-type="float" office:value="190" calcext:value-type="float">
            <text:p>190</text:p>
          </table:table-cell>
          <table:table-cell table:formula="of:=INT(2048+2047*COS([.B3357]))" office:value-type="float" office:value="2908" calcext:value-type="float">
            <text:p>2908</text:p>
          </table:table-cell>
          <table:table-cell/>
        </table:table-row>
        <table:table-row table:style-name="ro1">
          <table:table-cell office:value-type="float" office:value="3356" calcext:value-type="float">
            <text:p>3356</text:p>
          </table:table-cell>
          <table:table-cell table:formula="of:=[.A3358]*2*PI()/4096" office:value-type="float" office:value="5.14803952414421" calcext:value-type="float">
            <text:p>5.14803952414421</text:p>
          </table:table-cell>
          <table:table-cell table:formula="of:=INT(2048+2047*SIN([.B3358]))" office:value-type="float" office:value="192" calcext:value-type="float">
            <text:p>192</text:p>
          </table:table-cell>
          <table:table-cell table:formula="of:=INT(2048+2047*COS([.B3358]))" office:value-type="float" office:value="2911" calcext:value-type="float">
            <text:p>2911</text:p>
          </table:table-cell>
          <table:table-cell/>
        </table:table-row>
        <table:table-row table:style-name="ro1">
          <table:table-cell office:value-type="float" office:value="3357" calcext:value-type="float">
            <text:p>3357</text:p>
          </table:table-cell>
          <table:table-cell table:formula="of:=[.A3359]*2*PI()/4096" office:value-type="float" office:value="5.1495735049321" calcext:value-type="float">
            <text:p>5.1495735049321</text:p>
          </table:table-cell>
          <table:table-cell table:formula="of:=INT(2048+2047*SIN([.B3359]))" office:value-type="float" office:value="193" calcext:value-type="float">
            <text:p>193</text:p>
          </table:table-cell>
          <table:table-cell table:formula="of:=INT(2048+2047*COS([.B3359]))" office:value-type="float" office:value="2914" calcext:value-type="float">
            <text:p>2914</text:p>
          </table:table-cell>
          <table:table-cell/>
        </table:table-row>
        <table:table-row table:style-name="ro1">
          <table:table-cell office:value-type="float" office:value="3358" calcext:value-type="float">
            <text:p>3358</text:p>
          </table:table-cell>
          <table:table-cell table:formula="of:=[.A3360]*2*PI()/4096" office:value-type="float" office:value="5.15110748571998" calcext:value-type="float">
            <text:p>5.15110748571998</text:p>
          </table:table-cell>
          <table:table-cell table:formula="of:=INT(2048+2047*SIN([.B3360]))" office:value-type="float" office:value="194" calcext:value-type="float">
            <text:p>194</text:p>
          </table:table-cell>
          <table:table-cell table:formula="of:=INT(2048+2047*COS([.B3360]))" office:value-type="float" office:value="2917" calcext:value-type="float">
            <text:p>2917</text:p>
          </table:table-cell>
          <table:table-cell/>
        </table:table-row>
        <table:table-row table:style-name="ro1">
          <table:table-cell office:value-type="float" office:value="3359" calcext:value-type="float">
            <text:p>3359</text:p>
          </table:table-cell>
          <table:table-cell table:formula="of:=[.A3361]*2*PI()/4096" office:value-type="float" office:value="5.15264146650787" calcext:value-type="float">
            <text:p>5.15264146650787</text:p>
          </table:table-cell>
          <table:table-cell table:formula="of:=INT(2048+2047*SIN([.B3361]))" office:value-type="float" office:value="196" calcext:value-type="float">
            <text:p>196</text:p>
          </table:table-cell>
          <table:table-cell table:formula="of:=INT(2048+2047*COS([.B3361]))" office:value-type="float" office:value="2920" calcext:value-type="float">
            <text:p>2920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table:formula="of:=[.A3362]*2*PI()/4096" office:value-type="float" office:value="5.15417544729575" calcext:value-type="float">
            <text:p>5.15417544729575</text:p>
          </table:table-cell>
          <table:table-cell table:formula="of:=INT(2048+2047*SIN([.B3362]))" office:value-type="float" office:value="197" calcext:value-type="float">
            <text:p>197</text:p>
          </table:table-cell>
          <table:table-cell table:formula="of:=INT(2048+2047*COS([.B3362]))" office:value-type="float" office:value="2923" calcext:value-type="float">
            <text:p>2923</text:p>
          </table:table-cell>
          <table:table-cell/>
        </table:table-row>
        <table:table-row table:style-name="ro1">
          <table:table-cell office:value-type="float" office:value="3361" calcext:value-type="float">
            <text:p>3361</text:p>
          </table:table-cell>
          <table:table-cell table:formula="of:=[.A3363]*2*PI()/4096" office:value-type="float" office:value="5.15570942808364" calcext:value-type="float">
            <text:p>5.15570942808364</text:p>
          </table:table-cell>
          <table:table-cell table:formula="of:=INT(2048+2047*SIN([.B3363]))" office:value-type="float" office:value="198" calcext:value-type="float">
            <text:p>198</text:p>
          </table:table-cell>
          <table:table-cell table:formula="of:=INT(2048+2047*COS([.B3363]))" office:value-type="float" office:value="2926" calcext:value-type="float">
            <text:p>2926</text:p>
          </table:table-cell>
          <table:table-cell/>
        </table:table-row>
        <table:table-row table:style-name="ro1">
          <table:table-cell office:value-type="float" office:value="3362" calcext:value-type="float">
            <text:p>3362</text:p>
          </table:table-cell>
          <table:table-cell table:formula="of:=[.A3364]*2*PI()/4096" office:value-type="float" office:value="5.15724340887153" calcext:value-type="float">
            <text:p>5.15724340887153</text:p>
          </table:table-cell>
          <table:table-cell table:formula="of:=INT(2048+2047*SIN([.B3364]))" office:value-type="float" office:value="200" calcext:value-type="float">
            <text:p>200</text:p>
          </table:table-cell>
          <table:table-cell table:formula="of:=INT(2048+2047*COS([.B3364]))" office:value-type="float" office:value="2928" calcext:value-type="float">
            <text:p>2928</text:p>
          </table:table-cell>
          <table:table-cell/>
        </table:table-row>
        <table:table-row table:style-name="ro1">
          <table:table-cell office:value-type="float" office:value="3363" calcext:value-type="float">
            <text:p>3363</text:p>
          </table:table-cell>
          <table:table-cell table:formula="of:=[.A3365]*2*PI()/4096" office:value-type="float" office:value="5.15877738965941" calcext:value-type="float">
            <text:p>5.15877738965941</text:p>
          </table:table-cell>
          <table:table-cell table:formula="of:=INT(2048+2047*SIN([.B3365]))" office:value-type="float" office:value="201" calcext:value-type="float">
            <text:p>201</text:p>
          </table:table-cell>
          <table:table-cell table:formula="of:=INT(2048+2047*COS([.B3365]))" office:value-type="float" office:value="2931" calcext:value-type="float">
            <text:p>2931</text:p>
          </table:table-cell>
          <table:table-cell/>
        </table:table-row>
        <table:table-row table:style-name="ro1">
          <table:table-cell office:value-type="float" office:value="3364" calcext:value-type="float">
            <text:p>3364</text:p>
          </table:table-cell>
          <table:table-cell table:formula="of:=[.A3366]*2*PI()/4096" office:value-type="float" office:value="5.1603113704473" calcext:value-type="float">
            <text:p>5.1603113704473</text:p>
          </table:table-cell>
          <table:table-cell table:formula="of:=INT(2048+2047*SIN([.B3366]))" office:value-type="float" office:value="202" calcext:value-type="float">
            <text:p>202</text:p>
          </table:table-cell>
          <table:table-cell table:formula="of:=INT(2048+2047*COS([.B3366]))" office:value-type="float" office:value="2934" calcext:value-type="float">
            <text:p>2934</text:p>
          </table:table-cell>
          <table:table-cell/>
        </table:table-row>
        <table:table-row table:style-name="ro1">
          <table:table-cell office:value-type="float" office:value="3365" calcext:value-type="float">
            <text:p>3365</text:p>
          </table:table-cell>
          <table:table-cell table:formula="of:=[.A3367]*2*PI()/4096" office:value-type="float" office:value="5.16184535123518" calcext:value-type="float">
            <text:p>5.16184535123518</text:p>
          </table:table-cell>
          <table:table-cell table:formula="of:=INT(2048+2047*SIN([.B3367]))" office:value-type="float" office:value="204" calcext:value-type="float">
            <text:p>204</text:p>
          </table:table-cell>
          <table:table-cell table:formula="of:=INT(2048+2047*COS([.B3367]))" office:value-type="float" office:value="2937" calcext:value-type="float">
            <text:p>2937</text:p>
          </table:table-cell>
          <table:table-cell/>
        </table:table-row>
        <table:table-row table:style-name="ro1">
          <table:table-cell office:value-type="float" office:value="3366" calcext:value-type="float">
            <text:p>3366</text:p>
          </table:table-cell>
          <table:table-cell table:formula="of:=[.A3368]*2*PI()/4096" office:value-type="float" office:value="5.16337933202307" calcext:value-type="float">
            <text:p>5.16337933202307</text:p>
          </table:table-cell>
          <table:table-cell table:formula="of:=INT(2048+2047*SIN([.B3368]))" office:value-type="float" office:value="205" calcext:value-type="float">
            <text:p>205</text:p>
          </table:table-cell>
          <table:table-cell table:formula="of:=INT(2048+2047*COS([.B3368]))" office:value-type="float" office:value="2940" calcext:value-type="float">
            <text:p>2940</text:p>
          </table:table-cell>
          <table:table-cell/>
        </table:table-row>
        <table:table-row table:style-name="ro1">
          <table:table-cell office:value-type="float" office:value="3367" calcext:value-type="float">
            <text:p>3367</text:p>
          </table:table-cell>
          <table:table-cell table:formula="of:=[.A3369]*2*PI()/4096" office:value-type="float" office:value="5.16491331281095" calcext:value-type="float">
            <text:p>5.16491331281095</text:p>
          </table:table-cell>
          <table:table-cell table:formula="of:=INT(2048+2047*SIN([.B3369]))" office:value-type="float" office:value="207" calcext:value-type="float">
            <text:p>207</text:p>
          </table:table-cell>
          <table:table-cell table:formula="of:=INT(2048+2047*COS([.B3369]))" office:value-type="float" office:value="2943" calcext:value-type="float">
            <text:p>2943</text:p>
          </table:table-cell>
          <table:table-cell/>
        </table:table-row>
        <table:table-row table:style-name="ro1">
          <table:table-cell office:value-type="float" office:value="3368" calcext:value-type="float">
            <text:p>3368</text:p>
          </table:table-cell>
          <table:table-cell table:formula="of:=[.A3370]*2*PI()/4096" office:value-type="float" office:value="5.16644729359884" calcext:value-type="float">
            <text:p>5.16644729359884</text:p>
          </table:table-cell>
          <table:table-cell table:formula="of:=INT(2048+2047*SIN([.B3370]))" office:value-type="float" office:value="208" calcext:value-type="float">
            <text:p>208</text:p>
          </table:table-cell>
          <table:table-cell table:formula="of:=INT(2048+2047*COS([.B3370]))" office:value-type="float" office:value="2945" calcext:value-type="float">
            <text:p>2945</text:p>
          </table:table-cell>
          <table:table-cell/>
        </table:table-row>
        <table:table-row table:style-name="ro1">
          <table:table-cell office:value-type="float" office:value="3369" calcext:value-type="float">
            <text:p>3369</text:p>
          </table:table-cell>
          <table:table-cell table:formula="of:=[.A3371]*2*PI()/4096" office:value-type="float" office:value="5.16798127438673" calcext:value-type="float">
            <text:p>5.16798127438673</text:p>
          </table:table-cell>
          <table:table-cell table:formula="of:=INT(2048+2047*SIN([.B3371]))" office:value-type="float" office:value="209" calcext:value-type="float">
            <text:p>209</text:p>
          </table:table-cell>
          <table:table-cell table:formula="of:=INT(2048+2047*COS([.B3371]))" office:value-type="float" office:value="2948" calcext:value-type="float">
            <text:p>2948</text:p>
          </table:table-cell>
          <table:table-cell/>
        </table:table-row>
        <table:table-row table:style-name="ro1">
          <table:table-cell office:value-type="float" office:value="3370" calcext:value-type="float">
            <text:p>3370</text:p>
          </table:table-cell>
          <table:table-cell table:formula="of:=[.A3372]*2*PI()/4096" office:value-type="float" office:value="5.16951525517461" calcext:value-type="float">
            <text:p>5.16951525517461</text:p>
          </table:table-cell>
          <table:table-cell table:formula="of:=INT(2048+2047*SIN([.B3372]))" office:value-type="float" office:value="211" calcext:value-type="float">
            <text:p>211</text:p>
          </table:table-cell>
          <table:table-cell table:formula="of:=INT(2048+2047*COS([.B3372]))" office:value-type="float" office:value="2951" calcext:value-type="float">
            <text:p>2951</text:p>
          </table:table-cell>
          <table:table-cell/>
        </table:table-row>
        <table:table-row table:style-name="ro1">
          <table:table-cell office:value-type="float" office:value="3371" calcext:value-type="float">
            <text:p>3371</text:p>
          </table:table-cell>
          <table:table-cell table:formula="of:=[.A3373]*2*PI()/4096" office:value-type="float" office:value="5.1710492359625" calcext:value-type="float">
            <text:p>5.1710492359625</text:p>
          </table:table-cell>
          <table:table-cell table:formula="of:=INT(2048+2047*SIN([.B3373]))" office:value-type="float" office:value="212" calcext:value-type="float">
            <text:p>212</text:p>
          </table:table-cell>
          <table:table-cell table:formula="of:=INT(2048+2047*COS([.B3373]))" office:value-type="float" office:value="2954" calcext:value-type="float">
            <text:p>2954</text:p>
          </table:table-cell>
          <table:table-cell/>
        </table:table-row>
        <table:table-row table:style-name="ro1">
          <table:table-cell office:value-type="float" office:value="3372" calcext:value-type="float">
            <text:p>3372</text:p>
          </table:table-cell>
          <table:table-cell table:formula="of:=[.A3374]*2*PI()/4096" office:value-type="float" office:value="5.17258321675038" calcext:value-type="float">
            <text:p>5.17258321675038</text:p>
          </table:table-cell>
          <table:table-cell table:formula="of:=INT(2048+2047*SIN([.B3374]))" office:value-type="float" office:value="213" calcext:value-type="float">
            <text:p>213</text:p>
          </table:table-cell>
          <table:table-cell table:formula="of:=INT(2048+2047*COS([.B3374]))" office:value-type="float" office:value="2957" calcext:value-type="float">
            <text:p>2957</text:p>
          </table:table-cell>
          <table:table-cell/>
        </table:table-row>
        <table:table-row table:style-name="ro1">
          <table:table-cell office:value-type="float" office:value="3373" calcext:value-type="float">
            <text:p>3373</text:p>
          </table:table-cell>
          <table:table-cell table:formula="of:=[.A3375]*2*PI()/4096" office:value-type="float" office:value="5.17411719753827" calcext:value-type="float">
            <text:p>5.17411719753827</text:p>
          </table:table-cell>
          <table:table-cell table:formula="of:=INT(2048+2047*SIN([.B3375]))" office:value-type="float" office:value="215" calcext:value-type="float">
            <text:p>215</text:p>
          </table:table-cell>
          <table:table-cell table:formula="of:=INT(2048+2047*COS([.B3375]))" office:value-type="float" office:value="2959" calcext:value-type="float">
            <text:p>2959</text:p>
          </table:table-cell>
          <table:table-cell/>
        </table:table-row>
        <table:table-row table:style-name="ro1">
          <table:table-cell office:value-type="float" office:value="3374" calcext:value-type="float">
            <text:p>3374</text:p>
          </table:table-cell>
          <table:table-cell table:formula="of:=[.A3376]*2*PI()/4096" office:value-type="float" office:value="5.17565117832615" calcext:value-type="float">
            <text:p>5.17565117832615</text:p>
          </table:table-cell>
          <table:table-cell table:formula="of:=INT(2048+2047*SIN([.B3376]))" office:value-type="float" office:value="216" calcext:value-type="float">
            <text:p>216</text:p>
          </table:table-cell>
          <table:table-cell table:formula="of:=INT(2048+2047*COS([.B3376]))" office:value-type="float" office:value="2962" calcext:value-type="float">
            <text:p>2962</text:p>
          </table:table-cell>
          <table:table-cell/>
        </table:table-row>
        <table:table-row table:style-name="ro1">
          <table:table-cell office:value-type="float" office:value="3375" calcext:value-type="float">
            <text:p>3375</text:p>
          </table:table-cell>
          <table:table-cell table:formula="of:=[.A3377]*2*PI()/4096" office:value-type="float" office:value="5.17718515911404" calcext:value-type="float">
            <text:p>5.17718515911404</text:p>
          </table:table-cell>
          <table:table-cell table:formula="of:=INT(2048+2047*SIN([.B3377]))" office:value-type="float" office:value="218" calcext:value-type="float">
            <text:p>218</text:p>
          </table:table-cell>
          <table:table-cell table:formula="of:=INT(2048+2047*COS([.B3377]))" office:value-type="float" office:value="2965" calcext:value-type="float">
            <text:p>2965</text:p>
          </table:table-cell>
          <table:table-cell/>
        </table:table-row>
        <table:table-row table:style-name="ro1">
          <table:table-cell office:value-type="float" office:value="3376" calcext:value-type="float">
            <text:p>3376</text:p>
          </table:table-cell>
          <table:table-cell table:formula="of:=[.A3378]*2*PI()/4096" office:value-type="float" office:value="5.17871913990193" calcext:value-type="float">
            <text:p>5.17871913990193</text:p>
          </table:table-cell>
          <table:table-cell table:formula="of:=INT(2048+2047*SIN([.B3378]))" office:value-type="float" office:value="219" calcext:value-type="float">
            <text:p>219</text:p>
          </table:table-cell>
          <table:table-cell table:formula="of:=INT(2048+2047*COS([.B3378]))" office:value-type="float" office:value="2968" calcext:value-type="float">
            <text:p>2968</text:p>
          </table:table-cell>
          <table:table-cell/>
        </table:table-row>
        <table:table-row table:style-name="ro1">
          <table:table-cell office:value-type="float" office:value="3377" calcext:value-type="float">
            <text:p>3377</text:p>
          </table:table-cell>
          <table:table-cell table:formula="of:=[.A3379]*2*PI()/4096" office:value-type="float" office:value="5.18025312068981" calcext:value-type="float">
            <text:p>5.18025312068981</text:p>
          </table:table-cell>
          <table:table-cell table:formula="of:=INT(2048+2047*SIN([.B3379]))" office:value-type="float" office:value="220" calcext:value-type="float">
            <text:p>220</text:p>
          </table:table-cell>
          <table:table-cell table:formula="of:=INT(2048+2047*COS([.B3379]))" office:value-type="float" office:value="2971" calcext:value-type="float">
            <text:p>2971</text:p>
          </table:table-cell>
          <table:table-cell/>
        </table:table-row>
        <table:table-row table:style-name="ro1">
          <table:table-cell office:value-type="float" office:value="3378" calcext:value-type="float">
            <text:p>3378</text:p>
          </table:table-cell>
          <table:table-cell table:formula="of:=[.A3380]*2*PI()/4096" office:value-type="float" office:value="5.1817871014777" calcext:value-type="float">
            <text:p>5.1817871014777</text:p>
          </table:table-cell>
          <table:table-cell table:formula="of:=INT(2048+2047*SIN([.B3380]))" office:value-type="float" office:value="222" calcext:value-type="float">
            <text:p>222</text:p>
          </table:table-cell>
          <table:table-cell table:formula="of:=INT(2048+2047*COS([.B3380]))" office:value-type="float" office:value="2973" calcext:value-type="float">
            <text:p>2973</text:p>
          </table:table-cell>
          <table:table-cell/>
        </table:table-row>
        <table:table-row table:style-name="ro1">
          <table:table-cell office:value-type="float" office:value="3379" calcext:value-type="float">
            <text:p>3379</text:p>
          </table:table-cell>
          <table:table-cell table:formula="of:=[.A3381]*2*PI()/4096" office:value-type="float" office:value="5.18332108226558" calcext:value-type="float">
            <text:p>5.18332108226558</text:p>
          </table:table-cell>
          <table:table-cell table:formula="of:=INT(2048+2047*SIN([.B3381]))" office:value-type="float" office:value="223" calcext:value-type="float">
            <text:p>223</text:p>
          </table:table-cell>
          <table:table-cell table:formula="of:=INT(2048+2047*COS([.B3381]))" office:value-type="float" office:value="2976" calcext:value-type="float">
            <text:p>2976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table:formula="of:=[.A3382]*2*PI()/4096" office:value-type="float" office:value="5.18485506305347" calcext:value-type="float">
            <text:p>5.18485506305347</text:p>
          </table:table-cell>
          <table:table-cell table:formula="of:=INT(2048+2047*SIN([.B3382]))" office:value-type="float" office:value="225" calcext:value-type="float">
            <text:p>225</text:p>
          </table:table-cell>
          <table:table-cell table:formula="of:=INT(2048+2047*COS([.B3382]))" office:value-type="float" office:value="2979" calcext:value-type="float">
            <text:p>2979</text:p>
          </table:table-cell>
          <table:table-cell/>
        </table:table-row>
        <table:table-row table:style-name="ro1">
          <table:table-cell office:value-type="float" office:value="3381" calcext:value-type="float">
            <text:p>3381</text:p>
          </table:table-cell>
          <table:table-cell table:formula="of:=[.A3383]*2*PI()/4096" office:value-type="float" office:value="5.18638904384135" calcext:value-type="float">
            <text:p>5.18638904384135</text:p>
          </table:table-cell>
          <table:table-cell table:formula="of:=INT(2048+2047*SIN([.B3383]))" office:value-type="float" office:value="226" calcext:value-type="float">
            <text:p>226</text:p>
          </table:table-cell>
          <table:table-cell table:formula="of:=INT(2048+2047*COS([.B3383]))" office:value-type="float" office:value="2982" calcext:value-type="float">
            <text:p>2982</text:p>
          </table:table-cell>
          <table:table-cell/>
        </table:table-row>
        <table:table-row table:style-name="ro1">
          <table:table-cell office:value-type="float" office:value="3382" calcext:value-type="float">
            <text:p>3382</text:p>
          </table:table-cell>
          <table:table-cell table:formula="of:=[.A3384]*2*PI()/4096" office:value-type="float" office:value="5.18792302462924" calcext:value-type="float">
            <text:p>5.18792302462924</text:p>
          </table:table-cell>
          <table:table-cell table:formula="of:=INT(2048+2047*SIN([.B3384]))" office:value-type="float" office:value="228" calcext:value-type="float">
            <text:p>228</text:p>
          </table:table-cell>
          <table:table-cell table:formula="of:=INT(2048+2047*COS([.B3384]))" office:value-type="float" office:value="2985" calcext:value-type="float">
            <text:p>2985</text:p>
          </table:table-cell>
          <table:table-cell/>
        </table:table-row>
        <table:table-row table:style-name="ro1">
          <table:table-cell office:value-type="float" office:value="3383" calcext:value-type="float">
            <text:p>3383</text:p>
          </table:table-cell>
          <table:table-cell table:formula="of:=[.A3385]*2*PI()/4096" office:value-type="float" office:value="5.18945700541712" calcext:value-type="float">
            <text:p>5.18945700541712</text:p>
          </table:table-cell>
          <table:table-cell table:formula="of:=INT(2048+2047*SIN([.B3385]))" office:value-type="float" office:value="229" calcext:value-type="float">
            <text:p>229</text:p>
          </table:table-cell>
          <table:table-cell table:formula="of:=INT(2048+2047*COS([.B3385]))" office:value-type="float" office:value="2987" calcext:value-type="float">
            <text:p>2987</text:p>
          </table:table-cell>
          <table:table-cell/>
        </table:table-row>
        <table:table-row table:style-name="ro1">
          <table:table-cell office:value-type="float" office:value="3384" calcext:value-type="float">
            <text:p>3384</text:p>
          </table:table-cell>
          <table:table-cell table:formula="of:=[.A3386]*2*PI()/4096" office:value-type="float" office:value="5.19099098620501" calcext:value-type="float">
            <text:p>5.19099098620501</text:p>
          </table:table-cell>
          <table:table-cell table:formula="of:=INT(2048+2047*SIN([.B3386]))" office:value-type="float" office:value="231" calcext:value-type="float">
            <text:p>231</text:p>
          </table:table-cell>
          <table:table-cell table:formula="of:=INT(2048+2047*COS([.B3386]))" office:value-type="float" office:value="2990" calcext:value-type="float">
            <text:p>2990</text:p>
          </table:table-cell>
          <table:table-cell/>
        </table:table-row>
        <table:table-row table:style-name="ro1">
          <table:table-cell office:value-type="float" office:value="3385" calcext:value-type="float">
            <text:p>3385</text:p>
          </table:table-cell>
          <table:table-cell table:formula="of:=[.A3387]*2*PI()/4096" office:value-type="float" office:value="5.1925249669929" calcext:value-type="float">
            <text:p>5.1925249669929</text:p>
          </table:table-cell>
          <table:table-cell table:formula="of:=INT(2048+2047*SIN([.B3387]))" office:value-type="float" office:value="232" calcext:value-type="float">
            <text:p>232</text:p>
          </table:table-cell>
          <table:table-cell table:formula="of:=INT(2048+2047*COS([.B3387]))" office:value-type="float" office:value="2993" calcext:value-type="float">
            <text:p>2993</text:p>
          </table:table-cell>
          <table:table-cell/>
        </table:table-row>
        <table:table-row table:style-name="ro1">
          <table:table-cell office:value-type="float" office:value="3386" calcext:value-type="float">
            <text:p>3386</text:p>
          </table:table-cell>
          <table:table-cell table:formula="of:=[.A3388]*2*PI()/4096" office:value-type="float" office:value="5.19405894778078" calcext:value-type="float">
            <text:p>5.19405894778078</text:p>
          </table:table-cell>
          <table:table-cell table:formula="of:=INT(2048+2047*SIN([.B3388]))" office:value-type="float" office:value="233" calcext:value-type="float">
            <text:p>233</text:p>
          </table:table-cell>
          <table:table-cell table:formula="of:=INT(2048+2047*COS([.B3388]))" office:value-type="float" office:value="2996" calcext:value-type="float">
            <text:p>2996</text:p>
          </table:table-cell>
          <table:table-cell/>
        </table:table-row>
        <table:table-row table:style-name="ro1">
          <table:table-cell office:value-type="float" office:value="3387" calcext:value-type="float">
            <text:p>3387</text:p>
          </table:table-cell>
          <table:table-cell table:formula="of:=[.A3389]*2*PI()/4096" office:value-type="float" office:value="5.19559292856867" calcext:value-type="float">
            <text:p>5.19559292856867</text:p>
          </table:table-cell>
          <table:table-cell table:formula="of:=INT(2048+2047*SIN([.B3389]))" office:value-type="float" office:value="235" calcext:value-type="float">
            <text:p>235</text:p>
          </table:table-cell>
          <table:table-cell table:formula="of:=INT(2048+2047*COS([.B3389]))" office:value-type="float" office:value="2999" calcext:value-type="float">
            <text:p>2999</text:p>
          </table:table-cell>
          <table:table-cell/>
        </table:table-row>
        <table:table-row table:style-name="ro1">
          <table:table-cell office:value-type="float" office:value="3388" calcext:value-type="float">
            <text:p>3388</text:p>
          </table:table-cell>
          <table:table-cell table:formula="of:=[.A3390]*2*PI()/4096" office:value-type="float" office:value="5.19712690935655" calcext:value-type="float">
            <text:p>5.19712690935655</text:p>
          </table:table-cell>
          <table:table-cell table:formula="of:=INT(2048+2047*SIN([.B3390]))" office:value-type="float" office:value="236" calcext:value-type="float">
            <text:p>236</text:p>
          </table:table-cell>
          <table:table-cell table:formula="of:=INT(2048+2047*COS([.B3390]))" office:value-type="float" office:value="3001" calcext:value-type="float">
            <text:p>3001</text:p>
          </table:table-cell>
          <table:table-cell/>
        </table:table-row>
        <table:table-row table:style-name="ro1">
          <table:table-cell office:value-type="float" office:value="3389" calcext:value-type="float">
            <text:p>3389</text:p>
          </table:table-cell>
          <table:table-cell table:formula="of:=[.A3391]*2*PI()/4096" office:value-type="float" office:value="5.19866089014444" calcext:value-type="float">
            <text:p>5.19866089014444</text:p>
          </table:table-cell>
          <table:table-cell table:formula="of:=INT(2048+2047*SIN([.B3391]))" office:value-type="float" office:value="238" calcext:value-type="float">
            <text:p>238</text:p>
          </table:table-cell>
          <table:table-cell table:formula="of:=INT(2048+2047*COS([.B3391]))" office:value-type="float" office:value="3004" calcext:value-type="float">
            <text:p>3004</text:p>
          </table:table-cell>
          <table:table-cell/>
        </table:table-row>
        <table:table-row table:style-name="ro1">
          <table:table-cell office:value-type="float" office:value="3390" calcext:value-type="float">
            <text:p>3390</text:p>
          </table:table-cell>
          <table:table-cell table:formula="of:=[.A3392]*2*PI()/4096" office:value-type="float" office:value="5.20019487093232" calcext:value-type="float">
            <text:p>5.20019487093232</text:p>
          </table:table-cell>
          <table:table-cell table:formula="of:=INT(2048+2047*SIN([.B3392]))" office:value-type="float" office:value="239" calcext:value-type="float">
            <text:p>239</text:p>
          </table:table-cell>
          <table:table-cell table:formula="of:=INT(2048+2047*COS([.B3392]))" office:value-type="float" office:value="3007" calcext:value-type="float">
            <text:p>3007</text:p>
          </table:table-cell>
          <table:table-cell/>
        </table:table-row>
        <table:table-row table:style-name="ro1">
          <table:table-cell office:value-type="float" office:value="3391" calcext:value-type="float">
            <text:p>3391</text:p>
          </table:table-cell>
          <table:table-cell table:formula="of:=[.A3393]*2*PI()/4096" office:value-type="float" office:value="5.20172885172021" calcext:value-type="float">
            <text:p>5.20172885172021</text:p>
          </table:table-cell>
          <table:table-cell table:formula="of:=INT(2048+2047*SIN([.B3393]))" office:value-type="float" office:value="241" calcext:value-type="float">
            <text:p>241</text:p>
          </table:table-cell>
          <table:table-cell table:formula="of:=INT(2048+2047*COS([.B3393]))" office:value-type="float" office:value="3010" calcext:value-type="float">
            <text:p>3010</text:p>
          </table:table-cell>
          <table:table-cell/>
        </table:table-row>
        <table:table-row table:style-name="ro1">
          <table:table-cell office:value-type="float" office:value="3392" calcext:value-type="float">
            <text:p>3392</text:p>
          </table:table-cell>
          <table:table-cell table:formula="of:=[.A3394]*2*PI()/4096" office:value-type="float" office:value="5.2032628325081" calcext:value-type="float">
            <text:p>5.2032628325081</text:p>
          </table:table-cell>
          <table:table-cell table:formula="of:=INT(2048+2047*SIN([.B3394]))" office:value-type="float" office:value="242" calcext:value-type="float">
            <text:p>242</text:p>
          </table:table-cell>
          <table:table-cell table:formula="of:=INT(2048+2047*COS([.B3394]))" office:value-type="float" office:value="3012" calcext:value-type="float">
            <text:p>3012</text:p>
          </table:table-cell>
          <table:table-cell/>
        </table:table-row>
        <table:table-row table:style-name="ro1">
          <table:table-cell office:value-type="float" office:value="3393" calcext:value-type="float">
            <text:p>3393</text:p>
          </table:table-cell>
          <table:table-cell table:formula="of:=[.A3395]*2*PI()/4096" office:value-type="float" office:value="5.20479681329598" calcext:value-type="float">
            <text:p>5.20479681329598</text:p>
          </table:table-cell>
          <table:table-cell table:formula="of:=INT(2048+2047*SIN([.B3395]))" office:value-type="float" office:value="244" calcext:value-type="float">
            <text:p>244</text:p>
          </table:table-cell>
          <table:table-cell table:formula="of:=INT(2048+2047*COS([.B3395]))"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float" office:value="3394" calcext:value-type="float">
            <text:p>3394</text:p>
          </table:table-cell>
          <table:table-cell table:formula="of:=[.A3396]*2*PI()/4096" office:value-type="float" office:value="5.20633079408387" calcext:value-type="float">
            <text:p>5.20633079408387</text:p>
          </table:table-cell>
          <table:table-cell table:formula="of:=INT(2048+2047*SIN([.B3396]))" office:value-type="float" office:value="245" calcext:value-type="float">
            <text:p>245</text:p>
          </table:table-cell>
          <table:table-cell table:formula="of:=INT(2048+2047*COS([.B3396]))"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[.A3397]*2*PI()/4096" office:value-type="float" office:value="5.20786477487175" calcext:value-type="float">
            <text:p>5.20786477487175</text:p>
          </table:table-cell>
          <table:table-cell table:formula="of:=INT(2048+2047*SIN([.B3397]))" office:value-type="float" office:value="247" calcext:value-type="float">
            <text:p>247</text:p>
          </table:table-cell>
          <table:table-cell table:formula="of:=INT(2048+2047*COS([.B3397]))" office:value-type="float" office:value="3021" calcext:value-type="float">
            <text:p>3021</text:p>
          </table:table-cell>
          <table:table-cell/>
        </table:table-row>
        <table:table-row table:style-name="ro1">
          <table:table-cell office:value-type="float" office:value="3396" calcext:value-type="float">
            <text:p>3396</text:p>
          </table:table-cell>
          <table:table-cell table:formula="of:=[.A3398]*2*PI()/4096" office:value-type="float" office:value="5.20939875565964" calcext:value-type="float">
            <text:p>5.20939875565964</text:p>
          </table:table-cell>
          <table:table-cell table:formula="of:=INT(2048+2047*SIN([.B3398]))" office:value-type="float" office:value="248" calcext:value-type="float">
            <text:p>248</text:p>
          </table:table-cell>
          <table:table-cell table:formula="of:=INT(2048+2047*COS([.B3398]))" office:value-type="float" office:value="3024" calcext:value-type="float">
            <text:p>3024</text:p>
          </table:table-cell>
          <table:table-cell/>
        </table:table-row>
        <table:table-row table:style-name="ro1">
          <table:table-cell office:value-type="float" office:value="3397" calcext:value-type="float">
            <text:p>3397</text:p>
          </table:table-cell>
          <table:table-cell table:formula="of:=[.A3399]*2*PI()/4096" office:value-type="float" office:value="5.21093273644752" calcext:value-type="float">
            <text:p>5.21093273644752</text:p>
          </table:table-cell>
          <table:table-cell table:formula="of:=INT(2048+2047*SIN([.B3399]))" office:value-type="float" office:value="250" calcext:value-type="float">
            <text:p>250</text:p>
          </table:table-cell>
          <table:table-cell table:formula="of:=INT(2048+2047*COS([.B3399]))" office:value-type="float" office:value="3026" calcext:value-type="float">
            <text:p>3026</text:p>
          </table:table-cell>
          <table:table-cell/>
        </table:table-row>
        <table:table-row table:style-name="ro1">
          <table:table-cell office:value-type="float" office:value="3398" calcext:value-type="float">
            <text:p>3398</text:p>
          </table:table-cell>
          <table:table-cell table:formula="of:=[.A3400]*2*PI()/4096" office:value-type="float" office:value="5.21246671723541" calcext:value-type="float">
            <text:p>5.21246671723541</text:p>
          </table:table-cell>
          <table:table-cell table:formula="of:=INT(2048+2047*SIN([.B3400]))" office:value-type="float" office:value="251" calcext:value-type="float">
            <text:p>251</text:p>
          </table:table-cell>
          <table:table-cell table:formula="of:=INT(2048+2047*COS([.B3400]))" office:value-type="float" office:value="3029" calcext:value-type="float">
            <text:p>3029</text:p>
          </table:table-cell>
          <table:table-cell/>
        </table:table-row>
        <table:table-row table:style-name="ro1">
          <table:table-cell office:value-type="float" office:value="3399" calcext:value-type="float">
            <text:p>3399</text:p>
          </table:table-cell>
          <table:table-cell table:formula="of:=[.A3401]*2*PI()/4096" office:value-type="float" office:value="5.2140006980233" calcext:value-type="float">
            <text:p>5.2140006980233</text:p>
          </table:table-cell>
          <table:table-cell table:formula="of:=INT(2048+2047*SIN([.B3401]))" office:value-type="float" office:value="253" calcext:value-type="float">
            <text:p>253</text:p>
          </table:table-cell>
          <table:table-cell table:formula="of:=INT(2048+2047*COS([.B3401]))" office:value-type="float" office:value="3032" calcext:value-type="float">
            <text:p>3032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[.A3402]*2*PI()/4096" office:value-type="float" office:value="5.21553467881118" calcext:value-type="float">
            <text:p>5.21553467881118</text:p>
          </table:table-cell>
          <table:table-cell table:formula="of:=INT(2048+2047*SIN([.B3402]))" office:value-type="float" office:value="254" calcext:value-type="float">
            <text:p>254</text:p>
          </table:table-cell>
          <table:table-cell table:formula="of:=INT(2048+2047*COS([.B3402]))" office:value-type="float" office:value="3035" calcext:value-type="float">
            <text:p>3035</text:p>
          </table:table-cell>
          <table:table-cell/>
        </table:table-row>
        <table:table-row table:style-name="ro1">
          <table:table-cell office:value-type="float" office:value="3401" calcext:value-type="float">
            <text:p>3401</text:p>
          </table:table-cell>
          <table:table-cell table:formula="of:=[.A3403]*2*PI()/4096" office:value-type="float" office:value="5.21706865959907" calcext:value-type="float">
            <text:p>5.21706865959907</text:p>
          </table:table-cell>
          <table:table-cell table:formula="of:=INT(2048+2047*SIN([.B3403]))" office:value-type="float" office:value="256" calcext:value-type="float">
            <text:p>256</text:p>
          </table:table-cell>
          <table:table-cell table:formula="of:=INT(2048+2047*COS([.B3403]))"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3402" calcext:value-type="float">
            <text:p>3402</text:p>
          </table:table-cell>
          <table:table-cell table:formula="of:=[.A3404]*2*PI()/4096" office:value-type="float" office:value="5.21860264038695" calcext:value-type="float">
            <text:p>5.21860264038695</text:p>
          </table:table-cell>
          <table:table-cell table:formula="of:=INT(2048+2047*SIN([.B3404]))" office:value-type="float" office:value="257" calcext:value-type="float">
            <text:p>257</text:p>
          </table:table-cell>
          <table:table-cell table:formula="of:=INT(2048+2047*COS([.B3404]))" office:value-type="float" office:value="3040" calcext:value-type="float">
            <text:p>3040</text:p>
          </table:table-cell>
          <table:table-cell/>
        </table:table-row>
        <table:table-row table:style-name="ro1">
          <table:table-cell office:value-type="float" office:value="3403" calcext:value-type="float">
            <text:p>3403</text:p>
          </table:table-cell>
          <table:table-cell table:formula="of:=[.A3405]*2*PI()/4096" office:value-type="float" office:value="5.22013662117484" calcext:value-type="float">
            <text:p>5.22013662117484</text:p>
          </table:table-cell>
          <table:table-cell table:formula="of:=INT(2048+2047*SIN([.B3405]))" office:value-type="float" office:value="259" calcext:value-type="float">
            <text:p>259</text:p>
          </table:table-cell>
          <table:table-cell table:formula="of:=INT(2048+2047*COS([.B3405]))" office:value-type="float" office:value="3043" calcext:value-type="float">
            <text:p>3043</text:p>
          </table:table-cell>
          <table:table-cell/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[.A3406]*2*PI()/4096" office:value-type="float" office:value="5.22167060196272" calcext:value-type="float">
            <text:p>5.22167060196272</text:p>
          </table:table-cell>
          <table:table-cell table:formula="of:=INT(2048+2047*SIN([.B3406]))" office:value-type="float" office:value="260" calcext:value-type="float">
            <text:p>260</text:p>
          </table:table-cell>
          <table:table-cell table:formula="of:=INT(2048+2047*COS([.B3406]))" office:value-type="float" office:value="3046" calcext:value-type="float">
            <text:p>3046</text:p>
          </table:table-cell>
          <table:table-cell/>
        </table:table-row>
        <table:table-row table:style-name="ro1">
          <table:table-cell office:value-type="float" office:value="3405" calcext:value-type="float">
            <text:p>3405</text:p>
          </table:table-cell>
          <table:table-cell table:formula="of:=[.A3407]*2*PI()/4096" office:value-type="float" office:value="5.22320458275061" calcext:value-type="float">
            <text:p>5.22320458275061</text:p>
          </table:table-cell>
          <table:table-cell table:formula="of:=INT(2048+2047*SIN([.B3407]))" office:value-type="float" office:value="262" calcext:value-type="float">
            <text:p>262</text:p>
          </table:table-cell>
          <table:table-cell table:formula="of:=INT(2048+2047*COS([.B3407]))" office:value-type="float" office:value="3048" calcext:value-type="float">
            <text:p>3048</text:p>
          </table:table-cell>
          <table:table-cell/>
        </table:table-row>
        <table:table-row table:style-name="ro1">
          <table:table-cell office:value-type="float" office:value="3406" calcext:value-type="float">
            <text:p>3406</text:p>
          </table:table-cell>
          <table:table-cell table:formula="of:=[.A3408]*2*PI()/4096" office:value-type="float" office:value="5.22473856353849" calcext:value-type="float">
            <text:p>5.22473856353849</text:p>
          </table:table-cell>
          <table:table-cell table:formula="of:=INT(2048+2047*SIN([.B3408]))" office:value-type="float" office:value="263" calcext:value-type="float">
            <text:p>263</text:p>
          </table:table-cell>
          <table:table-cell table:formula="of:=INT(2048+2047*COS([.B3408]))" office:value-type="float" office:value="3051" calcext:value-type="float">
            <text:p>3051</text:p>
          </table:table-cell>
          <table:table-cell/>
        </table:table-row>
        <table:table-row table:style-name="ro1">
          <table:table-cell office:value-type="float" office:value="3407" calcext:value-type="float">
            <text:p>3407</text:p>
          </table:table-cell>
          <table:table-cell table:formula="of:=[.A3409]*2*PI()/4096" office:value-type="float" office:value="5.22627254432638" calcext:value-type="float">
            <text:p>5.22627254432638</text:p>
          </table:table-cell>
          <table:table-cell table:formula="of:=INT(2048+2047*SIN([.B3409]))" office:value-type="float" office:value="265" calcext:value-type="float">
            <text:p>265</text:p>
          </table:table-cell>
          <table:table-cell table:formula="of:=INT(2048+2047*COS([.B3409]))" office:value-type="float" office:value="3054" calcext:value-type="float">
            <text:p>3054</text:p>
          </table:table-cell>
          <table:table-cell/>
        </table:table-row>
        <table:table-row table:style-name="ro1">
          <table:table-cell office:value-type="float" office:value="3408" calcext:value-type="float">
            <text:p>3408</text:p>
          </table:table-cell>
          <table:table-cell table:formula="of:=[.A3410]*2*PI()/4096" office:value-type="float" office:value="5.22780652511427" calcext:value-type="float">
            <text:p>5.22780652511427</text:p>
          </table:table-cell>
          <table:table-cell table:formula="of:=INT(2048+2047*SIN([.B3410]))" office:value-type="float" office:value="266" calcext:value-type="float">
            <text:p>266</text:p>
          </table:table-cell>
          <table:table-cell table:formula="of:=INT(2048+2047*COS([.B3410]))" office:value-type="float" office:value="3056" calcext:value-type="float">
            <text:p>3056</text:p>
          </table:table-cell>
          <table:table-cell/>
        </table:table-row>
        <table:table-row table:style-name="ro1">
          <table:table-cell office:value-type="float" office:value="3409" calcext:value-type="float">
            <text:p>3409</text:p>
          </table:table-cell>
          <table:table-cell table:formula="of:=[.A3411]*2*PI()/4096" office:value-type="float" office:value="5.22934050590215" calcext:value-type="float">
            <text:p>5.22934050590215</text:p>
          </table:table-cell>
          <table:table-cell table:formula="of:=INT(2048+2047*SIN([.B3411]))" office:value-type="float" office:value="268" calcext:value-type="float">
            <text:p>268</text:p>
          </table:table-cell>
          <table:table-cell table:formula="of:=INT(2048+2047*COS([.B3411]))" office:value-type="float" office:value="3059" calcext:value-type="float">
            <text:p>3059</text:p>
          </table:table-cell>
          <table:table-cell/>
        </table:table-row>
        <table:table-row table:style-name="ro1">
          <table:table-cell office:value-type="float" office:value="3410" calcext:value-type="float">
            <text:p>3410</text:p>
          </table:table-cell>
          <table:table-cell table:formula="of:=[.A3412]*2*PI()/4096" office:value-type="float" office:value="5.23087448669004" calcext:value-type="float">
            <text:p>5.23087448669004</text:p>
          </table:table-cell>
          <table:table-cell table:formula="of:=INT(2048+2047*SIN([.B3412]))" office:value-type="float" office:value="270" calcext:value-type="float">
            <text:p>270</text:p>
          </table:table-cell>
          <table:table-cell table:formula="of:=INT(2048+2047*COS([.B3412]))" office:value-type="float" office:value="3062" calcext:value-type="float">
            <text:p>3062</text:p>
          </table:table-cell>
          <table:table-cell/>
        </table:table-row>
        <table:table-row table:style-name="ro1">
          <table:table-cell office:value-type="float" office:value="3411" calcext:value-type="float">
            <text:p>3411</text:p>
          </table:table-cell>
          <table:table-cell table:formula="of:=[.A3413]*2*PI()/4096" office:value-type="float" office:value="5.23240846747792" calcext:value-type="float">
            <text:p>5.23240846747792</text:p>
          </table:table-cell>
          <table:table-cell table:formula="of:=INT(2048+2047*SIN([.B3413]))" office:value-type="float" office:value="271" calcext:value-type="float">
            <text:p>271</text:p>
          </table:table-cell>
          <table:table-cell table:formula="of:=INT(2048+2047*COS([.B3413]))" office:value-type="float" office:value="3065" calcext:value-type="float">
            <text:p>3065</text:p>
          </table:table-cell>
          <table:table-cell/>
        </table:table-row>
        <table:table-row table:style-name="ro1">
          <table:table-cell office:value-type="float" office:value="3412" calcext:value-type="float">
            <text:p>3412</text:p>
          </table:table-cell>
          <table:table-cell table:formula="of:=[.A3414]*2*PI()/4096" office:value-type="float" office:value="5.23394244826581" calcext:value-type="float">
            <text:p>5.23394244826581</text:p>
          </table:table-cell>
          <table:table-cell table:formula="of:=INT(2048+2047*SIN([.B3414]))" office:value-type="float" office:value="273" calcext:value-type="float">
            <text:p>273</text:p>
          </table:table-cell>
          <table:table-cell table:formula="of:=INT(2048+2047*COS([.B3414]))"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3413" calcext:value-type="float">
            <text:p>3413</text:p>
          </table:table-cell>
          <table:table-cell table:formula="of:=[.A3415]*2*PI()/4096" office:value-type="float" office:value="5.23547642905369" calcext:value-type="float">
            <text:p>5.23547642905369</text:p>
          </table:table-cell>
          <table:table-cell table:formula="of:=INT(2048+2047*SIN([.B3415]))" office:value-type="float" office:value="274" calcext:value-type="float">
            <text:p>274</text:p>
          </table:table-cell>
          <table:table-cell table:formula="of:=INT(2048+2047*COS([.B3415]))" office:value-type="float" office:value="3070" calcext:value-type="float">
            <text:p>3070</text:p>
          </table:table-cell>
          <table:table-cell/>
        </table:table-row>
        <table:table-row table:style-name="ro1">
          <table:table-cell office:value-type="float" office:value="3414" calcext:value-type="float">
            <text:p>3414</text:p>
          </table:table-cell>
          <table:table-cell table:formula="of:=[.A3416]*2*PI()/4096" office:value-type="float" office:value="5.23701040984158" calcext:value-type="float">
            <text:p>5.23701040984158</text:p>
          </table:table-cell>
          <table:table-cell table:formula="of:=INT(2048+2047*SIN([.B3416]))" office:value-type="float" office:value="276" calcext:value-type="float">
            <text:p>276</text:p>
          </table:table-cell>
          <table:table-cell table:formula="of:=INT(2048+2047*COS([.B3416]))" office:value-type="float" office:value="3073" calcext:value-type="float">
            <text:p>3073</text:p>
          </table:table-cell>
          <table:table-cell/>
        </table:table-row>
        <table:table-row table:style-name="ro1">
          <table:table-cell office:value-type="float" office:value="3415" calcext:value-type="float">
            <text:p>3415</text:p>
          </table:table-cell>
          <table:table-cell table:formula="of:=[.A3417]*2*PI()/4096" office:value-type="float" office:value="5.23854439062947" calcext:value-type="float">
            <text:p>5.23854439062947</text:p>
          </table:table-cell>
          <table:table-cell table:formula="of:=INT(2048+2047*SIN([.B3417]))" office:value-type="float" office:value="277" calcext:value-type="float">
            <text:p>277</text:p>
          </table:table-cell>
          <table:table-cell table:formula="of:=INT(2048+2047*COS([.B3417]))" office:value-type="float" office:value="3076" calcext:value-type="float">
            <text:p>3076</text:p>
          </table:table-cell>
          <table:table-cell/>
        </table:table-row>
        <table:table-row table:style-name="ro1">
          <table:table-cell office:value-type="float" office:value="3416" calcext:value-type="float">
            <text:p>3416</text:p>
          </table:table-cell>
          <table:table-cell table:formula="of:=[.A3418]*2*PI()/4096" office:value-type="float" office:value="5.24007837141735" calcext:value-type="float">
            <text:p>5.24007837141735</text:p>
          </table:table-cell>
          <table:table-cell table:formula="of:=INT(2048+2047*SIN([.B3418]))" office:value-type="float" office:value="279" calcext:value-type="float">
            <text:p>279</text:p>
          </table:table-cell>
          <table:table-cell table:formula="of:=INT(2048+2047*COS([.B3418]))" office:value-type="float" office:value="3078" calcext:value-type="float">
            <text:p>3078</text:p>
          </table:table-cell>
          <table:table-cell/>
        </table:table-row>
        <table:table-row table:style-name="ro1">
          <table:table-cell office:value-type="float" office:value="3417" calcext:value-type="float">
            <text:p>3417</text:p>
          </table:table-cell>
          <table:table-cell table:formula="of:=[.A3419]*2*PI()/4096" office:value-type="float" office:value="5.24161235220524" calcext:value-type="float">
            <text:p>5.24161235220524</text:p>
          </table:table-cell>
          <table:table-cell table:formula="of:=INT(2048+2047*SIN([.B3419]))" office:value-type="float" office:value="281" calcext:value-type="float">
            <text:p>281</text:p>
          </table:table-cell>
          <table:table-cell table:formula="of:=INT(2048+2047*COS([.B3419]))" office:value-type="float" office:value="3081" calcext:value-type="float">
            <text:p>3081</text:p>
          </table:table-cell>
          <table:table-cell/>
        </table:table-row>
        <table:table-row table:style-name="ro1">
          <table:table-cell office:value-type="float" office:value="3418" calcext:value-type="float">
            <text:p>3418</text:p>
          </table:table-cell>
          <table:table-cell table:formula="of:=[.A3420]*2*PI()/4096" office:value-type="float" office:value="5.24314633299312" calcext:value-type="float">
            <text:p>5.24314633299312</text:p>
          </table:table-cell>
          <table:table-cell table:formula="of:=INT(2048+2047*SIN([.B3420]))" office:value-type="float" office:value="282" calcext:value-type="float">
            <text:p>282</text:p>
          </table:table-cell>
          <table:table-cell table:formula="of:=INT(2048+2047*COS([.B3420]))" office:value-type="float" office:value="3084" calcext:value-type="float">
            <text:p>3084</text:p>
          </table:table-cell>
          <table:table-cell/>
        </table:table-row>
        <table:table-row table:style-name="ro1">
          <table:table-cell office:value-type="float" office:value="3419" calcext:value-type="float">
            <text:p>3419</text:p>
          </table:table-cell>
          <table:table-cell table:formula="of:=[.A3421]*2*PI()/4096" office:value-type="float" office:value="5.24468031378101" calcext:value-type="float">
            <text:p>5.24468031378101</text:p>
          </table:table-cell>
          <table:table-cell table:formula="of:=INT(2048+2047*SIN([.B3421]))" office:value-type="float" office:value="284" calcext:value-type="float">
            <text:p>284</text:p>
          </table:table-cell>
          <table:table-cell table:formula="of:=INT(2048+2047*COS([.B3421]))" office:value-type="float" office:value="3086" calcext:value-type="float">
            <text:p>3086</text:p>
          </table:table-cell>
          <table:table-cell/>
        </table:table-row>
        <table:table-row table:style-name="ro1">
          <table:table-cell office:value-type="float" office:value="3420" calcext:value-type="float">
            <text:p>3420</text:p>
          </table:table-cell>
          <table:table-cell table:formula="of:=[.A3422]*2*PI()/4096" office:value-type="float" office:value="5.24621429456889" calcext:value-type="float">
            <text:p>5.24621429456889</text:p>
          </table:table-cell>
          <table:table-cell table:formula="of:=INT(2048+2047*SIN([.B3422]))" office:value-type="float" office:value="285" calcext:value-type="float">
            <text:p>285</text:p>
          </table:table-cell>
          <table:table-cell table:formula="of:=INT(2048+2047*COS([.B3422]))" office:value-type="float" office:value="3089" calcext:value-type="float">
            <text:p>3089</text:p>
          </table:table-cell>
          <table:table-cell/>
        </table:table-row>
        <table:table-row table:style-name="ro1">
          <table:table-cell office:value-type="float" office:value="3421" calcext:value-type="float">
            <text:p>3421</text:p>
          </table:table-cell>
          <table:table-cell table:formula="of:=[.A3423]*2*PI()/4096" office:value-type="float" office:value="5.24774827535678" calcext:value-type="float">
            <text:p>5.24774827535678</text:p>
          </table:table-cell>
          <table:table-cell table:formula="of:=INT(2048+2047*SIN([.B3423]))" office:value-type="float" office:value="287" calcext:value-type="float">
            <text:p>287</text:p>
          </table:table-cell>
          <table:table-cell table:formula="of:=INT(2048+2047*COS([.B3423]))" office:value-type="float" office:value="3092" calcext:value-type="float">
            <text:p>3092</text:p>
          </table:table-cell>
          <table:table-cell/>
        </table:table-row>
        <table:table-row table:style-name="ro1">
          <table:table-cell office:value-type="float" office:value="3422" calcext:value-type="float">
            <text:p>3422</text:p>
          </table:table-cell>
          <table:table-cell table:formula="of:=[.A3424]*2*PI()/4096" office:value-type="float" office:value="5.24928225614466" calcext:value-type="float">
            <text:p>5.24928225614466</text:p>
          </table:table-cell>
          <table:table-cell table:formula="of:=INT(2048+2047*SIN([.B3424]))" office:value-type="float" office:value="289" calcext:value-type="float">
            <text:p>289</text:p>
          </table:table-cell>
          <table:table-cell table:formula="of:=INT(2048+2047*COS([.B3424]))" office:value-type="float" office:value="3094" calcext:value-type="float">
            <text:p>3094</text:p>
          </table:table-cell>
          <table:table-cell/>
        </table:table-row>
        <table:table-row table:style-name="ro1">
          <table:table-cell office:value-type="float" office:value="3423" calcext:value-type="float">
            <text:p>3423</text:p>
          </table:table-cell>
          <table:table-cell table:formula="of:=[.A3425]*2*PI()/4096" office:value-type="float" office:value="5.25081623693255" calcext:value-type="float">
            <text:p>5.25081623693255</text:p>
          </table:table-cell>
          <table:table-cell table:formula="of:=INT(2048+2047*SIN([.B3425]))" office:value-type="float" office:value="290" calcext:value-type="float">
            <text:p>290</text:p>
          </table:table-cell>
          <table:table-cell table:formula="of:=INT(2048+2047*COS([.B3425]))" office:value-type="float" office:value="3097" calcext:value-type="float">
            <text:p>3097</text:p>
          </table:table-cell>
          <table:table-cell/>
        </table:table-row>
        <table:table-row table:style-name="ro1">
          <table:table-cell office:value-type="float" office:value="3424" calcext:value-type="float">
            <text:p>3424</text:p>
          </table:table-cell>
          <table:table-cell table:formula="of:=[.A3426]*2*PI()/4096" office:value-type="float" office:value="5.25235021772044" calcext:value-type="float">
            <text:p>5.25235021772044</text:p>
          </table:table-cell>
          <table:table-cell table:formula="of:=INT(2048+2047*SIN([.B3426]))" office:value-type="float" office:value="292" calcext:value-type="float">
            <text:p>292</text:p>
          </table:table-cell>
          <table:table-cell table:formula="of:=INT(2048+2047*COS([.B3426]))" office:value-type="float" office:value="3100" calcext:value-type="float">
            <text:p>3100</text:p>
          </table:table-cell>
          <table:table-cell/>
        </table:table-row>
        <table:table-row table:style-name="ro1">
          <table:table-cell office:value-type="float" office:value="3425" calcext:value-type="float">
            <text:p>3425</text:p>
          </table:table-cell>
          <table:table-cell table:formula="of:=[.A3427]*2*PI()/4096" office:value-type="float" office:value="5.25388419850832" calcext:value-type="float">
            <text:p>5.25388419850832</text:p>
          </table:table-cell>
          <table:table-cell table:formula="of:=INT(2048+2047*SIN([.B3427]))" office:value-type="float" office:value="293" calcext:value-type="float">
            <text:p>293</text:p>
          </table:table-cell>
          <table:table-cell table:formula="of:=INT(2048+2047*COS([.B3427]))" office:value-type="float" office:value="3103" calcext:value-type="float">
            <text:p>3103</text:p>
          </table:table-cell>
          <table:table-cell/>
        </table:table-row>
        <table:table-row table:style-name="ro1">
          <table:table-cell office:value-type="float" office:value="3426" calcext:value-type="float">
            <text:p>3426</text:p>
          </table:table-cell>
          <table:table-cell table:formula="of:=[.A3428]*2*PI()/4096" office:value-type="float" office:value="5.25541817929621" calcext:value-type="float">
            <text:p>5.25541817929621</text:p>
          </table:table-cell>
          <table:table-cell table:formula="of:=INT(2048+2047*SIN([.B3428]))" office:value-type="float" office:value="295" calcext:value-type="float">
            <text:p>295</text:p>
          </table:table-cell>
          <table:table-cell table:formula="of:=INT(2048+2047*COS([.B3428]))" office:value-type="float" office:value="3105" calcext:value-type="float">
            <text:p>3105</text:p>
          </table:table-cell>
          <table:table-cell/>
        </table:table-row>
        <table:table-row table:style-name="ro1">
          <table:table-cell office:value-type="float" office:value="3427" calcext:value-type="float">
            <text:p>3427</text:p>
          </table:table-cell>
          <table:table-cell table:formula="of:=[.A3429]*2*PI()/4096" office:value-type="float" office:value="5.25695216008409" calcext:value-type="float">
            <text:p>5.25695216008409</text:p>
          </table:table-cell>
          <table:table-cell table:formula="of:=INT(2048+2047*SIN([.B3429]))" office:value-type="float" office:value="297" calcext:value-type="float">
            <text:p>297</text:p>
          </table:table-cell>
          <table:table-cell table:formula="of:=INT(2048+2047*COS([.B3429]))" office:value-type="float" office:value="3108" calcext:value-type="float">
            <text:p>3108</text:p>
          </table:table-cell>
          <table:table-cell/>
        </table:table-row>
        <table:table-row table:style-name="ro1">
          <table:table-cell office:value-type="float" office:value="3428" calcext:value-type="float">
            <text:p>3428</text:p>
          </table:table-cell>
          <table:table-cell table:formula="of:=[.A3430]*2*PI()/4096" office:value-type="float" office:value="5.25848614087198" calcext:value-type="float">
            <text:p>5.25848614087198</text:p>
          </table:table-cell>
          <table:table-cell table:formula="of:=INT(2048+2047*SIN([.B3430]))" office:value-type="float" office:value="298" calcext:value-type="float">
            <text:p>298</text:p>
          </table:table-cell>
          <table:table-cell table:formula="of:=INT(2048+2047*COS([.B3430]))"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3429" calcext:value-type="float">
            <text:p>3429</text:p>
          </table:table-cell>
          <table:table-cell table:formula="of:=[.A3431]*2*PI()/4096" office:value-type="float" office:value="5.26002012165986" calcext:value-type="float">
            <text:p>5.26002012165986</text:p>
          </table:table-cell>
          <table:table-cell table:formula="of:=INT(2048+2047*SIN([.B3431]))" office:value-type="float" office:value="300" calcext:value-type="float">
            <text:p>300</text:p>
          </table:table-cell>
          <table:table-cell table:formula="of:=INT(2048+2047*COS([.B3431]))" office:value-type="float" office:value="3113" calcext:value-type="float">
            <text:p>3113</text:p>
          </table:table-cell>
          <table:table-cell/>
        </table:table-row>
        <table:table-row table:style-name="ro1">
          <table:table-cell office:value-type="float" office:value="3430" calcext:value-type="float">
            <text:p>3430</text:p>
          </table:table-cell>
          <table:table-cell table:formula="of:=[.A3432]*2*PI()/4096" office:value-type="float" office:value="5.26155410244775" calcext:value-type="float">
            <text:p>5.26155410244775</text:p>
          </table:table-cell>
          <table:table-cell table:formula="of:=INT(2048+2047*SIN([.B3432]))" office:value-type="float" office:value="301" calcext:value-type="float">
            <text:p>301</text:p>
          </table:table-cell>
          <table:table-cell table:formula="of:=INT(2048+2047*COS([.B3432]))" office:value-type="float" office:value="3116" calcext:value-type="float">
            <text:p>3116</text:p>
          </table:table-cell>
          <table:table-cell/>
        </table:table-row>
        <table:table-row table:style-name="ro1">
          <table:table-cell office:value-type="float" office:value="3431" calcext:value-type="float">
            <text:p>3431</text:p>
          </table:table-cell>
          <table:table-cell table:formula="of:=[.A3433]*2*PI()/4096" office:value-type="float" office:value="5.26308808323564" calcext:value-type="float">
            <text:p>5.26308808323564</text:p>
          </table:table-cell>
          <table:table-cell table:formula="of:=INT(2048+2047*SIN([.B3433]))" office:value-type="float" office:value="303" calcext:value-type="float">
            <text:p>303</text:p>
          </table:table-cell>
          <table:table-cell table:formula="of:=INT(2048+2047*COS([.B3433]))"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3432" calcext:value-type="float">
            <text:p>3432</text:p>
          </table:table-cell>
          <table:table-cell table:formula="of:=[.A3434]*2*PI()/4096" office:value-type="float" office:value="5.26462206402352" calcext:value-type="float">
            <text:p>5.26462206402352</text:p>
          </table:table-cell>
          <table:table-cell table:formula="of:=INT(2048+2047*SIN([.B3434]))" office:value-type="float" office:value="305" calcext:value-type="float">
            <text:p>305</text:p>
          </table:table-cell>
          <table:table-cell table:formula="of:=INT(2048+2047*COS([.B3434]))" office:value-type="float" office:value="3121" calcext:value-type="float">
            <text:p>3121</text:p>
          </table:table-cell>
          <table:table-cell/>
        </table:table-row>
        <table:table-row table:style-name="ro1">
          <table:table-cell office:value-type="float" office:value="3433" calcext:value-type="float">
            <text:p>3433</text:p>
          </table:table-cell>
          <table:table-cell table:formula="of:=[.A3435]*2*PI()/4096" office:value-type="float" office:value="5.26615604481141" calcext:value-type="float">
            <text:p>5.26615604481141</text:p>
          </table:table-cell>
          <table:table-cell table:formula="of:=INT(2048+2047*SIN([.B3435]))" office:value-type="float" office:value="306" calcext:value-type="float">
            <text:p>306</text:p>
          </table:table-cell>
          <table:table-cell table:formula="of:=INT(2048+2047*COS([.B3435]))" office:value-type="float" office:value="3124" calcext:value-type="float">
            <text:p>3124</text:p>
          </table:table-cell>
          <table:table-cell/>
        </table:table-row>
        <table:table-row table:style-name="ro1">
          <table:table-cell office:value-type="float" office:value="3434" calcext:value-type="float">
            <text:p>3434</text:p>
          </table:table-cell>
          <table:table-cell table:formula="of:=[.A3436]*2*PI()/4096" office:value-type="float" office:value="5.26769002559929" calcext:value-type="float">
            <text:p>5.26769002559929</text:p>
          </table:table-cell>
          <table:table-cell table:formula="of:=INT(2048+2047*SIN([.B3436]))" office:value-type="float" office:value="308" calcext:value-type="float">
            <text:p>308</text:p>
          </table:table-cell>
          <table:table-cell table:formula="of:=INT(2048+2047*COS([.B3436]))" office:value-type="float" office:value="3127" calcext:value-type="float">
            <text:p>3127</text:p>
          </table:table-cell>
          <table:table-cell/>
        </table:table-row>
        <table:table-row table:style-name="ro1">
          <table:table-cell office:value-type="float" office:value="3435" calcext:value-type="float">
            <text:p>3435</text:p>
          </table:table-cell>
          <table:table-cell table:formula="of:=[.A3437]*2*PI()/4096" office:value-type="float" office:value="5.26922400638718" calcext:value-type="float">
            <text:p>5.26922400638718</text:p>
          </table:table-cell>
          <table:table-cell table:formula="of:=INT(2048+2047*SIN([.B3437]))" office:value-type="float" office:value="310" calcext:value-type="float">
            <text:p>310</text:p>
          </table:table-cell>
          <table:table-cell table:formula="of:=INT(2048+2047*COS([.B3437]))" office:value-type="float" office:value="3129" calcext:value-type="float">
            <text:p>3129</text:p>
          </table:table-cell>
          <table:table-cell/>
        </table:table-row>
        <table:table-row table:style-name="ro1">
          <table:table-cell office:value-type="float" office:value="3436" calcext:value-type="float">
            <text:p>3436</text:p>
          </table:table-cell>
          <table:table-cell table:formula="of:=[.A3438]*2*PI()/4096" office:value-type="float" office:value="5.27075798717506" calcext:value-type="float">
            <text:p>5.27075798717506</text:p>
          </table:table-cell>
          <table:table-cell table:formula="of:=INT(2048+2047*SIN([.B3438]))" office:value-type="float" office:value="311" calcext:value-type="float">
            <text:p>311</text:p>
          </table:table-cell>
          <table:table-cell table:formula="of:=INT(2048+2047*COS([.B3438]))" office:value-type="float" office:value="3132" calcext:value-type="float">
            <text:p>3132</text:p>
          </table:table-cell>
          <table:table-cell/>
        </table:table-row>
        <table:table-row table:style-name="ro1">
          <table:table-cell office:value-type="float" office:value="3437" calcext:value-type="float">
            <text:p>3437</text:p>
          </table:table-cell>
          <table:table-cell table:formula="of:=[.A3439]*2*PI()/4096" office:value-type="float" office:value="5.27229196796295" calcext:value-type="float">
            <text:p>5.27229196796295</text:p>
          </table:table-cell>
          <table:table-cell table:formula="of:=INT(2048+2047*SIN([.B3439]))" office:value-type="float" office:value="313" calcext:value-type="float">
            <text:p>313</text:p>
          </table:table-cell>
          <table:table-cell table:formula="of:=INT(2048+2047*COS([.B3439]))" office:value-type="float" office:value="3135" calcext:value-type="float">
            <text:p>3135</text:p>
          </table:table-cell>
          <table:table-cell/>
        </table:table-row>
        <table:table-row table:style-name="ro1">
          <table:table-cell office:value-type="float" office:value="3438" calcext:value-type="float">
            <text:p>3438</text:p>
          </table:table-cell>
          <table:table-cell table:formula="of:=[.A3440]*2*PI()/4096" office:value-type="float" office:value="5.27382594875084" calcext:value-type="float">
            <text:p>5.27382594875084</text:p>
          </table:table-cell>
          <table:table-cell table:formula="of:=INT(2048+2047*SIN([.B3440]))" office:value-type="float" office:value="315" calcext:value-type="float">
            <text:p>315</text:p>
          </table:table-cell>
          <table:table-cell table:formula="of:=INT(2048+2047*COS([.B3440]))" office:value-type="float" office:value="3137" calcext:value-type="float">
            <text:p>3137</text:p>
          </table:table-cell>
          <table:table-cell/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[.A3441]*2*PI()/4096" office:value-type="float" office:value="5.27535992953872" calcext:value-type="float">
            <text:p>5.27535992953872</text:p>
          </table:table-cell>
          <table:table-cell table:formula="of:=INT(2048+2047*SIN([.B3441]))" office:value-type="float" office:value="316" calcext:value-type="float">
            <text:p>316</text:p>
          </table:table-cell>
          <table:table-cell table:formula="of:=INT(2048+2047*COS([.B3441]))" office:value-type="float" office:value="3140" calcext:value-type="float">
            <text:p>3140</text:p>
          </table:table-cell>
          <table:table-cell/>
        </table:table-row>
        <table:table-row table:style-name="ro1">
          <table:table-cell office:value-type="float" office:value="3440" calcext:value-type="float">
            <text:p>3440</text:p>
          </table:table-cell>
          <table:table-cell table:formula="of:=[.A3442]*2*PI()/4096" office:value-type="float" office:value="5.27689391032661" calcext:value-type="float">
            <text:p>5.27689391032661</text:p>
          </table:table-cell>
          <table:table-cell table:formula="of:=INT(2048+2047*SIN([.B3442]))" office:value-type="float" office:value="318" calcext:value-type="float">
            <text:p>318</text:p>
          </table:table-cell>
          <table:table-cell table:formula="of:=INT(2048+2047*COS([.B3442]))" office:value-type="float" office:value="3143" calcext:value-type="float">
            <text:p>3143</text:p>
          </table:table-cell>
          <table:table-cell/>
        </table:table-row>
        <table:table-row table:style-name="ro1">
          <table:table-cell office:value-type="float" office:value="3441" calcext:value-type="float">
            <text:p>3441</text:p>
          </table:table-cell>
          <table:table-cell table:formula="of:=[.A3443]*2*PI()/4096" office:value-type="float" office:value="5.27842789111449" calcext:value-type="float">
            <text:p>5.27842789111449</text:p>
          </table:table-cell>
          <table:table-cell table:formula="of:=INT(2048+2047*SIN([.B3443]))" office:value-type="float" office:value="320" calcext:value-type="float">
            <text:p>320</text:p>
          </table:table-cell>
          <table:table-cell table:formula="of:=INT(2048+2047*COS([.B3443]))" office:value-type="float" office:value="3145" calcext:value-type="float">
            <text:p>3145</text:p>
          </table:table-cell>
          <table:table-cell/>
        </table:table-row>
        <table:table-row table:style-name="ro1">
          <table:table-cell office:value-type="float" office:value="3442" calcext:value-type="float">
            <text:p>3442</text:p>
          </table:table-cell>
          <table:table-cell table:formula="of:=[.A3444]*2*PI()/4096" office:value-type="float" office:value="5.27996187190238" calcext:value-type="float">
            <text:p>5.27996187190238</text:p>
          </table:table-cell>
          <table:table-cell table:formula="of:=INT(2048+2047*SIN([.B3444]))" office:value-type="float" office:value="321" calcext:value-type="float">
            <text:p>321</text:p>
          </table:table-cell>
          <table:table-cell table:formula="of:=INT(2048+2047*COS([.B3444]))" office:value-type="float" office:value="3148" calcext:value-type="float">
            <text:p>3148</text:p>
          </table:table-cell>
          <table:table-cell/>
        </table:table-row>
        <table:table-row table:style-name="ro1">
          <table:table-cell office:value-type="float" office:value="3443" calcext:value-type="float">
            <text:p>3443</text:p>
          </table:table-cell>
          <table:table-cell table:formula="of:=[.A3445]*2*PI()/4096" office:value-type="float" office:value="5.28149585269026" calcext:value-type="float">
            <text:p>5.28149585269026</text:p>
          </table:table-cell>
          <table:table-cell table:formula="of:=INT(2048+2047*SIN([.B3445]))" office:value-type="float" office:value="323" calcext:value-type="float">
            <text:p>323</text:p>
          </table:table-cell>
          <table:table-cell table:formula="of:=INT(2048+2047*COS([.B3445]))" office:value-type="float" office:value="3151" calcext:value-type="float">
            <text:p>3151</text:p>
          </table:table-cell>
          <table:table-cell/>
        </table:table-row>
        <table:table-row table:style-name="ro1">
          <table:table-cell office:value-type="float" office:value="3444" calcext:value-type="float">
            <text:p>3444</text:p>
          </table:table-cell>
          <table:table-cell table:formula="of:=[.A3446]*2*PI()/4096" office:value-type="float" office:value="5.28302983347815" calcext:value-type="float">
            <text:p>5.28302983347815</text:p>
          </table:table-cell>
          <table:table-cell table:formula="of:=INT(2048+2047*SIN([.B3446]))" office:value-type="float" office:value="325" calcext:value-type="float">
            <text:p>325</text:p>
          </table:table-cell>
          <table:table-cell table:formula="of:=INT(2048+2047*COS([.B3446]))" office:value-type="float" office:value="3153" calcext:value-type="float">
            <text:p>3153</text:p>
          </table:table-cell>
          <table:table-cell/>
        </table:table-row>
        <table:table-row table:style-name="ro1">
          <table:table-cell office:value-type="float" office:value="3445" calcext:value-type="float">
            <text:p>3445</text:p>
          </table:table-cell>
          <table:table-cell table:formula="of:=[.A3447]*2*PI()/4096" office:value-type="float" office:value="5.28456381426603" calcext:value-type="float">
            <text:p>5.28456381426603</text:p>
          </table:table-cell>
          <table:table-cell table:formula="of:=INT(2048+2047*SIN([.B3447]))" office:value-type="float" office:value="327" calcext:value-type="float">
            <text:p>327</text:p>
          </table:table-cell>
          <table:table-cell table:formula="of:=INT(2048+2047*COS([.B3447]))" office:value-type="float" office:value="3156" calcext:value-type="float">
            <text:p>3156</text:p>
          </table:table-cell>
          <table:table-cell/>
        </table:table-row>
        <table:table-row table:style-name="ro1">
          <table:table-cell office:value-type="float" office:value="3446" calcext:value-type="float">
            <text:p>3446</text:p>
          </table:table-cell>
          <table:table-cell table:formula="of:=[.A3448]*2*PI()/4096" office:value-type="float" office:value="5.28609779505392" calcext:value-type="float">
            <text:p>5.28609779505392</text:p>
          </table:table-cell>
          <table:table-cell table:formula="of:=INT(2048+2047*SIN([.B3448]))" office:value-type="float" office:value="328" calcext:value-type="float">
            <text:p>328</text:p>
          </table:table-cell>
          <table:table-cell table:formula="of:=INT(2048+2047*COS([.B3448]))" office:value-type="float" office:value="3159" calcext:value-type="float">
            <text:p>3159</text:p>
          </table:table-cell>
          <table:table-cell/>
        </table:table-row>
        <table:table-row table:style-name="ro1">
          <table:table-cell office:value-type="float" office:value="3447" calcext:value-type="float">
            <text:p>3447</text:p>
          </table:table-cell>
          <table:table-cell table:formula="of:=[.A3449]*2*PI()/4096" office:value-type="float" office:value="5.28763177584181" calcext:value-type="float">
            <text:p>5.28763177584181</text:p>
          </table:table-cell>
          <table:table-cell table:formula="of:=INT(2048+2047*SIN([.B3449]))" office:value-type="float" office:value="330" calcext:value-type="float">
            <text:p>330</text:p>
          </table:table-cell>
          <table:table-cell table:formula="of:=INT(2048+2047*COS([.B3449]))" office:value-type="float" office:value="3161" calcext:value-type="float">
            <text:p>3161</text:p>
          </table:table-cell>
          <table:table-cell/>
        </table:table-row>
        <table:table-row table:style-name="ro1">
          <table:table-cell office:value-type="float" office:value="3448" calcext:value-type="float">
            <text:p>3448</text:p>
          </table:table-cell>
          <table:table-cell table:formula="of:=[.A3450]*2*PI()/4096" office:value-type="float" office:value="5.28916575662969" calcext:value-type="float">
            <text:p>5.28916575662969</text:p>
          </table:table-cell>
          <table:table-cell table:formula="of:=INT(2048+2047*SIN([.B3450]))" office:value-type="float" office:value="332" calcext:value-type="float">
            <text:p>332</text:p>
          </table:table-cell>
          <table:table-cell table:formula="of:=INT(2048+2047*COS([.B3450]))"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3449" calcext:value-type="float">
            <text:p>3449</text:p>
          </table:table-cell>
          <table:table-cell table:formula="of:=[.A3451]*2*PI()/4096" office:value-type="float" office:value="5.29069973741758" calcext:value-type="float">
            <text:p>5.29069973741758</text:p>
          </table:table-cell>
          <table:table-cell table:formula="of:=INT(2048+2047*SIN([.B3451]))" office:value-type="float" office:value="333" calcext:value-type="float">
            <text:p>333</text:p>
          </table:table-cell>
          <table:table-cell table:formula="of:=INT(2048+2047*COS([.B3451]))" office:value-type="float" office:value="3166" calcext:value-type="float">
            <text:p>3166</text:p>
          </table:table-cell>
          <table:table-cell/>
        </table:table-row>
        <table:table-row table:style-name="ro1">
          <table:table-cell office:value-type="float" office:value="3450" calcext:value-type="float">
            <text:p>3450</text:p>
          </table:table-cell>
          <table:table-cell table:formula="of:=[.A3452]*2*PI()/4096" office:value-type="float" office:value="5.29223371820546" calcext:value-type="float">
            <text:p>5.29223371820546</text:p>
          </table:table-cell>
          <table:table-cell table:formula="of:=INT(2048+2047*SIN([.B3452]))" office:value-type="float" office:value="335" calcext:value-type="float">
            <text:p>335</text:p>
          </table:table-cell>
          <table:table-cell table:formula="of:=INT(2048+2047*COS([.B3452]))" office:value-type="float" office:value="3169" calcext:value-type="float">
            <text:p>3169</text:p>
          </table:table-cell>
          <table:table-cell/>
        </table:table-row>
        <table:table-row table:style-name="ro1">
          <table:table-cell office:value-type="float" office:value="3451" calcext:value-type="float">
            <text:p>3451</text:p>
          </table:table-cell>
          <table:table-cell table:formula="of:=[.A3453]*2*PI()/4096" office:value-type="float" office:value="5.29376769899335" calcext:value-type="float">
            <text:p>5.29376769899335</text:p>
          </table:table-cell>
          <table:table-cell table:formula="of:=INT(2048+2047*SIN([.B3453]))" office:value-type="float" office:value="337" calcext:value-type="float">
            <text:p>337</text:p>
          </table:table-cell>
          <table:table-cell table:formula="of:=INT(2048+2047*COS([.B3453]))" office:value-type="float" office:value="3172" calcext:value-type="float">
            <text:p>3172</text:p>
          </table:table-cell>
          <table:table-cell/>
        </table:table-row>
        <table:table-row table:style-name="ro1">
          <table:table-cell office:value-type="float" office:value="3452" calcext:value-type="float">
            <text:p>3452</text:p>
          </table:table-cell>
          <table:table-cell table:formula="of:=[.A3454]*2*PI()/4096" office:value-type="float" office:value="5.29530167978123" calcext:value-type="float">
            <text:p>5.29530167978123</text:p>
          </table:table-cell>
          <table:table-cell table:formula="of:=INT(2048+2047*SIN([.B3454]))" office:value-type="float" office:value="339" calcext:value-type="float">
            <text:p>339</text:p>
          </table:table-cell>
          <table:table-cell table:formula="of:=INT(2048+2047*COS([.B3454]))" office:value-type="float" office:value="3174" calcext:value-type="float">
            <text:p>3174</text:p>
          </table:table-cell>
          <table:table-cell/>
        </table:table-row>
        <table:table-row table:style-name="ro1">
          <table:table-cell office:value-type="float" office:value="3453" calcext:value-type="float">
            <text:p>3453</text:p>
          </table:table-cell>
          <table:table-cell table:formula="of:=[.A3455]*2*PI()/4096" office:value-type="float" office:value="5.29683566056912" calcext:value-type="float">
            <text:p>5.29683566056912</text:p>
          </table:table-cell>
          <table:table-cell table:formula="of:=INT(2048+2047*SIN([.B3455]))" office:value-type="float" office:value="340" calcext:value-type="float">
            <text:p>340</text:p>
          </table:table-cell>
          <table:table-cell table:formula="of:=INT(2048+2047*COS([.B3455]))" office:value-type="float" office:value="3177" calcext:value-type="float">
            <text:p>3177</text:p>
          </table:table-cell>
          <table:table-cell/>
        </table:table-row>
        <table:table-row table:style-name="ro1">
          <table:table-cell office:value-type="float" office:value="3454" calcext:value-type="float">
            <text:p>3454</text:p>
          </table:table-cell>
          <table:table-cell table:formula="of:=[.A3456]*2*PI()/4096" office:value-type="float" office:value="5.29836964135701" calcext:value-type="float">
            <text:p>5.29836964135701</text:p>
          </table:table-cell>
          <table:table-cell table:formula="of:=INT(2048+2047*SIN([.B3456]))" office:value-type="float" office:value="342" calcext:value-type="float">
            <text:p>342</text:p>
          </table:table-cell>
          <table:table-cell table:formula="of:=INT(2048+2047*COS([.B3456]))" office:value-type="float" office:value="3180" calcext:value-type="float">
            <text:p>3180</text:p>
          </table:table-cell>
          <table:table-cell/>
        </table:table-row>
        <table:table-row table:style-name="ro1">
          <table:table-cell office:value-type="float" office:value="3455" calcext:value-type="float">
            <text:p>3455</text:p>
          </table:table-cell>
          <table:table-cell table:formula="of:=[.A3457]*2*PI()/4096" office:value-type="float" office:value="5.29990362214489" calcext:value-type="float">
            <text:p>5.29990362214489</text:p>
          </table:table-cell>
          <table:table-cell table:formula="of:=INT(2048+2047*SIN([.B3457]))" office:value-type="float" office:value="344" calcext:value-type="float">
            <text:p>344</text:p>
          </table:table-cell>
          <table:table-cell table:formula="of:=INT(2048+2047*COS([.B3457]))" office:value-type="float" office:value="3182" calcext:value-type="float">
            <text:p>3182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[.A3458]*2*PI()/4096" office:value-type="float" office:value="5.30143760293278" calcext:value-type="float">
            <text:p>5.30143760293278</text:p>
          </table:table-cell>
          <table:table-cell table:formula="of:=INT(2048+2047*SIN([.B3458]))" office:value-type="float" office:value="345" calcext:value-type="float">
            <text:p>345</text:p>
          </table:table-cell>
          <table:table-cell table:formula="of:=INT(2048+2047*COS([.B3458]))" office:value-type="float" office:value="3185" calcext:value-type="float">
            <text:p>3185</text:p>
          </table:table-cell>
          <table:table-cell/>
        </table:table-row>
        <table:table-row table:style-name="ro1">
          <table:table-cell office:value-type="float" office:value="3457" calcext:value-type="float">
            <text:p>3457</text:p>
          </table:table-cell>
          <table:table-cell table:formula="of:=[.A3459]*2*PI()/4096" office:value-type="float" office:value="5.30297158372066" calcext:value-type="float">
            <text:p>5.30297158372066</text:p>
          </table:table-cell>
          <table:table-cell table:formula="of:=INT(2048+2047*SIN([.B3459]))" office:value-type="float" office:value="347" calcext:value-type="float">
            <text:p>347</text:p>
          </table:table-cell>
          <table:table-cell table:formula="of:=INT(2048+2047*COS([.B3459]))" office:value-type="float" office:value="3187" calcext:value-type="float">
            <text:p>3187</text:p>
          </table:table-cell>
          <table:table-cell/>
        </table:table-row>
        <table:table-row table:style-name="ro1">
          <table:table-cell office:value-type="float" office:value="3458" calcext:value-type="float">
            <text:p>3458</text:p>
          </table:table-cell>
          <table:table-cell table:formula="of:=[.A3460]*2*PI()/4096" office:value-type="float" office:value="5.30450556450855" calcext:value-type="float">
            <text:p>5.30450556450855</text:p>
          </table:table-cell>
          <table:table-cell table:formula="of:=INT(2048+2047*SIN([.B3460]))" office:value-type="float" office:value="349" calcext:value-type="float">
            <text:p>349</text:p>
          </table:table-cell>
          <table:table-cell table:formula="of:=INT(2048+2047*COS([.B3460]))" office:value-type="float" office:value="3190" calcext:value-type="float">
            <text:p>3190</text:p>
          </table:table-cell>
          <table:table-cell/>
        </table:table-row>
        <table:table-row table:style-name="ro1">
          <table:table-cell office:value-type="float" office:value="3459" calcext:value-type="float">
            <text:p>3459</text:p>
          </table:table-cell>
          <table:table-cell table:formula="of:=[.A3461]*2*PI()/4096" office:value-type="float" office:value="5.30603954529643" calcext:value-type="float">
            <text:p>5.30603954529643</text:p>
          </table:table-cell>
          <table:table-cell table:formula="of:=INT(2048+2047*SIN([.B3461]))" office:value-type="float" office:value="351" calcext:value-type="float">
            <text:p>351</text:p>
          </table:table-cell>
          <table:table-cell table:formula="of:=INT(2048+2047*COS([.B3461]))" office:value-type="float" office:value="3193" calcext:value-type="float">
            <text:p>3193</text:p>
          </table:table-cell>
          <table:table-cell/>
        </table:table-row>
        <table:table-row table:style-name="ro1">
          <table:table-cell office:value-type="float" office:value="3460" calcext:value-type="float">
            <text:p>3460</text:p>
          </table:table-cell>
          <table:table-cell table:formula="of:=[.A3462]*2*PI()/4096" office:value-type="float" office:value="5.30757352608432" calcext:value-type="float">
            <text:p>5.30757352608432</text:p>
          </table:table-cell>
          <table:table-cell table:formula="of:=INT(2048+2047*SIN([.B3462]))" office:value-type="float" office:value="352" calcext:value-type="float">
            <text:p>352</text:p>
          </table:table-cell>
          <table:table-cell table:formula="of:=INT(2048+2047*COS([.B3462]))" office:value-type="float" office:value="3195" calcext:value-type="float">
            <text:p>3195</text:p>
          </table:table-cell>
          <table:table-cell/>
        </table:table-row>
        <table:table-row table:style-name="ro1">
          <table:table-cell office:value-type="float" office:value="3461" calcext:value-type="float">
            <text:p>3461</text:p>
          </table:table-cell>
          <table:table-cell table:formula="of:=[.A3463]*2*PI()/4096" office:value-type="float" office:value="5.3091075068722" calcext:value-type="float">
            <text:p>5.3091075068722</text:p>
          </table:table-cell>
          <table:table-cell table:formula="of:=INT(2048+2047*SIN([.B3463]))" office:value-type="float" office:value="354" calcext:value-type="float">
            <text:p>354</text:p>
          </table:table-cell>
          <table:table-cell table:formula="of:=INT(2048+2047*COS([.B3463]))" office:value-type="float" office:value="3198" calcext:value-type="float">
            <text:p>3198</text:p>
          </table:table-cell>
          <table:table-cell/>
        </table:table-row>
        <table:table-row table:style-name="ro1">
          <table:table-cell office:value-type="float" office:value="3462" calcext:value-type="float">
            <text:p>3462</text:p>
          </table:table-cell>
          <table:table-cell table:formula="of:=[.A3464]*2*PI()/4096" office:value-type="float" office:value="5.31064148766009" calcext:value-type="float">
            <text:p>5.31064148766009</text:p>
          </table:table-cell>
          <table:table-cell table:formula="of:=INT(2048+2047*SIN([.B3464]))" office:value-type="float" office:value="356" calcext:value-type="float">
            <text:p>356</text:p>
          </table:table-cell>
          <table:table-cell table:formula="of:=INT(2048+2047*COS([.B3464]))"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float" office:value="3463" calcext:value-type="float">
            <text:p>3463</text:p>
          </table:table-cell>
          <table:table-cell table:formula="of:=[.A3465]*2*PI()/4096" office:value-type="float" office:value="5.31217546844798" calcext:value-type="float">
            <text:p>5.31217546844798</text:p>
          </table:table-cell>
          <table:table-cell table:formula="of:=INT(2048+2047*SIN([.B3465]))" office:value-type="float" office:value="358" calcext:value-type="float">
            <text:p>358</text:p>
          </table:table-cell>
          <table:table-cell table:formula="of:=INT(2048+2047*COS([.B3465]))" office:value-type="float" office:value="3203" calcext:value-type="float">
            <text:p>3203</text:p>
          </table:table-cell>
          <table:table-cell/>
        </table:table-row>
        <table:table-row table:style-name="ro1">
          <table:table-cell office:value-type="float" office:value="3464" calcext:value-type="float">
            <text:p>3464</text:p>
          </table:table-cell>
          <table:table-cell table:formula="of:=[.A3466]*2*PI()/4096" office:value-type="float" office:value="5.31370944923586" calcext:value-type="float">
            <text:p>5.31370944923586</text:p>
          </table:table-cell>
          <table:table-cell table:formula="of:=INT(2048+2047*SIN([.B3466]))" office:value-type="float" office:value="360" calcext:value-type="float">
            <text:p>360</text:p>
          </table:table-cell>
          <table:table-cell table:formula="of:=INT(2048+2047*COS([.B3466]))" office:value-type="float" office:value="3206" calcext:value-type="float">
            <text:p>3206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table:formula="of:=[.A3467]*2*PI()/4096" office:value-type="float" office:value="5.31524343002375" calcext:value-type="float">
            <text:p>5.31524343002375</text:p>
          </table:table-cell>
          <table:table-cell table:formula="of:=INT(2048+2047*SIN([.B3467]))" office:value-type="float" office:value="361" calcext:value-type="float">
            <text:p>361</text:p>
          </table:table-cell>
          <table:table-cell table:formula="of:=INT(2048+2047*COS([.B3467]))" office:value-type="float" office:value="3208" calcext:value-type="float">
            <text:p>3208</text:p>
          </table:table-cell>
          <table:table-cell/>
        </table:table-row>
        <table:table-row table:style-name="ro1">
          <table:table-cell office:value-type="float" office:value="3466" calcext:value-type="float">
            <text:p>3466</text:p>
          </table:table-cell>
          <table:table-cell table:formula="of:=[.A3468]*2*PI()/4096" office:value-type="float" office:value="5.31677741081163" calcext:value-type="float">
            <text:p>5.31677741081163</text:p>
          </table:table-cell>
          <table:table-cell table:formula="of:=INT(2048+2047*SIN([.B3468]))" office:value-type="float" office:value="363" calcext:value-type="float">
            <text:p>363</text:p>
          </table:table-cell>
          <table:table-cell table:formula="of:=INT(2048+2047*COS([.B3468]))" office:value-type="float" office:value="3211" calcext:value-type="float">
            <text:p>3211</text:p>
          </table:table-cell>
          <table:table-cell/>
        </table:table-row>
        <table:table-row table:style-name="ro1">
          <table:table-cell office:value-type="float" office:value="3467" calcext:value-type="float">
            <text:p>3467</text:p>
          </table:table-cell>
          <table:table-cell table:formula="of:=[.A3469]*2*PI()/4096" office:value-type="float" office:value="5.31831139159952" calcext:value-type="float">
            <text:p>5.31831139159952</text:p>
          </table:table-cell>
          <table:table-cell table:formula="of:=INT(2048+2047*SIN([.B3469]))" office:value-type="float" office:value="365" calcext:value-type="float">
            <text:p>365</text:p>
          </table:table-cell>
          <table:table-cell table:formula="of:=INT(2048+2047*COS([.B3469]))" office:value-type="float" office:value="3213" calcext:value-type="float">
            <text:p>3213</text:p>
          </table:table-cell>
          <table:table-cell/>
        </table:table-row>
        <table:table-row table:style-name="ro1">
          <table:table-cell office:value-type="float" office:value="3468" calcext:value-type="float">
            <text:p>3468</text:p>
          </table:table-cell>
          <table:table-cell table:formula="of:=[.A3470]*2*PI()/4096" office:value-type="float" office:value="5.3198453723874" calcext:value-type="float">
            <text:p>5.3198453723874</text:p>
          </table:table-cell>
          <table:table-cell table:formula="of:=INT(2048+2047*SIN([.B3470]))" office:value-type="float" office:value="367" calcext:value-type="float">
            <text:p>367</text:p>
          </table:table-cell>
          <table:table-cell table:formula="of:=INT(2048+2047*COS([.B3470]))" office:value-type="float" office:value="3216" calcext:value-type="float">
            <text:p>3216</text:p>
          </table:table-cell>
          <table:table-cell/>
        </table:table-row>
        <table:table-row table:style-name="ro1">
          <table:table-cell office:value-type="float" office:value="3469" calcext:value-type="float">
            <text:p>3469</text:p>
          </table:table-cell>
          <table:table-cell table:formula="of:=[.A3471]*2*PI()/4096" office:value-type="float" office:value="5.32137935317529" calcext:value-type="float">
            <text:p>5.32137935317529</text:p>
          </table:table-cell>
          <table:table-cell table:formula="of:=INT(2048+2047*SIN([.B3471]))" office:value-type="float" office:value="368" calcext:value-type="float">
            <text:p>368</text:p>
          </table:table-cell>
          <table:table-cell table:formula="of:=INT(2048+2047*COS([.B3471]))" office:value-type="float" office:value="3218" calcext:value-type="float">
            <text:p>3218</text:p>
          </table:table-cell>
          <table:table-cell/>
        </table:table-row>
        <table:table-row table:style-name="ro1">
          <table:table-cell office:value-type="float" office:value="3470" calcext:value-type="float">
            <text:p>3470</text:p>
          </table:table-cell>
          <table:table-cell table:formula="of:=[.A3472]*2*PI()/4096" office:value-type="float" office:value="5.32291333396318" calcext:value-type="float">
            <text:p>5.32291333396318</text:p>
          </table:table-cell>
          <table:table-cell table:formula="of:=INT(2048+2047*SIN([.B3472]))" office:value-type="float" office:value="370" calcext:value-type="float">
            <text:p>370</text:p>
          </table:table-cell>
          <table:table-cell table:formula="of:=INT(2048+2047*COS([.B3472]))" office:value-type="float" office:value="3221" calcext:value-type="float">
            <text:p>3221</text:p>
          </table:table-cell>
          <table:table-cell/>
        </table:table-row>
        <table:table-row table:style-name="ro1">
          <table:table-cell office:value-type="float" office:value="3471" calcext:value-type="float">
            <text:p>3471</text:p>
          </table:table-cell>
          <table:table-cell table:formula="of:=[.A3473]*2*PI()/4096" office:value-type="float" office:value="5.32444731475106" calcext:value-type="float">
            <text:p>5.32444731475106</text:p>
          </table:table-cell>
          <table:table-cell table:formula="of:=INT(2048+2047*SIN([.B3473]))" office:value-type="float" office:value="372" calcext:value-type="float">
            <text:p>372</text:p>
          </table:table-cell>
          <table:table-cell table:formula="of:=INT(2048+2047*COS([.B3473]))" office:value-type="float" office:value="3224" calcext:value-type="float">
            <text:p>3224</text:p>
          </table:table-cell>
          <table:table-cell/>
        </table:table-row>
        <table:table-row table:style-name="ro1">
          <table:table-cell office:value-type="float" office:value="3472" calcext:value-type="float">
            <text:p>3472</text:p>
          </table:table-cell>
          <table:table-cell table:formula="of:=[.A3474]*2*PI()/4096" office:value-type="float" office:value="5.32598129553895" calcext:value-type="float">
            <text:p>5.32598129553895</text:p>
          </table:table-cell>
          <table:table-cell table:formula="of:=INT(2048+2047*SIN([.B3474]))" office:value-type="float" office:value="374" calcext:value-type="float">
            <text:p>374</text:p>
          </table:table-cell>
          <table:table-cell table:formula="of:=INT(2048+2047*COS([.B3474]))" office:value-type="float" office:value="3226" calcext:value-type="float">
            <text:p>3226</text:p>
          </table:table-cell>
          <table:table-cell/>
        </table:table-row>
        <table:table-row table:style-name="ro1">
          <table:table-cell office:value-type="float" office:value="3473" calcext:value-type="float">
            <text:p>3473</text:p>
          </table:table-cell>
          <table:table-cell table:formula="of:=[.A3475]*2*PI()/4096" office:value-type="float" office:value="5.32751527632683" calcext:value-type="float">
            <text:p>5.32751527632683</text:p>
          </table:table-cell>
          <table:table-cell table:formula="of:=INT(2048+2047*SIN([.B3475]))" office:value-type="float" office:value="376" calcext:value-type="float">
            <text:p>376</text:p>
          </table:table-cell>
          <table:table-cell table:formula="of:=INT(2048+2047*COS([.B3475]))" office:value-type="float" office:value="3229" calcext:value-type="float">
            <text:p>3229</text:p>
          </table:table-cell>
          <table:table-cell/>
        </table:table-row>
        <table:table-row table:style-name="ro1">
          <table:table-cell office:value-type="float" office:value="3474" calcext:value-type="float">
            <text:p>3474</text:p>
          </table:table-cell>
          <table:table-cell table:formula="of:=[.A3476]*2*PI()/4096" office:value-type="float" office:value="5.32904925711472" calcext:value-type="float">
            <text:p>5.32904925711472</text:p>
          </table:table-cell>
          <table:table-cell table:formula="of:=INT(2048+2047*SIN([.B3476]))" office:value-type="float" office:value="378" calcext:value-type="float">
            <text:p>378</text:p>
          </table:table-cell>
          <table:table-cell table:formula="of:=INT(2048+2047*COS([.B3476]))" office:value-type="float" office:value="3231" calcext:value-type="float">
            <text:p>3231</text:p>
          </table:table-cell>
          <table:table-cell/>
        </table:table-row>
        <table:table-row table:style-name="ro1">
          <table:table-cell office:value-type="float" office:value="3475" calcext:value-type="float">
            <text:p>3475</text:p>
          </table:table-cell>
          <table:table-cell table:formula="of:=[.A3477]*2*PI()/4096" office:value-type="float" office:value="5.3305832379026" calcext:value-type="float">
            <text:p>5.3305832379026</text:p>
          </table:table-cell>
          <table:table-cell table:formula="of:=INT(2048+2047*SIN([.B3477]))" office:value-type="float" office:value="379" calcext:value-type="float">
            <text:p>379</text:p>
          </table:table-cell>
          <table:table-cell table:formula="of:=INT(2048+2047*COS([.B3477]))" office:value-type="float" office:value="3234" calcext:value-type="float">
            <text:p>3234</text:p>
          </table:table-cell>
          <table:table-cell/>
        </table:table-row>
        <table:table-row table:style-name="ro1">
          <table:table-cell office:value-type="float" office:value="3476" calcext:value-type="float">
            <text:p>3476</text:p>
          </table:table-cell>
          <table:table-cell table:formula="of:=[.A3478]*2*PI()/4096" office:value-type="float" office:value="5.33211721869049" calcext:value-type="float">
            <text:p>5.33211721869049</text:p>
          </table:table-cell>
          <table:table-cell table:formula="of:=INT(2048+2047*SIN([.B3478]))" office:value-type="float" office:value="381" calcext:value-type="float">
            <text:p>381</text:p>
          </table:table-cell>
          <table:table-cell table:formula="of:=INT(2048+2047*COS([.B3478]))" office:value-type="float" office:value="3236" calcext:value-type="float">
            <text:p>3236</text:p>
          </table:table-cell>
          <table:table-cell/>
        </table:table-row>
        <table:table-row table:style-name="ro1">
          <table:table-cell office:value-type="float" office:value="3477" calcext:value-type="float">
            <text:p>3477</text:p>
          </table:table-cell>
          <table:table-cell table:formula="of:=[.A3479]*2*PI()/4096" office:value-type="float" office:value="5.33365119947837" calcext:value-type="float">
            <text:p>5.33365119947837</text:p>
          </table:table-cell>
          <table:table-cell table:formula="of:=INT(2048+2047*SIN([.B3479]))" office:value-type="float" office:value="383" calcext:value-type="float">
            <text:p>383</text:p>
          </table:table-cell>
          <table:table-cell table:formula="of:=INT(2048+2047*COS([.B3479]))" office:value-type="float" office:value="3239" calcext:value-type="float">
            <text:p>3239</text:p>
          </table:table-cell>
          <table:table-cell/>
        </table:table-row>
        <table:table-row table:style-name="ro1">
          <table:table-cell office:value-type="float" office:value="3478" calcext:value-type="float">
            <text:p>3478</text:p>
          </table:table-cell>
          <table:table-cell table:formula="of:=[.A3480]*2*PI()/4096" office:value-type="float" office:value="5.33518518026626" calcext:value-type="float">
            <text:p>5.33518518026626</text:p>
          </table:table-cell>
          <table:table-cell table:formula="of:=INT(2048+2047*SIN([.B3480]))" office:value-type="float" office:value="385" calcext:value-type="float">
            <text:p>385</text:p>
          </table:table-cell>
          <table:table-cell table:formula="of:=INT(2048+2047*COS([.B3480]))" office:value-type="float" office:value="3242" calcext:value-type="float">
            <text:p>3242</text:p>
          </table:table-cell>
          <table:table-cell/>
        </table:table-row>
        <table:table-row table:style-name="ro1">
          <table:table-cell office:value-type="float" office:value="3479" calcext:value-type="float">
            <text:p>3479</text:p>
          </table:table-cell>
          <table:table-cell table:formula="of:=[.A3481]*2*PI()/4096" office:value-type="float" office:value="5.33671916105415" calcext:value-type="float">
            <text:p>5.33671916105415</text:p>
          </table:table-cell>
          <table:table-cell table:formula="of:=INT(2048+2047*SIN([.B3481]))" office:value-type="float" office:value="387" calcext:value-type="float">
            <text:p>387</text:p>
          </table:table-cell>
          <table:table-cell table:formula="of:=INT(2048+2047*COS([.B3481]))" office:value-type="float" office:value="3244" calcext:value-type="float">
            <text:p>3244</text:p>
          </table:table-cell>
          <table:table-cell/>
        </table:table-row>
        <table:table-row table:style-name="ro1">
          <table:table-cell office:value-type="float" office:value="3480" calcext:value-type="float">
            <text:p>3480</text:p>
          </table:table-cell>
          <table:table-cell table:formula="of:=[.A3482]*2*PI()/4096" office:value-type="float" office:value="5.33825314184203" calcext:value-type="float">
            <text:p>5.33825314184203</text:p>
          </table:table-cell>
          <table:table-cell table:formula="of:=INT(2048+2047*SIN([.B3482]))" office:value-type="float" office:value="388" calcext:value-type="float">
            <text:p>388</text:p>
          </table:table-cell>
          <table:table-cell table:formula="of:=INT(2048+2047*COS([.B3482]))" office:value-type="float" office:value="3247" calcext:value-type="float">
            <text:p>3247</text:p>
          </table:table-cell>
          <table:table-cell/>
        </table:table-row>
        <table:table-row table:style-name="ro1">
          <table:table-cell office:value-type="float" office:value="3481" calcext:value-type="float">
            <text:p>3481</text:p>
          </table:table-cell>
          <table:table-cell table:formula="of:=[.A3483]*2*PI()/4096" office:value-type="float" office:value="5.33978712262992" calcext:value-type="float">
            <text:p>5.33978712262992</text:p>
          </table:table-cell>
          <table:table-cell table:formula="of:=INT(2048+2047*SIN([.B3483]))" office:value-type="float" office:value="390" calcext:value-type="float">
            <text:p>390</text:p>
          </table:table-cell>
          <table:table-cell table:formula="of:=INT(2048+2047*COS([.B3483]))" office:value-type="float" office:value="3249" calcext:value-type="float">
            <text:p>3249</text:p>
          </table:table-cell>
          <table:table-cell/>
        </table:table-row>
        <table:table-row table:style-name="ro1">
          <table:table-cell office:value-type="float" office:value="3482" calcext:value-type="float">
            <text:p>3482</text:p>
          </table:table-cell>
          <table:table-cell table:formula="of:=[.A3484]*2*PI()/4096" office:value-type="float" office:value="5.3413211034178" calcext:value-type="float">
            <text:p>5.3413211034178</text:p>
          </table:table-cell>
          <table:table-cell table:formula="of:=INT(2048+2047*SIN([.B3484]))" office:value-type="float" office:value="392" calcext:value-type="float">
            <text:p>392</text:p>
          </table:table-cell>
          <table:table-cell table:formula="of:=INT(2048+2047*COS([.B3484]))" office:value-type="float" office:value="3252" calcext:value-type="float">
            <text:p>3252</text:p>
          </table:table-cell>
          <table:table-cell/>
        </table:table-row>
        <table:table-row table:style-name="ro1">
          <table:table-cell office:value-type="float" office:value="3483" calcext:value-type="float">
            <text:p>3483</text:p>
          </table:table-cell>
          <table:table-cell table:formula="of:=[.A3485]*2*PI()/4096" office:value-type="float" office:value="5.34285508420569" calcext:value-type="float">
            <text:p>5.34285508420569</text:p>
          </table:table-cell>
          <table:table-cell table:formula="of:=INT(2048+2047*SIN([.B3485]))" office:value-type="float" office:value="394" calcext:value-type="float">
            <text:p>394</text:p>
          </table:table-cell>
          <table:table-cell table:formula="of:=INT(2048+2047*COS([.B3485]))" office:value-type="float" office:value="3254" calcext:value-type="float">
            <text:p>3254</text:p>
          </table:table-cell>
          <table:table-cell/>
        </table:table-row>
        <table:table-row table:style-name="ro1">
          <table:table-cell office:value-type="float" office:value="3484" calcext:value-type="float">
            <text:p>3484</text:p>
          </table:table-cell>
          <table:table-cell table:formula="of:=[.A3486]*2*PI()/4096" office:value-type="float" office:value="5.34438906499357" calcext:value-type="float">
            <text:p>5.34438906499357</text:p>
          </table:table-cell>
          <table:table-cell table:formula="of:=INT(2048+2047*SIN([.B3486]))" office:value-type="float" office:value="396" calcext:value-type="float">
            <text:p>396</text:p>
          </table:table-cell>
          <table:table-cell table:formula="of:=INT(2048+2047*COS([.B3486]))" office:value-type="float" office:value="3257" calcext:value-type="float">
            <text:p>3257</text:p>
          </table:table-cell>
          <table:table-cell/>
        </table:table-row>
        <table:table-row table:style-name="ro1">
          <table:table-cell office:value-type="float" office:value="3485" calcext:value-type="float">
            <text:p>3485</text:p>
          </table:table-cell>
          <table:table-cell table:formula="of:=[.A3487]*2*PI()/4096" office:value-type="float" office:value="5.34592304578146" calcext:value-type="float">
            <text:p>5.34592304578146</text:p>
          </table:table-cell>
          <table:table-cell table:formula="of:=INT(2048+2047*SIN([.B3487]))" office:value-type="float" office:value="398" calcext:value-type="float">
            <text:p>398</text:p>
          </table:table-cell>
          <table:table-cell table:formula="of:=INT(2048+2047*COS([.B3487]))" office:value-type="float" office:value="3259" calcext:value-type="float">
            <text:p>3259</text:p>
          </table:table-cell>
          <table:table-cell/>
        </table:table-row>
        <table:table-row table:style-name="ro1">
          <table:table-cell office:value-type="float" office:value="3486" calcext:value-type="float">
            <text:p>3486</text:p>
          </table:table-cell>
          <table:table-cell table:formula="of:=[.A3488]*2*PI()/4096" office:value-type="float" office:value="5.34745702656935" calcext:value-type="float">
            <text:p>5.34745702656935</text:p>
          </table:table-cell>
          <table:table-cell table:formula="of:=INT(2048+2047*SIN([.B3488]))" office:value-type="float" office:value="400" calcext:value-type="float">
            <text:p>400</text:p>
          </table:table-cell>
          <table:table-cell table:formula="of:=INT(2048+2047*COS([.B3488]))" office:value-type="float" office:value="3262" calcext:value-type="float">
            <text:p>3262</text:p>
          </table:table-cell>
          <table:table-cell/>
        </table:table-row>
        <table:table-row table:style-name="ro1">
          <table:table-cell office:value-type="float" office:value="3487" calcext:value-type="float">
            <text:p>3487</text:p>
          </table:table-cell>
          <table:table-cell table:formula="of:=[.A3489]*2*PI()/4096" office:value-type="float" office:value="5.34899100735723" calcext:value-type="float">
            <text:p>5.34899100735723</text:p>
          </table:table-cell>
          <table:table-cell table:formula="of:=INT(2048+2047*SIN([.B3489]))" office:value-type="float" office:value="401" calcext:value-type="float">
            <text:p>401</text:p>
          </table:table-cell>
          <table:table-cell table:formula="of:=INT(2048+2047*COS([.B3489]))" office:value-type="float" office:value="3264" calcext:value-type="float">
            <text:p>3264</text:p>
          </table:table-cell>
          <table:table-cell/>
        </table:table-row>
        <table:table-row table:style-name="ro1">
          <table:table-cell office:value-type="float" office:value="3488" calcext:value-type="float">
            <text:p>3488</text:p>
          </table:table-cell>
          <table:table-cell table:formula="of:=[.A3490]*2*PI()/4096" office:value-type="float" office:value="5.35052498814512" calcext:value-type="float">
            <text:p>5.35052498814512</text:p>
          </table:table-cell>
          <table:table-cell table:formula="of:=INT(2048+2047*SIN([.B3490]))" office:value-type="float" office:value="403" calcext:value-type="float">
            <text:p>403</text:p>
          </table:table-cell>
          <table:table-cell table:formula="of:=INT(2048+2047*COS([.B3490]))" office:value-type="float" office:value="3267" calcext:value-type="float">
            <text:p>3267</text:p>
          </table:table-cell>
          <table:table-cell/>
        </table:table-row>
        <table:table-row table:style-name="ro1">
          <table:table-cell office:value-type="float" office:value="3489" calcext:value-type="float">
            <text:p>3489</text:p>
          </table:table-cell>
          <table:table-cell table:formula="of:=[.A3491]*2*PI()/4096" office:value-type="float" office:value="5.352058968933" calcext:value-type="float">
            <text:p>5.352058968933</text:p>
          </table:table-cell>
          <table:table-cell table:formula="of:=INT(2048+2047*SIN([.B3491]))" office:value-type="float" office:value="405" calcext:value-type="float">
            <text:p>405</text:p>
          </table:table-cell>
          <table:table-cell table:formula="of:=INT(2048+2047*COS([.B3491]))" office:value-type="float" office:value="3269" calcext:value-type="float">
            <text:p>3269</text:p>
          </table:table-cell>
          <table:table-cell/>
        </table:table-row>
        <table:table-row table:style-name="ro1">
          <table:table-cell office:value-type="float" office:value="3490" calcext:value-type="float">
            <text:p>3490</text:p>
          </table:table-cell>
          <table:table-cell table:formula="of:=[.A3492]*2*PI()/4096" office:value-type="float" office:value="5.35359294972089" calcext:value-type="float">
            <text:p>5.35359294972089</text:p>
          </table:table-cell>
          <table:table-cell table:formula="of:=INT(2048+2047*SIN([.B3492]))" office:value-type="float" office:value="407" calcext:value-type="float">
            <text:p>407</text:p>
          </table:table-cell>
          <table:table-cell table:formula="of:=INT(2048+2047*COS([.B3492]))"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3491" calcext:value-type="float">
            <text:p>3491</text:p>
          </table:table-cell>
          <table:table-cell table:formula="of:=[.A3493]*2*PI()/4096" office:value-type="float" office:value="5.35512693050877" calcext:value-type="float">
            <text:p>5.35512693050877</text:p>
          </table:table-cell>
          <table:table-cell table:formula="of:=INT(2048+2047*SIN([.B3493]))" office:value-type="float" office:value="409" calcext:value-type="float">
            <text:p>409</text:p>
          </table:table-cell>
          <table:table-cell table:formula="of:=INT(2048+2047*COS([.B3493]))" office:value-type="float" office:value="3274" calcext:value-type="float">
            <text:p>3274</text:p>
          </table:table-cell>
          <table:table-cell/>
        </table:table-row>
        <table:table-row table:style-name="ro1">
          <table:table-cell office:value-type="float" office:value="3492" calcext:value-type="float">
            <text:p>3492</text:p>
          </table:table-cell>
          <table:table-cell table:formula="of:=[.A3494]*2*PI()/4096" office:value-type="float" office:value="5.35666091129666" calcext:value-type="float">
            <text:p>5.35666091129666</text:p>
          </table:table-cell>
          <table:table-cell table:formula="of:=INT(2048+2047*SIN([.B3494]))" office:value-type="float" office:value="411" calcext:value-type="float">
            <text:p>411</text:p>
          </table:table-cell>
          <table:table-cell table:formula="of:=INT(2048+2047*COS([.B3494]))" office:value-type="float" office:value="3277" calcext:value-type="float">
            <text:p>3277</text:p>
          </table:table-cell>
          <table:table-cell/>
        </table:table-row>
        <table:table-row table:style-name="ro1">
          <table:table-cell office:value-type="float" office:value="3493" calcext:value-type="float">
            <text:p>3493</text:p>
          </table:table-cell>
          <table:table-cell table:formula="of:=[.A3495]*2*PI()/4096" office:value-type="float" office:value="5.35819489208455" calcext:value-type="float">
            <text:p>5.35819489208455</text:p>
          </table:table-cell>
          <table:table-cell table:formula="of:=INT(2048+2047*SIN([.B3495]))" office:value-type="float" office:value="413" calcext:value-type="float">
            <text:p>413</text:p>
          </table:table-cell>
          <table:table-cell table:formula="of:=INT(2048+2047*COS([.B3495]))" office:value-type="float" office:value="3279" calcext:value-type="float">
            <text:p>3279</text:p>
          </table:table-cell>
          <table:table-cell/>
        </table:table-row>
        <table:table-row table:style-name="ro1">
          <table:table-cell office:value-type="float" office:value="3494" calcext:value-type="float">
            <text:p>3494</text:p>
          </table:table-cell>
          <table:table-cell table:formula="of:=[.A3496]*2*PI()/4096" office:value-type="float" office:value="5.35972887287243" calcext:value-type="float">
            <text:p>5.35972887287243</text:p>
          </table:table-cell>
          <table:table-cell table:formula="of:=INT(2048+2047*SIN([.B3496]))" office:value-type="float" office:value="415" calcext:value-type="float">
            <text:p>415</text:p>
          </table:table-cell>
          <table:table-cell table:formula="of:=INT(2048+2047*COS([.B3496]))" office:value-type="float" office:value="3282" calcext:value-type="float">
            <text:p>3282</text:p>
          </table:table-cell>
          <table:table-cell/>
        </table:table-row>
        <table:table-row table:style-name="ro1">
          <table:table-cell office:value-type="float" office:value="3495" calcext:value-type="float">
            <text:p>3495</text:p>
          </table:table-cell>
          <table:table-cell table:formula="of:=[.A3497]*2*PI()/4096" office:value-type="float" office:value="5.36126285366032" calcext:value-type="float">
            <text:p>5.36126285366032</text:p>
          </table:table-cell>
          <table:table-cell table:formula="of:=INT(2048+2047*SIN([.B3497]))" office:value-type="float" office:value="417" calcext:value-type="float">
            <text:p>417</text:p>
          </table:table-cell>
          <table:table-cell table:formula="of:=INT(2048+2047*COS([.B3497]))" office:value-type="float" office:value="3284" calcext:value-type="float">
            <text:p>3284</text:p>
          </table:table-cell>
          <table:table-cell/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[.A3498]*2*PI()/4096" office:value-type="float" office:value="5.3627968344482" calcext:value-type="float">
            <text:p>5.3627968344482</text:p>
          </table:table-cell>
          <table:table-cell table:formula="of:=INT(2048+2047*SIN([.B3498]))" office:value-type="float" office:value="418" calcext:value-type="float">
            <text:p>418</text:p>
          </table:table-cell>
          <table:table-cell table:formula="of:=INT(2048+2047*COS([.B3498]))" office:value-type="float" office:value="3287" calcext:value-type="float">
            <text:p>3287</text:p>
          </table:table-cell>
          <table:table-cell/>
        </table:table-row>
        <table:table-row table:style-name="ro1">
          <table:table-cell office:value-type="float" office:value="3497" calcext:value-type="float">
            <text:p>3497</text:p>
          </table:table-cell>
          <table:table-cell table:formula="of:=[.A3499]*2*PI()/4096" office:value-type="float" office:value="5.36433081523609" calcext:value-type="float">
            <text:p>5.36433081523609</text:p>
          </table:table-cell>
          <table:table-cell table:formula="of:=INT(2048+2047*SIN([.B3499]))" office:value-type="float" office:value="420" calcext:value-type="float">
            <text:p>420</text:p>
          </table:table-cell>
          <table:table-cell table:formula="of:=INT(2048+2047*COS([.B3499]))" office:value-type="float" office:value="3289" calcext:value-type="float">
            <text:p>3289</text:p>
          </table:table-cell>
          <table:table-cell/>
        </table:table-row>
        <table:table-row table:style-name="ro1">
          <table:table-cell office:value-type="float" office:value="3498" calcext:value-type="float">
            <text:p>3498</text:p>
          </table:table-cell>
          <table:table-cell table:formula="of:=[.A3500]*2*PI()/4096" office:value-type="float" office:value="5.36586479602397" calcext:value-type="float">
            <text:p>5.36586479602397</text:p>
          </table:table-cell>
          <table:table-cell table:formula="of:=INT(2048+2047*SIN([.B3500]))" office:value-type="float" office:value="422" calcext:value-type="float">
            <text:p>422</text:p>
          </table:table-cell>
          <table:table-cell table:formula="of:=INT(2048+2047*COS([.B3500]))" office:value-type="float" office:value="3292" calcext:value-type="float">
            <text:p>3292</text:p>
          </table:table-cell>
          <table:table-cell/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[.A3501]*2*PI()/4096" office:value-type="float" office:value="5.36739877681186" calcext:value-type="float">
            <text:p>5.36739877681186</text:p>
          </table:table-cell>
          <table:table-cell table:formula="of:=INT(2048+2047*SIN([.B3501]))" office:value-type="float" office:value="424" calcext:value-type="float">
            <text:p>424</text:p>
          </table:table-cell>
          <table:table-cell table:formula="of:=INT(2048+2047*COS([.B3501]))" office:value-type="float" office:value="3294" calcext:value-type="float">
            <text:p>3294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A3502]*2*PI()/4096" office:value-type="float" office:value="5.36893275759974" calcext:value-type="float">
            <text:p>5.36893275759974</text:p>
          </table:table-cell>
          <table:table-cell table:formula="of:=INT(2048+2047*SIN([.B3502]))" office:value-type="float" office:value="426" calcext:value-type="float">
            <text:p>426</text:p>
          </table:table-cell>
          <table:table-cell table:formula="of:=INT(2048+2047*COS([.B3502]))" office:value-type="float" office:value="3297" calcext:value-type="float">
            <text:p>3297</text:p>
          </table:table-cell>
          <table:table-cell/>
        </table:table-row>
        <table:table-row table:style-name="ro1">
          <table:table-cell office:value-type="float" office:value="3501" calcext:value-type="float">
            <text:p>3501</text:p>
          </table:table-cell>
          <table:table-cell table:formula="of:=[.A3503]*2*PI()/4096" office:value-type="float" office:value="5.37046673838763" calcext:value-type="float">
            <text:p>5.37046673838763</text:p>
          </table:table-cell>
          <table:table-cell table:formula="of:=INT(2048+2047*SIN([.B3503]))" office:value-type="float" office:value="428" calcext:value-type="float">
            <text:p>428</text:p>
          </table:table-cell>
          <table:table-cell table:formula="of:=INT(2048+2047*COS([.B3503]))" office:value-type="float" office:value="3299" calcext:value-type="float">
            <text:p>3299</text:p>
          </table:table-cell>
          <table:table-cell/>
        </table:table-row>
        <table:table-row table:style-name="ro1">
          <table:table-cell office:value-type="float" office:value="3502" calcext:value-type="float">
            <text:p>3502</text:p>
          </table:table-cell>
          <table:table-cell table:formula="of:=[.A3504]*2*PI()/4096" office:value-type="float" office:value="5.37200071917552" calcext:value-type="float">
            <text:p>5.37200071917552</text:p>
          </table:table-cell>
          <table:table-cell table:formula="of:=INT(2048+2047*SIN([.B3504]))" office:value-type="float" office:value="430" calcext:value-type="float">
            <text:p>430</text:p>
          </table:table-cell>
          <table:table-cell table:formula="of:=INT(2048+2047*COS([.B3504]))" office:value-type="float" office:value="3302" calcext:value-type="float">
            <text:p>3302</text:p>
          </table:table-cell>
          <table:table-cell/>
        </table:table-row>
        <table:table-row table:style-name="ro1">
          <table:table-cell office:value-type="float" office:value="3503" calcext:value-type="float">
            <text:p>3503</text:p>
          </table:table-cell>
          <table:table-cell table:formula="of:=[.A3505]*2*PI()/4096" office:value-type="float" office:value="5.3735346999634" calcext:value-type="float">
            <text:p>5.3735346999634</text:p>
          </table:table-cell>
          <table:table-cell table:formula="of:=INT(2048+2047*SIN([.B3505]))" office:value-type="float" office:value="432" calcext:value-type="float">
            <text:p>432</text:p>
          </table:table-cell>
          <table:table-cell table:formula="of:=INT(2048+2047*COS([.B3505]))" office:value-type="float" office:value="3304" calcext:value-type="float">
            <text:p>3304</text:p>
          </table:table-cell>
          <table:table-cell/>
        </table:table-row>
        <table:table-row table:style-name="ro1">
          <table:table-cell office:value-type="float" office:value="3504" calcext:value-type="float">
            <text:p>3504</text:p>
          </table:table-cell>
          <table:table-cell table:formula="of:=[.A3506]*2*PI()/4096" office:value-type="float" office:value="5.37506868075129" calcext:value-type="float">
            <text:p>5.37506868075129</text:p>
          </table:table-cell>
          <table:table-cell table:formula="of:=INT(2048+2047*SIN([.B3506]))" office:value-type="float" office:value="434" calcext:value-type="float">
            <text:p>434</text:p>
          </table:table-cell>
          <table:table-cell table:formula="of:=INT(2048+2047*COS([.B3506]))" office:value-type="float" office:value="3307" calcext:value-type="float">
            <text:p>3307</text:p>
          </table:table-cell>
          <table:table-cell/>
        </table:table-row>
        <table:table-row table:style-name="ro1">
          <table:table-cell office:value-type="float" office:value="3505" calcext:value-type="float">
            <text:p>3505</text:p>
          </table:table-cell>
          <table:table-cell table:formula="of:=[.A3507]*2*PI()/4096" office:value-type="float" office:value="5.37660266153917" calcext:value-type="float">
            <text:p>5.37660266153917</text:p>
          </table:table-cell>
          <table:table-cell table:formula="of:=INT(2048+2047*SIN([.B3507]))" office:value-type="float" office:value="436" calcext:value-type="float">
            <text:p>436</text:p>
          </table:table-cell>
          <table:table-cell table:formula="of:=INT(2048+2047*COS([.B3507]))" office:value-type="float" office:value="3309" calcext:value-type="float">
            <text:p>3309</text:p>
          </table:table-cell>
          <table:table-cell/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[.A3508]*2*PI()/4096" office:value-type="float" office:value="5.37813664232706" calcext:value-type="float">
            <text:p>5.37813664232706</text:p>
          </table:table-cell>
          <table:table-cell table:formula="of:=INT(2048+2047*SIN([.B3508]))" office:value-type="float" office:value="438" calcext:value-type="float">
            <text:p>438</text:p>
          </table:table-cell>
          <table:table-cell table:formula="of:=INT(2048+2047*COS([.B3508]))" office:value-type="float" office:value="3312" calcext:value-type="float">
            <text:p>3312</text:p>
          </table:table-cell>
          <table:table-cell/>
        </table:table-row>
        <table:table-row table:style-name="ro1">
          <table:table-cell office:value-type="float" office:value="3507" calcext:value-type="float">
            <text:p>3507</text:p>
          </table:table-cell>
          <table:table-cell table:formula="of:=[.A3509]*2*PI()/4096" office:value-type="float" office:value="5.37967062311494" calcext:value-type="float">
            <text:p>5.37967062311494</text:p>
          </table:table-cell>
          <table:table-cell table:formula="of:=INT(2048+2047*SIN([.B3509]))" office:value-type="float" office:value="440" calcext:value-type="float">
            <text:p>440</text:p>
          </table:table-cell>
          <table:table-cell table:formula="of:=INT(2048+2047*COS([.B3509]))" office:value-type="float" office:value="3314" calcext:value-type="float">
            <text:p>3314</text:p>
          </table:table-cell>
          <table:table-cell/>
        </table:table-row>
        <table:table-row table:style-name="ro1">
          <table:table-cell office:value-type="float" office:value="3508" calcext:value-type="float">
            <text:p>3508</text:p>
          </table:table-cell>
          <table:table-cell table:formula="of:=[.A3510]*2*PI()/4096" office:value-type="float" office:value="5.38120460390283" calcext:value-type="float">
            <text:p>5.38120460390283</text:p>
          </table:table-cell>
          <table:table-cell table:formula="of:=INT(2048+2047*SIN([.B3510]))" office:value-type="float" office:value="442" calcext:value-type="float">
            <text:p>442</text:p>
          </table:table-cell>
          <table:table-cell table:formula="of:=INT(2048+2047*COS([.B3510]))" office:value-type="float" office:value="3317" calcext:value-type="float">
            <text:p>3317</text:p>
          </table:table-cell>
          <table:table-cell/>
        </table:table-row>
        <table:table-row table:style-name="ro1">
          <table:table-cell office:value-type="float" office:value="3509" calcext:value-type="float">
            <text:p>3509</text:p>
          </table:table-cell>
          <table:table-cell table:formula="of:=[.A3511]*2*PI()/4096" office:value-type="float" office:value="5.38273858469072" calcext:value-type="float">
            <text:p>5.38273858469072</text:p>
          </table:table-cell>
          <table:table-cell table:formula="of:=INT(2048+2047*SIN([.B3511]))" office:value-type="float" office:value="443" calcext:value-type="float">
            <text:p>443</text:p>
          </table:table-cell>
          <table:table-cell table:formula="of:=INT(2048+2047*COS([.B3511]))" office:value-type="float" office:value="3319" calcext:value-type="float">
            <text:p>3319</text:p>
          </table:table-cell>
          <table:table-cell/>
        </table:table-row>
        <table:table-row table:style-name="ro1">
          <table:table-cell office:value-type="float" office:value="3510" calcext:value-type="float">
            <text:p>3510</text:p>
          </table:table-cell>
          <table:table-cell table:formula="of:=[.A3512]*2*PI()/4096" office:value-type="float" office:value="5.3842725654786" calcext:value-type="float">
            <text:p>5.3842725654786</text:p>
          </table:table-cell>
          <table:table-cell table:formula="of:=INT(2048+2047*SIN([.B3512]))" office:value-type="float" office:value="445" calcext:value-type="float">
            <text:p>445</text:p>
          </table:table-cell>
          <table:table-cell table:formula="of:=INT(2048+2047*COS([.B3512]))" office:value-type="float" office:value="3322" calcext:value-type="float">
            <text:p>3322</text:p>
          </table:table-cell>
          <table:table-cell/>
        </table:table-row>
        <table:table-row table:style-name="ro1">
          <table:table-cell office:value-type="float" office:value="3511" calcext:value-type="float">
            <text:p>3511</text:p>
          </table:table-cell>
          <table:table-cell table:formula="of:=[.A3513]*2*PI()/4096" office:value-type="float" office:value="5.38580654626649" calcext:value-type="float">
            <text:p>5.38580654626649</text:p>
          </table:table-cell>
          <table:table-cell table:formula="of:=INT(2048+2047*SIN([.B3513]))" office:value-type="float" office:value="447" calcext:value-type="float">
            <text:p>447</text:p>
          </table:table-cell>
          <table:table-cell table:formula="of:=INT(2048+2047*COS([.B3513]))"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3512" calcext:value-type="float">
            <text:p>3512</text:p>
          </table:table-cell>
          <table:table-cell table:formula="of:=[.A3514]*2*PI()/4096" office:value-type="float" office:value="5.38734052705437" calcext:value-type="float">
            <text:p>5.38734052705437</text:p>
          </table:table-cell>
          <table:table-cell table:formula="of:=INT(2048+2047*SIN([.B3514]))" office:value-type="float" office:value="449" calcext:value-type="float">
            <text:p>449</text:p>
          </table:table-cell>
          <table:table-cell table:formula="of:=INT(2048+2047*COS([.B3514]))"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3513" calcext:value-type="float">
            <text:p>3513</text:p>
          </table:table-cell>
          <table:table-cell table:formula="of:=[.A3515]*2*PI()/4096" office:value-type="float" office:value="5.38887450784226" calcext:value-type="float">
            <text:p>5.38887450784226</text:p>
          </table:table-cell>
          <table:table-cell table:formula="of:=INT(2048+2047*SIN([.B3515]))" office:value-type="float" office:value="451" calcext:value-type="float">
            <text:p>451</text:p>
          </table:table-cell>
          <table:table-cell table:formula="of:=INT(2048+2047*COS([.B3515]))" office:value-type="float" office:value="3329" calcext:value-type="float">
            <text:p>3329</text:p>
          </table:table-cell>
          <table:table-cell/>
        </table:table-row>
        <table:table-row table:style-name="ro1">
          <table:table-cell office:value-type="float" office:value="3514" calcext:value-type="float">
            <text:p>3514</text:p>
          </table:table-cell>
          <table:table-cell table:formula="of:=[.A3516]*2*PI()/4096" office:value-type="float" office:value="5.39040848863014" calcext:value-type="float">
            <text:p>5.39040848863014</text:p>
          </table:table-cell>
          <table:table-cell table:formula="of:=INT(2048+2047*SIN([.B3516]))" office:value-type="float" office:value="453" calcext:value-type="float">
            <text:p>453</text:p>
          </table:table-cell>
          <table:table-cell table:formula="of:=INT(2048+2047*COS([.B3516]))" office:value-type="float" office:value="3331" calcext:value-type="float">
            <text:p>3331</text:p>
          </table:table-cell>
          <table:table-cell/>
        </table:table-row>
        <table:table-row table:style-name="ro1">
          <table:table-cell office:value-type="float" office:value="3515" calcext:value-type="float">
            <text:p>3515</text:p>
          </table:table-cell>
          <table:table-cell table:formula="of:=[.A3517]*2*PI()/4096" office:value-type="float" office:value="5.39194246941803" calcext:value-type="float">
            <text:p>5.39194246941803</text:p>
          </table:table-cell>
          <table:table-cell table:formula="of:=INT(2048+2047*SIN([.B3517]))" office:value-type="float" office:value="455" calcext:value-type="float">
            <text:p>455</text:p>
          </table:table-cell>
          <table:table-cell table:formula="of:=INT(2048+2047*COS([.B3517]))" office:value-type="float" office:value="3334" calcext:value-type="float">
            <text:p>3334</text:p>
          </table:table-cell>
          <table:table-cell/>
        </table:table-row>
        <table:table-row table:style-name="ro1">
          <table:table-cell office:value-type="float" office:value="3516" calcext:value-type="float">
            <text:p>3516</text:p>
          </table:table-cell>
          <table:table-cell table:formula="of:=[.A3518]*2*PI()/4096" office:value-type="float" office:value="5.39347645020591" calcext:value-type="float">
            <text:p>5.39347645020591</text:p>
          </table:table-cell>
          <table:table-cell table:formula="of:=INT(2048+2047*SIN([.B3518]))" office:value-type="float" office:value="457" calcext:value-type="float">
            <text:p>457</text:p>
          </table:table-cell>
          <table:table-cell table:formula="of:=INT(2048+2047*COS([.B3518]))" office:value-type="float" office:value="3336" calcext:value-type="float">
            <text:p>3336</text:p>
          </table:table-cell>
          <table:table-cell/>
        </table:table-row>
        <table:table-row table:style-name="ro1">
          <table:table-cell office:value-type="float" office:value="3517" calcext:value-type="float">
            <text:p>3517</text:p>
          </table:table-cell>
          <table:table-cell table:formula="of:=[.A3519]*2*PI()/4096" office:value-type="float" office:value="5.3950104309938" calcext:value-type="float">
            <text:p>5.3950104309938</text:p>
          </table:table-cell>
          <table:table-cell table:formula="of:=INT(2048+2047*SIN([.B3519]))" office:value-type="float" office:value="459" calcext:value-type="float">
            <text:p>459</text:p>
          </table:table-cell>
          <table:table-cell table:formula="of:=INT(2048+2047*COS([.B3519]))" office:value-type="float" office:value="3339" calcext:value-type="float">
            <text:p>3339</text:p>
          </table:table-cell>
          <table:table-cell/>
        </table:table-row>
        <table:table-row table:style-name="ro1">
          <table:table-cell office:value-type="float" office:value="3518" calcext:value-type="float">
            <text:p>3518</text:p>
          </table:table-cell>
          <table:table-cell table:formula="of:=[.A3520]*2*PI()/4096" office:value-type="float" office:value="5.39654441178169" calcext:value-type="float">
            <text:p>5.39654441178169</text:p>
          </table:table-cell>
          <table:table-cell table:formula="of:=INT(2048+2047*SIN([.B3520]))" office:value-type="float" office:value="461" calcext:value-type="float">
            <text:p>461</text:p>
          </table:table-cell>
          <table:table-cell table:formula="of:=INT(2048+2047*COS([.B3520]))" office:value-type="float" office:value="3341" calcext:value-type="float">
            <text:p>3341</text:p>
          </table:table-cell>
          <table:table-cell/>
        </table:table-row>
        <table:table-row table:style-name="ro1">
          <table:table-cell office:value-type="float" office:value="3519" calcext:value-type="float">
            <text:p>3519</text:p>
          </table:table-cell>
          <table:table-cell table:formula="of:=[.A3521]*2*PI()/4096" office:value-type="float" office:value="5.39807839256957" calcext:value-type="float">
            <text:p>5.39807839256957</text:p>
          </table:table-cell>
          <table:table-cell table:formula="of:=INT(2048+2047*SIN([.B3521]))" office:value-type="float" office:value="463" calcext:value-type="float">
            <text:p>463</text:p>
          </table:table-cell>
          <table:table-cell table:formula="of:=INT(2048+2047*COS([.B3521]))" office:value-type="float" office:value="3344" calcext:value-type="float">
            <text:p>3344</text:p>
          </table:table-cell>
          <table:table-cell/>
        </table:table-row>
        <table:table-row table:style-name="ro1">
          <table:table-cell office:value-type="float" office:value="3520" calcext:value-type="float">
            <text:p>3520</text:p>
          </table:table-cell>
          <table:table-cell table:formula="of:=[.A3522]*2*PI()/4096" office:value-type="float" office:value="5.39961237335746" calcext:value-type="float">
            <text:p>5.39961237335746</text:p>
          </table:table-cell>
          <table:table-cell table:formula="of:=INT(2048+2047*SIN([.B3522]))" office:value-type="float" office:value="465" calcext:value-type="float">
            <text:p>465</text:p>
          </table:table-cell>
          <table:table-cell table:formula="of:=INT(2048+2047*COS([.B3522]))"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3521" calcext:value-type="float">
            <text:p>3521</text:p>
          </table:table-cell>
          <table:table-cell table:formula="of:=[.A3523]*2*PI()/4096" office:value-type="float" office:value="5.40114635414534" calcext:value-type="float">
            <text:p>5.40114635414534</text:p>
          </table:table-cell>
          <table:table-cell table:formula="of:=INT(2048+2047*SIN([.B3523]))" office:value-type="float" office:value="467" calcext:value-type="float">
            <text:p>467</text:p>
          </table:table-cell>
          <table:table-cell table:formula="of:=INT(2048+2047*COS([.B3523]))" office:value-type="float" office:value="3349" calcext:value-type="float">
            <text:p>3349</text:p>
          </table:table-cell>
          <table:table-cell/>
        </table:table-row>
        <table:table-row table:style-name="ro1">
          <table:table-cell office:value-type="float" office:value="3522" calcext:value-type="float">
            <text:p>3522</text:p>
          </table:table-cell>
          <table:table-cell table:formula="of:=[.A3524]*2*PI()/4096" office:value-type="float" office:value="5.40268033493323" calcext:value-type="float">
            <text:p>5.40268033493323</text:p>
          </table:table-cell>
          <table:table-cell table:formula="of:=INT(2048+2047*SIN([.B3524]))" office:value-type="float" office:value="469" calcext:value-type="float">
            <text:p>469</text:p>
          </table:table-cell>
          <table:table-cell table:formula="of:=INT(2048+2047*COS([.B3524]))"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3523" calcext:value-type="float">
            <text:p>3523</text:p>
          </table:table-cell>
          <table:table-cell table:formula="of:=[.A3525]*2*PI()/4096" office:value-type="float" office:value="5.40421431572111" calcext:value-type="float">
            <text:p>5.40421431572111</text:p>
          </table:table-cell>
          <table:table-cell table:formula="of:=INT(2048+2047*SIN([.B3525]))" office:value-type="float" office:value="471" calcext:value-type="float">
            <text:p>471</text:p>
          </table:table-cell>
          <table:table-cell table:formula="of:=INT(2048+2047*COS([.B3525]))" office:value-type="float" office:value="3353" calcext:value-type="float">
            <text:p>3353</text:p>
          </table:table-cell>
          <table:table-cell/>
        </table:table-row>
        <table:table-row table:style-name="ro1">
          <table:table-cell office:value-type="float" office:value="3524" calcext:value-type="float">
            <text:p>3524</text:p>
          </table:table-cell>
          <table:table-cell table:formula="of:=[.A3526]*2*PI()/4096" office:value-type="float" office:value="5.405748296509" calcext:value-type="float">
            <text:p>5.405748296509</text:p>
          </table:table-cell>
          <table:table-cell table:formula="of:=INT(2048+2047*SIN([.B3526]))" office:value-type="float" office:value="473" calcext:value-type="float">
            <text:p>473</text:p>
          </table:table-cell>
          <table:table-cell table:formula="of:=INT(2048+2047*COS([.B3526]))" office:value-type="float" office:value="3356" calcext:value-type="float">
            <text:p>3356</text:p>
          </table:table-cell>
          <table:table-cell/>
        </table:table-row>
        <table:table-row table:style-name="ro1">
          <table:table-cell office:value-type="float" office:value="3525" calcext:value-type="float">
            <text:p>3525</text:p>
          </table:table-cell>
          <table:table-cell table:formula="of:=[.A3527]*2*PI()/4096" office:value-type="float" office:value="5.40728227729689" calcext:value-type="float">
            <text:p>5.40728227729689</text:p>
          </table:table-cell>
          <table:table-cell table:formula="of:=INT(2048+2047*SIN([.B3527]))" office:value-type="float" office:value="475" calcext:value-type="float">
            <text:p>475</text:p>
          </table:table-cell>
          <table:table-cell table:formula="of:=INT(2048+2047*COS([.B3527]))" office:value-type="float" office:value="3358" calcext:value-type="float">
            <text:p>3358</text:p>
          </table:table-cell>
          <table:table-cell/>
        </table:table-row>
        <table:table-row table:style-name="ro1">
          <table:table-cell office:value-type="float" office:value="3526" calcext:value-type="float">
            <text:p>3526</text:p>
          </table:table-cell>
          <table:table-cell table:formula="of:=[.A3528]*2*PI()/4096" office:value-type="float" office:value="5.40881625808477" calcext:value-type="float">
            <text:p>5.40881625808477</text:p>
          </table:table-cell>
          <table:table-cell table:formula="of:=INT(2048+2047*SIN([.B3528]))" office:value-type="float" office:value="477" calcext:value-type="float">
            <text:p>477</text:p>
          </table:table-cell>
          <table:table-cell table:formula="of:=INT(2048+2047*COS([.B3528]))" office:value-type="float" office:value="3361" calcext:value-type="float">
            <text:p>3361</text:p>
          </table:table-cell>
          <table:table-cell/>
        </table:table-row>
        <table:table-row table:style-name="ro1">
          <table:table-cell office:value-type="float" office:value="3527" calcext:value-type="float">
            <text:p>3527</text:p>
          </table:table-cell>
          <table:table-cell table:formula="of:=[.A3529]*2*PI()/4096" office:value-type="float" office:value="5.41035023887266" calcext:value-type="float">
            <text:p>5.41035023887266</text:p>
          </table:table-cell>
          <table:table-cell table:formula="of:=INT(2048+2047*SIN([.B3529]))" office:value-type="float" office:value="479" calcext:value-type="float">
            <text:p>479</text:p>
          </table:table-cell>
          <table:table-cell table:formula="of:=INT(2048+2047*COS([.B3529]))" office:value-type="float" office:value="3363" calcext:value-type="float">
            <text:p>3363</text:p>
          </table:table-cell>
          <table:table-cell/>
        </table:table-row>
        <table:table-row table:style-name="ro1">
          <table:table-cell office:value-type="float" office:value="3528" calcext:value-type="float">
            <text:p>3528</text:p>
          </table:table-cell>
          <table:table-cell table:formula="of:=[.A3530]*2*PI()/4096" office:value-type="float" office:value="5.41188421966054" calcext:value-type="float">
            <text:p>5.41188421966054</text:p>
          </table:table-cell>
          <table:table-cell table:formula="of:=INT(2048+2047*SIN([.B3530]))" office:value-type="float" office:value="481" calcext:value-type="float">
            <text:p>481</text:p>
          </table:table-cell>
          <table:table-cell table:formula="of:=INT(2048+2047*COS([.B3530]))" office:value-type="float" office:value="3365" calcext:value-type="float">
            <text:p>3365</text:p>
          </table:table-cell>
          <table:table-cell/>
        </table:table-row>
        <table:table-row table:style-name="ro1">
          <table:table-cell office:value-type="float" office:value="3529" calcext:value-type="float">
            <text:p>3529</text:p>
          </table:table-cell>
          <table:table-cell table:formula="of:=[.A3531]*2*PI()/4096" office:value-type="float" office:value="5.41341820044843" calcext:value-type="float">
            <text:p>5.41341820044843</text:p>
          </table:table-cell>
          <table:table-cell table:formula="of:=INT(2048+2047*SIN([.B3531]))" office:value-type="float" office:value="483" calcext:value-type="float">
            <text:p>483</text:p>
          </table:table-cell>
          <table:table-cell table:formula="of:=INT(2048+2047*COS([.B3531]))" office:value-type="float" office:value="3368" calcext:value-type="float">
            <text:p>3368</text:p>
          </table:table-cell>
          <table:table-cell/>
        </table:table-row>
        <table:table-row table:style-name="ro1">
          <table:table-cell office:value-type="float" office:value="3530" calcext:value-type="float">
            <text:p>3530</text:p>
          </table:table-cell>
          <table:table-cell table:formula="of:=[.A3532]*2*PI()/4096" office:value-type="float" office:value="5.41495218123631" calcext:value-type="float">
            <text:p>5.41495218123631</text:p>
          </table:table-cell>
          <table:table-cell table:formula="of:=INT(2048+2047*SIN([.B3532]))" office:value-type="float" office:value="485" calcext:value-type="float">
            <text:p>485</text:p>
          </table:table-cell>
          <table:table-cell table:formula="of:=INT(2048+2047*COS([.B3532]))" office:value-type="float" office:value="3370" calcext:value-type="float">
            <text:p>3370</text:p>
          </table:table-cell>
          <table:table-cell/>
        </table:table-row>
        <table:table-row table:style-name="ro1">
          <table:table-cell office:value-type="float" office:value="3531" calcext:value-type="float">
            <text:p>3531</text:p>
          </table:table-cell>
          <table:table-cell table:formula="of:=[.A3533]*2*PI()/4096" office:value-type="float" office:value="5.4164861620242" calcext:value-type="float">
            <text:p>5.4164861620242</text:p>
          </table:table-cell>
          <table:table-cell table:formula="of:=INT(2048+2047*SIN([.B3533]))" office:value-type="float" office:value="487" calcext:value-type="float">
            <text:p>487</text:p>
          </table:table-cell>
          <table:table-cell table:formula="of:=INT(2048+2047*COS([.B3533]))" office:value-type="float" office:value="3373" calcext:value-type="float">
            <text:p>3373</text:p>
          </table:table-cell>
          <table:table-cell/>
        </table:table-row>
        <table:table-row table:style-name="ro1">
          <table:table-cell office:value-type="float" office:value="3532" calcext:value-type="float">
            <text:p>3532</text:p>
          </table:table-cell>
          <table:table-cell table:formula="of:=[.A3534]*2*PI()/4096" office:value-type="float" office:value="5.41802014281208" calcext:value-type="float">
            <text:p>5.41802014281208</text:p>
          </table:table-cell>
          <table:table-cell table:formula="of:=INT(2048+2047*SIN([.B3534]))" office:value-type="float" office:value="489" calcext:value-type="float">
            <text:p>489</text:p>
          </table:table-cell>
          <table:table-cell table:formula="of:=INT(2048+2047*COS([.B3534]))" office:value-type="float" office:value="3375" calcext:value-type="float">
            <text:p>3375</text:p>
          </table:table-cell>
          <table:table-cell/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[.A3535]*2*PI()/4096" office:value-type="float" office:value="5.41955412359997" calcext:value-type="float">
            <text:p>5.41955412359997</text:p>
          </table:table-cell>
          <table:table-cell table:formula="of:=INT(2048+2047*SIN([.B3535]))" office:value-type="float" office:value="491" calcext:value-type="float">
            <text:p>491</text:p>
          </table:table-cell>
          <table:table-cell table:formula="of:=INT(2048+2047*COS([.B3535]))" office:value-type="float" office:value="3377" calcext:value-type="float">
            <text:p>3377</text:p>
          </table:table-cell>
          <table:table-cell/>
        </table:table-row>
        <table:table-row table:style-name="ro1">
          <table:table-cell office:value-type="float" office:value="3534" calcext:value-type="float">
            <text:p>3534</text:p>
          </table:table-cell>
          <table:table-cell table:formula="of:=[.A3536]*2*PI()/4096" office:value-type="float" office:value="5.42108810438786" calcext:value-type="float">
            <text:p>5.42108810438786</text:p>
          </table:table-cell>
          <table:table-cell table:formula="of:=INT(2048+2047*SIN([.B3536]))" office:value-type="float" office:value="493" calcext:value-type="float">
            <text:p>493</text:p>
          </table:table-cell>
          <table:table-cell table:formula="of:=INT(2048+2047*COS([.B3536]))" office:value-type="float" office:value="3380" calcext:value-type="float">
            <text:p>3380</text:p>
          </table:table-cell>
          <table:table-cell/>
        </table:table-row>
        <table:table-row table:style-name="ro1">
          <table:table-cell office:value-type="float" office:value="3535" calcext:value-type="float">
            <text:p>3535</text:p>
          </table:table-cell>
          <table:table-cell table:formula="of:=[.A3537]*2*PI()/4096" office:value-type="float" office:value="5.42262208517574" calcext:value-type="float">
            <text:p>5.42262208517574</text:p>
          </table:table-cell>
          <table:table-cell table:formula="of:=INT(2048+2047*SIN([.B3537]))" office:value-type="float" office:value="495" calcext:value-type="float">
            <text:p>495</text:p>
          </table:table-cell>
          <table:table-cell table:formula="of:=INT(2048+2047*COS([.B3537]))" office:value-type="float" office:value="3382" calcext:value-type="float">
            <text:p>3382</text:p>
          </table:table-cell>
          <table:table-cell/>
        </table:table-row>
        <table:table-row table:style-name="ro1">
          <table:table-cell office:value-type="float" office:value="3536" calcext:value-type="float">
            <text:p>3536</text:p>
          </table:table-cell>
          <table:table-cell table:formula="of:=[.A3538]*2*PI()/4096" office:value-type="float" office:value="5.42415606596363" calcext:value-type="float">
            <text:p>5.42415606596363</text:p>
          </table:table-cell>
          <table:table-cell table:formula="of:=INT(2048+2047*SIN([.B3538]))" office:value-type="float" office:value="497" calcext:value-type="float">
            <text:p>497</text:p>
          </table:table-cell>
          <table:table-cell table:formula="of:=INT(2048+2047*COS([.B3538]))" office:value-type="float" office:value="3385" calcext:value-type="float">
            <text:p>3385</text:p>
          </table:table-cell>
          <table:table-cell/>
        </table:table-row>
        <table:table-row table:style-name="ro1">
          <table:table-cell office:value-type="float" office:value="3537" calcext:value-type="float">
            <text:p>3537</text:p>
          </table:table-cell>
          <table:table-cell table:formula="of:=[.A3539]*2*PI()/4096" office:value-type="float" office:value="5.42569004675151" calcext:value-type="float">
            <text:p>5.42569004675151</text:p>
          </table:table-cell>
          <table:table-cell table:formula="of:=INT(2048+2047*SIN([.B3539]))" office:value-type="float" office:value="500" calcext:value-type="float">
            <text:p>500</text:p>
          </table:table-cell>
          <table:table-cell table:formula="of:=INT(2048+2047*COS([.B3539]))" office:value-type="float" office:value="3387" calcext:value-type="float">
            <text:p>3387</text:p>
          </table:table-cell>
          <table:table-cell/>
        </table:table-row>
        <table:table-row table:style-name="ro1">
          <table:table-cell office:value-type="float" office:value="3538" calcext:value-type="float">
            <text:p>3538</text:p>
          </table:table-cell>
          <table:table-cell table:formula="of:=[.A3540]*2*PI()/4096" office:value-type="float" office:value="5.4272240275394" calcext:value-type="float">
            <text:p>5.4272240275394</text:p>
          </table:table-cell>
          <table:table-cell table:formula="of:=INT(2048+2047*SIN([.B3540]))" office:value-type="float" office:value="502" calcext:value-type="float">
            <text:p>502</text:p>
          </table:table-cell>
          <table:table-cell table:formula="of:=INT(2048+2047*COS([.B3540]))" office:value-type="float" office:value="3389" calcext:value-type="float">
            <text:p>3389</text:p>
          </table:table-cell>
          <table:table-cell/>
        </table:table-row>
        <table:table-row table:style-name="ro1">
          <table:table-cell office:value-type="float" office:value="3539" calcext:value-type="float">
            <text:p>3539</text:p>
          </table:table-cell>
          <table:table-cell table:formula="of:=[.A3541]*2*PI()/4096" office:value-type="float" office:value="5.42875800832728" calcext:value-type="float">
            <text:p>5.42875800832728</text:p>
          </table:table-cell>
          <table:table-cell table:formula="of:=INT(2048+2047*SIN([.B3541]))" office:value-type="float" office:value="504" calcext:value-type="float">
            <text:p>504</text:p>
          </table:table-cell>
          <table:table-cell table:formula="of:=INT(2048+2047*COS([.B3541]))" office:value-type="float" office:value="3392" calcext:value-type="float">
            <text:p>3392</text:p>
          </table:table-cell>
          <table:table-cell/>
        </table:table-row>
        <table:table-row table:style-name="ro1">
          <table:table-cell office:value-type="float" office:value="3540" calcext:value-type="float">
            <text:p>3540</text:p>
          </table:table-cell>
          <table:table-cell table:formula="of:=[.A3542]*2*PI()/4096" office:value-type="float" office:value="5.43029198911517" calcext:value-type="float">
            <text:p>5.43029198911517</text:p>
          </table:table-cell>
          <table:table-cell table:formula="of:=INT(2048+2047*SIN([.B3542]))" office:value-type="float" office:value="506" calcext:value-type="float">
            <text:p>506</text:p>
          </table:table-cell>
          <table:table-cell table:formula="of:=INT(2048+2047*COS([.B3542]))" office:value-type="float" office:value="3394" calcext:value-type="float">
            <text:p>3394</text:p>
          </table:table-cell>
          <table:table-cell/>
        </table:table-row>
        <table:table-row table:style-name="ro1">
          <table:table-cell office:value-type="float" office:value="3541" calcext:value-type="float">
            <text:p>3541</text:p>
          </table:table-cell>
          <table:table-cell table:formula="of:=[.A3543]*2*PI()/4096" office:value-type="float" office:value="5.43182596990306" calcext:value-type="float">
            <text:p>5.43182596990306</text:p>
          </table:table-cell>
          <table:table-cell table:formula="of:=INT(2048+2047*SIN([.B3543]))" office:value-type="float" office:value="508" calcext:value-type="float">
            <text:p>508</text:p>
          </table:table-cell>
          <table:table-cell table:formula="of:=INT(2048+2047*COS([.B3543]))" office:value-type="float" office:value="3396" calcext:value-type="float">
            <text:p>3396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table:formula="of:=[.A3544]*2*PI()/4096" office:value-type="float" office:value="5.43335995069094" calcext:value-type="float">
            <text:p>5.43335995069094</text:p>
          </table:table-cell>
          <table:table-cell table:formula="of:=INT(2048+2047*SIN([.B3544]))" office:value-type="float" office:value="510" calcext:value-type="float">
            <text:p>510</text:p>
          </table:table-cell>
          <table:table-cell table:formula="of:=INT(2048+2047*COS([.B3544]))" office:value-type="float" office:value="3399" calcext:value-type="float">
            <text:p>3399</text:p>
          </table:table-cell>
          <table:table-cell/>
        </table:table-row>
        <table:table-row table:style-name="ro1">
          <table:table-cell office:value-type="float" office:value="3543" calcext:value-type="float">
            <text:p>3543</text:p>
          </table:table-cell>
          <table:table-cell table:formula="of:=[.A3545]*2*PI()/4096" office:value-type="float" office:value="5.43489393147883" calcext:value-type="float">
            <text:p>5.43489393147883</text:p>
          </table:table-cell>
          <table:table-cell table:formula="of:=INT(2048+2047*SIN([.B3545]))" office:value-type="float" office:value="512" calcext:value-type="float">
            <text:p>512</text:p>
          </table:table-cell>
          <table:table-cell table:formula="of:=INT(2048+2047*COS([.B3545]))" office:value-type="float" office:value="3401" calcext:value-type="float">
            <text:p>3401</text:p>
          </table:table-cell>
          <table:table-cell/>
        </table:table-row>
        <table:table-row table:style-name="ro1">
          <table:table-cell office:value-type="float" office:value="3544" calcext:value-type="float">
            <text:p>3544</text:p>
          </table:table-cell>
          <table:table-cell table:formula="of:=[.A3546]*2*PI()/4096" office:value-type="float" office:value="5.43642791226671" calcext:value-type="float">
            <text:p>5.43642791226671</text:p>
          </table:table-cell>
          <table:table-cell table:formula="of:=INT(2048+2047*SIN([.B3546]))" office:value-type="float" office:value="514" calcext:value-type="float">
            <text:p>514</text:p>
          </table:table-cell>
          <table:table-cell table:formula="of:=INT(2048+2047*COS([.B3546]))" office:value-type="float" office:value="3403" calcext:value-type="float">
            <text:p>3403</text:p>
          </table:table-cell>
          <table:table-cell/>
        </table:table-row>
        <table:table-row table:style-name="ro1">
          <table:table-cell office:value-type="float" office:value="3545" calcext:value-type="float">
            <text:p>3545</text:p>
          </table:table-cell>
          <table:table-cell table:formula="of:=[.A3547]*2*PI()/4096" office:value-type="float" office:value="5.4379618930546" calcext:value-type="float">
            <text:p>5.4379618930546</text:p>
          </table:table-cell>
          <table:table-cell table:formula="of:=INT(2048+2047*SIN([.B3547]))" office:value-type="float" office:value="516" calcext:value-type="float">
            <text:p>516</text:p>
          </table:table-cell>
          <table:table-cell table:formula="of:=INT(2048+2047*COS([.B3547]))" office:value-type="float" office:value="3406" calcext:value-type="float">
            <text:p>3406</text:p>
          </table:table-cell>
          <table:table-cell/>
        </table:table-row>
        <table:table-row table:style-name="ro1">
          <table:table-cell office:value-type="float" office:value="3546" calcext:value-type="float">
            <text:p>3546</text:p>
          </table:table-cell>
          <table:table-cell table:formula="of:=[.A3548]*2*PI()/4096" office:value-type="float" office:value="5.43949587384248" calcext:value-type="float">
            <text:p>5.43949587384248</text:p>
          </table:table-cell>
          <table:table-cell table:formula="of:=INT(2048+2047*SIN([.B3548]))" office:value-type="float" office:value="518" calcext:value-type="float">
            <text:p>518</text:p>
          </table:table-cell>
          <table:table-cell table:formula="of:=INT(2048+2047*COS([.B3548]))" office:value-type="float" office:value="3408" calcext:value-type="float">
            <text:p>3408</text:p>
          </table:table-cell>
          <table:table-cell/>
        </table:table-row>
        <table:table-row table:style-name="ro1">
          <table:table-cell office:value-type="float" office:value="3547" calcext:value-type="float">
            <text:p>3547</text:p>
          </table:table-cell>
          <table:table-cell table:formula="of:=[.A3549]*2*PI()/4096" office:value-type="float" office:value="5.44102985463037" calcext:value-type="float">
            <text:p>5.44102985463037</text:p>
          </table:table-cell>
          <table:table-cell table:formula="of:=INT(2048+2047*SIN([.B3549]))" office:value-type="float" office:value="520" calcext:value-type="float">
            <text:p>520</text:p>
          </table:table-cell>
          <table:table-cell table:formula="of:=INT(2048+2047*COS([.B3549]))" office:value-type="float" office:value="3411" calcext:value-type="float">
            <text:p>3411</text:p>
          </table:table-cell>
          <table:table-cell/>
        </table:table-row>
        <table:table-row table:style-name="ro1">
          <table:table-cell office:value-type="float" office:value="3548" calcext:value-type="float">
            <text:p>3548</text:p>
          </table:table-cell>
          <table:table-cell table:formula="of:=[.A3550]*2*PI()/4096" office:value-type="float" office:value="5.44256383541826" calcext:value-type="float">
            <text:p>5.44256383541826</text:p>
          </table:table-cell>
          <table:table-cell table:formula="of:=INT(2048+2047*SIN([.B3550]))" office:value-type="float" office:value="522" calcext:value-type="float">
            <text:p>522</text:p>
          </table:table-cell>
          <table:table-cell table:formula="of:=INT(2048+2047*COS([.B3550]))" office:value-type="float" office:value="3413" calcext:value-type="float">
            <text:p>3413</text:p>
          </table:table-cell>
          <table:table-cell/>
        </table:table-row>
        <table:table-row table:style-name="ro1">
          <table:table-cell office:value-type="float" office:value="3549" calcext:value-type="float">
            <text:p>3549</text:p>
          </table:table-cell>
          <table:table-cell table:formula="of:=[.A3551]*2*PI()/4096" office:value-type="float" office:value="5.44409781620614" calcext:value-type="float">
            <text:p>5.44409781620614</text:p>
          </table:table-cell>
          <table:table-cell table:formula="of:=INT(2048+2047*SIN([.B3551]))" office:value-type="float" office:value="524" calcext:value-type="float">
            <text:p>524</text:p>
          </table:table-cell>
          <table:table-cell table:formula="of:=INT(2048+2047*COS([.B3551]))" office:value-type="float" office:value="3415" calcext:value-type="float">
            <text:p>3415</text:p>
          </table:table-cell>
          <table:table-cell/>
        </table:table-row>
        <table:table-row table:style-name="ro1">
          <table:table-cell office:value-type="float" office:value="3550" calcext:value-type="float">
            <text:p>3550</text:p>
          </table:table-cell>
          <table:table-cell table:formula="of:=[.A3552]*2*PI()/4096" office:value-type="float" office:value="5.44563179699403" calcext:value-type="float">
            <text:p>5.44563179699403</text:p>
          </table:table-cell>
          <table:table-cell table:formula="of:=INT(2048+2047*SIN([.B3552]))" office:value-type="float" office:value="527" calcext:value-type="float">
            <text:p>527</text:p>
          </table:table-cell>
          <table:table-cell table:formula="of:=INT(2048+2047*COS([.B3552]))" office:value-type="float" office:value="3418" calcext:value-type="float">
            <text:p>3418</text:p>
          </table:table-cell>
          <table:table-cell/>
        </table:table-row>
        <table:table-row table:style-name="ro1">
          <table:table-cell office:value-type="float" office:value="3551" calcext:value-type="float">
            <text:p>3551</text:p>
          </table:table-cell>
          <table:table-cell table:formula="of:=[.A3553]*2*PI()/4096" office:value-type="float" office:value="5.44716577778191" calcext:value-type="float">
            <text:p>5.44716577778191</text:p>
          </table:table-cell>
          <table:table-cell table:formula="of:=INT(2048+2047*SIN([.B3553]))" office:value-type="float" office:value="529" calcext:value-type="float">
            <text:p>529</text:p>
          </table:table-cell>
          <table:table-cell table:formula="of:=INT(2048+2047*COS([.B3553]))"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3552" calcext:value-type="float">
            <text:p>3552</text:p>
          </table:table-cell>
          <table:table-cell table:formula="of:=[.A3554]*2*PI()/4096" office:value-type="float" office:value="5.4486997585698" calcext:value-type="float">
            <text:p>5.4486997585698</text:p>
          </table:table-cell>
          <table:table-cell table:formula="of:=INT(2048+2047*SIN([.B3554]))" office:value-type="float" office:value="531" calcext:value-type="float">
            <text:p>531</text:p>
          </table:table-cell>
          <table:table-cell table:formula="of:=INT(2048+2047*COS([.B3554]))" office:value-type="float" office:value="3422" calcext:value-type="float">
            <text:p>3422</text:p>
          </table:table-cell>
          <table:table-cell/>
        </table:table-row>
        <table:table-row table:style-name="ro1">
          <table:table-cell office:value-type="float" office:value="3553" calcext:value-type="float">
            <text:p>3553</text:p>
          </table:table-cell>
          <table:table-cell table:formula="of:=[.A3555]*2*PI()/4096" office:value-type="float" office:value="5.45023373935768" calcext:value-type="float">
            <text:p>5.45023373935768</text:p>
          </table:table-cell>
          <table:table-cell table:formula="of:=INT(2048+2047*SIN([.B3555]))" office:value-type="float" office:value="533" calcext:value-type="float">
            <text:p>533</text:p>
          </table:table-cell>
          <table:table-cell table:formula="of:=INT(2048+2047*COS([.B3555]))" office:value-type="float" office:value="3425" calcext:value-type="float">
            <text:p>3425</text:p>
          </table:table-cell>
          <table:table-cell/>
        </table:table-row>
        <table:table-row table:style-name="ro1">
          <table:table-cell office:value-type="float" office:value="3554" calcext:value-type="float">
            <text:p>3554</text:p>
          </table:table-cell>
          <table:table-cell table:formula="of:=[.A3556]*2*PI()/4096" office:value-type="float" office:value="5.45176772014557" calcext:value-type="float">
            <text:p>5.45176772014557</text:p>
          </table:table-cell>
          <table:table-cell table:formula="of:=INT(2048+2047*SIN([.B3556]))" office:value-type="float" office:value="535" calcext:value-type="float">
            <text:p>535</text:p>
          </table:table-cell>
          <table:table-cell table:formula="of:=INT(2048+2047*COS([.B3556]))" office:value-type="float" office:value="3427" calcext:value-type="float">
            <text:p>3427</text:p>
          </table:table-cell>
          <table:table-cell/>
        </table:table-row>
        <table:table-row table:style-name="ro1">
          <table:table-cell office:value-type="float" office:value="3555" calcext:value-type="float">
            <text:p>3555</text:p>
          </table:table-cell>
          <table:table-cell table:formula="of:=[.A3557]*2*PI()/4096" office:value-type="float" office:value="5.45330170093345" calcext:value-type="float">
            <text:p>5.45330170093345</text:p>
          </table:table-cell>
          <table:table-cell table:formula="of:=INT(2048+2047*SIN([.B3557]))" office:value-type="float" office:value="537" calcext:value-type="float">
            <text:p>537</text:p>
          </table:table-cell>
          <table:table-cell table:formula="of:=INT(2048+2047*COS([.B3557]))" office:value-type="float" office:value="3429" calcext:value-type="float">
            <text:p>3429</text:p>
          </table:table-cell>
          <table:table-cell/>
        </table:table-row>
        <table:table-row table:style-name="ro1">
          <table:table-cell office:value-type="float" office:value="3556" calcext:value-type="float">
            <text:p>3556</text:p>
          </table:table-cell>
          <table:table-cell table:formula="of:=[.A3558]*2*PI()/4096" office:value-type="float" office:value="5.45483568172134" calcext:value-type="float">
            <text:p>5.45483568172134</text:p>
          </table:table-cell>
          <table:table-cell table:formula="of:=INT(2048+2047*SIN([.B3558]))" office:value-type="float" office:value="539" calcext:value-type="float">
            <text:p>539</text:p>
          </table:table-cell>
          <table:table-cell table:formula="of:=INT(2048+2047*COS([.B3558]))" office:value-type="float" office:value="3431" calcext:value-type="float">
            <text:p>3431</text:p>
          </table:table-cell>
          <table:table-cell/>
        </table:table-row>
        <table:table-row table:style-name="ro1">
          <table:table-cell office:value-type="float" office:value="3557" calcext:value-type="float">
            <text:p>3557</text:p>
          </table:table-cell>
          <table:table-cell table:formula="of:=[.A3559]*2*PI()/4096" office:value-type="float" office:value="5.45636966250923" calcext:value-type="float">
            <text:p>5.45636966250923</text:p>
          </table:table-cell>
          <table:table-cell table:formula="of:=INT(2048+2047*SIN([.B3559]))" office:value-type="float" office:value="541" calcext:value-type="float">
            <text:p>541</text:p>
          </table:table-cell>
          <table:table-cell table:formula="of:=INT(2048+2047*COS([.B3559]))" office:value-type="float" office:value="3434" calcext:value-type="float">
            <text:p>3434</text:p>
          </table:table-cell>
          <table:table-cell/>
        </table:table-row>
        <table:table-row table:style-name="ro1">
          <table:table-cell office:value-type="float" office:value="3558" calcext:value-type="float">
            <text:p>3558</text:p>
          </table:table-cell>
          <table:table-cell table:formula="of:=[.A3560]*2*PI()/4096" office:value-type="float" office:value="5.45790364329711" calcext:value-type="float">
            <text:p>5.45790364329711</text:p>
          </table:table-cell>
          <table:table-cell table:formula="of:=INT(2048+2047*SIN([.B3560]))" office:value-type="float" office:value="543" calcext:value-type="float">
            <text:p>543</text:p>
          </table:table-cell>
          <table:table-cell table:formula="of:=INT(2048+2047*COS([.B3560]))" office:value-type="float" office:value="3436" calcext:value-type="float">
            <text:p>3436</text:p>
          </table:table-cell>
          <table:table-cell/>
        </table:table-row>
        <table:table-row table:style-name="ro1">
          <table:table-cell office:value-type="float" office:value="3559" calcext:value-type="float">
            <text:p>3559</text:p>
          </table:table-cell>
          <table:table-cell table:formula="of:=[.A3561]*2*PI()/4096" office:value-type="float" office:value="5.459437624085" calcext:value-type="float">
            <text:p>5.459437624085</text:p>
          </table:table-cell>
          <table:table-cell table:formula="of:=INT(2048+2047*SIN([.B3561]))" office:value-type="float" office:value="546" calcext:value-type="float">
            <text:p>546</text:p>
          </table:table-cell>
          <table:table-cell table:formula="of:=INT(2048+2047*COS([.B3561]))" office:value-type="float" office:value="3438" calcext:value-type="float">
            <text:p>3438</text:p>
          </table:table-cell>
          <table:table-cell/>
        </table:table-row>
        <table:table-row table:style-name="ro1">
          <table:table-cell office:value-type="float" office:value="3560" calcext:value-type="float">
            <text:p>3560</text:p>
          </table:table-cell>
          <table:table-cell table:formula="of:=[.A3562]*2*PI()/4096" office:value-type="float" office:value="5.46097160487288" calcext:value-type="float">
            <text:p>5.46097160487288</text:p>
          </table:table-cell>
          <table:table-cell table:formula="of:=INT(2048+2047*SIN([.B3562]))" office:value-type="float" office:value="548" calcext:value-type="float">
            <text:p>548</text:p>
          </table:table-cell>
          <table:table-cell table:formula="of:=INT(2048+2047*COS([.B3562]))" office:value-type="float" office:value="3441" calcext:value-type="float">
            <text:p>3441</text:p>
          </table:table-cell>
          <table:table-cell/>
        </table:table-row>
        <table:table-row table:style-name="ro1">
          <table:table-cell office:value-type="float" office:value="3561" calcext:value-type="float">
            <text:p>3561</text:p>
          </table:table-cell>
          <table:table-cell table:formula="of:=[.A3563]*2*PI()/4096" office:value-type="float" office:value="5.46250558566077" calcext:value-type="float">
            <text:p>5.46250558566077</text:p>
          </table:table-cell>
          <table:table-cell table:formula="of:=INT(2048+2047*SIN([.B3563]))" office:value-type="float" office:value="550" calcext:value-type="float">
            <text:p>550</text:p>
          </table:table-cell>
          <table:table-cell table:formula="of:=INT(2048+2047*COS([.B3563]))" office:value-type="float" office:value="3443" calcext:value-type="float">
            <text:p>3443</text:p>
          </table:table-cell>
          <table:table-cell/>
        </table:table-row>
        <table:table-row table:style-name="ro1">
          <table:table-cell office:value-type="float" office:value="3562" calcext:value-type="float">
            <text:p>3562</text:p>
          </table:table-cell>
          <table:table-cell table:formula="of:=[.A3564]*2*PI()/4096" office:value-type="float" office:value="5.46403956644865" calcext:value-type="float">
            <text:p>5.46403956644865</text:p>
          </table:table-cell>
          <table:table-cell table:formula="of:=INT(2048+2047*SIN([.B3564]))" office:value-type="float" office:value="552" calcext:value-type="float">
            <text:p>552</text:p>
          </table:table-cell>
          <table:table-cell table:formula="of:=INT(2048+2047*COS([.B3564]))" office:value-type="float" office:value="3445" calcext:value-type="float">
            <text:p>3445</text:p>
          </table:table-cell>
          <table:table-cell/>
        </table:table-row>
        <table:table-row table:style-name="ro1">
          <table:table-cell office:value-type="float" office:value="3563" calcext:value-type="float">
            <text:p>3563</text:p>
          </table:table-cell>
          <table:table-cell table:formula="of:=[.A3565]*2*PI()/4096" office:value-type="float" office:value="5.46557354723654" calcext:value-type="float">
            <text:p>5.46557354723654</text:p>
          </table:table-cell>
          <table:table-cell table:formula="of:=INT(2048+2047*SIN([.B3565]))" office:value-type="float" office:value="554" calcext:value-type="float">
            <text:p>554</text:p>
          </table:table-cell>
          <table:table-cell table:formula="of:=INT(2048+2047*COS([.B3565]))" office:value-type="float" office:value="3448" calcext:value-type="float">
            <text:p>3448</text:p>
          </table:table-cell>
          <table:table-cell/>
        </table:table-row>
        <table:table-row table:style-name="ro1">
          <table:table-cell office:value-type="float" office:value="3564" calcext:value-type="float">
            <text:p>3564</text:p>
          </table:table-cell>
          <table:table-cell table:formula="of:=[.A3566]*2*PI()/4096" office:value-type="float" office:value="5.46710752802443" calcext:value-type="float">
            <text:p>5.46710752802443</text:p>
          </table:table-cell>
          <table:table-cell table:formula="of:=INT(2048+2047*SIN([.B3566]))" office:value-type="float" office:value="556" calcext:value-type="float">
            <text:p>556</text:p>
          </table:table-cell>
          <table:table-cell table:formula="of:=INT(2048+2047*COS([.B3566]))" office:value-type="float" office:value="3450" calcext:value-type="float">
            <text:p>3450</text:p>
          </table:table-cell>
          <table:table-cell/>
        </table:table-row>
        <table:table-row table:style-name="ro1">
          <table:table-cell office:value-type="float" office:value="3565" calcext:value-type="float">
            <text:p>3565</text:p>
          </table:table-cell>
          <table:table-cell table:formula="of:=[.A3567]*2*PI()/4096" office:value-type="float" office:value="5.46864150881231" calcext:value-type="float">
            <text:p>5.46864150881231</text:p>
          </table:table-cell>
          <table:table-cell table:formula="of:=INT(2048+2047*SIN([.B3567]))" office:value-type="float" office:value="558" calcext:value-type="float">
            <text:p>558</text:p>
          </table:table-cell>
          <table:table-cell table:formula="of:=INT(2048+2047*COS([.B3567]))" office:value-type="float" office:value="3452" calcext:value-type="float">
            <text:p>3452</text:p>
          </table:table-cell>
          <table:table-cell/>
        </table:table-row>
        <table:table-row table:style-name="ro1">
          <table:table-cell office:value-type="float" office:value="3566" calcext:value-type="float">
            <text:p>3566</text:p>
          </table:table-cell>
          <table:table-cell table:formula="of:=[.A3568]*2*PI()/4096" office:value-type="float" office:value="5.4701754896002" calcext:value-type="float">
            <text:p>5.4701754896002</text:p>
          </table:table-cell>
          <table:table-cell table:formula="of:=INT(2048+2047*SIN([.B3568]))" office:value-type="float" office:value="561" calcext:value-type="float">
            <text:p>561</text:p>
          </table:table-cell>
          <table:table-cell table:formula="of:=INT(2048+2047*COS([.B3568]))" office:value-type="float" office:value="3454" calcext:value-type="float">
            <text:p>3454</text:p>
          </table:table-cell>
          <table:table-cell/>
        </table:table-row>
        <table:table-row table:style-name="ro1">
          <table:table-cell office:value-type="float" office:value="3567" calcext:value-type="float">
            <text:p>3567</text:p>
          </table:table-cell>
          <table:table-cell table:formula="of:=[.A3569]*2*PI()/4096" office:value-type="float" office:value="5.47170947038808" calcext:value-type="float">
            <text:p>5.47170947038808</text:p>
          </table:table-cell>
          <table:table-cell table:formula="of:=INT(2048+2047*SIN([.B3569]))" office:value-type="float" office:value="563" calcext:value-type="float">
            <text:p>563</text:p>
          </table:table-cell>
          <table:table-cell table:formula="of:=INT(2048+2047*COS([.B3569]))" office:value-type="float" office:value="3457" calcext:value-type="float">
            <text:p>3457</text:p>
          </table:table-cell>
          <table:table-cell/>
        </table:table-row>
        <table:table-row table:style-name="ro1">
          <table:table-cell office:value-type="float" office:value="3568" calcext:value-type="float">
            <text:p>3568</text:p>
          </table:table-cell>
          <table:table-cell table:formula="of:=[.A3570]*2*PI()/4096" office:value-type="float" office:value="5.47324345117597" calcext:value-type="float">
            <text:p>5.47324345117597</text:p>
          </table:table-cell>
          <table:table-cell table:formula="of:=INT(2048+2047*SIN([.B3570]))" office:value-type="float" office:value="565" calcext:value-type="float">
            <text:p>565</text:p>
          </table:table-cell>
          <table:table-cell table:formula="of:=INT(2048+2047*COS([.B3570]))" office:value-type="float" office:value="3459" calcext:value-type="float">
            <text:p>3459</text:p>
          </table:table-cell>
          <table:table-cell/>
        </table:table-row>
        <table:table-row table:style-name="ro1">
          <table:table-cell office:value-type="float" office:value="3569" calcext:value-type="float">
            <text:p>3569</text:p>
          </table:table-cell>
          <table:table-cell table:formula="of:=[.A3571]*2*PI()/4096" office:value-type="float" office:value="5.47477743196385" calcext:value-type="float">
            <text:p>5.47477743196385</text:p>
          </table:table-cell>
          <table:table-cell table:formula="of:=INT(2048+2047*SIN([.B3571]))" office:value-type="float" office:value="567" calcext:value-type="float">
            <text:p>567</text:p>
          </table:table-cell>
          <table:table-cell table:formula="of:=INT(2048+2047*COS([.B3571]))" office:value-type="float" office:value="3461" calcext:value-type="float">
            <text:p>3461</text:p>
          </table:table-cell>
          <table:table-cell/>
        </table:table-row>
        <table:table-row table:style-name="ro1">
          <table:table-cell office:value-type="float" office:value="3570" calcext:value-type="float">
            <text:p>3570</text:p>
          </table:table-cell>
          <table:table-cell table:formula="of:=[.A3572]*2*PI()/4096" office:value-type="float" office:value="5.47631141275174" calcext:value-type="float">
            <text:p>5.47631141275174</text:p>
          </table:table-cell>
          <table:table-cell table:formula="of:=INT(2048+2047*SIN([.B3572]))" office:value-type="float" office:value="569" calcext:value-type="float">
            <text:p>569</text:p>
          </table:table-cell>
          <table:table-cell table:formula="of:=INT(2048+2047*COS([.B3572]))" office:value-type="float" office:value="3464" calcext:value-type="float">
            <text:p>3464</text:p>
          </table:table-cell>
          <table:table-cell/>
        </table:table-row>
        <table:table-row table:style-name="ro1">
          <table:table-cell office:value-type="float" office:value="3571" calcext:value-type="float">
            <text:p>3571</text:p>
          </table:table-cell>
          <table:table-cell table:formula="of:=[.A3573]*2*PI()/4096" office:value-type="float" office:value="5.47784539353962" calcext:value-type="float">
            <text:p>5.47784539353962</text:p>
          </table:table-cell>
          <table:table-cell table:formula="of:=INT(2048+2047*SIN([.B3573]))" office:value-type="float" office:value="571" calcext:value-type="float">
            <text:p>571</text:p>
          </table:table-cell>
          <table:table-cell table:formula="of:=INT(2048+2047*COS([.B3573]))" office:value-type="float" office:value="3466" calcext:value-type="float">
            <text:p>3466</text:p>
          </table:table-cell>
          <table:table-cell/>
        </table:table-row>
        <table:table-row table:style-name="ro1">
          <table:table-cell office:value-type="float" office:value="3572" calcext:value-type="float">
            <text:p>3572</text:p>
          </table:table-cell>
          <table:table-cell table:formula="of:=[.A3574]*2*PI()/4096" office:value-type="float" office:value="5.47937937432751" calcext:value-type="float">
            <text:p>5.47937937432751</text:p>
          </table:table-cell>
          <table:table-cell table:formula="of:=INT(2048+2047*SIN([.B3574]))" office:value-type="float" office:value="574" calcext:value-type="float">
            <text:p>574</text:p>
          </table:table-cell>
          <table:table-cell table:formula="of:=INT(2048+2047*COS([.B3574]))" office:value-type="float" office:value="3468" calcext:value-type="float">
            <text:p>3468</text:p>
          </table:table-cell>
          <table:table-cell/>
        </table:table-row>
        <table:table-row table:style-name="ro1">
          <table:table-cell office:value-type="float" office:value="3573" calcext:value-type="float">
            <text:p>3573</text:p>
          </table:table-cell>
          <table:table-cell table:formula="of:=[.A3575]*2*PI()/4096" office:value-type="float" office:value="5.4809133551154" calcext:value-type="float">
            <text:p>5.4809133551154</text:p>
          </table:table-cell>
          <table:table-cell table:formula="of:=INT(2048+2047*SIN([.B3575]))" office:value-type="float" office:value="576" calcext:value-type="float">
            <text:p>576</text:p>
          </table:table-cell>
          <table:table-cell table:formula="of:=INT(2048+2047*COS([.B3575]))" office:value-type="float" office:value="3470" calcext:value-type="float">
            <text:p>3470</text:p>
          </table:table-cell>
          <table:table-cell/>
        </table:table-row>
        <table:table-row table:style-name="ro1">
          <table:table-cell office:value-type="float" office:value="3574" calcext:value-type="float">
            <text:p>3574</text:p>
          </table:table-cell>
          <table:table-cell table:formula="of:=[.A3576]*2*PI()/4096" office:value-type="float" office:value="5.48244733590328" calcext:value-type="float">
            <text:p>5.48244733590328</text:p>
          </table:table-cell>
          <table:table-cell table:formula="of:=INT(2048+2047*SIN([.B3576]))" office:value-type="float" office:value="578" calcext:value-type="float">
            <text:p>578</text:p>
          </table:table-cell>
          <table:table-cell table:formula="of:=INT(2048+2047*COS([.B3576]))" office:value-type="float" office:value="3473" calcext:value-type="float">
            <text:p>3473</text:p>
          </table:table-cell>
          <table:table-cell/>
        </table:table-row>
        <table:table-row table:style-name="ro1">
          <table:table-cell office:value-type="float" office:value="3575" calcext:value-type="float">
            <text:p>3575</text:p>
          </table:table-cell>
          <table:table-cell table:formula="of:=[.A3577]*2*PI()/4096" office:value-type="float" office:value="5.48398131669117" calcext:value-type="float">
            <text:p>5.48398131669117</text:p>
          </table:table-cell>
          <table:table-cell table:formula="of:=INT(2048+2047*SIN([.B3577]))" office:value-type="float" office:value="580" calcext:value-type="float">
            <text:p>580</text:p>
          </table:table-cell>
          <table:table-cell table:formula="of:=INT(2048+2047*COS([.B3577]))" office:value-type="float" office:value="3475" calcext:value-type="float">
            <text:p>3475</text:p>
          </table:table-cell>
          <table:table-cell/>
        </table:table-row>
        <table:table-row table:style-name="ro1">
          <table:table-cell office:value-type="float" office:value="3576" calcext:value-type="float">
            <text:p>3576</text:p>
          </table:table-cell>
          <table:table-cell table:formula="of:=[.A3578]*2*PI()/4096" office:value-type="float" office:value="5.48551529747905" calcext:value-type="float">
            <text:p>5.48551529747905</text:p>
          </table:table-cell>
          <table:table-cell table:formula="of:=INT(2048+2047*SIN([.B3578]))" office:value-type="float" office:value="582" calcext:value-type="float">
            <text:p>582</text:p>
          </table:table-cell>
          <table:table-cell table:formula="of:=INT(2048+2047*COS([.B3578]))" office:value-type="float" office:value="3477" calcext:value-type="float">
            <text:p>3477</text:p>
          </table:table-cell>
          <table:table-cell/>
        </table:table-row>
        <table:table-row table:style-name="ro1">
          <table:table-cell office:value-type="float" office:value="3577" calcext:value-type="float">
            <text:p>3577</text:p>
          </table:table-cell>
          <table:table-cell table:formula="of:=[.A3579]*2*PI()/4096" office:value-type="float" office:value="5.48704927826694" calcext:value-type="float">
            <text:p>5.48704927826694</text:p>
          </table:table-cell>
          <table:table-cell table:formula="of:=INT(2048+2047*SIN([.B3579]))" office:value-type="float" office:value="585" calcext:value-type="float">
            <text:p>585</text:p>
          </table:table-cell>
          <table:table-cell table:formula="of:=INT(2048+2047*COS([.B3579]))" office:value-type="float" office:value="3479" calcext:value-type="float">
            <text:p>3479</text:p>
          </table:table-cell>
          <table:table-cell/>
        </table:table-row>
        <table:table-row table:style-name="ro1">
          <table:table-cell office:value-type="float" office:value="3578" calcext:value-type="float">
            <text:p>3578</text:p>
          </table:table-cell>
          <table:table-cell table:formula="of:=[.A3580]*2*PI()/4096" office:value-type="float" office:value="5.48858325905482" calcext:value-type="float">
            <text:p>5.48858325905482</text:p>
          </table:table-cell>
          <table:table-cell table:formula="of:=INT(2048+2047*SIN([.B3580]))" office:value-type="float" office:value="587" calcext:value-type="float">
            <text:p>587</text:p>
          </table:table-cell>
          <table:table-cell table:formula="of:=INT(2048+2047*COS([.B3580]))" office:value-type="float" office:value="3482" calcext:value-type="float">
            <text:p>3482</text:p>
          </table:table-cell>
          <table:table-cell/>
        </table:table-row>
        <table:table-row table:style-name="ro1">
          <table:table-cell office:value-type="float" office:value="3579" calcext:value-type="float">
            <text:p>3579</text:p>
          </table:table-cell>
          <table:table-cell table:formula="of:=[.A3581]*2*PI()/4096" office:value-type="float" office:value="5.49011723984271" calcext:value-type="float">
            <text:p>5.49011723984271</text:p>
          </table:table-cell>
          <table:table-cell table:formula="of:=INT(2048+2047*SIN([.B3581]))" office:value-type="float" office:value="589" calcext:value-type="float">
            <text:p>589</text:p>
          </table:table-cell>
          <table:table-cell table:formula="of:=INT(2048+2047*COS([.B3581]))" office:value-type="float" office:value="3484" calcext:value-type="float">
            <text:p>3484</text:p>
          </table:table-cell>
          <table:table-cell/>
        </table:table-row>
        <table:table-row table:style-name="ro1">
          <table:table-cell office:value-type="float" office:value="3580" calcext:value-type="float">
            <text:p>3580</text:p>
          </table:table-cell>
          <table:table-cell table:formula="of:=[.A3582]*2*PI()/4096" office:value-type="float" office:value="5.4916512206306" calcext:value-type="float">
            <text:p>5.4916512206306</text:p>
          </table:table-cell>
          <table:table-cell table:formula="of:=INT(2048+2047*SIN([.B3582]))" office:value-type="float" office:value="591" calcext:value-type="float">
            <text:p>591</text:p>
          </table:table-cell>
          <table:table-cell table:formula="of:=INT(2048+2047*COS([.B3582]))"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3581" calcext:value-type="float">
            <text:p>3581</text:p>
          </table:table-cell>
          <table:table-cell table:formula="of:=[.A3583]*2*PI()/4096" office:value-type="float" office:value="5.49318520141848" calcext:value-type="float">
            <text:p>5.49318520141848</text:p>
          </table:table-cell>
          <table:table-cell table:formula="of:=INT(2048+2047*SIN([.B3583]))" office:value-type="float" office:value="593" calcext:value-type="float">
            <text:p>593</text:p>
          </table:table-cell>
          <table:table-cell table:formula="of:=INT(2048+2047*COS([.B3583]))" office:value-type="float" office:value="3488" calcext:value-type="float">
            <text:p>3488</text:p>
          </table:table-cell>
          <table:table-cell/>
        </table:table-row>
        <table:table-row table:style-name="ro1">
          <table:table-cell office:value-type="float" office:value="3582" calcext:value-type="float">
            <text:p>3582</text:p>
          </table:table-cell>
          <table:table-cell table:formula="of:=[.A3584]*2*PI()/4096" office:value-type="float" office:value="5.49471918220637" calcext:value-type="float">
            <text:p>5.49471918220637</text:p>
          </table:table-cell>
          <table:table-cell table:formula="of:=INT(2048+2047*SIN([.B3584]))" office:value-type="float" office:value="596" calcext:value-type="float">
            <text:p>596</text:p>
          </table:table-cell>
          <table:table-cell table:formula="of:=INT(2048+2047*COS([.B3584]))" office:value-type="float" office:value="3491" calcext:value-type="float">
            <text:p>3491</text:p>
          </table:table-cell>
          <table:table-cell/>
        </table:table-row>
        <table:table-row table:style-name="ro1">
          <table:table-cell office:value-type="float" office:value="3583" calcext:value-type="float">
            <text:p>3583</text:p>
          </table:table-cell>
          <table:table-cell table:formula="of:=[.A3585]*2*PI()/4096" office:value-type="float" office:value="5.49625316299425" calcext:value-type="float">
            <text:p>5.49625316299425</text:p>
          </table:table-cell>
          <table:table-cell table:formula="of:=INT(2048+2047*SIN([.B3585]))" office:value-type="float" office:value="598" calcext:value-type="float">
            <text:p>598</text:p>
          </table:table-cell>
          <table:table-cell table:formula="of:=INT(2048+2047*COS([.B3585]))" office:value-type="float" office:value="3493" calcext:value-type="float">
            <text:p>3493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table:formula="of:=[.A3586]*2*PI()/4096" office:value-type="float" office:value="5.49778714378214" calcext:value-type="float">
            <text:p>5.49778714378214</text:p>
          </table:table-cell>
          <table:table-cell table:formula="of:=INT(2048+2047*SIN([.B3586]))" office:value-type="float" office:value="600" calcext:value-type="float">
            <text:p>600</text:p>
          </table:table-cell>
          <table:table-cell table:formula="of:=INT(2048+2047*COS([.B3586]))" office:value-type="float" office:value="3495" calcext:value-type="float">
            <text:p>3495</text:p>
          </table:table-cell>
          <table:table-cell/>
        </table:table-row>
        <table:table-row table:style-name="ro1">
          <table:table-cell office:value-type="float" office:value="3585" calcext:value-type="float">
            <text:p>3585</text:p>
          </table:table-cell>
          <table:table-cell table:formula="of:=[.A3587]*2*PI()/4096" office:value-type="float" office:value="5.49932112457002" calcext:value-type="float">
            <text:p>5.49932112457002</text:p>
          </table:table-cell>
          <table:table-cell table:formula="of:=INT(2048+2047*SIN([.B3587]))" office:value-type="float" office:value="602" calcext:value-type="float">
            <text:p>602</text:p>
          </table:table-cell>
          <table:table-cell table:formula="of:=INT(2048+2047*COS([.B3587]))" office:value-type="float" office:value="3497" calcext:value-type="float">
            <text:p>3497</text:p>
          </table:table-cell>
          <table:table-cell/>
        </table:table-row>
        <table:table-row table:style-name="ro1">
          <table:table-cell office:value-type="float" office:value="3586" calcext:value-type="float">
            <text:p>3586</text:p>
          </table:table-cell>
          <table:table-cell table:formula="of:=[.A3588]*2*PI()/4096" office:value-type="float" office:value="5.50085510535791" calcext:value-type="float">
            <text:p>5.50085510535791</text:p>
          </table:table-cell>
          <table:table-cell table:formula="of:=INT(2048+2047*SIN([.B3588]))" office:value-type="float" office:value="604" calcext:value-type="float">
            <text:p>604</text:p>
          </table:table-cell>
          <table:table-cell table:formula="of:=INT(2048+2047*COS([.B3588]))" office:value-type="float" office:value="3499" calcext:value-type="float">
            <text:p>3499</text:p>
          </table:table-cell>
          <table:table-cell/>
        </table:table-row>
        <table:table-row table:style-name="ro1">
          <table:table-cell office:value-type="float" office:value="3587" calcext:value-type="float">
            <text:p>3587</text:p>
          </table:table-cell>
          <table:table-cell table:formula="of:=[.A3589]*2*PI()/4096" office:value-type="float" office:value="5.50238908614579" calcext:value-type="float">
            <text:p>5.50238908614579</text:p>
          </table:table-cell>
          <table:table-cell table:formula="of:=INT(2048+2047*SIN([.B3589]))" office:value-type="float" office:value="607" calcext:value-type="float">
            <text:p>607</text:p>
          </table:table-cell>
          <table:table-cell table:formula="of:=INT(2048+2047*COS([.B3589]))" office:value-type="float" office:value="3502" calcext:value-type="float">
            <text:p>3502</text:p>
          </table:table-cell>
          <table:table-cell/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[.A3590]*2*PI()/4096" office:value-type="float" office:value="5.50392306693368" calcext:value-type="float">
            <text:p>5.50392306693368</text:p>
          </table:table-cell>
          <table:table-cell table:formula="of:=INT(2048+2047*SIN([.B3590]))" office:value-type="float" office:value="609" calcext:value-type="float">
            <text:p>609</text:p>
          </table:table-cell>
          <table:table-cell table:formula="of:=INT(2048+2047*COS([.B3590]))" office:value-type="float" office:value="3504" calcext:value-type="float">
            <text:p>3504</text:p>
          </table:table-cell>
          <table:table-cell/>
        </table:table-row>
        <table:table-row table:style-name="ro1">
          <table:table-cell office:value-type="float" office:value="3589" calcext:value-type="float">
            <text:p>3589</text:p>
          </table:table-cell>
          <table:table-cell table:formula="of:=[.A3591]*2*PI()/4096" office:value-type="float" office:value="5.50545704772157" calcext:value-type="float">
            <text:p>5.50545704772157</text:p>
          </table:table-cell>
          <table:table-cell table:formula="of:=INT(2048+2047*SIN([.B3591]))" office:value-type="float" office:value="611" calcext:value-type="float">
            <text:p>611</text:p>
          </table:table-cell>
          <table:table-cell table:formula="of:=INT(2048+2047*COS([.B3591]))" office:value-type="float" office:value="3506" calcext:value-type="float">
            <text:p>3506</text:p>
          </table:table-cell>
          <table:table-cell/>
        </table:table-row>
        <table:table-row table:style-name="ro1">
          <table:table-cell office:value-type="float" office:value="3590" calcext:value-type="float">
            <text:p>3590</text:p>
          </table:table-cell>
          <table:table-cell table:formula="of:=[.A3592]*2*PI()/4096" office:value-type="float" office:value="5.50699102850945" calcext:value-type="float">
            <text:p>5.50699102850945</text:p>
          </table:table-cell>
          <table:table-cell table:formula="of:=INT(2048+2047*SIN([.B3592]))" office:value-type="float" office:value="613" calcext:value-type="float">
            <text:p>613</text:p>
          </table:table-cell>
          <table:table-cell table:formula="of:=INT(2048+2047*COS([.B3592]))" office:value-type="float" office:value="3508" calcext:value-type="float">
            <text:p>3508</text:p>
          </table:table-cell>
          <table:table-cell/>
        </table:table-row>
        <table:table-row table:style-name="ro1">
          <table:table-cell office:value-type="float" office:value="3591" calcext:value-type="float">
            <text:p>3591</text:p>
          </table:table-cell>
          <table:table-cell table:formula="of:=[.A3593]*2*PI()/4096" office:value-type="float" office:value="5.50852500929734" calcext:value-type="float">
            <text:p>5.50852500929734</text:p>
          </table:table-cell>
          <table:table-cell table:formula="of:=INT(2048+2047*SIN([.B3593]))" office:value-type="float" office:value="616" calcext:value-type="float">
            <text:p>616</text:p>
          </table:table-cell>
          <table:table-cell table:formula="of:=INT(2048+2047*COS([.B3593]))" office:value-type="float" office:value="3510" calcext:value-type="float">
            <text:p>3510</text:p>
          </table:table-cell>
          <table:table-cell/>
        </table:table-row>
        <table:table-row table:style-name="ro1">
          <table:table-cell office:value-type="float" office:value="3592" calcext:value-type="float">
            <text:p>3592</text:p>
          </table:table-cell>
          <table:table-cell table:formula="of:=[.A3594]*2*PI()/4096" office:value-type="float" office:value="5.51005899008522" calcext:value-type="float">
            <text:p>5.51005899008522</text:p>
          </table:table-cell>
          <table:table-cell table:formula="of:=INT(2048+2047*SIN([.B3594]))" office:value-type="float" office:value="618" calcext:value-type="float">
            <text:p>618</text:p>
          </table:table-cell>
          <table:table-cell table:formula="of:=INT(2048+2047*COS([.B3594]))" office:value-type="float" office:value="3513" calcext:value-type="float">
            <text:p>3513</text:p>
          </table:table-cell>
          <table:table-cell/>
        </table:table-row>
        <table:table-row table:style-name="ro1">
          <table:table-cell office:value-type="float" office:value="3593" calcext:value-type="float">
            <text:p>3593</text:p>
          </table:table-cell>
          <table:table-cell table:formula="of:=[.A3595]*2*PI()/4096" office:value-type="float" office:value="5.51159297087311" calcext:value-type="float">
            <text:p>5.51159297087311</text:p>
          </table:table-cell>
          <table:table-cell table:formula="of:=INT(2048+2047*SIN([.B3595]))" office:value-type="float" office:value="620" calcext:value-type="float">
            <text:p>620</text:p>
          </table:table-cell>
          <table:table-cell table:formula="of:=INT(2048+2047*COS([.B3595]))" office:value-type="float" office:value="3515" calcext:value-type="float">
            <text:p>3515</text:p>
          </table:table-cell>
          <table:table-cell/>
        </table:table-row>
        <table:table-row table:style-name="ro1">
          <table:table-cell office:value-type="float" office:value="3594" calcext:value-type="float">
            <text:p>3594</text:p>
          </table:table-cell>
          <table:table-cell table:formula="of:=[.A3596]*2*PI()/4096" office:value-type="float" office:value="5.51312695166099" calcext:value-type="float">
            <text:p>5.51312695166099</text:p>
          </table:table-cell>
          <table:table-cell table:formula="of:=INT(2048+2047*SIN([.B3596]))" office:value-type="float" office:value="622" calcext:value-type="float">
            <text:p>622</text:p>
          </table:table-cell>
          <table:table-cell table:formula="of:=INT(2048+2047*COS([.B3596]))" office:value-type="float" office:value="3517" calcext:value-type="float">
            <text:p>3517</text:p>
          </table:table-cell>
          <table:table-cell/>
        </table:table-row>
        <table:table-row table:style-name="ro1">
          <table:table-cell office:value-type="float" office:value="3595" calcext:value-type="float">
            <text:p>3595</text:p>
          </table:table-cell>
          <table:table-cell table:formula="of:=[.A3597]*2*PI()/4096" office:value-type="float" office:value="5.51466093244888" calcext:value-type="float">
            <text:p>5.51466093244888</text:p>
          </table:table-cell>
          <table:table-cell table:formula="of:=INT(2048+2047*SIN([.B3597]))" office:value-type="float" office:value="625" calcext:value-type="float">
            <text:p>625</text:p>
          </table:table-cell>
          <table:table-cell table:formula="of:=INT(2048+2047*COS([.B3597]))"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3596" calcext:value-type="float">
            <text:p>3596</text:p>
          </table:table-cell>
          <table:table-cell table:formula="of:=[.A3598]*2*PI()/4096" office:value-type="float" office:value="5.51619491323677" calcext:value-type="float">
            <text:p>5.51619491323677</text:p>
          </table:table-cell>
          <table:table-cell table:formula="of:=INT(2048+2047*SIN([.B3598]))" office:value-type="float" office:value="627" calcext:value-type="float">
            <text:p>627</text:p>
          </table:table-cell>
          <table:table-cell table:formula="of:=INT(2048+2047*COS([.B3598]))" office:value-type="float" office:value="3521" calcext:value-type="float">
            <text:p>3521</text:p>
          </table:table-cell>
          <table:table-cell/>
        </table:table-row>
        <table:table-row table:style-name="ro1">
          <table:table-cell office:value-type="float" office:value="3597" calcext:value-type="float">
            <text:p>3597</text:p>
          </table:table-cell>
          <table:table-cell table:formula="of:=[.A3599]*2*PI()/4096" office:value-type="float" office:value="5.51772889402465" calcext:value-type="float">
            <text:p>5.51772889402465</text:p>
          </table:table-cell>
          <table:table-cell table:formula="of:=INT(2048+2047*SIN([.B3599]))" office:value-type="float" office:value="629" calcext:value-type="float">
            <text:p>629</text:p>
          </table:table-cell>
          <table:table-cell table:formula="of:=INT(2048+2047*COS([.B3599]))" office:value-type="float" office:value="3524" calcext:value-type="float">
            <text:p>3524</text:p>
          </table:table-cell>
          <table:table-cell/>
        </table:table-row>
        <table:table-row table:style-name="ro1">
          <table:table-cell office:value-type="float" office:value="3598" calcext:value-type="float">
            <text:p>3598</text:p>
          </table:table-cell>
          <table:table-cell table:formula="of:=[.A3600]*2*PI()/4096" office:value-type="float" office:value="5.51926287481254" calcext:value-type="float">
            <text:p>5.51926287481254</text:p>
          </table:table-cell>
          <table:table-cell table:formula="of:=INT(2048+2047*SIN([.B3600]))" office:value-type="float" office:value="631" calcext:value-type="float">
            <text:p>631</text:p>
          </table:table-cell>
          <table:table-cell table:formula="of:=INT(2048+2047*COS([.B3600]))" office:value-type="float" office:value="3526" calcext:value-type="float">
            <text:p>3526</text:p>
          </table:table-cell>
          <table:table-cell/>
        </table:table-row>
        <table:table-row table:style-name="ro1">
          <table:table-cell office:value-type="float" office:value="3599" calcext:value-type="float">
            <text:p>3599</text:p>
          </table:table-cell>
          <table:table-cell table:formula="of:=[.A3601]*2*PI()/4096" office:value-type="float" office:value="5.52079685560042" calcext:value-type="float">
            <text:p>5.52079685560042</text:p>
          </table:table-cell>
          <table:table-cell table:formula="of:=INT(2048+2047*SIN([.B3601]))" office:value-type="float" office:value="634" calcext:value-type="float">
            <text:p>634</text:p>
          </table:table-cell>
          <table:table-cell table:formula="of:=INT(2048+2047*COS([.B3601]))" office:value-type="float" office:value="3528" calcext:value-type="float">
            <text:p>3528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[.A3602]*2*PI()/4096" office:value-type="float" office:value="5.52233083638831" calcext:value-type="float">
            <text:p>5.52233083638831</text:p>
          </table:table-cell>
          <table:table-cell table:formula="of:=INT(2048+2047*SIN([.B3602]))" office:value-type="float" office:value="636" calcext:value-type="float">
            <text:p>636</text:p>
          </table:table-cell>
          <table:table-cell table:formula="of:=INT(2048+2047*COS([.B3602]))" office:value-type="float" office:value="3530" calcext:value-type="float">
            <text:p>3530</text:p>
          </table:table-cell>
          <table:table-cell/>
        </table:table-row>
        <table:table-row table:style-name="ro1">
          <table:table-cell office:value-type="float" office:value="3601" calcext:value-type="float">
            <text:p>3601</text:p>
          </table:table-cell>
          <table:table-cell table:formula="of:=[.A3603]*2*PI()/4096" office:value-type="float" office:value="5.52386481717619" calcext:value-type="float">
            <text:p>5.52386481717619</text:p>
          </table:table-cell>
          <table:table-cell table:formula="of:=INT(2048+2047*SIN([.B3603]))" office:value-type="float" office:value="638" calcext:value-type="float">
            <text:p>638</text:p>
          </table:table-cell>
          <table:table-cell table:formula="of:=INT(2048+2047*COS([.B3603]))" office:value-type="float" office:value="3532" calcext:value-type="float">
            <text:p>3532</text:p>
          </table:table-cell>
          <table:table-cell/>
        </table:table-row>
        <table:table-row table:style-name="ro1">
          <table:table-cell office:value-type="float" office:value="3602" calcext:value-type="float">
            <text:p>3602</text:p>
          </table:table-cell>
          <table:table-cell table:formula="of:=[.A3604]*2*PI()/4096" office:value-type="float" office:value="5.52539879796408" calcext:value-type="float">
            <text:p>5.52539879796408</text:p>
          </table:table-cell>
          <table:table-cell table:formula="of:=INT(2048+2047*SIN([.B3604]))" office:value-type="float" office:value="641" calcext:value-type="float">
            <text:p>641</text:p>
          </table:table-cell>
          <table:table-cell table:formula="of:=INT(2048+2047*COS([.B3604]))" office:value-type="float" office:value="3534" calcext:value-type="float">
            <text:p>3534</text:p>
          </table:table-cell>
          <table:table-cell/>
        </table:table-row>
        <table:table-row table:style-name="ro1">
          <table:table-cell office:value-type="float" office:value="3603" calcext:value-type="float">
            <text:p>3603</text:p>
          </table:table-cell>
          <table:table-cell table:formula="of:=[.A3605]*2*PI()/4096" office:value-type="float" office:value="5.52693277875197" calcext:value-type="float">
            <text:p>5.52693277875197</text:p>
          </table:table-cell>
          <table:table-cell table:formula="of:=INT(2048+2047*SIN([.B3605]))" office:value-type="float" office:value="643" calcext:value-type="float">
            <text:p>643</text:p>
          </table:table-cell>
          <table:table-cell table:formula="of:=INT(2048+2047*COS([.B3605]))" office:value-type="float" office:value="3537" calcext:value-type="float">
            <text:p>3537</text:p>
          </table:table-cell>
          <table:table-cell/>
        </table:table-row>
        <table:table-row table:style-name="ro1">
          <table:table-cell office:value-type="float" office:value="3604" calcext:value-type="float">
            <text:p>3604</text:p>
          </table:table-cell>
          <table:table-cell table:formula="of:=[.A3606]*2*PI()/4096" office:value-type="float" office:value="5.52846675953985" calcext:value-type="float">
            <text:p>5.52846675953985</text:p>
          </table:table-cell>
          <table:table-cell table:formula="of:=INT(2048+2047*SIN([.B3606]))" office:value-type="float" office:value="645" calcext:value-type="float">
            <text:p>645</text:p>
          </table:table-cell>
          <table:table-cell table:formula="of:=INT(2048+2047*COS([.B3606]))" office:value-type="float" office:value="3539" calcext:value-type="float">
            <text:p>3539</text:p>
          </table:table-cell>
          <table:table-cell/>
        </table:table-row>
        <table:table-row table:style-name="ro1">
          <table:table-cell office:value-type="float" office:value="3605" calcext:value-type="float">
            <text:p>3605</text:p>
          </table:table-cell>
          <table:table-cell table:formula="of:=[.A3607]*2*PI()/4096" office:value-type="float" office:value="5.53000074032774" calcext:value-type="float">
            <text:p>5.53000074032774</text:p>
          </table:table-cell>
          <table:table-cell table:formula="of:=INT(2048+2047*SIN([.B3607]))" office:value-type="float" office:value="647" calcext:value-type="float">
            <text:p>647</text:p>
          </table:table-cell>
          <table:table-cell table:formula="of:=INT(2048+2047*COS([.B3607]))" office:value-type="float" office:value="3541" calcext:value-type="float">
            <text:p>3541</text:p>
          </table:table-cell>
          <table:table-cell/>
        </table:table-row>
        <table:table-row table:style-name="ro1">
          <table:table-cell office:value-type="float" office:value="3606" calcext:value-type="float">
            <text:p>3606</text:p>
          </table:table-cell>
          <table:table-cell table:formula="of:=[.A3608]*2*PI()/4096" office:value-type="float" office:value="5.53153472111562" calcext:value-type="float">
            <text:p>5.53153472111562</text:p>
          </table:table-cell>
          <table:table-cell table:formula="of:=INT(2048+2047*SIN([.B3608]))" office:value-type="float" office:value="650" calcext:value-type="float">
            <text:p>650</text:p>
          </table:table-cell>
          <table:table-cell table:formula="of:=INT(2048+2047*COS([.B3608]))" office:value-type="float" office:value="3543" calcext:value-type="float">
            <text:p>3543</text:p>
          </table:table-cell>
          <table:table-cell/>
        </table:table-row>
        <table:table-row table:style-name="ro1">
          <table:table-cell office:value-type="float" office:value="3607" calcext:value-type="float">
            <text:p>3607</text:p>
          </table:table-cell>
          <table:table-cell table:formula="of:=[.A3609]*2*PI()/4096" office:value-type="float" office:value="5.53306870190351" calcext:value-type="float">
            <text:p>5.53306870190351</text:p>
          </table:table-cell>
          <table:table-cell table:formula="of:=INT(2048+2047*SIN([.B3609]))" office:value-type="float" office:value="652" calcext:value-type="float">
            <text:p>652</text:p>
          </table:table-cell>
          <table:table-cell table:formula="of:=INT(2048+2047*COS([.B3609]))" office:value-type="float" office:value="3545" calcext:value-type="float">
            <text:p>3545</text:p>
          </table:table-cell>
          <table:table-cell/>
        </table:table-row>
        <table:table-row table:style-name="ro1">
          <table:table-cell office:value-type="float" office:value="3608" calcext:value-type="float">
            <text:p>3608</text:p>
          </table:table-cell>
          <table:table-cell table:formula="of:=[.A3610]*2*PI()/4096" office:value-type="float" office:value="5.53460268269139" calcext:value-type="float">
            <text:p>5.53460268269139</text:p>
          </table:table-cell>
          <table:table-cell table:formula="of:=INT(2048+2047*SIN([.B3610]))" office:value-type="float" office:value="654" calcext:value-type="float">
            <text:p>654</text:p>
          </table:table-cell>
          <table:table-cell table:formula="of:=INT(2048+2047*COS([.B3610]))" office:value-type="float" office:value="3547" calcext:value-type="float">
            <text:p>3547</text:p>
          </table:table-cell>
          <table:table-cell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[.A3611]*2*PI()/4096" office:value-type="float" office:value="5.53613666347928" calcext:value-type="float">
            <text:p>5.53613666347928</text:p>
          </table:table-cell>
          <table:table-cell table:formula="of:=INT(2048+2047*SIN([.B3611]))" office:value-type="float" office:value="657" calcext:value-type="float">
            <text:p>657</text:p>
          </table:table-cell>
          <table:table-cell table:formula="of:=INT(2048+2047*COS([.B3611]))" office:value-type="float" office:value="3549" calcext:value-type="float">
            <text:p>3549</text:p>
          </table:table-cell>
          <table:table-cell/>
        </table:table-row>
        <table:table-row table:style-name="ro1">
          <table:table-cell office:value-type="float" office:value="3610" calcext:value-type="float">
            <text:p>3610</text:p>
          </table:table-cell>
          <table:table-cell table:formula="of:=[.A3612]*2*PI()/4096" office:value-type="float" office:value="5.53767064426716" calcext:value-type="float">
            <text:p>5.53767064426716</text:p>
          </table:table-cell>
          <table:table-cell table:formula="of:=INT(2048+2047*SIN([.B3612]))" office:value-type="float" office:value="659" calcext:value-type="float">
            <text:p>659</text:p>
          </table:table-cell>
          <table:table-cell table:formula="of:=INT(2048+2047*COS([.B3612]))" office:value-type="float" office:value="3552" calcext:value-type="float">
            <text:p>3552</text:p>
          </table:table-cell>
          <table:table-cell/>
        </table:table-row>
        <table:table-row table:style-name="ro1">
          <table:table-cell office:value-type="float" office:value="3611" calcext:value-type="float">
            <text:p>3611</text:p>
          </table:table-cell>
          <table:table-cell table:formula="of:=[.A3613]*2*PI()/4096" office:value-type="float" office:value="5.53920462505505" calcext:value-type="float">
            <text:p>5.53920462505505</text:p>
          </table:table-cell>
          <table:table-cell table:formula="of:=INT(2048+2047*SIN([.B3613]))" office:value-type="float" office:value="661" calcext:value-type="float">
            <text:p>661</text:p>
          </table:table-cell>
          <table:table-cell table:formula="of:=INT(2048+2047*COS([.B3613]))" office:value-type="float" office:value="3554" calcext:value-type="float">
            <text:p>3554</text:p>
          </table:table-cell>
          <table:table-cell/>
        </table:table-row>
        <table:table-row table:style-name="ro1">
          <table:table-cell office:value-type="float" office:value="3612" calcext:value-type="float">
            <text:p>3612</text:p>
          </table:table-cell>
          <table:table-cell table:formula="of:=[.A3614]*2*PI()/4096" office:value-type="float" office:value="5.54073860584294" calcext:value-type="float">
            <text:p>5.54073860584294</text:p>
          </table:table-cell>
          <table:table-cell table:formula="of:=INT(2048+2047*SIN([.B3614]))" office:value-type="float" office:value="664" calcext:value-type="float">
            <text:p>664</text:p>
          </table:table-cell>
          <table:table-cell table:formula="of:=INT(2048+2047*COS([.B3614]))" office:value-type="float" office:value="3556" calcext:value-type="float">
            <text:p>3556</text:p>
          </table:table-cell>
          <table:table-cell/>
        </table:table-row>
        <table:table-row table:style-name="ro1">
          <table:table-cell office:value-type="float" office:value="3613" calcext:value-type="float">
            <text:p>3613</text:p>
          </table:table-cell>
          <table:table-cell table:formula="of:=[.A3615]*2*PI()/4096" office:value-type="float" office:value="5.54227258663082" calcext:value-type="float">
            <text:p>5.54227258663082</text:p>
          </table:table-cell>
          <table:table-cell table:formula="of:=INT(2048+2047*SIN([.B3615]))" office:value-type="float" office:value="666" calcext:value-type="float">
            <text:p>666</text:p>
          </table:table-cell>
          <table:table-cell table:formula="of:=INT(2048+2047*COS([.B3615]))" office:value-type="float" office:value="3558" calcext:value-type="float">
            <text:p>3558</text:p>
          </table:table-cell>
          <table:table-cell/>
        </table:table-row>
        <table:table-row table:style-name="ro1">
          <table:table-cell office:value-type="float" office:value="3614" calcext:value-type="float">
            <text:p>3614</text:p>
          </table:table-cell>
          <table:table-cell table:formula="of:=[.A3616]*2*PI()/4096" office:value-type="float" office:value="5.54380656741871" calcext:value-type="float">
            <text:p>5.54380656741871</text:p>
          </table:table-cell>
          <table:table-cell table:formula="of:=INT(2048+2047*SIN([.B3616]))" office:value-type="float" office:value="668" calcext:value-type="float">
            <text:p>668</text:p>
          </table:table-cell>
          <table:table-cell table:formula="of:=INT(2048+2047*COS([.B3616]))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3615" calcext:value-type="float">
            <text:p>3615</text:p>
          </table:table-cell>
          <table:table-cell table:formula="of:=[.A3617]*2*PI()/4096" office:value-type="float" office:value="5.54534054820659" calcext:value-type="float">
            <text:p>5.54534054820659</text:p>
          </table:table-cell>
          <table:table-cell table:formula="of:=INT(2048+2047*SIN([.B3617]))" office:value-type="float" office:value="670" calcext:value-type="float">
            <text:p>670</text:p>
          </table:table-cell>
          <table:table-cell table:formula="of:=INT(2048+2047*COS([.B3617]))" office:value-type="float" office:value="3562" calcext:value-type="float">
            <text:p>3562</text:p>
          </table:table-cell>
          <table:table-cell/>
        </table:table-row>
        <table:table-row table:style-name="ro1">
          <table:table-cell office:value-type="float" office:value="3616" calcext:value-type="float">
            <text:p>3616</text:p>
          </table:table-cell>
          <table:table-cell table:formula="of:=[.A3618]*2*PI()/4096" office:value-type="float" office:value="5.54687452899448" calcext:value-type="float">
            <text:p>5.54687452899448</text:p>
          </table:table-cell>
          <table:table-cell table:formula="of:=INT(2048+2047*SIN([.B3618]))" office:value-type="float" office:value="673" calcext:value-type="float">
            <text:p>673</text:p>
          </table:table-cell>
          <table:table-cell table:formula="of:=INT(2048+2047*COS([.B3618]))" office:value-type="float" office:value="3564" calcext:value-type="float">
            <text:p>3564</text:p>
          </table:table-cell>
          <table:table-cell/>
        </table:table-row>
        <table:table-row table:style-name="ro1">
          <table:table-cell office:value-type="float" office:value="3617" calcext:value-type="float">
            <text:p>3617</text:p>
          </table:table-cell>
          <table:table-cell table:formula="of:=[.A3619]*2*PI()/4096" office:value-type="float" office:value="5.54840850978236" calcext:value-type="float">
            <text:p>5.54840850978236</text:p>
          </table:table-cell>
          <table:table-cell table:formula="of:=INT(2048+2047*SIN([.B3619]))" office:value-type="float" office:value="675" calcext:value-type="float">
            <text:p>675</text:p>
          </table:table-cell>
          <table:table-cell table:formula="of:=INT(2048+2047*COS([.B3619]))" office:value-type="float" office:value="3566" calcext:value-type="float">
            <text:p>3566</text:p>
          </table:table-cell>
          <table:table-cell/>
        </table:table-row>
        <table:table-row table:style-name="ro1">
          <table:table-cell office:value-type="float" office:value="3618" calcext:value-type="float">
            <text:p>3618</text:p>
          </table:table-cell>
          <table:table-cell table:formula="of:=[.A3620]*2*PI()/4096" office:value-type="float" office:value="5.54994249057025" calcext:value-type="float">
            <text:p>5.54994249057025</text:p>
          </table:table-cell>
          <table:table-cell table:formula="of:=INT(2048+2047*SIN([.B3620]))" office:value-type="float" office:value="677" calcext:value-type="float">
            <text:p>677</text:p>
          </table:table-cell>
          <table:table-cell table:formula="of:=INT(2048+2047*COS([.B3620]))"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float" office:value="3619" calcext:value-type="float">
            <text:p>3619</text:p>
          </table:table-cell>
          <table:table-cell table:formula="of:=[.A3621]*2*PI()/4096" office:value-type="float" office:value="5.55147647135814" calcext:value-type="float">
            <text:p>5.55147647135814</text:p>
          </table:table-cell>
          <table:table-cell table:formula="of:=INT(2048+2047*SIN([.B3621]))" office:value-type="float" office:value="680" calcext:value-type="float">
            <text:p>680</text:p>
          </table:table-cell>
          <table:table-cell table:formula="of:=INT(2048+2047*COS([.B3621]))" office:value-type="float" office:value="3571" calcext:value-type="float">
            <text:p>3571</text:p>
          </table:table-cell>
          <table:table-cell/>
        </table:table-row>
        <table:table-row table:style-name="ro1">
          <table:table-cell office:value-type="float" office:value="3620" calcext:value-type="float">
            <text:p>3620</text:p>
          </table:table-cell>
          <table:table-cell table:formula="of:=[.A3622]*2*PI()/4096" office:value-type="float" office:value="5.55301045214602" calcext:value-type="float">
            <text:p>5.55301045214602</text:p>
          </table:table-cell>
          <table:table-cell table:formula="of:=INT(2048+2047*SIN([.B3622]))" office:value-type="float" office:value="682" calcext:value-type="float">
            <text:p>682</text:p>
          </table:table-cell>
          <table:table-cell table:formula="of:=INT(2048+2047*COS([.B3622]))" office:value-type="float" office:value="3573" calcext:value-type="float">
            <text:p>3573</text:p>
          </table:table-cell>
          <table:table-cell/>
        </table:table-row>
        <table:table-row table:style-name="ro1">
          <table:table-cell office:value-type="float" office:value="3621" calcext:value-type="float">
            <text:p>3621</text:p>
          </table:table-cell>
          <table:table-cell table:formula="of:=[.A3623]*2*PI()/4096" office:value-type="float" office:value="5.55454443293391" calcext:value-type="float">
            <text:p>5.55454443293391</text:p>
          </table:table-cell>
          <table:table-cell table:formula="of:=INT(2048+2047*SIN([.B3623]))" office:value-type="float" office:value="684" calcext:value-type="float">
            <text:p>684</text:p>
          </table:table-cell>
          <table:table-cell table:formula="of:=INT(2048+2047*COS([.B3623]))" office:value-type="float" office:value="3575" calcext:value-type="float">
            <text:p>3575</text:p>
          </table:table-cell>
          <table:table-cell/>
        </table:table-row>
        <table:table-row table:style-name="ro1">
          <table:table-cell office:value-type="float" office:value="3622" calcext:value-type="float">
            <text:p>3622</text:p>
          </table:table-cell>
          <table:table-cell table:formula="of:=[.A3624]*2*PI()/4096" office:value-type="float" office:value="5.55607841372179" calcext:value-type="float">
            <text:p>5.55607841372179</text:p>
          </table:table-cell>
          <table:table-cell table:formula="of:=INT(2048+2047*SIN([.B3624]))" office:value-type="float" office:value="687" calcext:value-type="float">
            <text:p>687</text:p>
          </table:table-cell>
          <table:table-cell table:formula="of:=INT(2048+2047*COS([.B3624]))" office:value-type="float" office:value="3577" calcext:value-type="float">
            <text:p>3577</text:p>
          </table:table-cell>
          <table:table-cell/>
        </table:table-row>
        <table:table-row table:style-name="ro1">
          <table:table-cell office:value-type="float" office:value="3623" calcext:value-type="float">
            <text:p>3623</text:p>
          </table:table-cell>
          <table:table-cell table:formula="of:=[.A3625]*2*PI()/4096" office:value-type="float" office:value="5.55761239450968" calcext:value-type="float">
            <text:p>5.55761239450968</text:p>
          </table:table-cell>
          <table:table-cell table:formula="of:=INT(2048+2047*SIN([.B3625]))" office:value-type="float" office:value="689" calcext:value-type="float">
            <text:p>689</text:p>
          </table:table-cell>
          <table:table-cell table:formula="of:=INT(2048+2047*COS([.B3625]))" office:value-type="float" office:value="3579" calcext:value-type="float">
            <text:p>3579</text:p>
          </table:table-cell>
          <table:table-cell/>
        </table:table-row>
        <table:table-row table:style-name="ro1">
          <table:table-cell office:value-type="float" office:value="3624" calcext:value-type="float">
            <text:p>3624</text:p>
          </table:table-cell>
          <table:table-cell table:formula="of:=[.A3626]*2*PI()/4096" office:value-type="float" office:value="5.55914637529756" calcext:value-type="float">
            <text:p>5.55914637529756</text:p>
          </table:table-cell>
          <table:table-cell table:formula="of:=INT(2048+2047*SIN([.B3626]))" office:value-type="float" office:value="692" calcext:value-type="float">
            <text:p>692</text:p>
          </table:table-cell>
          <table:table-cell table:formula="of:=INT(2048+2047*COS([.B3626]))" office:value-type="float" office:value="3581" calcext:value-type="float">
            <text:p>3581</text:p>
          </table:table-cell>
          <table:table-cell/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[.A3627]*2*PI()/4096" office:value-type="float" office:value="5.56068035608545" calcext:value-type="float">
            <text:p>5.56068035608545</text:p>
          </table:table-cell>
          <table:table-cell table:formula="of:=INT(2048+2047*SIN([.B3627]))" office:value-type="float" office:value="694" calcext:value-type="float">
            <text:p>694</text:p>
          </table:table-cell>
          <table:table-cell table:formula="of:=INT(2048+2047*COS([.B3627]))"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float" office:value="3626" calcext:value-type="float">
            <text:p>3626</text:p>
          </table:table-cell>
          <table:table-cell table:formula="of:=[.A3628]*2*PI()/4096" office:value-type="float" office:value="5.56221433687333" calcext:value-type="float">
            <text:p>5.56221433687333</text:p>
          </table:table-cell>
          <table:table-cell table:formula="of:=INT(2048+2047*SIN([.B3628]))" office:value-type="float" office:value="696" calcext:value-type="float">
            <text:p>696</text:p>
          </table:table-cell>
          <table:table-cell table:formula="of:=INT(2048+2047*COS([.B3628]))" office:value-type="float" office:value="3585" calcext:value-type="float">
            <text:p>3585</text:p>
          </table:table-cell>
          <table:table-cell/>
        </table:table-row>
        <table:table-row table:style-name="ro1">
          <table:table-cell office:value-type="float" office:value="3627" calcext:value-type="float">
            <text:p>3627</text:p>
          </table:table-cell>
          <table:table-cell table:formula="of:=[.A3629]*2*PI()/4096" office:value-type="float" office:value="5.56374831766122" calcext:value-type="float">
            <text:p>5.56374831766122</text:p>
          </table:table-cell>
          <table:table-cell table:formula="of:=INT(2048+2047*SIN([.B3629]))" office:value-type="float" office:value="699" calcext:value-type="float">
            <text:p>699</text:p>
          </table:table-cell>
          <table:table-cell table:formula="of:=INT(2048+2047*COS([.B3629]))" office:value-type="float" office:value="3587" calcext:value-type="float">
            <text:p>3587</text:p>
          </table:table-cell>
          <table:table-cell/>
        </table:table-row>
        <table:table-row table:style-name="ro1">
          <table:table-cell office:value-type="float" office:value="3628" calcext:value-type="float">
            <text:p>3628</text:p>
          </table:table-cell>
          <table:table-cell table:formula="of:=[.A3630]*2*PI()/4096" office:value-type="float" office:value="5.56528229844911" calcext:value-type="float">
            <text:p>5.56528229844911</text:p>
          </table:table-cell>
          <table:table-cell table:formula="of:=INT(2048+2047*SIN([.B3630]))" office:value-type="float" office:value="701" calcext:value-type="float">
            <text:p>701</text:p>
          </table:table-cell>
          <table:table-cell table:formula="of:=INT(2048+2047*COS([.B3630]))" office:value-type="float" office:value="3589" calcext:value-type="float">
            <text:p>3589</text:p>
          </table:table-cell>
          <table:table-cell/>
        </table:table-row>
        <table:table-row table:style-name="ro1">
          <table:table-cell office:value-type="float" office:value="3629" calcext:value-type="float">
            <text:p>3629</text:p>
          </table:table-cell>
          <table:table-cell table:formula="of:=[.A3631]*2*PI()/4096" office:value-type="float" office:value="5.56681627923699" calcext:value-type="float">
            <text:p>5.56681627923699</text:p>
          </table:table-cell>
          <table:table-cell table:formula="of:=INT(2048+2047*SIN([.B3631]))" office:value-type="float" office:value="703" calcext:value-type="float">
            <text:p>703</text:p>
          </table:table-cell>
          <table:table-cell table:formula="of:=INT(2048+2047*COS([.B3631]))" office:value-type="float" office:value="3591" calcext:value-type="float">
            <text:p>3591</text:p>
          </table:table-cell>
          <table:table-cell/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[.A3632]*2*PI()/4096" office:value-type="float" office:value="5.56835026002488" calcext:value-type="float">
            <text:p>5.56835026002488</text:p>
          </table:table-cell>
          <table:table-cell table:formula="of:=INT(2048+2047*SIN([.B3632]))" office:value-type="float" office:value="706" calcext:value-type="float">
            <text:p>706</text:p>
          </table:table-cell>
          <table:table-cell table:formula="of:=INT(2048+2047*COS([.B3632]))" office:value-type="float" office:value="3593" calcext:value-type="float">
            <text:p>3593</text:p>
          </table:table-cell>
          <table:table-cell/>
        </table:table-row>
        <table:table-row table:style-name="ro1">
          <table:table-cell office:value-type="float" office:value="3631" calcext:value-type="float">
            <text:p>3631</text:p>
          </table:table-cell>
          <table:table-cell table:formula="of:=[.A3633]*2*PI()/4096" office:value-type="float" office:value="5.56988424081276" calcext:value-type="float">
            <text:p>5.56988424081276</text:p>
          </table:table-cell>
          <table:table-cell table:formula="of:=INT(2048+2047*SIN([.B3633]))" office:value-type="float" office:value="708" calcext:value-type="float">
            <text:p>708</text:p>
          </table:table-cell>
          <table:table-cell table:formula="of:=INT(2048+2047*COS([.B3633]))" office:value-type="float" office:value="3595" calcext:value-type="float">
            <text:p>3595</text:p>
          </table:table-cell>
          <table:table-cell/>
        </table:table-row>
        <table:table-row table:style-name="ro1">
          <table:table-cell office:value-type="float" office:value="3632" calcext:value-type="float">
            <text:p>3632</text:p>
          </table:table-cell>
          <table:table-cell table:formula="of:=[.A3634]*2*PI()/4096" office:value-type="float" office:value="5.57141822160065" calcext:value-type="float">
            <text:p>5.57141822160065</text:p>
          </table:table-cell>
          <table:table-cell table:formula="of:=INT(2048+2047*SIN([.B3634]))" office:value-type="float" office:value="710" calcext:value-type="float">
            <text:p>710</text:p>
          </table:table-cell>
          <table:table-cell table:formula="of:=INT(2048+2047*COS([.B3634]))" office:value-type="float" office:value="3598" calcext:value-type="float">
            <text:p>3598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[.A3635]*2*PI()/4096" office:value-type="float" office:value="5.57295220238853" calcext:value-type="float">
            <text:p>5.57295220238853</text:p>
          </table:table-cell>
          <table:table-cell table:formula="of:=INT(2048+2047*SIN([.B3635]))" office:value-type="float" office:value="713" calcext:value-type="float">
            <text:p>713</text:p>
          </table:table-cell>
          <table:table-cell table:formula="of:=INT(2048+2047*COS([.B3635]))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3634" calcext:value-type="float">
            <text:p>3634</text:p>
          </table:table-cell>
          <table:table-cell table:formula="of:=[.A3636]*2*PI()/4096" office:value-type="float" office:value="5.57448618317642" calcext:value-type="float">
            <text:p>5.57448618317642</text:p>
          </table:table-cell>
          <table:table-cell table:formula="of:=INT(2048+2047*SIN([.B3636]))" office:value-type="float" office:value="715" calcext:value-type="float">
            <text:p>715</text:p>
          </table:table-cell>
          <table:table-cell table:formula="of:=INT(2048+2047*COS([.B3636]))" office:value-type="float" office:value="3602" calcext:value-type="float">
            <text:p>3602</text:p>
          </table:table-cell>
          <table:table-cell/>
        </table:table-row>
        <table:table-row table:style-name="ro1">
          <table:table-cell office:value-type="float" office:value="3635" calcext:value-type="float">
            <text:p>3635</text:p>
          </table:table-cell>
          <table:table-cell table:formula="of:=[.A3637]*2*PI()/4096" office:value-type="float" office:value="5.57602016396431" calcext:value-type="float">
            <text:p>5.57602016396431</text:p>
          </table:table-cell>
          <table:table-cell table:formula="of:=INT(2048+2047*SIN([.B3637]))" office:value-type="float" office:value="718" calcext:value-type="float">
            <text:p>718</text:p>
          </table:table-cell>
          <table:table-cell table:formula="of:=INT(2048+2047*COS([.B3637]))" office:value-type="float" office:value="3604" calcext:value-type="float">
            <text:p>3604</text:p>
          </table:table-cell>
          <table:table-cell/>
        </table:table-row>
        <table:table-row table:style-name="ro1">
          <table:table-cell office:value-type="float" office:value="3636" calcext:value-type="float">
            <text:p>3636</text:p>
          </table:table-cell>
          <table:table-cell table:formula="of:=[.A3638]*2*PI()/4096" office:value-type="float" office:value="5.57755414475219" calcext:value-type="float">
            <text:p>5.57755414475219</text:p>
          </table:table-cell>
          <table:table-cell table:formula="of:=INT(2048+2047*SIN([.B3638]))" office:value-type="float" office:value="720" calcext:value-type="float">
            <text:p>720</text:p>
          </table:table-cell>
          <table:table-cell table:formula="of:=INT(2048+2047*COS([.B3638]))" office:value-type="float" office:value="3606" calcext:value-type="float">
            <text:p>3606</text:p>
          </table:table-cell>
          <table:table-cell/>
        </table:table-row>
        <table:table-row table:style-name="ro1">
          <table:table-cell office:value-type="float" office:value="3637" calcext:value-type="float">
            <text:p>3637</text:p>
          </table:table-cell>
          <table:table-cell table:formula="of:=[.A3639]*2*PI()/4096" office:value-type="float" office:value="5.57908812554008" calcext:value-type="float">
            <text:p>5.57908812554008</text:p>
          </table:table-cell>
          <table:table-cell table:formula="of:=INT(2048+2047*SIN([.B3639]))" office:value-type="float" office:value="722" calcext:value-type="float">
            <text:p>722</text:p>
          </table:table-cell>
          <table:table-cell table:formula="of:=INT(2048+2047*COS([.B3639]))" office:value-type="float" office:value="3608" calcext:value-type="float">
            <text:p>3608</text:p>
          </table:table-cell>
          <table:table-cell/>
        </table:table-row>
        <table:table-row table:style-name="ro1">
          <table:table-cell office:value-type="float" office:value="3638" calcext:value-type="float">
            <text:p>3638</text:p>
          </table:table-cell>
          <table:table-cell table:formula="of:=[.A3640]*2*PI()/4096" office:value-type="float" office:value="5.58062210632796" calcext:value-type="float">
            <text:p>5.58062210632796</text:p>
          </table:table-cell>
          <table:table-cell table:formula="of:=INT(2048+2047*SIN([.B3640]))" office:value-type="float" office:value="725" calcext:value-type="float">
            <text:p>725</text:p>
          </table:table-cell>
          <table:table-cell table:formula="of:=INT(2048+2047*COS([.B3640]))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3639" calcext:value-type="float">
            <text:p>3639</text:p>
          </table:table-cell>
          <table:table-cell table:formula="of:=[.A3641]*2*PI()/4096" office:value-type="float" office:value="5.58215608711585" calcext:value-type="float">
            <text:p>5.58215608711585</text:p>
          </table:table-cell>
          <table:table-cell table:formula="of:=INT(2048+2047*SIN([.B3641]))" office:value-type="float" office:value="727" calcext:value-type="float">
            <text:p>727</text:p>
          </table:table-cell>
          <table:table-cell table:formula="of:=INT(2048+2047*COS([.B3641]))" office:value-type="float" office:value="3612" calcext:value-type="float">
            <text:p>3612</text:p>
          </table:table-cell>
          <table:table-cell/>
        </table:table-row>
        <table:table-row table:style-name="ro1">
          <table:table-cell office:value-type="float" office:value="3640" calcext:value-type="float">
            <text:p>3640</text:p>
          </table:table-cell>
          <table:table-cell table:formula="of:=[.A3642]*2*PI()/4096" office:value-type="float" office:value="5.58369006790373" calcext:value-type="float">
            <text:p>5.58369006790373</text:p>
          </table:table-cell>
          <table:table-cell table:formula="of:=INT(2048+2047*SIN([.B3642]))" office:value-type="float" office:value="730" calcext:value-type="float">
            <text:p>730</text:p>
          </table:table-cell>
          <table:table-cell table:formula="of:=INT(2048+2047*COS([.B3642]))" office:value-type="float" office:value="3614" calcext:value-type="float">
            <text:p>3614</text:p>
          </table:table-cell>
          <table:table-cell/>
        </table:table-row>
        <table:table-row table:style-name="ro1">
          <table:table-cell office:value-type="float" office:value="3641" calcext:value-type="float">
            <text:p>3641</text:p>
          </table:table-cell>
          <table:table-cell table:formula="of:=[.A3643]*2*PI()/4096" office:value-type="float" office:value="5.58522404869162" calcext:value-type="float">
            <text:p>5.58522404869162</text:p>
          </table:table-cell>
          <table:table-cell table:formula="of:=INT(2048+2047*SIN([.B3643]))" office:value-type="float" office:value="732" calcext:value-type="float">
            <text:p>732</text:p>
          </table:table-cell>
          <table:table-cell table:formula="of:=INT(2048+2047*COS([.B3643]))" office:value-type="float" office:value="3616" calcext:value-type="float">
            <text:p>3616</text:p>
          </table:table-cell>
          <table:table-cell/>
        </table:table-row>
        <table:table-row table:style-name="ro1">
          <table:table-cell office:value-type="float" office:value="3642" calcext:value-type="float">
            <text:p>3642</text:p>
          </table:table-cell>
          <table:table-cell table:formula="of:=[.A3644]*2*PI()/4096" office:value-type="float" office:value="5.58675802947951" calcext:value-type="float">
            <text:p>5.58675802947951</text:p>
          </table:table-cell>
          <table:table-cell table:formula="of:=INT(2048+2047*SIN([.B3644]))" office:value-type="float" office:value="734" calcext:value-type="float">
            <text:p>734</text:p>
          </table:table-cell>
          <table:table-cell table:formula="of:=INT(2048+2047*COS([.B3644]))" office:value-type="float" office:value="3618" calcext:value-type="float">
            <text:p>3618</text:p>
          </table:table-cell>
          <table:table-cell/>
        </table:table-row>
        <table:table-row table:style-name="ro1">
          <table:table-cell office:value-type="float" office:value="3643" calcext:value-type="float">
            <text:p>3643</text:p>
          </table:table-cell>
          <table:table-cell table:formula="of:=[.A3645]*2*PI()/4096" office:value-type="float" office:value="5.58829201026739" calcext:value-type="float">
            <text:p>5.58829201026739</text:p>
          </table:table-cell>
          <table:table-cell table:formula="of:=INT(2048+2047*SIN([.B3645]))" office:value-type="float" office:value="737" calcext:value-type="float">
            <text:p>737</text:p>
          </table:table-cell>
          <table:table-cell table:formula="of:=INT(2048+2047*COS([.B3645]))"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float" office:value="3644" calcext:value-type="float">
            <text:p>3644</text:p>
          </table:table-cell>
          <table:table-cell table:formula="of:=[.A3646]*2*PI()/4096" office:value-type="float" office:value="5.58982599105528" calcext:value-type="float">
            <text:p>5.58982599105528</text:p>
          </table:table-cell>
          <table:table-cell table:formula="of:=INT(2048+2047*SIN([.B3646]))" office:value-type="float" office:value="739" calcext:value-type="float">
            <text:p>739</text:p>
          </table:table-cell>
          <table:table-cell table:formula="of:=INT(2048+2047*COS([.B3646]))" office:value-type="float" office:value="3622" calcext:value-type="float">
            <text:p>3622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 table:formula="of:=[.A3647]*2*PI()/4096" office:value-type="float" office:value="5.59135997184316" calcext:value-type="float">
            <text:p>5.59135997184316</text:p>
          </table:table-cell>
          <table:table-cell table:formula="of:=INT(2048+2047*SIN([.B3647]))" office:value-type="float" office:value="742" calcext:value-type="float">
            <text:p>742</text:p>
          </table:table-cell>
          <table:table-cell table:formula="of:=INT(2048+2047*COS([.B3647]))" office:value-type="float" office:value="3624" calcext:value-type="float">
            <text:p>3624</text:p>
          </table:table-cell>
          <table:table-cell/>
        </table:table-row>
        <table:table-row table:style-name="ro1">
          <table:table-cell office:value-type="float" office:value="3646" calcext:value-type="float">
            <text:p>3646</text:p>
          </table:table-cell>
          <table:table-cell table:formula="of:=[.A3648]*2*PI()/4096" office:value-type="float" office:value="5.59289395263105" calcext:value-type="float">
            <text:p>5.59289395263105</text:p>
          </table:table-cell>
          <table:table-cell table:formula="of:=INT(2048+2047*SIN([.B3648]))" office:value-type="float" office:value="744" calcext:value-type="float">
            <text:p>744</text:p>
          </table:table-cell>
          <table:table-cell table:formula="of:=INT(2048+2047*COS([.B3648]))" office:value-type="float" office:value="3626" calcext:value-type="float">
            <text:p>3626</text:p>
          </table:table-cell>
          <table:table-cell/>
        </table:table-row>
        <table:table-row table:style-name="ro1">
          <table:table-cell office:value-type="float" office:value="3647" calcext:value-type="float">
            <text:p>3647</text:p>
          </table:table-cell>
          <table:table-cell table:formula="of:=[.A3649]*2*PI()/4096" office:value-type="float" office:value="5.59442793341893" calcext:value-type="float">
            <text:p>5.59442793341893</text:p>
          </table:table-cell>
          <table:table-cell table:formula="of:=INT(2048+2047*SIN([.B3649]))" office:value-type="float" office:value="746" calcext:value-type="float">
            <text:p>746</text:p>
          </table:table-cell>
          <table:table-cell table:formula="of:=INT(2048+2047*COS([.B3649]))" office:value-type="float" office:value="3628" calcext:value-type="float">
            <text:p>3628</text:p>
          </table:table-cell>
          <table:table-cell/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[.A3650]*2*PI()/4096" office:value-type="float" office:value="5.59596191420682" calcext:value-type="float">
            <text:p>5.59596191420682</text:p>
          </table:table-cell>
          <table:table-cell table:formula="of:=INT(2048+2047*SIN([.B3650]))" office:value-type="float" office:value="749" calcext:value-type="float">
            <text:p>749</text:p>
          </table:table-cell>
          <table:table-cell table:formula="of:=INT(2048+2047*COS([.B3650]))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3649" calcext:value-type="float">
            <text:p>3649</text:p>
          </table:table-cell>
          <table:table-cell table:formula="of:=[.A3651]*2*PI()/4096" office:value-type="float" office:value="5.5974958949947" calcext:value-type="float">
            <text:p>5.5974958949947</text:p>
          </table:table-cell>
          <table:table-cell table:formula="of:=INT(2048+2047*SIN([.B3651]))" office:value-type="float" office:value="751" calcext:value-type="float">
            <text:p>751</text:p>
          </table:table-cell>
          <table:table-cell table:formula="of:=INT(2048+2047*COS([.B3651]))" office:value-type="float" office:value="3632" calcext:value-type="float">
            <text:p>3632</text:p>
          </table:table-cell>
          <table:table-cell/>
        </table:table-row>
        <table:table-row table:style-name="ro1">
          <table:table-cell office:value-type="float" office:value="3650" calcext:value-type="float">
            <text:p>3650</text:p>
          </table:table-cell>
          <table:table-cell table:formula="of:=[.A3652]*2*PI()/4096" office:value-type="float" office:value="5.59902987578259" calcext:value-type="float">
            <text:p>5.59902987578259</text:p>
          </table:table-cell>
          <table:table-cell table:formula="of:=INT(2048+2047*SIN([.B3652]))" office:value-type="float" office:value="754" calcext:value-type="float">
            <text:p>754</text:p>
          </table:table-cell>
          <table:table-cell table:formula="of:=INT(2048+2047*COS([.B3652]))" office:value-type="float" office:value="3634" calcext:value-type="float">
            <text:p>3634</text:p>
          </table:table-cell>
          <table:table-cell/>
        </table:table-row>
        <table:table-row table:style-name="ro1">
          <table:table-cell office:value-type="float" office:value="3651" calcext:value-type="float">
            <text:p>3651</text:p>
          </table:table-cell>
          <table:table-cell table:formula="of:=[.A3653]*2*PI()/4096" office:value-type="float" office:value="5.60056385657048" calcext:value-type="float">
            <text:p>5.60056385657048</text:p>
          </table:table-cell>
          <table:table-cell table:formula="of:=INT(2048+2047*SIN([.B3653]))" office:value-type="float" office:value="756" calcext:value-type="float">
            <text:p>756</text:p>
          </table:table-cell>
          <table:table-cell table:formula="of:=INT(2048+2047*COS([.B3653]))" office:value-type="float" office:value="3636" calcext:value-type="float">
            <text:p>3636</text:p>
          </table:table-cell>
          <table:table-cell/>
        </table:table-row>
        <table:table-row table:style-name="ro1">
          <table:table-cell office:value-type="float" office:value="3652" calcext:value-type="float">
            <text:p>3652</text:p>
          </table:table-cell>
          <table:table-cell table:formula="of:=[.A3654]*2*PI()/4096" office:value-type="float" office:value="5.60209783735836" calcext:value-type="float">
            <text:p>5.60209783735836</text:p>
          </table:table-cell>
          <table:table-cell table:formula="of:=INT(2048+2047*SIN([.B3654]))" office:value-type="float" office:value="759" calcext:value-type="float">
            <text:p>759</text:p>
          </table:table-cell>
          <table:table-cell table:formula="of:=INT(2048+2047*COS([.B3654]))" office:value-type="float" office:value="3638" calcext:value-type="float">
            <text:p>3638</text:p>
          </table:table-cell>
          <table:table-cell/>
        </table:table-row>
        <table:table-row table:style-name="ro1">
          <table:table-cell office:value-type="float" office:value="3653" calcext:value-type="float">
            <text:p>3653</text:p>
          </table:table-cell>
          <table:table-cell table:formula="of:=[.A3655]*2*PI()/4096" office:value-type="float" office:value="5.60363181814625" calcext:value-type="float">
            <text:p>5.60363181814625</text:p>
          </table:table-cell>
          <table:table-cell table:formula="of:=INT(2048+2047*SIN([.B3655]))" office:value-type="float" office:value="761" calcext:value-type="float">
            <text:p>761</text:p>
          </table:table-cell>
          <table:table-cell table:formula="of:=INT(2048+2047*COS([.B3655]))" office:value-type="float" office:value="3640" calcext:value-type="float">
            <text:p>3640</text:p>
          </table:table-cell>
          <table:table-cell/>
        </table:table-row>
        <table:table-row table:style-name="ro1">
          <table:table-cell office:value-type="float" office:value="3654" calcext:value-type="float">
            <text:p>3654</text:p>
          </table:table-cell>
          <table:table-cell table:formula="of:=[.A3656]*2*PI()/4096" office:value-type="float" office:value="5.60516579893413" calcext:value-type="float">
            <text:p>5.60516579893413</text:p>
          </table:table-cell>
          <table:table-cell table:formula="of:=INT(2048+2047*SIN([.B3656]))" office:value-type="float" office:value="764" calcext:value-type="float">
            <text:p>764</text:p>
          </table:table-cell>
          <table:table-cell table:formula="of:=INT(2048+2047*COS([.B3656]))" office:value-type="float" office:value="3642" calcext:value-type="float">
            <text:p>3642</text:p>
          </table:table-cell>
          <table:table-cell/>
        </table:table-row>
        <table:table-row table:style-name="ro1">
          <table:table-cell office:value-type="float" office:value="3655" calcext:value-type="float">
            <text:p>3655</text:p>
          </table:table-cell>
          <table:table-cell table:formula="of:=[.A3657]*2*PI()/4096" office:value-type="float" office:value="5.60669977972202" calcext:value-type="float">
            <text:p>5.60669977972202</text:p>
          </table:table-cell>
          <table:table-cell table:formula="of:=INT(2048+2047*SIN([.B3657]))" office:value-type="float" office:value="766" calcext:value-type="float">
            <text:p>766</text:p>
          </table:table-cell>
          <table:table-cell table:formula="of:=INT(2048+2047*COS([.B3657]))" office:value-type="float" office:value="3644" calcext:value-type="float">
            <text:p>3644</text:p>
          </table:table-cell>
          <table:table-cell/>
        </table:table-row>
        <table:table-row table:style-name="ro1">
          <table:table-cell office:value-type="float" office:value="3656" calcext:value-type="float">
            <text:p>3656</text:p>
          </table:table-cell>
          <table:table-cell table:formula="of:=[.A3658]*2*PI()/4096" office:value-type="float" office:value="5.6082337605099" calcext:value-type="float">
            <text:p>5.6082337605099</text:p>
          </table:table-cell>
          <table:table-cell table:formula="of:=INT(2048+2047*SIN([.B3658]))" office:value-type="float" office:value="768" calcext:value-type="float">
            <text:p>768</text:p>
          </table:table-cell>
          <table:table-cell table:formula="of:=INT(2048+2047*COS([.B3658]))" office:value-type="float" office:value="3646" calcext:value-type="float">
            <text:p>3646</text:p>
          </table:table-cell>
          <table:table-cell/>
        </table:table-row>
        <table:table-row table:style-name="ro1">
          <table:table-cell office:value-type="float" office:value="3657" calcext:value-type="float">
            <text:p>3657</text:p>
          </table:table-cell>
          <table:table-cell table:formula="of:=[.A3659]*2*PI()/4096" office:value-type="float" office:value="5.60976774129779" calcext:value-type="float">
            <text:p>5.60976774129779</text:p>
          </table:table-cell>
          <table:table-cell table:formula="of:=INT(2048+2047*SIN([.B3659]))" office:value-type="float" office:value="771" calcext:value-type="float">
            <text:p>771</text:p>
          </table:table-cell>
          <table:table-cell table:formula="of:=INT(2048+2047*COS([.B3659]))" office:value-type="float" office:value="3648" calcext:value-type="float">
            <text:p>3648</text:p>
          </table:table-cell>
          <table:table-cell/>
        </table:table-row>
        <table:table-row table:style-name="ro1">
          <table:table-cell office:value-type="float" office:value="3658" calcext:value-type="float">
            <text:p>3658</text:p>
          </table:table-cell>
          <table:table-cell table:formula="of:=[.A3660]*2*PI()/4096" office:value-type="float" office:value="5.61130172208568" calcext:value-type="float">
            <text:p>5.61130172208568</text:p>
          </table:table-cell>
          <table:table-cell table:formula="of:=INT(2048+2047*SIN([.B3660]))" office:value-type="float" office:value="773" calcext:value-type="float">
            <text:p>773</text:p>
          </table:table-cell>
          <table:table-cell table:formula="of:=INT(2048+2047*COS([.B3660]))"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3659" calcext:value-type="float">
            <text:p>3659</text:p>
          </table:table-cell>
          <table:table-cell table:formula="of:=[.A3661]*2*PI()/4096" office:value-type="float" office:value="5.61283570287356" calcext:value-type="float">
            <text:p>5.61283570287356</text:p>
          </table:table-cell>
          <table:table-cell table:formula="of:=INT(2048+2047*SIN([.B3661]))" office:value-type="float" office:value="776" calcext:value-type="float">
            <text:p>776</text:p>
          </table:table-cell>
          <table:table-cell table:formula="of:=INT(2048+2047*COS([.B3661]))" office:value-type="float" office:value="3652" calcext:value-type="float">
            <text:p>3652</text:p>
          </table:table-cell>
          <table:table-cell/>
        </table:table-row>
        <table:table-row table:style-name="ro1">
          <table:table-cell office:value-type="float" office:value="3660" calcext:value-type="float">
            <text:p>3660</text:p>
          </table:table-cell>
          <table:table-cell table:formula="of:=[.A3662]*2*PI()/4096" office:value-type="float" office:value="5.61436968366145" calcext:value-type="float">
            <text:p>5.61436968366145</text:p>
          </table:table-cell>
          <table:table-cell table:formula="of:=INT(2048+2047*SIN([.B3662]))" office:value-type="float" office:value="778" calcext:value-type="float">
            <text:p>778</text:p>
          </table:table-cell>
          <table:table-cell table:formula="of:=INT(2048+2047*COS([.B3662]))" office:value-type="float" office:value="3653" calcext:value-type="float">
            <text:p>3653</text:p>
          </table:table-cell>
          <table:table-cell/>
        </table:table-row>
        <table:table-row table:style-name="ro1">
          <table:table-cell office:value-type="float" office:value="3661" calcext:value-type="float">
            <text:p>3661</text:p>
          </table:table-cell>
          <table:table-cell table:formula="of:=[.A3663]*2*PI()/4096" office:value-type="float" office:value="5.61590366444933" calcext:value-type="float">
            <text:p>5.61590366444933</text:p>
          </table:table-cell>
          <table:table-cell table:formula="of:=INT(2048+2047*SIN([.B3663]))" office:value-type="float" office:value="781" calcext:value-type="float">
            <text:p>781</text:p>
          </table:table-cell>
          <table:table-cell table:formula="of:=INT(2048+2047*COS([.B3663]))" office:value-type="float" office:value="3655" calcext:value-type="float">
            <text:p>3655</text:p>
          </table:table-cell>
          <table:table-cell/>
        </table:table-row>
        <table:table-row table:style-name="ro1">
          <table:table-cell office:value-type="float" office:value="3662" calcext:value-type="float">
            <text:p>3662</text:p>
          </table:table-cell>
          <table:table-cell table:formula="of:=[.A3664]*2*PI()/4096" office:value-type="float" office:value="5.61743764523722" calcext:value-type="float">
            <text:p>5.61743764523722</text:p>
          </table:table-cell>
          <table:table-cell table:formula="of:=INT(2048+2047*SIN([.B3664]))" office:value-type="float" office:value="783" calcext:value-type="float">
            <text:p>783</text:p>
          </table:table-cell>
          <table:table-cell table:formula="of:=INT(2048+2047*COS([.B3664]))" office:value-type="float" office:value="3657" calcext:value-type="float">
            <text:p>3657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table:formula="of:=[.A3665]*2*PI()/4096" office:value-type="float" office:value="5.6189716260251" calcext:value-type="float">
            <text:p>5.6189716260251</text:p>
          </table:table-cell>
          <table:table-cell table:formula="of:=INT(2048+2047*SIN([.B3665]))" office:value-type="float" office:value="786" calcext:value-type="float">
            <text:p>786</text:p>
          </table:table-cell>
          <table:table-cell table:formula="of:=INT(2048+2047*COS([.B3665]))" office:value-type="float" office:value="3659" calcext:value-type="float">
            <text:p>3659</text:p>
          </table:table-cell>
          <table:table-cell/>
        </table:table-row>
        <table:table-row table:style-name="ro1">
          <table:table-cell office:value-type="float" office:value="3664" calcext:value-type="float">
            <text:p>3664</text:p>
          </table:table-cell>
          <table:table-cell table:formula="of:=[.A3666]*2*PI()/4096" office:value-type="float" office:value="5.62050560681299" calcext:value-type="float">
            <text:p>5.62050560681299</text:p>
          </table:table-cell>
          <table:table-cell table:formula="of:=INT(2048+2047*SIN([.B3666]))" office:value-type="float" office:value="788" calcext:value-type="float">
            <text:p>788</text:p>
          </table:table-cell>
          <table:table-cell table:formula="of:=INT(2048+2047*COS([.B3666]))" office:value-type="float" office:value="3661" calcext:value-type="float">
            <text:p>3661</text:p>
          </table:table-cell>
          <table:table-cell/>
        </table:table-row>
        <table:table-row table:style-name="ro1">
          <table:table-cell office:value-type="float" office:value="3665" calcext:value-type="float">
            <text:p>3665</text:p>
          </table:table-cell>
          <table:table-cell table:formula="of:=[.A3667]*2*PI()/4096" office:value-type="float" office:value="5.62203958760087" calcext:value-type="float">
            <text:p>5.62203958760087</text:p>
          </table:table-cell>
          <table:table-cell table:formula="of:=INT(2048+2047*SIN([.B3667]))" office:value-type="float" office:value="791" calcext:value-type="float">
            <text:p>791</text:p>
          </table:table-cell>
          <table:table-cell table:formula="of:=INT(2048+2047*COS([.B3667]))" office:value-type="float" office:value="3663" calcext:value-type="float">
            <text:p>3663</text:p>
          </table:table-cell>
          <table:table-cell/>
        </table:table-row>
        <table:table-row table:style-name="ro1">
          <table:table-cell office:value-type="float" office:value="3666" calcext:value-type="float">
            <text:p>3666</text:p>
          </table:table-cell>
          <table:table-cell table:formula="of:=[.A3668]*2*PI()/4096" office:value-type="float" office:value="5.62357356838876" calcext:value-type="float">
            <text:p>5.62357356838876</text:p>
          </table:table-cell>
          <table:table-cell table:formula="of:=INT(2048+2047*SIN([.B3668]))" office:value-type="float" office:value="793" calcext:value-type="float">
            <text:p>793</text:p>
          </table:table-cell>
          <table:table-cell table:formula="of:=INT(2048+2047*COS([.B3668]))" office:value-type="float" office:value="3665" calcext:value-type="float">
            <text:p>3665</text:p>
          </table:table-cell>
          <table:table-cell/>
        </table:table-row>
        <table:table-row table:style-name="ro1">
          <table:table-cell office:value-type="float" office:value="3667" calcext:value-type="float">
            <text:p>3667</text:p>
          </table:table-cell>
          <table:table-cell table:formula="of:=[.A3669]*2*PI()/4096" office:value-type="float" office:value="5.62510754917665" calcext:value-type="float">
            <text:p>5.62510754917665</text:p>
          </table:table-cell>
          <table:table-cell table:formula="of:=INT(2048+2047*SIN([.B3669]))" office:value-type="float" office:value="796" calcext:value-type="float">
            <text:p>796</text:p>
          </table:table-cell>
          <table:table-cell table:formula="of:=INT(2048+2047*COS([.B3669]))" office:value-type="float" office:value="3667" calcext:value-type="float">
            <text:p>3667</text:p>
          </table:table-cell>
          <table:table-cell/>
        </table:table-row>
        <table:table-row table:style-name="ro1">
          <table:table-cell office:value-type="float" office:value="3668" calcext:value-type="float">
            <text:p>3668</text:p>
          </table:table-cell>
          <table:table-cell table:formula="of:=[.A3670]*2*PI()/4096" office:value-type="float" office:value="5.62664152996453" calcext:value-type="float">
            <text:p>5.62664152996453</text:p>
          </table:table-cell>
          <table:table-cell table:formula="of:=INT(2048+2047*SIN([.B3670]))" office:value-type="float" office:value="798" calcext:value-type="float">
            <text:p>798</text:p>
          </table:table-cell>
          <table:table-cell table:formula="of:=INT(2048+2047*COS([.B3670]))" office:value-type="float" office:value="3669" calcext:value-type="float">
            <text:p>3669</text:p>
          </table:table-cell>
          <table:table-cell/>
        </table:table-row>
        <table:table-row table:style-name="ro1">
          <table:table-cell office:value-type="float" office:value="3669" calcext:value-type="float">
            <text:p>3669</text:p>
          </table:table-cell>
          <table:table-cell table:formula="of:=[.A3671]*2*PI()/4096" office:value-type="float" office:value="5.62817551075242" calcext:value-type="float">
            <text:p>5.62817551075242</text:p>
          </table:table-cell>
          <table:table-cell table:formula="of:=INT(2048+2047*SIN([.B3671]))" office:value-type="float" office:value="801" calcext:value-type="float">
            <text:p>801</text:p>
          </table:table-cell>
          <table:table-cell table:formula="of:=INT(2048+2047*COS([.B3671]))" office:value-type="float" office:value="3671" calcext:value-type="float">
            <text:p>3671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table:formula="of:=[.A3672]*2*PI()/4096" office:value-type="float" office:value="5.6297094915403" calcext:value-type="float">
            <text:p>5.6297094915403</text:p>
          </table:table-cell>
          <table:table-cell table:formula="of:=INT(2048+2047*SIN([.B3672]))" office:value-type="float" office:value="803" calcext:value-type="float">
            <text:p>803</text:p>
          </table:table-cell>
          <table:table-cell table:formula="of:=INT(2048+2047*COS([.B3672]))" office:value-type="float" office:value="3673" calcext:value-type="float">
            <text:p>3673</text:p>
          </table:table-cell>
          <table:table-cell/>
        </table:table-row>
        <table:table-row table:style-name="ro1">
          <table:table-cell office:value-type="float" office:value="3671" calcext:value-type="float">
            <text:p>3671</text:p>
          </table:table-cell>
          <table:table-cell table:formula="of:=[.A3673]*2*PI()/4096" office:value-type="float" office:value="5.63124347232819" calcext:value-type="float">
            <text:p>5.63124347232819</text:p>
          </table:table-cell>
          <table:table-cell table:formula="of:=INT(2048+2047*SIN([.B3673]))" office:value-type="float" office:value="806" calcext:value-type="float">
            <text:p>806</text:p>
          </table:table-cell>
          <table:table-cell table:formula="of:=INT(2048+2047*COS([.B3673]))"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3672" calcext:value-type="float">
            <text:p>3672</text:p>
          </table:table-cell>
          <table:table-cell table:formula="of:=[.A3674]*2*PI()/4096" office:value-type="float" office:value="5.63277745311607" calcext:value-type="float">
            <text:p>5.63277745311607</text:p>
          </table:table-cell>
          <table:table-cell table:formula="of:=INT(2048+2047*SIN([.B3674]))" office:value-type="float" office:value="808" calcext:value-type="float">
            <text:p>808</text:p>
          </table:table-cell>
          <table:table-cell table:formula="of:=INT(2048+2047*COS([.B3674]))" office:value-type="float" office:value="3677" calcext:value-type="float">
            <text:p>3677</text:p>
          </table:table-cell>
          <table:table-cell/>
        </table:table-row>
        <table:table-row table:style-name="ro1">
          <table:table-cell office:value-type="float" office:value="3673" calcext:value-type="float">
            <text:p>3673</text:p>
          </table:table-cell>
          <table:table-cell table:formula="of:=[.A3675]*2*PI()/4096" office:value-type="float" office:value="5.63431143390396" calcext:value-type="float">
            <text:p>5.63431143390396</text:p>
          </table:table-cell>
          <table:table-cell table:formula="of:=INT(2048+2047*SIN([.B3675]))" office:value-type="float" office:value="811" calcext:value-type="float">
            <text:p>811</text:p>
          </table:table-cell>
          <table:table-cell table:formula="of:=INT(2048+2047*COS([.B3675]))" office:value-type="float" office:value="3678" calcext:value-type="float">
            <text:p>3678</text:p>
          </table:table-cell>
          <table:table-cell/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[.A3676]*2*PI()/4096" office:value-type="float" office:value="5.63584541469185" calcext:value-type="float">
            <text:p>5.63584541469185</text:p>
          </table:table-cell>
          <table:table-cell table:formula="of:=INT(2048+2047*SIN([.B3676]))" office:value-type="float" office:value="813" calcext:value-type="float">
            <text:p>813</text:p>
          </table:table-cell>
          <table:table-cell table:formula="of:=INT(2048+2047*COS([.B3676]))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3675" calcext:value-type="float">
            <text:p>3675</text:p>
          </table:table-cell>
          <table:table-cell table:formula="of:=[.A3677]*2*PI()/4096" office:value-type="float" office:value="5.63737939547973" calcext:value-type="float">
            <text:p>5.63737939547973</text:p>
          </table:table-cell>
          <table:table-cell table:formula="of:=INT(2048+2047*SIN([.B3677]))" office:value-type="float" office:value="816" calcext:value-type="float">
            <text:p>816</text:p>
          </table:table-cell>
          <table:table-cell table:formula="of:=INT(2048+2047*COS([.B3677]))" office:value-type="float" office:value="3682" calcext:value-type="float">
            <text:p>3682</text:p>
          </table:table-cell>
          <table:table-cell/>
        </table:table-row>
        <table:table-row table:style-name="ro1">
          <table:table-cell office:value-type="float" office:value="3676" calcext:value-type="float">
            <text:p>3676</text:p>
          </table:table-cell>
          <table:table-cell table:formula="of:=[.A3678]*2*PI()/4096" office:value-type="float" office:value="5.63891337626762" calcext:value-type="float">
            <text:p>5.63891337626762</text:p>
          </table:table-cell>
          <table:table-cell table:formula="of:=INT(2048+2047*SIN([.B3678]))" office:value-type="float" office:value="818" calcext:value-type="float">
            <text:p>818</text:p>
          </table:table-cell>
          <table:table-cell table:formula="of:=INT(2048+2047*COS([.B3678]))" office:value-type="float" office:value="3684" calcext:value-type="float">
            <text:p>3684</text:p>
          </table:table-cell>
          <table:table-cell/>
        </table:table-row>
        <table:table-row table:style-name="ro1">
          <table:table-cell office:value-type="float" office:value="3677" calcext:value-type="float">
            <text:p>3677</text:p>
          </table:table-cell>
          <table:table-cell table:formula="of:=[.A3679]*2*PI()/4096" office:value-type="float" office:value="5.6404473570555" calcext:value-type="float">
            <text:p>5.6404473570555</text:p>
          </table:table-cell>
          <table:table-cell table:formula="of:=INT(2048+2047*SIN([.B3679]))" office:value-type="float" office:value="821" calcext:value-type="float">
            <text:p>821</text:p>
          </table:table-cell>
          <table:table-cell table:formula="of:=INT(2048+2047*COS([.B3679]))" office:value-type="float" office:value="3686" calcext:value-type="float">
            <text:p>3686</text:p>
          </table:table-cell>
          <table:table-cell/>
        </table:table-row>
        <table:table-row table:style-name="ro1">
          <table:table-cell office:value-type="float" office:value="3678" calcext:value-type="float">
            <text:p>3678</text:p>
          </table:table-cell>
          <table:table-cell table:formula="of:=[.A3680]*2*PI()/4096" office:value-type="float" office:value="5.64198133784339" calcext:value-type="float">
            <text:p>5.64198133784339</text:p>
          </table:table-cell>
          <table:table-cell table:formula="of:=INT(2048+2047*SIN([.B3680]))" office:value-type="float" office:value="823" calcext:value-type="float">
            <text:p>823</text:p>
          </table:table-cell>
          <table:table-cell table:formula="of:=INT(2048+2047*COS([.B3680]))" office:value-type="float" office:value="3688" calcext:value-type="float">
            <text:p>3688</text:p>
          </table:table-cell>
          <table:table-cell/>
        </table:table-row>
        <table:table-row table:style-name="ro1">
          <table:table-cell office:value-type="float" office:value="3679" calcext:value-type="float">
            <text:p>3679</text:p>
          </table:table-cell>
          <table:table-cell table:formula="of:=[.A3681]*2*PI()/4096" office:value-type="float" office:value="5.64351531863127" calcext:value-type="float">
            <text:p>5.64351531863127</text:p>
          </table:table-cell>
          <table:table-cell table:formula="of:=INT(2048+2047*SIN([.B3681]))" office:value-type="float" office:value="826" calcext:value-type="float">
            <text:p>826</text:p>
          </table:table-cell>
          <table:table-cell table:formula="of:=INT(2048+2047*COS([.B3681]))" office:value-type="float" office:value="3690" calcext:value-type="float">
            <text:p>3690</text:p>
          </table:table-cell>
          <table:table-cell/>
        </table:table-row>
        <table:table-row table:style-name="ro1">
          <table:table-cell office:value-type="float" office:value="3680" calcext:value-type="float">
            <text:p>3680</text:p>
          </table:table-cell>
          <table:table-cell table:formula="of:=[.A3682]*2*PI()/4096" office:value-type="float" office:value="5.64504929941916" calcext:value-type="float">
            <text:p>5.64504929941916</text:p>
          </table:table-cell>
          <table:table-cell table:formula="of:=INT(2048+2047*SIN([.B3682]))" office:value-type="float" office:value="828" calcext:value-type="float">
            <text:p>828</text:p>
          </table:table-cell>
          <table:table-cell table:formula="of:=INT(2048+2047*COS([.B3682]))" office:value-type="float" office:value="3692" calcext:value-type="float">
            <text:p>3692</text:p>
          </table:table-cell>
          <table:table-cell/>
        </table:table-row>
        <table:table-row table:style-name="ro1">
          <table:table-cell office:value-type="float" office:value="3681" calcext:value-type="float">
            <text:p>3681</text:p>
          </table:table-cell>
          <table:table-cell table:formula="of:=[.A3683]*2*PI()/4096" office:value-type="float" office:value="5.64658328020705" calcext:value-type="float">
            <text:p>5.64658328020705</text:p>
          </table:table-cell>
          <table:table-cell table:formula="of:=INT(2048+2047*SIN([.B3683]))" office:value-type="float" office:value="831" calcext:value-type="float">
            <text:p>831</text:p>
          </table:table-cell>
          <table:table-cell table:formula="of:=INT(2048+2047*COS([.B3683]))" office:value-type="float" office:value="3694" calcext:value-type="float">
            <text:p>3694</text:p>
          </table:table-cell>
          <table:table-cell/>
        </table:table-row>
        <table:table-row table:style-name="ro1">
          <table:table-cell office:value-type="float" office:value="3682" calcext:value-type="float">
            <text:p>3682</text:p>
          </table:table-cell>
          <table:table-cell table:formula="of:=[.A3684]*2*PI()/4096" office:value-type="float" office:value="5.64811726099493" calcext:value-type="float">
            <text:p>5.64811726099493</text:p>
          </table:table-cell>
          <table:table-cell table:formula="of:=INT(2048+2047*SIN([.B3684]))" office:value-type="float" office:value="833" calcext:value-type="float">
            <text:p>833</text:p>
          </table:table-cell>
          <table:table-cell table:formula="of:=INT(2048+2047*COS([.B3684]))" office:value-type="float" office:value="3695" calcext:value-type="float">
            <text:p>3695</text:p>
          </table:table-cell>
          <table:table-cell/>
        </table:table-row>
        <table:table-row table:style-name="ro1">
          <table:table-cell office:value-type="float" office:value="3683" calcext:value-type="float">
            <text:p>3683</text:p>
          </table:table-cell>
          <table:table-cell table:formula="of:=[.A3685]*2*PI()/4096" office:value-type="float" office:value="5.64965124178282" calcext:value-type="float">
            <text:p>5.64965124178282</text:p>
          </table:table-cell>
          <table:table-cell table:formula="of:=INT(2048+2047*SIN([.B3685]))" office:value-type="float" office:value="836" calcext:value-type="float">
            <text:p>836</text:p>
          </table:table-cell>
          <table:table-cell table:formula="of:=INT(2048+2047*COS([.B3685]))" office:value-type="float" office:value="3697" calcext:value-type="float">
            <text:p>3697</text:p>
          </table:table-cell>
          <table:table-cell/>
        </table:table-row>
        <table:table-row table:style-name="ro1">
          <table:table-cell office:value-type="float" office:value="3684" calcext:value-type="float">
            <text:p>3684</text:p>
          </table:table-cell>
          <table:table-cell table:formula="of:=[.A3686]*2*PI()/4096" office:value-type="float" office:value="5.6511852225707" calcext:value-type="float">
            <text:p>5.6511852225707</text:p>
          </table:table-cell>
          <table:table-cell table:formula="of:=INT(2048+2047*SIN([.B3686]))" office:value-type="float" office:value="838" calcext:value-type="float">
            <text:p>838</text:p>
          </table:table-cell>
          <table:table-cell table:formula="of:=INT(2048+2047*COS([.B3686]))" office:value-type="float" office:value="3699" calcext:value-type="float">
            <text:p>3699</text:p>
          </table:table-cell>
          <table:table-cell/>
        </table:table-row>
        <table:table-row table:style-name="ro1">
          <table:table-cell office:value-type="float" office:value="3685" calcext:value-type="float">
            <text:p>3685</text:p>
          </table:table-cell>
          <table:table-cell table:formula="of:=[.A3687]*2*PI()/4096" office:value-type="float" office:value="5.65271920335859" calcext:value-type="float">
            <text:p>5.65271920335859</text:p>
          </table:table-cell>
          <table:table-cell table:formula="of:=INT(2048+2047*SIN([.B3687]))" office:value-type="float" office:value="841" calcext:value-type="float">
            <text:p>841</text:p>
          </table:table-cell>
          <table:table-cell table:formula="of:=INT(2048+2047*COS([.B3687]))" office:value-type="float" office:value="3701" calcext:value-type="float">
            <text:p>3701</text:p>
          </table:table-cell>
          <table:table-cell/>
        </table:table-row>
        <table:table-row table:style-name="ro1">
          <table:table-cell office:value-type="float" office:value="3686" calcext:value-type="float">
            <text:p>3686</text:p>
          </table:table-cell>
          <table:table-cell table:formula="of:=[.A3688]*2*PI()/4096" office:value-type="float" office:value="5.65425318414647" calcext:value-type="float">
            <text:p>5.65425318414647</text:p>
          </table:table-cell>
          <table:table-cell table:formula="of:=INT(2048+2047*SIN([.B3688]))" office:value-type="float" office:value="843" calcext:value-type="float">
            <text:p>843</text:p>
          </table:table-cell>
          <table:table-cell table:formula="of:=INT(2048+2047*COS([.B3688]))" office:value-type="float" office:value="3703" calcext:value-type="float">
            <text:p>3703</text:p>
          </table:table-cell>
          <table:table-cell/>
        </table:table-row>
        <table:table-row table:style-name="ro1">
          <table:table-cell office:value-type="float" office:value="3687" calcext:value-type="float">
            <text:p>3687</text:p>
          </table:table-cell>
          <table:table-cell table:formula="of:=[.A3689]*2*PI()/4096" office:value-type="float" office:value="5.65578716493436" calcext:value-type="float">
            <text:p>5.65578716493436</text:p>
          </table:table-cell>
          <table:table-cell table:formula="of:=INT(2048+2047*SIN([.B3689]))" office:value-type="float" office:value="846" calcext:value-type="float">
            <text:p>846</text:p>
          </table:table-cell>
          <table:table-cell table:formula="of:=INT(2048+2047*COS([.B3689]))" office:value-type="float" office:value="3705" calcext:value-type="float">
            <text:p>3705</text:p>
          </table:table-cell>
          <table:table-cell/>
        </table:table-row>
        <table:table-row table:style-name="ro1">
          <table:table-cell office:value-type="float" office:value="3688" calcext:value-type="float">
            <text:p>3688</text:p>
          </table:table-cell>
          <table:table-cell table:formula="of:=[.A3690]*2*PI()/4096" office:value-type="float" office:value="5.65732114572224" calcext:value-type="float">
            <text:p>5.65732114572224</text:p>
          </table:table-cell>
          <table:table-cell table:formula="of:=INT(2048+2047*SIN([.B3690]))" office:value-type="float" office:value="848" calcext:value-type="float">
            <text:p>848</text:p>
          </table:table-cell>
          <table:table-cell table:formula="of:=INT(2048+2047*COS([.B3690]))" office:value-type="float" office:value="3707" calcext:value-type="float">
            <text:p>3707</text:p>
          </table:table-cell>
          <table:table-cell/>
        </table:table-row>
        <table:table-row table:style-name="ro1">
          <table:table-cell office:value-type="float" office:value="3689" calcext:value-type="float">
            <text:p>3689</text:p>
          </table:table-cell>
          <table:table-cell table:formula="of:=[.A3691]*2*PI()/4096" office:value-type="float" office:value="5.65885512651013" calcext:value-type="float">
            <text:p>5.65885512651013</text:p>
          </table:table-cell>
          <table:table-cell table:formula="of:=INT(2048+2047*SIN([.B3691]))" office:value-type="float" office:value="851" calcext:value-type="float">
            <text:p>851</text:p>
          </table:table-cell>
          <table:table-cell table:formula="of:=INT(2048+2047*COS([.B3691]))" office:value-type="float" office:value="3708" calcext:value-type="float">
            <text:p>3708</text:p>
          </table:table-cell>
          <table:table-cell/>
        </table:table-row>
        <table:table-row table:style-name="ro1">
          <table:table-cell office:value-type="float" office:value="3690" calcext:value-type="float">
            <text:p>3690</text:p>
          </table:table-cell>
          <table:table-cell table:formula="of:=[.A3692]*2*PI()/4096" office:value-type="float" office:value="5.66038910729802" calcext:value-type="float">
            <text:p>5.66038910729802</text:p>
          </table:table-cell>
          <table:table-cell table:formula="of:=INT(2048+2047*SIN([.B3692]))" office:value-type="float" office:value="853" calcext:value-type="float">
            <text:p>853</text:p>
          </table:table-cell>
          <table:table-cell table:formula="of:=INT(2048+2047*COS([.B3692]))"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float" office:value="3691" calcext:value-type="float">
            <text:p>3691</text:p>
          </table:table-cell>
          <table:table-cell table:formula="of:=[.A3693]*2*PI()/4096" office:value-type="float" office:value="5.6619230880859" calcext:value-type="float">
            <text:p>5.6619230880859</text:p>
          </table:table-cell>
          <table:table-cell table:formula="of:=INT(2048+2047*SIN([.B3693]))" office:value-type="float" office:value="856" calcext:value-type="float">
            <text:p>856</text:p>
          </table:table-cell>
          <table:table-cell table:formula="of:=INT(2048+2047*COS([.B3693]))" office:value-type="float" office:value="3712" calcext:value-type="float">
            <text:p>3712</text:p>
          </table:table-cell>
          <table:table-cell/>
        </table:table-row>
        <table:table-row table:style-name="ro1">
          <table:table-cell office:value-type="float" office:value="3692" calcext:value-type="float">
            <text:p>3692</text:p>
          </table:table-cell>
          <table:table-cell table:formula="of:=[.A3694]*2*PI()/4096" office:value-type="float" office:value="5.66345706887379" calcext:value-type="float">
            <text:p>5.66345706887379</text:p>
          </table:table-cell>
          <table:table-cell table:formula="of:=INT(2048+2047*SIN([.B3694]))" office:value-type="float" office:value="859" calcext:value-type="float">
            <text:p>859</text:p>
          </table:table-cell>
          <table:table-cell table:formula="of:=INT(2048+2047*COS([.B3694]))" office:value-type="float" office:value="3714" calcext:value-type="float">
            <text:p>3714</text:p>
          </table:table-cell>
          <table:table-cell/>
        </table:table-row>
        <table:table-row table:style-name="ro1">
          <table:table-cell office:value-type="float" office:value="3693" calcext:value-type="float">
            <text:p>3693</text:p>
          </table:table-cell>
          <table:table-cell table:formula="of:=[.A3695]*2*PI()/4096" office:value-type="float" office:value="5.66499104966167" calcext:value-type="float">
            <text:p>5.66499104966167</text:p>
          </table:table-cell>
          <table:table-cell table:formula="of:=INT(2048+2047*SIN([.B3695]))" office:value-type="float" office:value="861" calcext:value-type="float">
            <text:p>861</text:p>
          </table:table-cell>
          <table:table-cell table:formula="of:=INT(2048+2047*COS([.B3695]))" office:value-type="float" office:value="3716" calcext:value-type="float">
            <text:p>3716</text:p>
          </table:table-cell>
          <table:table-cell/>
        </table:table-row>
        <table:table-row table:style-name="ro1">
          <table:table-cell office:value-type="float" office:value="3694" calcext:value-type="float">
            <text:p>3694</text:p>
          </table:table-cell>
          <table:table-cell table:formula="of:=[.A3696]*2*PI()/4096" office:value-type="float" office:value="5.66652503044956" calcext:value-type="float">
            <text:p>5.66652503044956</text:p>
          </table:table-cell>
          <table:table-cell table:formula="of:=INT(2048+2047*SIN([.B3696]))" office:value-type="float" office:value="864" calcext:value-type="float">
            <text:p>864</text:p>
          </table:table-cell>
          <table:table-cell table:formula="of:=INT(2048+2047*COS([.B3696]))" office:value-type="float" office:value="3717" calcext:value-type="float">
            <text:p>3717</text:p>
          </table:table-cell>
          <table:table-cell/>
        </table:table-row>
        <table:table-row table:style-name="ro1">
          <table:table-cell office:value-type="float" office:value="3695" calcext:value-type="float">
            <text:p>3695</text:p>
          </table:table-cell>
          <table:table-cell table:formula="of:=[.A3697]*2*PI()/4096" office:value-type="float" office:value="5.66805901123744" calcext:value-type="float">
            <text:p>5.66805901123744</text:p>
          </table:table-cell>
          <table:table-cell table:formula="of:=INT(2048+2047*SIN([.B3697]))" office:value-type="float" office:value="866" calcext:value-type="float">
            <text:p>866</text:p>
          </table:table-cell>
          <table:table-cell table:formula="of:=INT(2048+2047*COS([.B3697]))" office:value-type="float" office:value="3719" calcext:value-type="float">
            <text:p>3719</text:p>
          </table:table-cell>
          <table:table-cell/>
        </table:table-row>
        <table:table-row table:style-name="ro1">
          <table:table-cell office:value-type="float" office:value="3696" calcext:value-type="float">
            <text:p>3696</text:p>
          </table:table-cell>
          <table:table-cell table:formula="of:=[.A3698]*2*PI()/4096" office:value-type="float" office:value="5.66959299202533" calcext:value-type="float">
            <text:p>5.66959299202533</text:p>
          </table:table-cell>
          <table:table-cell table:formula="of:=INT(2048+2047*SIN([.B3698]))" office:value-type="float" office:value="869" calcext:value-type="float">
            <text:p>869</text:p>
          </table:table-cell>
          <table:table-cell table:formula="of:=INT(2048+2047*COS([.B3698]))"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[.A3699]*2*PI()/4096" office:value-type="float" office:value="5.67112697281322" calcext:value-type="float">
            <text:p>5.67112697281322</text:p>
          </table:table-cell>
          <table:table-cell table:formula="of:=INT(2048+2047*SIN([.B3699]))" office:value-type="float" office:value="871" calcext:value-type="float">
            <text:p>871</text:p>
          </table:table-cell>
          <table:table-cell table:formula="of:=INT(2048+2047*COS([.B3699]))" office:value-type="float" office:value="3723" calcext:value-type="float">
            <text:p>3723</text:p>
          </table:table-cell>
          <table:table-cell/>
        </table:table-row>
        <table:table-row table:style-name="ro1">
          <table:table-cell office:value-type="float" office:value="3698" calcext:value-type="float">
            <text:p>3698</text:p>
          </table:table-cell>
          <table:table-cell table:formula="of:=[.A3700]*2*PI()/4096" office:value-type="float" office:value="5.6726609536011" calcext:value-type="float">
            <text:p>5.6726609536011</text:p>
          </table:table-cell>
          <table:table-cell table:formula="of:=INT(2048+2047*SIN([.B3700]))" office:value-type="float" office:value="874" calcext:value-type="float">
            <text:p>874</text:p>
          </table:table-cell>
          <table:table-cell table:formula="of:=INT(2048+2047*COS([.B3700]))" office:value-type="float" office:value="3725" calcext:value-type="float">
            <text:p>3725</text:p>
          </table:table-cell>
          <table:table-cell/>
        </table:table-row>
        <table:table-row table:style-name="ro1">
          <table:table-cell office:value-type="float" office:value="3699" calcext:value-type="float">
            <text:p>3699</text:p>
          </table:table-cell>
          <table:table-cell table:formula="of:=[.A3701]*2*PI()/4096" office:value-type="float" office:value="5.67419493438899" calcext:value-type="float">
            <text:p>5.67419493438899</text:p>
          </table:table-cell>
          <table:table-cell table:formula="of:=INT(2048+2047*SIN([.B3701]))" office:value-type="float" office:value="877" calcext:value-type="float">
            <text:p>877</text:p>
          </table:table-cell>
          <table:table-cell table:formula="of:=INT(2048+2047*COS([.B3701]))"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3700" calcext:value-type="float">
            <text:p>3700</text:p>
          </table:table-cell>
          <table:table-cell table:formula="of:=[.A3702]*2*PI()/4096" office:value-type="float" office:value="5.67572891517687" calcext:value-type="float">
            <text:p>5.67572891517687</text:p>
          </table:table-cell>
          <table:table-cell table:formula="of:=INT(2048+2047*SIN([.B3702]))" office:value-type="float" office:value="879" calcext:value-type="float">
            <text:p>879</text:p>
          </table:table-cell>
          <table:table-cell table:formula="of:=INT(2048+2047*COS([.B3702]))" office:value-type="float" office:value="3728" calcext:value-type="float">
            <text:p>3728</text:p>
          </table:table-cell>
          <table:table-cell/>
        </table:table-row>
        <table:table-row table:style-name="ro1">
          <table:table-cell office:value-type="float" office:value="3701" calcext:value-type="float">
            <text:p>3701</text:p>
          </table:table-cell>
          <table:table-cell table:formula="of:=[.A3703]*2*PI()/4096" office:value-type="float" office:value="5.67726289596476" calcext:value-type="float">
            <text:p>5.67726289596476</text:p>
          </table:table-cell>
          <table:table-cell table:formula="of:=INT(2048+2047*SIN([.B3703]))" office:value-type="float" office:value="882" calcext:value-type="float">
            <text:p>882</text:p>
          </table:table-cell>
          <table:table-cell table:formula="of:=INT(2048+2047*COS([.B3703]))"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[.A3704]*2*PI()/4096" office:value-type="float" office:value="5.67879687675264" calcext:value-type="float">
            <text:p>5.67879687675264</text:p>
          </table:table-cell>
          <table:table-cell table:formula="of:=INT(2048+2047*SIN([.B3704]))" office:value-type="float" office:value="884" calcext:value-type="float">
            <text:p>884</text:p>
          </table:table-cell>
          <table:table-cell table:formula="of:=INT(2048+2047*COS([.B3704]))" office:value-type="float" office:value="3732" calcext:value-type="float">
            <text:p>3732</text:p>
          </table:table-cell>
          <table:table-cell/>
        </table:table-row>
        <table:table-row table:style-name="ro1">
          <table:table-cell office:value-type="float" office:value="3703" calcext:value-type="float">
            <text:p>3703</text:p>
          </table:table-cell>
          <table:table-cell table:formula="of:=[.A3705]*2*PI()/4096" office:value-type="float" office:value="5.68033085754053" calcext:value-type="float">
            <text:p>5.68033085754053</text:p>
          </table:table-cell>
          <table:table-cell table:formula="of:=INT(2048+2047*SIN([.B3705]))" office:value-type="float" office:value="887" calcext:value-type="float">
            <text:p>887</text:p>
          </table:table-cell>
          <table:table-cell table:formula="of:=INT(2048+2047*COS([.B3705]))" office:value-type="float" office:value="3734" calcext:value-type="float">
            <text:p>3734</text:p>
          </table:table-cell>
          <table:table-cell/>
        </table:table-row>
        <table:table-row table:style-name="ro1">
          <table:table-cell office:value-type="float" office:value="3704" calcext:value-type="float">
            <text:p>3704</text:p>
          </table:table-cell>
          <table:table-cell table:formula="of:=[.A3706]*2*PI()/4096" office:value-type="float" office:value="5.68186483832842" calcext:value-type="float">
            <text:p>5.68186483832842</text:p>
          </table:table-cell>
          <table:table-cell table:formula="of:=INT(2048+2047*SIN([.B3706]))" office:value-type="float" office:value="889" calcext:value-type="float">
            <text:p>889</text:p>
          </table:table-cell>
          <table:table-cell table:formula="of:=INT(2048+2047*COS([.B3706]))" office:value-type="float" office:value="3735" calcext:value-type="float">
            <text:p>3735</text:p>
          </table:table-cell>
          <table:table-cell/>
        </table:table-row>
        <table:table-row table:style-name="ro1">
          <table:table-cell office:value-type="float" office:value="3705" calcext:value-type="float">
            <text:p>3705</text:p>
          </table:table-cell>
          <table:table-cell table:formula="of:=[.A3707]*2*PI()/4096" office:value-type="float" office:value="5.6833988191163" calcext:value-type="float">
            <text:p>5.6833988191163</text:p>
          </table:table-cell>
          <table:table-cell table:formula="of:=INT(2048+2047*SIN([.B3707]))" office:value-type="float" office:value="892" calcext:value-type="float">
            <text:p>892</text:p>
          </table:table-cell>
          <table:table-cell table:formula="of:=INT(2048+2047*COS([.B3707]))" office:value-type="float" office:value="3737" calcext:value-type="float">
            <text:p>3737</text:p>
          </table:table-cell>
          <table:table-cell/>
        </table:table-row>
        <table:table-row table:style-name="ro1">
          <table:table-cell office:value-type="float" office:value="3706" calcext:value-type="float">
            <text:p>3706</text:p>
          </table:table-cell>
          <table:table-cell table:formula="of:=[.A3708]*2*PI()/4096" office:value-type="float" office:value="5.68493279990419" calcext:value-type="float">
            <text:p>5.68493279990419</text:p>
          </table:table-cell>
          <table:table-cell table:formula="of:=INT(2048+2047*SIN([.B3708]))" office:value-type="float" office:value="895" calcext:value-type="float">
            <text:p>895</text:p>
          </table:table-cell>
          <table:table-cell table:formula="of:=INT(2048+2047*COS([.B3708]))" office:value-type="float" office:value="3739" calcext:value-type="float">
            <text:p>3739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[.A3709]*2*PI()/4096" office:value-type="float" office:value="5.68646678069207" calcext:value-type="float">
            <text:p>5.68646678069207</text:p>
          </table:table-cell>
          <table:table-cell table:formula="of:=INT(2048+2047*SIN([.B3709]))" office:value-type="float" office:value="897" calcext:value-type="float">
            <text:p>897</text:p>
          </table:table-cell>
          <table:table-cell table:formula="of:=INT(2048+2047*COS([.B3709]))" office:value-type="float" office:value="3741" calcext:value-type="float">
            <text:p>3741</text:p>
          </table:table-cell>
          <table:table-cell/>
        </table:table-row>
        <table:table-row table:style-name="ro1">
          <table:table-cell office:value-type="float" office:value="3708" calcext:value-type="float">
            <text:p>3708</text:p>
          </table:table-cell>
          <table:table-cell table:formula="of:=[.A3710]*2*PI()/4096" office:value-type="float" office:value="5.68800076147996" calcext:value-type="float">
            <text:p>5.68800076147996</text:p>
          </table:table-cell>
          <table:table-cell table:formula="of:=INT(2048+2047*SIN([.B3710]))" office:value-type="float" office:value="900" calcext:value-type="float">
            <text:p>900</text:p>
          </table:table-cell>
          <table:table-cell table:formula="of:=INT(2048+2047*COS([.B3710]))" office:value-type="float" office:value="3743" calcext:value-type="float">
            <text:p>3743</text:p>
          </table:table-cell>
          <table:table-cell/>
        </table:table-row>
        <table:table-row table:style-name="ro1">
          <table:table-cell office:value-type="float" office:value="3709" calcext:value-type="float">
            <text:p>3709</text:p>
          </table:table-cell>
          <table:table-cell table:formula="of:=[.A3711]*2*PI()/4096" office:value-type="float" office:value="5.68953474226784" calcext:value-type="float">
            <text:p>5.68953474226784</text:p>
          </table:table-cell>
          <table:table-cell table:formula="of:=INT(2048+2047*SIN([.B3711]))" office:value-type="float" office:value="902" calcext:value-type="float">
            <text:p>902</text:p>
          </table:table-cell>
          <table:table-cell table:formula="of:=INT(2048+2047*COS([.B3711]))" office:value-type="float" office:value="3744" calcext:value-type="float">
            <text:p>3744</text:p>
          </table:table-cell>
          <table:table-cell/>
        </table:table-row>
        <table:table-row table:style-name="ro1">
          <table:table-cell office:value-type="float" office:value="3710" calcext:value-type="float">
            <text:p>3710</text:p>
          </table:table-cell>
          <table:table-cell table:formula="of:=[.A3712]*2*PI()/4096" office:value-type="float" office:value="5.69106872305573" calcext:value-type="float">
            <text:p>5.69106872305573</text:p>
          </table:table-cell>
          <table:table-cell table:formula="of:=INT(2048+2047*SIN([.B3712]))" office:value-type="float" office:value="905" calcext:value-type="float">
            <text:p>905</text:p>
          </table:table-cell>
          <table:table-cell table:formula="of:=INT(2048+2047*COS([.B3712]))" office:value-type="float" office:value="3746" calcext:value-type="float">
            <text:p>3746</text:p>
          </table:table-cell>
          <table:table-cell/>
        </table:table-row>
        <table:table-row table:style-name="ro1">
          <table:table-cell office:value-type="float" office:value="3711" calcext:value-type="float">
            <text:p>3711</text:p>
          </table:table-cell>
          <table:table-cell table:formula="of:=[.A3713]*2*PI()/4096" office:value-type="float" office:value="5.69260270384361" calcext:value-type="float">
            <text:p>5.69260270384361</text:p>
          </table:table-cell>
          <table:table-cell table:formula="of:=INT(2048+2047*SIN([.B3713]))" office:value-type="float" office:value="908" calcext:value-type="float">
            <text:p>908</text:p>
          </table:table-cell>
          <table:table-cell table:formula="of:=INT(2048+2047*COS([.B3713]))" office:value-type="float" office:value="3748" calcext:value-type="float">
            <text:p>3748</text:p>
          </table:table-cell>
          <table:table-cell/>
        </table:table-row>
        <table:table-row table:style-name="ro1">
          <table:table-cell office:value-type="float" office:value="3712" calcext:value-type="float">
            <text:p>3712</text:p>
          </table:table-cell>
          <table:table-cell table:formula="of:=[.A3714]*2*PI()/4096" office:value-type="float" office:value="5.6941366846315" calcext:value-type="float">
            <text:p>5.6941366846315</text:p>
          </table:table-cell>
          <table:table-cell table:formula="of:=INT(2048+2047*SIN([.B3714]))" office:value-type="float" office:value="910" calcext:value-type="float">
            <text:p>910</text:p>
          </table:table-cell>
          <table:table-cell table:formula="of:=INT(2048+2047*COS([.B3714]))" office:value-type="float" office:value="3750" calcext:value-type="float">
            <text:p>3750</text:p>
          </table:table-cell>
          <table:table-cell/>
        </table:table-row>
        <table:table-row table:style-name="ro1">
          <table:table-cell office:value-type="float" office:value="3713" calcext:value-type="float">
            <text:p>3713</text:p>
          </table:table-cell>
          <table:table-cell table:formula="of:=[.A3715]*2*PI()/4096" office:value-type="float" office:value="5.69567066541939" calcext:value-type="float">
            <text:p>5.69567066541939</text:p>
          </table:table-cell>
          <table:table-cell table:formula="of:=INT(2048+2047*SIN([.B3715]))" office:value-type="float" office:value="913" calcext:value-type="float">
            <text:p>913</text:p>
          </table:table-cell>
          <table:table-cell table:formula="of:=INT(2048+2047*COS([.B3715]))" office:value-type="float" office:value="3751" calcext:value-type="float">
            <text:p>3751</text:p>
          </table:table-cell>
          <table:table-cell/>
        </table:table-row>
        <table:table-row table:style-name="ro1">
          <table:table-cell office:value-type="float" office:value="3714" calcext:value-type="float">
            <text:p>3714</text:p>
          </table:table-cell>
          <table:table-cell table:formula="of:=[.A3716]*2*PI()/4096" office:value-type="float" office:value="5.69720464620727" calcext:value-type="float">
            <text:p>5.69720464620727</text:p>
          </table:table-cell>
          <table:table-cell table:formula="of:=INT(2048+2047*SIN([.B3716]))" office:value-type="float" office:value="915" calcext:value-type="float">
            <text:p>915</text:p>
          </table:table-cell>
          <table:table-cell table:formula="of:=INT(2048+2047*COS([.B3716]))" office:value-type="float" office:value="3753" calcext:value-type="float">
            <text:p>3753</text:p>
          </table:table-cell>
          <table:table-cell/>
        </table:table-row>
        <table:table-row table:style-name="ro1">
          <table:table-cell office:value-type="float" office:value="3715" calcext:value-type="float">
            <text:p>3715</text:p>
          </table:table-cell>
          <table:table-cell table:formula="of:=[.A3717]*2*PI()/4096" office:value-type="float" office:value="5.69873862699516" calcext:value-type="float">
            <text:p>5.69873862699516</text:p>
          </table:table-cell>
          <table:table-cell table:formula="of:=INT(2048+2047*SIN([.B3717]))" office:value-type="float" office:value="918" calcext:value-type="float">
            <text:p>918</text:p>
          </table:table-cell>
          <table:table-cell table:formula="of:=INT(2048+2047*COS([.B3717]))" office:value-type="float" office:value="3755" calcext:value-type="float">
            <text:p>3755</text:p>
          </table:table-cell>
          <table:table-cell/>
        </table:table-row>
        <table:table-row table:style-name="ro1">
          <table:table-cell office:value-type="float" office:value="3716" calcext:value-type="float">
            <text:p>3716</text:p>
          </table:table-cell>
          <table:table-cell table:formula="of:=[.A3718]*2*PI()/4096" office:value-type="float" office:value="5.70027260778304" calcext:value-type="float">
            <text:p>5.70027260778304</text:p>
          </table:table-cell>
          <table:table-cell table:formula="of:=INT(2048+2047*SIN([.B3718]))" office:value-type="float" office:value="921" calcext:value-type="float">
            <text:p>921</text:p>
          </table:table-cell>
          <table:table-cell table:formula="of:=INT(2048+2047*COS([.B3718]))" office:value-type="float" office:value="3756" calcext:value-type="float">
            <text:p>3756</text:p>
          </table:table-cell>
          <table:table-cell/>
        </table:table-row>
        <table:table-row table:style-name="ro1">
          <table:table-cell office:value-type="float" office:value="3717" calcext:value-type="float">
            <text:p>3717</text:p>
          </table:table-cell>
          <table:table-cell table:formula="of:=[.A3719]*2*PI()/4096" office:value-type="float" office:value="5.70180658857093" calcext:value-type="float">
            <text:p>5.70180658857093</text:p>
          </table:table-cell>
          <table:table-cell table:formula="of:=INT(2048+2047*SIN([.B3719]))" office:value-type="float" office:value="923" calcext:value-type="float">
            <text:p>923</text:p>
          </table:table-cell>
          <table:table-cell table:formula="of:=INT(2048+2047*COS([.B3719]))" office:value-type="float" office:value="3758" calcext:value-type="float">
            <text:p>3758</text:p>
          </table:table-cell>
          <table:table-cell/>
        </table:table-row>
        <table:table-row table:style-name="ro1">
          <table:table-cell office:value-type="float" office:value="3718" calcext:value-type="float">
            <text:p>3718</text:p>
          </table:table-cell>
          <table:table-cell table:formula="of:=[.A3720]*2*PI()/4096" office:value-type="float" office:value="5.70334056935881" calcext:value-type="float">
            <text:p>5.70334056935881</text:p>
          </table:table-cell>
          <table:table-cell table:formula="of:=INT(2048+2047*SIN([.B3720]))" office:value-type="float" office:value="926" calcext:value-type="float">
            <text:p>926</text:p>
          </table:table-cell>
          <table:table-cell table:formula="of:=INT(2048+2047*COS([.B3720]))" office:value-type="float" office:value="3760" calcext:value-type="float">
            <text:p>3760</text:p>
          </table:table-cell>
          <table:table-cell/>
        </table:table-row>
        <table:table-row table:style-name="ro1">
          <table:table-cell office:value-type="float" office:value="3719" calcext:value-type="float">
            <text:p>3719</text:p>
          </table:table-cell>
          <table:table-cell table:formula="of:=[.A3721]*2*PI()/4096" office:value-type="float" office:value="5.7048745501467" calcext:value-type="float">
            <text:p>5.7048745501467</text:p>
          </table:table-cell>
          <table:table-cell table:formula="of:=INT(2048+2047*SIN([.B3721]))" office:value-type="float" office:value="929" calcext:value-type="float">
            <text:p>929</text:p>
          </table:table-cell>
          <table:table-cell table:formula="of:=INT(2048+2047*COS([.B3721]))" office:value-type="float" office:value="3762" calcext:value-type="float">
            <text:p>3762</text:p>
          </table:table-cell>
          <table:table-cell/>
        </table:table-row>
        <table:table-row table:style-name="ro1">
          <table:table-cell office:value-type="float" office:value="3720" calcext:value-type="float">
            <text:p>3720</text:p>
          </table:table-cell>
          <table:table-cell table:formula="of:=[.A3722]*2*PI()/4096" office:value-type="float" office:value="5.70640853093459" calcext:value-type="float">
            <text:p>5.70640853093459</text:p>
          </table:table-cell>
          <table:table-cell table:formula="of:=INT(2048+2047*SIN([.B3722]))" office:value-type="float" office:value="931" calcext:value-type="float">
            <text:p>931</text:p>
          </table:table-cell>
          <table:table-cell table:formula="of:=INT(2048+2047*COS([.B3722]))" office:value-type="float" office:value="3763" calcext:value-type="float">
            <text:p>3763</text:p>
          </table:table-cell>
          <table:table-cell/>
        </table:table-row>
        <table:table-row table:style-name="ro1">
          <table:table-cell office:value-type="float" office:value="3721" calcext:value-type="float">
            <text:p>3721</text:p>
          </table:table-cell>
          <table:table-cell table:formula="of:=[.A3723]*2*PI()/4096" office:value-type="float" office:value="5.70794251172247" calcext:value-type="float">
            <text:p>5.70794251172247</text:p>
          </table:table-cell>
          <table:table-cell table:formula="of:=INT(2048+2047*SIN([.B3723]))" office:value-type="float" office:value="934" calcext:value-type="float">
            <text:p>934</text:p>
          </table:table-cell>
          <table:table-cell table:formula="of:=INT(2048+2047*COS([.B3723]))" office:value-type="float" office:value="3765" calcext:value-type="float">
            <text:p>3765</text:p>
          </table:table-cell>
          <table:table-cell/>
        </table:table-row>
        <table:table-row table:style-name="ro1">
          <table:table-cell office:value-type="float" office:value="3722" calcext:value-type="float">
            <text:p>3722</text:p>
          </table:table-cell>
          <table:table-cell table:formula="of:=[.A3724]*2*PI()/4096" office:value-type="float" office:value="5.70947649251036" calcext:value-type="float">
            <text:p>5.70947649251036</text:p>
          </table:table-cell>
          <table:table-cell table:formula="of:=INT(2048+2047*SIN([.B3724]))" office:value-type="float" office:value="936" calcext:value-type="float">
            <text:p>936</text:p>
          </table:table-cell>
          <table:table-cell table:formula="of:=INT(2048+2047*COS([.B3724]))" office:value-type="float" office:value="3767" calcext:value-type="float">
            <text:p>3767</text:p>
          </table:table-cell>
          <table:table-cell/>
        </table:table-row>
        <table:table-row table:style-name="ro1">
          <table:table-cell office:value-type="float" office:value="3723" calcext:value-type="float">
            <text:p>3723</text:p>
          </table:table-cell>
          <table:table-cell table:formula="of:=[.A3725]*2*PI()/4096" office:value-type="float" office:value="5.71101047329824" calcext:value-type="float">
            <text:p>5.71101047329824</text:p>
          </table:table-cell>
          <table:table-cell table:formula="of:=INT(2048+2047*SIN([.B3725]))" office:value-type="float" office:value="939" calcext:value-type="float">
            <text:p>939</text:p>
          </table:table-cell>
          <table:table-cell table:formula="of:=INT(2048+2047*COS([.B3725]))" office:value-type="float" office:value="3768" calcext:value-type="float">
            <text:p>3768</text:p>
          </table:table-cell>
          <table:table-cell/>
        </table:table-row>
        <table:table-row table:style-name="ro1">
          <table:table-cell office:value-type="float" office:value="3724" calcext:value-type="float">
            <text:p>3724</text:p>
          </table:table-cell>
          <table:table-cell table:formula="of:=[.A3726]*2*PI()/4096" office:value-type="float" office:value="5.71254445408613" calcext:value-type="float">
            <text:p>5.71254445408613</text:p>
          </table:table-cell>
          <table:table-cell table:formula="of:=INT(2048+2047*SIN([.B3726]))" office:value-type="float" office:value="942" calcext:value-type="float">
            <text:p>942</text:p>
          </table:table-cell>
          <table:table-cell table:formula="of:=INT(2048+2047*COS([.B3726]))" office:value-type="float" office:value="3770" calcext:value-type="float">
            <text:p>3770</text:p>
          </table:table-cell>
          <table:table-cell/>
        </table:table-row>
        <table:table-row table:style-name="ro1">
          <table:table-cell office:value-type="float" office:value="3725" calcext:value-type="float">
            <text:p>3725</text:p>
          </table:table-cell>
          <table:table-cell table:formula="of:=[.A3727]*2*PI()/4096" office:value-type="float" office:value="5.71407843487401" calcext:value-type="float">
            <text:p>5.71407843487401</text:p>
          </table:table-cell>
          <table:table-cell table:formula="of:=INT(2048+2047*SIN([.B3727]))" office:value-type="float" office:value="944" calcext:value-type="float">
            <text:p>944</text:p>
          </table:table-cell>
          <table:table-cell table:formula="of:=INT(2048+2047*COS([.B3727]))" office:value-type="float" office:value="3772" calcext:value-type="float">
            <text:p>3772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table:formula="of:=[.A3728]*2*PI()/4096" office:value-type="float" office:value="5.7156124156619" calcext:value-type="float">
            <text:p>5.7156124156619</text:p>
          </table:table-cell>
          <table:table-cell table:formula="of:=INT(2048+2047*SIN([.B3728]))" office:value-type="float" office:value="947" calcext:value-type="float">
            <text:p>947</text:p>
          </table:table-cell>
          <table:table-cell table:formula="of:=INT(2048+2047*COS([.B3728]))" office:value-type="float" office:value="3774" calcext:value-type="float">
            <text:p>3774</text:p>
          </table:table-cell>
          <table:table-cell/>
        </table:table-row>
        <table:table-row table:style-name="ro1">
          <table:table-cell office:value-type="float" office:value="3727" calcext:value-type="float">
            <text:p>3727</text:p>
          </table:table-cell>
          <table:table-cell table:formula="of:=[.A3729]*2*PI()/4096" office:value-type="float" office:value="5.71714639644978" calcext:value-type="float">
            <text:p>5.71714639644978</text:p>
          </table:table-cell>
          <table:table-cell table:formula="of:=INT(2048+2047*SIN([.B3729]))" office:value-type="float" office:value="950" calcext:value-type="float">
            <text:p>950</text:p>
          </table:table-cell>
          <table:table-cell table:formula="of:=INT(2048+2047*COS([.B3729]))"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float" office:value="3728" calcext:value-type="float">
            <text:p>3728</text:p>
          </table:table-cell>
          <table:table-cell table:formula="of:=[.A3730]*2*PI()/4096" office:value-type="float" office:value="5.71868037723767" calcext:value-type="float">
            <text:p>5.71868037723767</text:p>
          </table:table-cell>
          <table:table-cell table:formula="of:=INT(2048+2047*SIN([.B3730]))" office:value-type="float" office:value="952" calcext:value-type="float">
            <text:p>952</text:p>
          </table:table-cell>
          <table:table-cell table:formula="of:=INT(2048+2047*COS([.B3730]))" office:value-type="float" office:value="3777" calcext:value-type="float">
            <text:p>3777</text:p>
          </table:table-cell>
          <table:table-cell/>
        </table:table-row>
        <table:table-row table:style-name="ro1">
          <table:table-cell office:value-type="float" office:value="3729" calcext:value-type="float">
            <text:p>3729</text:p>
          </table:table-cell>
          <table:table-cell table:formula="of:=[.A3731]*2*PI()/4096" office:value-type="float" office:value="5.72021435802556" calcext:value-type="float">
            <text:p>5.72021435802556</text:p>
          </table:table-cell>
          <table:table-cell table:formula="of:=INT(2048+2047*SIN([.B3731]))" office:value-type="float" office:value="955" calcext:value-type="float">
            <text:p>955</text:p>
          </table:table-cell>
          <table:table-cell table:formula="of:=INT(2048+2047*COS([.B3731]))"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3730" calcext:value-type="float">
            <text:p>3730</text:p>
          </table:table-cell>
          <table:table-cell table:formula="of:=[.A3732]*2*PI()/4096" office:value-type="float" office:value="5.72174833881344" calcext:value-type="float">
            <text:p>5.72174833881344</text:p>
          </table:table-cell>
          <table:table-cell table:formula="of:=INT(2048+2047*SIN([.B3732]))" office:value-type="float" office:value="958" calcext:value-type="float">
            <text:p>958</text:p>
          </table:table-cell>
          <table:table-cell table:formula="of:=INT(2048+2047*COS([.B3732]))"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float" office:value="3731" calcext:value-type="float">
            <text:p>3731</text:p>
          </table:table-cell>
          <table:table-cell table:formula="of:=[.A3733]*2*PI()/4096" office:value-type="float" office:value="5.72328231960133" calcext:value-type="float">
            <text:p>5.72328231960133</text:p>
          </table:table-cell>
          <table:table-cell table:formula="of:=INT(2048+2047*SIN([.B3733]))" office:value-type="float" office:value="960" calcext:value-type="float">
            <text:p>960</text:p>
          </table:table-cell>
          <table:table-cell table:formula="of:=INT(2048+2047*COS([.B3733]))" office:value-type="float" office:value="3782" calcext:value-type="float">
            <text:p>3782</text:p>
          </table:table-cell>
          <table:table-cell/>
        </table:table-row>
        <table:table-row table:style-name="ro1">
          <table:table-cell office:value-type="float" office:value="3732" calcext:value-type="float">
            <text:p>3732</text:p>
          </table:table-cell>
          <table:table-cell table:formula="of:=[.A3734]*2*PI()/4096" office:value-type="float" office:value="5.72481630038921" calcext:value-type="float">
            <text:p>5.72481630038921</text:p>
          </table:table-cell>
          <table:table-cell table:formula="of:=INT(2048+2047*SIN([.B3734]))" office:value-type="float" office:value="963" calcext:value-type="float">
            <text:p>963</text:p>
          </table:table-cell>
          <table:table-cell table:formula="of:=INT(2048+2047*COS([.B3734]))" office:value-type="float" office:value="3784" calcext:value-type="float">
            <text:p>3784</text:p>
          </table:table-cell>
          <table:table-cell/>
        </table:table-row>
        <table:table-row table:style-name="ro1">
          <table:table-cell office:value-type="float" office:value="3733" calcext:value-type="float">
            <text:p>3733</text:p>
          </table:table-cell>
          <table:table-cell table:formula="of:=[.A3735]*2*PI()/4096" office:value-type="float" office:value="5.7263502811771" calcext:value-type="float">
            <text:p>5.7263502811771</text:p>
          </table:table-cell>
          <table:table-cell table:formula="of:=INT(2048+2047*SIN([.B3735]))" office:value-type="float" office:value="966" calcext:value-type="float">
            <text:p>966</text:p>
          </table:table-cell>
          <table:table-cell table:formula="of:=INT(2048+2047*COS([.B3735]))" office:value-type="float" office:value="3785" calcext:value-type="float">
            <text:p>3785</text:p>
          </table:table-cell>
          <table:table-cell/>
        </table:table-row>
        <table:table-row table:style-name="ro1">
          <table:table-cell office:value-type="float" office:value="3734" calcext:value-type="float">
            <text:p>3734</text:p>
          </table:table-cell>
          <table:table-cell table:formula="of:=[.A3736]*2*PI()/4096" office:value-type="float" office:value="5.72788426196498" calcext:value-type="float">
            <text:p>5.72788426196498</text:p>
          </table:table-cell>
          <table:table-cell table:formula="of:=INT(2048+2047*SIN([.B3736]))" office:value-type="float" office:value="968" calcext:value-type="float">
            <text:p>968</text:p>
          </table:table-cell>
          <table:table-cell table:formula="of:=INT(2048+2047*COS([.B3736]))" office:value-type="float" office:value="3787" calcext:value-type="float">
            <text:p>3787</text:p>
          </table:table-cell>
          <table:table-cell/>
        </table:table-row>
        <table:table-row table:style-name="ro1">
          <table:table-cell office:value-type="float" office:value="3735" calcext:value-type="float">
            <text:p>3735</text:p>
          </table:table-cell>
          <table:table-cell table:formula="of:=[.A3737]*2*PI()/4096" office:value-type="float" office:value="5.72941824275287" calcext:value-type="float">
            <text:p>5.72941824275287</text:p>
          </table:table-cell>
          <table:table-cell table:formula="of:=INT(2048+2047*SIN([.B3737]))" office:value-type="float" office:value="971" calcext:value-type="float">
            <text:p>971</text:p>
          </table:table-cell>
          <table:table-cell table:formula="of:=INT(2048+2047*COS([.B3737]))" office:value-type="float" office:value="3789" calcext:value-type="float">
            <text:p>3789</text:p>
          </table:table-cell>
          <table:table-cell/>
        </table:table-row>
        <table:table-row table:style-name="ro1">
          <table:table-cell office:value-type="float" office:value="3736" calcext:value-type="float">
            <text:p>3736</text:p>
          </table:table-cell>
          <table:table-cell table:formula="of:=[.A3738]*2*PI()/4096" office:value-type="float" office:value="5.73095222354076" calcext:value-type="float">
            <text:p>5.73095222354076</text:p>
          </table:table-cell>
          <table:table-cell table:formula="of:=INT(2048+2047*SIN([.B3738]))" office:value-type="float" office:value="974" calcext:value-type="float">
            <text:p>974</text:p>
          </table:table-cell>
          <table:table-cell table:formula="of:=INT(2048+2047*COS([.B3738]))" office:value-type="float" office:value="3790" calcext:value-type="float">
            <text:p>3790</text:p>
          </table:table-cell>
          <table:table-cell/>
        </table:table-row>
        <table:table-row table:style-name="ro1">
          <table:table-cell office:value-type="float" office:value="3737" calcext:value-type="float">
            <text:p>3737</text:p>
          </table:table-cell>
          <table:table-cell table:formula="of:=[.A3739]*2*PI()/4096" office:value-type="float" office:value="5.73248620432864" calcext:value-type="float">
            <text:p>5.73248620432864</text:p>
          </table:table-cell>
          <table:table-cell table:formula="of:=INT(2048+2047*SIN([.B3739]))" office:value-type="float" office:value="976" calcext:value-type="float">
            <text:p>976</text:p>
          </table:table-cell>
          <table:table-cell table:formula="of:=INT(2048+2047*COS([.B3739]))" office:value-type="float" office:value="3792" calcext:value-type="float">
            <text:p>3792</text:p>
          </table:table-cell>
          <table:table-cell/>
        </table:table-row>
        <table:table-row table:style-name="ro1">
          <table:table-cell office:value-type="float" office:value="3738" calcext:value-type="float">
            <text:p>3738</text:p>
          </table:table-cell>
          <table:table-cell table:formula="of:=[.A3740]*2*PI()/4096" office:value-type="float" office:value="5.73402018511653" calcext:value-type="float">
            <text:p>5.73402018511653</text:p>
          </table:table-cell>
          <table:table-cell table:formula="of:=INT(2048+2047*SIN([.B3740]))" office:value-type="float" office:value="979" calcext:value-type="float">
            <text:p>979</text:p>
          </table:table-cell>
          <table:table-cell table:formula="of:=INT(2048+2047*COS([.B3740]))" office:value-type="float" office:value="3794" calcext:value-type="float">
            <text:p>3794</text:p>
          </table:table-cell>
          <table:table-cell/>
        </table:table-row>
        <table:table-row table:style-name="ro1">
          <table:table-cell office:value-type="float" office:value="3739" calcext:value-type="float">
            <text:p>3739</text:p>
          </table:table-cell>
          <table:table-cell table:formula="of:=[.A3741]*2*PI()/4096" office:value-type="float" office:value="5.73555416590441" calcext:value-type="float">
            <text:p>5.73555416590441</text:p>
          </table:table-cell>
          <table:table-cell table:formula="of:=INT(2048+2047*SIN([.B3741]))" office:value-type="float" office:value="982" calcext:value-type="float">
            <text:p>982</text:p>
          </table:table-cell>
          <table:table-cell table:formula="of:=INT(2048+2047*COS([.B3741]))"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[.A3742]*2*PI()/4096" office:value-type="float" office:value="5.7370881466923" calcext:value-type="float">
            <text:p>5.7370881466923</text:p>
          </table:table-cell>
          <table:table-cell table:formula="of:=INT(2048+2047*SIN([.B3742]))" office:value-type="float" office:value="984" calcext:value-type="float">
            <text:p>984</text:p>
          </table:table-cell>
          <table:table-cell table:formula="of:=INT(2048+2047*COS([.B3742]))" office:value-type="float" office:value="3797" calcext:value-type="float">
            <text:p>3797</text:p>
          </table:table-cell>
          <table:table-cell/>
        </table:table-row>
        <table:table-row table:style-name="ro1">
          <table:table-cell office:value-type="float" office:value="3741" calcext:value-type="float">
            <text:p>3741</text:p>
          </table:table-cell>
          <table:table-cell table:formula="of:=[.A3743]*2*PI()/4096" office:value-type="float" office:value="5.73862212748018" calcext:value-type="float">
            <text:p>5.73862212748018</text:p>
          </table:table-cell>
          <table:table-cell table:formula="of:=INT(2048+2047*SIN([.B3743]))" office:value-type="float" office:value="987" calcext:value-type="float">
            <text:p>987</text:p>
          </table:table-cell>
          <table:table-cell table:formula="of:=INT(2048+2047*COS([.B3743]))" office:value-type="float" office:value="3798" calcext:value-type="float">
            <text:p>3798</text:p>
          </table:table-cell>
          <table:table-cell/>
        </table:table-row>
        <table:table-row table:style-name="ro1">
          <table:table-cell office:value-type="float" office:value="3742" calcext:value-type="float">
            <text:p>3742</text:p>
          </table:table-cell>
          <table:table-cell table:formula="of:=[.A3744]*2*PI()/4096" office:value-type="float" office:value="5.74015610826807" calcext:value-type="float">
            <text:p>5.74015610826807</text:p>
          </table:table-cell>
          <table:table-cell table:formula="of:=INT(2048+2047*SIN([.B3744]))" office:value-type="float" office:value="990" calcext:value-type="float">
            <text:p>990</text:p>
          </table:table-cell>
          <table:table-cell table:formula="of:=INT(2048+2047*COS([.B3744]))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3743" calcext:value-type="float">
            <text:p>3743</text:p>
          </table:table-cell>
          <table:table-cell table:formula="of:=[.A3745]*2*PI()/4096" office:value-type="float" office:value="5.74169008905596" calcext:value-type="float">
            <text:p>5.74169008905596</text:p>
          </table:table-cell>
          <table:table-cell table:formula="of:=INT(2048+2047*SIN([.B3745]))" office:value-type="float" office:value="992" calcext:value-type="float">
            <text:p>992</text:p>
          </table:table-cell>
          <table:table-cell table:formula="of:=INT(2048+2047*COS([.B3745]))" office:value-type="float" office:value="3802" calcext:value-type="float">
            <text:p>3802</text:p>
          </table:table-cell>
          <table:table-cell/>
        </table:table-row>
        <table:table-row table:style-name="ro1">
          <table:table-cell office:value-type="float" office:value="3744" calcext:value-type="float">
            <text:p>3744</text:p>
          </table:table-cell>
          <table:table-cell table:formula="of:=[.A3746]*2*PI()/4096" office:value-type="float" office:value="5.74322406984384" calcext:value-type="float">
            <text:p>5.74322406984384</text:p>
          </table:table-cell>
          <table:table-cell table:formula="of:=INT(2048+2047*SIN([.B3746]))" office:value-type="float" office:value="995" calcext:value-type="float">
            <text:p>995</text:p>
          </table:table-cell>
          <table:table-cell table:formula="of:=INT(2048+2047*COS([.B3746]))"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3745" calcext:value-type="float">
            <text:p>3745</text:p>
          </table:table-cell>
          <table:table-cell table:formula="of:=[.A3747]*2*PI()/4096" office:value-type="float" office:value="5.74475805063173" calcext:value-type="float">
            <text:p>5.74475805063173</text:p>
          </table:table-cell>
          <table:table-cell table:formula="of:=INT(2048+2047*SIN([.B3747]))" office:value-type="float" office:value="998" calcext:value-type="float">
            <text:p>998</text:p>
          </table:table-cell>
          <table:table-cell table:formula="of:=INT(2048+2047*COS([.B3747]))" office:value-type="float" office:value="3805" calcext:value-type="float">
            <text:p>3805</text:p>
          </table:table-cell>
          <table:table-cell/>
        </table:table-row>
        <table:table-row table:style-name="ro1">
          <table:table-cell office:value-type="float" office:value="3746" calcext:value-type="float">
            <text:p>3746</text:p>
          </table:table-cell>
          <table:table-cell table:formula="of:=[.A3748]*2*PI()/4096" office:value-type="float" office:value="5.74629203141961" calcext:value-type="float">
            <text:p>5.74629203141961</text:p>
          </table:table-cell>
          <table:table-cell table:formula="of:=INT(2048+2047*SIN([.B3748]))" office:value-type="float" office:value="1001" calcext:value-type="float">
            <text:p>1001</text:p>
          </table:table-cell>
          <table:table-cell table:formula="of:=INT(2048+2047*COS([.B3748]))" office:value-type="float" office:value="3806" calcext:value-type="float">
            <text:p>3806</text:p>
          </table:table-cell>
          <table:table-cell/>
        </table:table-row>
        <table:table-row table:style-name="ro1">
          <table:table-cell office:value-type="float" office:value="3747" calcext:value-type="float">
            <text:p>3747</text:p>
          </table:table-cell>
          <table:table-cell table:formula="of:=[.A3749]*2*PI()/4096" office:value-type="float" office:value="5.7478260122075" calcext:value-type="float">
            <text:p>5.7478260122075</text:p>
          </table:table-cell>
          <table:table-cell table:formula="of:=INT(2048+2047*SIN([.B3749]))" office:value-type="float" office:value="1003" calcext:value-type="float">
            <text:p>1003</text:p>
          </table:table-cell>
          <table:table-cell table:formula="of:=INT(2048+2047*COS([.B3749]))" office:value-type="float" office:value="3808" calcext:value-type="float">
            <text:p>3808</text:p>
          </table:table-cell>
          <table:table-cell/>
        </table:table-row>
        <table:table-row table:style-name="ro1">
          <table:table-cell office:value-type="float" office:value="3748" calcext:value-type="float">
            <text:p>3748</text:p>
          </table:table-cell>
          <table:table-cell table:formula="of:=[.A3750]*2*PI()/4096" office:value-type="float" office:value="5.74935999299538" calcext:value-type="float">
            <text:p>5.74935999299538</text:p>
          </table:table-cell>
          <table:table-cell table:formula="of:=INT(2048+2047*SIN([.B3750]))" office:value-type="float" office:value="1006" calcext:value-type="float">
            <text:p>1006</text:p>
          </table:table-cell>
          <table:table-cell table:formula="of:=INT(2048+2047*COS([.B3750]))" office:value-type="float" office:value="3810" calcext:value-type="float">
            <text:p>3810</text:p>
          </table:table-cell>
          <table:table-cell/>
        </table:table-row>
        <table:table-row table:style-name="ro1">
          <table:table-cell office:value-type="float" office:value="3749" calcext:value-type="float">
            <text:p>3749</text:p>
          </table:table-cell>
          <table:table-cell table:formula="of:=[.A3751]*2*PI()/4096" office:value-type="float" office:value="5.75089397378327" calcext:value-type="float">
            <text:p>5.75089397378327</text:p>
          </table:table-cell>
          <table:table-cell table:formula="of:=INT(2048+2047*SIN([.B3751]))" office:value-type="float" office:value="1009" calcext:value-type="float">
            <text:p>1009</text:p>
          </table:table-cell>
          <table:table-cell table:formula="of:=INT(2048+2047*COS([.B3751]))" office:value-type="float" office:value="3811" calcext:value-type="float">
            <text:p>3811</text:p>
          </table:table-cell>
          <table:table-cell/>
        </table:table-row>
        <table:table-row table:style-name="ro1">
          <table:table-cell office:value-type="float" office:value="3750" calcext:value-type="float">
            <text:p>3750</text:p>
          </table:table-cell>
          <table:table-cell table:formula="of:=[.A3752]*2*PI()/4096" office:value-type="float" office:value="5.75242795457115" calcext:value-type="float">
            <text:p>5.75242795457115</text:p>
          </table:table-cell>
          <table:table-cell table:formula="of:=INT(2048+2047*SIN([.B3752]))" office:value-type="float" office:value="1011" calcext:value-type="float">
            <text:p>1011</text:p>
          </table:table-cell>
          <table:table-cell table:formula="of:=INT(2048+2047*COS([.B3752]))" office:value-type="float" office:value="3813" calcext:value-type="float">
            <text:p>3813</text:p>
          </table:table-cell>
          <table:table-cell/>
        </table:table-row>
        <table:table-row table:style-name="ro1">
          <table:table-cell office:value-type="float" office:value="3751" calcext:value-type="float">
            <text:p>3751</text:p>
          </table:table-cell>
          <table:table-cell table:formula="of:=[.A3753]*2*PI()/4096" office:value-type="float" office:value="5.75396193535904" calcext:value-type="float">
            <text:p>5.75396193535904</text:p>
          </table:table-cell>
          <table:table-cell table:formula="of:=INT(2048+2047*SIN([.B3753]))" office:value-type="float" office:value="1014" calcext:value-type="float">
            <text:p>1014</text:p>
          </table:table-cell>
          <table:table-cell table:formula="of:=INT(2048+2047*COS([.B3753]))" office:value-type="float" office:value="3814" calcext:value-type="float">
            <text:p>3814</text:p>
          </table:table-cell>
          <table:table-cell/>
        </table:table-row>
        <table:table-row table:style-name="ro1">
          <table:table-cell office:value-type="float" office:value="3752" calcext:value-type="float">
            <text:p>3752</text:p>
          </table:table-cell>
          <table:table-cell table:formula="of:=[.A3754]*2*PI()/4096" office:value-type="float" office:value="5.75549591614693" calcext:value-type="float">
            <text:p>5.75549591614693</text:p>
          </table:table-cell>
          <table:table-cell table:formula="of:=INT(2048+2047*SIN([.B3754]))" office:value-type="float" office:value="1017" calcext:value-type="float">
            <text:p>1017</text:p>
          </table:table-cell>
          <table:table-cell table:formula="of:=INT(2048+2047*COS([.B3754]))" office:value-type="float" office:value="3816" calcext:value-type="float">
            <text:p>3816</text:p>
          </table:table-cell>
          <table:table-cell/>
        </table:table-row>
        <table:table-row table:style-name="ro1">
          <table:table-cell office:value-type="float" office:value="3753" calcext:value-type="float">
            <text:p>3753</text:p>
          </table:table-cell>
          <table:table-cell table:formula="of:=[.A3755]*2*PI()/4096" office:value-type="float" office:value="5.75702989693481" calcext:value-type="float">
            <text:p>5.75702989693481</text:p>
          </table:table-cell>
          <table:table-cell table:formula="of:=INT(2048+2047*SIN([.B3755]))" office:value-type="float" office:value="1019" calcext:value-type="float">
            <text:p>1019</text:p>
          </table:table-cell>
          <table:table-cell table:formula="of:=INT(2048+2047*COS([.B3755]))" office:value-type="float" office:value="3818" calcext:value-type="float">
            <text:p>3818</text:p>
          </table:table-cell>
          <table:table-cell/>
        </table:table-row>
        <table:table-row table:style-name="ro1">
          <table:table-cell office:value-type="float" office:value="3754" calcext:value-type="float">
            <text:p>3754</text:p>
          </table:table-cell>
          <table:table-cell table:formula="of:=[.A3756]*2*PI()/4096" office:value-type="float" office:value="5.7585638777227" calcext:value-type="float">
            <text:p>5.7585638777227</text:p>
          </table:table-cell>
          <table:table-cell table:formula="of:=INT(2048+2047*SIN([.B3756]))" office:value-type="float" office:value="1022" calcext:value-type="float">
            <text:p>1022</text:p>
          </table:table-cell>
          <table:table-cell table:formula="of:=INT(2048+2047*COS([.B3756]))" office:value-type="float" office:value="3819" calcext:value-type="float">
            <text:p>3819</text:p>
          </table:table-cell>
          <table:table-cell/>
        </table:table-row>
        <table:table-row table:style-name="ro1">
          <table:table-cell office:value-type="float" office:value="3755" calcext:value-type="float">
            <text:p>3755</text:p>
          </table:table-cell>
          <table:table-cell table:formula="of:=[.A3757]*2*PI()/4096" office:value-type="float" office:value="5.76009785851058" calcext:value-type="float">
            <text:p>5.76009785851058</text:p>
          </table:table-cell>
          <table:table-cell table:formula="of:=INT(2048+2047*SIN([.B3757]))" office:value-type="float" office:value="1025" calcext:value-type="float">
            <text:p>1025</text:p>
          </table:table-cell>
          <table:table-cell table:formula="of:=INT(2048+2047*COS([.B3757]))" office:value-type="float" office:value="3821" calcext:value-type="float">
            <text:p>3821</text:p>
          </table:table-cell>
          <table:table-cell/>
        </table:table-row>
        <table:table-row table:style-name="ro1">
          <table:table-cell office:value-type="float" office:value="3756" calcext:value-type="float">
            <text:p>3756</text:p>
          </table:table-cell>
          <table:table-cell table:formula="of:=[.A3758]*2*PI()/4096" office:value-type="float" office:value="5.76163183929847" calcext:value-type="float">
            <text:p>5.76163183929847</text:p>
          </table:table-cell>
          <table:table-cell table:formula="of:=INT(2048+2047*SIN([.B3758]))" office:value-type="float" office:value="1028" calcext:value-type="float">
            <text:p>1028</text:p>
          </table:table-cell>
          <table:table-cell table:formula="of:=INT(2048+2047*COS([.B3758]))" office:value-type="float" office:value="3822" calcext:value-type="float">
            <text:p>3822</text:p>
          </table:table-cell>
          <table:table-cell/>
        </table:table-row>
        <table:table-row table:style-name="ro1">
          <table:table-cell office:value-type="float" office:value="3757" calcext:value-type="float">
            <text:p>3757</text:p>
          </table:table-cell>
          <table:table-cell table:formula="of:=[.A3759]*2*PI()/4096" office:value-type="float" office:value="5.76316582008635" calcext:value-type="float">
            <text:p>5.76316582008635</text:p>
          </table:table-cell>
          <table:table-cell table:formula="of:=INT(2048+2047*SIN([.B3759]))" office:value-type="float" office:value="1030" calcext:value-type="float">
            <text:p>1030</text:p>
          </table:table-cell>
          <table:table-cell table:formula="of:=INT(2048+2047*COS([.B3759]))" office:value-type="float" office:value="3824" calcext:value-type="float">
            <text:p>3824</text:p>
          </table:table-cell>
          <table:table-cell/>
        </table:table-row>
        <table:table-row table:style-name="ro1">
          <table:table-cell office:value-type="float" office:value="3758" calcext:value-type="float">
            <text:p>3758</text:p>
          </table:table-cell>
          <table:table-cell table:formula="of:=[.A3760]*2*PI()/4096" office:value-type="float" office:value="5.76469980087424" calcext:value-type="float">
            <text:p>5.76469980087424</text:p>
          </table:table-cell>
          <table:table-cell table:formula="of:=INT(2048+2047*SIN([.B3760]))" office:value-type="float" office:value="1033" calcext:value-type="float">
            <text:p>1033</text:p>
          </table:table-cell>
          <table:table-cell table:formula="of:=INT(2048+2047*COS([.B3760]))" office:value-type="float" office:value="3825" calcext:value-type="float">
            <text:p>3825</text:p>
          </table:table-cell>
          <table:table-cell/>
        </table:table-row>
        <table:table-row table:style-name="ro1">
          <table:table-cell office:value-type="float" office:value="3759" calcext:value-type="float">
            <text:p>3759</text:p>
          </table:table-cell>
          <table:table-cell table:formula="of:=[.A3761]*2*PI()/4096" office:value-type="float" office:value="5.76623378166213" calcext:value-type="float">
            <text:p>5.76623378166213</text:p>
          </table:table-cell>
          <table:table-cell table:formula="of:=INT(2048+2047*SIN([.B3761]))" office:value-type="float" office:value="1036" calcext:value-type="float">
            <text:p>1036</text:p>
          </table:table-cell>
          <table:table-cell table:formula="of:=INT(2048+2047*COS([.B3761]))"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3760" calcext:value-type="float">
            <text:p>3760</text:p>
          </table:table-cell>
          <table:table-cell table:formula="of:=[.A3762]*2*PI()/4096" office:value-type="float" office:value="5.76776776245001" calcext:value-type="float">
            <text:p>5.76776776245001</text:p>
          </table:table-cell>
          <table:table-cell table:formula="of:=INT(2048+2047*SIN([.B3762]))" office:value-type="float" office:value="1039" calcext:value-type="float">
            <text:p>1039</text:p>
          </table:table-cell>
          <table:table-cell table:formula="of:=INT(2048+2047*COS([.B3762]))" office:value-type="float" office:value="3829" calcext:value-type="float">
            <text:p>3829</text:p>
          </table:table-cell>
          <table:table-cell/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[.A3763]*2*PI()/4096" office:value-type="float" office:value="5.7693017432379" calcext:value-type="float">
            <text:p>5.7693017432379</text:p>
          </table:table-cell>
          <table:table-cell table:formula="of:=INT(2048+2047*SIN([.B3763]))" office:value-type="float" office:value="1041" calcext:value-type="float">
            <text:p>1041</text:p>
          </table:table-cell>
          <table:table-cell table:formula="of:=INT(2048+2047*COS([.B3763]))"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float" office:value="3762" calcext:value-type="float">
            <text:p>3762</text:p>
          </table:table-cell>
          <table:table-cell table:formula="of:=[.A3764]*2*PI()/4096" office:value-type="float" office:value="5.77083572402578" calcext:value-type="float">
            <text:p>5.77083572402578</text:p>
          </table:table-cell>
          <table:table-cell table:formula="of:=INT(2048+2047*SIN([.B3764]))" office:value-type="float" office:value="1044" calcext:value-type="float">
            <text:p>1044</text:p>
          </table:table-cell>
          <table:table-cell table:formula="of:=INT(2048+2047*COS([.B3764]))"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3763" calcext:value-type="float">
            <text:p>3763</text:p>
          </table:table-cell>
          <table:table-cell table:formula="of:=[.A3765]*2*PI()/4096" office:value-type="float" office:value="5.77236970481367" calcext:value-type="float">
            <text:p>5.77236970481367</text:p>
          </table:table-cell>
          <table:table-cell table:formula="of:=INT(2048+2047*SIN([.B3765]))" office:value-type="float" office:value="1047" calcext:value-type="float">
            <text:p>1047</text:p>
          </table:table-cell>
          <table:table-cell table:formula="of:=INT(2048+2047*COS([.B3765]))" office:value-type="float" office:value="3833" calcext:value-type="float">
            <text:p>3833</text:p>
          </table:table-cell>
          <table:table-cell/>
        </table:table-row>
        <table:table-row table:style-name="ro1">
          <table:table-cell office:value-type="float" office:value="3764" calcext:value-type="float">
            <text:p>3764</text:p>
          </table:table-cell>
          <table:table-cell table:formula="of:=[.A3766]*2*PI()/4096" office:value-type="float" office:value="5.77390368560155" calcext:value-type="float">
            <text:p>5.77390368560155</text:p>
          </table:table-cell>
          <table:table-cell table:formula="of:=INT(2048+2047*SIN([.B3766]))" office:value-type="float" office:value="1049" calcext:value-type="float">
            <text:p>1049</text:p>
          </table:table-cell>
          <table:table-cell table:formula="of:=INT(2048+2047*COS([.B3766]))"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3765" calcext:value-type="float">
            <text:p>3765</text:p>
          </table:table-cell>
          <table:table-cell table:formula="of:=[.A3767]*2*PI()/4096" office:value-type="float" office:value="5.77543766638944" calcext:value-type="float">
            <text:p>5.77543766638944</text:p>
          </table:table-cell>
          <table:table-cell table:formula="of:=INT(2048+2047*SIN([.B3767]))" office:value-type="float" office:value="1052" calcext:value-type="float">
            <text:p>1052</text:p>
          </table:table-cell>
          <table:table-cell table:formula="of:=INT(2048+2047*COS([.B3767]))" office:value-type="float" office:value="3836" calcext:value-type="float">
            <text:p>3836</text:p>
          </table:table-cell>
          <table:table-cell/>
        </table:table-row>
        <table:table-row table:style-name="ro1">
          <table:table-cell office:value-type="float" office:value="3766" calcext:value-type="float">
            <text:p>3766</text:p>
          </table:table-cell>
          <table:table-cell table:formula="of:=[.A3768]*2*PI()/4096" office:value-type="float" office:value="5.77697164717733" calcext:value-type="float">
            <text:p>5.77697164717733</text:p>
          </table:table-cell>
          <table:table-cell table:formula="of:=INT(2048+2047*SIN([.B3768]))" office:value-type="float" office:value="1055" calcext:value-type="float">
            <text:p>1055</text:p>
          </table:table-cell>
          <table:table-cell table:formula="of:=INT(2048+2047*COS([.B3768]))" office:value-type="float" office:value="3838" calcext:value-type="float">
            <text:p>3838</text:p>
          </table:table-cell>
          <table:table-cell/>
        </table:table-row>
        <table:table-row table:style-name="ro1">
          <table:table-cell office:value-type="float" office:value="3767" calcext:value-type="float">
            <text:p>3767</text:p>
          </table:table-cell>
          <table:table-cell table:formula="of:=[.A3769]*2*PI()/4096" office:value-type="float" office:value="5.77850562796521" calcext:value-type="float">
            <text:p>5.77850562796521</text:p>
          </table:table-cell>
          <table:table-cell table:formula="of:=INT(2048+2047*SIN([.B3769]))" office:value-type="float" office:value="1058" calcext:value-type="float">
            <text:p>1058</text:p>
          </table:table-cell>
          <table:table-cell table:formula="of:=INT(2048+2047*COS([.B3769]))"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3768" calcext:value-type="float">
            <text:p>3768</text:p>
          </table:table-cell>
          <table:table-cell table:formula="of:=[.A3770]*2*PI()/4096" office:value-type="float" office:value="5.7800396087531" calcext:value-type="float">
            <text:p>5.7800396087531</text:p>
          </table:table-cell>
          <table:table-cell table:formula="of:=INT(2048+2047*SIN([.B3770]))" office:value-type="float" office:value="1060" calcext:value-type="float">
            <text:p>1060</text:p>
          </table:table-cell>
          <table:table-cell table:formula="of:=INT(2048+2047*COS([.B3770]))" office:value-type="float" office:value="3841" calcext:value-type="float">
            <text:p>3841</text:p>
          </table:table-cell>
          <table:table-cell/>
        </table:table-row>
        <table:table-row table:style-name="ro1">
          <table:table-cell office:value-type="float" office:value="3769" calcext:value-type="float">
            <text:p>3769</text:p>
          </table:table-cell>
          <table:table-cell table:formula="of:=[.A3771]*2*PI()/4096" office:value-type="float" office:value="5.78157358954098" calcext:value-type="float">
            <text:p>5.78157358954098</text:p>
          </table:table-cell>
          <table:table-cell table:formula="of:=INT(2048+2047*SIN([.B3771]))" office:value-type="float" office:value="1063" calcext:value-type="float">
            <text:p>1063</text:p>
          </table:table-cell>
          <table:table-cell table:formula="of:=INT(2048+2047*COS([.B3771]))" office:value-type="float" office:value="3842" calcext:value-type="float">
            <text:p>3842</text:p>
          </table:table-cell>
          <table:table-cell/>
        </table:table-row>
        <table:table-row table:style-name="ro1">
          <table:table-cell office:value-type="float" office:value="3770" calcext:value-type="float">
            <text:p>3770</text:p>
          </table:table-cell>
          <table:table-cell table:formula="of:=[.A3772]*2*PI()/4096" office:value-type="float" office:value="5.78310757032887" calcext:value-type="float">
            <text:p>5.78310757032887</text:p>
          </table:table-cell>
          <table:table-cell table:formula="of:=INT(2048+2047*SIN([.B3772]))" office:value-type="float" office:value="1066" calcext:value-type="float">
            <text:p>1066</text:p>
          </table:table-cell>
          <table:table-cell table:formula="of:=INT(2048+2047*COS([.B3772]))" office:value-type="float" office:value="3844" calcext:value-type="float">
            <text:p>3844</text:p>
          </table:table-cell>
          <table:table-cell/>
        </table:table-row>
        <table:table-row table:style-name="ro1">
          <table:table-cell office:value-type="float" office:value="3771" calcext:value-type="float">
            <text:p>3771</text:p>
          </table:table-cell>
          <table:table-cell table:formula="of:=[.A3773]*2*PI()/4096" office:value-type="float" office:value="5.78464155111675" calcext:value-type="float">
            <text:p>5.78464155111675</text:p>
          </table:table-cell>
          <table:table-cell table:formula="of:=INT(2048+2047*SIN([.B3773]))" office:value-type="float" office:value="1069" calcext:value-type="float">
            <text:p>1069</text:p>
          </table:table-cell>
          <table:table-cell table:formula="of:=INT(2048+2047*COS([.B3773]))" office:value-type="float" office:value="3845" calcext:value-type="float">
            <text:p>3845</text:p>
          </table:table-cell>
          <table:table-cell/>
        </table:table-row>
        <table:table-row table:style-name="ro1">
          <table:table-cell office:value-type="float" office:value="3772" calcext:value-type="float">
            <text:p>3772</text:p>
          </table:table-cell>
          <table:table-cell table:formula="of:=[.A3774]*2*PI()/4096" office:value-type="float" office:value="5.78617553190464" calcext:value-type="float">
            <text:p>5.78617553190464</text:p>
          </table:table-cell>
          <table:table-cell table:formula="of:=INT(2048+2047*SIN([.B3774]))" office:value-type="float" office:value="1071" calcext:value-type="float">
            <text:p>1071</text:p>
          </table:table-cell>
          <table:table-cell table:formula="of:=INT(2048+2047*COS([.B3774]))" office:value-type="float" office:value="3847" calcext:value-type="float">
            <text:p>3847</text:p>
          </table:table-cell>
          <table:table-cell/>
        </table:table-row>
        <table:table-row table:style-name="ro1">
          <table:table-cell office:value-type="float" office:value="3773" calcext:value-type="float">
            <text:p>3773</text:p>
          </table:table-cell>
          <table:table-cell table:formula="of:=[.A3775]*2*PI()/4096" office:value-type="float" office:value="5.78770951269252" calcext:value-type="float">
            <text:p>5.78770951269252</text:p>
          </table:table-cell>
          <table:table-cell table:formula="of:=INT(2048+2047*SIN([.B3775]))" office:value-type="float" office:value="1074" calcext:value-type="float">
            <text:p>1074</text:p>
          </table:table-cell>
          <table:table-cell table:formula="of:=INT(2048+2047*COS([.B3775]))" office:value-type="float" office:value="3848" calcext:value-type="float">
            <text:p>3848</text:p>
          </table:table-cell>
          <table:table-cell/>
        </table:table-row>
        <table:table-row table:style-name="ro1">
          <table:table-cell office:value-type="float" office:value="3774" calcext:value-type="float">
            <text:p>3774</text:p>
          </table:table-cell>
          <table:table-cell table:formula="of:=[.A3776]*2*PI()/4096" office:value-type="float" office:value="5.78924349348041" calcext:value-type="float">
            <text:p>5.78924349348041</text:p>
          </table:table-cell>
          <table:table-cell table:formula="of:=INT(2048+2047*SIN([.B3776]))" office:value-type="float" office:value="1077" calcext:value-type="float">
            <text:p>1077</text:p>
          </table:table-cell>
          <table:table-cell table:formula="of:=INT(2048+2047*COS([.B3776]))"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3775" calcext:value-type="float">
            <text:p>3775</text:p>
          </table:table-cell>
          <table:table-cell table:formula="of:=[.A3777]*2*PI()/4096" office:value-type="float" office:value="5.7907774742683" calcext:value-type="float">
            <text:p>5.7907774742683</text:p>
          </table:table-cell>
          <table:table-cell table:formula="of:=INT(2048+2047*SIN([.B3777]))" office:value-type="float" office:value="1080" calcext:value-type="float">
            <text:p>1080</text:p>
          </table:table-cell>
          <table:table-cell table:formula="of:=INT(2048+2047*COS([.B3777]))"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3776" calcext:value-type="float">
            <text:p>3776</text:p>
          </table:table-cell>
          <table:table-cell table:formula="of:=[.A3778]*2*PI()/4096" office:value-type="float" office:value="5.79231145505618" calcext:value-type="float">
            <text:p>5.79231145505618</text:p>
          </table:table-cell>
          <table:table-cell table:formula="of:=INT(2048+2047*SIN([.B3778]))" office:value-type="float" office:value="1083" calcext:value-type="float">
            <text:p>1083</text:p>
          </table:table-cell>
          <table:table-cell table:formula="of:=INT(2048+2047*COS([.B3778]))" office:value-type="float" office:value="3853" calcext:value-type="float">
            <text:p>3853</text:p>
          </table:table-cell>
          <table:table-cell/>
        </table:table-row>
        <table:table-row table:style-name="ro1">
          <table:table-cell office:value-type="float" office:value="3777" calcext:value-type="float">
            <text:p>3777</text:p>
          </table:table-cell>
          <table:table-cell table:formula="of:=[.A3779]*2*PI()/4096" office:value-type="float" office:value="5.79384543584407" calcext:value-type="float">
            <text:p>5.79384543584407</text:p>
          </table:table-cell>
          <table:table-cell table:formula="of:=INT(2048+2047*SIN([.B3779]))" office:value-type="float" office:value="1085" calcext:value-type="float">
            <text:p>1085</text:p>
          </table:table-cell>
          <table:table-cell table:formula="of:=INT(2048+2047*COS([.B3779]))" office:value-type="float" office:value="3854" calcext:value-type="float">
            <text:p>3854</text:p>
          </table:table-cell>
          <table:table-cell/>
        </table:table-row>
        <table:table-row table:style-name="ro1">
          <table:table-cell office:value-type="float" office:value="3778" calcext:value-type="float">
            <text:p>3778</text:p>
          </table:table-cell>
          <table:table-cell table:formula="of:=[.A3780]*2*PI()/4096" office:value-type="float" office:value="5.79537941663195" calcext:value-type="float">
            <text:p>5.79537941663195</text:p>
          </table:table-cell>
          <table:table-cell table:formula="of:=INT(2048+2047*SIN([.B3780]))" office:value-type="float" office:value="1088" calcext:value-type="float">
            <text:p>1088</text:p>
          </table:table-cell>
          <table:table-cell table:formula="of:=INT(2048+2047*COS([.B3780]))" office:value-type="float" office:value="3856" calcext:value-type="float">
            <text:p>3856</text:p>
          </table:table-cell>
          <table:table-cell/>
        </table:table-row>
        <table:table-row table:style-name="ro1">
          <table:table-cell office:value-type="float" office:value="3779" calcext:value-type="float">
            <text:p>3779</text:p>
          </table:table-cell>
          <table:table-cell table:formula="of:=[.A3781]*2*PI()/4096" office:value-type="float" office:value="5.79691339741984" calcext:value-type="float">
            <text:p>5.79691339741984</text:p>
          </table:table-cell>
          <table:table-cell table:formula="of:=INT(2048+2047*SIN([.B3781]))" office:value-type="float" office:value="1091" calcext:value-type="float">
            <text:p>1091</text:p>
          </table:table-cell>
          <table:table-cell table:formula="of:=INT(2048+2047*COS([.B3781]))" office:value-type="float" office:value="3857" calcext:value-type="float">
            <text:p>3857</text:p>
          </table:table-cell>
          <table:table-cell/>
        </table:table-row>
        <table:table-row table:style-name="ro1">
          <table:table-cell office:value-type="float" office:value="3780" calcext:value-type="float">
            <text:p>3780</text:p>
          </table:table-cell>
          <table:table-cell table:formula="of:=[.A3782]*2*PI()/4096" office:value-type="float" office:value="5.79844737820772" calcext:value-type="float">
            <text:p>5.79844737820772</text:p>
          </table:table-cell>
          <table:table-cell table:formula="of:=INT(2048+2047*SIN([.B3782]))" office:value-type="float" office:value="1094" calcext:value-type="float">
            <text:p>1094</text:p>
          </table:table-cell>
          <table:table-cell table:formula="of:=INT(2048+2047*COS([.B3782]))" office:value-type="float" office:value="3859" calcext:value-type="float">
            <text:p>3859</text:p>
          </table:table-cell>
          <table:table-cell/>
        </table:table-row>
        <table:table-row table:style-name="ro1">
          <table:table-cell office:value-type="float" office:value="3781" calcext:value-type="float">
            <text:p>3781</text:p>
          </table:table-cell>
          <table:table-cell table:formula="of:=[.A3783]*2*PI()/4096" office:value-type="float" office:value="5.79998135899561" calcext:value-type="float">
            <text:p>5.79998135899561</text:p>
          </table:table-cell>
          <table:table-cell table:formula="of:=INT(2048+2047*SIN([.B3783]))" office:value-type="float" office:value="1096" calcext:value-type="float">
            <text:p>1096</text:p>
          </table:table-cell>
          <table:table-cell table:formula="of:=INT(2048+2047*COS([.B3783]))"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3782" calcext:value-type="float">
            <text:p>3782</text:p>
          </table:table-cell>
          <table:table-cell table:formula="of:=[.A3784]*2*PI()/4096" office:value-type="float" office:value="5.8015153397835" calcext:value-type="float">
            <text:p>5.8015153397835</text:p>
          </table:table-cell>
          <table:table-cell table:formula="of:=INT(2048+2047*SIN([.B3784]))" office:value-type="float" office:value="1099" calcext:value-type="float">
            <text:p>1099</text:p>
          </table:table-cell>
          <table:table-cell table:formula="of:=INT(2048+2047*COS([.B3784]))"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3783" calcext:value-type="float">
            <text:p>3783</text:p>
          </table:table-cell>
          <table:table-cell table:formula="of:=[.A3785]*2*PI()/4096" office:value-type="float" office:value="5.80304932057138" calcext:value-type="float">
            <text:p>5.80304932057138</text:p>
          </table:table-cell>
          <table:table-cell table:formula="of:=INT(2048+2047*SIN([.B3785]))" office:value-type="float" office:value="1102" calcext:value-type="float">
            <text:p>1102</text:p>
          </table:table-cell>
          <table:table-cell table:formula="of:=INT(2048+2047*COS([.B3785]))" office:value-type="float" office:value="3863" calcext:value-type="float">
            <text:p>3863</text:p>
          </table:table-cell>
          <table:table-cell/>
        </table:table-row>
        <table:table-row table:style-name="ro1">
          <table:table-cell office:value-type="float" office:value="3784" calcext:value-type="float">
            <text:p>3784</text:p>
          </table:table-cell>
          <table:table-cell table:formula="of:=[.A3786]*2*PI()/4096" office:value-type="float" office:value="5.80458330135927" calcext:value-type="float">
            <text:p>5.80458330135927</text:p>
          </table:table-cell>
          <table:table-cell table:formula="of:=INT(2048+2047*SIN([.B3786]))" office:value-type="float" office:value="1105" calcext:value-type="float">
            <text:p>1105</text:p>
          </table:table-cell>
          <table:table-cell table:formula="of:=INT(2048+2047*COS([.B3786]))" office:value-type="float" office:value="3864" calcext:value-type="float">
            <text:p>3864</text:p>
          </table:table-cell>
          <table:table-cell/>
        </table:table-row>
        <table:table-row table:style-name="ro1">
          <table:table-cell office:value-type="float" office:value="3785" calcext:value-type="float">
            <text:p>3785</text:p>
          </table:table-cell>
          <table:table-cell table:formula="of:=[.A3787]*2*PI()/4096" office:value-type="float" office:value="5.80611728214715" calcext:value-type="float">
            <text:p>5.80611728214715</text:p>
          </table:table-cell>
          <table:table-cell table:formula="of:=INT(2048+2047*SIN([.B3787]))" office:value-type="float" office:value="1108" calcext:value-type="float">
            <text:p>1108</text:p>
          </table:table-cell>
          <table:table-cell table:formula="of:=INT(2048+2047*COS([.B3787]))" office:value-type="float" office:value="3866" calcext:value-type="float">
            <text:p>3866</text:p>
          </table:table-cell>
          <table:table-cell/>
        </table:table-row>
        <table:table-row table:style-name="ro1">
          <table:table-cell office:value-type="float" office:value="3786" calcext:value-type="float">
            <text:p>3786</text:p>
          </table:table-cell>
          <table:table-cell table:formula="of:=[.A3788]*2*PI()/4096" office:value-type="float" office:value="5.80765126293504" calcext:value-type="float">
            <text:p>5.80765126293504</text:p>
          </table:table-cell>
          <table:table-cell table:formula="of:=INT(2048+2047*SIN([.B3788]))" office:value-type="float" office:value="1110" calcext:value-type="float">
            <text:p>1110</text:p>
          </table:table-cell>
          <table:table-cell table:formula="of:=INT(2048+2047*COS([.B3788]))" office:value-type="float" office:value="3867" calcext:value-type="float">
            <text:p>3867</text:p>
          </table:table-cell>
          <table:table-cell/>
        </table:table-row>
        <table:table-row table:style-name="ro1">
          <table:table-cell office:value-type="float" office:value="3787" calcext:value-type="float">
            <text:p>3787</text:p>
          </table:table-cell>
          <table:table-cell table:formula="of:=[.A3789]*2*PI()/4096" office:value-type="float" office:value="5.80918524372292" calcext:value-type="float">
            <text:p>5.80918524372292</text:p>
          </table:table-cell>
          <table:table-cell table:formula="of:=INT(2048+2047*SIN([.B3789]))" office:value-type="float" office:value="1113" calcext:value-type="float">
            <text:p>1113</text:p>
          </table:table-cell>
          <table:table-cell table:formula="of:=INT(2048+2047*COS([.B3789]))" office:value-type="float" office:value="3869" calcext:value-type="float">
            <text:p>3869</text:p>
          </table:table-cell>
          <table:table-cell/>
        </table:table-row>
        <table:table-row table:style-name="ro1">
          <table:table-cell office:value-type="float" office:value="3788" calcext:value-type="float">
            <text:p>3788</text:p>
          </table:table-cell>
          <table:table-cell table:formula="of:=[.A3790]*2*PI()/4096" office:value-type="float" office:value="5.81071922451081" calcext:value-type="float">
            <text:p>5.81071922451081</text:p>
          </table:table-cell>
          <table:table-cell table:formula="of:=INT(2048+2047*SIN([.B3790]))" office:value-type="float" office:value="1116" calcext:value-type="float">
            <text:p>1116</text:p>
          </table:table-cell>
          <table:table-cell table:formula="of:=INT(2048+2047*COS([.B3790]))" office:value-type="float" office:value="3870" calcext:value-type="float">
            <text:p>3870</text:p>
          </table:table-cell>
          <table:table-cell/>
        </table:table-row>
        <table:table-row table:style-name="ro1">
          <table:table-cell office:value-type="float" office:value="3789" calcext:value-type="float">
            <text:p>3789</text:p>
          </table:table-cell>
          <table:table-cell table:formula="of:=[.A3791]*2*PI()/4096" office:value-type="float" office:value="5.81225320529869" calcext:value-type="float">
            <text:p>5.81225320529869</text:p>
          </table:table-cell>
          <table:table-cell table:formula="of:=INT(2048+2047*SIN([.B3791]))" office:value-type="float" office:value="1119" calcext:value-type="float">
            <text:p>1119</text:p>
          </table:table-cell>
          <table:table-cell table:formula="of:=INT(2048+2047*COS([.B3791]))"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float" office:value="3790" calcext:value-type="float">
            <text:p>3790</text:p>
          </table:table-cell>
          <table:table-cell table:formula="of:=[.A3792]*2*PI()/4096" office:value-type="float" office:value="5.81378718608658" calcext:value-type="float">
            <text:p>5.81378718608658</text:p>
          </table:table-cell>
          <table:table-cell table:formula="of:=INT(2048+2047*SIN([.B3792]))" office:value-type="float" office:value="1122" calcext:value-type="float">
            <text:p>1122</text:p>
          </table:table-cell>
          <table:table-cell table:formula="of:=INT(2048+2047*COS([.B3792]))" office:value-type="float" office:value="3873" calcext:value-type="float">
            <text:p>3873</text:p>
          </table:table-cell>
          <table:table-cell/>
        </table:table-row>
        <table:table-row table:style-name="ro1">
          <table:table-cell office:value-type="float" office:value="3791" calcext:value-type="float">
            <text:p>3791</text:p>
          </table:table-cell>
          <table:table-cell table:formula="of:=[.A3793]*2*PI()/4096" office:value-type="float" office:value="5.81532116687447" calcext:value-type="float">
            <text:p>5.81532116687447</text:p>
          </table:table-cell>
          <table:table-cell table:formula="of:=INT(2048+2047*SIN([.B3793]))" office:value-type="float" office:value="1124" calcext:value-type="float">
            <text:p>1124</text:p>
          </table:table-cell>
          <table:table-cell table:formula="of:=INT(2048+2047*COS([.B3793]))" office:value-type="float" office:value="3875" calcext:value-type="float">
            <text:p>3875</text:p>
          </table:table-cell>
          <table:table-cell/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[.A3794]*2*PI()/4096" office:value-type="float" office:value="5.81685514766235" calcext:value-type="float">
            <text:p>5.81685514766235</text:p>
          </table:table-cell>
          <table:table-cell table:formula="of:=INT(2048+2047*SIN([.B3794]))" office:value-type="float" office:value="1127" calcext:value-type="float">
            <text:p>1127</text:p>
          </table:table-cell>
          <table:table-cell table:formula="of:=INT(2048+2047*COS([.B3794]))" office:value-type="float" office:value="3876" calcext:value-type="float">
            <text:p>3876</text:p>
          </table:table-cell>
          <table:table-cell/>
        </table:table-row>
        <table:table-row table:style-name="ro1">
          <table:table-cell office:value-type="float" office:value="3793" calcext:value-type="float">
            <text:p>3793</text:p>
          </table:table-cell>
          <table:table-cell table:formula="of:=[.A3795]*2*PI()/4096" office:value-type="float" office:value="5.81838912845024" calcext:value-type="float">
            <text:p>5.81838912845024</text:p>
          </table:table-cell>
          <table:table-cell table:formula="of:=INT(2048+2047*SIN([.B3795]))" office:value-type="float" office:value="1130" calcext:value-type="float">
            <text:p>1130</text:p>
          </table:table-cell>
          <table:table-cell table:formula="of:=INT(2048+2047*COS([.B3795]))" office:value-type="float" office:value="3877" calcext:value-type="float">
            <text:p>3877</text:p>
          </table:table-cell>
          <table:table-cell/>
        </table:table-row>
        <table:table-row table:style-name="ro1">
          <table:table-cell office:value-type="float" office:value="3794" calcext:value-type="float">
            <text:p>3794</text:p>
          </table:table-cell>
          <table:table-cell table:formula="of:=[.A3796]*2*PI()/4096" office:value-type="float" office:value="5.81992310923812" calcext:value-type="float">
            <text:p>5.81992310923812</text:p>
          </table:table-cell>
          <table:table-cell table:formula="of:=INT(2048+2047*SIN([.B3796]))" office:value-type="float" office:value="1133" calcext:value-type="float">
            <text:p>1133</text:p>
          </table:table-cell>
          <table:table-cell table:formula="of:=INT(2048+2047*COS([.B3796]))" office:value-type="float" office:value="3879" calcext:value-type="float">
            <text:p>3879</text:p>
          </table:table-cell>
          <table:table-cell/>
        </table:table-row>
        <table:table-row table:style-name="ro1">
          <table:table-cell office:value-type="float" office:value="3795" calcext:value-type="float">
            <text:p>3795</text:p>
          </table:table-cell>
          <table:table-cell table:formula="of:=[.A3797]*2*PI()/4096" office:value-type="float" office:value="5.82145709002601" calcext:value-type="float">
            <text:p>5.82145709002601</text:p>
          </table:table-cell>
          <table:table-cell table:formula="of:=INT(2048+2047*SIN([.B3797]))" office:value-type="float" office:value="1136" calcext:value-type="float">
            <text:p>1136</text:p>
          </table:table-cell>
          <table:table-cell table:formula="of:=INT(2048+2047*COS([.B3797]))" office:value-type="float" office:value="3880" calcext:value-type="float">
            <text:p>3880</text:p>
          </table:table-cell>
          <table:table-cell/>
        </table:table-row>
        <table:table-row table:style-name="ro1">
          <table:table-cell office:value-type="float" office:value="3796" calcext:value-type="float">
            <text:p>3796</text:p>
          </table:table-cell>
          <table:table-cell table:formula="of:=[.A3798]*2*PI()/4096" office:value-type="float" office:value="5.82299107081389" calcext:value-type="float">
            <text:p>5.82299107081389</text:p>
          </table:table-cell>
          <table:table-cell table:formula="of:=INT(2048+2047*SIN([.B3798]))" office:value-type="float" office:value="1138" calcext:value-type="float">
            <text:p>1138</text:p>
          </table:table-cell>
          <table:table-cell table:formula="of:=INT(2048+2047*COS([.B3798]))" office:value-type="float" office:value="3882" calcext:value-type="float">
            <text:p>3882</text:p>
          </table:table-cell>
          <table:table-cell/>
        </table:table-row>
        <table:table-row table:style-name="ro1">
          <table:table-cell office:value-type="float" office:value="3797" calcext:value-type="float">
            <text:p>3797</text:p>
          </table:table-cell>
          <table:table-cell table:formula="of:=[.A3799]*2*PI()/4096" office:value-type="float" office:value="5.82452505160178" calcext:value-type="float">
            <text:p>5.82452505160178</text:p>
          </table:table-cell>
          <table:table-cell table:formula="of:=INT(2048+2047*SIN([.B3799]))" office:value-type="float" office:value="1141" calcext:value-type="float">
            <text:p>1141</text:p>
          </table:table-cell>
          <table:table-cell table:formula="of:=INT(2048+2047*COS([.B3799]))"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3798" calcext:value-type="float">
            <text:p>3798</text:p>
          </table:table-cell>
          <table:table-cell table:formula="of:=[.A3800]*2*PI()/4096" office:value-type="float" office:value="5.82605903238967" calcext:value-type="float">
            <text:p>5.82605903238967</text:p>
          </table:table-cell>
          <table:table-cell table:formula="of:=INT(2048+2047*SIN([.B3800]))" office:value-type="float" office:value="1144" calcext:value-type="float">
            <text:p>1144</text:p>
          </table:table-cell>
          <table:table-cell table:formula="of:=INT(2048+2047*COS([.B3800]))" office:value-type="float" office:value="3884" calcext:value-type="float">
            <text:p>3884</text:p>
          </table:table-cell>
          <table:table-cell/>
        </table:table-row>
        <table:table-row table:style-name="ro1">
          <table:table-cell office:value-type="float" office:value="3799" calcext:value-type="float">
            <text:p>3799</text:p>
          </table:table-cell>
          <table:table-cell table:formula="of:=[.A3801]*2*PI()/4096" office:value-type="float" office:value="5.82759301317755" calcext:value-type="float">
            <text:p>5.82759301317755</text:p>
          </table:table-cell>
          <table:table-cell table:formula="of:=INT(2048+2047*SIN([.B3801]))" office:value-type="float" office:value="1147" calcext:value-type="float">
            <text:p>1147</text:p>
          </table:table-cell>
          <table:table-cell table:formula="of:=INT(2048+2047*COS([.B3801]))" office:value-type="float" office:value="3886" calcext:value-type="float">
            <text:p>3886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 table:formula="of:=[.A3802]*2*PI()/4096" office:value-type="float" office:value="5.82912699396544" calcext:value-type="float">
            <text:p>5.82912699396544</text:p>
          </table:table-cell>
          <table:table-cell table:formula="of:=INT(2048+2047*SIN([.B3802]))" office:value-type="float" office:value="1150" calcext:value-type="float">
            <text:p>1150</text:p>
          </table:table-cell>
          <table:table-cell table:formula="of:=INT(2048+2047*COS([.B3802]))" office:value-type="float" office:value="3887" calcext:value-type="float">
            <text:p>3887</text:p>
          </table:table-cell>
          <table:table-cell/>
        </table:table-row>
        <table:table-row table:style-name="ro1">
          <table:table-cell office:value-type="float" office:value="3801" calcext:value-type="float">
            <text:p>3801</text:p>
          </table:table-cell>
          <table:table-cell table:formula="of:=[.A3803]*2*PI()/4096" office:value-type="float" office:value="5.83066097475332" calcext:value-type="float">
            <text:p>5.83066097475332</text:p>
          </table:table-cell>
          <table:table-cell table:formula="of:=INT(2048+2047*SIN([.B3803]))" office:value-type="float" office:value="1152" calcext:value-type="float">
            <text:p>1152</text:p>
          </table:table-cell>
          <table:table-cell table:formula="of:=INT(2048+2047*COS([.B3803]))" office:value-type="float" office:value="3888" calcext:value-type="float">
            <text:p>3888</text:p>
          </table:table-cell>
          <table:table-cell/>
        </table:table-row>
        <table:table-row table:style-name="ro1">
          <table:table-cell office:value-type="float" office:value="3802" calcext:value-type="float">
            <text:p>3802</text:p>
          </table:table-cell>
          <table:table-cell table:formula="of:=[.A3804]*2*PI()/4096" office:value-type="float" office:value="5.83219495554121" calcext:value-type="float">
            <text:p>5.83219495554121</text:p>
          </table:table-cell>
          <table:table-cell table:formula="of:=INT(2048+2047*SIN([.B3804]))" office:value-type="float" office:value="1155" calcext:value-type="float">
            <text:p>1155</text:p>
          </table:table-cell>
          <table:table-cell table:formula="of:=INT(2048+2047*COS([.B3804]))" office:value-type="float" office:value="3890" calcext:value-type="float">
            <text:p>3890</text:p>
          </table:table-cell>
          <table:table-cell/>
        </table:table-row>
        <table:table-row table:style-name="ro1">
          <table:table-cell office:value-type="float" office:value="3803" calcext:value-type="float">
            <text:p>3803</text:p>
          </table:table-cell>
          <table:table-cell table:formula="of:=[.A3805]*2*PI()/4096" office:value-type="float" office:value="5.83372893632909" calcext:value-type="float">
            <text:p>5.83372893632909</text:p>
          </table:table-cell>
          <table:table-cell table:formula="of:=INT(2048+2047*SIN([.B3805]))" office:value-type="float" office:value="1158" calcext:value-type="float">
            <text:p>1158</text:p>
          </table:table-cell>
          <table:table-cell table:formula="of:=INT(2048+2047*COS([.B3805]))" office:value-type="float" office:value="3891" calcext:value-type="float">
            <text:p>3891</text:p>
          </table:table-cell>
          <table:table-cell/>
        </table:table-row>
        <table:table-row table:style-name="ro1">
          <table:table-cell office:value-type="float" office:value="3804" calcext:value-type="float">
            <text:p>3804</text:p>
          </table:table-cell>
          <table:table-cell table:formula="of:=[.A3806]*2*PI()/4096" office:value-type="float" office:value="5.83526291711698" calcext:value-type="float">
            <text:p>5.83526291711698</text:p>
          </table:table-cell>
          <table:table-cell table:formula="of:=INT(2048+2047*SIN([.B3806]))" office:value-type="float" office:value="1161" calcext:value-type="float">
            <text:p>1161</text:p>
          </table:table-cell>
          <table:table-cell table:formula="of:=INT(2048+2047*COS([.B3806]))"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3805" calcext:value-type="float">
            <text:p>3805</text:p>
          </table:table-cell>
          <table:table-cell table:formula="of:=[.A3807]*2*PI()/4096" office:value-type="float" office:value="5.83679689790487" calcext:value-type="float">
            <text:p>5.83679689790487</text:p>
          </table:table-cell>
          <table:table-cell table:formula="of:=INT(2048+2047*SIN([.B3807]))" office:value-type="float" office:value="1164" calcext:value-type="float">
            <text:p>1164</text:p>
          </table:table-cell>
          <table:table-cell table:formula="of:=INT(2048+2047*COS([.B3807]))" office:value-type="float" office:value="3894" calcext:value-type="float">
            <text:p>3894</text:p>
          </table:table-cell>
          <table:table-cell/>
        </table:table-row>
        <table:table-row table:style-name="ro1">
          <table:table-cell office:value-type="float" office:value="3806" calcext:value-type="float">
            <text:p>3806</text:p>
          </table:table-cell>
          <table:table-cell table:formula="of:=[.A3808]*2*PI()/4096" office:value-type="float" office:value="5.83833087869275" calcext:value-type="float">
            <text:p>5.83833087869275</text:p>
          </table:table-cell>
          <table:table-cell table:formula="of:=INT(2048+2047*SIN([.B3808]))" office:value-type="float" office:value="1167" calcext:value-type="float">
            <text:p>1167</text:p>
          </table:table-cell>
          <table:table-cell table:formula="of:=INT(2048+2047*COS([.B3808]))"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float" office:value="3807" calcext:value-type="float">
            <text:p>3807</text:p>
          </table:table-cell>
          <table:table-cell table:formula="of:=[.A3809]*2*PI()/4096" office:value-type="float" office:value="5.83986485948064" calcext:value-type="float">
            <text:p>5.83986485948064</text:p>
          </table:table-cell>
          <table:table-cell table:formula="of:=INT(2048+2047*SIN([.B3809]))" office:value-type="float" office:value="1169" calcext:value-type="float">
            <text:p>1169</text:p>
          </table:table-cell>
          <table:table-cell table:formula="of:=INT(2048+2047*COS([.B3809]))" office:value-type="float" office:value="3897" calcext:value-type="float">
            <text:p>3897</text:p>
          </table:table-cell>
          <table:table-cell/>
        </table:table-row>
        <table:table-row table:style-name="ro1">
          <table:table-cell office:value-type="float" office:value="3808" calcext:value-type="float">
            <text:p>3808</text:p>
          </table:table-cell>
          <table:table-cell table:formula="of:=[.A3810]*2*PI()/4096" office:value-type="float" office:value="5.84139884026852" calcext:value-type="float">
            <text:p>5.84139884026852</text:p>
          </table:table-cell>
          <table:table-cell table:formula="of:=INT(2048+2047*SIN([.B3810]))" office:value-type="float" office:value="1172" calcext:value-type="float">
            <text:p>1172</text:p>
          </table:table-cell>
          <table:table-cell table:formula="of:=INT(2048+2047*COS([.B3810]))"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float" office:value="3809" calcext:value-type="float">
            <text:p>3809</text:p>
          </table:table-cell>
          <table:table-cell table:formula="of:=[.A3811]*2*PI()/4096" office:value-type="float" office:value="5.84293282105641" calcext:value-type="float">
            <text:p>5.84293282105641</text:p>
          </table:table-cell>
          <table:table-cell table:formula="of:=INT(2048+2047*SIN([.B3811]))" office:value-type="float" office:value="1175" calcext:value-type="float">
            <text:p>1175</text:p>
          </table:table-cell>
          <table:table-cell table:formula="of:=INT(2048+2047*COS([.B3811]))" office:value-type="float" office:value="3899" calcext:value-type="float">
            <text:p>3899</text:p>
          </table:table-cell>
          <table:table-cell/>
        </table:table-row>
        <table:table-row table:style-name="ro1">
          <table:table-cell office:value-type="float" office:value="3810" calcext:value-type="float">
            <text:p>3810</text:p>
          </table:table-cell>
          <table:table-cell table:formula="of:=[.A3812]*2*PI()/4096" office:value-type="float" office:value="5.84446680184429" calcext:value-type="float">
            <text:p>5.84446680184429</text:p>
          </table:table-cell>
          <table:table-cell table:formula="of:=INT(2048+2047*SIN([.B3812]))" office:value-type="float" office:value="1178" calcext:value-type="float">
            <text:p>1178</text:p>
          </table:table-cell>
          <table:table-cell table:formula="of:=INT(2048+2047*COS([.B3812]))" office:value-type="float" office:value="3901" calcext:value-type="float">
            <text:p>3901</text:p>
          </table:table-cell>
          <table:table-cell/>
        </table:table-row>
        <table:table-row table:style-name="ro1">
          <table:table-cell office:value-type="float" office:value="3811" calcext:value-type="float">
            <text:p>3811</text:p>
          </table:table-cell>
          <table:table-cell table:formula="of:=[.A3813]*2*PI()/4096" office:value-type="float" office:value="5.84600078263218" calcext:value-type="float">
            <text:p>5.84600078263218</text:p>
          </table:table-cell>
          <table:table-cell table:formula="of:=INT(2048+2047*SIN([.B3813]))" office:value-type="float" office:value="1181" calcext:value-type="float">
            <text:p>1181</text:p>
          </table:table-cell>
          <table:table-cell table:formula="of:=INT(2048+2047*COS([.B3813]))" office:value-type="float" office:value="3902" calcext:value-type="float">
            <text:p>3902</text:p>
          </table:table-cell>
          <table:table-cell/>
        </table:table-row>
        <table:table-row table:style-name="ro1">
          <table:table-cell office:value-type="float" office:value="3812" calcext:value-type="float">
            <text:p>3812</text:p>
          </table:table-cell>
          <table:table-cell table:formula="of:=[.A3814]*2*PI()/4096" office:value-type="float" office:value="5.84753476342006" calcext:value-type="float">
            <text:p>5.84753476342006</text:p>
          </table:table-cell>
          <table:table-cell table:formula="of:=INT(2048+2047*SIN([.B3814]))" office:value-type="float" office:value="1184" calcext:value-type="float">
            <text:p>1184</text:p>
          </table:table-cell>
          <table:table-cell table:formula="of:=INT(2048+2047*COS([.B3814]))"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float" office:value="3813" calcext:value-type="float">
            <text:p>3813</text:p>
          </table:table-cell>
          <table:table-cell table:formula="of:=[.A3815]*2*PI()/4096" office:value-type="float" office:value="5.84906874420795" calcext:value-type="float">
            <text:p>5.84906874420795</text:p>
          </table:table-cell>
          <table:table-cell table:formula="of:=INT(2048+2047*SIN([.B3815]))" office:value-type="float" office:value="1187" calcext:value-type="float">
            <text:p>1187</text:p>
          </table:table-cell>
          <table:table-cell table:formula="of:=INT(2048+2047*COS([.B3815]))" office:value-type="float" office:value="3905" calcext:value-type="float">
            <text:p>3905</text:p>
          </table:table-cell>
          <table:table-cell/>
        </table:table-row>
        <table:table-row table:style-name="ro1">
          <table:table-cell office:value-type="float" office:value="3814" calcext:value-type="float">
            <text:p>3814</text:p>
          </table:table-cell>
          <table:table-cell table:formula="of:=[.A3816]*2*PI()/4096" office:value-type="float" office:value="5.85060272499584" calcext:value-type="float">
            <text:p>5.85060272499584</text:p>
          </table:table-cell>
          <table:table-cell table:formula="of:=INT(2048+2047*SIN([.B3816]))" office:value-type="float" office:value="1189" calcext:value-type="float">
            <text:p>1189</text:p>
          </table:table-cell>
          <table:table-cell table:formula="of:=INT(2048+2047*COS([.B3816]))" office:value-type="float" office:value="3906" calcext:value-type="float">
            <text:p>3906</text:p>
          </table:table-cell>
          <table:table-cell/>
        </table:table-row>
        <table:table-row table:style-name="ro1">
          <table:table-cell office:value-type="float" office:value="3815" calcext:value-type="float">
            <text:p>3815</text:p>
          </table:table-cell>
          <table:table-cell table:formula="of:=[.A3817]*2*PI()/4096" office:value-type="float" office:value="5.85213670578372" calcext:value-type="float">
            <text:p>5.85213670578372</text:p>
          </table:table-cell>
          <table:table-cell table:formula="of:=INT(2048+2047*SIN([.B3817]))" office:value-type="float" office:value="1192" calcext:value-type="float">
            <text:p>1192</text:p>
          </table:table-cell>
          <table:table-cell table:formula="of:=INT(2048+2047*COS([.B3817]))"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3816" calcext:value-type="float">
            <text:p>3816</text:p>
          </table:table-cell>
          <table:table-cell table:formula="of:=[.A3818]*2*PI()/4096" office:value-type="float" office:value="5.85367068657161" calcext:value-type="float">
            <text:p>5.85367068657161</text:p>
          </table:table-cell>
          <table:table-cell table:formula="of:=INT(2048+2047*SIN([.B3818]))" office:value-type="float" office:value="1195" calcext:value-type="float">
            <text:p>1195</text:p>
          </table:table-cell>
          <table:table-cell table:formula="of:=INT(2048+2047*COS([.B3818]))" office:value-type="float" office:value="3909" calcext:value-type="float">
            <text:p>3909</text:p>
          </table:table-cell>
          <table:table-cell/>
        </table:table-row>
        <table:table-row table:style-name="ro1">
          <table:table-cell office:value-type="float" office:value="3817" calcext:value-type="float">
            <text:p>3817</text:p>
          </table:table-cell>
          <table:table-cell table:formula="of:=[.A3819]*2*PI()/4096" office:value-type="float" office:value="5.85520466735949" calcext:value-type="float">
            <text:p>5.85520466735949</text:p>
          </table:table-cell>
          <table:table-cell table:formula="of:=INT(2048+2047*SIN([.B3819]))" office:value-type="float" office:value="1198" calcext:value-type="float">
            <text:p>1198</text:p>
          </table:table-cell>
          <table:table-cell table:formula="of:=INT(2048+2047*COS([.B3819]))"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3818" calcext:value-type="float">
            <text:p>3818</text:p>
          </table:table-cell>
          <table:table-cell table:formula="of:=[.A3820]*2*PI()/4096" office:value-type="float" office:value="5.85673864814738" calcext:value-type="float">
            <text:p>5.85673864814738</text:p>
          </table:table-cell>
          <table:table-cell table:formula="of:=INT(2048+2047*SIN([.B3820]))" office:value-type="float" office:value="1201" calcext:value-type="float">
            <text:p>1201</text:p>
          </table:table-cell>
          <table:table-cell table:formula="of:=INT(2048+2047*COS([.B3820]))" office:value-type="float" office:value="3911" calcext:value-type="float">
            <text:p>3911</text:p>
          </table:table-cell>
          <table:table-cell/>
        </table:table-row>
        <table:table-row table:style-name="ro1">
          <table:table-cell office:value-type="float" office:value="3819" calcext:value-type="float">
            <text:p>3819</text:p>
          </table:table-cell>
          <table:table-cell table:formula="of:=[.A3821]*2*PI()/4096" office:value-type="float" office:value="5.85827262893526" calcext:value-type="float">
            <text:p>5.85827262893526</text:p>
          </table:table-cell>
          <table:table-cell table:formula="of:=INT(2048+2047*SIN([.B3821]))" office:value-type="float" office:value="1204" calcext:value-type="float">
            <text:p>1204</text:p>
          </table:table-cell>
          <table:table-cell table:formula="of:=INT(2048+2047*COS([.B3821]))" office:value-type="float" office:value="3912" calcext:value-type="float">
            <text:p>3912</text:p>
          </table:table-cell>
          <table:table-cell/>
        </table:table-row>
        <table:table-row table:style-name="ro1">
          <table:table-cell office:value-type="float" office:value="3820" calcext:value-type="float">
            <text:p>3820</text:p>
          </table:table-cell>
          <table:table-cell table:formula="of:=[.A3822]*2*PI()/4096" office:value-type="float" office:value="5.85980660972315" calcext:value-type="float">
            <text:p>5.85980660972315</text:p>
          </table:table-cell>
          <table:table-cell table:formula="of:=INT(2048+2047*SIN([.B3822]))" office:value-type="float" office:value="1207" calcext:value-type="float">
            <text:p>1207</text:p>
          </table:table-cell>
          <table:table-cell table:formula="of:=INT(2048+2047*COS([.B3822]))" office:value-type="float" office:value="3914" calcext:value-type="float">
            <text:p>3914</text:p>
          </table:table-cell>
          <table:table-cell/>
        </table:table-row>
        <table:table-row table:style-name="ro1">
          <table:table-cell office:value-type="float" office:value="3821" calcext:value-type="float">
            <text:p>3821</text:p>
          </table:table-cell>
          <table:table-cell table:formula="of:=[.A3823]*2*PI()/4096" office:value-type="float" office:value="5.86134059051104" calcext:value-type="float">
            <text:p>5.86134059051104</text:p>
          </table:table-cell>
          <table:table-cell table:formula="of:=INT(2048+2047*SIN([.B3823]))" office:value-type="float" office:value="1209" calcext:value-type="float">
            <text:p>1209</text:p>
          </table:table-cell>
          <table:table-cell table:formula="of:=INT(2048+2047*COS([.B3823]))" office:value-type="float" office:value="3915" calcext:value-type="float">
            <text:p>3915</text:p>
          </table:table-cell>
          <table:table-cell/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[.A3824]*2*PI()/4096" office:value-type="float" office:value="5.86287457129892" calcext:value-type="float">
            <text:p>5.86287457129892</text:p>
          </table:table-cell>
          <table:table-cell table:formula="of:=INT(2048+2047*SIN([.B3824]))" office:value-type="float" office:value="1212" calcext:value-type="float">
            <text:p>1212</text:p>
          </table:table-cell>
          <table:table-cell table:formula="of:=INT(2048+2047*COS([.B3824]))"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float" office:value="3823" calcext:value-type="float">
            <text:p>3823</text:p>
          </table:table-cell>
          <table:table-cell table:formula="of:=[.A3825]*2*PI()/4096" office:value-type="float" office:value="5.86440855208681" calcext:value-type="float">
            <text:p>5.86440855208681</text:p>
          </table:table-cell>
          <table:table-cell table:formula="of:=INT(2048+2047*SIN([.B3825]))" office:value-type="float" office:value="1215" calcext:value-type="float">
            <text:p>1215</text:p>
          </table:table-cell>
          <table:table-cell table:formula="of:=INT(2048+2047*COS([.B3825]))" office:value-type="float" office:value="3918" calcext:value-type="float">
            <text:p>3918</text:p>
          </table:table-cell>
          <table:table-cell/>
        </table:table-row>
        <table:table-row table:style-name="ro1">
          <table:table-cell office:value-type="float" office:value="3824" calcext:value-type="float">
            <text:p>3824</text:p>
          </table:table-cell>
          <table:table-cell table:formula="of:=[.A3826]*2*PI()/4096" office:value-type="float" office:value="5.86594253287469" calcext:value-type="float">
            <text:p>5.86594253287469</text:p>
          </table:table-cell>
          <table:table-cell table:formula="of:=INT(2048+2047*SIN([.B3826]))" office:value-type="float" office:value="1218" calcext:value-type="float">
            <text:p>1218</text:p>
          </table:table-cell>
          <table:table-cell table:formula="of:=INT(2048+2047*COS([.B3826]))" office:value-type="float" office:value="3919" calcext:value-type="float">
            <text:p>3919</text:p>
          </table:table-cell>
          <table:table-cell/>
        </table:table-row>
        <table:table-row table:style-name="ro1">
          <table:table-cell office:value-type="float" office:value="3825" calcext:value-type="float">
            <text:p>3825</text:p>
          </table:table-cell>
          <table:table-cell table:formula="of:=[.A3827]*2*PI()/4096" office:value-type="float" office:value="5.86747651366258" calcext:value-type="float">
            <text:p>5.86747651366258</text:p>
          </table:table-cell>
          <table:table-cell table:formula="of:=INT(2048+2047*SIN([.B3827]))" office:value-type="float" office:value="1221" calcext:value-type="float">
            <text:p>1221</text:p>
          </table:table-cell>
          <table:table-cell table:formula="of:=INT(2048+2047*COS([.B3827]))"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float" office:value="3826" calcext:value-type="float">
            <text:p>3826</text:p>
          </table:table-cell>
          <table:table-cell table:formula="of:=[.A3828]*2*PI()/4096" office:value-type="float" office:value="5.86901049445046" calcext:value-type="float">
            <text:p>5.86901049445046</text:p>
          </table:table-cell>
          <table:table-cell table:formula="of:=INT(2048+2047*SIN([.B3828]))" office:value-type="float" office:value="1224" calcext:value-type="float">
            <text:p>1224</text:p>
          </table:table-cell>
          <table:table-cell table:formula="of:=INT(2048+2047*COS([.B3828]))" office:value-type="float" office:value="3921" calcext:value-type="float">
            <text:p>3921</text:p>
          </table:table-cell>
          <table:table-cell/>
        </table:table-row>
        <table:table-row table:style-name="ro1">
          <table:table-cell office:value-type="float" office:value="3827" calcext:value-type="float">
            <text:p>3827</text:p>
          </table:table-cell>
          <table:table-cell table:formula="of:=[.A3829]*2*PI()/4096" office:value-type="float" office:value="5.87054447523835" calcext:value-type="float">
            <text:p>5.87054447523835</text:p>
          </table:table-cell>
          <table:table-cell table:formula="of:=INT(2048+2047*SIN([.B3829]))" office:value-type="float" office:value="1227" calcext:value-type="float">
            <text:p>1227</text:p>
          </table:table-cell>
          <table:table-cell table:formula="of:=INT(2048+2047*COS([.B3829]))" office:value-type="float" office:value="3923" calcext:value-type="float">
            <text:p>3923</text:p>
          </table:table-cell>
          <table:table-cell/>
        </table:table-row>
        <table:table-row table:style-name="ro1">
          <table:table-cell office:value-type="float" office:value="3828" calcext:value-type="float">
            <text:p>3828</text:p>
          </table:table-cell>
          <table:table-cell table:formula="of:=[.A3830]*2*PI()/4096" office:value-type="float" office:value="5.87207845602624" calcext:value-type="float">
            <text:p>5.87207845602624</text:p>
          </table:table-cell>
          <table:table-cell table:formula="of:=INT(2048+2047*SIN([.B3830]))" office:value-type="float" office:value="1229" calcext:value-type="float">
            <text:p>1229</text:p>
          </table:table-cell>
          <table:table-cell table:formula="of:=INT(2048+2047*COS([.B3830]))" office:value-type="float" office:value="3924" calcext:value-type="float">
            <text:p>3924</text:p>
          </table:table-cell>
          <table:table-cell/>
        </table:table-row>
        <table:table-row table:style-name="ro1">
          <table:table-cell office:value-type="float" office:value="3829" calcext:value-type="float">
            <text:p>3829</text:p>
          </table:table-cell>
          <table:table-cell table:formula="of:=[.A3831]*2*PI()/4096" office:value-type="float" office:value="5.87361243681412" calcext:value-type="float">
            <text:p>5.87361243681412</text:p>
          </table:table-cell>
          <table:table-cell table:formula="of:=INT(2048+2047*SIN([.B3831]))" office:value-type="float" office:value="1232" calcext:value-type="float">
            <text:p>1232</text:p>
          </table:table-cell>
          <table:table-cell table:formula="of:=INT(2048+2047*COS([.B3831]))" office:value-type="float" office:value="3925" calcext:value-type="float">
            <text:p>3925</text:p>
          </table:table-cell>
          <table:table-cell/>
        </table:table-row>
        <table:table-row table:style-name="ro1">
          <table:table-cell office:value-type="float" office:value="3830" calcext:value-type="float">
            <text:p>3830</text:p>
          </table:table-cell>
          <table:table-cell table:formula="of:=[.A3832]*2*PI()/4096" office:value-type="float" office:value="5.87514641760201" calcext:value-type="float">
            <text:p>5.87514641760201</text:p>
          </table:table-cell>
          <table:table-cell table:formula="of:=INT(2048+2047*SIN([.B3832]))" office:value-type="float" office:value="1235" calcext:value-type="float">
            <text:p>1235</text:p>
          </table:table-cell>
          <table:table-cell table:formula="of:=INT(2048+2047*COS([.B3832]))" office:value-type="float" office:value="3926" calcext:value-type="float">
            <text:p>3926</text:p>
          </table:table-cell>
          <table:table-cell/>
        </table:table-row>
        <table:table-row table:style-name="ro1">
          <table:table-cell office:value-type="float" office:value="3831" calcext:value-type="float">
            <text:p>3831</text:p>
          </table:table-cell>
          <table:table-cell table:formula="of:=[.A3833]*2*PI()/4096" office:value-type="float" office:value="5.87668039838989" calcext:value-type="float">
            <text:p>5.87668039838989</text:p>
          </table:table-cell>
          <table:table-cell table:formula="of:=INT(2048+2047*SIN([.B3833]))" office:value-type="float" office:value="1238" calcext:value-type="float">
            <text:p>1238</text:p>
          </table:table-cell>
          <table:table-cell table:formula="of:=INT(2048+2047*COS([.B3833]))" office:value-type="float" office:value="3928" calcext:value-type="float">
            <text:p>3928</text:p>
          </table:table-cell>
          <table:table-cell/>
        </table:table-row>
        <table:table-row table:style-name="ro1">
          <table:table-cell office:value-type="float" office:value="3832" calcext:value-type="float">
            <text:p>3832</text:p>
          </table:table-cell>
          <table:table-cell table:formula="of:=[.A3834]*2*PI()/4096" office:value-type="float" office:value="5.87821437917778" calcext:value-type="float">
            <text:p>5.87821437917778</text:p>
          </table:table-cell>
          <table:table-cell table:formula="of:=INT(2048+2047*SIN([.B3834]))" office:value-type="float" office:value="1241" calcext:value-type="float">
            <text:p>1241</text:p>
          </table:table-cell>
          <table:table-cell table:formula="of:=INT(2048+2047*COS([.B3834]))" office:value-type="float" office:value="3929" calcext:value-type="float">
            <text:p>3929</text:p>
          </table:table-cell>
          <table:table-cell/>
        </table:table-row>
        <table:table-row table:style-name="ro1">
          <table:table-cell office:value-type="float" office:value="3833" calcext:value-type="float">
            <text:p>3833</text:p>
          </table:table-cell>
          <table:table-cell table:formula="of:=[.A3835]*2*PI()/4096" office:value-type="float" office:value="5.87974835996566" calcext:value-type="float">
            <text:p>5.87974835996566</text:p>
          </table:table-cell>
          <table:table-cell table:formula="of:=INT(2048+2047*SIN([.B3835]))" office:value-type="float" office:value="1244" calcext:value-type="float">
            <text:p>1244</text:p>
          </table:table-cell>
          <table:table-cell table:formula="of:=INT(2048+2047*COS([.B3835]))" office:value-type="float" office:value="3930" calcext:value-type="float">
            <text:p>3930</text:p>
          </table:table-cell>
          <table:table-cell/>
        </table:table-row>
        <table:table-row table:style-name="ro1">
          <table:table-cell office:value-type="float" office:value="3834" calcext:value-type="float">
            <text:p>3834</text:p>
          </table:table-cell>
          <table:table-cell table:formula="of:=[.A3836]*2*PI()/4096" office:value-type="float" office:value="5.88128234075355" calcext:value-type="float">
            <text:p>5.88128234075355</text:p>
          </table:table-cell>
          <table:table-cell table:formula="of:=INT(2048+2047*SIN([.B3836]))" office:value-type="float" office:value="1247" calcext:value-type="float">
            <text:p>1247</text:p>
          </table:table-cell>
          <table:table-cell table:formula="of:=INT(2048+2047*COS([.B3836]))"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3835" calcext:value-type="float">
            <text:p>3835</text:p>
          </table:table-cell>
          <table:table-cell table:formula="of:=[.A3837]*2*PI()/4096" office:value-type="float" office:value="5.88281632154143" calcext:value-type="float">
            <text:p>5.88281632154143</text:p>
          </table:table-cell>
          <table:table-cell table:formula="of:=INT(2048+2047*SIN([.B3837]))" office:value-type="float" office:value="1250" calcext:value-type="float">
            <text:p>1250</text:p>
          </table:table-cell>
          <table:table-cell table:formula="of:=INT(2048+2047*COS([.B3837]))" office:value-type="float" office:value="3933" calcext:value-type="float">
            <text:p>3933</text:p>
          </table:table-cell>
          <table:table-cell/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[.A3838]*2*PI()/4096" office:value-type="float" office:value="5.88435030232932" calcext:value-type="float">
            <text:p>5.88435030232932</text:p>
          </table:table-cell>
          <table:table-cell table:formula="of:=INT(2048+2047*SIN([.B3838]))" office:value-type="float" office:value="1253" calcext:value-type="float">
            <text:p>1253</text:p>
          </table:table-cell>
          <table:table-cell table:formula="of:=INT(2048+2047*COS([.B3838]))"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3837" calcext:value-type="float">
            <text:p>3837</text:p>
          </table:table-cell>
          <table:table-cell table:formula="of:=[.A3839]*2*PI()/4096" office:value-type="float" office:value="5.88588428311721" calcext:value-type="float">
            <text:p>5.88588428311721</text:p>
          </table:table-cell>
          <table:table-cell table:formula="of:=INT(2048+2047*SIN([.B3839]))" office:value-type="float" office:value="1255" calcext:value-type="float">
            <text:p>1255</text:p>
          </table:table-cell>
          <table:table-cell table:formula="of:=INT(2048+2047*COS([.B3839]))"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float" office:value="3838" calcext:value-type="float">
            <text:p>3838</text:p>
          </table:table-cell>
          <table:table-cell table:formula="of:=[.A3840]*2*PI()/4096" office:value-type="float" office:value="5.88741826390509" calcext:value-type="float">
            <text:p>5.88741826390509</text:p>
          </table:table-cell>
          <table:table-cell table:formula="of:=INT(2048+2047*SIN([.B3840]))" office:value-type="float" office:value="1258" calcext:value-type="float">
            <text:p>1258</text:p>
          </table:table-cell>
          <table:table-cell table:formula="of:=INT(2048+2047*COS([.B3840]))" office:value-type="float" office:value="3936" calcext:value-type="float">
            <text:p>3936</text:p>
          </table:table-cell>
          <table:table-cell/>
        </table:table-row>
        <table:table-row table:style-name="ro1">
          <table:table-cell office:value-type="float" office:value="3839" calcext:value-type="float">
            <text:p>3839</text:p>
          </table:table-cell>
          <table:table-cell table:formula="of:=[.A3841]*2*PI()/4096" office:value-type="float" office:value="5.88895224469298" calcext:value-type="float">
            <text:p>5.88895224469298</text:p>
          </table:table-cell>
          <table:table-cell table:formula="of:=INT(2048+2047*SIN([.B3841]))" office:value-type="float" office:value="1261" calcext:value-type="float">
            <text:p>1261</text:p>
          </table:table-cell>
          <table:table-cell table:formula="of:=INT(2048+2047*COS([.B3841]))" office:value-type="float" office:value="3937" calcext:value-type="float">
            <text:p>3937</text:p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[.A3842]*2*PI()/4096" office:value-type="float" office:value="5.89048622548086" calcext:value-type="float">
            <text:p>5.89048622548086</text:p>
          </table:table-cell>
          <table:table-cell table:formula="of:=INT(2048+2047*SIN([.B3842]))" office:value-type="float" office:value="1264" calcext:value-type="float">
            <text:p>1264</text:p>
          </table:table-cell>
          <table:table-cell table:formula="of:=INT(2048+2047*COS([.B3842]))" office:value-type="float" office:value="3939" calcext:value-type="float">
            <text:p>3939</text:p>
          </table:table-cell>
          <table:table-cell/>
        </table:table-row>
        <table:table-row table:style-name="ro1">
          <table:table-cell office:value-type="float" office:value="3841" calcext:value-type="float">
            <text:p>3841</text:p>
          </table:table-cell>
          <table:table-cell table:formula="of:=[.A3843]*2*PI()/4096" office:value-type="float" office:value="5.89202020626875" calcext:value-type="float">
            <text:p>5.89202020626875</text:p>
          </table:table-cell>
          <table:table-cell table:formula="of:=INT(2048+2047*SIN([.B3843]))" office:value-type="float" office:value="1267" calcext:value-type="float">
            <text:p>1267</text:p>
          </table:table-cell>
          <table:table-cell table:formula="of:=INT(2048+2047*COS([.B3843]))" office:value-type="float" office:value="3940" calcext:value-type="float">
            <text:p>3940</text:p>
          </table:table-cell>
          <table:table-cell/>
        </table:table-row>
        <table:table-row table:style-name="ro1">
          <table:table-cell office:value-type="float" office:value="3842" calcext:value-type="float">
            <text:p>3842</text:p>
          </table:table-cell>
          <table:table-cell table:formula="of:=[.A3844]*2*PI()/4096" office:value-type="float" office:value="5.89355418705663" calcext:value-type="float">
            <text:p>5.89355418705663</text:p>
          </table:table-cell>
          <table:table-cell table:formula="of:=INT(2048+2047*SIN([.B3844]))" office:value-type="float" office:value="1270" calcext:value-type="float">
            <text:p>1270</text:p>
          </table:table-cell>
          <table:table-cell table:formula="of:=INT(2048+2047*COS([.B3844]))" office:value-type="float" office:value="3941" calcext:value-type="float">
            <text:p>3941</text:p>
          </table:table-cell>
          <table:table-cell/>
        </table:table-row>
        <table:table-row table:style-name="ro1">
          <table:table-cell office:value-type="float" office:value="3843" calcext:value-type="float">
            <text:p>3843</text:p>
          </table:table-cell>
          <table:table-cell table:formula="of:=[.A3845]*2*PI()/4096" office:value-type="float" office:value="5.89508816784452" calcext:value-type="float">
            <text:p>5.89508816784452</text:p>
          </table:table-cell>
          <table:table-cell table:formula="of:=INT(2048+2047*SIN([.B3845]))" office:value-type="float" office:value="1273" calcext:value-type="float">
            <text:p>1273</text:p>
          </table:table-cell>
          <table:table-cell table:formula="of:=INT(2048+2047*COS([.B3845]))" office:value-type="float" office:value="3942" calcext:value-type="float">
            <text:p>3942</text:p>
          </table:table-cell>
          <table:table-cell/>
        </table:table-row>
        <table:table-row table:style-name="ro1">
          <table:table-cell office:value-type="float" office:value="3844" calcext:value-type="float">
            <text:p>3844</text:p>
          </table:table-cell>
          <table:table-cell table:formula="of:=[.A3846]*2*PI()/4096" office:value-type="float" office:value="5.89662214863241" calcext:value-type="float">
            <text:p>5.89662214863241</text:p>
          </table:table-cell>
          <table:table-cell table:formula="of:=INT(2048+2047*SIN([.B3846]))" office:value-type="float" office:value="1276" calcext:value-type="float">
            <text:p>1276</text:p>
          </table:table-cell>
          <table:table-cell table:formula="of:=INT(2048+2047*COS([.B3846]))" office:value-type="float" office:value="3943" calcext:value-type="float">
            <text:p>3943</text:p>
          </table:table-cell>
          <table:table-cell/>
        </table:table-row>
        <table:table-row table:style-name="ro1">
          <table:table-cell office:value-type="float" office:value="3845" calcext:value-type="float">
            <text:p>3845</text:p>
          </table:table-cell>
          <table:table-cell table:formula="of:=[.A3847]*2*PI()/4096" office:value-type="float" office:value="5.89815612942029" calcext:value-type="float">
            <text:p>5.89815612942029</text:p>
          </table:table-cell>
          <table:table-cell table:formula="of:=INT(2048+2047*SIN([.B3847]))" office:value-type="float" office:value="1279" calcext:value-type="float">
            <text:p>1279</text:p>
          </table:table-cell>
          <table:table-cell table:formula="of:=INT(2048+2047*COS([.B3847]))" office:value-type="float" office:value="3945" calcext:value-type="float">
            <text:p>3945</text:p>
          </table:table-cell>
          <table:table-cell/>
        </table:table-row>
        <table:table-row table:style-name="ro1">
          <table:table-cell office:value-type="float" office:value="3846" calcext:value-type="float">
            <text:p>3846</text:p>
          </table:table-cell>
          <table:table-cell table:formula="of:=[.A3848]*2*PI()/4096" office:value-type="float" office:value="5.89969011020818" calcext:value-type="float">
            <text:p>5.89969011020818</text:p>
          </table:table-cell>
          <table:table-cell table:formula="of:=INT(2048+2047*SIN([.B3848]))" office:value-type="float" office:value="1282" calcext:value-type="float">
            <text:p>1282</text:p>
          </table:table-cell>
          <table:table-cell table:formula="of:=INT(2048+2047*COS([.B3848]))"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3847" calcext:value-type="float">
            <text:p>3847</text:p>
          </table:table-cell>
          <table:table-cell table:formula="of:=[.A3849]*2*PI()/4096" office:value-type="float" office:value="5.90122409099606" calcext:value-type="float">
            <text:p>5.90122409099606</text:p>
          </table:table-cell>
          <table:table-cell table:formula="of:=INT(2048+2047*SIN([.B3849]))" office:value-type="float" office:value="1284" calcext:value-type="float">
            <text:p>1284</text:p>
          </table:table-cell>
          <table:table-cell table:formula="of:=INT(2048+2047*COS([.B3849]))" office:value-type="float" office:value="3947" calcext:value-type="float">
            <text:p>3947</text:p>
          </table:table-cell>
          <table:table-cell/>
        </table:table-row>
        <table:table-row table:style-name="ro1">
          <table:table-cell office:value-type="float" office:value="3848" calcext:value-type="float">
            <text:p>3848</text:p>
          </table:table-cell>
          <table:table-cell table:formula="of:=[.A3850]*2*PI()/4096" office:value-type="float" office:value="5.90275807178395" calcext:value-type="float">
            <text:p>5.90275807178395</text:p>
          </table:table-cell>
          <table:table-cell table:formula="of:=INT(2048+2047*SIN([.B3850]))" office:value-type="float" office:value="1287" calcext:value-type="float">
            <text:p>1287</text:p>
          </table:table-cell>
          <table:table-cell table:formula="of:=INT(2048+2047*COS([.B3850]))" office:value-type="float" office:value="3948" calcext:value-type="float">
            <text:p>3948</text:p>
          </table:table-cell>
          <table:table-cell/>
        </table:table-row>
        <table:table-row table:style-name="ro1">
          <table:table-cell office:value-type="float" office:value="3849" calcext:value-type="float">
            <text:p>3849</text:p>
          </table:table-cell>
          <table:table-cell table:formula="of:=[.A3851]*2*PI()/4096" office:value-type="float" office:value="5.90429205257183" calcext:value-type="float">
            <text:p>5.90429205257183</text:p>
          </table:table-cell>
          <table:table-cell table:formula="of:=INT(2048+2047*SIN([.B3851]))" office:value-type="float" office:value="1290" calcext:value-type="float">
            <text:p>1290</text:p>
          </table:table-cell>
          <table:table-cell table:formula="of:=INT(2048+2047*COS([.B3851]))"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3850" calcext:value-type="float">
            <text:p>3850</text:p>
          </table:table-cell>
          <table:table-cell table:formula="of:=[.A3852]*2*PI()/4096" office:value-type="float" office:value="5.90582603335972" calcext:value-type="float">
            <text:p>5.90582603335972</text:p>
          </table:table-cell>
          <table:table-cell table:formula="of:=INT(2048+2047*SIN([.B3852]))" office:value-type="float" office:value="1293" calcext:value-type="float">
            <text:p>1293</text:p>
          </table:table-cell>
          <table:table-cell table:formula="of:=INT(2048+2047*COS([.B3852]))" office:value-type="float" office:value="3950" calcext:value-type="float">
            <text:p>3950</text:p>
          </table:table-cell>
          <table:table-cell/>
        </table:table-row>
        <table:table-row table:style-name="ro1">
          <table:table-cell office:value-type="float" office:value="3851" calcext:value-type="float">
            <text:p>3851</text:p>
          </table:table-cell>
          <table:table-cell table:formula="of:=[.A3853]*2*PI()/4096" office:value-type="float" office:value="5.9073600141476" calcext:value-type="float">
            <text:p>5.9073600141476</text:p>
          </table:table-cell>
          <table:table-cell table:formula="of:=INT(2048+2047*SIN([.B3853]))" office:value-type="float" office:value="1296" calcext:value-type="float">
            <text:p>1296</text:p>
          </table:table-cell>
          <table:table-cell table:formula="of:=INT(2048+2047*COS([.B3853]))" office:value-type="float" office:value="3952" calcext:value-type="float">
            <text:p>3952</text:p>
          </table:table-cell>
          <table:table-cell/>
        </table:table-row>
        <table:table-row table:style-name="ro1">
          <table:table-cell office:value-type="float" office:value="3852" calcext:value-type="float">
            <text:p>3852</text:p>
          </table:table-cell>
          <table:table-cell table:formula="of:=[.A3854]*2*PI()/4096" office:value-type="float" office:value="5.90889399493549" calcext:value-type="float">
            <text:p>5.90889399493549</text:p>
          </table:table-cell>
          <table:table-cell table:formula="of:=INT(2048+2047*SIN([.B3854]))" office:value-type="float" office:value="1299" calcext:value-type="float">
            <text:p>1299</text:p>
          </table:table-cell>
          <table:table-cell table:formula="of:=INT(2048+2047*COS([.B3854]))" office:value-type="float" office:value="3953" calcext:value-type="float">
            <text:p>3953</text:p>
          </table:table-cell>
          <table:table-cell/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[.A3855]*2*PI()/4096" office:value-type="float" office:value="5.91042797572338" calcext:value-type="float">
            <text:p>5.91042797572338</text:p>
          </table:table-cell>
          <table:table-cell table:formula="of:=INT(2048+2047*SIN([.B3855]))" office:value-type="float" office:value="1302" calcext:value-type="float">
            <text:p>1302</text:p>
          </table:table-cell>
          <table:table-cell table:formula="of:=INT(2048+2047*COS([.B3855]))" office:value-type="float" office:value="3954" calcext:value-type="float">
            <text:p>3954</text:p>
          </table:table-cell>
          <table:table-cell/>
        </table:table-row>
        <table:table-row table:style-name="ro1">
          <table:table-cell office:value-type="float" office:value="3854" calcext:value-type="float">
            <text:p>3854</text:p>
          </table:table-cell>
          <table:table-cell table:formula="of:=[.A3856]*2*PI()/4096" office:value-type="float" office:value="5.91196195651126" calcext:value-type="float">
            <text:p>5.91196195651126</text:p>
          </table:table-cell>
          <table:table-cell table:formula="of:=INT(2048+2047*SIN([.B3856]))" office:value-type="float" office:value="1305" calcext:value-type="float">
            <text:p>1305</text:p>
          </table:table-cell>
          <table:table-cell table:formula="of:=INT(2048+2047*COS([.B3856]))" office:value-type="float" office:value="3955" calcext:value-type="float">
            <text:p>3955</text:p>
          </table:table-cell>
          <table:table-cell/>
        </table:table-row>
        <table:table-row table:style-name="ro1">
          <table:table-cell office:value-type="float" office:value="3855" calcext:value-type="float">
            <text:p>3855</text:p>
          </table:table-cell>
          <table:table-cell table:formula="of:=[.A3857]*2*PI()/4096" office:value-type="float" office:value="5.91349593729915" calcext:value-type="float">
            <text:p>5.91349593729915</text:p>
          </table:table-cell>
          <table:table-cell table:formula="of:=INT(2048+2047*SIN([.B3857]))" office:value-type="float" office:value="1308" calcext:value-type="float">
            <text:p>1308</text:p>
          </table:table-cell>
          <table:table-cell table:formula="of:=INT(2048+2047*COS([.B3857]))" office:value-type="float" office:value="3956" calcext:value-type="float">
            <text:p>3956</text:p>
          </table:table-cell>
          <table:table-cell/>
        </table:table-row>
        <table:table-row table:style-name="ro1">
          <table:table-cell office:value-type="float" office:value="3856" calcext:value-type="float">
            <text:p>3856</text:p>
          </table:table-cell>
          <table:table-cell table:formula="of:=[.A3858]*2*PI()/4096" office:value-type="float" office:value="5.91502991808703" calcext:value-type="float">
            <text:p>5.91502991808703</text:p>
          </table:table-cell>
          <table:table-cell table:formula="of:=INT(2048+2047*SIN([.B3858]))" office:value-type="float" office:value="1311" calcext:value-type="float">
            <text:p>1311</text:p>
          </table:table-cell>
          <table:table-cell table:formula="of:=INT(2048+2047*COS([.B3858]))" office:value-type="float" office:value="3957" calcext:value-type="float">
            <text:p>3957</text:p>
          </table:table-cell>
          <table:table-cell/>
        </table:table-row>
        <table:table-row table:style-name="ro1">
          <table:table-cell office:value-type="float" office:value="3857" calcext:value-type="float">
            <text:p>3857</text:p>
          </table:table-cell>
          <table:table-cell table:formula="of:=[.A3859]*2*PI()/4096" office:value-type="float" office:value="5.91656389887492" calcext:value-type="float">
            <text:p>5.91656389887492</text:p>
          </table:table-cell>
          <table:table-cell table:formula="of:=INT(2048+2047*SIN([.B3859]))" office:value-type="float" office:value="1314" calcext:value-type="float">
            <text:p>1314</text:p>
          </table:table-cell>
          <table:table-cell table:formula="of:=INT(2048+2047*COS([.B3859]))" office:value-type="float" office:value="3958" calcext:value-type="float">
            <text:p>3958</text:p>
          </table:table-cell>
          <table:table-cell/>
        </table:table-row>
        <table:table-row table:style-name="ro1">
          <table:table-cell office:value-type="float" office:value="3858" calcext:value-type="float">
            <text:p>3858</text:p>
          </table:table-cell>
          <table:table-cell table:formula="of:=[.A3860]*2*PI()/4096" office:value-type="float" office:value="5.9180978796628" calcext:value-type="float">
            <text:p>5.9180978796628</text:p>
          </table:table-cell>
          <table:table-cell table:formula="of:=INT(2048+2047*SIN([.B3860]))" office:value-type="float" office:value="1317" calcext:value-type="float">
            <text:p>1317</text:p>
          </table:table-cell>
          <table:table-cell table:formula="of:=INT(2048+2047*COS([.B3860]))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3859" calcext:value-type="float">
            <text:p>3859</text:p>
          </table:table-cell>
          <table:table-cell table:formula="of:=[.A3861]*2*PI()/4096" office:value-type="float" office:value="5.91963186045069" calcext:value-type="float">
            <text:p>5.91963186045069</text:p>
          </table:table-cell>
          <table:table-cell table:formula="of:=INT(2048+2047*SIN([.B3861]))" office:value-type="float" office:value="1320" calcext:value-type="float">
            <text:p>1320</text:p>
          </table:table-cell>
          <table:table-cell table:formula="of:=INT(2048+2047*COS([.B3861]))" office:value-type="float" office:value="3961" calcext:value-type="float">
            <text:p>3961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table:formula="of:=[.A3862]*2*PI()/4096" office:value-type="float" office:value="5.92116584123858" calcext:value-type="float">
            <text:p>5.92116584123858</text:p>
          </table:table-cell>
          <table:table-cell table:formula="of:=INT(2048+2047*SIN([.B3862]))" office:value-type="float" office:value="1323" calcext:value-type="float">
            <text:p>1323</text:p>
          </table:table-cell>
          <table:table-cell table:formula="of:=INT(2048+2047*COS([.B3862]))" office:value-type="float" office:value="3962" calcext:value-type="float">
            <text:p>3962</text:p>
          </table:table-cell>
          <table:table-cell/>
        </table:table-row>
        <table:table-row table:style-name="ro1">
          <table:table-cell office:value-type="float" office:value="3861" calcext:value-type="float">
            <text:p>3861</text:p>
          </table:table-cell>
          <table:table-cell table:formula="of:=[.A3863]*2*PI()/4096" office:value-type="float" office:value="5.92269982202646" calcext:value-type="float">
            <text:p>5.92269982202646</text:p>
          </table:table-cell>
          <table:table-cell table:formula="of:=INT(2048+2047*SIN([.B3863]))" office:value-type="float" office:value="1325" calcext:value-type="float">
            <text:p>1325</text:p>
          </table:table-cell>
          <table:table-cell table:formula="of:=INT(2048+2047*COS([.B3863]))" office:value-type="float" office:value="3963" calcext:value-type="float">
            <text:p>3963</text:p>
          </table:table-cell>
          <table:table-cell/>
        </table:table-row>
        <table:table-row table:style-name="ro1">
          <table:table-cell office:value-type="float" office:value="3862" calcext:value-type="float">
            <text:p>3862</text:p>
          </table:table-cell>
          <table:table-cell table:formula="of:=[.A3864]*2*PI()/4096" office:value-type="float" office:value="5.92423380281435" calcext:value-type="float">
            <text:p>5.92423380281435</text:p>
          </table:table-cell>
          <table:table-cell table:formula="of:=INT(2048+2047*SIN([.B3864]))" office:value-type="float" office:value="1328" calcext:value-type="float">
            <text:p>1328</text:p>
          </table:table-cell>
          <table:table-cell table:formula="of:=INT(2048+2047*COS([.B3864]))"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float" office:value="3863" calcext:value-type="float">
            <text:p>3863</text:p>
          </table:table-cell>
          <table:table-cell table:formula="of:=[.A3865]*2*PI()/4096" office:value-type="float" office:value="5.92576778360223" calcext:value-type="float">
            <text:p>5.92576778360223</text:p>
          </table:table-cell>
          <table:table-cell table:formula="of:=INT(2048+2047*SIN([.B3865]))" office:value-type="float" office:value="1331" calcext:value-type="float">
            <text:p>1331</text:p>
          </table:table-cell>
          <table:table-cell table:formula="of:=INT(2048+2047*COS([.B3865]))" office:value-type="float" office:value="3965" calcext:value-type="float">
            <text:p>3965</text:p>
          </table:table-cell>
          <table:table-cell/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[.A3866]*2*PI()/4096" office:value-type="float" office:value="5.92730176439012" calcext:value-type="float">
            <text:p>5.92730176439012</text:p>
          </table:table-cell>
          <table:table-cell table:formula="of:=INT(2048+2047*SIN([.B3866]))" office:value-type="float" office:value="1334" calcext:value-type="float">
            <text:p>1334</text:p>
          </table:table-cell>
          <table:table-cell table:formula="of:=INT(2048+2047*COS([.B3866]))"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3865" calcext:value-type="float">
            <text:p>3865</text:p>
          </table:table-cell>
          <table:table-cell table:formula="of:=[.A3867]*2*PI()/4096" office:value-type="float" office:value="5.928835745178" calcext:value-type="float">
            <text:p>5.928835745178</text:p>
          </table:table-cell>
          <table:table-cell table:formula="of:=INT(2048+2047*SIN([.B3867]))" office:value-type="float" office:value="1337" calcext:value-type="float">
            <text:p>1337</text:p>
          </table:table-cell>
          <table:table-cell table:formula="of:=INT(2048+2047*COS([.B3867]))"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float" office:value="3866" calcext:value-type="float">
            <text:p>3866</text:p>
          </table:table-cell>
          <table:table-cell table:formula="of:=[.A3868]*2*PI()/4096" office:value-type="float" office:value="5.93036972596589" calcext:value-type="float">
            <text:p>5.93036972596589</text:p>
          </table:table-cell>
          <table:table-cell table:formula="of:=INT(2048+2047*SIN([.B3868]))" office:value-type="float" office:value="1340" calcext:value-type="float">
            <text:p>1340</text:p>
          </table:table-cell>
          <table:table-cell table:formula="of:=INT(2048+2047*COS([.B3868]))" office:value-type="float" office:value="3968" calcext:value-type="float">
            <text:p>3968</text:p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[.A3869]*2*PI()/4096" office:value-type="float" office:value="5.93190370675378" calcext:value-type="float">
            <text:p>5.93190370675378</text:p>
          </table:table-cell>
          <table:table-cell table:formula="of:=INT(2048+2047*SIN([.B3869]))" office:value-type="float" office:value="1343" calcext:value-type="float">
            <text:p>1343</text:p>
          </table:table-cell>
          <table:table-cell table:formula="of:=INT(2048+2047*COS([.B3869]))" office:value-type="float" office:value="3969" calcext:value-type="float">
            <text:p>3969</text:p>
          </table:table-cell>
          <table:table-cell/>
        </table:table-row>
        <table:table-row table:style-name="ro1">
          <table:table-cell office:value-type="float" office:value="3868" calcext:value-type="float">
            <text:p>3868</text:p>
          </table:table-cell>
          <table:table-cell table:formula="of:=[.A3870]*2*PI()/4096" office:value-type="float" office:value="5.93343768754166" calcext:value-type="float">
            <text:p>5.93343768754166</text:p>
          </table:table-cell>
          <table:table-cell table:formula="of:=INT(2048+2047*SIN([.B3870]))" office:value-type="float" office:value="1346" calcext:value-type="float">
            <text:p>1346</text:p>
          </table:table-cell>
          <table:table-cell table:formula="of:=INT(2048+2047*COS([.B3870]))" office:value-type="float" office:value="3971" calcext:value-type="float">
            <text:p>3971</text:p>
          </table:table-cell>
          <table:table-cell/>
        </table:table-row>
        <table:table-row table:style-name="ro1">
          <table:table-cell office:value-type="float" office:value="3869" calcext:value-type="float">
            <text:p>3869</text:p>
          </table:table-cell>
          <table:table-cell table:formula="of:=[.A3871]*2*PI()/4096" office:value-type="float" office:value="5.93497166832955" calcext:value-type="float">
            <text:p>5.93497166832955</text:p>
          </table:table-cell>
          <table:table-cell table:formula="of:=INT(2048+2047*SIN([.B3871]))" office:value-type="float" office:value="1349" calcext:value-type="float">
            <text:p>1349</text:p>
          </table:table-cell>
          <table:table-cell table:formula="of:=INT(2048+2047*COS([.B3871]))" office:value-type="float" office:value="3972" calcext:value-type="float">
            <text:p>3972</text:p>
          </table:table-cell>
          <table:table-cell/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[.A3872]*2*PI()/4096" office:value-type="float" office:value="5.93650564911743" calcext:value-type="float">
            <text:p>5.93650564911743</text:p>
          </table:table-cell>
          <table:table-cell table:formula="of:=INT(2048+2047*SIN([.B3872]))" office:value-type="float" office:value="1352" calcext:value-type="float">
            <text:p>1352</text:p>
          </table:table-cell>
          <table:table-cell table:formula="of:=INT(2048+2047*COS([.B3872]))" office:value-type="float" office:value="3973" calcext:value-type="float">
            <text:p>3973</text:p>
          </table:table-cell>
          <table:table-cell/>
        </table:table-row>
        <table:table-row table:style-name="ro1">
          <table:table-cell office:value-type="float" office:value="3871" calcext:value-type="float">
            <text:p>3871</text:p>
          </table:table-cell>
          <table:table-cell table:formula="of:=[.A3873]*2*PI()/4096" office:value-type="float" office:value="5.93803962990532" calcext:value-type="float">
            <text:p>5.93803962990532</text:p>
          </table:table-cell>
          <table:table-cell table:formula="of:=INT(2048+2047*SIN([.B3873]))" office:value-type="float" office:value="1355" calcext:value-type="float">
            <text:p>1355</text:p>
          </table:table-cell>
          <table:table-cell table:formula="of:=INT(2048+2047*COS([.B3873]))" office:value-type="float" office:value="3974" calcext:value-type="float">
            <text:p>3974</text:p>
          </table:table-cell>
          <table:table-cell/>
        </table:table-row>
        <table:table-row table:style-name="ro1">
          <table:table-cell office:value-type="float" office:value="3872" calcext:value-type="float">
            <text:p>3872</text:p>
          </table:table-cell>
          <table:table-cell table:formula="of:=[.A3874]*2*PI()/4096" office:value-type="float" office:value="5.9395736106932" calcext:value-type="float">
            <text:p>5.9395736106932</text:p>
          </table:table-cell>
          <table:table-cell table:formula="of:=INT(2048+2047*SIN([.B3874]))" office:value-type="float" office:value="1358" calcext:value-type="float">
            <text:p>1358</text:p>
          </table:table-cell>
          <table:table-cell table:formula="of:=INT(2048+2047*COS([.B3874]))" office:value-type="float" office:value="3975" calcext:value-type="float">
            <text:p>3975</text:p>
          </table:table-cell>
          <table:table-cell/>
        </table:table-row>
        <table:table-row table:style-name="ro1">
          <table:table-cell office:value-type="float" office:value="3873" calcext:value-type="float">
            <text:p>3873</text:p>
          </table:table-cell>
          <table:table-cell table:formula="of:=[.A3875]*2*PI()/4096" office:value-type="float" office:value="5.94110759148109" calcext:value-type="float">
            <text:p>5.94110759148109</text:p>
          </table:table-cell>
          <table:table-cell table:formula="of:=INT(2048+2047*SIN([.B3875]))" office:value-type="float" office:value="1361" calcext:value-type="float">
            <text:p>1361</text:p>
          </table:table-cell>
          <table:table-cell table:formula="of:=INT(2048+2047*COS([.B3875]))" office:value-type="float" office:value="3976" calcext:value-type="float">
            <text:p>3976</text:p>
          </table:table-cell>
          <table:table-cell/>
        </table:table-row>
        <table:table-row table:style-name="ro1">
          <table:table-cell office:value-type="float" office:value="3874" calcext:value-type="float">
            <text:p>3874</text:p>
          </table:table-cell>
          <table:table-cell table:formula="of:=[.A3876]*2*PI()/4096" office:value-type="float" office:value="5.94264157226897" calcext:value-type="float">
            <text:p>5.94264157226897</text:p>
          </table:table-cell>
          <table:table-cell table:formula="of:=INT(2048+2047*SIN([.B3876]))" office:value-type="float" office:value="1364" calcext:value-type="float">
            <text:p>1364</text:p>
          </table:table-cell>
          <table:table-cell table:formula="of:=INT(2048+2047*COS([.B3876]))" office:value-type="float" office:value="3977" calcext:value-type="float">
            <text:p>3977</text:p>
          </table:table-cell>
          <table:table-cell/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[.A3877]*2*PI()/4096" office:value-type="float" office:value="5.94417555305686" calcext:value-type="float">
            <text:p>5.94417555305686</text:p>
          </table:table-cell>
          <table:table-cell table:formula="of:=INT(2048+2047*SIN([.B3877]))" office:value-type="float" office:value="1367" calcext:value-type="float">
            <text:p>1367</text:p>
          </table:table-cell>
          <table:table-cell table:formula="of:=INT(2048+2047*COS([.B3877]))"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[.A3878]*2*PI()/4096" office:value-type="float" office:value="5.94570953384475" calcext:value-type="float">
            <text:p>5.94570953384475</text:p>
          </table:table-cell>
          <table:table-cell table:formula="of:=INT(2048+2047*SIN([.B3878]))" office:value-type="float" office:value="1370" calcext:value-type="float">
            <text:p>1370</text:p>
          </table:table-cell>
          <table:table-cell table:formula="of:=INT(2048+2047*COS([.B3878]))" office:value-type="float" office:value="3979" calcext:value-type="float">
            <text:p>3979</text:p>
          </table:table-cell>
          <table:table-cell/>
        </table:table-row>
        <table:table-row table:style-name="ro1">
          <table:table-cell office:value-type="float" office:value="3877" calcext:value-type="float">
            <text:p>3877</text:p>
          </table:table-cell>
          <table:table-cell table:formula="of:=[.A3879]*2*PI()/4096" office:value-type="float" office:value="5.94724351463263" calcext:value-type="float">
            <text:p>5.94724351463263</text:p>
          </table:table-cell>
          <table:table-cell table:formula="of:=INT(2048+2047*SIN([.B3879]))" office:value-type="float" office:value="1373" calcext:value-type="float">
            <text:p>1373</text:p>
          </table:table-cell>
          <table:table-cell table:formula="of:=INT(2048+2047*COS([.B3879]))" office:value-type="float" office:value="3980" calcext:value-type="float">
            <text:p>3980</text:p>
          </table:table-cell>
          <table:table-cell/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[.A3880]*2*PI()/4096" office:value-type="float" office:value="5.94877749542052" calcext:value-type="float">
            <text:p>5.94877749542052</text:p>
          </table:table-cell>
          <table:table-cell table:formula="of:=INT(2048+2047*SIN([.B3880]))" office:value-type="float" office:value="1376" calcext:value-type="float">
            <text:p>1376</text:p>
          </table:table-cell>
          <table:table-cell table:formula="of:=INT(2048+2047*COS([.B3880]))"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3879" calcext:value-type="float">
            <text:p>3879</text:p>
          </table:table-cell>
          <table:table-cell table:formula="of:=[.A3881]*2*PI()/4096" office:value-type="float" office:value="5.9503114762084" calcext:value-type="float">
            <text:p>5.9503114762084</text:p>
          </table:table-cell>
          <table:table-cell table:formula="of:=INT(2048+2047*SIN([.B3881]))" office:value-type="float" office:value="1379" calcext:value-type="float">
            <text:p>1379</text:p>
          </table:table-cell>
          <table:table-cell table:formula="of:=INT(2048+2047*COS([.B3881]))" office:value-type="float" office:value="3982" calcext:value-type="float">
            <text:p>3982</text:p>
          </table:table-cell>
          <table:table-cell/>
        </table:table-row>
        <table:table-row table:style-name="ro1">
          <table:table-cell office:value-type="float" office:value="3880" calcext:value-type="float">
            <text:p>3880</text:p>
          </table:table-cell>
          <table:table-cell table:formula="of:=[.A3882]*2*PI()/4096" office:value-type="float" office:value="5.95184545699629" calcext:value-type="float">
            <text:p>5.95184545699629</text:p>
          </table:table-cell>
          <table:table-cell table:formula="of:=INT(2048+2047*SIN([.B3882]))" office:value-type="float" office:value="1382" calcext:value-type="float">
            <text:p>1382</text:p>
          </table:table-cell>
          <table:table-cell table:formula="of:=INT(2048+2047*COS([.B3882]))"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3881" calcext:value-type="float">
            <text:p>3881</text:p>
          </table:table-cell>
          <table:table-cell table:formula="of:=[.A3883]*2*PI()/4096" office:value-type="float" office:value="5.95337943778417" calcext:value-type="float">
            <text:p>5.95337943778417</text:p>
          </table:table-cell>
          <table:table-cell table:formula="of:=INT(2048+2047*SIN([.B3883]))" office:value-type="float" office:value="1385" calcext:value-type="float">
            <text:p>1385</text:p>
          </table:table-cell>
          <table:table-cell table:formula="of:=INT(2048+2047*COS([.B3883]))" office:value-type="float" office:value="3984" calcext:value-type="float">
            <text:p>3984</text:p>
          </table:table-cell>
          <table:table-cell/>
        </table:table-row>
        <table:table-row table:style-name="ro1">
          <table:table-cell office:value-type="float" office:value="3882" calcext:value-type="float">
            <text:p>3882</text:p>
          </table:table-cell>
          <table:table-cell table:formula="of:=[.A3884]*2*PI()/4096" office:value-type="float" office:value="5.95491341857206" calcext:value-type="float">
            <text:p>5.95491341857206</text:p>
          </table:table-cell>
          <table:table-cell table:formula="of:=INT(2048+2047*SIN([.B3884]))" office:value-type="float" office:value="1388" calcext:value-type="float">
            <text:p>1388</text:p>
          </table:table-cell>
          <table:table-cell table:formula="of:=INT(2048+2047*COS([.B3884]))" office:value-type="float" office:value="3985" calcext:value-type="float">
            <text:p>3985</text:p>
          </table:table-cell>
          <table:table-cell/>
        </table:table-row>
        <table:table-row table:style-name="ro1">
          <table:table-cell office:value-type="float" office:value="3883" calcext:value-type="float">
            <text:p>3883</text:p>
          </table:table-cell>
          <table:table-cell table:formula="of:=[.A3885]*2*PI()/4096" office:value-type="float" office:value="5.95644739935995" calcext:value-type="float">
            <text:p>5.95644739935995</text:p>
          </table:table-cell>
          <table:table-cell table:formula="of:=INT(2048+2047*SIN([.B3885]))" office:value-type="float" office:value="1391" calcext:value-type="float">
            <text:p>1391</text:p>
          </table:table-cell>
          <table:table-cell table:formula="of:=INT(2048+2047*COS([.B3885]))" office:value-type="float" office:value="3986" calcext:value-type="float">
            <text:p>3986</text:p>
          </table:table-cell>
          <table:table-cell/>
        </table:table-row>
        <table:table-row table:style-name="ro1">
          <table:table-cell office:value-type="float" office:value="3884" calcext:value-type="float">
            <text:p>3884</text:p>
          </table:table-cell>
          <table:table-cell table:formula="of:=[.A3886]*2*PI()/4096" office:value-type="float" office:value="5.95798138014783" calcext:value-type="float">
            <text:p>5.95798138014783</text:p>
          </table:table-cell>
          <table:table-cell table:formula="of:=INT(2048+2047*SIN([.B3886]))" office:value-type="float" office:value="1393" calcext:value-type="float">
            <text:p>1393</text:p>
          </table:table-cell>
          <table:table-cell table:formula="of:=INT(2048+2047*COS([.B3886]))" office:value-type="float" office:value="3987" calcext:value-type="float">
            <text:p>3987</text:p>
          </table:table-cell>
          <table:table-cell/>
        </table:table-row>
        <table:table-row table:style-name="ro1">
          <table:table-cell office:value-type="float" office:value="3885" calcext:value-type="float">
            <text:p>3885</text:p>
          </table:table-cell>
          <table:table-cell table:formula="of:=[.A3887]*2*PI()/4096" office:value-type="float" office:value="5.95951536093572" calcext:value-type="float">
            <text:p>5.95951536093572</text:p>
          </table:table-cell>
          <table:table-cell table:formula="of:=INT(2048+2047*SIN([.B3887]))" office:value-type="float" office:value="1396" calcext:value-type="float">
            <text:p>1396</text:p>
          </table:table-cell>
          <table:table-cell table:formula="of:=INT(2048+2047*COS([.B3887]))" office:value-type="float" office:value="3988" calcext:value-type="float">
            <text:p>3988</text:p>
          </table:table-cell>
          <table:table-cell/>
        </table:table-row>
        <table:table-row table:style-name="ro1">
          <table:table-cell office:value-type="float" office:value="3886" calcext:value-type="float">
            <text:p>3886</text:p>
          </table:table-cell>
          <table:table-cell table:formula="of:=[.A3888]*2*PI()/4096" office:value-type="float" office:value="5.9610493417236" calcext:value-type="float">
            <text:p>5.9610493417236</text:p>
          </table:table-cell>
          <table:table-cell table:formula="of:=INT(2048+2047*SIN([.B3888]))" office:value-type="float" office:value="1399" calcext:value-type="float">
            <text:p>1399</text:p>
          </table:table-cell>
          <table:table-cell table:formula="of:=INT(2048+2047*COS([.B3888]))" office:value-type="float" office:value="3989" calcext:value-type="float">
            <text:p>3989</text:p>
          </table:table-cell>
          <table:table-cell/>
        </table:table-row>
        <table:table-row table:style-name="ro1">
          <table:table-cell office:value-type="float" office:value="3887" calcext:value-type="float">
            <text:p>3887</text:p>
          </table:table-cell>
          <table:table-cell table:formula="of:=[.A3889]*2*PI()/4096" office:value-type="float" office:value="5.96258332251149" calcext:value-type="float">
            <text:p>5.96258332251149</text:p>
          </table:table-cell>
          <table:table-cell table:formula="of:=INT(2048+2047*SIN([.B3889]))" office:value-type="float" office:value="1402" calcext:value-type="float">
            <text:p>1402</text:p>
          </table:table-cell>
          <table:table-cell table:formula="of:=INT(2048+2047*COS([.B3889]))" office:value-type="float" office:value="3990" calcext:value-type="float">
            <text:p>3990</text:p>
          </table:table-cell>
          <table:table-cell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[.A3890]*2*PI()/4096" office:value-type="float" office:value="5.96411730329937" calcext:value-type="float">
            <text:p>5.96411730329937</text:p>
          </table:table-cell>
          <table:table-cell table:formula="of:=INT(2048+2047*SIN([.B3890]))" office:value-type="float" office:value="1405" calcext:value-type="float">
            <text:p>1405</text:p>
          </table:table-cell>
          <table:table-cell table:formula="of:=INT(2048+2047*COS([.B3890]))"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3889" calcext:value-type="float">
            <text:p>3889</text:p>
          </table:table-cell>
          <table:table-cell table:formula="of:=[.A3891]*2*PI()/4096" office:value-type="float" office:value="5.96565128408726" calcext:value-type="float">
            <text:p>5.96565128408726</text:p>
          </table:table-cell>
          <table:table-cell table:formula="of:=INT(2048+2047*SIN([.B3891]))" office:value-type="float" office:value="1408" calcext:value-type="float">
            <text:p>1408</text:p>
          </table:table-cell>
          <table:table-cell table:formula="of:=INT(2048+2047*COS([.B3891]))" office:value-type="float" office:value="3992" calcext:value-type="float">
            <text:p>3992</text:p>
          </table:table-cell>
          <table:table-cell/>
        </table:table-row>
        <table:table-row table:style-name="ro1">
          <table:table-cell office:value-type="float" office:value="3890" calcext:value-type="float">
            <text:p>3890</text:p>
          </table:table-cell>
          <table:table-cell table:formula="of:=[.A3892]*2*PI()/4096" office:value-type="float" office:value="5.96718526487514" calcext:value-type="float">
            <text:p>5.96718526487514</text:p>
          </table:table-cell>
          <table:table-cell table:formula="of:=INT(2048+2047*SIN([.B3892]))" office:value-type="float" office:value="1411" calcext:value-type="float">
            <text:p>1411</text:p>
          </table:table-cell>
          <table:table-cell table:formula="of:=INT(2048+2047*COS([.B3892]))" office:value-type="float" office:value="3993" calcext:value-type="float">
            <text:p>3993</text:p>
          </table:table-cell>
          <table:table-cell/>
        </table:table-row>
        <table:table-row table:style-name="ro1">
          <table:table-cell office:value-type="float" office:value="3891" calcext:value-type="float">
            <text:p>3891</text:p>
          </table:table-cell>
          <table:table-cell table:formula="of:=[.A3893]*2*PI()/4096" office:value-type="float" office:value="5.96871924566303" calcext:value-type="float">
            <text:p>5.96871924566303</text:p>
          </table:table-cell>
          <table:table-cell table:formula="of:=INT(2048+2047*SIN([.B3893]))" office:value-type="float" office:value="1414" calcext:value-type="float">
            <text:p>1414</text:p>
          </table:table-cell>
          <table:table-cell table:formula="of:=INT(2048+2047*COS([.B3893]))" office:value-type="float" office:value="3994" calcext:value-type="float">
            <text:p>3994</text:p>
          </table:table-cell>
          <table:table-cell/>
        </table:table-row>
        <table:table-row table:style-name="ro1">
          <table:table-cell office:value-type="float" office:value="3892" calcext:value-type="float">
            <text:p>3892</text:p>
          </table:table-cell>
          <table:table-cell table:formula="of:=[.A3894]*2*PI()/4096" office:value-type="float" office:value="5.97025322645092" calcext:value-type="float">
            <text:p>5.97025322645092</text:p>
          </table:table-cell>
          <table:table-cell table:formula="of:=INT(2048+2047*SIN([.B3894]))" office:value-type="float" office:value="1417" calcext:value-type="float">
            <text:p>1417</text:p>
          </table:table-cell>
          <table:table-cell table:formula="of:=INT(2048+2047*COS([.B3894]))" office:value-type="float" office:value="3995" calcext:value-type="float">
            <text:p>3995</text:p>
          </table:table-cell>
          <table:table-cell/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[.A3895]*2*PI()/4096" office:value-type="float" office:value="5.9717872072388" calcext:value-type="float">
            <text:p>5.9717872072388</text:p>
          </table:table-cell>
          <table:table-cell table:formula="of:=INT(2048+2047*SIN([.B3895]))" office:value-type="float" office:value="1420" calcext:value-type="float">
            <text:p>1420</text:p>
          </table:table-cell>
          <table:table-cell table:formula="of:=INT(2048+2047*COS([.B3895]))"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3894" calcext:value-type="float">
            <text:p>3894</text:p>
          </table:table-cell>
          <table:table-cell table:formula="of:=[.A3896]*2*PI()/4096" office:value-type="float" office:value="5.97332118802669" calcext:value-type="float">
            <text:p>5.97332118802669</text:p>
          </table:table-cell>
          <table:table-cell table:formula="of:=INT(2048+2047*SIN([.B3896]))" office:value-type="float" office:value="1423" calcext:value-type="float">
            <text:p>1423</text:p>
          </table:table-cell>
          <table:table-cell table:formula="of:=INT(2048+2047*COS([.B3896]))"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float" office:value="3895" calcext:value-type="float">
            <text:p>3895</text:p>
          </table:table-cell>
          <table:table-cell table:formula="of:=[.A3897]*2*PI()/4096" office:value-type="float" office:value="5.97485516881457" calcext:value-type="float">
            <text:p>5.97485516881457</text:p>
          </table:table-cell>
          <table:table-cell table:formula="of:=INT(2048+2047*SIN([.B3897]))" office:value-type="float" office:value="1426" calcext:value-type="float">
            <text:p>1426</text:p>
          </table:table-cell>
          <table:table-cell table:formula="of:=INT(2048+2047*COS([.B3897]))" office:value-type="float" office:value="3998" calcext:value-type="float">
            <text:p>3998</text:p>
          </table:table-cell>
          <table:table-cell/>
        </table:table-row>
        <table:table-row table:style-name="ro1">
          <table:table-cell office:value-type="float" office:value="3896" calcext:value-type="float">
            <text:p>3896</text:p>
          </table:table-cell>
          <table:table-cell table:formula="of:=[.A3898]*2*PI()/4096" office:value-type="float" office:value="5.97638914960246" calcext:value-type="float">
            <text:p>5.97638914960246</text:p>
          </table:table-cell>
          <table:table-cell table:formula="of:=INT(2048+2047*SIN([.B3898]))" office:value-type="float" office:value="1429" calcext:value-type="float">
            <text:p>1429</text:p>
          </table:table-cell>
          <table:table-cell table:formula="of:=INT(2048+2047*COS([.B3898]))" office:value-type="float" office:value="3999" calcext:value-type="float">
            <text:p>3999</text:p>
          </table:table-cell>
          <table:table-cell/>
        </table:table-row>
        <table:table-row table:style-name="ro1">
          <table:table-cell office:value-type="float" office:value="3897" calcext:value-type="float">
            <text:p>3897</text:p>
          </table:table-cell>
          <table:table-cell table:formula="of:=[.A3899]*2*PI()/4096" office:value-type="float" office:value="5.97792313039034" calcext:value-type="float">
            <text:p>5.97792313039034</text:p>
          </table:table-cell>
          <table:table-cell table:formula="of:=INT(2048+2047*SIN([.B3899]))" office:value-type="float" office:value="1432" calcext:value-type="float">
            <text:p>1432</text:p>
          </table:table-cell>
          <table:table-cell table:formula="of:=INT(2048+2047*COS([.B3899]))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3898" calcext:value-type="float">
            <text:p>3898</text:p>
          </table:table-cell>
          <table:table-cell table:formula="of:=[.A3900]*2*PI()/4096" office:value-type="float" office:value="5.97945711117823" calcext:value-type="float">
            <text:p>5.97945711117823</text:p>
          </table:table-cell>
          <table:table-cell table:formula="of:=INT(2048+2047*SIN([.B3900]))" office:value-type="float" office:value="1435" calcext:value-type="float">
            <text:p>1435</text:p>
          </table:table-cell>
          <table:table-cell table:formula="of:=INT(2048+2047*COS([.B3900]))" office:value-type="float" office:value="4001" calcext:value-type="float">
            <text:p>4001</text:p>
          </table:table-cell>
          <table:table-cell/>
        </table:table-row>
        <table:table-row table:style-name="ro1">
          <table:table-cell office:value-type="float" office:value="3899" calcext:value-type="float">
            <text:p>3899</text:p>
          </table:table-cell>
          <table:table-cell table:formula="of:=[.A3901]*2*PI()/4096" office:value-type="float" office:value="5.98099109196612" calcext:value-type="float">
            <text:p>5.98099109196612</text:p>
          </table:table-cell>
          <table:table-cell table:formula="of:=INT(2048+2047*SIN([.B3901]))" office:value-type="float" office:value="1438" calcext:value-type="float">
            <text:p>1438</text:p>
          </table:table-cell>
          <table:table-cell table:formula="of:=INT(2048+2047*COS([.B3901]))"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3900" calcext:value-type="float">
            <text:p>3900</text:p>
          </table:table-cell>
          <table:table-cell table:formula="of:=[.A3902]*2*PI()/4096" office:value-type="float" office:value="5.982525072754" calcext:value-type="float">
            <text:p>5.982525072754</text:p>
          </table:table-cell>
          <table:table-cell table:formula="of:=INT(2048+2047*SIN([.B3902]))" office:value-type="float" office:value="1441" calcext:value-type="float">
            <text:p>1441</text:p>
          </table:table-cell>
          <table:table-cell table:formula="of:=INT(2048+2047*COS([.B3902]))"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3901" calcext:value-type="float">
            <text:p>3901</text:p>
          </table:table-cell>
          <table:table-cell table:formula="of:=[.A3903]*2*PI()/4096" office:value-type="float" office:value="5.98405905354189" calcext:value-type="float">
            <text:p>5.98405905354189</text:p>
          </table:table-cell>
          <table:table-cell table:formula="of:=INT(2048+2047*SIN([.B3903]))" office:value-type="float" office:value="1444" calcext:value-type="float">
            <text:p>1444</text:p>
          </table:table-cell>
          <table:table-cell table:formula="of:=INT(2048+2047*COS([.B3903]))"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3902" calcext:value-type="float">
            <text:p>3902</text:p>
          </table:table-cell>
          <table:table-cell table:formula="of:=[.A3904]*2*PI()/4096" office:value-type="float" office:value="5.98559303432977" calcext:value-type="float">
            <text:p>5.98559303432977</text:p>
          </table:table-cell>
          <table:table-cell table:formula="of:=INT(2048+2047*SIN([.B3904]))" office:value-type="float" office:value="1447" calcext:value-type="float">
            <text:p>1447</text:p>
          </table:table-cell>
          <table:table-cell table:formula="of:=INT(2048+2047*COS([.B3904]))"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3903" calcext:value-type="float">
            <text:p>3903</text:p>
          </table:table-cell>
          <table:table-cell table:formula="of:=[.A3905]*2*PI()/4096" office:value-type="float" office:value="5.98712701511766" calcext:value-type="float">
            <text:p>5.98712701511766</text:p>
          </table:table-cell>
          <table:table-cell table:formula="of:=INT(2048+2047*SIN([.B3905]))" office:value-type="float" office:value="1450" calcext:value-type="float">
            <text:p>1450</text:p>
          </table:table-cell>
          <table:table-cell table:formula="of:=INT(2048+2047*COS([.B3905]))"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3904" calcext:value-type="float">
            <text:p>3904</text:p>
          </table:table-cell>
          <table:table-cell table:formula="of:=[.A3906]*2*PI()/4096" office:value-type="float" office:value="5.98866099590554" calcext:value-type="float">
            <text:p>5.98866099590554</text:p>
          </table:table-cell>
          <table:table-cell table:formula="of:=INT(2048+2047*SIN([.B3906]))" office:value-type="float" office:value="1453" calcext:value-type="float">
            <text:p>1453</text:p>
          </table:table-cell>
          <table:table-cell table:formula="of:=INT(2048+2047*COS([.B3906]))" office:value-type="float" office:value="4006" calcext:value-type="float">
            <text:p>4006</text:p>
          </table:table-cell>
          <table:table-cell/>
        </table:table-row>
        <table:table-row table:style-name="ro1">
          <table:table-cell office:value-type="float" office:value="3905" calcext:value-type="float">
            <text:p>3905</text:p>
          </table:table-cell>
          <table:table-cell table:formula="of:=[.A3907]*2*PI()/4096" office:value-type="float" office:value="5.99019497669343" calcext:value-type="float">
            <text:p>5.99019497669343</text:p>
          </table:table-cell>
          <table:table-cell table:formula="of:=INT(2048+2047*SIN([.B3907]))" office:value-type="float" office:value="1456" calcext:value-type="float">
            <text:p>1456</text:p>
          </table:table-cell>
          <table:table-cell table:formula="of:=INT(2048+2047*COS([.B3907]))" office:value-type="float" office:value="4007" calcext:value-type="float">
            <text:p>4007</text:p>
          </table:table-cell>
          <table:table-cell/>
        </table:table-row>
        <table:table-row table:style-name="ro1">
          <table:table-cell office:value-type="float" office:value="3906" calcext:value-type="float">
            <text:p>3906</text:p>
          </table:table-cell>
          <table:table-cell table:formula="of:=[.A3908]*2*PI()/4096" office:value-type="float" office:value="5.99172895748132" calcext:value-type="float">
            <text:p>5.99172895748132</text:p>
          </table:table-cell>
          <table:table-cell table:formula="of:=INT(2048+2047*SIN([.B3908]))" office:value-type="float" office:value="1459" calcext:value-type="float">
            <text:p>1459</text:p>
          </table:table-cell>
          <table:table-cell table:formula="of:=INT(2048+2047*COS([.B3908]))" office:value-type="float" office:value="4008" calcext:value-type="float">
            <text:p>4008</text:p>
          </table:table-cell>
          <table:table-cell/>
        </table:table-row>
        <table:table-row table:style-name="ro1">
          <table:table-cell office:value-type="float" office:value="3907" calcext:value-type="float">
            <text:p>3907</text:p>
          </table:table-cell>
          <table:table-cell table:formula="of:=[.A3909]*2*PI()/4096" office:value-type="float" office:value="5.9932629382692" calcext:value-type="float">
            <text:p>5.9932629382692</text:p>
          </table:table-cell>
          <table:table-cell table:formula="of:=INT(2048+2047*SIN([.B3909]))" office:value-type="float" office:value="1462" calcext:value-type="float">
            <text:p>1462</text:p>
          </table:table-cell>
          <table:table-cell table:formula="of:=INT(2048+2047*COS([.B3909]))"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3908" calcext:value-type="float">
            <text:p>3908</text:p>
          </table:table-cell>
          <table:table-cell table:formula="of:=[.A3910]*2*PI()/4096" office:value-type="float" office:value="5.99479691905709" calcext:value-type="float">
            <text:p>5.99479691905709</text:p>
          </table:table-cell>
          <table:table-cell table:formula="of:=INT(2048+2047*SIN([.B3910]))" office:value-type="float" office:value="1465" calcext:value-type="float">
            <text:p>1465</text:p>
          </table:table-cell>
          <table:table-cell table:formula="of:=INT(2048+2047*COS([.B3910]))"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3909" calcext:value-type="float">
            <text:p>3909</text:p>
          </table:table-cell>
          <table:table-cell table:formula="of:=[.A3911]*2*PI()/4096" office:value-type="float" office:value="5.99633089984497" calcext:value-type="float">
            <text:p>5.99633089984497</text:p>
          </table:table-cell>
          <table:table-cell table:formula="of:=INT(2048+2047*SIN([.B3911]))" office:value-type="float" office:value="1468" calcext:value-type="float">
            <text:p>1468</text:p>
          </table:table-cell>
          <table:table-cell table:formula="of:=INT(2048+2047*COS([.B3911]))"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3910" calcext:value-type="float">
            <text:p>3910</text:p>
          </table:table-cell>
          <table:table-cell table:formula="of:=[.A3912]*2*PI()/4096" office:value-type="float" office:value="5.99786488063286" calcext:value-type="float">
            <text:p>5.99786488063286</text:p>
          </table:table-cell>
          <table:table-cell table:formula="of:=INT(2048+2047*SIN([.B3912]))" office:value-type="float" office:value="1471" calcext:value-type="float">
            <text:p>1471</text:p>
          </table:table-cell>
          <table:table-cell table:formula="of:=INT(2048+2047*COS([.B3912]))" office:value-type="float" office:value="4012" calcext:value-type="float">
            <text:p>4012</text:p>
          </table:table-cell>
          <table:table-cell/>
        </table:table-row>
        <table:table-row table:style-name="ro1">
          <table:table-cell office:value-type="float" office:value="3911" calcext:value-type="float">
            <text:p>3911</text:p>
          </table:table-cell>
          <table:table-cell table:formula="of:=[.A3913]*2*PI()/4096" office:value-type="float" office:value="5.99939886142074" calcext:value-type="float">
            <text:p>5.99939886142074</text:p>
          </table:table-cell>
          <table:table-cell table:formula="of:=INT(2048+2047*SIN([.B3913]))" office:value-type="float" office:value="1474" calcext:value-type="float">
            <text:p>1474</text:p>
          </table:table-cell>
          <table:table-cell table:formula="of:=INT(2048+2047*COS([.B3913]))"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3912" calcext:value-type="float">
            <text:p>3912</text:p>
          </table:table-cell>
          <table:table-cell table:formula="of:=[.A3914]*2*PI()/4096" office:value-type="float" office:value="6.00093284220863" calcext:value-type="float">
            <text:p>6.00093284220863</text:p>
          </table:table-cell>
          <table:table-cell table:formula="of:=INT(2048+2047*SIN([.B3914]))" office:value-type="float" office:value="1477" calcext:value-type="float">
            <text:p>1477</text:p>
          </table:table-cell>
          <table:table-cell table:formula="of:=INT(2048+2047*COS([.B3914]))" office:value-type="float" office:value="4014" calcext:value-type="float">
            <text:p>4014</text:p>
          </table:table-cell>
          <table:table-cell/>
        </table:table-row>
        <table:table-row table:style-name="ro1">
          <table:table-cell office:value-type="float" office:value="3913" calcext:value-type="float">
            <text:p>3913</text:p>
          </table:table-cell>
          <table:table-cell table:formula="of:=[.A3915]*2*PI()/4096" office:value-type="float" office:value="6.00246682299651" calcext:value-type="float">
            <text:p>6.00246682299651</text:p>
          </table:table-cell>
          <table:table-cell table:formula="of:=INT(2048+2047*SIN([.B3915]))" office:value-type="float" office:value="1480" calcext:value-type="float">
            <text:p>1480</text:p>
          </table:table-cell>
          <table:table-cell table:formula="of:=INT(2048+2047*COS([.B3915]))" office:value-type="float" office:value="4014" calcext:value-type="float">
            <text:p>4014</text:p>
          </table:table-cell>
          <table:table-cell/>
        </table:table-row>
        <table:table-row table:style-name="ro1">
          <table:table-cell office:value-type="float" office:value="3914" calcext:value-type="float">
            <text:p>3914</text:p>
          </table:table-cell>
          <table:table-cell table:formula="of:=[.A3916]*2*PI()/4096" office:value-type="float" office:value="6.0040008037844" calcext:value-type="float">
            <text:p>6.0040008037844</text:p>
          </table:table-cell>
          <table:table-cell table:formula="of:=INT(2048+2047*SIN([.B3916]))" office:value-type="float" office:value="1483" calcext:value-type="float">
            <text:p>1483</text:p>
          </table:table-cell>
          <table:table-cell table:formula="of:=INT(2048+2047*COS([.B3916]))"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3915" calcext:value-type="float">
            <text:p>3915</text:p>
          </table:table-cell>
          <table:table-cell table:formula="of:=[.A3917]*2*PI()/4096" office:value-type="float" office:value="6.00553478457229" calcext:value-type="float">
            <text:p>6.00553478457229</text:p>
          </table:table-cell>
          <table:table-cell table:formula="of:=INT(2048+2047*SIN([.B3917]))" office:value-type="float" office:value="1486" calcext:value-type="float">
            <text:p>1486</text:p>
          </table:table-cell>
          <table:table-cell table:formula="of:=INT(2048+2047*COS([.B3917]))" office:value-type="float" office:value="4016" calcext:value-type="float">
            <text:p>4016</text:p>
          </table:table-cell>
          <table:table-cell/>
        </table:table-row>
        <table:table-row table:style-name="ro1">
          <table:table-cell office:value-type="float" office:value="3916" calcext:value-type="float">
            <text:p>3916</text:p>
          </table:table-cell>
          <table:table-cell table:formula="of:=[.A3918]*2*PI()/4096" office:value-type="float" office:value="6.00706876536017" calcext:value-type="float">
            <text:p>6.00706876536017</text:p>
          </table:table-cell>
          <table:table-cell table:formula="of:=INT(2048+2047*SIN([.B3918]))" office:value-type="float" office:value="1489" calcext:value-type="float">
            <text:p>1489</text:p>
          </table:table-cell>
          <table:table-cell table:formula="of:=INT(2048+2047*COS([.B3918]))" office:value-type="float" office:value="4017" calcext:value-type="float">
            <text:p>4017</text:p>
          </table:table-cell>
          <table:table-cell/>
        </table:table-row>
        <table:table-row table:style-name="ro1">
          <table:table-cell office:value-type="float" office:value="3917" calcext:value-type="float">
            <text:p>3917</text:p>
          </table:table-cell>
          <table:table-cell table:formula="of:=[.A3919]*2*PI()/4096" office:value-type="float" office:value="6.00860274614806" calcext:value-type="float">
            <text:p>6.00860274614806</text:p>
          </table:table-cell>
          <table:table-cell table:formula="of:=INT(2048+2047*SIN([.B3919]))" office:value-type="float" office:value="1492" calcext:value-type="float">
            <text:p>1492</text:p>
          </table:table-cell>
          <table:table-cell table:formula="of:=INT(2048+2047*COS([.B3919]))" office:value-type="float" office:value="4018" calcext:value-type="float">
            <text:p>4018</text:p>
          </table:table-cell>
          <table:table-cell/>
        </table:table-row>
        <table:table-row table:style-name="ro1">
          <table:table-cell office:value-type="float" office:value="3918" calcext:value-type="float">
            <text:p>3918</text:p>
          </table:table-cell>
          <table:table-cell table:formula="of:=[.A3920]*2*PI()/4096" office:value-type="float" office:value="6.01013672693594" calcext:value-type="float">
            <text:p>6.01013672693594</text:p>
          </table:table-cell>
          <table:table-cell table:formula="of:=INT(2048+2047*SIN([.B3920]))" office:value-type="float" office:value="1495" calcext:value-type="float">
            <text:p>1495</text:p>
          </table:table-cell>
          <table:table-cell table:formula="of:=INT(2048+2047*COS([.B3920]))"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3919" calcext:value-type="float">
            <text:p>3919</text:p>
          </table:table-cell>
          <table:table-cell table:formula="of:=[.A3921]*2*PI()/4096" office:value-type="float" office:value="6.01167070772383" calcext:value-type="float">
            <text:p>6.01167070772383</text:p>
          </table:table-cell>
          <table:table-cell table:formula="of:=INT(2048+2047*SIN([.B3921]))" office:value-type="float" office:value="1499" calcext:value-type="float">
            <text:p>1499</text:p>
          </table:table-cell>
          <table:table-cell table:formula="of:=INT(2048+2047*COS([.B3921]))"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3920" calcext:value-type="float">
            <text:p>3920</text:p>
          </table:table-cell>
          <table:table-cell table:formula="of:=[.A3922]*2*PI()/4096" office:value-type="float" office:value="6.01320468851171" calcext:value-type="float">
            <text:p>6.01320468851171</text:p>
          </table:table-cell>
          <table:table-cell table:formula="of:=INT(2048+2047*SIN([.B3922]))" office:value-type="float" office:value="1502" calcext:value-type="float">
            <text:p>1502</text:p>
          </table:table-cell>
          <table:table-cell table:formula="of:=INT(2048+2047*COS([.B3922]))"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3921" calcext:value-type="float">
            <text:p>3921</text:p>
          </table:table-cell>
          <table:table-cell table:formula="of:=[.A3923]*2*PI()/4096" office:value-type="float" office:value="6.0147386692996" calcext:value-type="float">
            <text:p>6.0147386692996</text:p>
          </table:table-cell>
          <table:table-cell table:formula="of:=INT(2048+2047*SIN([.B3923]))" office:value-type="float" office:value="1505" calcext:value-type="float">
            <text:p>1505</text:p>
          </table:table-cell>
          <table:table-cell table:formula="of:=INT(2048+2047*COS([.B3923]))" office:value-type="float" office:value="4021" calcext:value-type="float">
            <text:p>4021</text:p>
          </table:table-cell>
          <table:table-cell/>
        </table:table-row>
        <table:table-row table:style-name="ro1">
          <table:table-cell office:value-type="float" office:value="3922" calcext:value-type="float">
            <text:p>3922</text:p>
          </table:table-cell>
          <table:table-cell table:formula="of:=[.A3924]*2*PI()/4096" office:value-type="float" office:value="6.01627265008749" calcext:value-type="float">
            <text:p>6.01627265008749</text:p>
          </table:table-cell>
          <table:table-cell table:formula="of:=INT(2048+2047*SIN([.B3924]))" office:value-type="float" office:value="1508" calcext:value-type="float">
            <text:p>1508</text:p>
          </table:table-cell>
          <table:table-cell table:formula="of:=INT(2048+2047*COS([.B3924]))" office:value-type="float" office:value="4022" calcext:value-type="float">
            <text:p>4022</text:p>
          </table:table-cell>
          <table:table-cell/>
        </table:table-row>
        <table:table-row table:style-name="ro1">
          <table:table-cell office:value-type="float" office:value="3923" calcext:value-type="float">
            <text:p>3923</text:p>
          </table:table-cell>
          <table:table-cell table:formula="of:=[.A3925]*2*PI()/4096" office:value-type="float" office:value="6.01780663087537" calcext:value-type="float">
            <text:p>6.01780663087537</text:p>
          </table:table-cell>
          <table:table-cell table:formula="of:=INT(2048+2047*SIN([.B3925]))" office:value-type="float" office:value="1511" calcext:value-type="float">
            <text:p>1511</text:p>
          </table:table-cell>
          <table:table-cell table:formula="of:=INT(2048+2047*COS([.B3925]))" office:value-type="float" office:value="4023" calcext:value-type="float">
            <text:p>4023</text:p>
          </table:table-cell>
          <table:table-cell/>
        </table:table-row>
        <table:table-row table:style-name="ro1">
          <table:table-cell office:value-type="float" office:value="3924" calcext:value-type="float">
            <text:p>3924</text:p>
          </table:table-cell>
          <table:table-cell table:formula="of:=[.A3926]*2*PI()/4096" office:value-type="float" office:value="6.01934061166326" calcext:value-type="float">
            <text:p>6.01934061166326</text:p>
          </table:table-cell>
          <table:table-cell table:formula="of:=INT(2048+2047*SIN([.B3926]))" office:value-type="float" office:value="1514" calcext:value-type="float">
            <text:p>1514</text:p>
          </table:table-cell>
          <table:table-cell table:formula="of:=INT(2048+2047*COS([.B3926]))" office:value-type="float" office:value="4024" calcext:value-type="float">
            <text:p>4024</text:p>
          </table:table-cell>
          <table:table-cell/>
        </table:table-row>
        <table:table-row table:style-name="ro1">
          <table:table-cell office:value-type="float" office:value="3925" calcext:value-type="float">
            <text:p>3925</text:p>
          </table:table-cell>
          <table:table-cell table:formula="of:=[.A3927]*2*PI()/4096" office:value-type="float" office:value="6.02087459245114" calcext:value-type="float">
            <text:p>6.02087459245114</text:p>
          </table:table-cell>
          <table:table-cell table:formula="of:=INT(2048+2047*SIN([.B3927]))" office:value-type="float" office:value="1517" calcext:value-type="float">
            <text:p>1517</text:p>
          </table:table-cell>
          <table:table-cell table:formula="of:=INT(2048+2047*COS([.B3927]))" office:value-type="float" office:value="4024" calcext:value-type="float">
            <text:p>4024</text:p>
          </table:table-cell>
          <table:table-cell/>
        </table:table-row>
        <table:table-row table:style-name="ro1">
          <table:table-cell office:value-type="float" office:value="3926" calcext:value-type="float">
            <text:p>3926</text:p>
          </table:table-cell>
          <table:table-cell table:formula="of:=[.A3928]*2*PI()/4096" office:value-type="float" office:value="6.02240857323903" calcext:value-type="float">
            <text:p>6.02240857323903</text:p>
          </table:table-cell>
          <table:table-cell table:formula="of:=INT(2048+2047*SIN([.B3928]))" office:value-type="float" office:value="1520" calcext:value-type="float">
            <text:p>1520</text:p>
          </table:table-cell>
          <table:table-cell table:formula="of:=INT(2048+2047*COS([.B3928]))"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3927" calcext:value-type="float">
            <text:p>3927</text:p>
          </table:table-cell>
          <table:table-cell table:formula="of:=[.A3929]*2*PI()/4096" office:value-type="float" office:value="6.02394255402691" calcext:value-type="float">
            <text:p>6.02394255402691</text:p>
          </table:table-cell>
          <table:table-cell table:formula="of:=INT(2048+2047*SIN([.B3929]))" office:value-type="float" office:value="1523" calcext:value-type="float">
            <text:p>1523</text:p>
          </table:table-cell>
          <table:table-cell table:formula="of:=INT(2048+2047*COS([.B3929]))" office:value-type="float" office:value="4026" calcext:value-type="float">
            <text:p>4026</text:p>
          </table:table-cell>
          <table:table-cell/>
        </table:table-row>
        <table:table-row table:style-name="ro1">
          <table:table-cell office:value-type="float" office:value="3928" calcext:value-type="float">
            <text:p>3928</text:p>
          </table:table-cell>
          <table:table-cell table:formula="of:=[.A3930]*2*PI()/4096" office:value-type="float" office:value="6.0254765348148" calcext:value-type="float">
            <text:p>6.0254765348148</text:p>
          </table:table-cell>
          <table:table-cell table:formula="of:=INT(2048+2047*SIN([.B3930]))" office:value-type="float" office:value="1526" calcext:value-type="float">
            <text:p>1526</text:p>
          </table:table-cell>
          <table:table-cell table:formula="of:=INT(2048+2047*COS([.B3930]))" office:value-type="float" office:value="4027" calcext:value-type="float">
            <text:p>4027</text:p>
          </table:table-cell>
          <table:table-cell/>
        </table:table-row>
        <table:table-row table:style-name="ro1">
          <table:table-cell office:value-type="float" office:value="3929" calcext:value-type="float">
            <text:p>3929</text:p>
          </table:table-cell>
          <table:table-cell table:formula="of:=[.A3931]*2*PI()/4096" office:value-type="float" office:value="6.02701051560268" calcext:value-type="float">
            <text:p>6.02701051560268</text:p>
          </table:table-cell>
          <table:table-cell table:formula="of:=INT(2048+2047*SIN([.B3931]))" office:value-type="float" office:value="1529" calcext:value-type="float">
            <text:p>1529</text:p>
          </table:table-cell>
          <table:table-cell table:formula="of:=INT(2048+2047*COS([.B3931]))" office:value-type="float" office:value="4028" calcext:value-type="float">
            <text:p>4028</text:p>
          </table:table-cell>
          <table:table-cell/>
        </table:table-row>
        <table:table-row table:style-name="ro1">
          <table:table-cell office:value-type="float" office:value="3930" calcext:value-type="float">
            <text:p>3930</text:p>
          </table:table-cell>
          <table:table-cell table:formula="of:=[.A3932]*2*PI()/4096" office:value-type="float" office:value="6.02854449639057" calcext:value-type="float">
            <text:p>6.02854449639057</text:p>
          </table:table-cell>
          <table:table-cell table:formula="of:=INT(2048+2047*SIN([.B3932]))" office:value-type="float" office:value="1532" calcext:value-type="float">
            <text:p>1532</text:p>
          </table:table-cell>
          <table:table-cell table:formula="of:=INT(2048+2047*COS([.B3932]))" office:value-type="float" office:value="4028" calcext:value-type="float">
            <text:p>4028</text:p>
          </table:table-cell>
          <table:table-cell/>
        </table:table-row>
        <table:table-row table:style-name="ro1">
          <table:table-cell office:value-type="float" office:value="3931" calcext:value-type="float">
            <text:p>3931</text:p>
          </table:table-cell>
          <table:table-cell table:formula="of:=[.A3933]*2*PI()/4096" office:value-type="float" office:value="6.03007847717846" calcext:value-type="float">
            <text:p>6.03007847717846</text:p>
          </table:table-cell>
          <table:table-cell table:formula="of:=INT(2048+2047*SIN([.B3933]))" office:value-type="float" office:value="1535" calcext:value-type="float">
            <text:p>1535</text:p>
          </table:table-cell>
          <table:table-cell table:formula="of:=INT(2048+2047*COS([.B3933]))"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3932" calcext:value-type="float">
            <text:p>3932</text:p>
          </table:table-cell>
          <table:table-cell table:formula="of:=[.A3934]*2*PI()/4096" office:value-type="float" office:value="6.03161245796634" calcext:value-type="float">
            <text:p>6.03161245796634</text:p>
          </table:table-cell>
          <table:table-cell table:formula="of:=INT(2048+2047*SIN([.B3934]))" office:value-type="float" office:value="1538" calcext:value-type="float">
            <text:p>1538</text:p>
          </table:table-cell>
          <table:table-cell table:formula="of:=INT(2048+2047*COS([.B3934]))" office:value-type="float" office:value="4030" calcext:value-type="float">
            <text:p>4030</text:p>
          </table:table-cell>
          <table:table-cell/>
        </table:table-row>
        <table:table-row table:style-name="ro1">
          <table:table-cell office:value-type="float" office:value="3933" calcext:value-type="float">
            <text:p>3933</text:p>
          </table:table-cell>
          <table:table-cell table:formula="of:=[.A3935]*2*PI()/4096" office:value-type="float" office:value="6.03314643875423" calcext:value-type="float">
            <text:p>6.03314643875423</text:p>
          </table:table-cell>
          <table:table-cell table:formula="of:=INT(2048+2047*SIN([.B3935]))" office:value-type="float" office:value="1541" calcext:value-type="float">
            <text:p>1541</text:p>
          </table:table-cell>
          <table:table-cell table:formula="of:=INT(2048+2047*COS([.B3935]))"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3934" calcext:value-type="float">
            <text:p>3934</text:p>
          </table:table-cell>
          <table:table-cell table:formula="of:=[.A3936]*2*PI()/4096" office:value-type="float" office:value="6.03468041954211" calcext:value-type="float">
            <text:p>6.03468041954211</text:p>
          </table:table-cell>
          <table:table-cell table:formula="of:=INT(2048+2047*SIN([.B3936]))" office:value-type="float" office:value="1544" calcext:value-type="float">
            <text:p>1544</text:p>
          </table:table-cell>
          <table:table-cell table:formula="of:=INT(2048+2047*COS([.B3936]))" office:value-type="float" office:value="4032" calcext:value-type="float">
            <text:p>4032</text:p>
          </table:table-cell>
          <table:table-cell/>
        </table:table-row>
        <table:table-row table:style-name="ro1">
          <table:table-cell office:value-type="float" office:value="3935" calcext:value-type="float">
            <text:p>3935</text:p>
          </table:table-cell>
          <table:table-cell table:formula="of:=[.A3937]*2*PI()/4096" office:value-type="float" office:value="6.03621440033" calcext:value-type="float">
            <text:p>6.03621440033</text:p>
          </table:table-cell>
          <table:table-cell table:formula="of:=INT(2048+2047*SIN([.B3937]))" office:value-type="float" office:value="1547" calcext:value-type="float">
            <text:p>1547</text:p>
          </table:table-cell>
          <table:table-cell table:formula="of:=INT(2048+2047*COS([.B3937]))" office:value-type="float" office:value="4032" calcext:value-type="float">
            <text:p>4032</text:p>
          </table:table-cell>
          <table:table-cell/>
        </table:table-row>
        <table:table-row table:style-name="ro1">
          <table:table-cell office:value-type="float" office:value="3936" calcext:value-type="float">
            <text:p>3936</text:p>
          </table:table-cell>
          <table:table-cell table:formula="of:=[.A3938]*2*PI()/4096" office:value-type="float" office:value="6.03774838111788" calcext:value-type="float">
            <text:p>6.03774838111788</text:p>
          </table:table-cell>
          <table:table-cell table:formula="of:=INT(2048+2047*SIN([.B3938]))" office:value-type="float" office:value="1550" calcext:value-type="float">
            <text:p>1550</text:p>
          </table:table-cell>
          <table:table-cell table:formula="of:=INT(2048+2047*COS([.B3938]))" office:value-type="float" office:value="4033" calcext:value-type="float">
            <text:p>4033</text:p>
          </table:table-cell>
          <table:table-cell/>
        </table:table-row>
        <table:table-row table:style-name="ro1">
          <table:table-cell office:value-type="float" office:value="3937" calcext:value-type="float">
            <text:p>3937</text:p>
          </table:table-cell>
          <table:table-cell table:formula="of:=[.A3939]*2*PI()/4096" office:value-type="float" office:value="6.03928236190577" calcext:value-type="float">
            <text:p>6.03928236190577</text:p>
          </table:table-cell>
          <table:table-cell table:formula="of:=INT(2048+2047*SIN([.B3939]))" office:value-type="float" office:value="1553" calcext:value-type="float">
            <text:p>1553</text:p>
          </table:table-cell>
          <table:table-cell table:formula="of:=INT(2048+2047*COS([.B3939]))"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3938" calcext:value-type="float">
            <text:p>3938</text:p>
          </table:table-cell>
          <table:table-cell table:formula="of:=[.A3940]*2*PI()/4096" office:value-type="float" office:value="6.04081634269366" calcext:value-type="float">
            <text:p>6.04081634269366</text:p>
          </table:table-cell>
          <table:table-cell table:formula="of:=INT(2048+2047*SIN([.B3940]))" office:value-type="float" office:value="1556" calcext:value-type="float">
            <text:p>1556</text:p>
          </table:table-cell>
          <table:table-cell table:formula="of:=INT(2048+2047*COS([.B3940]))"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3939" calcext:value-type="float">
            <text:p>3939</text:p>
          </table:table-cell>
          <table:table-cell table:formula="of:=[.A3941]*2*PI()/4096" office:value-type="float" office:value="6.04235032348154" calcext:value-type="float">
            <text:p>6.04235032348154</text:p>
          </table:table-cell>
          <table:table-cell table:formula="of:=INT(2048+2047*SIN([.B3941]))" office:value-type="float" office:value="1559" calcext:value-type="float">
            <text:p>1559</text:p>
          </table:table-cell>
          <table:table-cell table:formula="of:=INT(2048+2047*COS([.B3941]))" office:value-type="float" office:value="4035" calcext:value-type="float">
            <text:p>4035</text:p>
          </table:table-cell>
          <table:table-cell/>
        </table:table-row>
        <table:table-row table:style-name="ro1">
          <table:table-cell office:value-type="float" office:value="3940" calcext:value-type="float">
            <text:p>3940</text:p>
          </table:table-cell>
          <table:table-cell table:formula="of:=[.A3942]*2*PI()/4096" office:value-type="float" office:value="6.04388430426943" calcext:value-type="float">
            <text:p>6.04388430426943</text:p>
          </table:table-cell>
          <table:table-cell table:formula="of:=INT(2048+2047*SIN([.B3942]))" office:value-type="float" office:value="1562" calcext:value-type="float">
            <text:p>1562</text:p>
          </table:table-cell>
          <table:table-cell table:formula="of:=INT(2048+2047*COS([.B3942]))" office:value-type="float" office:value="4036" calcext:value-type="float">
            <text:p>4036</text:p>
          </table:table-cell>
          <table:table-cell/>
        </table:table-row>
        <table:table-row table:style-name="ro1">
          <table:table-cell office:value-type="float" office:value="3941" calcext:value-type="float">
            <text:p>3941</text:p>
          </table:table-cell>
          <table:table-cell table:formula="of:=[.A3943]*2*PI()/4096" office:value-type="float" office:value="6.04541828505731" calcext:value-type="float">
            <text:p>6.04541828505731</text:p>
          </table:table-cell>
          <table:table-cell table:formula="of:=INT(2048+2047*SIN([.B3943]))" office:value-type="float" office:value="1565" calcext:value-type="float">
            <text:p>1565</text:p>
          </table:table-cell>
          <table:table-cell table:formula="of:=INT(2048+2047*COS([.B3943]))" office:value-type="float" office:value="4037" calcext:value-type="float">
            <text:p>4037</text:p>
          </table:table-cell>
          <table:table-cell/>
        </table:table-row>
        <table:table-row table:style-name="ro1">
          <table:table-cell office:value-type="float" office:value="3942" calcext:value-type="float">
            <text:p>3942</text:p>
          </table:table-cell>
          <table:table-cell table:formula="of:=[.A3944]*2*PI()/4096" office:value-type="float" office:value="6.0469522658452" calcext:value-type="float">
            <text:p>6.0469522658452</text:p>
          </table:table-cell>
          <table:table-cell table:formula="of:=INT(2048+2047*SIN([.B3944]))" office:value-type="float" office:value="1568" calcext:value-type="float">
            <text:p>1568</text:p>
          </table:table-cell>
          <table:table-cell table:formula="of:=INT(2048+2047*COS([.B3944]))" office:value-type="float" office:value="4038" calcext:value-type="float">
            <text:p>4038</text:p>
          </table:table-cell>
          <table:table-cell/>
        </table:table-row>
        <table:table-row table:style-name="ro1">
          <table:table-cell office:value-type="float" office:value="3943" calcext:value-type="float">
            <text:p>3943</text:p>
          </table:table-cell>
          <table:table-cell table:formula="of:=[.A3945]*2*PI()/4096" office:value-type="float" office:value="6.04848624663308" calcext:value-type="float">
            <text:p>6.04848624663308</text:p>
          </table:table-cell>
          <table:table-cell table:formula="of:=INT(2048+2047*SIN([.B3945]))" office:value-type="float" office:value="1571" calcext:value-type="float">
            <text:p>1571</text:p>
          </table:table-cell>
          <table:table-cell table:formula="of:=INT(2048+2047*COS([.B3945]))" office:value-type="float" office:value="4038" calcext:value-type="float">
            <text:p>4038</text:p>
          </table:table-cell>
          <table:table-cell/>
        </table:table-row>
        <table:table-row table:style-name="ro1">
          <table:table-cell office:value-type="float" office:value="3944" calcext:value-type="float">
            <text:p>3944</text:p>
          </table:table-cell>
          <table:table-cell table:formula="of:=[.A3946]*2*PI()/4096" office:value-type="float" office:value="6.05002022742097" calcext:value-type="float">
            <text:p>6.05002022742097</text:p>
          </table:table-cell>
          <table:table-cell table:formula="of:=INT(2048+2047*SIN([.B3946]))" office:value-type="float" office:value="1575" calcext:value-type="float">
            <text:p>1575</text:p>
          </table:table-cell>
          <table:table-cell table:formula="of:=INT(2048+2047*COS([.B3946]))"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3945" calcext:value-type="float">
            <text:p>3945</text:p>
          </table:table-cell>
          <table:table-cell table:formula="of:=[.A3947]*2*PI()/4096" office:value-type="float" office:value="6.05155420820885" calcext:value-type="float">
            <text:p>6.05155420820885</text:p>
          </table:table-cell>
          <table:table-cell table:formula="of:=INT(2048+2047*SIN([.B3947]))" office:value-type="float" office:value="1578" calcext:value-type="float">
            <text:p>1578</text:p>
          </table:table-cell>
          <table:table-cell table:formula="of:=INT(2048+2047*COS([.B3947]))"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3946" calcext:value-type="float">
            <text:p>3946</text:p>
          </table:table-cell>
          <table:table-cell table:formula="of:=[.A3948]*2*PI()/4096" office:value-type="float" office:value="6.05308818899674" calcext:value-type="float">
            <text:p>6.05308818899674</text:p>
          </table:table-cell>
          <table:table-cell table:formula="of:=INT(2048+2047*SIN([.B3948]))" office:value-type="float" office:value="1581" calcext:value-type="float">
            <text:p>1581</text:p>
          </table:table-cell>
          <table:table-cell table:formula="of:=INT(2048+2047*COS([.B3948]))"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3947" calcext:value-type="float">
            <text:p>3947</text:p>
          </table:table-cell>
          <table:table-cell table:formula="of:=[.A3949]*2*PI()/4096" office:value-type="float" office:value="6.05462216978463" calcext:value-type="float">
            <text:p>6.05462216978463</text:p>
          </table:table-cell>
          <table:table-cell table:formula="of:=INT(2048+2047*SIN([.B3949]))" office:value-type="float" office:value="1584" calcext:value-type="float">
            <text:p>1584</text:p>
          </table:table-cell>
          <table:table-cell table:formula="of:=INT(2048+2047*COS([.B3949]))"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3948" calcext:value-type="float">
            <text:p>3948</text:p>
          </table:table-cell>
          <table:table-cell table:formula="of:=[.A3950]*2*PI()/4096" office:value-type="float" office:value="6.05615615057251" calcext:value-type="float">
            <text:p>6.05615615057251</text:p>
          </table:table-cell>
          <table:table-cell table:formula="of:=INT(2048+2047*SIN([.B3950]))" office:value-type="float" office:value="1587" calcext:value-type="float">
            <text:p>1587</text:p>
          </table:table-cell>
          <table:table-cell table:formula="of:=INT(2048+2047*COS([.B3950]))" office:value-type="float" office:value="4042" calcext:value-type="float">
            <text:p>4042</text:p>
          </table:table-cell>
          <table:table-cell/>
        </table:table-row>
        <table:table-row table:style-name="ro1">
          <table:table-cell office:value-type="float" office:value="3949" calcext:value-type="float">
            <text:p>3949</text:p>
          </table:table-cell>
          <table:table-cell table:formula="of:=[.A3951]*2*PI()/4096" office:value-type="float" office:value="6.0576901313604" calcext:value-type="float">
            <text:p>6.0576901313604</text:p>
          </table:table-cell>
          <table:table-cell table:formula="of:=INT(2048+2047*SIN([.B3951]))" office:value-type="float" office:value="1590" calcext:value-type="float">
            <text:p>1590</text:p>
          </table:table-cell>
          <table:table-cell table:formula="of:=INT(2048+2047*COS([.B3951]))"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3950" calcext:value-type="float">
            <text:p>3950</text:p>
          </table:table-cell>
          <table:table-cell table:formula="of:=[.A3952]*2*PI()/4096" office:value-type="float" office:value="6.05922411214828" calcext:value-type="float">
            <text:p>6.05922411214828</text:p>
          </table:table-cell>
          <table:table-cell table:formula="of:=INT(2048+2047*SIN([.B3952]))" office:value-type="float" office:value="1593" calcext:value-type="float">
            <text:p>1593</text:p>
          </table:table-cell>
          <table:table-cell table:formula="of:=INT(2048+2047*COS([.B3952]))"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3951" calcext:value-type="float">
            <text:p>3951</text:p>
          </table:table-cell>
          <table:table-cell table:formula="of:=[.A3953]*2*PI()/4096" office:value-type="float" office:value="6.06075809293617" calcext:value-type="float">
            <text:p>6.06075809293617</text:p>
          </table:table-cell>
          <table:table-cell table:formula="of:=INT(2048+2047*SIN([.B3953]))" office:value-type="float" office:value="1596" calcext:value-type="float">
            <text:p>1596</text:p>
          </table:table-cell>
          <table:table-cell table:formula="of:=INT(2048+2047*COS([.B3953]))" office:value-type="float" office:value="4044" calcext:value-type="float">
            <text:p>4044</text:p>
          </table:table-cell>
          <table:table-cell/>
        </table:table-row>
        <table:table-row table:style-name="ro1">
          <table:table-cell office:value-type="float" office:value="3952" calcext:value-type="float">
            <text:p>3952</text:p>
          </table:table-cell>
          <table:table-cell table:formula="of:=[.A3954]*2*PI()/4096" office:value-type="float" office:value="6.06229207372405" calcext:value-type="float">
            <text:p>6.06229207372405</text:p>
          </table:table-cell>
          <table:table-cell table:formula="of:=INT(2048+2047*SIN([.B3954]))" office:value-type="float" office:value="1599" calcext:value-type="float">
            <text:p>1599</text:p>
          </table:table-cell>
          <table:table-cell table:formula="of:=INT(2048+2047*COS([.B3954]))"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3953" calcext:value-type="float">
            <text:p>3953</text:p>
          </table:table-cell>
          <table:table-cell table:formula="of:=[.A3955]*2*PI()/4096" office:value-type="float" office:value="6.06382605451194" calcext:value-type="float">
            <text:p>6.06382605451194</text:p>
          </table:table-cell>
          <table:table-cell table:formula="of:=INT(2048+2047*SIN([.B3955]))" office:value-type="float" office:value="1602" calcext:value-type="float">
            <text:p>1602</text:p>
          </table:table-cell>
          <table:table-cell table:formula="of:=INT(2048+2047*COS([.B3955]))"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3954" calcext:value-type="float">
            <text:p>3954</text:p>
          </table:table-cell>
          <table:table-cell table:formula="of:=[.A3956]*2*PI()/4096" office:value-type="float" office:value="6.06536003529983" calcext:value-type="float">
            <text:p>6.06536003529983</text:p>
          </table:table-cell>
          <table:table-cell table:formula="of:=INT(2048+2047*SIN([.B3956]))" office:value-type="float" office:value="1605" calcext:value-type="float">
            <text:p>1605</text:p>
          </table:table-cell>
          <table:table-cell table:formula="of:=INT(2048+2047*COS([.B3956]))" office:value-type="float" office:value="4046" calcext:value-type="float">
            <text:p>4046</text:p>
          </table:table-cell>
          <table:table-cell/>
        </table:table-row>
        <table:table-row table:style-name="ro1">
          <table:table-cell office:value-type="float" office:value="3955" calcext:value-type="float">
            <text:p>3955</text:p>
          </table:table-cell>
          <table:table-cell table:formula="of:=[.A3957]*2*PI()/4096" office:value-type="float" office:value="6.06689401608771" calcext:value-type="float">
            <text:p>6.06689401608771</text:p>
          </table:table-cell>
          <table:table-cell table:formula="of:=INT(2048+2047*SIN([.B3957]))" office:value-type="float" office:value="1608" calcext:value-type="float">
            <text:p>1608</text:p>
          </table:table-cell>
          <table:table-cell table:formula="of:=INT(2048+2047*COS([.B3957]))" office:value-type="float" office:value="4047" calcext:value-type="float">
            <text:p>4047</text:p>
          </table:table-cell>
          <table:table-cell/>
        </table:table-row>
        <table:table-row table:style-name="ro1">
          <table:table-cell office:value-type="float" office:value="3956" calcext:value-type="float">
            <text:p>3956</text:p>
          </table:table-cell>
          <table:table-cell table:formula="of:=[.A3958]*2*PI()/4096" office:value-type="float" office:value="6.0684279968756" calcext:value-type="float">
            <text:p>6.0684279968756</text:p>
          </table:table-cell>
          <table:table-cell table:formula="of:=INT(2048+2047*SIN([.B3958]))" office:value-type="float" office:value="1611" calcext:value-type="float">
            <text:p>1611</text:p>
          </table:table-cell>
          <table:table-cell table:formula="of:=INT(2048+2047*COS([.B3958]))" office:value-type="float" office:value="4047" calcext:value-type="float">
            <text:p>4047</text:p>
          </table:table-cell>
          <table:table-cell/>
        </table:table-row>
        <table:table-row table:style-name="ro1">
          <table:table-cell office:value-type="float" office:value="3957" calcext:value-type="float">
            <text:p>3957</text:p>
          </table:table-cell>
          <table:table-cell table:formula="of:=[.A3959]*2*PI()/4096" office:value-type="float" office:value="6.06996197766348" calcext:value-type="float">
            <text:p>6.06996197766348</text:p>
          </table:table-cell>
          <table:table-cell table:formula="of:=INT(2048+2047*SIN([.B3959]))" office:value-type="float" office:value="1614" calcext:value-type="float">
            <text:p>1614</text:p>
          </table:table-cell>
          <table:table-cell table:formula="of:=INT(2048+2047*COS([.B3959]))" office:value-type="float" office:value="4048" calcext:value-type="float">
            <text:p>4048</text:p>
          </table:table-cell>
          <table:table-cell/>
        </table:table-row>
        <table:table-row table:style-name="ro1">
          <table:table-cell office:value-type="float" office:value="3958" calcext:value-type="float">
            <text:p>3958</text:p>
          </table:table-cell>
          <table:table-cell table:formula="of:=[.A3960]*2*PI()/4096" office:value-type="float" office:value="6.07149595845137" calcext:value-type="float">
            <text:p>6.07149595845137</text:p>
          </table:table-cell>
          <table:table-cell table:formula="of:=INT(2048+2047*SIN([.B3960]))" office:value-type="float" office:value="1617" calcext:value-type="float">
            <text:p>1617</text:p>
          </table:table-cell>
          <table:table-cell table:formula="of:=INT(2048+2047*COS([.B3960]))" office:value-type="float" office:value="4049" calcext:value-type="float">
            <text:p>4049</text:p>
          </table:table-cell>
          <table:table-cell/>
        </table:table-row>
        <table:table-row table:style-name="ro1">
          <table:table-cell office:value-type="float" office:value="3959" calcext:value-type="float">
            <text:p>3959</text:p>
          </table:table-cell>
          <table:table-cell table:formula="of:=[.A3961]*2*PI()/4096" office:value-type="float" office:value="6.07302993923925" calcext:value-type="float">
            <text:p>6.07302993923925</text:p>
          </table:table-cell>
          <table:table-cell table:formula="of:=INT(2048+2047*SIN([.B3961]))" office:value-type="float" office:value="1620" calcext:value-type="float">
            <text:p>1620</text:p>
          </table:table-cell>
          <table:table-cell table:formula="of:=INT(2048+2047*COS([.B3961]))" office:value-type="float" office:value="4049" calcext:value-type="float">
            <text:p>4049</text:p>
          </table:table-cell>
          <table:table-cell/>
        </table:table-row>
        <table:table-row table:style-name="ro1">
          <table:table-cell office:value-type="float" office:value="3960" calcext:value-type="float">
            <text:p>3960</text:p>
          </table:table-cell>
          <table:table-cell table:formula="of:=[.A3962]*2*PI()/4096" office:value-type="float" office:value="6.07456392002714" calcext:value-type="float">
            <text:p>6.07456392002714</text:p>
          </table:table-cell>
          <table:table-cell table:formula="of:=INT(2048+2047*SIN([.B3962]))" office:value-type="float" office:value="1624" calcext:value-type="float">
            <text:p>1624</text:p>
          </table:table-cell>
          <table:table-cell table:formula="of:=INT(2048+2047*COS([.B3962]))"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3961" calcext:value-type="float">
            <text:p>3961</text:p>
          </table:table-cell>
          <table:table-cell table:formula="of:=[.A3963]*2*PI()/4096" office:value-type="float" office:value="6.07609790081503" calcext:value-type="float">
            <text:p>6.07609790081503</text:p>
          </table:table-cell>
          <table:table-cell table:formula="of:=INT(2048+2047*SIN([.B3963]))" office:value-type="float" office:value="1627" calcext:value-type="float">
            <text:p>1627</text:p>
          </table:table-cell>
          <table:table-cell table:formula="of:=INT(2048+2047*COS([.B3963]))"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3962" calcext:value-type="float">
            <text:p>3962</text:p>
          </table:table-cell>
          <table:table-cell table:formula="of:=[.A3964]*2*PI()/4096" office:value-type="float" office:value="6.07763188160291" calcext:value-type="float">
            <text:p>6.07763188160291</text:p>
          </table:table-cell>
          <table:table-cell table:formula="of:=INT(2048+2047*SIN([.B3964]))" office:value-type="float" office:value="1630" calcext:value-type="float">
            <text:p>1630</text:p>
          </table:table-cell>
          <table:table-cell table:formula="of:=INT(2048+2047*COS([.B3964]))"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3963" calcext:value-type="float">
            <text:p>3963</text:p>
          </table:table-cell>
          <table:table-cell table:formula="of:=[.A3965]*2*PI()/4096" office:value-type="float" office:value="6.0791658623908" calcext:value-type="float">
            <text:p>6.0791658623908</text:p>
          </table:table-cell>
          <table:table-cell table:formula="of:=INT(2048+2047*SIN([.B3965]))" office:value-type="float" office:value="1633" calcext:value-type="float">
            <text:p>1633</text:p>
          </table:table-cell>
          <table:table-cell table:formula="of:=INT(2048+2047*COS([.B3965]))"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3964" calcext:value-type="float">
            <text:p>3964</text:p>
          </table:table-cell>
          <table:table-cell table:formula="of:=[.A3966]*2*PI()/4096" office:value-type="float" office:value="6.08069984317868" calcext:value-type="float">
            <text:p>6.08069984317868</text:p>
          </table:table-cell>
          <table:table-cell table:formula="of:=INT(2048+2047*SIN([.B3966]))" office:value-type="float" office:value="1636" calcext:value-type="float">
            <text:p>1636</text:p>
          </table:table-cell>
          <table:table-cell table:formula="of:=INT(2048+2047*COS([.B3966]))" office:value-type="float" office:value="4053" calcext:value-type="float">
            <text:p>4053</text:p>
          </table:table-cell>
          <table:table-cell/>
        </table:table-row>
        <table:table-row table:style-name="ro1">
          <table:table-cell office:value-type="float" office:value="3965" calcext:value-type="float">
            <text:p>3965</text:p>
          </table:table-cell>
          <table:table-cell table:formula="of:=[.A3967]*2*PI()/4096" office:value-type="float" office:value="6.08223382396657" calcext:value-type="float">
            <text:p>6.08223382396657</text:p>
          </table:table-cell>
          <table:table-cell table:formula="of:=INT(2048+2047*SIN([.B3967]))" office:value-type="float" office:value="1639" calcext:value-type="float">
            <text:p>1639</text:p>
          </table:table-cell>
          <table:table-cell table:formula="of:=INT(2048+2047*COS([.B3967]))" office:value-type="float" office:value="4053" calcext:value-type="float">
            <text:p>4053</text:p>
          </table:table-cell>
          <table:table-cell/>
        </table:table-row>
        <table:table-row table:style-name="ro1">
          <table:table-cell office:value-type="float" office:value="3966" calcext:value-type="float">
            <text:p>3966</text:p>
          </table:table-cell>
          <table:table-cell table:formula="of:=[.A3968]*2*PI()/4096" office:value-type="float" office:value="6.08376780475445" calcext:value-type="float">
            <text:p>6.08376780475445</text:p>
          </table:table-cell>
          <table:table-cell table:formula="of:=INT(2048+2047*SIN([.B3968]))" office:value-type="float" office:value="1642" calcext:value-type="float">
            <text:p>1642</text:p>
          </table:table-cell>
          <table:table-cell table:formula="of:=INT(2048+2047*COS([.B3968]))" office:value-type="float" office:value="4054" calcext:value-type="float">
            <text:p>4054</text:p>
          </table:table-cell>
          <table:table-cell/>
        </table:table-row>
        <table:table-row table:style-name="ro1">
          <table:table-cell office:value-type="float" office:value="3967" calcext:value-type="float">
            <text:p>3967</text:p>
          </table:table-cell>
          <table:table-cell table:formula="of:=[.A3969]*2*PI()/4096" office:value-type="float" office:value="6.08530178554234" calcext:value-type="float">
            <text:p>6.08530178554234</text:p>
          </table:table-cell>
          <table:table-cell table:formula="of:=INT(2048+2047*SIN([.B3969]))" office:value-type="float" office:value="1645" calcext:value-type="float">
            <text:p>1645</text:p>
          </table:table-cell>
          <table:table-cell table:formula="of:=INT(2048+2047*COS([.B3969]))"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3968" calcext:value-type="float">
            <text:p>3968</text:p>
          </table:table-cell>
          <table:table-cell table:formula="of:=[.A3970]*2*PI()/4096" office:value-type="float" office:value="6.08683576633022" calcext:value-type="float">
            <text:p>6.08683576633022</text:p>
          </table:table-cell>
          <table:table-cell table:formula="of:=INT(2048+2047*SIN([.B3970]))" office:value-type="float" office:value="1648" calcext:value-type="float">
            <text:p>1648</text:p>
          </table:table-cell>
          <table:table-cell table:formula="of:=INT(2048+2047*COS([.B3970]))"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3969" calcext:value-type="float">
            <text:p>3969</text:p>
          </table:table-cell>
          <table:table-cell table:formula="of:=[.A3971]*2*PI()/4096" office:value-type="float" office:value="6.08836974711811" calcext:value-type="float">
            <text:p>6.08836974711811</text:p>
          </table:table-cell>
          <table:table-cell table:formula="of:=INT(2048+2047*SIN([.B3971]))" office:value-type="float" office:value="1651" calcext:value-type="float">
            <text:p>1651</text:p>
          </table:table-cell>
          <table:table-cell table:formula="of:=INT(2048+2047*COS([.B3971]))" office:value-type="float" office:value="4056" calcext:value-type="float">
            <text:p>4056</text:p>
          </table:table-cell>
          <table:table-cell/>
        </table:table-row>
        <table:table-row table:style-name="ro1">
          <table:table-cell office:value-type="float" office:value="3970" calcext:value-type="float">
            <text:p>3970</text:p>
          </table:table-cell>
          <table:table-cell table:formula="of:=[.A3972]*2*PI()/4096" office:value-type="float" office:value="6.089903727906" calcext:value-type="float">
            <text:p>6.089903727906</text:p>
          </table:table-cell>
          <table:table-cell table:formula="of:=INT(2048+2047*SIN([.B3972]))" office:value-type="float" office:value="1654" calcext:value-type="float">
            <text:p>1654</text:p>
          </table:table-cell>
          <table:table-cell table:formula="of:=INT(2048+2047*COS([.B3972]))" office:value-type="float" office:value="4056" calcext:value-type="float">
            <text:p>4056</text:p>
          </table:table-cell>
          <table:table-cell/>
        </table:table-row>
        <table:table-row table:style-name="ro1">
          <table:table-cell office:value-type="float" office:value="3971" calcext:value-type="float">
            <text:p>3971</text:p>
          </table:table-cell>
          <table:table-cell table:formula="of:=[.A3973]*2*PI()/4096" office:value-type="float" office:value="6.09143770869388" calcext:value-type="float">
            <text:p>6.09143770869388</text:p>
          </table:table-cell>
          <table:table-cell table:formula="of:=INT(2048+2047*SIN([.B3973]))" office:value-type="float" office:value="1657" calcext:value-type="float">
            <text:p>1657</text:p>
          </table:table-cell>
          <table:table-cell table:formula="of:=INT(2048+2047*COS([.B3973]))" office:value-type="float" office:value="4057" calcext:value-type="float">
            <text:p>4057</text:p>
          </table:table-cell>
          <table:table-cell/>
        </table:table-row>
        <table:table-row table:style-name="ro1">
          <table:table-cell office:value-type="float" office:value="3972" calcext:value-type="float">
            <text:p>3972</text:p>
          </table:table-cell>
          <table:table-cell table:formula="of:=[.A3974]*2*PI()/4096" office:value-type="float" office:value="6.09297168948177" calcext:value-type="float">
            <text:p>6.09297168948177</text:p>
          </table:table-cell>
          <table:table-cell table:formula="of:=INT(2048+2047*SIN([.B3974]))" office:value-type="float" office:value="1660" calcext:value-type="float">
            <text:p>1660</text:p>
          </table:table-cell>
          <table:table-cell table:formula="of:=INT(2048+2047*COS([.B3974]))"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3973" calcext:value-type="float">
            <text:p>3973</text:p>
          </table:table-cell>
          <table:table-cell table:formula="of:=[.A3975]*2*PI()/4096" office:value-type="float" office:value="6.09450567026965" calcext:value-type="float">
            <text:p>6.09450567026965</text:p>
          </table:table-cell>
          <table:table-cell table:formula="of:=INT(2048+2047*SIN([.B3975]))" office:value-type="float" office:value="1664" calcext:value-type="float">
            <text:p>1664</text:p>
          </table:table-cell>
          <table:table-cell table:formula="of:=INT(2048+2047*COS([.B3975]))"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3974" calcext:value-type="float">
            <text:p>3974</text:p>
          </table:table-cell>
          <table:table-cell table:formula="of:=[.A3976]*2*PI()/4096" office:value-type="float" office:value="6.09603965105754" calcext:value-type="float">
            <text:p>6.09603965105754</text:p>
          </table:table-cell>
          <table:table-cell table:formula="of:=INT(2048+2047*SIN([.B3976]))" office:value-type="float" office:value="1667" calcext:value-type="float">
            <text:p>1667</text:p>
          </table:table-cell>
          <table:table-cell table:formula="of:=INT(2048+2047*COS([.B3976]))"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3975" calcext:value-type="float">
            <text:p>3975</text:p>
          </table:table-cell>
          <table:table-cell table:formula="of:=[.A3977]*2*PI()/4096" office:value-type="float" office:value="6.09757363184542" calcext:value-type="float">
            <text:p>6.09757363184542</text:p>
          </table:table-cell>
          <table:table-cell table:formula="of:=INT(2048+2047*SIN([.B3977]))" office:value-type="float" office:value="1670" calcext:value-type="float">
            <text:p>1670</text:p>
          </table:table-cell>
          <table:table-cell table:formula="of:=INT(2048+2047*COS([.B3977]))"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3976" calcext:value-type="float">
            <text:p>3976</text:p>
          </table:table-cell>
          <table:table-cell table:formula="of:=[.A3978]*2*PI()/4096" office:value-type="float" office:value="6.09910761263331" calcext:value-type="float">
            <text:p>6.09910761263331</text:p>
          </table:table-cell>
          <table:table-cell table:formula="of:=INT(2048+2047*SIN([.B3978]))" office:value-type="float" office:value="1673" calcext:value-type="float">
            <text:p>1673</text:p>
          </table:table-cell>
          <table:table-cell table:formula="of:=INT(2048+2047*COS([.B3978]))"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3977" calcext:value-type="float">
            <text:p>3977</text:p>
          </table:table-cell>
          <table:table-cell table:formula="of:=[.A3979]*2*PI()/4096" office:value-type="float" office:value="6.1006415934212" calcext:value-type="float">
            <text:p>6.1006415934212</text:p>
          </table:table-cell>
          <table:table-cell table:formula="of:=INT(2048+2047*SIN([.B3979]))" office:value-type="float" office:value="1676" calcext:value-type="float">
            <text:p>1676</text:p>
          </table:table-cell>
          <table:table-cell table:formula="of:=INT(2048+2047*COS([.B3979]))"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3978" calcext:value-type="float">
            <text:p>3978</text:p>
          </table:table-cell>
          <table:table-cell table:formula="of:=[.A3980]*2*PI()/4096" office:value-type="float" office:value="6.10217557420908" calcext:value-type="float">
            <text:p>6.10217557420908</text:p>
          </table:table-cell>
          <table:table-cell table:formula="of:=INT(2048+2047*SIN([.B3980]))" office:value-type="float" office:value="1679" calcext:value-type="float">
            <text:p>1679</text:p>
          </table:table-cell>
          <table:table-cell table:formula="of:=INT(2048+2047*COS([.B3980]))"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3979" calcext:value-type="float">
            <text:p>3979</text:p>
          </table:table-cell>
          <table:table-cell table:formula="of:=[.A3981]*2*PI()/4096" office:value-type="float" office:value="6.10370955499697" calcext:value-type="float">
            <text:p>6.10370955499697</text:p>
          </table:table-cell>
          <table:table-cell table:formula="of:=INT(2048+2047*SIN([.B3981]))" office:value-type="float" office:value="1682" calcext:value-type="float">
            <text:p>1682</text:p>
          </table:table-cell>
          <table:table-cell table:formula="of:=INT(2048+2047*COS([.B3981]))" office:value-type="float" office:value="4062" calcext:value-type="float">
            <text:p>4062</text:p>
          </table:table-cell>
          <table:table-cell/>
        </table:table-row>
        <table:table-row table:style-name="ro1">
          <table:table-cell office:value-type="float" office:value="3980" calcext:value-type="float">
            <text:p>3980</text:p>
          </table:table-cell>
          <table:table-cell table:formula="of:=[.A3982]*2*PI()/4096" office:value-type="float" office:value="6.10524353578485" calcext:value-type="float">
            <text:p>6.10524353578485</text:p>
          </table:table-cell>
          <table:table-cell table:formula="of:=INT(2048+2047*SIN([.B3982]))" office:value-type="float" office:value="1685" calcext:value-type="float">
            <text:p>1685</text:p>
          </table:table-cell>
          <table:table-cell table:formula="of:=INT(2048+2047*COS([.B3982]))" office:value-type="float" office:value="4062" calcext:value-type="float">
            <text:p>4062</text:p>
          </table:table-cell>
          <table:table-cell/>
        </table:table-row>
        <table:table-row table:style-name="ro1">
          <table:table-cell office:value-type="float" office:value="3981" calcext:value-type="float">
            <text:p>3981</text:p>
          </table:table-cell>
          <table:table-cell table:formula="of:=[.A3983]*2*PI()/4096" office:value-type="float" office:value="6.10677751657274" calcext:value-type="float">
            <text:p>6.10677751657274</text:p>
          </table:table-cell>
          <table:table-cell table:formula="of:=INT(2048+2047*SIN([.B3983]))" office:value-type="float" office:value="1688" calcext:value-type="float">
            <text:p>1688</text:p>
          </table:table-cell>
          <table:table-cell table:formula="of:=INT(2048+2047*COS([.B3983]))"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3982" calcext:value-type="float">
            <text:p>3982</text:p>
          </table:table-cell>
          <table:table-cell table:formula="of:=[.A3984]*2*PI()/4096" office:value-type="float" office:value="6.10831149736062" calcext:value-type="float">
            <text:p>6.10831149736062</text:p>
          </table:table-cell>
          <table:table-cell table:formula="of:=INT(2048+2047*SIN([.B3984]))" office:value-type="float" office:value="1691" calcext:value-type="float">
            <text:p>1691</text:p>
          </table:table-cell>
          <table:table-cell table:formula="of:=INT(2048+2047*COS([.B3984]))"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3983" calcext:value-type="float">
            <text:p>3983</text:p>
          </table:table-cell>
          <table:table-cell table:formula="of:=[.A3985]*2*PI()/4096" office:value-type="float" office:value="6.10984547814851" calcext:value-type="float">
            <text:p>6.10984547814851</text:p>
          </table:table-cell>
          <table:table-cell table:formula="of:=INT(2048+2047*SIN([.B3985]))" office:value-type="float" office:value="1694" calcext:value-type="float">
            <text:p>1694</text:p>
          </table:table-cell>
          <table:table-cell table:formula="of:=INT(2048+2047*COS([.B3985]))" office:value-type="float" office:value="4064" calcext:value-type="float">
            <text:p>4064</text:p>
          </table:table-cell>
          <table:table-cell/>
        </table:table-row>
        <table:table-row table:style-name="ro1">
          <table:table-cell office:value-type="float" office:value="3984" calcext:value-type="float">
            <text:p>3984</text:p>
          </table:table-cell>
          <table:table-cell table:formula="of:=[.A3986]*2*PI()/4096" office:value-type="float" office:value="6.11137945893639" calcext:value-type="float">
            <text:p>6.11137945893639</text:p>
          </table:table-cell>
          <table:table-cell table:formula="of:=INT(2048+2047*SIN([.B3986]))" office:value-type="float" office:value="1698" calcext:value-type="float">
            <text:p>1698</text:p>
          </table:table-cell>
          <table:table-cell table:formula="of:=INT(2048+2047*COS([.B3986]))" office:value-type="float" office:value="4064" calcext:value-type="float">
            <text:p>4064</text:p>
          </table:table-cell>
          <table:table-cell/>
        </table:table-row>
        <table:table-row table:style-name="ro1">
          <table:table-cell office:value-type="float" office:value="3985" calcext:value-type="float">
            <text:p>3985</text:p>
          </table:table-cell>
          <table:table-cell table:formula="of:=[.A3987]*2*PI()/4096" office:value-type="float" office:value="6.11291343972428" calcext:value-type="float">
            <text:p>6.11291343972428</text:p>
          </table:table-cell>
          <table:table-cell table:formula="of:=INT(2048+2047*SIN([.B3987]))" office:value-type="float" office:value="1701" calcext:value-type="float">
            <text:p>1701</text:p>
          </table:table-cell>
          <table:table-cell table:formula="of:=INT(2048+2047*COS([.B3987]))"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3986" calcext:value-type="float">
            <text:p>3986</text:p>
          </table:table-cell>
          <table:table-cell table:formula="of:=[.A3988]*2*PI()/4096" office:value-type="float" office:value="6.11444742051217" calcext:value-type="float">
            <text:p>6.11444742051217</text:p>
          </table:table-cell>
          <table:table-cell table:formula="of:=INT(2048+2047*SIN([.B3988]))" office:value-type="float" office:value="1704" calcext:value-type="float">
            <text:p>1704</text:p>
          </table:table-cell>
          <table:table-cell table:formula="of:=INT(2048+2047*COS([.B3988]))"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float" office:value="3987" calcext:value-type="float">
            <text:p>3987</text:p>
          </table:table-cell>
          <table:table-cell table:formula="of:=[.A3989]*2*PI()/4096" office:value-type="float" office:value="6.11598140130005" calcext:value-type="float">
            <text:p>6.11598140130005</text:p>
          </table:table-cell>
          <table:table-cell table:formula="of:=INT(2048+2047*SIN([.B3989]))" office:value-type="float" office:value="1707" calcext:value-type="float">
            <text:p>1707</text:p>
          </table:table-cell>
          <table:table-cell table:formula="of:=INT(2048+2047*COS([.B3989]))" office:value-type="float" office:value="4066" calcext:value-type="float">
            <text:p>4066</text:p>
          </table:table-cell>
          <table:table-cell/>
        </table:table-row>
        <table:table-row table:style-name="ro1">
          <table:table-cell office:value-type="float" office:value="3988" calcext:value-type="float">
            <text:p>3988</text:p>
          </table:table-cell>
          <table:table-cell table:formula="of:=[.A3990]*2*PI()/4096" office:value-type="float" office:value="6.11751538208794" calcext:value-type="float">
            <text:p>6.11751538208794</text:p>
          </table:table-cell>
          <table:table-cell table:formula="of:=INT(2048+2047*SIN([.B3990]))" office:value-type="float" office:value="1710" calcext:value-type="float">
            <text:p>1710</text:p>
          </table:table-cell>
          <table:table-cell table:formula="of:=INT(2048+2047*COS([.B3990]))" office:value-type="float" office:value="4066" calcext:value-type="float">
            <text:p>4066</text:p>
          </table:table-cell>
          <table:table-cell/>
        </table:table-row>
        <table:table-row table:style-name="ro1">
          <table:table-cell office:value-type="float" office:value="3989" calcext:value-type="float">
            <text:p>3989</text:p>
          </table:table-cell>
          <table:table-cell table:formula="of:=[.A3991]*2*PI()/4096" office:value-type="float" office:value="6.11904936287582" calcext:value-type="float">
            <text:p>6.11904936287582</text:p>
          </table:table-cell>
          <table:table-cell table:formula="of:=INT(2048+2047*SIN([.B3991]))" office:value-type="float" office:value="1713" calcext:value-type="float">
            <text:p>1713</text:p>
          </table:table-cell>
          <table:table-cell table:formula="of:=INT(2048+2047*COS([.B3991]))"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3990" calcext:value-type="float">
            <text:p>3990</text:p>
          </table:table-cell>
          <table:table-cell table:formula="of:=[.A3992]*2*PI()/4096" office:value-type="float" office:value="6.12058334366371" calcext:value-type="float">
            <text:p>6.12058334366371</text:p>
          </table:table-cell>
          <table:table-cell table:formula="of:=INT(2048+2047*SIN([.B3992]))" office:value-type="float" office:value="1716" calcext:value-type="float">
            <text:p>1716</text:p>
          </table:table-cell>
          <table:table-cell table:formula="of:=INT(2048+2047*COS([.B3992]))" office:value-type="float" office:value="4067" calcext:value-type="float">
            <text:p>4067</text:p>
          </table:table-cell>
          <table:table-cell/>
        </table:table-row>
        <table:table-row table:style-name="ro1">
          <table:table-cell office:value-type="float" office:value="3991" calcext:value-type="float">
            <text:p>3991</text:p>
          </table:table-cell>
          <table:table-cell table:formula="of:=[.A3993]*2*PI()/4096" office:value-type="float" office:value="6.12211732445159" calcext:value-type="float">
            <text:p>6.12211732445159</text:p>
          </table:table-cell>
          <table:table-cell table:formula="of:=INT(2048+2047*SIN([.B3993]))" office:value-type="float" office:value="1719" calcext:value-type="float">
            <text:p>1719</text:p>
          </table:table-cell>
          <table:table-cell table:formula="of:=INT(2048+2047*COS([.B3993]))" office:value-type="float" office:value="4068" calcext:value-type="float">
            <text:p>4068</text:p>
          </table:table-cell>
          <table:table-cell/>
        </table:table-row>
        <table:table-row table:style-name="ro1">
          <table:table-cell office:value-type="float" office:value="3992" calcext:value-type="float">
            <text:p>3992</text:p>
          </table:table-cell>
          <table:table-cell table:formula="of:=[.A3994]*2*PI()/4096" office:value-type="float" office:value="6.12365130523948" calcext:value-type="float">
            <text:p>6.12365130523948</text:p>
          </table:table-cell>
          <table:table-cell table:formula="of:=INT(2048+2047*SIN([.B3994]))" office:value-type="float" office:value="1722" calcext:value-type="float">
            <text:p>1722</text:p>
          </table:table-cell>
          <table:table-cell table:formula="of:=INT(2048+2047*COS([.B3994]))" office:value-type="float" office:value="4069" calcext:value-type="float">
            <text:p>4069</text:p>
          </table:table-cell>
          <table:table-cell/>
        </table:table-row>
        <table:table-row table:style-name="ro1">
          <table:table-cell office:value-type="float" office:value="3993" calcext:value-type="float">
            <text:p>3993</text:p>
          </table:table-cell>
          <table:table-cell table:formula="of:=[.A3995]*2*PI()/4096" office:value-type="float" office:value="6.12518528602737" calcext:value-type="float">
            <text:p>6.12518528602737</text:p>
          </table:table-cell>
          <table:table-cell table:formula="of:=INT(2048+2047*SIN([.B3995]))" office:value-type="float" office:value="1725" calcext:value-type="float">
            <text:p>1725</text:p>
          </table:table-cell>
          <table:table-cell table:formula="of:=INT(2048+2047*COS([.B3995]))" office:value-type="float" office:value="4069" calcext:value-type="float">
            <text:p>4069</text:p>
          </table:table-cell>
          <table:table-cell/>
        </table:table-row>
        <table:table-row table:style-name="ro1">
          <table:table-cell office:value-type="float" office:value="3994" calcext:value-type="float">
            <text:p>3994</text:p>
          </table:table-cell>
          <table:table-cell table:formula="of:=[.A3996]*2*PI()/4096" office:value-type="float" office:value="6.12671926681525" calcext:value-type="float">
            <text:p>6.12671926681525</text:p>
          </table:table-cell>
          <table:table-cell table:formula="of:=INT(2048+2047*SIN([.B3996]))" office:value-type="float" office:value="1729" calcext:value-type="float">
            <text:p>1729</text:p>
          </table:table-cell>
          <table:table-cell table:formula="of:=INT(2048+2047*COS([.B3996]))" office:value-type="float" office:value="4069" calcext:value-type="float">
            <text:p>4069</text:p>
          </table:table-cell>
          <table:table-cell/>
        </table:table-row>
        <table:table-row table:style-name="ro1">
          <table:table-cell office:value-type="float" office:value="3995" calcext:value-type="float">
            <text:p>3995</text:p>
          </table:table-cell>
          <table:table-cell table:formula="of:=[.A3997]*2*PI()/4096" office:value-type="float" office:value="6.12825324760314" calcext:value-type="float">
            <text:p>6.12825324760314</text:p>
          </table:table-cell>
          <table:table-cell table:formula="of:=INT(2048+2047*SIN([.B3997]))" office:value-type="float" office:value="1732" calcext:value-type="float">
            <text:p>1732</text:p>
          </table:table-cell>
          <table:table-cell table:formula="of:=INT(2048+2047*COS([.B3997]))"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3996" calcext:value-type="float">
            <text:p>3996</text:p>
          </table:table-cell>
          <table:table-cell table:formula="of:=[.A3998]*2*PI()/4096" office:value-type="float" office:value="6.12978722839102" calcext:value-type="float">
            <text:p>6.12978722839102</text:p>
          </table:table-cell>
          <table:table-cell table:formula="of:=INT(2048+2047*SIN([.B3998]))" office:value-type="float" office:value="1735" calcext:value-type="float">
            <text:p>1735</text:p>
          </table:table-cell>
          <table:table-cell table:formula="of:=INT(2048+2047*COS([.B3998]))"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3997" calcext:value-type="float">
            <text:p>3997</text:p>
          </table:table-cell>
          <table:table-cell table:formula="of:=[.A3999]*2*PI()/4096" office:value-type="float" office:value="6.13132120917891" calcext:value-type="float">
            <text:p>6.13132120917891</text:p>
          </table:table-cell>
          <table:table-cell table:formula="of:=INT(2048+2047*SIN([.B3999]))" office:value-type="float" office:value="1738" calcext:value-type="float">
            <text:p>1738</text:p>
          </table:table-cell>
          <table:table-cell table:formula="of:=INT(2048+2047*COS([.B3999]))"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3998" calcext:value-type="float">
            <text:p>3998</text:p>
          </table:table-cell>
          <table:table-cell table:formula="of:=[.A4000]*2*PI()/4096" office:value-type="float" office:value="6.13285518996679" calcext:value-type="float">
            <text:p>6.13285518996679</text:p>
          </table:table-cell>
          <table:table-cell table:formula="of:=INT(2048+2047*SIN([.B4000]))" office:value-type="float" office:value="1741" calcext:value-type="float">
            <text:p>1741</text:p>
          </table:table-cell>
          <table:table-cell table:formula="of:=INT(2048+2047*COS([.B4000]))"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3999" calcext:value-type="float">
            <text:p>3999</text:p>
          </table:table-cell>
          <table:table-cell table:formula="of:=[.A4001]*2*PI()/4096" office:value-type="float" office:value="6.13438917075468" calcext:value-type="float">
            <text:p>6.13438917075468</text:p>
          </table:table-cell>
          <table:table-cell table:formula="of:=INT(2048+2047*SIN([.B4001]))" office:value-type="float" office:value="1744" calcext:value-type="float">
            <text:p>1744</text:p>
          </table:table-cell>
          <table:table-cell table:formula="of:=INT(2048+2047*COS([.B4001]))"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A4002]*2*PI()/4096" office:value-type="float" office:value="6.13592315154256" calcext:value-type="float">
            <text:p>6.13592315154256</text:p>
          </table:table-cell>
          <table:table-cell table:formula="of:=INT(2048+2047*SIN([.B4002]))" office:value-type="float" office:value="1747" calcext:value-type="float">
            <text:p>1747</text:p>
          </table:table-cell>
          <table:table-cell table:formula="of:=INT(2048+2047*COS([.B4002]))"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4001" calcext:value-type="float">
            <text:p>4001</text:p>
          </table:table-cell>
          <table:table-cell table:formula="of:=[.A4003]*2*PI()/4096" office:value-type="float" office:value="6.13745713233045" calcext:value-type="float">
            <text:p>6.13745713233045</text:p>
          </table:table-cell>
          <table:table-cell table:formula="of:=INT(2048+2047*SIN([.B4003]))" office:value-type="float" office:value="1750" calcext:value-type="float">
            <text:p>1750</text:p>
          </table:table-cell>
          <table:table-cell table:formula="of:=INT(2048+2047*COS([.B4003]))"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4002" calcext:value-type="float">
            <text:p>4002</text:p>
          </table:table-cell>
          <table:table-cell table:formula="of:=[.A4004]*2*PI()/4096" office:value-type="float" office:value="6.13899111311834" calcext:value-type="float">
            <text:p>6.13899111311834</text:p>
          </table:table-cell>
          <table:table-cell table:formula="of:=INT(2048+2047*SIN([.B4004]))" office:value-type="float" office:value="1753" calcext:value-type="float">
            <text:p>1753</text:p>
          </table:table-cell>
          <table:table-cell table:formula="of:=INT(2048+2047*COS([.B4004]))"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4003" calcext:value-type="float">
            <text:p>4003</text:p>
          </table:table-cell>
          <table:table-cell table:formula="of:=[.A4005]*2*PI()/4096" office:value-type="float" office:value="6.14052509390622" calcext:value-type="float">
            <text:p>6.14052509390622</text:p>
          </table:table-cell>
          <table:table-cell table:formula="of:=INT(2048+2047*SIN([.B4005]))" office:value-type="float" office:value="1756" calcext:value-type="float">
            <text:p>1756</text:p>
          </table:table-cell>
          <table:table-cell table:formula="of:=INT(2048+2047*COS([.B4005]))"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4004" calcext:value-type="float">
            <text:p>4004</text:p>
          </table:table-cell>
          <table:table-cell table:formula="of:=[.A4006]*2*PI()/4096" office:value-type="float" office:value="6.14205907469411" calcext:value-type="float">
            <text:p>6.14205907469411</text:p>
          </table:table-cell>
          <table:table-cell table:formula="of:=INT(2048+2047*SIN([.B4006]))" office:value-type="float" office:value="1760" calcext:value-type="float">
            <text:p>1760</text:p>
          </table:table-cell>
          <table:table-cell table:formula="of:=INT(2048+2047*COS([.B4006]))"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4005" calcext:value-type="float">
            <text:p>4005</text:p>
          </table:table-cell>
          <table:table-cell table:formula="of:=[.A4007]*2*PI()/4096" office:value-type="float" office:value="6.14359305548199" calcext:value-type="float">
            <text:p>6.14359305548199</text:p>
          </table:table-cell>
          <table:table-cell table:formula="of:=INT(2048+2047*SIN([.B4007]))" office:value-type="float" office:value="1763" calcext:value-type="float">
            <text:p>1763</text:p>
          </table:table-cell>
          <table:table-cell table:formula="of:=INT(2048+2047*COS([.B4007]))"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4006" calcext:value-type="float">
            <text:p>4006</text:p>
          </table:table-cell>
          <table:table-cell table:formula="of:=[.A4008]*2*PI()/4096" office:value-type="float" office:value="6.14512703626988" calcext:value-type="float">
            <text:p>6.14512703626988</text:p>
          </table:table-cell>
          <table:table-cell table:formula="of:=INT(2048+2047*SIN([.B4008]))" office:value-type="float" office:value="1766" calcext:value-type="float">
            <text:p>1766</text:p>
          </table:table-cell>
          <table:table-cell table:formula="of:=INT(2048+2047*COS([.B4008]))"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4007" calcext:value-type="float">
            <text:p>4007</text:p>
          </table:table-cell>
          <table:table-cell table:formula="of:=[.A4009]*2*PI()/4096" office:value-type="float" office:value="6.14666101705776" calcext:value-type="float">
            <text:p>6.14666101705776</text:p>
          </table:table-cell>
          <table:table-cell table:formula="of:=INT(2048+2047*SIN([.B4009]))" office:value-type="float" office:value="1769" calcext:value-type="float">
            <text:p>1769</text:p>
          </table:table-cell>
          <table:table-cell table:formula="of:=INT(2048+2047*COS([.B4009]))"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4008" calcext:value-type="float">
            <text:p>4008</text:p>
          </table:table-cell>
          <table:table-cell table:formula="of:=[.A4010]*2*PI()/4096" office:value-type="float" office:value="6.14819499784565" calcext:value-type="float">
            <text:p>6.14819499784565</text:p>
          </table:table-cell>
          <table:table-cell table:formula="of:=INT(2048+2047*SIN([.B4010]))" office:value-type="float" office:value="1772" calcext:value-type="float">
            <text:p>1772</text:p>
          </table:table-cell>
          <table:table-cell table:formula="of:=INT(2048+2047*COS([.B4010]))" office:value-type="float" office:value="4076" calcext:value-type="float">
            <text:p>4076</text:p>
          </table:table-cell>
          <table:table-cell/>
        </table:table-row>
        <table:table-row table:style-name="ro1">
          <table:table-cell office:value-type="float" office:value="4009" calcext:value-type="float">
            <text:p>4009</text:p>
          </table:table-cell>
          <table:table-cell table:formula="of:=[.A4011]*2*PI()/4096" office:value-type="float" office:value="6.14972897863354" calcext:value-type="float">
            <text:p>6.14972897863354</text:p>
          </table:table-cell>
          <table:table-cell table:formula="of:=INT(2048+2047*SIN([.B4011]))" office:value-type="float" office:value="1775" calcext:value-type="float">
            <text:p>1775</text:p>
          </table:table-cell>
          <table:table-cell table:formula="of:=INT(2048+2047*COS([.B4011]))" office:value-type="float" office:value="4076" calcext:value-type="float">
            <text:p>4076</text:p>
          </table:table-cell>
          <table:table-cell/>
        </table:table-row>
        <table:table-row table:style-name="ro1">
          <table:table-cell office:value-type="float" office:value="4010" calcext:value-type="float">
            <text:p>4010</text:p>
          </table:table-cell>
          <table:table-cell table:formula="of:=[.A4012]*2*PI()/4096" office:value-type="float" office:value="6.15126295942142" calcext:value-type="float">
            <text:p>6.15126295942142</text:p>
          </table:table-cell>
          <table:table-cell table:formula="of:=INT(2048+2047*SIN([.B4012]))" office:value-type="float" office:value="1778" calcext:value-type="float">
            <text:p>1778</text:p>
          </table:table-cell>
          <table:table-cell table:formula="of:=INT(2048+2047*COS([.B4012]))"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4011" calcext:value-type="float">
            <text:p>4011</text:p>
          </table:table-cell>
          <table:table-cell table:formula="of:=[.A4013]*2*PI()/4096" office:value-type="float" office:value="6.15279694020931" calcext:value-type="float">
            <text:p>6.15279694020931</text:p>
          </table:table-cell>
          <table:table-cell table:formula="of:=INT(2048+2047*SIN([.B4013]))" office:value-type="float" office:value="1781" calcext:value-type="float">
            <text:p>1781</text:p>
          </table:table-cell>
          <table:table-cell table:formula="of:=INT(2048+2047*COS([.B4013]))"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4012" calcext:value-type="float">
            <text:p>4012</text:p>
          </table:table-cell>
          <table:table-cell table:formula="of:=[.A4014]*2*PI()/4096" office:value-type="float" office:value="6.15433092099719" calcext:value-type="float">
            <text:p>6.15433092099719</text:p>
          </table:table-cell>
          <table:table-cell table:formula="of:=INT(2048+2047*SIN([.B4014]))" office:value-type="float" office:value="1784" calcext:value-type="float">
            <text:p>1784</text:p>
          </table:table-cell>
          <table:table-cell table:formula="of:=INT(2048+2047*COS([.B4014]))" office:value-type="float" office:value="4078" calcext:value-type="float">
            <text:p>4078</text:p>
          </table:table-cell>
          <table:table-cell/>
        </table:table-row>
        <table:table-row table:style-name="ro1">
          <table:table-cell office:value-type="float" office:value="4013" calcext:value-type="float">
            <text:p>4013</text:p>
          </table:table-cell>
          <table:table-cell table:formula="of:=[.A4015]*2*PI()/4096" office:value-type="float" office:value="6.15586490178508" calcext:value-type="float">
            <text:p>6.15586490178508</text:p>
          </table:table-cell>
          <table:table-cell table:formula="of:=INT(2048+2047*SIN([.B4015]))" office:value-type="float" office:value="1788" calcext:value-type="float">
            <text:p>1788</text:p>
          </table:table-cell>
          <table:table-cell table:formula="of:=INT(2048+2047*COS([.B4015]))" office:value-type="float" office:value="4078" calcext:value-type="float">
            <text:p>4078</text:p>
          </table:table-cell>
          <table:table-cell/>
        </table:table-row>
        <table:table-row table:style-name="ro1">
          <table:table-cell office:value-type="float" office:value="4014" calcext:value-type="float">
            <text:p>4014</text:p>
          </table:table-cell>
          <table:table-cell table:formula="of:=[.A4016]*2*PI()/4096" office:value-type="float" office:value="6.15739888257296" calcext:value-type="float">
            <text:p>6.15739888257296</text:p>
          </table:table-cell>
          <table:table-cell table:formula="of:=INT(2048+2047*SIN([.B4016]))" office:value-type="float" office:value="1791" calcext:value-type="float">
            <text:p>1791</text:p>
          </table:table-cell>
          <table:table-cell table:formula="of:=INT(2048+2047*COS([.B4016]))" office:value-type="float" office:value="4078" calcext:value-type="float">
            <text:p>4078</text:p>
          </table:table-cell>
          <table:table-cell/>
        </table:table-row>
        <table:table-row table:style-name="ro1">
          <table:table-cell office:value-type="float" office:value="4015" calcext:value-type="float">
            <text:p>4015</text:p>
          </table:table-cell>
          <table:table-cell table:formula="of:=[.A4017]*2*PI()/4096" office:value-type="float" office:value="6.15893286336085" calcext:value-type="float">
            <text:p>6.15893286336085</text:p>
          </table:table-cell>
          <table:table-cell table:formula="of:=INT(2048+2047*SIN([.B4017]))" office:value-type="float" office:value="1794" calcext:value-type="float">
            <text:p>1794</text:p>
          </table:table-cell>
          <table:table-cell table:formula="of:=INT(2048+2047*COS([.B4017]))"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4016" calcext:value-type="float">
            <text:p>4016</text:p>
          </table:table-cell>
          <table:table-cell table:formula="of:=[.A4018]*2*PI()/4096" office:value-type="float" office:value="6.16046684414874" calcext:value-type="float">
            <text:p>6.16046684414874</text:p>
          </table:table-cell>
          <table:table-cell table:formula="of:=INT(2048+2047*SIN([.B4018]))" office:value-type="float" office:value="1797" calcext:value-type="float">
            <text:p>1797</text:p>
          </table:table-cell>
          <table:table-cell table:formula="of:=INT(2048+2047*COS([.B4018]))"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4017" calcext:value-type="float">
            <text:p>4017</text:p>
          </table:table-cell>
          <table:table-cell table:formula="of:=[.A4019]*2*PI()/4096" office:value-type="float" office:value="6.16200082493662" calcext:value-type="float">
            <text:p>6.16200082493662</text:p>
          </table:table-cell>
          <table:table-cell table:formula="of:=INT(2048+2047*SIN([.B4019]))" office:value-type="float" office:value="1800" calcext:value-type="float">
            <text:p>1800</text:p>
          </table:table-cell>
          <table:table-cell table:formula="of:=INT(2048+2047*COS([.B4019]))"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4018" calcext:value-type="float">
            <text:p>4018</text:p>
          </table:table-cell>
          <table:table-cell table:formula="of:=[.A4020]*2*PI()/4096" office:value-type="float" office:value="6.16353480572451" calcext:value-type="float">
            <text:p>6.16353480572451</text:p>
          </table:table-cell>
          <table:table-cell table:formula="of:=INT(2048+2047*SIN([.B4020]))" office:value-type="float" office:value="1803" calcext:value-type="float">
            <text:p>1803</text:p>
          </table:table-cell>
          <table:table-cell table:formula="of:=INT(2048+2047*COS([.B4020]))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4019" calcext:value-type="float">
            <text:p>4019</text:p>
          </table:table-cell>
          <table:table-cell table:formula="of:=[.A4021]*2*PI()/4096" office:value-type="float" office:value="6.16506878651239" calcext:value-type="float">
            <text:p>6.16506878651239</text:p>
          </table:table-cell>
          <table:table-cell table:formula="of:=INT(2048+2047*SIN([.B4021]))" office:value-type="float" office:value="1806" calcext:value-type="float">
            <text:p>1806</text:p>
          </table:table-cell>
          <table:table-cell table:formula="of:=INT(2048+2047*COS([.B4021]))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4020" calcext:value-type="float">
            <text:p>4020</text:p>
          </table:table-cell>
          <table:table-cell table:formula="of:=[.A4022]*2*PI()/4096" office:value-type="float" office:value="6.16660276730028" calcext:value-type="float">
            <text:p>6.16660276730028</text:p>
          </table:table-cell>
          <table:table-cell table:formula="of:=INT(2048+2047*SIN([.B4022]))" office:value-type="float" office:value="1809" calcext:value-type="float">
            <text:p>1809</text:p>
          </table:table-cell>
          <table:table-cell table:formula="of:=INT(2048+2047*COS([.B4022]))"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4021" calcext:value-type="float">
            <text:p>4021</text:p>
          </table:table-cell>
          <table:table-cell table:formula="of:=[.A4023]*2*PI()/4096" office:value-type="float" office:value="6.16813674808816" calcext:value-type="float">
            <text:p>6.16813674808816</text:p>
          </table:table-cell>
          <table:table-cell table:formula="of:=INT(2048+2047*SIN([.B4023]))" office:value-type="float" office:value="1813" calcext:value-type="float">
            <text:p>1813</text:p>
          </table:table-cell>
          <table:table-cell table:formula="of:=INT(2048+2047*COS([.B4023]))"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4022" calcext:value-type="float">
            <text:p>4022</text:p>
          </table:table-cell>
          <table:table-cell table:formula="of:=[.A4024]*2*PI()/4096" office:value-type="float" office:value="6.16967072887605" calcext:value-type="float">
            <text:p>6.16967072887605</text:p>
          </table:table-cell>
          <table:table-cell table:formula="of:=INT(2048+2047*SIN([.B4024]))" office:value-type="float" office:value="1816" calcext:value-type="float">
            <text:p>1816</text:p>
          </table:table-cell>
          <table:table-cell table:formula="of:=INT(2048+2047*COS([.B4024]))"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4023" calcext:value-type="float">
            <text:p>4023</text:p>
          </table:table-cell>
          <table:table-cell table:formula="of:=[.A4025]*2*PI()/4096" office:value-type="float" office:value="6.17120470966393" calcext:value-type="float">
            <text:p>6.17120470966393</text:p>
          </table:table-cell>
          <table:table-cell table:formula="of:=INT(2048+2047*SIN([.B4025]))" office:value-type="float" office:value="1819" calcext:value-type="float">
            <text:p>1819</text:p>
          </table:table-cell>
          <table:table-cell table:formula="of:=INT(2048+2047*COS([.B4025]))"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4024" calcext:value-type="float">
            <text:p>4024</text:p>
          </table:table-cell>
          <table:table-cell table:formula="of:=[.A4026]*2*PI()/4096" office:value-type="float" office:value="6.17273869045182" calcext:value-type="float">
            <text:p>6.17273869045182</text:p>
          </table:table-cell>
          <table:table-cell table:formula="of:=INT(2048+2047*SIN([.B4026]))" office:value-type="float" office:value="1822" calcext:value-type="float">
            <text:p>1822</text:p>
          </table:table-cell>
          <table:table-cell table:formula="of:=INT(2048+2047*COS([.B4026]))"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4025" calcext:value-type="float">
            <text:p>4025</text:p>
          </table:table-cell>
          <table:table-cell table:formula="of:=[.A4027]*2*PI()/4096" office:value-type="float" office:value="6.17427267123971" calcext:value-type="float">
            <text:p>6.17427267123971</text:p>
          </table:table-cell>
          <table:table-cell table:formula="of:=INT(2048+2047*SIN([.B4027]))" office:value-type="float" office:value="1825" calcext:value-type="float">
            <text:p>1825</text:p>
          </table:table-cell>
          <table:table-cell table:formula="of:=INT(2048+2047*COS([.B4027]))" office:value-type="float" office:value="4082" calcext:value-type="float">
            <text:p>4082</text:p>
          </table:table-cell>
          <table:table-cell/>
        </table:table-row>
        <table:table-row table:style-name="ro1">
          <table:table-cell office:value-type="float" office:value="4026" calcext:value-type="float">
            <text:p>4026</text:p>
          </table:table-cell>
          <table:table-cell table:formula="of:=[.A4028]*2*PI()/4096" office:value-type="float" office:value="6.17580665202759" calcext:value-type="float">
            <text:p>6.17580665202759</text:p>
          </table:table-cell>
          <table:table-cell table:formula="of:=INT(2048+2047*SIN([.B4028]))" office:value-type="float" office:value="1828" calcext:value-type="float">
            <text:p>1828</text:p>
          </table:table-cell>
          <table:table-cell table:formula="of:=INT(2048+2047*COS([.B4028]))"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4027" calcext:value-type="float">
            <text:p>4027</text:p>
          </table:table-cell>
          <table:table-cell table:formula="of:=[.A4029]*2*PI()/4096" office:value-type="float" office:value="6.17734063281548" calcext:value-type="float">
            <text:p>6.17734063281548</text:p>
          </table:table-cell>
          <table:table-cell table:formula="of:=INT(2048+2047*SIN([.B4029]))" office:value-type="float" office:value="1831" calcext:value-type="float">
            <text:p>1831</text:p>
          </table:table-cell>
          <table:table-cell table:formula="of:=INT(2048+2047*COS([.B4029]))"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4028" calcext:value-type="float">
            <text:p>4028</text:p>
          </table:table-cell>
          <table:table-cell table:formula="of:=[.A4030]*2*PI()/4096" office:value-type="float" office:value="6.17887461360336" calcext:value-type="float">
            <text:p>6.17887461360336</text:p>
          </table:table-cell>
          <table:table-cell table:formula="of:=INT(2048+2047*SIN([.B4030]))" office:value-type="float" office:value="1834" calcext:value-type="float">
            <text:p>1834</text:p>
          </table:table-cell>
          <table:table-cell table:formula="of:=INT(2048+2047*COS([.B4030]))"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4029" calcext:value-type="float">
            <text:p>4029</text:p>
          </table:table-cell>
          <table:table-cell table:formula="of:=[.A4031]*2*PI()/4096" office:value-type="float" office:value="6.18040859439125" calcext:value-type="float">
            <text:p>6.18040859439125</text:p>
          </table:table-cell>
          <table:table-cell table:formula="of:=INT(2048+2047*SIN([.B4031]))" office:value-type="float" office:value="1837" calcext:value-type="float">
            <text:p>1837</text:p>
          </table:table-cell>
          <table:table-cell table:formula="of:=INT(2048+2047*COS([.B4031]))" office:value-type="float" office:value="4084" calcext:value-type="float">
            <text:p>4084</text:p>
          </table:table-cell>
          <table:table-cell/>
        </table:table-row>
        <table:table-row table:style-name="ro1">
          <table:table-cell office:value-type="float" office:value="4030" calcext:value-type="float">
            <text:p>4030</text:p>
          </table:table-cell>
          <table:table-cell table:formula="of:=[.A4032]*2*PI()/4096" office:value-type="float" office:value="6.18194257517913" calcext:value-type="float">
            <text:p>6.18194257517913</text:p>
          </table:table-cell>
          <table:table-cell table:formula="of:=INT(2048+2047*SIN([.B4032]))" office:value-type="float" office:value="1841" calcext:value-type="float">
            <text:p>1841</text:p>
          </table:table-cell>
          <table:table-cell table:formula="of:=INT(2048+2047*COS([.B4032]))" office:value-type="float" office:value="4084" calcext:value-type="float">
            <text:p>4084</text:p>
          </table:table-cell>
          <table:table-cell/>
        </table:table-row>
        <table:table-row table:style-name="ro1">
          <table:table-cell office:value-type="float" office:value="4031" calcext:value-type="float">
            <text:p>4031</text:p>
          </table:table-cell>
          <table:table-cell table:formula="of:=[.A4033]*2*PI()/4096" office:value-type="float" office:value="6.18347655596702" calcext:value-type="float">
            <text:p>6.18347655596702</text:p>
          </table:table-cell>
          <table:table-cell table:formula="of:=INT(2048+2047*SIN([.B4033]))" office:value-type="float" office:value="1844" calcext:value-type="float">
            <text:p>1844</text:p>
          </table:table-cell>
          <table:table-cell table:formula="of:=INT(2048+2047*COS([.B4033]))" office:value-type="float" office:value="4084" calcext:value-type="float">
            <text:p>4084</text:p>
          </table:table-cell>
          <table:table-cell/>
        </table:table-row>
        <table:table-row table:style-name="ro1">
          <table:table-cell office:value-type="float" office:value="4032" calcext:value-type="float">
            <text:p>4032</text:p>
          </table:table-cell>
          <table:table-cell table:formula="of:=[.A4034]*2*PI()/4096" office:value-type="float" office:value="6.18501053675491" calcext:value-type="float">
            <text:p>6.18501053675491</text:p>
          </table:table-cell>
          <table:table-cell table:formula="of:=INT(2048+2047*SIN([.B4034]))" office:value-type="float" office:value="1847" calcext:value-type="float">
            <text:p>1847</text:p>
          </table:table-cell>
          <table:table-cell table:formula="of:=INT(2048+2047*COS([.B4034]))"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4033" calcext:value-type="float">
            <text:p>4033</text:p>
          </table:table-cell>
          <table:table-cell table:formula="of:=[.A4035]*2*PI()/4096" office:value-type="float" office:value="6.18654451754279" calcext:value-type="float">
            <text:p>6.18654451754279</text:p>
          </table:table-cell>
          <table:table-cell table:formula="of:=INT(2048+2047*SIN([.B4035]))" office:value-type="float" office:value="1850" calcext:value-type="float">
            <text:p>1850</text:p>
          </table:table-cell>
          <table:table-cell table:formula="of:=INT(2048+2047*COS([.B4035]))"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4034" calcext:value-type="float">
            <text:p>4034</text:p>
          </table:table-cell>
          <table:table-cell table:formula="of:=[.A4036]*2*PI()/4096" office:value-type="float" office:value="6.18807849833068" calcext:value-type="float">
            <text:p>6.18807849833068</text:p>
          </table:table-cell>
          <table:table-cell table:formula="of:=INT(2048+2047*SIN([.B4036]))" office:value-type="float" office:value="1853" calcext:value-type="float">
            <text:p>1853</text:p>
          </table:table-cell>
          <table:table-cell table:formula="of:=INT(2048+2047*COS([.B4036]))"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4035" calcext:value-type="float">
            <text:p>4035</text:p>
          </table:table-cell>
          <table:table-cell table:formula="of:=[.A4037]*2*PI()/4096" office:value-type="float" office:value="6.18961247911856" calcext:value-type="float">
            <text:p>6.18961247911856</text:p>
          </table:table-cell>
          <table:table-cell table:formula="of:=INT(2048+2047*SIN([.B4037]))" office:value-type="float" office:value="1856" calcext:value-type="float">
            <text:p>1856</text:p>
          </table:table-cell>
          <table:table-cell table:formula="of:=INT(2048+2047*COS([.B4037]))" office:value-type="float" office:value="4086" calcext:value-type="float">
            <text:p>4086</text:p>
          </table:table-cell>
          <table:table-cell/>
        </table:table-row>
        <table:table-row table:style-name="ro1">
          <table:table-cell office:value-type="float" office:value="4036" calcext:value-type="float">
            <text:p>4036</text:p>
          </table:table-cell>
          <table:table-cell table:formula="of:=[.A4038]*2*PI()/4096" office:value-type="float" office:value="6.19114645990645" calcext:value-type="float">
            <text:p>6.19114645990645</text:p>
          </table:table-cell>
          <table:table-cell table:formula="of:=INT(2048+2047*SIN([.B4038]))" office:value-type="float" office:value="1859" calcext:value-type="float">
            <text:p>1859</text:p>
          </table:table-cell>
          <table:table-cell table:formula="of:=INT(2048+2047*COS([.B4038]))" office:value-type="float" office:value="4086" calcext:value-type="float">
            <text:p>4086</text:p>
          </table:table-cell>
          <table:table-cell/>
        </table:table-row>
        <table:table-row table:style-name="ro1">
          <table:table-cell office:value-type="float" office:value="4037" calcext:value-type="float">
            <text:p>4037</text:p>
          </table:table-cell>
          <table:table-cell table:formula="of:=[.A4039]*2*PI()/4096" office:value-type="float" office:value="6.19268044069433" calcext:value-type="float">
            <text:p>6.19268044069433</text:p>
          </table:table-cell>
          <table:table-cell table:formula="of:=INT(2048+2047*SIN([.B4039]))" office:value-type="float" office:value="1862" calcext:value-type="float">
            <text:p>1862</text:p>
          </table:table-cell>
          <table:table-cell table:formula="of:=INT(2048+2047*COS([.B4039]))" office:value-type="float" office:value="4086" calcext:value-type="float">
            <text:p>4086</text:p>
          </table:table-cell>
          <table:table-cell/>
        </table:table-row>
        <table:table-row table:style-name="ro1">
          <table:table-cell office:value-type="float" office:value="4038" calcext:value-type="float">
            <text:p>4038</text:p>
          </table:table-cell>
          <table:table-cell table:formula="of:=[.A4040]*2*PI()/4096" office:value-type="float" office:value="6.19421442148222" calcext:value-type="float">
            <text:p>6.19421442148222</text:p>
          </table:table-cell>
          <table:table-cell table:formula="of:=INT(2048+2047*SIN([.B4040]))" office:value-type="float" office:value="1866" calcext:value-type="float">
            <text:p>1866</text:p>
          </table:table-cell>
          <table:table-cell table:formula="of:=INT(2048+2047*COS([.B4040]))" office:value-type="float" office:value="4086" calcext:value-type="float">
            <text:p>4086</text:p>
          </table:table-cell>
          <table:table-cell/>
        </table:table-row>
        <table:table-row table:style-name="ro1">
          <table:table-cell office:value-type="float" office:value="4039" calcext:value-type="float">
            <text:p>4039</text:p>
          </table:table-cell>
          <table:table-cell table:formula="of:=[.A4041]*2*PI()/4096" office:value-type="float" office:value="6.1957484022701" calcext:value-type="float">
            <text:p>6.1957484022701</text:p>
          </table:table-cell>
          <table:table-cell table:formula="of:=INT(2048+2047*SIN([.B4041]))" office:value-type="float" office:value="1869" calcext:value-type="float">
            <text:p>1869</text:p>
          </table:table-cell>
          <table:table-cell table:formula="of:=INT(2048+2047*COS([.B4041]))"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4040" calcext:value-type="float">
            <text:p>4040</text:p>
          </table:table-cell>
          <table:table-cell table:formula="of:=[.A4042]*2*PI()/4096" office:value-type="float" office:value="6.19728238305799" calcext:value-type="float">
            <text:p>6.19728238305799</text:p>
          </table:table-cell>
          <table:table-cell table:formula="of:=INT(2048+2047*SIN([.B4042]))" office:value-type="float" office:value="1872" calcext:value-type="float">
            <text:p>1872</text:p>
          </table:table-cell>
          <table:table-cell table:formula="of:=INT(2048+2047*COS([.B4042]))"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4041" calcext:value-type="float">
            <text:p>4041</text:p>
          </table:table-cell>
          <table:table-cell table:formula="of:=[.A4043]*2*PI()/4096" office:value-type="float" office:value="6.19881636384588" calcext:value-type="float">
            <text:p>6.19881636384588</text:p>
          </table:table-cell>
          <table:table-cell table:formula="of:=INT(2048+2047*SIN([.B4043]))" office:value-type="float" office:value="1875" calcext:value-type="float">
            <text:p>1875</text:p>
          </table:table-cell>
          <table:table-cell table:formula="of:=INT(2048+2047*COS([.B4043]))"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4042" calcext:value-type="float">
            <text:p>4042</text:p>
          </table:table-cell>
          <table:table-cell table:formula="of:=[.A4044]*2*PI()/4096" office:value-type="float" office:value="6.20035034463376" calcext:value-type="float">
            <text:p>6.20035034463376</text:p>
          </table:table-cell>
          <table:table-cell table:formula="of:=INT(2048+2047*SIN([.B4044]))" office:value-type="float" office:value="1878" calcext:value-type="float">
            <text:p>1878</text:p>
          </table:table-cell>
          <table:table-cell table:formula="of:=INT(2048+2047*COS([.B4044]))"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4043" calcext:value-type="float">
            <text:p>4043</text:p>
          </table:table-cell>
          <table:table-cell table:formula="of:=[.A4045]*2*PI()/4096" office:value-type="float" office:value="6.20188432542165" calcext:value-type="float">
            <text:p>6.20188432542165</text:p>
          </table:table-cell>
          <table:table-cell table:formula="of:=INT(2048+2047*SIN([.B4045]))" office:value-type="float" office:value="1881" calcext:value-type="float">
            <text:p>1881</text:p>
          </table:table-cell>
          <table:table-cell table:formula="of:=INT(2048+2047*COS([.B4045]))"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4044" calcext:value-type="float">
            <text:p>4044</text:p>
          </table:table-cell>
          <table:table-cell table:formula="of:=[.A4046]*2*PI()/4096" office:value-type="float" office:value="6.20341830620953" calcext:value-type="float">
            <text:p>6.20341830620953</text:p>
          </table:table-cell>
          <table:table-cell table:formula="of:=INT(2048+2047*SIN([.B4046]))" office:value-type="float" office:value="1884" calcext:value-type="float">
            <text:p>1884</text:p>
          </table:table-cell>
          <table:table-cell table:formula="of:=INT(2048+2047*COS([.B4046]))"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4045" calcext:value-type="float">
            <text:p>4045</text:p>
          </table:table-cell>
          <table:table-cell table:formula="of:=[.A4047]*2*PI()/4096" office:value-type="float" office:value="6.20495228699742" calcext:value-type="float">
            <text:p>6.20495228699742</text:p>
          </table:table-cell>
          <table:table-cell table:formula="of:=INT(2048+2047*SIN([.B4047]))" office:value-type="float" office:value="1888" calcext:value-type="float">
            <text:p>1888</text:p>
          </table:table-cell>
          <table:table-cell table:formula="of:=INT(2048+2047*COS([.B4047]))"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4046" calcext:value-type="float">
            <text:p>4046</text:p>
          </table:table-cell>
          <table:table-cell table:formula="of:=[.A4048]*2*PI()/4096" office:value-type="float" office:value="6.2064862677853" calcext:value-type="float">
            <text:p>6.2064862677853</text:p>
          </table:table-cell>
          <table:table-cell table:formula="of:=INT(2048+2047*SIN([.B4048]))" office:value-type="float" office:value="1891" calcext:value-type="float">
            <text:p>1891</text:p>
          </table:table-cell>
          <table:table-cell table:formula="of:=INT(2048+2047*COS([.B4048]))"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4047" calcext:value-type="float">
            <text:p>4047</text:p>
          </table:table-cell>
          <table:table-cell table:formula="of:=[.A4049]*2*PI()/4096" office:value-type="float" office:value="6.20802024857319" calcext:value-type="float">
            <text:p>6.20802024857319</text:p>
          </table:table-cell>
          <table:table-cell table:formula="of:=INT(2048+2047*SIN([.B4049]))" office:value-type="float" office:value="1894" calcext:value-type="float">
            <text:p>1894</text:p>
          </table:table-cell>
          <table:table-cell table:formula="of:=INT(2048+2047*COS([.B4049]))" office:value-type="float" office:value="4089" calcext:value-type="float">
            <text:p>4089</text:p>
          </table:table-cell>
          <table:table-cell/>
        </table:table-row>
        <table:table-row table:style-name="ro1">
          <table:table-cell office:value-type="float" office:value="4048" calcext:value-type="float">
            <text:p>4048</text:p>
          </table:table-cell>
          <table:table-cell table:formula="of:=[.A4050]*2*PI()/4096" office:value-type="float" office:value="6.20955422936108" calcext:value-type="float">
            <text:p>6.20955422936108</text:p>
          </table:table-cell>
          <table:table-cell table:formula="of:=INT(2048+2047*SIN([.B4050]))" office:value-type="float" office:value="1897" calcext:value-type="float">
            <text:p>1897</text:p>
          </table:table-cell>
          <table:table-cell table:formula="of:=INT(2048+2047*COS([.B4050]))" office:value-type="float" office:value="4089" calcext:value-type="float">
            <text:p>4089</text:p>
          </table:table-cell>
          <table:table-cell/>
        </table:table-row>
        <table:table-row table:style-name="ro1">
          <table:table-cell office:value-type="float" office:value="4049" calcext:value-type="float">
            <text:p>4049</text:p>
          </table:table-cell>
          <table:table-cell table:formula="of:=[.A4051]*2*PI()/4096" office:value-type="float" office:value="6.21108821014896" calcext:value-type="float">
            <text:p>6.21108821014896</text:p>
          </table:table-cell>
          <table:table-cell table:formula="of:=INT(2048+2047*SIN([.B4051]))" office:value-type="float" office:value="1900" calcext:value-type="float">
            <text:p>1900</text:p>
          </table:table-cell>
          <table:table-cell table:formula="of:=INT(2048+2047*COS([.B4051]))" office:value-type="float" office:value="4089" calcext:value-type="float">
            <text:p>4089</text:p>
          </table:table-cell>
          <table:table-cell/>
        </table:table-row>
        <table:table-row table:style-name="ro1">
          <table:table-cell office:value-type="float" office:value="4050" calcext:value-type="float">
            <text:p>4050</text:p>
          </table:table-cell>
          <table:table-cell table:formula="of:=[.A4052]*2*PI()/4096" office:value-type="float" office:value="6.21262219093685" calcext:value-type="float">
            <text:p>6.21262219093685</text:p>
          </table:table-cell>
          <table:table-cell table:formula="of:=INT(2048+2047*SIN([.B4052]))" office:value-type="float" office:value="1903" calcext:value-type="float">
            <text:p>1903</text:p>
          </table:table-cell>
          <table:table-cell table:formula="of:=INT(2048+2047*COS([.B4052]))" office:value-type="float" office:value="4089" calcext:value-type="float">
            <text:p>4089</text:p>
          </table:table-cell>
          <table:table-cell/>
        </table:table-row>
        <table:table-row table:style-name="ro1">
          <table:table-cell office:value-type="float" office:value="4051" calcext:value-type="float">
            <text:p>4051</text:p>
          </table:table-cell>
          <table:table-cell table:formula="of:=[.A4053]*2*PI()/4096" office:value-type="float" office:value="6.21415617172473" calcext:value-type="float">
            <text:p>6.21415617172473</text:p>
          </table:table-cell>
          <table:table-cell table:formula="of:=INT(2048+2047*SIN([.B4053]))" office:value-type="float" office:value="1906" calcext:value-type="float">
            <text:p>1906</text:p>
          </table:table-cell>
          <table:table-cell table:formula="of:=INT(2048+2047*COS([.B4053]))"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4052" calcext:value-type="float">
            <text:p>4052</text:p>
          </table:table-cell>
          <table:table-cell table:formula="of:=[.A4054]*2*PI()/4096" office:value-type="float" office:value="6.21569015251262" calcext:value-type="float">
            <text:p>6.21569015251262</text:p>
          </table:table-cell>
          <table:table-cell table:formula="of:=INT(2048+2047*SIN([.B4054]))" office:value-type="float" office:value="1909" calcext:value-type="float">
            <text:p>1909</text:p>
          </table:table-cell>
          <table:table-cell table:formula="of:=INT(2048+2047*COS([.B4054]))"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4053" calcext:value-type="float">
            <text:p>4053</text:p>
          </table:table-cell>
          <table:table-cell table:formula="of:=[.A4055]*2*PI()/4096" office:value-type="float" office:value="6.2172241333005" calcext:value-type="float">
            <text:p>6.2172241333005</text:p>
          </table:table-cell>
          <table:table-cell table:formula="of:=INT(2048+2047*SIN([.B4055]))" office:value-type="float" office:value="1913" calcext:value-type="float">
            <text:p>1913</text:p>
          </table:table-cell>
          <table:table-cell table:formula="of:=INT(2048+2047*COS([.B4055]))"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4054" calcext:value-type="float">
            <text:p>4054</text:p>
          </table:table-cell>
          <table:table-cell table:formula="of:=[.A4056]*2*PI()/4096" office:value-type="float" office:value="6.21875811408839" calcext:value-type="float">
            <text:p>6.21875811408839</text:p>
          </table:table-cell>
          <table:table-cell table:formula="of:=INT(2048+2047*SIN([.B4056]))" office:value-type="float" office:value="1916" calcext:value-type="float">
            <text:p>1916</text:p>
          </table:table-cell>
          <table:table-cell table:formula="of:=INT(2048+2047*COS([.B4056]))"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4055" calcext:value-type="float">
            <text:p>4055</text:p>
          </table:table-cell>
          <table:table-cell table:formula="of:=[.A4057]*2*PI()/4096" office:value-type="float" office:value="6.22029209487627" calcext:value-type="float">
            <text:p>6.22029209487627</text:p>
          </table:table-cell>
          <table:table-cell table:formula="of:=INT(2048+2047*SIN([.B4057]))" office:value-type="float" office:value="1919" calcext:value-type="float">
            <text:p>1919</text:p>
          </table:table-cell>
          <table:table-cell table:formula="of:=INT(2048+2047*COS([.B4057]))" office:value-type="float" office:value="4090" calcext:value-type="float">
            <text:p>4090</text:p>
          </table:table-cell>
          <table:table-cell/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[.A4058]*2*PI()/4096" office:value-type="float" office:value="6.22182607566416" calcext:value-type="float">
            <text:p>6.22182607566416</text:p>
          </table:table-cell>
          <table:table-cell table:formula="of:=INT(2048+2047*SIN([.B4058]))" office:value-type="float" office:value="1922" calcext:value-type="float">
            <text:p>1922</text:p>
          </table:table-cell>
          <table:table-cell table:formula="of:=INT(2048+2047*COS([.B4058]))"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4057" calcext:value-type="float">
            <text:p>4057</text:p>
          </table:table-cell>
          <table:table-cell table:formula="of:=[.A4059]*2*PI()/4096" office:value-type="float" office:value="6.22336005645205" calcext:value-type="float">
            <text:p>6.22336005645205</text:p>
          </table:table-cell>
          <table:table-cell table:formula="of:=INT(2048+2047*SIN([.B4059]))" office:value-type="float" office:value="1925" calcext:value-type="float">
            <text:p>1925</text:p>
          </table:table-cell>
          <table:table-cell table:formula="of:=INT(2048+2047*COS([.B4059]))"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4058" calcext:value-type="float">
            <text:p>4058</text:p>
          </table:table-cell>
          <table:table-cell table:formula="of:=[.A4060]*2*PI()/4096" office:value-type="float" office:value="6.22489403723993" calcext:value-type="float">
            <text:p>6.22489403723993</text:p>
          </table:table-cell>
          <table:table-cell table:formula="of:=INT(2048+2047*SIN([.B4060]))" office:value-type="float" office:value="1928" calcext:value-type="float">
            <text:p>1928</text:p>
          </table:table-cell>
          <table:table-cell table:formula="of:=INT(2048+2047*COS([.B4060]))"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4059" calcext:value-type="float">
            <text:p>4059</text:p>
          </table:table-cell>
          <table:table-cell table:formula="of:=[.A4061]*2*PI()/4096" office:value-type="float" office:value="6.22642801802782" calcext:value-type="float">
            <text:p>6.22642801802782</text:p>
          </table:table-cell>
          <table:table-cell table:formula="of:=INT(2048+2047*SIN([.B4061]))" office:value-type="float" office:value="1931" calcext:value-type="float">
            <text:p>1931</text:p>
          </table:table-cell>
          <table:table-cell table:formula="of:=INT(2048+2047*COS([.B4061]))"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4060" calcext:value-type="float">
            <text:p>4060</text:p>
          </table:table-cell>
          <table:table-cell table:formula="of:=[.A4062]*2*PI()/4096" office:value-type="float" office:value="6.2279619988157" calcext:value-type="float">
            <text:p>6.2279619988157</text:p>
          </table:table-cell>
          <table:table-cell table:formula="of:=INT(2048+2047*SIN([.B4062]))" office:value-type="float" office:value="1935" calcext:value-type="float">
            <text:p>1935</text:p>
          </table:table-cell>
          <table:table-cell table:formula="of:=INT(2048+2047*COS([.B4062]))"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float" office:value="4061" calcext:value-type="float">
            <text:p>4061</text:p>
          </table:table-cell>
          <table:table-cell table:formula="of:=[.A4063]*2*PI()/4096" office:value-type="float" office:value="6.22949597960359" calcext:value-type="float">
            <text:p>6.22949597960359</text:p>
          </table:table-cell>
          <table:table-cell table:formula="of:=INT(2048+2047*SIN([.B4063]))" office:value-type="float" office:value="1938" calcext:value-type="float">
            <text:p>1938</text:p>
          </table:table-cell>
          <table:table-cell table:formula="of:=INT(2048+2047*COS([.B4063]))"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4062" calcext:value-type="float">
            <text:p>4062</text:p>
          </table:table-cell>
          <table:table-cell table:formula="of:=[.A4064]*2*PI()/4096" office:value-type="float" office:value="6.23102996039147" calcext:value-type="float">
            <text:p>6.23102996039147</text:p>
          </table:table-cell>
          <table:table-cell table:formula="of:=INT(2048+2047*SIN([.B4064]))" office:value-type="float" office:value="1941" calcext:value-type="float">
            <text:p>1941</text:p>
          </table:table-cell>
          <table:table-cell table:formula="of:=INT(2048+2047*COS([.B4064]))"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4063" calcext:value-type="float">
            <text:p>4063</text:p>
          </table:table-cell>
          <table:table-cell table:formula="of:=[.A4065]*2*PI()/4096" office:value-type="float" office:value="6.23256394117936" calcext:value-type="float">
            <text:p>6.23256394117936</text:p>
          </table:table-cell>
          <table:table-cell table:formula="of:=INT(2048+2047*SIN([.B4065]))" office:value-type="float" office:value="1944" calcext:value-type="float">
            <text:p>1944</text:p>
          </table:table-cell>
          <table:table-cell table:formula="of:=INT(2048+2047*COS([.B4065]))"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4064" calcext:value-type="float">
            <text:p>4064</text:p>
          </table:table-cell>
          <table:table-cell table:formula="of:=[.A4066]*2*PI()/4096" office:value-type="float" office:value="6.23409792196725" calcext:value-type="float">
            <text:p>6.23409792196725</text:p>
          </table:table-cell>
          <table:table-cell table:formula="of:=INT(2048+2047*SIN([.B4066]))" office:value-type="float" office:value="1947" calcext:value-type="float">
            <text:p>1947</text:p>
          </table:table-cell>
          <table:table-cell table:formula="of:=INT(2048+2047*COS([.B4066]))"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4065" calcext:value-type="float">
            <text:p>4065</text:p>
          </table:table-cell>
          <table:table-cell table:formula="of:=[.A4067]*2*PI()/4096" office:value-type="float" office:value="6.23563190275513" calcext:value-type="float">
            <text:p>6.23563190275513</text:p>
          </table:table-cell>
          <table:table-cell table:formula="of:=INT(2048+2047*SIN([.B4067]))" office:value-type="float" office:value="1950" calcext:value-type="float">
            <text:p>1950</text:p>
          </table:table-cell>
          <table:table-cell table:formula="of:=INT(2048+2047*COS([.B4067]))"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4066" calcext:value-type="float">
            <text:p>4066</text:p>
          </table:table-cell>
          <table:table-cell table:formula="of:=[.A4068]*2*PI()/4096" office:value-type="float" office:value="6.23716588354302" calcext:value-type="float">
            <text:p>6.23716588354302</text:p>
          </table:table-cell>
          <table:table-cell table:formula="of:=INT(2048+2047*SIN([.B4068]))" office:value-type="float" office:value="1953" calcext:value-type="float">
            <text:p>1953</text:p>
          </table:table-cell>
          <table:table-cell table:formula="of:=INT(2048+2047*COS([.B4068]))"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4067" calcext:value-type="float">
            <text:p>4067</text:p>
          </table:table-cell>
          <table:table-cell table:formula="of:=[.A4069]*2*PI()/4096" office:value-type="float" office:value="6.2386998643309" calcext:value-type="float">
            <text:p>6.2386998643309</text:p>
          </table:table-cell>
          <table:table-cell table:formula="of:=INT(2048+2047*SIN([.B4069]))" office:value-type="float" office:value="1956" calcext:value-type="float">
            <text:p>1956</text:p>
          </table:table-cell>
          <table:table-cell table:formula="of:=INT(2048+2047*COS([.B4069]))"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4068" calcext:value-type="float">
            <text:p>4068</text:p>
          </table:table-cell>
          <table:table-cell table:formula="of:=[.A4070]*2*PI()/4096" office:value-type="float" office:value="6.24023384511879" calcext:value-type="float">
            <text:p>6.24023384511879</text:p>
          </table:table-cell>
          <table:table-cell table:formula="of:=INT(2048+2047*SIN([.B4070]))" office:value-type="float" office:value="1960" calcext:value-type="float">
            <text:p>1960</text:p>
          </table:table-cell>
          <table:table-cell table:formula="of:=INT(2048+2047*COS([.B4070]))"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4069" calcext:value-type="float">
            <text:p>4069</text:p>
          </table:table-cell>
          <table:table-cell table:formula="of:=[.A4071]*2*PI()/4096" office:value-type="float" office:value="6.24176782590667" calcext:value-type="float">
            <text:p>6.24176782590667</text:p>
          </table:table-cell>
          <table:table-cell table:formula="of:=INT(2048+2047*SIN([.B4071]))" office:value-type="float" office:value="1963" calcext:value-type="float">
            <text:p>1963</text:p>
          </table:table-cell>
          <table:table-cell table:formula="of:=INT(2048+2047*COS([.B4071]))"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4070" calcext:value-type="float">
            <text:p>4070</text:p>
          </table:table-cell>
          <table:table-cell table:formula="of:=[.A4072]*2*PI()/4096" office:value-type="float" office:value="6.24330180669456" calcext:value-type="float">
            <text:p>6.24330180669456</text:p>
          </table:table-cell>
          <table:table-cell table:formula="of:=INT(2048+2047*SIN([.B4072]))" office:value-type="float" office:value="1966" calcext:value-type="float">
            <text:p>1966</text:p>
          </table:table-cell>
          <table:table-cell table:formula="of:=INT(2048+2047*COS([.B4072]))"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4071" calcext:value-type="float">
            <text:p>4071</text:p>
          </table:table-cell>
          <table:table-cell table:formula="of:=[.A4073]*2*PI()/4096" office:value-type="float" office:value="6.24483578748245" calcext:value-type="float">
            <text:p>6.24483578748245</text:p>
          </table:table-cell>
          <table:table-cell table:formula="of:=INT(2048+2047*SIN([.B4073]))" office:value-type="float" office:value="1969" calcext:value-type="float">
            <text:p>1969</text:p>
          </table:table-cell>
          <table:table-cell table:formula="of:=INT(2048+2047*COS([.B4073]))"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4072" calcext:value-type="float">
            <text:p>4072</text:p>
          </table:table-cell>
          <table:table-cell table:formula="of:=[.A4074]*2*PI()/4096" office:value-type="float" office:value="6.24636976827033" calcext:value-type="float">
            <text:p>6.24636976827033</text:p>
          </table:table-cell>
          <table:table-cell table:formula="of:=INT(2048+2047*SIN([.B4074]))" office:value-type="float" office:value="1972" calcext:value-type="float">
            <text:p>1972</text:p>
          </table:table-cell>
          <table:table-cell table:formula="of:=INT(2048+2047*COS([.B4074]))"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[.A4075]*2*PI()/4096" office:value-type="float" office:value="6.24790374905822" calcext:value-type="float">
            <text:p>6.24790374905822</text:p>
          </table:table-cell>
          <table:table-cell table:formula="of:=INT(2048+2047*SIN([.B4075]))" office:value-type="float" office:value="1975" calcext:value-type="float">
            <text:p>1975</text:p>
          </table:table-cell>
          <table:table-cell table:formula="of:=INT(2048+2047*COS([.B4075]))"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4074" calcext:value-type="float">
            <text:p>4074</text:p>
          </table:table-cell>
          <table:table-cell table:formula="of:=[.A4076]*2*PI()/4096" office:value-type="float" office:value="6.2494377298461" calcext:value-type="float">
            <text:p>6.2494377298461</text:p>
          </table:table-cell>
          <table:table-cell table:formula="of:=INT(2048+2047*SIN([.B4076]))" office:value-type="float" office:value="1978" calcext:value-type="float">
            <text:p>1978</text:p>
          </table:table-cell>
          <table:table-cell table:formula="of:=INT(2048+2047*COS([.B4076]))"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4075" calcext:value-type="float">
            <text:p>4075</text:p>
          </table:table-cell>
          <table:table-cell table:formula="of:=[.A4077]*2*PI()/4096" office:value-type="float" office:value="6.25097171063399" calcext:value-type="float">
            <text:p>6.25097171063399</text:p>
          </table:table-cell>
          <table:table-cell table:formula="of:=INT(2048+2047*SIN([.B4077]))" office:value-type="float" office:value="1982" calcext:value-type="float">
            <text:p>1982</text:p>
          </table:table-cell>
          <table:table-cell table:formula="of:=INT(2048+2047*COS([.B4077]))" office:value-type="float" office:value="4093" calcext:value-type="float">
            <text:p>4093</text:p>
          </table:table-cell>
          <table:table-cell/>
        </table:table-row>
        <table:table-row table:style-name="ro1">
          <table:table-cell office:value-type="float" office:value="4076" calcext:value-type="float">
            <text:p>4076</text:p>
          </table:table-cell>
          <table:table-cell table:formula="of:=[.A4078]*2*PI()/4096" office:value-type="float" office:value="6.25250569142187" calcext:value-type="float">
            <text:p>6.25250569142187</text:p>
          </table:table-cell>
          <table:table-cell table:formula="of:=INT(2048+2047*SIN([.B4078]))" office:value-type="float" office:value="1985" calcext:value-type="float">
            <text:p>1985</text:p>
          </table:table-cell>
          <table:table-cell table:formula="of:=INT(2048+2047*COS([.B4078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77" calcext:value-type="float">
            <text:p>4077</text:p>
          </table:table-cell>
          <table:table-cell table:formula="of:=[.A4079]*2*PI()/4096" office:value-type="float" office:value="6.25403967220976" calcext:value-type="float">
            <text:p>6.25403967220976</text:p>
          </table:table-cell>
          <table:table-cell table:formula="of:=INT(2048+2047*SIN([.B4079]))" office:value-type="float" office:value="1988" calcext:value-type="float">
            <text:p>1988</text:p>
          </table:table-cell>
          <table:table-cell table:formula="of:=INT(2048+2047*COS([.B4079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78" calcext:value-type="float">
            <text:p>4078</text:p>
          </table:table-cell>
          <table:table-cell table:formula="of:=[.A4080]*2*PI()/4096" office:value-type="float" office:value="6.25557365299764" calcext:value-type="float">
            <text:p>6.25557365299764</text:p>
          </table:table-cell>
          <table:table-cell table:formula="of:=INT(2048+2047*SIN([.B4080]))" office:value-type="float" office:value="1991" calcext:value-type="float">
            <text:p>1991</text:p>
          </table:table-cell>
          <table:table-cell table:formula="of:=INT(2048+2047*COS([.B4080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79" calcext:value-type="float">
            <text:p>4079</text:p>
          </table:table-cell>
          <table:table-cell table:formula="of:=[.A4081]*2*PI()/4096" office:value-type="float" office:value="6.25710763378553" calcext:value-type="float">
            <text:p>6.25710763378553</text:p>
          </table:table-cell>
          <table:table-cell table:formula="of:=INT(2048+2047*SIN([.B4081]))" office:value-type="float" office:value="1994" calcext:value-type="float">
            <text:p>1994</text:p>
          </table:table-cell>
          <table:table-cell table:formula="of:=INT(2048+2047*COS([.B4081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80" calcext:value-type="float">
            <text:p>4080</text:p>
          </table:table-cell>
          <table:table-cell table:formula="of:=[.A4082]*2*PI()/4096" office:value-type="float" office:value="6.25864161457342" calcext:value-type="float">
            <text:p>6.25864161457342</text:p>
          </table:table-cell>
          <table:table-cell table:formula="of:=INT(2048+2047*SIN([.B4082]))" office:value-type="float" office:value="1997" calcext:value-type="float">
            <text:p>1997</text:p>
          </table:table-cell>
          <table:table-cell table:formula="of:=INT(2048+2047*COS([.B4082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81" calcext:value-type="float">
            <text:p>4081</text:p>
          </table:table-cell>
          <table:table-cell table:formula="of:=[.A4083]*2*PI()/4096" office:value-type="float" office:value="6.2601755953613" calcext:value-type="float">
            <text:p>6.2601755953613</text:p>
          </table:table-cell>
          <table:table-cell table:formula="of:=INT(2048+2047*SIN([.B4083]))" office:value-type="float" office:value="2000" calcext:value-type="float">
            <text:p>2000</text:p>
          </table:table-cell>
          <table:table-cell table:formula="of:=INT(2048+2047*COS([.B4083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82" calcext:value-type="float">
            <text:p>4082</text:p>
          </table:table-cell>
          <table:table-cell table:formula="of:=[.A4084]*2*PI()/4096" office:value-type="float" office:value="6.26170957614919" calcext:value-type="float">
            <text:p>6.26170957614919</text:p>
          </table:table-cell>
          <table:table-cell table:formula="of:=INT(2048+2047*SIN([.B4084]))" office:value-type="float" office:value="2004" calcext:value-type="float">
            <text:p>2004</text:p>
          </table:table-cell>
          <table:table-cell table:formula="of:=INT(2048+2047*COS([.B4084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83" calcext:value-type="float">
            <text:p>4083</text:p>
          </table:table-cell>
          <table:table-cell table:formula="of:=[.A4085]*2*PI()/4096" office:value-type="float" office:value="6.26324355693707" calcext:value-type="float">
            <text:p>6.26324355693707</text:p>
          </table:table-cell>
          <table:table-cell table:formula="of:=INT(2048+2047*SIN([.B4085]))" office:value-type="float" office:value="2007" calcext:value-type="float">
            <text:p>2007</text:p>
          </table:table-cell>
          <table:table-cell table:formula="of:=INT(2048+2047*COS([.B4085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84" calcext:value-type="float">
            <text:p>4084</text:p>
          </table:table-cell>
          <table:table-cell table:formula="of:=[.A4086]*2*PI()/4096" office:value-type="float" office:value="6.26477753772496" calcext:value-type="float">
            <text:p>6.26477753772496</text:p>
          </table:table-cell>
          <table:table-cell table:formula="of:=INT(2048+2047*SIN([.B4086]))" office:value-type="float" office:value="2010" calcext:value-type="float">
            <text:p>2010</text:p>
          </table:table-cell>
          <table:table-cell table:formula="of:=INT(2048+2047*COS([.B4086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85" calcext:value-type="float">
            <text:p>4085</text:p>
          </table:table-cell>
          <table:table-cell table:formula="of:=[.A4087]*2*PI()/4096" office:value-type="float" office:value="6.26631151851284" calcext:value-type="float">
            <text:p>6.26631151851284</text:p>
          </table:table-cell>
          <table:table-cell table:formula="of:=INT(2048+2047*SIN([.B4087]))" office:value-type="float" office:value="2013" calcext:value-type="float">
            <text:p>2013</text:p>
          </table:table-cell>
          <table:table-cell table:formula="of:=INT(2048+2047*COS([.B4087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86" calcext:value-type="float">
            <text:p>4086</text:p>
          </table:table-cell>
          <table:table-cell table:formula="of:=[.A4088]*2*PI()/4096" office:value-type="float" office:value="6.26784549930073" calcext:value-type="float">
            <text:p>6.26784549930073</text:p>
          </table:table-cell>
          <table:table-cell table:formula="of:=INT(2048+2047*SIN([.B4088]))" office:value-type="float" office:value="2016" calcext:value-type="float">
            <text:p>2016</text:p>
          </table:table-cell>
          <table:table-cell table:formula="of:=INT(2048+2047*COS([.B4088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87" calcext:value-type="float">
            <text:p>4087</text:p>
          </table:table-cell>
          <table:table-cell table:formula="of:=[.A4089]*2*PI()/4096" office:value-type="float" office:value="6.26937948008862" calcext:value-type="float">
            <text:p>6.26937948008862</text:p>
          </table:table-cell>
          <table:table-cell table:formula="of:=INT(2048+2047*SIN([.B4089]))" office:value-type="float" office:value="2019" calcext:value-type="float">
            <text:p>2019</text:p>
          </table:table-cell>
          <table:table-cell table:formula="of:=INT(2048+2047*COS([.B4089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88" calcext:value-type="float">
            <text:p>4088</text:p>
          </table:table-cell>
          <table:table-cell table:formula="of:=[.A4090]*2*PI()/4096" office:value-type="float" office:value="6.2709134608765" calcext:value-type="float">
            <text:p>6.2709134608765</text:p>
          </table:table-cell>
          <table:table-cell table:formula="of:=INT(2048+2047*SIN([.B4090]))" office:value-type="float" office:value="2022" calcext:value-type="float">
            <text:p>2022</text:p>
          </table:table-cell>
          <table:table-cell table:formula="of:=INT(2048+2047*COS([.B4090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89" calcext:value-type="float">
            <text:p>4089</text:p>
          </table:table-cell>
          <table:table-cell table:formula="of:=[.A4091]*2*PI()/4096" office:value-type="float" office:value="6.27244744166439" calcext:value-type="float">
            <text:p>6.27244744166439</text:p>
          </table:table-cell>
          <table:table-cell table:formula="of:=INT(2048+2047*SIN([.B4091]))" office:value-type="float" office:value="2026" calcext:value-type="float">
            <text:p>2026</text:p>
          </table:table-cell>
          <table:table-cell table:formula="of:=INT(2048+2047*COS([.B4091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90" calcext:value-type="float">
            <text:p>4090</text:p>
          </table:table-cell>
          <table:table-cell table:formula="of:=[.A4092]*2*PI()/4096" office:value-type="float" office:value="6.27398142245227" calcext:value-type="float">
            <text:p>6.27398142245227</text:p>
          </table:table-cell>
          <table:table-cell table:formula="of:=INT(2048+2047*SIN([.B4092]))" office:value-type="float" office:value="2029" calcext:value-type="float">
            <text:p>2029</text:p>
          </table:table-cell>
          <table:table-cell table:formula="of:=INT(2048+2047*COS([.B4092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91" calcext:value-type="float">
            <text:p>4091</text:p>
          </table:table-cell>
          <table:table-cell table:formula="of:=[.A4093]*2*PI()/4096" office:value-type="float" office:value="6.27551540324016" calcext:value-type="float">
            <text:p>6.27551540324016</text:p>
          </table:table-cell>
          <table:table-cell table:formula="of:=INT(2048+2047*SIN([.B4093]))" office:value-type="float" office:value="2032" calcext:value-type="float">
            <text:p>2032</text:p>
          </table:table-cell>
          <table:table-cell table:formula="of:=INT(2048+2047*COS([.B4093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92" calcext:value-type="float">
            <text:p>4092</text:p>
          </table:table-cell>
          <table:table-cell table:formula="of:=[.A4094]*2*PI()/4096" office:value-type="float" office:value="6.27704938402804" calcext:value-type="float">
            <text:p>6.27704938402804</text:p>
          </table:table-cell>
          <table:table-cell table:formula="of:=INT(2048+2047*SIN([.B4094]))" office:value-type="float" office:value="2035" calcext:value-type="float">
            <text:p>2035</text:p>
          </table:table-cell>
          <table:table-cell table:formula="of:=INT(2048+2047*COS([.B4094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93" calcext:value-type="float">
            <text:p>4093</text:p>
          </table:table-cell>
          <table:table-cell table:formula="of:=[.A4095]*2*PI()/4096" office:value-type="float" office:value="6.27858336481593" calcext:value-type="float">
            <text:p>6.27858336481593</text:p>
          </table:table-cell>
          <table:table-cell table:formula="of:=INT(2048+2047*SIN([.B4095]))" office:value-type="float" office:value="2038" calcext:value-type="float">
            <text:p>2038</text:p>
          </table:table-cell>
          <table:table-cell table:formula="of:=INT(2048+2047*COS([.B4095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94" calcext:value-type="float">
            <text:p>4094</text:p>
          </table:table-cell>
          <table:table-cell table:formula="of:=[.A4096]*2*PI()/4096" office:value-type="float" office:value="6.28011734560381" calcext:value-type="float">
            <text:p>6.28011734560381</text:p>
          </table:table-cell>
          <table:table-cell table:formula="of:=INT(2048+2047*SIN([.B4096]))" office:value-type="float" office:value="2041" calcext:value-type="float">
            <text:p>2041</text:p>
          </table:table-cell>
          <table:table-cell table:formula="of:=INT(2048+2047*COS([.B4096]))" office:value-type="float" office:value="4094" calcext:value-type="float">
            <text:p>4094</text:p>
          </table:table-cell>
          <table:table-cell/>
        </table:table-row>
        <table:table-row table:style-name="ro1">
          <table:table-cell office:value-type="float" office:value="4095" calcext:value-type="float">
            <text:p>4095</text:p>
          </table:table-cell>
          <table:table-cell table:formula="of:=[.A4097]*2*PI()/4096" office:value-type="float" office:value="6.2816513263917" calcext:value-type="float">
            <text:p>6.2816513263917</text:p>
          </table:table-cell>
          <table:table-cell table:formula="of:=INT(2048+2047*SIN([.B4097]))" office:value-type="float" office:value="2044" calcext:value-type="float">
            <text:p>2044</text:p>
          </table:table-cell>
          <table:table-cell table:formula="of:=INT(2048+2047*COS([.B4097]))" office:value-type="float" office:value="4094" calcext:value-type="float">
            <text:p>4094</text:p>
          </table:table-cell>
          <table:table-cell/>
        </table:table-row>
      </table:table>
      <table:named-expressions>
        <table:named-range table:name="CosTab" table:base-cell-address="$Trig.$D$2" table:cell-range-address="$Trig.$D$2:.$D$4097"/>
        <table:named-range table:name="SinTab" table:base-cell-address="$Trig.$C$2" table:cell-range-address="$Trig.$C$2:.$C$409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1:23:34.995991382</meta:creation-date>
    <dc:date>2017-11-29T12:14:14.361344934</dc:date>
    <meta:editing-duration>PT9M32S</meta:editing-duration>
    <meta:editing-cycles>4</meta:editing-cycles>
    <meta:generator>LibreOffice/5.4.1.2$Linux_X86_64 LibreOffice_project/40m0$Build-2</meta:generator>
    <meta:document-statistic meta:table-count="1" meta:cell-count="16388" meta:object-count="1"/>
  </office:meta>
</office:document-meta>
</file>

<file path=Basic/Standard/GenTables.xml><?xml version="1.0" encoding="utf-8"?>
<!DOCTYPE module  PUBLIC '-//OpenOffice.org//DTD OfficeDocument 1.0//EN'  'module.dtd'>
<script:module xmlns:script="http://openoffice.org/2000/script" script:name="GenTables" script:language="StarBasic" script:moduleType="normal">REM  *****  BASIC  *****

Sub GenTables
	Dim sintab as object, costab as object, my_doc as object, my_sheets as object, trig_sheet as object
	
	my_doc = ThisComponent
	my_sheets = my_doc.Sheets
	trig_sheet = my_sheets("Trig")
	sintab = trig_sheet.getCellRangeByName("SinTab")
	costab = trig_sheet.getCellRangeByName("CosTab")

End Sub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Tabl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